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85mm"/>
    </style:style>
    <style:style style:name="co2" style:family="table-column">
      <style:table-column-properties fo:break-before="auto" style:column-width="9.88mm"/>
    </style:style>
    <style:style style:name="co3" style:family="table-column">
      <style:table-column-properties fo:break-before="auto" style:column-width="24.04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34.6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9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10" style:family="table-cell" style:parent-style-name="Pivot_20_Table_20_Value">
      <style:table-cell-properties fo:border-bottom="none" fo:border-left="0.99pt solid #000000" fo:border-right="none" fo:border-top="none"/>
    </style:style>
    <style:style style:name="ce11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2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3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 style:data-style-name="N10"/>
    <style:style style:name="ce16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7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8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9" style:family="table-cell" style:parent-style-name="Pivot_20_Table_20_Value" style:data-style-name="N0"/>
    <style:style style:name="ce20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21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22" style:family="table-cell" style:parent-style-name="Pivot_20_Table_20_Value">
      <style:table-cell-properties fo:border-bottom="none" fo:border-left="none" fo:border-right="none" fo:border-top="0.99pt solid #000000"/>
    </style:style>
    <style:style style:name="ce23" style:family="table-cell" style:parent-style-name="Default" style:data-style-name="N0">
      <style:text-properties fo:font-weight="bold" style:font-weight-asian="bold" style:font-weight-complex="bold"/>
    </style:style>
    <style:style style:name="ce24" style:family="table-cell" style:parent-style-name="Pivot_20_Table_20_Value">
      <style:table-cell-properties fo:border-bottom="0.99pt solid #000000" fo:border-left="none" fo:border-right="none" fo:border-top="none"/>
    </style:style>
    <style:style style:name="ce25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26" style:family="table-cell" style:parent-style-name="Pivot_20_Table_20_Value">
      <style:table-cell-properties fo:border-bottom="none" fo:border-left="none" fo:border-right="0.99pt solid #000000" fo:border-top="none"/>
    </style:style>
    <style:style style:name="ce27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28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29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30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31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32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33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34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35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t-weights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UNU_Key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Exp_kg</text:p>
          </table:table-cell>
          <table:table-cell office:value-type="string" calcext:value-type="string">
            <text:p>Exp_sup</text:p>
          </table:table-cell>
          <table:table-cell office:value-type="string" calcext:value-type="string">
            <text:p>Imp_kg</text:p>
          </table:table-cell>
          <table:table-cell office:value-type="string" calcext:value-type="string">
            <text:p>Imp_sup</text:p>
          </table:table-cell>
          <table:table-cell office:value-type="string" calcext:value-type="string">
            <text:p>Avg</text:p>
          </table:table-cell>
        </table:table-row>
        <table:table-row table:style-name="ro1">
          <table:table-cell office:value-type="string" calcext:value-type="string">
            <text:p>0101</text:p>
          </table:table-cell>
          <table:table-cell office:value-type="float" office:value="2012" calcext:value-type="float">
            <text:p>2012</text:p>
          </table:table-cell>
          <table:table-cell office:value-type="float" office:value="17641502" calcext:value-type="float">
            <text:p>17641502</text:p>
          </table:table-cell>
          <table:table-cell office:value-type="float" office:value="272187" calcext:value-type="float">
            <text:p>272187</text:p>
          </table:table-cell>
          <table:table-cell office:value-type="float" office:value="14361073" calcext:value-type="float">
            <text:p>14361073</text:p>
          </table:table-cell>
          <table:table-cell office:value-type="float" office:value="512613" calcext:value-type="float">
            <text:p>512613</text:p>
          </table:table-cell>
          <table:table-cell office:value-type="float" office:value="40.778000764526" calcext:value-type="float">
            <text:p>40,778000764526</text:p>
          </table:table-cell>
        </table:table-row>
        <table:table-row table:style-name="ro1">
          <table:table-cell office:value-type="string" calcext:value-type="string">
            <text:p>0101</text:p>
          </table:table-cell>
          <table:table-cell office:value-type="float" office:value="2013" calcext:value-type="float">
            <text:p>2013</text:p>
          </table:table-cell>
          <table:table-cell office:value-type="float" office:value="19835847" calcext:value-type="float">
            <text:p>19835847</text:p>
          </table:table-cell>
          <table:table-cell office:value-type="float" office:value="319500" calcext:value-type="float">
            <text:p>319500</text:p>
          </table:table-cell>
          <table:table-cell office:value-type="float" office:value="16145199" calcext:value-type="float">
            <text:p>16145199</text:p>
          </table:table-cell>
          <table:table-cell office:value-type="float" office:value="408169" calcext:value-type="float">
            <text:p>408169</text:p>
          </table:table-cell>
          <table:table-cell office:value-type="float" office:value="49.4469958181536" calcext:value-type="float">
            <text:p>49,4469958181536</text:p>
          </table:table-cell>
        </table:table-row>
        <table:table-row table:style-name="ro1">
          <table:table-cell office:value-type="string" calcext:value-type="string">
            <text:p>0101</text:p>
          </table:table-cell>
          <table:table-cell office:value-type="float" office:value="2014" calcext:value-type="float">
            <text:p>2014</text:p>
          </table:table-cell>
          <table:table-cell office:value-type="float" office:value="21124826" calcext:value-type="float">
            <text:p>21124826</text:p>
          </table:table-cell>
          <table:table-cell office:value-type="float" office:value="390084" calcext:value-type="float">
            <text:p>390084</text:p>
          </table:table-cell>
          <table:table-cell office:value-type="float" office:value="16998716" calcext:value-type="float">
            <text:p>16998716</text:p>
          </table:table-cell>
          <table:table-cell office:value-type="float" office:value="405288" calcext:value-type="float">
            <text:p>405288</text:p>
          </table:table-cell>
          <table:table-cell office:value-type="float" office:value="47.9317124565612" calcext:value-type="float">
            <text:p>47,9317124565612</text:p>
          </table:table-cell>
        </table:table-row>
        <table:table-row table:style-name="ro1">
          <table:table-cell office:value-type="string" calcext:value-type="string">
            <text:p>0101</text:p>
          </table:table-cell>
          <table:table-cell office:value-type="float" office:value="2015" calcext:value-type="float">
            <text:p>2015</text:p>
          </table:table-cell>
          <table:table-cell office:value-type="float" office:value="26514769" calcext:value-type="float">
            <text:p>26514769</text:p>
          </table:table-cell>
          <table:table-cell office:value-type="float" office:value="620673" calcext:value-type="float">
            <text:p>620673</text:p>
          </table:table-cell>
          <table:table-cell office:value-type="float" office:value="13022860" calcext:value-type="float">
            <text:p>13022860</text:p>
          </table:table-cell>
          <table:table-cell office:value-type="float" office:value="718011" calcext:value-type="float">
            <text:p>718011</text:p>
          </table:table-cell>
          <table:table-cell office:value-type="float" office:value="29.5346990029014" calcext:value-type="float">
            <text:p>29,5346990029014</text:p>
          </table:table-cell>
        </table:table-row>
        <table:table-row table:style-name="ro1">
          <table:table-cell office:value-type="string" calcext:value-type="string">
            <text:p>0101</text:p>
          </table:table-cell>
          <table:table-cell office:value-type="float" office:value="2016" calcext:value-type="float">
            <text:p>2016</text:p>
          </table:table-cell>
          <table:table-cell office:value-type="float" office:value="22225277" calcext:value-type="float">
            <text:p>22225277</text:p>
          </table:table-cell>
          <table:table-cell office:value-type="float" office:value="374212" calcext:value-type="float">
            <text:p>374212</text:p>
          </table:table-cell>
          <table:table-cell office:value-type="float" office:value="11016016" calcext:value-type="float">
            <text:p>11016016</text:p>
          </table:table-cell>
          <table:table-cell office:value-type="float" office:value="402903" calcext:value-type="float">
            <text:p>402903</text:p>
          </table:table-cell>
          <table:table-cell office:value-type="float" office:value="42.7752559145043" calcext:value-type="float">
            <text:p>42,7752559145043</text:p>
          </table:table-cell>
        </table:table-row>
        <table:table-row table:style-name="ro1">
          <table:table-cell office:value-type="string" calcext:value-type="string">
            <text:p>0101</text:p>
          </table:table-cell>
          <table:table-cell office:value-type="float" office:value="2017" calcext:value-type="float">
            <text:p>2017</text:p>
          </table:table-cell>
          <table:table-cell office:value-type="float" office:value="25926278" calcext:value-type="float">
            <text:p>25926278</text:p>
          </table:table-cell>
          <table:table-cell office:value-type="float" office:value="583450" calcext:value-type="float">
            <text:p>583450</text:p>
          </table:table-cell>
          <table:table-cell office:value-type="float" office:value="17344435" calcext:value-type="float">
            <text:p>17344435</text:p>
          </table:table-cell>
          <table:table-cell office:value-type="float" office:value="511683" calcext:value-type="float">
            <text:p>511683</text:p>
          </table:table-cell>
          <table:table-cell office:value-type="float" office:value="39.5118337224794" calcext:value-type="float">
            <text:p>39,5118337224794</text:p>
          </table:table-cell>
        </table:table-row>
        <table:table-row table:style-name="ro1">
          <table:table-cell office:value-type="string" calcext:value-type="string">
            <text:p>0101</text:p>
          </table:table-cell>
          <table:table-cell office:value-type="float" office:value="2018" calcext:value-type="float">
            <text:p>2018</text:p>
          </table:table-cell>
          <table:table-cell office:value-type="float" office:value="30085289" calcext:value-type="float">
            <text:p>30085289</text:p>
          </table:table-cell>
          <table:table-cell office:value-type="float" office:value="626783" calcext:value-type="float">
            <text:p>626783</text:p>
          </table:table-cell>
          <table:table-cell office:value-type="float" office:value="37148654" calcext:value-type="float">
            <text:p>37148654</text:p>
          </table:table-cell>
          <table:table-cell office:value-type="float" office:value="1139689" calcext:value-type="float">
            <text:p>1139689</text:p>
          </table:table-cell>
          <table:table-cell office:value-type="float" office:value="38.0611427749775" calcext:value-type="float">
            <text:p>38,0611427749775</text:p>
          </table:table-cell>
        </table:table-row>
        <table:table-row table:style-name="ro1">
          <table:table-cell office:value-type="string" calcext:value-type="string">
            <text:p>0102</text:p>
          </table:table-cell>
          <table:table-cell office:value-type="float" office:value="1993" calcext:value-type="float">
            <text:p>1993</text:p>
          </table:table-cell>
          <table:table-cell office:value-type="float" office:value="121330600" calcext:value-type="float">
            <text:p>121330600</text:p>
          </table:table-cell>
          <table:table-cell office:value-type="float" office:value="2382730" calcext:value-type="float">
            <text:p>2382730</text:p>
          </table:table-cell>
          <table:table-cell office:value-type="float" office:value="87165600" calcext:value-type="float">
            <text:p>87165600</text:p>
          </table:table-cell>
          <table:table-cell office:value-type="float" office:value="1821516" calcext:value-type="float">
            <text:p>1821516</text:p>
          </table:table-cell>
          <table:table-cell office:value-type="float" office:value="49.5918174150609" calcext:value-type="float">
            <text:p>49,5918174150609</text:p>
          </table:table-cell>
        </table:table-row>
        <table:table-row table:style-name="ro1">
          <table:table-cell office:value-type="string" calcext:value-type="string">
            <text:p>0102</text:p>
          </table:table-cell>
          <table:table-cell office:value-type="float" office:value="1994" calcext:value-type="float">
            <text:p>1994</text:p>
          </table:table-cell>
          <table:table-cell office:value-type="float" office:value="144478000" calcext:value-type="float">
            <text:p>144478000</text:p>
          </table:table-cell>
          <table:table-cell office:value-type="float" office:value="3112428" calcext:value-type="float">
            <text:p>3112428</text:p>
          </table:table-cell>
          <table:table-cell office:value-type="float" office:value="104547300" calcext:value-type="float">
            <text:p>104547300</text:p>
          </table:table-cell>
          <table:table-cell office:value-type="float" office:value="2137894" calcext:value-type="float">
            <text:p>2137894</text:p>
          </table:table-cell>
          <table:table-cell office:value-type="float" office:value="47.4304814066642" calcext:value-type="float">
            <text:p>47,4304814066642</text:p>
          </table:table-cell>
        </table:table-row>
        <table:table-row table:style-name="ro1">
          <table:table-cell office:value-type="string" calcext:value-type="string">
            <text:p>0102</text:p>
          </table:table-cell>
          <table:table-cell office:value-type="float" office:value="1995" calcext:value-type="float">
            <text:p>1995</text:p>
          </table:table-cell>
          <table:table-cell office:value-type="float" office:value="192327900" calcext:value-type="float">
            <text:p>192327900</text:p>
          </table:table-cell>
          <table:table-cell office:value-type="float" office:value="4887074" calcext:value-type="float">
            <text:p>4887074</text:p>
          </table:table-cell>
          <table:table-cell office:value-type="float" office:value="134349400" calcext:value-type="float">
            <text:p>134349400</text:p>
          </table:table-cell>
          <table:table-cell office:value-type="float" office:value="6303683" calcext:value-type="float">
            <text:p>6303683</text:p>
          </table:table-cell>
          <table:table-cell office:value-type="float" office:value="29.1917070489512" calcext:value-type="float">
            <text:p>29,1917070489512</text:p>
          </table:table-cell>
        </table:table-row>
        <table:table-row table:style-name="ro1">
          <table:table-cell office:value-type="string" calcext:value-type="string">
            <text:p>0102</text:p>
          </table:table-cell>
          <table:table-cell office:value-type="float" office:value="1996" calcext:value-type="float">
            <text:p>1996</text:p>
          </table:table-cell>
          <table:table-cell office:value-type="float" office:value="199185900" calcext:value-type="float">
            <text:p>199185900</text:p>
          </table:table-cell>
          <table:table-cell office:value-type="float" office:value="4232940" calcext:value-type="float">
            <text:p>4232940</text:p>
          </table:table-cell>
          <table:table-cell office:value-type="float" office:value="173830100" calcext:value-type="float">
            <text:p>173830100</text:p>
          </table:table-cell>
          <table:table-cell office:value-type="float" office:value="3109836" calcext:value-type="float">
            <text:p>3109836</text:p>
          </table:table-cell>
          <table:table-cell office:value-type="float" office:value="50.80040573211" calcext:value-type="float">
            <text:p>50,80040573211</text:p>
          </table:table-cell>
        </table:table-row>
        <table:table-row table:style-name="ro1">
          <table:table-cell office:value-type="string" calcext:value-type="string">
            <text:p>0102</text:p>
          </table:table-cell>
          <table:table-cell office:value-type="float" office:value="1997" calcext:value-type="float">
            <text:p>1997</text:p>
          </table:table-cell>
          <table:table-cell office:value-type="float" office:value="229783000" calcext:value-type="float">
            <text:p>229783000</text:p>
          </table:table-cell>
          <table:table-cell office:value-type="float" office:value="4633930" calcext:value-type="float">
            <text:p>4633930</text:p>
          </table:table-cell>
          <table:table-cell office:value-type="float" office:value="165081000" calcext:value-type="float">
            <text:p>165081000</text:p>
          </table:table-cell>
          <table:table-cell office:value-type="float" office:value="3419876" calcext:value-type="float">
            <text:p>3419876</text:p>
          </table:table-cell>
          <table:table-cell office:value-type="float" office:value="49.0282482592702" calcext:value-type="float">
            <text:p>49,0282482592702</text:p>
          </table:table-cell>
        </table:table-row>
        <table:table-row table:style-name="ro1">
          <table:table-cell office:value-type="string" calcext:value-type="string">
            <text:p>0102</text:p>
          </table:table-cell>
          <table:table-cell office:value-type="float" office:value="1998" calcext:value-type="float">
            <text:p>1998</text:p>
          </table:table-cell>
          <table:table-cell office:value-type="float" office:value="243906000" calcext:value-type="float">
            <text:p>243906000</text:p>
          </table:table-cell>
          <table:table-cell office:value-type="float" office:value="4941635" calcext:value-type="float">
            <text:p>4941635</text:p>
          </table:table-cell>
          <table:table-cell office:value-type="float" office:value="192908200" calcext:value-type="float">
            <text:p>192908200</text:p>
          </table:table-cell>
          <table:table-cell office:value-type="float" office:value="4008693" calcext:value-type="float">
            <text:p>4008693</text:p>
          </table:table-cell>
          <table:table-cell office:value-type="float" office:value="48.8042672849531" calcext:value-type="float">
            <text:p>48,8042672849531</text:p>
          </table:table-cell>
        </table:table-row>
        <table:table-row table:style-name="ro1">
          <table:table-cell office:value-type="string" calcext:value-type="string">
            <text:p>0102</text:p>
          </table:table-cell>
          <table:table-cell office:value-type="float" office:value="1999" calcext:value-type="float">
            <text:p>1999</text:p>
          </table:table-cell>
          <table:table-cell office:value-type="float" office:value="272024900" calcext:value-type="float">
            <text:p>272024900</text:p>
          </table:table-cell>
          <table:table-cell office:value-type="float" office:value="5594743" calcext:value-type="float">
            <text:p>5594743</text:p>
          </table:table-cell>
          <table:table-cell office:value-type="float" office:value="207975500" calcext:value-type="float">
            <text:p>207975500</text:p>
          </table:table-cell>
          <table:table-cell office:value-type="float" office:value="4570667" calcext:value-type="float">
            <text:p>4570667</text:p>
          </table:table-cell>
          <table:table-cell office:value-type="float" office:value="47.2189906752408" calcext:value-type="float">
            <text:p>47,2189906752408</text:p>
          </table:table-cell>
        </table:table-row>
        <table:table-row table:style-name="ro1">
          <table:table-cell office:value-type="string" calcext:value-type="string">
            <text:p>0102</text:p>
          </table:table-cell>
          <table:table-cell office:value-type="float" office:value="2000" calcext:value-type="float">
            <text:p>2000</text:p>
          </table:table-cell>
          <table:table-cell office:value-type="float" office:value="299017600" calcext:value-type="float">
            <text:p>299017600</text:p>
          </table:table-cell>
          <table:table-cell office:value-type="float" office:value="6125241" calcext:value-type="float">
            <text:p>6125241</text:p>
          </table:table-cell>
          <table:table-cell office:value-type="float" office:value="231927800" calcext:value-type="float">
            <text:p>231927800</text:p>
          </table:table-cell>
          <table:table-cell office:value-type="float" office:value="5138701" calcext:value-type="float">
            <text:p>5138701</text:p>
          </table:table-cell>
          <table:table-cell office:value-type="float" office:value="47.1367306401258" calcext:value-type="float">
            <text:p>47,1367306401258</text:p>
          </table:table-cell>
        </table:table-row>
        <table:table-row table:style-name="ro1">
          <table:table-cell office:value-type="string" calcext:value-type="string">
            <text:p>0102</text:p>
          </table:table-cell>
          <table:table-cell office:value-type="float" office:value="2001" calcext:value-type="float">
            <text:p>2001</text:p>
          </table:table-cell>
          <table:table-cell office:value-type="float" office:value="298858300" calcext:value-type="float">
            <text:p>298858300</text:p>
          </table:table-cell>
          <table:table-cell office:value-type="float" office:value="6135316" calcext:value-type="float">
            <text:p>6135316</text:p>
          </table:table-cell>
          <table:table-cell office:value-type="float" office:value="260631600" calcext:value-type="float">
            <text:p>260631600</text:p>
          </table:table-cell>
          <table:table-cell office:value-type="float" office:value="5838904" calcext:value-type="float">
            <text:p>5838904</text:p>
          </table:table-cell>
          <table:table-cell office:value-type="float" office:value="46.724538216268" calcext:value-type="float">
            <text:p>46,724538216268</text:p>
          </table:table-cell>
        </table:table-row>
        <table:table-row table:style-name="ro1">
          <table:table-cell office:value-type="string" calcext:value-type="string">
            <text:p>0102</text:p>
          </table:table-cell>
          <table:table-cell office:value-type="float" office:value="2002" calcext:value-type="float">
            <text:p>2002</text:p>
          </table:table-cell>
          <table:table-cell office:value-type="float" office:value="307151700" calcext:value-type="float">
            <text:p>307151700</text:p>
          </table:table-cell>
          <table:table-cell office:value-type="float" office:value="6389719" calcext:value-type="float">
            <text:p>6389719</text:p>
          </table:table-cell>
          <table:table-cell office:value-type="float" office:value="428336300" calcext:value-type="float">
            <text:p>428336300</text:p>
          </table:table-cell>
          <table:table-cell office:value-type="float" office:value="7866756" calcext:value-type="float">
            <text:p>7866756</text:p>
          </table:table-cell>
          <table:table-cell office:value-type="float" office:value="51.5897513235214" calcext:value-type="float">
            <text:p>51,5897513235214</text:p>
          </table:table-cell>
        </table:table-row>
        <table:table-row table:style-name="ro1">
          <table:table-cell office:value-type="string" calcext:value-type="string">
            <text:p>0102</text:p>
          </table:table-cell>
          <table:table-cell office:value-type="float" office:value="2003" calcext:value-type="float">
            <text:p>2003</text:p>
          </table:table-cell>
          <table:table-cell office:value-type="float" office:value="327463600" calcext:value-type="float">
            <text:p>327463600</text:p>
          </table:table-cell>
          <table:table-cell office:value-type="float" office:value="6679345" calcext:value-type="float">
            <text:p>6679345</text:p>
          </table:table-cell>
          <table:table-cell office:value-type="float" office:value="281582100" calcext:value-type="float">
            <text:p>281582100</text:p>
          </table:table-cell>
          <table:table-cell office:value-type="float" office:value="5631695" calcext:value-type="float">
            <text:p>5631695</text:p>
          </table:table-cell>
          <table:table-cell office:value-type="float" office:value="49.47150687513" calcext:value-type="float">
            <text:p>49,47150687513</text:p>
          </table:table-cell>
        </table:table-row>
        <table:table-row table:style-name="ro1">
          <table:table-cell office:value-type="string" calcext:value-type="string">
            <text:p>0102</text:p>
          </table:table-cell>
          <table:table-cell office:value-type="float" office:value="2004" calcext:value-type="float">
            <text:p>2004</text:p>
          </table:table-cell>
          <table:table-cell office:value-type="float" office:value="349139900" calcext:value-type="float">
            <text:p>349139900</text:p>
          </table:table-cell>
          <table:table-cell office:value-type="float" office:value="8402365" calcext:value-type="float">
            <text:p>8402365</text:p>
          </table:table-cell>
          <table:table-cell office:value-type="float" office:value="282410100" calcext:value-type="float">
            <text:p>282410100</text:p>
          </table:table-cell>
          <table:table-cell office:value-type="float" office:value="6124905" calcext:value-type="float">
            <text:p>6124905</text:p>
          </table:table-cell>
          <table:table-cell office:value-type="float" office:value="43.4734124167858" calcext:value-type="float">
            <text:p>43,4734124167858</text:p>
          </table:table-cell>
        </table:table-row>
        <table:table-row table:style-name="ro1">
          <table:table-cell office:value-type="string" calcext:value-type="string">
            <text:p>0102</text:p>
          </table:table-cell>
          <table:table-cell office:value-type="float" office:value="2005" calcext:value-type="float">
            <text:p>2005</text:p>
          </table:table-cell>
          <table:table-cell office:value-type="float" office:value="363618900" calcext:value-type="float">
            <text:p>363618900</text:p>
          </table:table-cell>
          <table:table-cell office:value-type="float" office:value="7806780" calcext:value-type="float">
            <text:p>7806780</text:p>
          </table:table-cell>
          <table:table-cell office:value-type="float" office:value="315548400" calcext:value-type="float">
            <text:p>315548400</text:p>
          </table:table-cell>
          <table:table-cell office:value-type="float" office:value="7005812" calcext:value-type="float">
            <text:p>7005812</text:p>
          </table:table-cell>
          <table:table-cell office:value-type="float" office:value="45.8506721848546" calcext:value-type="float">
            <text:p>45,8506721848546</text:p>
          </table:table-cell>
        </table:table-row>
        <table:table-row table:style-name="ro1">
          <table:table-cell office:value-type="string" calcext:value-type="string">
            <text:p>0102</text:p>
          </table:table-cell>
          <table:table-cell office:value-type="float" office:value="2006" calcext:value-type="float">
            <text:p>2006</text:p>
          </table:table-cell>
          <table:table-cell office:value-type="float" office:value="245034300" calcext:value-type="float">
            <text:p>245034300</text:p>
          </table:table-cell>
          <table:table-cell office:value-type="float" office:value="8354600" calcext:value-type="float">
            <text:p>8354600</text:p>
          </table:table-cell>
          <table:table-cell office:value-type="float" office:value="229665900" calcext:value-type="float">
            <text:p>229665900</text:p>
          </table:table-cell>
          <table:table-cell office:value-type="float" office:value="8043448" calcext:value-type="float">
            <text:p>8043448</text:p>
          </table:table-cell>
          <table:table-cell office:value-type="float" office:value="28.9485797333927" calcext:value-type="float">
            <text:p>28,9485797333927</text:p>
          </table:table-cell>
        </table:table-row>
        <table:table-row table:style-name="ro1">
          <table:table-cell office:value-type="string" calcext:value-type="string">
            <text:p>0102</text:p>
          </table:table-cell>
          <table:table-cell office:value-type="float" office:value="2007" calcext:value-type="float">
            <text:p>2007</text:p>
          </table:table-cell>
          <table:table-cell office:value-type="float" office:value="257505400" calcext:value-type="float">
            <text:p>257505400</text:p>
          </table:table-cell>
          <table:table-cell office:value-type="float" office:value="9962356" calcext:value-type="float">
            <text:p>9962356</text:p>
          </table:table-cell>
          <table:table-cell office:value-type="float" office:value="267366100" calcext:value-type="float">
            <text:p>267366100</text:p>
          </table:table-cell>
          <table:table-cell office:value-type="float" office:value="8597522" calcext:value-type="float">
            <text:p>8597522</text:p>
          </table:table-cell>
          <table:table-cell office:value-type="float" office:value="28.2799003312414" calcext:value-type="float">
            <text:p>28,2799003312414</text:p>
          </table:table-cell>
        </table:table-row>
        <table:table-row table:style-name="ro1">
          <table:table-cell office:value-type="string" calcext:value-type="string">
            <text:p>0102</text:p>
          </table:table-cell>
          <table:table-cell office:value-type="float" office:value="2008" calcext:value-type="float">
            <text:p>2008</text:p>
          </table:table-cell>
          <table:table-cell office:value-type="float" office:value="260045200" calcext:value-type="float">
            <text:p>260045200</text:p>
          </table:table-cell>
          <table:table-cell office:value-type="float" office:value="20479638" calcext:value-type="float">
            <text:p>20479638</text:p>
          </table:table-cell>
          <table:table-cell office:value-type="float" office:value="274675300" calcext:value-type="float">
            <text:p>274675300</text:p>
          </table:table-cell>
          <table:table-cell office:value-type="float" office:value="8894390" calcext:value-type="float">
            <text:p>8894390</text:p>
          </table:table-cell>
          <table:table-cell office:value-type="float" office:value="18.2038534177199" calcext:value-type="float">
            <text:p>18,2038534177199</text:p>
          </table:table-cell>
        </table:table-row>
        <table:table-row table:style-name="ro1">
          <table:table-cell office:value-type="string" calcext:value-type="string">
            <text:p>0102</text:p>
          </table:table-cell>
          <table:table-cell office:value-type="float" office:value="2009" calcext:value-type="float">
            <text:p>2009</text:p>
          </table:table-cell>
          <table:table-cell office:value-type="float" office:value="262013700" calcext:value-type="float">
            <text:p>262013700</text:p>
          </table:table-cell>
          <table:table-cell office:value-type="float" office:value="12240924" calcext:value-type="float">
            <text:p>12240924</text:p>
          </table:table-cell>
          <table:table-cell office:value-type="float" office:value="364367300" calcext:value-type="float">
            <text:p>364367300</text:p>
          </table:table-cell>
          <table:table-cell office:value-type="float" office:value="8405172" calcext:value-type="float">
            <text:p>8405172</text:p>
          </table:table-cell>
          <table:table-cell office:value-type="float" office:value="30.338956091263" calcext:value-type="float">
            <text:p>30,338956091263</text:p>
          </table:table-cell>
        </table:table-row>
        <table:table-row table:style-name="ro1">
          <table:table-cell office:value-type="string" calcext:value-type="string">
            <text:p>0102</text:p>
          </table:table-cell>
          <table:table-cell office:value-type="float" office:value="2010" calcext:value-type="float">
            <text:p>2010</text:p>
          </table:table-cell>
          <table:table-cell office:value-type="float" office:value="351100449" calcext:value-type="float">
            <text:p>351100449</text:p>
          </table:table-cell>
          <table:table-cell office:value-type="float" office:value="8084088" calcext:value-type="float">
            <text:p>8084088</text:p>
          </table:table-cell>
          <table:table-cell office:value-type="float" office:value="387391860" calcext:value-type="float">
            <text:p>387391860</text:p>
          </table:table-cell>
          <table:table-cell office:value-type="float" office:value="9320073" calcext:value-type="float">
            <text:p>9320073</text:p>
          </table:table-cell>
          <table:table-cell office:value-type="float" office:value="42.4319396378832" calcext:value-type="float">
            <text:p>42,4319396378832</text:p>
          </table:table-cell>
        </table:table-row>
        <table:table-row table:style-name="ro1">
          <table:table-cell office:value-type="string" calcext:value-type="string">
            <text:p>0102</text:p>
          </table:table-cell>
          <table:table-cell office:value-type="float" office:value="2011" calcext:value-type="float">
            <text:p>2011</text:p>
          </table:table-cell>
          <table:table-cell office:value-type="float" office:value="348375098" calcext:value-type="float">
            <text:p>348375098</text:p>
          </table:table-cell>
          <table:table-cell office:value-type="float" office:value="8924310" calcext:value-type="float">
            <text:p>8924310</text:p>
          </table:table-cell>
          <table:table-cell office:value-type="float" office:value="369634641" calcext:value-type="float">
            <text:p>369634641</text:p>
          </table:table-cell>
          <table:table-cell office:value-type="float" office:value="10100493" calcext:value-type="float">
            <text:p>10100493</text:p>
          </table:table-cell>
          <table:table-cell office:value-type="float" office:value="37.7407187343806" calcext:value-type="float">
            <text:p>37,7407187343806</text:p>
          </table:table-cell>
        </table:table-row>
        <table:table-row table:style-name="ro1">
          <table:table-cell office:value-type="string" calcext:value-type="string">
            <text:p>0102</text:p>
          </table:table-cell>
          <table:table-cell office:value-type="float" office:value="2012" calcext:value-type="float">
            <text:p>2012</text:p>
          </table:table-cell>
          <table:table-cell office:value-type="float" office:value="340453473" calcext:value-type="float">
            <text:p>340453473</text:p>
          </table:table-cell>
          <table:table-cell office:value-type="float" office:value="10949049" calcext:value-type="float">
            <text:p>10949049</text:p>
          </table:table-cell>
          <table:table-cell office:value-type="float" office:value="370767651" calcext:value-type="float">
            <text:p>370767651</text:p>
          </table:table-cell>
          <table:table-cell office:value-type="float" office:value="9923008" calcext:value-type="float">
            <text:p>9923008</text:p>
          </table:table-cell>
          <table:table-cell office:value-type="float" office:value="34.0752770079154" calcext:value-type="float">
            <text:p>34,0752770079154</text:p>
          </table:table-cell>
        </table:table-row>
        <table:table-row table:style-name="ro1">
          <table:table-cell office:value-type="string" calcext:value-type="string">
            <text:p>0102</text:p>
          </table:table-cell>
          <table:table-cell office:value-type="float" office:value="2013" calcext:value-type="float">
            <text:p>2013</text:p>
          </table:table-cell>
          <table:table-cell office:value-type="float" office:value="356899656" calcext:value-type="float">
            <text:p>356899656</text:p>
          </table:table-cell>
          <table:table-cell office:value-type="float" office:value="11509504" calcext:value-type="float">
            <text:p>11509504</text:p>
          </table:table-cell>
          <table:table-cell office:value-type="float" office:value="383613340" calcext:value-type="float">
            <text:p>383613340</text:p>
          </table:table-cell>
          <table:table-cell office:value-type="float" office:value="12331418" calcext:value-type="float">
            <text:p>12331418</text:p>
          </table:table-cell>
          <table:table-cell office:value-type="float" office:value="31.060585492457" calcext:value-type="float">
            <text:p>31,060585492457</text:p>
          </table:table-cell>
        </table:table-row>
        <table:table-row table:style-name="ro1">
          <table:table-cell office:value-type="string" calcext:value-type="string">
            <text:p>0102</text:p>
          </table:table-cell>
          <table:table-cell office:value-type="float" office:value="2014" calcext:value-type="float">
            <text:p>2014</text:p>
          </table:table-cell>
          <table:table-cell office:value-type="float" office:value="546019515" calcext:value-type="float">
            <text:p>546019515</text:p>
          </table:table-cell>
          <table:table-cell office:value-type="float" office:value="13041585" calcext:value-type="float">
            <text:p>13041585</text:p>
          </table:table-cell>
          <table:table-cell office:value-type="float" office:value="426057633" calcext:value-type="float">
            <text:p>426057633</text:p>
          </table:table-cell>
          <table:table-cell office:value-type="float" office:value="10583519" calcext:value-type="float">
            <text:p>10583519</text:p>
          </table:table-cell>
          <table:table-cell office:value-type="float" office:value="41.1459415374426" calcext:value-type="float">
            <text:p>41,1459415374426</text:p>
          </table:table-cell>
        </table:table-row>
        <table:table-row table:style-name="ro1">
          <table:table-cell office:value-type="string" calcext:value-type="string">
            <text:p>0102</text:p>
          </table:table-cell>
          <table:table-cell office:value-type="float" office:value="2015" calcext:value-type="float">
            <text:p>2015</text:p>
          </table:table-cell>
          <table:table-cell office:value-type="float" office:value="405569256" calcext:value-type="float">
            <text:p>405569256</text:p>
          </table:table-cell>
          <table:table-cell office:value-type="float" office:value="9776070" calcext:value-type="float">
            <text:p>9776070</text:p>
          </table:table-cell>
          <table:table-cell office:value-type="float" office:value="442191263" calcext:value-type="float">
            <text:p>442191263</text:p>
          </table:table-cell>
          <table:table-cell office:value-type="float" office:value="11089573" calcext:value-type="float">
            <text:p>11089573</text:p>
          </table:table-cell>
          <table:table-cell office:value-type="float" office:value="40.6294940922741" calcext:value-type="float">
            <text:p>40,6294940922741</text:p>
          </table:table-cell>
        </table:table-row>
        <table:table-row table:style-name="ro1">
          <table:table-cell office:value-type="string" calcext:value-type="string">
            <text:p>0102</text:p>
          </table:table-cell>
          <table:table-cell office:value-type="float" office:value="2016" calcext:value-type="float">
            <text:p>2016</text:p>
          </table:table-cell>
          <table:table-cell office:value-type="float" office:value="417234413" calcext:value-type="float">
            <text:p>417234413</text:p>
          </table:table-cell>
          <table:table-cell office:value-type="float" office:value="10320734" calcext:value-type="float">
            <text:p>10320734</text:p>
          </table:table-cell>
          <table:table-cell office:value-type="float" office:value="462707226" calcext:value-type="float">
            <text:p>462707226</text:p>
          </table:table-cell>
          <table:table-cell office:value-type="float" office:value="11766782" calcext:value-type="float">
            <text:p>11766782</text:p>
          </table:table-cell>
          <table:table-cell office:value-type="float" office:value="39.8388682095352" calcext:value-type="float">
            <text:p>39,8388682095352</text:p>
          </table:table-cell>
        </table:table-row>
        <table:table-row table:style-name="ro1">
          <table:table-cell office:value-type="string" calcext:value-type="string">
            <text:p>0102</text:p>
          </table:table-cell>
          <table:table-cell office:value-type="float" office:value="2017" calcext:value-type="float">
            <text:p>2017</text:p>
          </table:table-cell>
          <table:table-cell office:value-type="float" office:value="444558159" calcext:value-type="float">
            <text:p>444558159</text:p>
          </table:table-cell>
          <table:table-cell office:value-type="float" office:value="11150712" calcext:value-type="float">
            <text:p>11150712</text:p>
          </table:table-cell>
          <table:table-cell office:value-type="float" office:value="493001757" calcext:value-type="float">
            <text:p>493001757</text:p>
          </table:table-cell>
          <table:table-cell office:value-type="float" office:value="12592702" calcext:value-type="float">
            <text:p>12592702</text:p>
          </table:table-cell>
          <table:table-cell office:value-type="float" office:value="39.487156985933" calcext:value-type="float">
            <text:p>39,487156985933</text:p>
          </table:table-cell>
        </table:table-row>
        <table:table-row table:style-name="ro1">
          <table:table-cell office:value-type="string" calcext:value-type="string">
            <text:p>0102</text:p>
          </table:table-cell>
          <table:table-cell office:value-type="float" office:value="2018" calcext:value-type="float">
            <text:p>2018</text:p>
          </table:table-cell>
          <table:table-cell office:value-type="float" office:value="426758687" calcext:value-type="float">
            <text:p>426758687</text:p>
          </table:table-cell>
          <table:table-cell office:value-type="float" office:value="10499880" calcext:value-type="float">
            <text:p>10499880</text:p>
          </table:table-cell>
          <table:table-cell office:value-type="float" office:value="499978779" calcext:value-type="float">
            <text:p>499978779</text:p>
          </table:table-cell>
          <table:table-cell office:value-type="float" office:value="13385076" calcext:value-type="float">
            <text:p>13385076</text:p>
          </table:table-cell>
          <table:table-cell office:value-type="float" office:value="38.8000491187842" calcext:value-type="float">
            <text:p>38,8000491187842</text:p>
          </table:table-cell>
        </table:table-row>
        <table:table-row table:style-name="ro1">
          <table:table-cell office:value-type="string" calcext:value-type="string">
            <text:p>0103</text:p>
          </table:table-cell>
          <table:table-cell office:value-type="float" office:value="1993" calcext:value-type="float">
            <text:p>1993</text:p>
          </table:table-cell>
          <table:table-cell office:value-type="float" office:value="65791100" calcext:value-type="float">
            <text:p>65791100</text:p>
          </table:table-cell>
          <table:table-cell office:value-type="float" office:value="1862727" calcext:value-type="float">
            <text:p>1862727</text:p>
          </table:table-cell>
          <table:table-cell office:value-type="float" office:value="80223900" calcext:value-type="float">
            <text:p>80223900</text:p>
          </table:table-cell>
          <table:table-cell office:value-type="float" office:value="2053190" calcext:value-type="float">
            <text:p>2053190</text:p>
          </table:table-cell>
          <table:table-cell office:value-type="float" office:value="37.2875625300536" calcext:value-type="float">
            <text:p>37,2875625300536</text:p>
          </table:table-cell>
        </table:table-row>
        <table:table-row table:style-name="ro1">
          <table:table-cell office:value-type="string" calcext:value-type="string">
            <text:p>0103</text:p>
          </table:table-cell>
          <table:table-cell office:value-type="float" office:value="1994" calcext:value-type="float">
            <text:p>1994</text:p>
          </table:table-cell>
          <table:table-cell office:value-type="float" office:value="88439400" calcext:value-type="float">
            <text:p>88439400</text:p>
          </table:table-cell>
          <table:table-cell office:value-type="float" office:value="2449730" calcext:value-type="float">
            <text:p>2449730</text:p>
          </table:table-cell>
          <table:table-cell office:value-type="float" office:value="91236400" calcext:value-type="float">
            <text:p>91236400</text:p>
          </table:table-cell>
          <table:table-cell office:value-type="float" office:value="2471201" calcext:value-type="float">
            <text:p>2471201</text:p>
          </table:table-cell>
          <table:table-cell office:value-type="float" office:value="36.5125623586268" calcext:value-type="float">
            <text:p>36,5125623586268</text:p>
          </table:table-cell>
        </table:table-row>
        <table:table-row table:style-name="ro1">
          <table:table-cell office:value-type="string" calcext:value-type="string">
            <text:p>0103</text:p>
          </table:table-cell>
          <table:table-cell office:value-type="float" office:value="1995" calcext:value-type="float">
            <text:p>1995</text:p>
          </table:table-cell>
          <table:table-cell office:value-type="float" office:value="107546000" calcext:value-type="float">
            <text:p>107546000</text:p>
          </table:table-cell>
          <table:table-cell office:value-type="float" office:value="2987361" calcext:value-type="float">
            <text:p>2987361</text:p>
          </table:table-cell>
          <table:table-cell office:value-type="float" office:value="107549100" calcext:value-type="float">
            <text:p>107549100</text:p>
          </table:table-cell>
          <table:table-cell office:value-type="float" office:value="2973241" calcext:value-type="float">
            <text:p>2973241</text:p>
          </table:table-cell>
          <table:table-cell office:value-type="float" office:value="36.0861369371751" calcext:value-type="float">
            <text:p>36,0861369371751</text:p>
          </table:table-cell>
        </table:table-row>
        <table:table-row table:style-name="ro1">
          <table:table-cell office:value-type="string" calcext:value-type="string">
            <text:p>0103</text:p>
          </table:table-cell>
          <table:table-cell office:value-type="float" office:value="1996" calcext:value-type="float">
            <text:p>1996</text:p>
          </table:table-cell>
          <table:table-cell office:value-type="float" office:value="120781400" calcext:value-type="float">
            <text:p>120781400</text:p>
          </table:table-cell>
          <table:table-cell office:value-type="float" office:value="3711094" calcext:value-type="float">
            <text:p>3711094</text:p>
          </table:table-cell>
          <table:table-cell office:value-type="float" office:value="112545400" calcext:value-type="float">
            <text:p>112545400</text:p>
          </table:table-cell>
          <table:table-cell office:value-type="float" office:value="3234910" calcext:value-type="float">
            <text:p>3234910</text:p>
          </table:table-cell>
          <table:table-cell office:value-type="float" office:value="33.5915153518483" calcext:value-type="float">
            <text:p>33,5915153518483</text:p>
          </table:table-cell>
        </table:table-row>
        <table:table-row table:style-name="ro1">
          <table:table-cell office:value-type="string" calcext:value-type="string">
            <text:p>0103</text:p>
          </table:table-cell>
          <table:table-cell office:value-type="float" office:value="1997" calcext:value-type="float">
            <text:p>1997</text:p>
          </table:table-cell>
          <table:table-cell office:value-type="float" office:value="135104300" calcext:value-type="float">
            <text:p>135104300</text:p>
          </table:table-cell>
          <table:table-cell office:value-type="float" office:value="3647620" calcext:value-type="float">
            <text:p>3647620</text:p>
          </table:table-cell>
          <table:table-cell office:value-type="float" office:value="128335200" calcext:value-type="float">
            <text:p>128335200</text:p>
          </table:table-cell>
          <table:table-cell office:value-type="float" office:value="5686765" calcext:value-type="float">
            <text:p>5686765</text:p>
          </table:table-cell>
          <table:table-cell office:value-type="float" office:value="28.2224806454844" calcext:value-type="float">
            <text:p>28,2224806454844</text:p>
          </table:table-cell>
        </table:table-row>
        <table:table-row table:style-name="ro1">
          <table:table-cell office:value-type="string" calcext:value-type="string">
            <text:p>0103</text:p>
          </table:table-cell>
          <table:table-cell office:value-type="float" office:value="1998" calcext:value-type="float">
            <text:p>1998</text:p>
          </table:table-cell>
          <table:table-cell office:value-type="float" office:value="141315500" calcext:value-type="float">
            <text:p>141315500</text:p>
          </table:table-cell>
          <table:table-cell office:value-type="float" office:value="4849116" calcext:value-type="float">
            <text:p>4849116</text:p>
          </table:table-cell>
          <table:table-cell office:value-type="float" office:value="133840300" calcext:value-type="float">
            <text:p>133840300</text:p>
          </table:table-cell>
          <table:table-cell office:value-type="float" office:value="3705861" calcext:value-type="float">
            <text:p>3705861</text:p>
          </table:table-cell>
          <table:table-cell office:value-type="float" office:value="32.1632425195299" calcext:value-type="float">
            <text:p>32,1632425195299</text:p>
          </table:table-cell>
        </table:table-row>
        <table:table-row table:style-name="ro1">
          <table:table-cell office:value-type="string" calcext:value-type="string">
            <text:p>0103</text:p>
          </table:table-cell>
          <table:table-cell office:value-type="float" office:value="1999" calcext:value-type="float">
            <text:p>1999</text:p>
          </table:table-cell>
          <table:table-cell office:value-type="float" office:value="178122600" calcext:value-type="float">
            <text:p>178122600</text:p>
          </table:table-cell>
          <table:table-cell office:value-type="float" office:value="4806529" calcext:value-type="float">
            <text:p>4806529</text:p>
          </table:table-cell>
          <table:table-cell office:value-type="float" office:value="156571800" calcext:value-type="float">
            <text:p>156571800</text:p>
          </table:table-cell>
          <table:table-cell office:value-type="float" office:value="4001870" calcext:value-type="float">
            <text:p>4001870</text:p>
          </table:table-cell>
          <table:table-cell office:value-type="float" office:value="37.9971888194438" calcext:value-type="float">
            <text:p>37,9971888194438</text:p>
          </table:table-cell>
        </table:table-row>
        <table:table-row table:style-name="ro1">
          <table:table-cell office:value-type="string" calcext:value-type="string">
            <text:p>0103</text:p>
          </table:table-cell>
          <table:table-cell office:value-type="float" office:value="2000" calcext:value-type="float">
            <text:p>2000</text:p>
          </table:table-cell>
          <table:table-cell office:value-type="float" office:value="206260600" calcext:value-type="float">
            <text:p>206260600</text:p>
          </table:table-cell>
          <table:table-cell office:value-type="float" office:value="5478832" calcext:value-type="float">
            <text:p>5478832</text:p>
          </table:table-cell>
          <table:table-cell office:value-type="float" office:value="207338400" calcext:value-type="float">
            <text:p>207338400</text:p>
          </table:table-cell>
          <table:table-cell office:value-type="float" office:value="4617339" calcext:value-type="float">
            <text:p>4617339</text:p>
          </table:table-cell>
          <table:table-cell office:value-type="float" office:value="40.9659265874162" calcext:value-type="float">
            <text:p>40,9659265874162</text:p>
          </table:table-cell>
        </table:table-row>
        <table:table-row table:style-name="ro1">
          <table:table-cell office:value-type="string" calcext:value-type="string">
            <text:p>0103</text:p>
          </table:table-cell>
          <table:table-cell office:value-type="float" office:value="2001" calcext:value-type="float">
            <text:p>2001</text:p>
          </table:table-cell>
          <table:table-cell office:value-type="float" office:value="210299700" calcext:value-type="float">
            <text:p>210299700</text:p>
          </table:table-cell>
          <table:table-cell office:value-type="float" office:value="5621683" calcext:value-type="float">
            <text:p>5621683</text:p>
          </table:table-cell>
          <table:table-cell office:value-type="float" office:value="185238900" calcext:value-type="float">
            <text:p>185238900</text:p>
          </table:table-cell>
          <table:table-cell office:value-type="float" office:value="5020612" calcext:value-type="float">
            <text:p>5020612</text:p>
          </table:table-cell>
          <table:table-cell office:value-type="float" office:value="37.1666637694219" calcext:value-type="float">
            <text:p>37,1666637694219</text:p>
          </table:table-cell>
        </table:table-row>
        <table:table-row table:style-name="ro1">
          <table:table-cell office:value-type="string" calcext:value-type="string">
            <text:p>0103</text:p>
          </table:table-cell>
          <table:table-cell office:value-type="float" office:value="2002" calcext:value-type="float">
            <text:p>2002</text:p>
          </table:table-cell>
          <table:table-cell office:value-type="float" office:value="227603100" calcext:value-type="float">
            <text:p>227603100</text:p>
          </table:table-cell>
          <table:table-cell office:value-type="float" office:value="6243368" calcext:value-type="float">
            <text:p>6243368</text:p>
          </table:table-cell>
          <table:table-cell office:value-type="float" office:value="216224500" calcext:value-type="float">
            <text:p>216224500</text:p>
          </table:table-cell>
          <table:table-cell office:value-type="float" office:value="5812240" calcext:value-type="float">
            <text:p>5812240</text:p>
          </table:table-cell>
          <table:table-cell office:value-type="float" office:value="36.8150324728541" calcext:value-type="float">
            <text:p>36,8150324728541</text:p>
          </table:table-cell>
        </table:table-row>
        <table:table-row table:style-name="ro1">
          <table:table-cell office:value-type="string" calcext:value-type="string">
            <text:p>0103</text:p>
          </table:table-cell>
          <table:table-cell office:value-type="float" office:value="2003" calcext:value-type="float">
            <text:p>2003</text:p>
          </table:table-cell>
          <table:table-cell office:value-type="float" office:value="232478800" calcext:value-type="float">
            <text:p>232478800</text:p>
          </table:table-cell>
          <table:table-cell office:value-type="float" office:value="6364115" calcext:value-type="float">
            <text:p>6364115</text:p>
          </table:table-cell>
          <table:table-cell office:value-type="float" office:value="227708400" calcext:value-type="float">
            <text:p>227708400</text:p>
          </table:table-cell>
          <table:table-cell office:value-type="float" office:value="5807639" calcext:value-type="float">
            <text:p>5807639</text:p>
          </table:table-cell>
          <table:table-cell office:value-type="float" office:value="37.8077966413058" calcext:value-type="float">
            <text:p>37,8077966413058</text:p>
          </table:table-cell>
        </table:table-row>
        <table:table-row table:style-name="ro1">
          <table:table-cell office:value-type="string" calcext:value-type="string">
            <text:p>0103</text:p>
          </table:table-cell>
          <table:table-cell office:value-type="float" office:value="2004" calcext:value-type="float">
            <text:p>2004</text:p>
          </table:table-cell>
          <table:table-cell office:value-type="float" office:value="237082700" calcext:value-type="float">
            <text:p>237082700</text:p>
          </table:table-cell>
          <table:table-cell office:value-type="float" office:value="6191569" calcext:value-type="float">
            <text:p>6191569</text:p>
          </table:table-cell>
          <table:table-cell office:value-type="float" office:value="224817900" calcext:value-type="float">
            <text:p>224817900</text:p>
          </table:table-cell>
          <table:table-cell office:value-type="float" office:value="6043589" calcext:value-type="float">
            <text:p>6043589</text:p>
          </table:table-cell>
          <table:table-cell office:value-type="float" office:value="37.7519113361675" calcext:value-type="float">
            <text:p>37,7519113361675</text:p>
          </table:table-cell>
        </table:table-row>
        <table:table-row table:style-name="ro1">
          <table:table-cell office:value-type="string" calcext:value-type="string">
            <text:p>0103</text:p>
          </table:table-cell>
          <table:table-cell office:value-type="float" office:value="2005" calcext:value-type="float">
            <text:p>2005</text:p>
          </table:table-cell>
          <table:table-cell office:value-type="float" office:value="289390900" calcext:value-type="float">
            <text:p>289390900</text:p>
          </table:table-cell>
          <table:table-cell office:value-type="float" office:value="7576422" calcext:value-type="float">
            <text:p>7576422</text:p>
          </table:table-cell>
          <table:table-cell office:value-type="float" office:value="249099400" calcext:value-type="float">
            <text:p>249099400</text:p>
          </table:table-cell>
          <table:table-cell office:value-type="float" office:value="7366945" calcext:value-type="float">
            <text:p>7366945</text:p>
          </table:table-cell>
          <table:table-cell office:value-type="float" office:value="36.0354062106619" calcext:value-type="float">
            <text:p>36,0354062106619</text:p>
          </table:table-cell>
        </table:table-row>
        <table:table-row table:style-name="ro1">
          <table:table-cell office:value-type="string" calcext:value-type="string">
            <text:p>0103</text:p>
          </table:table-cell>
          <table:table-cell office:value-type="float" office:value="2006" calcext:value-type="float">
            <text:p>2006</text:p>
          </table:table-cell>
          <table:table-cell office:value-type="float" office:value="197396300" calcext:value-type="float">
            <text:p>197396300</text:p>
          </table:table-cell>
          <table:table-cell office:value-type="float" office:value="8369379" calcext:value-type="float">
            <text:p>8369379</text:p>
          </table:table-cell>
          <table:table-cell office:value-type="float" office:value="216498100" calcext:value-type="float">
            <text:p>216498100</text:p>
          </table:table-cell>
          <table:table-cell office:value-type="float" office:value="17727309" calcext:value-type="float">
            <text:p>17727309</text:p>
          </table:table-cell>
          <table:table-cell office:value-type="float" office:value="15.8600355723301" calcext:value-type="float">
            <text:p>15,8600355723301</text:p>
          </table:table-cell>
        </table:table-row>
        <table:table-row table:style-name="ro1">
          <table:table-cell office:value-type="string" calcext:value-type="string">
            <text:p>0103</text:p>
          </table:table-cell>
          <table:table-cell office:value-type="float" office:value="2007" calcext:value-type="float">
            <text:p>2007</text:p>
          </table:table-cell>
          <table:table-cell office:value-type="float" office:value="243544000" calcext:value-type="float">
            <text:p>243544000</text:p>
          </table:table-cell>
          <table:table-cell office:value-type="float" office:value="9448668" calcext:value-type="float">
            <text:p>9448668</text:p>
          </table:table-cell>
          <table:table-cell office:value-type="float" office:value="230284100" calcext:value-type="float">
            <text:p>230284100</text:p>
          </table:table-cell>
          <table:table-cell office:value-type="float" office:value="9144983" calcext:value-type="float">
            <text:p>9144983</text:p>
          </table:table-cell>
          <table:table-cell office:value-type="float" office:value="25.4833276154317" calcext:value-type="float">
            <text:p>25,4833276154317</text:p>
          </table:table-cell>
        </table:table-row>
        <table:table-row table:style-name="ro1">
          <table:table-cell office:value-type="string" calcext:value-type="string">
            <text:p>0103</text:p>
          </table:table-cell>
          <table:table-cell office:value-type="float" office:value="2008" calcext:value-type="float">
            <text:p>2008</text:p>
          </table:table-cell>
          <table:table-cell office:value-type="float" office:value="262095800" calcext:value-type="float">
            <text:p>262095800</text:p>
          </table:table-cell>
          <table:table-cell office:value-type="float" office:value="46788850" calcext:value-type="float">
            <text:p>46788850</text:p>
          </table:table-cell>
          <table:table-cell office:value-type="float" office:value="240588200" calcext:value-type="float">
            <text:p>240588200</text:p>
          </table:table-cell>
          <table:table-cell office:value-type="float" office:value="8837288" calcext:value-type="float">
            <text:p>8837288</text:p>
          </table:table-cell>
          <table:table-cell office:value-type="float" office:value="9.03683085099311" calcext:value-type="float">
            <text:p>9,03683085099311</text:p>
          </table:table-cell>
        </table:table-row>
        <table:table-row table:style-name="ro1">
          <table:table-cell office:value-type="string" calcext:value-type="string">
            <text:p>0103</text:p>
          </table:table-cell>
          <table:table-cell office:value-type="float" office:value="2009" calcext:value-type="float">
            <text:p>2009</text:p>
          </table:table-cell>
          <table:table-cell office:value-type="float" office:value="225989400" calcext:value-type="float">
            <text:p>225989400</text:p>
          </table:table-cell>
          <table:table-cell office:value-type="float" office:value="33658014" calcext:value-type="float">
            <text:p>33658014</text:p>
          </table:table-cell>
          <table:table-cell office:value-type="float" office:value="227811700" calcext:value-type="float">
            <text:p>227811700</text:p>
          </table:table-cell>
          <table:table-cell office:value-type="float" office:value="8044375" calcext:value-type="float">
            <text:p>8044375</text:p>
          </table:table-cell>
          <table:table-cell office:value-type="float" office:value="10.8818969579896" calcext:value-type="float">
            <text:p>10,8818969579896</text:p>
          </table:table-cell>
        </table:table-row>
        <table:table-row table:style-name="ro1">
          <table:table-cell office:value-type="string" calcext:value-type="string">
            <text:p>0103</text:p>
          </table:table-cell>
          <table:table-cell office:value-type="float" office:value="2010" calcext:value-type="float">
            <text:p>2010</text:p>
          </table:table-cell>
          <table:table-cell office:value-type="float" office:value="299497119" calcext:value-type="float">
            <text:p>299497119</text:p>
          </table:table-cell>
          <table:table-cell office:value-type="float" office:value="8563683" calcext:value-type="float">
            <text:p>8563683</text:p>
          </table:table-cell>
          <table:table-cell office:value-type="float" office:value="277209595" calcext:value-type="float">
            <text:p>277209595</text:p>
          </table:table-cell>
          <table:table-cell office:value-type="float" office:value="8767253" calcext:value-type="float">
            <text:p>8767253</text:p>
          </table:table-cell>
          <table:table-cell office:value-type="float" office:value="33.2761435389295" calcext:value-type="float">
            <text:p>33,2761435389295</text:p>
          </table:table-cell>
        </table:table-row>
        <table:table-row table:style-name="ro1">
          <table:table-cell office:value-type="string" calcext:value-type="string">
            <text:p>0103</text:p>
          </table:table-cell>
          <table:table-cell office:value-type="float" office:value="2011" calcext:value-type="float">
            <text:p>2011</text:p>
          </table:table-cell>
          <table:table-cell office:value-type="float" office:value="298742210" calcext:value-type="float">
            <text:p>298742210</text:p>
          </table:table-cell>
          <table:table-cell office:value-type="float" office:value="8825596" calcext:value-type="float">
            <text:p>8825596</text:p>
          </table:table-cell>
          <table:table-cell office:value-type="float" office:value="287892883" calcext:value-type="float">
            <text:p>287892883</text:p>
          </table:table-cell>
          <table:table-cell office:value-type="float" office:value="9016984" calcext:value-type="float">
            <text:p>9016984</text:p>
          </table:table-cell>
          <table:table-cell office:value-type="float" office:value="32.8783781829758" calcext:value-type="float">
            <text:p>32,8783781829758</text:p>
          </table:table-cell>
        </table:table-row>
        <table:table-row table:style-name="ro1">
          <table:table-cell office:value-type="string" calcext:value-type="string">
            <text:p>0103</text:p>
          </table:table-cell>
          <table:table-cell office:value-type="float" office:value="2012" calcext:value-type="float">
            <text:p>2012</text:p>
          </table:table-cell>
          <table:table-cell office:value-type="float" office:value="313176769" calcext:value-type="float">
            <text:p>313176769</text:p>
          </table:table-cell>
          <table:table-cell office:value-type="float" office:value="8961820" calcext:value-type="float">
            <text:p>8961820</text:p>
          </table:table-cell>
          <table:table-cell office:value-type="float" office:value="302137450" calcext:value-type="float">
            <text:p>302137450</text:p>
          </table:table-cell>
          <table:table-cell office:value-type="float" office:value="9167391" calcext:value-type="float">
            <text:p>9167391</text:p>
          </table:table-cell>
          <table:table-cell office:value-type="float" office:value="33.9404852753934" calcext:value-type="float">
            <text:p>33,9404852753934</text:p>
          </table:table-cell>
        </table:table-row>
        <table:table-row table:style-name="ro1">
          <table:table-cell office:value-type="string" calcext:value-type="string">
            <text:p>0103</text:p>
          </table:table-cell>
          <table:table-cell office:value-type="float" office:value="2013" calcext:value-type="float">
            <text:p>2013</text:p>
          </table:table-cell>
          <table:table-cell office:value-type="float" office:value="317718840" calcext:value-type="float">
            <text:p>317718840</text:p>
          </table:table-cell>
          <table:table-cell office:value-type="float" office:value="9735501" calcext:value-type="float">
            <text:p>9735501</text:p>
          </table:table-cell>
          <table:table-cell office:value-type="float" office:value="309502851" calcext:value-type="float">
            <text:p>309502851</text:p>
          </table:table-cell>
          <table:table-cell office:value-type="float" office:value="11349087" calcext:value-type="float">
            <text:p>11349087</text:p>
          </table:table-cell>
          <table:table-cell office:value-type="float" office:value="29.7478751304033" calcext:value-type="float">
            <text:p>29,7478751304033</text:p>
          </table:table-cell>
        </table:table-row>
        <table:table-row table:style-name="ro1">
          <table:table-cell office:value-type="string" calcext:value-type="string">
            <text:p>0103</text:p>
          </table:table-cell>
          <table:table-cell office:value-type="float" office:value="2014" calcext:value-type="float">
            <text:p>2014</text:p>
          </table:table-cell>
          <table:table-cell office:value-type="float" office:value="422938716" calcext:value-type="float">
            <text:p>422938716</text:p>
          </table:table-cell>
          <table:table-cell office:value-type="float" office:value="11255891" calcext:value-type="float">
            <text:p>11255891</text:p>
          </table:table-cell>
          <table:table-cell office:value-type="float" office:value="360161130" calcext:value-type="float">
            <text:p>360161130</text:p>
          </table:table-cell>
          <table:table-cell office:value-type="float" office:value="10505151" calcext:value-type="float">
            <text:p>10505151</text:p>
          </table:table-cell>
          <table:table-cell office:value-type="float" office:value="35.9863211513493" calcext:value-type="float">
            <text:p>35,9863211513493</text:p>
          </table:table-cell>
        </table:table-row>
        <table:table-row table:style-name="ro1">
          <table:table-cell office:value-type="string" calcext:value-type="string">
            <text:p>0103</text:p>
          </table:table-cell>
          <table:table-cell office:value-type="float" office:value="2015" calcext:value-type="float">
            <text:p>2015</text:p>
          </table:table-cell>
          <table:table-cell office:value-type="float" office:value="371801978" calcext:value-type="float">
            <text:p>371801978</text:p>
          </table:table-cell>
          <table:table-cell office:value-type="float" office:value="11050829" calcext:value-type="float">
            <text:p>11050829</text:p>
          </table:table-cell>
          <table:table-cell office:value-type="float" office:value="383516808" calcext:value-type="float">
            <text:p>383516808</text:p>
          </table:table-cell>
          <table:table-cell office:value-type="float" office:value="11040260" calcext:value-type="float">
            <text:p>11040260</text:p>
          </table:table-cell>
          <table:table-cell office:value-type="float" office:value="34.1911069209852" calcext:value-type="float">
            <text:p>34,1911069209852</text:p>
          </table:table-cell>
        </table:table-row>
        <table:table-row table:style-name="ro1">
          <table:table-cell office:value-type="string" calcext:value-type="string">
            <text:p>0103</text:p>
          </table:table-cell>
          <table:table-cell office:value-type="float" office:value="2016" calcext:value-type="float">
            <text:p>2016</text:p>
          </table:table-cell>
          <table:table-cell office:value-type="float" office:value="370871992" calcext:value-type="float">
            <text:p>370871992</text:p>
          </table:table-cell>
          <table:table-cell office:value-type="float" office:value="10060304" calcext:value-type="float">
            <text:p>10060304</text:p>
          </table:table-cell>
          <table:table-cell office:value-type="float" office:value="405768781" calcext:value-type="float">
            <text:p>405768781</text:p>
          </table:table-cell>
          <table:table-cell office:value-type="float" office:value="11765529" calcext:value-type="float">
            <text:p>11765529</text:p>
          </table:table-cell>
          <table:table-cell office:value-type="float" office:value="35.5835570170449" calcext:value-type="float">
            <text:p>35,5835570170449</text:p>
          </table:table-cell>
        </table:table-row>
        <table:table-row table:style-name="ro1">
          <table:table-cell office:value-type="string" calcext:value-type="string">
            <text:p>0103</text:p>
          </table:table-cell>
          <table:table-cell office:value-type="float" office:value="2017" calcext:value-type="float">
            <text:p>2017</text:p>
          </table:table-cell>
          <table:table-cell office:value-type="float" office:value="383260715" calcext:value-type="float">
            <text:p>383260715</text:p>
          </table:table-cell>
          <table:table-cell office:value-type="float" office:value="10548704" calcext:value-type="float">
            <text:p>10548704</text:p>
          </table:table-cell>
          <table:table-cell office:value-type="float" office:value="433953758" calcext:value-type="float">
            <text:p>433953758</text:p>
          </table:table-cell>
          <table:table-cell office:value-type="float" office:value="14806242" calcext:value-type="float">
            <text:p>14806242</text:p>
          </table:table-cell>
          <table:table-cell office:value-type="float" office:value="32.2309687821855" calcext:value-type="float">
            <text:p>32,2309687821855</text:p>
          </table:table-cell>
        </table:table-row>
        <table:table-row table:style-name="ro1">
          <table:table-cell office:value-type="string" calcext:value-type="string">
            <text:p>0103</text:p>
          </table:table-cell>
          <table:table-cell office:value-type="float" office:value="2018" calcext:value-type="float">
            <text:p>2018</text:p>
          </table:table-cell>
          <table:table-cell office:value-type="float" office:value="395077956" calcext:value-type="float">
            <text:p>395077956</text:p>
          </table:table-cell>
          <table:table-cell office:value-type="float" office:value="11226295" calcext:value-type="float">
            <text:p>11226295</text:p>
          </table:table-cell>
          <table:table-cell office:value-type="float" office:value="454183931" calcext:value-type="float">
            <text:p>454183931</text:p>
          </table:table-cell>
          <table:table-cell office:value-type="float" office:value="28531092" calcext:value-type="float">
            <text:p>28531092</text:p>
          </table:table-cell>
          <table:table-cell office:value-type="float" office:value="21.361109244931" calcext:value-type="float">
            <text:p>21,361109244931</text:p>
          </table:table-cell>
        </table:table-row>
        <table:table-row table:style-name="ro1">
          <table:table-cell office:value-type="string" calcext:value-type="string">
            <text:p>0104</text:p>
          </table:table-cell>
          <table:table-cell office:value-type="float" office:value="1993" calcext:value-type="float">
            <text:p>1993</text:p>
          </table:table-cell>
          <table:table-cell office:value-type="float" office:value="20401900" calcext:value-type="float">
            <text:p>20401900</text:p>
          </table:table-cell>
          <table:table-cell office:value-type="float" office:value="281931" calcext:value-type="float">
            <text:p>281931</text:p>
          </table:table-cell>
          <table:table-cell office:value-type="float" office:value="25505400" calcext:value-type="float">
            <text:p>25505400</text:p>
          </table:table-cell>
          <table:table-cell office:value-type="float" office:value="457903" calcext:value-type="float">
            <text:p>457903</text:p>
          </table:table-cell>
          <table:table-cell office:value-type="float" office:value="62.0508113982326" calcext:value-type="float">
            <text:p>62,0508113982326</text:p>
          </table:table-cell>
        </table:table-row>
        <table:table-row table:style-name="ro1">
          <table:table-cell office:value-type="string" calcext:value-type="string">
            <text:p>0104</text:p>
          </table:table-cell>
          <table:table-cell office:value-type="float" office:value="1994" calcext:value-type="float">
            <text:p>1994</text:p>
          </table:table-cell>
          <table:table-cell office:value-type="float" office:value="583870400" calcext:value-type="float">
            <text:p>583870400</text:p>
          </table:table-cell>
          <table:table-cell office:value-type="float" office:value="8046456" calcext:value-type="float">
            <text:p>8046456</text:p>
          </table:table-cell>
          <table:table-cell office:value-type="float" office:value="376413600" calcext:value-type="float">
            <text:p>376413600</text:p>
          </table:table-cell>
          <table:table-cell office:value-type="float" office:value="6158558" calcext:value-type="float">
            <text:p>6158558</text:p>
          </table:table-cell>
          <table:table-cell office:value-type="float" office:value="67.6017637152628" calcext:value-type="float">
            <text:p>67,6017637152628</text:p>
          </table:table-cell>
        </table:table-row>
        <table:table-row table:style-name="ro1">
          <table:table-cell office:value-type="string" calcext:value-type="string">
            <text:p>0104</text:p>
          </table:table-cell>
          <table:table-cell office:value-type="float" office:value="1995" calcext:value-type="float">
            <text:p>1995</text:p>
          </table:table-cell>
          <table:table-cell office:value-type="float" office:value="651332400" calcext:value-type="float">
            <text:p>651332400</text:p>
          </table:table-cell>
          <table:table-cell office:value-type="float" office:value="9049345" calcext:value-type="float">
            <text:p>9049345</text:p>
          </table:table-cell>
          <table:table-cell office:value-type="float" office:value="413140700" calcext:value-type="float">
            <text:p>413140700</text:p>
          </table:table-cell>
          <table:table-cell office:value-type="float" office:value="6152334" calcext:value-type="float">
            <text:p>6152334</text:p>
          </table:table-cell>
          <table:table-cell office:value-type="float" office:value="70.0233901794664" calcext:value-type="float">
            <text:p>70,0233901794664</text:p>
          </table:table-cell>
        </table:table-row>
        <table:table-row table:style-name="ro1">
          <table:table-cell office:value-type="string" calcext:value-type="string">
            <text:p>0104</text:p>
          </table:table-cell>
          <table:table-cell office:value-type="float" office:value="1996" calcext:value-type="float">
            <text:p>1996</text:p>
          </table:table-cell>
          <table:table-cell office:value-type="float" office:value="725688500" calcext:value-type="float">
            <text:p>725688500</text:p>
          </table:table-cell>
          <table:table-cell office:value-type="float" office:value="10284246" calcext:value-type="float">
            <text:p>10284246</text:p>
          </table:table-cell>
          <table:table-cell office:value-type="float" office:value="406286100" calcext:value-type="float">
            <text:p>406286100</text:p>
          </table:table-cell>
          <table:table-cell office:value-type="float" office:value="5944856" calcext:value-type="float">
            <text:p>5944856</text:p>
          </table:table-cell>
          <table:table-cell office:value-type="float" office:value="69.7496756135983" calcext:value-type="float">
            <text:p>69,7496756135983</text:p>
          </table:table-cell>
        </table:table-row>
        <table:table-row table:style-name="ro1">
          <table:table-cell office:value-type="string" calcext:value-type="string">
            <text:p>0104</text:p>
          </table:table-cell>
          <table:table-cell office:value-type="float" office:value="1997" calcext:value-type="float">
            <text:p>1997</text:p>
          </table:table-cell>
          <table:table-cell office:value-type="float" office:value="815926300" calcext:value-type="float">
            <text:p>815926300</text:p>
          </table:table-cell>
          <table:table-cell office:value-type="float" office:value="11516637" calcext:value-type="float">
            <text:p>11516637</text:p>
          </table:table-cell>
          <table:table-cell office:value-type="float" office:value="454192000" calcext:value-type="float">
            <text:p>454192000</text:p>
          </table:table-cell>
          <table:table-cell office:value-type="float" office:value="6979023" calcext:value-type="float">
            <text:p>6979023</text:p>
          </table:table-cell>
          <table:table-cell office:value-type="float" office:value="68.6711531245709" calcext:value-type="float">
            <text:p>68,6711531245709</text:p>
          </table:table-cell>
        </table:table-row>
        <table:table-row table:style-name="ro1">
          <table:table-cell office:value-type="string" calcext:value-type="string">
            <text:p>0104</text:p>
          </table:table-cell>
          <table:table-cell office:value-type="float" office:value="1998" calcext:value-type="float">
            <text:p>1998</text:p>
          </table:table-cell>
          <table:table-cell office:value-type="float" office:value="841806100" calcext:value-type="float">
            <text:p>841806100</text:p>
          </table:table-cell>
          <table:table-cell office:value-type="float" office:value="11803053" calcext:value-type="float">
            <text:p>11803053</text:p>
          </table:table-cell>
          <table:table-cell office:value-type="float" office:value="511097800" calcext:value-type="float">
            <text:p>511097800</text:p>
          </table:table-cell>
          <table:table-cell office:value-type="float" office:value="8953175" calcext:value-type="float">
            <text:p>8953175</text:p>
          </table:table-cell>
          <table:table-cell office:value-type="float" office:value="65.1806243408003" calcext:value-type="float">
            <text:p>65,1806243408003</text:p>
          </table:table-cell>
        </table:table-row>
        <table:table-row table:style-name="ro1">
          <table:table-cell office:value-type="string" calcext:value-type="string">
            <text:p>0104</text:p>
          </table:table-cell>
          <table:table-cell office:value-type="float" office:value="1999" calcext:value-type="float">
            <text:p>1999</text:p>
          </table:table-cell>
          <table:table-cell office:value-type="float" office:value="912711600" calcext:value-type="float">
            <text:p>912711600</text:p>
          </table:table-cell>
          <table:table-cell office:value-type="float" office:value="13216386" calcext:value-type="float">
            <text:p>13216386</text:p>
          </table:table-cell>
          <table:table-cell office:value-type="float" office:value="720317000" calcext:value-type="float">
            <text:p>720317000</text:p>
          </table:table-cell>
          <table:table-cell office:value-type="float" office:value="9992456" calcext:value-type="float">
            <text:p>9992456</text:p>
          </table:table-cell>
          <table:table-cell office:value-type="float" office:value="70.362347246795" calcext:value-type="float">
            <text:p>70,362347246795</text:p>
          </table:table-cell>
        </table:table-row>
        <table:table-row table:style-name="ro1">
          <table:table-cell office:value-type="string" calcext:value-type="string">
            <text:p>0104</text:p>
          </table:table-cell>
          <table:table-cell office:value-type="float" office:value="2000" calcext:value-type="float">
            <text:p>2000</text:p>
          </table:table-cell>
          <table:table-cell office:value-type="float" office:value="1014585400" calcext:value-type="float">
            <text:p>1014585400</text:p>
          </table:table-cell>
          <table:table-cell office:value-type="float" office:value="14687260" calcext:value-type="float">
            <text:p>14687260</text:p>
          </table:table-cell>
          <table:table-cell office:value-type="float" office:value="770674500" calcext:value-type="float">
            <text:p>770674500</text:p>
          </table:table-cell>
          <table:table-cell office:value-type="float" office:value="11208700" calcext:value-type="float">
            <text:p>11208700</text:p>
          </table:table-cell>
          <table:table-cell office:value-type="float" office:value="68.9397071975706" calcext:value-type="float">
            <text:p>68,9397071975706</text:p>
          </table:table-cell>
        </table:table-row>
        <table:table-row table:style-name="ro1">
          <table:table-cell office:value-type="string" calcext:value-type="string">
            <text:p>0104</text:p>
          </table:table-cell>
          <table:table-cell office:value-type="float" office:value="2001" calcext:value-type="float">
            <text:p>2001</text:p>
          </table:table-cell>
          <table:table-cell office:value-type="float" office:value="1514765700" calcext:value-type="float">
            <text:p>1514765700</text:p>
          </table:table-cell>
          <table:table-cell office:value-type="float" office:value="15501483" calcext:value-type="float">
            <text:p>15501483</text:p>
          </table:table-cell>
          <table:table-cell office:value-type="float" office:value="814345200" calcext:value-type="float">
            <text:p>814345200</text:p>
          </table:table-cell>
          <table:table-cell office:value-type="float" office:value="14591068" calcext:value-type="float">
            <text:p>14591068</text:p>
          </table:table-cell>
          <table:table-cell office:value-type="float" office:value="77.3982538070634" calcext:value-type="float">
            <text:p>77,3982538070634</text:p>
          </table:table-cell>
        </table:table-row>
        <table:table-row table:style-name="ro1">
          <table:table-cell office:value-type="string" calcext:value-type="string">
            <text:p>0104</text:p>
          </table:table-cell>
          <table:table-cell office:value-type="float" office:value="2002" calcext:value-type="float">
            <text:p>2002</text:p>
          </table:table-cell>
          <table:table-cell office:value-type="float" office:value="1203995300" calcext:value-type="float">
            <text:p>1203995300</text:p>
          </table:table-cell>
          <table:table-cell office:value-type="float" office:value="16539187" calcext:value-type="float">
            <text:p>16539187</text:p>
          </table:table-cell>
          <table:table-cell office:value-type="float" office:value="904848700" calcext:value-type="float">
            <text:p>904848700</text:p>
          </table:table-cell>
          <table:table-cell office:value-type="float" office:value="19309454" calcext:value-type="float">
            <text:p>19309454</text:p>
          </table:table-cell>
          <table:table-cell office:value-type="float" office:value="58.8263304039894" calcext:value-type="float">
            <text:p>58,8263304039894</text:p>
          </table:table-cell>
        </table:table-row>
        <table:table-row table:style-name="ro1">
          <table:table-cell office:value-type="string" calcext:value-type="string">
            <text:p>0104</text:p>
          </table:table-cell>
          <table:table-cell office:value-type="float" office:value="2003" calcext:value-type="float">
            <text:p>2003</text:p>
          </table:table-cell>
          <table:table-cell office:value-type="float" office:value="1289819300" calcext:value-type="float">
            <text:p>1289819300</text:p>
          </table:table-cell>
          <table:table-cell office:value-type="float" office:value="18128857" calcext:value-type="float">
            <text:p>18128857</text:p>
          </table:table-cell>
          <table:table-cell office:value-type="float" office:value="889386200" calcext:value-type="float">
            <text:p>889386200</text:p>
          </table:table-cell>
          <table:table-cell office:value-type="float" office:value="13104999" calcext:value-type="float">
            <text:p>13104999</text:p>
          </table:table-cell>
          <table:table-cell office:value-type="float" office:value="69.7706200604882" calcext:value-type="float">
            <text:p>69,7706200604882</text:p>
          </table:table-cell>
        </table:table-row>
        <table:table-row table:style-name="ro1">
          <table:table-cell office:value-type="string" calcext:value-type="string">
            <text:p>0104</text:p>
          </table:table-cell>
          <table:table-cell office:value-type="float" office:value="2004" calcext:value-type="float">
            <text:p>2004</text:p>
          </table:table-cell>
          <table:table-cell office:value-type="float" office:value="1424417000" calcext:value-type="float">
            <text:p>1424417000</text:p>
          </table:table-cell>
          <table:table-cell office:value-type="float" office:value="19791887" calcext:value-type="float">
            <text:p>19791887</text:p>
          </table:table-cell>
          <table:table-cell office:value-type="float" office:value="973670800" calcext:value-type="float">
            <text:p>973670800</text:p>
          </table:table-cell>
          <table:table-cell office:value-type="float" office:value="14515722" calcext:value-type="float">
            <text:p>14515722</text:p>
          </table:table-cell>
          <table:table-cell office:value-type="float" office:value="69.8995899131298" calcext:value-type="float">
            <text:p>69,8995899131298</text:p>
          </table:table-cell>
        </table:table-row>
        <table:table-row table:style-name="ro1">
          <table:table-cell office:value-type="string" calcext:value-type="string">
            <text:p>0104</text:p>
          </table:table-cell>
          <table:table-cell office:value-type="float" office:value="2005" calcext:value-type="float">
            <text:p>2005</text:p>
          </table:table-cell>
          <table:table-cell office:value-type="float" office:value="1444288200" calcext:value-type="float">
            <text:p>1444288200</text:p>
          </table:table-cell>
          <table:table-cell office:value-type="float" office:value="21152371" calcext:value-type="float">
            <text:p>21152371</text:p>
          </table:table-cell>
          <table:table-cell office:value-type="float" office:value="1084720400" calcext:value-type="float">
            <text:p>1084720400</text:p>
          </table:table-cell>
          <table:table-cell office:value-type="float" office:value="15768399" calcext:value-type="float">
            <text:p>15768399</text:p>
          </table:table-cell>
          <table:table-cell office:value-type="float" office:value="68.498262631034" calcext:value-type="float">
            <text:p>68,498262631034</text:p>
          </table:table-cell>
        </table:table-row>
        <table:table-row table:style-name="ro1">
          <table:table-cell office:value-type="string" calcext:value-type="string">
            <text:p>0104</text:p>
          </table:table-cell>
          <table:table-cell office:value-type="float" office:value="2006" calcext:value-type="float">
            <text:p>2006</text:p>
          </table:table-cell>
          <table:table-cell office:value-type="float" office:value="1148380300" calcext:value-type="float">
            <text:p>1148380300</text:p>
          </table:table-cell>
          <table:table-cell office:value-type="float" office:value="20609246" calcext:value-type="float">
            <text:p>20609246</text:p>
          </table:table-cell>
          <table:table-cell office:value-type="float" office:value="873947800" calcext:value-type="float">
            <text:p>873947800</text:p>
          </table:table-cell>
          <table:table-cell office:value-type="float" office:value="16936478" calcext:value-type="float">
            <text:p>16936478</text:p>
          </table:table-cell>
          <table:table-cell office:value-type="float" office:value="53.8630737284491" calcext:value-type="float">
            <text:p>53,8630737284491</text:p>
          </table:table-cell>
        </table:table-row>
        <table:table-row table:style-name="ro1">
          <table:table-cell office:value-type="string" calcext:value-type="string">
            <text:p>0104</text:p>
          </table:table-cell>
          <table:table-cell office:value-type="float" office:value="2007" calcext:value-type="float">
            <text:p>2007</text:p>
          </table:table-cell>
          <table:table-cell office:value-type="float" office:value="1037308200" calcext:value-type="float">
            <text:p>1037308200</text:p>
          </table:table-cell>
          <table:table-cell office:value-type="float" office:value="20389396" calcext:value-type="float">
            <text:p>20389396</text:p>
          </table:table-cell>
          <table:table-cell office:value-type="float" office:value="909175600" calcext:value-type="float">
            <text:p>909175600</text:p>
          </table:table-cell>
          <table:table-cell office:value-type="float" office:value="17902185" calcext:value-type="float">
            <text:p>17902185</text:p>
          </table:table-cell>
          <table:table-cell office:value-type="float" office:value="50.8332053461047" calcext:value-type="float">
            <text:p>50,8332053461047</text:p>
          </table:table-cell>
        </table:table-row>
        <table:table-row table:style-name="ro1">
          <table:table-cell office:value-type="string" calcext:value-type="string">
            <text:p>0104</text:p>
          </table:table-cell>
          <table:table-cell office:value-type="float" office:value="2008" calcext:value-type="float">
            <text:p>2008</text:p>
          </table:table-cell>
          <table:table-cell office:value-type="float" office:value="837868600" calcext:value-type="float">
            <text:p>837868600</text:p>
          </table:table-cell>
          <table:table-cell office:value-type="float" office:value="17391196" calcext:value-type="float">
            <text:p>17391196</text:p>
          </table:table-cell>
          <table:table-cell office:value-type="float" office:value="910928300" calcext:value-type="float">
            <text:p>910928300</text:p>
          </table:table-cell>
          <table:table-cell office:value-type="float" office:value="17531331" calcext:value-type="float">
            <text:p>17531331</text:p>
          </table:table-cell>
          <table:table-cell office:value-type="float" office:value="50.0764706975529" calcext:value-type="float">
            <text:p>50,0764706975529</text:p>
          </table:table-cell>
        </table:table-row>
        <table:table-row table:style-name="ro1">
          <table:table-cell office:value-type="string" calcext:value-type="string">
            <text:p>0104</text:p>
          </table:table-cell>
          <table:table-cell office:value-type="float" office:value="2009" calcext:value-type="float">
            <text:p>2009</text:p>
          </table:table-cell>
          <table:table-cell office:value-type="float" office:value="771571800" calcext:value-type="float">
            <text:p>771571800</text:p>
          </table:table-cell>
          <table:table-cell office:value-type="float" office:value="15467603" calcext:value-type="float">
            <text:p>15467603</text:p>
          </table:table-cell>
          <table:table-cell office:value-type="float" office:value="940808700" calcext:value-type="float">
            <text:p>940808700</text:p>
          </table:table-cell>
          <table:table-cell office:value-type="float" office:value="16895046" calcext:value-type="float">
            <text:p>16895046</text:p>
          </table:table-cell>
          <table:table-cell office:value-type="float" office:value="52.9122476964108" calcext:value-type="float">
            <text:p>52,9122476964108</text:p>
          </table:table-cell>
        </table:table-row>
        <table:table-row table:style-name="ro1">
          <table:table-cell office:value-type="string" calcext:value-type="string">
            <text:p>0104</text:p>
          </table:table-cell>
          <table:table-cell office:value-type="float" office:value="2010" calcext:value-type="float">
            <text:p>2010</text:p>
          </table:table-cell>
          <table:table-cell office:value-type="float" office:value="1103518329" calcext:value-type="float">
            <text:p>1103518329</text:p>
          </table:table-cell>
          <table:table-cell office:value-type="float" office:value="16140754" calcext:value-type="float">
            <text:p>16140754</text:p>
          </table:table-cell>
          <table:table-cell office:value-type="float" office:value="1190795488" calcext:value-type="float">
            <text:p>1190795488</text:p>
          </table:table-cell>
          <table:table-cell office:value-type="float" office:value="18546789" calcext:value-type="float">
            <text:p>18546789</text:p>
          </table:table-cell>
          <table:table-cell office:value-type="float" office:value="66.1422983172951" calcext:value-type="float">
            <text:p>66,1422983172951</text:p>
          </table:table-cell>
        </table:table-row>
        <table:table-row table:style-name="ro1">
          <table:table-cell office:value-type="string" calcext:value-type="string">
            <text:p>0104</text:p>
          </table:table-cell>
          <table:table-cell office:value-type="float" office:value="2011" calcext:value-type="float">
            <text:p>2011</text:p>
          </table:table-cell>
          <table:table-cell office:value-type="float" office:value="1037647199" calcext:value-type="float">
            <text:p>1037647199</text:p>
          </table:table-cell>
          <table:table-cell office:value-type="float" office:value="15392938" calcext:value-type="float">
            <text:p>15392938</text:p>
          </table:table-cell>
          <table:table-cell office:value-type="float" office:value="1171624125" calcext:value-type="float">
            <text:p>1171624125</text:p>
          </table:table-cell>
          <table:table-cell office:value-type="float" office:value="21030054" calcext:value-type="float">
            <text:p>21030054</text:p>
          </table:table-cell>
          <table:table-cell office:value-type="float" office:value="60.6559539095525" calcext:value-type="float">
            <text:p>60,6559539095525</text:p>
          </table:table-cell>
        </table:table-row>
        <table:table-row table:style-name="ro1">
          <table:table-cell office:value-type="string" calcext:value-type="string">
            <text:p>0104</text:p>
          </table:table-cell>
          <table:table-cell office:value-type="float" office:value="2012" calcext:value-type="float">
            <text:p>2012</text:p>
          </table:table-cell>
          <table:table-cell office:value-type="float" office:value="1027457531" calcext:value-type="float">
            <text:p>1027457531</text:p>
          </table:table-cell>
          <table:table-cell office:value-type="float" office:value="16315691" calcext:value-type="float">
            <text:p>16315691</text:p>
          </table:table-cell>
          <table:table-cell office:value-type="float" office:value="1152892442" calcext:value-type="float">
            <text:p>1152892442</text:p>
          </table:table-cell>
          <table:table-cell office:value-type="float" office:value="19341572" calcext:value-type="float">
            <text:p>19341572</text:p>
          </table:table-cell>
          <table:table-cell office:value-type="float" office:value="61.1474294311372" calcext:value-type="float">
            <text:p>61,1474294311372</text:p>
          </table:table-cell>
        </table:table-row>
        <table:table-row table:style-name="ro1">
          <table:table-cell office:value-type="string" calcext:value-type="string">
            <text:p>0104</text:p>
          </table:table-cell>
          <table:table-cell office:value-type="float" office:value="2013" calcext:value-type="float">
            <text:p>2013</text:p>
          </table:table-cell>
          <table:table-cell office:value-type="float" office:value="1022887552" calcext:value-type="float">
            <text:p>1022887552</text:p>
          </table:table-cell>
          <table:table-cell office:value-type="float" office:value="16182025" calcext:value-type="float">
            <text:p>16182025</text:p>
          </table:table-cell>
          <table:table-cell office:value-type="float" office:value="1164836451" calcext:value-type="float">
            <text:p>1164836451</text:p>
          </table:table-cell>
          <table:table-cell office:value-type="float" office:value="21454550" calcext:value-type="float">
            <text:p>21454550</text:p>
          </table:table-cell>
          <table:table-cell office:value-type="float" office:value="58.1276060055943" calcext:value-type="float">
            <text:p>58,1276060055943</text:p>
          </table:table-cell>
        </table:table-row>
        <table:table-row table:style-name="ro1">
          <table:table-cell office:value-type="string" calcext:value-type="string">
            <text:p>0104</text:p>
          </table:table-cell>
          <table:table-cell office:value-type="float" office:value="2014" calcext:value-type="float">
            <text:p>2014</text:p>
          </table:table-cell>
          <table:table-cell office:value-type="float" office:value="1162942910" calcext:value-type="float">
            <text:p>1162942910</text:p>
          </table:table-cell>
          <table:table-cell office:value-type="float" office:value="17171605" calcext:value-type="float">
            <text:p>17171605</text:p>
          </table:table-cell>
          <table:table-cell office:value-type="float" office:value="1303628753" calcext:value-type="float">
            <text:p>1303628753</text:p>
          </table:table-cell>
          <table:table-cell office:value-type="float" office:value="20796419" calcext:value-type="float">
            <text:p>20796419</text:p>
          </table:table-cell>
          <table:table-cell office:value-type="float" office:value="64.9644464773832" calcext:value-type="float">
            <text:p>64,9644464773832</text:p>
          </table:table-cell>
        </table:table-row>
        <table:table-row table:style-name="ro1">
          <table:table-cell office:value-type="string" calcext:value-type="string">
            <text:p>0104</text:p>
          </table:table-cell>
          <table:table-cell office:value-type="float" office:value="2015" calcext:value-type="float">
            <text:p>2015</text:p>
          </table:table-cell>
          <table:table-cell office:value-type="float" office:value="1140203312" calcext:value-type="float">
            <text:p>1140203312</text:p>
          </table:table-cell>
          <table:table-cell office:value-type="float" office:value="17285095" calcext:value-type="float">
            <text:p>17285095</text:p>
          </table:table-cell>
          <table:table-cell office:value-type="float" office:value="1365308208" calcext:value-type="float">
            <text:p>1365308208</text:p>
          </table:table-cell>
          <table:table-cell office:value-type="float" office:value="20640512" calcext:value-type="float">
            <text:p>20640512</text:p>
          </table:table-cell>
          <table:table-cell office:value-type="float" office:value="66.0638475740151" calcext:value-type="float">
            <text:p>66,0638475740151</text:p>
          </table:table-cell>
        </table:table-row>
        <table:table-row table:style-name="ro1">
          <table:table-cell office:value-type="string" calcext:value-type="string">
            <text:p>0104</text:p>
          </table:table-cell>
          <table:table-cell office:value-type="float" office:value="2016" calcext:value-type="float">
            <text:p>2016</text:p>
          </table:table-cell>
          <table:table-cell office:value-type="float" office:value="1103798752" calcext:value-type="float">
            <text:p>1103798752</text:p>
          </table:table-cell>
          <table:table-cell office:value-type="float" office:value="16470263" calcext:value-type="float">
            <text:p>16470263</text:p>
          </table:table-cell>
          <table:table-cell office:value-type="float" office:value="1431646121" calcext:value-type="float">
            <text:p>1431646121</text:p>
          </table:table-cell>
          <table:table-cell office:value-type="float" office:value="22185002" calcext:value-type="float">
            <text:p>22185002</text:p>
          </table:table-cell>
          <table:table-cell office:value-type="float" office:value="65.5911910835432" calcext:value-type="float">
            <text:p>65,5911910835432</text:p>
          </table:table-cell>
        </table:table-row>
        <table:table-row table:style-name="ro1">
          <table:table-cell office:value-type="string" calcext:value-type="string">
            <text:p>0104</text:p>
          </table:table-cell>
          <table:table-cell office:value-type="float" office:value="2017" calcext:value-type="float">
            <text:p>2017</text:p>
          </table:table-cell>
          <table:table-cell office:value-type="float" office:value="1062255938" calcext:value-type="float">
            <text:p>1062255938</text:p>
          </table:table-cell>
          <table:table-cell office:value-type="float" office:value="15753818" calcext:value-type="float">
            <text:p>15753818</text:p>
          </table:table-cell>
          <table:table-cell office:value-type="float" office:value="1437376440" calcext:value-type="float">
            <text:p>1437376440</text:p>
          </table:table-cell>
          <table:table-cell office:value-type="float" office:value="21827006" calcext:value-type="float">
            <text:p>21827006</text:p>
          </table:table-cell>
          <table:table-cell office:value-type="float" office:value="66.5135064095455" calcext:value-type="float">
            <text:p>66,5135064095455</text:p>
          </table:table-cell>
        </table:table-row>
        <table:table-row table:style-name="ro1">
          <table:table-cell office:value-type="string" calcext:value-type="string">
            <text:p>0104</text:p>
          </table:table-cell>
          <table:table-cell office:value-type="float" office:value="2018" calcext:value-type="float">
            <text:p>2018</text:p>
          </table:table-cell>
          <table:table-cell office:value-type="float" office:value="991349000" calcext:value-type="float">
            <text:p>991349000</text:p>
          </table:table-cell>
          <table:table-cell office:value-type="float" office:value="14794547" calcext:value-type="float">
            <text:p>14794547</text:p>
          </table:table-cell>
          <table:table-cell office:value-type="float" office:value="1453129178" calcext:value-type="float">
            <text:p>1453129178</text:p>
          </table:table-cell>
          <table:table-cell office:value-type="float" office:value="25108538" calcext:value-type="float">
            <text:p>25108538</text:p>
          </table:table-cell>
          <table:table-cell office:value-type="float" office:value="61.2603806948761" calcext:value-type="float">
            <text:p>61,2603806948761</text:p>
          </table:table-cell>
        </table:table-row>
        <table:table-row table:style-name="ro1">
          <table:table-cell office:value-type="string" calcext:value-type="string">
            <text:p>0105</text:p>
          </table:table-cell>
          <table:table-cell office:value-type="float" office:value="1993" calcext:value-type="float">
            <text:p>1993</text:p>
          </table:table-cell>
          <table:table-cell office:value-type="float" office:value="1847100" calcext:value-type="float">
            <text:p>1847100</text:p>
          </table:table-cell>
          <table:table-cell office:value-type="float" office:value="147737" calcext:value-type="float">
            <text:p>147737</text:p>
          </table:table-cell>
          <table:table-cell office:value-type="float" office:value="2022900" calcext:value-type="float">
            <text:p>2022900</text:p>
          </table:table-cell>
          <table:table-cell office:value-type="float" office:value="111146" calcext:value-type="float">
            <text:p>111146</text:p>
          </table:table-cell>
          <table:table-cell office:value-type="float" office:value="14.9488378920207" calcext:value-type="float">
            <text:p>14,9488378920207</text:p>
          </table:table-cell>
        </table:table-row>
        <table:table-row table:style-name="ro1">
          <table:table-cell office:value-type="string" calcext:value-type="string">
            <text:p>0105</text:p>
          </table:table-cell>
          <table:table-cell office:value-type="float" office:value="1994" calcext:value-type="float">
            <text:p>1994</text:p>
          </table:table-cell>
          <table:table-cell office:value-type="float" office:value="1733500" calcext:value-type="float">
            <text:p>1733500</text:p>
          </table:table-cell>
          <table:table-cell office:value-type="float" office:value="138144" calcext:value-type="float">
            <text:p>138144</text:p>
          </table:table-cell>
          <table:table-cell office:value-type="float" office:value="2021800" calcext:value-type="float">
            <text:p>2021800</text:p>
          </table:table-cell>
          <table:table-cell office:value-type="float" office:value="120223" calcext:value-type="float">
            <text:p>120223</text:p>
          </table:table-cell>
          <table:table-cell office:value-type="float" office:value="14.5347509550368" calcext:value-type="float">
            <text:p>14,5347509550368</text:p>
          </table:table-cell>
        </table:table-row>
        <table:table-row table:style-name="ro1">
          <table:table-cell office:value-type="string" calcext:value-type="string">
            <text:p>0105</text:p>
          </table:table-cell>
          <table:table-cell office:value-type="float" office:value="1995" calcext:value-type="float">
            <text:p>1995</text:p>
          </table:table-cell>
          <table:table-cell office:value-type="float" office:value="2163500" calcext:value-type="float">
            <text:p>2163500</text:p>
          </table:table-cell>
          <table:table-cell office:value-type="float" office:value="138139" calcext:value-type="float">
            <text:p>138139</text:p>
          </table:table-cell>
          <table:table-cell office:value-type="float" office:value="1693300" calcext:value-type="float">
            <text:p>1693300</text:p>
          </table:table-cell>
          <table:table-cell office:value-type="float" office:value="100991" calcext:value-type="float">
            <text:p>100991</text:p>
          </table:table-cell>
          <table:table-cell office:value-type="float" office:value="16.1284656881194" calcext:value-type="float">
            <text:p>16,1284656881194</text:p>
          </table:table-cell>
        </table:table-row>
        <table:table-row table:style-name="ro1">
          <table:table-cell office:value-type="string" calcext:value-type="string">
            <text:p>0105</text:p>
          </table:table-cell>
          <table:table-cell office:value-type="float" office:value="1996" calcext:value-type="float">
            <text:p>1996</text:p>
          </table:table-cell>
          <table:table-cell office:value-type="float" office:value="2082200" calcext:value-type="float">
            <text:p>2082200</text:p>
          </table:table-cell>
          <table:table-cell office:value-type="float" office:value="1654548" calcext:value-type="float">
            <text:p>1654548</text:p>
          </table:table-cell>
          <table:table-cell office:value-type="float" office:value="1738500" calcext:value-type="float">
            <text:p>1738500</text:p>
          </table:table-cell>
          <table:table-cell office:value-type="float" office:value="110635" calcext:value-type="float">
            <text:p>110635</text:p>
          </table:table-cell>
          <table:table-cell office:value-type="float" office:value="2.16447813059609" calcext:value-type="float">
            <text:p>2,16447813059609</text:p>
          </table:table-cell>
        </table:table-row>
        <table:table-row table:style-name="ro1">
          <table:table-cell office:value-type="string" calcext:value-type="string">
            <text:p>0105</text:p>
          </table:table-cell>
          <table:table-cell office:value-type="float" office:value="1997" calcext:value-type="float">
            <text:p>1997</text:p>
          </table:table-cell>
          <table:table-cell office:value-type="float" office:value="2218000" calcext:value-type="float">
            <text:p>2218000</text:p>
          </table:table-cell>
          <table:table-cell office:value-type="float" office:value="2055383" calcext:value-type="float">
            <text:p>2055383</text:p>
          </table:table-cell>
          <table:table-cell office:value-type="float" office:value="1711200" calcext:value-type="float">
            <text:p>1711200</text:p>
          </table:table-cell>
          <table:table-cell office:value-type="float" office:value="99634" calcext:value-type="float">
            <text:p>99634</text:p>
          </table:table-cell>
          <table:table-cell office:value-type="float" office:value="1.82328028038758" calcext:value-type="float">
            <text:p>1,82328028038758</text:p>
          </table:table-cell>
        </table:table-row>
        <table:table-row table:style-name="ro1">
          <table:table-cell office:value-type="string" calcext:value-type="string">
            <text:p>0105</text:p>
          </table:table-cell>
          <table:table-cell office:value-type="float" office:value="1998" calcext:value-type="float">
            <text:p>1998</text:p>
          </table:table-cell>
          <table:table-cell office:value-type="float" office:value="1773000" calcext:value-type="float">
            <text:p>1773000</text:p>
          </table:table-cell>
          <table:table-cell office:value-type="float" office:value="132387" calcext:value-type="float">
            <text:p>132387</text:p>
          </table:table-cell>
          <table:table-cell office:value-type="float" office:value="1782600" calcext:value-type="float">
            <text:p>1782600</text:p>
          </table:table-cell>
          <table:table-cell office:value-type="float" office:value="93091" calcext:value-type="float">
            <text:p>93091</text:p>
          </table:table-cell>
          <table:table-cell office:value-type="float" office:value="15.7691659496714" calcext:value-type="float">
            <text:p>15,7691659496714</text:p>
          </table:table-cell>
        </table:table-row>
        <table:table-row table:style-name="ro1">
          <table:table-cell office:value-type="string" calcext:value-type="string">
            <text:p>0105</text:p>
          </table:table-cell>
          <table:table-cell office:value-type="float" office:value="1999" calcext:value-type="float">
            <text:p>1999</text:p>
          </table:table-cell>
          <table:table-cell office:value-type="float" office:value="1622300" calcext:value-type="float">
            <text:p>1622300</text:p>
          </table:table-cell>
          <table:table-cell office:value-type="float" office:value="218391" calcext:value-type="float">
            <text:p>218391</text:p>
          </table:table-cell>
          <table:table-cell office:value-type="float" office:value="2943400" calcext:value-type="float">
            <text:p>2943400</text:p>
          </table:table-cell>
          <table:table-cell office:value-type="float" office:value="208965" calcext:value-type="float">
            <text:p>208965</text:p>
          </table:table-cell>
          <table:table-cell office:value-type="float" office:value="10.6835986858731" calcext:value-type="float">
            <text:p>10,6835986858731</text:p>
          </table:table-cell>
        </table:table-row>
        <table:table-row table:style-name="ro1">
          <table:table-cell office:value-type="string" calcext:value-type="string">
            <text:p>0105</text:p>
          </table:table-cell>
          <table:table-cell office:value-type="float" office:value="2000" calcext:value-type="float">
            <text:p>2000</text:p>
          </table:table-cell>
          <table:table-cell office:value-type="float" office:value="3229000" calcext:value-type="float">
            <text:p>3229000</text:p>
          </table:table-cell>
          <table:table-cell office:value-type="float" office:value="180188" calcext:value-type="float">
            <text:p>180188</text:p>
          </table:table-cell>
          <table:table-cell office:value-type="float" office:value="5093200" calcext:value-type="float">
            <text:p>5093200</text:p>
          </table:table-cell>
          <table:table-cell office:value-type="float" office:value="195693" calcext:value-type="float">
            <text:p>195693</text:p>
          </table:table-cell>
          <table:table-cell office:value-type="float" office:value="22.1405178766684" calcext:value-type="float">
            <text:p>22,1405178766684</text:p>
          </table:table-cell>
        </table:table-row>
        <table:table-row table:style-name="ro1">
          <table:table-cell office:value-type="string" calcext:value-type="string">
            <text:p>0105</text:p>
          </table:table-cell>
          <table:table-cell office:value-type="float" office:value="2001" calcext:value-type="float">
            <text:p>2001</text:p>
          </table:table-cell>
          <table:table-cell office:value-type="float" office:value="4009900" calcext:value-type="float">
            <text:p>4009900</text:p>
          </table:table-cell>
          <table:table-cell office:value-type="float" office:value="264261" calcext:value-type="float">
            <text:p>264261</text:p>
          </table:table-cell>
          <table:table-cell office:value-type="float" office:value="5881800" calcext:value-type="float">
            <text:p>5881800</text:p>
          </table:table-cell>
          <table:table-cell office:value-type="float" office:value="226433" calcext:value-type="float">
            <text:p>226433</text:p>
          </table:table-cell>
          <table:table-cell office:value-type="float" office:value="20.1585917088858" calcext:value-type="float">
            <text:p>20,1585917088858</text:p>
          </table:table-cell>
        </table:table-row>
        <table:table-row table:style-name="ro1">
          <table:table-cell office:value-type="string" calcext:value-type="string">
            <text:p>0105</text:p>
          </table:table-cell>
          <table:table-cell office:value-type="float" office:value="2002" calcext:value-type="float">
            <text:p>2002</text:p>
          </table:table-cell>
          <table:table-cell office:value-type="float" office:value="3282500" calcext:value-type="float">
            <text:p>3282500</text:p>
          </table:table-cell>
          <table:table-cell office:value-type="float" office:value="159396" calcext:value-type="float">
            <text:p>159396</text:p>
          </table:table-cell>
          <table:table-cell office:value-type="float" office:value="8494500" calcext:value-type="float">
            <text:p>8494500</text:p>
          </table:table-cell>
          <table:table-cell office:value-type="float" office:value="339359" calcext:value-type="float">
            <text:p>339359</text:p>
          </table:table-cell>
          <table:table-cell office:value-type="float" office:value="23.6127958616956" calcext:value-type="float">
            <text:p>23,6127958616956</text:p>
          </table:table-cell>
        </table:table-row>
        <table:table-row table:style-name="ro1">
          <table:table-cell office:value-type="string" calcext:value-type="string">
            <text:p>0105</text:p>
          </table:table-cell>
          <table:table-cell office:value-type="float" office:value="2003" calcext:value-type="float">
            <text:p>2003</text:p>
          </table:table-cell>
          <table:table-cell office:value-type="float" office:value="3161700" calcext:value-type="float">
            <text:p>3161700</text:p>
          </table:table-cell>
          <table:table-cell office:value-type="float" office:value="147926" calcext:value-type="float">
            <text:p>147926</text:p>
          </table:table-cell>
          <table:table-cell office:value-type="float" office:value="8839300" calcext:value-type="float">
            <text:p>8839300</text:p>
          </table:table-cell>
          <table:table-cell office:value-type="float" office:value="323991" calcext:value-type="float">
            <text:p>323991</text:p>
          </table:table-cell>
          <table:table-cell office:value-type="float" office:value="25.4303193146252" calcext:value-type="float">
            <text:p>25,4303193146252</text:p>
          </table:table-cell>
        </table:table-row>
        <table:table-row table:style-name="ro1">
          <table:table-cell office:value-type="string" calcext:value-type="string">
            <text:p>0105</text:p>
          </table:table-cell>
          <table:table-cell office:value-type="float" office:value="2004" calcext:value-type="float">
            <text:p>2004</text:p>
          </table:table-cell>
          <table:table-cell office:value-type="float" office:value="2609000" calcext:value-type="float">
            <text:p>2609000</text:p>
          </table:table-cell>
          <table:table-cell office:value-type="float" office:value="108569" calcext:value-type="float">
            <text:p>108569</text:p>
          </table:table-cell>
          <table:table-cell office:value-type="float" office:value="10048600" calcext:value-type="float">
            <text:p>10048600</text:p>
          </table:table-cell>
          <table:table-cell office:value-type="float" office:value="350646" calcext:value-type="float">
            <text:p>350646</text:p>
          </table:table-cell>
          <table:table-cell office:value-type="float" office:value="27.563559552715" calcext:value-type="float">
            <text:p>27,563559552715</text:p>
          </table:table-cell>
        </table:table-row>
        <table:table-row table:style-name="ro1">
          <table:table-cell office:value-type="string" calcext:value-type="string">
            <text:p>0105</text:p>
          </table:table-cell>
          <table:table-cell office:value-type="float" office:value="2005" calcext:value-type="float">
            <text:p>2005</text:p>
          </table:table-cell>
          <table:table-cell office:value-type="float" office:value="2777700" calcext:value-type="float">
            <text:p>2777700</text:p>
          </table:table-cell>
          <table:table-cell office:value-type="float" office:value="240802" calcext:value-type="float">
            <text:p>240802</text:p>
          </table:table-cell>
          <table:table-cell office:value-type="float" office:value="10137000" calcext:value-type="float">
            <text:p>10137000</text:p>
          </table:table-cell>
          <table:table-cell office:value-type="float" office:value="336796" calcext:value-type="float">
            <text:p>336796</text:p>
          </table:table-cell>
          <table:table-cell office:value-type="float" office:value="22.3593225738316" calcext:value-type="float">
            <text:p>22,3593225738316</text:p>
          </table:table-cell>
        </table:table-row>
        <table:table-row table:style-name="ro1">
          <table:table-cell office:value-type="string" calcext:value-type="string">
            <text:p>0105</text:p>
          </table:table-cell>
          <table:table-cell office:value-type="float" office:value="2006" calcext:value-type="float">
            <text:p>2006</text:p>
          </table:table-cell>
          <table:table-cell office:value-type="float" office:value="1218200" calcext:value-type="float">
            <text:p>1218200</text:p>
          </table:table-cell>
          <table:table-cell office:value-type="float" office:value="92487" calcext:value-type="float">
            <text:p>92487</text:p>
          </table:table-cell>
          <table:table-cell office:value-type="float" office:value="8292600" calcext:value-type="float">
            <text:p>8292600</text:p>
          </table:table-cell>
          <table:table-cell office:value-type="float" office:value="318396" calcext:value-type="float">
            <text:p>318396</text:p>
          </table:table-cell>
          <table:table-cell office:value-type="float" office:value="23.1472219585624" calcext:value-type="float">
            <text:p>23,1472219585624</text:p>
          </table:table-cell>
        </table:table-row>
        <table:table-row table:style-name="ro1">
          <table:table-cell office:value-type="string" calcext:value-type="string">
            <text:p>0105</text:p>
          </table:table-cell>
          <table:table-cell office:value-type="float" office:value="2007" calcext:value-type="float">
            <text:p>2007</text:p>
          </table:table-cell>
          <table:table-cell office:value-type="float" office:value="1066500" calcext:value-type="float">
            <text:p>1066500</text:p>
          </table:table-cell>
          <table:table-cell office:value-type="float" office:value="48817" calcext:value-type="float">
            <text:p>48817</text:p>
          </table:table-cell>
          <table:table-cell office:value-type="float" office:value="6657100" calcext:value-type="float">
            <text:p>6657100</text:p>
          </table:table-cell>
          <table:table-cell office:value-type="float" office:value="299670" calcext:value-type="float">
            <text:p>299670</text:p>
          </table:table-cell>
          <table:table-cell office:value-type="float" office:value="22.163237079145" calcext:value-type="float">
            <text:p>22,163237079145</text:p>
          </table:table-cell>
        </table:table-row>
        <table:table-row table:style-name="ro1">
          <table:table-cell office:value-type="string" calcext:value-type="string">
            <text:p>0105</text:p>
          </table:table-cell>
          <table:table-cell office:value-type="float" office:value="2008" calcext:value-type="float">
            <text:p>2008</text:p>
          </table:table-cell>
          <table:table-cell office:value-type="float" office:value="1203600" calcext:value-type="float">
            <text:p>1203600</text:p>
          </table:table-cell>
          <table:table-cell office:value-type="float" office:value="87211" calcext:value-type="float">
            <text:p>87211</text:p>
          </table:table-cell>
          <table:table-cell office:value-type="float" office:value="5271800" calcext:value-type="float">
            <text:p>5271800</text:p>
          </table:table-cell>
          <table:table-cell office:value-type="float" office:value="221970" calcext:value-type="float">
            <text:p>221970</text:p>
          </table:table-cell>
          <table:table-cell office:value-type="float" office:value="20.9437190513" calcext:value-type="float">
            <text:p>20,9437190513</text:p>
          </table:table-cell>
        </table:table-row>
        <table:table-row table:style-name="ro1">
          <table:table-cell office:value-type="string" calcext:value-type="string">
            <text:p>0105</text:p>
          </table:table-cell>
          <table:table-cell office:value-type="float" office:value="2009" calcext:value-type="float">
            <text:p>2009</text:p>
          </table:table-cell>
          <table:table-cell office:value-type="float" office:value="1395900" calcext:value-type="float">
            <text:p>1395900</text:p>
          </table:table-cell>
          <table:table-cell office:value-type="float" office:value="403856" calcext:value-type="float">
            <text:p>403856</text:p>
          </table:table-cell>
          <table:table-cell office:value-type="float" office:value="4651200" calcext:value-type="float">
            <text:p>4651200</text:p>
          </table:table-cell>
          <table:table-cell office:value-type="float" office:value="165744" calcext:value-type="float">
            <text:p>165744</text:p>
          </table:table-cell>
          <table:table-cell office:value-type="float" office:value="10.6163974719101" calcext:value-type="float">
            <text:p>10,6163974719101</text:p>
          </table:table-cell>
        </table:table-row>
        <table:table-row table:style-name="ro1">
          <table:table-cell office:value-type="string" calcext:value-type="string">
            <text:p>0105</text:p>
          </table:table-cell>
          <table:table-cell office:value-type="float" office:value="2010" calcext:value-type="float">
            <text:p>2010</text:p>
          </table:table-cell>
          <table:table-cell office:value-type="float" office:value="1318986" calcext:value-type="float">
            <text:p>1318986</text:p>
          </table:table-cell>
          <table:table-cell office:value-type="float" office:value="60035" calcext:value-type="float">
            <text:p>60035</text:p>
          </table:table-cell>
          <table:table-cell office:value-type="float" office:value="5534047" calcext:value-type="float">
            <text:p>5534047</text:p>
          </table:table-cell>
          <table:table-cell office:value-type="float" office:value="206429" calcext:value-type="float">
            <text:p>206429</text:p>
          </table:table-cell>
          <table:table-cell office:value-type="float" office:value="25.7184197490092" calcext:value-type="float">
            <text:p>25,7184197490092</text:p>
          </table:table-cell>
        </table:table-row>
        <table:table-row table:style-name="ro1">
          <table:table-cell office:value-type="string" calcext:value-type="string">
            <text:p>0105</text:p>
          </table:table-cell>
          <table:table-cell office:value-type="float" office:value="2011" calcext:value-type="float">
            <text:p>2011</text:p>
          </table:table-cell>
          <table:table-cell office:value-type="float" office:value="1180973" calcext:value-type="float">
            <text:p>1180973</text:p>
          </table:table-cell>
          <table:table-cell office:value-type="float" office:value="226232" calcext:value-type="float">
            <text:p>226232</text:p>
          </table:table-cell>
          <table:table-cell office:value-type="float" office:value="4630436" calcext:value-type="float">
            <text:p>4630436</text:p>
          </table:table-cell>
          <table:table-cell office:value-type="float" office:value="199278" calcext:value-type="float">
            <text:p>199278</text:p>
          </table:table-cell>
          <table:table-cell office:value-type="float" office:value="13.6575145119974" calcext:value-type="float">
            <text:p>13,6575145119974</text:p>
          </table:table-cell>
        </table:table-row>
        <table:table-row table:style-name="ro1">
          <table:table-cell office:value-type="string" calcext:value-type="string">
            <text:p>0105</text:p>
          </table:table-cell>
          <table:table-cell office:value-type="float" office:value="2012" calcext:value-type="float">
            <text:p>2012</text:p>
          </table:table-cell>
          <table:table-cell office:value-type="float" office:value="1145408" calcext:value-type="float">
            <text:p>1145408</text:p>
          </table:table-cell>
          <table:table-cell office:value-type="float" office:value="195537" calcext:value-type="float">
            <text:p>195537</text:p>
          </table:table-cell>
          <table:table-cell office:value-type="float" office:value="5442915" calcext:value-type="float">
            <text:p>5442915</text:p>
          </table:table-cell>
          <table:table-cell office:value-type="float" office:value="181647" calcext:value-type="float">
            <text:p>181647</text:p>
          </table:table-cell>
          <table:table-cell office:value-type="float" office:value="17.4671327521846" calcext:value-type="float">
            <text:p>17,4671327521846</text:p>
          </table:table-cell>
        </table:table-row>
        <table:table-row table:style-name="ro1">
          <table:table-cell office:value-type="string" calcext:value-type="string">
            <text:p>0105</text:p>
          </table:table-cell>
          <table:table-cell office:value-type="float" office:value="2013" calcext:value-type="float">
            <text:p>2013</text:p>
          </table:table-cell>
          <table:table-cell office:value-type="float" office:value="1803876" calcext:value-type="float">
            <text:p>1803876</text:p>
          </table:table-cell>
          <table:table-cell office:value-type="float" office:value="46964" calcext:value-type="float">
            <text:p>46964</text:p>
          </table:table-cell>
          <table:table-cell office:value-type="float" office:value="3715323" calcext:value-type="float">
            <text:p>3715323</text:p>
          </table:table-cell>
          <table:table-cell office:value-type="float" office:value="203460" calcext:value-type="float">
            <text:p>203460</text:p>
          </table:table-cell>
          <table:table-cell office:value-type="float" office:value="22.0394171485161" calcext:value-type="float">
            <text:p>22,0394171485161</text:p>
          </table:table-cell>
        </table:table-row>
        <table:table-row table:style-name="ro1">
          <table:table-cell office:value-type="string" calcext:value-type="string">
            <text:p>0105</text:p>
          </table:table-cell>
          <table:table-cell office:value-type="float" office:value="2014" calcext:value-type="float">
            <text:p>2014</text:p>
          </table:table-cell>
          <table:table-cell office:value-type="float" office:value="1374547" calcext:value-type="float">
            <text:p>1374547</text:p>
          </table:table-cell>
          <table:table-cell office:value-type="float" office:value="38014" calcext:value-type="float">
            <text:p>38014</text:p>
          </table:table-cell>
          <table:table-cell office:value-type="float" office:value="3767578" calcext:value-type="float">
            <text:p>3767578</text:p>
          </table:table-cell>
          <table:table-cell office:value-type="float" office:value="127027" calcext:value-type="float">
            <text:p>127027</text:p>
          </table:table-cell>
          <table:table-cell office:value-type="float" office:value="31.1566519834465" calcext:value-type="float">
            <text:p>31,1566519834465</text:p>
          </table:table-cell>
        </table:table-row>
        <table:table-row table:style-name="ro1">
          <table:table-cell office:value-type="string" calcext:value-type="string">
            <text:p>0105</text:p>
          </table:table-cell>
          <table:table-cell office:value-type="float" office:value="2015" calcext:value-type="float">
            <text:p>2015</text:p>
          </table:table-cell>
          <table:table-cell office:value-type="float" office:value="1512703" calcext:value-type="float">
            <text:p>1512703</text:p>
          </table:table-cell>
          <table:table-cell office:value-type="float" office:value="47635" calcext:value-type="float">
            <text:p>47635</text:p>
          </table:table-cell>
          <table:table-cell office:value-type="float" office:value="4284779" calcext:value-type="float">
            <text:p>4284779</text:p>
          </table:table-cell>
          <table:table-cell office:value-type="float" office:value="210920" calcext:value-type="float">
            <text:p>210920</text:p>
          </table:table-cell>
          <table:table-cell office:value-type="float" office:value="22.4226257469397" calcext:value-type="float">
            <text:p>22,4226257469397</text:p>
          </table:table-cell>
        </table:table-row>
        <table:table-row table:style-name="ro1">
          <table:table-cell office:value-type="string" calcext:value-type="string">
            <text:p>0105</text:p>
          </table:table-cell>
          <table:table-cell office:value-type="float" office:value="2016" calcext:value-type="float">
            <text:p>2016</text:p>
          </table:table-cell>
          <table:table-cell office:value-type="float" office:value="1447405" calcext:value-type="float">
            <text:p>1447405</text:p>
          </table:table-cell>
          <table:table-cell office:value-type="float" office:value="43236" calcext:value-type="float">
            <text:p>43236</text:p>
          </table:table-cell>
          <table:table-cell office:value-type="float" office:value="4047401" calcext:value-type="float">
            <text:p>4047401</text:p>
          </table:table-cell>
          <table:table-cell office:value-type="float" office:value="144155" calcext:value-type="float">
            <text:p>144155</text:p>
          </table:table-cell>
          <table:table-cell office:value-type="float" office:value="29.3226782502895" calcext:value-type="float">
            <text:p>29,3226782502895</text:p>
          </table:table-cell>
        </table:table-row>
        <table:table-row table:style-name="ro1">
          <table:table-cell office:value-type="string" calcext:value-type="string">
            <text:p>0105</text:p>
          </table:table-cell>
          <table:table-cell office:value-type="float" office:value="2017" calcext:value-type="float">
            <text:p>2017</text:p>
          </table:table-cell>
          <table:table-cell office:value-type="float" office:value="1680021" calcext:value-type="float">
            <text:p>1680021</text:p>
          </table:table-cell>
          <table:table-cell office:value-type="float" office:value="54613" calcext:value-type="float">
            <text:p>54613</text:p>
          </table:table-cell>
          <table:table-cell office:value-type="float" office:value="4775776" calcext:value-type="float">
            <text:p>4775776</text:p>
          </table:table-cell>
          <table:table-cell office:value-type="float" office:value="198462" calcext:value-type="float">
            <text:p>198462</text:p>
          </table:table-cell>
          <table:table-cell office:value-type="float" office:value="25.5094221080707" calcext:value-type="float">
            <text:p>25,5094221080707</text:p>
          </table:table-cell>
        </table:table-row>
        <table:table-row table:style-name="ro1">
          <table:table-cell office:value-type="string" calcext:value-type="string">
            <text:p>0105</text:p>
          </table:table-cell>
          <table:table-cell office:value-type="float" office:value="2018" calcext:value-type="float">
            <text:p>2018</text:p>
          </table:table-cell>
          <table:table-cell office:value-type="float" office:value="1440866" calcext:value-type="float">
            <text:p>1440866</text:p>
          </table:table-cell>
          <table:table-cell office:value-type="float" office:value="47973" calcext:value-type="float">
            <text:p>47973</text:p>
          </table:table-cell>
          <table:table-cell office:value-type="float" office:value="3269471" calcext:value-type="float">
            <text:p>3269471</text:p>
          </table:table-cell>
          <table:table-cell office:value-type="float" office:value="152518" calcext:value-type="float">
            <text:p>152518</text:p>
          </table:table-cell>
          <table:table-cell office:value-type="float" office:value="23.4940072122938" calcext:value-type="float">
            <text:p>23,4940072122938</text:p>
          </table:table-cell>
        </table:table-row>
        <table:table-row table:style-name="ro1">
          <table:table-cell office:value-type="string" calcext:value-type="string">
            <text:p>0106</text:p>
          </table:table-cell>
          <table:table-cell office:value-type="float" office:value="1993" calcext:value-type="float">
            <text:p>1993</text:p>
          </table:table-cell>
          <table:table-cell office:value-type="float" office:value="115028100" calcext:value-type="float">
            <text:p>115028100</text:p>
          </table:table-cell>
          <table:table-cell office:value-type="float" office:value="14671553" calcext:value-type="float">
            <text:p>14671553</text:p>
          </table:table-cell>
          <table:table-cell office:value-type="float" office:value="72643900" calcext:value-type="float">
            <text:p>72643900</text:p>
          </table:table-cell>
          <table:table-cell office:value-type="float" office:value="9933105" calcext:value-type="float">
            <text:p>9933105</text:p>
          </table:table-cell>
          <table:table-cell office:value-type="float" office:value="7.62749882562887" calcext:value-type="float">
            <text:p>7,62749882562887</text:p>
          </table:table-cell>
        </table:table-row>
        <table:table-row table:style-name="ro1">
          <table:table-cell office:value-type="string" calcext:value-type="string">
            <text:p>0106</text:p>
          </table:table-cell>
          <table:table-cell office:value-type="float" office:value="1994" calcext:value-type="float">
            <text:p>1994</text:p>
          </table:table-cell>
          <table:table-cell office:value-type="float" office:value="119809200" calcext:value-type="float">
            <text:p>119809200</text:p>
          </table:table-cell>
          <table:table-cell office:value-type="float" office:value="15863587" calcext:value-type="float">
            <text:p>15863587</text:p>
          </table:table-cell>
          <table:table-cell office:value-type="float" office:value="106578500" calcext:value-type="float">
            <text:p>106578500</text:p>
          </table:table-cell>
          <table:table-cell office:value-type="float" office:value="11619363" calcext:value-type="float">
            <text:p>11619363</text:p>
          </table:table-cell>
          <table:table-cell office:value-type="float" office:value="8.23738718005163" calcext:value-type="float">
            <text:p>8,23738718005163</text:p>
          </table:table-cell>
        </table:table-row>
        <table:table-row table:style-name="ro1">
          <table:table-cell office:value-type="string" calcext:value-type="string">
            <text:p>0106</text:p>
          </table:table-cell>
          <table:table-cell office:value-type="float" office:value="1995" calcext:value-type="float">
            <text:p>1995</text:p>
          </table:table-cell>
          <table:table-cell office:value-type="float" office:value="148100100" calcext:value-type="float">
            <text:p>148100100</text:p>
          </table:table-cell>
          <table:table-cell office:value-type="float" office:value="17610506" calcext:value-type="float">
            <text:p>17610506</text:p>
          </table:table-cell>
          <table:table-cell office:value-type="float" office:value="112185900" calcext:value-type="float">
            <text:p>112185900</text:p>
          </table:table-cell>
          <table:table-cell office:value-type="float" office:value="13172931" calcext:value-type="float">
            <text:p>13172931</text:p>
          </table:table-cell>
          <table:table-cell office:value-type="float" office:value="8.45539112477921" calcext:value-type="float">
            <text:p>8,45539112477921</text:p>
          </table:table-cell>
        </table:table-row>
        <table:table-row table:style-name="ro1">
          <table:table-cell office:value-type="string" calcext:value-type="string">
            <text:p>0106</text:p>
          </table:table-cell>
          <table:table-cell office:value-type="float" office:value="1996" calcext:value-type="float">
            <text:p>1996</text:p>
          </table:table-cell>
          <table:table-cell office:value-type="float" office:value="157461800" calcext:value-type="float">
            <text:p>157461800</text:p>
          </table:table-cell>
          <table:table-cell office:value-type="float" office:value="19862762" calcext:value-type="float">
            <text:p>19862762</text:p>
          </table:table-cell>
          <table:table-cell office:value-type="float" office:value="103817200" calcext:value-type="float">
            <text:p>103817200</text:p>
          </table:table-cell>
          <table:table-cell office:value-type="float" office:value="13917357" calcext:value-type="float">
            <text:p>13917357</text:p>
          </table:table-cell>
          <table:table-cell office:value-type="float" office:value="7.73469744141517" calcext:value-type="float">
            <text:p>7,73469744141517</text:p>
          </table:table-cell>
        </table:table-row>
        <table:table-row table:style-name="ro1">
          <table:table-cell office:value-type="string" calcext:value-type="string">
            <text:p>0106</text:p>
          </table:table-cell>
          <table:table-cell office:value-type="float" office:value="1997" calcext:value-type="float">
            <text:p>1997</text:p>
          </table:table-cell>
          <table:table-cell office:value-type="float" office:value="189380000" calcext:value-type="float">
            <text:p>189380000</text:p>
          </table:table-cell>
          <table:table-cell office:value-type="float" office:value="23287197" calcext:value-type="float">
            <text:p>23287197</text:p>
          </table:table-cell>
          <table:table-cell office:value-type="float" office:value="194408800" calcext:value-type="float">
            <text:p>194408800</text:p>
          </table:table-cell>
          <table:table-cell office:value-type="float" office:value="16354464" calcext:value-type="float">
            <text:p>16354464</text:p>
          </table:table-cell>
          <table:table-cell office:value-type="float" office:value="9.6814510370794" calcext:value-type="float">
            <text:p>9,6814510370794</text:p>
          </table:table-cell>
        </table:table-row>
        <table:table-row table:style-name="ro1">
          <table:table-cell office:value-type="string" calcext:value-type="string">
            <text:p>0106</text:p>
          </table:table-cell>
          <table:table-cell office:value-type="float" office:value="1998" calcext:value-type="float">
            <text:p>1998</text:p>
          </table:table-cell>
          <table:table-cell office:value-type="float" office:value="181785100" calcext:value-type="float">
            <text:p>181785100</text:p>
          </table:table-cell>
          <table:table-cell office:value-type="float" office:value="22904262" calcext:value-type="float">
            <text:p>22904262</text:p>
          </table:table-cell>
          <table:table-cell office:value-type="float" office:value="110414100" calcext:value-type="float">
            <text:p>110414100</text:p>
          </table:table-cell>
          <table:table-cell office:value-type="float" office:value="17653385" calcext:value-type="float">
            <text:p>17653385</text:p>
          </table:table-cell>
          <table:table-cell office:value-type="float" office:value="7.20454024366848" calcext:value-type="float">
            <text:p>7,20454024366848</text:p>
          </table:table-cell>
        </table:table-row>
        <table:table-row table:style-name="ro1">
          <table:table-cell office:value-type="string" calcext:value-type="string">
            <text:p>0106</text:p>
          </table:table-cell>
          <table:table-cell office:value-type="float" office:value="1999" calcext:value-type="float">
            <text:p>1999</text:p>
          </table:table-cell>
          <table:table-cell office:value-type="float" office:value="184413200" calcext:value-type="float">
            <text:p>184413200</text:p>
          </table:table-cell>
          <table:table-cell office:value-type="float" office:value="22055546" calcext:value-type="float">
            <text:p>22055546</text:p>
          </table:table-cell>
          <table:table-cell office:value-type="float" office:value="123058400" calcext:value-type="float">
            <text:p>123058400</text:p>
          </table:table-cell>
          <table:table-cell office:value-type="float" office:value="19361231" calcext:value-type="float">
            <text:p>19361231</text:p>
          </table:table-cell>
          <table:table-cell office:value-type="float" office:value="7.42384179242146" calcext:value-type="float">
            <text:p>7,42384179242146</text:p>
          </table:table-cell>
        </table:table-row>
        <table:table-row table:style-name="ro1">
          <table:table-cell office:value-type="string" calcext:value-type="string">
            <text:p>0106</text:p>
          </table:table-cell>
          <table:table-cell office:value-type="float" office:value="2000" calcext:value-type="float">
            <text:p>2000</text:p>
          </table:table-cell>
          <table:table-cell office:value-type="float" office:value="214685000" calcext:value-type="float">
            <text:p>214685000</text:p>
          </table:table-cell>
          <table:table-cell office:value-type="float" office:value="25322160" calcext:value-type="float">
            <text:p>25322160</text:p>
          </table:table-cell>
          <table:table-cell office:value-type="float" office:value="153440700" calcext:value-type="float">
            <text:p>153440700</text:p>
          </table:table-cell>
          <table:table-cell office:value-type="float" office:value="22248803" calcext:value-type="float">
            <text:p>22248803</text:p>
          </table:table-cell>
          <table:table-cell office:value-type="float" office:value="7.7384538126756" calcext:value-type="float">
            <text:p>7,7384538126756</text:p>
          </table:table-cell>
        </table:table-row>
        <table:table-row table:style-name="ro1">
          <table:table-cell office:value-type="string" calcext:value-type="string">
            <text:p>0106</text:p>
          </table:table-cell>
          <table:table-cell office:value-type="float" office:value="2001" calcext:value-type="float">
            <text:p>2001</text:p>
          </table:table-cell>
          <table:table-cell office:value-type="float" office:value="221337600" calcext:value-type="float">
            <text:p>221337600</text:p>
          </table:table-cell>
          <table:table-cell office:value-type="float" office:value="27128775" calcext:value-type="float">
            <text:p>27128775</text:p>
          </table:table-cell>
          <table:table-cell office:value-type="float" office:value="166767400" calcext:value-type="float">
            <text:p>166767400</text:p>
          </table:table-cell>
          <table:table-cell office:value-type="float" office:value="24538067" calcext:value-type="float">
            <text:p>24538067</text:p>
          </table:table-cell>
          <table:table-cell office:value-type="float" office:value="7.5116841861556" calcext:value-type="float">
            <text:p>7,5116841861556</text:p>
          </table:table-cell>
        </table:table-row>
        <table:table-row table:style-name="ro1">
          <table:table-cell office:value-type="string" calcext:value-type="string">
            <text:p>0106</text:p>
          </table:table-cell>
          <table:table-cell office:value-type="float" office:value="2002" calcext:value-type="float">
            <text:p>2002</text:p>
          </table:table-cell>
          <table:table-cell office:value-type="float" office:value="228607400" calcext:value-type="float">
            <text:p>228607400</text:p>
          </table:table-cell>
          <table:table-cell office:value-type="float" office:value="26728383" calcext:value-type="float">
            <text:p>26728383</text:p>
          </table:table-cell>
          <table:table-cell office:value-type="float" office:value="182614400" calcext:value-type="float">
            <text:p>182614400</text:p>
          </table:table-cell>
          <table:table-cell office:value-type="float" office:value="27858044" calcext:value-type="float">
            <text:p>27858044</text:p>
          </table:table-cell>
          <table:table-cell office:value-type="float" office:value="7.53340752638014" calcext:value-type="float">
            <text:p>7,53340752638014</text:p>
          </table:table-cell>
        </table:table-row>
        <table:table-row table:style-name="ro1">
          <table:table-cell office:value-type="string" calcext:value-type="string">
            <text:p>0106</text:p>
          </table:table-cell>
          <table:table-cell office:value-type="float" office:value="2003" calcext:value-type="float">
            <text:p>2003</text:p>
          </table:table-cell>
          <table:table-cell office:value-type="float" office:value="233566600" calcext:value-type="float">
            <text:p>233566600</text:p>
          </table:table-cell>
          <table:table-cell office:value-type="float" office:value="27076739" calcext:value-type="float">
            <text:p>27076739</text:p>
          </table:table-cell>
          <table:table-cell office:value-type="float" office:value="212268000" calcext:value-type="float">
            <text:p>212268000</text:p>
          </table:table-cell>
          <table:table-cell office:value-type="float" office:value="33362482" calcext:value-type="float">
            <text:p>33362482</text:p>
          </table:table-cell>
          <table:table-cell office:value-type="float" office:value="7.37657753729155" calcext:value-type="float">
            <text:p>7,37657753729155</text:p>
          </table:table-cell>
        </table:table-row>
        <table:table-row table:style-name="ro1">
          <table:table-cell office:value-type="string" calcext:value-type="string">
            <text:p>0106</text:p>
          </table:table-cell>
          <table:table-cell office:value-type="float" office:value="2004" calcext:value-type="float">
            <text:p>2004</text:p>
          </table:table-cell>
          <table:table-cell office:value-type="float" office:value="245427900" calcext:value-type="float">
            <text:p>245427900</text:p>
          </table:table-cell>
          <table:table-cell office:value-type="float" office:value="26424915" calcext:value-type="float">
            <text:p>26424915</text:p>
          </table:table-cell>
          <table:table-cell office:value-type="float" office:value="249116400" calcext:value-type="float">
            <text:p>249116400</text:p>
          </table:table-cell>
          <table:table-cell office:value-type="float" office:value="39843573" calcext:value-type="float">
            <text:p>39843573</text:p>
          </table:table-cell>
          <table:table-cell office:value-type="float" office:value="7.46273704026565" calcext:value-type="float">
            <text:p>7,46273704026565</text:p>
          </table:table-cell>
        </table:table-row>
        <table:table-row table:style-name="ro1">
          <table:table-cell office:value-type="string" calcext:value-type="string">
            <text:p>0106</text:p>
          </table:table-cell>
          <table:table-cell office:value-type="float" office:value="2005" calcext:value-type="float">
            <text:p>2005</text:p>
          </table:table-cell>
          <table:table-cell office:value-type="float" office:value="222300000" calcext:value-type="float">
            <text:p>222300000</text:p>
          </table:table-cell>
          <table:table-cell office:value-type="float" office:value="25698683" calcext:value-type="float">
            <text:p>25698683</text:p>
          </table:table-cell>
          <table:table-cell office:value-type="float" office:value="246846500" calcext:value-type="float">
            <text:p>246846500</text:p>
          </table:table-cell>
          <table:table-cell office:value-type="float" office:value="41212558" calcext:value-type="float">
            <text:p>41212558</text:p>
          </table:table-cell>
          <table:table-cell office:value-type="float" office:value="7.01147509728597" calcext:value-type="float">
            <text:p>7,01147509728597</text:p>
          </table:table-cell>
        </table:table-row>
        <table:table-row table:style-name="ro1">
          <table:table-cell office:value-type="string" calcext:value-type="string">
            <text:p>0106</text:p>
          </table:table-cell>
          <table:table-cell office:value-type="float" office:value="2006" calcext:value-type="float">
            <text:p>2006</text:p>
          </table:table-cell>
          <table:table-cell office:value-type="float" office:value="133149900" calcext:value-type="float">
            <text:p>133149900</text:p>
          </table:table-cell>
          <table:table-cell office:value-type="float" office:value="27595366" calcext:value-type="float">
            <text:p>27595366</text:p>
          </table:table-cell>
          <table:table-cell office:value-type="float" office:value="218362200" calcext:value-type="float">
            <text:p>218362200</text:p>
          </table:table-cell>
          <table:table-cell office:value-type="float" office:value="47984690" calcext:value-type="float">
            <text:p>47984690</text:p>
          </table:table-cell>
          <table:table-cell office:value-type="float" office:value="4.65085789298701" calcext:value-type="float">
            <text:p>4,65085789298701</text:p>
          </table:table-cell>
        </table:table-row>
        <table:table-row table:style-name="ro1">
          <table:table-cell office:value-type="string" calcext:value-type="string">
            <text:p>0106</text:p>
          </table:table-cell>
          <table:table-cell office:value-type="float" office:value="2007" calcext:value-type="float">
            <text:p>2007</text:p>
          </table:table-cell>
          <table:table-cell office:value-type="float" office:value="125800900" calcext:value-type="float">
            <text:p>125800900</text:p>
          </table:table-cell>
          <table:table-cell office:value-type="float" office:value="25673805" calcext:value-type="float">
            <text:p>25673805</text:p>
          </table:table-cell>
          <table:table-cell office:value-type="float" office:value="249295900" calcext:value-type="float">
            <text:p>249295900</text:p>
          </table:table-cell>
          <table:table-cell office:value-type="float" office:value="47816737" calcext:value-type="float">
            <text:p>47816737</text:p>
          </table:table-cell>
          <table:table-cell office:value-type="float" office:value="5.104014609118" calcext:value-type="float">
            <text:p>5,104014609118</text:p>
          </table:table-cell>
        </table:table-row>
        <table:table-row table:style-name="ro1">
          <table:table-cell office:value-type="string" calcext:value-type="string">
            <text:p>0106</text:p>
          </table:table-cell>
          <table:table-cell office:value-type="float" office:value="2008" calcext:value-type="float">
            <text:p>2008</text:p>
          </table:table-cell>
          <table:table-cell office:value-type="float" office:value="122109000" calcext:value-type="float">
            <text:p>122109000</text:p>
          </table:table-cell>
          <table:table-cell office:value-type="float" office:value="27208583" calcext:value-type="float">
            <text:p>27208583</text:p>
          </table:table-cell>
          <table:table-cell office:value-type="float" office:value="203373800" calcext:value-type="float">
            <text:p>203373800</text:p>
          </table:table-cell>
          <table:table-cell office:value-type="float" office:value="48885214" calcext:value-type="float">
            <text:p>48885214</text:p>
          </table:table-cell>
          <table:table-cell office:value-type="float" office:value="4.27738939088557" calcext:value-type="float">
            <text:p>4,27738939088557</text:p>
          </table:table-cell>
        </table:table-row>
        <table:table-row table:style-name="ro1">
          <table:table-cell office:value-type="string" calcext:value-type="string">
            <text:p>0106</text:p>
          </table:table-cell>
          <table:table-cell office:value-type="float" office:value="2009" calcext:value-type="float">
            <text:p>2009</text:p>
          </table:table-cell>
          <table:table-cell office:value-type="float" office:value="112469900" calcext:value-type="float">
            <text:p>112469900</text:p>
          </table:table-cell>
          <table:table-cell office:value-type="float" office:value="28361716" calcext:value-type="float">
            <text:p>28361716</text:p>
          </table:table-cell>
          <table:table-cell office:value-type="float" office:value="208495600" calcext:value-type="float">
            <text:p>208495600</text:p>
          </table:table-cell>
          <table:table-cell office:value-type="float" office:value="56705035" calcext:value-type="float">
            <text:p>56705035</text:p>
          </table:table-cell>
          <table:table-cell office:value-type="float" office:value="3.77310166694858" calcext:value-type="float">
            <text:p>3,77310166694858</text:p>
          </table:table-cell>
        </table:table-row>
        <table:table-row table:style-name="ro1">
          <table:table-cell office:value-type="string" calcext:value-type="string">
            <text:p>0106</text:p>
          </table:table-cell>
          <table:table-cell office:value-type="float" office:value="2010" calcext:value-type="float">
            <text:p>2010</text:p>
          </table:table-cell>
          <table:table-cell office:value-type="float" office:value="180290776" calcext:value-type="float">
            <text:p>180290776</text:p>
          </table:table-cell>
          <table:table-cell office:value-type="float" office:value="34866180" calcext:value-type="float">
            <text:p>34866180</text:p>
          </table:table-cell>
          <table:table-cell office:value-type="float" office:value="273582707" calcext:value-type="float">
            <text:p>273582707</text:p>
          </table:table-cell>
          <table:table-cell office:value-type="float" office:value="67005401" calcext:value-type="float">
            <text:p>67005401</text:p>
          </table:table-cell>
          <table:table-cell office:value-type="float" office:value="4.4553493579333" calcext:value-type="float">
            <text:p>4,4553493579333</text:p>
          </table:table-cell>
        </table:table-row>
        <table:table-row table:style-name="ro1">
          <table:table-cell office:value-type="string" calcext:value-type="string">
            <text:p>0106</text:p>
          </table:table-cell>
          <table:table-cell office:value-type="float" office:value="2011" calcext:value-type="float">
            <text:p>2011</text:p>
          </table:table-cell>
          <table:table-cell office:value-type="float" office:value="173560218" calcext:value-type="float">
            <text:p>173560218</text:p>
          </table:table-cell>
          <table:table-cell office:value-type="float" office:value="38451262" calcext:value-type="float">
            <text:p>38451262</text:p>
          </table:table-cell>
          <table:table-cell office:value-type="float" office:value="291189011" calcext:value-type="float">
            <text:p>291189011</text:p>
          </table:table-cell>
          <table:table-cell office:value-type="float" office:value="65200575" calcext:value-type="float">
            <text:p>65200575</text:p>
          </table:table-cell>
          <table:table-cell office:value-type="float" office:value="4.48375294110803" calcext:value-type="float">
            <text:p>4,48375294110803</text:p>
          </table:table-cell>
        </table:table-row>
        <table:table-row table:style-name="ro1">
          <table:table-cell office:value-type="string" calcext:value-type="string">
            <text:p>0106</text:p>
          </table:table-cell>
          <table:table-cell office:value-type="float" office:value="2012" calcext:value-type="float">
            <text:p>2012</text:p>
          </table:table-cell>
          <table:table-cell office:value-type="float" office:value="180859141" calcext:value-type="float">
            <text:p>180859141</text:p>
          </table:table-cell>
          <table:table-cell office:value-type="float" office:value="37614381" calcext:value-type="float">
            <text:p>37614381</text:p>
          </table:table-cell>
          <table:table-cell office:value-type="float" office:value="247759803" calcext:value-type="float">
            <text:p>247759803</text:p>
          </table:table-cell>
          <table:table-cell office:value-type="float" office:value="57613794" calcext:value-type="float">
            <text:p>57613794</text:p>
          </table:table-cell>
          <table:table-cell office:value-type="float" office:value="4.50096774405264" calcext:value-type="float">
            <text:p>4,50096774405264</text:p>
          </table:table-cell>
        </table:table-row>
        <table:table-row table:style-name="ro1">
          <table:table-cell office:value-type="string" calcext:value-type="string">
            <text:p>0106</text:p>
          </table:table-cell>
          <table:table-cell office:value-type="float" office:value="2013" calcext:value-type="float">
            <text:p>2013</text:p>
          </table:table-cell>
          <table:table-cell office:value-type="float" office:value="175375744" calcext:value-type="float">
            <text:p>175375744</text:p>
          </table:table-cell>
          <table:table-cell office:value-type="float" office:value="36027450" calcext:value-type="float">
            <text:p>36027450</text:p>
          </table:table-cell>
          <table:table-cell office:value-type="float" office:value="344406022" calcext:value-type="float">
            <text:p>344406022</text:p>
          </table:table-cell>
          <table:table-cell office:value-type="float" office:value="61188574" calcext:value-type="float">
            <text:p>61188574</text:p>
          </table:table-cell>
          <table:table-cell office:value-type="float" office:value="5.3466676028635" calcext:value-type="float">
            <text:p>5,3466676028635</text:p>
          </table:table-cell>
        </table:table-row>
        <table:table-row table:style-name="ro1">
          <table:table-cell office:value-type="string" calcext:value-type="string">
            <text:p>0106</text:p>
          </table:table-cell>
          <table:table-cell office:value-type="float" office:value="2014" calcext:value-type="float">
            <text:p>2014</text:p>
          </table:table-cell>
          <table:table-cell office:value-type="float" office:value="185357447" calcext:value-type="float">
            <text:p>185357447</text:p>
          </table:table-cell>
          <table:table-cell office:value-type="float" office:value="29266668" calcext:value-type="float">
            <text:p>29266668</text:p>
          </table:table-cell>
          <table:table-cell office:value-type="float" office:value="276303877" calcext:value-type="float">
            <text:p>276303877</text:p>
          </table:table-cell>
          <table:table-cell office:value-type="float" office:value="54700202" calcext:value-type="float">
            <text:p>54700202</text:p>
          </table:table-cell>
          <table:table-cell office:value-type="float" office:value="5.49813663412725" calcext:value-type="float">
            <text:p>5,49813663412725</text:p>
          </table:table-cell>
        </table:table-row>
        <table:table-row table:style-name="ro1">
          <table:table-cell office:value-type="string" calcext:value-type="string">
            <text:p>0106</text:p>
          </table:table-cell>
          <table:table-cell office:value-type="float" office:value="2015" calcext:value-type="float">
            <text:p>2015</text:p>
          </table:table-cell>
          <table:table-cell office:value-type="float" office:value="177607143" calcext:value-type="float">
            <text:p>177607143</text:p>
          </table:table-cell>
          <table:table-cell office:value-type="float" office:value="26821723" calcext:value-type="float">
            <text:p>26821723</text:p>
          </table:table-cell>
          <table:table-cell office:value-type="float" office:value="272411942" calcext:value-type="float">
            <text:p>272411942</text:p>
          </table:table-cell>
          <table:table-cell office:value-type="float" office:value="48628764" calcext:value-type="float">
            <text:p>48628764</text:p>
          </table:table-cell>
          <table:table-cell office:value-type="float" office:value="5.96442916266399" calcext:value-type="float">
            <text:p>5,96442916266399</text:p>
          </table:table-cell>
        </table:table-row>
        <table:table-row table:style-name="ro1">
          <table:table-cell office:value-type="string" calcext:value-type="string">
            <text:p>0106</text:p>
          </table:table-cell>
          <table:table-cell office:value-type="float" office:value="2016" calcext:value-type="float">
            <text:p>2016</text:p>
          </table:table-cell>
          <table:table-cell office:value-type="float" office:value="182273315" calcext:value-type="float">
            <text:p>182273315</text:p>
          </table:table-cell>
          <table:table-cell office:value-type="float" office:value="28917023" calcext:value-type="float">
            <text:p>28917023</text:p>
          </table:table-cell>
          <table:table-cell office:value-type="float" office:value="290733438" calcext:value-type="float">
            <text:p>290733438</text:p>
          </table:table-cell>
          <table:table-cell office:value-type="float" office:value="55759262" calcext:value-type="float">
            <text:p>55759262</text:p>
          </table:table-cell>
          <table:table-cell office:value-type="float" office:value="5.58605934353403" calcext:value-type="float">
            <text:p>5,58605934353403</text:p>
          </table:table-cell>
        </table:table-row>
        <table:table-row table:style-name="ro1">
          <table:table-cell office:value-type="string" calcext:value-type="string">
            <text:p>0106</text:p>
          </table:table-cell>
          <table:table-cell office:value-type="float" office:value="2017" calcext:value-type="float">
            <text:p>2017</text:p>
          </table:table-cell>
          <table:table-cell office:value-type="float" office:value="208976992" calcext:value-type="float">
            <text:p>208976992</text:p>
          </table:table-cell>
          <table:table-cell office:value-type="float" office:value="32181988" calcext:value-type="float">
            <text:p>32181988</text:p>
          </table:table-cell>
          <table:table-cell office:value-type="float" office:value="364352033" calcext:value-type="float">
            <text:p>364352033</text:p>
          </table:table-cell>
          <table:table-cell office:value-type="float" office:value="66513068" calcext:value-type="float">
            <text:p>66513068</text:p>
          </table:table-cell>
          <table:table-cell office:value-type="float" office:value="5.80909569573576" calcext:value-type="float">
            <text:p>5,80909569573576</text:p>
          </table:table-cell>
        </table:table-row>
        <table:table-row table:style-name="ro1">
          <table:table-cell office:value-type="string" calcext:value-type="string">
            <text:p>0106</text:p>
          </table:table-cell>
          <table:table-cell office:value-type="float" office:value="2018" calcext:value-type="float">
            <text:p>2018</text:p>
          </table:table-cell>
          <table:table-cell office:value-type="float" office:value="210428772" calcext:value-type="float">
            <text:p>210428772</text:p>
          </table:table-cell>
          <table:table-cell office:value-type="float" office:value="32632367" calcext:value-type="float">
            <text:p>32632367</text:p>
          </table:table-cell>
          <table:table-cell office:value-type="float" office:value="364212920" calcext:value-type="float">
            <text:p>364212920</text:p>
          </table:table-cell>
          <table:table-cell office:value-type="float" office:value="69450569" calcext:value-type="float">
            <text:p>69450569</text:p>
          </table:table-cell>
          <table:table-cell office:value-type="float" office:value="5.62916501539493" calcext:value-type="float">
            <text:p>5,62916501539493</text:p>
          </table:table-cell>
        </table:table-row>
        <table:table-row table:style-name="ro1">
          <table:table-cell office:value-type="string" calcext:value-type="string">
            <text:p>0108</text:p>
          </table:table-cell>
          <table:table-cell office:value-type="float" office:value="1993" calcext:value-type="float">
            <text:p>1993</text:p>
          </table:table-cell>
          <table:table-cell office:value-type="float" office:value="151101500" calcext:value-type="float">
            <text:p>151101500</text:p>
          </table:table-cell>
          <table:table-cell office:value-type="float" office:value="3693558" calcext:value-type="float">
            <text:p>3693558</text:p>
          </table:table-cell>
          <table:table-cell office:value-type="float" office:value="184508400" calcext:value-type="float">
            <text:p>184508400</text:p>
          </table:table-cell>
          <table:table-cell office:value-type="float" office:value="4220420" calcext:value-type="float">
            <text:p>4220420</text:p>
          </table:table-cell>
          <table:table-cell office:value-type="float" office:value="42.4072318624085" calcext:value-type="float">
            <text:p>42,4072318624085</text:p>
          </table:table-cell>
        </table:table-row>
        <table:table-row table:style-name="ro1">
          <table:table-cell office:value-type="string" calcext:value-type="string">
            <text:p>0108</text:p>
          </table:table-cell>
          <table:table-cell office:value-type="float" office:value="1994" calcext:value-type="float">
            <text:p>1994</text:p>
          </table:table-cell>
          <table:table-cell office:value-type="float" office:value="191107900" calcext:value-type="float">
            <text:p>191107900</text:p>
          </table:table-cell>
          <table:table-cell office:value-type="float" office:value="4556791" calcext:value-type="float">
            <text:p>4556791</text:p>
          </table:table-cell>
          <table:table-cell office:value-type="float" office:value="199250300" calcext:value-type="float">
            <text:p>199250300</text:p>
          </table:table-cell>
          <table:table-cell office:value-type="float" office:value="4657890" calcext:value-type="float">
            <text:p>4657890</text:p>
          </table:table-cell>
          <table:table-cell office:value-type="float" office:value="42.3626384896015" calcext:value-type="float">
            <text:p>42,3626384896015</text:p>
          </table:table-cell>
        </table:table-row>
        <table:table-row table:style-name="ro1">
          <table:table-cell office:value-type="string" calcext:value-type="string">
            <text:p>0108</text:p>
          </table:table-cell>
          <table:table-cell office:value-type="float" office:value="1995" calcext:value-type="float">
            <text:p>1995</text:p>
          </table:table-cell>
          <table:table-cell office:value-type="float" office:value="216149600" calcext:value-type="float">
            <text:p>216149600</text:p>
          </table:table-cell>
          <table:table-cell office:value-type="float" office:value="5102378" calcext:value-type="float">
            <text:p>5102378</text:p>
          </table:table-cell>
          <table:table-cell office:value-type="float" office:value="219990500" calcext:value-type="float">
            <text:p>219990500</text:p>
          </table:table-cell>
          <table:table-cell office:value-type="float" office:value="5456202" calcext:value-type="float">
            <text:p>5456202</text:p>
          </table:table-cell>
          <table:table-cell office:value-type="float" office:value="41.3067003328099" calcext:value-type="float">
            <text:p>41,3067003328099</text:p>
          </table:table-cell>
        </table:table-row>
        <table:table-row table:style-name="ro1">
          <table:table-cell office:value-type="string" calcext:value-type="string">
            <text:p>0108</text:p>
          </table:table-cell>
          <table:table-cell office:value-type="float" office:value="1996" calcext:value-type="float">
            <text:p>1996</text:p>
          </table:table-cell>
          <table:table-cell office:value-type="float" office:value="197970000" calcext:value-type="float">
            <text:p>197970000</text:p>
          </table:table-cell>
          <table:table-cell office:value-type="float" office:value="4783732" calcext:value-type="float">
            <text:p>4783732</text:p>
          </table:table-cell>
          <table:table-cell office:value-type="float" office:value="222444600" calcext:value-type="float">
            <text:p>222444600</text:p>
          </table:table-cell>
          <table:table-cell office:value-type="float" office:value="5275015" calcext:value-type="float">
            <text:p>5275015</text:p>
          </table:table-cell>
          <table:table-cell office:value-type="float" office:value="41.7959214999642" calcext:value-type="float">
            <text:p>41,7959214999642</text:p>
          </table:table-cell>
        </table:table-row>
        <table:table-row table:style-name="ro1">
          <table:table-cell office:value-type="string" calcext:value-type="string">
            <text:p>0108</text:p>
          </table:table-cell>
          <table:table-cell office:value-type="float" office:value="1997" calcext:value-type="float">
            <text:p>1997</text:p>
          </table:table-cell>
          <table:table-cell office:value-type="float" office:value="216544900" calcext:value-type="float">
            <text:p>216544900</text:p>
          </table:table-cell>
          <table:table-cell office:value-type="float" office:value="5023452" calcext:value-type="float">
            <text:p>5023452</text:p>
          </table:table-cell>
          <table:table-cell office:value-type="float" office:value="264097200" calcext:value-type="float">
            <text:p>264097200</text:p>
          </table:table-cell>
          <table:table-cell office:value-type="float" office:value="98191380" calcext:value-type="float">
            <text:p>98191380</text:p>
          </table:table-cell>
          <table:table-cell office:value-type="float" office:value="4.65671542245014" calcext:value-type="float">
            <text:p>4,65671542245014</text:p>
          </table:table-cell>
        </table:table-row>
        <table:table-row table:style-name="ro1">
          <table:table-cell office:value-type="string" calcext:value-type="string">
            <text:p>0108</text:p>
          </table:table-cell>
          <table:table-cell office:value-type="float" office:value="1998" calcext:value-type="float">
            <text:p>1998</text:p>
          </table:table-cell>
          <table:table-cell office:value-type="float" office:value="251739200" calcext:value-type="float">
            <text:p>251739200</text:p>
          </table:table-cell>
          <table:table-cell office:value-type="float" office:value="5665689" calcext:value-type="float">
            <text:p>5665689</text:p>
          </table:table-cell>
          <table:table-cell office:value-type="float" office:value="269025300" calcext:value-type="float">
            <text:p>269025300</text:p>
          </table:table-cell>
          <table:table-cell office:value-type="float" office:value="6617204" calcext:value-type="float">
            <text:p>6617204</text:p>
          </table:table-cell>
          <table:table-cell office:value-type="float" office:value="42.3975442918863" calcext:value-type="float">
            <text:p>42,3975442918863</text:p>
          </table:table-cell>
        </table:table-row>
        <table:table-row table:style-name="ro1">
          <table:table-cell office:value-type="string" calcext:value-type="string">
            <text:p>0108</text:p>
          </table:table-cell>
          <table:table-cell office:value-type="float" office:value="1999" calcext:value-type="float">
            <text:p>1999</text:p>
          </table:table-cell>
          <table:table-cell office:value-type="float" office:value="294304400" calcext:value-type="float">
            <text:p>294304400</text:p>
          </table:table-cell>
          <table:table-cell office:value-type="float" office:value="6919683" calcext:value-type="float">
            <text:p>6919683</text:p>
          </table:table-cell>
          <table:table-cell office:value-type="float" office:value="317496900" calcext:value-type="float">
            <text:p>317496900</text:p>
          </table:table-cell>
          <table:table-cell office:value-type="float" office:value="54362678" calcext:value-type="float">
            <text:p>54362678</text:p>
          </table:table-cell>
          <table:table-cell office:value-type="float" office:value="9.98331803828511" calcext:value-type="float">
            <text:p>9,98331803828511</text:p>
          </table:table-cell>
        </table:table-row>
        <table:table-row table:style-name="ro1">
          <table:table-cell office:value-type="string" calcext:value-type="string">
            <text:p>0108</text:p>
          </table:table-cell>
          <table:table-cell office:value-type="float" office:value="2000" calcext:value-type="float">
            <text:p>2000</text:p>
          </table:table-cell>
          <table:table-cell office:value-type="float" office:value="307240200" calcext:value-type="float">
            <text:p>307240200</text:p>
          </table:table-cell>
          <table:table-cell office:value-type="float" office:value="7157841" calcext:value-type="float">
            <text:p>7157841</text:p>
          </table:table-cell>
          <table:table-cell office:value-type="float" office:value="361006200" calcext:value-type="float">
            <text:p>361006200</text:p>
          </table:table-cell>
          <table:table-cell office:value-type="float" office:value="7836607" calcext:value-type="float">
            <text:p>7836607</text:p>
          </table:table-cell>
          <table:table-cell office:value-type="float" office:value="44.5662554566864" calcext:value-type="float">
            <text:p>44,5662554566864</text:p>
          </table:table-cell>
        </table:table-row>
        <table:table-row table:style-name="ro1">
          <table:table-cell office:value-type="string" calcext:value-type="string">
            <text:p>0108</text:p>
          </table:table-cell>
          <table:table-cell office:value-type="float" office:value="2001" calcext:value-type="float">
            <text:p>2001</text:p>
          </table:table-cell>
          <table:table-cell office:value-type="float" office:value="637362900" calcext:value-type="float">
            <text:p>637362900</text:p>
          </table:table-cell>
          <table:table-cell office:value-type="float" office:value="7358098" calcext:value-type="float">
            <text:p>7358098</text:p>
          </table:table-cell>
          <table:table-cell office:value-type="float" office:value="383941800" calcext:value-type="float">
            <text:p>383941800</text:p>
          </table:table-cell>
          <table:table-cell office:value-type="float" office:value="8563882" calcext:value-type="float">
            <text:p>8563882</text:p>
          </table:table-cell>
          <table:table-cell office:value-type="float" office:value="64.144327527104" calcext:value-type="float">
            <text:p>64,144327527104</text:p>
          </table:table-cell>
        </table:table-row>
        <table:table-row table:style-name="ro1">
          <table:table-cell office:value-type="string" calcext:value-type="string">
            <text:p>0108</text:p>
          </table:table-cell>
          <table:table-cell office:value-type="float" office:value="2002" calcext:value-type="float">
            <text:p>2002</text:p>
          </table:table-cell>
          <table:table-cell office:value-type="float" office:value="332346200" calcext:value-type="float">
            <text:p>332346200</text:p>
          </table:table-cell>
          <table:table-cell office:value-type="float" office:value="7514002" calcext:value-type="float">
            <text:p>7514002</text:p>
          </table:table-cell>
          <table:table-cell office:value-type="float" office:value="418785600" calcext:value-type="float">
            <text:p>418785600</text:p>
          </table:table-cell>
          <table:table-cell office:value-type="float" office:value="14279118" calcext:value-type="float">
            <text:p>14279118</text:p>
          </table:table-cell>
          <table:table-cell office:value-type="float" office:value="34.466464645723" calcext:value-type="float">
            <text:p>34,466464645723</text:p>
          </table:table-cell>
        </table:table-row>
        <table:table-row table:style-name="ro1">
          <table:table-cell office:value-type="string" calcext:value-type="string">
            <text:p>0108</text:p>
          </table:table-cell>
          <table:table-cell office:value-type="float" office:value="2003" calcext:value-type="float">
            <text:p>2003</text:p>
          </table:table-cell>
          <table:table-cell office:value-type="float" office:value="354045700" calcext:value-type="float">
            <text:p>354045700</text:p>
          </table:table-cell>
          <table:table-cell office:value-type="float" office:value="8221057" calcext:value-type="float">
            <text:p>8221057</text:p>
          </table:table-cell>
          <table:table-cell office:value-type="float" office:value="462386300" calcext:value-type="float">
            <text:p>462386300</text:p>
          </table:table-cell>
          <table:table-cell office:value-type="float" office:value="11331706" calcext:value-type="float">
            <text:p>11331706</text:p>
          </table:table-cell>
          <table:table-cell office:value-type="float" office:value="41.7553263444149" calcext:value-type="float">
            <text:p>41,7553263444149</text:p>
          </table:table-cell>
        </table:table-row>
        <table:table-row table:style-name="ro1">
          <table:table-cell office:value-type="string" calcext:value-type="string">
            <text:p>0108</text:p>
          </table:table-cell>
          <table:table-cell office:value-type="float" office:value="2004" calcext:value-type="float">
            <text:p>2004</text:p>
          </table:table-cell>
          <table:table-cell office:value-type="float" office:value="360716300" calcext:value-type="float">
            <text:p>360716300</text:p>
          </table:table-cell>
          <table:table-cell office:value-type="float" office:value="8006570" calcext:value-type="float">
            <text:p>8006570</text:p>
          </table:table-cell>
          <table:table-cell office:value-type="float" office:value="459453300" calcext:value-type="float">
            <text:p>459453300</text:p>
          </table:table-cell>
          <table:table-cell office:value-type="float" office:value="11931292" calcext:value-type="float">
            <text:p>11931292</text:p>
          </table:table-cell>
          <table:table-cell office:value-type="float" office:value="41.1362863279924" calcext:value-type="float">
            <text:p>41,1362863279924</text:p>
          </table:table-cell>
        </table:table-row>
        <table:table-row table:style-name="ro1">
          <table:table-cell office:value-type="string" calcext:value-type="string">
            <text:p>0108</text:p>
          </table:table-cell>
          <table:table-cell office:value-type="float" office:value="2005" calcext:value-type="float">
            <text:p>2005</text:p>
          </table:table-cell>
          <table:table-cell office:value-type="float" office:value="354889000" calcext:value-type="float">
            <text:p>354889000</text:p>
          </table:table-cell>
          <table:table-cell office:value-type="float" office:value="9237084" calcext:value-type="float">
            <text:p>9237084</text:p>
          </table:table-cell>
          <table:table-cell office:value-type="float" office:value="489052600" calcext:value-type="float">
            <text:p>489052600</text:p>
          </table:table-cell>
          <table:table-cell office:value-type="float" office:value="11723590" calcext:value-type="float">
            <text:p>11723590</text:p>
          </table:table-cell>
          <table:table-cell office:value-type="float" office:value="40.2630945932368" calcext:value-type="float">
            <text:p>40,2630945932368</text:p>
          </table:table-cell>
        </table:table-row>
        <table:table-row table:style-name="ro1">
          <table:table-cell office:value-type="string" calcext:value-type="string">
            <text:p>0108</text:p>
          </table:table-cell>
          <table:table-cell office:value-type="float" office:value="2006" calcext:value-type="float">
            <text:p>2006</text:p>
          </table:table-cell>
          <table:table-cell office:value-type="float" office:value="499156200" calcext:value-type="float">
            <text:p>499156200</text:p>
          </table:table-cell>
          <table:table-cell office:value-type="float" office:value="15830261" calcext:value-type="float">
            <text:p>15830261</text:p>
          </table:table-cell>
          <table:table-cell office:value-type="float" office:value="909566500" calcext:value-type="float">
            <text:p>909566500</text:p>
          </table:table-cell>
          <table:table-cell office:value-type="float" office:value="21968833" calcext:value-type="float">
            <text:p>21968833</text:p>
          </table:table-cell>
          <table:table-cell office:value-type="float" office:value="37.2686895617128" calcext:value-type="float">
            <text:p>37,2686895617128</text:p>
          </table:table-cell>
        </table:table-row>
        <table:table-row table:style-name="ro1">
          <table:table-cell office:value-type="string" calcext:value-type="string">
            <text:p>0108</text:p>
          </table:table-cell>
          <table:table-cell office:value-type="float" office:value="2007" calcext:value-type="float">
            <text:p>2007</text:p>
          </table:table-cell>
          <table:table-cell office:value-type="float" office:value="616216700" calcext:value-type="float">
            <text:p>616216700</text:p>
          </table:table-cell>
          <table:table-cell office:value-type="float" office:value="16645974" calcext:value-type="float">
            <text:p>16645974</text:p>
          </table:table-cell>
          <table:table-cell office:value-type="float" office:value="918979300" calcext:value-type="float">
            <text:p>918979300</text:p>
          </table:table-cell>
          <table:table-cell office:value-type="float" office:value="26075497" calcext:value-type="float">
            <text:p>26075497</text:p>
          </table:table-cell>
          <table:table-cell office:value-type="float" office:value="35.9349985865421" calcext:value-type="float">
            <text:p>35,9349985865421</text:p>
          </table:table-cell>
        </table:table-row>
        <table:table-row table:style-name="ro1">
          <table:table-cell office:value-type="string" calcext:value-type="string">
            <text:p>0108</text:p>
          </table:table-cell>
          <table:table-cell office:value-type="float" office:value="2008" calcext:value-type="float">
            <text:p>2008</text:p>
          </table:table-cell>
          <table:table-cell office:value-type="float" office:value="564743900" calcext:value-type="float">
            <text:p>564743900</text:p>
          </table:table-cell>
          <table:table-cell office:value-type="float" office:value="14360468" calcext:value-type="float">
            <text:p>14360468</text:p>
          </table:table-cell>
          <table:table-cell office:value-type="float" office:value="926472000" calcext:value-type="float">
            <text:p>926472000</text:p>
          </table:table-cell>
          <table:table-cell office:value-type="float" office:value="24768582" calcext:value-type="float">
            <text:p>24768582</text:p>
          </table:table-cell>
          <table:table-cell office:value-type="float" office:value="38.1101994553918" calcext:value-type="float">
            <text:p>38,1101994553918</text:p>
          </table:table-cell>
        </table:table-row>
        <table:table-row table:style-name="ro1">
          <table:table-cell office:value-type="string" calcext:value-type="string">
            <text:p>0108</text:p>
          </table:table-cell>
          <table:table-cell office:value-type="float" office:value="2009" calcext:value-type="float">
            <text:p>2009</text:p>
          </table:table-cell>
          <table:table-cell office:value-type="float" office:value="499033900" calcext:value-type="float">
            <text:p>499033900</text:p>
          </table:table-cell>
          <table:table-cell office:value-type="float" office:value="11814885" calcext:value-type="float">
            <text:p>11814885</text:p>
          </table:table-cell>
          <table:table-cell office:value-type="float" office:value="872814500" calcext:value-type="float">
            <text:p>872814500</text:p>
          </table:table-cell>
          <table:table-cell office:value-type="float" office:value="19742532" calcext:value-type="float">
            <text:p>19742532</text:p>
          </table:table-cell>
          <table:table-cell office:value-type="float" office:value="43.4715046545159" calcext:value-type="float">
            <text:p>43,4715046545159</text:p>
          </table:table-cell>
        </table:table-row>
        <table:table-row table:style-name="ro1">
          <table:table-cell office:value-type="string" calcext:value-type="string">
            <text:p>0108</text:p>
          </table:table-cell>
          <table:table-cell office:value-type="float" office:value="2010" calcext:value-type="float">
            <text:p>2010</text:p>
          </table:table-cell>
          <table:table-cell office:value-type="float" office:value="666048855" calcext:value-type="float">
            <text:p>666048855</text:p>
          </table:table-cell>
          <table:table-cell office:value-type="float" office:value="12618444" calcext:value-type="float">
            <text:p>12618444</text:p>
          </table:table-cell>
          <table:table-cell office:value-type="float" office:value="1071949263" calcext:value-type="float">
            <text:p>1071949263</text:p>
          </table:table-cell>
          <table:table-cell office:value-type="float" office:value="21863476" calcext:value-type="float">
            <text:p>21863476</text:p>
          </table:table-cell>
          <table:table-cell office:value-type="float" office:value="50.4031712271243" calcext:value-type="float">
            <text:p>50,4031712271243</text:p>
          </table:table-cell>
        </table:table-row>
        <table:table-row table:style-name="ro1">
          <table:table-cell office:value-type="string" calcext:value-type="string">
            <text:p>0108</text:p>
          </table:table-cell>
          <table:table-cell office:value-type="float" office:value="2011" calcext:value-type="float">
            <text:p>2011</text:p>
          </table:table-cell>
          <table:table-cell office:value-type="float" office:value="635832445" calcext:value-type="float">
            <text:p>635832445</text:p>
          </table:table-cell>
          <table:table-cell office:value-type="float" office:value="14816386" calcext:value-type="float">
            <text:p>14816386</text:p>
          </table:table-cell>
          <table:table-cell office:value-type="float" office:value="1038622079" calcext:value-type="float">
            <text:p>1038622079</text:p>
          </table:table-cell>
          <table:table-cell office:value-type="float" office:value="22617270" calcext:value-type="float">
            <text:p>22617270</text:p>
          </table:table-cell>
          <table:table-cell office:value-type="float" office:value="44.7312579888002" calcext:value-type="float">
            <text:p>44,7312579888002</text:p>
          </table:table-cell>
        </table:table-row>
        <table:table-row table:style-name="ro1">
          <table:table-cell office:value-type="string" calcext:value-type="string">
            <text:p>0108</text:p>
          </table:table-cell>
          <table:table-cell office:value-type="float" office:value="2012" calcext:value-type="float">
            <text:p>2012</text:p>
          </table:table-cell>
          <table:table-cell office:value-type="float" office:value="665713658" calcext:value-type="float">
            <text:p>665713658</text:p>
          </table:table-cell>
          <table:table-cell office:value-type="float" office:value="20425679" calcext:value-type="float">
            <text:p>20425679</text:p>
          </table:table-cell>
          <table:table-cell office:value-type="float" office:value="1056828393" calcext:value-type="float">
            <text:p>1056828393</text:p>
          </table:table-cell>
          <table:table-cell office:value-type="float" office:value="22245918" calcext:value-type="float">
            <text:p>22245918</text:p>
          </table:table-cell>
          <table:table-cell office:value-type="float" office:value="40.3674146763244" calcext:value-type="float">
            <text:p>40,3674146763244</text:p>
          </table:table-cell>
        </table:table-row>
        <table:table-row table:style-name="ro1">
          <table:table-cell office:value-type="string" calcext:value-type="string">
            <text:p>0108</text:p>
          </table:table-cell>
          <table:table-cell office:value-type="float" office:value="2013" calcext:value-type="float">
            <text:p>2013</text:p>
          </table:table-cell>
          <table:table-cell office:value-type="float" office:value="698658694" calcext:value-type="float">
            <text:p>698658694</text:p>
          </table:table-cell>
          <table:table-cell office:value-type="float" office:value="21580123" calcext:value-type="float">
            <text:p>21580123</text:p>
          </table:table-cell>
          <table:table-cell office:value-type="float" office:value="1081670850" calcext:value-type="float">
            <text:p>1081670850</text:p>
          </table:table-cell>
          <table:table-cell office:value-type="float" office:value="25926098" calcext:value-type="float">
            <text:p>25926098</text:p>
          </table:table-cell>
          <table:table-cell office:value-type="float" office:value="37.4757138438774" calcext:value-type="float">
            <text:p>37,4757138438774</text:p>
          </table:table-cell>
        </table:table-row>
        <table:table-row table:style-name="ro1">
          <table:table-cell office:value-type="string" calcext:value-type="string">
            <text:p>0108</text:p>
          </table:table-cell>
          <table:table-cell office:value-type="float" office:value="2014" calcext:value-type="float">
            <text:p>2014</text:p>
          </table:table-cell>
          <table:table-cell office:value-type="float" office:value="1214314303" calcext:value-type="float">
            <text:p>1214314303</text:p>
          </table:table-cell>
          <table:table-cell office:value-type="float" office:value="22833847" calcext:value-type="float">
            <text:p>22833847</text:p>
          </table:table-cell>
          <table:table-cell office:value-type="float" office:value="1147866799" calcext:value-type="float">
            <text:p>1147866799</text:p>
          </table:table-cell>
          <table:table-cell office:value-type="float" office:value="23450062" calcext:value-type="float">
            <text:p>23450062</text:p>
          </table:table-cell>
          <table:table-cell office:value-type="float" office:value="51.0367674865146" calcext:value-type="float">
            <text:p>51,0367674865146</text:p>
          </table:table-cell>
        </table:table-row>
        <table:table-row table:style-name="ro1">
          <table:table-cell office:value-type="string" calcext:value-type="string">
            <text:p>0108</text:p>
          </table:table-cell>
          <table:table-cell office:value-type="float" office:value="2015" calcext:value-type="float">
            <text:p>2015</text:p>
          </table:table-cell>
          <table:table-cell office:value-type="float" office:value="780292816" calcext:value-type="float">
            <text:p>780292816</text:p>
          </table:table-cell>
          <table:table-cell office:value-type="float" office:value="13566346" calcext:value-type="float">
            <text:p>13566346</text:p>
          </table:table-cell>
          <table:table-cell office:value-type="float" office:value="1209369487" calcext:value-type="float">
            <text:p>1209369487</text:p>
          </table:table-cell>
          <table:table-cell office:value-type="float" office:value="23364234" calcext:value-type="float">
            <text:p>23364234</text:p>
          </table:table-cell>
          <table:table-cell office:value-type="float" office:value="53.8757393737114" calcext:value-type="float">
            <text:p>53,8757393737114</text:p>
          </table:table-cell>
        </table:table-row>
        <table:table-row table:style-name="ro1">
          <table:table-cell office:value-type="string" calcext:value-type="string">
            <text:p>0108</text:p>
          </table:table-cell>
          <table:table-cell office:value-type="float" office:value="2016" calcext:value-type="float">
            <text:p>2016</text:p>
          </table:table-cell>
          <table:table-cell office:value-type="float" office:value="741203831" calcext:value-type="float">
            <text:p>741203831</text:p>
          </table:table-cell>
          <table:table-cell office:value-type="float" office:value="13109022" calcext:value-type="float">
            <text:p>13109022</text:p>
          </table:table-cell>
          <table:table-cell office:value-type="float" office:value="1261827839" calcext:value-type="float">
            <text:p>1261827839</text:p>
          </table:table-cell>
          <table:table-cell office:value-type="float" office:value="24937181" calcext:value-type="float">
            <text:p>24937181</text:p>
          </table:table-cell>
          <table:table-cell office:value-type="float" office:value="52.6473474895773" calcext:value-type="float">
            <text:p>52,6473474895773</text:p>
          </table:table-cell>
        </table:table-row>
        <table:table-row table:style-name="ro1">
          <table:table-cell office:value-type="string" calcext:value-type="string">
            <text:p>0108</text:p>
          </table:table-cell>
          <table:table-cell office:value-type="float" office:value="2017" calcext:value-type="float">
            <text:p>2017</text:p>
          </table:table-cell>
          <table:table-cell office:value-type="float" office:value="768367995" calcext:value-type="float">
            <text:p>768367995</text:p>
          </table:table-cell>
          <table:table-cell office:value-type="float" office:value="15985280" calcext:value-type="float">
            <text:p>15985280</text:p>
          </table:table-cell>
          <table:table-cell office:value-type="float" office:value="1302987006" calcext:value-type="float">
            <text:p>1302987006</text:p>
          </table:table-cell>
          <table:table-cell office:value-type="float" office:value="26300337" calcext:value-type="float">
            <text:p>26300337</text:p>
          </table:table-cell>
          <table:table-cell office:value-type="float" office:value="48.9848593435446" calcext:value-type="float">
            <text:p>48,9848593435446</text:p>
          </table:table-cell>
        </table:table-row>
        <table:table-row table:style-name="ro1">
          <table:table-cell office:value-type="string" calcext:value-type="string">
            <text:p>0108</text:p>
          </table:table-cell>
          <table:table-cell office:value-type="float" office:value="2018" calcext:value-type="float">
            <text:p>2018</text:p>
          </table:table-cell>
          <table:table-cell office:value-type="float" office:value="773543274" calcext:value-type="float">
            <text:p>773543274</text:p>
          </table:table-cell>
          <table:table-cell office:value-type="float" office:value="14525090" calcext:value-type="float">
            <text:p>14525090</text:p>
          </table:table-cell>
          <table:table-cell office:value-type="float" office:value="1288314335" calcext:value-type="float">
            <text:p>1288314335</text:p>
          </table:table-cell>
          <table:table-cell office:value-type="float" office:value="25685746" calcext:value-type="float">
            <text:p>25685746</text:p>
          </table:table-cell>
          <table:table-cell office:value-type="float" office:value="51.2761686675701" calcext:value-type="float">
            <text:p>51,2761686675701</text:p>
          </table:table-cell>
        </table:table-row>
        <table:table-row table:style-name="ro1">
          <table:table-cell office:value-type="string" calcext:value-type="string">
            <text:p>0109</text:p>
          </table:table-cell>
          <table:table-cell office:value-type="float" office:value="2006" calcext:value-type="float">
            <text:p>2006</text:p>
          </table:table-cell>
          <table:table-cell office:value-type="float" office:value="189738600" calcext:value-type="float">
            <text:p>189738600</text:p>
          </table:table-cell>
          <table:table-cell office:value-type="float" office:value="4922538" calcext:value-type="float">
            <text:p>4922538</text:p>
          </table:table-cell>
          <table:table-cell office:value-type="float" office:value="150295500" calcext:value-type="float">
            <text:p>150295500</text:p>
          </table:table-cell>
          <table:table-cell office:value-type="float" office:value="6006185" calcext:value-type="float">
            <text:p>6006185</text:p>
          </table:table-cell>
          <table:table-cell office:value-type="float" office:value="31.1137998465145" calcext:value-type="float">
            <text:p>31,1137998465145</text:p>
          </table:table-cell>
        </table:table-row>
        <table:table-row table:style-name="ro1">
          <table:table-cell office:value-type="string" calcext:value-type="string">
            <text:p>0109</text:p>
          </table:table-cell>
          <table:table-cell office:value-type="float" office:value="2007" calcext:value-type="float">
            <text:p>2007</text:p>
          </table:table-cell>
          <table:table-cell office:value-type="float" office:value="200836200" calcext:value-type="float">
            <text:p>200836200</text:p>
          </table:table-cell>
          <table:table-cell office:value-type="float" office:value="5232648" calcext:value-type="float">
            <text:p>5232648</text:p>
          </table:table-cell>
          <table:table-cell office:value-type="float" office:value="180347300" calcext:value-type="float">
            <text:p>180347300</text:p>
          </table:table-cell>
          <table:table-cell office:value-type="float" office:value="6217994" calcext:value-type="float">
            <text:p>6217994</text:p>
          </table:table-cell>
          <table:table-cell office:value-type="float" office:value="33.2892688462359" calcext:value-type="float">
            <text:p>33,2892688462359</text:p>
          </table:table-cell>
        </table:table-row>
        <table:table-row table:style-name="ro1">
          <table:table-cell office:value-type="string" calcext:value-type="string">
            <text:p>0109</text:p>
          </table:table-cell>
          <table:table-cell office:value-type="float" office:value="2008" calcext:value-type="float">
            <text:p>2008</text:p>
          </table:table-cell>
          <table:table-cell office:value-type="float" office:value="169800600" calcext:value-type="float">
            <text:p>169800600</text:p>
          </table:table-cell>
          <table:table-cell office:value-type="float" office:value="4630548" calcext:value-type="float">
            <text:p>4630548</text:p>
          </table:table-cell>
          <table:table-cell office:value-type="float" office:value="168386400" calcext:value-type="float">
            <text:p>168386400</text:p>
          </table:table-cell>
          <table:table-cell office:value-type="float" office:value="5519314" calcext:value-type="float">
            <text:p>5519314</text:p>
          </table:table-cell>
          <table:table-cell office:value-type="float" office:value="33.3193692682718" calcext:value-type="float">
            <text:p>33,3193692682718</text:p>
          </table:table-cell>
        </table:table-row>
        <table:table-row table:style-name="ro1">
          <table:table-cell office:value-type="string" calcext:value-type="string">
            <text:p>0109</text:p>
          </table:table-cell>
          <table:table-cell office:value-type="float" office:value="2009" calcext:value-type="float">
            <text:p>2009</text:p>
          </table:table-cell>
          <table:table-cell office:value-type="float" office:value="158858300" calcext:value-type="float">
            <text:p>158858300</text:p>
          </table:table-cell>
          <table:table-cell office:value-type="float" office:value="4176945" calcext:value-type="float">
            <text:p>4176945</text:p>
          </table:table-cell>
          <table:table-cell office:value-type="float" office:value="181352100" calcext:value-type="float">
            <text:p>181352100</text:p>
          </table:table-cell>
          <table:table-cell office:value-type="float" office:value="4973661" calcext:value-type="float">
            <text:p>4973661</text:p>
          </table:table-cell>
          <table:table-cell office:value-type="float" office:value="37.1790021338477" calcext:value-type="float">
            <text:p>37,1790021338477</text:p>
          </table:table-cell>
        </table:table-row>
        <table:table-row table:style-name="ro1">
          <table:table-cell office:value-type="string" calcext:value-type="string">
            <text:p>0109</text:p>
          </table:table-cell>
          <table:table-cell office:value-type="float" office:value="2010" calcext:value-type="float">
            <text:p>2010</text:p>
          </table:table-cell>
          <table:table-cell office:value-type="float" office:value="191669946" calcext:value-type="float">
            <text:p>191669946</text:p>
          </table:table-cell>
          <table:table-cell office:value-type="float" office:value="4095351" calcext:value-type="float">
            <text:p>4095351</text:p>
          </table:table-cell>
          <table:table-cell office:value-type="float" office:value="230662759" calcext:value-type="float">
            <text:p>230662759</text:p>
          </table:table-cell>
          <table:table-cell office:value-type="float" office:value="5243317" calcext:value-type="float">
            <text:p>5243317</text:p>
          </table:table-cell>
          <table:table-cell office:value-type="float" office:value="45.2240838843398" calcext:value-type="float">
            <text:p>45,2240838843398</text:p>
          </table:table-cell>
        </table:table-row>
        <table:table-row table:style-name="ro1">
          <table:table-cell office:value-type="string" calcext:value-type="string">
            <text:p>0109</text:p>
          </table:table-cell>
          <table:table-cell office:value-type="float" office:value="2011" calcext:value-type="float">
            <text:p>2011</text:p>
          </table:table-cell>
          <table:table-cell office:value-type="float" office:value="183192782" calcext:value-type="float">
            <text:p>183192782</text:p>
          </table:table-cell>
          <table:table-cell office:value-type="float" office:value="4019033" calcext:value-type="float">
            <text:p>4019033</text:p>
          </table:table-cell>
          <table:table-cell office:value-type="float" office:value="220388635" calcext:value-type="float">
            <text:p>220388635</text:p>
          </table:table-cell>
          <table:table-cell office:value-type="float" office:value="5224397" calcext:value-type="float">
            <text:p>5224397</text:p>
          </table:table-cell>
          <table:table-cell office:value-type="float" office:value="43.6614348786111" calcext:value-type="float">
            <text:p>43,6614348786111</text:p>
          </table:table-cell>
        </table:table-row>
        <table:table-row table:style-name="ro1">
          <table:table-cell office:value-type="string" calcext:value-type="string">
            <text:p>0109</text:p>
          </table:table-cell>
          <table:table-cell office:value-type="float" office:value="2012" calcext:value-type="float">
            <text:p>2012</text:p>
          </table:table-cell>
          <table:table-cell office:value-type="float" office:value="188023522" calcext:value-type="float">
            <text:p>188023522</text:p>
          </table:table-cell>
          <table:table-cell office:value-type="float" office:value="7056040" calcext:value-type="float">
            <text:p>7056040</text:p>
          </table:table-cell>
          <table:table-cell office:value-type="float" office:value="210705168" calcext:value-type="float">
            <text:p>210705168</text:p>
          </table:table-cell>
          <table:table-cell office:value-type="float" office:value="4806226" calcext:value-type="float">
            <text:p>4806226</text:p>
          </table:table-cell>
          <table:table-cell office:value-type="float" office:value="33.6131975121785" calcext:value-type="float">
            <text:p>33,6131975121785</text:p>
          </table:table-cell>
        </table:table-row>
        <table:table-row table:style-name="ro1">
          <table:table-cell office:value-type="string" calcext:value-type="string">
            <text:p>0109</text:p>
          </table:table-cell>
          <table:table-cell office:value-type="float" office:value="2013" calcext:value-type="float">
            <text:p>2013</text:p>
          </table:table-cell>
          <table:table-cell office:value-type="float" office:value="194847927" calcext:value-type="float">
            <text:p>194847927</text:p>
          </table:table-cell>
          <table:table-cell office:value-type="float" office:value="6982914" calcext:value-type="float">
            <text:p>6982914</text:p>
          </table:table-cell>
          <table:table-cell office:value-type="float" office:value="221295544" calcext:value-type="float">
            <text:p>221295544</text:p>
          </table:table-cell>
          <table:table-cell office:value-type="float" office:value="6380325" calcext:value-type="float">
            <text:p>6380325</text:p>
          </table:table-cell>
          <table:table-cell office:value-type="float" office:value="31.140913591383" calcext:value-type="float">
            <text:p>31,140913591383</text:p>
          </table:table-cell>
        </table:table-row>
        <table:table-row table:style-name="ro1">
          <table:table-cell office:value-type="string" calcext:value-type="string">
            <text:p>0109</text:p>
          </table:table-cell>
          <table:table-cell office:value-type="float" office:value="2014" calcext:value-type="float">
            <text:p>2014</text:p>
          </table:table-cell>
          <table:table-cell office:value-type="float" office:value="307881276" calcext:value-type="float">
            <text:p>307881276</text:p>
          </table:table-cell>
          <table:table-cell office:value-type="float" office:value="5850695" calcext:value-type="float">
            <text:p>5850695</text:p>
          </table:table-cell>
          <table:table-cell office:value-type="float" office:value="245072394" calcext:value-type="float">
            <text:p>245072394</text:p>
          </table:table-cell>
          <table:table-cell office:value-type="float" office:value="5389681" calcext:value-type="float">
            <text:p>5389681</text:p>
          </table:table-cell>
          <table:table-cell office:value-type="float" office:value="49.1935207505514" calcext:value-type="float">
            <text:p>49,1935207505514</text:p>
          </table:table-cell>
        </table:table-row>
        <table:table-row table:style-name="ro1">
          <table:table-cell office:value-type="string" calcext:value-type="string">
            <text:p>0109</text:p>
          </table:table-cell>
          <table:table-cell office:value-type="float" office:value="2015" calcext:value-type="float">
            <text:p>2015</text:p>
          </table:table-cell>
          <table:table-cell office:value-type="float" office:value="189152513" calcext:value-type="float">
            <text:p>189152513</text:p>
          </table:table-cell>
          <table:table-cell office:value-type="float" office:value="3578955" calcext:value-type="float">
            <text:p>3578955</text:p>
          </table:table-cell>
          <table:table-cell office:value-type="float" office:value="247853720" calcext:value-type="float">
            <text:p>247853720</text:p>
          </table:table-cell>
          <table:table-cell office:value-type="float" office:value="5416864" calcext:value-type="float">
            <text:p>5416864</text:p>
          </table:table-cell>
          <table:table-cell office:value-type="float" office:value="48.5788156698128" calcext:value-type="float">
            <text:p>48,5788156698128</text:p>
          </table:table-cell>
        </table:table-row>
        <table:table-row table:style-name="ro1">
          <table:table-cell office:value-type="string" calcext:value-type="string">
            <text:p>0109</text:p>
          </table:table-cell>
          <table:table-cell office:value-type="float" office:value="2016" calcext:value-type="float">
            <text:p>2016</text:p>
          </table:table-cell>
          <table:table-cell office:value-type="float" office:value="181143827" calcext:value-type="float">
            <text:p>181143827</text:p>
          </table:table-cell>
          <table:table-cell office:value-type="float" office:value="3442140" calcext:value-type="float">
            <text:p>3442140</text:p>
          </table:table-cell>
          <table:table-cell office:value-type="float" office:value="246206532" calcext:value-type="float">
            <text:p>246206532</text:p>
          </table:table-cell>
          <table:table-cell office:value-type="float" office:value="5341701" calcext:value-type="float">
            <text:p>5341701</text:p>
          </table:table-cell>
          <table:table-cell office:value-type="float" office:value="48.651877806076" calcext:value-type="float">
            <text:p>48,651877806076</text:p>
          </table:table-cell>
        </table:table-row>
        <table:table-row table:style-name="ro1">
          <table:table-cell office:value-type="string" calcext:value-type="string">
            <text:p>0109</text:p>
          </table:table-cell>
          <table:table-cell office:value-type="float" office:value="2017" calcext:value-type="float">
            <text:p>2017</text:p>
          </table:table-cell>
          <table:table-cell office:value-type="float" office:value="178236490" calcext:value-type="float">
            <text:p>178236490</text:p>
          </table:table-cell>
          <table:table-cell office:value-type="float" office:value="3372078" calcext:value-type="float">
            <text:p>3372078</text:p>
          </table:table-cell>
          <table:table-cell office:value-type="float" office:value="254350726" calcext:value-type="float">
            <text:p>254350726</text:p>
          </table:table-cell>
          <table:table-cell office:value-type="float" office:value="5591664" calcext:value-type="float">
            <text:p>5591664</text:p>
          </table:table-cell>
          <table:table-cell office:value-type="float" office:value="48.2596683394056" calcext:value-type="float">
            <text:p>48,2596683394056</text:p>
          </table:table-cell>
        </table:table-row>
        <table:table-row table:style-name="ro1">
          <table:table-cell office:value-type="string" calcext:value-type="string">
            <text:p>0109</text:p>
          </table:table-cell>
          <table:table-cell office:value-type="float" office:value="2018" calcext:value-type="float">
            <text:p>2018</text:p>
          </table:table-cell>
          <table:table-cell office:value-type="float" office:value="175347293" calcext:value-type="float">
            <text:p>175347293</text:p>
          </table:table-cell>
          <table:table-cell office:value-type="float" office:value="3286406" calcext:value-type="float">
            <text:p>3286406</text:p>
          </table:table-cell>
          <table:table-cell office:value-type="float" office:value="262754214" calcext:value-type="float">
            <text:p>262754214</text:p>
          </table:table-cell>
          <table:table-cell office:value-type="float" office:value="5800328" calcext:value-type="float">
            <text:p>5800328</text:p>
          </table:table-cell>
          <table:table-cell office:value-type="float" office:value="48.2133082139303" calcext:value-type="float">
            <text:p>48,2133082139303</text:p>
          </table:table-cell>
        </table:table-row>
        <table:table-row table:style-name="ro1">
          <table:table-cell office:value-type="string" calcext:value-type="string">
            <text:p>0113</text:p>
          </table:table-cell>
          <table:table-cell office:value-type="float" office:value="1993" calcext:value-type="float">
            <text:p>1993</text:p>
          </table:table-cell>
          <table:table-cell office:value-type="float" office:value="11351600" calcext:value-type="float">
            <text:p>11351600</text:p>
          </table:table-cell>
          <table:table-cell office:value-type="float" office:value="101698" calcext:value-type="float">
            <text:p>101698</text:p>
          </table:table-cell>
          <table:table-cell office:value-type="float" office:value="10926500" calcext:value-type="float">
            <text:p>10926500</text:p>
          </table:table-cell>
          <table:table-cell office:value-type="float" office:value="187513" calcext:value-type="float">
            <text:p>187513</text:p>
          </table:table-cell>
          <table:table-cell office:value-type="float" office:value="77.0306108688812" calcext:value-type="float">
            <text:p>77,0306108688812</text:p>
          </table:table-cell>
        </table:table-row>
        <table:table-row table:style-name="ro1">
          <table:table-cell office:value-type="string" calcext:value-type="string">
            <text:p>0113</text:p>
          </table:table-cell>
          <table:table-cell office:value-type="float" office:value="1994" calcext:value-type="float">
            <text:p>1994</text:p>
          </table:table-cell>
          <table:table-cell office:value-type="float" office:value="14790600" calcext:value-type="float">
            <text:p>14790600</text:p>
          </table:table-cell>
          <table:table-cell office:value-type="float" office:value="107394" calcext:value-type="float">
            <text:p>107394</text:p>
          </table:table-cell>
          <table:table-cell office:value-type="float" office:value="12293500" calcext:value-type="float">
            <text:p>12293500</text:p>
          </table:table-cell>
          <table:table-cell office:value-type="float" office:value="343433" calcext:value-type="float">
            <text:p>343433</text:p>
          </table:table-cell>
          <table:table-cell office:value-type="float" office:value="60.0764816659162" calcext:value-type="float">
            <text:p>60,0764816659162</text:p>
          </table:table-cell>
        </table:table-row>
        <table:table-row table:style-name="ro1">
          <table:table-cell office:value-type="string" calcext:value-type="string">
            <text:p>0113</text:p>
          </table:table-cell>
          <table:table-cell office:value-type="float" office:value="1995" calcext:value-type="float">
            <text:p>1995</text:p>
          </table:table-cell>
          <table:table-cell office:value-type="float" office:value="98926300" calcext:value-type="float">
            <text:p>98926300</text:p>
          </table:table-cell>
          <table:table-cell office:value-type="float" office:value="628863" calcext:value-type="float">
            <text:p>628863</text:p>
          </table:table-cell>
          <table:table-cell office:value-type="float" office:value="50497200" calcext:value-type="float">
            <text:p>50497200</text:p>
          </table:table-cell>
          <table:table-cell office:value-type="float" office:value="475763" calcext:value-type="float">
            <text:p>475763</text:p>
          </table:table-cell>
          <table:table-cell office:value-type="float" office:value="135.270670797175" calcext:value-type="float">
            <text:p>135,270670797175</text:p>
          </table:table-cell>
        </table:table-row>
        <table:table-row table:style-name="ro1">
          <table:table-cell office:value-type="string" calcext:value-type="string">
            <text:p>0113</text:p>
          </table:table-cell>
          <table:table-cell office:value-type="float" office:value="1996" calcext:value-type="float">
            <text:p>1996</text:p>
          </table:table-cell>
          <table:table-cell office:value-type="float" office:value="102747100" calcext:value-type="float">
            <text:p>102747100</text:p>
          </table:table-cell>
          <table:table-cell office:value-type="float" office:value="698906" calcext:value-type="float">
            <text:p>698906</text:p>
          </table:table-cell>
          <table:table-cell office:value-type="float" office:value="50511300" calcext:value-type="float">
            <text:p>50511300</text:p>
          </table:table-cell>
          <table:table-cell office:value-type="float" office:value="337243" calcext:value-type="float">
            <text:p>337243</text:p>
          </table:table-cell>
          <table:table-cell office:value-type="float" office:value="147.911545540265" calcext:value-type="float">
            <text:p>147,911545540265</text:p>
          </table:table-cell>
        </table:table-row>
        <table:table-row table:style-name="ro1">
          <table:table-cell office:value-type="string" calcext:value-type="string">
            <text:p>0113</text:p>
          </table:table-cell>
          <table:table-cell office:value-type="float" office:value="1997" calcext:value-type="float">
            <text:p>1997</text:p>
          </table:table-cell>
          <table:table-cell office:value-type="float" office:value="115954900" calcext:value-type="float">
            <text:p>115954900</text:p>
          </table:table-cell>
          <table:table-cell office:value-type="float" office:value="863300" calcext:value-type="float">
            <text:p>863300</text:p>
          </table:table-cell>
          <table:table-cell office:value-type="float" office:value="64409800" calcext:value-type="float">
            <text:p>64409800</text:p>
          </table:table-cell>
          <table:table-cell office:value-type="float" office:value="355605" calcext:value-type="float">
            <text:p>355605</text:p>
          </table:table-cell>
          <table:table-cell office:value-type="float" office:value="147.972729622079" calcext:value-type="float">
            <text:p>147,972729622079</text:p>
          </table:table-cell>
        </table:table-row>
        <table:table-row table:style-name="ro1">
          <table:table-cell office:value-type="string" calcext:value-type="string">
            <text:p>0113</text:p>
          </table:table-cell>
          <table:table-cell office:value-type="float" office:value="1998" calcext:value-type="float">
            <text:p>1998</text:p>
          </table:table-cell>
          <table:table-cell office:value-type="float" office:value="154673300" calcext:value-type="float">
            <text:p>154673300</text:p>
          </table:table-cell>
          <table:table-cell office:value-type="float" office:value="1036446" calcext:value-type="float">
            <text:p>1036446</text:p>
          </table:table-cell>
          <table:table-cell office:value-type="float" office:value="71188600" calcext:value-type="float">
            <text:p>71188600</text:p>
          </table:table-cell>
          <table:table-cell office:value-type="float" office:value="469234" calcext:value-type="float">
            <text:p>469234</text:p>
          </table:table-cell>
          <table:table-cell office:value-type="float" office:value="150.006575102279" calcext:value-type="float">
            <text:p>150,006575102279</text:p>
          </table:table-cell>
        </table:table-row>
        <table:table-row table:style-name="ro1">
          <table:table-cell office:value-type="string" calcext:value-type="string">
            <text:p>0113</text:p>
          </table:table-cell>
          <table:table-cell office:value-type="float" office:value="1999" calcext:value-type="float">
            <text:p>1999</text:p>
          </table:table-cell>
          <table:table-cell office:value-type="float" office:value="147581100" calcext:value-type="float">
            <text:p>147581100</text:p>
          </table:table-cell>
          <table:table-cell office:value-type="float" office:value="1087400" calcext:value-type="float">
            <text:p>1087400</text:p>
          </table:table-cell>
          <table:table-cell office:value-type="float" office:value="86859400" calcext:value-type="float">
            <text:p>86859400</text:p>
          </table:table-cell>
          <table:table-cell office:value-type="float" office:value="667510" calcext:value-type="float">
            <text:p>667510</text:p>
          </table:table-cell>
          <table:table-cell office:value-type="float" office:value="133.591181314141" calcext:value-type="float">
            <text:p>133,591181314141</text:p>
          </table:table-cell>
        </table:table-row>
        <table:table-row table:style-name="ro1">
          <table:table-cell office:value-type="string" calcext:value-type="string">
            <text:p>0113</text:p>
          </table:table-cell>
          <table:table-cell office:value-type="float" office:value="2000" calcext:value-type="float">
            <text:p>2000</text:p>
          </table:table-cell>
          <table:table-cell office:value-type="float" office:value="160032400" calcext:value-type="float">
            <text:p>160032400</text:p>
          </table:table-cell>
          <table:table-cell office:value-type="float" office:value="1109409" calcext:value-type="float">
            <text:p>1109409</text:p>
          </table:table-cell>
          <table:table-cell office:value-type="float" office:value="93098500" calcext:value-type="float">
            <text:p>93098500</text:p>
          </table:table-cell>
          <table:table-cell office:value-type="float" office:value="1137298" calcext:value-type="float">
            <text:p>1137298</text:p>
          </table:table-cell>
          <table:table-cell office:value-type="float" office:value="112.667517393234" calcext:value-type="float">
            <text:p>112,667517393234</text:p>
          </table:table-cell>
        </table:table-row>
        <table:table-row table:style-name="ro1">
          <table:table-cell office:value-type="string" calcext:value-type="string">
            <text:p>0113</text:p>
          </table:table-cell>
          <table:table-cell office:value-type="float" office:value="2001" calcext:value-type="float">
            <text:p>2001</text:p>
          </table:table-cell>
          <table:table-cell office:value-type="float" office:value="170271200" calcext:value-type="float">
            <text:p>170271200</text:p>
          </table:table-cell>
          <table:table-cell office:value-type="float" office:value="1271200" calcext:value-type="float">
            <text:p>1271200</text:p>
          </table:table-cell>
          <table:table-cell office:value-type="float" office:value="100017600" calcext:value-type="float">
            <text:p>100017600</text:p>
          </table:table-cell>
          <table:table-cell office:value-type="float" office:value="797337" calcext:value-type="float">
            <text:p>797337</text:p>
          </table:table-cell>
          <table:table-cell office:value-type="float" office:value="130.66664990764" calcext:value-type="float">
            <text:p>130,66664990764</text:p>
          </table:table-cell>
        </table:table-row>
        <table:table-row table:style-name="ro1">
          <table:table-cell office:value-type="string" calcext:value-type="string">
            <text:p>0113</text:p>
          </table:table-cell>
          <table:table-cell office:value-type="float" office:value="2002" calcext:value-type="float">
            <text:p>2002</text:p>
          </table:table-cell>
          <table:table-cell office:value-type="float" office:value="183546700" calcext:value-type="float">
            <text:p>183546700</text:p>
          </table:table-cell>
          <table:table-cell office:value-type="float" office:value="1418261" calcext:value-type="float">
            <text:p>1418261</text:p>
          </table:table-cell>
          <table:table-cell office:value-type="float" office:value="120503400" calcext:value-type="float">
            <text:p>120503400</text:p>
          </table:table-cell>
          <table:table-cell office:value-type="float" office:value="18635883" calcext:value-type="float">
            <text:p>18635883</text:p>
          </table:table-cell>
          <table:table-cell office:value-type="float" office:value="15.1614598957702" calcext:value-type="float">
            <text:p>15,1614598957702</text:p>
          </table:table-cell>
        </table:table-row>
        <table:table-row table:style-name="ro1">
          <table:table-cell office:value-type="string" calcext:value-type="string">
            <text:p>0113</text:p>
          </table:table-cell>
          <table:table-cell office:value-type="float" office:value="2003" calcext:value-type="float">
            <text:p>2003</text:p>
          </table:table-cell>
          <table:table-cell office:value-type="float" office:value="190124000" calcext:value-type="float">
            <text:p>190124000</text:p>
          </table:table-cell>
          <table:table-cell office:value-type="float" office:value="1414659" calcext:value-type="float">
            <text:p>1414659</text:p>
          </table:table-cell>
          <table:table-cell office:value-type="float" office:value="135121100" calcext:value-type="float">
            <text:p>135121100</text:p>
          </table:table-cell>
          <table:table-cell office:value-type="float" office:value="1031252" calcext:value-type="float">
            <text:p>1031252</text:p>
          </table:table-cell>
          <table:table-cell office:value-type="float" office:value="132.975034659887" calcext:value-type="float">
            <text:p>132,975034659887</text:p>
          </table:table-cell>
        </table:table-row>
        <table:table-row table:style-name="ro1">
          <table:table-cell office:value-type="string" calcext:value-type="string">
            <text:p>0113</text:p>
          </table:table-cell>
          <table:table-cell office:value-type="float" office:value="2004" calcext:value-type="float">
            <text:p>2004</text:p>
          </table:table-cell>
          <table:table-cell office:value-type="float" office:value="200887400" calcext:value-type="float">
            <text:p>200887400</text:p>
          </table:table-cell>
          <table:table-cell office:value-type="float" office:value="1440015" calcext:value-type="float">
            <text:p>1440015</text:p>
          </table:table-cell>
          <table:table-cell office:value-type="float" office:value="133833000" calcext:value-type="float">
            <text:p>133833000</text:p>
          </table:table-cell>
          <table:table-cell office:value-type="float" office:value="1309886" calcext:value-type="float">
            <text:p>1309886</text:p>
          </table:table-cell>
          <table:table-cell office:value-type="float" office:value="121.720891042987" calcext:value-type="float">
            <text:p>121,720891042987</text:p>
          </table:table-cell>
        </table:table-row>
        <table:table-row table:style-name="ro1">
          <table:table-cell office:value-type="string" calcext:value-type="string">
            <text:p>0113</text:p>
          </table:table-cell>
          <table:table-cell office:value-type="float" office:value="2005" calcext:value-type="float">
            <text:p>2005</text:p>
          </table:table-cell>
          <table:table-cell office:value-type="float" office:value="184308000" calcext:value-type="float">
            <text:p>184308000</text:p>
          </table:table-cell>
          <table:table-cell office:value-type="float" office:value="1626266" calcext:value-type="float">
            <text:p>1626266</text:p>
          </table:table-cell>
          <table:table-cell office:value-type="float" office:value="131816100" calcext:value-type="float">
            <text:p>131816100</text:p>
          </table:table-cell>
          <table:table-cell office:value-type="float" office:value="1279511" calcext:value-type="float">
            <text:p>1279511</text:p>
          </table:table-cell>
          <table:table-cell office:value-type="float" office:value="108.79158999469" calcext:value-type="float">
            <text:p>108,79158999469</text:p>
          </table:table-cell>
        </table:table-row>
        <table:table-row table:style-name="ro1">
          <table:table-cell office:value-type="string" calcext:value-type="string">
            <text:p>0113</text:p>
          </table:table-cell>
          <table:table-cell office:value-type="float" office:value="2006" calcext:value-type="float">
            <text:p>2006</text:p>
          </table:table-cell>
          <table:table-cell office:value-type="float" office:value="149705400" calcext:value-type="float">
            <text:p>149705400</text:p>
          </table:table-cell>
          <table:table-cell office:value-type="float" office:value="1903304" calcext:value-type="float">
            <text:p>1903304</text:p>
          </table:table-cell>
          <table:table-cell office:value-type="float" office:value="126935900" calcext:value-type="float">
            <text:p>126935900</text:p>
          </table:table-cell>
          <table:table-cell office:value-type="float" office:value="1977401" calcext:value-type="float">
            <text:p>1977401</text:p>
          </table:table-cell>
          <table:table-cell office:value-type="float" office:value="71.2863513201854" calcext:value-type="float">
            <text:p>71,2863513201854</text:p>
          </table:table-cell>
        </table:table-row>
        <table:table-row table:style-name="ro1">
          <table:table-cell office:value-type="string" calcext:value-type="string">
            <text:p>0113</text:p>
          </table:table-cell>
          <table:table-cell office:value-type="float" office:value="2007" calcext:value-type="float">
            <text:p>2007</text:p>
          </table:table-cell>
          <table:table-cell office:value-type="float" office:value="173039500" calcext:value-type="float">
            <text:p>173039500</text:p>
          </table:table-cell>
          <table:table-cell office:value-type="float" office:value="3014855" calcext:value-type="float">
            <text:p>3014855</text:p>
          </table:table-cell>
          <table:table-cell office:value-type="float" office:value="143681000" calcext:value-type="float">
            <text:p>143681000</text:p>
          </table:table-cell>
          <table:table-cell office:value-type="float" office:value="2362780" calcext:value-type="float">
            <text:p>2362780</text:p>
          </table:table-cell>
          <table:table-cell office:value-type="float" office:value="58.8958715122912" calcext:value-type="float">
            <text:p>58,8958715122912</text:p>
          </table:table-cell>
        </table:table-row>
        <table:table-row table:style-name="ro1">
          <table:table-cell office:value-type="string" calcext:value-type="string">
            <text:p>0113</text:p>
          </table:table-cell>
          <table:table-cell office:value-type="float" office:value="2008" calcext:value-type="float">
            <text:p>2008</text:p>
          </table:table-cell>
          <table:table-cell office:value-type="float" office:value="147375200" calcext:value-type="float">
            <text:p>147375200</text:p>
          </table:table-cell>
          <table:table-cell office:value-type="float" office:value="2433424" calcext:value-type="float">
            <text:p>2433424</text:p>
          </table:table-cell>
          <table:table-cell office:value-type="float" office:value="146542000" calcext:value-type="float">
            <text:p>146542000</text:p>
          </table:table-cell>
          <table:table-cell office:value-type="float" office:value="2010472" calcext:value-type="float">
            <text:p>2010472</text:p>
          </table:table-cell>
          <table:table-cell office:value-type="float" office:value="66.1395316182017" calcext:value-type="float">
            <text:p>66,1395316182017</text:p>
          </table:table-cell>
        </table:table-row>
        <table:table-row table:style-name="ro1">
          <table:table-cell office:value-type="string" calcext:value-type="string">
            <text:p>0113</text:p>
          </table:table-cell>
          <table:table-cell office:value-type="float" office:value="2009" calcext:value-type="float">
            <text:p>2009</text:p>
          </table:table-cell>
          <table:table-cell office:value-type="float" office:value="153904100" calcext:value-type="float">
            <text:p>153904100</text:p>
          </table:table-cell>
          <table:table-cell office:value-type="float" office:value="2519964" calcext:value-type="float">
            <text:p>2519964</text:p>
          </table:table-cell>
          <table:table-cell office:value-type="float" office:value="197190300" calcext:value-type="float">
            <text:p>197190300</text:p>
          </table:table-cell>
          <table:table-cell office:value-type="float" office:value="1757305" calcext:value-type="float">
            <text:p>1757305</text:p>
          </table:table-cell>
          <table:table-cell office:value-type="float" office:value="82.0837782239088" calcext:value-type="float">
            <text:p>82,0837782239088</text:p>
          </table:table-cell>
        </table:table-row>
        <table:table-row table:style-name="ro1">
          <table:table-cell office:value-type="string" calcext:value-type="string">
            <text:p>0113</text:p>
          </table:table-cell>
          <table:table-cell office:value-type="float" office:value="2010" calcext:value-type="float">
            <text:p>2010</text:p>
          </table:table-cell>
          <table:table-cell office:value-type="float" office:value="302846653" calcext:value-type="float">
            <text:p>302846653</text:p>
          </table:table-cell>
          <table:table-cell office:value-type="float" office:value="2829283" calcext:value-type="float">
            <text:p>2829283</text:p>
          </table:table-cell>
          <table:table-cell office:value-type="float" office:value="227980074" calcext:value-type="float">
            <text:p>227980074</text:p>
          </table:table-cell>
          <table:table-cell office:value-type="float" office:value="4433699" calcext:value-type="float">
            <text:p>4433699</text:p>
          </table:table-cell>
          <table:table-cell office:value-type="float" office:value="73.0866091916516" calcext:value-type="float">
            <text:p>73,0866091916516</text:p>
          </table:table-cell>
        </table:table-row>
        <table:table-row table:style-name="ro1">
          <table:table-cell office:value-type="string" calcext:value-type="string">
            <text:p>0113</text:p>
          </table:table-cell>
          <table:table-cell office:value-type="float" office:value="2011" calcext:value-type="float">
            <text:p>2011</text:p>
          </table:table-cell>
          <table:table-cell office:value-type="float" office:value="309712698" calcext:value-type="float">
            <text:p>309712698</text:p>
          </table:table-cell>
          <table:table-cell office:value-type="float" office:value="3097085" calcext:value-type="float">
            <text:p>3097085</text:p>
          </table:table-cell>
          <table:table-cell office:value-type="float" office:value="246229396" calcext:value-type="float">
            <text:p>246229396</text:p>
          </table:table-cell>
          <table:table-cell office:value-type="float" office:value="4527213" calcext:value-type="float">
            <text:p>4527213</text:p>
          </table:table-cell>
          <table:table-cell office:value-type="float" office:value="72.9171517167876" calcext:value-type="float">
            <text:p>72,9171517167876</text:p>
          </table:table-cell>
        </table:table-row>
        <table:table-row table:style-name="ro1">
          <table:table-cell office:value-type="string" calcext:value-type="string">
            <text:p>0113</text:p>
          </table:table-cell>
          <table:table-cell office:value-type="float" office:value="2012" calcext:value-type="float">
            <text:p>2012</text:p>
          </table:table-cell>
          <table:table-cell office:value-type="float" office:value="288187447" calcext:value-type="float">
            <text:p>288187447</text:p>
          </table:table-cell>
          <table:table-cell office:value-type="float" office:value="3664910" calcext:value-type="float">
            <text:p>3664910</text:p>
          </table:table-cell>
          <table:table-cell office:value-type="float" office:value="215473925" calcext:value-type="float">
            <text:p>215473925</text:p>
          </table:table-cell>
          <table:table-cell office:value-type="float" office:value="3567338" calcext:value-type="float">
            <text:p>3567338</text:p>
          </table:table-cell>
          <table:table-cell office:value-type="float" office:value="69.641053791297" calcext:value-type="float">
            <text:p>69,641053791297</text:p>
          </table:table-cell>
        </table:table-row>
        <table:table-row table:style-name="ro1">
          <table:table-cell office:value-type="string" calcext:value-type="string">
            <text:p>0113</text:p>
          </table:table-cell>
          <table:table-cell office:value-type="float" office:value="2013" calcext:value-type="float">
            <text:p>2013</text:p>
          </table:table-cell>
          <table:table-cell office:value-type="float" office:value="279890074" calcext:value-type="float">
            <text:p>279890074</text:p>
          </table:table-cell>
          <table:table-cell office:value-type="float" office:value="2508437" calcext:value-type="float">
            <text:p>2508437</text:p>
          </table:table-cell>
          <table:table-cell office:value-type="float" office:value="224537936" calcext:value-type="float">
            <text:p>224537936</text:p>
          </table:table-cell>
          <table:table-cell office:value-type="float" office:value="3261893" calcext:value-type="float">
            <text:p>3261893</text:p>
          </table:table-cell>
          <table:table-cell office:value-type="float" office:value="87.4175324461513" calcext:value-type="float">
            <text:p>87,4175324461513</text:p>
          </table:table-cell>
        </table:table-row>
        <table:table-row table:style-name="ro1">
          <table:table-cell office:value-type="string" calcext:value-type="string">
            <text:p>0113</text:p>
          </table:table-cell>
          <table:table-cell office:value-type="float" office:value="2014" calcext:value-type="float">
            <text:p>2014</text:p>
          </table:table-cell>
          <table:table-cell office:value-type="float" office:value="388815003" calcext:value-type="float">
            <text:p>388815003</text:p>
          </table:table-cell>
          <table:table-cell office:value-type="float" office:value="3365771" calcext:value-type="float">
            <text:p>3365771</text:p>
          </table:table-cell>
          <table:table-cell office:value-type="float" office:value="261867968" calcext:value-type="float">
            <text:p>261867968</text:p>
          </table:table-cell>
          <table:table-cell office:value-type="float" office:value="5011610" calcext:value-type="float">
            <text:p>5011610</text:p>
          </table:table-cell>
          <table:table-cell office:value-type="float" office:value="77.6714072094847" calcext:value-type="float">
            <text:p>77,6714072094847</text:p>
          </table:table-cell>
        </table:table-row>
        <table:table-row table:style-name="ro1">
          <table:table-cell office:value-type="string" calcext:value-type="string">
            <text:p>0113</text:p>
          </table:table-cell>
          <table:table-cell office:value-type="float" office:value="2015" calcext:value-type="float">
            <text:p>2015</text:p>
          </table:table-cell>
          <table:table-cell office:value-type="float" office:value="294877820" calcext:value-type="float">
            <text:p>294877820</text:p>
          </table:table-cell>
          <table:table-cell office:value-type="float" office:value="2879558" calcext:value-type="float">
            <text:p>2879558</text:p>
          </table:table-cell>
          <table:table-cell office:value-type="float" office:value="266045048" calcext:value-type="float">
            <text:p>266045048</text:p>
          </table:table-cell>
          <table:table-cell office:value-type="float" office:value="4399174" calcext:value-type="float">
            <text:p>4399174</text:p>
          </table:table-cell>
          <table:table-cell office:value-type="float" office:value="77.063267063549" calcext:value-type="float">
            <text:p>77,063267063549</text:p>
          </table:table-cell>
        </table:table-row>
        <table:table-row table:style-name="ro1">
          <table:table-cell office:value-type="string" calcext:value-type="string">
            <text:p>0113</text:p>
          </table:table-cell>
          <table:table-cell office:value-type="float" office:value="2016" calcext:value-type="float">
            <text:p>2016</text:p>
          </table:table-cell>
          <table:table-cell office:value-type="float" office:value="315963233" calcext:value-type="float">
            <text:p>315963233</text:p>
          </table:table-cell>
          <table:table-cell office:value-type="float" office:value="3062213" calcext:value-type="float">
            <text:p>3062213</text:p>
          </table:table-cell>
          <table:table-cell office:value-type="float" office:value="273270403" calcext:value-type="float">
            <text:p>273270403</text:p>
          </table:table-cell>
          <table:table-cell office:value-type="float" office:value="5011052" calcext:value-type="float">
            <text:p>5011052</text:p>
          </table:table-cell>
          <table:table-cell office:value-type="float" office:value="72.9857914982352" calcext:value-type="float">
            <text:p>72,9857914982352</text:p>
          </table:table-cell>
        </table:table-row>
        <table:table-row table:style-name="ro1">
          <table:table-cell office:value-type="string" calcext:value-type="string">
            <text:p>0113</text:p>
          </table:table-cell>
          <table:table-cell office:value-type="float" office:value="2017" calcext:value-type="float">
            <text:p>2017</text:p>
          </table:table-cell>
          <table:table-cell office:value-type="float" office:value="356437832" calcext:value-type="float">
            <text:p>356437832</text:p>
          </table:table-cell>
          <table:table-cell office:value-type="float" office:value="3387245" calcext:value-type="float">
            <text:p>3387245</text:p>
          </table:table-cell>
          <table:table-cell office:value-type="float" office:value="312445024" calcext:value-type="float">
            <text:p>312445024</text:p>
          </table:table-cell>
          <table:table-cell office:value-type="float" office:value="5180013" calcext:value-type="float">
            <text:p>5180013</text:p>
          </table:table-cell>
          <table:table-cell office:value-type="float" office:value="78.0743215623949" calcext:value-type="float">
            <text:p>78,0743215623949</text:p>
          </table:table-cell>
        </table:table-row>
        <table:table-row table:style-name="ro1">
          <table:table-cell office:value-type="string" calcext:value-type="string">
            <text:p>0113</text:p>
          </table:table-cell>
          <table:table-cell office:value-type="float" office:value="2018" calcext:value-type="float">
            <text:p>2018</text:p>
          </table:table-cell>
          <table:table-cell office:value-type="float" office:value="362414242" calcext:value-type="float">
            <text:p>362414242</text:p>
          </table:table-cell>
          <table:table-cell office:value-type="float" office:value="6405973" calcext:value-type="float">
            <text:p>6405973</text:p>
          </table:table-cell>
          <table:table-cell office:value-type="float" office:value="340176856" calcext:value-type="float">
            <text:p>340176856</text:p>
          </table:table-cell>
          <table:table-cell office:value-type="float" office:value="5284566" calcext:value-type="float">
            <text:p>5284566</text:p>
          </table:table-cell>
          <table:table-cell office:value-type="float" office:value="60.0991192963815" calcext:value-type="float">
            <text:p>60,0991192963815</text:p>
          </table:table-cell>
        </table:table-row>
        <table:table-row table:style-name="ro1">
          <table:table-cell office:value-type="string" calcext:value-type="string">
            <text:p>0114</text:p>
          </table:table-cell>
          <table:table-cell office:value-type="float" office:value="1993" calcext:value-type="float">
            <text:p>1993</text:p>
          </table:table-cell>
          <table:table-cell office:value-type="float" office:value="51151000" calcext:value-type="float">
            <text:p>51151000</text:p>
          </table:table-cell>
          <table:table-cell office:value-type="float" office:value="2678135" calcext:value-type="float">
            <text:p>2678135</text:p>
          </table:table-cell>
          <table:table-cell office:value-type="float" office:value="111180200" calcext:value-type="float">
            <text:p>111180200</text:p>
          </table:table-cell>
          <table:table-cell office:value-type="float" office:value="6404444" calcext:value-type="float">
            <text:p>6404444</text:p>
          </table:table-cell>
          <table:table-cell office:value-type="float" office:value="17.8728090336456" calcext:value-type="float">
            <text:p>17,8728090336456</text:p>
          </table:table-cell>
        </table:table-row>
        <table:table-row table:style-name="ro1">
          <table:table-cell office:value-type="string" calcext:value-type="string">
            <text:p>0114</text:p>
          </table:table-cell>
          <table:table-cell office:value-type="float" office:value="1994" calcext:value-type="float">
            <text:p>1994</text:p>
          </table:table-cell>
          <table:table-cell office:value-type="float" office:value="59665500" calcext:value-type="float">
            <text:p>59665500</text:p>
          </table:table-cell>
          <table:table-cell office:value-type="float" office:value="3216904" calcext:value-type="float">
            <text:p>3216904</text:p>
          </table:table-cell>
          <table:table-cell office:value-type="float" office:value="111719800" calcext:value-type="float">
            <text:p>111719800</text:p>
          </table:table-cell>
          <table:table-cell office:value-type="float" office:value="6410185" calcext:value-type="float">
            <text:p>6410185</text:p>
          </table:table-cell>
          <table:table-cell office:value-type="float" office:value="17.8024011204218" calcext:value-type="float">
            <text:p>17,8024011204218</text:p>
          </table:table-cell>
        </table:table-row>
        <table:table-row table:style-name="ro1">
          <table:table-cell office:value-type="string" calcext:value-type="string">
            <text:p>0114</text:p>
          </table:table-cell>
          <table:table-cell office:value-type="float" office:value="1995" calcext:value-type="float">
            <text:p>1995</text:p>
          </table:table-cell>
          <table:table-cell office:value-type="float" office:value="134653800" calcext:value-type="float">
            <text:p>134653800</text:p>
          </table:table-cell>
          <table:table-cell office:value-type="float" office:value="5867607" calcext:value-type="float">
            <text:p>5867607</text:p>
          </table:table-cell>
          <table:table-cell office:value-type="float" office:value="116890700" calcext:value-type="float">
            <text:p>116890700</text:p>
          </table:table-cell>
          <table:table-cell office:value-type="float" office:value="6896942" calcext:value-type="float">
            <text:p>6896942</text:p>
          </table:table-cell>
          <table:table-cell office:value-type="float" office:value="19.706493351234" calcext:value-type="float">
            <text:p>19,706493351234</text:p>
          </table:table-cell>
        </table:table-row>
        <table:table-row table:style-name="ro1">
          <table:table-cell office:value-type="string" calcext:value-type="string">
            <text:p>0114</text:p>
          </table:table-cell>
          <table:table-cell office:value-type="float" office:value="1996" calcext:value-type="float">
            <text:p>1996</text:p>
          </table:table-cell>
          <table:table-cell office:value-type="float" office:value="134455600" calcext:value-type="float">
            <text:p>134455600</text:p>
          </table:table-cell>
          <table:table-cell office:value-type="float" office:value="7109146" calcext:value-type="float">
            <text:p>7109146</text:p>
          </table:table-cell>
          <table:table-cell office:value-type="float" office:value="120010700" calcext:value-type="float">
            <text:p>120010700</text:p>
          </table:table-cell>
          <table:table-cell office:value-type="float" office:value="7086381" calcext:value-type="float">
            <text:p>7086381</text:p>
          </table:table-cell>
          <table:table-cell office:value-type="float" office:value="17.9258086015405" calcext:value-type="float">
            <text:p>17,9258086015405</text:p>
          </table:table-cell>
        </table:table-row>
        <table:table-row table:style-name="ro1">
          <table:table-cell office:value-type="string" calcext:value-type="string">
            <text:p>0114</text:p>
          </table:table-cell>
          <table:table-cell office:value-type="float" office:value="1997" calcext:value-type="float">
            <text:p>1997</text:p>
          </table:table-cell>
          <table:table-cell office:value-type="float" office:value="118130100" calcext:value-type="float">
            <text:p>118130100</text:p>
          </table:table-cell>
          <table:table-cell office:value-type="float" office:value="6865593" calcext:value-type="float">
            <text:p>6865593</text:p>
          </table:table-cell>
          <table:table-cell office:value-type="float" office:value="116890900" calcext:value-type="float">
            <text:p>116890900</text:p>
          </table:table-cell>
          <table:table-cell office:value-type="float" office:value="7542266" calcext:value-type="float">
            <text:p>7542266</text:p>
          </table:table-cell>
          <table:table-cell office:value-type="float" office:value="16.312000277071" calcext:value-type="float">
            <text:p>16,312000277071</text:p>
          </table:table-cell>
        </table:table-row>
        <table:table-row table:style-name="ro1">
          <table:table-cell office:value-type="string" calcext:value-type="string">
            <text:p>0114</text:p>
          </table:table-cell>
          <table:table-cell office:value-type="float" office:value="1998" calcext:value-type="float">
            <text:p>1998</text:p>
          </table:table-cell>
          <table:table-cell office:value-type="float" office:value="135086400" calcext:value-type="float">
            <text:p>135086400</text:p>
          </table:table-cell>
          <table:table-cell office:value-type="float" office:value="7923786" calcext:value-type="float">
            <text:p>7923786</text:p>
          </table:table-cell>
          <table:table-cell office:value-type="float" office:value="130266000" calcext:value-type="float">
            <text:p>130266000</text:p>
          </table:table-cell>
          <table:table-cell office:value-type="float" office:value="8534448" calcext:value-type="float">
            <text:p>8534448</text:p>
          </table:table-cell>
          <table:table-cell office:value-type="float" office:value="16.1227747764432" calcext:value-type="float">
            <text:p>16,1227747764432</text:p>
          </table:table-cell>
        </table:table-row>
        <table:table-row table:style-name="ro1">
          <table:table-cell office:value-type="string" calcext:value-type="string">
            <text:p>0114</text:p>
          </table:table-cell>
          <table:table-cell office:value-type="float" office:value="1999" calcext:value-type="float">
            <text:p>1999</text:p>
          </table:table-cell>
          <table:table-cell office:value-type="float" office:value="159517800" calcext:value-type="float">
            <text:p>159517800</text:p>
          </table:table-cell>
          <table:table-cell office:value-type="float" office:value="7847967" calcext:value-type="float">
            <text:p>7847967</text:p>
          </table:table-cell>
          <table:table-cell office:value-type="float" office:value="161107500" calcext:value-type="float">
            <text:p>161107500</text:p>
          </table:table-cell>
          <table:table-cell office:value-type="float" office:value="10893170" calcext:value-type="float">
            <text:p>10893170</text:p>
          </table:table-cell>
          <table:table-cell office:value-type="float" office:value="17.1081028861803" calcext:value-type="float">
            <text:p>17,1081028861803</text:p>
          </table:table-cell>
        </table:table-row>
        <table:table-row table:style-name="ro1">
          <table:table-cell office:value-type="string" calcext:value-type="string">
            <text:p>0114</text:p>
          </table:table-cell>
          <table:table-cell office:value-type="float" office:value="2000" calcext:value-type="float">
            <text:p>2000</text:p>
          </table:table-cell>
          <table:table-cell office:value-type="float" office:value="144111300" calcext:value-type="float">
            <text:p>144111300</text:p>
          </table:table-cell>
          <table:table-cell office:value-type="float" office:value="8284782" calcext:value-type="float">
            <text:p>8284782</text:p>
          </table:table-cell>
          <table:table-cell office:value-type="float" office:value="413997500" calcext:value-type="float">
            <text:p>413997500</text:p>
          </table:table-cell>
          <table:table-cell office:value-type="float" office:value="12864569" calcext:value-type="float">
            <text:p>12864569</text:p>
          </table:table-cell>
          <table:table-cell office:value-type="float" office:value="26.3889326911261" calcext:value-type="float">
            <text:p>26,3889326911261</text:p>
          </table:table-cell>
        </table:table-row>
        <table:table-row table:style-name="ro1">
          <table:table-cell office:value-type="string" calcext:value-type="string">
            <text:p>0114</text:p>
          </table:table-cell>
          <table:table-cell office:value-type="float" office:value="2001" calcext:value-type="float">
            <text:p>2001</text:p>
          </table:table-cell>
          <table:table-cell office:value-type="float" office:value="625257200" calcext:value-type="float">
            <text:p>625257200</text:p>
          </table:table-cell>
          <table:table-cell office:value-type="float" office:value="7294143" calcext:value-type="float">
            <text:p>7294143</text:p>
          </table:table-cell>
          <table:table-cell office:value-type="float" office:value="515403200" calcext:value-type="float">
            <text:p>515403200</text:p>
          </table:table-cell>
          <table:table-cell office:value-type="float" office:value="13159213" calcext:value-type="float">
            <text:p>13159213</text:p>
          </table:table-cell>
          <table:table-cell office:value-type="float" office:value="55.7688625768798" calcext:value-type="float">
            <text:p>55,7688625768798</text:p>
          </table:table-cell>
        </table:table-row>
        <table:table-row table:style-name="ro1">
          <table:table-cell office:value-type="string" calcext:value-type="string">
            <text:p>0114</text:p>
          </table:table-cell>
          <table:table-cell office:value-type="float" office:value="2002" calcext:value-type="float">
            <text:p>2002</text:p>
          </table:table-cell>
          <table:table-cell office:value-type="float" office:value="127349600" calcext:value-type="float">
            <text:p>127349600</text:p>
          </table:table-cell>
          <table:table-cell office:value-type="float" office:value="7355753" calcext:value-type="float">
            <text:p>7355753</text:p>
          </table:table-cell>
          <table:table-cell office:value-type="float" office:value="231832100" calcext:value-type="float">
            <text:p>231832100</text:p>
          </table:table-cell>
          <table:table-cell office:value-type="float" office:value="17096252" calcext:value-type="float">
            <text:p>17096252</text:p>
          </table:table-cell>
          <table:table-cell office:value-type="float" office:value="14.689253498844" calcext:value-type="float">
            <text:p>14,689253498844</text:p>
          </table:table-cell>
        </table:table-row>
        <table:table-row table:style-name="ro1">
          <table:table-cell office:value-type="string" calcext:value-type="string">
            <text:p>0114</text:p>
          </table:table-cell>
          <table:table-cell office:value-type="float" office:value="2003" calcext:value-type="float">
            <text:p>2003</text:p>
          </table:table-cell>
          <table:table-cell office:value-type="float" office:value="106045100" calcext:value-type="float">
            <text:p>106045100</text:p>
          </table:table-cell>
          <table:table-cell office:value-type="float" office:value="6383988" calcext:value-type="float">
            <text:p>6383988</text:p>
          </table:table-cell>
          <table:table-cell office:value-type="float" office:value="284535200" calcext:value-type="float">
            <text:p>284535200</text:p>
          </table:table-cell>
          <table:table-cell office:value-type="float" office:value="19507273" calcext:value-type="float">
            <text:p>19507273</text:p>
          </table:table-cell>
          <table:table-cell office:value-type="float" office:value="15.0854104788484" calcext:value-type="float">
            <text:p>15,0854104788484</text:p>
          </table:table-cell>
        </table:table-row>
        <table:table-row table:style-name="ro1">
          <table:table-cell office:value-type="string" calcext:value-type="string">
            <text:p>0114</text:p>
          </table:table-cell>
          <table:table-cell office:value-type="float" office:value="2004" calcext:value-type="float">
            <text:p>2004</text:p>
          </table:table-cell>
          <table:table-cell office:value-type="float" office:value="85918100" calcext:value-type="float">
            <text:p>85918100</text:p>
          </table:table-cell>
          <table:table-cell office:value-type="float" office:value="5084610" calcext:value-type="float">
            <text:p>5084610</text:p>
          </table:table-cell>
          <table:table-cell office:value-type="float" office:value="287043900" calcext:value-type="float">
            <text:p>287043900</text:p>
          </table:table-cell>
          <table:table-cell office:value-type="float" office:value="20020811" calcext:value-type="float">
            <text:p>20020811</text:p>
          </table:table-cell>
          <table:table-cell office:value-type="float" office:value="14.8558353193918" calcext:value-type="float">
            <text:p>14,8558353193918</text:p>
          </table:table-cell>
        </table:table-row>
        <table:table-row table:style-name="ro1">
          <table:table-cell office:value-type="string" calcext:value-type="string">
            <text:p>0114</text:p>
          </table:table-cell>
          <table:table-cell office:value-type="float" office:value="2005" calcext:value-type="float">
            <text:p>2005</text:p>
          </table:table-cell>
          <table:table-cell office:value-type="float" office:value="74524200" calcext:value-type="float">
            <text:p>74524200</text:p>
          </table:table-cell>
          <table:table-cell office:value-type="float" office:value="4497133" calcext:value-type="float">
            <text:p>4497133</text:p>
          </table:table-cell>
          <table:table-cell office:value-type="float" office:value="280457400" calcext:value-type="float">
            <text:p>280457400</text:p>
          </table:table-cell>
          <table:table-cell office:value-type="float" office:value="19696194" calcext:value-type="float">
            <text:p>19696194</text:p>
          </table:table-cell>
          <table:table-cell office:value-type="float" office:value="14.6727070650515" calcext:value-type="float">
            <text:p>14,6727070650515</text:p>
          </table:table-cell>
        </table:table-row>
        <table:table-row table:style-name="ro1">
          <table:table-cell office:value-type="string" calcext:value-type="string">
            <text:p>0114</text:p>
          </table:table-cell>
          <table:table-cell office:value-type="float" office:value="2006" calcext:value-type="float">
            <text:p>2006</text:p>
          </table:table-cell>
          <table:table-cell office:value-type="float" office:value="59432300" calcext:value-type="float">
            <text:p>59432300</text:p>
          </table:table-cell>
          <table:table-cell office:value-type="float" office:value="5006618" calcext:value-type="float">
            <text:p>5006618</text:p>
          </table:table-cell>
          <table:table-cell office:value-type="float" office:value="262613300" calcext:value-type="float">
            <text:p>262613300</text:p>
          </table:table-cell>
          <table:table-cell office:value-type="float" office:value="21415413" calcext:value-type="float">
            <text:p>21415413</text:p>
          </table:table-cell>
          <table:table-cell office:value-type="float" office:value="12.1885255527859" calcext:value-type="float">
            <text:p>12,1885255527859</text:p>
          </table:table-cell>
        </table:table-row>
        <table:table-row table:style-name="ro1">
          <table:table-cell office:value-type="string" calcext:value-type="string">
            <text:p>0114</text:p>
          </table:table-cell>
          <table:table-cell office:value-type="float" office:value="2007" calcext:value-type="float">
            <text:p>2007</text:p>
          </table:table-cell>
          <table:table-cell office:value-type="float" office:value="60725100" calcext:value-type="float">
            <text:p>60725100</text:p>
          </table:table-cell>
          <table:table-cell office:value-type="float" office:value="5340977" calcext:value-type="float">
            <text:p>5340977</text:p>
          </table:table-cell>
          <table:table-cell office:value-type="float" office:value="282802500" calcext:value-type="float">
            <text:p>282802500</text:p>
          </table:table-cell>
          <table:table-cell office:value-type="float" office:value="22737125" calcext:value-type="float">
            <text:p>22737125</text:p>
          </table:table-cell>
          <table:table-cell office:value-type="float" office:value="12.2347158650538" calcext:value-type="float">
            <text:p>12,2347158650538</text:p>
          </table:table-cell>
        </table:table-row>
        <table:table-row table:style-name="ro1">
          <table:table-cell office:value-type="string" calcext:value-type="string">
            <text:p>0114</text:p>
          </table:table-cell>
          <table:table-cell office:value-type="float" office:value="2008" calcext:value-type="float">
            <text:p>2008</text:p>
          </table:table-cell>
          <table:table-cell office:value-type="float" office:value="53817200" calcext:value-type="float">
            <text:p>53817200</text:p>
          </table:table-cell>
          <table:table-cell office:value-type="float" office:value="4904139" calcext:value-type="float">
            <text:p>4904139</text:p>
          </table:table-cell>
          <table:table-cell office:value-type="float" office:value="332855100" calcext:value-type="float">
            <text:p>332855100</text:p>
          </table:table-cell>
          <table:table-cell office:value-type="float" office:value="20391847" calcext:value-type="float">
            <text:p>20391847</text:p>
          </table:table-cell>
          <table:table-cell office:value-type="float" office:value="15.2859153226919" calcext:value-type="float">
            <text:p>15,2859153226919</text:p>
          </table:table-cell>
        </table:table-row>
        <table:table-row table:style-name="ro1">
          <table:table-cell office:value-type="string" calcext:value-type="string">
            <text:p>0114</text:p>
          </table:table-cell>
          <table:table-cell office:value-type="float" office:value="2009" calcext:value-type="float">
            <text:p>2009</text:p>
          </table:table-cell>
          <table:table-cell office:value-type="float" office:value="51531900" calcext:value-type="float">
            <text:p>51531900</text:p>
          </table:table-cell>
          <table:table-cell office:value-type="float" office:value="4419974" calcext:value-type="float">
            <text:p>4419974</text:p>
          </table:table-cell>
          <table:table-cell office:value-type="float" office:value="225148400" calcext:value-type="float">
            <text:p>225148400</text:p>
          </table:table-cell>
          <table:table-cell office:value-type="float" office:value="18619764" calcext:value-type="float">
            <text:p>18619764</text:p>
          </table:table-cell>
          <table:table-cell office:value-type="float" office:value="12.0088301351344" calcext:value-type="float">
            <text:p>12,0088301351344</text:p>
          </table:table-cell>
        </table:table-row>
        <table:table-row table:style-name="ro1">
          <table:table-cell office:value-type="string" calcext:value-type="string">
            <text:p>0114</text:p>
          </table:table-cell>
          <table:table-cell office:value-type="float" office:value="2010" calcext:value-type="float">
            <text:p>2010</text:p>
          </table:table-cell>
          <table:table-cell office:value-type="float" office:value="62404805" calcext:value-type="float">
            <text:p>62404805</text:p>
          </table:table-cell>
          <table:table-cell office:value-type="float" office:value="4934302" calcext:value-type="float">
            <text:p>4934302</text:p>
          </table:table-cell>
          <table:table-cell office:value-type="float" office:value="250231546" calcext:value-type="float">
            <text:p>250231546</text:p>
          </table:table-cell>
          <table:table-cell office:value-type="float" office:value="20123023" calcext:value-type="float">
            <text:p>20123023</text:p>
          </table:table-cell>
          <table:table-cell office:value-type="float" office:value="12.4768446352514" calcext:value-type="float">
            <text:p>12,4768446352514</text:p>
          </table:table-cell>
        </table:table-row>
        <table:table-row table:style-name="ro1">
          <table:table-cell office:value-type="string" calcext:value-type="string">
            <text:p>0114</text:p>
          </table:table-cell>
          <table:table-cell office:value-type="float" office:value="2011" calcext:value-type="float">
            <text:p>2011</text:p>
          </table:table-cell>
          <table:table-cell office:value-type="float" office:value="65882181" calcext:value-type="float">
            <text:p>65882181</text:p>
          </table:table-cell>
          <table:table-cell office:value-type="float" office:value="6191716" calcext:value-type="float">
            <text:p>6191716</text:p>
          </table:table-cell>
          <table:table-cell office:value-type="float" office:value="240002640" calcext:value-type="float">
            <text:p>240002640</text:p>
          </table:table-cell>
          <table:table-cell office:value-type="float" office:value="19170690" calcext:value-type="float">
            <text:p>19170690</text:p>
          </table:table-cell>
          <table:table-cell office:value-type="float" office:value="12.0605600667381" calcext:value-type="float">
            <text:p>12,0605600667381</text:p>
          </table:table-cell>
        </table:table-row>
        <table:table-row table:style-name="ro1">
          <table:table-cell office:value-type="string" calcext:value-type="string">
            <text:p>0114</text:p>
          </table:table-cell>
          <table:table-cell office:value-type="float" office:value="2012" calcext:value-type="float">
            <text:p>2012</text:p>
          </table:table-cell>
          <table:table-cell office:value-type="float" office:value="67163637" calcext:value-type="float">
            <text:p>67163637</text:p>
          </table:table-cell>
          <table:table-cell office:value-type="float" office:value="5211087" calcext:value-type="float">
            <text:p>5211087</text:p>
          </table:table-cell>
          <table:table-cell office:value-type="float" office:value="224854098" calcext:value-type="float">
            <text:p>224854098</text:p>
          </table:table-cell>
          <table:table-cell office:value-type="float" office:value="18241139" calcext:value-type="float">
            <text:p>18241139</text:p>
          </table:table-cell>
          <table:table-cell office:value-type="float" office:value="12.4515999035657" calcext:value-type="float">
            <text:p>12,4515999035657</text:p>
          </table:table-cell>
        </table:table-row>
        <table:table-row table:style-name="ro1">
          <table:table-cell office:value-type="string" calcext:value-type="string">
            <text:p>0114</text:p>
          </table:table-cell>
          <table:table-cell office:value-type="float" office:value="2013" calcext:value-type="float">
            <text:p>2013</text:p>
          </table:table-cell>
          <table:table-cell office:value-type="float" office:value="75132146" calcext:value-type="float">
            <text:p>75132146</text:p>
          </table:table-cell>
          <table:table-cell office:value-type="float" office:value="5585727" calcext:value-type="float">
            <text:p>5585727</text:p>
          </table:table-cell>
          <table:table-cell office:value-type="float" office:value="233409390" calcext:value-type="float">
            <text:p>233409390</text:p>
          </table:table-cell>
          <table:table-cell office:value-type="float" office:value="18730121" calcext:value-type="float">
            <text:p>18730121</text:p>
          </table:table-cell>
          <table:table-cell office:value-type="float" office:value="12.6889070864401" calcext:value-type="float">
            <text:p>12,6889070864401</text:p>
          </table:table-cell>
        </table:table-row>
        <table:table-row table:style-name="ro1">
          <table:table-cell office:value-type="string" calcext:value-type="string">
            <text:p>0114</text:p>
          </table:table-cell>
          <table:table-cell office:value-type="float" office:value="2014" calcext:value-type="float">
            <text:p>2014</text:p>
          </table:table-cell>
          <table:table-cell office:value-type="float" office:value="89901744" calcext:value-type="float">
            <text:p>89901744</text:p>
          </table:table-cell>
          <table:table-cell office:value-type="float" office:value="5885098" calcext:value-type="float">
            <text:p>5885098</text:p>
          </table:table-cell>
          <table:table-cell office:value-type="float" office:value="258689454" calcext:value-type="float">
            <text:p>258689454</text:p>
          </table:table-cell>
          <table:table-cell office:value-type="float" office:value="20086486" calcext:value-type="float">
            <text:p>20086486</text:p>
          </table:table-cell>
          <table:table-cell office:value-type="float" office:value="13.4220230079151" calcext:value-type="float">
            <text:p>13,4220230079151</text:p>
          </table:table-cell>
        </table:table-row>
        <table:table-row table:style-name="ro1">
          <table:table-cell office:value-type="string" calcext:value-type="string">
            <text:p>0114</text:p>
          </table:table-cell>
          <table:table-cell office:value-type="float" office:value="2015" calcext:value-type="float">
            <text:p>2015</text:p>
          </table:table-cell>
          <table:table-cell office:value-type="float" office:value="64948109" calcext:value-type="float">
            <text:p>64948109</text:p>
          </table:table-cell>
          <table:table-cell office:value-type="float" office:value="4822690" calcext:value-type="float">
            <text:p>4822690</text:p>
          </table:table-cell>
          <table:table-cell office:value-type="float" office:value="256207780" calcext:value-type="float">
            <text:p>256207780</text:p>
          </table:table-cell>
          <table:table-cell office:value-type="float" office:value="19500701" calcext:value-type="float">
            <text:p>19500701</text:p>
          </table:table-cell>
          <table:table-cell office:value-type="float" office:value="13.2035820581102" calcext:value-type="float">
            <text:p>13,2035820581102</text:p>
          </table:table-cell>
        </table:table-row>
        <table:table-row table:style-name="ro1">
          <table:table-cell office:value-type="string" calcext:value-type="string">
            <text:p>0114</text:p>
          </table:table-cell>
          <table:table-cell office:value-type="float" office:value="2016" calcext:value-type="float">
            <text:p>2016</text:p>
          </table:table-cell>
          <table:table-cell office:value-type="float" office:value="67186223" calcext:value-type="float">
            <text:p>67186223</text:p>
          </table:table-cell>
          <table:table-cell office:value-type="float" office:value="4989788" calcext:value-type="float">
            <text:p>4989788</text:p>
          </table:table-cell>
          <table:table-cell office:value-type="float" office:value="261464482" calcext:value-type="float">
            <text:p>261464482</text:p>
          </table:table-cell>
          <table:table-cell office:value-type="float" office:value="20362322" calcext:value-type="float">
            <text:p>20362322</text:p>
          </table:table-cell>
          <table:table-cell office:value-type="float" office:value="12.9634458433637" calcext:value-type="float">
            <text:p>12,9634458433637</text:p>
          </table:table-cell>
        </table:table-row>
        <table:table-row table:style-name="ro1">
          <table:table-cell office:value-type="string" calcext:value-type="string">
            <text:p>0114</text:p>
          </table:table-cell>
          <table:table-cell office:value-type="float" office:value="2017" calcext:value-type="float">
            <text:p>2017</text:p>
          </table:table-cell>
          <table:table-cell office:value-type="float" office:value="69656142" calcext:value-type="float">
            <text:p>69656142</text:p>
          </table:table-cell>
          <table:table-cell office:value-type="float" office:value="5326821" calcext:value-type="float">
            <text:p>5326821</text:p>
          </table:table-cell>
          <table:table-cell office:value-type="float" office:value="304695632" calcext:value-type="float">
            <text:p>304695632</text:p>
          </table:table-cell>
          <table:table-cell office:value-type="float" office:value="20174166" calcext:value-type="float">
            <text:p>20174166</text:p>
          </table:table-cell>
          <table:table-cell office:value-type="float" office:value="14.6798935272584" calcext:value-type="float">
            <text:p>14,6798935272584</text:p>
          </table:table-cell>
        </table:table-row>
        <table:table-row table:style-name="ro1">
          <table:table-cell office:value-type="string" calcext:value-type="string">
            <text:p>0114</text:p>
          </table:table-cell>
          <table:table-cell office:value-type="float" office:value="2018" calcext:value-type="float">
            <text:p>2018</text:p>
          </table:table-cell>
          <table:table-cell office:value-type="float" office:value="70522672" calcext:value-type="float">
            <text:p>70522672</text:p>
          </table:table-cell>
          <table:table-cell office:value-type="float" office:value="5084991" calcext:value-type="float">
            <text:p>5084991</text:p>
          </table:table-cell>
          <table:table-cell office:value-type="float" office:value="268616029" calcext:value-type="float">
            <text:p>268616029</text:p>
          </table:table-cell>
          <table:table-cell office:value-type="float" office:value="21119956" calcext:value-type="float">
            <text:p>21119956</text:p>
          </table:table-cell>
          <table:table-cell office:value-type="float" office:value="12.941781603298" calcext:value-type="float">
            <text:p>12,941781603298</text:p>
          </table:table-cell>
        </table:table-row>
        <table:table-row table:style-name="ro1">
          <table:table-cell office:value-type="string" calcext:value-type="string">
            <text:p>0201</text:p>
          </table:table-cell>
          <table:table-cell office:value-type="float" office:value="1993" calcext:value-type="float">
            <text:p>1993</text:p>
          </table:table-cell>
          <table:table-cell office:value-type="float" office:value="26756600" calcext:value-type="float">
            <text:p>26756600</text:p>
          </table:table-cell>
          <table:table-cell office:value-type="float" office:value="15389018" calcext:value-type="float">
            <text:p>15389018</text:p>
          </table:table-cell>
          <table:table-cell office:value-type="float" office:value="35976200" calcext:value-type="float">
            <text:p>35976200</text:p>
          </table:table-cell>
          <table:table-cell office:value-type="float" office:value="739820147" calcext:value-type="float">
            <text:p>739820147</text:p>
          </table:table-cell>
          <table:table-cell office:value-type="float" office:value="0.0830667885234152" calcext:value-type="float">
            <text:p>0,083066788523415</text:p>
          </table:table-cell>
        </table:table-row>
        <table:table-row table:style-name="ro1">
          <table:table-cell office:value-type="string" calcext:value-type="string">
            <text:p>0201</text:p>
          </table:table-cell>
          <table:table-cell office:value-type="float" office:value="1994" calcext:value-type="float">
            <text:p>1994</text:p>
          </table:table-cell>
          <table:table-cell office:value-type="float" office:value="21857300" calcext:value-type="float">
            <text:p>21857300</text:p>
          </table:table-cell>
          <table:table-cell office:value-type="float" office:value="15932590" calcext:value-type="float">
            <text:p>15932590</text:p>
          </table:table-cell>
          <table:table-cell office:value-type="float" office:value="35686500" calcext:value-type="float">
            <text:p>35686500</text:p>
          </table:table-cell>
          <table:table-cell office:value-type="float" office:value="34842062" calcext:value-type="float">
            <text:p>34842062</text:p>
          </table:table-cell>
          <table:table-cell office:value-type="float" office:value="1.13331746714877" calcext:value-type="float">
            <text:p>1,13331746714877</text:p>
          </table:table-cell>
        </table:table-row>
        <table:table-row table:style-name="ro1">
          <table:table-cell office:value-type="string" calcext:value-type="string">
            <text:p>0201</text:p>
          </table:table-cell>
          <table:table-cell office:value-type="float" office:value="1995" calcext:value-type="float">
            <text:p>1995</text:p>
          </table:table-cell>
          <table:table-cell office:value-type="float" office:value="39477500" calcext:value-type="float">
            <text:p>39477500</text:p>
          </table:table-cell>
          <table:table-cell office:value-type="float" office:value="81076168" calcext:value-type="float">
            <text:p>81076168</text:p>
          </table:table-cell>
          <table:table-cell office:value-type="float" office:value="74546900" calcext:value-type="float">
            <text:p>74546900</text:p>
          </table:table-cell>
          <table:table-cell office:value-type="float" office:value="811315126" calcext:value-type="float">
            <text:p>811315126</text:p>
          </table:table-cell>
          <table:table-cell office:value-type="float" office:value="0.127773994173457" calcext:value-type="float">
            <text:p>0,127773994173457</text:p>
          </table:table-cell>
        </table:table-row>
        <table:table-row table:style-name="ro1">
          <table:table-cell office:value-type="string" calcext:value-type="string">
            <text:p>0201</text:p>
          </table:table-cell>
          <table:table-cell office:value-type="float" office:value="1996" calcext:value-type="float">
            <text:p>1996</text:p>
          </table:table-cell>
          <table:table-cell office:value-type="float" office:value="35377700" calcext:value-type="float">
            <text:p>35377700</text:p>
          </table:table-cell>
          <table:table-cell office:value-type="float" office:value="90649836" calcext:value-type="float">
            <text:p>90649836</text:p>
          </table:table-cell>
          <table:table-cell office:value-type="float" office:value="78865800" calcext:value-type="float">
            <text:p>78865800</text:p>
          </table:table-cell>
          <table:table-cell office:value-type="float" office:value="366966350" calcext:value-type="float">
            <text:p>366966350</text:p>
          </table:table-cell>
          <table:table-cell office:value-type="float" office:value="0.249649167785337" calcext:value-type="float">
            <text:p>0,249649167785337</text:p>
          </table:table-cell>
        </table:table-row>
        <table:table-row table:style-name="ro1">
          <table:table-cell office:value-type="string" calcext:value-type="string">
            <text:p>0201</text:p>
          </table:table-cell>
          <table:table-cell office:value-type="float" office:value="1997" calcext:value-type="float">
            <text:p>1997</text:p>
          </table:table-cell>
          <table:table-cell office:value-type="float" office:value="37584800" calcext:value-type="float">
            <text:p>37584800</text:p>
          </table:table-cell>
          <table:table-cell office:value-type="float" office:value="90298049" calcext:value-type="float">
            <text:p>90298049</text:p>
          </table:table-cell>
          <table:table-cell office:value-type="float" office:value="86681900" calcext:value-type="float">
            <text:p>86681900</text:p>
          </table:table-cell>
          <table:table-cell office:value-type="float" office:value="341524438" calcext:value-type="float">
            <text:p>341524438</text:p>
          </table:table-cell>
          <table:table-cell office:value-type="float" office:value="0.287772646726478" calcext:value-type="float">
            <text:p>0,287772646726478</text:p>
          </table:table-cell>
        </table:table-row>
        <table:table-row table:style-name="ro1">
          <table:table-cell office:value-type="string" calcext:value-type="string">
            <text:p>0201</text:p>
          </table:table-cell>
          <table:table-cell office:value-type="float" office:value="1998" calcext:value-type="float">
            <text:p>1998</text:p>
          </table:table-cell>
          <table:table-cell office:value-type="float" office:value="51420400" calcext:value-type="float">
            <text:p>51420400</text:p>
          </table:table-cell>
          <table:table-cell office:value-type="float" office:value="111169948" calcext:value-type="float">
            <text:p>111169948</text:p>
          </table:table-cell>
          <table:table-cell office:value-type="float" office:value="98972700" calcext:value-type="float">
            <text:p>98972700</text:p>
          </table:table-cell>
          <table:table-cell office:value-type="float" office:value="408328718" calcext:value-type="float">
            <text:p>408328718</text:p>
          </table:table-cell>
          <table:table-cell office:value-type="float" office:value="0.289496604790127" calcext:value-type="float">
            <text:p>0,289496604790127</text:p>
          </table:table-cell>
        </table:table-row>
        <table:table-row table:style-name="ro1">
          <table:table-cell office:value-type="string" calcext:value-type="string">
            <text:p>0201</text:p>
          </table:table-cell>
          <table:table-cell office:value-type="float" office:value="1999" calcext:value-type="float">
            <text:p>1999</text:p>
          </table:table-cell>
          <table:table-cell office:value-type="float" office:value="50201600" calcext:value-type="float">
            <text:p>50201600</text:p>
          </table:table-cell>
          <table:table-cell office:value-type="float" office:value="144105818" calcext:value-type="float">
            <text:p>144105818</text:p>
          </table:table-cell>
          <table:table-cell office:value-type="float" office:value="121050200" calcext:value-type="float">
            <text:p>121050200</text:p>
          </table:table-cell>
          <table:table-cell office:value-type="float" office:value="431632203" calcext:value-type="float">
            <text:p>431632203</text:p>
          </table:table-cell>
          <table:table-cell office:value-type="float" office:value="0.297447439206034" calcext:value-type="float">
            <text:p>0,297447439206034</text:p>
          </table:table-cell>
        </table:table-row>
        <table:table-row table:style-name="ro1">
          <table:table-cell office:value-type="string" calcext:value-type="string">
            <text:p>0201</text:p>
          </table:table-cell>
          <table:table-cell office:value-type="float" office:value="2000" calcext:value-type="float">
            <text:p>2000</text:p>
          </table:table-cell>
          <table:table-cell office:value-type="float" office:value="56027000" calcext:value-type="float">
            <text:p>56027000</text:p>
          </table:table-cell>
          <table:table-cell office:value-type="float" office:value="125332689" calcext:value-type="float">
            <text:p>125332689</text:p>
          </table:table-cell>
          <table:table-cell office:value-type="float" office:value="141730300" calcext:value-type="float">
            <text:p>141730300</text:p>
          </table:table-cell>
          <table:table-cell office:value-type="float" office:value="446505624" calcext:value-type="float">
            <text:p>446505624</text:p>
          </table:table-cell>
          <table:table-cell office:value-type="float" office:value="0.345827300312422" calcext:value-type="float">
            <text:p>0,345827300312422</text:p>
          </table:table-cell>
        </table:table-row>
        <table:table-row table:style-name="ro1">
          <table:table-cell office:value-type="string" calcext:value-type="string">
            <text:p>0201</text:p>
          </table:table-cell>
          <table:table-cell office:value-type="float" office:value="2001" calcext:value-type="float">
            <text:p>2001</text:p>
          </table:table-cell>
          <table:table-cell office:value-type="float" office:value="49999400" calcext:value-type="float">
            <text:p>49999400</text:p>
          </table:table-cell>
          <table:table-cell office:value-type="float" office:value="135959516" calcext:value-type="float">
            <text:p>135959516</text:p>
          </table:table-cell>
          <table:table-cell office:value-type="float" office:value="111224700" calcext:value-type="float">
            <text:p>111224700</text:p>
          </table:table-cell>
          <table:table-cell office:value-type="float" office:value="419039409" calcext:value-type="float">
            <text:p>419039409</text:p>
          </table:table-cell>
          <table:table-cell office:value-type="float" office:value="0.290494436543278" calcext:value-type="float">
            <text:p>0,290494436543278</text:p>
          </table:table-cell>
        </table:table-row>
        <table:table-row table:style-name="ro1">
          <table:table-cell office:value-type="string" calcext:value-type="string">
            <text:p>0201</text:p>
          </table:table-cell>
          <table:table-cell office:value-type="float" office:value="2002" calcext:value-type="float">
            <text:p>2002</text:p>
          </table:table-cell>
          <table:table-cell office:value-type="float" office:value="50697400" calcext:value-type="float">
            <text:p>50697400</text:p>
          </table:table-cell>
          <table:table-cell office:value-type="float" office:value="351276817" calcext:value-type="float">
            <text:p>351276817</text:p>
          </table:table-cell>
          <table:table-cell office:value-type="float" office:value="120017900" calcext:value-type="float">
            <text:p>120017900</text:p>
          </table:table-cell>
          <table:table-cell office:value-type="float" office:value="427533550" calcext:value-type="float">
            <text:p>427533550</text:p>
          </table:table-cell>
          <table:table-cell office:value-type="float" office:value="0.219200086739472" calcext:value-type="float">
            <text:p>0,219200086739472</text:p>
          </table:table-cell>
        </table:table-row>
        <table:table-row table:style-name="ro1">
          <table:table-cell office:value-type="string" calcext:value-type="string">
            <text:p>0201</text:p>
          </table:table-cell>
          <table:table-cell office:value-type="float" office:value="2003" calcext:value-type="float">
            <text:p>2003</text:p>
          </table:table-cell>
          <table:table-cell office:value-type="float" office:value="54488900" calcext:value-type="float">
            <text:p>54488900</text:p>
          </table:table-cell>
          <table:table-cell office:value-type="float" office:value="466027218" calcext:value-type="float">
            <text:p>466027218</text:p>
          </table:table-cell>
          <table:table-cell office:value-type="float" office:value="140987000" calcext:value-type="float">
            <text:p>140987000</text:p>
          </table:table-cell>
          <table:table-cell office:value-type="float" office:value="478284052" calcext:value-type="float">
            <text:p>478284052</text:p>
          </table:table-cell>
          <table:table-cell office:value-type="float" office:value="0.207003671575369" calcext:value-type="float">
            <text:p>0,207003671575369</text:p>
          </table:table-cell>
        </table:table-row>
        <table:table-row table:style-name="ro1">
          <table:table-cell office:value-type="string" calcext:value-type="string">
            <text:p>0201</text:p>
          </table:table-cell>
          <table:table-cell office:value-type="float" office:value="2004" calcext:value-type="float">
            <text:p>2004</text:p>
          </table:table-cell>
          <table:table-cell office:value-type="float" office:value="60043000" calcext:value-type="float">
            <text:p>60043000</text:p>
          </table:table-cell>
          <table:table-cell office:value-type="float" office:value="241066661" calcext:value-type="float">
            <text:p>241066661</text:p>
          </table:table-cell>
          <table:table-cell office:value-type="float" office:value="160890600" calcext:value-type="float">
            <text:p>160890600</text:p>
          </table:table-cell>
          <table:table-cell office:value-type="float" office:value="506043548" calcext:value-type="float">
            <text:p>506043548</text:p>
          </table:table-cell>
          <table:table-cell office:value-type="float" office:value="0.295717549216357" calcext:value-type="float">
            <text:p>0,295717549216357</text:p>
          </table:table-cell>
        </table:table-row>
        <table:table-row table:style-name="ro1">
          <table:table-cell office:value-type="string" calcext:value-type="string">
            <text:p>0201</text:p>
          </table:table-cell>
          <table:table-cell office:value-type="float" office:value="2005" calcext:value-type="float">
            <text:p>2005</text:p>
          </table:table-cell>
          <table:table-cell office:value-type="float" office:value="60858500" calcext:value-type="float">
            <text:p>60858500</text:p>
          </table:table-cell>
          <table:table-cell office:value-type="float" office:value="192771940" calcext:value-type="float">
            <text:p>192771940</text:p>
          </table:table-cell>
          <table:table-cell office:value-type="float" office:value="176757600" calcext:value-type="float">
            <text:p>176757600</text:p>
          </table:table-cell>
          <table:table-cell office:value-type="float" office:value="476393463" calcext:value-type="float">
            <text:p>476393463</text:p>
          </table:table-cell>
          <table:table-cell office:value-type="float" office:value="0.355093223491113" calcext:value-type="float">
            <text:p>0,355093223491113</text:p>
          </table:table-cell>
        </table:table-row>
        <table:table-row table:style-name="ro1">
          <table:table-cell office:value-type="string" calcext:value-type="string">
            <text:p>0201</text:p>
          </table:table-cell>
          <table:table-cell office:value-type="float" office:value="2006" calcext:value-type="float">
            <text:p>2006</text:p>
          </table:table-cell>
          <table:table-cell office:value-type="float" office:value="34540500" calcext:value-type="float">
            <text:p>34540500</text:p>
          </table:table-cell>
          <table:table-cell office:value-type="float" office:value="192278137" calcext:value-type="float">
            <text:p>192278137</text:p>
          </table:table-cell>
          <table:table-cell office:value-type="float" office:value="160580800" calcext:value-type="float">
            <text:p>160580800</text:p>
          </table:table-cell>
          <table:table-cell office:value-type="float" office:value="523883995" calcext:value-type="float">
            <text:p>523883995</text:p>
          </table:table-cell>
          <table:table-cell office:value-type="float" office:value="0.272454087254086" calcext:value-type="float">
            <text:p>0,272454087254086</text:p>
          </table:table-cell>
        </table:table-row>
        <table:table-row table:style-name="ro1">
          <table:table-cell office:value-type="string" calcext:value-type="string">
            <text:p>0201</text:p>
          </table:table-cell>
          <table:table-cell office:value-type="float" office:value="2007" calcext:value-type="float">
            <text:p>2007</text:p>
          </table:table-cell>
          <table:table-cell office:value-type="float" office:value="38045300" calcext:value-type="float">
            <text:p>38045300</text:p>
          </table:table-cell>
          <table:table-cell office:value-type="float" office:value="159970256" calcext:value-type="float">
            <text:p>159970256</text:p>
          </table:table-cell>
          <table:table-cell office:value-type="float" office:value="155980200" calcext:value-type="float">
            <text:p>155980200</text:p>
          </table:table-cell>
          <table:table-cell office:value-type="float" office:value="495786859" calcext:value-type="float">
            <text:p>495786859</text:p>
          </table:table-cell>
          <table:table-cell office:value-type="float" office:value="0.295880129337217" calcext:value-type="float">
            <text:p>0,295880129337217</text:p>
          </table:table-cell>
        </table:table-row>
        <table:table-row table:style-name="ro1">
          <table:table-cell office:value-type="string" calcext:value-type="string">
            <text:p>0201</text:p>
          </table:table-cell>
          <table:table-cell office:value-type="float" office:value="2008" calcext:value-type="float">
            <text:p>2008</text:p>
          </table:table-cell>
          <table:table-cell office:value-type="float" office:value="122971500" calcext:value-type="float">
            <text:p>122971500</text:p>
          </table:table-cell>
          <table:table-cell office:value-type="float" office:value="149775333" calcext:value-type="float">
            <text:p>149775333</text:p>
          </table:table-cell>
          <table:table-cell office:value-type="float" office:value="148299500" calcext:value-type="float">
            <text:p>148299500</text:p>
          </table:table-cell>
          <table:table-cell office:value-type="float" office:value="435979452" calcext:value-type="float">
            <text:p>435979452</text:p>
          </table:table-cell>
          <table:table-cell office:value-type="float" office:value="0.463113587710598" calcext:value-type="float">
            <text:p>0,463113587710598</text:p>
          </table:table-cell>
        </table:table-row>
        <table:table-row table:style-name="ro1">
          <table:table-cell office:value-type="string" calcext:value-type="string">
            <text:p>0201</text:p>
          </table:table-cell>
          <table:table-cell office:value-type="float" office:value="2009" calcext:value-type="float">
            <text:p>2009</text:p>
          </table:table-cell>
          <table:table-cell office:value-type="float" office:value="39000000" calcext:value-type="float">
            <text:p>39000000</text:p>
          </table:table-cell>
          <table:table-cell office:value-type="float" office:value="140066557" calcext:value-type="float">
            <text:p>140066557</text:p>
          </table:table-cell>
          <table:table-cell office:value-type="float" office:value="139044800" calcext:value-type="float">
            <text:p>139044800</text:p>
          </table:table-cell>
          <table:table-cell office:value-type="float" office:value="384480348" calcext:value-type="float">
            <text:p>384480348</text:p>
          </table:table-cell>
          <table:table-cell office:value-type="float" office:value="0.339425889854407" calcext:value-type="float">
            <text:p>0,339425889854407</text:p>
          </table:table-cell>
        </table:table-row>
        <table:table-row table:style-name="ro1">
          <table:table-cell office:value-type="string" calcext:value-type="string">
            <text:p>0201</text:p>
          </table:table-cell>
          <table:table-cell office:value-type="float" office:value="2010" calcext:value-type="float">
            <text:p>2010</text:p>
          </table:table-cell>
          <table:table-cell office:value-type="float" office:value="137465106" calcext:value-type="float">
            <text:p>137465106</text:p>
          </table:table-cell>
          <table:table-cell office:value-type="float" office:value="160984928" calcext:value-type="float">
            <text:p>160984928</text:p>
          </table:table-cell>
          <table:table-cell office:value-type="float" office:value="169098508" calcext:value-type="float">
            <text:p>169098508</text:p>
          </table:table-cell>
          <table:table-cell office:value-type="float" office:value="424975941" calcext:value-type="float">
            <text:p>424975941</text:p>
          </table:table-cell>
          <table:table-cell office:value-type="float" office:value="0.523181035148612" calcext:value-type="float">
            <text:p>0,523181035148612</text:p>
          </table:table-cell>
        </table:table-row>
        <table:table-row table:style-name="ro1">
          <table:table-cell office:value-type="string" calcext:value-type="string">
            <text:p>0201</text:p>
          </table:table-cell>
          <table:table-cell office:value-type="float" office:value="2011" calcext:value-type="float">
            <text:p>2011</text:p>
          </table:table-cell>
          <table:table-cell office:value-type="float" office:value="94115189" calcext:value-type="float">
            <text:p>94115189</text:p>
          </table:table-cell>
          <table:table-cell office:value-type="float" office:value="170477137" calcext:value-type="float">
            <text:p>170477137</text:p>
          </table:table-cell>
          <table:table-cell office:value-type="float" office:value="239050230" calcext:value-type="float">
            <text:p>239050230</text:p>
          </table:table-cell>
          <table:table-cell office:value-type="float" office:value="477240010" calcext:value-type="float">
            <text:p>477240010</text:p>
          </table:table-cell>
          <table:table-cell office:value-type="float" office:value="0.514368687849482" calcext:value-type="float">
            <text:p>0,514368687849482</text:p>
          </table:table-cell>
        </table:table-row>
        <table:table-row table:style-name="ro1">
          <table:table-cell office:value-type="string" calcext:value-type="string">
            <text:p>0201</text:p>
          </table:table-cell>
          <table:table-cell office:value-type="float" office:value="2012" calcext:value-type="float">
            <text:p>2012</text:p>
          </table:table-cell>
          <table:table-cell office:value-type="float" office:value="94350150" calcext:value-type="float">
            <text:p>94350150</text:p>
          </table:table-cell>
          <table:table-cell office:value-type="float" office:value="166160726" calcext:value-type="float">
            <text:p>166160726</text:p>
          </table:table-cell>
          <table:table-cell office:value-type="float" office:value="223794589" calcext:value-type="float">
            <text:p>223794589</text:p>
          </table:table-cell>
          <table:table-cell office:value-type="float" office:value="434854463" calcext:value-type="float">
            <text:p>434854463</text:p>
          </table:table-cell>
          <table:table-cell office:value-type="float" office:value="0.529345588635365" calcext:value-type="float">
            <text:p>0,529345588635365</text:p>
          </table:table-cell>
        </table:table-row>
        <table:table-row table:style-name="ro1">
          <table:table-cell office:value-type="string" calcext:value-type="string">
            <text:p>0201</text:p>
          </table:table-cell>
          <table:table-cell office:value-type="float" office:value="2013" calcext:value-type="float">
            <text:p>2013</text:p>
          </table:table-cell>
          <table:table-cell office:value-type="float" office:value="95110649" calcext:value-type="float">
            <text:p>95110649</text:p>
          </table:table-cell>
          <table:table-cell office:value-type="float" office:value="154267910" calcext:value-type="float">
            <text:p>154267910</text:p>
          </table:table-cell>
          <table:table-cell office:value-type="float" office:value="227154322" calcext:value-type="float">
            <text:p>227154322</text:p>
          </table:table-cell>
          <table:table-cell office:value-type="float" office:value="433426189" calcext:value-type="float">
            <text:p>433426189</text:p>
          </table:table-cell>
          <table:table-cell office:value-type="float" office:value="0.548354954641122" calcext:value-type="float">
            <text:p>0,548354954641122</text:p>
          </table:table-cell>
        </table:table-row>
        <table:table-row table:style-name="ro1">
          <table:table-cell office:value-type="string" calcext:value-type="string">
            <text:p>0201</text:p>
          </table:table-cell>
          <table:table-cell office:value-type="float" office:value="2014" calcext:value-type="float">
            <text:p>2014</text:p>
          </table:table-cell>
          <table:table-cell office:value-type="float" office:value="106765647" calcext:value-type="float">
            <text:p>106765647</text:p>
          </table:table-cell>
          <table:table-cell office:value-type="float" office:value="162109330" calcext:value-type="float">
            <text:p>162109330</text:p>
          </table:table-cell>
          <table:table-cell office:value-type="float" office:value="247585041" calcext:value-type="float">
            <text:p>247585041</text:p>
          </table:table-cell>
          <table:table-cell office:value-type="float" office:value="459914002" calcext:value-type="float">
            <text:p>459914002</text:p>
          </table:table-cell>
          <table:table-cell office:value-type="float" office:value="0.569674270675107" calcext:value-type="float">
            <text:p>0,569674270675107</text:p>
          </table:table-cell>
        </table:table-row>
        <table:table-row table:style-name="ro1">
          <table:table-cell office:value-type="string" calcext:value-type="string">
            <text:p>0201</text:p>
          </table:table-cell>
          <table:table-cell office:value-type="float" office:value="2015" calcext:value-type="float">
            <text:p>2015</text:p>
          </table:table-cell>
          <table:table-cell office:value-type="float" office:value="123440194" calcext:value-type="float">
            <text:p>123440194</text:p>
          </table:table-cell>
          <table:table-cell office:value-type="float" office:value="171260419" calcext:value-type="float">
            <text:p>171260419</text:p>
          </table:table-cell>
          <table:table-cell office:value-type="float" office:value="249827846" calcext:value-type="float">
            <text:p>249827846</text:p>
          </table:table-cell>
          <table:table-cell office:value-type="float" office:value="448159007" calcext:value-type="float">
            <text:p>448159007</text:p>
          </table:table-cell>
          <table:table-cell office:value-type="float" office:value="0.602609515188179" calcext:value-type="float">
            <text:p>0,602609515188179</text:p>
          </table:table-cell>
        </table:table-row>
        <table:table-row table:style-name="ro1">
          <table:table-cell office:value-type="string" calcext:value-type="string">
            <text:p>0201</text:p>
          </table:table-cell>
          <table:table-cell office:value-type="float" office:value="2016" calcext:value-type="float">
            <text:p>2016</text:p>
          </table:table-cell>
          <table:table-cell office:value-type="float" office:value="116214801" calcext:value-type="float">
            <text:p>116214801</text:p>
          </table:table-cell>
          <table:table-cell office:value-type="float" office:value="162863224" calcext:value-type="float">
            <text:p>162863224</text:p>
          </table:table-cell>
          <table:table-cell office:value-type="float" office:value="247986647" calcext:value-type="float">
            <text:p>247986647</text:p>
          </table:table-cell>
          <table:table-cell office:value-type="float" office:value="435953955" calcext:value-type="float">
            <text:p>435953955</text:p>
          </table:table-cell>
          <table:table-cell office:value-type="float" office:value="0.608201402318152" calcext:value-type="float">
            <text:p>0,608201402318152</text:p>
          </table:table-cell>
        </table:table-row>
        <table:table-row table:style-name="ro1">
          <table:table-cell office:value-type="string" calcext:value-type="string">
            <text:p>0201</text:p>
          </table:table-cell>
          <table:table-cell office:value-type="float" office:value="2017" calcext:value-type="float">
            <text:p>2017</text:p>
          </table:table-cell>
          <table:table-cell office:value-type="float" office:value="117706187" calcext:value-type="float">
            <text:p>117706187</text:p>
          </table:table-cell>
          <table:table-cell office:value-type="float" office:value="162711969" calcext:value-type="float">
            <text:p>162711969</text:p>
          </table:table-cell>
          <table:table-cell office:value-type="float" office:value="308017613" calcext:value-type="float">
            <text:p>308017613</text:p>
          </table:table-cell>
          <table:table-cell office:value-type="float" office:value="406908023" calcext:value-type="float">
            <text:p>406908023</text:p>
          </table:table-cell>
          <table:table-cell office:value-type="float" office:value="0.747382124888622" calcext:value-type="float">
            <text:p>0,747382124888622</text:p>
          </table:table-cell>
        </table:table-row>
        <table:table-row table:style-name="ro1">
          <table:table-cell office:value-type="string" calcext:value-type="string">
            <text:p>0201</text:p>
          </table:table-cell>
          <table:table-cell office:value-type="float" office:value="2018" calcext:value-type="float">
            <text:p>2018</text:p>
          </table:table-cell>
          <table:table-cell office:value-type="float" office:value="117881177" calcext:value-type="float">
            <text:p>117881177</text:p>
          </table:table-cell>
          <table:table-cell office:value-type="float" office:value="157400138" calcext:value-type="float">
            <text:p>157400138</text:p>
          </table:table-cell>
          <table:table-cell office:value-type="float" office:value="287905998" calcext:value-type="float">
            <text:p>287905998</text:p>
          </table:table-cell>
          <table:table-cell office:value-type="float" office:value="392054046" calcext:value-type="float">
            <text:p>392054046</text:p>
          </table:table-cell>
          <table:table-cell office:value-type="float" office:value="0.738527773227403" calcext:value-type="float">
            <text:p>0,738527773227403</text:p>
          </table:table-cell>
        </table:table-row>
        <table:table-row table:style-name="ro1">
          <table:table-cell office:value-type="string" calcext:value-type="string">
            <text:p>0202</text:p>
          </table:table-cell>
          <table:table-cell office:value-type="float" office:value="1993" calcext:value-type="float">
            <text:p>1993</text:p>
          </table:table-cell>
          <table:table-cell office:value-type="float" office:value="81021800" calcext:value-type="float">
            <text:p>81021800</text:p>
          </table:table-cell>
          <table:table-cell office:value-type="float" office:value="37620879" calcext:value-type="float">
            <text:p>37620879</text:p>
          </table:table-cell>
          <table:table-cell office:value-type="float" office:value="77639100" calcext:value-type="float">
            <text:p>77639100</text:p>
          </table:table-cell>
          <table:table-cell office:value-type="float" office:value="40760023" calcext:value-type="float">
            <text:p>40760023</text:p>
          </table:table-cell>
          <table:table-cell office:value-type="float" office:value="2.02422906539146" calcext:value-type="float">
            <text:p>2,02422906539146</text:p>
          </table:table-cell>
        </table:table-row>
        <table:table-row table:style-name="ro1">
          <table:table-cell office:value-type="string" calcext:value-type="string">
            <text:p>0202</text:p>
          </table:table-cell>
          <table:table-cell office:value-type="float" office:value="1994" calcext:value-type="float">
            <text:p>1994</text:p>
          </table:table-cell>
          <table:table-cell office:value-type="float" office:value="95410100" calcext:value-type="float">
            <text:p>95410100</text:p>
          </table:table-cell>
          <table:table-cell office:value-type="float" office:value="39076476" calcext:value-type="float">
            <text:p>39076476</text:p>
          </table:table-cell>
          <table:table-cell office:value-type="float" office:value="95057200" calcext:value-type="float">
            <text:p>95057200</text:p>
          </table:table-cell>
          <table:table-cell office:value-type="float" office:value="47135839" calcext:value-type="float">
            <text:p>47135839</text:p>
          </table:table-cell>
          <table:table-cell office:value-type="float" office:value="2.20928181780062" calcext:value-type="float">
            <text:p>2,20928181780062</text:p>
          </table:table-cell>
        </table:table-row>
        <table:table-row table:style-name="ro1">
          <table:table-cell office:value-type="string" calcext:value-type="string">
            <text:p>0202</text:p>
          </table:table-cell>
          <table:table-cell office:value-type="float" office:value="1995" calcext:value-type="float">
            <text:p>1995</text:p>
          </table:table-cell>
          <table:table-cell office:value-type="float" office:value="106152700" calcext:value-type="float">
            <text:p>106152700</text:p>
          </table:table-cell>
          <table:table-cell office:value-type="float" office:value="42460829" calcext:value-type="float">
            <text:p>42460829</text:p>
          </table:table-cell>
          <table:table-cell office:value-type="float" office:value="117582800" calcext:value-type="float">
            <text:p>117582800</text:p>
          </table:table-cell>
          <table:table-cell office:value-type="float" office:value="57933292" calcext:value-type="float">
            <text:p>57933292</text:p>
          </table:table-cell>
          <table:table-cell office:value-type="float" office:value="2.22857173080882" calcext:value-type="float">
            <text:p>2,22857173080882</text:p>
          </table:table-cell>
        </table:table-row>
        <table:table-row table:style-name="ro1">
          <table:table-cell office:value-type="string" calcext:value-type="string">
            <text:p>0202</text:p>
          </table:table-cell>
          <table:table-cell office:value-type="float" office:value="1996" calcext:value-type="float">
            <text:p>1996</text:p>
          </table:table-cell>
          <table:table-cell office:value-type="float" office:value="110759400" calcext:value-type="float">
            <text:p>110759400</text:p>
          </table:table-cell>
          <table:table-cell office:value-type="float" office:value="41637980" calcext:value-type="float">
            <text:p>41637980</text:p>
          </table:table-cell>
          <table:table-cell office:value-type="float" office:value="142557200" calcext:value-type="float">
            <text:p>142557200</text:p>
          </table:table-cell>
          <table:table-cell office:value-type="float" office:value="55406575" calcext:value-type="float">
            <text:p>55406575</text:p>
          </table:table-cell>
          <table:table-cell office:value-type="float" office:value="2.61031234570554" calcext:value-type="float">
            <text:p>2,61031234570554</text:p>
          </table:table-cell>
        </table:table-row>
        <table:table-row table:style-name="ro1">
          <table:table-cell office:value-type="string" calcext:value-type="string">
            <text:p>0202</text:p>
          </table:table-cell>
          <table:table-cell office:value-type="float" office:value="1997" calcext:value-type="float">
            <text:p>1997</text:p>
          </table:table-cell>
          <table:table-cell office:value-type="float" office:value="120884900" calcext:value-type="float">
            <text:p>120884900</text:p>
          </table:table-cell>
          <table:table-cell office:value-type="float" office:value="46652758" calcext:value-type="float">
            <text:p>46652758</text:p>
          </table:table-cell>
          <table:table-cell office:value-type="float" office:value="141201000" calcext:value-type="float">
            <text:p>141201000</text:p>
          </table:table-cell>
          <table:table-cell office:value-type="float" office:value="63252082" calcext:value-type="float">
            <text:p>63252082</text:p>
          </table:table-cell>
          <table:table-cell office:value-type="float" office:value="2.38466204036146" calcext:value-type="float">
            <text:p>2,38466204036146</text:p>
          </table:table-cell>
        </table:table-row>
        <table:table-row table:style-name="ro1">
          <table:table-cell office:value-type="string" calcext:value-type="string">
            <text:p>0202</text:p>
          </table:table-cell>
          <table:table-cell office:value-type="float" office:value="1998" calcext:value-type="float">
            <text:p>1998</text:p>
          </table:table-cell>
          <table:table-cell office:value-type="float" office:value="126729600" calcext:value-type="float">
            <text:p>126729600</text:p>
          </table:table-cell>
          <table:table-cell office:value-type="float" office:value="71022975" calcext:value-type="float">
            <text:p>71022975</text:p>
          </table:table-cell>
          <table:table-cell office:value-type="float" office:value="151694500" calcext:value-type="float">
            <text:p>151694500</text:p>
          </table:table-cell>
          <table:table-cell office:value-type="float" office:value="69346213" calcext:value-type="float">
            <text:p>69346213</text:p>
          </table:table-cell>
          <table:table-cell office:value-type="float" office:value="1.98351293447676" calcext:value-type="float">
            <text:p>1,98351293447676</text:p>
          </table:table-cell>
        </table:table-row>
        <table:table-row table:style-name="ro1">
          <table:table-cell office:value-type="string" calcext:value-type="string">
            <text:p>0202</text:p>
          </table:table-cell>
          <table:table-cell office:value-type="float" office:value="1999" calcext:value-type="float">
            <text:p>1999</text:p>
          </table:table-cell>
          <table:table-cell office:value-type="float" office:value="143228800" calcext:value-type="float">
            <text:p>143228800</text:p>
          </table:table-cell>
          <table:table-cell office:value-type="float" office:value="54723067" calcext:value-type="float">
            <text:p>54723067</text:p>
          </table:table-cell>
          <table:table-cell office:value-type="float" office:value="194283100" calcext:value-type="float">
            <text:p>194283100</text:p>
          </table:table-cell>
          <table:table-cell office:value-type="float" office:value="81646455" calcext:value-type="float">
            <text:p>81646455</text:p>
          </table:table-cell>
          <table:table-cell office:value-type="float" office:value="2.47498044321076" calcext:value-type="float">
            <text:p>2,47498044321076</text:p>
          </table:table-cell>
        </table:table-row>
        <table:table-row table:style-name="ro1">
          <table:table-cell office:value-type="string" calcext:value-type="string">
            <text:p>0202</text:p>
          </table:table-cell>
          <table:table-cell office:value-type="float" office:value="2000" calcext:value-type="float">
            <text:p>2000</text:p>
          </table:table-cell>
          <table:table-cell office:value-type="float" office:value="151056400" calcext:value-type="float">
            <text:p>151056400</text:p>
          </table:table-cell>
          <table:table-cell office:value-type="float" office:value="52776265" calcext:value-type="float">
            <text:p>52776265</text:p>
          </table:table-cell>
          <table:table-cell office:value-type="float" office:value="215802400" calcext:value-type="float">
            <text:p>215802400</text:p>
          </table:table-cell>
          <table:table-cell office:value-type="float" office:value="82047843" calcext:value-type="float">
            <text:p>82047843</text:p>
          </table:table-cell>
          <table:table-cell office:value-type="float" office:value="2.72101781678392" calcext:value-type="float">
            <text:p>2,72101781678392</text:p>
          </table:table-cell>
        </table:table-row>
        <table:table-row table:style-name="ro1">
          <table:table-cell office:value-type="string" calcext:value-type="string">
            <text:p>0202</text:p>
          </table:table-cell>
          <table:table-cell office:value-type="float" office:value="2001" calcext:value-type="float">
            <text:p>2001</text:p>
          </table:table-cell>
          <table:table-cell office:value-type="float" office:value="146203500" calcext:value-type="float">
            <text:p>146203500</text:p>
          </table:table-cell>
          <table:table-cell office:value-type="float" office:value="48942192" calcext:value-type="float">
            <text:p>48942192</text:p>
          </table:table-cell>
          <table:table-cell office:value-type="float" office:value="198756100" calcext:value-type="float">
            <text:p>198756100</text:p>
          </table:table-cell>
          <table:table-cell office:value-type="float" office:value="86800283" calcext:value-type="float">
            <text:p>86800283</text:p>
          </table:table-cell>
          <table:table-cell office:value-type="float" office:value="2.54127972839747" calcext:value-type="float">
            <text:p>2,54127972839747</text:p>
          </table:table-cell>
        </table:table-row>
        <table:table-row table:style-name="ro1">
          <table:table-cell office:value-type="string" calcext:value-type="string">
            <text:p>0202</text:p>
          </table:table-cell>
          <table:table-cell office:value-type="float" office:value="2002" calcext:value-type="float">
            <text:p>2002</text:p>
          </table:table-cell>
          <table:table-cell office:value-type="float" office:value="152931500" calcext:value-type="float">
            <text:p>152931500</text:p>
          </table:table-cell>
          <table:table-cell office:value-type="float" office:value="50423122" calcext:value-type="float">
            <text:p>50423122</text:p>
          </table:table-cell>
          <table:table-cell office:value-type="float" office:value="228903400" calcext:value-type="float">
            <text:p>228903400</text:p>
          </table:table-cell>
          <table:table-cell office:value-type="float" office:value="91407110" calcext:value-type="float">
            <text:p>91407110</text:p>
          </table:table-cell>
          <table:table-cell office:value-type="float" office:value="2.69219682302994" calcext:value-type="float">
            <text:p>2,69219682302994</text:p>
          </table:table-cell>
        </table:table-row>
        <table:table-row table:style-name="ro1">
          <table:table-cell office:value-type="string" calcext:value-type="string">
            <text:p>0202</text:p>
          </table:table-cell>
          <table:table-cell office:value-type="float" office:value="2003" calcext:value-type="float">
            <text:p>2003</text:p>
          </table:table-cell>
          <table:table-cell office:value-type="float" office:value="158825700" calcext:value-type="float">
            <text:p>158825700</text:p>
          </table:table-cell>
          <table:table-cell office:value-type="float" office:value="50564478" calcext:value-type="float">
            <text:p>50564478</text:p>
          </table:table-cell>
          <table:table-cell office:value-type="float" office:value="279287900" calcext:value-type="float">
            <text:p>279287900</text:p>
          </table:table-cell>
          <table:table-cell office:value-type="float" office:value="110634965" calcext:value-type="float">
            <text:p>110634965</text:p>
          </table:table-cell>
          <table:table-cell office:value-type="float" office:value="2.71783569376229" calcext:value-type="float">
            <text:p>2,71783569376229</text:p>
          </table:table-cell>
        </table:table-row>
        <table:table-row table:style-name="ro1">
          <table:table-cell office:value-type="string" calcext:value-type="string">
            <text:p>0202</text:p>
          </table:table-cell>
          <table:table-cell office:value-type="float" office:value="2004" calcext:value-type="float">
            <text:p>2004</text:p>
          </table:table-cell>
          <table:table-cell office:value-type="float" office:value="251369300" calcext:value-type="float">
            <text:p>251369300</text:p>
          </table:table-cell>
          <table:table-cell office:value-type="float" office:value="104993123" calcext:value-type="float">
            <text:p>104993123</text:p>
          </table:table-cell>
          <table:table-cell office:value-type="float" office:value="425503100" calcext:value-type="float">
            <text:p>425503100</text:p>
          </table:table-cell>
          <table:table-cell office:value-type="float" office:value="184001417" calcext:value-type="float">
            <text:p>184001417</text:p>
          </table:table-cell>
          <table:table-cell office:value-type="float" office:value="2.3421632810087" calcext:value-type="float">
            <text:p>2,3421632810087</text:p>
          </table:table-cell>
        </table:table-row>
        <table:table-row table:style-name="ro1">
          <table:table-cell office:value-type="string" calcext:value-type="string">
            <text:p>0202</text:p>
          </table:table-cell>
          <table:table-cell office:value-type="float" office:value="2005" calcext:value-type="float">
            <text:p>2005</text:p>
          </table:table-cell>
          <table:table-cell office:value-type="float" office:value="229556100" calcext:value-type="float">
            <text:p>229556100</text:p>
          </table:table-cell>
          <table:table-cell office:value-type="float" office:value="1001122510" calcext:value-type="float">
            <text:p>1001122510</text:p>
          </table:table-cell>
          <table:table-cell office:value-type="float" office:value="453514300" calcext:value-type="float">
            <text:p>453514300</text:p>
          </table:table-cell>
          <table:table-cell office:value-type="float" office:value="192647953" calcext:value-type="float">
            <text:p>192647953</text:p>
          </table:table-cell>
          <table:table-cell office:value-type="float" office:value="0.572195762226695" calcext:value-type="float">
            <text:p>0,572195762226695</text:p>
          </table:table-cell>
        </table:table-row>
        <table:table-row table:style-name="ro1">
          <table:table-cell office:value-type="string" calcext:value-type="string">
            <text:p>0202</text:p>
          </table:table-cell>
          <table:table-cell office:value-type="float" office:value="2006" calcext:value-type="float">
            <text:p>2006</text:p>
          </table:table-cell>
          <table:table-cell office:value-type="float" office:value="137973900" calcext:value-type="float">
            <text:p>137973900</text:p>
          </table:table-cell>
          <table:table-cell office:value-type="float" office:value="101840591" calcext:value-type="float">
            <text:p>101840591</text:p>
          </table:table-cell>
          <table:table-cell office:value-type="float" office:value="380189700" calcext:value-type="float">
            <text:p>380189700</text:p>
          </table:table-cell>
          <table:table-cell office:value-type="float" office:value="228361389" calcext:value-type="float">
            <text:p>228361389</text:p>
          </table:table-cell>
          <table:table-cell office:value-type="float" office:value="1.56923226202338" calcext:value-type="float">
            <text:p>1,56923226202338</text:p>
          </table:table-cell>
        </table:table-row>
        <table:table-row table:style-name="ro1">
          <table:table-cell office:value-type="string" calcext:value-type="string">
            <text:p>0202</text:p>
          </table:table-cell>
          <table:table-cell office:value-type="float" office:value="2007" calcext:value-type="float">
            <text:p>2007</text:p>
          </table:table-cell>
          <table:table-cell office:value-type="float" office:value="147156300" calcext:value-type="float">
            <text:p>147156300</text:p>
          </table:table-cell>
          <table:table-cell office:value-type="float" office:value="110584676" calcext:value-type="float">
            <text:p>110584676</text:p>
          </table:table-cell>
          <table:table-cell office:value-type="float" office:value="411614600" calcext:value-type="float">
            <text:p>411614600</text:p>
          </table:table-cell>
          <table:table-cell office:value-type="float" office:value="274858705" calcext:value-type="float">
            <text:p>274858705</text:p>
          </table:table-cell>
          <table:table-cell office:value-type="float" office:value="1.44968347504195" calcext:value-type="float">
            <text:p>1,44968347504195</text:p>
          </table:table-cell>
        </table:table-row>
        <table:table-row table:style-name="ro1">
          <table:table-cell office:value-type="string" calcext:value-type="string">
            <text:p>0202</text:p>
          </table:table-cell>
          <table:table-cell office:value-type="float" office:value="2008" calcext:value-type="float">
            <text:p>2008</text:p>
          </table:table-cell>
          <table:table-cell office:value-type="float" office:value="146501300" calcext:value-type="float">
            <text:p>146501300</text:p>
          </table:table-cell>
          <table:table-cell office:value-type="float" office:value="96042492" calcext:value-type="float">
            <text:p>96042492</text:p>
          </table:table-cell>
          <table:table-cell office:value-type="float" office:value="506853500" calcext:value-type="float">
            <text:p>506853500</text:p>
          </table:table-cell>
          <table:table-cell office:value-type="float" office:value="236047159" calcext:value-type="float">
            <text:p>236047159</text:p>
          </table:table-cell>
          <table:table-cell office:value-type="float" office:value="1.96740488007559" calcext:value-type="float">
            <text:p>1,96740488007559</text:p>
          </table:table-cell>
        </table:table-row>
        <table:table-row table:style-name="ro1">
          <table:table-cell office:value-type="string" calcext:value-type="string">
            <text:p>0202</text:p>
          </table:table-cell>
          <table:table-cell office:value-type="float" office:value="2009" calcext:value-type="float">
            <text:p>2009</text:p>
          </table:table-cell>
          <table:table-cell office:value-type="float" office:value="226278800" calcext:value-type="float">
            <text:p>226278800</text:p>
          </table:table-cell>
          <table:table-cell office:value-type="float" office:value="80638667" calcext:value-type="float">
            <text:p>80638667</text:p>
          </table:table-cell>
          <table:table-cell office:value-type="float" office:value="483537000" calcext:value-type="float">
            <text:p>483537000</text:p>
          </table:table-cell>
          <table:table-cell office:value-type="float" office:value="215300106" calcext:value-type="float">
            <text:p>215300106</text:p>
          </table:table-cell>
          <table:table-cell office:value-type="float" office:value="2.39852248086465" calcext:value-type="float">
            <text:p>2,39852248086465</text:p>
          </table:table-cell>
        </table:table-row>
        <table:table-row table:style-name="ro1">
          <table:table-cell office:value-type="string" calcext:value-type="string">
            <text:p>0202</text:p>
          </table:table-cell>
          <table:table-cell office:value-type="float" office:value="2010" calcext:value-type="float">
            <text:p>2010</text:p>
          </table:table-cell>
          <table:table-cell office:value-type="float" office:value="219602833" calcext:value-type="float">
            <text:p>219602833</text:p>
          </table:table-cell>
          <table:table-cell office:value-type="float" office:value="95446663" calcext:value-type="float">
            <text:p>95446663</text:p>
          </table:table-cell>
          <table:table-cell office:value-type="float" office:value="504738666" calcext:value-type="float">
            <text:p>504738666</text:p>
          </table:table-cell>
          <table:table-cell office:value-type="float" office:value="255537125" calcext:value-type="float">
            <text:p>255537125</text:p>
          </table:table-cell>
          <table:table-cell office:value-type="float" office:value="2.06374631468733" calcext:value-type="float">
            <text:p>2,06374631468733</text:p>
          </table:table-cell>
        </table:table-row>
        <table:table-row table:style-name="ro1">
          <table:table-cell office:value-type="string" calcext:value-type="string">
            <text:p>0202</text:p>
          </table:table-cell>
          <table:table-cell office:value-type="float" office:value="2011" calcext:value-type="float">
            <text:p>2011</text:p>
          </table:table-cell>
          <table:table-cell office:value-type="float" office:value="295333508" calcext:value-type="float">
            <text:p>295333508</text:p>
          </table:table-cell>
          <table:table-cell office:value-type="float" office:value="114536119" calcext:value-type="float">
            <text:p>114536119</text:p>
          </table:table-cell>
          <table:table-cell office:value-type="float" office:value="583478601" calcext:value-type="float">
            <text:p>583478601</text:p>
          </table:table-cell>
          <table:table-cell office:value-type="float" office:value="266687055" calcext:value-type="float">
            <text:p>266687055</text:p>
          </table:table-cell>
          <table:table-cell office:value-type="float" office:value="2.30524314610528" calcext:value-type="float">
            <text:p>2,30524314610528</text:p>
          </table:table-cell>
        </table:table-row>
        <table:table-row table:style-name="ro1">
          <table:table-cell office:value-type="string" calcext:value-type="string">
            <text:p>0202</text:p>
          </table:table-cell>
          <table:table-cell office:value-type="float" office:value="2012" calcext:value-type="float">
            <text:p>2012</text:p>
          </table:table-cell>
          <table:table-cell office:value-type="float" office:value="302194354" calcext:value-type="float">
            <text:p>302194354</text:p>
          </table:table-cell>
          <table:table-cell office:value-type="float" office:value="109825090" calcext:value-type="float">
            <text:p>109825090</text:p>
          </table:table-cell>
          <table:table-cell office:value-type="float" office:value="563701066" calcext:value-type="float">
            <text:p>563701066</text:p>
          </table:table-cell>
          <table:table-cell office:value-type="float" office:value="250823103" calcext:value-type="float">
            <text:p>250823103</text:p>
          </table:table-cell>
          <table:table-cell office:value-type="float" office:value="2.40094207265306" calcext:value-type="float">
            <text:p>2,40094207265306</text:p>
          </table:table-cell>
        </table:table-row>
        <table:table-row table:style-name="ro1">
          <table:table-cell office:value-type="string" calcext:value-type="string">
            <text:p>0202</text:p>
          </table:table-cell>
          <table:table-cell office:value-type="float" office:value="2013" calcext:value-type="float">
            <text:p>2013</text:p>
          </table:table-cell>
          <table:table-cell office:value-type="float" office:value="367903333" calcext:value-type="float">
            <text:p>367903333</text:p>
          </table:table-cell>
          <table:table-cell office:value-type="float" office:value="111553114" calcext:value-type="float">
            <text:p>111553114</text:p>
          </table:table-cell>
          <table:table-cell office:value-type="float" office:value="678540551" calcext:value-type="float">
            <text:p>678540551</text:p>
          </table:table-cell>
          <table:table-cell office:value-type="float" office:value="260139628" calcext:value-type="float">
            <text:p>260139628</text:p>
          </table:table-cell>
          <table:table-cell office:value-type="float" office:value="2.81534656385623" calcext:value-type="float">
            <text:p>2,81534656385623</text:p>
          </table:table-cell>
        </table:table-row>
        <table:table-row table:style-name="ro1">
          <table:table-cell office:value-type="string" calcext:value-type="string">
            <text:p>0202</text:p>
          </table:table-cell>
          <table:table-cell office:value-type="float" office:value="2014" calcext:value-type="float">
            <text:p>2014</text:p>
          </table:table-cell>
          <table:table-cell office:value-type="float" office:value="436746940" calcext:value-type="float">
            <text:p>436746940</text:p>
          </table:table-cell>
          <table:table-cell office:value-type="float" office:value="127633106" calcext:value-type="float">
            <text:p>127633106</text:p>
          </table:table-cell>
          <table:table-cell office:value-type="float" office:value="735335796" calcext:value-type="float">
            <text:p>735335796</text:p>
          </table:table-cell>
          <table:table-cell office:value-type="float" office:value="282178952" calcext:value-type="float">
            <text:p>282178952</text:p>
          </table:table-cell>
          <table:table-cell office:value-type="float" office:value="2.86004941318735" calcext:value-type="float">
            <text:p>2,86004941318735</text:p>
          </table:table-cell>
        </table:table-row>
        <table:table-row table:style-name="ro1">
          <table:table-cell office:value-type="string" calcext:value-type="string">
            <text:p>0202</text:p>
          </table:table-cell>
          <table:table-cell office:value-type="float" office:value="2015" calcext:value-type="float">
            <text:p>2015</text:p>
          </table:table-cell>
          <table:table-cell office:value-type="float" office:value="425611156" calcext:value-type="float">
            <text:p>425611156</text:p>
          </table:table-cell>
          <table:table-cell office:value-type="float" office:value="132006243" calcext:value-type="float">
            <text:p>132006243</text:p>
          </table:table-cell>
          <table:table-cell office:value-type="float" office:value="767873811" calcext:value-type="float">
            <text:p>767873811</text:p>
          </table:table-cell>
          <table:table-cell office:value-type="float" office:value="306831861" calcext:value-type="float">
            <text:p>306831861</text:p>
          </table:table-cell>
          <table:table-cell office:value-type="float" office:value="2.71964753315952" calcext:value-type="float">
            <text:p>2,71964753315952</text:p>
          </table:table-cell>
        </table:table-row>
        <table:table-row table:style-name="ro1">
          <table:table-cell office:value-type="string" calcext:value-type="string">
            <text:p>0202</text:p>
          </table:table-cell>
          <table:table-cell office:value-type="float" office:value="2016" calcext:value-type="float">
            <text:p>2016</text:p>
          </table:table-cell>
          <table:table-cell office:value-type="float" office:value="446674503" calcext:value-type="float">
            <text:p>446674503</text:p>
          </table:table-cell>
          <table:table-cell office:value-type="float" office:value="142098287" calcext:value-type="float">
            <text:p>142098287</text:p>
          </table:table-cell>
          <table:table-cell office:value-type="float" office:value="778728267" calcext:value-type="float">
            <text:p>778728267</text:p>
          </table:table-cell>
          <table:table-cell office:value-type="float" office:value="310569903" calcext:value-type="float">
            <text:p>310569903</text:p>
          </table:table-cell>
          <table:table-cell office:value-type="float" office:value="2.70706622879774" calcext:value-type="float">
            <text:p>2,70706622879774</text:p>
          </table:table-cell>
        </table:table-row>
        <table:table-row table:style-name="ro1">
          <table:table-cell office:value-type="string" calcext:value-type="string">
            <text:p>0202</text:p>
          </table:table-cell>
          <table:table-cell office:value-type="float" office:value="2017" calcext:value-type="float">
            <text:p>2017</text:p>
          </table:table-cell>
          <table:table-cell office:value-type="float" office:value="446510903" calcext:value-type="float">
            <text:p>446510903</text:p>
          </table:table-cell>
          <table:table-cell office:value-type="float" office:value="143309915" calcext:value-type="float">
            <text:p>143309915</text:p>
          </table:table-cell>
          <table:table-cell office:value-type="float" office:value="779929923" calcext:value-type="float">
            <text:p>779929923</text:p>
          </table:table-cell>
          <table:table-cell office:value-type="float" office:value="317890154" calcext:value-type="float">
            <text:p>317890154</text:p>
          </table:table-cell>
          <table:table-cell office:value-type="float" office:value="2.65923816676619" calcext:value-type="float">
            <text:p>2,65923816676619</text:p>
          </table:table-cell>
        </table:table-row>
        <table:table-row table:style-name="ro1">
          <table:table-cell office:value-type="string" calcext:value-type="string">
            <text:p>0202</text:p>
          </table:table-cell>
          <table:table-cell office:value-type="float" office:value="2018" calcext:value-type="float">
            <text:p>2018</text:p>
          </table:table-cell>
          <table:table-cell office:value-type="float" office:value="477357652" calcext:value-type="float">
            <text:p>477357652</text:p>
          </table:table-cell>
          <table:table-cell office:value-type="float" office:value="145713960" calcext:value-type="float">
            <text:p>145713960</text:p>
          </table:table-cell>
          <table:table-cell office:value-type="float" office:value="811098622" calcext:value-type="float">
            <text:p>811098622</text:p>
          </table:table-cell>
          <table:table-cell office:value-type="float" office:value="322972914" calcext:value-type="float">
            <text:p>322972914</text:p>
          </table:table-cell>
          <table:table-cell office:value-type="float" office:value="2.74907693275831" calcext:value-type="float">
            <text:p>2,74907693275831</text:p>
          </table:table-cell>
        </table:table-row>
        <table:table-row table:style-name="ro1">
          <table:table-cell office:value-type="string" calcext:value-type="string">
            <text:p>0203</text:p>
          </table:table-cell>
          <table:table-cell office:value-type="float" office:value="1993" calcext:value-type="float">
            <text:p>1993</text:p>
          </table:table-cell>
          <table:table-cell office:value-type="float" office:value="27072500" calcext:value-type="float">
            <text:p>27072500</text:p>
          </table:table-cell>
          <table:table-cell office:value-type="float" office:value="13952909" calcext:value-type="float">
            <text:p>13952909</text:p>
          </table:table-cell>
          <table:table-cell office:value-type="float" office:value="26119600" calcext:value-type="float">
            <text:p>26119600</text:p>
          </table:table-cell>
          <table:table-cell office:value-type="float" office:value="12116698" calcext:value-type="float">
            <text:p>12116698</text:p>
          </table:table-cell>
          <table:table-cell office:value-type="float" office:value="2.04038749030624" calcext:value-type="float">
            <text:p>2,04038749030624</text:p>
          </table:table-cell>
        </table:table-row>
        <table:table-row table:style-name="ro1">
          <table:table-cell office:value-type="string" calcext:value-type="string">
            <text:p>0203</text:p>
          </table:table-cell>
          <table:table-cell office:value-type="float" office:value="1994" calcext:value-type="float">
            <text:p>1994</text:p>
          </table:table-cell>
          <table:table-cell office:value-type="float" office:value="34693400" calcext:value-type="float">
            <text:p>34693400</text:p>
          </table:table-cell>
          <table:table-cell office:value-type="float" office:value="14838303" calcext:value-type="float">
            <text:p>14838303</text:p>
          </table:table-cell>
          <table:table-cell office:value-type="float" office:value="28929200" calcext:value-type="float">
            <text:p>28929200</text:p>
          </table:table-cell>
          <table:table-cell office:value-type="float" office:value="13292402" calcext:value-type="float">
            <text:p>13292402</text:p>
          </table:table-cell>
          <table:table-cell office:value-type="float" office:value="2.26167812004712" calcext:value-type="float">
            <text:p>2,26167812004712</text:p>
          </table:table-cell>
        </table:table-row>
        <table:table-row table:style-name="ro1">
          <table:table-cell office:value-type="string" calcext:value-type="string">
            <text:p>0203</text:p>
          </table:table-cell>
          <table:table-cell office:value-type="float" office:value="1995" calcext:value-type="float">
            <text:p>1995</text:p>
          </table:table-cell>
          <table:table-cell office:value-type="float" office:value="39507300" calcext:value-type="float">
            <text:p>39507300</text:p>
          </table:table-cell>
          <table:table-cell office:value-type="float" office:value="14848895" calcext:value-type="float">
            <text:p>14848895</text:p>
          </table:table-cell>
          <table:table-cell office:value-type="float" office:value="38077600" calcext:value-type="float">
            <text:p>38077600</text:p>
          </table:table-cell>
          <table:table-cell office:value-type="float" office:value="16681360" calcext:value-type="float">
            <text:p>16681360</text:p>
          </table:table-cell>
          <table:table-cell office:value-type="float" office:value="2.46064930334372" calcext:value-type="float">
            <text:p>2,46064930334372</text:p>
          </table:table-cell>
        </table:table-row>
        <table:table-row table:style-name="ro1">
          <table:table-cell office:value-type="string" calcext:value-type="string">
            <text:p>0203</text:p>
          </table:table-cell>
          <table:table-cell office:value-type="float" office:value="1996" calcext:value-type="float">
            <text:p>1996</text:p>
          </table:table-cell>
          <table:table-cell office:value-type="float" office:value="35540400" calcext:value-type="float">
            <text:p>35540400</text:p>
          </table:table-cell>
          <table:table-cell office:value-type="float" office:value="14345655" calcext:value-type="float">
            <text:p>14345655</text:p>
          </table:table-cell>
          <table:table-cell office:value-type="float" office:value="39246500" calcext:value-type="float">
            <text:p>39246500</text:p>
          </table:table-cell>
          <table:table-cell office:value-type="float" office:value="17682244" calcext:value-type="float">
            <text:p>17682244</text:p>
          </table:table-cell>
          <table:table-cell office:value-type="float" office:value="2.33505482204749" calcext:value-type="float">
            <text:p>2,33505482204749</text:p>
          </table:table-cell>
        </table:table-row>
        <table:table-row table:style-name="ro1">
          <table:table-cell office:value-type="string" calcext:value-type="string">
            <text:p>0203</text:p>
          </table:table-cell>
          <table:table-cell office:value-type="float" office:value="1997" calcext:value-type="float">
            <text:p>1997</text:p>
          </table:table-cell>
          <table:table-cell office:value-type="float" office:value="36323100" calcext:value-type="float">
            <text:p>36323100</text:p>
          </table:table-cell>
          <table:table-cell office:value-type="float" office:value="99385244" calcext:value-type="float">
            <text:p>99385244</text:p>
          </table:table-cell>
          <table:table-cell office:value-type="float" office:value="40831200" calcext:value-type="float">
            <text:p>40831200</text:p>
          </table:table-cell>
          <table:table-cell office:value-type="float" office:value="18465597" calcext:value-type="float">
            <text:p>18465597</text:p>
          </table:table-cell>
          <table:table-cell office:value-type="float" office:value="0.654677551261598" calcext:value-type="float">
            <text:p>0,654677551261598</text:p>
          </table:table-cell>
        </table:table-row>
        <table:table-row table:style-name="ro1">
          <table:table-cell office:value-type="string" calcext:value-type="string">
            <text:p>0203</text:p>
          </table:table-cell>
          <table:table-cell office:value-type="float" office:value="1998" calcext:value-type="float">
            <text:p>1998</text:p>
          </table:table-cell>
          <table:table-cell office:value-type="float" office:value="34988400" calcext:value-type="float">
            <text:p>34988400</text:p>
          </table:table-cell>
          <table:table-cell office:value-type="float" office:value="12972039" calcext:value-type="float">
            <text:p>12972039</text:p>
          </table:table-cell>
          <table:table-cell office:value-type="float" office:value="43773600" calcext:value-type="float">
            <text:p>43773600</text:p>
          </table:table-cell>
          <table:table-cell office:value-type="float" office:value="20003940" calcext:value-type="float">
            <text:p>20003940</text:p>
          </table:table-cell>
          <table:table-cell office:value-type="float" office:value="2.38846585873917" calcext:value-type="float">
            <text:p>2,38846585873917</text:p>
          </table:table-cell>
        </table:table-row>
        <table:table-row table:style-name="ro1">
          <table:table-cell office:value-type="string" calcext:value-type="string">
            <text:p>0203</text:p>
          </table:table-cell>
          <table:table-cell office:value-type="float" office:value="1999" calcext:value-type="float">
            <text:p>1999</text:p>
          </table:table-cell>
          <table:table-cell office:value-type="float" office:value="39773800" calcext:value-type="float">
            <text:p>39773800</text:p>
          </table:table-cell>
          <table:table-cell office:value-type="float" office:value="16193078" calcext:value-type="float">
            <text:p>16193078</text:p>
          </table:table-cell>
          <table:table-cell office:value-type="float" office:value="60012600" calcext:value-type="float">
            <text:p>60012600</text:p>
          </table:table-cell>
          <table:table-cell office:value-type="float" office:value="26684957" calcext:value-type="float">
            <text:p>26684957</text:p>
          </table:table-cell>
          <table:table-cell office:value-type="float" office:value="2.32721485487849" calcext:value-type="float">
            <text:p>2,32721485487849</text:p>
          </table:table-cell>
        </table:table-row>
        <table:table-row table:style-name="ro1">
          <table:table-cell office:value-type="string" calcext:value-type="string">
            <text:p>0203</text:p>
          </table:table-cell>
          <table:table-cell office:value-type="float" office:value="2000" calcext:value-type="float">
            <text:p>2000</text:p>
          </table:table-cell>
          <table:table-cell office:value-type="float" office:value="48026100" calcext:value-type="float">
            <text:p>48026100</text:p>
          </table:table-cell>
          <table:table-cell office:value-type="float" office:value="17325541" calcext:value-type="float">
            <text:p>17325541</text:p>
          </table:table-cell>
          <table:table-cell office:value-type="float" office:value="65780700" calcext:value-type="float">
            <text:p>65780700</text:p>
          </table:table-cell>
          <table:table-cell office:value-type="float" office:value="27798329" calcext:value-type="float">
            <text:p>27798329</text:p>
          </table:table-cell>
          <table:table-cell office:value-type="float" office:value="2.52209750626442" calcext:value-type="float">
            <text:p>2,52209750626442</text:p>
          </table:table-cell>
        </table:table-row>
        <table:table-row table:style-name="ro1">
          <table:table-cell office:value-type="string" calcext:value-type="string">
            <text:p>0203</text:p>
          </table:table-cell>
          <table:table-cell office:value-type="float" office:value="2001" calcext:value-type="float">
            <text:p>2001</text:p>
          </table:table-cell>
          <table:table-cell office:value-type="float" office:value="46511000" calcext:value-type="float">
            <text:p>46511000</text:p>
          </table:table-cell>
          <table:table-cell office:value-type="float" office:value="16147796" calcext:value-type="float">
            <text:p>16147796</text:p>
          </table:table-cell>
          <table:table-cell office:value-type="float" office:value="68382500" calcext:value-type="float">
            <text:p>68382500</text:p>
          </table:table-cell>
          <table:table-cell office:value-type="float" office:value="112275617" calcext:value-type="float">
            <text:p>112275617</text:p>
          </table:table-cell>
          <table:table-cell office:value-type="float" office:value="0.894646056478813" calcext:value-type="float">
            <text:p>0,894646056478813</text:p>
          </table:table-cell>
        </table:table-row>
        <table:table-row table:style-name="ro1">
          <table:table-cell office:value-type="string" calcext:value-type="string">
            <text:p>0203</text:p>
          </table:table-cell>
          <table:table-cell office:value-type="float" office:value="2002" calcext:value-type="float">
            <text:p>2002</text:p>
          </table:table-cell>
          <table:table-cell office:value-type="float" office:value="53491400" calcext:value-type="float">
            <text:p>53491400</text:p>
          </table:table-cell>
          <table:table-cell office:value-type="float" office:value="21708929" calcext:value-type="float">
            <text:p>21708929</text:p>
          </table:table-cell>
          <table:table-cell office:value-type="float" office:value="79547200" calcext:value-type="float">
            <text:p>79547200</text:p>
          </table:table-cell>
          <table:table-cell office:value-type="float" office:value="35953120" calcext:value-type="float">
            <text:p>35953120</text:p>
          </table:table-cell>
          <table:table-cell office:value-type="float" office:value="2.30721249603877" calcext:value-type="float">
            <text:p>2,30721249603877</text:p>
          </table:table-cell>
        </table:table-row>
        <table:table-row table:style-name="ro1">
          <table:table-cell office:value-type="string" calcext:value-type="string">
            <text:p>0203</text:p>
          </table:table-cell>
          <table:table-cell office:value-type="float" office:value="2003" calcext:value-type="float">
            <text:p>2003</text:p>
          </table:table-cell>
          <table:table-cell office:value-type="float" office:value="59500300" calcext:value-type="float">
            <text:p>59500300</text:p>
          </table:table-cell>
          <table:table-cell office:value-type="float" office:value="21281884" calcext:value-type="float">
            <text:p>21281884</text:p>
          </table:table-cell>
          <table:table-cell office:value-type="float" office:value="90558100" calcext:value-type="float">
            <text:p>90558100</text:p>
          </table:table-cell>
          <table:table-cell office:value-type="float" office:value="38961677" calcext:value-type="float">
            <text:p>38961677</text:p>
          </table:table-cell>
          <table:table-cell office:value-type="float" office:value="2.49086205246068" calcext:value-type="float">
            <text:p>2,49086205246068</text:p>
          </table:table-cell>
        </table:table-row>
        <table:table-row table:style-name="ro1">
          <table:table-cell office:value-type="string" calcext:value-type="string">
            <text:p>0203</text:p>
          </table:table-cell>
          <table:table-cell office:value-type="float" office:value="2004" calcext:value-type="float">
            <text:p>2004</text:p>
          </table:table-cell>
          <table:table-cell office:value-type="float" office:value="71843800" calcext:value-type="float">
            <text:p>71843800</text:p>
          </table:table-cell>
          <table:table-cell office:value-type="float" office:value="24209857" calcext:value-type="float">
            <text:p>24209857</text:p>
          </table:table-cell>
          <table:table-cell office:value-type="float" office:value="104684600" calcext:value-type="float">
            <text:p>104684600</text:p>
          </table:table-cell>
          <table:table-cell office:value-type="float" office:value="41807881" calcext:value-type="float">
            <text:p>41807881</text:p>
          </table:table-cell>
          <table:table-cell office:value-type="float" office:value="2.673954081856" calcext:value-type="float">
            <text:p>2,673954081856</text:p>
          </table:table-cell>
        </table:table-row>
        <table:table-row table:style-name="ro1">
          <table:table-cell office:value-type="string" calcext:value-type="string">
            <text:p>0203</text:p>
          </table:table-cell>
          <table:table-cell office:value-type="float" office:value="2005" calcext:value-type="float">
            <text:p>2005</text:p>
          </table:table-cell>
          <table:table-cell office:value-type="float" office:value="69386000" calcext:value-type="float">
            <text:p>69386000</text:p>
          </table:table-cell>
          <table:table-cell office:value-type="float" office:value="24451405" calcext:value-type="float">
            <text:p>24451405</text:p>
          </table:table-cell>
          <table:table-cell office:value-type="float" office:value="123654600" calcext:value-type="float">
            <text:p>123654600</text:p>
          </table:table-cell>
          <table:table-cell office:value-type="float" office:value="44902449" calcext:value-type="float">
            <text:p>44902449</text:p>
          </table:table-cell>
          <table:table-cell office:value-type="float" office:value="2.7834156123465" calcext:value-type="float">
            <text:p>2,7834156123465</text:p>
          </table:table-cell>
        </table:table-row>
        <table:table-row table:style-name="ro1">
          <table:table-cell office:value-type="string" calcext:value-type="string">
            <text:p>0203</text:p>
          </table:table-cell>
          <table:table-cell office:value-type="float" office:value="2006" calcext:value-type="float">
            <text:p>2006</text:p>
          </table:table-cell>
          <table:table-cell office:value-type="float" office:value="45132500" calcext:value-type="float">
            <text:p>45132500</text:p>
          </table:table-cell>
          <table:table-cell office:value-type="float" office:value="24947548" calcext:value-type="float">
            <text:p>24947548</text:p>
          </table:table-cell>
          <table:table-cell office:value-type="float" office:value="107918400" calcext:value-type="float">
            <text:p>107918400</text:p>
          </table:table-cell>
          <table:table-cell office:value-type="float" office:value="46359211" calcext:value-type="float">
            <text:p>46359211</text:p>
          </table:table-cell>
          <table:table-cell office:value-type="float" office:value="2.14637296865505" calcext:value-type="float">
            <text:p>2,14637296865505</text:p>
          </table:table-cell>
        </table:table-row>
        <table:table-row table:style-name="ro1">
          <table:table-cell office:value-type="string" calcext:value-type="string">
            <text:p>0203</text:p>
          </table:table-cell>
          <table:table-cell office:value-type="float" office:value="2007" calcext:value-type="float">
            <text:p>2007</text:p>
          </table:table-cell>
          <table:table-cell office:value-type="float" office:value="49039600" calcext:value-type="float">
            <text:p>49039600</text:p>
          </table:table-cell>
          <table:table-cell office:value-type="float" office:value="24360690" calcext:value-type="float">
            <text:p>24360690</text:p>
          </table:table-cell>
          <table:table-cell office:value-type="float" office:value="114171500" calcext:value-type="float">
            <text:p>114171500</text:p>
          </table:table-cell>
          <table:table-cell office:value-type="float" office:value="45820031" calcext:value-type="float">
            <text:p>45820031</text:p>
          </table:table-cell>
          <table:table-cell office:value-type="float" office:value="2.32558311847494" calcext:value-type="float">
            <text:p>2,32558311847494</text:p>
          </table:table-cell>
        </table:table-row>
        <table:table-row table:style-name="ro1">
          <table:table-cell office:value-type="string" calcext:value-type="string">
            <text:p>0203</text:p>
          </table:table-cell>
          <table:table-cell office:value-type="float" office:value="2008" calcext:value-type="float">
            <text:p>2008</text:p>
          </table:table-cell>
          <table:table-cell office:value-type="float" office:value="51407900" calcext:value-type="float">
            <text:p>51407900</text:p>
          </table:table-cell>
          <table:table-cell office:value-type="float" office:value="23970604" calcext:value-type="float">
            <text:p>23970604</text:p>
          </table:table-cell>
          <table:table-cell office:value-type="float" office:value="116593500" calcext:value-type="float">
            <text:p>116593500</text:p>
          </table:table-cell>
          <table:table-cell office:value-type="float" office:value="47372891" calcext:value-type="float">
            <text:p>47372891</text:p>
          </table:table-cell>
          <table:table-cell office:value-type="float" office:value="2.35482436065124" calcext:value-type="float">
            <text:p>2,35482436065124</text:p>
          </table:table-cell>
        </table:table-row>
        <table:table-row table:style-name="ro1">
          <table:table-cell office:value-type="string" calcext:value-type="string">
            <text:p>0203</text:p>
          </table:table-cell>
          <table:table-cell office:value-type="float" office:value="2009" calcext:value-type="float">
            <text:p>2009</text:p>
          </table:table-cell>
          <table:table-cell office:value-type="float" office:value="51549200" calcext:value-type="float">
            <text:p>51549200</text:p>
          </table:table-cell>
          <table:table-cell office:value-type="float" office:value="21214265" calcext:value-type="float">
            <text:p>21214265</text:p>
          </table:table-cell>
          <table:table-cell office:value-type="float" office:value="111885300" calcext:value-type="float">
            <text:p>111885300</text:p>
          </table:table-cell>
          <table:table-cell office:value-type="float" office:value="41940169" calcext:value-type="float">
            <text:p>41940169</text:p>
          </table:table-cell>
          <table:table-cell office:value-type="float" office:value="2.58785471816595" calcext:value-type="float">
            <text:p>2,58785471816595</text:p>
          </table:table-cell>
        </table:table-row>
        <table:table-row table:style-name="ro1">
          <table:table-cell office:value-type="string" calcext:value-type="string">
            <text:p>0203</text:p>
          </table:table-cell>
          <table:table-cell office:value-type="float" office:value="2010" calcext:value-type="float">
            <text:p>2010</text:p>
          </table:table-cell>
          <table:table-cell office:value-type="float" office:value="73053354" calcext:value-type="float">
            <text:p>73053354</text:p>
          </table:table-cell>
          <table:table-cell office:value-type="float" office:value="22101437" calcext:value-type="float">
            <text:p>22101437</text:p>
          </table:table-cell>
          <table:table-cell office:value-type="float" office:value="142774625" calcext:value-type="float">
            <text:p>142774625</text:p>
          </table:table-cell>
          <table:table-cell office:value-type="float" office:value="48226332" calcext:value-type="float">
            <text:p>48226332</text:p>
          </table:table-cell>
          <table:table-cell office:value-type="float" office:value="3.0688870423289" calcext:value-type="float">
            <text:p>3,0688870423289</text:p>
          </table:table-cell>
        </table:table-row>
        <table:table-row table:style-name="ro1">
          <table:table-cell office:value-type="string" calcext:value-type="string">
            <text:p>0203</text:p>
          </table:table-cell>
          <table:table-cell office:value-type="float" office:value="2011" calcext:value-type="float">
            <text:p>2011</text:p>
          </table:table-cell>
          <table:table-cell office:value-type="float" office:value="187989293" calcext:value-type="float">
            <text:p>187989293</text:p>
          </table:table-cell>
          <table:table-cell office:value-type="float" office:value="51879617" calcext:value-type="float">
            <text:p>51879617</text:p>
          </table:table-cell>
          <table:table-cell office:value-type="float" office:value="264528044" calcext:value-type="float">
            <text:p>264528044</text:p>
          </table:table-cell>
          <table:table-cell office:value-type="float" office:value="91313523" calcext:value-type="float">
            <text:p>91313523</text:p>
          </table:table-cell>
          <table:table-cell office:value-type="float" office:value="3.16018865847903" calcext:value-type="float">
            <text:p>3,16018865847903</text:p>
          </table:table-cell>
        </table:table-row>
        <table:table-row table:style-name="ro1">
          <table:table-cell office:value-type="string" calcext:value-type="string">
            <text:p>0203</text:p>
          </table:table-cell>
          <table:table-cell office:value-type="float" office:value="2012" calcext:value-type="float">
            <text:p>2012</text:p>
          </table:table-cell>
          <table:table-cell office:value-type="float" office:value="218796656" calcext:value-type="float">
            <text:p>218796656</text:p>
          </table:table-cell>
          <table:table-cell office:value-type="float" office:value="52623549" calcext:value-type="float">
            <text:p>52623549</text:p>
          </table:table-cell>
          <table:table-cell office:value-type="float" office:value="253433718" calcext:value-type="float">
            <text:p>253433718</text:p>
          </table:table-cell>
          <table:table-cell office:value-type="float" office:value="91523050" calcext:value-type="float">
            <text:p>91523050</text:p>
          </table:table-cell>
          <table:table-cell office:value-type="float" office:value="3.2760424267797" calcext:value-type="float">
            <text:p>3,2760424267797</text:p>
          </table:table-cell>
        </table:table-row>
        <table:table-row table:style-name="ro1">
          <table:table-cell office:value-type="string" calcext:value-type="string">
            <text:p>0203</text:p>
          </table:table-cell>
          <table:table-cell office:value-type="float" office:value="2013" calcext:value-type="float">
            <text:p>2013</text:p>
          </table:table-cell>
          <table:table-cell office:value-type="float" office:value="221354558" calcext:value-type="float">
            <text:p>221354558</text:p>
          </table:table-cell>
          <table:table-cell office:value-type="float" office:value="56694818" calcext:value-type="float">
            <text:p>56694818</text:p>
          </table:table-cell>
          <table:table-cell office:value-type="float" office:value="313278342" calcext:value-type="float">
            <text:p>313278342</text:p>
          </table:table-cell>
          <table:table-cell office:value-type="float" office:value="102021576" calcext:value-type="float">
            <text:p>102021576</text:p>
          </table:table-cell>
          <table:table-cell office:value-type="float" office:value="3.36847937712093" calcext:value-type="float">
            <text:p>3,36847937712093</text:p>
          </table:table-cell>
        </table:table-row>
        <table:table-row table:style-name="ro1">
          <table:table-cell office:value-type="string" calcext:value-type="string">
            <text:p>0203</text:p>
          </table:table-cell>
          <table:table-cell office:value-type="float" office:value="2014" calcext:value-type="float">
            <text:p>2014</text:p>
          </table:table-cell>
          <table:table-cell office:value-type="float" office:value="264356481" calcext:value-type="float">
            <text:p>264356481</text:p>
          </table:table-cell>
          <table:table-cell office:value-type="float" office:value="63762936" calcext:value-type="float">
            <text:p>63762936</text:p>
          </table:table-cell>
          <table:table-cell office:value-type="float" office:value="353958390" calcext:value-type="float">
            <text:p>353958390</text:p>
          </table:table-cell>
          <table:table-cell office:value-type="float" office:value="109290331" calcext:value-type="float">
            <text:p>109290331</text:p>
          </table:table-cell>
          <table:table-cell office:value-type="float" office:value="3.5729742738691" calcext:value-type="float">
            <text:p>3,5729742738691</text:p>
          </table:table-cell>
        </table:table-row>
        <table:table-row table:style-name="ro1">
          <table:table-cell office:value-type="string" calcext:value-type="string">
            <text:p>0203</text:p>
          </table:table-cell>
          <table:table-cell office:value-type="float" office:value="2015" calcext:value-type="float">
            <text:p>2015</text:p>
          </table:table-cell>
          <table:table-cell office:value-type="float" office:value="264881772" calcext:value-type="float">
            <text:p>264881772</text:p>
          </table:table-cell>
          <table:table-cell office:value-type="float" office:value="62152121" calcext:value-type="float">
            <text:p>62152121</text:p>
          </table:table-cell>
          <table:table-cell office:value-type="float" office:value="374206183" calcext:value-type="float">
            <text:p>374206183</text:p>
          </table:table-cell>
          <table:table-cell office:value-type="float" office:value="112308458" calcext:value-type="float">
            <text:p>112308458</text:p>
          </table:table-cell>
          <table:table-cell office:value-type="float" office:value="3.66322271004271" calcext:value-type="float">
            <text:p>3,66322271004271</text:p>
          </table:table-cell>
        </table:table-row>
        <table:table-row table:style-name="ro1">
          <table:table-cell office:value-type="string" calcext:value-type="string">
            <text:p>0203</text:p>
          </table:table-cell>
          <table:table-cell office:value-type="float" office:value="2016" calcext:value-type="float">
            <text:p>2016</text:p>
          </table:table-cell>
          <table:table-cell office:value-type="float" office:value="278167211" calcext:value-type="float">
            <text:p>278167211</text:p>
          </table:table-cell>
          <table:table-cell office:value-type="float" office:value="63630871" calcext:value-type="float">
            <text:p>63630871</text:p>
          </table:table-cell>
          <table:table-cell office:value-type="float" office:value="397424662" calcext:value-type="float">
            <text:p>397424662</text:p>
          </table:table-cell>
          <table:table-cell office:value-type="float" office:value="121743044" calcext:value-type="float">
            <text:p>121743044</text:p>
          </table:table-cell>
          <table:table-cell office:value-type="float" office:value="3.64448187329916" calcext:value-type="float">
            <text:p>3,64448187329916</text:p>
          </table:table-cell>
        </table:table-row>
        <table:table-row table:style-name="ro1">
          <table:table-cell office:value-type="string" calcext:value-type="string">
            <text:p>0203</text:p>
          </table:table-cell>
          <table:table-cell office:value-type="float" office:value="2017" calcext:value-type="float">
            <text:p>2017</text:p>
          </table:table-cell>
          <table:table-cell office:value-type="float" office:value="310808369" calcext:value-type="float">
            <text:p>310808369</text:p>
          </table:table-cell>
          <table:table-cell office:value-type="float" office:value="71388046" calcext:value-type="float">
            <text:p>71388046</text:p>
          </table:table-cell>
          <table:table-cell office:value-type="float" office:value="454482624" calcext:value-type="float">
            <text:p>454482624</text:p>
          </table:table-cell>
          <table:table-cell office:value-type="float" office:value="137015737" calcext:value-type="float">
            <text:p>137015737</text:p>
          </table:table-cell>
          <table:table-cell office:value-type="float" office:value="3.67215499634188" calcext:value-type="float">
            <text:p>3,67215499634188</text:p>
          </table:table-cell>
        </table:table-row>
        <table:table-row table:style-name="ro1">
          <table:table-cell office:value-type="string" calcext:value-type="string">
            <text:p>0203</text:p>
          </table:table-cell>
          <table:table-cell office:value-type="float" office:value="2018" calcext:value-type="float">
            <text:p>2018</text:p>
          </table:table-cell>
          <table:table-cell office:value-type="float" office:value="324186260" calcext:value-type="float">
            <text:p>324186260</text:p>
          </table:table-cell>
          <table:table-cell office:value-type="float" office:value="79437120" calcext:value-type="float">
            <text:p>79437120</text:p>
          </table:table-cell>
          <table:table-cell office:value-type="float" office:value="456361337" calcext:value-type="float">
            <text:p>456361337</text:p>
          </table:table-cell>
          <table:table-cell office:value-type="float" office:value="137433080" calcext:value-type="float">
            <text:p>137433080</text:p>
          </table:table-cell>
          <table:table-cell office:value-type="float" office:value="3.5991463880238" calcext:value-type="float">
            <text:p>3,5991463880238</text:p>
          </table:table-cell>
        </table:table-row>
        <table:table-row table:style-name="ro1">
          <table:table-cell office:value-type="string" calcext:value-type="string">
            <text:p>0204</text:p>
          </table:table-cell>
          <table:table-cell office:value-type="float" office:value="2007" calcext:value-type="float">
            <text:p>2007</text:p>
          </table:table-cell>
          <table:table-cell office:value-type="float" office:value="118482600" calcext:value-type="float">
            <text:p>118482600</text:p>
          </table:table-cell>
          <table:table-cell office:value-type="float" office:value="24085425" calcext:value-type="float">
            <text:p>24085425</text:p>
          </table:table-cell>
          <table:table-cell office:value-type="float" office:value="324759800" calcext:value-type="float">
            <text:p>324759800</text:p>
          </table:table-cell>
          <table:table-cell office:value-type="float" office:value="55665064" calcext:value-type="float">
            <text:p>55665064</text:p>
          </table:table-cell>
          <table:table-cell office:value-type="float" office:value="5.55786435365932" calcext:value-type="float">
            <text:p>5,55786435365932</text:p>
          </table:table-cell>
        </table:table-row>
        <table:table-row table:style-name="ro1">
          <table:table-cell office:value-type="string" calcext:value-type="string">
            <text:p>0204</text:p>
          </table:table-cell>
          <table:table-cell office:value-type="float" office:value="2008" calcext:value-type="float">
            <text:p>2008</text:p>
          </table:table-cell>
          <table:table-cell office:value-type="float" office:value="112782200" calcext:value-type="float">
            <text:p>112782200</text:p>
          </table:table-cell>
          <table:table-cell office:value-type="float" office:value="30919986" calcext:value-type="float">
            <text:p>30919986</text:p>
          </table:table-cell>
          <table:table-cell office:value-type="float" office:value="333050800" calcext:value-type="float">
            <text:p>333050800</text:p>
          </table:table-cell>
          <table:table-cell office:value-type="float" office:value="54705855" calcext:value-type="float">
            <text:p>54705855</text:p>
          </table:table-cell>
          <table:table-cell office:value-type="float" office:value="5.20675761888283" calcext:value-type="float">
            <text:p>5,20675761888283</text:p>
          </table:table-cell>
        </table:table-row>
        <table:table-row table:style-name="ro1">
          <table:table-cell office:value-type="string" calcext:value-type="string">
            <text:p>0204</text:p>
          </table:table-cell>
          <table:table-cell office:value-type="float" office:value="2009" calcext:value-type="float">
            <text:p>2009</text:p>
          </table:table-cell>
          <table:table-cell office:value-type="float" office:value="108817200" calcext:value-type="float">
            <text:p>108817200</text:p>
          </table:table-cell>
          <table:table-cell office:value-type="float" office:value="30482652" calcext:value-type="float">
            <text:p>30482652</text:p>
          </table:table-cell>
          <table:table-cell office:value-type="float" office:value="288829300" calcext:value-type="float">
            <text:p>288829300</text:p>
          </table:table-cell>
          <table:table-cell office:value-type="float" office:value="51376810" calcext:value-type="float">
            <text:p>51376810</text:p>
          </table:table-cell>
          <table:table-cell office:value-type="float" office:value="4.85767302013297" calcext:value-type="float">
            <text:p>4,85767302013297</text:p>
          </table:table-cell>
        </table:table-row>
        <table:table-row table:style-name="ro1">
          <table:table-cell office:value-type="string" calcext:value-type="string">
            <text:p>0204</text:p>
          </table:table-cell>
          <table:table-cell office:value-type="float" office:value="2010" calcext:value-type="float">
            <text:p>2010</text:p>
          </table:table-cell>
          <table:table-cell office:value-type="float" office:value="142900390" calcext:value-type="float">
            <text:p>142900390</text:p>
          </table:table-cell>
          <table:table-cell office:value-type="float" office:value="29861066" calcext:value-type="float">
            <text:p>29861066</text:p>
          </table:table-cell>
          <table:table-cell office:value-type="float" office:value="361561399" calcext:value-type="float">
            <text:p>361561399</text:p>
          </table:table-cell>
          <table:table-cell office:value-type="float" office:value="57552280" calcext:value-type="float">
            <text:p>57552280</text:p>
          </table:table-cell>
          <table:table-cell office:value-type="float" office:value="5.77099278409958" calcext:value-type="float">
            <text:p>5,77099278409958</text:p>
          </table:table-cell>
        </table:table-row>
        <table:table-row table:style-name="ro1">
          <table:table-cell office:value-type="string" calcext:value-type="string">
            <text:p>0204</text:p>
          </table:table-cell>
          <table:table-cell office:value-type="float" office:value="2011" calcext:value-type="float">
            <text:p>2011</text:p>
          </table:table-cell>
          <table:table-cell office:value-type="float" office:value="161860388" calcext:value-type="float">
            <text:p>161860388</text:p>
          </table:table-cell>
          <table:table-cell office:value-type="float" office:value="28766061" calcext:value-type="float">
            <text:p>28766061</text:p>
          </table:table-cell>
          <table:table-cell office:value-type="float" office:value="347387757" calcext:value-type="float">
            <text:p>347387757</text:p>
          </table:table-cell>
          <table:table-cell office:value-type="float" office:value="57447685" calcext:value-type="float">
            <text:p>57447685</text:p>
          </table:table-cell>
          <table:table-cell office:value-type="float" office:value="5.90680916474735" calcext:value-type="float">
            <text:p>5,90680916474735</text:p>
          </table:table-cell>
        </table:table-row>
        <table:table-row table:style-name="ro1">
          <table:table-cell office:value-type="string" calcext:value-type="string">
            <text:p>0204</text:p>
          </table:table-cell>
          <table:table-cell office:value-type="float" office:value="2012" calcext:value-type="float">
            <text:p>2012</text:p>
          </table:table-cell>
          <table:table-cell office:value-type="float" office:value="164958492" calcext:value-type="float">
            <text:p>164958492</text:p>
          </table:table-cell>
          <table:table-cell office:value-type="float" office:value="27147548" calcext:value-type="float">
            <text:p>27147548</text:p>
          </table:table-cell>
          <table:table-cell office:value-type="float" office:value="319756254" calcext:value-type="float">
            <text:p>319756254</text:p>
          </table:table-cell>
          <table:table-cell office:value-type="float" office:value="54093711" calcext:value-type="float">
            <text:p>54093711</text:p>
          </table:table-cell>
          <table:table-cell office:value-type="float" office:value="5.96636182115297" calcext:value-type="float">
            <text:p>5,96636182115297</text:p>
          </table:table-cell>
        </table:table-row>
        <table:table-row table:style-name="ro1">
          <table:table-cell office:value-type="string" calcext:value-type="string">
            <text:p>0204</text:p>
          </table:table-cell>
          <table:table-cell office:value-type="float" office:value="2013" calcext:value-type="float">
            <text:p>2013</text:p>
          </table:table-cell>
          <table:table-cell office:value-type="float" office:value="177536350" calcext:value-type="float">
            <text:p>177536350</text:p>
          </table:table-cell>
          <table:table-cell office:value-type="float" office:value="30581287" calcext:value-type="float">
            <text:p>30581287</text:p>
          </table:table-cell>
          <table:table-cell office:value-type="float" office:value="347684760" calcext:value-type="float">
            <text:p>347684760</text:p>
          </table:table-cell>
          <table:table-cell office:value-type="float" office:value="59527137" calcext:value-type="float">
            <text:p>59527137</text:p>
          </table:table-cell>
          <table:table-cell office:value-type="float" office:value="5.82876812938155" calcext:value-type="float">
            <text:p>5,82876812938155</text:p>
          </table:table-cell>
        </table:table-row>
        <table:table-row table:style-name="ro1">
          <table:table-cell office:value-type="string" calcext:value-type="string">
            <text:p>0204</text:p>
          </table:table-cell>
          <table:table-cell office:value-type="float" office:value="2014" calcext:value-type="float">
            <text:p>2014</text:p>
          </table:table-cell>
          <table:table-cell office:value-type="float" office:value="206471139" calcext:value-type="float">
            <text:p>206471139</text:p>
          </table:table-cell>
          <table:table-cell office:value-type="float" office:value="31100832" calcext:value-type="float">
            <text:p>31100832</text:p>
          </table:table-cell>
          <table:table-cell office:value-type="float" office:value="379735545" calcext:value-type="float">
            <text:p>379735545</text:p>
          </table:table-cell>
          <table:table-cell office:value-type="float" office:value="61378222" calcext:value-type="float">
            <text:p>61378222</text:p>
          </table:table-cell>
          <table:table-cell office:value-type="float" office:value="6.33880493630482" calcext:value-type="float">
            <text:p>6,33880493630482</text:p>
          </table:table-cell>
        </table:table-row>
        <table:table-row table:style-name="ro1">
          <table:table-cell office:value-type="string" calcext:value-type="string">
            <text:p>0204</text:p>
          </table:table-cell>
          <table:table-cell office:value-type="float" office:value="2015" calcext:value-type="float">
            <text:p>2015</text:p>
          </table:table-cell>
          <table:table-cell office:value-type="float" office:value="201577192" calcext:value-type="float">
            <text:p>201577192</text:p>
          </table:table-cell>
          <table:table-cell office:value-type="float" office:value="31678115" calcext:value-type="float">
            <text:p>31678115</text:p>
          </table:table-cell>
          <table:table-cell office:value-type="float" office:value="355281163" calcext:value-type="float">
            <text:p>355281163</text:p>
          </table:table-cell>
          <table:table-cell office:value-type="float" office:value="66172193" calcext:value-type="float">
            <text:p>66172193</text:p>
          </table:table-cell>
          <table:table-cell office:value-type="float" office:value="5.69092081958495" calcext:value-type="float">
            <text:p>5,69092081958495</text:p>
          </table:table-cell>
        </table:table-row>
        <table:table-row table:style-name="ro1">
          <table:table-cell office:value-type="string" calcext:value-type="string">
            <text:p>0204</text:p>
          </table:table-cell>
          <table:table-cell office:value-type="float" office:value="2016" calcext:value-type="float">
            <text:p>2016</text:p>
          </table:table-cell>
          <table:table-cell office:value-type="float" office:value="221306426" calcext:value-type="float">
            <text:p>221306426</text:p>
          </table:table-cell>
          <table:table-cell office:value-type="float" office:value="35689136" calcext:value-type="float">
            <text:p>35689136</text:p>
          </table:table-cell>
          <table:table-cell office:value-type="float" office:value="352324115" calcext:value-type="float">
            <text:p>352324115</text:p>
          </table:table-cell>
          <table:table-cell office:value-type="float" office:value="69361752" calcext:value-type="float">
            <text:p>69361752</text:p>
          </table:table-cell>
          <table:table-cell office:value-type="float" office:value="5.4605015904292" calcext:value-type="float">
            <text:p>5,4605015904292</text:p>
          </table:table-cell>
        </table:table-row>
        <table:table-row table:style-name="ro1">
          <table:table-cell office:value-type="string" calcext:value-type="string">
            <text:p>0204</text:p>
          </table:table-cell>
          <table:table-cell office:value-type="float" office:value="2017" calcext:value-type="float">
            <text:p>2017</text:p>
          </table:table-cell>
          <table:table-cell office:value-type="float" office:value="238588133" calcext:value-type="float">
            <text:p>238588133</text:p>
          </table:table-cell>
          <table:table-cell office:value-type="float" office:value="39486863" calcext:value-type="float">
            <text:p>39486863</text:p>
          </table:table-cell>
          <table:table-cell office:value-type="float" office:value="419485070" calcext:value-type="float">
            <text:p>419485070</text:p>
          </table:table-cell>
          <table:table-cell office:value-type="float" office:value="77482251" calcext:value-type="float">
            <text:p>77482251</text:p>
          </table:table-cell>
          <table:table-cell office:value-type="float" office:value="5.62604246963861" calcext:value-type="float">
            <text:p>5,62604246963861</text:p>
          </table:table-cell>
        </table:table-row>
        <table:table-row table:style-name="ro1">
          <table:table-cell office:value-type="string" calcext:value-type="string">
            <text:p>0204</text:p>
          </table:table-cell>
          <table:table-cell office:value-type="float" office:value="2018" calcext:value-type="float">
            <text:p>2018</text:p>
          </table:table-cell>
          <table:table-cell office:value-type="float" office:value="257747650" calcext:value-type="float">
            <text:p>257747650</text:p>
          </table:table-cell>
          <table:table-cell office:value-type="float" office:value="44678674" calcext:value-type="float">
            <text:p>44678674</text:p>
          </table:table-cell>
          <table:table-cell office:value-type="float" office:value="423420143" calcext:value-type="float">
            <text:p>423420143</text:p>
          </table:table-cell>
          <table:table-cell office:value-type="float" office:value="89387246" calcext:value-type="float">
            <text:p>89387246</text:p>
          </table:table-cell>
          <table:table-cell office:value-type="float" office:value="5.08084226774411" calcext:value-type="float">
            <text:p>5,08084226774411</text:p>
          </table:table-cell>
        </table:table-row>
        <table:table-row table:style-name="ro1">
          <table:table-cell office:value-type="string" calcext:value-type="string">
            <text:p>0205</text:p>
          </table:table-cell>
          <table:table-cell office:value-type="float" office:value="1993" calcext:value-type="float">
            <text:p>1993</text:p>
          </table:table-cell>
          <table:table-cell office:value-type="float" office:value="41900" calcext:value-type="float">
            <text:p>41900</text:p>
          </table:table-cell>
          <table:table-cell office:value-type="float" office:value="10692" calcext:value-type="float">
            <text:p>10692</text:p>
          </table:table-cell>
          <table:table-cell office:value-type="float" office:value="117200" calcext:value-type="float">
            <text:p>117200</text:p>
          </table:table-cell>
          <table:table-cell office:value-type="float" office:value="1057" calcext:value-type="float">
            <text:p>1057</text:p>
          </table:table-cell>
          <table:table-cell office:value-type="float" office:value="13.5415780066389" calcext:value-type="float">
            <text:p>13,5415780066389</text:p>
          </table:table-cell>
        </table:table-row>
        <table:table-row table:style-name="ro1">
          <table:table-cell office:value-type="string" calcext:value-type="string">
            <text:p>0205</text:p>
          </table:table-cell>
          <table:table-cell office:value-type="float" office:value="1994" calcext:value-type="float">
            <text:p>1994</text:p>
          </table:table-cell>
          <table:table-cell office:value-type="float" office:value="251100" calcext:value-type="float">
            <text:p>251100</text:p>
          </table:table-cell>
          <table:table-cell office:value-type="float" office:value="28497" calcext:value-type="float">
            <text:p>28497</text:p>
          </table:table-cell>
          <table:table-cell office:value-type="float" office:value="733600" calcext:value-type="float">
            <text:p>733600</text:p>
          </table:table-cell>
          <table:table-cell office:value-type="float" office:value="619616" calcext:value-type="float">
            <text:p>619616</text:p>
          </table:table-cell>
          <table:table-cell office:value-type="float" office:value="1.519333819874" calcext:value-type="float">
            <text:p>1,519333819874</text:p>
          </table:table-cell>
        </table:table-row>
        <table:table-row table:style-name="ro1">
          <table:table-cell office:value-type="string" calcext:value-type="string">
            <text:p>0205</text:p>
          </table:table-cell>
          <table:table-cell office:value-type="float" office:value="1995" calcext:value-type="float">
            <text:p>1995</text:p>
          </table:table-cell>
          <table:table-cell office:value-type="float" office:value="1132700" calcext:value-type="float">
            <text:p>1132700</text:p>
          </table:table-cell>
          <table:table-cell office:value-type="float" office:value="285072" calcext:value-type="float">
            <text:p>285072</text:p>
          </table:table-cell>
          <table:table-cell office:value-type="float" office:value="2506100" calcext:value-type="float">
            <text:p>2506100</text:p>
          </table:table-cell>
          <table:table-cell office:value-type="float" office:value="667388" calcext:value-type="float">
            <text:p>667388</text:p>
          </table:table-cell>
          <table:table-cell office:value-type="float" office:value="3.82042290489889" calcext:value-type="float">
            <text:p>3,82042290489889</text:p>
          </table:table-cell>
        </table:table-row>
        <table:table-row table:style-name="ro1">
          <table:table-cell office:value-type="string" calcext:value-type="string">
            <text:p>0205</text:p>
          </table:table-cell>
          <table:table-cell office:value-type="float" office:value="1996" calcext:value-type="float">
            <text:p>1996</text:p>
          </table:table-cell>
          <table:table-cell office:value-type="float" office:value="1135400" calcext:value-type="float">
            <text:p>1135400</text:p>
          </table:table-cell>
          <table:table-cell office:value-type="float" office:value="641314" calcext:value-type="float">
            <text:p>641314</text:p>
          </table:table-cell>
          <table:table-cell office:value-type="float" office:value="639700" calcext:value-type="float">
            <text:p>639700</text:p>
          </table:table-cell>
          <table:table-cell office:value-type="float" office:value="392264" calcext:value-type="float">
            <text:p>392264</text:p>
          </table:table-cell>
          <table:table-cell office:value-type="float" office:value="1.717432066085" calcext:value-type="float">
            <text:p>1,717432066085</text:p>
          </table:table-cell>
        </table:table-row>
        <table:table-row table:style-name="ro1">
          <table:table-cell office:value-type="string" calcext:value-type="string">
            <text:p>0205</text:p>
          </table:table-cell>
          <table:table-cell office:value-type="float" office:value="1997" calcext:value-type="float">
            <text:p>1997</text:p>
          </table:table-cell>
          <table:table-cell office:value-type="float" office:value="8467500" calcext:value-type="float">
            <text:p>8467500</text:p>
          </table:table-cell>
          <table:table-cell office:value-type="float" office:value="14288074" calcext:value-type="float">
            <text:p>14288074</text:p>
          </table:table-cell>
          <table:table-cell office:value-type="float" office:value="11317400" calcext:value-type="float">
            <text:p>11317400</text:p>
          </table:table-cell>
          <table:table-cell office:value-type="float" office:value="18182277" calcext:value-type="float">
            <text:p>18182277</text:p>
          </table:table-cell>
          <table:table-cell office:value-type="float" office:value="0.609322024267616" calcext:value-type="float">
            <text:p>0,609322024267616</text:p>
          </table:table-cell>
        </table:table-row>
        <table:table-row table:style-name="ro1">
          <table:table-cell office:value-type="string" calcext:value-type="string">
            <text:p>0205</text:p>
          </table:table-cell>
          <table:table-cell office:value-type="float" office:value="1998" calcext:value-type="float">
            <text:p>1998</text:p>
          </table:table-cell>
          <table:table-cell office:value-type="float" office:value="8538400" calcext:value-type="float">
            <text:p>8538400</text:p>
          </table:table-cell>
          <table:table-cell office:value-type="float" office:value="14604267" calcext:value-type="float">
            <text:p>14604267</text:p>
          </table:table-cell>
          <table:table-cell office:value-type="float" office:value="11846300" calcext:value-type="float">
            <text:p>11846300</text:p>
          </table:table-cell>
          <table:table-cell office:value-type="float" office:value="19149327" calcext:value-type="float">
            <text:p>19149327</text:p>
          </table:table-cell>
          <table:table-cell office:value-type="float" office:value="0.60392679961725" calcext:value-type="float">
            <text:p>0,60392679961725</text:p>
          </table:table-cell>
        </table:table-row>
        <table:table-row table:style-name="ro1">
          <table:table-cell office:value-type="string" calcext:value-type="string">
            <text:p>0205</text:p>
          </table:table-cell>
          <table:table-cell office:value-type="float" office:value="1999" calcext:value-type="float">
            <text:p>1999</text:p>
          </table:table-cell>
          <table:table-cell office:value-type="float" office:value="11318800" calcext:value-type="float">
            <text:p>11318800</text:p>
          </table:table-cell>
          <table:table-cell office:value-type="float" office:value="18705945" calcext:value-type="float">
            <text:p>18705945</text:p>
          </table:table-cell>
          <table:table-cell office:value-type="float" office:value="15107500" calcext:value-type="float">
            <text:p>15107500</text:p>
          </table:table-cell>
          <table:table-cell office:value-type="float" office:value="23525018" calcext:value-type="float">
            <text:p>23525018</text:p>
          </table:table-cell>
          <table:table-cell office:value-type="float" office:value="0.625756509507017" calcext:value-type="float">
            <text:p>0,625756509507017</text:p>
          </table:table-cell>
        </table:table-row>
        <table:table-row table:style-name="ro1">
          <table:table-cell office:value-type="string" calcext:value-type="string">
            <text:p>0205</text:p>
          </table:table-cell>
          <table:table-cell office:value-type="float" office:value="2000" calcext:value-type="float">
            <text:p>2000</text:p>
          </table:table-cell>
          <table:table-cell office:value-type="float" office:value="13704400" calcext:value-type="float">
            <text:p>13704400</text:p>
          </table:table-cell>
          <table:table-cell office:value-type="float" office:value="21584624" calcext:value-type="float">
            <text:p>21584624</text:p>
          </table:table-cell>
          <table:table-cell office:value-type="float" office:value="16291800" calcext:value-type="float">
            <text:p>16291800</text:p>
          </table:table-cell>
          <table:table-cell office:value-type="float" office:value="26798723" calcext:value-type="float">
            <text:p>26798723</text:p>
          </table:table-cell>
          <table:table-cell office:value-type="float" office:value="0.61996951141061" calcext:value-type="float">
            <text:p>0,61996951141061</text:p>
          </table:table-cell>
        </table:table-row>
        <table:table-row table:style-name="ro1">
          <table:table-cell office:value-type="string" calcext:value-type="string">
            <text:p>0205</text:p>
          </table:table-cell>
          <table:table-cell office:value-type="float" office:value="2001" calcext:value-type="float">
            <text:p>2001</text:p>
          </table:table-cell>
          <table:table-cell office:value-type="float" office:value="14072600" calcext:value-type="float">
            <text:p>14072600</text:p>
          </table:table-cell>
          <table:table-cell office:value-type="float" office:value="22693956" calcext:value-type="float">
            <text:p>22693956</text:p>
          </table:table-cell>
          <table:table-cell office:value-type="float" office:value="20673500" calcext:value-type="float">
            <text:p>20673500</text:p>
          </table:table-cell>
          <table:table-cell office:value-type="float" office:value="30340114" calcext:value-type="float">
            <text:p>30340114</text:p>
          </table:table-cell>
          <table:table-cell office:value-type="float" office:value="0.655165632205863" calcext:value-type="float">
            <text:p>0,655165632205863</text:p>
          </table:table-cell>
        </table:table-row>
        <table:table-row table:style-name="ro1">
          <table:table-cell office:value-type="string" calcext:value-type="string">
            <text:p>0205</text:p>
          </table:table-cell>
          <table:table-cell office:value-type="float" office:value="2002" calcext:value-type="float">
            <text:p>2002</text:p>
          </table:table-cell>
          <table:table-cell office:value-type="float" office:value="16677500" calcext:value-type="float">
            <text:p>16677500</text:p>
          </table:table-cell>
          <table:table-cell office:value-type="float" office:value="26838533" calcext:value-type="float">
            <text:p>26838533</text:p>
          </table:table-cell>
          <table:table-cell office:value-type="float" office:value="20416000" calcext:value-type="float">
            <text:p>20416000</text:p>
          </table:table-cell>
          <table:table-cell office:value-type="float" office:value="33363521" calcext:value-type="float">
            <text:p>33363521</text:p>
          </table:table-cell>
          <table:table-cell office:value-type="float" office:value="0.616150073550647" calcext:value-type="float">
            <text:p>0,616150073550647</text:p>
          </table:table-cell>
        </table:table-row>
        <table:table-row table:style-name="ro1">
          <table:table-cell office:value-type="string" calcext:value-type="string">
            <text:p>0205</text:p>
          </table:table-cell>
          <table:table-cell office:value-type="float" office:value="2003" calcext:value-type="float">
            <text:p>2003</text:p>
          </table:table-cell>
          <table:table-cell office:value-type="float" office:value="18678500" calcext:value-type="float">
            <text:p>18678500</text:p>
          </table:table-cell>
          <table:table-cell office:value-type="float" office:value="29166613" calcext:value-type="float">
            <text:p>29166613</text:p>
          </table:table-cell>
          <table:table-cell office:value-type="float" office:value="27586200" calcext:value-type="float">
            <text:p>27586200</text:p>
          </table:table-cell>
          <table:table-cell office:value-type="float" office:value="41294888" calcext:value-type="float">
            <text:p>41294888</text:p>
          </table:table-cell>
          <table:table-cell office:value-type="float" office:value="0.656595436421373" calcext:value-type="float">
            <text:p>0,656595436421373</text:p>
          </table:table-cell>
        </table:table-row>
        <table:table-row table:style-name="ro1">
          <table:table-cell office:value-type="string" calcext:value-type="string">
            <text:p>0205</text:p>
          </table:table-cell>
          <table:table-cell office:value-type="float" office:value="2004" calcext:value-type="float">
            <text:p>2004</text:p>
          </table:table-cell>
          <table:table-cell office:value-type="float" office:value="19507200" calcext:value-type="float">
            <text:p>19507200</text:p>
          </table:table-cell>
          <table:table-cell office:value-type="float" office:value="32807954" calcext:value-type="float">
            <text:p>32807954</text:p>
          </table:table-cell>
          <table:table-cell office:value-type="float" office:value="31705500" calcext:value-type="float">
            <text:p>31705500</text:p>
          </table:table-cell>
          <table:table-cell office:value-type="float" office:value="45218682" calcext:value-type="float">
            <text:p>45218682</text:p>
          </table:table-cell>
          <table:table-cell office:value-type="float" office:value="0.656348942174054" calcext:value-type="float">
            <text:p>0,656348942174054</text:p>
          </table:table-cell>
        </table:table-row>
        <table:table-row table:style-name="ro1">
          <table:table-cell office:value-type="string" calcext:value-type="string">
            <text:p>0205</text:p>
          </table:table-cell>
          <table:table-cell office:value-type="float" office:value="2005" calcext:value-type="float">
            <text:p>2005</text:p>
          </table:table-cell>
          <table:table-cell office:value-type="float" office:value="30178400" calcext:value-type="float">
            <text:p>30178400</text:p>
          </table:table-cell>
          <table:table-cell office:value-type="float" office:value="31357016" calcext:value-type="float">
            <text:p>31357016</text:p>
          </table:table-cell>
          <table:table-cell office:value-type="float" office:value="31373900" calcext:value-type="float">
            <text:p>31373900</text:p>
          </table:table-cell>
          <table:table-cell office:value-type="float" office:value="42369287" calcext:value-type="float">
            <text:p>42369287</text:p>
          </table:table-cell>
          <table:table-cell office:value-type="float" office:value="0.834875715930039" calcext:value-type="float">
            <text:p>0,834875715930039</text:p>
          </table:table-cell>
        </table:table-row>
        <table:table-row table:style-name="ro1">
          <table:table-cell office:value-type="string" calcext:value-type="string">
            <text:p>0205</text:p>
          </table:table-cell>
          <table:table-cell office:value-type="float" office:value="2006" calcext:value-type="float">
            <text:p>2006</text:p>
          </table:table-cell>
          <table:table-cell office:value-type="float" office:value="16071900" calcext:value-type="float">
            <text:p>16071900</text:p>
          </table:table-cell>
          <table:table-cell office:value-type="float" office:value="34568601" calcext:value-type="float">
            <text:p>34568601</text:p>
          </table:table-cell>
          <table:table-cell office:value-type="float" office:value="23858400" calcext:value-type="float">
            <text:p>23858400</text:p>
          </table:table-cell>
          <table:table-cell office:value-type="float" office:value="48521977" calcext:value-type="float">
            <text:p>48521977</text:p>
          </table:table-cell>
          <table:table-cell office:value-type="float" office:value="0.480563512267299" calcext:value-type="float">
            <text:p>0,480563512267299</text:p>
          </table:table-cell>
        </table:table-row>
        <table:table-row table:style-name="ro1">
          <table:table-cell office:value-type="string" calcext:value-type="string">
            <text:p>0205</text:p>
          </table:table-cell>
          <table:table-cell office:value-type="float" office:value="2007" calcext:value-type="float">
            <text:p>2007</text:p>
          </table:table-cell>
          <table:table-cell office:value-type="float" office:value="29482800" calcext:value-type="float">
            <text:p>29482800</text:p>
          </table:table-cell>
          <table:table-cell office:value-type="float" office:value="34594748" calcext:value-type="float">
            <text:p>34594748</text:p>
          </table:table-cell>
          <table:table-cell office:value-type="float" office:value="25026400" calcext:value-type="float">
            <text:p>25026400</text:p>
          </table:table-cell>
          <table:table-cell office:value-type="float" office:value="45994857" calcext:value-type="float">
            <text:p>45994857</text:p>
          </table:table-cell>
          <table:table-cell office:value-type="float" office:value="0.676380036854629" calcext:value-type="float">
            <text:p>0,676380036854629</text:p>
          </table:table-cell>
        </table:table-row>
        <table:table-row table:style-name="ro1">
          <table:table-cell office:value-type="string" calcext:value-type="string">
            <text:p>0205</text:p>
          </table:table-cell>
          <table:table-cell office:value-type="float" office:value="2008" calcext:value-type="float">
            <text:p>2008</text:p>
          </table:table-cell>
          <table:table-cell office:value-type="float" office:value="92638900" calcext:value-type="float">
            <text:p>92638900</text:p>
          </table:table-cell>
          <table:table-cell office:value-type="float" office:value="19950732" calcext:value-type="float">
            <text:p>19950732</text:p>
          </table:table-cell>
          <table:table-cell office:value-type="float" office:value="22383400" calcext:value-type="float">
            <text:p>22383400</text:p>
          </table:table-cell>
          <table:table-cell office:value-type="float" office:value="47702074" calcext:value-type="float">
            <text:p>47702074</text:p>
          </table:table-cell>
          <table:table-cell office:value-type="float" office:value="1.70018520739554" calcext:value-type="float">
            <text:p>1,70018520739554</text:p>
          </table:table-cell>
        </table:table-row>
        <table:table-row table:style-name="ro1">
          <table:table-cell office:value-type="string" calcext:value-type="string">
            <text:p>0205</text:p>
          </table:table-cell>
          <table:table-cell office:value-type="float" office:value="2009" calcext:value-type="float">
            <text:p>2009</text:p>
          </table:table-cell>
          <table:table-cell office:value-type="float" office:value="14826100" calcext:value-type="float">
            <text:p>14826100</text:p>
          </table:table-cell>
          <table:table-cell office:value-type="float" office:value="29681184" calcext:value-type="float">
            <text:p>29681184</text:p>
          </table:table-cell>
          <table:table-cell office:value-type="float" office:value="24639600" calcext:value-type="float">
            <text:p>24639600</text:p>
          </table:table-cell>
          <table:table-cell office:value-type="float" office:value="45144589" calcext:value-type="float">
            <text:p>45144589</text:p>
          </table:table-cell>
          <table:table-cell office:value-type="float" office:value="0.52743457792277" calcext:value-type="float">
            <text:p>0,52743457792277</text:p>
          </table:table-cell>
        </table:table-row>
        <table:table-row table:style-name="ro1">
          <table:table-cell office:value-type="string" calcext:value-type="string">
            <text:p>0205</text:p>
          </table:table-cell>
          <table:table-cell office:value-type="float" office:value="2010" calcext:value-type="float">
            <text:p>2010</text:p>
          </table:table-cell>
          <table:table-cell office:value-type="float" office:value="21623434" calcext:value-type="float">
            <text:p>21623434</text:p>
          </table:table-cell>
          <table:table-cell office:value-type="float" office:value="40147300" calcext:value-type="float">
            <text:p>40147300</text:p>
          </table:table-cell>
          <table:table-cell office:value-type="float" office:value="28045315" calcext:value-type="float">
            <text:p>28045315</text:p>
          </table:table-cell>
          <table:table-cell office:value-type="float" office:value="54888708" calcext:value-type="float">
            <text:p>54888708</text:p>
          </table:table-cell>
          <table:table-cell office:value-type="float" office:value="0.522630843248382" calcext:value-type="float">
            <text:p>0,522630843248382</text:p>
          </table:table-cell>
        </table:table-row>
        <table:table-row table:style-name="ro1">
          <table:table-cell office:value-type="string" calcext:value-type="string">
            <text:p>0205</text:p>
          </table:table-cell>
          <table:table-cell office:value-type="float" office:value="2011" calcext:value-type="float">
            <text:p>2011</text:p>
          </table:table-cell>
          <table:table-cell office:value-type="float" office:value="32010487" calcext:value-type="float">
            <text:p>32010487</text:p>
          </table:table-cell>
          <table:table-cell office:value-type="float" office:value="50153276" calcext:value-type="float">
            <text:p>50153276</text:p>
          </table:table-cell>
          <table:table-cell office:value-type="float" office:value="60765527" calcext:value-type="float">
            <text:p>60765527</text:p>
          </table:table-cell>
          <table:table-cell office:value-type="float" office:value="99561409" calcext:value-type="float">
            <text:p>99561409</text:p>
          </table:table-cell>
          <table:table-cell office:value-type="float" office:value="0.619685463720543" calcext:value-type="float">
            <text:p>0,619685463720543</text:p>
          </table:table-cell>
        </table:table-row>
        <table:table-row table:style-name="ro1">
          <table:table-cell office:value-type="string" calcext:value-type="string">
            <text:p>0205</text:p>
          </table:table-cell>
          <table:table-cell office:value-type="float" office:value="2012" calcext:value-type="float">
            <text:p>2012</text:p>
          </table:table-cell>
          <table:table-cell office:value-type="float" office:value="38407159" calcext:value-type="float">
            <text:p>38407159</text:p>
          </table:table-cell>
          <table:table-cell office:value-type="float" office:value="48198163" calcext:value-type="float">
            <text:p>48198163</text:p>
          </table:table-cell>
          <table:table-cell office:value-type="float" office:value="59272630" calcext:value-type="float">
            <text:p>59272630</text:p>
          </table:table-cell>
          <table:table-cell office:value-type="float" office:value="101390826" calcext:value-type="float">
            <text:p>101390826</text:p>
          </table:table-cell>
          <table:table-cell office:value-type="float" office:value="0.652987827867464" calcext:value-type="float">
            <text:p>0,652987827867464</text:p>
          </table:table-cell>
        </table:table-row>
        <table:table-row table:style-name="ro1">
          <table:table-cell office:value-type="string" calcext:value-type="string">
            <text:p>0205</text:p>
          </table:table-cell>
          <table:table-cell office:value-type="float" office:value="2013" calcext:value-type="float">
            <text:p>2013</text:p>
          </table:table-cell>
          <table:table-cell office:value-type="float" office:value="40941106" calcext:value-type="float">
            <text:p>40941106</text:p>
          </table:table-cell>
          <table:table-cell office:value-type="float" office:value="47691592" calcext:value-type="float">
            <text:p>47691592</text:p>
          </table:table-cell>
          <table:table-cell office:value-type="float" office:value="59663174" calcext:value-type="float">
            <text:p>59663174</text:p>
          </table:table-cell>
          <table:table-cell office:value-type="float" office:value="103302155" calcext:value-type="float">
            <text:p>103302155</text:p>
          </table:table-cell>
          <table:table-cell office:value-type="float" office:value="0.66628110103129" calcext:value-type="float">
            <text:p>0,66628110103129</text:p>
          </table:table-cell>
        </table:table-row>
        <table:table-row table:style-name="ro1">
          <table:table-cell office:value-type="string" calcext:value-type="string">
            <text:p>0205</text:p>
          </table:table-cell>
          <table:table-cell office:value-type="float" office:value="2014" calcext:value-type="float">
            <text:p>2014</text:p>
          </table:table-cell>
          <table:table-cell office:value-type="float" office:value="32830088" calcext:value-type="float">
            <text:p>32830088</text:p>
          </table:table-cell>
          <table:table-cell office:value-type="float" office:value="47398422" calcext:value-type="float">
            <text:p>47398422</text:p>
          </table:table-cell>
          <table:table-cell office:value-type="float" office:value="62363185" calcext:value-type="float">
            <text:p>62363185</text:p>
          </table:table-cell>
          <table:table-cell office:value-type="float" office:value="100575173" calcext:value-type="float">
            <text:p>100575173</text:p>
          </table:table-cell>
          <table:table-cell office:value-type="float" office:value="0.643312565326266" calcext:value-type="float">
            <text:p>0,643312565326266</text:p>
          </table:table-cell>
        </table:table-row>
        <table:table-row table:style-name="ro1">
          <table:table-cell office:value-type="string" calcext:value-type="string">
            <text:p>0205</text:p>
          </table:table-cell>
          <table:table-cell office:value-type="float" office:value="2015" calcext:value-type="float">
            <text:p>2015</text:p>
          </table:table-cell>
          <table:table-cell office:value-type="float" office:value="37391065" calcext:value-type="float">
            <text:p>37391065</text:p>
          </table:table-cell>
          <table:table-cell office:value-type="float" office:value="53360705" calcext:value-type="float">
            <text:p>53360705</text:p>
          </table:table-cell>
          <table:table-cell office:value-type="float" office:value="66451073" calcext:value-type="float">
            <text:p>66451073</text:p>
          </table:table-cell>
          <table:table-cell office:value-type="float" office:value="108260230" calcext:value-type="float">
            <text:p>108260230</text:p>
          </table:table-cell>
          <table:table-cell office:value-type="float" office:value="0.642504252311125" calcext:value-type="float">
            <text:p>0,642504252311125</text:p>
          </table:table-cell>
        </table:table-row>
        <table:table-row table:style-name="ro1">
          <table:table-cell office:value-type="string" calcext:value-type="string">
            <text:p>0205</text:p>
          </table:table-cell>
          <table:table-cell office:value-type="float" office:value="2016" calcext:value-type="float">
            <text:p>2016</text:p>
          </table:table-cell>
          <table:table-cell office:value-type="float" office:value="41655403" calcext:value-type="float">
            <text:p>41655403</text:p>
          </table:table-cell>
          <table:table-cell office:value-type="float" office:value="63088479" calcext:value-type="float">
            <text:p>63088479</text:p>
          </table:table-cell>
          <table:table-cell office:value-type="float" office:value="71393288" calcext:value-type="float">
            <text:p>71393288</text:p>
          </table:table-cell>
          <table:table-cell office:value-type="float" office:value="125883728" calcext:value-type="float">
            <text:p>125883728</text:p>
          </table:table-cell>
          <table:table-cell office:value-type="float" office:value="0.598229193566015" calcext:value-type="float">
            <text:p>0,598229193566015</text:p>
          </table:table-cell>
        </table:table-row>
        <table:table-row table:style-name="ro1">
          <table:table-cell office:value-type="string" calcext:value-type="string">
            <text:p>0205</text:p>
          </table:table-cell>
          <table:table-cell office:value-type="float" office:value="2017" calcext:value-type="float">
            <text:p>2017</text:p>
          </table:table-cell>
          <table:table-cell office:value-type="float" office:value="47128696" calcext:value-type="float">
            <text:p>47128696</text:p>
          </table:table-cell>
          <table:table-cell office:value-type="float" office:value="70351127" calcext:value-type="float">
            <text:p>70351127</text:p>
          </table:table-cell>
          <table:table-cell office:value-type="float" office:value="80109438" calcext:value-type="float">
            <text:p>80109438</text:p>
          </table:table-cell>
          <table:table-cell office:value-type="float" office:value="138236371" calcext:value-type="float">
            <text:p>138236371</text:p>
          </table:table-cell>
          <table:table-cell office:value-type="float" office:value="0.60999885045843" calcext:value-type="float">
            <text:p>0,60999885045843</text:p>
          </table:table-cell>
        </table:table-row>
        <table:table-row table:style-name="ro1">
          <table:table-cell office:value-type="string" calcext:value-type="string">
            <text:p>0205</text:p>
          </table:table-cell>
          <table:table-cell office:value-type="float" office:value="2018" calcext:value-type="float">
            <text:p>2018</text:p>
          </table:table-cell>
          <table:table-cell office:value-type="float" office:value="46046036" calcext:value-type="float">
            <text:p>46046036</text:p>
          </table:table-cell>
          <table:table-cell office:value-type="float" office:value="80759224" calcext:value-type="float">
            <text:p>80759224</text:p>
          </table:table-cell>
          <table:table-cell office:value-type="float" office:value="81900373" calcext:value-type="float">
            <text:p>81900373</text:p>
          </table:table-cell>
          <table:table-cell office:value-type="float" office:value="138930288" calcext:value-type="float">
            <text:p>138930288</text:p>
          </table:table-cell>
          <table:table-cell office:value-type="float" office:value="0.582396527877944" calcext:value-type="float">
            <text:p>0,582396527877944</text:p>
          </table:table-cell>
        </table:table-row>
        <table:table-row table:style-name="ro1">
          <table:table-cell office:value-type="string" calcext:value-type="string">
            <text:p>0301</text:p>
          </table:table-cell>
          <table:table-cell office:value-type="float" office:value="1993" calcext:value-type="float">
            <text:p>1993</text:p>
          </table:table-cell>
          <table:table-cell office:value-type="float" office:value="4704900" calcext:value-type="float">
            <text:p>4704900</text:p>
          </table:table-cell>
          <table:table-cell office:value-type="float" office:value="17822154" calcext:value-type="float">
            <text:p>17822154</text:p>
          </table:table-cell>
          <table:table-cell office:value-type="float" office:value="12670600" calcext:value-type="float">
            <text:p>12670600</text:p>
          </table:table-cell>
          <table:table-cell office:value-type="float" office:value="63963152" calcext:value-type="float">
            <text:p>63963152</text:p>
          </table:table-cell>
          <table:table-cell office:value-type="float" office:value="0.212452588977291" calcext:value-type="float">
            <text:p>0,212452588977291</text:p>
          </table:table-cell>
        </table:table-row>
        <table:table-row table:style-name="ro1">
          <table:table-cell office:value-type="string" calcext:value-type="string">
            <text:p>0301</text:p>
          </table:table-cell>
          <table:table-cell office:value-type="float" office:value="1994" calcext:value-type="float">
            <text:p>1994</text:p>
          </table:table-cell>
          <table:table-cell office:value-type="float" office:value="6344600" calcext:value-type="float">
            <text:p>6344600</text:p>
          </table:table-cell>
          <table:table-cell office:value-type="float" office:value="23482016" calcext:value-type="float">
            <text:p>23482016</text:p>
          </table:table-cell>
          <table:table-cell office:value-type="float" office:value="13006700" calcext:value-type="float">
            <text:p>13006700</text:p>
          </table:table-cell>
          <table:table-cell office:value-type="float" office:value="68795400" calcext:value-type="float">
            <text:p>68795400</text:p>
          </table:table-cell>
          <table:table-cell office:value-type="float" office:value="0.209707866115367" calcext:value-type="float">
            <text:p>0,209707866115367</text:p>
          </table:table-cell>
        </table:table-row>
        <table:table-row table:style-name="ro1">
          <table:table-cell office:value-type="string" calcext:value-type="string">
            <text:p>0301</text:p>
          </table:table-cell>
          <table:table-cell office:value-type="float" office:value="1995" calcext:value-type="float">
            <text:p>1995</text:p>
          </table:table-cell>
          <table:table-cell office:value-type="float" office:value="7867100" calcext:value-type="float">
            <text:p>7867100</text:p>
          </table:table-cell>
          <table:table-cell office:value-type="float" office:value="57661790" calcext:value-type="float">
            <text:p>57661790</text:p>
          </table:table-cell>
          <table:table-cell office:value-type="float" office:value="16348400" calcext:value-type="float">
            <text:p>16348400</text:p>
          </table:table-cell>
          <table:table-cell office:value-type="float" office:value="141954688" calcext:value-type="float">
            <text:p>141954688</text:p>
          </table:table-cell>
          <table:table-cell office:value-type="float" office:value="0.121310125509779" calcext:value-type="float">
            <text:p>0,121310125509779</text:p>
          </table:table-cell>
        </table:table-row>
        <table:table-row table:style-name="ro1">
          <table:table-cell office:value-type="string" calcext:value-type="string">
            <text:p>0301</text:p>
          </table:table-cell>
          <table:table-cell office:value-type="float" office:value="1996" calcext:value-type="float">
            <text:p>1996</text:p>
          </table:table-cell>
          <table:table-cell office:value-type="float" office:value="1935700" calcext:value-type="float">
            <text:p>1935700</text:p>
          </table:table-cell>
          <table:table-cell office:value-type="float" office:value="2747661" calcext:value-type="float">
            <text:p>2747661</text:p>
          </table:table-cell>
          <table:table-cell office:value-type="float" office:value="4975900" calcext:value-type="float">
            <text:p>4975900</text:p>
          </table:table-cell>
          <table:table-cell office:value-type="float" office:value="9903430" calcext:value-type="float">
            <text:p>9903430</text:p>
          </table:table-cell>
          <table:table-cell office:value-type="float" office:value="0.546324423719662" calcext:value-type="float">
            <text:p>0,546324423719662</text:p>
          </table:table-cell>
        </table:table-row>
        <table:table-row table:style-name="ro1">
          <table:table-cell office:value-type="string" calcext:value-type="string">
            <text:p>0301</text:p>
          </table:table-cell>
          <table:table-cell office:value-type="float" office:value="1997" calcext:value-type="float">
            <text:p>1997</text:p>
          </table:table-cell>
          <table:table-cell office:value-type="float" office:value="1774700" calcext:value-type="float">
            <text:p>1774700</text:p>
          </table:table-cell>
          <table:table-cell office:value-type="float" office:value="2705725" calcext:value-type="float">
            <text:p>2705725</text:p>
          </table:table-cell>
          <table:table-cell office:value-type="float" office:value="4885000" calcext:value-type="float">
            <text:p>4885000</text:p>
          </table:table-cell>
          <table:table-cell office:value-type="float" office:value="9658003" calcext:value-type="float">
            <text:p>9658003</text:p>
          </table:table-cell>
          <table:table-cell office:value-type="float" office:value="0.538648213548535" calcext:value-type="float">
            <text:p>0,538648213548535</text:p>
          </table:table-cell>
        </table:table-row>
        <table:table-row table:style-name="ro1">
          <table:table-cell office:value-type="string" calcext:value-type="string">
            <text:p>0301</text:p>
          </table:table-cell>
          <table:table-cell office:value-type="float" office:value="1998" calcext:value-type="float">
            <text:p>1998</text:p>
          </table:table-cell>
          <table:table-cell office:value-type="float" office:value="2434500" calcext:value-type="float">
            <text:p>2434500</text:p>
          </table:table-cell>
          <table:table-cell office:value-type="float" office:value="8982719" calcext:value-type="float">
            <text:p>8982719</text:p>
          </table:table-cell>
          <table:table-cell office:value-type="float" office:value="5945100" calcext:value-type="float">
            <text:p>5945100</text:p>
          </table:table-cell>
          <table:table-cell office:value-type="float" office:value="15268536" calcext:value-type="float">
            <text:p>15268536</text:p>
          </table:table-cell>
          <table:table-cell office:value-type="float" office:value="0.345532633259598" calcext:value-type="float">
            <text:p>0,345532633259598</text:p>
          </table:table-cell>
        </table:table-row>
        <table:table-row table:style-name="ro1">
          <table:table-cell office:value-type="string" calcext:value-type="string">
            <text:p>0301</text:p>
          </table:table-cell>
          <table:table-cell office:value-type="float" office:value="1999" calcext:value-type="float">
            <text:p>1999</text:p>
          </table:table-cell>
          <table:table-cell office:value-type="float" office:value="3132300" calcext:value-type="float">
            <text:p>3132300</text:p>
          </table:table-cell>
          <table:table-cell office:value-type="float" office:value="3990534" calcext:value-type="float">
            <text:p>3990534</text:p>
          </table:table-cell>
          <table:table-cell office:value-type="float" office:value="8087000" calcext:value-type="float">
            <text:p>8087000</text:p>
          </table:table-cell>
          <table:table-cell office:value-type="float" office:value="15399755" calcext:value-type="float">
            <text:p>15399755</text:p>
          </table:table-cell>
          <table:table-cell office:value-type="float" office:value="0.578604063095707" calcext:value-type="float">
            <text:p>0,578604063095707</text:p>
          </table:table-cell>
        </table:table-row>
        <table:table-row table:style-name="ro1">
          <table:table-cell office:value-type="string" calcext:value-type="string">
            <text:p>0301</text:p>
          </table:table-cell>
          <table:table-cell office:value-type="float" office:value="2000" calcext:value-type="float">
            <text:p>2000</text:p>
          </table:table-cell>
          <table:table-cell office:value-type="float" office:value="6741900" calcext:value-type="float">
            <text:p>6741900</text:p>
          </table:table-cell>
          <table:table-cell office:value-type="float" office:value="23829844" calcext:value-type="float">
            <text:p>23829844</text:p>
          </table:table-cell>
          <table:table-cell office:value-type="float" office:value="43587700" calcext:value-type="float">
            <text:p>43587700</text:p>
          </table:table-cell>
          <table:table-cell office:value-type="float" office:value="106804880" calcext:value-type="float">
            <text:p>106804880</text:p>
          </table:table-cell>
          <table:table-cell office:value-type="float" office:value="0.385269692918707" calcext:value-type="float">
            <text:p>0,385269692918707</text:p>
          </table:table-cell>
        </table:table-row>
        <table:table-row table:style-name="ro1">
          <table:table-cell office:value-type="string" calcext:value-type="string">
            <text:p>0301</text:p>
          </table:table-cell>
          <table:table-cell office:value-type="float" office:value="2001" calcext:value-type="float">
            <text:p>2001</text:p>
          </table:table-cell>
          <table:table-cell office:value-type="float" office:value="10040900" calcext:value-type="float">
            <text:p>10040900</text:p>
          </table:table-cell>
          <table:table-cell office:value-type="float" office:value="59952355" calcext:value-type="float">
            <text:p>59952355</text:p>
          </table:table-cell>
          <table:table-cell office:value-type="float" office:value="58395600" calcext:value-type="float">
            <text:p>58395600</text:p>
          </table:table-cell>
          <table:table-cell office:value-type="float" office:value="275694129" calcext:value-type="float">
            <text:p>275694129</text:p>
          </table:table-cell>
          <table:table-cell office:value-type="float" office:value="0.20389458332595" calcext:value-type="float">
            <text:p>0,20389458332595</text:p>
          </table:table-cell>
        </table:table-row>
        <table:table-row table:style-name="ro1">
          <table:table-cell office:value-type="string" calcext:value-type="string">
            <text:p>0301</text:p>
          </table:table-cell>
          <table:table-cell office:value-type="float" office:value="2002" calcext:value-type="float">
            <text:p>2002</text:p>
          </table:table-cell>
          <table:table-cell office:value-type="float" office:value="7409100" calcext:value-type="float">
            <text:p>7409100</text:p>
          </table:table-cell>
          <table:table-cell office:value-type="float" office:value="26178566" calcext:value-type="float">
            <text:p>26178566</text:p>
          </table:table-cell>
          <table:table-cell office:value-type="float" office:value="26275800" calcext:value-type="float">
            <text:p>26275800</text:p>
          </table:table-cell>
          <table:table-cell office:value-type="float" office:value="107713488" calcext:value-type="float">
            <text:p>107713488</text:p>
          </table:table-cell>
          <table:table-cell office:value-type="float" office:value="0.251582517361336" calcext:value-type="float">
            <text:p>0,251582517361336</text:p>
          </table:table-cell>
        </table:table-row>
        <table:table-row table:style-name="ro1">
          <table:table-cell office:value-type="string" calcext:value-type="string">
            <text:p>0301</text:p>
          </table:table-cell>
          <table:table-cell office:value-type="float" office:value="2003" calcext:value-type="float">
            <text:p>2003</text:p>
          </table:table-cell>
          <table:table-cell office:value-type="float" office:value="11634900" calcext:value-type="float">
            <text:p>11634900</text:p>
          </table:table-cell>
          <table:table-cell office:value-type="float" office:value="22655712" calcext:value-type="float">
            <text:p>22655712</text:p>
          </table:table-cell>
          <table:table-cell office:value-type="float" office:value="15877200" calcext:value-type="float">
            <text:p>15877200</text:p>
          </table:table-cell>
          <table:table-cell office:value-type="float" office:value="71148853" calcext:value-type="float">
            <text:p>71148853</text:p>
          </table:table-cell>
          <table:table-cell office:value-type="float" office:value="0.293291696411576" calcext:value-type="float">
            <text:p>0,293291696411576</text:p>
          </table:table-cell>
        </table:table-row>
        <table:table-row table:style-name="ro1">
          <table:table-cell office:value-type="string" calcext:value-type="string">
            <text:p>0301</text:p>
          </table:table-cell>
          <table:table-cell office:value-type="float" office:value="2004" calcext:value-type="float">
            <text:p>2004</text:p>
          </table:table-cell>
          <table:table-cell office:value-type="float" office:value="9640600" calcext:value-type="float">
            <text:p>9640600</text:p>
          </table:table-cell>
          <table:table-cell office:value-type="float" office:value="20944111" calcext:value-type="float">
            <text:p>20944111</text:p>
          </table:table-cell>
          <table:table-cell office:value-type="float" office:value="33423000" calcext:value-type="float">
            <text:p>33423000</text:p>
          </table:table-cell>
          <table:table-cell office:value-type="float" office:value="79906419" calcext:value-type="float">
            <text:p>79906419</text:p>
          </table:table-cell>
          <table:table-cell office:value-type="float" office:value="0.427004201167807" calcext:value-type="float">
            <text:p>0,427004201167807</text:p>
          </table:table-cell>
        </table:table-row>
        <table:table-row table:style-name="ro1">
          <table:table-cell office:value-type="string" calcext:value-type="string">
            <text:p>0301</text:p>
          </table:table-cell>
          <table:table-cell office:value-type="float" office:value="2005" calcext:value-type="float">
            <text:p>2005</text:p>
          </table:table-cell>
          <table:table-cell office:value-type="float" office:value="15360400" calcext:value-type="float">
            <text:p>15360400</text:p>
          </table:table-cell>
          <table:table-cell office:value-type="float" office:value="26502645" calcext:value-type="float">
            <text:p>26502645</text:p>
          </table:table-cell>
          <table:table-cell office:value-type="float" office:value="62583600" calcext:value-type="float">
            <text:p>62583600</text:p>
          </table:table-cell>
          <table:table-cell office:value-type="float" office:value="100939769" calcext:value-type="float">
            <text:p>100939769</text:p>
          </table:table-cell>
          <table:table-cell office:value-type="float" office:value="0.61160172311237" calcext:value-type="float">
            <text:p>0,61160172311237</text:p>
          </table:table-cell>
        </table:table-row>
        <table:table-row table:style-name="ro1">
          <table:table-cell office:value-type="string" calcext:value-type="string">
            <text:p>0301</text:p>
          </table:table-cell>
          <table:table-cell office:value-type="float" office:value="2006" calcext:value-type="float">
            <text:p>2006</text:p>
          </table:table-cell>
          <table:table-cell office:value-type="float" office:value="43181500" calcext:value-type="float">
            <text:p>43181500</text:p>
          </table:table-cell>
          <table:table-cell office:value-type="float" office:value="68845797" calcext:value-type="float">
            <text:p>68845797</text:p>
          </table:table-cell>
          <table:table-cell office:value-type="float" office:value="92431500" calcext:value-type="float">
            <text:p>92431500</text:p>
          </table:table-cell>
          <table:table-cell office:value-type="float" office:value="180265302" calcext:value-type="float">
            <text:p>180265302</text:p>
          </table:table-cell>
          <table:table-cell office:value-type="float" office:value="0.544387626823484" calcext:value-type="float">
            <text:p>0,544387626823484</text:p>
          </table:table-cell>
        </table:table-row>
        <table:table-row table:style-name="ro1">
          <table:table-cell office:value-type="string" calcext:value-type="string">
            <text:p>0301</text:p>
          </table:table-cell>
          <table:table-cell office:value-type="float" office:value="2007" calcext:value-type="float">
            <text:p>2007</text:p>
          </table:table-cell>
          <table:table-cell office:value-type="float" office:value="44079000" calcext:value-type="float">
            <text:p>44079000</text:p>
          </table:table-cell>
          <table:table-cell office:value-type="float" office:value="75785745" calcext:value-type="float">
            <text:p>75785745</text:p>
          </table:table-cell>
          <table:table-cell office:value-type="float" office:value="94261600" calcext:value-type="float">
            <text:p>94261600</text:p>
          </table:table-cell>
          <table:table-cell office:value-type="float" office:value="329474276" calcext:value-type="float">
            <text:p>329474276</text:p>
          </table:table-cell>
          <table:table-cell office:value-type="float" office:value="0.341362564357169" calcext:value-type="float">
            <text:p>0,341362564357169</text:p>
          </table:table-cell>
        </table:table-row>
        <table:table-row table:style-name="ro1">
          <table:table-cell office:value-type="string" calcext:value-type="string">
            <text:p>0301</text:p>
          </table:table-cell>
          <table:table-cell office:value-type="float" office:value="2008" calcext:value-type="float">
            <text:p>2008</text:p>
          </table:table-cell>
          <table:table-cell office:value-type="float" office:value="26797400" calcext:value-type="float">
            <text:p>26797400</text:p>
          </table:table-cell>
          <table:table-cell office:value-type="float" office:value="80560798" calcext:value-type="float">
            <text:p>80560798</text:p>
          </table:table-cell>
          <table:table-cell office:value-type="float" office:value="107074300" calcext:value-type="float">
            <text:p>107074300</text:p>
          </table:table-cell>
          <table:table-cell office:value-type="float" office:value="186263242" calcext:value-type="float">
            <text:p>186263242</text:p>
          </table:table-cell>
          <table:table-cell office:value-type="float" office:value="0.501722783299436" calcext:value-type="float">
            <text:p>0,501722783299436</text:p>
          </table:table-cell>
        </table:table-row>
        <table:table-row table:style-name="ro1">
          <table:table-cell office:value-type="string" calcext:value-type="string">
            <text:p>0301</text:p>
          </table:table-cell>
          <table:table-cell office:value-type="float" office:value="2009" calcext:value-type="float">
            <text:p>2009</text:p>
          </table:table-cell>
          <table:table-cell office:value-type="float" office:value="29875200" calcext:value-type="float">
            <text:p>29875200</text:p>
          </table:table-cell>
          <table:table-cell office:value-type="float" office:value="60659564" calcext:value-type="float">
            <text:p>60659564</text:p>
          </table:table-cell>
          <table:table-cell office:value-type="float" office:value="70675400" calcext:value-type="float">
            <text:p>70675400</text:p>
          </table:table-cell>
          <table:table-cell office:value-type="float" office:value="169605256" calcext:value-type="float">
            <text:p>169605256</text:p>
          </table:table-cell>
          <table:table-cell office:value-type="float" office:value="0.436673739392757" calcext:value-type="float">
            <text:p>0,436673739392757</text:p>
          </table:table-cell>
        </table:table-row>
        <table:table-row table:style-name="ro1">
          <table:table-cell office:value-type="string" calcext:value-type="string">
            <text:p>0301</text:p>
          </table:table-cell>
          <table:table-cell office:value-type="float" office:value="2010" calcext:value-type="float">
            <text:p>2010</text:p>
          </table:table-cell>
          <table:table-cell office:value-type="float" office:value="28005739" calcext:value-type="float">
            <text:p>28005739</text:p>
          </table:table-cell>
          <table:table-cell office:value-type="float" office:value="63121657" calcext:value-type="float">
            <text:p>63121657</text:p>
          </table:table-cell>
          <table:table-cell office:value-type="float" office:value="75251053" calcext:value-type="float">
            <text:p>75251053</text:p>
          </table:table-cell>
          <table:table-cell office:value-type="float" office:value="157687757" calcext:value-type="float">
            <text:p>157687757</text:p>
          </table:table-cell>
          <table:table-cell office:value-type="float" office:value="0.467628576741751" calcext:value-type="float">
            <text:p>0,467628576741751</text:p>
          </table:table-cell>
        </table:table-row>
        <table:table-row table:style-name="ro1">
          <table:table-cell office:value-type="string" calcext:value-type="string">
            <text:p>0301</text:p>
          </table:table-cell>
          <table:table-cell office:value-type="float" office:value="2011" calcext:value-type="float">
            <text:p>2011</text:p>
          </table:table-cell>
          <table:table-cell office:value-type="float" office:value="239924144" calcext:value-type="float">
            <text:p>239924144</text:p>
          </table:table-cell>
          <table:table-cell office:value-type="float" office:value="357876092" calcext:value-type="float">
            <text:p>357876092</text:p>
          </table:table-cell>
          <table:table-cell office:value-type="float" office:value="385801732" calcext:value-type="float">
            <text:p>385801732</text:p>
          </table:table-cell>
          <table:table-cell office:value-type="float" office:value="710009862" calcext:value-type="float">
            <text:p>710009862</text:p>
          </table:table-cell>
          <table:table-cell office:value-type="float" office:value="0.585948221957792" calcext:value-type="float">
            <text:p>0,585948221957792</text:p>
          </table:table-cell>
        </table:table-row>
        <table:table-row table:style-name="ro1">
          <table:table-cell office:value-type="string" calcext:value-type="string">
            <text:p>0301</text:p>
          </table:table-cell>
          <table:table-cell office:value-type="float" office:value="2012" calcext:value-type="float">
            <text:p>2012</text:p>
          </table:table-cell>
          <table:table-cell office:value-type="float" office:value="207652021" calcext:value-type="float">
            <text:p>207652021</text:p>
          </table:table-cell>
          <table:table-cell office:value-type="float" office:value="313616311" calcext:value-type="float">
            <text:p>313616311</text:p>
          </table:table-cell>
          <table:table-cell office:value-type="float" office:value="375281630" calcext:value-type="float">
            <text:p>375281630</text:p>
          </table:table-cell>
          <table:table-cell office:value-type="float" office:value="639376392" calcext:value-type="float">
            <text:p>639376392</text:p>
          </table:table-cell>
          <table:table-cell office:value-type="float" office:value="0.611687423382086" calcext:value-type="float">
            <text:p>0,611687423382086</text:p>
          </table:table-cell>
        </table:table-row>
        <table:table-row table:style-name="ro1">
          <table:table-cell office:value-type="string" calcext:value-type="string">
            <text:p>0301</text:p>
          </table:table-cell>
          <table:table-cell office:value-type="float" office:value="2013" calcext:value-type="float">
            <text:p>2013</text:p>
          </table:table-cell>
          <table:table-cell office:value-type="float" office:value="218457807" calcext:value-type="float">
            <text:p>218457807</text:p>
          </table:table-cell>
          <table:table-cell office:value-type="float" office:value="269652008" calcext:value-type="float">
            <text:p>269652008</text:p>
          </table:table-cell>
          <table:table-cell office:value-type="float" office:value="381322641" calcext:value-type="float">
            <text:p>381322641</text:p>
          </table:table-cell>
          <table:table-cell office:value-type="float" office:value="613584149" calcext:value-type="float">
            <text:p>613584149</text:p>
          </table:table-cell>
          <table:table-cell office:value-type="float" office:value="0.67907143887453" calcext:value-type="float">
            <text:p>0,67907143887453</text:p>
          </table:table-cell>
        </table:table-row>
        <table:table-row table:style-name="ro1">
          <table:table-cell office:value-type="string" calcext:value-type="string">
            <text:p>0301</text:p>
          </table:table-cell>
          <table:table-cell office:value-type="float" office:value="2014" calcext:value-type="float">
            <text:p>2014</text:p>
          </table:table-cell>
          <table:table-cell office:value-type="float" office:value="255455490" calcext:value-type="float">
            <text:p>255455490</text:p>
          </table:table-cell>
          <table:table-cell office:value-type="float" office:value="300056354" calcext:value-type="float">
            <text:p>300056354</text:p>
          </table:table-cell>
          <table:table-cell office:value-type="float" office:value="503788958" calcext:value-type="float">
            <text:p>503788958</text:p>
          </table:table-cell>
          <table:table-cell office:value-type="float" office:value="716031597" calcext:value-type="float">
            <text:p>716031597</text:p>
          </table:table-cell>
          <table:table-cell office:value-type="float" office:value="0.747223158440937" calcext:value-type="float">
            <text:p>0,747223158440937</text:p>
          </table:table-cell>
        </table:table-row>
        <table:table-row table:style-name="ro1">
          <table:table-cell office:value-type="string" calcext:value-type="string">
            <text:p>0301</text:p>
          </table:table-cell>
          <table:table-cell office:value-type="float" office:value="2015" calcext:value-type="float">
            <text:p>2015</text:p>
          </table:table-cell>
          <table:table-cell office:value-type="float" office:value="230528572" calcext:value-type="float">
            <text:p>230528572</text:p>
          </table:table-cell>
          <table:table-cell office:value-type="float" office:value="277264153" calcext:value-type="float">
            <text:p>277264153</text:p>
          </table:table-cell>
          <table:table-cell office:value-type="float" office:value="400839975" calcext:value-type="float">
            <text:p>400839975</text:p>
          </table:table-cell>
          <table:table-cell office:value-type="float" office:value="605240257" calcext:value-type="float">
            <text:p>605240257</text:p>
          </table:table-cell>
          <table:table-cell office:value-type="float" office:value="0.715428206188794" calcext:value-type="float">
            <text:p>0,715428206188794</text:p>
          </table:table-cell>
        </table:table-row>
        <table:table-row table:style-name="ro1">
          <table:table-cell office:value-type="string" calcext:value-type="string">
            <text:p>0301</text:p>
          </table:table-cell>
          <table:table-cell office:value-type="float" office:value="2016" calcext:value-type="float">
            <text:p>2016</text:p>
          </table:table-cell>
          <table:table-cell office:value-type="float" office:value="230573745" calcext:value-type="float">
            <text:p>230573745</text:p>
          </table:table-cell>
          <table:table-cell office:value-type="float" office:value="277275751" calcext:value-type="float">
            <text:p>277275751</text:p>
          </table:table-cell>
          <table:table-cell office:value-type="float" office:value="348258800" calcext:value-type="float">
            <text:p>348258800</text:p>
          </table:table-cell>
          <table:table-cell office:value-type="float" office:value="557196701" calcext:value-type="float">
            <text:p>557196701</text:p>
          </table:table-cell>
          <table:table-cell office:value-type="float" office:value="0.693650873210611" calcext:value-type="float">
            <text:p>0,693650873210611</text:p>
          </table:table-cell>
        </table:table-row>
        <table:table-row table:style-name="ro1">
          <table:table-cell office:value-type="string" calcext:value-type="string">
            <text:p>0301</text:p>
          </table:table-cell>
          <table:table-cell office:value-type="float" office:value="2017" calcext:value-type="float">
            <text:p>2017</text:p>
          </table:table-cell>
          <table:table-cell office:value-type="float" office:value="209123136" calcext:value-type="float">
            <text:p>209123136</text:p>
          </table:table-cell>
          <table:table-cell office:value-type="float" office:value="278005849" calcext:value-type="float">
            <text:p>278005849</text:p>
          </table:table-cell>
          <table:table-cell office:value-type="float" office:value="334825341" calcext:value-type="float">
            <text:p>334825341</text:p>
          </table:table-cell>
          <table:table-cell office:value-type="float" office:value="526289428" calcext:value-type="float">
            <text:p>526289428</text:p>
          </table:table-cell>
          <table:table-cell office:value-type="float" office:value="0.676304452549956" calcext:value-type="float">
            <text:p>0,676304452549956</text:p>
          </table:table-cell>
        </table:table-row>
        <table:table-row table:style-name="ro1">
          <table:table-cell office:value-type="string" calcext:value-type="string">
            <text:p>0301</text:p>
          </table:table-cell>
          <table:table-cell office:value-type="float" office:value="2018" calcext:value-type="float">
            <text:p>2018</text:p>
          </table:table-cell>
          <table:table-cell office:value-type="float" office:value="208354773" calcext:value-type="float">
            <text:p>208354773</text:p>
          </table:table-cell>
          <table:table-cell office:value-type="float" office:value="292231762" calcext:value-type="float">
            <text:p>292231762</text:p>
          </table:table-cell>
          <table:table-cell office:value-type="float" office:value="453483078" calcext:value-type="float">
            <text:p>453483078</text:p>
          </table:table-cell>
          <table:table-cell office:value-type="float" office:value="565700352" calcext:value-type="float">
            <text:p>565700352</text:p>
          </table:table-cell>
          <table:table-cell office:value-type="float" office:value="0.771433823492473" calcext:value-type="float">
            <text:p>0,771433823492473</text:p>
          </table:table-cell>
        </table:table-row>
        <table:table-row table:style-name="ro1">
          <table:table-cell office:value-type="string" calcext:value-type="string">
            <text:p>0302</text:p>
          </table:table-cell>
          <table:table-cell office:value-type="float" office:value="2006" calcext:value-type="float">
            <text:p>2006</text:p>
          </table:table-cell>
          <table:table-cell office:value-type="float" office:value="300372500" calcext:value-type="float">
            <text:p>300372500</text:p>
          </table:table-cell>
          <table:table-cell office:value-type="float" office:value="46383074" calcext:value-type="float">
            <text:p>46383074</text:p>
          </table:table-cell>
          <table:table-cell office:value-type="float" office:value="230713500" calcext:value-type="float">
            <text:p>230713500</text:p>
          </table:table-cell>
          <table:table-cell office:value-type="float" office:value="48407395" calcext:value-type="float">
            <text:p>48407395</text:p>
          </table:table-cell>
          <table:table-cell office:value-type="float" office:value="5.60273628353922" calcext:value-type="float">
            <text:p>5,60273628353922</text:p>
          </table:table-cell>
        </table:table-row>
        <table:table-row table:style-name="ro1">
          <table:table-cell office:value-type="string" calcext:value-type="string">
            <text:p>0302</text:p>
          </table:table-cell>
          <table:table-cell office:value-type="float" office:value="2007" calcext:value-type="float">
            <text:p>2007</text:p>
          </table:table-cell>
          <table:table-cell office:value-type="float" office:value="278555600" calcext:value-type="float">
            <text:p>278555600</text:p>
          </table:table-cell>
          <table:table-cell office:value-type="float" office:value="56950789" calcext:value-type="float">
            <text:p>56950789</text:p>
          </table:table-cell>
          <table:table-cell office:value-type="float" office:value="240696600" calcext:value-type="float">
            <text:p>240696600</text:p>
          </table:table-cell>
          <table:table-cell office:value-type="float" office:value="39942214" calcext:value-type="float">
            <text:p>39942214</text:p>
          </table:table-cell>
          <table:table-cell office:value-type="float" office:value="5.35902680196629" calcext:value-type="float">
            <text:p>5,35902680196629</text:p>
          </table:table-cell>
        </table:table-row>
        <table:table-row table:style-name="ro1">
          <table:table-cell office:value-type="string" calcext:value-type="string">
            <text:p>0302</text:p>
          </table:table-cell>
          <table:table-cell office:value-type="float" office:value="2008" calcext:value-type="float">
            <text:p>2008</text:p>
          </table:table-cell>
          <table:table-cell office:value-type="float" office:value="246683200" calcext:value-type="float">
            <text:p>246683200</text:p>
          </table:table-cell>
          <table:table-cell office:value-type="float" office:value="37272014" calcext:value-type="float">
            <text:p>37272014</text:p>
          </table:table-cell>
          <table:table-cell office:value-type="float" office:value="234970400" calcext:value-type="float">
            <text:p>234970400</text:p>
          </table:table-cell>
          <table:table-cell office:value-type="float" office:value="57493094" calcext:value-type="float">
            <text:p>57493094</text:p>
          </table:table-cell>
          <table:table-cell office:value-type="float" office:value="5.08260487604784" calcext:value-type="float">
            <text:p>5,08260487604784</text:p>
          </table:table-cell>
        </table:table-row>
        <table:table-row table:style-name="ro1">
          <table:table-cell office:value-type="string" calcext:value-type="string">
            <text:p>0302</text:p>
          </table:table-cell>
          <table:table-cell office:value-type="float" office:value="2009" calcext:value-type="float">
            <text:p>2009</text:p>
          </table:table-cell>
          <table:table-cell office:value-type="float" office:value="281787200" calcext:value-type="float">
            <text:p>281787200</text:p>
          </table:table-cell>
          <table:table-cell office:value-type="float" office:value="33325243" calcext:value-type="float">
            <text:p>33325243</text:p>
          </table:table-cell>
          <table:table-cell office:value-type="float" office:value="246896900" calcext:value-type="float">
            <text:p>246896900</text:p>
          </table:table-cell>
          <table:table-cell office:value-type="float" office:value="43501304" calcext:value-type="float">
            <text:p>43501304</text:p>
          </table:table-cell>
          <table:table-cell office:value-type="float" office:value="6.88152885486315" calcext:value-type="float">
            <text:p>6,88152885486315</text:p>
          </table:table-cell>
        </table:table-row>
        <table:table-row table:style-name="ro1">
          <table:table-cell office:value-type="string" calcext:value-type="string">
            <text:p>0302</text:p>
          </table:table-cell>
          <table:table-cell office:value-type="float" office:value="2010" calcext:value-type="float">
            <text:p>2010</text:p>
          </table:table-cell>
          <table:table-cell office:value-type="float" office:value="292069518" calcext:value-type="float">
            <text:p>292069518</text:p>
          </table:table-cell>
          <table:table-cell office:value-type="float" office:value="33171547" calcext:value-type="float">
            <text:p>33171547</text:p>
          </table:table-cell>
          <table:table-cell office:value-type="float" office:value="423864907" calcext:value-type="float">
            <text:p>423864907</text:p>
          </table:table-cell>
          <table:table-cell office:value-type="float" office:value="39834279" calcext:value-type="float">
            <text:p>39834279</text:p>
          </table:table-cell>
          <table:table-cell office:value-type="float" office:value="9.80653824805708" calcext:value-type="float">
            <text:p>9,80653824805708</text:p>
          </table:table-cell>
        </table:table-row>
        <table:table-row table:style-name="ro1">
          <table:table-cell office:value-type="string" calcext:value-type="string">
            <text:p>0302</text:p>
          </table:table-cell>
          <table:table-cell office:value-type="float" office:value="2011" calcext:value-type="float">
            <text:p>2011</text:p>
          </table:table-cell>
          <table:table-cell office:value-type="float" office:value="264648016" calcext:value-type="float">
            <text:p>264648016</text:p>
          </table:table-cell>
          <table:table-cell office:value-type="float" office:value="30941706" calcext:value-type="float">
            <text:p>30941706</text:p>
          </table:table-cell>
          <table:table-cell office:value-type="float" office:value="295391624" calcext:value-type="float">
            <text:p>295391624</text:p>
          </table:table-cell>
          <table:table-cell office:value-type="float" office:value="37264507" calcext:value-type="float">
            <text:p>37264507</text:p>
          </table:table-cell>
          <table:table-cell office:value-type="float" office:value="8.21097690909771" calcext:value-type="float">
            <text:p>8,21097690909771</text:p>
          </table:table-cell>
        </table:table-row>
        <table:table-row table:style-name="ro1">
          <table:table-cell office:value-type="string" calcext:value-type="string">
            <text:p>0302</text:p>
          </table:table-cell>
          <table:table-cell office:value-type="float" office:value="2012" calcext:value-type="float">
            <text:p>2012</text:p>
          </table:table-cell>
          <table:table-cell office:value-type="float" office:value="244064556" calcext:value-type="float">
            <text:p>244064556</text:p>
          </table:table-cell>
          <table:table-cell office:value-type="float" office:value="30714258" calcext:value-type="float">
            <text:p>30714258</text:p>
          </table:table-cell>
          <table:table-cell office:value-type="float" office:value="291111798" calcext:value-type="float">
            <text:p>291111798</text:p>
          </table:table-cell>
          <table:table-cell office:value-type="float" office:value="36957641" calcext:value-type="float">
            <text:p>36957641</text:p>
          </table:table-cell>
          <table:table-cell office:value-type="float" office:value="7.90839863973671" calcext:value-type="float">
            <text:p>7,90839863973671</text:p>
          </table:table-cell>
        </table:table-row>
        <table:table-row table:style-name="ro1">
          <table:table-cell office:value-type="string" calcext:value-type="string">
            <text:p>0302</text:p>
          </table:table-cell>
          <table:table-cell office:value-type="float" office:value="2013" calcext:value-type="float">
            <text:p>2013</text:p>
          </table:table-cell>
          <table:table-cell office:value-type="float" office:value="260376620" calcext:value-type="float">
            <text:p>260376620</text:p>
          </table:table-cell>
          <table:table-cell office:value-type="float" office:value="30542110" calcext:value-type="float">
            <text:p>30542110</text:p>
          </table:table-cell>
          <table:table-cell office:value-type="float" office:value="265423849" calcext:value-type="float">
            <text:p>265423849</text:p>
          </table:table-cell>
          <table:table-cell office:value-type="float" office:value="36747251" calcext:value-type="float">
            <text:p>36747251</text:p>
          </table:table-cell>
          <table:table-cell office:value-type="float" office:value="7.81402083755856" calcext:value-type="float">
            <text:p>7,81402083755856</text:p>
          </table:table-cell>
        </table:table-row>
        <table:table-row table:style-name="ro1">
          <table:table-cell office:value-type="string" calcext:value-type="string">
            <text:p>0302</text:p>
          </table:table-cell>
          <table:table-cell office:value-type="float" office:value="2014" calcext:value-type="float">
            <text:p>2014</text:p>
          </table:table-cell>
          <table:table-cell office:value-type="float" office:value="277694396" calcext:value-type="float">
            <text:p>277694396</text:p>
          </table:table-cell>
          <table:table-cell office:value-type="float" office:value="39482798" calcext:value-type="float">
            <text:p>39482798</text:p>
          </table:table-cell>
          <table:table-cell office:value-type="float" office:value="336169891" calcext:value-type="float">
            <text:p>336169891</text:p>
          </table:table-cell>
          <table:table-cell office:value-type="float" office:value="44757746" calcext:value-type="float">
            <text:p>44757746</text:p>
          </table:table-cell>
          <table:table-cell office:value-type="float" office:value="7.28704086953664" calcext:value-type="float">
            <text:p>7,28704086953664</text:p>
          </table:table-cell>
        </table:table-row>
        <table:table-row table:style-name="ro1">
          <table:table-cell office:value-type="string" calcext:value-type="string">
            <text:p>0302</text:p>
          </table:table-cell>
          <table:table-cell office:value-type="float" office:value="2015" calcext:value-type="float">
            <text:p>2015</text:p>
          </table:table-cell>
          <table:table-cell office:value-type="float" office:value="251103348" calcext:value-type="float">
            <text:p>251103348</text:p>
          </table:table-cell>
          <table:table-cell office:value-type="float" office:value="39382521" calcext:value-type="float">
            <text:p>39382521</text:p>
          </table:table-cell>
          <table:table-cell office:value-type="float" office:value="335818591" calcext:value-type="float">
            <text:p>335818591</text:p>
          </table:table-cell>
          <table:table-cell office:value-type="float" office:value="46356408" calcext:value-type="float">
            <text:p>46356408</text:p>
          </table:table-cell>
          <table:table-cell office:value-type="float" office:value="6.84545451926511" calcext:value-type="float">
            <text:p>6,84545451926511</text:p>
          </table:table-cell>
        </table:table-row>
        <table:table-row table:style-name="ro1">
          <table:table-cell office:value-type="string" calcext:value-type="string">
            <text:p>0302</text:p>
          </table:table-cell>
          <table:table-cell office:value-type="float" office:value="2016" calcext:value-type="float">
            <text:p>2016</text:p>
          </table:table-cell>
          <table:table-cell office:value-type="float" office:value="276409365" calcext:value-type="float">
            <text:p>276409365</text:p>
          </table:table-cell>
          <table:table-cell office:value-type="float" office:value="56524949" calcext:value-type="float">
            <text:p>56524949</text:p>
          </table:table-cell>
          <table:table-cell office:value-type="float" office:value="347928456" calcext:value-type="float">
            <text:p>347928456</text:p>
          </table:table-cell>
          <table:table-cell office:value-type="float" office:value="50698033" calcext:value-type="float">
            <text:p>50698033</text:p>
          </table:table-cell>
          <table:table-cell office:value-type="float" office:value="5.82279852093649" calcext:value-type="float">
            <text:p>5,82279852093649</text:p>
          </table:table-cell>
        </table:table-row>
        <table:table-row table:style-name="ro1">
          <table:table-cell office:value-type="string" calcext:value-type="string">
            <text:p>0302</text:p>
          </table:table-cell>
          <table:table-cell office:value-type="float" office:value="2017" calcext:value-type="float">
            <text:p>2017</text:p>
          </table:table-cell>
          <table:table-cell office:value-type="float" office:value="255774000" calcext:value-type="float">
            <text:p>255774000</text:p>
          </table:table-cell>
          <table:table-cell office:value-type="float" office:value="43925319" calcext:value-type="float">
            <text:p>43925319</text:p>
          </table:table-cell>
          <table:table-cell office:value-type="float" office:value="312716172" calcext:value-type="float">
            <text:p>312716172</text:p>
          </table:table-cell>
          <table:table-cell office:value-type="float" office:value="56448979" calcext:value-type="float">
            <text:p>56448979</text:p>
          </table:table-cell>
          <table:table-cell office:value-type="float" office:value="5.66370259446298" calcext:value-type="float">
            <text:p>5,66370259446298</text:p>
          </table:table-cell>
        </table:table-row>
        <table:table-row table:style-name="ro1">
          <table:table-cell office:value-type="string" calcext:value-type="string">
            <text:p>0302</text:p>
          </table:table-cell>
          <table:table-cell office:value-type="float" office:value="2018" calcext:value-type="float">
            <text:p>2018</text:p>
          </table:table-cell>
          <table:table-cell office:value-type="float" office:value="270332847" calcext:value-type="float">
            <text:p>270332847</text:p>
          </table:table-cell>
          <table:table-cell office:value-type="float" office:value="45099051" calcext:value-type="float">
            <text:p>45099051</text:p>
          </table:table-cell>
          <table:table-cell office:value-type="float" office:value="358926278" calcext:value-type="float">
            <text:p>358926278</text:p>
          </table:table-cell>
          <table:table-cell office:value-type="float" office:value="59389004" calcext:value-type="float">
            <text:p>59389004</text:p>
          </table:table-cell>
          <table:table-cell office:value-type="float" office:value="6.02230680818013" calcext:value-type="float">
            <text:p>6,02230680818013</text:p>
          </table:table-cell>
        </table:table-row>
        <table:table-row table:style-name="ro1">
          <table:table-cell office:value-type="string" calcext:value-type="string">
            <text:p>0303</text:p>
          </table:table-cell>
          <table:table-cell office:value-type="float" office:value="1996" calcext:value-type="float">
            <text:p>1996</text:p>
          </table:table-cell>
          <table:table-cell office:value-type="float" office:value="14945100" calcext:value-type="float">
            <text:p>14945100</text:p>
          </table:table-cell>
          <table:table-cell office:value-type="float" office:value="3330172" calcext:value-type="float">
            <text:p>3330172</text:p>
          </table:table-cell>
          <table:table-cell office:value-type="float" office:value="18589400" calcext:value-type="float">
            <text:p>18589400</text:p>
          </table:table-cell>
          <table:table-cell office:value-type="float" office:value="4879587" calcext:value-type="float">
            <text:p>4879587</text:p>
          </table:table-cell>
          <table:table-cell office:value-type="float" office:value="4.0847118654762" calcext:value-type="float">
            <text:p>4,0847118654762</text:p>
          </table:table-cell>
        </table:table-row>
        <table:table-row table:style-name="ro1">
          <table:table-cell office:value-type="string" calcext:value-type="string">
            <text:p>0303</text:p>
          </table:table-cell>
          <table:table-cell office:value-type="float" office:value="1997" calcext:value-type="float">
            <text:p>1997</text:p>
          </table:table-cell>
          <table:table-cell office:value-type="float" office:value="12103700" calcext:value-type="float">
            <text:p>12103700</text:p>
          </table:table-cell>
          <table:table-cell office:value-type="float" office:value="2627238" calcext:value-type="float">
            <text:p>2627238</text:p>
          </table:table-cell>
          <table:table-cell office:value-type="float" office:value="18239400" calcext:value-type="float">
            <text:p>18239400</text:p>
          </table:table-cell>
          <table:table-cell office:value-type="float" office:value="4569379" calcext:value-type="float">
            <text:p>4569379</text:p>
          </table:table-cell>
          <table:table-cell office:value-type="float" office:value="4.21630052009159" calcext:value-type="float">
            <text:p>4,21630052009159</text:p>
          </table:table-cell>
        </table:table-row>
        <table:table-row table:style-name="ro1">
          <table:table-cell office:value-type="string" calcext:value-type="string">
            <text:p>0303</text:p>
          </table:table-cell>
          <table:table-cell office:value-type="float" office:value="2000" calcext:value-type="float">
            <text:p>2000</text:p>
          </table:table-cell>
          <table:table-cell office:value-type="float" office:value="25152700" calcext:value-type="float">
            <text:p>25152700</text:p>
          </table:table-cell>
          <table:table-cell office:value-type="float" office:value="5898591" calcext:value-type="float">
            <text:p>5898591</text:p>
          </table:table-cell>
          <table:table-cell office:value-type="float" office:value="45852900" calcext:value-type="float">
            <text:p>45852900</text:p>
          </table:table-cell>
          <table:table-cell office:value-type="float" office:value="13894059" calcext:value-type="float">
            <text:p>13894059</text:p>
          </table:table-cell>
          <table:table-cell office:value-type="float" office:value="3.58747312765092" calcext:value-type="float">
            <text:p>3,58747312765092</text:p>
          </table:table-cell>
        </table:table-row>
        <table:table-row table:style-name="ro1">
          <table:table-cell office:value-type="string" calcext:value-type="string">
            <text:p>0303</text:p>
          </table:table-cell>
          <table:table-cell office:value-type="float" office:value="2001" calcext:value-type="float">
            <text:p>2001</text:p>
          </table:table-cell>
          <table:table-cell office:value-type="float" office:value="32261900" calcext:value-type="float">
            <text:p>32261900</text:p>
          </table:table-cell>
          <table:table-cell office:value-type="float" office:value="10096070" calcext:value-type="float">
            <text:p>10096070</text:p>
          </table:table-cell>
          <table:table-cell office:value-type="float" office:value="49146300" calcext:value-type="float">
            <text:p>49146300</text:p>
          </table:table-cell>
          <table:table-cell office:value-type="float" office:value="14160992" calcext:value-type="float">
            <text:p>14160992</text:p>
          </table:table-cell>
          <table:table-cell office:value-type="float" office:value="3.35606183469375" calcext:value-type="float">
            <text:p>3,35606183469375</text:p>
          </table:table-cell>
        </table:table-row>
        <table:table-row table:style-name="ro1">
          <table:table-cell office:value-type="string" calcext:value-type="string">
            <text:p>0303</text:p>
          </table:table-cell>
          <table:table-cell office:value-type="float" office:value="2002" calcext:value-type="float">
            <text:p>2002</text:p>
          </table:table-cell>
          <table:table-cell office:value-type="float" office:value="36884200" calcext:value-type="float">
            <text:p>36884200</text:p>
          </table:table-cell>
          <table:table-cell office:value-type="float" office:value="7894718" calcext:value-type="float">
            <text:p>7894718</text:p>
          </table:table-cell>
          <table:table-cell office:value-type="float" office:value="54585500" calcext:value-type="float">
            <text:p>54585500</text:p>
          </table:table-cell>
          <table:table-cell office:value-type="float" office:value="14738303" calcext:value-type="float">
            <text:p>14738303</text:p>
          </table:table-cell>
          <table:table-cell office:value-type="float" office:value="4.0414269045215" calcext:value-type="float">
            <text:p>4,0414269045215</text:p>
          </table:table-cell>
        </table:table-row>
        <table:table-row table:style-name="ro1">
          <table:table-cell office:value-type="string" calcext:value-type="string">
            <text:p>0303</text:p>
          </table:table-cell>
          <table:table-cell office:value-type="float" office:value="2003" calcext:value-type="float">
            <text:p>2003</text:p>
          </table:table-cell>
          <table:table-cell office:value-type="float" office:value="63679800" calcext:value-type="float">
            <text:p>63679800</text:p>
          </table:table-cell>
          <table:table-cell office:value-type="float" office:value="10873461" calcext:value-type="float">
            <text:p>10873461</text:p>
          </table:table-cell>
          <table:table-cell office:value-type="float" office:value="94821400" calcext:value-type="float">
            <text:p>94821400</text:p>
          </table:table-cell>
          <table:table-cell office:value-type="float" office:value="22838481" calcext:value-type="float">
            <text:p>22838481</text:p>
          </table:table-cell>
          <table:table-cell office:value-type="float" office:value="4.70163362288651" calcext:value-type="float">
            <text:p>4,70163362288651</text:p>
          </table:table-cell>
        </table:table-row>
        <table:table-row table:style-name="ro1">
          <table:table-cell office:value-type="string" calcext:value-type="string">
            <text:p>0303</text:p>
          </table:table-cell>
          <table:table-cell office:value-type="float" office:value="2004" calcext:value-type="float">
            <text:p>2004</text:p>
          </table:table-cell>
          <table:table-cell office:value-type="float" office:value="72049500" calcext:value-type="float">
            <text:p>72049500</text:p>
          </table:table-cell>
          <table:table-cell office:value-type="float" office:value="15246775" calcext:value-type="float">
            <text:p>15246775</text:p>
          </table:table-cell>
          <table:table-cell office:value-type="float" office:value="141799400" calcext:value-type="float">
            <text:p>141799400</text:p>
          </table:table-cell>
          <table:table-cell office:value-type="float" office:value="28717974" calcext:value-type="float">
            <text:p>28717974</text:p>
          </table:table-cell>
          <table:table-cell office:value-type="float" office:value="4.86409919001244" calcext:value-type="float">
            <text:p>4,86409919001244</text:p>
          </table:table-cell>
        </table:table-row>
        <table:table-row table:style-name="ro1">
          <table:table-cell office:value-type="string" calcext:value-type="string">
            <text:p>0303</text:p>
          </table:table-cell>
          <table:table-cell office:value-type="float" office:value="2005" calcext:value-type="float">
            <text:p>2005</text:p>
          </table:table-cell>
          <table:table-cell office:value-type="float" office:value="76300900" calcext:value-type="float">
            <text:p>76300900</text:p>
          </table:table-cell>
          <table:table-cell office:value-type="float" office:value="24485518" calcext:value-type="float">
            <text:p>24485518</text:p>
          </table:table-cell>
          <table:table-cell office:value-type="float" office:value="167588000" calcext:value-type="float">
            <text:p>167588000</text:p>
          </table:table-cell>
          <table:table-cell office:value-type="float" office:value="41081387" calcext:value-type="float">
            <text:p>41081387</text:p>
          </table:table-cell>
          <table:table-cell office:value-type="float" office:value="3.71969517243493" calcext:value-type="float">
            <text:p>3,71969517243493</text:p>
          </table:table-cell>
        </table:table-row>
        <table:table-row table:style-name="ro1">
          <table:table-cell office:value-type="string" calcext:value-type="string">
            <text:p>0303</text:p>
          </table:table-cell>
          <table:table-cell office:value-type="float" office:value="2006" calcext:value-type="float">
            <text:p>2006</text:p>
          </table:table-cell>
          <table:table-cell office:value-type="float" office:value="60166300" calcext:value-type="float">
            <text:p>60166300</text:p>
          </table:table-cell>
          <table:table-cell office:value-type="float" office:value="25365436" calcext:value-type="float">
            <text:p>25365436</text:p>
          </table:table-cell>
          <table:table-cell office:value-type="float" office:value="217582900" calcext:value-type="float">
            <text:p>217582900</text:p>
          </table:table-cell>
          <table:table-cell office:value-type="float" office:value="50223820" calcext:value-type="float">
            <text:p>50223820</text:p>
          </table:table-cell>
          <table:table-cell office:value-type="float" office:value="3.67445341703059" calcext:value-type="float">
            <text:p>3,67445341703059</text:p>
          </table:table-cell>
        </table:table-row>
        <table:table-row table:style-name="ro1">
          <table:table-cell office:value-type="string" calcext:value-type="string">
            <text:p>0303</text:p>
          </table:table-cell>
          <table:table-cell office:value-type="float" office:value="2007" calcext:value-type="float">
            <text:p>2007</text:p>
          </table:table-cell>
          <table:table-cell office:value-type="float" office:value="82765600" calcext:value-type="float">
            <text:p>82765600</text:p>
          </table:table-cell>
          <table:table-cell office:value-type="float" office:value="32993434" calcext:value-type="float">
            <text:p>32993434</text:p>
          </table:table-cell>
          <table:table-cell office:value-type="float" office:value="216054000" calcext:value-type="float">
            <text:p>216054000</text:p>
          </table:table-cell>
          <table:table-cell office:value-type="float" office:value="61814978" calcext:value-type="float">
            <text:p>61814978</text:p>
          </table:table-cell>
          <table:table-cell office:value-type="float" office:value="3.15182581056204" calcext:value-type="float">
            <text:p>3,15182581056204</text:p>
          </table:table-cell>
        </table:table-row>
        <table:table-row table:style-name="ro1">
          <table:table-cell office:value-type="string" calcext:value-type="string">
            <text:p>0303</text:p>
          </table:table-cell>
          <table:table-cell office:value-type="float" office:value="2008" calcext:value-type="float">
            <text:p>2008</text:p>
          </table:table-cell>
          <table:table-cell office:value-type="float" office:value="74238400" calcext:value-type="float">
            <text:p>74238400</text:p>
          </table:table-cell>
          <table:table-cell office:value-type="float" office:value="47678787" calcext:value-type="float">
            <text:p>47678787</text:p>
          </table:table-cell>
          <table:table-cell office:value-type="float" office:value="237226400" calcext:value-type="float">
            <text:p>237226400</text:p>
          </table:table-cell>
          <table:table-cell office:value-type="float" office:value="86663914" calcext:value-type="float">
            <text:p>86663914</text:p>
          </table:table-cell>
          <table:table-cell office:value-type="float" office:value="2.3184348511796" calcext:value-type="float">
            <text:p>2,3184348511796</text:p>
          </table:table-cell>
        </table:table-row>
        <table:table-row table:style-name="ro1">
          <table:table-cell office:value-type="string" calcext:value-type="string">
            <text:p>0303</text:p>
          </table:table-cell>
          <table:table-cell office:value-type="float" office:value="2009" calcext:value-type="float">
            <text:p>2009</text:p>
          </table:table-cell>
          <table:table-cell office:value-type="float" office:value="154143300" calcext:value-type="float">
            <text:p>154143300</text:p>
          </table:table-cell>
          <table:table-cell office:value-type="float" office:value="58774057" calcext:value-type="float">
            <text:p>58774057</text:p>
          </table:table-cell>
          <table:table-cell office:value-type="float" office:value="239758200" calcext:value-type="float">
            <text:p>239758200</text:p>
          </table:table-cell>
          <table:table-cell office:value-type="float" office:value="81309243" calcext:value-type="float">
            <text:p>81309243</text:p>
          </table:table-cell>
          <table:table-cell office:value-type="float" office:value="2.81190905696825" calcext:value-type="float">
            <text:p>2,81190905696825</text:p>
          </table:table-cell>
        </table:table-row>
        <table:table-row table:style-name="ro1">
          <table:table-cell office:value-type="string" calcext:value-type="string">
            <text:p>0303</text:p>
          </table:table-cell>
          <table:table-cell office:value-type="float" office:value="2010" calcext:value-type="float">
            <text:p>2010</text:p>
          </table:table-cell>
          <table:table-cell office:value-type="float" office:value="152190306" calcext:value-type="float">
            <text:p>152190306</text:p>
          </table:table-cell>
          <table:table-cell office:value-type="float" office:value="48884773" calcext:value-type="float">
            <text:p>48884773</text:p>
          </table:table-cell>
          <table:table-cell office:value-type="float" office:value="301777823" calcext:value-type="float">
            <text:p>301777823</text:p>
          </table:table-cell>
          <table:table-cell office:value-type="float" office:value="93276518" calcext:value-type="float">
            <text:p>93276518</text:p>
          </table:table-cell>
          <table:table-cell office:value-type="float" office:value="3.19333150259588" calcext:value-type="float">
            <text:p>3,19333150259588</text:p>
          </table:table-cell>
        </table:table-row>
        <table:table-row table:style-name="ro1">
          <table:table-cell office:value-type="string" calcext:value-type="string">
            <text:p>0303</text:p>
          </table:table-cell>
          <table:table-cell office:value-type="float" office:value="2011" calcext:value-type="float">
            <text:p>2011</text:p>
          </table:table-cell>
          <table:table-cell office:value-type="float" office:value="130427898" calcext:value-type="float">
            <text:p>130427898</text:p>
          </table:table-cell>
          <table:table-cell office:value-type="float" office:value="47994804" calcext:value-type="float">
            <text:p>47994804</text:p>
          </table:table-cell>
          <table:table-cell office:value-type="float" office:value="274406432" calcext:value-type="float">
            <text:p>274406432</text:p>
          </table:table-cell>
          <table:table-cell office:value-type="float" office:value="102444932" calcext:value-type="float">
            <text:p>102444932</text:p>
          </table:table-cell>
          <table:table-cell office:value-type="float" office:value="2.69100664999838" calcext:value-type="float">
            <text:p>2,69100664999838</text:p>
          </table:table-cell>
        </table:table-row>
        <table:table-row table:style-name="ro1">
          <table:table-cell office:value-type="string" calcext:value-type="string">
            <text:p>0303</text:p>
          </table:table-cell>
          <table:table-cell office:value-type="float" office:value="2012" calcext:value-type="float">
            <text:p>2012</text:p>
          </table:table-cell>
          <table:table-cell office:value-type="float" office:value="135323696" calcext:value-type="float">
            <text:p>135323696</text:p>
          </table:table-cell>
          <table:table-cell office:value-type="float" office:value="61804021" calcext:value-type="float">
            <text:p>61804021</text:p>
          </table:table-cell>
          <table:table-cell office:value-type="float" office:value="278148032" calcext:value-type="float">
            <text:p>278148032</text:p>
          </table:table-cell>
          <table:table-cell office:value-type="float" office:value="129968925" calcext:value-type="float">
            <text:p>129968925</text:p>
          </table:table-cell>
          <table:table-cell office:value-type="float" office:value="2.15604826762165" calcext:value-type="float">
            <text:p>2,15604826762165</text:p>
          </table:table-cell>
        </table:table-row>
        <table:table-row table:style-name="ro1">
          <table:table-cell office:value-type="string" calcext:value-type="string">
            <text:p>0303</text:p>
          </table:table-cell>
          <table:table-cell office:value-type="float" office:value="2013" calcext:value-type="float">
            <text:p>2013</text:p>
          </table:table-cell>
          <table:table-cell office:value-type="float" office:value="170620556" calcext:value-type="float">
            <text:p>170620556</text:p>
          </table:table-cell>
          <table:table-cell office:value-type="float" office:value="65682478" calcext:value-type="float">
            <text:p>65682478</text:p>
          </table:table-cell>
          <table:table-cell office:value-type="float" office:value="348292108" calcext:value-type="float">
            <text:p>348292108</text:p>
          </table:table-cell>
          <table:table-cell office:value-type="float" office:value="155247394" calcext:value-type="float">
            <text:p>155247394</text:p>
          </table:table-cell>
          <table:table-cell office:value-type="float" office:value="2.34876641760785" calcext:value-type="float">
            <text:p>2,34876641760785</text:p>
          </table:table-cell>
        </table:table-row>
        <table:table-row table:style-name="ro1">
          <table:table-cell office:value-type="string" calcext:value-type="string">
            <text:p>0303</text:p>
          </table:table-cell>
          <table:table-cell office:value-type="float" office:value="2014" calcext:value-type="float">
            <text:p>2014</text:p>
          </table:table-cell>
          <table:table-cell office:value-type="float" office:value="207309004" calcext:value-type="float">
            <text:p>207309004</text:p>
          </table:table-cell>
          <table:table-cell office:value-type="float" office:value="71595358" calcext:value-type="float">
            <text:p>71595358</text:p>
          </table:table-cell>
          <table:table-cell office:value-type="float" office:value="377471445" calcext:value-type="float">
            <text:p>377471445</text:p>
          </table:table-cell>
          <table:table-cell office:value-type="float" office:value="160018551" calcext:value-type="float">
            <text:p>160018551</text:p>
          </table:table-cell>
          <table:table-cell office:value-type="float" office:value="2.52480713064603" calcext:value-type="float">
            <text:p>2,52480713064603</text:p>
          </table:table-cell>
        </table:table-row>
        <table:table-row table:style-name="ro1">
          <table:table-cell office:value-type="string" calcext:value-type="string">
            <text:p>0303</text:p>
          </table:table-cell>
          <table:table-cell office:value-type="float" office:value="2015" calcext:value-type="float">
            <text:p>2015</text:p>
          </table:table-cell>
          <table:table-cell office:value-type="float" office:value="180098601" calcext:value-type="float">
            <text:p>180098601</text:p>
          </table:table-cell>
          <table:table-cell office:value-type="float" office:value="64752363" calcext:value-type="float">
            <text:p>64752363</text:p>
          </table:table-cell>
          <table:table-cell office:value-type="float" office:value="340085265" calcext:value-type="float">
            <text:p>340085265</text:p>
          </table:table-cell>
          <table:table-cell office:value-type="float" office:value="139461626" calcext:value-type="float">
            <text:p>139461626</text:p>
          </table:table-cell>
          <table:table-cell office:value-type="float" office:value="2.54724893503745" calcext:value-type="float">
            <text:p>2,54724893503745</text:p>
          </table:table-cell>
        </table:table-row>
        <table:table-row table:style-name="ro1">
          <table:table-cell office:value-type="string" calcext:value-type="string">
            <text:p>0303</text:p>
          </table:table-cell>
          <table:table-cell office:value-type="float" office:value="2016" calcext:value-type="float">
            <text:p>2016</text:p>
          </table:table-cell>
          <table:table-cell office:value-type="float" office:value="162806279" calcext:value-type="float">
            <text:p>162806279</text:p>
          </table:table-cell>
          <table:table-cell office:value-type="float" office:value="55453795" calcext:value-type="float">
            <text:p>55453795</text:p>
          </table:table-cell>
          <table:table-cell office:value-type="float" office:value="310702130" calcext:value-type="float">
            <text:p>310702130</text:p>
          </table:table-cell>
          <table:table-cell office:value-type="float" office:value="125203557" calcext:value-type="float">
            <text:p>125203557</text:p>
          </table:table-cell>
          <table:table-cell office:value-type="float" office:value="2.62103038574373" calcext:value-type="float">
            <text:p>2,62103038574373</text:p>
          </table:table-cell>
        </table:table-row>
        <table:table-row table:style-name="ro1">
          <table:table-cell office:value-type="string" calcext:value-type="string">
            <text:p>0303</text:p>
          </table:table-cell>
          <table:table-cell office:value-type="float" office:value="2017" calcext:value-type="float">
            <text:p>2017</text:p>
          </table:table-cell>
          <table:table-cell office:value-type="float" office:value="180090899" calcext:value-type="float">
            <text:p>180090899</text:p>
          </table:table-cell>
          <table:table-cell office:value-type="float" office:value="60220191" calcext:value-type="float">
            <text:p>60220191</text:p>
          </table:table-cell>
          <table:table-cell office:value-type="float" office:value="295291213" calcext:value-type="float">
            <text:p>295291213</text:p>
          </table:table-cell>
          <table:table-cell office:value-type="float" office:value="128048264" calcext:value-type="float">
            <text:p>128048264</text:p>
          </table:table-cell>
          <table:table-cell office:value-type="float" office:value="2.52502264386246" calcext:value-type="float">
            <text:p>2,52502264386246</text:p>
          </table:table-cell>
        </table:table-row>
        <table:table-row table:style-name="ro1">
          <table:table-cell office:value-type="string" calcext:value-type="string">
            <text:p>0303</text:p>
          </table:table-cell>
          <table:table-cell office:value-type="float" office:value="2018" calcext:value-type="float">
            <text:p>2018</text:p>
          </table:table-cell>
          <table:table-cell office:value-type="float" office:value="170420510" calcext:value-type="float">
            <text:p>170420510</text:p>
          </table:table-cell>
          <table:table-cell office:value-type="float" office:value="59960795" calcext:value-type="float">
            <text:p>59960795</text:p>
          </table:table-cell>
          <table:table-cell office:value-type="float" office:value="331599786" calcext:value-type="float">
            <text:p>331599786</text:p>
          </table:table-cell>
          <table:table-cell office:value-type="float" office:value="124091266" calcext:value-type="float">
            <text:p>124091266</text:p>
          </table:table-cell>
          <table:table-cell office:value-type="float" office:value="2.7275994263384" calcext:value-type="float">
            <text:p>2,7275994263384</text:p>
          </table:table-cell>
        </table:table-row>
        <table:table-row table:style-name="ro1">
          <table:table-cell office:value-type="string" calcext:value-type="string">
            <text:p>0304</text:p>
          </table:table-cell>
          <table:table-cell office:value-type="float" office:value="2007" calcext:value-type="float">
            <text:p>2007</text:p>
          </table:table-cell>
          <table:table-cell office:value-type="float" office:value="203346200" calcext:value-type="float">
            <text:p>203346200</text:p>
          </table:table-cell>
          <table:table-cell office:value-type="float" office:value="30440242" calcext:value-type="float">
            <text:p>30440242</text:p>
          </table:table-cell>
          <table:table-cell office:value-type="float" office:value="404444800" calcext:value-type="float">
            <text:p>404444800</text:p>
          </table:table-cell>
          <table:table-cell office:value-type="float" office:value="61590560" calcext:value-type="float">
            <text:p>61590560</text:p>
          </table:table-cell>
          <table:table-cell office:value-type="float" office:value="6.60421279388612" calcext:value-type="float">
            <text:p>6,60421279388612</text:p>
          </table:table-cell>
        </table:table-row>
        <table:table-row table:style-name="ro1">
          <table:table-cell office:value-type="string" calcext:value-type="string">
            <text:p>0304</text:p>
          </table:table-cell>
          <table:table-cell office:value-type="float" office:value="2008" calcext:value-type="float">
            <text:p>2008</text:p>
          </table:table-cell>
          <table:table-cell office:value-type="float" office:value="104473200" calcext:value-type="float">
            <text:p>104473200</text:p>
          </table:table-cell>
          <table:table-cell office:value-type="float" office:value="25907730" calcext:value-type="float">
            <text:p>25907730</text:p>
          </table:table-cell>
          <table:table-cell office:value-type="float" office:value="292989900" calcext:value-type="float">
            <text:p>292989900</text:p>
          </table:table-cell>
          <table:table-cell office:value-type="float" office:value="40615363" calcext:value-type="float">
            <text:p>40615363</text:p>
          </table:table-cell>
          <table:table-cell office:value-type="float" office:value="5.97481388906556" calcext:value-type="float">
            <text:p>5,97481388906556</text:p>
          </table:table-cell>
        </table:table-row>
        <table:table-row table:style-name="ro1">
          <table:table-cell office:value-type="string" calcext:value-type="string">
            <text:p>0304</text:p>
          </table:table-cell>
          <table:table-cell office:value-type="float" office:value="2009" calcext:value-type="float">
            <text:p>2009</text:p>
          </table:table-cell>
          <table:table-cell office:value-type="float" office:value="148242100" calcext:value-type="float">
            <text:p>148242100</text:p>
          </table:table-cell>
          <table:table-cell office:value-type="float" office:value="17743940" calcext:value-type="float">
            <text:p>17743940</text:p>
          </table:table-cell>
          <table:table-cell office:value-type="float" office:value="228687800" calcext:value-type="float">
            <text:p>228687800</text:p>
          </table:table-cell>
          <table:table-cell office:value-type="float" office:value="30276031" calcext:value-type="float">
            <text:p>30276031</text:p>
          </table:table-cell>
          <table:table-cell office:value-type="float" office:value="7.84944039220682" calcext:value-type="float">
            <text:p>7,84944039220682</text:p>
          </table:table-cell>
        </table:table-row>
        <table:table-row table:style-name="ro1">
          <table:table-cell office:value-type="string" calcext:value-type="string">
            <text:p>0304</text:p>
          </table:table-cell>
          <table:table-cell office:value-type="float" office:value="2010" calcext:value-type="float">
            <text:p>2010</text:p>
          </table:table-cell>
          <table:table-cell office:value-type="float" office:value="257514322" calcext:value-type="float">
            <text:p>257514322</text:p>
          </table:table-cell>
          <table:table-cell office:value-type="float" office:value="24192061" calcext:value-type="float">
            <text:p>24192061</text:p>
          </table:table-cell>
          <table:table-cell office:value-type="float" office:value="766839145" calcext:value-type="float">
            <text:p>766839145</text:p>
          </table:table-cell>
          <table:table-cell office:value-type="float" office:value="32120210" calcext:value-type="float">
            <text:p>32120210</text:p>
          </table:table-cell>
          <table:table-cell office:value-type="float" office:value="18.1905905908146" calcext:value-type="float">
            <text:p>18,1905905908146</text:p>
          </table:table-cell>
        </table:table-row>
        <table:table-row table:style-name="ro1">
          <table:table-cell office:value-type="string" calcext:value-type="string">
            <text:p>0304</text:p>
          </table:table-cell>
          <table:table-cell office:value-type="float" office:value="2011" calcext:value-type="float">
            <text:p>2011</text:p>
          </table:table-cell>
          <table:table-cell office:value-type="float" office:value="242468672" calcext:value-type="float">
            <text:p>242468672</text:p>
          </table:table-cell>
          <table:table-cell office:value-type="float" office:value="22554061" calcext:value-type="float">
            <text:p>22554061</text:p>
          </table:table-cell>
          <table:table-cell office:value-type="float" office:value="372179191" calcext:value-type="float">
            <text:p>372179191</text:p>
          </table:table-cell>
          <table:table-cell office:value-type="float" office:value="30009518" calcext:value-type="float">
            <text:p>30009518</text:p>
          </table:table-cell>
          <table:table-cell office:value-type="float" office:value="11.6934172804329" calcext:value-type="float">
            <text:p>11,6934172804329</text:p>
          </table:table-cell>
        </table:table-row>
        <table:table-row table:style-name="ro1">
          <table:table-cell office:value-type="string" calcext:value-type="string">
            <text:p>0304</text:p>
          </table:table-cell>
          <table:table-cell office:value-type="float" office:value="2012" calcext:value-type="float">
            <text:p>2012</text:p>
          </table:table-cell>
          <table:table-cell office:value-type="float" office:value="507083190" calcext:value-type="float">
            <text:p>507083190</text:p>
          </table:table-cell>
          <table:table-cell office:value-type="float" office:value="44116238" calcext:value-type="float">
            <text:p>44116238</text:p>
          </table:table-cell>
          <table:table-cell office:value-type="float" office:value="761707637" calcext:value-type="float">
            <text:p>761707637</text:p>
          </table:table-cell>
          <table:table-cell office:value-type="float" office:value="66862003" calcext:value-type="float">
            <text:p>66862003</text:p>
          </table:table-cell>
          <table:table-cell office:value-type="float" office:value="11.4327891266541" calcext:value-type="float">
            <text:p>11,4327891266541</text:p>
          </table:table-cell>
        </table:table-row>
        <table:table-row table:style-name="ro1">
          <table:table-cell office:value-type="string" calcext:value-type="string">
            <text:p>0304</text:p>
          </table:table-cell>
          <table:table-cell office:value-type="float" office:value="2013" calcext:value-type="float">
            <text:p>2013</text:p>
          </table:table-cell>
          <table:table-cell office:value-type="float" office:value="427589093" calcext:value-type="float">
            <text:p>427589093</text:p>
          </table:table-cell>
          <table:table-cell office:value-type="float" office:value="40662180" calcext:value-type="float">
            <text:p>40662180</text:p>
          </table:table-cell>
          <table:table-cell office:value-type="float" office:value="725609029" calcext:value-type="float">
            <text:p>725609029</text:p>
          </table:table-cell>
          <table:table-cell office:value-type="float" office:value="67564099" calcext:value-type="float">
            <text:p>67564099</text:p>
          </table:table-cell>
          <table:table-cell office:value-type="float" office:value="10.6554353772063" calcext:value-type="float">
            <text:p>10,6554353772063</text:p>
          </table:table-cell>
        </table:table-row>
        <table:table-row table:style-name="ro1">
          <table:table-cell office:value-type="string" calcext:value-type="string">
            <text:p>0304</text:p>
          </table:table-cell>
          <table:table-cell office:value-type="float" office:value="2014" calcext:value-type="float">
            <text:p>2014</text:p>
          </table:table-cell>
          <table:table-cell office:value-type="float" office:value="467127106" calcext:value-type="float">
            <text:p>467127106</text:p>
          </table:table-cell>
          <table:table-cell office:value-type="float" office:value="41281907" calcext:value-type="float">
            <text:p>41281907</text:p>
          </table:table-cell>
          <table:table-cell office:value-type="float" office:value="836854941" calcext:value-type="float">
            <text:p>836854941</text:p>
          </table:table-cell>
          <table:table-cell office:value-type="float" office:value="70742042" calcext:value-type="float">
            <text:p>70742042</text:p>
          </table:table-cell>
          <table:table-cell office:value-type="float" office:value="11.6402078184193" calcext:value-type="float">
            <text:p>11,6402078184193</text:p>
          </table:table-cell>
        </table:table-row>
        <table:table-row table:style-name="ro1">
          <table:table-cell office:value-type="string" calcext:value-type="string">
            <text:p>0304</text:p>
          </table:table-cell>
          <table:table-cell office:value-type="float" office:value="2015" calcext:value-type="float">
            <text:p>2015</text:p>
          </table:table-cell>
          <table:table-cell office:value-type="float" office:value="393095324" calcext:value-type="float">
            <text:p>393095324</text:p>
          </table:table-cell>
          <table:table-cell office:value-type="float" office:value="40165536" calcext:value-type="float">
            <text:p>40165536</text:p>
          </table:table-cell>
          <table:table-cell office:value-type="float" office:value="734407113" calcext:value-type="float">
            <text:p>734407113</text:p>
          </table:table-cell>
          <table:table-cell office:value-type="float" office:value="67886905" calcext:value-type="float">
            <text:p>67886905</text:p>
          </table:table-cell>
          <table:table-cell office:value-type="float" office:value="10.4347706221648" calcext:value-type="float">
            <text:p>10,4347706221648</text:p>
          </table:table-cell>
        </table:table-row>
        <table:table-row table:style-name="ro1">
          <table:table-cell office:value-type="string" calcext:value-type="string">
            <text:p>0304</text:p>
          </table:table-cell>
          <table:table-cell office:value-type="float" office:value="2016" calcext:value-type="float">
            <text:p>2016</text:p>
          </table:table-cell>
          <table:table-cell office:value-type="float" office:value="412672249" calcext:value-type="float">
            <text:p>412672249</text:p>
          </table:table-cell>
          <table:table-cell office:value-type="float" office:value="39646609" calcext:value-type="float">
            <text:p>39646609</text:p>
          </table:table-cell>
          <table:table-cell office:value-type="float" office:value="726103638" calcext:value-type="float">
            <text:p>726103638</text:p>
          </table:table-cell>
          <table:table-cell office:value-type="float" office:value="65069669" calcext:value-type="float">
            <text:p>65069669</text:p>
          </table:table-cell>
          <table:table-cell office:value-type="float" office:value="10.8748697790806" calcext:value-type="float">
            <text:p>10,8748697790806</text:p>
          </table:table-cell>
        </table:table-row>
        <table:table-row table:style-name="ro1">
          <table:table-cell office:value-type="string" calcext:value-type="string">
            <text:p>0304</text:p>
          </table:table-cell>
          <table:table-cell office:value-type="float" office:value="2017" calcext:value-type="float">
            <text:p>2017</text:p>
          </table:table-cell>
          <table:table-cell office:value-type="float" office:value="165723854" calcext:value-type="float">
            <text:p>165723854</text:p>
          </table:table-cell>
          <table:table-cell office:value-type="float" office:value="15713107" calcext:value-type="float">
            <text:p>15713107</text:p>
          </table:table-cell>
          <table:table-cell office:value-type="float" office:value="398387584" calcext:value-type="float">
            <text:p>398387584</text:p>
          </table:table-cell>
          <table:table-cell office:value-type="float" office:value="21610225" calcext:value-type="float">
            <text:p>21610225</text:p>
          </table:table-cell>
          <table:table-cell office:value-type="float" office:value="15.1141767835733" calcext:value-type="float">
            <text:p>15,1141767835733</text:p>
          </table:table-cell>
        </table:table-row>
        <table:table-row table:style-name="ro1">
          <table:table-cell office:value-type="string" calcext:value-type="string">
            <text:p>0304</text:p>
          </table:table-cell>
          <table:table-cell office:value-type="float" office:value="2018" calcext:value-type="float">
            <text:p>2018</text:p>
          </table:table-cell>
          <table:table-cell office:value-type="float" office:value="165401168" calcext:value-type="float">
            <text:p>165401168</text:p>
          </table:table-cell>
          <table:table-cell office:value-type="float" office:value="16349539" calcext:value-type="float">
            <text:p>16349539</text:p>
          </table:table-cell>
          <table:table-cell office:value-type="float" office:value="278321401" calcext:value-type="float">
            <text:p>278321401</text:p>
          </table:table-cell>
          <table:table-cell office:value-type="float" office:value="23529289" calcext:value-type="float">
            <text:p>23529289</text:p>
          </table:table-cell>
          <table:table-cell office:value-type="float" office:value="11.1267705510302" calcext:value-type="float">
            <text:p>11,1267705510302</text:p>
          </table:table-cell>
        </table:table-row>
        <table:table-row table:style-name="ro1">
          <table:table-cell office:value-type="string" calcext:value-type="string">
            <text:p>0305</text:p>
          </table:table-cell>
          <table:table-cell office:value-type="float" office:value="1996" calcext:value-type="float">
            <text:p>1996</text:p>
          </table:table-cell>
          <table:table-cell office:value-type="float" office:value="6244600" calcext:value-type="float">
            <text:p>6244600</text:p>
          </table:table-cell>
          <table:table-cell office:value-type="float" office:value="6044515" calcext:value-type="float">
            <text:p>6044515</text:p>
          </table:table-cell>
          <table:table-cell office:value-type="float" office:value="14834100" calcext:value-type="float">
            <text:p>14834100</text:p>
          </table:table-cell>
          <table:table-cell office:value-type="float" office:value="12643215" calcext:value-type="float">
            <text:p>12643215</text:p>
          </table:table-cell>
          <table:table-cell office:value-type="float" office:value="1.12794330825627" calcext:value-type="float">
            <text:p>1,12794330825627</text:p>
          </table:table-cell>
        </table:table-row>
        <table:table-row table:style-name="ro1">
          <table:table-cell office:value-type="string" calcext:value-type="string">
            <text:p>0305</text:p>
          </table:table-cell>
          <table:table-cell office:value-type="float" office:value="1997" calcext:value-type="float">
            <text:p>1997</text:p>
          </table:table-cell>
          <table:table-cell office:value-type="float" office:value="6233800" calcext:value-type="float">
            <text:p>6233800</text:p>
          </table:table-cell>
          <table:table-cell office:value-type="float" office:value="5459317" calcext:value-type="float">
            <text:p>5459317</text:p>
          </table:table-cell>
          <table:table-cell office:value-type="float" office:value="15996200" calcext:value-type="float">
            <text:p>15996200</text:p>
          </table:table-cell>
          <table:table-cell office:value-type="float" office:value="14651272" calcext:value-type="float">
            <text:p>14651272</text:p>
          </table:table-cell>
          <table:table-cell office:value-type="float" office:value="1.10538781335544" calcext:value-type="float">
            <text:p>1,10538781335544</text:p>
          </table:table-cell>
        </table:table-row>
        <table:table-row table:style-name="ro1">
          <table:table-cell office:value-type="string" calcext:value-type="string">
            <text:p>0305</text:p>
          </table:table-cell>
          <table:table-cell office:value-type="float" office:value="1998" calcext:value-type="float">
            <text:p>1998</text:p>
          </table:table-cell>
          <table:table-cell office:value-type="float" office:value="7318900" calcext:value-type="float">
            <text:p>7318900</text:p>
          </table:table-cell>
          <table:table-cell office:value-type="float" office:value="8498295" calcext:value-type="float">
            <text:p>8498295</text:p>
          </table:table-cell>
          <table:table-cell office:value-type="float" office:value="16582500" calcext:value-type="float">
            <text:p>16582500</text:p>
          </table:table-cell>
          <table:table-cell office:value-type="float" office:value="16441373" calcext:value-type="float">
            <text:p>16441373</text:p>
          </table:table-cell>
          <table:table-cell office:value-type="float" office:value="0.958368812287317" calcext:value-type="float">
            <text:p>0,958368812287317</text:p>
          </table:table-cell>
        </table:table-row>
        <table:table-row table:style-name="ro1">
          <table:table-cell office:value-type="string" calcext:value-type="string">
            <text:p>0305</text:p>
          </table:table-cell>
          <table:table-cell office:value-type="float" office:value="1999" calcext:value-type="float">
            <text:p>1999</text:p>
          </table:table-cell>
          <table:table-cell office:value-type="float" office:value="7400500" calcext:value-type="float">
            <text:p>7400500</text:p>
          </table:table-cell>
          <table:table-cell office:value-type="float" office:value="7475132" calcext:value-type="float">
            <text:p>7475132</text:p>
          </table:table-cell>
          <table:table-cell office:value-type="float" office:value="21190500" calcext:value-type="float">
            <text:p>21190500</text:p>
          </table:table-cell>
          <table:table-cell office:value-type="float" office:value="21570096" calcext:value-type="float">
            <text:p>21570096</text:p>
          </table:table-cell>
          <table:table-cell office:value-type="float" office:value="0.98436135533176" calcext:value-type="float">
            <text:p>0,98436135533176</text:p>
          </table:table-cell>
        </table:table-row>
        <table:table-row table:style-name="ro1">
          <table:table-cell office:value-type="string" calcext:value-type="string">
            <text:p>0305</text:p>
          </table:table-cell>
          <table:table-cell office:value-type="float" office:value="2000" calcext:value-type="float">
            <text:p>2000</text:p>
          </table:table-cell>
          <table:table-cell office:value-type="float" office:value="9306900" calcext:value-type="float">
            <text:p>9306900</text:p>
          </table:table-cell>
          <table:table-cell office:value-type="float" office:value="9854365" calcext:value-type="float">
            <text:p>9854365</text:p>
          </table:table-cell>
          <table:table-cell office:value-type="float" office:value="25306600" calcext:value-type="float">
            <text:p>25306600</text:p>
          </table:table-cell>
          <table:table-cell office:value-type="float" office:value="26287494" calcext:value-type="float">
            <text:p>26287494</text:p>
          </table:table-cell>
          <table:table-cell office:value-type="float" office:value="0.957712219507026" calcext:value-type="float">
            <text:p>0,957712219507026</text:p>
          </table:table-cell>
        </table:table-row>
        <table:table-row table:style-name="ro1">
          <table:table-cell office:value-type="string" calcext:value-type="string">
            <text:p>0305</text:p>
          </table:table-cell>
          <table:table-cell office:value-type="float" office:value="2001" calcext:value-type="float">
            <text:p>2001</text:p>
          </table:table-cell>
          <table:table-cell office:value-type="float" office:value="9664000" calcext:value-type="float">
            <text:p>9664000</text:p>
          </table:table-cell>
          <table:table-cell office:value-type="float" office:value="24306883" calcext:value-type="float">
            <text:p>24306883</text:p>
          </table:table-cell>
          <table:table-cell office:value-type="float" office:value="23114600" calcext:value-type="float">
            <text:p>23114600</text:p>
          </table:table-cell>
          <table:table-cell office:value-type="float" office:value="37488512" calcext:value-type="float">
            <text:p>37488512</text:p>
          </table:table-cell>
          <table:table-cell office:value-type="float" office:value="0.530437583577223" calcext:value-type="float">
            <text:p>0,530437583577223</text:p>
          </table:table-cell>
        </table:table-row>
        <table:table-row table:style-name="ro1">
          <table:table-cell office:value-type="string" calcext:value-type="string">
            <text:p>0305</text:p>
          </table:table-cell>
          <table:table-cell office:value-type="float" office:value="2002" calcext:value-type="float">
            <text:p>2002</text:p>
          </table:table-cell>
          <table:table-cell office:value-type="float" office:value="16667200" calcext:value-type="float">
            <text:p>16667200</text:p>
          </table:table-cell>
          <table:table-cell office:value-type="float" office:value="17199715" calcext:value-type="float">
            <text:p>17199715</text:p>
          </table:table-cell>
          <table:table-cell office:value-type="float" office:value="24476400" calcext:value-type="float">
            <text:p>24476400</text:p>
          </table:table-cell>
          <table:table-cell office:value-type="float" office:value="27282212" calcext:value-type="float">
            <text:p>27282212</text:p>
          </table:table-cell>
          <table:table-cell office:value-type="float" office:value="0.924950935691253" calcext:value-type="float">
            <text:p>0,924950935691253</text:p>
          </table:table-cell>
        </table:table-row>
        <table:table-row table:style-name="ro1">
          <table:table-cell office:value-type="string" calcext:value-type="string">
            <text:p>0305</text:p>
          </table:table-cell>
          <table:table-cell office:value-type="float" office:value="2003" calcext:value-type="float">
            <text:p>2003</text:p>
          </table:table-cell>
          <table:table-cell office:value-type="float" office:value="17653400" calcext:value-type="float">
            <text:p>17653400</text:p>
          </table:table-cell>
          <table:table-cell office:value-type="float" office:value="20069264" calcext:value-type="float">
            <text:p>20069264</text:p>
          </table:table-cell>
          <table:table-cell office:value-type="float" office:value="31862900" calcext:value-type="float">
            <text:p>31862900</text:p>
          </table:table-cell>
          <table:table-cell office:value-type="float" office:value="37516236" calcext:value-type="float">
            <text:p>37516236</text:p>
          </table:table-cell>
          <table:table-cell office:value-type="float" office:value="0.859874447560584" calcext:value-type="float">
            <text:p>0,859874447560584</text:p>
          </table:table-cell>
        </table:table-row>
        <table:table-row table:style-name="ro1">
          <table:table-cell office:value-type="string" calcext:value-type="string">
            <text:p>0305</text:p>
          </table:table-cell>
          <table:table-cell office:value-type="float" office:value="2004" calcext:value-type="float">
            <text:p>2004</text:p>
          </table:table-cell>
          <table:table-cell office:value-type="float" office:value="16702300" calcext:value-type="float">
            <text:p>16702300</text:p>
          </table:table-cell>
          <table:table-cell office:value-type="float" office:value="20340432" calcext:value-type="float">
            <text:p>20340432</text:p>
          </table:table-cell>
          <table:table-cell office:value-type="float" office:value="38915400" calcext:value-type="float">
            <text:p>38915400</text:p>
          </table:table-cell>
          <table:table-cell office:value-type="float" office:value="44794214" calcext:value-type="float">
            <text:p>44794214</text:p>
          </table:table-cell>
          <table:table-cell office:value-type="float" office:value="0.853888113554805" calcext:value-type="float">
            <text:p>0,853888113554805</text:p>
          </table:table-cell>
        </table:table-row>
        <table:table-row table:style-name="ro1">
          <table:table-cell office:value-type="string" calcext:value-type="string">
            <text:p>0305</text:p>
          </table:table-cell>
          <table:table-cell office:value-type="float" office:value="2005" calcext:value-type="float">
            <text:p>2005</text:p>
          </table:table-cell>
          <table:table-cell office:value-type="float" office:value="18384000" calcext:value-type="float">
            <text:p>18384000</text:p>
          </table:table-cell>
          <table:table-cell office:value-type="float" office:value="22485150" calcext:value-type="float">
            <text:p>22485150</text:p>
          </table:table-cell>
          <table:table-cell office:value-type="float" office:value="42313800" calcext:value-type="float">
            <text:p>42313800</text:p>
          </table:table-cell>
          <table:table-cell office:value-type="float" office:value="50126489" calcext:value-type="float">
            <text:p>50126489</text:p>
          </table:table-cell>
          <table:table-cell office:value-type="float" office:value="0.835923838601137" calcext:value-type="float">
            <text:p>0,835923838601137</text:p>
          </table:table-cell>
        </table:table-row>
        <table:table-row table:style-name="ro1">
          <table:table-cell office:value-type="string" calcext:value-type="string">
            <text:p>0305</text:p>
          </table:table-cell>
          <table:table-cell office:value-type="float" office:value="2006" calcext:value-type="float">
            <text:p>2006</text:p>
          </table:table-cell>
          <table:table-cell office:value-type="float" office:value="14939900" calcext:value-type="float">
            <text:p>14939900</text:p>
          </table:table-cell>
          <table:table-cell office:value-type="float" office:value="21522733" calcext:value-type="float">
            <text:p>21522733</text:p>
          </table:table-cell>
          <table:table-cell office:value-type="float" office:value="37525000" calcext:value-type="float">
            <text:p>37525000</text:p>
          </table:table-cell>
          <table:table-cell office:value-type="float" office:value="47905655" calcext:value-type="float">
            <text:p>47905655</text:p>
          </table:table-cell>
          <table:table-cell office:value-type="float" office:value="0.755669280410198" calcext:value-type="float">
            <text:p>0,755669280410198</text:p>
          </table:table-cell>
        </table:table-row>
        <table:table-row table:style-name="ro1">
          <table:table-cell office:value-type="string" calcext:value-type="string">
            <text:p>0305</text:p>
          </table:table-cell>
          <table:table-cell office:value-type="float" office:value="2007" calcext:value-type="float">
            <text:p>2007</text:p>
          </table:table-cell>
          <table:table-cell office:value-type="float" office:value="22507200" calcext:value-type="float">
            <text:p>22507200</text:p>
          </table:table-cell>
          <table:table-cell office:value-type="float" office:value="27776066" calcext:value-type="float">
            <text:p>27776066</text:p>
          </table:table-cell>
          <table:table-cell office:value-type="float" office:value="63601500" calcext:value-type="float">
            <text:p>63601500</text:p>
          </table:table-cell>
          <table:table-cell office:value-type="float" office:value="70522159" calcext:value-type="float">
            <text:p>70522159</text:p>
          </table:table-cell>
          <table:table-cell office:value-type="float" office:value="0.875994454630284" calcext:value-type="float">
            <text:p>0,875994454630284</text:p>
          </table:table-cell>
        </table:table-row>
        <table:table-row table:style-name="ro1">
          <table:table-cell office:value-type="string" calcext:value-type="string">
            <text:p>0305</text:p>
          </table:table-cell>
          <table:table-cell office:value-type="float" office:value="2008" calcext:value-type="float">
            <text:p>2008</text:p>
          </table:table-cell>
          <table:table-cell office:value-type="float" office:value="12884800" calcext:value-type="float">
            <text:p>12884800</text:p>
          </table:table-cell>
          <table:table-cell office:value-type="float" office:value="23503118" calcext:value-type="float">
            <text:p>23503118</text:p>
          </table:table-cell>
          <table:table-cell office:value-type="float" office:value="37478700" calcext:value-type="float">
            <text:p>37478700</text:p>
          </table:table-cell>
          <table:table-cell office:value-type="float" office:value="49167093" calcext:value-type="float">
            <text:p>49167093</text:p>
          </table:table-cell>
          <table:table-cell office:value-type="float" office:value="0.693041884796509" calcext:value-type="float">
            <text:p>0,693041884796509</text:p>
          </table:table-cell>
        </table:table-row>
        <table:table-row table:style-name="ro1">
          <table:table-cell office:value-type="string" calcext:value-type="string">
            <text:p>0305</text:p>
          </table:table-cell>
          <table:table-cell office:value-type="float" office:value="2009" calcext:value-type="float">
            <text:p>2009</text:p>
          </table:table-cell>
          <table:table-cell office:value-type="float" office:value="15287500" calcext:value-type="float">
            <text:p>15287500</text:p>
          </table:table-cell>
          <table:table-cell office:value-type="float" office:value="22032867" calcext:value-type="float">
            <text:p>22032867</text:p>
          </table:table-cell>
          <table:table-cell office:value-type="float" office:value="27646500" calcext:value-type="float">
            <text:p>27646500</text:p>
          </table:table-cell>
          <table:table-cell office:value-type="float" office:value="43213751" calcext:value-type="float">
            <text:p>43213751</text:p>
          </table:table-cell>
          <table:table-cell office:value-type="float" office:value="0.658026443608158" calcext:value-type="float">
            <text:p>0,658026443608158</text:p>
          </table:table-cell>
        </table:table-row>
        <table:table-row table:style-name="ro1">
          <table:table-cell office:value-type="string" calcext:value-type="string">
            <text:p>0305</text:p>
          </table:table-cell>
          <table:table-cell office:value-type="float" office:value="2010" calcext:value-type="float">
            <text:p>2010</text:p>
          </table:table-cell>
          <table:table-cell office:value-type="float" office:value="24363312" calcext:value-type="float">
            <text:p>24363312</text:p>
          </table:table-cell>
          <table:table-cell office:value-type="float" office:value="23853094" calcext:value-type="float">
            <text:p>23853094</text:p>
          </table:table-cell>
          <table:table-cell office:value-type="float" office:value="35153840" calcext:value-type="float">
            <text:p>35153840</text:p>
          </table:table-cell>
          <table:table-cell office:value-type="float" office:value="52012993" calcext:value-type="float">
            <text:p>52012993</text:p>
          </table:table-cell>
          <table:table-cell office:value-type="float" office:value="0.784502725176797" calcext:value-type="float">
            <text:p>0,784502725176797</text:p>
          </table:table-cell>
        </table:table-row>
        <table:table-row table:style-name="ro1">
          <table:table-cell office:value-type="string" calcext:value-type="string">
            <text:p>0305</text:p>
          </table:table-cell>
          <table:table-cell office:value-type="float" office:value="2011" calcext:value-type="float">
            <text:p>2011</text:p>
          </table:table-cell>
          <table:table-cell office:value-type="float" office:value="140987271" calcext:value-type="float">
            <text:p>140987271</text:p>
          </table:table-cell>
          <table:table-cell office:value-type="float" office:value="32683260" calcext:value-type="float">
            <text:p>32683260</text:p>
          </table:table-cell>
          <table:table-cell office:value-type="float" office:value="72037165" calcext:value-type="float">
            <text:p>72037165</text:p>
          </table:table-cell>
          <table:table-cell office:value-type="float" office:value="56603680" calcext:value-type="float">
            <text:p>56603680</text:p>
          </table:table-cell>
          <table:table-cell office:value-type="float" office:value="2.38584093037571" calcext:value-type="float">
            <text:p>2,38584093037571</text:p>
          </table:table-cell>
        </table:table-row>
        <table:table-row table:style-name="ro1">
          <table:table-cell office:value-type="string" calcext:value-type="string">
            <text:p>0305</text:p>
          </table:table-cell>
          <table:table-cell office:value-type="float" office:value="2012" calcext:value-type="float">
            <text:p>2012</text:p>
          </table:table-cell>
          <table:table-cell office:value-type="float" office:value="94557196" calcext:value-type="float">
            <text:p>94557196</text:p>
          </table:table-cell>
          <table:table-cell office:value-type="float" office:value="30300222" calcext:value-type="float">
            <text:p>30300222</text:p>
          </table:table-cell>
          <table:table-cell office:value-type="float" office:value="103872563" calcext:value-type="float">
            <text:p>103872563</text:p>
          </table:table-cell>
          <table:table-cell office:value-type="float" office:value="51620814" calcext:value-type="float">
            <text:p>51620814</text:p>
          </table:table-cell>
          <table:table-cell office:value-type="float" office:value="2.42220763663194" calcext:value-type="float">
            <text:p>2,42220763663194</text:p>
          </table:table-cell>
        </table:table-row>
        <table:table-row table:style-name="ro1">
          <table:table-cell office:value-type="string" calcext:value-type="string">
            <text:p>0305</text:p>
          </table:table-cell>
          <table:table-cell office:value-type="float" office:value="2013" calcext:value-type="float">
            <text:p>2013</text:p>
          </table:table-cell>
          <table:table-cell office:value-type="float" office:value="98794129" calcext:value-type="float">
            <text:p>98794129</text:p>
          </table:table-cell>
          <table:table-cell office:value-type="float" office:value="26733536" calcext:value-type="float">
            <text:p>26733536</text:p>
          </table:table-cell>
          <table:table-cell office:value-type="float" office:value="88966564" calcext:value-type="float">
            <text:p>88966564</text:p>
          </table:table-cell>
          <table:table-cell office:value-type="float" office:value="49975131" calcext:value-type="float">
            <text:p>49975131</text:p>
          </table:table-cell>
          <table:table-cell office:value-type="float" office:value="2.44771158648866" calcext:value-type="float">
            <text:p>2,44771158648866</text:p>
          </table:table-cell>
        </table:table-row>
        <table:table-row table:style-name="ro1">
          <table:table-cell office:value-type="string" calcext:value-type="string">
            <text:p>0305</text:p>
          </table:table-cell>
          <table:table-cell office:value-type="float" office:value="2014" calcext:value-type="float">
            <text:p>2014</text:p>
          </table:table-cell>
          <table:table-cell office:value-type="float" office:value="95973502" calcext:value-type="float">
            <text:p>95973502</text:p>
          </table:table-cell>
          <table:table-cell office:value-type="float" office:value="26473600" calcext:value-type="float">
            <text:p>26473600</text:p>
          </table:table-cell>
          <table:table-cell office:value-type="float" office:value="83805210" calcext:value-type="float">
            <text:p>83805210</text:p>
          </table:table-cell>
          <table:table-cell office:value-type="float" office:value="43386923" calcext:value-type="float">
            <text:p>43386923</text:p>
          </table:table-cell>
          <table:table-cell office:value-type="float" office:value="2.57339487710391" calcext:value-type="float">
            <text:p>2,57339487710391</text:p>
          </table:table-cell>
        </table:table-row>
        <table:table-row table:style-name="ro1">
          <table:table-cell office:value-type="string" calcext:value-type="string">
            <text:p>0305</text:p>
          </table:table-cell>
          <table:table-cell office:value-type="float" office:value="2015" calcext:value-type="float">
            <text:p>2015</text:p>
          </table:table-cell>
          <table:table-cell office:value-type="float" office:value="72442308" calcext:value-type="float">
            <text:p>72442308</text:p>
          </table:table-cell>
          <table:table-cell office:value-type="float" office:value="24152251" calcext:value-type="float">
            <text:p>24152251</text:p>
          </table:table-cell>
          <table:table-cell office:value-type="float" office:value="71024543" calcext:value-type="float">
            <text:p>71024543</text:p>
          </table:table-cell>
          <table:table-cell office:value-type="float" office:value="42859840" calcext:value-type="float">
            <text:p>42859840</text:p>
          </table:table-cell>
          <table:table-cell office:value-type="float" office:value="2.14090992922456" calcext:value-type="float">
            <text:p>2,14090992922456</text:p>
          </table:table-cell>
        </table:table-row>
        <table:table-row table:style-name="ro1">
          <table:table-cell office:value-type="string" calcext:value-type="string">
            <text:p>0305</text:p>
          </table:table-cell>
          <table:table-cell office:value-type="float" office:value="2016" calcext:value-type="float">
            <text:p>2016</text:p>
          </table:table-cell>
          <table:table-cell office:value-type="float" office:value="66341161" calcext:value-type="float">
            <text:p>66341161</text:p>
          </table:table-cell>
          <table:table-cell office:value-type="float" office:value="23072440" calcext:value-type="float">
            <text:p>23072440</text:p>
          </table:table-cell>
          <table:table-cell office:value-type="float" office:value="59659844" calcext:value-type="float">
            <text:p>59659844</text:p>
          </table:table-cell>
          <table:table-cell office:value-type="float" office:value="37942805" calcext:value-type="float">
            <text:p>37942805</text:p>
          </table:table-cell>
          <table:table-cell office:value-type="float" office:value="2.06507414663335" calcext:value-type="float">
            <text:p>2,06507414663335</text:p>
          </table:table-cell>
        </table:table-row>
        <table:table-row table:style-name="ro1">
          <table:table-cell office:value-type="string" calcext:value-type="string">
            <text:p>0305</text:p>
          </table:table-cell>
          <table:table-cell office:value-type="float" office:value="2017" calcext:value-type="float">
            <text:p>2017</text:p>
          </table:table-cell>
          <table:table-cell office:value-type="float" office:value="55294098" calcext:value-type="float">
            <text:p>55294098</text:p>
          </table:table-cell>
          <table:table-cell office:value-type="float" office:value="17339632" calcext:value-type="float">
            <text:p>17339632</text:p>
          </table:table-cell>
          <table:table-cell office:value-type="float" office:value="40939720" calcext:value-type="float">
            <text:p>40939720</text:p>
          </table:table-cell>
          <table:table-cell office:value-type="float" office:value="33513394" calcext:value-type="float">
            <text:p>33513394</text:p>
          </table:table-cell>
          <table:table-cell office:value-type="float" office:value="1.8923911823851" calcext:value-type="float">
            <text:p>1,8923911823851</text:p>
          </table:table-cell>
        </table:table-row>
        <table:table-row table:style-name="ro1">
          <table:table-cell office:value-type="string" calcext:value-type="string">
            <text:p>0305</text:p>
          </table:table-cell>
          <table:table-cell office:value-type="float" office:value="2018" calcext:value-type="float">
            <text:p>2018</text:p>
          </table:table-cell>
          <table:table-cell office:value-type="float" office:value="52474663" calcext:value-type="float">
            <text:p>52474663</text:p>
          </table:table-cell>
          <table:table-cell office:value-type="float" office:value="15016783" calcext:value-type="float">
            <text:p>15016783</text:p>
          </table:table-cell>
          <table:table-cell office:value-type="float" office:value="34377978" calcext:value-type="float">
            <text:p>34377978</text:p>
          </table:table-cell>
          <table:table-cell office:value-type="float" office:value="29519867" calcext:value-type="float">
            <text:p>29519867</text:p>
          </table:table-cell>
          <table:table-cell office:value-type="float" office:value="1.95013861617342" calcext:value-type="float">
            <text:p>1,95013861617342</text:p>
          </table:table-cell>
        </table:table-row>
        <table:table-row table:style-name="ro1">
          <table:table-cell office:value-type="string" calcext:value-type="string">
            <text:p>0306</text:p>
          </table:table-cell>
          <table:table-cell office:value-type="float" office:value="2007" calcext:value-type="float">
            <text:p>2007</text:p>
          </table:table-cell>
          <table:table-cell office:value-type="float" office:value="115049300" calcext:value-type="float">
            <text:p>115049300</text:p>
          </table:table-cell>
          <table:table-cell office:value-type="float" office:value="284141821" calcext:value-type="float">
            <text:p>284141821</text:p>
          </table:table-cell>
          <table:table-cell office:value-type="float" office:value="128216400" calcext:value-type="float">
            <text:p>128216400</text:p>
          </table:table-cell>
          <table:table-cell office:value-type="float" office:value="383709668" calcext:value-type="float">
            <text:p>383709668</text:p>
          </table:table-cell>
          <table:table-cell office:value-type="float" office:value="0.364251190581683" calcext:value-type="float">
            <text:p>0,364251190581683</text:p>
          </table:table-cell>
        </table:table-row>
        <table:table-row table:style-name="ro1">
          <table:table-cell office:value-type="string" calcext:value-type="string">
            <text:p>0306</text:p>
          </table:table-cell>
          <table:table-cell office:value-type="float" office:value="2008" calcext:value-type="float">
            <text:p>2008</text:p>
          </table:table-cell>
          <table:table-cell office:value-type="float" office:value="162844300" calcext:value-type="float">
            <text:p>162844300</text:p>
          </table:table-cell>
          <table:table-cell office:value-type="float" office:value="256266767" calcext:value-type="float">
            <text:p>256266767</text:p>
          </table:table-cell>
          <table:table-cell office:value-type="float" office:value="216383600" calcext:value-type="float">
            <text:p>216383600</text:p>
          </table:table-cell>
          <table:table-cell office:value-type="float" office:value="383904433" calcext:value-type="float">
            <text:p>383904433</text:p>
          </table:table-cell>
          <table:table-cell office:value-type="float" office:value="0.59238513072753" calcext:value-type="float">
            <text:p>0,59238513072753</text:p>
          </table:table-cell>
        </table:table-row>
        <table:table-row table:style-name="ro1">
          <table:table-cell office:value-type="string" calcext:value-type="string">
            <text:p>0306</text:p>
          </table:table-cell>
          <table:table-cell office:value-type="float" office:value="2009" calcext:value-type="float">
            <text:p>2009</text:p>
          </table:table-cell>
          <table:table-cell office:value-type="float" office:value="65485500" calcext:value-type="float">
            <text:p>65485500</text:p>
          </table:table-cell>
          <table:table-cell office:value-type="float" office:value="212597573" calcext:value-type="float">
            <text:p>212597573</text:p>
          </table:table-cell>
          <table:table-cell office:value-type="float" office:value="103063900" calcext:value-type="float">
            <text:p>103063900</text:p>
          </table:table-cell>
          <table:table-cell office:value-type="float" office:value="357482828" calcext:value-type="float">
            <text:p>357482828</text:p>
          </table:table-cell>
          <table:table-cell office:value-type="float" office:value="0.295658997756003" calcext:value-type="float">
            <text:p>0,295658997756003</text:p>
          </table:table-cell>
        </table:table-row>
        <table:table-row table:style-name="ro1">
          <table:table-cell office:value-type="string" calcext:value-type="string">
            <text:p>0306</text:p>
          </table:table-cell>
          <table:table-cell office:value-type="float" office:value="2010" calcext:value-type="float">
            <text:p>2010</text:p>
          </table:table-cell>
          <table:table-cell office:value-type="float" office:value="121167891" calcext:value-type="float">
            <text:p>121167891</text:p>
          </table:table-cell>
          <table:table-cell office:value-type="float" office:value="243640964" calcext:value-type="float">
            <text:p>243640964</text:p>
          </table:table-cell>
          <table:table-cell office:value-type="float" office:value="115030416" calcext:value-type="float">
            <text:p>115030416</text:p>
          </table:table-cell>
          <table:table-cell office:value-type="float" office:value="377246857" calcext:value-type="float">
            <text:p>377246857</text:p>
          </table:table-cell>
          <table:table-cell office:value-type="float" office:value="0.380420261134418" calcext:value-type="float">
            <text:p>0,380420261134418</text:p>
          </table:table-cell>
        </table:table-row>
        <table:table-row table:style-name="ro1">
          <table:table-cell office:value-type="string" calcext:value-type="string">
            <text:p>0306</text:p>
          </table:table-cell>
          <table:table-cell office:value-type="float" office:value="2011" calcext:value-type="float">
            <text:p>2011</text:p>
          </table:table-cell>
          <table:table-cell office:value-type="float" office:value="100053287" calcext:value-type="float">
            <text:p>100053287</text:p>
          </table:table-cell>
          <table:table-cell office:value-type="float" office:value="233303201" calcext:value-type="float">
            <text:p>233303201</text:p>
          </table:table-cell>
          <table:table-cell office:value-type="float" office:value="102527764" calcext:value-type="float">
            <text:p>102527764</text:p>
          </table:table-cell>
          <table:table-cell office:value-type="float" office:value="380457279" calcext:value-type="float">
            <text:p>380457279</text:p>
          </table:table-cell>
          <table:table-cell office:value-type="float" office:value="0.330065322876442" calcext:value-type="float">
            <text:p>0,330065322876442</text:p>
          </table:table-cell>
        </table:table-row>
        <table:table-row table:style-name="ro1">
          <table:table-cell office:value-type="string" calcext:value-type="string">
            <text:p>0306</text:p>
          </table:table-cell>
          <table:table-cell office:value-type="float" office:value="2012" calcext:value-type="float">
            <text:p>2012</text:p>
          </table:table-cell>
          <table:table-cell office:value-type="float" office:value="69341268" calcext:value-type="float">
            <text:p>69341268</text:p>
          </table:table-cell>
          <table:table-cell office:value-type="float" office:value="218527480" calcext:value-type="float">
            <text:p>218527480</text:p>
          </table:table-cell>
          <table:table-cell office:value-type="float" office:value="122816888" calcext:value-type="float">
            <text:p>122816888</text:p>
          </table:table-cell>
          <table:table-cell office:value-type="float" office:value="383194903" calcext:value-type="float">
            <text:p>383194903</text:p>
          </table:table-cell>
          <table:table-cell office:value-type="float" office:value="0.319346863983951" calcext:value-type="float">
            <text:p>0,319346863983951</text:p>
          </table:table-cell>
        </table:table-row>
        <table:table-row table:style-name="ro1">
          <table:table-cell office:value-type="string" calcext:value-type="string">
            <text:p>0306</text:p>
          </table:table-cell>
          <table:table-cell office:value-type="float" office:value="2013" calcext:value-type="float">
            <text:p>2013</text:p>
          </table:table-cell>
          <table:table-cell office:value-type="float" office:value="76386157" calcext:value-type="float">
            <text:p>76386157</text:p>
          </table:table-cell>
          <table:table-cell office:value-type="float" office:value="218614449" calcext:value-type="float">
            <text:p>218614449</text:p>
          </table:table-cell>
          <table:table-cell office:value-type="float" office:value="101186783" calcext:value-type="float">
            <text:p>101186783</text:p>
          </table:table-cell>
          <table:table-cell office:value-type="float" office:value="398960454" calcext:value-type="float">
            <text:p>398960454</text:p>
          </table:table-cell>
          <table:table-cell office:value-type="float" office:value="0.287532636344842" calcext:value-type="float">
            <text:p>0,287532636344842</text:p>
          </table:table-cell>
        </table:table-row>
        <table:table-row table:style-name="ro1">
          <table:table-cell office:value-type="string" calcext:value-type="string">
            <text:p>0306</text:p>
          </table:table-cell>
          <table:table-cell office:value-type="float" office:value="2014" calcext:value-type="float">
            <text:p>2014</text:p>
          </table:table-cell>
          <table:table-cell office:value-type="float" office:value="76457515" calcext:value-type="float">
            <text:p>76457515</text:p>
          </table:table-cell>
          <table:table-cell office:value-type="float" office:value="218827045" calcext:value-type="float">
            <text:p>218827045</text:p>
          </table:table-cell>
          <table:table-cell office:value-type="float" office:value="118598271" calcext:value-type="float">
            <text:p>118598271</text:p>
          </table:table-cell>
          <table:table-cell office:value-type="float" office:value="416313530" calcext:value-type="float">
            <text:p>416313530</text:p>
          </table:table-cell>
          <table:table-cell office:value-type="float" office:value="0.307106479538014" calcext:value-type="float">
            <text:p>0,307106479538014</text:p>
          </table:table-cell>
        </table:table-row>
        <table:table-row table:style-name="ro1">
          <table:table-cell office:value-type="string" calcext:value-type="string">
            <text:p>0306</text:p>
          </table:table-cell>
          <table:table-cell office:value-type="float" office:value="2015" calcext:value-type="float">
            <text:p>2015</text:p>
          </table:table-cell>
          <table:table-cell office:value-type="float" office:value="85412977" calcext:value-type="float">
            <text:p>85412977</text:p>
          </table:table-cell>
          <table:table-cell office:value-type="float" office:value="207484827" calcext:value-type="float">
            <text:p>207484827</text:p>
          </table:table-cell>
          <table:table-cell office:value-type="float" office:value="150476320" calcext:value-type="float">
            <text:p>150476320</text:p>
          </table:table-cell>
          <table:table-cell office:value-type="float" office:value="413292857" calcext:value-type="float">
            <text:p>413292857</text:p>
          </table:table-cell>
          <table:table-cell office:value-type="float" office:value="0.379989975606146" calcext:value-type="float">
            <text:p>0,379989975606146</text:p>
          </table:table-cell>
        </table:table-row>
        <table:table-row table:style-name="ro1">
          <table:table-cell office:value-type="string" calcext:value-type="string">
            <text:p>0306</text:p>
          </table:table-cell>
          <table:table-cell office:value-type="float" office:value="2016" calcext:value-type="float">
            <text:p>2016</text:p>
          </table:table-cell>
          <table:table-cell office:value-type="float" office:value="66555320" calcext:value-type="float">
            <text:p>66555320</text:p>
          </table:table-cell>
          <table:table-cell office:value-type="float" office:value="179814582" calcext:value-type="float">
            <text:p>179814582</text:p>
          </table:table-cell>
          <table:table-cell office:value-type="float" office:value="178459619" calcext:value-type="float">
            <text:p>178459619</text:p>
          </table:table-cell>
          <table:table-cell office:value-type="float" office:value="362958109" calcext:value-type="float">
            <text:p>362958109</text:p>
          </table:table-cell>
          <table:table-cell office:value-type="float" office:value="0.45141353473143" calcext:value-type="float">
            <text:p>0,45141353473143</text:p>
          </table:table-cell>
        </table:table-row>
        <table:table-row table:style-name="ro1">
          <table:table-cell office:value-type="string" calcext:value-type="string">
            <text:p>0306</text:p>
          </table:table-cell>
          <table:table-cell office:value-type="float" office:value="2017" calcext:value-type="float">
            <text:p>2017</text:p>
          </table:table-cell>
          <table:table-cell office:value-type="float" office:value="64494236" calcext:value-type="float">
            <text:p>64494236</text:p>
          </table:table-cell>
          <table:table-cell office:value-type="float" office:value="203080628" calcext:value-type="float">
            <text:p>203080628</text:p>
          </table:table-cell>
          <table:table-cell office:value-type="float" office:value="135697483" calcext:value-type="float">
            <text:p>135697483</text:p>
          </table:table-cell>
          <table:table-cell office:value-type="float" office:value="382276732" calcext:value-type="float">
            <text:p>382276732</text:p>
          </table:table-cell>
          <table:table-cell office:value-type="float" office:value="0.341999149032652" calcext:value-type="float">
            <text:p>0,341999149032652</text:p>
          </table:table-cell>
        </table:table-row>
        <table:table-row table:style-name="ro1">
          <table:table-cell office:value-type="string" calcext:value-type="string">
            <text:p>0306</text:p>
          </table:table-cell>
          <table:table-cell office:value-type="float" office:value="2018" calcext:value-type="float">
            <text:p>2018</text:p>
          </table:table-cell>
          <table:table-cell office:value-type="float" office:value="56647078" calcext:value-type="float">
            <text:p>56647078</text:p>
          </table:table-cell>
          <table:table-cell office:value-type="float" office:value="176877779" calcext:value-type="float">
            <text:p>176877779</text:p>
          </table:table-cell>
          <table:table-cell office:value-type="float" office:value="126167155" calcext:value-type="float">
            <text:p>126167155</text:p>
          </table:table-cell>
          <table:table-cell office:value-type="float" office:value="355963697" calcext:value-type="float">
            <text:p>355963697</text:p>
          </table:table-cell>
          <table:table-cell office:value-type="float" office:value="0.343093098480945" calcext:value-type="float">
            <text:p>0,343093098480945</text:p>
          </table:table-cell>
        </table:table-row>
        <table:table-row table:style-name="ro1">
          <table:table-cell office:value-type="string" calcext:value-type="string">
            <text:p>0307</text:p>
          </table:table-cell>
          <table:table-cell office:value-type="float" office:value="1993" calcext:value-type="float">
            <text:p>1993</text:p>
          </table:table-cell>
          <table:table-cell office:value-type="float" office:value="2434500" calcext:value-type="float">
            <text:p>2434500</text:p>
          </table:table-cell>
          <table:table-cell office:value-type="float" office:value="167621" calcext:value-type="float">
            <text:p>167621</text:p>
          </table:table-cell>
          <table:table-cell office:value-type="float" office:value="7154900" calcext:value-type="float">
            <text:p>7154900</text:p>
          </table:table-cell>
          <table:table-cell office:value-type="float" office:value="979423" calcext:value-type="float">
            <text:p>979423</text:p>
          </table:table-cell>
          <table:table-cell office:value-type="float" office:value="8.36009778177646" calcext:value-type="float">
            <text:p>8,36009778177646</text:p>
          </table:table-cell>
        </table:table-row>
        <table:table-row table:style-name="ro1">
          <table:table-cell office:value-type="string" calcext:value-type="string">
            <text:p>0307</text:p>
          </table:table-cell>
          <table:table-cell office:value-type="float" office:value="1994" calcext:value-type="float">
            <text:p>1994</text:p>
          </table:table-cell>
          <table:table-cell office:value-type="float" office:value="3347800" calcext:value-type="float">
            <text:p>3347800</text:p>
          </table:table-cell>
          <table:table-cell office:value-type="float" office:value="286658" calcext:value-type="float">
            <text:p>286658</text:p>
          </table:table-cell>
          <table:table-cell office:value-type="float" office:value="8294800" calcext:value-type="float">
            <text:p>8294800</text:p>
          </table:table-cell>
          <table:table-cell office:value-type="float" office:value="853836" calcext:value-type="float">
            <text:p>853836</text:p>
          </table:table-cell>
          <table:table-cell office:value-type="float" office:value="10.2083833847438" calcext:value-type="float">
            <text:p>10,2083833847438</text:p>
          </table:table-cell>
        </table:table-row>
        <table:table-row table:style-name="ro1">
          <table:table-cell office:value-type="string" calcext:value-type="string">
            <text:p>0307</text:p>
          </table:table-cell>
          <table:table-cell office:value-type="float" office:value="1995" calcext:value-type="float">
            <text:p>1995</text:p>
          </table:table-cell>
          <table:table-cell office:value-type="float" office:value="4165700" calcext:value-type="float">
            <text:p>4165700</text:p>
          </table:table-cell>
          <table:table-cell office:value-type="float" office:value="309862" calcext:value-type="float">
            <text:p>309862</text:p>
          </table:table-cell>
          <table:table-cell office:value-type="float" office:value="8343100" calcext:value-type="float">
            <text:p>8343100</text:p>
          </table:table-cell>
          <table:table-cell office:value-type="float" office:value="825772" calcext:value-type="float">
            <text:p>825772</text:p>
          </table:table-cell>
          <table:table-cell office:value-type="float" office:value="11.0148163933098" calcext:value-type="float">
            <text:p>11,0148163933098</text:p>
          </table:table-cell>
        </table:table-row>
        <table:table-row table:style-name="ro1">
          <table:table-cell office:value-type="string" calcext:value-type="string">
            <text:p>0307</text:p>
          </table:table-cell>
          <table:table-cell office:value-type="float" office:value="1996" calcext:value-type="float">
            <text:p>1996</text:p>
          </table:table-cell>
          <table:table-cell office:value-type="float" office:value="8367700" calcext:value-type="float">
            <text:p>8367700</text:p>
          </table:table-cell>
          <table:table-cell office:value-type="float" office:value="1239675" calcext:value-type="float">
            <text:p>1239675</text:p>
          </table:table-cell>
          <table:table-cell office:value-type="float" office:value="14418600" calcext:value-type="float">
            <text:p>14418600</text:p>
          </table:table-cell>
          <table:table-cell office:value-type="float" office:value="6210232" calcext:value-type="float">
            <text:p>6210232</text:p>
          </table:table-cell>
          <table:table-cell office:value-type="float" office:value="3.05860193959468" calcext:value-type="float">
            <text:p>3,05860193959468</text:p>
          </table:table-cell>
        </table:table-row>
        <table:table-row table:style-name="ro1">
          <table:table-cell office:value-type="string" calcext:value-type="string">
            <text:p>0307</text:p>
          </table:table-cell>
          <table:table-cell office:value-type="float" office:value="1997" calcext:value-type="float">
            <text:p>1997</text:p>
          </table:table-cell>
          <table:table-cell office:value-type="float" office:value="6759900" calcext:value-type="float">
            <text:p>6759900</text:p>
          </table:table-cell>
          <table:table-cell office:value-type="float" office:value="838753" calcext:value-type="float">
            <text:p>838753</text:p>
          </table:table-cell>
          <table:table-cell office:value-type="float" office:value="10042000" calcext:value-type="float">
            <text:p>10042000</text:p>
          </table:table-cell>
          <table:table-cell office:value-type="float" office:value="2205334" calcext:value-type="float">
            <text:p>2205334</text:p>
          </table:table-cell>
          <table:table-cell office:value-type="float" office:value="5.51952030280344" calcext:value-type="float">
            <text:p>5,51952030280344</text:p>
          </table:table-cell>
        </table:table-row>
        <table:table-row table:style-name="ro1">
          <table:table-cell office:value-type="string" calcext:value-type="string">
            <text:p>0307</text:p>
          </table:table-cell>
          <table:table-cell office:value-type="float" office:value="1998" calcext:value-type="float">
            <text:p>1998</text:p>
          </table:table-cell>
          <table:table-cell office:value-type="float" office:value="7514000" calcext:value-type="float">
            <text:p>7514000</text:p>
          </table:table-cell>
          <table:table-cell office:value-type="float" office:value="1337218" calcext:value-type="float">
            <text:p>1337218</text:p>
          </table:table-cell>
          <table:table-cell office:value-type="float" office:value="11764700" calcext:value-type="float">
            <text:p>11764700</text:p>
          </table:table-cell>
          <table:table-cell office:value-type="float" office:value="2141535" calcext:value-type="float">
            <text:p>2141535</text:p>
          </table:table-cell>
          <table:table-cell office:value-type="float" office:value="5.541842148609" calcext:value-type="float">
            <text:p>5,541842148609</text:p>
          </table:table-cell>
        </table:table-row>
        <table:table-row table:style-name="ro1">
          <table:table-cell office:value-type="string" calcext:value-type="string">
            <text:p>0307</text:p>
          </table:table-cell>
          <table:table-cell office:value-type="float" office:value="1999" calcext:value-type="float">
            <text:p>1999</text:p>
          </table:table-cell>
          <table:table-cell office:value-type="float" office:value="8689700" calcext:value-type="float">
            <text:p>8689700</text:p>
          </table:table-cell>
          <table:table-cell office:value-type="float" office:value="1321069" calcext:value-type="float">
            <text:p>1321069</text:p>
          </table:table-cell>
          <table:table-cell office:value-type="float" office:value="13585100" calcext:value-type="float">
            <text:p>13585100</text:p>
          </table:table-cell>
          <table:table-cell office:value-type="float" office:value="3303344" calcext:value-type="float">
            <text:p>3303344</text:p>
          </table:table-cell>
          <table:table-cell office:value-type="float" office:value="4.81678431403078" calcext:value-type="float">
            <text:p>4,81678431403078</text:p>
          </table:table-cell>
        </table:table-row>
        <table:table-row table:style-name="ro1">
          <table:table-cell office:value-type="string" calcext:value-type="string">
            <text:p>0307</text:p>
          </table:table-cell>
          <table:table-cell office:value-type="float" office:value="2000" calcext:value-type="float">
            <text:p>2000</text:p>
          </table:table-cell>
          <table:table-cell office:value-type="float" office:value="8652600" calcext:value-type="float">
            <text:p>8652600</text:p>
          </table:table-cell>
          <table:table-cell office:value-type="float" office:value="1241236" calcext:value-type="float">
            <text:p>1241236</text:p>
          </table:table-cell>
          <table:table-cell office:value-type="float" office:value="12394900" calcext:value-type="float">
            <text:p>12394900</text:p>
          </table:table-cell>
          <table:table-cell office:value-type="float" office:value="4334779" calcext:value-type="float">
            <text:p>4334779</text:p>
          </table:table-cell>
          <table:table-cell office:value-type="float" office:value="3.77464909976031" calcext:value-type="float">
            <text:p>3,77464909976031</text:p>
          </table:table-cell>
        </table:table-row>
        <table:table-row table:style-name="ro1">
          <table:table-cell office:value-type="string" calcext:value-type="string">
            <text:p>0307</text:p>
          </table:table-cell>
          <table:table-cell office:value-type="float" office:value="2001" calcext:value-type="float">
            <text:p>2001</text:p>
          </table:table-cell>
          <table:table-cell office:value-type="float" office:value="8711400" calcext:value-type="float">
            <text:p>8711400</text:p>
          </table:table-cell>
          <table:table-cell office:value-type="float" office:value="1378407" calcext:value-type="float">
            <text:p>1378407</text:p>
          </table:table-cell>
          <table:table-cell office:value-type="float" office:value="20458200" calcext:value-type="float">
            <text:p>20458200</text:p>
          </table:table-cell>
          <table:table-cell office:value-type="float" office:value="9971167" calcext:value-type="float">
            <text:p>9971167</text:p>
          </table:table-cell>
          <table:table-cell office:value-type="float" office:value="2.57010527443585" calcext:value-type="float">
            <text:p>2,57010527443585</text:p>
          </table:table-cell>
        </table:table-row>
        <table:table-row table:style-name="ro1">
          <table:table-cell office:value-type="string" calcext:value-type="string">
            <text:p>0307</text:p>
          </table:table-cell>
          <table:table-cell office:value-type="float" office:value="2002" calcext:value-type="float">
            <text:p>2002</text:p>
          </table:table-cell>
          <table:table-cell office:value-type="float" office:value="7553600" calcext:value-type="float">
            <text:p>7553600</text:p>
          </table:table-cell>
          <table:table-cell office:value-type="float" office:value="1766090" calcext:value-type="float">
            <text:p>1766090</text:p>
          </table:table-cell>
          <table:table-cell office:value-type="float" office:value="13920300" calcext:value-type="float">
            <text:p>13920300</text:p>
          </table:table-cell>
          <table:table-cell office:value-type="float" office:value="25503176" calcext:value-type="float">
            <text:p>25503176</text:p>
          </table:table-cell>
          <table:table-cell office:value-type="float" office:value="0.78747627457226" calcext:value-type="float">
            <text:p>0,78747627457226</text:p>
          </table:table-cell>
        </table:table-row>
        <table:table-row table:style-name="ro1">
          <table:table-cell office:value-type="string" calcext:value-type="string">
            <text:p>0307</text:p>
          </table:table-cell>
          <table:table-cell office:value-type="float" office:value="2003" calcext:value-type="float">
            <text:p>2003</text:p>
          </table:table-cell>
          <table:table-cell office:value-type="float" office:value="7070500" calcext:value-type="float">
            <text:p>7070500</text:p>
          </table:table-cell>
          <table:table-cell office:value-type="float" office:value="2066812" calcext:value-type="float">
            <text:p>2066812</text:p>
          </table:table-cell>
          <table:table-cell office:value-type="float" office:value="11390700" calcext:value-type="float">
            <text:p>11390700</text:p>
          </table:table-cell>
          <table:table-cell office:value-type="float" office:value="5848859" calcext:value-type="float">
            <text:p>5848859</text:p>
          </table:table-cell>
          <table:table-cell office:value-type="float" office:value="2.33223437406633" calcext:value-type="float">
            <text:p>2,33223437406633</text:p>
          </table:table-cell>
        </table:table-row>
        <table:table-row table:style-name="ro1">
          <table:table-cell office:value-type="string" calcext:value-type="string">
            <text:p>0307</text:p>
          </table:table-cell>
          <table:table-cell office:value-type="float" office:value="2004" calcext:value-type="float">
            <text:p>2004</text:p>
          </table:table-cell>
          <table:table-cell office:value-type="float" office:value="8113800" calcext:value-type="float">
            <text:p>8113800</text:p>
          </table:table-cell>
          <table:table-cell office:value-type="float" office:value="2161529" calcext:value-type="float">
            <text:p>2161529</text:p>
          </table:table-cell>
          <table:table-cell office:value-type="float" office:value="12297900" calcext:value-type="float">
            <text:p>12297900</text:p>
          </table:table-cell>
          <table:table-cell office:value-type="float" office:value="5854420" calcext:value-type="float">
            <text:p>5854420</text:p>
          </table:table-cell>
          <table:table-cell office:value-type="float" office:value="2.54638596128793" calcext:value-type="float">
            <text:p>2,54638596128793</text:p>
          </table:table-cell>
        </table:table-row>
        <table:table-row table:style-name="ro1">
          <table:table-cell office:value-type="string" calcext:value-type="string">
            <text:p>0307</text:p>
          </table:table-cell>
          <table:table-cell office:value-type="float" office:value="2005" calcext:value-type="float">
            <text:p>2005</text:p>
          </table:table-cell>
          <table:table-cell office:value-type="float" office:value="7124600" calcext:value-type="float">
            <text:p>7124600</text:p>
          </table:table-cell>
          <table:table-cell office:value-type="float" office:value="1810221" calcext:value-type="float">
            <text:p>1810221</text:p>
          </table:table-cell>
          <table:table-cell office:value-type="float" office:value="14915000" calcext:value-type="float">
            <text:p>14915000</text:p>
          </table:table-cell>
          <table:table-cell office:value-type="float" office:value="3921544" calcext:value-type="float">
            <text:p>3921544</text:p>
          </table:table-cell>
          <table:table-cell office:value-type="float" office:value="3.84516811139326" calcext:value-type="float">
            <text:p>3,84516811139326</text:p>
          </table:table-cell>
        </table:table-row>
        <table:table-row table:style-name="ro1">
          <table:table-cell office:value-type="string" calcext:value-type="string">
            <text:p>0307</text:p>
          </table:table-cell>
          <table:table-cell office:value-type="float" office:value="2006" calcext:value-type="float">
            <text:p>2006</text:p>
          </table:table-cell>
          <table:table-cell office:value-type="float" office:value="8169100" calcext:value-type="float">
            <text:p>8169100</text:p>
          </table:table-cell>
          <table:table-cell office:value-type="float" office:value="2410043" calcext:value-type="float">
            <text:p>2410043</text:p>
          </table:table-cell>
          <table:table-cell office:value-type="float" office:value="12760500" calcext:value-type="float">
            <text:p>12760500</text:p>
          </table:table-cell>
          <table:table-cell office:value-type="float" office:value="3681886" calcext:value-type="float">
            <text:p>3681886</text:p>
          </table:table-cell>
          <table:table-cell office:value-type="float" office:value="3.43562769690848" calcext:value-type="float">
            <text:p>3,43562769690848</text:p>
          </table:table-cell>
        </table:table-row>
        <table:table-row table:style-name="ro1">
          <table:table-cell office:value-type="string" calcext:value-type="string">
            <text:p>0307</text:p>
          </table:table-cell>
          <table:table-cell office:value-type="float" office:value="2007" calcext:value-type="float">
            <text:p>2007</text:p>
          </table:table-cell>
          <table:table-cell office:value-type="float" office:value="30070300" calcext:value-type="float">
            <text:p>30070300</text:p>
          </table:table-cell>
          <table:table-cell office:value-type="float" office:value="3131293" calcext:value-type="float">
            <text:p>3131293</text:p>
          </table:table-cell>
          <table:table-cell office:value-type="float" office:value="35145200" calcext:value-type="float">
            <text:p>35145200</text:p>
          </table:table-cell>
          <table:table-cell office:value-type="float" office:value="5568067" calcext:value-type="float">
            <text:p>5568067</text:p>
          </table:table-cell>
          <table:table-cell office:value-type="float" office:value="7.49658595574847" calcext:value-type="float">
            <text:p>7,49658595574847</text:p>
          </table:table-cell>
        </table:table-row>
        <table:table-row table:style-name="ro1">
          <table:table-cell office:value-type="string" calcext:value-type="string">
            <text:p>0307</text:p>
          </table:table-cell>
          <table:table-cell office:value-type="float" office:value="2008" calcext:value-type="float">
            <text:p>2008</text:p>
          </table:table-cell>
          <table:table-cell office:value-type="float" office:value="23639300" calcext:value-type="float">
            <text:p>23639300</text:p>
          </table:table-cell>
          <table:table-cell office:value-type="float" office:value="3427862" calcext:value-type="float">
            <text:p>3427862</text:p>
          </table:table-cell>
          <table:table-cell office:value-type="float" office:value="32538300" calcext:value-type="float">
            <text:p>32538300</text:p>
          </table:table-cell>
          <table:table-cell office:value-type="float" office:value="6218467" calcext:value-type="float">
            <text:p>6218467</text:p>
          </table:table-cell>
          <table:table-cell office:value-type="float" office:value="5.82372838413452" calcext:value-type="float">
            <text:p>5,82372838413452</text:p>
          </table:table-cell>
        </table:table-row>
        <table:table-row table:style-name="ro1">
          <table:table-cell office:value-type="string" calcext:value-type="string">
            <text:p>0307</text:p>
          </table:table-cell>
          <table:table-cell office:value-type="float" office:value="2009" calcext:value-type="float">
            <text:p>2009</text:p>
          </table:table-cell>
          <table:table-cell office:value-type="float" office:value="27105900" calcext:value-type="float">
            <text:p>27105900</text:p>
          </table:table-cell>
          <table:table-cell office:value-type="float" office:value="2425748" calcext:value-type="float">
            <text:p>2425748</text:p>
          </table:table-cell>
          <table:table-cell office:value-type="float" office:value="26039800" calcext:value-type="float">
            <text:p>26039800</text:p>
          </table:table-cell>
          <table:table-cell office:value-type="float" office:value="4921528" calcext:value-type="float">
            <text:p>4921528</text:p>
          </table:table-cell>
          <table:table-cell office:value-type="float" office:value="7.2333882652564" calcext:value-type="float">
            <text:p>7,2333882652564</text:p>
          </table:table-cell>
        </table:table-row>
        <table:table-row table:style-name="ro1">
          <table:table-cell office:value-type="string" calcext:value-type="string">
            <text:p>0307</text:p>
          </table:table-cell>
          <table:table-cell office:value-type="float" office:value="2010" calcext:value-type="float">
            <text:p>2010</text:p>
          </table:table-cell>
          <table:table-cell office:value-type="float" office:value="39322187" calcext:value-type="float">
            <text:p>39322187</text:p>
          </table:table-cell>
          <table:table-cell office:value-type="float" office:value="2269213" calcext:value-type="float">
            <text:p>2269213</text:p>
          </table:table-cell>
          <table:table-cell office:value-type="float" office:value="126679531" calcext:value-type="float">
            <text:p>126679531</text:p>
          </table:table-cell>
          <table:table-cell office:value-type="float" office:value="5478616" calcext:value-type="float">
            <text:p>5478616</text:p>
          </table:table-cell>
          <table:table-cell office:value-type="float" office:value="21.4255784426838" calcext:value-type="float">
            <text:p>21,4255784426838</text:p>
          </table:table-cell>
        </table:table-row>
        <table:table-row table:style-name="ro1">
          <table:table-cell office:value-type="string" calcext:value-type="string">
            <text:p>0307</text:p>
          </table:table-cell>
          <table:table-cell office:value-type="float" office:value="2011" calcext:value-type="float">
            <text:p>2011</text:p>
          </table:table-cell>
          <table:table-cell office:value-type="float" office:value="54166051" calcext:value-type="float">
            <text:p>54166051</text:p>
          </table:table-cell>
          <table:table-cell office:value-type="float" office:value="2634722" calcext:value-type="float">
            <text:p>2634722</text:p>
          </table:table-cell>
          <table:table-cell office:value-type="float" office:value="41336128" calcext:value-type="float">
            <text:p>41336128</text:p>
          </table:table-cell>
          <table:table-cell office:value-type="float" office:value="6205739" calcext:value-type="float">
            <text:p>6205739</text:p>
          </table:table-cell>
          <table:table-cell office:value-type="float" office:value="10.8028505527031" calcext:value-type="float">
            <text:p>10,8028505527031</text:p>
          </table:table-cell>
        </table:table-row>
        <table:table-row table:style-name="ro1">
          <table:table-cell office:value-type="string" calcext:value-type="string">
            <text:p>0307</text:p>
          </table:table-cell>
          <table:table-cell office:value-type="float" office:value="2012" calcext:value-type="float">
            <text:p>2012</text:p>
          </table:table-cell>
          <table:table-cell office:value-type="float" office:value="81064580" calcext:value-type="float">
            <text:p>81064580</text:p>
          </table:table-cell>
          <table:table-cell office:value-type="float" office:value="3147122" calcext:value-type="float">
            <text:p>3147122</text:p>
          </table:table-cell>
          <table:table-cell office:value-type="float" office:value="94938474" calcext:value-type="float">
            <text:p>94938474</text:p>
          </table:table-cell>
          <table:table-cell office:value-type="float" office:value="6519233" calcext:value-type="float">
            <text:p>6519233</text:p>
          </table:table-cell>
          <table:table-cell office:value-type="float" office:value="18.2077995273296" calcext:value-type="float">
            <text:p>18,2077995273296</text:p>
          </table:table-cell>
        </table:table-row>
        <table:table-row table:style-name="ro1">
          <table:table-cell office:value-type="string" calcext:value-type="string">
            <text:p>0307</text:p>
          </table:table-cell>
          <table:table-cell office:value-type="float" office:value="2013" calcext:value-type="float">
            <text:p>2013</text:p>
          </table:table-cell>
          <table:table-cell office:value-type="float" office:value="29678467" calcext:value-type="float">
            <text:p>29678467</text:p>
          </table:table-cell>
          <table:table-cell office:value-type="float" office:value="3542096" calcext:value-type="float">
            <text:p>3542096</text:p>
          </table:table-cell>
          <table:table-cell office:value-type="float" office:value="35241805" calcext:value-type="float">
            <text:p>35241805</text:p>
          </table:table-cell>
          <table:table-cell office:value-type="float" office:value="6344175" calcext:value-type="float">
            <text:p>6344175</text:p>
          </table:table-cell>
          <table:table-cell office:value-type="float" office:value="6.56670973312384" calcext:value-type="float">
            <text:p>6,56670973312384</text:p>
          </table:table-cell>
        </table:table-row>
        <table:table-row table:style-name="ro1">
          <table:table-cell office:value-type="string" calcext:value-type="string">
            <text:p>0307</text:p>
          </table:table-cell>
          <table:table-cell office:value-type="float" office:value="2014" calcext:value-type="float">
            <text:p>2014</text:p>
          </table:table-cell>
          <table:table-cell office:value-type="float" office:value="38618515" calcext:value-type="float">
            <text:p>38618515</text:p>
          </table:table-cell>
          <table:table-cell office:value-type="float" office:value="3984534" calcext:value-type="float">
            <text:p>3984534</text:p>
          </table:table-cell>
          <table:table-cell office:value-type="float" office:value="43840536" calcext:value-type="float">
            <text:p>43840536</text:p>
          </table:table-cell>
          <table:table-cell office:value-type="float" office:value="7570455" calcext:value-type="float">
            <text:p>7570455</text:p>
          </table:table-cell>
          <table:table-cell office:value-type="float" office:value="7.13622929454974" calcext:value-type="float">
            <text:p>7,13622929454974</text:p>
          </table:table-cell>
        </table:table-row>
        <table:table-row table:style-name="ro1">
          <table:table-cell office:value-type="string" calcext:value-type="string">
            <text:p>0307</text:p>
          </table:table-cell>
          <table:table-cell office:value-type="float" office:value="2015" calcext:value-type="float">
            <text:p>2015</text:p>
          </table:table-cell>
          <table:table-cell office:value-type="float" office:value="40058785" calcext:value-type="float">
            <text:p>40058785</text:p>
          </table:table-cell>
          <table:table-cell office:value-type="float" office:value="4202111" calcext:value-type="float">
            <text:p>4202111</text:p>
          </table:table-cell>
          <table:table-cell office:value-type="float" office:value="36301019" calcext:value-type="float">
            <text:p>36301019</text:p>
          </table:table-cell>
          <table:table-cell office:value-type="float" office:value="7916921" calcext:value-type="float">
            <text:p>7916921</text:p>
          </table:table-cell>
          <table:table-cell office:value-type="float" office:value="6.3008170949627" calcext:value-type="float">
            <text:p>6,3008170949627</text:p>
          </table:table-cell>
        </table:table-row>
        <table:table-row table:style-name="ro1">
          <table:table-cell office:value-type="string" calcext:value-type="string">
            <text:p>0307</text:p>
          </table:table-cell>
          <table:table-cell office:value-type="float" office:value="2016" calcext:value-type="float">
            <text:p>2016</text:p>
          </table:table-cell>
          <table:table-cell office:value-type="float" office:value="39339853" calcext:value-type="float">
            <text:p>39339853</text:p>
          </table:table-cell>
          <table:table-cell office:value-type="float" office:value="3504070" calcext:value-type="float">
            <text:p>3504070</text:p>
          </table:table-cell>
          <table:table-cell office:value-type="float" office:value="39493183" calcext:value-type="float">
            <text:p>39493183</text:p>
          </table:table-cell>
          <table:table-cell office:value-type="float" office:value="8873174" calcext:value-type="float">
            <text:p>8873174</text:p>
          </table:table-cell>
          <table:table-cell office:value-type="float" office:value="6.36919139672774" calcext:value-type="float">
            <text:p>6,36919139672774</text:p>
          </table:table-cell>
        </table:table-row>
        <table:table-row table:style-name="ro1">
          <table:table-cell office:value-type="string" calcext:value-type="string">
            <text:p>0307</text:p>
          </table:table-cell>
          <table:table-cell office:value-type="float" office:value="2017" calcext:value-type="float">
            <text:p>2017</text:p>
          </table:table-cell>
          <table:table-cell office:value-type="float" office:value="31433179" calcext:value-type="float">
            <text:p>31433179</text:p>
          </table:table-cell>
          <table:table-cell office:value-type="float" office:value="3363887" calcext:value-type="float">
            <text:p>3363887</text:p>
          </table:table-cell>
          <table:table-cell office:value-type="float" office:value="37381172" calcext:value-type="float">
            <text:p>37381172</text:p>
          </table:table-cell>
          <table:table-cell office:value-type="float" office:value="9702489" calcext:value-type="float">
            <text:p>9702489</text:p>
          </table:table-cell>
          <table:table-cell office:value-type="float" office:value="5.26652156650015" calcext:value-type="float">
            <text:p>5,26652156650015</text:p>
          </table:table-cell>
        </table:table-row>
        <table:table-row table:style-name="ro1">
          <table:table-cell office:value-type="string" calcext:value-type="string">
            <text:p>0307</text:p>
          </table:table-cell>
          <table:table-cell office:value-type="float" office:value="2018" calcext:value-type="float">
            <text:p>2018</text:p>
          </table:table-cell>
          <table:table-cell office:value-type="float" office:value="52619733" calcext:value-type="float">
            <text:p>52619733</text:p>
          </table:table-cell>
          <table:table-cell office:value-type="float" office:value="3916504" calcext:value-type="float">
            <text:p>3916504</text:p>
          </table:table-cell>
          <table:table-cell office:value-type="float" office:value="33984864" calcext:value-type="float">
            <text:p>33984864</text:p>
          </table:table-cell>
          <table:table-cell office:value-type="float" office:value="8004816" calcext:value-type="float">
            <text:p>8004816</text:p>
          </table:table-cell>
          <table:table-cell office:value-type="float" office:value="7.26468184731221" calcext:value-type="float">
            <text:p>7,26468184731221</text:p>
          </table:table-cell>
        </table:table-row>
        <table:table-row table:style-name="ro1">
          <table:table-cell office:value-type="string" calcext:value-type="string">
            <text:p>0308</text:p>
          </table:table-cell>
          <table:table-cell office:value-type="float" office:value="2007" calcext:value-type="float">
            <text:p>2007</text:p>
          </table:table-cell>
          <table:table-cell office:value-type="float" office:value="30112100" calcext:value-type="float">
            <text:p>30112100</text:p>
          </table:table-cell>
          <table:table-cell office:value-type="float" office:value="8092395" calcext:value-type="float">
            <text:p>8092395</text:p>
          </table:table-cell>
          <table:table-cell office:value-type="float" office:value="48011500" calcext:value-type="float">
            <text:p>48011500</text:p>
          </table:table-cell>
          <table:table-cell office:value-type="float" office:value="9569886" calcext:value-type="float">
            <text:p>9569886</text:p>
          </table:table-cell>
          <table:table-cell office:value-type="float" office:value="4.42318860174402" calcext:value-type="float">
            <text:p>4,42318860174402</text:p>
          </table:table-cell>
        </table:table-row>
        <table:table-row table:style-name="ro1">
          <table:table-cell office:value-type="string" calcext:value-type="string">
            <text:p>0308</text:p>
          </table:table-cell>
          <table:table-cell office:value-type="float" office:value="2008" calcext:value-type="float">
            <text:p>2008</text:p>
          </table:table-cell>
          <table:table-cell office:value-type="float" office:value="12847200" calcext:value-type="float">
            <text:p>12847200</text:p>
          </table:table-cell>
          <table:table-cell office:value-type="float" office:value="2172460" calcext:value-type="float">
            <text:p>2172460</text:p>
          </table:table-cell>
          <table:table-cell office:value-type="float" office:value="12246800" calcext:value-type="float">
            <text:p>12246800</text:p>
          </table:table-cell>
          <table:table-cell office:value-type="float" office:value="4747501" calcext:value-type="float">
            <text:p>4747501</text:p>
          </table:table-cell>
          <table:table-cell office:value-type="float" office:value="3.62632101539301" calcext:value-type="float">
            <text:p>3,62632101539301</text:p>
          </table:table-cell>
        </table:table-row>
        <table:table-row table:style-name="ro1">
          <table:table-cell office:value-type="string" calcext:value-type="string">
            <text:p>0308</text:p>
          </table:table-cell>
          <table:table-cell office:value-type="float" office:value="2009" calcext:value-type="float">
            <text:p>2009</text:p>
          </table:table-cell>
          <table:table-cell office:value-type="float" office:value="11073000" calcext:value-type="float">
            <text:p>11073000</text:p>
          </table:table-cell>
          <table:table-cell office:value-type="float" office:value="1230844" calcext:value-type="float">
            <text:p>1230844</text:p>
          </table:table-cell>
          <table:table-cell office:value-type="float" office:value="7875500" calcext:value-type="float">
            <text:p>7875500</text:p>
          </table:table-cell>
          <table:table-cell office:value-type="float" office:value="3427905" calcext:value-type="float">
            <text:p>3427905</text:p>
          </table:table-cell>
          <table:table-cell office:value-type="float" office:value="4.06729360178022" calcext:value-type="float">
            <text:p>4,06729360178022</text:p>
          </table:table-cell>
        </table:table-row>
        <table:table-row table:style-name="ro1">
          <table:table-cell office:value-type="string" calcext:value-type="string">
            <text:p>0308</text:p>
          </table:table-cell>
          <table:table-cell office:value-type="float" office:value="2010" calcext:value-type="float">
            <text:p>2010</text:p>
          </table:table-cell>
          <table:table-cell office:value-type="float" office:value="12048249" calcext:value-type="float">
            <text:p>12048249</text:p>
          </table:table-cell>
          <table:table-cell office:value-type="float" office:value="1069880" calcext:value-type="float">
            <text:p>1069880</text:p>
          </table:table-cell>
          <table:table-cell office:value-type="float" office:value="37638224" calcext:value-type="float">
            <text:p>37638224</text:p>
          </table:table-cell>
          <table:table-cell office:value-type="float" office:value="3503529" calcext:value-type="float">
            <text:p>3503529</text:p>
          </table:table-cell>
          <table:table-cell office:value-type="float" office:value="10.8642093895385" calcext:value-type="float">
            <text:p>10,8642093895385</text:p>
          </table:table-cell>
        </table:table-row>
        <table:table-row table:style-name="ro1">
          <table:table-cell office:value-type="string" calcext:value-type="string">
            <text:p>0308</text:p>
          </table:table-cell>
          <table:table-cell office:value-type="float" office:value="2011" calcext:value-type="float">
            <text:p>2011</text:p>
          </table:table-cell>
          <table:table-cell office:value-type="float" office:value="10249169" calcext:value-type="float">
            <text:p>10249169</text:p>
          </table:table-cell>
          <table:table-cell office:value-type="float" office:value="1197061" calcext:value-type="float">
            <text:p>1197061</text:p>
          </table:table-cell>
          <table:table-cell office:value-type="float" office:value="34624236" calcext:value-type="float">
            <text:p>34624236</text:p>
          </table:table-cell>
          <table:table-cell office:value-type="float" office:value="2865084" calcext:value-type="float">
            <text:p>2865084</text:p>
          </table:table-cell>
          <table:table-cell office:value-type="float" office:value="11.0467265447196" calcext:value-type="float">
            <text:p>11,0467265447196</text:p>
          </table:table-cell>
        </table:table-row>
        <table:table-row table:style-name="ro1">
          <table:table-cell office:value-type="string" calcext:value-type="string">
            <text:p>0308</text:p>
          </table:table-cell>
          <table:table-cell office:value-type="float" office:value="2012" calcext:value-type="float">
            <text:p>2012</text:p>
          </table:table-cell>
          <table:table-cell office:value-type="float" office:value="6323316" calcext:value-type="float">
            <text:p>6323316</text:p>
          </table:table-cell>
          <table:table-cell office:value-type="float" office:value="815857" calcext:value-type="float">
            <text:p>815857</text:p>
          </table:table-cell>
          <table:table-cell office:value-type="float" office:value="24356962" calcext:value-type="float">
            <text:p>24356962</text:p>
          </table:table-cell>
          <table:table-cell office:value-type="float" office:value="1911542" calcext:value-type="float">
            <text:p>1911542</text:p>
          </table:table-cell>
          <table:table-cell office:value-type="float" office:value="11.248914441928" calcext:value-type="float">
            <text:p>11,248914441928</text:p>
          </table:table-cell>
        </table:table-row>
        <table:table-row table:style-name="ro1">
          <table:table-cell office:value-type="string" calcext:value-type="string">
            <text:p>0308</text:p>
          </table:table-cell>
          <table:table-cell office:value-type="float" office:value="2013" calcext:value-type="float">
            <text:p>2013</text:p>
          </table:table-cell>
          <table:table-cell office:value-type="float" office:value="12250300" calcext:value-type="float">
            <text:p>12250300</text:p>
          </table:table-cell>
          <table:table-cell office:value-type="float" office:value="1817349" calcext:value-type="float">
            <text:p>1817349</text:p>
          </table:table-cell>
          <table:table-cell office:value-type="float" office:value="6853539" calcext:value-type="float">
            <text:p>6853539</text:p>
          </table:table-cell>
          <table:table-cell office:value-type="float" office:value="1484269" calcext:value-type="float">
            <text:p>1484269</text:p>
          </table:table-cell>
          <table:table-cell office:value-type="float" office:value="5.78620512730425" calcext:value-type="float">
            <text:p>5,78620512730425</text:p>
          </table:table-cell>
        </table:table-row>
        <table:table-row table:style-name="ro1">
          <table:table-cell office:value-type="string" calcext:value-type="string">
            <text:p>0308</text:p>
          </table:table-cell>
          <table:table-cell office:value-type="float" office:value="2014" calcext:value-type="float">
            <text:p>2014</text:p>
          </table:table-cell>
          <table:table-cell office:value-type="float" office:value="10785138" calcext:value-type="float">
            <text:p>10785138</text:p>
          </table:table-cell>
          <table:table-cell office:value-type="float" office:value="1117970" calcext:value-type="float">
            <text:p>1117970</text:p>
          </table:table-cell>
          <table:table-cell office:value-type="float" office:value="7042416" calcext:value-type="float">
            <text:p>7042416</text:p>
          </table:table-cell>
          <table:table-cell office:value-type="float" office:value="1395547" calcext:value-type="float">
            <text:p>1395547</text:p>
          </table:table-cell>
          <table:table-cell office:value-type="float" office:value="7.0926729359698" calcext:value-type="float">
            <text:p>7,0926729359698</text:p>
          </table:table-cell>
        </table:table-row>
        <table:table-row table:style-name="ro1">
          <table:table-cell office:value-type="string" calcext:value-type="string">
            <text:p>0308</text:p>
          </table:table-cell>
          <table:table-cell office:value-type="float" office:value="2015" calcext:value-type="float">
            <text:p>2015</text:p>
          </table:table-cell>
          <table:table-cell office:value-type="float" office:value="9707650" calcext:value-type="float">
            <text:p>9707650</text:p>
          </table:table-cell>
          <table:table-cell office:value-type="float" office:value="1141938" calcext:value-type="float">
            <text:p>1141938</text:p>
          </table:table-cell>
          <table:table-cell office:value-type="float" office:value="4853031" calcext:value-type="float">
            <text:p>4853031</text:p>
          </table:table-cell>
          <table:table-cell office:value-type="float" office:value="1092582" calcext:value-type="float">
            <text:p>1092582</text:p>
          </table:table-cell>
          <table:table-cell office:value-type="float" office:value="6.51624554714212" calcext:value-type="float">
            <text:p>6,51624554714212</text:p>
          </table:table-cell>
        </table:table-row>
        <table:table-row table:style-name="ro1">
          <table:table-cell office:value-type="string" calcext:value-type="string">
            <text:p>0308</text:p>
          </table:table-cell>
          <table:table-cell office:value-type="float" office:value="2016" calcext:value-type="float">
            <text:p>2016</text:p>
          </table:table-cell>
          <table:table-cell office:value-type="float" office:value="10539310" calcext:value-type="float">
            <text:p>10539310</text:p>
          </table:table-cell>
          <table:table-cell office:value-type="float" office:value="1418763" calcext:value-type="float">
            <text:p>1418763</text:p>
          </table:table-cell>
          <table:table-cell office:value-type="float" office:value="4787874" calcext:value-type="float">
            <text:p>4787874</text:p>
          </table:table-cell>
          <table:table-cell office:value-type="float" office:value="1040367" calcext:value-type="float">
            <text:p>1040367</text:p>
          </table:table-cell>
          <table:table-cell office:value-type="float" office:value="6.23276687283714" calcext:value-type="float">
            <text:p>6,23276687283714</text:p>
          </table:table-cell>
        </table:table-row>
        <table:table-row table:style-name="ro1">
          <table:table-cell office:value-type="string" calcext:value-type="string">
            <text:p>0309</text:p>
          </table:table-cell>
          <table:table-cell office:value-type="float" office:value="2007" calcext:value-type="float">
            <text:p>2007</text:p>
          </table:table-cell>
          <table:table-cell office:value-type="float" office:value="77122500" calcext:value-type="float">
            <text:p>77122500</text:p>
          </table:table-cell>
          <table:table-cell office:value-type="float" office:value="20318549" calcext:value-type="float">
            <text:p>20318549</text:p>
          </table:table-cell>
          <table:table-cell office:value-type="float" office:value="179131600" calcext:value-type="float">
            <text:p>179131600</text:p>
          </table:table-cell>
          <table:table-cell office:value-type="float" office:value="37123354" calcext:value-type="float">
            <text:p>37123354</text:p>
          </table:table-cell>
          <table:table-cell office:value-type="float" office:value="4.46110046180051" calcext:value-type="float">
            <text:p>4,46110046180051</text:p>
          </table:table-cell>
        </table:table-row>
        <table:table-row table:style-name="ro1">
          <table:table-cell office:value-type="string" calcext:value-type="string">
            <text:p>0309</text:p>
          </table:table-cell>
          <table:table-cell office:value-type="float" office:value="2008" calcext:value-type="float">
            <text:p>2008</text:p>
          </table:table-cell>
          <table:table-cell office:value-type="float" office:value="59096100" calcext:value-type="float">
            <text:p>59096100</text:p>
          </table:table-cell>
          <table:table-cell office:value-type="float" office:value="20465659" calcext:value-type="float">
            <text:p>20465659</text:p>
          </table:table-cell>
          <table:table-cell office:value-type="float" office:value="145297500" calcext:value-type="float">
            <text:p>145297500</text:p>
          </table:table-cell>
          <table:table-cell office:value-type="float" office:value="33905009" calcext:value-type="float">
            <text:p>33905009</text:p>
          </table:table-cell>
          <table:table-cell office:value-type="float" office:value="3.75926225515567" calcext:value-type="float">
            <text:p>3,75926225515567</text:p>
          </table:table-cell>
        </table:table-row>
        <table:table-row table:style-name="ro1">
          <table:table-cell office:value-type="string" calcext:value-type="string">
            <text:p>0309</text:p>
          </table:table-cell>
          <table:table-cell office:value-type="float" office:value="2009" calcext:value-type="float">
            <text:p>2009</text:p>
          </table:table-cell>
          <table:table-cell office:value-type="float" office:value="72420000" calcext:value-type="float">
            <text:p>72420000</text:p>
          </table:table-cell>
          <table:table-cell office:value-type="float" office:value="14731262" calcext:value-type="float">
            <text:p>14731262</text:p>
          </table:table-cell>
          <table:table-cell office:value-type="float" office:value="120864000" calcext:value-type="float">
            <text:p>120864000</text:p>
          </table:table-cell>
          <table:table-cell office:value-type="float" office:value="28786168" calcext:value-type="float">
            <text:p>28786168</text:p>
          </table:table-cell>
          <table:table-cell office:value-type="float" office:value="4.44153066943521" calcext:value-type="float">
            <text:p>4,44153066943521</text:p>
          </table:table-cell>
        </table:table-row>
        <table:table-row table:style-name="ro1">
          <table:table-cell office:value-type="string" calcext:value-type="string">
            <text:p>0309</text:p>
          </table:table-cell>
          <table:table-cell office:value-type="float" office:value="2010" calcext:value-type="float">
            <text:p>2010</text:p>
          </table:table-cell>
          <table:table-cell office:value-type="float" office:value="99374224" calcext:value-type="float">
            <text:p>99374224</text:p>
          </table:table-cell>
          <table:table-cell office:value-type="float" office:value="16469536" calcext:value-type="float">
            <text:p>16469536</text:p>
          </table:table-cell>
          <table:table-cell office:value-type="float" office:value="168678115" calcext:value-type="float">
            <text:p>168678115</text:p>
          </table:table-cell>
          <table:table-cell office:value-type="float" office:value="31330976" calcext:value-type="float">
            <text:p>31330976</text:p>
          </table:table-cell>
          <table:table-cell office:value-type="float" office:value="5.60772945277239" calcext:value-type="float">
            <text:p>5,60772945277239</text:p>
          </table:table-cell>
        </table:table-row>
        <table:table-row table:style-name="ro1">
          <table:table-cell office:value-type="string" calcext:value-type="string">
            <text:p>0309</text:p>
          </table:table-cell>
          <table:table-cell office:value-type="float" office:value="2011" calcext:value-type="float">
            <text:p>2011</text:p>
          </table:table-cell>
          <table:table-cell office:value-type="float" office:value="115337618" calcext:value-type="float">
            <text:p>115337618</text:p>
          </table:table-cell>
          <table:table-cell office:value-type="float" office:value="24325258" calcext:value-type="float">
            <text:p>24325258</text:p>
          </table:table-cell>
          <table:table-cell office:value-type="float" office:value="258100089" calcext:value-type="float">
            <text:p>258100089</text:p>
          </table:table-cell>
          <table:table-cell office:value-type="float" office:value="46179470" calcext:value-type="float">
            <text:p>46179470</text:p>
          </table:table-cell>
          <table:table-cell office:value-type="float" office:value="5.29663353924293" calcext:value-type="float">
            <text:p>5,29663353924293</text:p>
          </table:table-cell>
        </table:table-row>
        <table:table-row table:style-name="ro1">
          <table:table-cell office:value-type="string" calcext:value-type="string">
            <text:p>0309</text:p>
          </table:table-cell>
          <table:table-cell office:value-type="float" office:value="2012" calcext:value-type="float">
            <text:p>2012</text:p>
          </table:table-cell>
          <table:table-cell office:value-type="float" office:value="89960923" calcext:value-type="float">
            <text:p>89960923</text:p>
          </table:table-cell>
          <table:table-cell office:value-type="float" office:value="18954819" calcext:value-type="float">
            <text:p>18954819</text:p>
          </table:table-cell>
          <table:table-cell office:value-type="float" office:value="237552906" calcext:value-type="float">
            <text:p>237552906</text:p>
          </table:table-cell>
          <table:table-cell office:value-type="float" office:value="43295519" calcext:value-type="float">
            <text:p>43295519</text:p>
          </table:table-cell>
          <table:table-cell office:value-type="float" office:value="5.26123776227528" calcext:value-type="float">
            <text:p>5,26123776227528</text:p>
          </table:table-cell>
        </table:table-row>
        <table:table-row table:style-name="ro1">
          <table:table-cell office:value-type="string" calcext:value-type="string">
            <text:p>0309</text:p>
          </table:table-cell>
          <table:table-cell office:value-type="float" office:value="2013" calcext:value-type="float">
            <text:p>2013</text:p>
          </table:table-cell>
          <table:table-cell office:value-type="float" office:value="110172698" calcext:value-type="float">
            <text:p>110172698</text:p>
          </table:table-cell>
          <table:table-cell office:value-type="float" office:value="18587755" calcext:value-type="float">
            <text:p>18587755</text:p>
          </table:table-cell>
          <table:table-cell office:value-type="float" office:value="202755353" calcext:value-type="float">
            <text:p>202755353</text:p>
          </table:table-cell>
          <table:table-cell office:value-type="float" office:value="40449830" calcext:value-type="float">
            <text:p>40449830</text:p>
          </table:table-cell>
          <table:table-cell office:value-type="float" office:value="5.30048868021956" calcext:value-type="float">
            <text:p>5,30048868021956</text:p>
          </table:table-cell>
        </table:table-row>
        <table:table-row table:style-name="ro1">
          <table:table-cell office:value-type="string" calcext:value-type="string">
            <text:p>0309</text:p>
          </table:table-cell>
          <table:table-cell office:value-type="float" office:value="2014" calcext:value-type="float">
            <text:p>2014</text:p>
          </table:table-cell>
          <table:table-cell office:value-type="float" office:value="155527843" calcext:value-type="float">
            <text:p>155527843</text:p>
          </table:table-cell>
          <table:table-cell office:value-type="float" office:value="33788166" calcext:value-type="float">
            <text:p>33788166</text:p>
          </table:table-cell>
          <table:table-cell office:value-type="float" office:value="258697846" calcext:value-type="float">
            <text:p>258697846</text:p>
          </table:table-cell>
          <table:table-cell office:value-type="float" office:value="50530516" calcext:value-type="float">
            <text:p>50530516</text:p>
          </table:table-cell>
          <table:table-cell office:value-type="float" office:value="4.91262053882673" calcext:value-type="float">
            <text:p>4,91262053882673</text:p>
          </table:table-cell>
        </table:table-row>
        <table:table-row table:style-name="ro1">
          <table:table-cell office:value-type="string" calcext:value-type="string">
            <text:p>0309</text:p>
          </table:table-cell>
          <table:table-cell office:value-type="float" office:value="2015" calcext:value-type="float">
            <text:p>2015</text:p>
          </table:table-cell>
          <table:table-cell office:value-type="float" office:value="161782922" calcext:value-type="float">
            <text:p>161782922</text:p>
          </table:table-cell>
          <table:table-cell office:value-type="float" office:value="28757379" calcext:value-type="float">
            <text:p>28757379</text:p>
          </table:table-cell>
          <table:table-cell office:value-type="float" office:value="257132421" calcext:value-type="float">
            <text:p>257132421</text:p>
          </table:table-cell>
          <table:table-cell office:value-type="float" office:value="49792228" calcext:value-type="float">
            <text:p>49792228</text:p>
          </table:table-cell>
          <table:table-cell office:value-type="float" office:value="5.33313098562034" calcext:value-type="float">
            <text:p>5,33313098562034</text:p>
          </table:table-cell>
        </table:table-row>
        <table:table-row table:style-name="ro1">
          <table:table-cell office:value-type="string" calcext:value-type="string">
            <text:p>0309</text:p>
          </table:table-cell>
          <table:table-cell office:value-type="float" office:value="2016" calcext:value-type="float">
            <text:p>2016</text:p>
          </table:table-cell>
          <table:table-cell office:value-type="float" office:value="172215396" calcext:value-type="float">
            <text:p>172215396</text:p>
          </table:table-cell>
          <table:table-cell office:value-type="float" office:value="31397772" calcext:value-type="float">
            <text:p>31397772</text:p>
          </table:table-cell>
          <table:table-cell office:value-type="float" office:value="281711257" calcext:value-type="float">
            <text:p>281711257</text:p>
          </table:table-cell>
          <table:table-cell office:value-type="float" office:value="55953197" calcext:value-type="float">
            <text:p>55953197</text:p>
          </table:table-cell>
          <table:table-cell office:value-type="float" office:value="5.19658405850083" calcext:value-type="float">
            <text:p>5,19658405850083</text:p>
          </table:table-cell>
        </table:table-row>
        <table:table-row table:style-name="ro1">
          <table:table-cell office:value-type="string" calcext:value-type="string">
            <text:p>0402</text:p>
          </table:table-cell>
          <table:table-cell office:value-type="float" office:value="1993" calcext:value-type="float">
            <text:p>1993</text:p>
          </table:table-cell>
          <table:table-cell office:value-type="float" office:value="3243500" calcext:value-type="float">
            <text:p>3243500</text:p>
          </table:table-cell>
          <table:table-cell office:value-type="float" office:value="6307548" calcext:value-type="float">
            <text:p>6307548</text:p>
          </table:table-cell>
          <table:table-cell office:value-type="float" office:value="12424100" calcext:value-type="float">
            <text:p>12424100</text:p>
          </table:table-cell>
          <table:table-cell office:value-type="float" office:value="26201259" calcext:value-type="float">
            <text:p>26201259</text:p>
          </table:table-cell>
          <table:table-cell office:value-type="float" office:value="0.481949399127443" calcext:value-type="float">
            <text:p>0,481949399127443</text:p>
          </table:table-cell>
        </table:table-row>
        <table:table-row table:style-name="ro1">
          <table:table-cell office:value-type="string" calcext:value-type="string">
            <text:p>0402</text:p>
          </table:table-cell>
          <table:table-cell office:value-type="float" office:value="1994" calcext:value-type="float">
            <text:p>1994</text:p>
          </table:table-cell>
          <table:table-cell office:value-type="float" office:value="4090000" calcext:value-type="float">
            <text:p>4090000</text:p>
          </table:table-cell>
          <table:table-cell office:value-type="float" office:value="8088374" calcext:value-type="float">
            <text:p>8088374</text:p>
          </table:table-cell>
          <table:table-cell office:value-type="float" office:value="14417700" calcext:value-type="float">
            <text:p>14417700</text:p>
          </table:table-cell>
          <table:table-cell office:value-type="float" office:value="32720120" calcext:value-type="float">
            <text:p>32720120</text:p>
          </table:table-cell>
          <table:table-cell office:value-type="float" office:value="0.453525680217457" calcext:value-type="float">
            <text:p>0,453525680217457</text:p>
          </table:table-cell>
        </table:table-row>
        <table:table-row table:style-name="ro1">
          <table:table-cell office:value-type="string" calcext:value-type="string">
            <text:p>0402</text:p>
          </table:table-cell>
          <table:table-cell office:value-type="float" office:value="1995" calcext:value-type="float">
            <text:p>1995</text:p>
          </table:table-cell>
          <table:table-cell office:value-type="float" office:value="3402800" calcext:value-type="float">
            <text:p>3402800</text:p>
          </table:table-cell>
          <table:table-cell office:value-type="float" office:value="6841477" calcext:value-type="float">
            <text:p>6841477</text:p>
          </table:table-cell>
          <table:table-cell office:value-type="float" office:value="12548900" calcext:value-type="float">
            <text:p>12548900</text:p>
          </table:table-cell>
          <table:table-cell office:value-type="float" office:value="29477712" calcext:value-type="float">
            <text:p>29477712</text:p>
          </table:table-cell>
          <table:table-cell office:value-type="float" office:value="0.439208595764625" calcext:value-type="float">
            <text:p>0,439208595764625</text:p>
          </table:table-cell>
        </table:table-row>
        <table:table-row table:style-name="ro1">
          <table:table-cell office:value-type="string" calcext:value-type="string">
            <text:p>0402</text:p>
          </table:table-cell>
          <table:table-cell office:value-type="float" office:value="1996" calcext:value-type="float">
            <text:p>1996</text:p>
          </table:table-cell>
          <table:table-cell office:value-type="float" office:value="22484000" calcext:value-type="float">
            <text:p>22484000</text:p>
          </table:table-cell>
          <table:table-cell office:value-type="float" office:value="15830159" calcext:value-type="float">
            <text:p>15830159</text:p>
          </table:table-cell>
          <table:table-cell office:value-type="float" office:value="76026200" calcext:value-type="float">
            <text:p>76026200</text:p>
          </table:table-cell>
          <table:table-cell office:value-type="float" office:value="54945438" calcext:value-type="float">
            <text:p>54945438</text:p>
          </table:table-cell>
          <table:table-cell office:value-type="float" office:value="1.39186674751751" calcext:value-type="float">
            <text:p>1,39186674751751</text:p>
          </table:table-cell>
        </table:table-row>
        <table:table-row table:style-name="ro1">
          <table:table-cell office:value-type="string" calcext:value-type="string">
            <text:p>0402</text:p>
          </table:table-cell>
          <table:table-cell office:value-type="float" office:value="1997" calcext:value-type="float">
            <text:p>1997</text:p>
          </table:table-cell>
          <table:table-cell office:value-type="float" office:value="19386000" calcext:value-type="float">
            <text:p>19386000</text:p>
          </table:table-cell>
          <table:table-cell office:value-type="float" office:value="12827359" calcext:value-type="float">
            <text:p>12827359</text:p>
          </table:table-cell>
          <table:table-cell office:value-type="float" office:value="68127500" calcext:value-type="float">
            <text:p>68127500</text:p>
          </table:table-cell>
          <table:table-cell office:value-type="float" office:value="55137664" calcext:value-type="float">
            <text:p>55137664</text:p>
          </table:table-cell>
          <table:table-cell office:value-type="float" office:value="1.28762554821765" calcext:value-type="float">
            <text:p>1,28762554821765</text:p>
          </table:table-cell>
        </table:table-row>
        <table:table-row table:style-name="ro1">
          <table:table-cell office:value-type="string" calcext:value-type="string">
            <text:p>0402</text:p>
          </table:table-cell>
          <table:table-cell office:value-type="float" office:value="1998" calcext:value-type="float">
            <text:p>1998</text:p>
          </table:table-cell>
          <table:table-cell office:value-type="float" office:value="19796700" calcext:value-type="float">
            <text:p>19796700</text:p>
          </table:table-cell>
          <table:table-cell office:value-type="float" office:value="12285585" calcext:value-type="float">
            <text:p>12285585</text:p>
          </table:table-cell>
          <table:table-cell office:value-type="float" office:value="70993300" calcext:value-type="float">
            <text:p>70993300</text:p>
          </table:table-cell>
          <table:table-cell office:value-type="float" office:value="55743724" calcext:value-type="float">
            <text:p>55743724</text:p>
          </table:table-cell>
          <table:table-cell office:value-type="float" office:value="1.33457183873498" calcext:value-type="float">
            <text:p>1,33457183873498</text:p>
          </table:table-cell>
        </table:table-row>
        <table:table-row table:style-name="ro1">
          <table:table-cell office:value-type="string" calcext:value-type="string">
            <text:p>0402</text:p>
          </table:table-cell>
          <table:table-cell office:value-type="float" office:value="1999" calcext:value-type="float">
            <text:p>1999</text:p>
          </table:table-cell>
          <table:table-cell office:value-type="float" office:value="20767600" calcext:value-type="float">
            <text:p>20767600</text:p>
          </table:table-cell>
          <table:table-cell office:value-type="float" office:value="11961237" calcext:value-type="float">
            <text:p>11961237</text:p>
          </table:table-cell>
          <table:table-cell office:value-type="float" office:value="79335700" calcext:value-type="float">
            <text:p>79335700</text:p>
          </table:table-cell>
          <table:table-cell office:value-type="float" office:value="54966861" calcext:value-type="float">
            <text:p>54966861</text:p>
          </table:table-cell>
          <table:table-cell office:value-type="float" office:value="1.49568421920491" calcext:value-type="float">
            <text:p>1,49568421920491</text:p>
          </table:table-cell>
        </table:table-row>
        <table:table-row table:style-name="ro1">
          <table:table-cell office:value-type="string" calcext:value-type="string">
            <text:p>0402</text:p>
          </table:table-cell>
          <table:table-cell office:value-type="float" office:value="2000" calcext:value-type="float">
            <text:p>2000</text:p>
          </table:table-cell>
          <table:table-cell office:value-type="float" office:value="22446400" calcext:value-type="float">
            <text:p>22446400</text:p>
          </table:table-cell>
          <table:table-cell office:value-type="float" office:value="12318247" calcext:value-type="float">
            <text:p>12318247</text:p>
          </table:table-cell>
          <table:table-cell office:value-type="float" office:value="75103900" calcext:value-type="float">
            <text:p>75103900</text:p>
          </table:table-cell>
          <table:table-cell office:value-type="float" office:value="58189018" calcext:value-type="float">
            <text:p>58189018</text:p>
          </table:table-cell>
          <table:table-cell office:value-type="float" office:value="1.3835496242834" calcext:value-type="float">
            <text:p>1,3835496242834</text:p>
          </table:table-cell>
        </table:table-row>
        <table:table-row table:style-name="ro1">
          <table:table-cell office:value-type="string" calcext:value-type="string">
            <text:p>0402</text:p>
          </table:table-cell>
          <table:table-cell office:value-type="float" office:value="2001" calcext:value-type="float">
            <text:p>2001</text:p>
          </table:table-cell>
          <table:table-cell office:value-type="float" office:value="102895100" calcext:value-type="float">
            <text:p>102895100</text:p>
          </table:table-cell>
          <table:table-cell office:value-type="float" office:value="12200855" calcext:value-type="float">
            <text:p>12200855</text:p>
          </table:table-cell>
          <table:table-cell office:value-type="float" office:value="66073400" calcext:value-type="float">
            <text:p>66073400</text:p>
          </table:table-cell>
          <table:table-cell office:value-type="float" office:value="58246606" calcext:value-type="float">
            <text:p>58246606</text:p>
          </table:table-cell>
          <table:table-cell office:value-type="float" office:value="2.39850375870892" calcext:value-type="float">
            <text:p>2,39850375870892</text:p>
          </table:table-cell>
        </table:table-row>
        <table:table-row table:style-name="ro1">
          <table:table-cell office:value-type="string" calcext:value-type="string">
            <text:p>0402</text:p>
          </table:table-cell>
          <table:table-cell office:value-type="float" office:value="2002" calcext:value-type="float">
            <text:p>2002</text:p>
          </table:table-cell>
          <table:table-cell office:value-type="float" office:value="15820200" calcext:value-type="float">
            <text:p>15820200</text:p>
          </table:table-cell>
          <table:table-cell office:value-type="float" office:value="14069905" calcext:value-type="float">
            <text:p>14069905</text:p>
          </table:table-cell>
          <table:table-cell office:value-type="float" office:value="81075700" calcext:value-type="float">
            <text:p>81075700</text:p>
          </table:table-cell>
          <table:table-cell office:value-type="float" office:value="85544980" calcext:value-type="float">
            <text:p>85544980</text:p>
          </table:table-cell>
          <table:table-cell office:value-type="float" office:value="0.972705032987791" calcext:value-type="float">
            <text:p>0,972705032987791</text:p>
          </table:table-cell>
        </table:table-row>
        <table:table-row table:style-name="ro1">
          <table:table-cell office:value-type="string" calcext:value-type="string">
            <text:p>0402</text:p>
          </table:table-cell>
          <table:table-cell office:value-type="float" office:value="2003" calcext:value-type="float">
            <text:p>2003</text:p>
          </table:table-cell>
          <table:table-cell office:value-type="float" office:value="18746100" calcext:value-type="float">
            <text:p>18746100</text:p>
          </table:table-cell>
          <table:table-cell office:value-type="float" office:value="19199019" calcext:value-type="float">
            <text:p>19199019</text:p>
          </table:table-cell>
          <table:table-cell office:value-type="float" office:value="85918700" calcext:value-type="float">
            <text:p>85918700</text:p>
          </table:table-cell>
          <table:table-cell office:value-type="float" office:value="104074519" calcext:value-type="float">
            <text:p>104074519</text:p>
          </table:table-cell>
          <table:table-cell office:value-type="float" office:value="0.849045153551121" calcext:value-type="float">
            <text:p>0,849045153551121</text:p>
          </table:table-cell>
        </table:table-row>
        <table:table-row table:style-name="ro1">
          <table:table-cell office:value-type="string" calcext:value-type="string">
            <text:p>0402</text:p>
          </table:table-cell>
          <table:table-cell office:value-type="float" office:value="2004" calcext:value-type="float">
            <text:p>2004</text:p>
          </table:table-cell>
          <table:table-cell office:value-type="float" office:value="22075200" calcext:value-type="float">
            <text:p>22075200</text:p>
          </table:table-cell>
          <table:table-cell office:value-type="float" office:value="25479225" calcext:value-type="float">
            <text:p>25479225</text:p>
          </table:table-cell>
          <table:table-cell office:value-type="float" office:value="174764800" calcext:value-type="float">
            <text:p>174764800</text:p>
          </table:table-cell>
          <table:table-cell office:value-type="float" office:value="128452655" calcext:value-type="float">
            <text:p>128452655</text:p>
          </table:table-cell>
          <table:table-cell office:value-type="float" office:value="1.27874745634238" calcext:value-type="float">
            <text:p>1,27874745634238</text:p>
          </table:table-cell>
        </table:table-row>
        <table:table-row table:style-name="ro1">
          <table:table-cell office:value-type="string" calcext:value-type="string">
            <text:p>0402</text:p>
          </table:table-cell>
          <table:table-cell office:value-type="float" office:value="2005" calcext:value-type="float">
            <text:p>2005</text:p>
          </table:table-cell>
          <table:table-cell office:value-type="float" office:value="22136700" calcext:value-type="float">
            <text:p>22136700</text:p>
          </table:table-cell>
          <table:table-cell office:value-type="float" office:value="27610239" calcext:value-type="float">
            <text:p>27610239</text:p>
          </table:table-cell>
          <table:table-cell office:value-type="float" office:value="80552200" calcext:value-type="float">
            <text:p>80552200</text:p>
          </table:table-cell>
          <table:table-cell office:value-type="float" office:value="114658998" calcext:value-type="float">
            <text:p>114658998</text:p>
          </table:table-cell>
          <table:table-cell office:value-type="float" office:value="0.721792723187234" calcext:value-type="float">
            <text:p>0,721792723187234</text:p>
          </table:table-cell>
        </table:table-row>
        <table:table-row table:style-name="ro1">
          <table:table-cell office:value-type="string" calcext:value-type="string">
            <text:p>0402</text:p>
          </table:table-cell>
          <table:table-cell office:value-type="float" office:value="2006" calcext:value-type="float">
            <text:p>2006</text:p>
          </table:table-cell>
          <table:table-cell office:value-type="float" office:value="12406500" calcext:value-type="float">
            <text:p>12406500</text:p>
          </table:table-cell>
          <table:table-cell office:value-type="float" office:value="22154398" calcext:value-type="float">
            <text:p>22154398</text:p>
          </table:table-cell>
          <table:table-cell office:value-type="float" office:value="58610000" calcext:value-type="float">
            <text:p>58610000</text:p>
          </table:table-cell>
          <table:table-cell office:value-type="float" office:value="89040668" calcext:value-type="float">
            <text:p>89040668</text:p>
          </table:table-cell>
          <table:table-cell office:value-type="float" office:value="0.638665927856907" calcext:value-type="float">
            <text:p>0,638665927856907</text:p>
          </table:table-cell>
        </table:table-row>
        <table:table-row table:style-name="ro1">
          <table:table-cell office:value-type="string" calcext:value-type="string">
            <text:p>0402</text:p>
          </table:table-cell>
          <table:table-cell office:value-type="float" office:value="2007" calcext:value-type="float">
            <text:p>2007</text:p>
          </table:table-cell>
          <table:table-cell office:value-type="float" office:value="36304900" calcext:value-type="float">
            <text:p>36304900</text:p>
          </table:table-cell>
          <table:table-cell office:value-type="float" office:value="47104089" calcext:value-type="float">
            <text:p>47104089</text:p>
          </table:table-cell>
          <table:table-cell office:value-type="float" office:value="191417400" calcext:value-type="float">
            <text:p>191417400</text:p>
          </table:table-cell>
          <table:table-cell office:value-type="float" office:value="149650037" calcext:value-type="float">
            <text:p>149650037</text:p>
          </table:table-cell>
          <table:table-cell office:value-type="float" office:value="1.15739529650321" calcext:value-type="float">
            <text:p>1,15739529650321</text:p>
          </table:table-cell>
        </table:table-row>
        <table:table-row table:style-name="ro1">
          <table:table-cell office:value-type="string" calcext:value-type="string">
            <text:p>0402</text:p>
          </table:table-cell>
          <table:table-cell office:value-type="float" office:value="2008" calcext:value-type="float">
            <text:p>2008</text:p>
          </table:table-cell>
          <table:table-cell office:value-type="float" office:value="26442800" calcext:value-type="float">
            <text:p>26442800</text:p>
          </table:table-cell>
          <table:table-cell office:value-type="float" office:value="42121494" calcext:value-type="float">
            <text:p>42121494</text:p>
          </table:table-cell>
          <table:table-cell office:value-type="float" office:value="235663900" calcext:value-type="float">
            <text:p>235663900</text:p>
          </table:table-cell>
          <table:table-cell office:value-type="float" office:value="123421690" calcext:value-type="float">
            <text:p>123421690</text:p>
          </table:table-cell>
          <table:table-cell office:value-type="float" office:value="1.58331314927469" calcext:value-type="float">
            <text:p>1,58331314927469</text:p>
          </table:table-cell>
        </table:table-row>
        <table:table-row table:style-name="ro1">
          <table:table-cell office:value-type="string" calcext:value-type="string">
            <text:p>0402</text:p>
          </table:table-cell>
          <table:table-cell office:value-type="float" office:value="2009" calcext:value-type="float">
            <text:p>2009</text:p>
          </table:table-cell>
          <table:table-cell office:value-type="float" office:value="39322100" calcext:value-type="float">
            <text:p>39322100</text:p>
          </table:table-cell>
          <table:table-cell office:value-type="float" office:value="38929524" calcext:value-type="float">
            <text:p>38929524</text:p>
          </table:table-cell>
          <table:table-cell office:value-type="float" office:value="129046300" calcext:value-type="float">
            <text:p>129046300</text:p>
          </table:table-cell>
          <table:table-cell office:value-type="float" office:value="110802339" calcext:value-type="float">
            <text:p>110802339</text:p>
          </table:table-cell>
          <table:table-cell office:value-type="float" office:value="1.12446607306289" calcext:value-type="float">
            <text:p>1,12446607306289</text:p>
          </table:table-cell>
        </table:table-row>
        <table:table-row table:style-name="ro1">
          <table:table-cell office:value-type="string" calcext:value-type="string">
            <text:p>0402</text:p>
          </table:table-cell>
          <table:table-cell office:value-type="float" office:value="2010" calcext:value-type="float">
            <text:p>2010</text:p>
          </table:table-cell>
          <table:table-cell office:value-type="float" office:value="42699957" calcext:value-type="float">
            <text:p>42699957</text:p>
          </table:table-cell>
          <table:table-cell office:value-type="float" office:value="38173470" calcext:value-type="float">
            <text:p>38173470</text:p>
          </table:table-cell>
          <table:table-cell office:value-type="float" office:value="138830136" calcext:value-type="float">
            <text:p>138830136</text:p>
          </table:table-cell>
          <table:table-cell office:value-type="float" office:value="102774010" calcext:value-type="float">
            <text:p>102774010</text:p>
          </table:table-cell>
          <table:table-cell office:value-type="float" office:value="1.28792719813082" calcext:value-type="float">
            <text:p>1,28792719813082</text:p>
          </table:table-cell>
        </table:table-row>
        <table:table-row table:style-name="ro1">
          <table:table-cell office:value-type="string" calcext:value-type="string">
            <text:p>0402</text:p>
          </table:table-cell>
          <table:table-cell office:value-type="float" office:value="2011" calcext:value-type="float">
            <text:p>2011</text:p>
          </table:table-cell>
          <table:table-cell office:value-type="float" office:value="36830064" calcext:value-type="float">
            <text:p>36830064</text:p>
          </table:table-cell>
          <table:table-cell office:value-type="float" office:value="34170179" calcext:value-type="float">
            <text:p>34170179</text:p>
          </table:table-cell>
          <table:table-cell office:value-type="float" office:value="124667114" calcext:value-type="float">
            <text:p>124667114</text:p>
          </table:table-cell>
          <table:table-cell office:value-type="float" office:value="93647338" calcext:value-type="float">
            <text:p>93647338</text:p>
          </table:table-cell>
          <table:table-cell office:value-type="float" office:value="1.26349800708458" calcext:value-type="float">
            <text:p>1,26349800708458</text:p>
          </table:table-cell>
        </table:table-row>
        <table:table-row table:style-name="ro1">
          <table:table-cell office:value-type="string" calcext:value-type="string">
            <text:p>0402</text:p>
          </table:table-cell>
          <table:table-cell office:value-type="float" office:value="2012" calcext:value-type="float">
            <text:p>2012</text:p>
          </table:table-cell>
          <table:table-cell office:value-type="float" office:value="36650801" calcext:value-type="float">
            <text:p>36650801</text:p>
          </table:table-cell>
          <table:table-cell office:value-type="float" office:value="30640962" calcext:value-type="float">
            <text:p>30640962</text:p>
          </table:table-cell>
          <table:table-cell office:value-type="float" office:value="115490684" calcext:value-type="float">
            <text:p>115490684</text:p>
          </table:table-cell>
          <table:table-cell office:value-type="float" office:value="82525167" calcext:value-type="float">
            <text:p>82525167</text:p>
          </table:table-cell>
          <table:table-cell office:value-type="float" office:value="1.3444083167323" calcext:value-type="float">
            <text:p>1,3444083167323</text:p>
          </table:table-cell>
        </table:table-row>
        <table:table-row table:style-name="ro1">
          <table:table-cell office:value-type="string" calcext:value-type="string">
            <text:p>0402</text:p>
          </table:table-cell>
          <table:table-cell office:value-type="float" office:value="2013" calcext:value-type="float">
            <text:p>2013</text:p>
          </table:table-cell>
          <table:table-cell office:value-type="float" office:value="70876923" calcext:value-type="float">
            <text:p>70876923</text:p>
          </table:table-cell>
          <table:table-cell office:value-type="float" office:value="46014553" calcext:value-type="float">
            <text:p>46014553</text:p>
          </table:table-cell>
          <table:table-cell office:value-type="float" office:value="103473462" calcext:value-type="float">
            <text:p>103473462</text:p>
          </table:table-cell>
          <table:table-cell office:value-type="float" office:value="68853490" calcext:value-type="float">
            <text:p>68853490</text:p>
          </table:table-cell>
          <table:table-cell office:value-type="float" office:value="1.5178319439115" calcext:value-type="float">
            <text:p>1,5178319439115</text:p>
          </table:table-cell>
        </table:table-row>
        <table:table-row table:style-name="ro1">
          <table:table-cell office:value-type="string" calcext:value-type="string">
            <text:p>0402</text:p>
          </table:table-cell>
          <table:table-cell office:value-type="float" office:value="2014" calcext:value-type="float">
            <text:p>2014</text:p>
          </table:table-cell>
          <table:table-cell office:value-type="float" office:value="45098957" calcext:value-type="float">
            <text:p>45098957</text:p>
          </table:table-cell>
          <table:table-cell office:value-type="float" office:value="24923129" calcext:value-type="float">
            <text:p>24923129</text:p>
          </table:table-cell>
          <table:table-cell office:value-type="float" office:value="118483952" calcext:value-type="float">
            <text:p>118483952</text:p>
          </table:table-cell>
          <table:table-cell office:value-type="float" office:value="69085584" calcext:value-type="float">
            <text:p>69085584</text:p>
          </table:table-cell>
          <table:table-cell office:value-type="float" office:value="1.74008242193466" calcext:value-type="float">
            <text:p>1,74008242193466</text:p>
          </table:table-cell>
        </table:table-row>
        <table:table-row table:style-name="ro1">
          <table:table-cell office:value-type="string" calcext:value-type="string">
            <text:p>0402</text:p>
          </table:table-cell>
          <table:table-cell office:value-type="float" office:value="2015" calcext:value-type="float">
            <text:p>2015</text:p>
          </table:table-cell>
          <table:table-cell office:value-type="float" office:value="39969259" calcext:value-type="float">
            <text:p>39969259</text:p>
          </table:table-cell>
          <table:table-cell office:value-type="float" office:value="23329985" calcext:value-type="float">
            <text:p>23329985</text:p>
          </table:table-cell>
          <table:table-cell office:value-type="float" office:value="102716086" calcext:value-type="float">
            <text:p>102716086</text:p>
          </table:table-cell>
          <table:table-cell office:value-type="float" office:value="67965712" calcext:value-type="float">
            <text:p>67965712</text:p>
          </table:table-cell>
          <table:table-cell office:value-type="float" office:value="1.56289233434518" calcext:value-type="float">
            <text:p>1,56289233434518</text:p>
          </table:table-cell>
        </table:table-row>
        <table:table-row table:style-name="ro1">
          <table:table-cell office:value-type="string" calcext:value-type="string">
            <text:p>0402</text:p>
          </table:table-cell>
          <table:table-cell office:value-type="float" office:value="2016" calcext:value-type="float">
            <text:p>2016</text:p>
          </table:table-cell>
          <table:table-cell office:value-type="float" office:value="34899270" calcext:value-type="float">
            <text:p>34899270</text:p>
          </table:table-cell>
          <table:table-cell office:value-type="float" office:value="20596151" calcext:value-type="float">
            <text:p>20596151</text:p>
          </table:table-cell>
          <table:table-cell office:value-type="float" office:value="98359707" calcext:value-type="float">
            <text:p>98359707</text:p>
          </table:table-cell>
          <table:table-cell office:value-type="float" office:value="63917789" calcext:value-type="float">
            <text:p>63917789</text:p>
          </table:table-cell>
          <table:table-cell office:value-type="float" office:value="1.57676919334254" calcext:value-type="float">
            <text:p>1,57676919334254</text:p>
          </table:table-cell>
        </table:table-row>
        <table:table-row table:style-name="ro1">
          <table:table-cell office:value-type="string" calcext:value-type="string">
            <text:p>0402</text:p>
          </table:table-cell>
          <table:table-cell office:value-type="float" office:value="2017" calcext:value-type="float">
            <text:p>2017</text:p>
          </table:table-cell>
          <table:table-cell office:value-type="float" office:value="33179596" calcext:value-type="float">
            <text:p>33179596</text:p>
          </table:table-cell>
          <table:table-cell office:value-type="float" office:value="19321000" calcext:value-type="float">
            <text:p>19321000</text:p>
          </table:table-cell>
          <table:table-cell office:value-type="float" office:value="97969158" calcext:value-type="float">
            <text:p>97969158</text:p>
          </table:table-cell>
          <table:table-cell office:value-type="float" office:value="57672542" calcext:value-type="float">
            <text:p>57672542</text:p>
          </table:table-cell>
          <table:table-cell office:value-type="float" office:value="1.70337343357966" calcext:value-type="float">
            <text:p>1,70337343357966</text:p>
          </table:table-cell>
        </table:table-row>
        <table:table-row table:style-name="ro1">
          <table:table-cell office:value-type="string" calcext:value-type="string">
            <text:p>0402</text:p>
          </table:table-cell>
          <table:table-cell office:value-type="float" office:value="2018" calcext:value-type="float">
            <text:p>2018</text:p>
          </table:table-cell>
          <table:table-cell office:value-type="float" office:value="30948433" calcext:value-type="float">
            <text:p>30948433</text:p>
          </table:table-cell>
          <table:table-cell office:value-type="float" office:value="20577615" calcext:value-type="float">
            <text:p>20577615</text:p>
          </table:table-cell>
          <table:table-cell office:value-type="float" office:value="83781800" calcext:value-type="float">
            <text:p>83781800</text:p>
          </table:table-cell>
          <table:table-cell office:value-type="float" office:value="50030435" calcext:value-type="float">
            <text:p>50030435</text:p>
          </table:table-cell>
          <table:table-cell office:value-type="float" office:value="1.62488884765972" calcext:value-type="float">
            <text:p>1,62488884765972</text:p>
          </table:table-cell>
        </table:table-row>
        <table:table-row table:style-name="ro1">
          <table:table-cell office:value-type="string" calcext:value-type="string">
            <text:p>0403</text:p>
          </table:table-cell>
          <table:table-cell office:value-type="float" office:value="1993" calcext:value-type="float">
            <text:p>1993</text:p>
          </table:table-cell>
          <table:table-cell office:value-type="float" office:value="492400" calcext:value-type="float">
            <text:p>492400</text:p>
          </table:table-cell>
          <table:table-cell office:value-type="float" office:value="976988" calcext:value-type="float">
            <text:p>976988</text:p>
          </table:table-cell>
          <table:table-cell office:value-type="float" office:value="3509400" calcext:value-type="float">
            <text:p>3509400</text:p>
          </table:table-cell>
          <table:table-cell office:value-type="float" office:value="2382501" calcext:value-type="float">
            <text:p>2382501</text:p>
          </table:table-cell>
          <table:table-cell office:value-type="float" office:value="1.19119306537393" calcext:value-type="float">
            <text:p>1,19119306537393</text:p>
          </table:table-cell>
        </table:table-row>
        <table:table-row table:style-name="ro1">
          <table:table-cell office:value-type="string" calcext:value-type="string">
            <text:p>0403</text:p>
          </table:table-cell>
          <table:table-cell office:value-type="float" office:value="1994" calcext:value-type="float">
            <text:p>1994</text:p>
          </table:table-cell>
          <table:table-cell office:value-type="float" office:value="1503600" calcext:value-type="float">
            <text:p>1503600</text:p>
          </table:table-cell>
          <table:table-cell office:value-type="float" office:value="122585" calcext:value-type="float">
            <text:p>122585</text:p>
          </table:table-cell>
          <table:table-cell office:value-type="float" office:value="5804400" calcext:value-type="float">
            <text:p>5804400</text:p>
          </table:table-cell>
          <table:table-cell office:value-type="float" office:value="788343" calcext:value-type="float">
            <text:p>788343</text:p>
          </table:table-cell>
          <table:table-cell office:value-type="float" office:value="8.02258795426203" calcext:value-type="float">
            <text:p>8,02258795426203</text:p>
          </table:table-cell>
        </table:table-row>
        <table:table-row table:style-name="ro1">
          <table:table-cell office:value-type="string" calcext:value-type="string">
            <text:p>0403</text:p>
          </table:table-cell>
          <table:table-cell office:value-type="float" office:value="1995" calcext:value-type="float">
            <text:p>1995</text:p>
          </table:table-cell>
          <table:table-cell office:value-type="float" office:value="1132700" calcext:value-type="float">
            <text:p>1132700</text:p>
          </table:table-cell>
          <table:table-cell office:value-type="float" office:value="133304" calcext:value-type="float">
            <text:p>133304</text:p>
          </table:table-cell>
          <table:table-cell office:value-type="float" office:value="6832100" calcext:value-type="float">
            <text:p>6832100</text:p>
          </table:table-cell>
          <table:table-cell office:value-type="float" office:value="820599" calcext:value-type="float">
            <text:p>820599</text:p>
          </table:table-cell>
          <table:table-cell office:value-type="float" office:value="8.34969593344397" calcext:value-type="float">
            <text:p>8,34969593344397</text:p>
          </table:table-cell>
        </table:table-row>
        <table:table-row table:style-name="ro1">
          <table:table-cell office:value-type="string" calcext:value-type="string">
            <text:p>0403</text:p>
          </table:table-cell>
          <table:table-cell office:value-type="float" office:value="1996" calcext:value-type="float">
            <text:p>1996</text:p>
          </table:table-cell>
          <table:table-cell office:value-type="float" office:value="26070800" calcext:value-type="float">
            <text:p>26070800</text:p>
          </table:table-cell>
          <table:table-cell office:value-type="float" office:value="14526994" calcext:value-type="float">
            <text:p>14526994</text:p>
          </table:table-cell>
          <table:table-cell office:value-type="float" office:value="49589600" calcext:value-type="float">
            <text:p>49589600</text:p>
          </table:table-cell>
          <table:table-cell office:value-type="float" office:value="24806718" calcext:value-type="float">
            <text:p>24806718</text:p>
          </table:table-cell>
          <table:table-cell office:value-type="float" office:value="1.92355097327199" calcext:value-type="float">
            <text:p>1,92355097327199</text:p>
          </table:table-cell>
        </table:table-row>
        <table:table-row table:style-name="ro1">
          <table:table-cell office:value-type="string" calcext:value-type="string">
            <text:p>0403</text:p>
          </table:table-cell>
          <table:table-cell office:value-type="float" office:value="1997" calcext:value-type="float">
            <text:p>1997</text:p>
          </table:table-cell>
          <table:table-cell office:value-type="float" office:value="27548100" calcext:value-type="float">
            <text:p>27548100</text:p>
          </table:table-cell>
          <table:table-cell office:value-type="float" office:value="14343726" calcext:value-type="float">
            <text:p>14343726</text:p>
          </table:table-cell>
          <table:table-cell office:value-type="float" office:value="53479500" calcext:value-type="float">
            <text:p>53479500</text:p>
          </table:table-cell>
          <table:table-cell office:value-type="float" office:value="25322650" calcext:value-type="float">
            <text:p>25322650</text:p>
          </table:table-cell>
          <table:table-cell office:value-type="float" office:value="2.04272757360037" calcext:value-type="float">
            <text:p>2,04272757360037</text:p>
          </table:table-cell>
        </table:table-row>
        <table:table-row table:style-name="ro1">
          <table:table-cell office:value-type="string" calcext:value-type="string">
            <text:p>0403</text:p>
          </table:table-cell>
          <table:table-cell office:value-type="float" office:value="1998" calcext:value-type="float">
            <text:p>1998</text:p>
          </table:table-cell>
          <table:table-cell office:value-type="float" office:value="36388500" calcext:value-type="float">
            <text:p>36388500</text:p>
          </table:table-cell>
          <table:table-cell office:value-type="float" office:value="18498193" calcext:value-type="float">
            <text:p>18498193</text:p>
          </table:table-cell>
          <table:table-cell office:value-type="float" office:value="67848900" calcext:value-type="float">
            <text:p>67848900</text:p>
          </table:table-cell>
          <table:table-cell office:value-type="float" office:value="30490009" calcext:value-type="float">
            <text:p>30490009</text:p>
          </table:table-cell>
          <table:table-cell office:value-type="float" office:value="2.12780620117472" calcext:value-type="float">
            <text:p>2,12780620117472</text:p>
          </table:table-cell>
        </table:table-row>
        <table:table-row table:style-name="ro1">
          <table:table-cell office:value-type="string" calcext:value-type="string">
            <text:p>0403</text:p>
          </table:table-cell>
          <table:table-cell office:value-type="float" office:value="1999" calcext:value-type="float">
            <text:p>1999</text:p>
          </table:table-cell>
          <table:table-cell office:value-type="float" office:value="43798900" calcext:value-type="float">
            <text:p>43798900</text:p>
          </table:table-cell>
          <table:table-cell office:value-type="float" office:value="21979838" calcext:value-type="float">
            <text:p>21979838</text:p>
          </table:table-cell>
          <table:table-cell office:value-type="float" office:value="73425500" calcext:value-type="float">
            <text:p>73425500</text:p>
          </table:table-cell>
          <table:table-cell office:value-type="float" office:value="33939830" calcext:value-type="float">
            <text:p>33939830</text:p>
          </table:table-cell>
          <table:table-cell office:value-type="float" office:value="2.09629999949213" calcext:value-type="float">
            <text:p>2,09629999949213</text:p>
          </table:table-cell>
        </table:table-row>
        <table:table-row table:style-name="ro1">
          <table:table-cell office:value-type="string" calcext:value-type="string">
            <text:p>0403</text:p>
          </table:table-cell>
          <table:table-cell office:value-type="float" office:value="2000" calcext:value-type="float">
            <text:p>2000</text:p>
          </table:table-cell>
          <table:table-cell office:value-type="float" office:value="44770100" calcext:value-type="float">
            <text:p>44770100</text:p>
          </table:table-cell>
          <table:table-cell office:value-type="float" office:value="22574565" calcext:value-type="float">
            <text:p>22574565</text:p>
          </table:table-cell>
          <table:table-cell office:value-type="float" office:value="80127300" calcext:value-type="float">
            <text:p>80127300</text:p>
          </table:table-cell>
          <table:table-cell office:value-type="float" office:value="34500031" calcext:value-type="float">
            <text:p>34500031</text:p>
          </table:table-cell>
          <table:table-cell office:value-type="float" office:value="2.1883185997497" calcext:value-type="float">
            <text:p>2,1883185997497</text:p>
          </table:table-cell>
        </table:table-row>
        <table:table-row table:style-name="ro1">
          <table:table-cell office:value-type="string" calcext:value-type="string">
            <text:p>0403</text:p>
          </table:table-cell>
          <table:table-cell office:value-type="float" office:value="2001" calcext:value-type="float">
            <text:p>2001</text:p>
          </table:table-cell>
          <table:table-cell office:value-type="float" office:value="42208100" calcext:value-type="float">
            <text:p>42208100</text:p>
          </table:table-cell>
          <table:table-cell office:value-type="float" office:value="21323377" calcext:value-type="float">
            <text:p>21323377</text:p>
          </table:table-cell>
          <table:table-cell office:value-type="float" office:value="81582600" calcext:value-type="float">
            <text:p>81582600</text:p>
          </table:table-cell>
          <table:table-cell office:value-type="float" office:value="31591112" calcext:value-type="float">
            <text:p>31591112</text:p>
          </table:table-cell>
          <table:table-cell office:value-type="float" office:value="2.33944808575965" calcext:value-type="float">
            <text:p>2,33944808575965</text:p>
          </table:table-cell>
        </table:table-row>
        <table:table-row table:style-name="ro1">
          <table:table-cell office:value-type="string" calcext:value-type="string">
            <text:p>0403</text:p>
          </table:table-cell>
          <table:table-cell office:value-type="float" office:value="2002" calcext:value-type="float">
            <text:p>2002</text:p>
          </table:table-cell>
          <table:table-cell office:value-type="float" office:value="45406300" calcext:value-type="float">
            <text:p>45406300</text:p>
          </table:table-cell>
          <table:table-cell office:value-type="float" office:value="22410665" calcext:value-type="float">
            <text:p>22410665</text:p>
          </table:table-cell>
          <table:table-cell office:value-type="float" office:value="80031400" calcext:value-type="float">
            <text:p>80031400</text:p>
          </table:table-cell>
          <table:table-cell office:value-type="float" office:value="33619804" calcext:value-type="float">
            <text:p>33619804</text:p>
          </table:table-cell>
          <table:table-cell office:value-type="float" office:value="2.23874085365946" calcext:value-type="float">
            <text:p>2,23874085365946</text:p>
          </table:table-cell>
        </table:table-row>
        <table:table-row table:style-name="ro1">
          <table:table-cell office:value-type="string" calcext:value-type="string">
            <text:p>0403</text:p>
          </table:table-cell>
          <table:table-cell office:value-type="float" office:value="2003" calcext:value-type="float">
            <text:p>2003</text:p>
          </table:table-cell>
          <table:table-cell office:value-type="float" office:value="48885500" calcext:value-type="float">
            <text:p>48885500</text:p>
          </table:table-cell>
          <table:table-cell office:value-type="float" office:value="24128101" calcext:value-type="float">
            <text:p>24128101</text:p>
          </table:table-cell>
          <table:table-cell office:value-type="float" office:value="75782400" calcext:value-type="float">
            <text:p>75782400</text:p>
          </table:table-cell>
          <table:table-cell office:value-type="float" office:value="32296900" calcext:value-type="float">
            <text:p>32296900</text:p>
          </table:table-cell>
          <table:table-cell office:value-type="float" office:value="2.2094443560577" calcext:value-type="float">
            <text:p>2,2094443560577</text:p>
          </table:table-cell>
        </table:table-row>
        <table:table-row table:style-name="ro1">
          <table:table-cell office:value-type="string" calcext:value-type="string">
            <text:p>0403</text:p>
          </table:table-cell>
          <table:table-cell office:value-type="float" office:value="2004" calcext:value-type="float">
            <text:p>2004</text:p>
          </table:table-cell>
          <table:table-cell office:value-type="float" office:value="47263400" calcext:value-type="float">
            <text:p>47263400</text:p>
          </table:table-cell>
          <table:table-cell office:value-type="float" office:value="22757519" calcext:value-type="float">
            <text:p>22757519</text:p>
          </table:table-cell>
          <table:table-cell office:value-type="float" office:value="82723200" calcext:value-type="float">
            <text:p>82723200</text:p>
          </table:table-cell>
          <table:table-cell office:value-type="float" office:value="35897443" calcext:value-type="float">
            <text:p>35897443</text:p>
          </table:table-cell>
          <table:table-cell office:value-type="float" office:value="2.21612282350468" calcext:value-type="float">
            <text:p>2,21612282350468</text:p>
          </table:table-cell>
        </table:table-row>
        <table:table-row table:style-name="ro1">
          <table:table-cell office:value-type="string" calcext:value-type="string">
            <text:p>0403</text:p>
          </table:table-cell>
          <table:table-cell office:value-type="float" office:value="2005" calcext:value-type="float">
            <text:p>2005</text:p>
          </table:table-cell>
          <table:table-cell office:value-type="float" office:value="53530100" calcext:value-type="float">
            <text:p>53530100</text:p>
          </table:table-cell>
          <table:table-cell office:value-type="float" office:value="26294843" calcext:value-type="float">
            <text:p>26294843</text:p>
          </table:table-cell>
          <table:table-cell office:value-type="float" office:value="97029600" calcext:value-type="float">
            <text:p>97029600</text:p>
          </table:table-cell>
          <table:table-cell office:value-type="float" office:value="38579962" calcext:value-type="float">
            <text:p>38579962</text:p>
          </table:table-cell>
          <table:table-cell office:value-type="float" office:value="2.32077306436605" calcext:value-type="float">
            <text:p>2,32077306436605</text:p>
          </table:table-cell>
        </table:table-row>
        <table:table-row table:style-name="ro1">
          <table:table-cell office:value-type="string" calcext:value-type="string">
            <text:p>0403</text:p>
          </table:table-cell>
          <table:table-cell office:value-type="float" office:value="2006" calcext:value-type="float">
            <text:p>2006</text:p>
          </table:table-cell>
          <table:table-cell office:value-type="float" office:value="41977800" calcext:value-type="float">
            <text:p>41977800</text:p>
          </table:table-cell>
          <table:table-cell office:value-type="float" office:value="34151674" calcext:value-type="float">
            <text:p>34151674</text:p>
          </table:table-cell>
          <table:table-cell office:value-type="float" office:value="85359000" calcext:value-type="float">
            <text:p>85359000</text:p>
          </table:table-cell>
          <table:table-cell office:value-type="float" office:value="49977974" calcext:value-type="float">
            <text:p>49977974</text:p>
          </table:table-cell>
          <table:table-cell office:value-type="float" office:value="1.51357818589708" calcext:value-type="float">
            <text:p>1,51357818589708</text:p>
          </table:table-cell>
        </table:table-row>
        <table:table-row table:style-name="ro1">
          <table:table-cell office:value-type="string" calcext:value-type="string">
            <text:p>0403</text:p>
          </table:table-cell>
          <table:table-cell office:value-type="float" office:value="2007" calcext:value-type="float">
            <text:p>2007</text:p>
          </table:table-cell>
          <table:table-cell office:value-type="float" office:value="54836000" calcext:value-type="float">
            <text:p>54836000</text:p>
          </table:table-cell>
          <table:table-cell office:value-type="float" office:value="44751295" calcext:value-type="float">
            <text:p>44751295</text:p>
          </table:table-cell>
          <table:table-cell office:value-type="float" office:value="114194600" calcext:value-type="float">
            <text:p>114194600</text:p>
          </table:table-cell>
          <table:table-cell office:value-type="float" office:value="101157941" calcext:value-type="float">
            <text:p>101157941</text:p>
          </table:table-cell>
          <table:table-cell office:value-type="float" office:value="1.1584640193716" calcext:value-type="float">
            <text:p>1,1584640193716</text:p>
          </table:table-cell>
        </table:table-row>
        <table:table-row table:style-name="ro1">
          <table:table-cell office:value-type="string" calcext:value-type="string">
            <text:p>0403</text:p>
          </table:table-cell>
          <table:table-cell office:value-type="float" office:value="2008" calcext:value-type="float">
            <text:p>2008</text:p>
          </table:table-cell>
          <table:table-cell office:value-type="float" office:value="44801500" calcext:value-type="float">
            <text:p>44801500</text:p>
          </table:table-cell>
          <table:table-cell office:value-type="float" office:value="41623566" calcext:value-type="float">
            <text:p>41623566</text:p>
          </table:table-cell>
          <table:table-cell office:value-type="float" office:value="120259400" calcext:value-type="float">
            <text:p>120259400</text:p>
          </table:table-cell>
          <table:table-cell office:value-type="float" office:value="113055727" calcext:value-type="float">
            <text:p>113055727</text:p>
          </table:table-cell>
          <table:table-cell office:value-type="float" office:value="1.067116979905" calcext:value-type="float">
            <text:p>1,067116979905</text:p>
          </table:table-cell>
        </table:table-row>
        <table:table-row table:style-name="ro1">
          <table:table-cell office:value-type="string" calcext:value-type="string">
            <text:p>0403</text:p>
          </table:table-cell>
          <table:table-cell office:value-type="float" office:value="2009" calcext:value-type="float">
            <text:p>2009</text:p>
          </table:table-cell>
          <table:table-cell office:value-type="float" office:value="46278200" calcext:value-type="float">
            <text:p>46278200</text:p>
          </table:table-cell>
          <table:table-cell office:value-type="float" office:value="32763048" calcext:value-type="float">
            <text:p>32763048</text:p>
          </table:table-cell>
          <table:table-cell office:value-type="float" office:value="85150400" calcext:value-type="float">
            <text:p>85150400</text:p>
          </table:table-cell>
          <table:table-cell office:value-type="float" office:value="68127996" calcext:value-type="float">
            <text:p>68127996</text:p>
          </table:table-cell>
          <table:table-cell office:value-type="float" office:value="1.30267856084431" calcext:value-type="float">
            <text:p>1,30267856084431</text:p>
          </table:table-cell>
        </table:table-row>
        <table:table-row table:style-name="ro1">
          <table:table-cell office:value-type="string" calcext:value-type="string">
            <text:p>0403</text:p>
          </table:table-cell>
          <table:table-cell office:value-type="float" office:value="2010" calcext:value-type="float">
            <text:p>2010</text:p>
          </table:table-cell>
          <table:table-cell office:value-type="float" office:value="62663942" calcext:value-type="float">
            <text:p>62663942</text:p>
          </table:table-cell>
          <table:table-cell office:value-type="float" office:value="34411298" calcext:value-type="float">
            <text:p>34411298</text:p>
          </table:table-cell>
          <table:table-cell office:value-type="float" office:value="104237899" calcext:value-type="float">
            <text:p>104237899</text:p>
          </table:table-cell>
          <table:table-cell office:value-type="float" office:value="55296592" calcext:value-type="float">
            <text:p>55296592</text:p>
          </table:table-cell>
          <table:table-cell office:value-type="float" office:value="1.86050347410913" calcext:value-type="float">
            <text:p>1,86050347410913</text:p>
          </table:table-cell>
        </table:table-row>
        <table:table-row table:style-name="ro1">
          <table:table-cell office:value-type="string" calcext:value-type="string">
            <text:p>0403</text:p>
          </table:table-cell>
          <table:table-cell office:value-type="float" office:value="2011" calcext:value-type="float">
            <text:p>2011</text:p>
          </table:table-cell>
          <table:table-cell office:value-type="float" office:value="79834968" calcext:value-type="float">
            <text:p>79834968</text:p>
          </table:table-cell>
          <table:table-cell office:value-type="float" office:value="40081659" calcext:value-type="float">
            <text:p>40081659</text:p>
          </table:table-cell>
          <table:table-cell office:value-type="float" office:value="126938129" calcext:value-type="float">
            <text:p>126938129</text:p>
          </table:table-cell>
          <table:table-cell office:value-type="float" office:value="62962911" calcext:value-type="float">
            <text:p>62962911</text:p>
          </table:table-cell>
          <table:table-cell office:value-type="float" office:value="2.00663748706021" calcext:value-type="float">
            <text:p>2,00663748706021</text:p>
          </table:table-cell>
        </table:table-row>
        <table:table-row table:style-name="ro1">
          <table:table-cell office:value-type="string" calcext:value-type="string">
            <text:p>0403</text:p>
          </table:table-cell>
          <table:table-cell office:value-type="float" office:value="2012" calcext:value-type="float">
            <text:p>2012</text:p>
          </table:table-cell>
          <table:table-cell office:value-type="float" office:value="68416177" calcext:value-type="float">
            <text:p>68416177</text:p>
          </table:table-cell>
          <table:table-cell office:value-type="float" office:value="36962049" calcext:value-type="float">
            <text:p>36962049</text:p>
          </table:table-cell>
          <table:table-cell office:value-type="float" office:value="120944843" calcext:value-type="float">
            <text:p>120944843</text:p>
          </table:table-cell>
          <table:table-cell office:value-type="float" office:value="58801898" calcext:value-type="float">
            <text:p>58801898</text:p>
          </table:table-cell>
          <table:table-cell office:value-type="float" office:value="1.97737275803805" calcext:value-type="float">
            <text:p>1,97737275803805</text:p>
          </table:table-cell>
        </table:table-row>
        <table:table-row table:style-name="ro1">
          <table:table-cell office:value-type="string" calcext:value-type="string">
            <text:p>0403</text:p>
          </table:table-cell>
          <table:table-cell office:value-type="float" office:value="2013" calcext:value-type="float">
            <text:p>2013</text:p>
          </table:table-cell>
          <table:table-cell office:value-type="float" office:value="73076405" calcext:value-type="float">
            <text:p>73076405</text:p>
          </table:table-cell>
          <table:table-cell office:value-type="float" office:value="35067985" calcext:value-type="float">
            <text:p>35067985</text:p>
          </table:table-cell>
          <table:table-cell office:value-type="float" office:value="128830504" calcext:value-type="float">
            <text:p>128830504</text:p>
          </table:table-cell>
          <table:table-cell office:value-type="float" office:value="52875741" calcext:value-type="float">
            <text:p>52875741</text:p>
          </table:table-cell>
          <table:table-cell office:value-type="float" office:value="2.29586484657245" calcext:value-type="float">
            <text:p>2,29586484657245</text:p>
          </table:table-cell>
        </table:table-row>
        <table:table-row table:style-name="ro1">
          <table:table-cell office:value-type="string" calcext:value-type="string">
            <text:p>0403</text:p>
          </table:table-cell>
          <table:table-cell office:value-type="float" office:value="2014" calcext:value-type="float">
            <text:p>2014</text:p>
          </table:table-cell>
          <table:table-cell office:value-type="float" office:value="178673109" calcext:value-type="float">
            <text:p>178673109</text:p>
          </table:table-cell>
          <table:table-cell office:value-type="float" office:value="36735258" calcext:value-type="float">
            <text:p>36735258</text:p>
          </table:table-cell>
          <table:table-cell office:value-type="float" office:value="148216267" calcext:value-type="float">
            <text:p>148216267</text:p>
          </table:table-cell>
          <table:table-cell office:value-type="float" office:value="61528611" calcext:value-type="float">
            <text:p>61528611</text:p>
          </table:table-cell>
          <table:table-cell office:value-type="float" office:value="3.32664874003689" calcext:value-type="float">
            <text:p>3,32664874003689</text:p>
          </table:table-cell>
        </table:table-row>
        <table:table-row table:style-name="ro1">
          <table:table-cell office:value-type="string" calcext:value-type="string">
            <text:p>0403</text:p>
          </table:table-cell>
          <table:table-cell office:value-type="float" office:value="2015" calcext:value-type="float">
            <text:p>2015</text:p>
          </table:table-cell>
          <table:table-cell office:value-type="float" office:value="87117721" calcext:value-type="float">
            <text:p>87117721</text:p>
          </table:table-cell>
          <table:table-cell office:value-type="float" office:value="34428733" calcext:value-type="float">
            <text:p>34428733</text:p>
          </table:table-cell>
          <table:table-cell office:value-type="float" office:value="159027621" calcext:value-type="float">
            <text:p>159027621</text:p>
          </table:table-cell>
          <table:table-cell office:value-type="float" office:value="65067249" calcext:value-type="float">
            <text:p>65067249</text:p>
          </table:table-cell>
          <table:table-cell office:value-type="float" office:value="2.47392243437529" calcext:value-type="float">
            <text:p>2,47392243437529</text:p>
          </table:table-cell>
        </table:table-row>
        <table:table-row table:style-name="ro1">
          <table:table-cell office:value-type="string" calcext:value-type="string">
            <text:p>0403</text:p>
          </table:table-cell>
          <table:table-cell office:value-type="float" office:value="2016" calcext:value-type="float">
            <text:p>2016</text:p>
          </table:table-cell>
          <table:table-cell office:value-type="float" office:value="93432841" calcext:value-type="float">
            <text:p>93432841</text:p>
          </table:table-cell>
          <table:table-cell office:value-type="float" office:value="35315556" calcext:value-type="float">
            <text:p>35315556</text:p>
          </table:table-cell>
          <table:table-cell office:value-type="float" office:value="157156366" calcext:value-type="float">
            <text:p>157156366</text:p>
          </table:table-cell>
          <table:table-cell office:value-type="float" office:value="59880532" calcext:value-type="float">
            <text:p>59880532</text:p>
          </table:table-cell>
          <table:table-cell office:value-type="float" office:value="2.63234773891129" calcext:value-type="float">
            <text:p>2,63234773891129</text:p>
          </table:table-cell>
        </table:table-row>
        <table:table-row table:style-name="ro1">
          <table:table-cell office:value-type="string" calcext:value-type="string">
            <text:p>0403</text:p>
          </table:table-cell>
          <table:table-cell office:value-type="float" office:value="2017" calcext:value-type="float">
            <text:p>2017</text:p>
          </table:table-cell>
          <table:table-cell office:value-type="float" office:value="96843061" calcext:value-type="float">
            <text:p>96843061</text:p>
          </table:table-cell>
          <table:table-cell office:value-type="float" office:value="33253944" calcext:value-type="float">
            <text:p>33253944</text:p>
          </table:table-cell>
          <table:table-cell office:value-type="float" office:value="146728207" calcext:value-type="float">
            <text:p>146728207</text:p>
          </table:table-cell>
          <table:table-cell office:value-type="float" office:value="53061226" calcext:value-type="float">
            <text:p>53061226</text:p>
          </table:table-cell>
          <table:table-cell office:value-type="float" office:value="2.82188250338845" calcext:value-type="float">
            <text:p>2,82188250338845</text:p>
          </table:table-cell>
        </table:table-row>
        <table:table-row table:style-name="ro1">
          <table:table-cell office:value-type="string" calcext:value-type="string">
            <text:p>0403</text:p>
          </table:table-cell>
          <table:table-cell office:value-type="float" office:value="2018" calcext:value-type="float">
            <text:p>2018</text:p>
          </table:table-cell>
          <table:table-cell office:value-type="float" office:value="103006222" calcext:value-type="float">
            <text:p>103006222</text:p>
          </table:table-cell>
          <table:table-cell office:value-type="float" office:value="35730500" calcext:value-type="float">
            <text:p>35730500</text:p>
          </table:table-cell>
          <table:table-cell office:value-type="float" office:value="139294419" calcext:value-type="float">
            <text:p>139294419</text:p>
          </table:table-cell>
          <table:table-cell office:value-type="float" office:value="51924580" calcext:value-type="float">
            <text:p>51924580</text:p>
          </table:table-cell>
          <table:table-cell office:value-type="float" office:value="2.76425098237318" calcext:value-type="float">
            <text:p>2,76425098237318</text:p>
          </table:table-cell>
        </table:table-row>
        <table:table-row table:style-name="ro1">
          <table:table-cell office:value-type="string" calcext:value-type="string">
            <text:p>0404</text:p>
          </table:table-cell>
          <table:table-cell office:value-type="float" office:value="1993" calcext:value-type="float">
            <text:p>1993</text:p>
          </table:table-cell>
          <table:table-cell office:value-type="float" office:value="2774400" calcext:value-type="float">
            <text:p>2774400</text:p>
          </table:table-cell>
          <table:table-cell office:value-type="float" office:value="520229" calcext:value-type="float">
            <text:p>520229</text:p>
          </table:table-cell>
          <table:table-cell office:value-type="float" office:value="3495700" calcext:value-type="float">
            <text:p>3495700</text:p>
          </table:table-cell>
          <table:table-cell office:value-type="float" office:value="530658" calcext:value-type="float">
            <text:p>530658</text:p>
          </table:table-cell>
          <table:table-cell office:value-type="float" office:value="5.9664835515141" calcext:value-type="float">
            <text:p>5,9664835515141</text:p>
          </table:table-cell>
        </table:table-row>
        <table:table-row table:style-name="ro1">
          <table:table-cell office:value-type="string" calcext:value-type="string">
            <text:p>0404</text:p>
          </table:table-cell>
          <table:table-cell office:value-type="float" office:value="1994" calcext:value-type="float">
            <text:p>1994</text:p>
          </table:table-cell>
          <table:table-cell office:value-type="float" office:value="2715800" calcext:value-type="float">
            <text:p>2715800</text:p>
          </table:table-cell>
          <table:table-cell office:value-type="float" office:value="552665" calcext:value-type="float">
            <text:p>552665</text:p>
          </table:table-cell>
          <table:table-cell office:value-type="float" office:value="3700200" calcext:value-type="float">
            <text:p>3700200</text:p>
          </table:table-cell>
          <table:table-cell office:value-type="float" office:value="672705" calcext:value-type="float">
            <text:p>672705</text:p>
          </table:table-cell>
          <table:table-cell office:value-type="float" office:value="5.23596954389287" calcext:value-type="float">
            <text:p>5,23596954389287</text:p>
          </table:table-cell>
        </table:table-row>
        <table:table-row table:style-name="ro1">
          <table:table-cell office:value-type="string" calcext:value-type="string">
            <text:p>0404</text:p>
          </table:table-cell>
          <table:table-cell office:value-type="float" office:value="1995" calcext:value-type="float">
            <text:p>1995</text:p>
          </table:table-cell>
          <table:table-cell office:value-type="float" office:value="3604100" calcext:value-type="float">
            <text:p>3604100</text:p>
          </table:table-cell>
          <table:table-cell office:value-type="float" office:value="813642" calcext:value-type="float">
            <text:p>813642</text:p>
          </table:table-cell>
          <table:table-cell office:value-type="float" office:value="6715000" calcext:value-type="float">
            <text:p>6715000</text:p>
          </table:table-cell>
          <table:table-cell office:value-type="float" office:value="1574899" calcext:value-type="float">
            <text:p>1574899</text:p>
          </table:table-cell>
          <table:table-cell office:value-type="float" office:value="4.32025240512932" calcext:value-type="float">
            <text:p>4,32025240512932</text:p>
          </table:table-cell>
        </table:table-row>
        <table:table-row table:style-name="ro1">
          <table:table-cell office:value-type="string" calcext:value-type="string">
            <text:p>0404</text:p>
          </table:table-cell>
          <table:table-cell office:value-type="float" office:value="1996" calcext:value-type="float">
            <text:p>1996</text:p>
          </table:table-cell>
          <table:table-cell office:value-type="float" office:value="8664400" calcext:value-type="float">
            <text:p>8664400</text:p>
          </table:table-cell>
          <table:table-cell office:value-type="float" office:value="5376712" calcext:value-type="float">
            <text:p>5376712</text:p>
          </table:table-cell>
          <table:table-cell office:value-type="float" office:value="22908900" calcext:value-type="float">
            <text:p>22908900</text:p>
          </table:table-cell>
          <table:table-cell office:value-type="float" office:value="16315107" calcext:value-type="float">
            <text:p>16315107</text:p>
          </table:table-cell>
          <table:table-cell office:value-type="float" office:value="1.45553952851995" calcext:value-type="float">
            <text:p>1,45553952851995</text:p>
          </table:table-cell>
        </table:table-row>
        <table:table-row table:style-name="ro1">
          <table:table-cell office:value-type="string" calcext:value-type="string">
            <text:p>0404</text:p>
          </table:table-cell>
          <table:table-cell office:value-type="float" office:value="1997" calcext:value-type="float">
            <text:p>1997</text:p>
          </table:table-cell>
          <table:table-cell office:value-type="float" office:value="5761400" calcext:value-type="float">
            <text:p>5761400</text:p>
          </table:table-cell>
          <table:table-cell office:value-type="float" office:value="3361291" calcext:value-type="float">
            <text:p>3361291</text:p>
          </table:table-cell>
          <table:table-cell office:value-type="float" office:value="8464500" calcext:value-type="float">
            <text:p>8464500</text:p>
          </table:table-cell>
          <table:table-cell office:value-type="float" office:value="4776817" calcext:value-type="float">
            <text:p>4776817</text:p>
          </table:table-cell>
          <table:table-cell office:value-type="float" office:value="1.74805986846083" calcext:value-type="float">
            <text:p>1,74805986846083</text:p>
          </table:table-cell>
        </table:table-row>
        <table:table-row table:style-name="ro1">
          <table:table-cell office:value-type="string" calcext:value-type="string">
            <text:p>0404</text:p>
          </table:table-cell>
          <table:table-cell office:value-type="float" office:value="1998" calcext:value-type="float">
            <text:p>1998</text:p>
          </table:table-cell>
          <table:table-cell office:value-type="float" office:value="9651200" calcext:value-type="float">
            <text:p>9651200</text:p>
          </table:table-cell>
          <table:table-cell office:value-type="float" office:value="1494483" calcext:value-type="float">
            <text:p>1494483</text:p>
          </table:table-cell>
          <table:table-cell office:value-type="float" office:value="7219700" calcext:value-type="float">
            <text:p>7219700</text:p>
          </table:table-cell>
          <table:table-cell office:value-type="float" office:value="2524880" calcext:value-type="float">
            <text:p>2524880</text:p>
          </table:table-cell>
          <table:table-cell office:value-type="float" office:value="4.19740640494526" calcext:value-type="float">
            <text:p>4,19740640494526</text:p>
          </table:table-cell>
        </table:table-row>
        <table:table-row table:style-name="ro1">
          <table:table-cell office:value-type="string" calcext:value-type="string">
            <text:p>0404</text:p>
          </table:table-cell>
          <table:table-cell office:value-type="float" office:value="1999" calcext:value-type="float">
            <text:p>1999</text:p>
          </table:table-cell>
          <table:table-cell office:value-type="float" office:value="6882000" calcext:value-type="float">
            <text:p>6882000</text:p>
          </table:table-cell>
          <table:table-cell office:value-type="float" office:value="1427225" calcext:value-type="float">
            <text:p>1427225</text:p>
          </table:table-cell>
          <table:table-cell office:value-type="float" office:value="14414700" calcext:value-type="float">
            <text:p>14414700</text:p>
          </table:table-cell>
          <table:table-cell office:value-type="float" office:value="3821928" calcext:value-type="float">
            <text:p>3821928</text:p>
          </table:table-cell>
          <table:table-cell office:value-type="float" office:value="4.05716884228751" calcext:value-type="float">
            <text:p>4,05716884228751</text:p>
          </table:table-cell>
        </table:table-row>
        <table:table-row table:style-name="ro1">
          <table:table-cell office:value-type="string" calcext:value-type="string">
            <text:p>0404</text:p>
          </table:table-cell>
          <table:table-cell office:value-type="float" office:value="2000" calcext:value-type="float">
            <text:p>2000</text:p>
          </table:table-cell>
          <table:table-cell office:value-type="float" office:value="10490300" calcext:value-type="float">
            <text:p>10490300</text:p>
          </table:table-cell>
          <table:table-cell office:value-type="float" office:value="2619559" calcext:value-type="float">
            <text:p>2619559</text:p>
          </table:table-cell>
          <table:table-cell office:value-type="float" office:value="29017500" calcext:value-type="float">
            <text:p>29017500</text:p>
          </table:table-cell>
          <table:table-cell office:value-type="float" office:value="7392360" calcext:value-type="float">
            <text:p>7392360</text:p>
          </table:table-cell>
          <table:table-cell office:value-type="float" office:value="3.94607667121558" calcext:value-type="float">
            <text:p>3,94607667121558</text:p>
          </table:table-cell>
        </table:table-row>
        <table:table-row table:style-name="ro1">
          <table:table-cell office:value-type="string" calcext:value-type="string">
            <text:p>0404</text:p>
          </table:table-cell>
          <table:table-cell office:value-type="float" office:value="2001" calcext:value-type="float">
            <text:p>2001</text:p>
          </table:table-cell>
          <table:table-cell office:value-type="float" office:value="23863900" calcext:value-type="float">
            <text:p>23863900</text:p>
          </table:table-cell>
          <table:table-cell office:value-type="float" office:value="6221024" calcext:value-type="float">
            <text:p>6221024</text:p>
          </table:table-cell>
          <table:table-cell office:value-type="float" office:value="56146000" calcext:value-type="float">
            <text:p>56146000</text:p>
          </table:table-cell>
          <table:table-cell office:value-type="float" office:value="13959905" calcext:value-type="float">
            <text:p>13959905</text:p>
          </table:table-cell>
          <table:table-cell office:value-type="float" office:value="3.96462918035141" calcext:value-type="float">
            <text:p>3,96462918035141</text:p>
          </table:table-cell>
        </table:table-row>
        <table:table-row table:style-name="ro1">
          <table:table-cell office:value-type="string" calcext:value-type="string">
            <text:p>0404</text:p>
          </table:table-cell>
          <table:table-cell office:value-type="float" office:value="2002" calcext:value-type="float">
            <text:p>2002</text:p>
          </table:table-cell>
          <table:table-cell office:value-type="float" office:value="46790300" calcext:value-type="float">
            <text:p>46790300</text:p>
          </table:table-cell>
          <table:table-cell office:value-type="float" office:value="13081041" calcext:value-type="float">
            <text:p>13081041</text:p>
          </table:table-cell>
          <table:table-cell office:value-type="float" office:value="119945500" calcext:value-type="float">
            <text:p>119945500</text:p>
          </table:table-cell>
          <table:table-cell office:value-type="float" office:value="28907491" calcext:value-type="float">
            <text:p>28907491</text:p>
          </table:table-cell>
          <table:table-cell office:value-type="float" office:value="3.9709842677996" calcext:value-type="float">
            <text:p>3,9709842677996</text:p>
          </table:table-cell>
        </table:table-row>
        <table:table-row table:style-name="ro1">
          <table:table-cell office:value-type="string" calcext:value-type="string">
            <text:p>0404</text:p>
          </table:table-cell>
          <table:table-cell office:value-type="float" office:value="2003" calcext:value-type="float">
            <text:p>2003</text:p>
          </table:table-cell>
          <table:table-cell office:value-type="float" office:value="75844300" calcext:value-type="float">
            <text:p>75844300</text:p>
          </table:table-cell>
          <table:table-cell office:value-type="float" office:value="17920594" calcext:value-type="float">
            <text:p>17920594</text:p>
          </table:table-cell>
          <table:table-cell office:value-type="float" office:value="186318500" calcext:value-type="float">
            <text:p>186318500</text:p>
          </table:table-cell>
          <table:table-cell office:value-type="float" office:value="48015920" calcext:value-type="float">
            <text:p>48015920</text:p>
          </table:table-cell>
          <table:table-cell office:value-type="float" office:value="3.97598817553503" calcext:value-type="float">
            <text:p>3,97598817553503</text:p>
          </table:table-cell>
        </table:table-row>
        <table:table-row table:style-name="ro1">
          <table:table-cell office:value-type="string" calcext:value-type="string">
            <text:p>0404</text:p>
          </table:table-cell>
          <table:table-cell office:value-type="float" office:value="2004" calcext:value-type="float">
            <text:p>2004</text:p>
          </table:table-cell>
          <table:table-cell office:value-type="float" office:value="99998300" calcext:value-type="float">
            <text:p>99998300</text:p>
          </table:table-cell>
          <table:table-cell office:value-type="float" office:value="27656135" calcext:value-type="float">
            <text:p>27656135</text:p>
          </table:table-cell>
          <table:table-cell office:value-type="float" office:value="268997500" calcext:value-type="float">
            <text:p>268997500</text:p>
          </table:table-cell>
          <table:table-cell office:value-type="float" office:value="73232137" calcext:value-type="float">
            <text:p>73232137</text:p>
          </table:table-cell>
          <table:table-cell office:value-type="float" office:value="3.65746972056375" calcext:value-type="float">
            <text:p>3,65746972056375</text:p>
          </table:table-cell>
        </table:table-row>
        <table:table-row table:style-name="ro1">
          <table:table-cell office:value-type="string" calcext:value-type="string">
            <text:p>0404</text:p>
          </table:table-cell>
          <table:table-cell office:value-type="float" office:value="2005" calcext:value-type="float">
            <text:p>2005</text:p>
          </table:table-cell>
          <table:table-cell office:value-type="float" office:value="148892000" calcext:value-type="float">
            <text:p>148892000</text:p>
          </table:table-cell>
          <table:table-cell office:value-type="float" office:value="31530542" calcext:value-type="float">
            <text:p>31530542</text:p>
          </table:table-cell>
          <table:table-cell office:value-type="float" office:value="244780600" calcext:value-type="float">
            <text:p>244780600</text:p>
          </table:table-cell>
          <table:table-cell office:value-type="float" office:value="69280408" calcext:value-type="float">
            <text:p>69280408</text:p>
          </table:table-cell>
          <table:table-cell office:value-type="float" office:value="3.90505793269481" calcext:value-type="float">
            <text:p>3,90505793269481</text:p>
          </table:table-cell>
        </table:table-row>
        <table:table-row table:style-name="ro1">
          <table:table-cell office:value-type="string" calcext:value-type="string">
            <text:p>0404</text:p>
          </table:table-cell>
          <table:table-cell office:value-type="float" office:value="2006" calcext:value-type="float">
            <text:p>2006</text:p>
          </table:table-cell>
          <table:table-cell office:value-type="float" office:value="123570000" calcext:value-type="float">
            <text:p>123570000</text:p>
          </table:table-cell>
          <table:table-cell office:value-type="float" office:value="35755860" calcext:value-type="float">
            <text:p>35755860</text:p>
          </table:table-cell>
          <table:table-cell office:value-type="float" office:value="204021800" calcext:value-type="float">
            <text:p>204021800</text:p>
          </table:table-cell>
          <table:table-cell office:value-type="float" office:value="69971101" calcext:value-type="float">
            <text:p>69971101</text:p>
          </table:table-cell>
          <table:table-cell office:value-type="float" office:value="3.09846984063034" calcext:value-type="float">
            <text:p>3,09846984063034</text:p>
          </table:table-cell>
        </table:table-row>
        <table:table-row table:style-name="ro1">
          <table:table-cell office:value-type="string" calcext:value-type="string">
            <text:p>0404</text:p>
          </table:table-cell>
          <table:table-cell office:value-type="float" office:value="2007" calcext:value-type="float">
            <text:p>2007</text:p>
          </table:table-cell>
          <table:table-cell office:value-type="float" office:value="123546500" calcext:value-type="float">
            <text:p>123546500</text:p>
          </table:table-cell>
          <table:table-cell office:value-type="float" office:value="65598503" calcext:value-type="float">
            <text:p>65598503</text:p>
          </table:table-cell>
          <table:table-cell office:value-type="float" office:value="296767600" calcext:value-type="float">
            <text:p>296767600</text:p>
          </table:table-cell>
          <table:table-cell office:value-type="float" office:value="180494083" calcext:value-type="float">
            <text:p>180494083</text:p>
          </table:table-cell>
          <table:table-cell office:value-type="float" office:value="1.70795108796979" calcext:value-type="float">
            <text:p>1,70795108796979</text:p>
          </table:table-cell>
        </table:table-row>
        <table:table-row table:style-name="ro1">
          <table:table-cell office:value-type="string" calcext:value-type="string">
            <text:p>0404</text:p>
          </table:table-cell>
          <table:table-cell office:value-type="float" office:value="2008" calcext:value-type="float">
            <text:p>2008</text:p>
          </table:table-cell>
          <table:table-cell office:value-type="float" office:value="219420900" calcext:value-type="float">
            <text:p>219420900</text:p>
          </table:table-cell>
          <table:table-cell office:value-type="float" office:value="78692947" calcext:value-type="float">
            <text:p>78692947</text:p>
          </table:table-cell>
          <table:table-cell office:value-type="float" office:value="367766600" calcext:value-type="float">
            <text:p>367766600</text:p>
          </table:table-cell>
          <table:table-cell office:value-type="float" office:value="236277431" calcext:value-type="float">
            <text:p>236277431</text:p>
          </table:table-cell>
          <table:table-cell office:value-type="float" office:value="1.86426261329248" calcext:value-type="float">
            <text:p>1,86426261329248</text:p>
          </table:table-cell>
        </table:table-row>
        <table:table-row table:style-name="ro1">
          <table:table-cell office:value-type="string" calcext:value-type="string">
            <text:p>0404</text:p>
          </table:table-cell>
          <table:table-cell office:value-type="float" office:value="2009" calcext:value-type="float">
            <text:p>2009</text:p>
          </table:table-cell>
          <table:table-cell office:value-type="float" office:value="130010100" calcext:value-type="float">
            <text:p>130010100</text:p>
          </table:table-cell>
          <table:table-cell office:value-type="float" office:value="69902938" calcext:value-type="float">
            <text:p>69902938</text:p>
          </table:table-cell>
          <table:table-cell office:value-type="float" office:value="230846100" calcext:value-type="float">
            <text:p>230846100</text:p>
          </table:table-cell>
          <table:table-cell office:value-type="float" office:value="146142002" calcext:value-type="float">
            <text:p>146142002</text:p>
          </table:table-cell>
          <table:table-cell office:value-type="float" office:value="1.67028304388892" calcext:value-type="float">
            <text:p>1,67028304388892</text:p>
          </table:table-cell>
        </table:table-row>
        <table:table-row table:style-name="ro1">
          <table:table-cell office:value-type="string" calcext:value-type="string">
            <text:p>0404</text:p>
          </table:table-cell>
          <table:table-cell office:value-type="float" office:value="2010" calcext:value-type="float">
            <text:p>2010</text:p>
          </table:table-cell>
          <table:table-cell office:value-type="float" office:value="239030997" calcext:value-type="float">
            <text:p>239030997</text:p>
          </table:table-cell>
          <table:table-cell office:value-type="float" office:value="68862716" calcext:value-type="float">
            <text:p>68862716</text:p>
          </table:table-cell>
          <table:table-cell office:value-type="float" office:value="246204050" calcext:value-type="float">
            <text:p>246204050</text:p>
          </table:table-cell>
          <table:table-cell office:value-type="float" office:value="196349321" calcext:value-type="float">
            <text:p>196349321</text:p>
          </table:table-cell>
          <table:table-cell office:value-type="float" office:value="1.82961170423799" calcext:value-type="float">
            <text:p>1,82961170423799</text:p>
          </table:table-cell>
        </table:table-row>
        <table:table-row table:style-name="ro1">
          <table:table-cell office:value-type="string" calcext:value-type="string">
            <text:p>0404</text:p>
          </table:table-cell>
          <table:table-cell office:value-type="float" office:value="2011" calcext:value-type="float">
            <text:p>2011</text:p>
          </table:table-cell>
          <table:table-cell office:value-type="float" office:value="152817807" calcext:value-type="float">
            <text:p>152817807</text:p>
          </table:table-cell>
          <table:table-cell office:value-type="float" office:value="59975900" calcext:value-type="float">
            <text:p>59975900</text:p>
          </table:table-cell>
          <table:table-cell office:value-type="float" office:value="246786232" calcext:value-type="float">
            <text:p>246786232</text:p>
          </table:table-cell>
          <table:table-cell office:value-type="float" office:value="171907661" calcext:value-type="float">
            <text:p>171907661</text:p>
          </table:table-cell>
          <table:table-cell office:value-type="float" office:value="1.72329611153419" calcext:value-type="float">
            <text:p>1,72329611153419</text:p>
          </table:table-cell>
        </table:table-row>
        <table:table-row table:style-name="ro1">
          <table:table-cell office:value-type="string" calcext:value-type="string">
            <text:p>0404</text:p>
          </table:table-cell>
          <table:table-cell office:value-type="float" office:value="2012" calcext:value-type="float">
            <text:p>2012</text:p>
          </table:table-cell>
          <table:table-cell office:value-type="float" office:value="133322231" calcext:value-type="float">
            <text:p>133322231</text:p>
          </table:table-cell>
          <table:table-cell office:value-type="float" office:value="49837464" calcext:value-type="float">
            <text:p>49837464</text:p>
          </table:table-cell>
          <table:table-cell office:value-type="float" office:value="236594497" calcext:value-type="float">
            <text:p>236594497</text:p>
          </table:table-cell>
          <table:table-cell office:value-type="float" office:value="126191996" calcext:value-type="float">
            <text:p>126191996</text:p>
          </table:table-cell>
          <table:table-cell office:value-type="float" office:value="2.10144783719725" calcext:value-type="float">
            <text:p>2,10144783719725</text:p>
          </table:table-cell>
        </table:table-row>
        <table:table-row table:style-name="ro1">
          <table:table-cell office:value-type="string" calcext:value-type="string">
            <text:p>0404</text:p>
          </table:table-cell>
          <table:table-cell office:value-type="float" office:value="2013" calcext:value-type="float">
            <text:p>2013</text:p>
          </table:table-cell>
          <table:table-cell office:value-type="float" office:value="145180686" calcext:value-type="float">
            <text:p>145180686</text:p>
          </table:table-cell>
          <table:table-cell office:value-type="float" office:value="45555310" calcext:value-type="float">
            <text:p>45555310</text:p>
          </table:table-cell>
          <table:table-cell office:value-type="float" office:value="209806882" calcext:value-type="float">
            <text:p>209806882</text:p>
          </table:table-cell>
          <table:table-cell office:value-type="float" office:value="96085260" calcext:value-type="float">
            <text:p>96085260</text:p>
          </table:table-cell>
          <table:table-cell office:value-type="float" office:value="2.50625627953912" calcext:value-type="float">
            <text:p>2,50625627953912</text:p>
          </table:table-cell>
        </table:table-row>
        <table:table-row table:style-name="ro1">
          <table:table-cell office:value-type="string" calcext:value-type="string">
            <text:p>0404</text:p>
          </table:table-cell>
          <table:table-cell office:value-type="float" office:value="2014" calcext:value-type="float">
            <text:p>2014</text:p>
          </table:table-cell>
          <table:table-cell office:value-type="float" office:value="108478167" calcext:value-type="float">
            <text:p>108478167</text:p>
          </table:table-cell>
          <table:table-cell office:value-type="float" office:value="44656055" calcext:value-type="float">
            <text:p>44656055</text:p>
          </table:table-cell>
          <table:table-cell office:value-type="float" office:value="260153635" calcext:value-type="float">
            <text:p>260153635</text:p>
          </table:table-cell>
          <table:table-cell office:value-type="float" office:value="93259933" calcext:value-type="float">
            <text:p>93259933</text:p>
          </table:table-cell>
          <table:table-cell office:value-type="float" office:value="2.67287214010315" calcext:value-type="float">
            <text:p>2,67287214010315</text:p>
          </table:table-cell>
        </table:table-row>
        <table:table-row table:style-name="ro1">
          <table:table-cell office:value-type="string" calcext:value-type="string">
            <text:p>0404</text:p>
          </table:table-cell>
          <table:table-cell office:value-type="float" office:value="2015" calcext:value-type="float">
            <text:p>2015</text:p>
          </table:table-cell>
          <table:table-cell office:value-type="float" office:value="88912196" calcext:value-type="float">
            <text:p>88912196</text:p>
          </table:table-cell>
          <table:table-cell office:value-type="float" office:value="52688846" calcext:value-type="float">
            <text:p>52688846</text:p>
          </table:table-cell>
          <table:table-cell office:value-type="float" office:value="172604651" calcext:value-type="float">
            <text:p>172604651</text:p>
          </table:table-cell>
          <table:table-cell office:value-type="float" office:value="92983141" calcext:value-type="float">
            <text:p>92983141</text:p>
          </table:table-cell>
          <table:table-cell office:value-type="float" office:value="1.79524459290859" calcext:value-type="float">
            <text:p>1,79524459290859</text:p>
          </table:table-cell>
        </table:table-row>
        <table:table-row table:style-name="ro1">
          <table:table-cell office:value-type="string" calcext:value-type="string">
            <text:p>0404</text:p>
          </table:table-cell>
          <table:table-cell office:value-type="float" office:value="2016" calcext:value-type="float">
            <text:p>2016</text:p>
          </table:table-cell>
          <table:table-cell office:value-type="float" office:value="90745490" calcext:value-type="float">
            <text:p>90745490</text:p>
          </table:table-cell>
          <table:table-cell office:value-type="float" office:value="54691275" calcext:value-type="float">
            <text:p>54691275</text:p>
          </table:table-cell>
          <table:table-cell office:value-type="float" office:value="175717212" calcext:value-type="float">
            <text:p>175717212</text:p>
          </table:table-cell>
          <table:table-cell office:value-type="float" office:value="94160722" calcext:value-type="float">
            <text:p>94160722</text:p>
          </table:table-cell>
          <table:table-cell office:value-type="float" office:value="1.79011842212638" calcext:value-type="float">
            <text:p>1,79011842212638</text:p>
          </table:table-cell>
        </table:table-row>
        <table:table-row table:style-name="ro1">
          <table:table-cell office:value-type="string" calcext:value-type="string">
            <text:p>0404</text:p>
          </table:table-cell>
          <table:table-cell office:value-type="float" office:value="2017" calcext:value-type="float">
            <text:p>2017</text:p>
          </table:table-cell>
          <table:table-cell office:value-type="float" office:value="97599655" calcext:value-type="float">
            <text:p>97599655</text:p>
          </table:table-cell>
          <table:table-cell office:value-type="float" office:value="57525760" calcext:value-type="float">
            <text:p>57525760</text:p>
          </table:table-cell>
          <table:table-cell office:value-type="float" office:value="150113023" calcext:value-type="float">
            <text:p>150113023</text:p>
          </table:table-cell>
          <table:table-cell office:value-type="float" office:value="98002195" calcext:value-type="float">
            <text:p>98002195</text:p>
          </table:table-cell>
          <table:table-cell office:value-type="float" office:value="1.59272124422905" calcext:value-type="float">
            <text:p>1,59272124422905</text:p>
          </table:table-cell>
        </table:table-row>
        <table:table-row table:style-name="ro1">
          <table:table-cell office:value-type="string" calcext:value-type="string">
            <text:p>0404</text:p>
          </table:table-cell>
          <table:table-cell office:value-type="float" office:value="2018" calcext:value-type="float">
            <text:p>2018</text:p>
          </table:table-cell>
          <table:table-cell office:value-type="float" office:value="160062442" calcext:value-type="float">
            <text:p>160062442</text:p>
          </table:table-cell>
          <table:table-cell office:value-type="float" office:value="64631536" calcext:value-type="float">
            <text:p>64631536</text:p>
          </table:table-cell>
          <table:table-cell office:value-type="float" office:value="202385757" calcext:value-type="float">
            <text:p>202385757</text:p>
          </table:table-cell>
          <table:table-cell office:value-type="float" office:value="104926972" calcext:value-type="float">
            <text:p>104926972</text:p>
          </table:table-cell>
          <table:table-cell office:value-type="float" office:value="2.13759960072307" calcext:value-type="float">
            <text:p>2,13759960072307</text:p>
          </table:table-cell>
        </table:table-row>
        <table:table-row table:style-name="ro1">
          <table:table-cell office:value-type="string" calcext:value-type="string">
            <text:p>0405</text:p>
          </table:table-cell>
          <table:table-cell office:value-type="float" office:value="2006" calcext:value-type="float">
            <text:p>2006</text:p>
          </table:table-cell>
          <table:table-cell office:value-type="float" office:value="66719700" calcext:value-type="float">
            <text:p>66719700</text:p>
          </table:table-cell>
          <table:table-cell office:value-type="float" office:value="60079663" calcext:value-type="float">
            <text:p>60079663</text:p>
          </table:table-cell>
          <table:table-cell office:value-type="float" office:value="164514900" calcext:value-type="float">
            <text:p>164514900</text:p>
          </table:table-cell>
          <table:table-cell office:value-type="float" office:value="102819919" calcext:value-type="float">
            <text:p>102819919</text:p>
          </table:table-cell>
          <table:table-cell office:value-type="float" office:value="1.41949167186936" calcext:value-type="float">
            <text:p>1,41949167186936</text:p>
          </table:table-cell>
        </table:table-row>
        <table:table-row table:style-name="ro1">
          <table:table-cell office:value-type="string" calcext:value-type="string">
            <text:p>0405</text:p>
          </table:table-cell>
          <table:table-cell office:value-type="float" office:value="2007" calcext:value-type="float">
            <text:p>2007</text:p>
          </table:table-cell>
          <table:table-cell office:value-type="float" office:value="70026300" calcext:value-type="float">
            <text:p>70026300</text:p>
          </table:table-cell>
          <table:table-cell office:value-type="float" office:value="53473685" calcext:value-type="float">
            <text:p>53473685</text:p>
          </table:table-cell>
          <table:table-cell office:value-type="float" office:value="188522800" calcext:value-type="float">
            <text:p>188522800</text:p>
          </table:table-cell>
          <table:table-cell office:value-type="float" office:value="121293472" calcext:value-type="float">
            <text:p>121293472</text:p>
          </table:table-cell>
          <table:table-cell office:value-type="float" office:value="1.4793918058643" calcext:value-type="float">
            <text:p>1,4793918058643</text:p>
          </table:table-cell>
        </table:table-row>
        <table:table-row table:style-name="ro1">
          <table:table-cell office:value-type="string" calcext:value-type="string">
            <text:p>0405</text:p>
          </table:table-cell>
          <table:table-cell office:value-type="float" office:value="2008" calcext:value-type="float">
            <text:p>2008</text:p>
          </table:table-cell>
          <table:table-cell office:value-type="float" office:value="69231600" calcext:value-type="float">
            <text:p>69231600</text:p>
          </table:table-cell>
          <table:table-cell office:value-type="float" office:value="45111510" calcext:value-type="float">
            <text:p>45111510</text:p>
          </table:table-cell>
          <table:table-cell office:value-type="float" office:value="284347000" calcext:value-type="float">
            <text:p>284347000</text:p>
          </table:table-cell>
          <table:table-cell office:value-type="float" office:value="122197464" calcext:value-type="float">
            <text:p>122197464</text:p>
          </table:table-cell>
          <table:table-cell office:value-type="float" office:value="2.11332716677827" calcext:value-type="float">
            <text:p>2,11332716677827</text:p>
          </table:table-cell>
        </table:table-row>
        <table:table-row table:style-name="ro1">
          <table:table-cell office:value-type="string" calcext:value-type="string">
            <text:p>0405</text:p>
          </table:table-cell>
          <table:table-cell office:value-type="float" office:value="2009" calcext:value-type="float">
            <text:p>2009</text:p>
          </table:table-cell>
          <table:table-cell office:value-type="float" office:value="154118900" calcext:value-type="float">
            <text:p>154118900</text:p>
          </table:table-cell>
          <table:table-cell office:value-type="float" office:value="31434365" calcext:value-type="float">
            <text:p>31434365</text:p>
          </table:table-cell>
          <table:table-cell office:value-type="float" office:value="163419700" calcext:value-type="float">
            <text:p>163419700</text:p>
          </table:table-cell>
          <table:table-cell office:value-type="float" office:value="107972304" calcext:value-type="float">
            <text:p>107972304</text:p>
          </table:table-cell>
          <table:table-cell office:value-type="float" office:value="2.27778629442756" calcext:value-type="float">
            <text:p>2,27778629442756</text:p>
          </table:table-cell>
        </table:table-row>
        <table:table-row table:style-name="ro1">
          <table:table-cell office:value-type="string" calcext:value-type="string">
            <text:p>0405</text:p>
          </table:table-cell>
          <table:table-cell office:value-type="float" office:value="2010" calcext:value-type="float">
            <text:p>2010</text:p>
          </table:table-cell>
          <table:table-cell office:value-type="float" office:value="87204348" calcext:value-type="float">
            <text:p>87204348</text:p>
          </table:table-cell>
          <table:table-cell office:value-type="float" office:value="39304776" calcext:value-type="float">
            <text:p>39304776</text:p>
          </table:table-cell>
          <table:table-cell office:value-type="float" office:value="195731416" calcext:value-type="float">
            <text:p>195731416</text:p>
          </table:table-cell>
          <table:table-cell office:value-type="float" office:value="126003755" calcext:value-type="float">
            <text:p>126003755</text:p>
          </table:table-cell>
          <table:table-cell office:value-type="float" office:value="1.71156178261605" calcext:value-type="float">
            <text:p>1,71156178261605</text:p>
          </table:table-cell>
        </table:table-row>
        <table:table-row table:style-name="ro1">
          <table:table-cell office:value-type="string" calcext:value-type="string">
            <text:p>0405</text:p>
          </table:table-cell>
          <table:table-cell office:value-type="float" office:value="2011" calcext:value-type="float">
            <text:p>2011</text:p>
          </table:table-cell>
          <table:table-cell office:value-type="float" office:value="92122458" calcext:value-type="float">
            <text:p>92122458</text:p>
          </table:table-cell>
          <table:table-cell office:value-type="float" office:value="42429246" calcext:value-type="float">
            <text:p>42429246</text:p>
          </table:table-cell>
          <table:table-cell office:value-type="float" office:value="208269584" calcext:value-type="float">
            <text:p>208269584</text:p>
          </table:table-cell>
          <table:table-cell office:value-type="float" office:value="122363560" calcext:value-type="float">
            <text:p>122363560</text:p>
          </table:table-cell>
          <table:table-cell office:value-type="float" office:value="1.82284681771849" calcext:value-type="float">
            <text:p>1,82284681771849</text:p>
          </table:table-cell>
        </table:table-row>
        <table:table-row table:style-name="ro1">
          <table:table-cell office:value-type="string" calcext:value-type="string">
            <text:p>0405</text:p>
          </table:table-cell>
          <table:table-cell office:value-type="float" office:value="2012" calcext:value-type="float">
            <text:p>2012</text:p>
          </table:table-cell>
          <table:table-cell office:value-type="float" office:value="88474243" calcext:value-type="float">
            <text:p>88474243</text:p>
          </table:table-cell>
          <table:table-cell office:value-type="float" office:value="40854571" calcext:value-type="float">
            <text:p>40854571</text:p>
          </table:table-cell>
          <table:table-cell office:value-type="float" office:value="195384994" calcext:value-type="float">
            <text:p>195384994</text:p>
          </table:table-cell>
          <table:table-cell office:value-type="float" office:value="111971370" calcext:value-type="float">
            <text:p>111971370</text:p>
          </table:table-cell>
          <table:table-cell office:value-type="float" office:value="1.85740218671384" calcext:value-type="float">
            <text:p>1,85740218671384</text:p>
          </table:table-cell>
        </table:table-row>
        <table:table-row table:style-name="ro1">
          <table:table-cell office:value-type="string" calcext:value-type="string">
            <text:p>0405</text:p>
          </table:table-cell>
          <table:table-cell office:value-type="float" office:value="2013" calcext:value-type="float">
            <text:p>2013</text:p>
          </table:table-cell>
          <table:table-cell office:value-type="float" office:value="96783609" calcext:value-type="float">
            <text:p>96783609</text:p>
          </table:table-cell>
          <table:table-cell office:value-type="float" office:value="37215920" calcext:value-type="float">
            <text:p>37215920</text:p>
          </table:table-cell>
          <table:table-cell office:value-type="float" office:value="220291961" calcext:value-type="float">
            <text:p>220291961</text:p>
          </table:table-cell>
          <table:table-cell office:value-type="float" office:value="114916745" calcext:value-type="float">
            <text:p>114916745</text:p>
          </table:table-cell>
          <table:table-cell office:value-type="float" office:value="2.08420440146763" calcext:value-type="float">
            <text:p>2,08420440146763</text:p>
          </table:table-cell>
        </table:table-row>
        <table:table-row table:style-name="ro1">
          <table:table-cell office:value-type="string" calcext:value-type="string">
            <text:p>0405</text:p>
          </table:table-cell>
          <table:table-cell office:value-type="float" office:value="2014" calcext:value-type="float">
            <text:p>2014</text:p>
          </table:table-cell>
          <table:table-cell office:value-type="float" office:value="144666348" calcext:value-type="float">
            <text:p>144666348</text:p>
          </table:table-cell>
          <table:table-cell office:value-type="float" office:value="47516230" calcext:value-type="float">
            <text:p>47516230</text:p>
          </table:table-cell>
          <table:table-cell office:value-type="float" office:value="301232494" calcext:value-type="float">
            <text:p>301232494</text:p>
          </table:table-cell>
          <table:table-cell office:value-type="float" office:value="140853536" calcext:value-type="float">
            <text:p>140853536</text:p>
          </table:table-cell>
          <table:table-cell office:value-type="float" office:value="2.36714655153312" calcext:value-type="float">
            <text:p>2,36714655153312</text:p>
          </table:table-cell>
        </table:table-row>
        <table:table-row table:style-name="ro1">
          <table:table-cell office:value-type="string" calcext:value-type="string">
            <text:p>0405</text:p>
          </table:table-cell>
          <table:table-cell office:value-type="float" office:value="2015" calcext:value-type="float">
            <text:p>2015</text:p>
          </table:table-cell>
          <table:table-cell office:value-type="float" office:value="146865165" calcext:value-type="float">
            <text:p>146865165</text:p>
          </table:table-cell>
          <table:table-cell office:value-type="float" office:value="49988994" calcext:value-type="float">
            <text:p>49988994</text:p>
          </table:table-cell>
          <table:table-cell office:value-type="float" office:value="273629203" calcext:value-type="float">
            <text:p>273629203</text:p>
          </table:table-cell>
          <table:table-cell office:value-type="float" office:value="144518726" calcext:value-type="float">
            <text:p>144518726</text:p>
          </table:table-cell>
          <table:table-cell office:value-type="float" office:value="2.16183896454084" calcext:value-type="float">
            <text:p>2,16183896454084</text:p>
          </table:table-cell>
        </table:table-row>
        <table:table-row table:style-name="ro1">
          <table:table-cell office:value-type="string" calcext:value-type="string">
            <text:p>0405</text:p>
          </table:table-cell>
          <table:table-cell office:value-type="float" office:value="2016" calcext:value-type="float">
            <text:p>2016</text:p>
          </table:table-cell>
          <table:table-cell office:value-type="float" office:value="159065679" calcext:value-type="float">
            <text:p>159065679</text:p>
          </table:table-cell>
          <table:table-cell office:value-type="float" office:value="52934317" calcext:value-type="float">
            <text:p>52934317</text:p>
          </table:table-cell>
          <table:table-cell office:value-type="float" office:value="264493614" calcext:value-type="float">
            <text:p>264493614</text:p>
          </table:table-cell>
          <table:table-cell office:value-type="float" office:value="143393668" calcext:value-type="float">
            <text:p>143393668</text:p>
          </table:table-cell>
          <table:table-cell office:value-type="float" office:value="2.15740661220559" calcext:value-type="float">
            <text:p>2,15740661220559</text:p>
          </table:table-cell>
        </table:table-row>
        <table:table-row table:style-name="ro1">
          <table:table-cell office:value-type="string" calcext:value-type="string">
            <text:p>0405</text:p>
          </table:table-cell>
          <table:table-cell office:value-type="float" office:value="2017" calcext:value-type="float">
            <text:p>2017</text:p>
          </table:table-cell>
          <table:table-cell office:value-type="float" office:value="168434866" calcext:value-type="float">
            <text:p>168434866</text:p>
          </table:table-cell>
          <table:table-cell office:value-type="float" office:value="63347504" calcext:value-type="float">
            <text:p>63347504</text:p>
          </table:table-cell>
          <table:table-cell office:value-type="float" office:value="296771191" calcext:value-type="float">
            <text:p>296771191</text:p>
          </table:table-cell>
          <table:table-cell office:value-type="float" office:value="158853883" calcext:value-type="float">
            <text:p>158853883</text:p>
          </table:table-cell>
          <table:table-cell office:value-type="float" office:value="2.09362355150375" calcext:value-type="float">
            <text:p>2,09362355150375</text:p>
          </table:table-cell>
        </table:table-row>
        <table:table-row table:style-name="ro1">
          <table:table-cell office:value-type="string" calcext:value-type="string">
            <text:p>0405</text:p>
          </table:table-cell>
          <table:table-cell office:value-type="float" office:value="2018" calcext:value-type="float">
            <text:p>2018</text:p>
          </table:table-cell>
          <table:table-cell office:value-type="float" office:value="177567474" calcext:value-type="float">
            <text:p>177567474</text:p>
          </table:table-cell>
          <table:table-cell office:value-type="float" office:value="77904934" calcext:value-type="float">
            <text:p>77904934</text:p>
          </table:table-cell>
          <table:table-cell office:value-type="float" office:value="316638099" calcext:value-type="float">
            <text:p>316638099</text:p>
          </table:table-cell>
          <table:table-cell office:value-type="float" office:value="187694103" calcext:value-type="float">
            <text:p>187694103</text:p>
          </table:table-cell>
          <table:table-cell office:value-type="float" office:value="1.86072050027802" calcext:value-type="float">
            <text:p>1,86072050027802</text:p>
          </table:table-cell>
        </table:table-row>
        <table:table-row table:style-name="ro1">
          <table:table-cell office:value-type="string" calcext:value-type="string">
            <text:p>0406</text:p>
          </table:table-cell>
          <table:table-cell office:value-type="float" office:value="1995" calcext:value-type="float">
            <text:p>1995</text:p>
          </table:table-cell>
          <table:table-cell office:value-type="float" office:value="594300" calcext:value-type="float">
            <text:p>594300</text:p>
          </table:table-cell>
          <table:table-cell office:value-type="float" office:value="1185324" calcext:value-type="float">
            <text:p>1185324</text:p>
          </table:table-cell>
          <table:table-cell office:value-type="float" office:value="578900" calcext:value-type="float">
            <text:p>578900</text:p>
          </table:table-cell>
          <table:table-cell office:value-type="float" office:value="2354899" calcext:value-type="float">
            <text:p>2354899</text:p>
          </table:table-cell>
          <table:table-cell office:value-type="float" office:value="0.331391553582924" calcext:value-type="float">
            <text:p>0,331391553582924</text:p>
          </table:table-cell>
        </table:table-row>
        <table:table-row table:style-name="ro1">
          <table:table-cell office:value-type="string" calcext:value-type="string">
            <text:p>0406</text:p>
          </table:table-cell>
          <table:table-cell office:value-type="float" office:value="1996" calcext:value-type="float">
            <text:p>1996</text:p>
          </table:table-cell>
          <table:table-cell office:value-type="float" office:value="294800" calcext:value-type="float">
            <text:p>294800</text:p>
          </table:table-cell>
          <table:table-cell office:value-type="float" office:value="379524" calcext:value-type="float">
            <text:p>379524</text:p>
          </table:table-cell>
          <table:table-cell office:value-type="float" office:value="315800" calcext:value-type="float">
            <text:p>315800</text:p>
          </table:table-cell>
          <table:table-cell office:value-type="float" office:value="915604" calcext:value-type="float">
            <text:p>915604</text:p>
          </table:table-cell>
          <table:table-cell office:value-type="float" office:value="0.471459191678351" calcext:value-type="float">
            <text:p>0,471459191678351</text:p>
          </table:table-cell>
        </table:table-row>
        <table:table-row table:style-name="ro1">
          <table:table-cell office:value-type="string" calcext:value-type="string">
            <text:p>0406</text:p>
          </table:table-cell>
          <table:table-cell office:value-type="float" office:value="1997" calcext:value-type="float">
            <text:p>1997</text:p>
          </table:table-cell>
          <table:table-cell office:value-type="float" office:value="272900" calcext:value-type="float">
            <text:p>272900</text:p>
          </table:table-cell>
          <table:table-cell office:value-type="float" office:value="343041" calcext:value-type="float">
            <text:p>343041</text:p>
          </table:table-cell>
          <table:table-cell office:value-type="float" office:value="341700" calcext:value-type="float">
            <text:p>341700</text:p>
          </table:table-cell>
          <table:table-cell office:value-type="float" office:value="986747" calcext:value-type="float">
            <text:p>986747</text:p>
          </table:table-cell>
          <table:table-cell office:value-type="float" office:value="0.462178933784934" calcext:value-type="float">
            <text:p>0,462178933784934</text:p>
          </table:table-cell>
        </table:table-row>
        <table:table-row table:style-name="ro1">
          <table:table-cell office:value-type="string" calcext:value-type="string">
            <text:p>0406</text:p>
          </table:table-cell>
          <table:table-cell office:value-type="float" office:value="1998" calcext:value-type="float">
            <text:p>1998</text:p>
          </table:table-cell>
          <table:table-cell office:value-type="float" office:value="287500" calcext:value-type="float">
            <text:p>287500</text:p>
          </table:table-cell>
          <table:table-cell office:value-type="float" office:value="294334" calcext:value-type="float">
            <text:p>294334</text:p>
          </table:table-cell>
          <table:table-cell office:value-type="float" office:value="347300" calcext:value-type="float">
            <text:p>347300</text:p>
          </table:table-cell>
          <table:table-cell office:value-type="float" office:value="847074" calcext:value-type="float">
            <text:p>847074</text:p>
          </table:table-cell>
          <table:table-cell office:value-type="float" office:value="0.556155204799686" calcext:value-type="float">
            <text:p>0,556155204799686</text:p>
          </table:table-cell>
        </table:table-row>
        <table:table-row table:style-name="ro1">
          <table:table-cell office:value-type="string" calcext:value-type="string">
            <text:p>0406</text:p>
          </table:table-cell>
          <table:table-cell office:value-type="float" office:value="1999" calcext:value-type="float">
            <text:p>1999</text:p>
          </table:table-cell>
          <table:table-cell office:value-type="float" office:value="280400" calcext:value-type="float">
            <text:p>280400</text:p>
          </table:table-cell>
          <table:table-cell office:value-type="float" office:value="368660" calcext:value-type="float">
            <text:p>368660</text:p>
          </table:table-cell>
          <table:table-cell office:value-type="float" office:value="422200" calcext:value-type="float">
            <text:p>422200</text:p>
          </table:table-cell>
          <table:table-cell office:value-type="float" office:value="948126" calcext:value-type="float">
            <text:p>948126</text:p>
          </table:table-cell>
          <table:table-cell office:value-type="float" office:value="0.533571893990367" calcext:value-type="float">
            <text:p>0,533571893990367</text:p>
          </table:table-cell>
        </table:table-row>
        <table:table-row table:style-name="ro1">
          <table:table-cell office:value-type="string" calcext:value-type="string">
            <text:p>0406</text:p>
          </table:table-cell>
          <table:table-cell office:value-type="float" office:value="2000" calcext:value-type="float">
            <text:p>2000</text:p>
          </table:table-cell>
          <table:table-cell office:value-type="float" office:value="289000" calcext:value-type="float">
            <text:p>289000</text:p>
          </table:table-cell>
          <table:table-cell office:value-type="float" office:value="285458" calcext:value-type="float">
            <text:p>285458</text:p>
          </table:table-cell>
          <table:table-cell office:value-type="float" office:value="386600" calcext:value-type="float">
            <text:p>386600</text:p>
          </table:table-cell>
          <table:table-cell office:value-type="float" office:value="829192" calcext:value-type="float">
            <text:p>829192</text:p>
          </table:table-cell>
          <table:table-cell office:value-type="float" office:value="0.60610954111156" calcext:value-type="float">
            <text:p>0,60610954111156</text:p>
          </table:table-cell>
        </table:table-row>
        <table:table-row table:style-name="ro1">
          <table:table-cell office:value-type="string" calcext:value-type="string">
            <text:p>0406</text:p>
          </table:table-cell>
          <table:table-cell office:value-type="float" office:value="2001" calcext:value-type="float">
            <text:p>2001</text:p>
          </table:table-cell>
          <table:table-cell office:value-type="float" office:value="361400" calcext:value-type="float">
            <text:p>361400</text:p>
          </table:table-cell>
          <table:table-cell office:value-type="float" office:value="704768" calcext:value-type="float">
            <text:p>704768</text:p>
          </table:table-cell>
          <table:table-cell office:value-type="float" office:value="314300" calcext:value-type="float">
            <text:p>314300</text:p>
          </table:table-cell>
          <table:table-cell office:value-type="float" office:value="796956" calcext:value-type="float">
            <text:p>796956</text:p>
          </table:table-cell>
          <table:table-cell office:value-type="float" office:value="0.449949524679635" calcext:value-type="float">
            <text:p>0,449949524679635</text:p>
          </table:table-cell>
        </table:table-row>
        <table:table-row table:style-name="ro1">
          <table:table-cell office:value-type="string" calcext:value-type="string">
            <text:p>0406</text:p>
          </table:table-cell>
          <table:table-cell office:value-type="float" office:value="2002" calcext:value-type="float">
            <text:p>2002</text:p>
          </table:table-cell>
          <table:table-cell office:value-type="float" office:value="525100" calcext:value-type="float">
            <text:p>525100</text:p>
          </table:table-cell>
          <table:table-cell office:value-type="float" office:value="2624234" calcext:value-type="float">
            <text:p>2624234</text:p>
          </table:table-cell>
          <table:table-cell office:value-type="float" office:value="274800" calcext:value-type="float">
            <text:p>274800</text:p>
          </table:table-cell>
          <table:table-cell office:value-type="float" office:value="1022052" calcext:value-type="float">
            <text:p>1022052</text:p>
          </table:table-cell>
          <table:table-cell office:value-type="float" office:value="0.219373905393049" calcext:value-type="float">
            <text:p>0,219373905393049</text:p>
          </table:table-cell>
        </table:table-row>
        <table:table-row table:style-name="ro1">
          <table:table-cell office:value-type="string" calcext:value-type="string">
            <text:p>0406</text:p>
          </table:table-cell>
          <table:table-cell office:value-type="float" office:value="2003" calcext:value-type="float">
            <text:p>2003</text:p>
          </table:table-cell>
          <table:table-cell office:value-type="float" office:value="552900" calcext:value-type="float">
            <text:p>552900</text:p>
          </table:table-cell>
          <table:table-cell office:value-type="float" office:value="370271" calcext:value-type="float">
            <text:p>370271</text:p>
          </table:table-cell>
          <table:table-cell office:value-type="float" office:value="265100" calcext:value-type="float">
            <text:p>265100</text:p>
          </table:table-cell>
          <table:table-cell office:value-type="float" office:value="588708" calcext:value-type="float">
            <text:p>588708</text:p>
          </table:table-cell>
          <table:table-cell office:value-type="float" office:value="0.852990524297195" calcext:value-type="float">
            <text:p>0,852990524297195</text:p>
          </table:table-cell>
        </table:table-row>
        <table:table-row table:style-name="ro1">
          <table:table-cell office:value-type="string" calcext:value-type="string">
            <text:p>0406</text:p>
          </table:table-cell>
          <table:table-cell office:value-type="float" office:value="2004" calcext:value-type="float">
            <text:p>2004</text:p>
          </table:table-cell>
          <table:table-cell office:value-type="float" office:value="631300" calcext:value-type="float">
            <text:p>631300</text:p>
          </table:table-cell>
          <table:table-cell office:value-type="float" office:value="350303" calcext:value-type="float">
            <text:p>350303</text:p>
          </table:table-cell>
          <table:table-cell office:value-type="float" office:value="610700" calcext:value-type="float">
            <text:p>610700</text:p>
          </table:table-cell>
          <table:table-cell office:value-type="float" office:value="546417" calcext:value-type="float">
            <text:p>546417</text:p>
          </table:table-cell>
          <table:table-cell office:value-type="float" office:value="1.38504772950308" calcext:value-type="float">
            <text:p>1,38504772950308</text:p>
          </table:table-cell>
        </table:table-row>
        <table:table-row table:style-name="ro1">
          <table:table-cell office:value-type="string" calcext:value-type="string">
            <text:p>0406</text:p>
          </table:table-cell>
          <table:table-cell office:value-type="float" office:value="2005" calcext:value-type="float">
            <text:p>2005</text:p>
          </table:table-cell>
          <table:table-cell office:value-type="float" office:value="1021000" calcext:value-type="float">
            <text:p>1021000</text:p>
          </table:table-cell>
          <table:table-cell office:value-type="float" office:value="404740" calcext:value-type="float">
            <text:p>404740</text:p>
          </table:table-cell>
          <table:table-cell office:value-type="float" office:value="1894400" calcext:value-type="float">
            <text:p>1894400</text:p>
          </table:table-cell>
          <table:table-cell office:value-type="float" office:value="56467479" calcext:value-type="float">
            <text:p>56467479</text:p>
          </table:table-cell>
          <table:table-cell office:value-type="float" office:value="0.0512622867766071" calcext:value-type="float">
            <text:p>0,051262286776607</text:p>
          </table:table-cell>
        </table:table-row>
        <table:table-row table:style-name="ro1">
          <table:table-cell office:value-type="string" calcext:value-type="string">
            <text:p>0406</text:p>
          </table:table-cell>
          <table:table-cell office:value-type="float" office:value="2006" calcext:value-type="float">
            <text:p>2006</text:p>
          </table:table-cell>
          <table:table-cell office:value-type="float" office:value="572600" calcext:value-type="float">
            <text:p>572600</text:p>
          </table:table-cell>
          <table:table-cell office:value-type="float" office:value="412674" calcext:value-type="float">
            <text:p>412674</text:p>
          </table:table-cell>
          <table:table-cell office:value-type="float" office:value="460200" calcext:value-type="float">
            <text:p>460200</text:p>
          </table:table-cell>
          <table:table-cell office:value-type="float" office:value="788965" calcext:value-type="float">
            <text:p>788965</text:p>
          </table:table-cell>
          <table:table-cell office:value-type="float" office:value="0.859492742828753" calcext:value-type="float">
            <text:p>0,859492742828753</text:p>
          </table:table-cell>
        </table:table-row>
        <table:table-row table:style-name="ro1">
          <table:table-cell office:value-type="string" calcext:value-type="string">
            <text:p>0406</text:p>
          </table:table-cell>
          <table:table-cell office:value-type="float" office:value="2007" calcext:value-type="float">
            <text:p>2007</text:p>
          </table:table-cell>
          <table:table-cell office:value-type="float" office:value="22178000" calcext:value-type="float">
            <text:p>22178000</text:p>
          </table:table-cell>
          <table:table-cell office:value-type="float" office:value="37304119" calcext:value-type="float">
            <text:p>37304119</text:p>
          </table:table-cell>
          <table:table-cell office:value-type="float" office:value="55524500" calcext:value-type="float">
            <text:p>55524500</text:p>
          </table:table-cell>
          <table:table-cell office:value-type="float" office:value="91041072" calcext:value-type="float">
            <text:p>91041072</text:p>
          </table:table-cell>
          <table:table-cell office:value-type="float" office:value="0.60541808691531" calcext:value-type="float">
            <text:p>0,60541808691531</text:p>
          </table:table-cell>
        </table:table-row>
        <table:table-row table:style-name="ro1">
          <table:table-cell office:value-type="string" calcext:value-type="string">
            <text:p>0406</text:p>
          </table:table-cell>
          <table:table-cell office:value-type="float" office:value="2008" calcext:value-type="float">
            <text:p>2008</text:p>
          </table:table-cell>
          <table:table-cell office:value-type="float" office:value="101325500" calcext:value-type="float">
            <text:p>101325500</text:p>
          </table:table-cell>
          <table:table-cell office:value-type="float" office:value="32807170" calcext:value-type="float">
            <text:p>32807170</text:p>
          </table:table-cell>
          <table:table-cell office:value-type="float" office:value="43955300" calcext:value-type="float">
            <text:p>43955300</text:p>
          </table:table-cell>
          <table:table-cell office:value-type="float" office:value="72326006" calcext:value-type="float">
            <text:p>72326006</text:p>
          </table:table-cell>
          <table:table-cell office:value-type="float" office:value="1.38187397667887" calcext:value-type="float">
            <text:p>1,38187397667887</text:p>
          </table:table-cell>
        </table:table-row>
        <table:table-row table:style-name="ro1">
          <table:table-cell office:value-type="string" calcext:value-type="string">
            <text:p>0406</text:p>
          </table:table-cell>
          <table:table-cell office:value-type="float" office:value="2009" calcext:value-type="float">
            <text:p>2009</text:p>
          </table:table-cell>
          <table:table-cell office:value-type="float" office:value="26865300" calcext:value-type="float">
            <text:p>26865300</text:p>
          </table:table-cell>
          <table:table-cell office:value-type="float" office:value="26469980" calcext:value-type="float">
            <text:p>26469980</text:p>
          </table:table-cell>
          <table:table-cell office:value-type="float" office:value="39391100" calcext:value-type="float">
            <text:p>39391100</text:p>
          </table:table-cell>
          <table:table-cell office:value-type="float" office:value="63295861" calcext:value-type="float">
            <text:p>63295861</text:p>
          </table:table-cell>
          <table:table-cell office:value-type="float" office:value="0.738102592945127" calcext:value-type="float">
            <text:p>0,738102592945127</text:p>
          </table:table-cell>
        </table:table-row>
        <table:table-row table:style-name="ro1">
          <table:table-cell office:value-type="string" calcext:value-type="string">
            <text:p>0406</text:p>
          </table:table-cell>
          <table:table-cell office:value-type="float" office:value="2010" calcext:value-type="float">
            <text:p>2010</text:p>
          </table:table-cell>
          <table:table-cell office:value-type="float" office:value="41101907" calcext:value-type="float">
            <text:p>41101907</text:p>
          </table:table-cell>
          <table:table-cell office:value-type="float" office:value="33696575" calcext:value-type="float">
            <text:p>33696575</text:p>
          </table:table-cell>
          <table:table-cell office:value-type="float" office:value="42106534" calcext:value-type="float">
            <text:p>42106534</text:p>
          </table:table-cell>
          <table:table-cell office:value-type="float" office:value="70382462" calcext:value-type="float">
            <text:p>70382462</text:p>
          </table:table-cell>
          <table:table-cell office:value-type="float" office:value="0.799473586597463" calcext:value-type="float">
            <text:p>0,799473586597463</text:p>
          </table:table-cell>
        </table:table-row>
        <table:table-row table:style-name="ro1">
          <table:table-cell office:value-type="string" calcext:value-type="string">
            <text:p>0406</text:p>
          </table:table-cell>
          <table:table-cell office:value-type="float" office:value="2011" calcext:value-type="float">
            <text:p>2011</text:p>
          </table:table-cell>
          <table:table-cell office:value-type="float" office:value="30081772" calcext:value-type="float">
            <text:p>30081772</text:p>
          </table:table-cell>
          <table:table-cell office:value-type="float" office:value="33576059" calcext:value-type="float">
            <text:p>33576059</text:p>
          </table:table-cell>
          <table:table-cell office:value-type="float" office:value="79893090" calcext:value-type="float">
            <text:p>79893090</text:p>
          </table:table-cell>
          <table:table-cell office:value-type="float" office:value="66585070" calcext:value-type="float">
            <text:p>66585070</text:p>
          </table:table-cell>
          <table:table-cell office:value-type="float" office:value="1.09797945668124" calcext:value-type="float">
            <text:p>1,09797945668124</text:p>
          </table:table-cell>
        </table:table-row>
        <table:table-row table:style-name="ro1">
          <table:table-cell office:value-type="string" calcext:value-type="string">
            <text:p>0406</text:p>
          </table:table-cell>
          <table:table-cell office:value-type="float" office:value="2012" calcext:value-type="float">
            <text:p>2012</text:p>
          </table:table-cell>
          <table:table-cell office:value-type="float" office:value="32814165" calcext:value-type="float">
            <text:p>32814165</text:p>
          </table:table-cell>
          <table:table-cell office:value-type="float" office:value="33931998" calcext:value-type="float">
            <text:p>33931998</text:p>
          </table:table-cell>
          <table:table-cell office:value-type="float" office:value="57050237" calcext:value-type="float">
            <text:p>57050237</text:p>
          </table:table-cell>
          <table:table-cell office:value-type="float" office:value="57777944" calcext:value-type="float">
            <text:p>57777944</text:p>
          </table:table-cell>
          <table:table-cell office:value-type="float" office:value="0.979876336635345" calcext:value-type="float">
            <text:p>0,979876336635345</text:p>
          </table:table-cell>
        </table:table-row>
        <table:table-row table:style-name="ro1">
          <table:table-cell office:value-type="string" calcext:value-type="string">
            <text:p>0406</text:p>
          </table:table-cell>
          <table:table-cell office:value-type="float" office:value="2013" calcext:value-type="float">
            <text:p>2013</text:p>
          </table:table-cell>
          <table:table-cell office:value-type="float" office:value="29348143" calcext:value-type="float">
            <text:p>29348143</text:p>
          </table:table-cell>
          <table:table-cell office:value-type="float" office:value="28744517" calcext:value-type="float">
            <text:p>28744517</text:p>
          </table:table-cell>
          <table:table-cell office:value-type="float" office:value="32913766" calcext:value-type="float">
            <text:p>32913766</text:p>
          </table:table-cell>
          <table:table-cell office:value-type="float" office:value="45636351" calcext:value-type="float">
            <text:p>45636351</text:p>
          </table:table-cell>
          <table:table-cell office:value-type="float" office:value="0.837068868300918" calcext:value-type="float">
            <text:p>0,837068868300918</text:p>
          </table:table-cell>
        </table:table-row>
        <table:table-row table:style-name="ro1">
          <table:table-cell office:value-type="string" calcext:value-type="string">
            <text:p>0406</text:p>
          </table:table-cell>
          <table:table-cell office:value-type="float" office:value="2014" calcext:value-type="float">
            <text:p>2014</text:p>
          </table:table-cell>
          <table:table-cell office:value-type="float" office:value="18378723" calcext:value-type="float">
            <text:p>18378723</text:p>
          </table:table-cell>
          <table:table-cell office:value-type="float" office:value="18020531" calcext:value-type="float">
            <text:p>18020531</text:p>
          </table:table-cell>
          <table:table-cell office:value-type="float" office:value="23652331" calcext:value-type="float">
            <text:p>23652331</text:p>
          </table:table-cell>
          <table:table-cell office:value-type="float" office:value="32959588" calcext:value-type="float">
            <text:p>32959588</text:p>
          </table:table-cell>
          <table:table-cell office:value-type="float" office:value="0.824459707518533" calcext:value-type="float">
            <text:p>0,824459707518533</text:p>
          </table:table-cell>
        </table:table-row>
        <table:table-row table:style-name="ro1">
          <table:table-cell office:value-type="string" calcext:value-type="string">
            <text:p>0406</text:p>
          </table:table-cell>
          <table:table-cell office:value-type="float" office:value="2015" calcext:value-type="float">
            <text:p>2015</text:p>
          </table:table-cell>
          <table:table-cell office:value-type="float" office:value="13346739" calcext:value-type="float">
            <text:p>13346739</text:p>
          </table:table-cell>
          <table:table-cell office:value-type="float" office:value="17865872" calcext:value-type="float">
            <text:p>17865872</text:p>
          </table:table-cell>
          <table:table-cell office:value-type="float" office:value="22659486" calcext:value-type="float">
            <text:p>22659486</text:p>
          </table:table-cell>
          <table:table-cell office:value-type="float" office:value="31675050" calcext:value-type="float">
            <text:p>31675050</text:p>
          </table:table-cell>
          <table:table-cell office:value-type="float" office:value="0.726797636103745" calcext:value-type="float">
            <text:p>0,726797636103745</text:p>
          </table:table-cell>
        </table:table-row>
        <table:table-row table:style-name="ro1">
          <table:table-cell office:value-type="string" calcext:value-type="string">
            <text:p>0406</text:p>
          </table:table-cell>
          <table:table-cell office:value-type="float" office:value="2016" calcext:value-type="float">
            <text:p>2016</text:p>
          </table:table-cell>
          <table:table-cell office:value-type="float" office:value="11587035" calcext:value-type="float">
            <text:p>11587035</text:p>
          </table:table-cell>
          <table:table-cell office:value-type="float" office:value="14773715" calcext:value-type="float">
            <text:p>14773715</text:p>
          </table:table-cell>
          <table:table-cell office:value-type="float" office:value="20603053" calcext:value-type="float">
            <text:p>20603053</text:p>
          </table:table-cell>
          <table:table-cell office:value-type="float" office:value="29146406" calcext:value-type="float">
            <text:p>29146406</text:p>
          </table:table-cell>
          <table:table-cell office:value-type="float" office:value="0.73292348169988" calcext:value-type="float">
            <text:p>0,73292348169988</text:p>
          </table:table-cell>
        </table:table-row>
        <table:table-row table:style-name="ro1">
          <table:table-cell office:value-type="string" calcext:value-type="string">
            <text:p>0406</text:p>
          </table:table-cell>
          <table:table-cell office:value-type="float" office:value="2017" calcext:value-type="float">
            <text:p>2017</text:p>
          </table:table-cell>
          <table:table-cell office:value-type="float" office:value="9827189" calcext:value-type="float">
            <text:p>9827189</text:p>
          </table:table-cell>
          <table:table-cell office:value-type="float" office:value="12410197" calcext:value-type="float">
            <text:p>12410197</text:p>
          </table:table-cell>
          <table:table-cell office:value-type="float" office:value="20115747" calcext:value-type="float">
            <text:p>20115747</text:p>
          </table:table-cell>
          <table:table-cell office:value-type="float" office:value="27316202" calcext:value-type="float">
            <text:p>27316202</text:p>
          </table:table-cell>
          <table:table-cell office:value-type="float" office:value="0.75372892468809" calcext:value-type="float">
            <text:p>0,75372892468809</text:p>
          </table:table-cell>
        </table:table-row>
        <table:table-row table:style-name="ro1">
          <table:table-cell office:value-type="string" calcext:value-type="string">
            <text:p>0406</text:p>
          </table:table-cell>
          <table:table-cell office:value-type="float" office:value="2018" calcext:value-type="float">
            <text:p>2018</text:p>
          </table:table-cell>
          <table:table-cell office:value-type="float" office:value="8570499" calcext:value-type="float">
            <text:p>8570499</text:p>
          </table:table-cell>
          <table:table-cell office:value-type="float" office:value="10445801" calcext:value-type="float">
            <text:p>10445801</text:p>
          </table:table-cell>
          <table:table-cell office:value-type="float" office:value="17103229" calcext:value-type="float">
            <text:p>17103229</text:p>
          </table:table-cell>
          <table:table-cell office:value-type="float" office:value="23096171" calcext:value-type="float">
            <text:p>23096171</text:p>
          </table:table-cell>
          <table:table-cell office:value-type="float" office:value="0.765420947820241" calcext:value-type="float">
            <text:p>0,765420947820241</text:p>
          </table:table-cell>
        </table:table-row>
        <table:table-row table:style-name="ro1">
          <table:table-cell office:value-type="string" calcext:value-type="string">
            <text:p>0407</text:p>
          </table:table-cell>
          <table:table-cell office:value-type="float" office:value="2007" calcext:value-type="float">
            <text:p>2007</text:p>
          </table:table-cell>
          <table:table-cell office:value-type="float" office:value="27941800" calcext:value-type="float">
            <text:p>27941800</text:p>
          </table:table-cell>
          <table:table-cell office:value-type="float" office:value="2067051" calcext:value-type="float">
            <text:p>2067051</text:p>
          </table:table-cell>
          <table:table-cell office:value-type="float" office:value="6985000" calcext:value-type="float">
            <text:p>6985000</text:p>
          </table:table-cell>
          <table:table-cell office:value-type="float" office:value="2206030" calcext:value-type="float">
            <text:p>2206030</text:p>
          </table:table-cell>
          <table:table-cell office:value-type="float" office:value="8.17368077038558" calcext:value-type="float">
            <text:p>8,17368077038558</text:p>
          </table:table-cell>
        </table:table-row>
        <table:table-row table:style-name="ro1">
          <table:table-cell office:value-type="string" calcext:value-type="string">
            <text:p>0407</text:p>
          </table:table-cell>
          <table:table-cell office:value-type="float" office:value="2008" calcext:value-type="float">
            <text:p>2008</text:p>
          </table:table-cell>
          <table:table-cell office:value-type="float" office:value="4995200" calcext:value-type="float">
            <text:p>4995200</text:p>
          </table:table-cell>
          <table:table-cell office:value-type="float" office:value="447256" calcext:value-type="float">
            <text:p>447256</text:p>
          </table:table-cell>
          <table:table-cell office:value-type="float" office:value="1071500" calcext:value-type="float">
            <text:p>1071500</text:p>
          </table:table-cell>
          <table:table-cell office:value-type="float" office:value="271392" calcext:value-type="float">
            <text:p>271392</text:p>
          </table:table-cell>
          <table:table-cell office:value-type="float" office:value="8.44182409190591" calcext:value-type="float">
            <text:p>8,44182409190591</text:p>
          </table:table-cell>
        </table:table-row>
        <table:table-row table:style-name="ro1">
          <table:table-cell office:value-type="string" calcext:value-type="string">
            <text:p>0407</text:p>
          </table:table-cell>
          <table:table-cell office:value-type="float" office:value="2009" calcext:value-type="float">
            <text:p>2009</text:p>
          </table:table-cell>
          <table:table-cell office:value-type="float" office:value="2785700" calcext:value-type="float">
            <text:p>2785700</text:p>
          </table:table-cell>
          <table:table-cell office:value-type="float" office:value="180415" calcext:value-type="float">
            <text:p>180415</text:p>
          </table:table-cell>
          <table:table-cell office:value-type="float" office:value="3626100" calcext:value-type="float">
            <text:p>3626100</text:p>
          </table:table-cell>
          <table:table-cell office:value-type="float" office:value="219563" calcext:value-type="float">
            <text:p>219563</text:p>
          </table:table-cell>
          <table:table-cell office:value-type="float" office:value="16.0303816709919" calcext:value-type="float">
            <text:p>16,0303816709919</text:p>
          </table:table-cell>
        </table:table-row>
        <table:table-row table:style-name="ro1">
          <table:table-cell office:value-type="string" calcext:value-type="string">
            <text:p>0407</text:p>
          </table:table-cell>
          <table:table-cell office:value-type="float" office:value="2010" calcext:value-type="float">
            <text:p>2010</text:p>
          </table:table-cell>
          <table:table-cell office:value-type="float" office:value="3530654" calcext:value-type="float">
            <text:p>3530654</text:p>
          </table:table-cell>
          <table:table-cell office:value-type="float" office:value="160014" calcext:value-type="float">
            <text:p>160014</text:p>
          </table:table-cell>
          <table:table-cell office:value-type="float" office:value="2174164" calcext:value-type="float">
            <text:p>2174164</text:p>
          </table:table-cell>
          <table:table-cell office:value-type="float" office:value="335099" calcext:value-type="float">
            <text:p>335099</text:p>
          </table:table-cell>
          <table:table-cell office:value-type="float" office:value="11.5222545156358" calcext:value-type="float">
            <text:p>11,5222545156358</text:p>
          </table:table-cell>
        </table:table-row>
        <table:table-row table:style-name="ro1">
          <table:table-cell office:value-type="string" calcext:value-type="string">
            <text:p>0407</text:p>
          </table:table-cell>
          <table:table-cell office:value-type="float" office:value="2011" calcext:value-type="float">
            <text:p>2011</text:p>
          </table:table-cell>
          <table:table-cell office:value-type="float" office:value="1448216" calcext:value-type="float">
            <text:p>1448216</text:p>
          </table:table-cell>
          <table:table-cell office:value-type="float" office:value="73255" calcext:value-type="float">
            <text:p>73255</text:p>
          </table:table-cell>
          <table:table-cell office:value-type="float" office:value="1610607" calcext:value-type="float">
            <text:p>1610607</text:p>
          </table:table-cell>
          <table:table-cell office:value-type="float" office:value="207654" calcext:value-type="float">
            <text:p>207654</text:p>
          </table:table-cell>
          <table:table-cell office:value-type="float" office:value="10.8890174398115" calcext:value-type="float">
            <text:p>10,8890174398115</text:p>
          </table:table-cell>
        </table:table-row>
        <table:table-row table:style-name="ro1">
          <table:table-cell office:value-type="string" calcext:value-type="string">
            <text:p>0407</text:p>
          </table:table-cell>
          <table:table-cell office:value-type="float" office:value="2012" calcext:value-type="float">
            <text:p>2012</text:p>
          </table:table-cell>
          <table:table-cell office:value-type="float" office:value="881878" calcext:value-type="float">
            <text:p>881878</text:p>
          </table:table-cell>
          <table:table-cell office:value-type="float" office:value="181995" calcext:value-type="float">
            <text:p>181995</text:p>
          </table:table-cell>
          <table:table-cell office:value-type="float" office:value="1069615" calcext:value-type="float">
            <text:p>1069615</text:p>
          </table:table-cell>
          <table:table-cell office:value-type="float" office:value="1103067" calcext:value-type="float">
            <text:p>1103067</text:p>
          </table:table-cell>
          <table:table-cell office:value-type="float" office:value="1.51859832443882" calcext:value-type="float">
            <text:p>1,51859832443882</text:p>
          </table:table-cell>
        </table:table-row>
        <table:table-row table:style-name="ro1">
          <table:table-cell office:value-type="string" calcext:value-type="string">
            <text:p>0407</text:p>
          </table:table-cell>
          <table:table-cell office:value-type="float" office:value="2013" calcext:value-type="float">
            <text:p>2013</text:p>
          </table:table-cell>
          <table:table-cell office:value-type="float" office:value="455210" calcext:value-type="float">
            <text:p>455210</text:p>
          </table:table-cell>
          <table:table-cell office:value-type="float" office:value="56379" calcext:value-type="float">
            <text:p>56379</text:p>
          </table:table-cell>
          <table:table-cell office:value-type="float" office:value="567625" calcext:value-type="float">
            <text:p>567625</text:p>
          </table:table-cell>
          <table:table-cell office:value-type="float" office:value="293467" calcext:value-type="float">
            <text:p>293467</text:p>
          </table:table-cell>
          <table:table-cell office:value-type="float" office:value="2.92367213002292" calcext:value-type="float">
            <text:p>2,92367213002292</text:p>
          </table:table-cell>
        </table:table-row>
        <table:table-row table:style-name="ro1">
          <table:table-cell office:value-type="string" calcext:value-type="string">
            <text:p>0407</text:p>
          </table:table-cell>
          <table:table-cell office:value-type="float" office:value="2014" calcext:value-type="float">
            <text:p>2014</text:p>
          </table:table-cell>
          <table:table-cell office:value-type="float" office:value="353379" calcext:value-type="float">
            <text:p>353379</text:p>
          </table:table-cell>
          <table:table-cell office:value-type="float" office:value="48109" calcext:value-type="float">
            <text:p>48109</text:p>
          </table:table-cell>
          <table:table-cell office:value-type="float" office:value="984440" calcext:value-type="float">
            <text:p>984440</text:p>
          </table:table-cell>
          <table:table-cell office:value-type="float" office:value="550789" calcext:value-type="float">
            <text:p>550789</text:p>
          </table:table-cell>
          <table:table-cell office:value-type="float" office:value="2.23380108131936" calcext:value-type="float">
            <text:p>2,23380108131936</text:p>
          </table:table-cell>
        </table:table-row>
        <table:table-row table:style-name="ro1">
          <table:table-cell office:value-type="string" calcext:value-type="string">
            <text:p>0407</text:p>
          </table:table-cell>
          <table:table-cell office:value-type="float" office:value="2015" calcext:value-type="float">
            <text:p>2015</text:p>
          </table:table-cell>
          <table:table-cell office:value-type="float" office:value="314610" calcext:value-type="float">
            <text:p>314610</text:p>
          </table:table-cell>
          <table:table-cell office:value-type="float" office:value="54380" calcext:value-type="float">
            <text:p>54380</text:p>
          </table:table-cell>
          <table:table-cell office:value-type="float" office:value="296789" calcext:value-type="float">
            <text:p>296789</text:p>
          </table:table-cell>
          <table:table-cell office:value-type="float" office:value="504515" calcext:value-type="float">
            <text:p>504515</text:p>
          </table:table-cell>
          <table:table-cell office:value-type="float" office:value="1.09394251156299" calcext:value-type="float">
            <text:p>1,09394251156299</text:p>
          </table:table-cell>
        </table:table-row>
        <table:table-row table:style-name="ro1">
          <table:table-cell office:value-type="string" calcext:value-type="string">
            <text:p>0407</text:p>
          </table:table-cell>
          <table:table-cell office:value-type="float" office:value="2016" calcext:value-type="float">
            <text:p>2016</text:p>
          </table:table-cell>
          <table:table-cell office:value-type="float" office:value="296481" calcext:value-type="float">
            <text:p>296481</text:p>
          </table:table-cell>
          <table:table-cell office:value-type="float" office:value="52439" calcext:value-type="float">
            <text:p>52439</text:p>
          </table:table-cell>
          <table:table-cell office:value-type="float" office:value="234460" calcext:value-type="float">
            <text:p>234460</text:p>
          </table:table-cell>
          <table:table-cell office:value-type="float" office:value="485619" calcext:value-type="float">
            <text:p>485619</text:p>
          </table:table-cell>
          <table:table-cell office:value-type="float" office:value="0.986772801445197" calcext:value-type="float">
            <text:p>0,986772801445197</text:p>
          </table:table-cell>
        </table:table-row>
        <table:table-row table:style-name="ro1">
          <table:table-cell office:value-type="string" calcext:value-type="string">
            <text:p>0407</text:p>
          </table:table-cell>
          <table:table-cell office:value-type="float" office:value="2017" calcext:value-type="float">
            <text:p>2017</text:p>
          </table:table-cell>
          <table:table-cell office:value-type="float" office:value="274285" calcext:value-type="float">
            <text:p>274285</text:p>
          </table:table-cell>
          <table:table-cell office:value-type="float" office:value="39083" calcext:value-type="float">
            <text:p>39083</text:p>
          </table:table-cell>
          <table:table-cell office:value-type="float" office:value="263222" calcext:value-type="float">
            <text:p>263222</text:p>
          </table:table-cell>
          <table:table-cell office:value-type="float" office:value="382653" calcext:value-type="float">
            <text:p>382653</text:p>
          </table:table-cell>
          <table:table-cell office:value-type="float" office:value="1.27451059430544" calcext:value-type="float">
            <text:p>1,27451059430544</text:p>
          </table:table-cell>
        </table:table-row>
        <table:table-row table:style-name="ro1">
          <table:table-cell office:value-type="string" calcext:value-type="string">
            <text:p>0407</text:p>
          </table:table-cell>
          <table:table-cell office:value-type="float" office:value="2018" calcext:value-type="float">
            <text:p>2018</text:p>
          </table:table-cell>
          <table:table-cell office:value-type="float" office:value="260880" calcext:value-type="float">
            <text:p>260880</text:p>
          </table:table-cell>
          <table:table-cell office:value-type="float" office:value="46785" calcext:value-type="float">
            <text:p>46785</text:p>
          </table:table-cell>
          <table:table-cell office:value-type="float" office:value="381712" calcext:value-type="float">
            <text:p>381712</text:p>
          </table:table-cell>
          <table:table-cell office:value-type="float" office:value="441172" calcext:value-type="float">
            <text:p>441172</text:p>
          </table:table-cell>
          <table:table-cell office:value-type="float" office:value="1.31690292382321" calcext:value-type="float">
            <text:p>1,31690292382321</text:p>
          </table:table-cell>
        </table:table-row>
        <table:table-row table:style-name="ro1">
          <table:table-cell office:value-type="string" calcext:value-type="string">
            <text:p>0408</text:p>
          </table:table-cell>
          <table:table-cell office:value-type="float" office:value="2011" calcext:value-type="float">
            <text:p>2011</text:p>
          </table:table-cell>
          <table:table-cell office:value-type="float" office:value="769943060" calcext:value-type="float">
            <text:p>769943060</text:p>
          </table:table-cell>
          <table:table-cell office:value-type="float" office:value="58336458" calcext:value-type="float">
            <text:p>58336458</text:p>
          </table:table-cell>
          <table:table-cell office:value-type="float" office:value="700302585" calcext:value-type="float">
            <text:p>700302585</text:p>
          </table:table-cell>
          <table:table-cell office:value-type="float" office:value="58157150" calcext:value-type="float">
            <text:p>58157150</text:p>
          </table:table-cell>
          <table:table-cell office:value-type="float" office:value="12.6208267581514" calcext:value-type="float">
            <text:p>12,6208267581514</text:p>
          </table:table-cell>
        </table:table-row>
        <table:table-row table:style-name="ro1">
          <table:table-cell office:value-type="string" calcext:value-type="string">
            <text:p>0408</text:p>
          </table:table-cell>
          <table:table-cell office:value-type="float" office:value="2012" calcext:value-type="float">
            <text:p>2012</text:p>
          </table:table-cell>
          <table:table-cell office:value-type="float" office:value="623968534" calcext:value-type="float">
            <text:p>623968534</text:p>
          </table:table-cell>
          <table:table-cell office:value-type="float" office:value="51726076" calcext:value-type="float">
            <text:p>51726076</text:p>
          </table:table-cell>
          <table:table-cell office:value-type="float" office:value="554999945" calcext:value-type="float">
            <text:p>554999945</text:p>
          </table:table-cell>
          <table:table-cell office:value-type="float" office:value="52166808" calcext:value-type="float">
            <text:p>52166808</text:p>
          </table:table-cell>
          <table:table-cell office:value-type="float" office:value="11.3479232995399" calcext:value-type="float">
            <text:p>11,3479232995399</text:p>
          </table:table-cell>
        </table:table-row>
        <table:table-row table:style-name="ro1">
          <table:table-cell office:value-type="string" calcext:value-type="string">
            <text:p>0408</text:p>
          </table:table-cell>
          <table:table-cell office:value-type="float" office:value="2013" calcext:value-type="float">
            <text:p>2013</text:p>
          </table:table-cell>
          <table:table-cell office:value-type="float" office:value="500378459" calcext:value-type="float">
            <text:p>500378459</text:p>
          </table:table-cell>
          <table:table-cell office:value-type="float" office:value="42721641" calcext:value-type="float">
            <text:p>42721641</text:p>
          </table:table-cell>
          <table:table-cell office:value-type="float" office:value="433312516" calcext:value-type="float">
            <text:p>433312516</text:p>
          </table:table-cell>
          <table:table-cell office:value-type="float" office:value="42310217" calcext:value-type="float">
            <text:p>42310217</text:p>
          </table:table-cell>
          <table:table-cell office:value-type="float" office:value="10.9804842203965" calcext:value-type="float">
            <text:p>10,9804842203965</text:p>
          </table:table-cell>
        </table:table-row>
        <table:table-row table:style-name="ro1">
          <table:table-cell office:value-type="string" calcext:value-type="string">
            <text:p>0408</text:p>
          </table:table-cell>
          <table:table-cell office:value-type="float" office:value="2014" calcext:value-type="float">
            <text:p>2014</text:p>
          </table:table-cell>
          <table:table-cell office:value-type="float" office:value="560443601" calcext:value-type="float">
            <text:p>560443601</text:p>
          </table:table-cell>
          <table:table-cell office:value-type="float" office:value="48835607" calcext:value-type="float">
            <text:p>48835607</text:p>
          </table:table-cell>
          <table:table-cell office:value-type="float" office:value="503841837" calcext:value-type="float">
            <text:p>503841837</text:p>
          </table:table-cell>
          <table:table-cell office:value-type="float" office:value="48393809" calcext:value-type="float">
            <text:p>48393809</text:p>
          </table:table-cell>
          <table:table-cell office:value-type="float" office:value="10.9461259954498" calcext:value-type="float">
            <text:p>10,9461259954498</text:p>
          </table:table-cell>
        </table:table-row>
        <table:table-row table:style-name="ro1">
          <table:table-cell office:value-type="string" calcext:value-type="string">
            <text:p>0408</text:p>
          </table:table-cell>
          <table:table-cell office:value-type="float" office:value="2015" calcext:value-type="float">
            <text:p>2015</text:p>
          </table:table-cell>
          <table:table-cell office:value-type="float" office:value="505730117" calcext:value-type="float">
            <text:p>505730117</text:p>
          </table:table-cell>
          <table:table-cell office:value-type="float" office:value="47133268" calcext:value-type="float">
            <text:p>47133268</text:p>
          </table:table-cell>
          <table:table-cell office:value-type="float" office:value="442354532" calcext:value-type="float">
            <text:p>442354532</text:p>
          </table:table-cell>
          <table:table-cell office:value-type="float" office:value="45668049" calcext:value-type="float">
            <text:p>45668049</text:p>
          </table:table-cell>
          <table:table-cell office:value-type="float" office:value="10.2162844197567" calcext:value-type="float">
            <text:p>10,2162844197567</text:p>
          </table:table-cell>
        </table:table-row>
        <table:table-row table:style-name="ro1">
          <table:table-cell office:value-type="string" calcext:value-type="string">
            <text:p>0408</text:p>
          </table:table-cell>
          <table:table-cell office:value-type="float" office:value="2016" calcext:value-type="float">
            <text:p>2016</text:p>
          </table:table-cell>
          <table:table-cell office:value-type="float" office:value="511421755" calcext:value-type="float">
            <text:p>511421755</text:p>
          </table:table-cell>
          <table:table-cell office:value-type="float" office:value="46530885" calcext:value-type="float">
            <text:p>46530885</text:p>
          </table:table-cell>
          <table:table-cell office:value-type="float" office:value="452466458" calcext:value-type="float">
            <text:p>452466458</text:p>
          </table:table-cell>
          <table:table-cell office:value-type="float" office:value="46534106" calcext:value-type="float">
            <text:p>46534106</text:p>
          </table:table-cell>
          <table:table-cell office:value-type="float" office:value="10.3571515200598" calcext:value-type="float">
            <text:p>10,3571515200598</text:p>
          </table:table-cell>
        </table:table-row>
        <table:table-row table:style-name="ro1">
          <table:table-cell office:value-type="string" calcext:value-type="string">
            <text:p>0408</text:p>
          </table:table-cell>
          <table:table-cell office:value-type="float" office:value="2017" calcext:value-type="float">
            <text:p>2017</text:p>
          </table:table-cell>
          <table:table-cell office:value-type="float" office:value="472760226" calcext:value-type="float">
            <text:p>472760226</text:p>
          </table:table-cell>
          <table:table-cell office:value-type="float" office:value="41182028" calcext:value-type="float">
            <text:p>41182028</text:p>
          </table:table-cell>
          <table:table-cell office:value-type="float" office:value="433291158" calcext:value-type="float">
            <text:p>433291158</text:p>
          </table:table-cell>
          <table:table-cell office:value-type="float" office:value="43791539" calcext:value-type="float">
            <text:p>43791539</text:p>
          </table:table-cell>
          <table:table-cell office:value-type="float" office:value="10.6627439095266" calcext:value-type="float">
            <text:p>10,6627439095266</text:p>
          </table:table-cell>
        </table:table-row>
        <table:table-row table:style-name="ro1">
          <table:table-cell office:value-type="string" calcext:value-type="string">
            <text:p>0408</text:p>
          </table:table-cell>
          <table:table-cell office:value-type="float" office:value="2018" calcext:value-type="float">
            <text:p>2018</text:p>
          </table:table-cell>
          <table:table-cell office:value-type="float" office:value="435970222" calcext:value-type="float">
            <text:p>435970222</text:p>
          </table:table-cell>
          <table:table-cell office:value-type="float" office:value="35489760" calcext:value-type="float">
            <text:p>35489760</text:p>
          </table:table-cell>
          <table:table-cell office:value-type="float" office:value="415079768" calcext:value-type="float">
            <text:p>415079768</text:p>
          </table:table-cell>
          <table:table-cell office:value-type="float" office:value="38037237" calcext:value-type="float">
            <text:p>38037237</text:p>
          </table:table-cell>
          <table:table-cell office:value-type="float" office:value="11.5746599850936" calcext:value-type="float">
            <text:p>11,5746599850936</text:p>
          </table:table-cell>
        </table:table-row>
        <table:table-row table:style-name="ro1">
          <table:table-cell office:value-type="string" calcext:value-type="string">
            <text:p>0502</text:p>
          </table:table-cell>
          <table:table-cell office:value-type="float" office:value="1995" calcext:value-type="float">
            <text:p>1995</text:p>
          </table:table-cell>
          <table:table-cell office:value-type="float" office:value="11096700" calcext:value-type="float">
            <text:p>11096700</text:p>
          </table:table-cell>
          <table:table-cell office:value-type="float" office:value="80842591" calcext:value-type="float">
            <text:p>80842591</text:p>
          </table:table-cell>
          <table:table-cell office:value-type="float" office:value="21971300" calcext:value-type="float">
            <text:p>21971300</text:p>
          </table:table-cell>
          <table:table-cell office:value-type="float" office:value="154109159" calcext:value-type="float">
            <text:p>154109159</text:p>
          </table:table-cell>
          <table:table-cell office:value-type="float" office:value="0.14074379101241" calcext:value-type="float">
            <text:p>0,14074379101241</text:p>
          </table:table-cell>
        </table:table-row>
        <table:table-row table:style-name="ro1">
          <table:table-cell office:value-type="string" calcext:value-type="string">
            <text:p>0502</text:p>
          </table:table-cell>
          <table:table-cell office:value-type="float" office:value="1996" calcext:value-type="float">
            <text:p>1996</text:p>
          </table:table-cell>
          <table:table-cell office:value-type="float" office:value="11963800" calcext:value-type="float">
            <text:p>11963800</text:p>
          </table:table-cell>
          <table:table-cell office:value-type="float" office:value="80974475" calcext:value-type="float">
            <text:p>80974475</text:p>
          </table:table-cell>
          <table:table-cell office:value-type="float" office:value="23143500" calcext:value-type="float">
            <text:p>23143500</text:p>
          </table:table-cell>
          <table:table-cell office:value-type="float" office:value="179838908" calcext:value-type="float">
            <text:p>179838908</text:p>
          </table:table-cell>
          <table:table-cell office:value-type="float" office:value="0.134606972986505" calcext:value-type="float">
            <text:p>0,134606972986505</text:p>
          </table:table-cell>
        </table:table-row>
        <table:table-row table:style-name="ro1">
          <table:table-cell office:value-type="string" calcext:value-type="string">
            <text:p>0502</text:p>
          </table:table-cell>
          <table:table-cell office:value-type="float" office:value="1997" calcext:value-type="float">
            <text:p>1997</text:p>
          </table:table-cell>
          <table:table-cell office:value-type="float" office:value="7953400" calcext:value-type="float">
            <text:p>7953400</text:p>
          </table:table-cell>
          <table:table-cell office:value-type="float" office:value="85248535" calcext:value-type="float">
            <text:p>85248535</text:p>
          </table:table-cell>
          <table:table-cell office:value-type="float" office:value="20774000" calcext:value-type="float">
            <text:p>20774000</text:p>
          </table:table-cell>
          <table:table-cell office:value-type="float" office:value="219250232" calcext:value-type="float">
            <text:p>219250232</text:p>
          </table:table-cell>
          <table:table-cell office:value-type="float" office:value="0.094343239163264" calcext:value-type="float">
            <text:p>0,094343239163264</text:p>
          </table:table-cell>
        </table:table-row>
        <table:table-row table:style-name="ro1">
          <table:table-cell office:value-type="string" calcext:value-type="string">
            <text:p>0502</text:p>
          </table:table-cell>
          <table:table-cell office:value-type="float" office:value="1998" calcext:value-type="float">
            <text:p>1998</text:p>
          </table:table-cell>
          <table:table-cell office:value-type="float" office:value="8237200" calcext:value-type="float">
            <text:p>8237200</text:p>
          </table:table-cell>
          <table:table-cell office:value-type="float" office:value="101938201" calcext:value-type="float">
            <text:p>101938201</text:p>
          </table:table-cell>
          <table:table-cell office:value-type="float" office:value="21733100" calcext:value-type="float">
            <text:p>21733100</text:p>
          </table:table-cell>
          <table:table-cell office:value-type="float" office:value="286188227" calcext:value-type="float">
            <text:p>286188227</text:p>
          </table:table-cell>
          <table:table-cell office:value-type="float" office:value="0.0772178801490941" calcext:value-type="float">
            <text:p>0,077217880149094</text:p>
          </table:table-cell>
        </table:table-row>
        <table:table-row table:style-name="ro1">
          <table:table-cell office:value-type="string" calcext:value-type="string">
            <text:p>0502</text:p>
          </table:table-cell>
          <table:table-cell office:value-type="float" office:value="1999" calcext:value-type="float">
            <text:p>1999</text:p>
          </table:table-cell>
          <table:table-cell office:value-type="float" office:value="14504300" calcext:value-type="float">
            <text:p>14504300</text:p>
          </table:table-cell>
          <table:table-cell office:value-type="float" office:value="147449207" calcext:value-type="float">
            <text:p>147449207</text:p>
          </table:table-cell>
          <table:table-cell office:value-type="float" office:value="63065200" calcext:value-type="float">
            <text:p>63065200</text:p>
          </table:table-cell>
          <table:table-cell office:value-type="float" office:value="318272939" calcext:value-type="float">
            <text:p>318272939</text:p>
          </table:table-cell>
          <table:table-cell office:value-type="float" office:value="0.166557464931032" calcext:value-type="float">
            <text:p>0,166557464931032</text:p>
          </table:table-cell>
        </table:table-row>
        <table:table-row table:style-name="ro1">
          <table:table-cell office:value-type="string" calcext:value-type="string">
            <text:p>0502</text:p>
          </table:table-cell>
          <table:table-cell office:value-type="float" office:value="2000" calcext:value-type="float">
            <text:p>2000</text:p>
          </table:table-cell>
          <table:table-cell office:value-type="float" office:value="21724500" calcext:value-type="float">
            <text:p>21724500</text:p>
          </table:table-cell>
          <table:table-cell office:value-type="float" office:value="216764920" calcext:value-type="float">
            <text:p>216764920</text:p>
          </table:table-cell>
          <table:table-cell office:value-type="float" office:value="26744900" calcext:value-type="float">
            <text:p>26744900</text:p>
          </table:table-cell>
          <table:table-cell office:value-type="float" office:value="368351292" calcext:value-type="float">
            <text:p>368351292</text:p>
          </table:table-cell>
          <table:table-cell office:value-type="float" office:value="0.0828372193522473" calcext:value-type="float">
            <text:p>0,082837219352247</text:p>
          </table:table-cell>
        </table:table-row>
        <table:table-row table:style-name="ro1">
          <table:table-cell office:value-type="string" calcext:value-type="string">
            <text:p>0502</text:p>
          </table:table-cell>
          <table:table-cell office:value-type="float" office:value="2001" calcext:value-type="float">
            <text:p>2001</text:p>
          </table:table-cell>
          <table:table-cell office:value-type="float" office:value="19423800" calcext:value-type="float">
            <text:p>19423800</text:p>
          </table:table-cell>
          <table:table-cell office:value-type="float" office:value="201230033" calcext:value-type="float">
            <text:p>201230033</text:p>
          </table:table-cell>
          <table:table-cell office:value-type="float" office:value="27949500" calcext:value-type="float">
            <text:p>27949500</text:p>
          </table:table-cell>
          <table:table-cell office:value-type="float" office:value="335817505" calcext:value-type="float">
            <text:p>335817505</text:p>
          </table:table-cell>
          <table:table-cell office:value-type="float" office:value="0.088210626896124" calcext:value-type="float">
            <text:p>0,088210626896124</text:p>
          </table:table-cell>
        </table:table-row>
        <table:table-row table:style-name="ro1">
          <table:table-cell office:value-type="string" calcext:value-type="string">
            <text:p>0502</text:p>
          </table:table-cell>
          <table:table-cell office:value-type="float" office:value="2002" calcext:value-type="float">
            <text:p>2002</text:p>
          </table:table-cell>
          <table:table-cell office:value-type="float" office:value="27953000" calcext:value-type="float">
            <text:p>27953000</text:p>
          </table:table-cell>
          <table:table-cell office:value-type="float" office:value="205299956" calcext:value-type="float">
            <text:p>205299956</text:p>
          </table:table-cell>
          <table:table-cell office:value-type="float" office:value="43160000" calcext:value-type="float">
            <text:p>43160000</text:p>
          </table:table-cell>
          <table:table-cell office:value-type="float" office:value="345042443" calcext:value-type="float">
            <text:p>345042443</text:p>
          </table:table-cell>
          <table:table-cell office:value-type="float" office:value="0.129215921086974" calcext:value-type="float">
            <text:p>0,129215921086974</text:p>
          </table:table-cell>
        </table:table-row>
        <table:table-row table:style-name="ro1">
          <table:table-cell office:value-type="string" calcext:value-type="string">
            <text:p>0502</text:p>
          </table:table-cell>
          <table:table-cell office:value-type="float" office:value="2003" calcext:value-type="float">
            <text:p>2003</text:p>
          </table:table-cell>
          <table:table-cell office:value-type="float" office:value="22505400" calcext:value-type="float">
            <text:p>22505400</text:p>
          </table:table-cell>
          <table:table-cell office:value-type="float" office:value="236038236" calcext:value-type="float">
            <text:p>236038236</text:p>
          </table:table-cell>
          <table:table-cell office:value-type="float" office:value="35692700" calcext:value-type="float">
            <text:p>35692700</text:p>
          </table:table-cell>
          <table:table-cell office:value-type="float" office:value="392844766" calcext:value-type="float">
            <text:p>392844766</text:p>
          </table:table-cell>
          <table:table-cell office:value-type="float" office:value="0.0925420146750921" calcext:value-type="float">
            <text:p>0,092542014675092</text:p>
          </table:table-cell>
        </table:table-row>
        <table:table-row table:style-name="ro1">
          <table:table-cell office:value-type="string" calcext:value-type="string">
            <text:p>0502</text:p>
          </table:table-cell>
          <table:table-cell office:value-type="float" office:value="2004" calcext:value-type="float">
            <text:p>2004</text:p>
          </table:table-cell>
          <table:table-cell office:value-type="float" office:value="20353500" calcext:value-type="float">
            <text:p>20353500</text:p>
          </table:table-cell>
          <table:table-cell office:value-type="float" office:value="254936786" calcext:value-type="float">
            <text:p>254936786</text:p>
          </table:table-cell>
          <table:table-cell office:value-type="float" office:value="33759000" calcext:value-type="float">
            <text:p>33759000</text:p>
          </table:table-cell>
          <table:table-cell office:value-type="float" office:value="411379540" calcext:value-type="float">
            <text:p>411379540</text:p>
          </table:table-cell>
          <table:table-cell office:value-type="float" office:value="0.0812114274984762" calcext:value-type="float">
            <text:p>0,081211427498476</text:p>
          </table:table-cell>
        </table:table-row>
        <table:table-row table:style-name="ro1">
          <table:table-cell office:value-type="string" calcext:value-type="string">
            <text:p>0502</text:p>
          </table:table-cell>
          <table:table-cell office:value-type="float" office:value="2005" calcext:value-type="float">
            <text:p>2005</text:p>
          </table:table-cell>
          <table:table-cell office:value-type="float" office:value="18271500" calcext:value-type="float">
            <text:p>18271500</text:p>
          </table:table-cell>
          <table:table-cell office:value-type="float" office:value="258164728" calcext:value-type="float">
            <text:p>258164728</text:p>
          </table:table-cell>
          <table:table-cell office:value-type="float" office:value="41098300" calcext:value-type="float">
            <text:p>41098300</text:p>
          </table:table-cell>
          <table:table-cell office:value-type="float" office:value="457102671" calcext:value-type="float">
            <text:p>457102671</text:p>
          </table:table-cell>
          <table:table-cell office:value-type="float" office:value="0.0830036432290968" calcext:value-type="float">
            <text:p>0,083003643229097</text:p>
          </table:table-cell>
        </table:table-row>
        <table:table-row table:style-name="ro1">
          <table:table-cell office:value-type="string" calcext:value-type="string">
            <text:p>0502</text:p>
          </table:table-cell>
          <table:table-cell office:value-type="float" office:value="2006" calcext:value-type="float">
            <text:p>2006</text:p>
          </table:table-cell>
          <table:table-cell office:value-type="float" office:value="15326800" calcext:value-type="float">
            <text:p>15326800</text:p>
          </table:table-cell>
          <table:table-cell office:value-type="float" office:value="281817941" calcext:value-type="float">
            <text:p>281817941</text:p>
          </table:table-cell>
          <table:table-cell office:value-type="float" office:value="34989600" calcext:value-type="float">
            <text:p>34989600</text:p>
          </table:table-cell>
          <table:table-cell office:value-type="float" office:value="502639063" calcext:value-type="float">
            <text:p>502639063</text:p>
          </table:table-cell>
          <table:table-cell office:value-type="float" office:value="0.0641416925891836" calcext:value-type="float">
            <text:p>0,064141692589184</text:p>
          </table:table-cell>
        </table:table-row>
        <table:table-row table:style-name="ro1">
          <table:table-cell office:value-type="string" calcext:value-type="string">
            <text:p>0502</text:p>
          </table:table-cell>
          <table:table-cell office:value-type="float" office:value="2007" calcext:value-type="float">
            <text:p>2007</text:p>
          </table:table-cell>
          <table:table-cell office:value-type="float" office:value="19036300" calcext:value-type="float">
            <text:p>19036300</text:p>
          </table:table-cell>
          <table:table-cell office:value-type="float" office:value="368050793" calcext:value-type="float">
            <text:p>368050793</text:p>
          </table:table-cell>
          <table:table-cell office:value-type="float" office:value="56066800" calcext:value-type="float">
            <text:p>56066800</text:p>
          </table:table-cell>
          <table:table-cell office:value-type="float" office:value="789028370" calcext:value-type="float">
            <text:p>789028370</text:p>
          </table:table-cell>
          <table:table-cell office:value-type="float" office:value="0.0649074863687611" calcext:value-type="float">
            <text:p>0,064907486368761</text:p>
          </table:table-cell>
        </table:table-row>
        <table:table-row table:style-name="ro1">
          <table:table-cell office:value-type="string" calcext:value-type="string">
            <text:p>0502</text:p>
          </table:table-cell>
          <table:table-cell office:value-type="float" office:value="2008" calcext:value-type="float">
            <text:p>2008</text:p>
          </table:table-cell>
          <table:table-cell office:value-type="float" office:value="17423500" calcext:value-type="float">
            <text:p>17423500</text:p>
          </table:table-cell>
          <table:table-cell office:value-type="float" office:value="375133864" calcext:value-type="float">
            <text:p>375133864</text:p>
          </table:table-cell>
          <table:table-cell office:value-type="float" office:value="84381300" calcext:value-type="float">
            <text:p>84381300</text:p>
          </table:table-cell>
          <table:table-cell office:value-type="float" office:value="1022109184" calcext:value-type="float">
            <text:p>1022109184</text:p>
          </table:table-cell>
          <table:table-cell office:value-type="float" office:value="0.0728611963006167" calcext:value-type="float">
            <text:p>0,072861196300617</text:p>
          </table:table-cell>
        </table:table-row>
        <table:table-row table:style-name="ro1">
          <table:table-cell office:value-type="string" calcext:value-type="string">
            <text:p>0502</text:p>
          </table:table-cell>
          <table:table-cell office:value-type="float" office:value="2009" calcext:value-type="float">
            <text:p>2009</text:p>
          </table:table-cell>
          <table:table-cell office:value-type="float" office:value="20502300" calcext:value-type="float">
            <text:p>20502300</text:p>
          </table:table-cell>
          <table:table-cell office:value-type="float" office:value="387037207" calcext:value-type="float">
            <text:p>387037207</text:p>
          </table:table-cell>
          <table:table-cell office:value-type="float" office:value="83480700" calcext:value-type="float">
            <text:p>83480700</text:p>
          </table:table-cell>
          <table:table-cell office:value-type="float" office:value="967071343" calcext:value-type="float">
            <text:p>967071343</text:p>
          </table:table-cell>
          <table:table-cell office:value-type="float" office:value="0.076790741776204" calcext:value-type="float">
            <text:p>0,076790741776204</text:p>
          </table:table-cell>
        </table:table-row>
        <table:table-row table:style-name="ro1">
          <table:table-cell office:value-type="string" calcext:value-type="string">
            <text:p>0502</text:p>
          </table:table-cell>
          <table:table-cell office:value-type="float" office:value="2010" calcext:value-type="float">
            <text:p>2010</text:p>
          </table:table-cell>
          <table:table-cell office:value-type="float" office:value="31484179" calcext:value-type="float">
            <text:p>31484179</text:p>
          </table:table-cell>
          <table:table-cell office:value-type="float" office:value="366119058" calcext:value-type="float">
            <text:p>366119058</text:p>
          </table:table-cell>
          <table:table-cell office:value-type="float" office:value="82937855" calcext:value-type="float">
            <text:p>82937855</text:p>
          </table:table-cell>
          <table:table-cell office:value-type="float" office:value="897576980" calcext:value-type="float">
            <text:p>897576980</text:p>
          </table:table-cell>
          <table:table-cell office:value-type="float" office:value="0.0905455351281239" calcext:value-type="float">
            <text:p>0,090545535128124</text:p>
          </table:table-cell>
        </table:table-row>
        <table:table-row table:style-name="ro1">
          <table:table-cell office:value-type="string" calcext:value-type="string">
            <text:p>0502</text:p>
          </table:table-cell>
          <table:table-cell office:value-type="float" office:value="2011" calcext:value-type="float">
            <text:p>2011</text:p>
          </table:table-cell>
          <table:table-cell office:value-type="float" office:value="29355836" calcext:value-type="float">
            <text:p>29355836</text:p>
          </table:table-cell>
          <table:table-cell office:value-type="float" office:value="343044638" calcext:value-type="float">
            <text:p>343044638</text:p>
          </table:table-cell>
          <table:table-cell office:value-type="float" office:value="60176418" calcext:value-type="float">
            <text:p>60176418</text:p>
          </table:table-cell>
          <table:table-cell office:value-type="float" office:value="686008476" calcext:value-type="float">
            <text:p>686008476</text:p>
          </table:table-cell>
          <table:table-cell office:value-type="float" office:value="0.0870045022768378" calcext:value-type="float">
            <text:p>0,087004502276838</text:p>
          </table:table-cell>
        </table:table-row>
        <table:table-row table:style-name="ro1">
          <table:table-cell office:value-type="string" calcext:value-type="string">
            <text:p>0502</text:p>
          </table:table-cell>
          <table:table-cell office:value-type="float" office:value="2012" calcext:value-type="float">
            <text:p>2012</text:p>
          </table:table-cell>
          <table:table-cell office:value-type="float" office:value="23698116" calcext:value-type="float">
            <text:p>23698116</text:p>
          </table:table-cell>
          <table:table-cell office:value-type="float" office:value="294047934" calcext:value-type="float">
            <text:p>294047934</text:p>
          </table:table-cell>
          <table:table-cell office:value-type="float" office:value="51354137" calcext:value-type="float">
            <text:p>51354137</text:p>
          </table:table-cell>
          <table:table-cell office:value-type="float" office:value="600364462" calcext:value-type="float">
            <text:p>600364462</text:p>
          </table:table-cell>
          <table:table-cell office:value-type="float" office:value="0.083912357806812" calcext:value-type="float">
            <text:p>0,083912357806812</text:p>
          </table:table-cell>
        </table:table-row>
        <table:table-row table:style-name="ro1">
          <table:table-cell office:value-type="string" calcext:value-type="string">
            <text:p>0502</text:p>
          </table:table-cell>
          <table:table-cell office:value-type="float" office:value="2013" calcext:value-type="float">
            <text:p>2013</text:p>
          </table:table-cell>
          <table:table-cell office:value-type="float" office:value="19267321" calcext:value-type="float">
            <text:p>19267321</text:p>
          </table:table-cell>
          <table:table-cell office:value-type="float" office:value="241306064" calcext:value-type="float">
            <text:p>241306064</text:p>
          </table:table-cell>
          <table:table-cell office:value-type="float" office:value="48881523" calcext:value-type="float">
            <text:p>48881523</text:p>
          </table:table-cell>
          <table:table-cell office:value-type="float" office:value="572204169" calcext:value-type="float">
            <text:p>572204169</text:p>
          </table:table-cell>
          <table:table-cell office:value-type="float" office:value="0.0837713420625159" calcext:value-type="float">
            <text:p>0,083771342062516</text:p>
          </table:table-cell>
        </table:table-row>
        <table:table-row table:style-name="ro1">
          <table:table-cell office:value-type="string" calcext:value-type="string">
            <text:p>0502</text:p>
          </table:table-cell>
          <table:table-cell office:value-type="float" office:value="2014" calcext:value-type="float">
            <text:p>2014</text:p>
          </table:table-cell>
          <table:table-cell office:value-type="float" office:value="18000386" calcext:value-type="float">
            <text:p>18000386</text:p>
          </table:table-cell>
          <table:table-cell office:value-type="float" office:value="196762424" calcext:value-type="float">
            <text:p>196762424</text:p>
          </table:table-cell>
          <table:table-cell office:value-type="float" office:value="39726871" calcext:value-type="float">
            <text:p>39726871</text:p>
          </table:table-cell>
          <table:table-cell office:value-type="float" office:value="445322243" calcext:value-type="float">
            <text:p>445322243</text:p>
          </table:table-cell>
          <table:table-cell office:value-type="float" office:value="0.0899059889869633" calcext:value-type="float">
            <text:p>0,089905988986963</text:p>
          </table:table-cell>
        </table:table-row>
        <table:table-row table:style-name="ro1">
          <table:table-cell office:value-type="string" calcext:value-type="string">
            <text:p>0502</text:p>
          </table:table-cell>
          <table:table-cell office:value-type="float" office:value="2015" calcext:value-type="float">
            <text:p>2015</text:p>
          </table:table-cell>
          <table:table-cell office:value-type="float" office:value="14645578" calcext:value-type="float">
            <text:p>14645578</text:p>
          </table:table-cell>
          <table:table-cell office:value-type="float" office:value="158716166" calcext:value-type="float">
            <text:p>158716166</text:p>
          </table:table-cell>
          <table:table-cell office:value-type="float" office:value="31138323" calcext:value-type="float">
            <text:p>31138323</text:p>
          </table:table-cell>
          <table:table-cell office:value-type="float" office:value="339954917" calcext:value-type="float">
            <text:p>339954917</text:p>
          </table:table-cell>
          <table:table-cell office:value-type="float" office:value="0.0918118225836648" calcext:value-type="float">
            <text:p>0,091811822583665</text:p>
          </table:table-cell>
        </table:table-row>
        <table:table-row table:style-name="ro1">
          <table:table-cell office:value-type="string" calcext:value-type="string">
            <text:p>0502</text:p>
          </table:table-cell>
          <table:table-cell office:value-type="float" office:value="2016" calcext:value-type="float">
            <text:p>2016</text:p>
          </table:table-cell>
          <table:table-cell office:value-type="float" office:value="11593069" calcext:value-type="float">
            <text:p>11593069</text:p>
          </table:table-cell>
          <table:table-cell office:value-type="float" office:value="133214006" calcext:value-type="float">
            <text:p>133214006</text:p>
          </table:table-cell>
          <table:table-cell office:value-type="float" office:value="22713710" calcext:value-type="float">
            <text:p>22713710</text:p>
          </table:table-cell>
          <table:table-cell office:value-type="float" office:value="252603028" calcext:value-type="float">
            <text:p>252603028</text:p>
          </table:table-cell>
          <table:table-cell office:value-type="float" office:value="0.0889198142557905" calcext:value-type="float">
            <text:p>0,088919814255791</text:p>
          </table:table-cell>
        </table:table-row>
        <table:table-row table:style-name="ro1">
          <table:table-cell office:value-type="string" calcext:value-type="string">
            <text:p>0502</text:p>
          </table:table-cell>
          <table:table-cell office:value-type="float" office:value="2017" calcext:value-type="float">
            <text:p>2017</text:p>
          </table:table-cell>
          <table:table-cell office:value-type="float" office:value="12894313" calcext:value-type="float">
            <text:p>12894313</text:p>
          </table:table-cell>
          <table:table-cell office:value-type="float" office:value="147096849" calcext:value-type="float">
            <text:p>147096849</text:p>
          </table:table-cell>
          <table:table-cell office:value-type="float" office:value="16177090" calcext:value-type="float">
            <text:p>16177090</text:p>
          </table:table-cell>
          <table:table-cell office:value-type="float" office:value="180537018" calcext:value-type="float">
            <text:p>180537018</text:p>
          </table:table-cell>
          <table:table-cell office:value-type="float" office:value="0.0887313734266672" calcext:value-type="float">
            <text:p>0,088731373426667</text:p>
          </table:table-cell>
        </table:table-row>
        <table:table-row table:style-name="ro1">
          <table:table-cell office:value-type="string" calcext:value-type="string">
            <text:p>0502</text:p>
          </table:table-cell>
          <table:table-cell office:value-type="float" office:value="2018" calcext:value-type="float">
            <text:p>2018</text:p>
          </table:table-cell>
          <table:table-cell office:value-type="float" office:value="11256986" calcext:value-type="float">
            <text:p>11256986</text:p>
          </table:table-cell>
          <table:table-cell office:value-type="float" office:value="128762934" calcext:value-type="float">
            <text:p>128762934</text:p>
          </table:table-cell>
          <table:table-cell office:value-type="float" office:value="13661241" calcext:value-type="float">
            <text:p>13661241</text:p>
          </table:table-cell>
          <table:table-cell office:value-type="float" office:value="145712027" calcext:value-type="float">
            <text:p>145712027</text:p>
          </table:table-cell>
          <table:table-cell office:value-type="float" office:value="0.0907850643614811" calcext:value-type="float">
            <text:p>0,090785064361481</text:p>
          </table:table-cell>
        </table:table-row>
        <table:table-row table:style-name="ro1">
          <table:table-cell office:value-type="string" calcext:value-type="string">
            <text:p>0503</text:p>
          </table:table-cell>
          <table:table-cell office:value-type="float" office:value="1995" calcext:value-type="float">
            <text:p>1995</text:p>
          </table:table-cell>
          <table:table-cell office:value-type="float" office:value="39665700" calcext:value-type="float">
            <text:p>39665700</text:p>
          </table:table-cell>
          <table:table-cell office:value-type="float" office:value="233459807" calcext:value-type="float">
            <text:p>233459807</text:p>
          </table:table-cell>
          <table:table-cell office:value-type="float" office:value="43509000" calcext:value-type="float">
            <text:p>43509000</text:p>
          </table:table-cell>
          <table:table-cell office:value-type="float" office:value="244654576" calcext:value-type="float">
            <text:p>244654576</text:p>
          </table:table-cell>
          <table:table-cell office:value-type="float" office:value="0.173964019819082" calcext:value-type="float">
            <text:p>0,173964019819082</text:p>
          </table:table-cell>
        </table:table-row>
        <table:table-row table:style-name="ro1">
          <table:table-cell office:value-type="string" calcext:value-type="string">
            <text:p>0503</text:p>
          </table:table-cell>
          <table:table-cell office:value-type="float" office:value="1996" calcext:value-type="float">
            <text:p>1996</text:p>
          </table:table-cell>
          <table:table-cell office:value-type="float" office:value="39861400" calcext:value-type="float">
            <text:p>39861400</text:p>
          </table:table-cell>
          <table:table-cell office:value-type="float" office:value="232890608" calcext:value-type="float">
            <text:p>232890608</text:p>
          </table:table-cell>
          <table:table-cell office:value-type="float" office:value="47304900" calcext:value-type="float">
            <text:p>47304900</text:p>
          </table:table-cell>
          <table:table-cell office:value-type="float" office:value="268835369" calcext:value-type="float">
            <text:p>268835369</text:p>
          </table:table-cell>
          <table:table-cell office:value-type="float" office:value="0.173732882082763" calcext:value-type="float">
            <text:p>0,173732882082763</text:p>
          </table:table-cell>
        </table:table-row>
        <table:table-row table:style-name="ro1">
          <table:table-cell office:value-type="string" calcext:value-type="string">
            <text:p>0503</text:p>
          </table:table-cell>
          <table:table-cell office:value-type="float" office:value="1997" calcext:value-type="float">
            <text:p>1997</text:p>
          </table:table-cell>
          <table:table-cell office:value-type="float" office:value="33608700" calcext:value-type="float">
            <text:p>33608700</text:p>
          </table:table-cell>
          <table:table-cell office:value-type="float" office:value="260446779" calcext:value-type="float">
            <text:p>260446779</text:p>
          </table:table-cell>
          <table:table-cell office:value-type="float" office:value="43986200" calcext:value-type="float">
            <text:p>43986200</text:p>
          </table:table-cell>
          <table:table-cell office:value-type="float" office:value="414461922" calcext:value-type="float">
            <text:p>414461922</text:p>
          </table:table-cell>
          <table:table-cell office:value-type="float" office:value="0.114970958123712" calcext:value-type="float">
            <text:p>0,114970958123712</text:p>
          </table:table-cell>
        </table:table-row>
        <table:table-row table:style-name="ro1">
          <table:table-cell office:value-type="string" calcext:value-type="string">
            <text:p>0503</text:p>
          </table:table-cell>
          <table:table-cell office:value-type="float" office:value="1998" calcext:value-type="float">
            <text:p>1998</text:p>
          </table:table-cell>
          <table:table-cell office:value-type="float" office:value="36930000" calcext:value-type="float">
            <text:p>36930000</text:p>
          </table:table-cell>
          <table:table-cell office:value-type="float" office:value="287577557" calcext:value-type="float">
            <text:p>287577557</text:p>
          </table:table-cell>
          <table:table-cell office:value-type="float" office:value="38890200" calcext:value-type="float">
            <text:p>38890200</text:p>
          </table:table-cell>
          <table:table-cell office:value-type="float" office:value="343155247" calcext:value-type="float">
            <text:p>343155247</text:p>
          </table:table-cell>
          <table:table-cell office:value-type="float" office:value="0.120209698178311" calcext:value-type="float">
            <text:p>0,120209698178311</text:p>
          </table:table-cell>
        </table:table-row>
        <table:table-row table:style-name="ro1">
          <table:table-cell office:value-type="string" calcext:value-type="string">
            <text:p>0503</text:p>
          </table:table-cell>
          <table:table-cell office:value-type="float" office:value="1999" calcext:value-type="float">
            <text:p>1999</text:p>
          </table:table-cell>
          <table:table-cell office:value-type="float" office:value="48291100" calcext:value-type="float">
            <text:p>48291100</text:p>
          </table:table-cell>
          <table:table-cell office:value-type="float" office:value="319650809" calcext:value-type="float">
            <text:p>319650809</text:p>
          </table:table-cell>
          <table:table-cell office:value-type="float" office:value="41516600" calcext:value-type="float">
            <text:p>41516600</text:p>
          </table:table-cell>
          <table:table-cell office:value-type="float" office:value="349335123" calcext:value-type="float">
            <text:p>349335123</text:p>
          </table:table-cell>
          <table:table-cell office:value-type="float" office:value="0.134244526983566" calcext:value-type="float">
            <text:p>0,134244526983566</text:p>
          </table:table-cell>
        </table:table-row>
        <table:table-row table:style-name="ro1">
          <table:table-cell office:value-type="string" calcext:value-type="string">
            <text:p>0503</text:p>
          </table:table-cell>
          <table:table-cell office:value-type="float" office:value="2000" calcext:value-type="float">
            <text:p>2000</text:p>
          </table:table-cell>
          <table:table-cell office:value-type="float" office:value="55577600" calcext:value-type="float">
            <text:p>55577600</text:p>
          </table:table-cell>
          <table:table-cell office:value-type="float" office:value="325127544" calcext:value-type="float">
            <text:p>325127544</text:p>
          </table:table-cell>
          <table:table-cell office:value-type="float" office:value="46236000" calcext:value-type="float">
            <text:p>46236000</text:p>
          </table:table-cell>
          <table:table-cell office:value-type="float" office:value="412593772" calcext:value-type="float">
            <text:p>412593772</text:p>
          </table:table-cell>
          <table:table-cell office:value-type="float" office:value="0.138010923355236" calcext:value-type="float">
            <text:p>0,138010923355236</text:p>
          </table:table-cell>
        </table:table-row>
        <table:table-row table:style-name="ro1">
          <table:table-cell office:value-type="string" calcext:value-type="string">
            <text:p>0503</text:p>
          </table:table-cell>
          <table:table-cell office:value-type="float" office:value="2001" calcext:value-type="float">
            <text:p>2001</text:p>
          </table:table-cell>
          <table:table-cell office:value-type="float" office:value="53625800" calcext:value-type="float">
            <text:p>53625800</text:p>
          </table:table-cell>
          <table:table-cell office:value-type="float" office:value="304759298" calcext:value-type="float">
            <text:p>304759298</text:p>
          </table:table-cell>
          <table:table-cell office:value-type="float" office:value="57292500" calcext:value-type="float">
            <text:p>57292500</text:p>
          </table:table-cell>
          <table:table-cell office:value-type="float" office:value="417650351" calcext:value-type="float">
            <text:p>417650351</text:p>
          </table:table-cell>
          <table:table-cell office:value-type="float" office:value="0.153539339007362" calcext:value-type="float">
            <text:p>0,153539339007362</text:p>
          </table:table-cell>
        </table:table-row>
        <table:table-row table:style-name="ro1">
          <table:table-cell office:value-type="string" calcext:value-type="string">
            <text:p>0503</text:p>
          </table:table-cell>
          <table:table-cell office:value-type="float" office:value="2002" calcext:value-type="float">
            <text:p>2002</text:p>
          </table:table-cell>
          <table:table-cell office:value-type="float" office:value="59467600" calcext:value-type="float">
            <text:p>59467600</text:p>
          </table:table-cell>
          <table:table-cell office:value-type="float" office:value="331644465" calcext:value-type="float">
            <text:p>331644465</text:p>
          </table:table-cell>
          <table:table-cell office:value-type="float" office:value="117327400" calcext:value-type="float">
            <text:p>117327400</text:p>
          </table:table-cell>
          <table:table-cell office:value-type="float" office:value="348413800" calcext:value-type="float">
            <text:p>348413800</text:p>
          </table:table-cell>
          <table:table-cell office:value-type="float" office:value="0.259970371803363" calcext:value-type="float">
            <text:p>0,259970371803363</text:p>
          </table:table-cell>
        </table:table-row>
        <table:table-row table:style-name="ro1">
          <table:table-cell office:value-type="string" calcext:value-type="string">
            <text:p>0503</text:p>
          </table:table-cell>
          <table:table-cell office:value-type="float" office:value="2003" calcext:value-type="float">
            <text:p>2003</text:p>
          </table:table-cell>
          <table:table-cell office:value-type="float" office:value="52764600" calcext:value-type="float">
            <text:p>52764600</text:p>
          </table:table-cell>
          <table:table-cell office:value-type="float" office:value="481461242" calcext:value-type="float">
            <text:p>481461242</text:p>
          </table:table-cell>
          <table:table-cell office:value-type="float" office:value="84331800" calcext:value-type="float">
            <text:p>84331800</text:p>
          </table:table-cell>
          <table:table-cell office:value-type="float" office:value="450112989" calcext:value-type="float">
            <text:p>450112989</text:p>
          </table:table-cell>
          <table:table-cell office:value-type="float" office:value="0.147166372187897" calcext:value-type="float">
            <text:p>0,147166372187897</text:p>
          </table:table-cell>
        </table:table-row>
        <table:table-row table:style-name="ro1">
          <table:table-cell office:value-type="string" calcext:value-type="string">
            <text:p>0503</text:p>
          </table:table-cell>
          <table:table-cell office:value-type="float" office:value="2004" calcext:value-type="float">
            <text:p>2004</text:p>
          </table:table-cell>
          <table:table-cell office:value-type="float" office:value="49776600" calcext:value-type="float">
            <text:p>49776600</text:p>
          </table:table-cell>
          <table:table-cell office:value-type="float" office:value="473054679" calcext:value-type="float">
            <text:p>473054679</text:p>
          </table:table-cell>
          <table:table-cell office:value-type="float" office:value="45712600" calcext:value-type="float">
            <text:p>45712600</text:p>
          </table:table-cell>
          <table:table-cell office:value-type="float" office:value="434705238" calcext:value-type="float">
            <text:p>434705238</text:p>
          </table:table-cell>
          <table:table-cell office:value-type="float" office:value="0.105192130883655" calcext:value-type="float">
            <text:p>0,105192130883655</text:p>
          </table:table-cell>
        </table:table-row>
        <table:table-row table:style-name="ro1">
          <table:table-cell office:value-type="string" calcext:value-type="string">
            <text:p>0503</text:p>
          </table:table-cell>
          <table:table-cell office:value-type="float" office:value="2005" calcext:value-type="float">
            <text:p>2005</text:p>
          </table:table-cell>
          <table:table-cell office:value-type="float" office:value="50196200" calcext:value-type="float">
            <text:p>50196200</text:p>
          </table:table-cell>
          <table:table-cell office:value-type="float" office:value="524146265" calcext:value-type="float">
            <text:p>524146265</text:p>
          </table:table-cell>
          <table:table-cell office:value-type="float" office:value="47057700" calcext:value-type="float">
            <text:p>47057700</text:p>
          </table:table-cell>
          <table:table-cell office:value-type="float" office:value="493492811" calcext:value-type="float">
            <text:p>493492811</text:p>
          </table:table-cell>
          <table:table-cell office:value-type="float" office:value="0.0955681658592285" calcext:value-type="float">
            <text:p>0,095568165859229</text:p>
          </table:table-cell>
        </table:table-row>
        <table:table-row table:style-name="ro1">
          <table:table-cell office:value-type="string" calcext:value-type="string">
            <text:p>0503</text:p>
          </table:table-cell>
          <table:table-cell office:value-type="float" office:value="2006" calcext:value-type="float">
            <text:p>2006</text:p>
          </table:table-cell>
          <table:table-cell office:value-type="float" office:value="46384300" calcext:value-type="float">
            <text:p>46384300</text:p>
          </table:table-cell>
          <table:table-cell office:value-type="float" office:value="550390297" calcext:value-type="float">
            <text:p>550390297</text:p>
          </table:table-cell>
          <table:table-cell office:value-type="float" office:value="41698900" calcext:value-type="float">
            <text:p>41698900</text:p>
          </table:table-cell>
          <table:table-cell office:value-type="float" office:value="551330117" calcext:value-type="float">
            <text:p>551330117</text:p>
          </table:table-cell>
          <table:table-cell office:value-type="float" office:value="0.0799505926192269" calcext:value-type="float">
            <text:p>0,079950592619227</text:p>
          </table:table-cell>
        </table:table-row>
        <table:table-row table:style-name="ro1">
          <table:table-cell office:value-type="string" calcext:value-type="string">
            <text:p>0503</text:p>
          </table:table-cell>
          <table:table-cell office:value-type="float" office:value="2007" calcext:value-type="float">
            <text:p>2007</text:p>
          </table:table-cell>
          <table:table-cell office:value-type="float" office:value="47772200" calcext:value-type="float">
            <text:p>47772200</text:p>
          </table:table-cell>
          <table:table-cell office:value-type="float" office:value="606782131" calcext:value-type="float">
            <text:p>606782131</text:p>
          </table:table-cell>
          <table:table-cell office:value-type="float" office:value="39955700" calcext:value-type="float">
            <text:p>39955700</text:p>
          </table:table-cell>
          <table:table-cell office:value-type="float" office:value="563435776" calcext:value-type="float">
            <text:p>563435776</text:p>
          </table:table-cell>
          <table:table-cell office:value-type="float" office:value="0.0749671488320508" calcext:value-type="float">
            <text:p>0,074967148832051</text:p>
          </table:table-cell>
        </table:table-row>
        <table:table-row table:style-name="ro1">
          <table:table-cell office:value-type="string" calcext:value-type="string">
            <text:p>0503</text:p>
          </table:table-cell>
          <table:table-cell office:value-type="float" office:value="2008" calcext:value-type="float">
            <text:p>2008</text:p>
          </table:table-cell>
          <table:table-cell office:value-type="float" office:value="42971900" calcext:value-type="float">
            <text:p>42971900</text:p>
          </table:table-cell>
          <table:table-cell office:value-type="float" office:value="578191222" calcext:value-type="float">
            <text:p>578191222</text:p>
          </table:table-cell>
          <table:table-cell office:value-type="float" office:value="42388000" calcext:value-type="float">
            <text:p>42388000</text:p>
          </table:table-cell>
          <table:table-cell office:value-type="float" office:value="522351977" calcext:value-type="float">
            <text:p>522351977</text:p>
          </table:table-cell>
          <table:table-cell office:value-type="float" office:value="0.0775616078292625" calcext:value-type="float">
            <text:p>0,077561607829263</text:p>
          </table:table-cell>
        </table:table-row>
        <table:table-row table:style-name="ro1">
          <table:table-cell office:value-type="string" calcext:value-type="string">
            <text:p>0503</text:p>
          </table:table-cell>
          <table:table-cell office:value-type="float" office:value="2009" calcext:value-type="float">
            <text:p>2009</text:p>
          </table:table-cell>
          <table:table-cell office:value-type="float" office:value="39343800" calcext:value-type="float">
            <text:p>39343800</text:p>
          </table:table-cell>
          <table:table-cell office:value-type="float" office:value="434825694" calcext:value-type="float">
            <text:p>434825694</text:p>
          </table:table-cell>
          <table:table-cell office:value-type="float" office:value="49516000" calcext:value-type="float">
            <text:p>49516000</text:p>
          </table:table-cell>
          <table:table-cell office:value-type="float" office:value="443811998" calcext:value-type="float">
            <text:p>443811998</text:p>
          </table:table-cell>
          <table:table-cell office:value-type="float" office:value="0.101133608094746" calcext:value-type="float">
            <text:p>0,101133608094746</text:p>
          </table:table-cell>
        </table:table-row>
        <table:table-row table:style-name="ro1">
          <table:table-cell office:value-type="string" calcext:value-type="string">
            <text:p>0503</text:p>
          </table:table-cell>
          <table:table-cell office:value-type="float" office:value="2010" calcext:value-type="float">
            <text:p>2010</text:p>
          </table:table-cell>
          <table:table-cell office:value-type="float" office:value="58930037" calcext:value-type="float">
            <text:p>58930037</text:p>
          </table:table-cell>
          <table:table-cell office:value-type="float" office:value="445395562" calcext:value-type="float">
            <text:p>445395562</text:p>
          </table:table-cell>
          <table:table-cell office:value-type="float" office:value="67374604" calcext:value-type="float">
            <text:p>67374604</text:p>
          </table:table-cell>
          <table:table-cell office:value-type="float" office:value="463185187" calcext:value-type="float">
            <text:p>463185187</text:p>
          </table:table-cell>
          <table:table-cell office:value-type="float" office:value="0.139013115938251" calcext:value-type="float">
            <text:p>0,139013115938251</text:p>
          </table:table-cell>
        </table:table-row>
        <table:table-row table:style-name="ro1">
          <table:table-cell office:value-type="string" calcext:value-type="string">
            <text:p>0503</text:p>
          </table:table-cell>
          <table:table-cell office:value-type="float" office:value="2011" calcext:value-type="float">
            <text:p>2011</text:p>
          </table:table-cell>
          <table:table-cell office:value-type="float" office:value="71074469" calcext:value-type="float">
            <text:p>71074469</text:p>
          </table:table-cell>
          <table:table-cell office:value-type="float" office:value="516018166" calcext:value-type="float">
            <text:p>516018166</text:p>
          </table:table-cell>
          <table:table-cell office:value-type="float" office:value="79837741" calcext:value-type="float">
            <text:p>79837741</text:p>
          </table:table-cell>
          <table:table-cell office:value-type="float" office:value="550460466" calcext:value-type="float">
            <text:p>550460466</text:p>
          </table:table-cell>
          <table:table-cell office:value-type="float" office:value="0.141505141755151" calcext:value-type="float">
            <text:p>0,141505141755151</text:p>
          </table:table-cell>
        </table:table-row>
        <table:table-row table:style-name="ro1">
          <table:table-cell office:value-type="string" calcext:value-type="string">
            <text:p>0503</text:p>
          </table:table-cell>
          <table:table-cell office:value-type="float" office:value="2012" calcext:value-type="float">
            <text:p>2012</text:p>
          </table:table-cell>
          <table:table-cell office:value-type="float" office:value="64702544" calcext:value-type="float">
            <text:p>64702544</text:p>
          </table:table-cell>
          <table:table-cell office:value-type="float" office:value="459883814" calcext:value-type="float">
            <text:p>459883814</text:p>
          </table:table-cell>
          <table:table-cell office:value-type="float" office:value="64169931" calcext:value-type="float">
            <text:p>64169931</text:p>
          </table:table-cell>
          <table:table-cell office:value-type="float" office:value="467132181" calcext:value-type="float">
            <text:p>467132181</text:p>
          </table:table-cell>
          <table:table-cell office:value-type="float" office:value="0.139018609921612" calcext:value-type="float">
            <text:p>0,139018609921612</text:p>
          </table:table-cell>
        </table:table-row>
        <table:table-row table:style-name="ro1">
          <table:table-cell office:value-type="string" calcext:value-type="string">
            <text:p>0503</text:p>
          </table:table-cell>
          <table:table-cell office:value-type="float" office:value="2013" calcext:value-type="float">
            <text:p>2013</text:p>
          </table:table-cell>
          <table:table-cell office:value-type="float" office:value="65130215" calcext:value-type="float">
            <text:p>65130215</text:p>
          </table:table-cell>
          <table:table-cell office:value-type="float" office:value="489992162" calcext:value-type="float">
            <text:p>489992162</text:p>
          </table:table-cell>
          <table:table-cell office:value-type="float" office:value="66375697" calcext:value-type="float">
            <text:p>66375697</text:p>
          </table:table-cell>
          <table:table-cell office:value-type="float" office:value="494813756" calcext:value-type="float">
            <text:p>494813756</text:p>
          </table:table-cell>
          <table:table-cell office:value-type="float" office:value="0.133534851483295" calcext:value-type="float">
            <text:p>0,133534851483295</text:p>
          </table:table-cell>
        </table:table-row>
        <table:table-row table:style-name="ro1">
          <table:table-cell office:value-type="string" calcext:value-type="string">
            <text:p>0503</text:p>
          </table:table-cell>
          <table:table-cell office:value-type="float" office:value="2014" calcext:value-type="float">
            <text:p>2014</text:p>
          </table:table-cell>
          <table:table-cell office:value-type="float" office:value="59230202" calcext:value-type="float">
            <text:p>59230202</text:p>
          </table:table-cell>
          <table:table-cell office:value-type="float" office:value="463841996" calcext:value-type="float">
            <text:p>463841996</text:p>
          </table:table-cell>
          <table:table-cell office:value-type="float" office:value="64446111" calcext:value-type="float">
            <text:p>64446111</text:p>
          </table:table-cell>
          <table:table-cell office:value-type="float" office:value="468828031" calcext:value-type="float">
            <text:p>468828031</text:p>
          </table:table-cell>
          <table:table-cell office:value-type="float" office:value="0.132604575487232" calcext:value-type="float">
            <text:p>0,132604575487232</text:p>
          </table:table-cell>
        </table:table-row>
        <table:table-row table:style-name="ro1">
          <table:table-cell office:value-type="string" calcext:value-type="string">
            <text:p>0503</text:p>
          </table:table-cell>
          <table:table-cell office:value-type="float" office:value="2015" calcext:value-type="float">
            <text:p>2015</text:p>
          </table:table-cell>
          <table:table-cell office:value-type="float" office:value="51304231" calcext:value-type="float">
            <text:p>51304231</text:p>
          </table:table-cell>
          <table:table-cell office:value-type="float" office:value="404733591" calcext:value-type="float">
            <text:p>404733591</text:p>
          </table:table-cell>
          <table:table-cell office:value-type="float" office:value="55451623" calcext:value-type="float">
            <text:p>55451623</text:p>
          </table:table-cell>
          <table:table-cell office:value-type="float" office:value="408087228" calcext:value-type="float">
            <text:p>408087228</text:p>
          </table:table-cell>
          <table:table-cell office:value-type="float" office:value="0.13133996017885" calcext:value-type="float">
            <text:p>0,13133996017885</text:p>
          </table:table-cell>
        </table:table-row>
        <table:table-row table:style-name="ro1">
          <table:table-cell office:value-type="string" calcext:value-type="string">
            <text:p>0503</text:p>
          </table:table-cell>
          <table:table-cell office:value-type="float" office:value="2016" calcext:value-type="float">
            <text:p>2016</text:p>
          </table:table-cell>
          <table:table-cell office:value-type="float" office:value="46017454" calcext:value-type="float">
            <text:p>46017454</text:p>
          </table:table-cell>
          <table:table-cell office:value-type="float" office:value="369012927" calcext:value-type="float">
            <text:p>369012927</text:p>
          </table:table-cell>
          <table:table-cell office:value-type="float" office:value="45044510" calcext:value-type="float">
            <text:p>45044510</text:p>
          </table:table-cell>
          <table:table-cell office:value-type="float" office:value="323817620" calcext:value-type="float">
            <text:p>323817620</text:p>
          </table:table-cell>
          <table:table-cell office:value-type="float" office:value="0.131434683984856" calcext:value-type="float">
            <text:p>0,131434683984856</text:p>
          </table:table-cell>
        </table:table-row>
        <table:table-row table:style-name="ro1">
          <table:table-cell office:value-type="string" calcext:value-type="string">
            <text:p>0503</text:p>
          </table:table-cell>
          <table:table-cell office:value-type="float" office:value="2017" calcext:value-type="float">
            <text:p>2017</text:p>
          </table:table-cell>
          <table:table-cell office:value-type="float" office:value="49767019" calcext:value-type="float">
            <text:p>49767019</text:p>
          </table:table-cell>
          <table:table-cell office:value-type="float" office:value="380512947" calcext:value-type="float">
            <text:p>380512947</text:p>
          </table:table-cell>
          <table:table-cell office:value-type="float" office:value="39928374" calcext:value-type="float">
            <text:p>39928374</text:p>
          </table:table-cell>
          <table:table-cell office:value-type="float" office:value="293783695" calcext:value-type="float">
            <text:p>293783695</text:p>
          </table:table-cell>
          <table:table-cell office:value-type="float" office:value="0.133020672821325" calcext:value-type="float">
            <text:p>0,133020672821325</text:p>
          </table:table-cell>
        </table:table-row>
        <table:table-row table:style-name="ro1">
          <table:table-cell office:value-type="string" calcext:value-type="string">
            <text:p>0503</text:p>
          </table:table-cell>
          <table:table-cell office:value-type="float" office:value="2018" calcext:value-type="float">
            <text:p>2018</text:p>
          </table:table-cell>
          <table:table-cell office:value-type="float" office:value="42639655" calcext:value-type="float">
            <text:p>42639655</text:p>
          </table:table-cell>
          <table:table-cell office:value-type="float" office:value="336397286" calcext:value-type="float">
            <text:p>336397286</text:p>
          </table:table-cell>
          <table:table-cell office:value-type="float" office:value="37475202" calcext:value-type="float">
            <text:p>37475202</text:p>
          </table:table-cell>
          <table:table-cell office:value-type="float" office:value="277754506" calcext:value-type="float">
            <text:p>277754506</text:p>
          </table:table-cell>
          <table:table-cell office:value-type="float" office:value="0.130447974008354" calcext:value-type="float">
            <text:p>0,130447974008354</text:p>
          </table:table-cell>
        </table:table-row>
        <table:table-row table:style-name="ro1">
          <table:table-cell office:value-type="string" calcext:value-type="string">
            <text:p>0504</text:p>
          </table:table-cell>
          <table:table-cell office:value-type="float" office:value="1996" calcext:value-type="float">
            <text:p>1996</text:p>
          </table:table-cell>
          <table:table-cell office:value-type="float" office:value="34643300" calcext:value-type="float">
            <text:p>34643300</text:p>
          </table:table-cell>
          <table:table-cell office:value-type="float" office:value="276603654" calcext:value-type="float">
            <text:p>276603654</text:p>
          </table:table-cell>
          <table:table-cell office:value-type="float" office:value="2952500" calcext:value-type="float">
            <text:p>2952500</text:p>
          </table:table-cell>
          <table:table-cell office:value-type="float" office:value="139447348" calcext:value-type="float">
            <text:p>139447348</text:p>
          </table:table-cell>
          <table:table-cell office:value-type="float" office:value="0.0903634405860655" calcext:value-type="float">
            <text:p>0,090363440586066</text:p>
          </table:table-cell>
        </table:table-row>
        <table:table-row table:style-name="ro1">
          <table:table-cell office:value-type="string" calcext:value-type="string">
            <text:p>0504</text:p>
          </table:table-cell>
          <table:table-cell office:value-type="float" office:value="1997" calcext:value-type="float">
            <text:p>1997</text:p>
          </table:table-cell>
          <table:table-cell office:value-type="float" office:value="3482800" calcext:value-type="float">
            <text:p>3482800</text:p>
          </table:table-cell>
          <table:table-cell office:value-type="float" office:value="63343964" calcext:value-type="float">
            <text:p>63343964</text:p>
          </table:table-cell>
          <table:table-cell office:value-type="float" office:value="2732300" calcext:value-type="float">
            <text:p>2732300</text:p>
          </table:table-cell>
          <table:table-cell office:value-type="float" office:value="186676186" calcext:value-type="float">
            <text:p>186676186</text:p>
          </table:table-cell>
          <table:table-cell office:value-type="float" office:value="0.0248583964132491" calcext:value-type="float">
            <text:p>0,024858396413249</text:p>
          </table:table-cell>
        </table:table-row>
        <table:table-row table:style-name="ro1">
          <table:table-cell office:value-type="string" calcext:value-type="string">
            <text:p>0504</text:p>
          </table:table-cell>
          <table:table-cell office:value-type="float" office:value="1998" calcext:value-type="float">
            <text:p>1998</text:p>
          </table:table-cell>
          <table:table-cell office:value-type="float" office:value="3923900" calcext:value-type="float">
            <text:p>3923900</text:p>
          </table:table-cell>
          <table:table-cell office:value-type="float" office:value="61034770" calcext:value-type="float">
            <text:p>61034770</text:p>
          </table:table-cell>
          <table:table-cell office:value-type="float" office:value="3417700" calcext:value-type="float">
            <text:p>3417700</text:p>
          </table:table-cell>
          <table:table-cell office:value-type="float" office:value="167977281" calcext:value-type="float">
            <text:p>167977281</text:p>
          </table:table-cell>
          <table:table-cell office:value-type="float" office:value="0.0320577016272388" calcext:value-type="float">
            <text:p>0,032057701627239</text:p>
          </table:table-cell>
        </table:table-row>
        <table:table-row table:style-name="ro1">
          <table:table-cell office:value-type="string" calcext:value-type="string">
            <text:p>0504</text:p>
          </table:table-cell>
          <table:table-cell office:value-type="float" office:value="1999" calcext:value-type="float">
            <text:p>1999</text:p>
          </table:table-cell>
          <table:table-cell office:value-type="float" office:value="2846600" calcext:value-type="float">
            <text:p>2846600</text:p>
          </table:table-cell>
          <table:table-cell office:value-type="float" office:value="59333338" calcext:value-type="float">
            <text:p>59333338</text:p>
          </table:table-cell>
          <table:table-cell office:value-type="float" office:value="4306300" calcext:value-type="float">
            <text:p>4306300</text:p>
          </table:table-cell>
          <table:table-cell office:value-type="float" office:value="190121718" calcext:value-type="float">
            <text:p>190121718</text:p>
          </table:table-cell>
          <table:table-cell office:value-type="float" office:value="0.0286741031218064" calcext:value-type="float">
            <text:p>0,028674103121807</text:p>
          </table:table-cell>
        </table:table-row>
        <table:table-row table:style-name="ro1">
          <table:table-cell office:value-type="string" calcext:value-type="string">
            <text:p>0504</text:p>
          </table:table-cell>
          <table:table-cell office:value-type="float" office:value="2000" calcext:value-type="float">
            <text:p>2000</text:p>
          </table:table-cell>
          <table:table-cell office:value-type="float" office:value="2925700" calcext:value-type="float">
            <text:p>2925700</text:p>
          </table:table-cell>
          <table:table-cell office:value-type="float" office:value="62518357" calcext:value-type="float">
            <text:p>62518357</text:p>
          </table:table-cell>
          <table:table-cell office:value-type="float" office:value="4374600" calcext:value-type="float">
            <text:p>4374600</text:p>
          </table:table-cell>
          <table:table-cell office:value-type="float" office:value="191516005" calcext:value-type="float">
            <text:p>191516005</text:p>
          </table:table-cell>
          <table:table-cell office:value-type="float" office:value="0.0287374508807592" calcext:value-type="float">
            <text:p>0,028737450880759</text:p>
          </table:table-cell>
        </table:table-row>
        <table:table-row table:style-name="ro1">
          <table:table-cell office:value-type="string" calcext:value-type="string">
            <text:p>0504</text:p>
          </table:table-cell>
          <table:table-cell office:value-type="float" office:value="2001" calcext:value-type="float">
            <text:p>2001</text:p>
          </table:table-cell>
          <table:table-cell office:value-type="float" office:value="2989500" calcext:value-type="float">
            <text:p>2989500</text:p>
          </table:table-cell>
          <table:table-cell office:value-type="float" office:value="68548397" calcext:value-type="float">
            <text:p>68548397</text:p>
          </table:table-cell>
          <table:table-cell office:value-type="float" office:value="5071400" calcext:value-type="float">
            <text:p>5071400</text:p>
          </table:table-cell>
          <table:table-cell office:value-type="float" office:value="258908243" calcext:value-type="float">
            <text:p>258908243</text:p>
          </table:table-cell>
          <table:table-cell office:value-type="float" office:value="0.0246166942896623" calcext:value-type="float">
            <text:p>0,024616694289662</text:p>
          </table:table-cell>
        </table:table-row>
        <table:table-row table:style-name="ro1">
          <table:table-cell office:value-type="string" calcext:value-type="string">
            <text:p>0504</text:p>
          </table:table-cell>
          <table:table-cell office:value-type="float" office:value="2002" calcext:value-type="float">
            <text:p>2002</text:p>
          </table:table-cell>
          <table:table-cell office:value-type="float" office:value="3071000" calcext:value-type="float">
            <text:p>3071000</text:p>
          </table:table-cell>
          <table:table-cell office:value-type="float" office:value="87563538" calcext:value-type="float">
            <text:p>87563538</text:p>
          </table:table-cell>
          <table:table-cell office:value-type="float" office:value="6664100" calcext:value-type="float">
            <text:p>6664100</text:p>
          </table:table-cell>
          <table:table-cell office:value-type="float" office:value="260569617" calcext:value-type="float">
            <text:p>260569617</text:p>
          </table:table-cell>
          <table:table-cell office:value-type="float" office:value="0.0279637255463359" calcext:value-type="float">
            <text:p>0,027963725546336</text:p>
          </table:table-cell>
        </table:table-row>
        <table:table-row table:style-name="ro1">
          <table:table-cell office:value-type="string" calcext:value-type="string">
            <text:p>0504</text:p>
          </table:table-cell>
          <table:table-cell office:value-type="float" office:value="2003" calcext:value-type="float">
            <text:p>2003</text:p>
          </table:table-cell>
          <table:table-cell office:value-type="float" office:value="3456400" calcext:value-type="float">
            <text:p>3456400</text:p>
          </table:table-cell>
          <table:table-cell office:value-type="float" office:value="93340992" calcext:value-type="float">
            <text:p>93340992</text:p>
          </table:table-cell>
          <table:table-cell office:value-type="float" office:value="7146700" calcext:value-type="float">
            <text:p>7146700</text:p>
          </table:table-cell>
          <table:table-cell office:value-type="float" office:value="293255593" calcext:value-type="float">
            <text:p>293255593</text:p>
          </table:table-cell>
          <table:table-cell office:value-type="float" office:value="0.0274267813307249" calcext:value-type="float">
            <text:p>0,027426781330725</text:p>
          </table:table-cell>
        </table:table-row>
        <table:table-row table:style-name="ro1">
          <table:table-cell office:value-type="string" calcext:value-type="string">
            <text:p>0504</text:p>
          </table:table-cell>
          <table:table-cell office:value-type="float" office:value="2004" calcext:value-type="float">
            <text:p>2004</text:p>
          </table:table-cell>
          <table:table-cell office:value-type="float" office:value="2803000" calcext:value-type="float">
            <text:p>2803000</text:p>
          </table:table-cell>
          <table:table-cell office:value-type="float" office:value="80327406" calcext:value-type="float">
            <text:p>80327406</text:p>
          </table:table-cell>
          <table:table-cell office:value-type="float" office:value="6601800" calcext:value-type="float">
            <text:p>6601800</text:p>
          </table:table-cell>
          <table:table-cell office:value-type="float" office:value="253004288" calcext:value-type="float">
            <text:p>253004288</text:p>
          </table:table-cell>
          <table:table-cell office:value-type="float" office:value="0.0282145387591016" calcext:value-type="float">
            <text:p>0,028214538759102</text:p>
          </table:table-cell>
        </table:table-row>
        <table:table-row table:style-name="ro1">
          <table:table-cell office:value-type="string" calcext:value-type="string">
            <text:p>0504</text:p>
          </table:table-cell>
          <table:table-cell office:value-type="float" office:value="2005" calcext:value-type="float">
            <text:p>2005</text:p>
          </table:table-cell>
          <table:table-cell office:value-type="float" office:value="3433100" calcext:value-type="float">
            <text:p>3433100</text:p>
          </table:table-cell>
          <table:table-cell office:value-type="float" office:value="76892219" calcext:value-type="float">
            <text:p>76892219</text:p>
          </table:table-cell>
          <table:table-cell office:value-type="float" office:value="6140600" calcext:value-type="float">
            <text:p>6140600</text:p>
          </table:table-cell>
          <table:table-cell office:value-type="float" office:value="203463831" calcext:value-type="float">
            <text:p>203463831</text:p>
          </table:table-cell>
          <table:table-cell office:value-type="float" office:value="0.0341483624127248" calcext:value-type="float">
            <text:p>0,034148362412725</text:p>
          </table:table-cell>
        </table:table-row>
        <table:table-row table:style-name="ro1">
          <table:table-cell office:value-type="string" calcext:value-type="string">
            <text:p>0504</text:p>
          </table:table-cell>
          <table:table-cell office:value-type="float" office:value="2006" calcext:value-type="float">
            <text:p>2006</text:p>
          </table:table-cell>
          <table:table-cell office:value-type="float" office:value="3360700" calcext:value-type="float">
            <text:p>3360700</text:p>
          </table:table-cell>
          <table:table-cell office:value-type="float" office:value="75669535" calcext:value-type="float">
            <text:p>75669535</text:p>
          </table:table-cell>
          <table:table-cell office:value-type="float" office:value="15670200" calcext:value-type="float">
            <text:p>15670200</text:p>
          </table:table-cell>
          <table:table-cell office:value-type="float" office:value="196793691" calcext:value-type="float">
            <text:p>196793691</text:p>
          </table:table-cell>
          <table:table-cell office:value-type="float" office:value="0.0698475911020741" calcext:value-type="float">
            <text:p>0,069847591102074</text:p>
          </table:table-cell>
        </table:table-row>
        <table:table-row table:style-name="ro1">
          <table:table-cell office:value-type="string" calcext:value-type="string">
            <text:p>0504</text:p>
          </table:table-cell>
          <table:table-cell office:value-type="float" office:value="2007" calcext:value-type="float">
            <text:p>2007</text:p>
          </table:table-cell>
          <table:table-cell office:value-type="float" office:value="4273500" calcext:value-type="float">
            <text:p>4273500</text:p>
          </table:table-cell>
          <table:table-cell office:value-type="float" office:value="168091080" calcext:value-type="float">
            <text:p>168091080</text:p>
          </table:table-cell>
          <table:table-cell office:value-type="float" office:value="8660900" calcext:value-type="float">
            <text:p>8660900</text:p>
          </table:table-cell>
          <table:table-cell office:value-type="float" office:value="333126891" calcext:value-type="float">
            <text:p>333126891</text:p>
          </table:table-cell>
          <table:table-cell office:value-type="float" office:value="0.0258059382312132" calcext:value-type="float">
            <text:p>0,025805938231213</text:p>
          </table:table-cell>
        </table:table-row>
        <table:table-row table:style-name="ro1">
          <table:table-cell office:value-type="string" calcext:value-type="string">
            <text:p>0504</text:p>
          </table:table-cell>
          <table:table-cell office:value-type="float" office:value="2008" calcext:value-type="float">
            <text:p>2008</text:p>
          </table:table-cell>
          <table:table-cell office:value-type="float" office:value="3205800" calcext:value-type="float">
            <text:p>3205800</text:p>
          </table:table-cell>
          <table:table-cell office:value-type="float" office:value="101736648" calcext:value-type="float">
            <text:p>101736648</text:p>
          </table:table-cell>
          <table:table-cell office:value-type="float" office:value="8696800" calcext:value-type="float">
            <text:p>8696800</text:p>
          </table:table-cell>
          <table:table-cell office:value-type="float" office:value="419133718" calcext:value-type="float">
            <text:p>419133718</text:p>
          </table:table-cell>
          <table:table-cell office:value-type="float" office:value="0.022851367205636" calcext:value-type="float">
            <text:p>0,022851367205636</text:p>
          </table:table-cell>
        </table:table-row>
        <table:table-row table:style-name="ro1">
          <table:table-cell office:value-type="string" calcext:value-type="string">
            <text:p>0504</text:p>
          </table:table-cell>
          <table:table-cell office:value-type="float" office:value="2009" calcext:value-type="float">
            <text:p>2009</text:p>
          </table:table-cell>
          <table:table-cell office:value-type="float" office:value="5416500" calcext:value-type="float">
            <text:p>5416500</text:p>
          </table:table-cell>
          <table:table-cell office:value-type="float" office:value="161228815" calcext:value-type="float">
            <text:p>161228815</text:p>
          </table:table-cell>
          <table:table-cell office:value-type="float" office:value="11199400" calcext:value-type="float">
            <text:p>11199400</text:p>
          </table:table-cell>
          <table:table-cell office:value-type="float" office:value="407589050" calcext:value-type="float">
            <text:p>407589050</text:p>
          </table:table-cell>
          <table:table-cell office:value-type="float" office:value="0.0292112836505232" calcext:value-type="float">
            <text:p>0,029211283650523</text:p>
          </table:table-cell>
        </table:table-row>
        <table:table-row table:style-name="ro1">
          <table:table-cell office:value-type="string" calcext:value-type="string">
            <text:p>0504</text:p>
          </table:table-cell>
          <table:table-cell office:value-type="float" office:value="2010" calcext:value-type="float">
            <text:p>2010</text:p>
          </table:table-cell>
          <table:table-cell office:value-type="float" office:value="5876586" calcext:value-type="float">
            <text:p>5876586</text:p>
          </table:table-cell>
          <table:table-cell office:value-type="float" office:value="179841094" calcext:value-type="float">
            <text:p>179841094</text:p>
          </table:table-cell>
          <table:table-cell office:value-type="float" office:value="14720033" calcext:value-type="float">
            <text:p>14720033</text:p>
          </table:table-cell>
          <table:table-cell office:value-type="float" office:value="420343003" calcext:value-type="float">
            <text:p>420343003</text:p>
          </table:table-cell>
          <table:table-cell office:value-type="float" office:value="0.0343171688536093" calcext:value-type="float">
            <text:p>0,034317168853609</text:p>
          </table:table-cell>
        </table:table-row>
        <table:table-row table:style-name="ro1">
          <table:table-cell office:value-type="string" calcext:value-type="string">
            <text:p>0504</text:p>
          </table:table-cell>
          <table:table-cell office:value-type="float" office:value="2011" calcext:value-type="float">
            <text:p>2011</text:p>
          </table:table-cell>
          <table:table-cell office:value-type="float" office:value="9974234" calcext:value-type="float">
            <text:p>9974234</text:p>
          </table:table-cell>
          <table:table-cell office:value-type="float" office:value="217125913" calcext:value-type="float">
            <text:p>217125913</text:p>
          </table:table-cell>
          <table:table-cell office:value-type="float" office:value="19797226" calcext:value-type="float">
            <text:p>19797226</text:p>
          </table:table-cell>
          <table:table-cell office:value-type="float" office:value="396491040" calcext:value-type="float">
            <text:p>396491040</text:p>
          </table:table-cell>
          <table:table-cell office:value-type="float" office:value="0.0485179880615195" calcext:value-type="float">
            <text:p>0,04851798806152</text:p>
          </table:table-cell>
        </table:table-row>
        <table:table-row table:style-name="ro1">
          <table:table-cell office:value-type="string" calcext:value-type="string">
            <text:p>0504</text:p>
          </table:table-cell>
          <table:table-cell office:value-type="float" office:value="2012" calcext:value-type="float">
            <text:p>2012</text:p>
          </table:table-cell>
          <table:table-cell office:value-type="float" office:value="11610494" calcext:value-type="float">
            <text:p>11610494</text:p>
          </table:table-cell>
          <table:table-cell office:value-type="float" office:value="180948957" calcext:value-type="float">
            <text:p>180948957</text:p>
          </table:table-cell>
          <table:table-cell office:value-type="float" office:value="29118452" calcext:value-type="float">
            <text:p>29118452</text:p>
          </table:table-cell>
          <table:table-cell office:value-type="float" office:value="310518774" calcext:value-type="float">
            <text:p>310518774</text:p>
          </table:table-cell>
          <table:table-cell office:value-type="float" office:value="0.0828720655110518" calcext:value-type="float">
            <text:p>0,082872065511052</text:p>
          </table:table-cell>
        </table:table-row>
        <table:table-row table:style-name="ro1">
          <table:table-cell office:value-type="string" calcext:value-type="string">
            <text:p>0504</text:p>
          </table:table-cell>
          <table:table-cell office:value-type="float" office:value="2013" calcext:value-type="float">
            <text:p>2013</text:p>
          </table:table-cell>
          <table:table-cell office:value-type="float" office:value="10748676" calcext:value-type="float">
            <text:p>10748676</text:p>
          </table:table-cell>
          <table:table-cell office:value-type="float" office:value="172239764" calcext:value-type="float">
            <text:p>172239764</text:p>
          </table:table-cell>
          <table:table-cell office:value-type="float" office:value="14701732" calcext:value-type="float">
            <text:p>14701732</text:p>
          </table:table-cell>
          <table:table-cell office:value-type="float" office:value="235911058" calcext:value-type="float">
            <text:p>235911058</text:p>
          </table:table-cell>
          <table:table-cell office:value-type="float" office:value="0.0623554005729774" calcext:value-type="float">
            <text:p>0,062355400572977</text:p>
          </table:table-cell>
        </table:table-row>
        <table:table-row table:style-name="ro1">
          <table:table-cell office:value-type="string" calcext:value-type="string">
            <text:p>0504</text:p>
          </table:table-cell>
          <table:table-cell office:value-type="float" office:value="2014" calcext:value-type="float">
            <text:p>2014</text:p>
          </table:table-cell>
          <table:table-cell office:value-type="float" office:value="13154537" calcext:value-type="float">
            <text:p>13154537</text:p>
          </table:table-cell>
          <table:table-cell office:value-type="float" office:value="153713495" calcext:value-type="float">
            <text:p>153713495</text:p>
          </table:table-cell>
          <table:table-cell office:value-type="float" office:value="21763909" calcext:value-type="float">
            <text:p>21763909</text:p>
          </table:table-cell>
          <table:table-cell office:value-type="float" office:value="211301235" calcext:value-type="float">
            <text:p>211301235</text:p>
          </table:table-cell>
          <table:table-cell office:value-type="float" office:value="0.0956631147460816" calcext:value-type="float">
            <text:p>0,095663114746082</text:p>
          </table:table-cell>
        </table:table-row>
        <table:table-row table:style-name="ro1">
          <table:table-cell office:value-type="string" calcext:value-type="string">
            <text:p>0504</text:p>
          </table:table-cell>
          <table:table-cell office:value-type="float" office:value="2015" calcext:value-type="float">
            <text:p>2015</text:p>
          </table:table-cell>
          <table:table-cell office:value-type="float" office:value="12986113" calcext:value-type="float">
            <text:p>12986113</text:p>
          </table:table-cell>
          <table:table-cell office:value-type="float" office:value="139610717" calcext:value-type="float">
            <text:p>139610717</text:p>
          </table:table-cell>
          <table:table-cell office:value-type="float" office:value="26641037" calcext:value-type="float">
            <text:p>26641037</text:p>
          </table:table-cell>
          <table:table-cell office:value-type="float" office:value="201551795" calcext:value-type="float">
            <text:p>201551795</text:p>
          </table:table-cell>
          <table:table-cell office:value-type="float" office:value="0.116153295295235" calcext:value-type="float">
            <text:p>0,116153295295235</text:p>
          </table:table-cell>
        </table:table-row>
        <table:table-row table:style-name="ro1">
          <table:table-cell office:value-type="string" calcext:value-type="string">
            <text:p>0504</text:p>
          </table:table-cell>
          <table:table-cell office:value-type="float" office:value="2016" calcext:value-type="float">
            <text:p>2016</text:p>
          </table:table-cell>
          <table:table-cell office:value-type="float" office:value="10806043" calcext:value-type="float">
            <text:p>10806043</text:p>
          </table:table-cell>
          <table:table-cell office:value-type="float" office:value="111143897" calcext:value-type="float">
            <text:p>111143897</text:p>
          </table:table-cell>
          <table:table-cell office:value-type="float" office:value="17239833" calcext:value-type="float">
            <text:p>17239833</text:p>
          </table:table-cell>
          <table:table-cell office:value-type="float" office:value="178576422" calcext:value-type="float">
            <text:p>178576422</text:p>
          </table:table-cell>
          <table:table-cell office:value-type="float" office:value="0.0968032759897658" calcext:value-type="float">
            <text:p>0,096803275989766</text:p>
          </table:table-cell>
        </table:table-row>
        <table:table-row table:style-name="ro1">
          <table:table-cell office:value-type="string" calcext:value-type="string">
            <text:p>0504</text:p>
          </table:table-cell>
          <table:table-cell office:value-type="float" office:value="2017" calcext:value-type="float">
            <text:p>2017</text:p>
          </table:table-cell>
          <table:table-cell office:value-type="float" office:value="6835838" calcext:value-type="float">
            <text:p>6835838</text:p>
          </table:table-cell>
          <table:table-cell office:value-type="float" office:value="67182218" calcext:value-type="float">
            <text:p>67182218</text:p>
          </table:table-cell>
          <table:table-cell office:value-type="float" office:value="6626112" calcext:value-type="float">
            <text:p>6626112</text:p>
          </table:table-cell>
          <table:table-cell office:value-type="float" office:value="55290175" calcext:value-type="float">
            <text:p>55290175</text:p>
          </table:table-cell>
          <table:table-cell office:value-type="float" office:value="0.109918240921446" calcext:value-type="float">
            <text:p>0,109918240921446</text:p>
          </table:table-cell>
        </table:table-row>
        <table:table-row table:style-name="ro1">
          <table:table-cell office:value-type="string" calcext:value-type="string">
            <text:p>0504</text:p>
          </table:table-cell>
          <table:table-cell office:value-type="float" office:value="2018" calcext:value-type="float">
            <text:p>2018</text:p>
          </table:table-cell>
          <table:table-cell office:value-type="float" office:value="5485438" calcext:value-type="float">
            <text:p>5485438</text:p>
          </table:table-cell>
          <table:table-cell office:value-type="float" office:value="53852571" calcext:value-type="float">
            <text:p>53852571</text:p>
          </table:table-cell>
          <table:table-cell office:value-type="float" office:value="5651963" calcext:value-type="float">
            <text:p>5651963</text:p>
          </table:table-cell>
          <table:table-cell office:value-type="float" office:value="43957681" calcext:value-type="float">
            <text:p>43957681</text:p>
          </table:table-cell>
          <table:table-cell office:value-type="float" office:value="0.113867419542074" calcext:value-type="float">
            <text:p>0,113867419542074</text:p>
          </table:table-cell>
        </table:table-row>
        <table:table-row table:style-name="ro1">
          <table:table-cell office:value-type="string" calcext:value-type="string">
            <text:p>0601</text:p>
          </table:table-cell>
          <table:table-cell office:value-type="float" office:value="2002" calcext:value-type="float">
            <text:p>2002</text:p>
          </table:table-cell>
          <table:table-cell office:value-type="float" office:value="149925900" calcext:value-type="float">
            <text:p>149925900</text:p>
          </table:table-cell>
          <table:table-cell office:value-type="float" office:value="38002616" calcext:value-type="float">
            <text:p>38002616</text:p>
          </table:table-cell>
          <table:table-cell office:value-type="float" office:value="296767700" calcext:value-type="float">
            <text:p>296767700</text:p>
          </table:table-cell>
          <table:table-cell office:value-type="float" office:value="78288226" calcext:value-type="float">
            <text:p>78288226</text:p>
          </table:table-cell>
          <table:table-cell office:value-type="float" office:value="3.84117607472478" calcext:value-type="float">
            <text:p>3,84117607472478</text:p>
          </table:table-cell>
        </table:table-row>
        <table:table-row table:style-name="ro1">
          <table:table-cell office:value-type="string" calcext:value-type="string">
            <text:p>0601</text:p>
          </table:table-cell>
          <table:table-cell office:value-type="float" office:value="2003" calcext:value-type="float">
            <text:p>2003</text:p>
          </table:table-cell>
          <table:table-cell office:value-type="float" office:value="161796500" calcext:value-type="float">
            <text:p>161796500</text:p>
          </table:table-cell>
          <table:table-cell office:value-type="float" office:value="10041264832" calcext:value-type="float">
            <text:p>10041264832</text:p>
          </table:table-cell>
          <table:table-cell office:value-type="float" office:value="324931000" calcext:value-type="float">
            <text:p>324931000</text:p>
          </table:table-cell>
          <table:table-cell office:value-type="float" office:value="86262963" calcext:value-type="float">
            <text:p>86262963</text:p>
          </table:table-cell>
          <table:table-cell office:value-type="float" office:value="0.0480598532882131" calcext:value-type="float">
            <text:p>0,048059853288213</text:p>
          </table:table-cell>
        </table:table-row>
        <table:table-row table:style-name="ro1">
          <table:table-cell office:value-type="string" calcext:value-type="string">
            <text:p>0601</text:p>
          </table:table-cell>
          <table:table-cell office:value-type="float" office:value="2004" calcext:value-type="float">
            <text:p>2004</text:p>
          </table:table-cell>
          <table:table-cell office:value-type="float" office:value="178500300" calcext:value-type="float">
            <text:p>178500300</text:p>
          </table:table-cell>
          <table:table-cell office:value-type="float" office:value="45250960" calcext:value-type="float">
            <text:p>45250960</text:p>
          </table:table-cell>
          <table:table-cell office:value-type="float" office:value="371352200" calcext:value-type="float">
            <text:p>371352200</text:p>
          </table:table-cell>
          <table:table-cell office:value-type="float" office:value="98661136" calcext:value-type="float">
            <text:p>98661136</text:p>
          </table:table-cell>
          <table:table-cell office:value-type="float" office:value="3.82075249602368" calcext:value-type="float">
            <text:p>3,82075249602368</text:p>
          </table:table-cell>
        </table:table-row>
        <table:table-row table:style-name="ro1">
          <table:table-cell office:value-type="string" calcext:value-type="string">
            <text:p>0601</text:p>
          </table:table-cell>
          <table:table-cell office:value-type="float" office:value="2005" calcext:value-type="float">
            <text:p>2005</text:p>
          </table:table-cell>
          <table:table-cell office:value-type="float" office:value="196281100" calcext:value-type="float">
            <text:p>196281100</text:p>
          </table:table-cell>
          <table:table-cell office:value-type="float" office:value="50950151" calcext:value-type="float">
            <text:p>50950151</text:p>
          </table:table-cell>
          <table:table-cell office:value-type="float" office:value="366908800" calcext:value-type="float">
            <text:p>366908800</text:p>
          </table:table-cell>
          <table:table-cell office:value-type="float" office:value="98505687" calcext:value-type="float">
            <text:p>98505687</text:p>
          </table:table-cell>
          <table:table-cell office:value-type="float" office:value="3.76826966103525" calcext:value-type="float">
            <text:p>3,76826966103525</text:p>
          </table:table-cell>
        </table:table-row>
        <table:table-row table:style-name="ro1">
          <table:table-cell office:value-type="string" calcext:value-type="string">
            <text:p>0601</text:p>
          </table:table-cell>
          <table:table-cell office:value-type="float" office:value="2006" calcext:value-type="float">
            <text:p>2006</text:p>
          </table:table-cell>
          <table:table-cell office:value-type="float" office:value="136504600" calcext:value-type="float">
            <text:p>136504600</text:p>
          </table:table-cell>
          <table:table-cell office:value-type="float" office:value="52574344" calcext:value-type="float">
            <text:p>52574344</text:p>
          </table:table-cell>
          <table:table-cell office:value-type="float" office:value="321796200" calcext:value-type="float">
            <text:p>321796200</text:p>
          </table:table-cell>
          <table:table-cell office:value-type="float" office:value="99844207" calcext:value-type="float">
            <text:p>99844207</text:p>
          </table:table-cell>
          <table:table-cell office:value-type="float" office:value="3.00685708526385" calcext:value-type="float">
            <text:p>3,00685708526385</text:p>
          </table:table-cell>
        </table:table-row>
        <table:table-row table:style-name="ro1">
          <table:table-cell office:value-type="string" calcext:value-type="string">
            <text:p>0601</text:p>
          </table:table-cell>
          <table:table-cell office:value-type="float" office:value="2007" calcext:value-type="float">
            <text:p>2007</text:p>
          </table:table-cell>
          <table:table-cell office:value-type="float" office:value="138942400" calcext:value-type="float">
            <text:p>138942400</text:p>
          </table:table-cell>
          <table:table-cell office:value-type="float" office:value="53767105" calcext:value-type="float">
            <text:p>53767105</text:p>
          </table:table-cell>
          <table:table-cell office:value-type="float" office:value="320590500" calcext:value-type="float">
            <text:p>320590500</text:p>
          </table:table-cell>
          <table:table-cell office:value-type="float" office:value="105178552" calcext:value-type="float">
            <text:p>105178552</text:p>
          </table:table-cell>
          <table:table-cell office:value-type="float" office:value="2.89113215594183" calcext:value-type="float">
            <text:p>2,89113215594183</text:p>
          </table:table-cell>
        </table:table-row>
        <table:table-row table:style-name="ro1">
          <table:table-cell office:value-type="string" calcext:value-type="string">
            <text:p>0601</text:p>
          </table:table-cell>
          <table:table-cell office:value-type="float" office:value="2008" calcext:value-type="float">
            <text:p>2008</text:p>
          </table:table-cell>
          <table:table-cell office:value-type="float" office:value="134454900" calcext:value-type="float">
            <text:p>134454900</text:p>
          </table:table-cell>
          <table:table-cell office:value-type="float" office:value="50797318" calcext:value-type="float">
            <text:p>50797318</text:p>
          </table:table-cell>
          <table:table-cell office:value-type="float" office:value="548340100" calcext:value-type="float">
            <text:p>548340100</text:p>
          </table:table-cell>
          <table:table-cell office:value-type="float" office:value="94120709" calcext:value-type="float">
            <text:p>94120709</text:p>
          </table:table-cell>
          <table:table-cell office:value-type="float" office:value="4.71159464515757" calcext:value-type="float">
            <text:p>4,71159464515757</text:p>
          </table:table-cell>
        </table:table-row>
        <table:table-row table:style-name="ro1">
          <table:table-cell office:value-type="string" calcext:value-type="string">
            <text:p>0601</text:p>
          </table:table-cell>
          <table:table-cell office:value-type="float" office:value="2009" calcext:value-type="float">
            <text:p>2009</text:p>
          </table:table-cell>
          <table:table-cell office:value-type="float" office:value="110952800" calcext:value-type="float">
            <text:p>110952800</text:p>
          </table:table-cell>
          <table:table-cell office:value-type="float" office:value="38219972" calcext:value-type="float">
            <text:p>38219972</text:p>
          </table:table-cell>
          <table:table-cell office:value-type="float" office:value="230209900" calcext:value-type="float">
            <text:p>230209900</text:p>
          </table:table-cell>
          <table:table-cell office:value-type="float" office:value="71509787" calcext:value-type="float">
            <text:p>71509787</text:p>
          </table:table-cell>
          <table:table-cell office:value-type="float" office:value="3.10911737261721" calcext:value-type="float">
            <text:p>3,10911737261721</text:p>
          </table:table-cell>
        </table:table-row>
        <table:table-row table:style-name="ro1">
          <table:table-cell office:value-type="string" calcext:value-type="string">
            <text:p>0601</text:p>
          </table:table-cell>
          <table:table-cell office:value-type="float" office:value="2010" calcext:value-type="float">
            <text:p>2010</text:p>
          </table:table-cell>
          <table:table-cell office:value-type="float" office:value="137465745" calcext:value-type="float">
            <text:p>137465745</text:p>
          </table:table-cell>
          <table:table-cell office:value-type="float" office:value="43759645" calcext:value-type="float">
            <text:p>43759645</text:p>
          </table:table-cell>
          <table:table-cell office:value-type="float" office:value="309702061" calcext:value-type="float">
            <text:p>309702061</text:p>
          </table:table-cell>
          <table:table-cell office:value-type="float" office:value="94555919" calcext:value-type="float">
            <text:p>94555919</text:p>
          </table:table-cell>
          <table:table-cell office:value-type="float" office:value="3.23295363925928" calcext:value-type="float">
            <text:p>3,23295363925928</text:p>
          </table:table-cell>
        </table:table-row>
        <table:table-row table:style-name="ro1">
          <table:table-cell office:value-type="string" calcext:value-type="string">
            <text:p>0601</text:p>
          </table:table-cell>
          <table:table-cell office:value-type="float" office:value="2011" calcext:value-type="float">
            <text:p>2011</text:p>
          </table:table-cell>
          <table:table-cell office:value-type="float" office:value="183702581" calcext:value-type="float">
            <text:p>183702581</text:p>
          </table:table-cell>
          <table:table-cell office:value-type="float" office:value="48095345" calcext:value-type="float">
            <text:p>48095345</text:p>
          </table:table-cell>
          <table:table-cell office:value-type="float" office:value="303694814" calcext:value-type="float">
            <text:p>303694814</text:p>
          </table:table-cell>
          <table:table-cell office:value-type="float" office:value="90702844" calcext:value-type="float">
            <text:p>90702844</text:p>
          </table:table-cell>
          <table:table-cell office:value-type="float" office:value="3.51155442669356" calcext:value-type="float">
            <text:p>3,51155442669356</text:p>
          </table:table-cell>
        </table:table-row>
        <table:table-row table:style-name="ro1">
          <table:table-cell office:value-type="string" calcext:value-type="string">
            <text:p>0601</text:p>
          </table:table-cell>
          <table:table-cell office:value-type="float" office:value="2012" calcext:value-type="float">
            <text:p>2012</text:p>
          </table:table-cell>
          <table:table-cell office:value-type="float" office:value="192680954" calcext:value-type="float">
            <text:p>192680954</text:p>
          </table:table-cell>
          <table:table-cell office:value-type="float" office:value="65525035" calcext:value-type="float">
            <text:p>65525035</text:p>
          </table:table-cell>
          <table:table-cell office:value-type="float" office:value="544362355" calcext:value-type="float">
            <text:p>544362355</text:p>
          </table:table-cell>
          <table:table-cell office:value-type="float" office:value="107144910" calcext:value-type="float">
            <text:p>107144910</text:p>
          </table:table-cell>
          <table:table-cell office:value-type="float" office:value="4.26850954866523" calcext:value-type="float">
            <text:p>4,26850954866523</text:p>
          </table:table-cell>
        </table:table-row>
        <table:table-row table:style-name="ro1">
          <table:table-cell office:value-type="string" calcext:value-type="string">
            <text:p>0601</text:p>
          </table:table-cell>
          <table:table-cell office:value-type="float" office:value="2013" calcext:value-type="float">
            <text:p>2013</text:p>
          </table:table-cell>
          <table:table-cell office:value-type="float" office:value="195771183" calcext:value-type="float">
            <text:p>195771183</text:p>
          </table:table-cell>
          <table:table-cell office:value-type="float" office:value="64246616" calcext:value-type="float">
            <text:p>64246616</text:p>
          </table:table-cell>
          <table:table-cell office:value-type="float" office:value="343420133" calcext:value-type="float">
            <text:p>343420133</text:p>
          </table:table-cell>
          <table:table-cell office:value-type="float" office:value="110149812" calcext:value-type="float">
            <text:p>110149812</text:p>
          </table:table-cell>
          <table:table-cell office:value-type="float" office:value="3.09175664996992" calcext:value-type="float">
            <text:p>3,09175664996992</text:p>
          </table:table-cell>
        </table:table-row>
        <table:table-row table:style-name="ro1">
          <table:table-cell office:value-type="string" calcext:value-type="string">
            <text:p>0601</text:p>
          </table:table-cell>
          <table:table-cell office:value-type="float" office:value="2014" calcext:value-type="float">
            <text:p>2014</text:p>
          </table:table-cell>
          <table:table-cell office:value-type="float" office:value="237235289" calcext:value-type="float">
            <text:p>237235289</text:p>
          </table:table-cell>
          <table:table-cell office:value-type="float" office:value="64305505" calcext:value-type="float">
            <text:p>64305505</text:p>
          </table:table-cell>
          <table:table-cell office:value-type="float" office:value="382790914" calcext:value-type="float">
            <text:p>382790914</text:p>
          </table:table-cell>
          <table:table-cell office:value-type="float" office:value="120286675" calcext:value-type="float">
            <text:p>120286675</text:p>
          </table:table-cell>
          <table:table-cell office:value-type="float" office:value="3.35889745166886" calcext:value-type="float">
            <text:p>3,35889745166886</text:p>
          </table:table-cell>
        </table:table-row>
        <table:table-row table:style-name="ro1">
          <table:table-cell office:value-type="string" calcext:value-type="string">
            <text:p>0601</text:p>
          </table:table-cell>
          <table:table-cell office:value-type="float" office:value="2015" calcext:value-type="float">
            <text:p>2015</text:p>
          </table:table-cell>
          <table:table-cell office:value-type="float" office:value="239122720" calcext:value-type="float">
            <text:p>239122720</text:p>
          </table:table-cell>
          <table:table-cell office:value-type="float" office:value="65364973" calcext:value-type="float">
            <text:p>65364973</text:p>
          </table:table-cell>
          <table:table-cell office:value-type="float" office:value="405988410" calcext:value-type="float">
            <text:p>405988410</text:p>
          </table:table-cell>
          <table:table-cell office:value-type="float" office:value="123965733" calcext:value-type="float">
            <text:p>123965733</text:p>
          </table:table-cell>
          <table:table-cell office:value-type="float" office:value="3.40732437769497" calcext:value-type="float">
            <text:p>3,40732437769497</text:p>
          </table:table-cell>
        </table:table-row>
        <table:table-row table:style-name="ro1">
          <table:table-cell office:value-type="string" calcext:value-type="string">
            <text:p>0601</text:p>
          </table:table-cell>
          <table:table-cell office:value-type="float" office:value="2016" calcext:value-type="float">
            <text:p>2016</text:p>
          </table:table-cell>
          <table:table-cell office:value-type="float" office:value="268482785" calcext:value-type="float">
            <text:p>268482785</text:p>
          </table:table-cell>
          <table:table-cell office:value-type="float" office:value="77084109" calcext:value-type="float">
            <text:p>77084109</text:p>
          </table:table-cell>
          <table:table-cell office:value-type="float" office:value="421462409" calcext:value-type="float">
            <text:p>421462409</text:p>
          </table:table-cell>
          <table:table-cell office:value-type="float" office:value="129389738" calcext:value-type="float">
            <text:p>129389738</text:p>
          </table:table-cell>
          <table:table-cell office:value-type="float" office:value="3.34156215920169" calcext:value-type="float">
            <text:p>3,34156215920169</text:p>
          </table:table-cell>
        </table:table-row>
        <table:table-row table:style-name="ro1">
          <table:table-cell office:value-type="string" calcext:value-type="string">
            <text:p>0601</text:p>
          </table:table-cell>
          <table:table-cell office:value-type="float" office:value="2017" calcext:value-type="float">
            <text:p>2017</text:p>
          </table:table-cell>
          <table:table-cell office:value-type="float" office:value="295274507" calcext:value-type="float">
            <text:p>295274507</text:p>
          </table:table-cell>
          <table:table-cell office:value-type="float" office:value="167070652" calcext:value-type="float">
            <text:p>167070652</text:p>
          </table:table-cell>
          <table:table-cell office:value-type="float" office:value="453225545" calcext:value-type="float">
            <text:p>453225545</text:p>
          </table:table-cell>
          <table:table-cell office:value-type="float" office:value="140192553" calcext:value-type="float">
            <text:p>140192553</text:p>
          </table:table-cell>
          <table:table-cell office:value-type="float" office:value="2.43602240626241" calcext:value-type="float">
            <text:p>2,43602240626241</text:p>
          </table:table-cell>
        </table:table-row>
        <table:table-row table:style-name="ro1">
          <table:table-cell office:value-type="string" calcext:value-type="string">
            <text:p>0601</text:p>
          </table:table-cell>
          <table:table-cell office:value-type="float" office:value="2018" calcext:value-type="float">
            <text:p>2018</text:p>
          </table:table-cell>
          <table:table-cell office:value-type="float" office:value="314324576" calcext:value-type="float">
            <text:p>314324576</text:p>
          </table:table-cell>
          <table:table-cell office:value-type="float" office:value="89247216" calcext:value-type="float">
            <text:p>89247216</text:p>
          </table:table-cell>
          <table:table-cell office:value-type="float" office:value="498241983" calcext:value-type="float">
            <text:p>498241983</text:p>
          </table:table-cell>
          <table:table-cell office:value-type="float" office:value="153528962" calcext:value-type="float">
            <text:p>153528962</text:p>
          </table:table-cell>
          <table:table-cell office:value-type="float" office:value="3.3469781330852" calcext:value-type="float">
            <text:p>3,3469781330852</text:p>
          </table:table-cell>
        </table:table-row>
        <table:table-row table:style-name="ro1">
          <table:table-cell office:value-type="string" calcext:value-type="string">
            <text:p>0703</text:p>
          </table:table-cell>
          <table:table-cell office:value-type="float" office:value="2007" calcext:value-type="float">
            <text:p>2007</text:p>
          </table:table-cell>
          <table:table-cell office:value-type="float" office:value="5310000" calcext:value-type="float">
            <text:p>5310000</text:p>
          </table:table-cell>
          <table:table-cell office:value-type="float" office:value="619505" calcext:value-type="float">
            <text:p>619505</text:p>
          </table:table-cell>
          <table:table-cell office:value-type="float" office:value="2597200" calcext:value-type="float">
            <text:p>2597200</text:p>
          </table:table-cell>
          <table:table-cell office:value-type="float" office:value="3353283" calcext:value-type="float">
            <text:p>3353283</text:p>
          </table:table-cell>
          <table:table-cell office:value-type="float" office:value="1.99034028495857" calcext:value-type="float">
            <text:p>1,99034028495857</text:p>
          </table:table-cell>
        </table:table-row>
        <table:table-row table:style-name="ro1">
          <table:table-cell office:value-type="string" calcext:value-type="string">
            <text:p>0703</text:p>
          </table:table-cell>
          <table:table-cell office:value-type="float" office:value="2008" calcext:value-type="float">
            <text:p>2008</text:p>
          </table:table-cell>
          <table:table-cell office:value-type="float" office:value="991100" calcext:value-type="float">
            <text:p>991100</text:p>
          </table:table-cell>
          <table:table-cell office:value-type="float" office:value="2884205" calcext:value-type="float">
            <text:p>2884205</text:p>
          </table:table-cell>
          <table:table-cell office:value-type="float" office:value="2526800" calcext:value-type="float">
            <text:p>2526800</text:p>
          </table:table-cell>
          <table:table-cell office:value-type="float" office:value="1846168" calcext:value-type="float">
            <text:p>1846168</text:p>
          </table:table-cell>
          <table:table-cell office:value-type="float" office:value="0.743683426232984" calcext:value-type="float">
            <text:p>0,743683426232984</text:p>
          </table:table-cell>
        </table:table-row>
        <table:table-row table:style-name="ro1">
          <table:table-cell office:value-type="string" calcext:value-type="string">
            <text:p>0703</text:p>
          </table:table-cell>
          <table:table-cell office:value-type="float" office:value="2009" calcext:value-type="float">
            <text:p>2009</text:p>
          </table:table-cell>
          <table:table-cell office:value-type="float" office:value="926800" calcext:value-type="float">
            <text:p>926800</text:p>
          </table:table-cell>
          <table:table-cell office:value-type="float" office:value="639956" calcext:value-type="float">
            <text:p>639956</text:p>
          </table:table-cell>
          <table:table-cell office:value-type="float" office:value="1873200" calcext:value-type="float">
            <text:p>1873200</text:p>
          </table:table-cell>
          <table:table-cell office:value-type="float" office:value="1143861" calcext:value-type="float">
            <text:p>1143861</text:p>
          </table:table-cell>
          <table:table-cell office:value-type="float" office:value="1.56966774058101" calcext:value-type="float">
            <text:p>1,56966774058101</text:p>
          </table:table-cell>
        </table:table-row>
        <table:table-row table:style-name="ro1">
          <table:table-cell office:value-type="string" calcext:value-type="string">
            <text:p>0703</text:p>
          </table:table-cell>
          <table:table-cell office:value-type="float" office:value="2010" calcext:value-type="float">
            <text:p>2010</text:p>
          </table:table-cell>
          <table:table-cell office:value-type="float" office:value="937781" calcext:value-type="float">
            <text:p>937781</text:p>
          </table:table-cell>
          <table:table-cell office:value-type="float" office:value="255210" calcext:value-type="float">
            <text:p>255210</text:p>
          </table:table-cell>
          <table:table-cell office:value-type="float" office:value="1429042" calcext:value-type="float">
            <text:p>1429042</text:p>
          </table:table-cell>
          <table:table-cell office:value-type="float" office:value="633061" calcext:value-type="float">
            <text:p>633061</text:p>
          </table:table-cell>
          <table:table-cell office:value-type="float" office:value="2.66452805506428" calcext:value-type="float">
            <text:p>2,66452805506428</text:p>
          </table:table-cell>
        </table:table-row>
        <table:table-row table:style-name="ro1">
          <table:table-cell office:value-type="string" calcext:value-type="string">
            <text:p>0703</text:p>
          </table:table-cell>
          <table:table-cell office:value-type="float" office:value="2011" calcext:value-type="float">
            <text:p>2011</text:p>
          </table:table-cell>
          <table:table-cell office:value-type="float" office:value="657352" calcext:value-type="float">
            <text:p>657352</text:p>
          </table:table-cell>
          <table:table-cell office:value-type="float" office:value="356861" calcext:value-type="float">
            <text:p>356861</text:p>
          </table:table-cell>
          <table:table-cell office:value-type="float" office:value="981436" calcext:value-type="float">
            <text:p>981436</text:p>
          </table:table-cell>
          <table:table-cell office:value-type="float" office:value="389671" calcext:value-type="float">
            <text:p>389671</text:p>
          </table:table-cell>
          <table:table-cell office:value-type="float" office:value="2.19520127737324" calcext:value-type="float">
            <text:p>2,19520127737324</text:p>
          </table:table-cell>
        </table:table-row>
        <table:table-row table:style-name="ro1">
          <table:table-cell office:value-type="string" calcext:value-type="string">
            <text:p>0703</text:p>
          </table:table-cell>
          <table:table-cell office:value-type="float" office:value="2012" calcext:value-type="float">
            <text:p>2012</text:p>
          </table:table-cell>
          <table:table-cell office:value-type="float" office:value="403240" calcext:value-type="float">
            <text:p>403240</text:p>
          </table:table-cell>
          <table:table-cell office:value-type="float" office:value="169725" calcext:value-type="float">
            <text:p>169725</text:p>
          </table:table-cell>
          <table:table-cell office:value-type="float" office:value="1595979" calcext:value-type="float">
            <text:p>1595979</text:p>
          </table:table-cell>
          <table:table-cell office:value-type="float" office:value="675349" calcext:value-type="float">
            <text:p>675349</text:p>
          </table:table-cell>
          <table:table-cell office:value-type="float" office:value="2.36573246839922" calcext:value-type="float">
            <text:p>2,36573246839922</text:p>
          </table:table-cell>
        </table:table-row>
        <table:table-row table:style-name="ro1">
          <table:table-cell office:value-type="string" calcext:value-type="string">
            <text:p>0703</text:p>
          </table:table-cell>
          <table:table-cell office:value-type="float" office:value="2013" calcext:value-type="float">
            <text:p>2013</text:p>
          </table:table-cell>
          <table:table-cell office:value-type="float" office:value="633165" calcext:value-type="float">
            <text:p>633165</text:p>
          </table:table-cell>
          <table:table-cell office:value-type="float" office:value="125874" calcext:value-type="float">
            <text:p>125874</text:p>
          </table:table-cell>
          <table:table-cell office:value-type="float" office:value="1156699" calcext:value-type="float">
            <text:p>1156699</text:p>
          </table:table-cell>
          <table:table-cell office:value-type="float" office:value="600285" calcext:value-type="float">
            <text:p>600285</text:p>
          </table:table-cell>
          <table:table-cell office:value-type="float" office:value="2.46483759066541" calcext:value-type="float">
            <text:p>2,46483759066541</text:p>
          </table:table-cell>
        </table:table-row>
        <table:table-row table:style-name="ro1">
          <table:table-cell office:value-type="string" calcext:value-type="string">
            <text:p>0703</text:p>
          </table:table-cell>
          <table:table-cell office:value-type="float" office:value="2014" calcext:value-type="float">
            <text:p>2014</text:p>
          </table:table-cell>
          <table:table-cell office:value-type="float" office:value="411261" calcext:value-type="float">
            <text:p>411261</text:p>
          </table:table-cell>
          <table:table-cell office:value-type="float" office:value="400785" calcext:value-type="float">
            <text:p>400785</text:p>
          </table:table-cell>
          <table:table-cell office:value-type="float" office:value="828030" calcext:value-type="float">
            <text:p>828030</text:p>
          </table:table-cell>
          <table:table-cell office:value-type="float" office:value="767693" calcext:value-type="float">
            <text:p>767693</text:p>
          </table:table-cell>
          <table:table-cell office:value-type="float" office:value="1.06060276701829" calcext:value-type="float">
            <text:p>1,06060276701829</text:p>
          </table:table-cell>
        </table:table-row>
        <table:table-row table:style-name="ro1">
          <table:table-cell office:value-type="string" calcext:value-type="string">
            <text:p>0703</text:p>
          </table:table-cell>
          <table:table-cell office:value-type="float" office:value="2015" calcext:value-type="float">
            <text:p>2015</text:p>
          </table:table-cell>
          <table:table-cell office:value-type="float" office:value="481493" calcext:value-type="float">
            <text:p>481493</text:p>
          </table:table-cell>
          <table:table-cell office:value-type="float" office:value="118469" calcext:value-type="float">
            <text:p>118469</text:p>
          </table:table-cell>
          <table:table-cell office:value-type="float" office:value="830556" calcext:value-type="float">
            <text:p>830556</text:p>
          </table:table-cell>
          <table:table-cell office:value-type="float" office:value="788151" calcext:value-type="float">
            <text:p>788151</text:p>
          </table:table-cell>
          <table:table-cell office:value-type="float" office:value="1.44718735523152" calcext:value-type="float">
            <text:p>1,44718735523152</text:p>
          </table:table-cell>
        </table:table-row>
        <table:table-row table:style-name="ro1">
          <table:table-cell office:value-type="string" calcext:value-type="string">
            <text:p>0703</text:p>
          </table:table-cell>
          <table:table-cell office:value-type="float" office:value="2016" calcext:value-type="float">
            <text:p>2016</text:p>
          </table:table-cell>
          <table:table-cell office:value-type="float" office:value="344392" calcext:value-type="float">
            <text:p>344392</text:p>
          </table:table-cell>
          <table:table-cell office:value-type="float" office:value="848730" calcext:value-type="float">
            <text:p>848730</text:p>
          </table:table-cell>
          <table:table-cell office:value-type="float" office:value="683045" calcext:value-type="float">
            <text:p>683045</text:p>
          </table:table-cell>
          <table:table-cell office:value-type="float" office:value="588235" calcext:value-type="float">
            <text:p>588235</text:p>
          </table:table-cell>
          <table:table-cell office:value-type="float" office:value="0.715004888775997" calcext:value-type="float">
            <text:p>0,715004888775997</text:p>
          </table:table-cell>
        </table:table-row>
        <table:table-row table:style-name="ro1">
          <table:table-cell office:value-type="string" calcext:value-type="string">
            <text:p>0703</text:p>
          </table:table-cell>
          <table:table-cell office:value-type="float" office:value="2017" calcext:value-type="float">
            <text:p>2017</text:p>
          </table:table-cell>
          <table:table-cell office:value-type="float" office:value="370157" calcext:value-type="float">
            <text:p>370157</text:p>
          </table:table-cell>
          <table:table-cell office:value-type="float" office:value="8327872" calcext:value-type="float">
            <text:p>8327872</text:p>
          </table:table-cell>
          <table:table-cell office:value-type="float" office:value="435985" calcext:value-type="float">
            <text:p>435985</text:p>
          </table:table-cell>
          <table:table-cell office:value-type="float" office:value="340394" calcext:value-type="float">
            <text:p>340394</text:p>
          </table:table-cell>
          <table:table-cell office:value-type="float" office:value="0.0929992226819066" calcext:value-type="float">
            <text:p>0,092999222681907</text:p>
          </table:table-cell>
        </table:table-row>
        <table:table-row table:style-name="ro1">
          <table:table-cell office:value-type="string" calcext:value-type="string">
            <text:p>0703</text:p>
          </table:table-cell>
          <table:table-cell office:value-type="float" office:value="2018" calcext:value-type="float">
            <text:p>2018</text:p>
          </table:table-cell>
          <table:table-cell office:value-type="float" office:value="725397" calcext:value-type="float">
            <text:p>725397</text:p>
          </table:table-cell>
          <table:table-cell office:value-type="float" office:value="129337" calcext:value-type="float">
            <text:p>129337</text:p>
          </table:table-cell>
          <table:table-cell office:value-type="float" office:value="941670" calcext:value-type="float">
            <text:p>941670</text:p>
          </table:table-cell>
          <table:table-cell office:value-type="float" office:value="182188" calcext:value-type="float">
            <text:p>182188</text:p>
          </table:table-cell>
          <table:table-cell office:value-type="float" office:value="5.35131048872482" calcext:value-type="float">
            <text:p>5,35131048872482</text:p>
          </table:table-cell>
        </table:table-row>
        <table:table-row table:style-name="ro1">
          <table:table-cell office:value-type="string" calcext:value-type="string">
            <text:p>0801</text:p>
          </table:table-cell>
          <table:table-cell office:value-type="float" office:value="1993" calcext:value-type="float">
            <text:p>1993</text:p>
          </table:table-cell>
          <table:table-cell office:value-type="float" office:value="123900" calcext:value-type="float">
            <text:p>123900</text:p>
          </table:table-cell>
          <table:table-cell office:value-type="float" office:value="1751014" calcext:value-type="float">
            <text:p>1751014</text:p>
          </table:table-cell>
          <table:table-cell office:value-type="float" office:value="80500" calcext:value-type="float">
            <text:p>80500</text:p>
          </table:table-cell>
          <table:table-cell office:value-type="float" office:value="6557625" calcext:value-type="float">
            <text:p>6557625</text:p>
          </table:table-cell>
          <table:table-cell office:value-type="float" office:value="0.0246009003399955" calcext:value-type="float">
            <text:p>0,024600900339996</text:p>
          </table:table-cell>
        </table:table-row>
        <table:table-row table:style-name="ro1">
          <table:table-cell office:value-type="string" calcext:value-type="string">
            <text:p>0801</text:p>
          </table:table-cell>
          <table:table-cell office:value-type="float" office:value="1994" calcext:value-type="float">
            <text:p>1994</text:p>
          </table:table-cell>
          <table:table-cell office:value-type="float" office:value="84300" calcext:value-type="float">
            <text:p>84300</text:p>
          </table:table-cell>
          <table:table-cell office:value-type="float" office:value="1434987" calcext:value-type="float">
            <text:p>1434987</text:p>
          </table:table-cell>
          <table:table-cell office:value-type="float" office:value="73900" calcext:value-type="float">
            <text:p>73900</text:p>
          </table:table-cell>
          <table:table-cell office:value-type="float" office:value="2053678" calcext:value-type="float">
            <text:p>2053678</text:p>
          </table:table-cell>
          <table:table-cell office:value-type="float" office:value="0.0453468590420691" calcext:value-type="float">
            <text:p>0,045346859042069</text:p>
          </table:table-cell>
        </table:table-row>
        <table:table-row table:style-name="ro1">
          <table:table-cell office:value-type="string" calcext:value-type="string">
            <text:p>0801</text:p>
          </table:table-cell>
          <table:table-cell office:value-type="float" office:value="1995" calcext:value-type="float">
            <text:p>1995</text:p>
          </table:table-cell>
          <table:table-cell office:value-type="float" office:value="103600" calcext:value-type="float">
            <text:p>103600</text:p>
          </table:table-cell>
          <table:table-cell office:value-type="float" office:value="1577555" calcext:value-type="float">
            <text:p>1577555</text:p>
          </table:table-cell>
          <table:table-cell office:value-type="float" office:value="97100" calcext:value-type="float">
            <text:p>97100</text:p>
          </table:table-cell>
          <table:table-cell office:value-type="float" office:value="3609204" calcext:value-type="float">
            <text:p>3609204</text:p>
          </table:table-cell>
          <table:table-cell office:value-type="float" office:value="0.0386946839056914" calcext:value-type="float">
            <text:p>0,038694683905691</text:p>
          </table:table-cell>
        </table:table-row>
        <table:table-row table:style-name="ro1">
          <table:table-cell office:value-type="string" calcext:value-type="string">
            <text:p>0801</text:p>
          </table:table-cell>
          <table:table-cell office:value-type="float" office:value="1996" calcext:value-type="float">
            <text:p>1996</text:p>
          </table:table-cell>
          <table:table-cell office:value-type="float" office:value="120300" calcext:value-type="float">
            <text:p>120300</text:p>
          </table:table-cell>
          <table:table-cell office:value-type="float" office:value="2141215" calcext:value-type="float">
            <text:p>2141215</text:p>
          </table:table-cell>
          <table:table-cell office:value-type="float" office:value="108600" calcext:value-type="float">
            <text:p>108600</text:p>
          </table:table-cell>
          <table:table-cell office:value-type="float" office:value="2432470" calcext:value-type="float">
            <text:p>2432470</text:p>
          </table:table-cell>
          <table:table-cell office:value-type="float" office:value="0.0500471720286815" calcext:value-type="float">
            <text:p>0,050047172028682</text:p>
          </table:table-cell>
        </table:table-row>
        <table:table-row table:style-name="ro1">
          <table:table-cell office:value-type="string" calcext:value-type="string">
            <text:p>0801</text:p>
          </table:table-cell>
          <table:table-cell office:value-type="float" office:value="1997" calcext:value-type="float">
            <text:p>1997</text:p>
          </table:table-cell>
          <table:table-cell office:value-type="float" office:value="128000" calcext:value-type="float">
            <text:p>128000</text:p>
          </table:table-cell>
          <table:table-cell office:value-type="float" office:value="2284359" calcext:value-type="float">
            <text:p>2284359</text:p>
          </table:table-cell>
          <table:table-cell office:value-type="float" office:value="100500" calcext:value-type="float">
            <text:p>100500</text:p>
          </table:table-cell>
          <table:table-cell office:value-type="float" office:value="2270044" calcext:value-type="float">
            <text:p>2270044</text:p>
          </table:table-cell>
          <table:table-cell office:value-type="float" office:value="0.0501712299065322" calcext:value-type="float">
            <text:p>0,050171229906532</text:p>
          </table:table-cell>
        </table:table-row>
        <table:table-row table:style-name="ro1">
          <table:table-cell office:value-type="string" calcext:value-type="string">
            <text:p>0801</text:p>
          </table:table-cell>
          <table:table-cell office:value-type="float" office:value="1998" calcext:value-type="float">
            <text:p>1998</text:p>
          </table:table-cell>
          <table:table-cell office:value-type="float" office:value="68000" calcext:value-type="float">
            <text:p>68000</text:p>
          </table:table-cell>
          <table:table-cell office:value-type="float" office:value="2476354" calcext:value-type="float">
            <text:p>2476354</text:p>
          </table:table-cell>
          <table:table-cell office:value-type="float" office:value="120000" calcext:value-type="float">
            <text:p>120000</text:p>
          </table:table-cell>
          <table:table-cell office:value-type="float" office:value="4108382" calcext:value-type="float">
            <text:p>4108382</text:p>
          </table:table-cell>
          <table:table-cell office:value-type="float" office:value="0.0285508788810971" calcext:value-type="float">
            <text:p>0,028550878881097</text:p>
          </table:table-cell>
        </table:table-row>
        <table:table-row table:style-name="ro1">
          <table:table-cell office:value-type="string" calcext:value-type="string">
            <text:p>0801</text:p>
          </table:table-cell>
          <table:table-cell office:value-type="float" office:value="1999" calcext:value-type="float">
            <text:p>1999</text:p>
          </table:table-cell>
          <table:table-cell office:value-type="float" office:value="84800" calcext:value-type="float">
            <text:p>84800</text:p>
          </table:table-cell>
          <table:table-cell office:value-type="float" office:value="2883022" calcext:value-type="float">
            <text:p>2883022</text:p>
          </table:table-cell>
          <table:table-cell office:value-type="float" office:value="137400" calcext:value-type="float">
            <text:p>137400</text:p>
          </table:table-cell>
          <table:table-cell office:value-type="float" office:value="2645268" calcext:value-type="float">
            <text:p>2645268</text:p>
          </table:table-cell>
          <table:table-cell office:value-type="float" office:value="0.0401932604838024" calcext:value-type="float">
            <text:p>0,040193260483802</text:p>
          </table:table-cell>
        </table:table-row>
        <table:table-row table:style-name="ro1">
          <table:table-cell office:value-type="string" calcext:value-type="string">
            <text:p>0801</text:p>
          </table:table-cell>
          <table:table-cell office:value-type="float" office:value="2000" calcext:value-type="float">
            <text:p>2000</text:p>
          </table:table-cell>
          <table:table-cell office:value-type="float" office:value="83500" calcext:value-type="float">
            <text:p>83500</text:p>
          </table:table-cell>
          <table:table-cell office:value-type="float" office:value="3187198" calcext:value-type="float">
            <text:p>3187198</text:p>
          </table:table-cell>
          <table:table-cell office:value-type="float" office:value="249900" calcext:value-type="float">
            <text:p>249900</text:p>
          </table:table-cell>
          <table:table-cell office:value-type="float" office:value="3286680" calcext:value-type="float">
            <text:p>3286680</text:p>
          </table:table-cell>
          <table:table-cell office:value-type="float" office:value="0.0514992713795348" calcext:value-type="float">
            <text:p>0,051499271379535</text:p>
          </table:table-cell>
        </table:table-row>
        <table:table-row table:style-name="ro1">
          <table:table-cell office:value-type="string" calcext:value-type="string">
            <text:p>0801</text:p>
          </table:table-cell>
          <table:table-cell office:value-type="float" office:value="2001" calcext:value-type="float">
            <text:p>2001</text:p>
          </table:table-cell>
          <table:table-cell office:value-type="float" office:value="143700" calcext:value-type="float">
            <text:p>143700</text:p>
          </table:table-cell>
          <table:table-cell office:value-type="float" office:value="2757763" calcext:value-type="float">
            <text:p>2757763</text:p>
          </table:table-cell>
          <table:table-cell office:value-type="float" office:value="283800" calcext:value-type="float">
            <text:p>283800</text:p>
          </table:table-cell>
          <table:table-cell office:value-type="float" office:value="6253896" calcext:value-type="float">
            <text:p>6253896</text:p>
          </table:table-cell>
          <table:table-cell office:value-type="float" office:value="0.0474385459991329" calcext:value-type="float">
            <text:p>0,047438545999133</text:p>
          </table:table-cell>
        </table:table-row>
        <table:table-row table:style-name="ro1">
          <table:table-cell office:value-type="string" calcext:value-type="string">
            <text:p>0801</text:p>
          </table:table-cell>
          <table:table-cell office:value-type="float" office:value="2002" calcext:value-type="float">
            <text:p>2002</text:p>
          </table:table-cell>
          <table:table-cell office:value-type="float" office:value="204500" calcext:value-type="float">
            <text:p>204500</text:p>
          </table:table-cell>
          <table:table-cell office:value-type="float" office:value="2767030" calcext:value-type="float">
            <text:p>2767030</text:p>
          </table:table-cell>
          <table:table-cell office:value-type="float" office:value="313400" calcext:value-type="float">
            <text:p>313400</text:p>
          </table:table-cell>
          <table:table-cell office:value-type="float" office:value="4382476" calcext:value-type="float">
            <text:p>4382476</text:p>
          </table:table-cell>
          <table:table-cell office:value-type="float" office:value="0.0724385712803095" calcext:value-type="float">
            <text:p>0,07243857128031</text:p>
          </table:table-cell>
        </table:table-row>
        <table:table-row table:style-name="ro1">
          <table:table-cell office:value-type="string" calcext:value-type="string">
            <text:p>0801</text:p>
          </table:table-cell>
          <table:table-cell office:value-type="float" office:value="2003" calcext:value-type="float">
            <text:p>2003</text:p>
          </table:table-cell>
          <table:table-cell office:value-type="float" office:value="236600" calcext:value-type="float">
            <text:p>236600</text:p>
          </table:table-cell>
          <table:table-cell office:value-type="float" office:value="10311416" calcext:value-type="float">
            <text:p>10311416</text:p>
          </table:table-cell>
          <table:table-cell office:value-type="float" office:value="648300" calcext:value-type="float">
            <text:p>648300</text:p>
          </table:table-cell>
          <table:table-cell office:value-type="float" office:value="5880287" calcext:value-type="float">
            <text:p>5880287</text:p>
          </table:table-cell>
          <table:table-cell office:value-type="float" office:value="0.0546514471022597" calcext:value-type="float">
            <text:p>0,05465144710226</text:p>
          </table:table-cell>
        </table:table-row>
        <table:table-row table:style-name="ro1">
          <table:table-cell office:value-type="string" calcext:value-type="string">
            <text:p>0801</text:p>
          </table:table-cell>
          <table:table-cell office:value-type="float" office:value="2004" calcext:value-type="float">
            <text:p>2004</text:p>
          </table:table-cell>
          <table:table-cell office:value-type="float" office:value="158000" calcext:value-type="float">
            <text:p>158000</text:p>
          </table:table-cell>
          <table:table-cell office:value-type="float" office:value="3243627" calcext:value-type="float">
            <text:p>3243627</text:p>
          </table:table-cell>
          <table:table-cell office:value-type="float" office:value="229800" calcext:value-type="float">
            <text:p>229800</text:p>
          </table:table-cell>
          <table:table-cell office:value-type="float" office:value="3980305" calcext:value-type="float">
            <text:p>3980305</text:p>
          </table:table-cell>
          <table:table-cell office:value-type="float" office:value="0.05368267586129" calcext:value-type="float">
            <text:p>0,05368267586129</text:p>
          </table:table-cell>
        </table:table-row>
        <table:table-row table:style-name="ro1">
          <table:table-cell office:value-type="string" calcext:value-type="string">
            <text:p>0801</text:p>
          </table:table-cell>
          <table:table-cell office:value-type="float" office:value="2005" calcext:value-type="float">
            <text:p>2005</text:p>
          </table:table-cell>
          <table:table-cell office:value-type="float" office:value="154500" calcext:value-type="float">
            <text:p>154500</text:p>
          </table:table-cell>
          <table:table-cell office:value-type="float" office:value="3403850" calcext:value-type="float">
            <text:p>3403850</text:p>
          </table:table-cell>
          <table:table-cell office:value-type="float" office:value="226100" calcext:value-type="float">
            <text:p>226100</text:p>
          </table:table-cell>
          <table:table-cell office:value-type="float" office:value="3048988" calcext:value-type="float">
            <text:p>3048988</text:p>
          </table:table-cell>
          <table:table-cell office:value-type="float" office:value="0.0589817999460083" calcext:value-type="float">
            <text:p>0,058981799946008</text:p>
          </table:table-cell>
        </table:table-row>
        <table:table-row table:style-name="ro1">
          <table:table-cell office:value-type="string" calcext:value-type="string">
            <text:p>0801</text:p>
          </table:table-cell>
          <table:table-cell office:value-type="float" office:value="2006" calcext:value-type="float">
            <text:p>2006</text:p>
          </table:table-cell>
          <table:table-cell office:value-type="float" office:value="136000" calcext:value-type="float">
            <text:p>136000</text:p>
          </table:table-cell>
          <table:table-cell office:value-type="float" office:value="2843532" calcext:value-type="float">
            <text:p>2843532</text:p>
          </table:table-cell>
          <table:table-cell office:value-type="float" office:value="175200" calcext:value-type="float">
            <text:p>175200</text:p>
          </table:table-cell>
          <table:table-cell office:value-type="float" office:value="4507915" calcext:value-type="float">
            <text:p>4507915</text:p>
          </table:table-cell>
          <table:table-cell office:value-type="float" office:value="0.0423318021608535" calcext:value-type="float">
            <text:p>0,042331802160854</text:p>
          </table:table-cell>
        </table:table-row>
        <table:table-row table:style-name="ro1">
          <table:table-cell office:value-type="string" calcext:value-type="string">
            <text:p>0801</text:p>
          </table:table-cell>
          <table:table-cell office:value-type="float" office:value="2007" calcext:value-type="float">
            <text:p>2007</text:p>
          </table:table-cell>
          <table:table-cell office:value-type="float" office:value="50800" calcext:value-type="float">
            <text:p>50800</text:p>
          </table:table-cell>
          <table:table-cell office:value-type="float" office:value="522108" calcext:value-type="float">
            <text:p>522108</text:p>
          </table:table-cell>
          <table:table-cell office:value-type="float" office:value="176400" calcext:value-type="float">
            <text:p>176400</text:p>
          </table:table-cell>
          <table:table-cell office:value-type="float" office:value="3641774" calcext:value-type="float">
            <text:p>3641774</text:p>
          </table:table-cell>
          <table:table-cell office:value-type="float" office:value="0.0545644665242675" calcext:value-type="float">
            <text:p>0,054564466524268</text:p>
          </table:table-cell>
        </table:table-row>
        <table:table-row table:style-name="ro1">
          <table:table-cell office:value-type="string" calcext:value-type="string">
            <text:p>0801</text:p>
          </table:table-cell>
          <table:table-cell office:value-type="float" office:value="2008" calcext:value-type="float">
            <text:p>2008</text:p>
          </table:table-cell>
          <table:table-cell office:value-type="float" office:value="168800" calcext:value-type="float">
            <text:p>168800</text:p>
          </table:table-cell>
          <table:table-cell office:value-type="float" office:value="5392823" calcext:value-type="float">
            <text:p>5392823</text:p>
          </table:table-cell>
          <table:table-cell office:value-type="float" office:value="732800" calcext:value-type="float">
            <text:p>732800</text:p>
          </table:table-cell>
          <table:table-cell office:value-type="float" office:value="5050202" calcext:value-type="float">
            <text:p>5050202</text:p>
          </table:table-cell>
          <table:table-cell office:value-type="float" office:value="0.0863351375678982" calcext:value-type="float">
            <text:p>0,086335137567898</text:p>
          </table:table-cell>
        </table:table-row>
        <table:table-row table:style-name="ro1">
          <table:table-cell office:value-type="string" calcext:value-type="string">
            <text:p>0801</text:p>
          </table:table-cell>
          <table:table-cell office:value-type="float" office:value="2009" calcext:value-type="float">
            <text:p>2009</text:p>
          </table:table-cell>
          <table:table-cell office:value-type="float" office:value="253200" calcext:value-type="float">
            <text:p>253200</text:p>
          </table:table-cell>
          <table:table-cell office:value-type="float" office:value="5851818" calcext:value-type="float">
            <text:p>5851818</text:p>
          </table:table-cell>
          <table:table-cell office:value-type="float" office:value="225700" calcext:value-type="float">
            <text:p>225700</text:p>
          </table:table-cell>
          <table:table-cell office:value-type="float" office:value="6235262" calcext:value-type="float">
            <text:p>6235262</text:p>
          </table:table-cell>
          <table:table-cell office:value-type="float" office:value="0.0396208182621444" calcext:value-type="float">
            <text:p>0,039620818262144</text:p>
          </table:table-cell>
        </table:table-row>
        <table:table-row table:style-name="ro1">
          <table:table-cell office:value-type="string" calcext:value-type="string">
            <text:p>0801</text:p>
          </table:table-cell>
          <table:table-cell office:value-type="float" office:value="2010" calcext:value-type="float">
            <text:p>2010</text:p>
          </table:table-cell>
          <table:table-cell office:value-type="float" office:value="296185" calcext:value-type="float">
            <text:p>296185</text:p>
          </table:table-cell>
          <table:table-cell office:value-type="float" office:value="6258945" calcext:value-type="float">
            <text:p>6258945</text:p>
          </table:table-cell>
          <table:table-cell office:value-type="float" office:value="302282" calcext:value-type="float">
            <text:p>302282</text:p>
          </table:table-cell>
          <table:table-cell office:value-type="float" office:value="7107686" calcext:value-type="float">
            <text:p>7107686</text:p>
          </table:table-cell>
          <table:table-cell office:value-type="float" office:value="0.0447732117389939" calcext:value-type="float">
            <text:p>0,044773211738994</text:p>
          </table:table-cell>
        </table:table-row>
        <table:table-row table:style-name="ro1">
          <table:table-cell office:value-type="string" calcext:value-type="string">
            <text:p>0801</text:p>
          </table:table-cell>
          <table:table-cell office:value-type="float" office:value="2011" calcext:value-type="float">
            <text:p>2011</text:p>
          </table:table-cell>
          <table:table-cell office:value-type="float" office:value="798215" calcext:value-type="float">
            <text:p>798215</text:p>
          </table:table-cell>
          <table:table-cell office:value-type="float" office:value="6306071" calcext:value-type="float">
            <text:p>6306071</text:p>
          </table:table-cell>
          <table:table-cell office:value-type="float" office:value="375411" calcext:value-type="float">
            <text:p>375411</text:p>
          </table:table-cell>
          <table:table-cell office:value-type="float" office:value="8082102" calcext:value-type="float">
            <text:p>8082102</text:p>
          </table:table-cell>
          <table:table-cell office:value-type="float" office:value="0.0815687995967243" calcext:value-type="float">
            <text:p>0,081568799596724</text:p>
          </table:table-cell>
        </table:table-row>
        <table:table-row table:style-name="ro1">
          <table:table-cell office:value-type="string" calcext:value-type="string">
            <text:p>0801</text:p>
          </table:table-cell>
          <table:table-cell office:value-type="float" office:value="2012" calcext:value-type="float">
            <text:p>2012</text:p>
          </table:table-cell>
          <table:table-cell office:value-type="float" office:value="522551" calcext:value-type="float">
            <text:p>522551</text:p>
          </table:table-cell>
          <table:table-cell office:value-type="float" office:value="5570824" calcext:value-type="float">
            <text:p>5570824</text:p>
          </table:table-cell>
          <table:table-cell office:value-type="float" office:value="401104" calcext:value-type="float">
            <text:p>401104</text:p>
          </table:table-cell>
          <table:table-cell office:value-type="float" office:value="8864232" calcext:value-type="float">
            <text:p>8864232</text:p>
          </table:table-cell>
          <table:table-cell office:value-type="float" office:value="0.063986935693218" calcext:value-type="float">
            <text:p>0,063986935693218</text:p>
          </table:table-cell>
        </table:table-row>
        <table:table-row table:style-name="ro1">
          <table:table-cell office:value-type="string" calcext:value-type="string">
            <text:p>0801</text:p>
          </table:table-cell>
          <table:table-cell office:value-type="float" office:value="2013" calcext:value-type="float">
            <text:p>2013</text:p>
          </table:table-cell>
          <table:table-cell office:value-type="float" office:value="250491" calcext:value-type="float">
            <text:p>250491</text:p>
          </table:table-cell>
          <table:table-cell office:value-type="float" office:value="6807542" calcext:value-type="float">
            <text:p>6807542</text:p>
          </table:table-cell>
          <table:table-cell office:value-type="float" office:value="460387" calcext:value-type="float">
            <text:p>460387</text:p>
          </table:table-cell>
          <table:table-cell office:value-type="float" office:value="9210893" calcext:value-type="float">
            <text:p>9210893</text:p>
          </table:table-cell>
          <table:table-cell office:value-type="float" office:value="0.0443787423677781" calcext:value-type="float">
            <text:p>0,044378742367778</text:p>
          </table:table-cell>
        </table:table-row>
        <table:table-row table:style-name="ro1">
          <table:table-cell office:value-type="string" calcext:value-type="string">
            <text:p>0801</text:p>
          </table:table-cell>
          <table:table-cell office:value-type="float" office:value="2014" calcext:value-type="float">
            <text:p>2014</text:p>
          </table:table-cell>
          <table:table-cell office:value-type="float" office:value="312032" calcext:value-type="float">
            <text:p>312032</text:p>
          </table:table-cell>
          <table:table-cell office:value-type="float" office:value="9971064" calcext:value-type="float">
            <text:p>9971064</text:p>
          </table:table-cell>
          <table:table-cell office:value-type="float" office:value="527851" calcext:value-type="float">
            <text:p>527851</text:p>
          </table:table-cell>
          <table:table-cell office:value-type="float" office:value="11091647" calcext:value-type="float">
            <text:p>11091647</text:p>
          </table:table-cell>
          <table:table-cell office:value-type="float" office:value="0.0398753512783801" calcext:value-type="float">
            <text:p>0,03987535127838</text:p>
          </table:table-cell>
        </table:table-row>
        <table:table-row table:style-name="ro1">
          <table:table-cell office:value-type="string" calcext:value-type="string">
            <text:p>0801</text:p>
          </table:table-cell>
          <table:table-cell office:value-type="float" office:value="2015" calcext:value-type="float">
            <text:p>2015</text:p>
          </table:table-cell>
          <table:table-cell office:value-type="float" office:value="408974" calcext:value-type="float">
            <text:p>408974</text:p>
          </table:table-cell>
          <table:table-cell office:value-type="float" office:value="11218956" calcext:value-type="float">
            <text:p>11218956</text:p>
          </table:table-cell>
          <table:table-cell office:value-type="float" office:value="583294" calcext:value-type="float">
            <text:p>583294</text:p>
          </table:table-cell>
          <table:table-cell office:value-type="float" office:value="11186081" calcext:value-type="float">
            <text:p>11186081</text:p>
          </table:table-cell>
          <table:table-cell office:value-type="float" office:value="0.0442877197658723" calcext:value-type="float">
            <text:p>0,044287719765872</text:p>
          </table:table-cell>
        </table:table-row>
        <table:table-row table:style-name="ro1">
          <table:table-cell office:value-type="string" calcext:value-type="string">
            <text:p>0801</text:p>
          </table:table-cell>
          <table:table-cell office:value-type="float" office:value="2016" calcext:value-type="float">
            <text:p>2016</text:p>
          </table:table-cell>
          <table:table-cell office:value-type="float" office:value="432870" calcext:value-type="float">
            <text:p>432870</text:p>
          </table:table-cell>
          <table:table-cell office:value-type="float" office:value="8272172" calcext:value-type="float">
            <text:p>8272172</text:p>
          </table:table-cell>
          <table:table-cell office:value-type="float" office:value="684766" calcext:value-type="float">
            <text:p>684766</text:p>
          </table:table-cell>
          <table:table-cell office:value-type="float" office:value="11106990" calcext:value-type="float">
            <text:p>11106990</text:p>
          </table:table-cell>
          <table:table-cell office:value-type="float" office:value="0.05767205000918" calcext:value-type="float">
            <text:p>0,05767205000918</text:p>
          </table:table-cell>
        </table:table-row>
        <table:table-row table:style-name="ro1">
          <table:table-cell office:value-type="string" calcext:value-type="string">
            <text:p>0801</text:p>
          </table:table-cell>
          <table:table-cell office:value-type="float" office:value="2017" calcext:value-type="float">
            <text:p>2017</text:p>
          </table:table-cell>
          <table:table-cell office:value-type="float" office:value="4112733" calcext:value-type="float">
            <text:p>4112733</text:p>
          </table:table-cell>
          <table:table-cell office:value-type="float" office:value="9862503" calcext:value-type="float">
            <text:p>9862503</text:p>
          </table:table-cell>
          <table:table-cell office:value-type="float" office:value="1690911" calcext:value-type="float">
            <text:p>1690911</text:p>
          </table:table-cell>
          <table:table-cell office:value-type="float" office:value="12368502" calcext:value-type="float">
            <text:p>12368502</text:p>
          </table:table-cell>
          <table:table-cell office:value-type="float" office:value="0.261060802244433" calcext:value-type="float">
            <text:p>0,261060802244433</text:p>
          </table:table-cell>
        </table:table-row>
        <table:table-row table:style-name="ro1">
          <table:table-cell office:value-type="string" calcext:value-type="string">
            <text:p>0801</text:p>
          </table:table-cell>
          <table:table-cell office:value-type="float" office:value="2018" calcext:value-type="float">
            <text:p>2018</text:p>
          </table:table-cell>
          <table:table-cell office:value-type="float" office:value="969421" calcext:value-type="float">
            <text:p>969421</text:p>
          </table:table-cell>
          <table:table-cell office:value-type="float" office:value="12051616" calcext:value-type="float">
            <text:p>12051616</text:p>
          </table:table-cell>
          <table:table-cell office:value-type="float" office:value="1291568" calcext:value-type="float">
            <text:p>1291568</text:p>
          </table:table-cell>
          <table:table-cell office:value-type="float" office:value="15263068" calcext:value-type="float">
            <text:p>15263068</text:p>
          </table:table-cell>
          <table:table-cell office:value-type="float" office:value="0.0827755869333872" calcext:value-type="float">
            <text:p>0,082775586933387</text:p>
          </table:table-cell>
        </table:table-row>
        <table:table-row table:style-name="ro1">
          <table:table-cell office:value-type="string" calcext:value-type="string">
            <text:p>0901</text:p>
          </table:table-cell>
          <table:table-cell office:value-type="float" office:value="1993" calcext:value-type="float">
            <text:p>1993</text:p>
          </table:table-cell>
          <table:table-cell office:value-type="float" office:value="1614500" calcext:value-type="float">
            <text:p>1614500</text:p>
          </table:table-cell>
          <table:table-cell office:value-type="float" office:value="578405" calcext:value-type="float">
            <text:p>578405</text:p>
          </table:table-cell>
          <table:table-cell office:value-type="float" office:value="1468400" calcext:value-type="float">
            <text:p>1468400</text:p>
          </table:table-cell>
          <table:table-cell office:value-type="float" office:value="10919564" calcext:value-type="float">
            <text:p>10919564</text:p>
          </table:table-cell>
          <table:table-cell office:value-type="float" office:value="0.268125614184557" calcext:value-type="float">
            <text:p>0,268125614184557</text:p>
          </table:table-cell>
        </table:table-row>
        <table:table-row table:style-name="ro1">
          <table:table-cell office:value-type="string" calcext:value-type="string">
            <text:p>0901</text:p>
          </table:table-cell>
          <table:table-cell office:value-type="float" office:value="1994" calcext:value-type="float">
            <text:p>1994</text:p>
          </table:table-cell>
          <table:table-cell office:value-type="float" office:value="3598800" calcext:value-type="float">
            <text:p>3598800</text:p>
          </table:table-cell>
          <table:table-cell office:value-type="float" office:value="4190276" calcext:value-type="float">
            <text:p>4190276</text:p>
          </table:table-cell>
          <table:table-cell office:value-type="float" office:value="4869600" calcext:value-type="float">
            <text:p>4869600</text:p>
          </table:table-cell>
          <table:table-cell office:value-type="float" office:value="8865102" calcext:value-type="float">
            <text:p>8865102</text:p>
          </table:table-cell>
          <table:table-cell office:value-type="float" office:value="0.648652225925592" calcext:value-type="float">
            <text:p>0,648652225925592</text:p>
          </table:table-cell>
        </table:table-row>
        <table:table-row table:style-name="ro1">
          <table:table-cell office:value-type="string" calcext:value-type="string">
            <text:p>0901</text:p>
          </table:table-cell>
          <table:table-cell office:value-type="float" office:value="1995" calcext:value-type="float">
            <text:p>1995</text:p>
          </table:table-cell>
          <table:table-cell office:value-type="float" office:value="5122100" calcext:value-type="float">
            <text:p>5122100</text:p>
          </table:table-cell>
          <table:table-cell office:value-type="float" office:value="9617050" calcext:value-type="float">
            <text:p>9617050</text:p>
          </table:table-cell>
          <table:table-cell office:value-type="float" office:value="6740600" calcext:value-type="float">
            <text:p>6740600</text:p>
          </table:table-cell>
          <table:table-cell office:value-type="float" office:value="12059921" calcext:value-type="float">
            <text:p>12059921</text:p>
          </table:table-cell>
          <table:table-cell office:value-type="float" office:value="0.547248967579465" calcext:value-type="float">
            <text:p>0,547248967579465</text:p>
          </table:table-cell>
        </table:table-row>
        <table:table-row table:style-name="ro1">
          <table:table-cell office:value-type="string" calcext:value-type="string">
            <text:p>0901</text:p>
          </table:table-cell>
          <table:table-cell office:value-type="float" office:value="1996" calcext:value-type="float">
            <text:p>1996</text:p>
          </table:table-cell>
          <table:table-cell office:value-type="float" office:value="6696900" calcext:value-type="float">
            <text:p>6696900</text:p>
          </table:table-cell>
          <table:table-cell office:value-type="float" office:value="13721749" calcext:value-type="float">
            <text:p>13721749</text:p>
          </table:table-cell>
          <table:table-cell office:value-type="float" office:value="7214900" calcext:value-type="float">
            <text:p>7214900</text:p>
          </table:table-cell>
          <table:table-cell office:value-type="float" office:value="12629961" calcext:value-type="float">
            <text:p>12629961</text:p>
          </table:table-cell>
          <table:table-cell office:value-type="float" office:value="0.527927789126398" calcext:value-type="float">
            <text:p>0,527927789126398</text:p>
          </table:table-cell>
        </table:table-row>
        <table:table-row table:style-name="ro1">
          <table:table-cell office:value-type="string" calcext:value-type="string">
            <text:p>0901</text:p>
          </table:table-cell>
          <table:table-cell office:value-type="float" office:value="1997" calcext:value-type="float">
            <text:p>1997</text:p>
          </table:table-cell>
          <table:table-cell office:value-type="float" office:value="6845300" calcext:value-type="float">
            <text:p>6845300</text:p>
          </table:table-cell>
          <table:table-cell office:value-type="float" office:value="9812676" calcext:value-type="float">
            <text:p>9812676</text:p>
          </table:table-cell>
          <table:table-cell office:value-type="float" office:value="7082400" calcext:value-type="float">
            <text:p>7082400</text:p>
          </table:table-cell>
          <table:table-cell office:value-type="float" office:value="11696672" calcext:value-type="float">
            <text:p>11696672</text:p>
          </table:table-cell>
          <table:table-cell office:value-type="float" office:value="0.647518464994848" calcext:value-type="float">
            <text:p>0,647518464994848</text:p>
          </table:table-cell>
        </table:table-row>
        <table:table-row table:style-name="ro1">
          <table:table-cell office:value-type="string" calcext:value-type="string">
            <text:p>0901</text:p>
          </table:table-cell>
          <table:table-cell office:value-type="float" office:value="1998" calcext:value-type="float">
            <text:p>1998</text:p>
          </table:table-cell>
          <table:table-cell office:value-type="float" office:value="8276900" calcext:value-type="float">
            <text:p>8276900</text:p>
          </table:table-cell>
          <table:table-cell office:value-type="float" office:value="12128662" calcext:value-type="float">
            <text:p>12128662</text:p>
          </table:table-cell>
          <table:table-cell office:value-type="float" office:value="9498500" calcext:value-type="float">
            <text:p>9498500</text:p>
          </table:table-cell>
          <table:table-cell office:value-type="float" office:value="17244090" calcext:value-type="float">
            <text:p>17244090</text:p>
          </table:table-cell>
          <table:table-cell office:value-type="float" office:value="0.605166311961508" calcext:value-type="float">
            <text:p>0,605166311961508</text:p>
          </table:table-cell>
        </table:table-row>
        <table:table-row table:style-name="ro1">
          <table:table-cell office:value-type="string" calcext:value-type="string">
            <text:p>0901</text:p>
          </table:table-cell>
          <table:table-cell office:value-type="float" office:value="1999" calcext:value-type="float">
            <text:p>1999</text:p>
          </table:table-cell>
          <table:table-cell office:value-type="float" office:value="14548200" calcext:value-type="float">
            <text:p>14548200</text:p>
          </table:table-cell>
          <table:table-cell office:value-type="float" office:value="76360291" calcext:value-type="float">
            <text:p>76360291</text:p>
          </table:table-cell>
          <table:table-cell office:value-type="float" office:value="23211800" calcext:value-type="float">
            <text:p>23211800</text:p>
          </table:table-cell>
          <table:table-cell office:value-type="float" office:value="28265382" calcext:value-type="float">
            <text:p>28265382</text:p>
          </table:table-cell>
          <table:table-cell office:value-type="float" office:value="0.360905683254243" calcext:value-type="float">
            <text:p>0,360905683254243</text:p>
          </table:table-cell>
        </table:table-row>
        <table:table-row table:style-name="ro1">
          <table:table-cell office:value-type="string" calcext:value-type="string">
            <text:p>0901</text:p>
          </table:table-cell>
          <table:table-cell office:value-type="float" office:value="2000" calcext:value-type="float">
            <text:p>2000</text:p>
          </table:table-cell>
          <table:table-cell office:value-type="float" office:value="67698900" calcext:value-type="float">
            <text:p>67698900</text:p>
          </table:table-cell>
          <table:table-cell office:value-type="float" office:value="145041426" calcext:value-type="float">
            <text:p>145041426</text:p>
          </table:table-cell>
          <table:table-cell office:value-type="float" office:value="42961400" calcext:value-type="float">
            <text:p>42961400</text:p>
          </table:table-cell>
          <table:table-cell office:value-type="float" office:value="35175379" calcext:value-type="float">
            <text:p>35175379</text:p>
          </table:table-cell>
          <table:table-cell office:value-type="float" office:value="0.614039850501178" calcext:value-type="float">
            <text:p>0,614039850501178</text:p>
          </table:table-cell>
        </table:table-row>
        <table:table-row table:style-name="ro1">
          <table:table-cell office:value-type="string" calcext:value-type="string">
            <text:p>0901</text:p>
          </table:table-cell>
          <table:table-cell office:value-type="float" office:value="2001" calcext:value-type="float">
            <text:p>2001</text:p>
          </table:table-cell>
          <table:table-cell office:value-type="float" office:value="39221100" calcext:value-type="float">
            <text:p>39221100</text:p>
          </table:table-cell>
          <table:table-cell office:value-type="float" office:value="42221963" calcext:value-type="float">
            <text:p>42221963</text:p>
          </table:table-cell>
          <table:table-cell office:value-type="float" office:value="43327000" calcext:value-type="float">
            <text:p>43327000</text:p>
          </table:table-cell>
          <table:table-cell office:value-type="float" office:value="33033036" calcext:value-type="float">
            <text:p>33033036</text:p>
          </table:table-cell>
          <table:table-cell office:value-type="float" office:value="1.09691184767672" calcext:value-type="float">
            <text:p>1,09691184767672</text:p>
          </table:table-cell>
        </table:table-row>
        <table:table-row table:style-name="ro1">
          <table:table-cell office:value-type="string" calcext:value-type="string">
            <text:p>0901</text:p>
          </table:table-cell>
          <table:table-cell office:value-type="float" office:value="2002" calcext:value-type="float">
            <text:p>2002</text:p>
          </table:table-cell>
          <table:table-cell office:value-type="float" office:value="53127900" calcext:value-type="float">
            <text:p>53127900</text:p>
          </table:table-cell>
          <table:table-cell office:value-type="float" office:value="23642136" calcext:value-type="float">
            <text:p>23642136</text:p>
          </table:table-cell>
          <table:table-cell office:value-type="float" office:value="48655100" calcext:value-type="float">
            <text:p>48655100</text:p>
          </table:table-cell>
          <table:table-cell office:value-type="float" office:value="40536813" calcext:value-type="float">
            <text:p>40536813</text:p>
          </table:table-cell>
          <table:table-cell office:value-type="float" office:value="1.58592500478623" calcext:value-type="float">
            <text:p>1,58592500478623</text:p>
          </table:table-cell>
        </table:table-row>
        <table:table-row table:style-name="ro1">
          <table:table-cell office:value-type="string" calcext:value-type="string">
            <text:p>0901</text:p>
          </table:table-cell>
          <table:table-cell office:value-type="float" office:value="2003" calcext:value-type="float">
            <text:p>2003</text:p>
          </table:table-cell>
          <table:table-cell office:value-type="float" office:value="107038900" calcext:value-type="float">
            <text:p>107038900</text:p>
          </table:table-cell>
          <table:table-cell office:value-type="float" office:value="102379211" calcext:value-type="float">
            <text:p>102379211</text:p>
          </table:table-cell>
          <table:table-cell office:value-type="float" office:value="141010600" calcext:value-type="float">
            <text:p>141010600</text:p>
          </table:table-cell>
          <table:table-cell office:value-type="float" office:value="49787162" calcext:value-type="float">
            <text:p>49787162</text:p>
          </table:table-cell>
          <table:table-cell office:value-type="float" office:value="1.63012034202852" calcext:value-type="float">
            <text:p>1,63012034202852</text:p>
          </table:table-cell>
        </table:table-row>
        <table:table-row table:style-name="ro1">
          <table:table-cell office:value-type="string" calcext:value-type="string">
            <text:p>0901</text:p>
          </table:table-cell>
          <table:table-cell office:value-type="float" office:value="2004" calcext:value-type="float">
            <text:p>2004</text:p>
          </table:table-cell>
          <table:table-cell office:value-type="float" office:value="162684500" calcext:value-type="float">
            <text:p>162684500</text:p>
          </table:table-cell>
          <table:table-cell office:value-type="float" office:value="41102670" calcext:value-type="float">
            <text:p>41102670</text:p>
          </table:table-cell>
          <table:table-cell office:value-type="float" office:value="249038300" calcext:value-type="float">
            <text:p>249038300</text:p>
          </table:table-cell>
          <table:table-cell office:value-type="float" office:value="65294646" calcext:value-type="float">
            <text:p>65294646</text:p>
          </table:table-cell>
          <table:table-cell office:value-type="float" office:value="3.86967280264852" calcext:value-type="float">
            <text:p>3,86967280264852</text:p>
          </table:table-cell>
        </table:table-row>
        <table:table-row table:style-name="ro1">
          <table:table-cell office:value-type="string" calcext:value-type="string">
            <text:p>0901</text:p>
          </table:table-cell>
          <table:table-cell office:value-type="float" office:value="2005" calcext:value-type="float">
            <text:p>2005</text:p>
          </table:table-cell>
          <table:table-cell office:value-type="float" office:value="136127500" calcext:value-type="float">
            <text:p>136127500</text:p>
          </table:table-cell>
          <table:table-cell office:value-type="float" office:value="36337823" calcext:value-type="float">
            <text:p>36337823</text:p>
          </table:table-cell>
          <table:table-cell office:value-type="float" office:value="125362400" calcext:value-type="float">
            <text:p>125362400</text:p>
          </table:table-cell>
          <table:table-cell office:value-type="float" office:value="74247657" calcext:value-type="float">
            <text:p>74247657</text:p>
          </table:table-cell>
          <table:table-cell office:value-type="float" office:value="2.36459524342617" calcext:value-type="float">
            <text:p>2,36459524342617</text:p>
          </table:table-cell>
        </table:table-row>
        <table:table-row table:style-name="ro1">
          <table:table-cell office:value-type="string" calcext:value-type="string">
            <text:p>0901</text:p>
          </table:table-cell>
          <table:table-cell office:value-type="float" office:value="2006" calcext:value-type="float">
            <text:p>2006</text:p>
          </table:table-cell>
          <table:table-cell office:value-type="float" office:value="51482600" calcext:value-type="float">
            <text:p>51482600</text:p>
          </table:table-cell>
          <table:table-cell office:value-type="float" office:value="268177913" calcext:value-type="float">
            <text:p>268177913</text:p>
          </table:table-cell>
          <table:table-cell office:value-type="float" office:value="194078600" calcext:value-type="float">
            <text:p>194078600</text:p>
          </table:table-cell>
          <table:table-cell office:value-type="float" office:value="547698151" calcext:value-type="float">
            <text:p>547698151</text:p>
          </table:table-cell>
          <table:table-cell office:value-type="float" office:value="0.300978556468596" calcext:value-type="float">
            <text:p>0,300978556468596</text:p>
          </table:table-cell>
        </table:table-row>
        <table:table-row table:style-name="ro1">
          <table:table-cell office:value-type="string" calcext:value-type="string">
            <text:p>0901</text:p>
          </table:table-cell>
          <table:table-cell office:value-type="float" office:value="2007" calcext:value-type="float">
            <text:p>2007</text:p>
          </table:table-cell>
          <table:table-cell office:value-type="float" office:value="61859200" calcext:value-type="float">
            <text:p>61859200</text:p>
          </table:table-cell>
          <table:table-cell office:value-type="float" office:value="310292604" calcext:value-type="float">
            <text:p>310292604</text:p>
          </table:table-cell>
          <table:table-cell office:value-type="float" office:value="323511600" calcext:value-type="float">
            <text:p>323511600</text:p>
          </table:table-cell>
          <table:table-cell office:value-type="float" office:value="439052061" calcext:value-type="float">
            <text:p>439052061</text:p>
          </table:table-cell>
          <table:table-cell office:value-type="float" office:value="0.514277098376353" calcext:value-type="float">
            <text:p>0,514277098376353</text:p>
          </table:table-cell>
        </table:table-row>
        <table:table-row table:style-name="ro1">
          <table:table-cell office:value-type="string" calcext:value-type="string">
            <text:p>0901</text:p>
          </table:table-cell>
          <table:table-cell office:value-type="float" office:value="2008" calcext:value-type="float">
            <text:p>2008</text:p>
          </table:table-cell>
          <table:table-cell office:value-type="float" office:value="52208100" calcext:value-type="float">
            <text:p>52208100</text:p>
          </table:table-cell>
          <table:table-cell office:value-type="float" office:value="293597280" calcext:value-type="float">
            <text:p>293597280</text:p>
          </table:table-cell>
          <table:table-cell office:value-type="float" office:value="417815300" calcext:value-type="float">
            <text:p>417815300</text:p>
          </table:table-cell>
          <table:table-cell office:value-type="float" office:value="440470358" calcext:value-type="float">
            <text:p>440470358</text:p>
          </table:table-cell>
          <table:table-cell office:value-type="float" office:value="0.6402998520417" calcext:value-type="float">
            <text:p>0,6402998520417</text:p>
          </table:table-cell>
        </table:table-row>
        <table:table-row table:style-name="ro1">
          <table:table-cell office:value-type="string" calcext:value-type="string">
            <text:p>0901</text:p>
          </table:table-cell>
          <table:table-cell office:value-type="float" office:value="2009" calcext:value-type="float">
            <text:p>2009</text:p>
          </table:table-cell>
          <table:table-cell office:value-type="float" office:value="157728100" calcext:value-type="float">
            <text:p>157728100</text:p>
          </table:table-cell>
          <table:table-cell office:value-type="float" office:value="352636428" calcext:value-type="float">
            <text:p>352636428</text:p>
          </table:table-cell>
          <table:table-cell office:value-type="float" office:value="323850000" calcext:value-type="float">
            <text:p>323850000</text:p>
          </table:table-cell>
          <table:table-cell office:value-type="float" office:value="390765454" calcext:value-type="float">
            <text:p>390765454</text:p>
          </table:table-cell>
          <table:table-cell office:value-type="float" office:value="0.647803175725617" calcext:value-type="float">
            <text:p>0,647803175725617</text:p>
          </table:table-cell>
        </table:table-row>
        <table:table-row table:style-name="ro1">
          <table:table-cell office:value-type="string" calcext:value-type="string">
            <text:p>0901</text:p>
          </table:table-cell>
          <table:table-cell office:value-type="float" office:value="2010" calcext:value-type="float">
            <text:p>2010</text:p>
          </table:table-cell>
          <table:table-cell office:value-type="float" office:value="80003864" calcext:value-type="float">
            <text:p>80003864</text:p>
          </table:table-cell>
          <table:table-cell office:value-type="float" office:value="375042816" calcext:value-type="float">
            <text:p>375042816</text:p>
          </table:table-cell>
          <table:table-cell office:value-type="float" office:value="209727845" calcext:value-type="float">
            <text:p>209727845</text:p>
          </table:table-cell>
          <table:table-cell office:value-type="float" office:value="514611398" calcext:value-type="float">
            <text:p>514611398</text:p>
          </table:table-cell>
          <table:table-cell office:value-type="float" office:value="0.325667775682564" calcext:value-type="float">
            <text:p>0,325667775682564</text:p>
          </table:table-cell>
        </table:table-row>
        <table:table-row table:style-name="ro1">
          <table:table-cell office:value-type="string" calcext:value-type="string">
            <text:p>0901</text:p>
          </table:table-cell>
          <table:table-cell office:value-type="float" office:value="2011" calcext:value-type="float">
            <text:p>2011</text:p>
          </table:table-cell>
          <table:table-cell office:value-type="float" office:value="79307164" calcext:value-type="float">
            <text:p>79307164</text:p>
          </table:table-cell>
          <table:table-cell office:value-type="float" office:value="412322211" calcext:value-type="float">
            <text:p>412322211</text:p>
          </table:table-cell>
          <table:table-cell office:value-type="float" office:value="131852804" calcext:value-type="float">
            <text:p>131852804</text:p>
          </table:table-cell>
          <table:table-cell office:value-type="float" office:value="505934508" calcext:value-type="float">
            <text:p>505934508</text:p>
          </table:table-cell>
          <table:table-cell office:value-type="float" office:value="0.229957443959634" calcext:value-type="float">
            <text:p>0,229957443959634</text:p>
          </table:table-cell>
        </table:table-row>
        <table:table-row table:style-name="ro1">
          <table:table-cell office:value-type="string" calcext:value-type="string">
            <text:p>0901</text:p>
          </table:table-cell>
          <table:table-cell office:value-type="float" office:value="2012" calcext:value-type="float">
            <text:p>2012</text:p>
          </table:table-cell>
          <table:table-cell office:value-type="float" office:value="95675409" calcext:value-type="float">
            <text:p>95675409</text:p>
          </table:table-cell>
          <table:table-cell office:value-type="float" office:value="527243292" calcext:value-type="float">
            <text:p>527243292</text:p>
          </table:table-cell>
          <table:table-cell office:value-type="float" office:value="115498523" calcext:value-type="float">
            <text:p>115498523</text:p>
          </table:table-cell>
          <table:table-cell office:value-type="float" office:value="472589435" calcext:value-type="float">
            <text:p>472589435</text:p>
          </table:table-cell>
          <table:table-cell office:value-type="float" office:value="0.211209261606817" calcext:value-type="float">
            <text:p>0,211209261606817</text:p>
          </table:table-cell>
        </table:table-row>
        <table:table-row table:style-name="ro1">
          <table:table-cell office:value-type="string" calcext:value-type="string">
            <text:p>0901</text:p>
          </table:table-cell>
          <table:table-cell office:value-type="float" office:value="2013" calcext:value-type="float">
            <text:p>2013</text:p>
          </table:table-cell>
          <table:table-cell office:value-type="float" office:value="95703864" calcext:value-type="float">
            <text:p>95703864</text:p>
          </table:table-cell>
          <table:table-cell office:value-type="float" office:value="650025697" calcext:value-type="float">
            <text:p>650025697</text:p>
          </table:table-cell>
          <table:table-cell office:value-type="float" office:value="138769002" calcext:value-type="float">
            <text:p>138769002</text:p>
          </table:table-cell>
          <table:table-cell office:value-type="float" office:value="538230477" calcext:value-type="float">
            <text:p>538230477</text:p>
          </table:table-cell>
          <table:table-cell office:value-type="float" office:value="0.197325182170692" calcext:value-type="float">
            <text:p>0,197325182170692</text:p>
          </table:table-cell>
        </table:table-row>
        <table:table-row table:style-name="ro1">
          <table:table-cell office:value-type="string" calcext:value-type="string">
            <text:p>0901</text:p>
          </table:table-cell>
          <table:table-cell office:value-type="float" office:value="2014" calcext:value-type="float">
            <text:p>2014</text:p>
          </table:table-cell>
          <table:table-cell office:value-type="float" office:value="88409500" calcext:value-type="float">
            <text:p>88409500</text:p>
          </table:table-cell>
          <table:table-cell office:value-type="float" office:value="589378501" calcext:value-type="float">
            <text:p>589378501</text:p>
          </table:table-cell>
          <table:table-cell office:value-type="float" office:value="105984178" calcext:value-type="float">
            <text:p>105984178</text:p>
          </table:table-cell>
          <table:table-cell office:value-type="float" office:value="642711110" calcext:value-type="float">
            <text:p>642711110</text:p>
          </table:table-cell>
          <table:table-cell office:value-type="float" office:value="0.157775600300878" calcext:value-type="float">
            <text:p>0,157775600300878</text:p>
          </table:table-cell>
        </table:table-row>
        <table:table-row table:style-name="ro1">
          <table:table-cell office:value-type="string" calcext:value-type="string">
            <text:p>0901</text:p>
          </table:table-cell>
          <table:table-cell office:value-type="float" office:value="2015" calcext:value-type="float">
            <text:p>2015</text:p>
          </table:table-cell>
          <table:table-cell office:value-type="float" office:value="134308314" calcext:value-type="float">
            <text:p>134308314</text:p>
          </table:table-cell>
          <table:table-cell office:value-type="float" office:value="658142072" calcext:value-type="float">
            <text:p>658142072</text:p>
          </table:table-cell>
          <table:table-cell office:value-type="float" office:value="124198121" calcext:value-type="float">
            <text:p>124198121</text:p>
          </table:table-cell>
          <table:table-cell office:value-type="float" office:value="767226095" calcext:value-type="float">
            <text:p>767226095</text:p>
          </table:table-cell>
          <table:table-cell office:value-type="float" office:value="0.181361167581063" calcext:value-type="float">
            <text:p>0,181361167581063</text:p>
          </table:table-cell>
        </table:table-row>
        <table:table-row table:style-name="ro1">
          <table:table-cell office:value-type="string" calcext:value-type="string">
            <text:p>0901</text:p>
          </table:table-cell>
          <table:table-cell office:value-type="float" office:value="2016" calcext:value-type="float">
            <text:p>2016</text:p>
          </table:table-cell>
          <table:table-cell office:value-type="float" office:value="142047133" calcext:value-type="float">
            <text:p>142047133</text:p>
          </table:table-cell>
          <table:table-cell office:value-type="float" office:value="674908566" calcext:value-type="float">
            <text:p>674908566</text:p>
          </table:table-cell>
          <table:table-cell office:value-type="float" office:value="113936662" calcext:value-type="float">
            <text:p>113936662</text:p>
          </table:table-cell>
          <table:table-cell office:value-type="float" office:value="777804955" calcext:value-type="float">
            <text:p>777804955</text:p>
          </table:table-cell>
          <table:table-cell office:value-type="float" office:value="0.176210788499985" calcext:value-type="float">
            <text:p>0,176210788499985</text:p>
          </table:table-cell>
        </table:table-row>
        <table:table-row table:style-name="ro1">
          <table:table-cell office:value-type="string" calcext:value-type="string">
            <text:p>0901</text:p>
          </table:table-cell>
          <table:table-cell office:value-type="float" office:value="2017" calcext:value-type="float">
            <text:p>2017</text:p>
          </table:table-cell>
          <table:table-cell office:value-type="float" office:value="148884753" calcext:value-type="float">
            <text:p>148884753</text:p>
          </table:table-cell>
          <table:table-cell office:value-type="float" office:value="657866656" calcext:value-type="float">
            <text:p>657866656</text:p>
          </table:table-cell>
          <table:table-cell office:value-type="float" office:value="113531169" calcext:value-type="float">
            <text:p>113531169</text:p>
          </table:table-cell>
          <table:table-cell office:value-type="float" office:value="767869570" calcext:value-type="float">
            <text:p>767869570</text:p>
          </table:table-cell>
          <table:table-cell office:value-type="float" office:value="0.184056431487489" calcext:value-type="float">
            <text:p>0,184056431487489</text:p>
          </table:table-cell>
        </table:table-row>
        <table:table-row table:style-name="ro1">
          <table:table-cell office:value-type="string" calcext:value-type="string">
            <text:p>0901</text:p>
          </table:table-cell>
          <table:table-cell office:value-type="float" office:value="2018" calcext:value-type="float">
            <text:p>2018</text:p>
          </table:table-cell>
          <table:table-cell office:value-type="float" office:value="142034474" calcext:value-type="float">
            <text:p>142034474</text:p>
          </table:table-cell>
          <table:table-cell office:value-type="float" office:value="614455376" calcext:value-type="float">
            <text:p>614455376</text:p>
          </table:table-cell>
          <table:table-cell office:value-type="float" office:value="129452488" calcext:value-type="float">
            <text:p>129452488</text:p>
          </table:table-cell>
          <table:table-cell office:value-type="float" office:value="716235107" calcext:value-type="float">
            <text:p>716235107</text:p>
          </table:table-cell>
          <table:table-cell office:value-type="float" office:value="0.204019616483573" calcext:value-type="float">
            <text:p>0,204019616483573</text:p>
          </table:table-cell>
        </table:table-row>
        <table:table-row table:style-name="ro1">
          <table:table-cell office:value-type="string" calcext:value-type="string">
            <text:p>0902</text:p>
          </table:table-cell>
          <table:table-cell office:value-type="float" office:value="1995" calcext:value-type="float">
            <text:p>1995</text:p>
          </table:table-cell>
          <table:table-cell office:value-type="float" office:value="5232500" calcext:value-type="float">
            <text:p>5232500</text:p>
          </table:table-cell>
          <table:table-cell office:value-type="float" office:value="2916379" calcext:value-type="float">
            <text:p>2916379</text:p>
          </table:table-cell>
          <table:table-cell office:value-type="float" office:value="5009300" calcext:value-type="float">
            <text:p>5009300</text:p>
          </table:table-cell>
          <table:table-cell office:value-type="float" office:value="2568109" calcext:value-type="float">
            <text:p>2568109</text:p>
          </table:table-cell>
          <table:table-cell office:value-type="float" office:value="1.86741223611028" calcext:value-type="float">
            <text:p>1,86741223611028</text:p>
          </table:table-cell>
        </table:table-row>
        <table:table-row table:style-name="ro1">
          <table:table-cell office:value-type="string" calcext:value-type="string">
            <text:p>0902</text:p>
          </table:table-cell>
          <table:table-cell office:value-type="float" office:value="1996" calcext:value-type="float">
            <text:p>1996</text:p>
          </table:table-cell>
          <table:table-cell office:value-type="float" office:value="6091200" calcext:value-type="float">
            <text:p>6091200</text:p>
          </table:table-cell>
          <table:table-cell office:value-type="float" office:value="3279102" calcext:value-type="float">
            <text:p>3279102</text:p>
          </table:table-cell>
          <table:table-cell office:value-type="float" office:value="4921100" calcext:value-type="float">
            <text:p>4921100</text:p>
          </table:table-cell>
          <table:table-cell office:value-type="float" office:value="3622069" calcext:value-type="float">
            <text:p>3622069</text:p>
          </table:table-cell>
          <table:table-cell office:value-type="float" office:value="1.59571469827367" calcext:value-type="float">
            <text:p>1,59571469827367</text:p>
          </table:table-cell>
        </table:table-row>
        <table:table-row table:style-name="ro1">
          <table:table-cell office:value-type="string" calcext:value-type="string">
            <text:p>0902</text:p>
          </table:table-cell>
          <table:table-cell office:value-type="float" office:value="1997" calcext:value-type="float">
            <text:p>1997</text:p>
          </table:table-cell>
          <table:table-cell office:value-type="float" office:value="7012500" calcext:value-type="float">
            <text:p>7012500</text:p>
          </table:table-cell>
          <table:table-cell office:value-type="float" office:value="3874026" calcext:value-type="float">
            <text:p>3874026</text:p>
          </table:table-cell>
          <table:table-cell office:value-type="float" office:value="4543400" calcext:value-type="float">
            <text:p>4543400</text:p>
          </table:table-cell>
          <table:table-cell office:value-type="float" office:value="3647304" calcext:value-type="float">
            <text:p>3647304</text:p>
          </table:table-cell>
          <table:table-cell office:value-type="float" office:value="1.53641709644438" calcext:value-type="float">
            <text:p>1,53641709644438</text:p>
          </table:table-cell>
        </table:table-row>
        <table:table-row table:style-name="ro1">
          <table:table-cell office:value-type="string" calcext:value-type="string">
            <text:p>0902</text:p>
          </table:table-cell>
          <table:table-cell office:value-type="float" office:value="1998" calcext:value-type="float">
            <text:p>1998</text:p>
          </table:table-cell>
          <table:table-cell office:value-type="float" office:value="5678500" calcext:value-type="float">
            <text:p>5678500</text:p>
          </table:table-cell>
          <table:table-cell office:value-type="float" office:value="2681806" calcext:value-type="float">
            <text:p>2681806</text:p>
          </table:table-cell>
          <table:table-cell office:value-type="float" office:value="4474400" calcext:value-type="float">
            <text:p>4474400</text:p>
          </table:table-cell>
          <table:table-cell office:value-type="float" office:value="2424472" calcext:value-type="float">
            <text:p>2424472</text:p>
          </table:table-cell>
          <table:table-cell office:value-type="float" office:value="1.98831712648626" calcext:value-type="float">
            <text:p>1,98831712648626</text:p>
          </table:table-cell>
        </table:table-row>
        <table:table-row table:style-name="ro1">
          <table:table-cell office:value-type="string" calcext:value-type="string">
            <text:p>0902</text:p>
          </table:table-cell>
          <table:table-cell office:value-type="float" office:value="1999" calcext:value-type="float">
            <text:p>1999</text:p>
          </table:table-cell>
          <table:table-cell office:value-type="float" office:value="12719300" calcext:value-type="float">
            <text:p>12719300</text:p>
          </table:table-cell>
          <table:table-cell office:value-type="float" office:value="6765762" calcext:value-type="float">
            <text:p>6765762</text:p>
          </table:table-cell>
          <table:table-cell office:value-type="float" office:value="6609800" calcext:value-type="float">
            <text:p>6609800</text:p>
          </table:table-cell>
          <table:table-cell office:value-type="float" office:value="3771470" calcext:value-type="float">
            <text:p>3771470</text:p>
          </table:table-cell>
          <table:table-cell office:value-type="float" office:value="1.83436219303134" calcext:value-type="float">
            <text:p>1,83436219303134</text:p>
          </table:table-cell>
        </table:table-row>
        <table:table-row table:style-name="ro1">
          <table:table-cell office:value-type="string" calcext:value-type="string">
            <text:p>0902</text:p>
          </table:table-cell>
          <table:table-cell office:value-type="float" office:value="2000" calcext:value-type="float">
            <text:p>2000</text:p>
          </table:table-cell>
          <table:table-cell office:value-type="float" office:value="11672800" calcext:value-type="float">
            <text:p>11672800</text:p>
          </table:table-cell>
          <table:table-cell office:value-type="float" office:value="6039089" calcext:value-type="float">
            <text:p>6039089</text:p>
          </table:table-cell>
          <table:table-cell office:value-type="float" office:value="6798200" calcext:value-type="float">
            <text:p>6798200</text:p>
          </table:table-cell>
          <table:table-cell office:value-type="float" office:value="3679199" calcext:value-type="float">
            <text:p>3679199</text:p>
          </table:table-cell>
          <table:table-cell office:value-type="float" office:value="1.90064340550517" calcext:value-type="float">
            <text:p>1,90064340550517</text:p>
          </table:table-cell>
        </table:table-row>
        <table:table-row table:style-name="ro1">
          <table:table-cell office:value-type="string" calcext:value-type="string">
            <text:p>0902</text:p>
          </table:table-cell>
          <table:table-cell office:value-type="float" office:value="2001" calcext:value-type="float">
            <text:p>2001</text:p>
          </table:table-cell>
          <table:table-cell office:value-type="float" office:value="11291500" calcext:value-type="float">
            <text:p>11291500</text:p>
          </table:table-cell>
          <table:table-cell office:value-type="float" office:value="5918321" calcext:value-type="float">
            <text:p>5918321</text:p>
          </table:table-cell>
          <table:table-cell office:value-type="float" office:value="6282800" calcext:value-type="float">
            <text:p>6282800</text:p>
          </table:table-cell>
          <table:table-cell office:value-type="float" office:value="4290974" calcext:value-type="float">
            <text:p>4290974</text:p>
          </table:table-cell>
          <table:table-cell office:value-type="float" office:value="1.7214019185458" calcext:value-type="float">
            <text:p>1,7214019185458</text:p>
          </table:table-cell>
        </table:table-row>
        <table:table-row table:style-name="ro1">
          <table:table-cell office:value-type="string" calcext:value-type="string">
            <text:p>0902</text:p>
          </table:table-cell>
          <table:table-cell office:value-type="float" office:value="2002" calcext:value-type="float">
            <text:p>2002</text:p>
          </table:table-cell>
          <table:table-cell office:value-type="float" office:value="15313100" calcext:value-type="float">
            <text:p>15313100</text:p>
          </table:table-cell>
          <table:table-cell office:value-type="float" office:value="7886197" calcext:value-type="float">
            <text:p>7886197</text:p>
          </table:table-cell>
          <table:table-cell office:value-type="float" office:value="13214300" calcext:value-type="float">
            <text:p>13214300</text:p>
          </table:table-cell>
          <table:table-cell office:value-type="float" office:value="10275542" calcext:value-type="float">
            <text:p>10275542</text:p>
          </table:table-cell>
          <table:table-cell office:value-type="float" office:value="1.57074165640196" calcext:value-type="float">
            <text:p>1,57074165640196</text:p>
          </table:table-cell>
        </table:table-row>
        <table:table-row table:style-name="ro1">
          <table:table-cell office:value-type="string" calcext:value-type="string">
            <text:p>0902</text:p>
          </table:table-cell>
          <table:table-cell office:value-type="float" office:value="2003" calcext:value-type="float">
            <text:p>2003</text:p>
          </table:table-cell>
          <table:table-cell office:value-type="float" office:value="19223500" calcext:value-type="float">
            <text:p>19223500</text:p>
          </table:table-cell>
          <table:table-cell office:value-type="float" office:value="11898148" calcext:value-type="float">
            <text:p>11898148</text:p>
          </table:table-cell>
          <table:table-cell office:value-type="float" office:value="18338400" calcext:value-type="float">
            <text:p>18338400</text:p>
          </table:table-cell>
          <table:table-cell office:value-type="float" office:value="15140747" calcext:value-type="float">
            <text:p>15140747</text:p>
          </table:table-cell>
          <table:table-cell office:value-type="float" office:value="1.38918029009691" calcext:value-type="float">
            <text:p>1,38918029009691</text:p>
          </table:table-cell>
        </table:table-row>
        <table:table-row table:style-name="ro1">
          <table:table-cell office:value-type="string" calcext:value-type="string">
            <text:p>0902</text:p>
          </table:table-cell>
          <table:table-cell office:value-type="float" office:value="2004" calcext:value-type="float">
            <text:p>2004</text:p>
          </table:table-cell>
          <table:table-cell office:value-type="float" office:value="25473200" calcext:value-type="float">
            <text:p>25473200</text:p>
          </table:table-cell>
          <table:table-cell office:value-type="float" office:value="22414931" calcext:value-type="float">
            <text:p>22414931</text:p>
          </table:table-cell>
          <table:table-cell office:value-type="float" office:value="23752500" calcext:value-type="float">
            <text:p>23752500</text:p>
          </table:table-cell>
          <table:table-cell office:value-type="float" office:value="20496621" calcext:value-type="float">
            <text:p>20496621</text:p>
          </table:table-cell>
          <table:table-cell office:value-type="float" office:value="1.14714331469531" calcext:value-type="float">
            <text:p>1,14714331469531</text:p>
          </table:table-cell>
        </table:table-row>
        <table:table-row table:style-name="ro1">
          <table:table-cell office:value-type="string" calcext:value-type="string">
            <text:p>0902</text:p>
          </table:table-cell>
          <table:table-cell office:value-type="float" office:value="2005" calcext:value-type="float">
            <text:p>2005</text:p>
          </table:table-cell>
          <table:table-cell office:value-type="float" office:value="19927000" calcext:value-type="float">
            <text:p>19927000</text:p>
          </table:table-cell>
          <table:table-cell office:value-type="float" office:value="12991013" calcext:value-type="float">
            <text:p>12991013</text:p>
          </table:table-cell>
          <table:table-cell office:value-type="float" office:value="19427400" calcext:value-type="float">
            <text:p>19427400</text:p>
          </table:table-cell>
          <table:table-cell office:value-type="float" office:value="16361451" calcext:value-type="float">
            <text:p>16361451</text:p>
          </table:table-cell>
          <table:table-cell office:value-type="float" office:value="1.34075285809055" calcext:value-type="float">
            <text:p>1,34075285809055</text:p>
          </table:table-cell>
        </table:table-row>
        <table:table-row table:style-name="ro1">
          <table:table-cell office:value-type="string" calcext:value-type="string">
            <text:p>0902</text:p>
          </table:table-cell>
          <table:table-cell office:value-type="float" office:value="2006" calcext:value-type="float">
            <text:p>2006</text:p>
          </table:table-cell>
          <table:table-cell office:value-type="float" office:value="17553500" calcext:value-type="float">
            <text:p>17553500</text:p>
          </table:table-cell>
          <table:table-cell office:value-type="float" office:value="10964166" calcext:value-type="float">
            <text:p>10964166</text:p>
          </table:table-cell>
          <table:table-cell office:value-type="float" office:value="13392100" calcext:value-type="float">
            <text:p>13392100</text:p>
          </table:table-cell>
          <table:table-cell office:value-type="float" office:value="13856924" calcext:value-type="float">
            <text:p>13856924</text:p>
          </table:table-cell>
          <table:table-cell office:value-type="float" office:value="1.24674621461024" calcext:value-type="float">
            <text:p>1,24674621461024</text:p>
          </table:table-cell>
        </table:table-row>
        <table:table-row table:style-name="ro1">
          <table:table-cell office:value-type="string" calcext:value-type="string">
            <text:p>0902</text:p>
          </table:table-cell>
          <table:table-cell office:value-type="float" office:value="2007" calcext:value-type="float">
            <text:p>2007</text:p>
          </table:table-cell>
          <table:table-cell office:value-type="float" office:value="17297200" calcext:value-type="float">
            <text:p>17297200</text:p>
          </table:table-cell>
          <table:table-cell office:value-type="float" office:value="12326784" calcext:value-type="float">
            <text:p>12326784</text:p>
          </table:table-cell>
          <table:table-cell office:value-type="float" office:value="16796000" calcext:value-type="float">
            <text:p>16796000</text:p>
          </table:table-cell>
          <table:table-cell office:value-type="float" office:value="15935697" calcext:value-type="float">
            <text:p>15935697</text:p>
          </table:table-cell>
          <table:table-cell office:value-type="float" office:value="1.20630598566347" calcext:value-type="float">
            <text:p>1,20630598566347</text:p>
          </table:table-cell>
        </table:table-row>
        <table:table-row table:style-name="ro1">
          <table:table-cell office:value-type="string" calcext:value-type="string">
            <text:p>0902</text:p>
          </table:table-cell>
          <table:table-cell office:value-type="float" office:value="2008" calcext:value-type="float">
            <text:p>2008</text:p>
          </table:table-cell>
          <table:table-cell office:value-type="float" office:value="16983000" calcext:value-type="float">
            <text:p>16983000</text:p>
          </table:table-cell>
          <table:table-cell office:value-type="float" office:value="10992841" calcext:value-type="float">
            <text:p>10992841</text:p>
          </table:table-cell>
          <table:table-cell office:value-type="float" office:value="15653300" calcext:value-type="float">
            <text:p>15653300</text:p>
          </table:table-cell>
          <table:table-cell office:value-type="float" office:value="17573406" calcext:value-type="float">
            <text:p>17573406</text:p>
          </table:table-cell>
          <table:table-cell office:value-type="float" office:value="1.1424776940422" calcext:value-type="float">
            <text:p>1,1424776940422</text:p>
          </table:table-cell>
        </table:table-row>
        <table:table-row table:style-name="ro1">
          <table:table-cell office:value-type="string" calcext:value-type="string">
            <text:p>0902</text:p>
          </table:table-cell>
          <table:table-cell office:value-type="float" office:value="2009" calcext:value-type="float">
            <text:p>2009</text:p>
          </table:table-cell>
          <table:table-cell office:value-type="float" office:value="14660600" calcext:value-type="float">
            <text:p>14660600</text:p>
          </table:table-cell>
          <table:table-cell office:value-type="float" office:value="10148569" calcext:value-type="float">
            <text:p>10148569</text:p>
          </table:table-cell>
          <table:table-cell office:value-type="float" office:value="12192800" calcext:value-type="float">
            <text:p>12192800</text:p>
          </table:table-cell>
          <table:table-cell office:value-type="float" office:value="12353588" calcext:value-type="float">
            <text:p>12353588</text:p>
          </table:table-cell>
          <table:table-cell office:value-type="float" office:value="1.19337004003661" calcext:value-type="float">
            <text:p>1,19337004003661</text:p>
          </table:table-cell>
        </table:table-row>
        <table:table-row table:style-name="ro1">
          <table:table-cell office:value-type="string" calcext:value-type="string">
            <text:p>0902</text:p>
          </table:table-cell>
          <table:table-cell office:value-type="float" office:value="2010" calcext:value-type="float">
            <text:p>2010</text:p>
          </table:table-cell>
          <table:table-cell office:value-type="float" office:value="13745152" calcext:value-type="float">
            <text:p>13745152</text:p>
          </table:table-cell>
          <table:table-cell office:value-type="float" office:value="9376142" calcext:value-type="float">
            <text:p>9376142</text:p>
          </table:table-cell>
          <table:table-cell office:value-type="float" office:value="13523544" calcext:value-type="float">
            <text:p>13523544</text:p>
          </table:table-cell>
          <table:table-cell office:value-type="float" office:value="12261023" calcext:value-type="float">
            <text:p>12261023</text:p>
          </table:table-cell>
          <table:table-cell office:value-type="float" office:value="1.26027120466105" calcext:value-type="float">
            <text:p>1,26027120466105</text:p>
          </table:table-cell>
        </table:table-row>
        <table:table-row table:style-name="ro1">
          <table:table-cell office:value-type="string" calcext:value-type="string">
            <text:p>0902</text:p>
          </table:table-cell>
          <table:table-cell office:value-type="float" office:value="2011" calcext:value-type="float">
            <text:p>2011</text:p>
          </table:table-cell>
          <table:table-cell office:value-type="float" office:value="17119092" calcext:value-type="float">
            <text:p>17119092</text:p>
          </table:table-cell>
          <table:table-cell office:value-type="float" office:value="12065569" calcext:value-type="float">
            <text:p>12065569</text:p>
          </table:table-cell>
          <table:table-cell office:value-type="float" office:value="15280727" calcext:value-type="float">
            <text:p>15280727</text:p>
          </table:table-cell>
          <table:table-cell office:value-type="float" office:value="14850499" calcext:value-type="float">
            <text:p>14850499</text:p>
          </table:table-cell>
          <table:table-cell office:value-type="float" office:value="1.20373521868053" calcext:value-type="float">
            <text:p>1,20373521868053</text:p>
          </table:table-cell>
        </table:table-row>
        <table:table-row table:style-name="ro1">
          <table:table-cell office:value-type="string" calcext:value-type="string">
            <text:p>0902</text:p>
          </table:table-cell>
          <table:table-cell office:value-type="float" office:value="2012" calcext:value-type="float">
            <text:p>2012</text:p>
          </table:table-cell>
          <table:table-cell office:value-type="float" office:value="19804153" calcext:value-type="float">
            <text:p>19804153</text:p>
          </table:table-cell>
          <table:table-cell office:value-type="float" office:value="14167157" calcext:value-type="float">
            <text:p>14167157</text:p>
          </table:table-cell>
          <table:table-cell office:value-type="float" office:value="18187078" calcext:value-type="float">
            <text:p>18187078</text:p>
          </table:table-cell>
          <table:table-cell office:value-type="float" office:value="16372066" calcext:value-type="float">
            <text:p>16372066</text:p>
          </table:table-cell>
          <table:table-cell office:value-type="float" office:value="1.24401432872081" calcext:value-type="float">
            <text:p>1,24401432872081</text:p>
          </table:table-cell>
        </table:table-row>
        <table:table-row table:style-name="ro1">
          <table:table-cell office:value-type="string" calcext:value-type="string">
            <text:p>0902</text:p>
          </table:table-cell>
          <table:table-cell office:value-type="float" office:value="2013" calcext:value-type="float">
            <text:p>2013</text:p>
          </table:table-cell>
          <table:table-cell office:value-type="float" office:value="16805642" calcext:value-type="float">
            <text:p>16805642</text:p>
          </table:table-cell>
          <table:table-cell office:value-type="float" office:value="12861159" calcext:value-type="float">
            <text:p>12861159</text:p>
          </table:table-cell>
          <table:table-cell office:value-type="float" office:value="14974411" calcext:value-type="float">
            <text:p>14974411</text:p>
          </table:table-cell>
          <table:table-cell office:value-type="float" office:value="14820343" calcext:value-type="float">
            <text:p>14820343</text:p>
          </table:table-cell>
          <table:table-cell office:value-type="float" office:value="1.14806100478218" calcext:value-type="float">
            <text:p>1,14806100478218</text:p>
          </table:table-cell>
        </table:table-row>
        <table:table-row table:style-name="ro1">
          <table:table-cell office:value-type="string" calcext:value-type="string">
            <text:p>0902</text:p>
          </table:table-cell>
          <table:table-cell office:value-type="float" office:value="2014" calcext:value-type="float">
            <text:p>2014</text:p>
          </table:table-cell>
          <table:table-cell office:value-type="float" office:value="15669505" calcext:value-type="float">
            <text:p>15669505</text:p>
          </table:table-cell>
          <table:table-cell office:value-type="float" office:value="12106044" calcext:value-type="float">
            <text:p>12106044</text:p>
          </table:table-cell>
          <table:table-cell office:value-type="float" office:value="15419946" calcext:value-type="float">
            <text:p>15419946</text:p>
          </table:table-cell>
          <table:table-cell office:value-type="float" office:value="14783253" calcext:value-type="float">
            <text:p>14783253</text:p>
          </table:table-cell>
          <table:table-cell office:value-type="float" office:value="1.15620170359976" calcext:value-type="float">
            <text:p>1,15620170359976</text:p>
          </table:table-cell>
        </table:table-row>
        <table:table-row table:style-name="ro1">
          <table:table-cell office:value-type="string" calcext:value-type="string">
            <text:p>0902</text:p>
          </table:table-cell>
          <table:table-cell office:value-type="float" office:value="2015" calcext:value-type="float">
            <text:p>2015</text:p>
          </table:table-cell>
          <table:table-cell office:value-type="float" office:value="17046527" calcext:value-type="float">
            <text:p>17046527</text:p>
          </table:table-cell>
          <table:table-cell office:value-type="float" office:value="14277445" calcext:value-type="float">
            <text:p>14277445</text:p>
          </table:table-cell>
          <table:table-cell office:value-type="float" office:value="18330444" calcext:value-type="float">
            <text:p>18330444</text:p>
          </table:table-cell>
          <table:table-cell office:value-type="float" office:value="18339417" calcext:value-type="float">
            <text:p>18339417</text:p>
          </table:table-cell>
          <table:table-cell office:value-type="float" office:value="1.08462215034665" calcext:value-type="float">
            <text:p>1,08462215034665</text:p>
          </table:table-cell>
        </table:table-row>
        <table:table-row table:style-name="ro1">
          <table:table-cell office:value-type="string" calcext:value-type="string">
            <text:p>0902</text:p>
          </table:table-cell>
          <table:table-cell office:value-type="float" office:value="2016" calcext:value-type="float">
            <text:p>2016</text:p>
          </table:table-cell>
          <table:table-cell office:value-type="float" office:value="17556278" calcext:value-type="float">
            <text:p>17556278</text:p>
          </table:table-cell>
          <table:table-cell office:value-type="float" office:value="16818928" calcext:value-type="float">
            <text:p>16818928</text:p>
          </table:table-cell>
          <table:table-cell office:value-type="float" office:value="19740584" calcext:value-type="float">
            <text:p>19740584</text:p>
          </table:table-cell>
          <table:table-cell office:value-type="float" office:value="20559274" calcext:value-type="float">
            <text:p>20559274</text:p>
          </table:table-cell>
          <table:table-cell office:value-type="float" office:value="0.997823865364096" calcext:value-type="float">
            <text:p>0,997823865364096</text:p>
          </table:table-cell>
        </table:table-row>
        <table:table-row table:style-name="ro1">
          <table:table-cell office:value-type="string" calcext:value-type="string">
            <text:p>0902</text:p>
          </table:table-cell>
          <table:table-cell office:value-type="float" office:value="2017" calcext:value-type="float">
            <text:p>2017</text:p>
          </table:table-cell>
          <table:table-cell office:value-type="float" office:value="24585547" calcext:value-type="float">
            <text:p>24585547</text:p>
          </table:table-cell>
          <table:table-cell office:value-type="float" office:value="22832509" calcext:value-type="float">
            <text:p>22832509</text:p>
          </table:table-cell>
          <table:table-cell office:value-type="float" office:value="27289298" calcext:value-type="float">
            <text:p>27289298</text:p>
          </table:table-cell>
          <table:table-cell office:value-type="float" office:value="28158047" calcext:value-type="float">
            <text:p>28158047</text:p>
          </table:table-cell>
          <table:table-cell office:value-type="float" office:value="1.01734221136949" calcext:value-type="float">
            <text:p>1,01734221136949</text:p>
          </table:table-cell>
        </table:table-row>
        <table:table-row table:style-name="ro1">
          <table:table-cell office:value-type="string" calcext:value-type="string">
            <text:p>0902</text:p>
          </table:table-cell>
          <table:table-cell office:value-type="float" office:value="2018" calcext:value-type="float">
            <text:p>2018</text:p>
          </table:table-cell>
          <table:table-cell office:value-type="float" office:value="27038036" calcext:value-type="float">
            <text:p>27038036</text:p>
          </table:table-cell>
          <table:table-cell office:value-type="float" office:value="23977856" calcext:value-type="float">
            <text:p>23977856</text:p>
          </table:table-cell>
          <table:table-cell office:value-type="float" office:value="32297614" calcext:value-type="float">
            <text:p>32297614</text:p>
          </table:table-cell>
          <table:table-cell office:value-type="float" office:value="31415003" calcext:value-type="float">
            <text:p>31415003</text:p>
          </table:table-cell>
          <table:table-cell office:value-type="float" office:value="1.07117868749111" calcext:value-type="float">
            <text:p>1,07117868749111</text:p>
          </table:table-cell>
        </table:table-row>
        <table:table-row table:style-name="ro1">
          <table:table-cell office:value-type="string" calcext:value-type="string">
            <text:p>1001</text:p>
          </table:table-cell>
          <table:table-cell office:value-type="float" office:value="1996" calcext:value-type="float">
            <text:p>1996</text:p>
          </table:table-cell>
          <table:table-cell office:value-type="float" office:value="7933900" calcext:value-type="float">
            <text:p>7933900</text:p>
          </table:table-cell>
          <table:table-cell office:value-type="float" office:value="160127" calcext:value-type="float">
            <text:p>160127</text:p>
          </table:table-cell>
          <table:table-cell office:value-type="float" office:value="3759200" calcext:value-type="float">
            <text:p>3759200</text:p>
          </table:table-cell>
          <table:table-cell office:value-type="float" office:value="164461" calcext:value-type="float">
            <text:p>164461</text:p>
          </table:table-cell>
          <table:table-cell office:value-type="float" office:value="36.0244371326112" calcext:value-type="float">
            <text:p>36,0244371326112</text:p>
          </table:table-cell>
        </table:table-row>
        <table:table-row table:style-name="ro1">
          <table:table-cell office:value-type="string" calcext:value-type="string">
            <text:p>1001</text:p>
          </table:table-cell>
          <table:table-cell office:value-type="float" office:value="1997" calcext:value-type="float">
            <text:p>1997</text:p>
          </table:table-cell>
          <table:table-cell office:value-type="float" office:value="7455200" calcext:value-type="float">
            <text:p>7455200</text:p>
          </table:table-cell>
          <table:table-cell office:value-type="float" office:value="149921" calcext:value-type="float">
            <text:p>149921</text:p>
          </table:table-cell>
          <table:table-cell office:value-type="float" office:value="5195500" calcext:value-type="float">
            <text:p>5195500</text:p>
          </table:table-cell>
          <table:table-cell office:value-type="float" office:value="190113" calcext:value-type="float">
            <text:p>190113</text:p>
          </table:table-cell>
          <table:table-cell office:value-type="float" office:value="37.2042207543952" calcext:value-type="float">
            <text:p>37,2042207543952</text:p>
          </table:table-cell>
        </table:table-row>
        <table:table-row table:style-name="ro1">
          <table:table-cell office:value-type="string" calcext:value-type="string">
            <text:p>1001</text:p>
          </table:table-cell>
          <table:table-cell office:value-type="float" office:value="1998" calcext:value-type="float">
            <text:p>1998</text:p>
          </table:table-cell>
          <table:table-cell office:value-type="float" office:value="9252400" calcext:value-type="float">
            <text:p>9252400</text:p>
          </table:table-cell>
          <table:table-cell office:value-type="float" office:value="190010" calcext:value-type="float">
            <text:p>190010</text:p>
          </table:table-cell>
          <table:table-cell office:value-type="float" office:value="6804300" calcext:value-type="float">
            <text:p>6804300</text:p>
          </table:table-cell>
          <table:table-cell office:value-type="float" office:value="603753" calcext:value-type="float">
            <text:p>603753</text:p>
          </table:table-cell>
          <table:table-cell office:value-type="float" office:value="20.2285820830651" calcext:value-type="float">
            <text:p>20,2285820830651</text:p>
          </table:table-cell>
        </table:table-row>
        <table:table-row table:style-name="ro1">
          <table:table-cell office:value-type="string" calcext:value-type="string">
            <text:p>1001</text:p>
          </table:table-cell>
          <table:table-cell office:value-type="float" office:value="1999" calcext:value-type="float">
            <text:p>1999</text:p>
          </table:table-cell>
          <table:table-cell office:value-type="float" office:value="12708300" calcext:value-type="float">
            <text:p>12708300</text:p>
          </table:table-cell>
          <table:table-cell office:value-type="float" office:value="507850" calcext:value-type="float">
            <text:p>507850</text:p>
          </table:table-cell>
          <table:table-cell office:value-type="float" office:value="8238200" calcext:value-type="float">
            <text:p>8238200</text:p>
          </table:table-cell>
          <table:table-cell office:value-type="float" office:value="437829" calcext:value-type="float">
            <text:p>437829</text:p>
          </table:table-cell>
          <table:table-cell office:value-type="float" office:value="22.1496935006487" calcext:value-type="float">
            <text:p>22,1496935006487</text:p>
          </table:table-cell>
        </table:table-row>
        <table:table-row table:style-name="ro1">
          <table:table-cell office:value-type="string" calcext:value-type="string">
            <text:p>1001</text:p>
          </table:table-cell>
          <table:table-cell office:value-type="float" office:value="2000" calcext:value-type="float">
            <text:p>2000</text:p>
          </table:table-cell>
          <table:table-cell office:value-type="float" office:value="11973200" calcext:value-type="float">
            <text:p>11973200</text:p>
          </table:table-cell>
          <table:table-cell office:value-type="float" office:value="327511" calcext:value-type="float">
            <text:p>327511</text:p>
          </table:table-cell>
          <table:table-cell office:value-type="float" office:value="9461300" calcext:value-type="float">
            <text:p>9461300</text:p>
          </table:table-cell>
          <table:table-cell office:value-type="float" office:value="909218" calcext:value-type="float">
            <text:p>909218</text:p>
          </table:table-cell>
          <table:table-cell office:value-type="float" office:value="17.3316061966688" calcext:value-type="float">
            <text:p>17,3316061966688</text:p>
          </table:table-cell>
        </table:table-row>
        <table:table-row table:style-name="ro1">
          <table:table-cell office:value-type="string" calcext:value-type="string">
            <text:p>1001</text:p>
          </table:table-cell>
          <table:table-cell office:value-type="float" office:value="2001" calcext:value-type="float">
            <text:p>2001</text:p>
          </table:table-cell>
          <table:table-cell office:value-type="float" office:value="11610800" calcext:value-type="float">
            <text:p>11610800</text:p>
          </table:table-cell>
          <table:table-cell office:value-type="float" office:value="246495" calcext:value-type="float">
            <text:p>246495</text:p>
          </table:table-cell>
          <table:table-cell office:value-type="float" office:value="8249700" calcext:value-type="float">
            <text:p>8249700</text:p>
          </table:table-cell>
          <table:table-cell office:value-type="float" office:value="1907384" calcext:value-type="float">
            <text:p>1907384</text:p>
          </table:table-cell>
          <table:table-cell office:value-type="float" office:value="9.22080581128281" calcext:value-type="float">
            <text:p>9,22080581128281</text:p>
          </table:table-cell>
        </table:table-row>
        <table:table-row table:style-name="ro1">
          <table:table-cell office:value-type="string" calcext:value-type="string">
            <text:p>1001</text:p>
          </table:table-cell>
          <table:table-cell office:value-type="float" office:value="2002" calcext:value-type="float">
            <text:p>2002</text:p>
          </table:table-cell>
          <table:table-cell office:value-type="float" office:value="10105400" calcext:value-type="float">
            <text:p>10105400</text:p>
          </table:table-cell>
          <table:table-cell office:value-type="float" office:value="281625" calcext:value-type="float">
            <text:p>281625</text:p>
          </table:table-cell>
          <table:table-cell office:value-type="float" office:value="7570300" calcext:value-type="float">
            <text:p>7570300</text:p>
          </table:table-cell>
          <table:table-cell office:value-type="float" office:value="2136156" calcext:value-type="float">
            <text:p>2136156</text:p>
          </table:table-cell>
          <table:table-cell office:value-type="float" office:value="7.31071176421686" calcext:value-type="float">
            <text:p>7,31071176421686</text:p>
          </table:table-cell>
        </table:table-row>
        <table:table-row table:style-name="ro1">
          <table:table-cell office:value-type="string" calcext:value-type="string">
            <text:p>1001</text:p>
          </table:table-cell>
          <table:table-cell office:value-type="float" office:value="2003" calcext:value-type="float">
            <text:p>2003</text:p>
          </table:table-cell>
          <table:table-cell office:value-type="float" office:value="9615600" calcext:value-type="float">
            <text:p>9615600</text:p>
          </table:table-cell>
          <table:table-cell office:value-type="float" office:value="414142" calcext:value-type="float">
            <text:p>414142</text:p>
          </table:table-cell>
          <table:table-cell office:value-type="float" office:value="7899200" calcext:value-type="float">
            <text:p>7899200</text:p>
          </table:table-cell>
          <table:table-cell office:value-type="float" office:value="808149" calcext:value-type="float">
            <text:p>808149</text:p>
          </table:table-cell>
          <table:table-cell office:value-type="float" office:value="14.3294845499149" calcext:value-type="float">
            <text:p>14,3294845499149</text:p>
          </table:table-cell>
        </table:table-row>
        <table:table-row table:style-name="ro1">
          <table:table-cell office:value-type="string" calcext:value-type="string">
            <text:p>1001</text:p>
          </table:table-cell>
          <table:table-cell office:value-type="float" office:value="2004" calcext:value-type="float">
            <text:p>2004</text:p>
          </table:table-cell>
          <table:table-cell office:value-type="float" office:value="10597000" calcext:value-type="float">
            <text:p>10597000</text:p>
          </table:table-cell>
          <table:table-cell office:value-type="float" office:value="349793" calcext:value-type="float">
            <text:p>349793</text:p>
          </table:table-cell>
          <table:table-cell office:value-type="float" office:value="8509000" calcext:value-type="float">
            <text:p>8509000</text:p>
          </table:table-cell>
          <table:table-cell office:value-type="float" office:value="978013" calcext:value-type="float">
            <text:p>978013</text:p>
          </table:table-cell>
          <table:table-cell office:value-type="float" office:value="14.3891502222463" calcext:value-type="float">
            <text:p>14,3891502222463</text:p>
          </table:table-cell>
        </table:table-row>
        <table:table-row table:style-name="ro1">
          <table:table-cell office:value-type="string" calcext:value-type="string">
            <text:p>1001</text:p>
          </table:table-cell>
          <table:table-cell office:value-type="float" office:value="2005" calcext:value-type="float">
            <text:p>2005</text:p>
          </table:table-cell>
          <table:table-cell office:value-type="float" office:value="10539000" calcext:value-type="float">
            <text:p>10539000</text:p>
          </table:table-cell>
          <table:table-cell office:value-type="float" office:value="471601" calcext:value-type="float">
            <text:p>471601</text:p>
          </table:table-cell>
          <table:table-cell office:value-type="float" office:value="10130700" calcext:value-type="float">
            <text:p>10130700</text:p>
          </table:table-cell>
          <table:table-cell office:value-type="float" office:value="989161" calcext:value-type="float">
            <text:p>989161</text:p>
          </table:table-cell>
          <table:table-cell office:value-type="float" office:value="14.1499436595421" calcext:value-type="float">
            <text:p>14,1499436595421</text:p>
          </table:table-cell>
        </table:table-row>
        <table:table-row table:style-name="ro1">
          <table:table-cell office:value-type="string" calcext:value-type="string">
            <text:p>1001</text:p>
          </table:table-cell>
          <table:table-cell office:value-type="float" office:value="2006" calcext:value-type="float">
            <text:p>2006</text:p>
          </table:table-cell>
          <table:table-cell office:value-type="float" office:value="5863600" calcext:value-type="float">
            <text:p>5863600</text:p>
          </table:table-cell>
          <table:table-cell office:value-type="float" office:value="44051318" calcext:value-type="float">
            <text:p>44051318</text:p>
          </table:table-cell>
          <table:table-cell office:value-type="float" office:value="6441300" calcext:value-type="float">
            <text:p>6441300</text:p>
          </table:table-cell>
          <table:table-cell office:value-type="float" office:value="753518" calcext:value-type="float">
            <text:p>753518</text:p>
          </table:table-cell>
          <table:table-cell office:value-type="float" office:value="0.274633300744589" calcext:value-type="float">
            <text:p>0,274633300744589</text:p>
          </table:table-cell>
        </table:table-row>
        <table:table-row table:style-name="ro1">
          <table:table-cell office:value-type="string" calcext:value-type="string">
            <text:p>1001</text:p>
          </table:table-cell>
          <table:table-cell office:value-type="float" office:value="2007" calcext:value-type="float">
            <text:p>2007</text:p>
          </table:table-cell>
          <table:table-cell office:value-type="float" office:value="5313700" calcext:value-type="float">
            <text:p>5313700</text:p>
          </table:table-cell>
          <table:table-cell office:value-type="float" office:value="404507" calcext:value-type="float">
            <text:p>404507</text:p>
          </table:table-cell>
          <table:table-cell office:value-type="float" office:value="5336100" calcext:value-type="float">
            <text:p>5336100</text:p>
          </table:table-cell>
          <table:table-cell office:value-type="float" office:value="1257826" calcext:value-type="float">
            <text:p>1257826</text:p>
          </table:table-cell>
          <table:table-cell office:value-type="float" office:value="6.40653828083783" calcext:value-type="float">
            <text:p>6,40653828083783</text:p>
          </table:table-cell>
        </table:table-row>
        <table:table-row table:style-name="ro1">
          <table:table-cell office:value-type="string" calcext:value-type="string">
            <text:p>1001</text:p>
          </table:table-cell>
          <table:table-cell office:value-type="float" office:value="2008" calcext:value-type="float">
            <text:p>2008</text:p>
          </table:table-cell>
          <table:table-cell office:value-type="float" office:value="5777300" calcext:value-type="float">
            <text:p>5777300</text:p>
          </table:table-cell>
          <table:table-cell office:value-type="float" office:value="453242" calcext:value-type="float">
            <text:p>453242</text:p>
          </table:table-cell>
          <table:table-cell office:value-type="float" office:value="175423800" calcext:value-type="float">
            <text:p>175423800</text:p>
          </table:table-cell>
          <table:table-cell office:value-type="float" office:value="745322" calcext:value-type="float">
            <text:p>745322</text:p>
          </table:table-cell>
          <table:table-cell office:value-type="float" office:value="151.181830924339" calcext:value-type="float">
            <text:p>151,181830924339</text:p>
          </table:table-cell>
        </table:table-row>
        <table:table-row table:style-name="ro1">
          <table:table-cell office:value-type="string" calcext:value-type="string">
            <text:p>1001</text:p>
          </table:table-cell>
          <table:table-cell office:value-type="float" office:value="2009" calcext:value-type="float">
            <text:p>2009</text:p>
          </table:table-cell>
          <table:table-cell office:value-type="float" office:value="5427600" calcext:value-type="float">
            <text:p>5427600</text:p>
          </table:table-cell>
          <table:table-cell office:value-type="float" office:value="831522" calcext:value-type="float">
            <text:p>831522</text:p>
          </table:table-cell>
          <table:table-cell office:value-type="float" office:value="5653900" calcext:value-type="float">
            <text:p>5653900</text:p>
          </table:table-cell>
          <table:table-cell office:value-type="float" office:value="453806" calcext:value-type="float">
            <text:p>453806</text:p>
          </table:table-cell>
          <table:table-cell office:value-type="float" office:value="8.62153473665866" calcext:value-type="float">
            <text:p>8,62153473665866</text:p>
          </table:table-cell>
        </table:table-row>
        <table:table-row table:style-name="ro1">
          <table:table-cell office:value-type="string" calcext:value-type="string">
            <text:p>1001</text:p>
          </table:table-cell>
          <table:table-cell office:value-type="float" office:value="2010" calcext:value-type="float">
            <text:p>2010</text:p>
          </table:table-cell>
          <table:table-cell office:value-type="float" office:value="9432665" calcext:value-type="float">
            <text:p>9432665</text:p>
          </table:table-cell>
          <table:table-cell office:value-type="float" office:value="403481" calcext:value-type="float">
            <text:p>403481</text:p>
          </table:table-cell>
          <table:table-cell office:value-type="float" office:value="5671557" calcext:value-type="float">
            <text:p>5671557</text:p>
          </table:table-cell>
          <table:table-cell office:value-type="float" office:value="387743" calcext:value-type="float">
            <text:p>387743</text:p>
          </table:table-cell>
          <table:table-cell office:value-type="float" office:value="19.0896914148206" calcext:value-type="float">
            <text:p>19,0896914148206</text:p>
          </table:table-cell>
        </table:table-row>
        <table:table-row table:style-name="ro1">
          <table:table-cell office:value-type="string" calcext:value-type="string">
            <text:p>1001</text:p>
          </table:table-cell>
          <table:table-cell office:value-type="float" office:value="2011" calcext:value-type="float">
            <text:p>2011</text:p>
          </table:table-cell>
          <table:table-cell office:value-type="float" office:value="9158904" calcext:value-type="float">
            <text:p>9158904</text:p>
          </table:table-cell>
          <table:table-cell office:value-type="float" office:value="511343" calcext:value-type="float">
            <text:p>511343</text:p>
          </table:table-cell>
          <table:table-cell office:value-type="float" office:value="6071616" calcext:value-type="float">
            <text:p>6071616</text:p>
          </table:table-cell>
          <table:table-cell office:value-type="float" office:value="279904" calcext:value-type="float">
            <text:p>279904</text:p>
          </table:table-cell>
          <table:table-cell office:value-type="float" office:value="19.2487554455183" calcext:value-type="float">
            <text:p>19,2487554455183</text:p>
          </table:table-cell>
        </table:table-row>
        <table:table-row table:style-name="ro1">
          <table:table-cell office:value-type="string" calcext:value-type="string">
            <text:p>1001</text:p>
          </table:table-cell>
          <table:table-cell office:value-type="float" office:value="2012" calcext:value-type="float">
            <text:p>2012</text:p>
          </table:table-cell>
          <table:table-cell office:value-type="float" office:value="13282059" calcext:value-type="float">
            <text:p>13282059</text:p>
          </table:table-cell>
          <table:table-cell office:value-type="float" office:value="544697" calcext:value-type="float">
            <text:p>544697</text:p>
          </table:table-cell>
          <table:table-cell office:value-type="float" office:value="7357651" calcext:value-type="float">
            <text:p>7357651</text:p>
          </table:table-cell>
          <table:table-cell office:value-type="float" office:value="423964" calcext:value-type="float">
            <text:p>423964</text:p>
          </table:table-cell>
          <table:table-cell office:value-type="float" office:value="21.3074646341703" calcext:value-type="float">
            <text:p>21,3074646341703</text:p>
          </table:table-cell>
        </table:table-row>
        <table:table-row table:style-name="ro1">
          <table:table-cell office:value-type="string" calcext:value-type="string">
            <text:p>1001</text:p>
          </table:table-cell>
          <table:table-cell office:value-type="float" office:value="2013" calcext:value-type="float">
            <text:p>2013</text:p>
          </table:table-cell>
          <table:table-cell office:value-type="float" office:value="16268362" calcext:value-type="float">
            <text:p>16268362</text:p>
          </table:table-cell>
          <table:table-cell office:value-type="float" office:value="311520" calcext:value-type="float">
            <text:p>311520</text:p>
          </table:table-cell>
          <table:table-cell office:value-type="float" office:value="5422284" calcext:value-type="float">
            <text:p>5422284</text:p>
          </table:table-cell>
          <table:table-cell office:value-type="float" office:value="245003" calcext:value-type="float">
            <text:p>245003</text:p>
          </table:table-cell>
          <table:table-cell office:value-type="float" office:value="38.9752912278558" calcext:value-type="float">
            <text:p>38,9752912278558</text:p>
          </table:table-cell>
        </table:table-row>
        <table:table-row table:style-name="ro1">
          <table:table-cell office:value-type="string" calcext:value-type="string">
            <text:p>1001</text:p>
          </table:table-cell>
          <table:table-cell office:value-type="float" office:value="2014" calcext:value-type="float">
            <text:p>2014</text:p>
          </table:table-cell>
          <table:table-cell office:value-type="float" office:value="14033991" calcext:value-type="float">
            <text:p>14033991</text:p>
          </table:table-cell>
          <table:table-cell office:value-type="float" office:value="297795" calcext:value-type="float">
            <text:p>297795</text:p>
          </table:table-cell>
          <table:table-cell office:value-type="float" office:value="11123019" calcext:value-type="float">
            <text:p>11123019</text:p>
          </table:table-cell>
          <table:table-cell office:value-type="float" office:value="560026" calcext:value-type="float">
            <text:p>560026</text:p>
          </table:table-cell>
          <table:table-cell office:value-type="float" office:value="29.3266427378206" calcext:value-type="float">
            <text:p>29,3266427378206</text:p>
          </table:table-cell>
        </table:table-row>
        <table:table-row table:style-name="ro1">
          <table:table-cell office:value-type="string" calcext:value-type="string">
            <text:p>1001</text:p>
          </table:table-cell>
          <table:table-cell office:value-type="float" office:value="2015" calcext:value-type="float">
            <text:p>2015</text:p>
          </table:table-cell>
          <table:table-cell office:value-type="float" office:value="12559316" calcext:value-type="float">
            <text:p>12559316</text:p>
          </table:table-cell>
          <table:table-cell office:value-type="float" office:value="258033" calcext:value-type="float">
            <text:p>258033</text:p>
          </table:table-cell>
          <table:table-cell office:value-type="float" office:value="6901901" calcext:value-type="float">
            <text:p>6901901</text:p>
          </table:table-cell>
          <table:table-cell office:value-type="float" office:value="410971" calcext:value-type="float">
            <text:p>410971</text:p>
          </table:table-cell>
          <table:table-cell office:value-type="float" office:value="29.0898365331149" calcext:value-type="float">
            <text:p>29,0898365331149</text:p>
          </table:table-cell>
        </table:table-row>
        <table:table-row table:style-name="ro1">
          <table:table-cell office:value-type="string" calcext:value-type="string">
            <text:p>1001</text:p>
          </table:table-cell>
          <table:table-cell office:value-type="float" office:value="2016" calcext:value-type="float">
            <text:p>2016</text:p>
          </table:table-cell>
          <table:table-cell office:value-type="float" office:value="12570005" calcext:value-type="float">
            <text:p>12570005</text:p>
          </table:table-cell>
          <table:table-cell office:value-type="float" office:value="471766" calcext:value-type="float">
            <text:p>471766</text:p>
          </table:table-cell>
          <table:table-cell office:value-type="float" office:value="6584696" calcext:value-type="float">
            <text:p>6584696</text:p>
          </table:table-cell>
          <table:table-cell office:value-type="float" office:value="805270" calcext:value-type="float">
            <text:p>805270</text:p>
          </table:table-cell>
          <table:table-cell office:value-type="float" office:value="14.9993430099073" calcext:value-type="float">
            <text:p>14,9993430099073</text:p>
          </table:table-cell>
        </table:table-row>
        <table:table-row table:style-name="ro1">
          <table:table-cell office:value-type="string" calcext:value-type="string">
            <text:p>1001</text:p>
          </table:table-cell>
          <table:table-cell office:value-type="float" office:value="2017" calcext:value-type="float">
            <text:p>2017</text:p>
          </table:table-cell>
          <table:table-cell office:value-type="float" office:value="623454" calcext:value-type="float">
            <text:p>623454</text:p>
          </table:table-cell>
          <table:table-cell office:value-type="float" office:value="44609" calcext:value-type="float">
            <text:p>44609</text:p>
          </table:table-cell>
          <table:table-cell office:value-type="float" office:value="257150" calcext:value-type="float">
            <text:p>257150</text:p>
          </table:table-cell>
          <table:table-cell office:value-type="float" office:value="39552" calcext:value-type="float">
            <text:p>39552</text:p>
          </table:table-cell>
          <table:table-cell office:value-type="float" office:value="10.4633262437471" calcext:value-type="float">
            <text:p>10,4633262437471</text:p>
          </table:table-cell>
        </table:table-row>
        <table:table-row table:style-name="ro1">
          <table:table-cell office:value-type="string" calcext:value-type="string">
            <text:p>1001</text:p>
          </table:table-cell>
          <table:table-cell office:value-type="float" office:value="2018" calcext:value-type="float">
            <text:p>2018</text:p>
          </table:table-cell>
          <table:table-cell office:value-type="float" office:value="617863" calcext:value-type="float">
            <text:p>617863</text:p>
          </table:table-cell>
          <table:table-cell office:value-type="float" office:value="51658" calcext:value-type="float">
            <text:p>51658</text:p>
          </table:table-cell>
          <table:table-cell office:value-type="float" office:value="296919" calcext:value-type="float">
            <text:p>296919</text:p>
          </table:table-cell>
          <table:table-cell office:value-type="float" office:value="77811" calcext:value-type="float">
            <text:p>77811</text:p>
          </table:table-cell>
          <table:table-cell office:value-type="float" office:value="7.06564505789031" calcext:value-type="float">
            <text:p>7,06564505789031</text:p>
          </table:table-cell>
        </table:table-row>
        <table:table-row table:style-name="ro1">
          <table:table-cell office:value-type="string" calcext:value-type="string">
            <text:p>1002</text:p>
          </table:table-cell>
          <table:table-cell office:value-type="float" office:value="1996" calcext:value-type="float">
            <text:p>1996</text:p>
          </table:table-cell>
          <table:table-cell office:value-type="float" office:value="12862200" calcext:value-type="float">
            <text:p>12862200</text:p>
          </table:table-cell>
          <table:table-cell office:value-type="float" office:value="192836" calcext:value-type="float">
            <text:p>192836</text:p>
          </table:table-cell>
          <table:table-cell office:value-type="float" office:value="19263100" calcext:value-type="float">
            <text:p>19263100</text:p>
          </table:table-cell>
          <table:table-cell office:value-type="float" office:value="162303" calcext:value-type="float">
            <text:p>162303</text:p>
          </table:table-cell>
          <table:table-cell office:value-type="float" office:value="90.4583839003883" calcext:value-type="float">
            <text:p>90,4583839003883</text:p>
          </table:table-cell>
        </table:table-row>
        <table:table-row table:style-name="ro1">
          <table:table-cell office:value-type="string" calcext:value-type="string">
            <text:p>1002</text:p>
          </table:table-cell>
          <table:table-cell office:value-type="float" office:value="1997" calcext:value-type="float">
            <text:p>1997</text:p>
          </table:table-cell>
          <table:table-cell office:value-type="float" office:value="16633900" calcext:value-type="float">
            <text:p>16633900</text:p>
          </table:table-cell>
          <table:table-cell office:value-type="float" office:value="219512" calcext:value-type="float">
            <text:p>219512</text:p>
          </table:table-cell>
          <table:table-cell office:value-type="float" office:value="102941300" calcext:value-type="float">
            <text:p>102941300</text:p>
          </table:table-cell>
          <table:table-cell office:value-type="float" office:value="186097" calcext:value-type="float">
            <text:p>186097</text:p>
          </table:table-cell>
          <table:table-cell office:value-type="float" office:value="294.804109376271" calcext:value-type="float">
            <text:p>294,804109376271</text:p>
          </table:table-cell>
        </table:table-row>
        <table:table-row table:style-name="ro1">
          <table:table-cell office:value-type="string" calcext:value-type="string">
            <text:p>1002</text:p>
          </table:table-cell>
          <table:table-cell office:value-type="float" office:value="1998" calcext:value-type="float">
            <text:p>1998</text:p>
          </table:table-cell>
          <table:table-cell office:value-type="float" office:value="22784500" calcext:value-type="float">
            <text:p>22784500</text:p>
          </table:table-cell>
          <table:table-cell office:value-type="float" office:value="330162" calcext:value-type="float">
            <text:p>330162</text:p>
          </table:table-cell>
          <table:table-cell office:value-type="float" office:value="32565500" calcext:value-type="float">
            <text:p>32565500</text:p>
          </table:table-cell>
          <table:table-cell office:value-type="float" office:value="301303" calcext:value-type="float">
            <text:p>301303</text:p>
          </table:table-cell>
          <table:table-cell office:value-type="float" office:value="87.6533141187556" calcext:value-type="float">
            <text:p>87,6533141187556</text:p>
          </table:table-cell>
        </table:table-row>
        <table:table-row table:style-name="ro1">
          <table:table-cell office:value-type="string" calcext:value-type="string">
            <text:p>1002</text:p>
          </table:table-cell>
          <table:table-cell office:value-type="float" office:value="1999" calcext:value-type="float">
            <text:p>1999</text:p>
          </table:table-cell>
          <table:table-cell office:value-type="float" office:value="36707100" calcext:value-type="float">
            <text:p>36707100</text:p>
          </table:table-cell>
          <table:table-cell office:value-type="float" office:value="254489" calcext:value-type="float">
            <text:p>254489</text:p>
          </table:table-cell>
          <table:table-cell office:value-type="float" office:value="36546600" calcext:value-type="float">
            <text:p>36546600</text:p>
          </table:table-cell>
          <table:table-cell office:value-type="float" office:value="297701" calcext:value-type="float">
            <text:p>297701</text:p>
          </table:table-cell>
          <table:table-cell office:value-type="float" office:value="132.660316195512" calcext:value-type="float">
            <text:p>132,660316195512</text:p>
          </table:table-cell>
        </table:table-row>
        <table:table-row table:style-name="ro1">
          <table:table-cell office:value-type="string" calcext:value-type="string">
            <text:p>1002</text:p>
          </table:table-cell>
          <table:table-cell office:value-type="float" office:value="2000" calcext:value-type="float">
            <text:p>2000</text:p>
          </table:table-cell>
          <table:table-cell office:value-type="float" office:value="26260700" calcext:value-type="float">
            <text:p>26260700</text:p>
          </table:table-cell>
          <table:table-cell office:value-type="float" office:value="85028205" calcext:value-type="float">
            <text:p>85028205</text:p>
          </table:table-cell>
          <table:table-cell office:value-type="float" office:value="30149900" calcext:value-type="float">
            <text:p>30149900</text:p>
          </table:table-cell>
          <table:table-cell office:value-type="float" office:value="461826" calcext:value-type="float">
            <text:p>461826</text:p>
          </table:table-cell>
          <table:table-cell office:value-type="float" office:value="0.659850035614094" calcext:value-type="float">
            <text:p>0,659850035614094</text:p>
          </table:table-cell>
        </table:table-row>
        <table:table-row table:style-name="ro1">
          <table:table-cell office:value-type="string" calcext:value-type="string">
            <text:p>1002</text:p>
          </table:table-cell>
          <table:table-cell office:value-type="float" office:value="2001" calcext:value-type="float">
            <text:p>2001</text:p>
          </table:table-cell>
          <table:table-cell office:value-type="float" office:value="34772500" calcext:value-type="float">
            <text:p>34772500</text:p>
          </table:table-cell>
          <table:table-cell office:value-type="float" office:value="309751" calcext:value-type="float">
            <text:p>309751</text:p>
          </table:table-cell>
          <table:table-cell office:value-type="float" office:value="31056200" calcext:value-type="float">
            <text:p>31056200</text:p>
          </table:table-cell>
          <table:table-cell office:value-type="float" office:value="310227" calcext:value-type="float">
            <text:p>310227</text:p>
          </table:table-cell>
          <table:table-cell office:value-type="float" office:value="106.179090225782" calcext:value-type="float">
            <text:p>106,179090225782</text:p>
          </table:table-cell>
        </table:table-row>
        <table:table-row table:style-name="ro1">
          <table:table-cell office:value-type="string" calcext:value-type="string">
            <text:p>1002</text:p>
          </table:table-cell>
          <table:table-cell office:value-type="float" office:value="2002" calcext:value-type="float">
            <text:p>2002</text:p>
          </table:table-cell>
          <table:table-cell office:value-type="float" office:value="30083100" calcext:value-type="float">
            <text:p>30083100</text:p>
          </table:table-cell>
          <table:table-cell office:value-type="float" office:value="404306" calcext:value-type="float">
            <text:p>404306</text:p>
          </table:table-cell>
          <table:table-cell office:value-type="float" office:value="41301300" calcext:value-type="float">
            <text:p>41301300</text:p>
          </table:table-cell>
          <table:table-cell office:value-type="float" office:value="1564792" calcext:value-type="float">
            <text:p>1564792</text:p>
          </table:table-cell>
          <table:table-cell office:value-type="float" office:value="36.2523348253871" calcext:value-type="float">
            <text:p>36,2523348253871</text:p>
          </table:table-cell>
        </table:table-row>
        <table:table-row table:style-name="ro1">
          <table:table-cell office:value-type="string" calcext:value-type="string">
            <text:p>1002</text:p>
          </table:table-cell>
          <table:table-cell office:value-type="float" office:value="2003" calcext:value-type="float">
            <text:p>2003</text:p>
          </table:table-cell>
          <table:table-cell office:value-type="float" office:value="27480300" calcext:value-type="float">
            <text:p>27480300</text:p>
          </table:table-cell>
          <table:table-cell office:value-type="float" office:value="420077" calcext:value-type="float">
            <text:p>420077</text:p>
          </table:table-cell>
          <table:table-cell office:value-type="float" office:value="25545900" calcext:value-type="float">
            <text:p>25545900</text:p>
          </table:table-cell>
          <table:table-cell office:value-type="float" office:value="339269" calcext:value-type="float">
            <text:p>339269</text:p>
          </table:table-cell>
          <table:table-cell office:value-type="float" office:value="69.831407553342" calcext:value-type="float">
            <text:p>69,831407553342</text:p>
          </table:table-cell>
        </table:table-row>
        <table:table-row table:style-name="ro1">
          <table:table-cell office:value-type="string" calcext:value-type="string">
            <text:p>1002</text:p>
          </table:table-cell>
          <table:table-cell office:value-type="float" office:value="2004" calcext:value-type="float">
            <text:p>2004</text:p>
          </table:table-cell>
          <table:table-cell office:value-type="float" office:value="26143400" calcext:value-type="float">
            <text:p>26143400</text:p>
          </table:table-cell>
          <table:table-cell office:value-type="float" office:value="304197" calcext:value-type="float">
            <text:p>304197</text:p>
          </table:table-cell>
          <table:table-cell office:value-type="float" office:value="24263700" calcext:value-type="float">
            <text:p>24263700</text:p>
          </table:table-cell>
          <table:table-cell office:value-type="float" office:value="2263220" calcext:value-type="float">
            <text:p>2263220</text:p>
          </table:table-cell>
          <table:table-cell office:value-type="float" office:value="19.6333902907085" calcext:value-type="float">
            <text:p>19,6333902907085</text:p>
          </table:table-cell>
        </table:table-row>
        <table:table-row table:style-name="ro1">
          <table:table-cell office:value-type="string" calcext:value-type="string">
            <text:p>1002</text:p>
          </table:table-cell>
          <table:table-cell office:value-type="float" office:value="2005" calcext:value-type="float">
            <text:p>2005</text:p>
          </table:table-cell>
          <table:table-cell office:value-type="float" office:value="24908100" calcext:value-type="float">
            <text:p>24908100</text:p>
          </table:table-cell>
          <table:table-cell office:value-type="float" office:value="274980" calcext:value-type="float">
            <text:p>274980</text:p>
          </table:table-cell>
          <table:table-cell office:value-type="float" office:value="21871400" calcext:value-type="float">
            <text:p>21871400</text:p>
          </table:table-cell>
          <table:table-cell office:value-type="float" office:value="339778" calcext:value-type="float">
            <text:p>339778</text:p>
          </table:table-cell>
          <table:table-cell office:value-type="float" office:value="76.0941703889986" calcext:value-type="float">
            <text:p>76,0941703889986</text:p>
          </table:table-cell>
        </table:table-row>
        <table:table-row table:style-name="ro1">
          <table:table-cell office:value-type="string" calcext:value-type="string">
            <text:p>1002</text:p>
          </table:table-cell>
          <table:table-cell office:value-type="float" office:value="2006" calcext:value-type="float">
            <text:p>2006</text:p>
          </table:table-cell>
          <table:table-cell office:value-type="float" office:value="16335500" calcext:value-type="float">
            <text:p>16335500</text:p>
          </table:table-cell>
          <table:table-cell office:value-type="float" office:value="386734" calcext:value-type="float">
            <text:p>386734</text:p>
          </table:table-cell>
          <table:table-cell office:value-type="float" office:value="24672800" calcext:value-type="float">
            <text:p>24672800</text:p>
          </table:table-cell>
          <table:table-cell office:value-type="float" office:value="559294" calcext:value-type="float">
            <text:p>559294</text:p>
          </table:table-cell>
          <table:table-cell office:value-type="float" office:value="43.3478713103629" calcext:value-type="float">
            <text:p>43,3478713103629</text:p>
          </table:table-cell>
        </table:table-row>
        <table:table-row table:style-name="ro1">
          <table:table-cell office:value-type="string" calcext:value-type="string">
            <text:p>1002</text:p>
          </table:table-cell>
          <table:table-cell office:value-type="float" office:value="2007" calcext:value-type="float">
            <text:p>2007</text:p>
          </table:table-cell>
          <table:table-cell office:value-type="float" office:value="17955400" calcext:value-type="float">
            <text:p>17955400</text:p>
          </table:table-cell>
          <table:table-cell office:value-type="float" office:value="459881" calcext:value-type="float">
            <text:p>459881</text:p>
          </table:table-cell>
          <table:table-cell office:value-type="float" office:value="37206300" calcext:value-type="float">
            <text:p>37206300</text:p>
          </table:table-cell>
          <table:table-cell office:value-type="float" office:value="764042" calcext:value-type="float">
            <text:p>764042</text:p>
          </table:table-cell>
          <table:table-cell office:value-type="float" office:value="45.0695836257673" calcext:value-type="float">
            <text:p>45,0695836257673</text:p>
          </table:table-cell>
        </table:table-row>
        <table:table-row table:style-name="ro1">
          <table:table-cell office:value-type="string" calcext:value-type="string">
            <text:p>1002</text:p>
          </table:table-cell>
          <table:table-cell office:value-type="float" office:value="2008" calcext:value-type="float">
            <text:p>2008</text:p>
          </table:table-cell>
          <table:table-cell office:value-type="float" office:value="13923900" calcext:value-type="float">
            <text:p>13923900</text:p>
          </table:table-cell>
          <table:table-cell office:value-type="float" office:value="430721" calcext:value-type="float">
            <text:p>430721</text:p>
          </table:table-cell>
          <table:table-cell office:value-type="float" office:value="17667800" calcext:value-type="float">
            <text:p>17667800</text:p>
          </table:table-cell>
          <table:table-cell office:value-type="float" office:value="497961" calcext:value-type="float">
            <text:p>497961</text:p>
          </table:table-cell>
          <table:table-cell office:value-type="float" office:value="34.0177800366541" calcext:value-type="float">
            <text:p>34,0177800366541</text:p>
          </table:table-cell>
        </table:table-row>
        <table:table-row table:style-name="ro1">
          <table:table-cell office:value-type="string" calcext:value-type="string">
            <text:p>1002</text:p>
          </table:table-cell>
          <table:table-cell office:value-type="float" office:value="2009" calcext:value-type="float">
            <text:p>2009</text:p>
          </table:table-cell>
          <table:table-cell office:value-type="float" office:value="96985600" calcext:value-type="float">
            <text:p>96985600</text:p>
          </table:table-cell>
          <table:table-cell office:value-type="float" office:value="311689" calcext:value-type="float">
            <text:p>311689</text:p>
          </table:table-cell>
          <table:table-cell office:value-type="float" office:value="14103600" calcext:value-type="float">
            <text:p>14103600</text:p>
          </table:table-cell>
          <table:table-cell office:value-type="float" office:value="330469" calcext:value-type="float">
            <text:p>330469</text:p>
          </table:table-cell>
          <table:table-cell office:value-type="float" office:value="172.993562332012" calcext:value-type="float">
            <text:p>172,993562332012</text:p>
          </table:table-cell>
        </table:table-row>
        <table:table-row table:style-name="ro1">
          <table:table-cell office:value-type="string" calcext:value-type="string">
            <text:p>1002</text:p>
          </table:table-cell>
          <table:table-cell office:value-type="float" office:value="2010" calcext:value-type="float">
            <text:p>2010</text:p>
          </table:table-cell>
          <table:table-cell office:value-type="float" office:value="36117514" calcext:value-type="float">
            <text:p>36117514</text:p>
          </table:table-cell>
          <table:table-cell office:value-type="float" office:value="345914" calcext:value-type="float">
            <text:p>345914</text:p>
          </table:table-cell>
          <table:table-cell office:value-type="float" office:value="24980537" calcext:value-type="float">
            <text:p>24980537</text:p>
          </table:table-cell>
          <table:table-cell office:value-type="float" office:value="402237" calcext:value-type="float">
            <text:p>402237</text:p>
          </table:table-cell>
          <table:table-cell office:value-type="float" office:value="81.6654004338696" calcext:value-type="float">
            <text:p>81,6654004338696</text:p>
          </table:table-cell>
        </table:table-row>
        <table:table-row table:style-name="ro1">
          <table:table-cell office:value-type="string" calcext:value-type="string">
            <text:p>1002</text:p>
          </table:table-cell>
          <table:table-cell office:value-type="float" office:value="2011" calcext:value-type="float">
            <text:p>2011</text:p>
          </table:table-cell>
          <table:table-cell office:value-type="float" office:value="33381013" calcext:value-type="float">
            <text:p>33381013</text:p>
          </table:table-cell>
          <table:table-cell office:value-type="float" office:value="358268" calcext:value-type="float">
            <text:p>358268</text:p>
          </table:table-cell>
          <table:table-cell office:value-type="float" office:value="35267132" calcext:value-type="float">
            <text:p>35267132</text:p>
          </table:table-cell>
          <table:table-cell office:value-type="float" office:value="428657" calcext:value-type="float">
            <text:p>428657</text:p>
          </table:table-cell>
          <table:table-cell office:value-type="float" office:value="87.2359437049274" calcext:value-type="float">
            <text:p>87,2359437049274</text:p>
          </table:table-cell>
        </table:table-row>
        <table:table-row table:style-name="ro1">
          <table:table-cell office:value-type="string" calcext:value-type="string">
            <text:p>1002</text:p>
          </table:table-cell>
          <table:table-cell office:value-type="float" office:value="2012" calcext:value-type="float">
            <text:p>2012</text:p>
          </table:table-cell>
          <table:table-cell office:value-type="float" office:value="28708681" calcext:value-type="float">
            <text:p>28708681</text:p>
          </table:table-cell>
          <table:table-cell office:value-type="float" office:value="325456" calcext:value-type="float">
            <text:p>325456</text:p>
          </table:table-cell>
          <table:table-cell office:value-type="float" office:value="25752371" calcext:value-type="float">
            <text:p>25752371</text:p>
          </table:table-cell>
          <table:table-cell office:value-type="float" office:value="324975" calcext:value-type="float">
            <text:p>324975</text:p>
          </table:table-cell>
          <table:table-cell office:value-type="float" office:value="83.7307139419862" calcext:value-type="float">
            <text:p>83,7307139419862</text:p>
          </table:table-cell>
        </table:table-row>
        <table:table-row table:style-name="ro1">
          <table:table-cell office:value-type="string" calcext:value-type="string">
            <text:p>1002</text:p>
          </table:table-cell>
          <table:table-cell office:value-type="float" office:value="2013" calcext:value-type="float">
            <text:p>2013</text:p>
          </table:table-cell>
          <table:table-cell office:value-type="float" office:value="26399295" calcext:value-type="float">
            <text:p>26399295</text:p>
          </table:table-cell>
          <table:table-cell office:value-type="float" office:value="383820" calcext:value-type="float">
            <text:p>383820</text:p>
          </table:table-cell>
          <table:table-cell office:value-type="float" office:value="22880080" calcext:value-type="float">
            <text:p>22880080</text:p>
          </table:table-cell>
          <table:table-cell office:value-type="float" office:value="292107" calcext:value-type="float">
            <text:p>292107</text:p>
          </table:table-cell>
          <table:table-cell office:value-type="float" office:value="72.9063567515427" calcext:value-type="float">
            <text:p>72,9063567515427</text:p>
          </table:table-cell>
        </table:table-row>
        <table:table-row table:style-name="ro1">
          <table:table-cell office:value-type="string" calcext:value-type="string">
            <text:p>1002</text:p>
          </table:table-cell>
          <table:table-cell office:value-type="float" office:value="2014" calcext:value-type="float">
            <text:p>2014</text:p>
          </table:table-cell>
          <table:table-cell office:value-type="float" office:value="28396882" calcext:value-type="float">
            <text:p>28396882</text:p>
          </table:table-cell>
          <table:table-cell office:value-type="float" office:value="457695" calcext:value-type="float">
            <text:p>457695</text:p>
          </table:table-cell>
          <table:table-cell office:value-type="float" office:value="36488305" calcext:value-type="float">
            <text:p>36488305</text:p>
          </table:table-cell>
          <table:table-cell office:value-type="float" office:value="395998" calcext:value-type="float">
            <text:p>395998</text:p>
          </table:table-cell>
          <table:table-cell office:value-type="float" office:value="76.0052934720093" calcext:value-type="float">
            <text:p>76,0052934720093</text:p>
          </table:table-cell>
        </table:table-row>
        <table:table-row table:style-name="ro1">
          <table:table-cell office:value-type="string" calcext:value-type="string">
            <text:p>1002</text:p>
          </table:table-cell>
          <table:table-cell office:value-type="float" office:value="2015" calcext:value-type="float">
            <text:p>2015</text:p>
          </table:table-cell>
          <table:table-cell office:value-type="float" office:value="25148401" calcext:value-type="float">
            <text:p>25148401</text:p>
          </table:table-cell>
          <table:table-cell office:value-type="float" office:value="383254" calcext:value-type="float">
            <text:p>383254</text:p>
          </table:table-cell>
          <table:table-cell office:value-type="float" office:value="37833318" calcext:value-type="float">
            <text:p>37833318</text:p>
          </table:table-cell>
          <table:table-cell office:value-type="float" office:value="438354" calcext:value-type="float">
            <text:p>438354</text:p>
          </table:table-cell>
          <table:table-cell office:value-type="float" office:value="76.6566525642399" calcext:value-type="float">
            <text:p>76,6566525642399</text:p>
          </table:table-cell>
        </table:table-row>
        <table:table-row table:style-name="ro1">
          <table:table-cell office:value-type="string" calcext:value-type="string">
            <text:p>1002</text:p>
          </table:table-cell>
          <table:table-cell office:value-type="float" office:value="2016" calcext:value-type="float">
            <text:p>2016</text:p>
          </table:table-cell>
          <table:table-cell office:value-type="float" office:value="25591327" calcext:value-type="float">
            <text:p>25591327</text:p>
          </table:table-cell>
          <table:table-cell office:value-type="float" office:value="293412" calcext:value-type="float">
            <text:p>293412</text:p>
          </table:table-cell>
          <table:table-cell office:value-type="float" office:value="26903051" calcext:value-type="float">
            <text:p>26903051</text:p>
          </table:table-cell>
          <table:table-cell office:value-type="float" office:value="286481" calcext:value-type="float">
            <text:p>286481</text:p>
          </table:table-cell>
          <table:table-cell office:value-type="float" office:value="90.5242484389362" calcext:value-type="float">
            <text:p>90,5242484389362</text:p>
          </table:table-cell>
        </table:table-row>
        <table:table-row table:style-name="ro1">
          <table:table-cell office:value-type="string" calcext:value-type="string">
            <text:p>1002</text:p>
          </table:table-cell>
          <table:table-cell office:value-type="float" office:value="2017" calcext:value-type="float">
            <text:p>2017</text:p>
          </table:table-cell>
          <table:table-cell office:value-type="float" office:value="31615474" calcext:value-type="float">
            <text:p>31615474</text:p>
          </table:table-cell>
          <table:table-cell office:value-type="float" office:value="367675" calcext:value-type="float">
            <text:p>367675</text:p>
          </table:table-cell>
          <table:table-cell office:value-type="float" office:value="30506545" calcext:value-type="float">
            <text:p>30506545</text:p>
          </table:table-cell>
          <table:table-cell office:value-type="float" office:value="367010" calcext:value-type="float">
            <text:p>367010</text:p>
          </table:table-cell>
          <table:table-cell office:value-type="float" office:value="84.5559920237925" calcext:value-type="float">
            <text:p>84,5559920237925</text:p>
          </table:table-cell>
        </table:table-row>
        <table:table-row table:style-name="ro1">
          <table:table-cell office:value-type="string" calcext:value-type="string">
            <text:p>1002</text:p>
          </table:table-cell>
          <table:table-cell office:value-type="float" office:value="2018" calcext:value-type="float">
            <text:p>2018</text:p>
          </table:table-cell>
          <table:table-cell office:value-type="float" office:value="31830733" calcext:value-type="float">
            <text:p>31830733</text:p>
          </table:table-cell>
          <table:table-cell office:value-type="float" office:value="504739" calcext:value-type="float">
            <text:p>504739</text:p>
          </table:table-cell>
          <table:table-cell office:value-type="float" office:value="34140483" calcext:value-type="float">
            <text:p>34140483</text:p>
          </table:table-cell>
          <table:table-cell office:value-type="float" office:value="451725" calcext:value-type="float">
            <text:p>451725</text:p>
          </table:table-cell>
          <table:table-cell office:value-type="float" office:value="68.9740711621138" calcext:value-type="float">
            <text:p>68,9740711621138</text:p>
          </table:table-cell>
        </table:table-row>
        <table:table-row table:style-name="ro1">
          <table:table-cell table:style-name="Default" office:value-type="string" calcext:value-type="string">
            <text:p>Electric bikes</text:p>
          </table:table-cell>
          <table:table-cell office:value-type="float" office:value="2012" calcext:value-type="float">
            <text:p>2012</text:p>
          </table:table-cell>
          <table:table-cell office:value-type="float" office:value="9670374" calcext:value-type="float">
            <text:p>9670374</text:p>
          </table:table-cell>
          <table:table-cell office:value-type="float" office:value="339633" calcext:value-type="float">
            <text:p>339633</text:p>
          </table:table-cell>
          <table:table-cell office:value-type="float" office:value="31728085" calcext:value-type="float">
            <text:p>31728085</text:p>
          </table:table-cell>
          <table:table-cell office:value-type="float" office:value="803447" calcext:value-type="float">
            <text:p>803447</text:p>
          </table:table-cell>
          <table:table-cell office:value-type="float" office:value="36.2165893900689" calcext:value-type="float">
            <text:p>36,2165893900689</text:p>
          </table:table-cell>
        </table:table-row>
        <table:table-row table:style-name="ro1">
          <table:table-cell table:style-name="Default" office:value-type="string" calcext:value-type="string">
            <text:p>Electric bikes</text:p>
          </table:table-cell>
          <table:table-cell office:value-type="float" office:value="2013" calcext:value-type="float">
            <text:p>2013</text:p>
          </table:table-cell>
          <table:table-cell office:value-type="float" office:value="12215727" calcext:value-type="float">
            <text:p>12215727</text:p>
          </table:table-cell>
          <table:table-cell office:value-type="float" office:value="338487" calcext:value-type="float">
            <text:p>338487</text:p>
          </table:table-cell>
          <table:table-cell office:value-type="float" office:value="31655470" calcext:value-type="float">
            <text:p>31655470</text:p>
          </table:table-cell>
          <table:table-cell office:value-type="float" office:value="862361" calcext:value-type="float">
            <text:p>862361</text:p>
          </table:table-cell>
          <table:table-cell office:value-type="float" office:value="36.5335138169027" calcext:value-type="float">
            <text:p>36,5335138169027</text:p>
          </table:table-cell>
        </table:table-row>
        <table:table-row table:style-name="ro1">
          <table:table-cell table:style-name="Default" office:value-type="string" calcext:value-type="string">
            <text:p>Electric bikes</text:p>
          </table:table-cell>
          <table:table-cell office:value-type="float" office:value="2014" calcext:value-type="float">
            <text:p>2014</text:p>
          </table:table-cell>
          <table:table-cell office:value-type="float" office:value="21092269" calcext:value-type="float">
            <text:p>21092269</text:p>
          </table:table-cell>
          <table:table-cell office:value-type="float" office:value="445608" calcext:value-type="float">
            <text:p>445608</text:p>
          </table:table-cell>
          <table:table-cell office:value-type="float" office:value="33062437" calcext:value-type="float">
            <text:p>33062437</text:p>
          </table:table-cell>
          <table:table-cell office:value-type="float" office:value="1037033" calcext:value-type="float">
            <text:p>1037033</text:p>
          </table:table-cell>
          <table:table-cell office:value-type="float" office:value="36.5258386892039" calcext:value-type="float">
            <text:p>36,5258386892039</text:p>
          </table:table-cell>
        </table:table-row>
        <table:table-row table:style-name="ro1">
          <table:table-cell table:style-name="Default" office:value-type="string" calcext:value-type="string">
            <text:p>Electric bikes</text:p>
          </table:table-cell>
          <table:table-cell office:value-type="float" office:value="2015" calcext:value-type="float">
            <text:p>2015</text:p>
          </table:table-cell>
          <table:table-cell office:value-type="float" office:value="28957503" calcext:value-type="float">
            <text:p>28957503</text:p>
          </table:table-cell>
          <table:table-cell office:value-type="float" office:value="637691" calcext:value-type="float">
            <text:p>637691</text:p>
          </table:table-cell>
          <table:table-cell office:value-type="float" office:value="54078248" calcext:value-type="float">
            <text:p>54078248</text:p>
          </table:table-cell>
          <table:table-cell office:value-type="float" office:value="1770681" calcext:value-type="float">
            <text:p>1770681</text:p>
          </table:table-cell>
          <table:table-cell office:value-type="float" office:value="34.4779589697937" calcext:value-type="float">
            <text:p>34,4779589697937</text:p>
          </table:table-cell>
        </table:table-row>
        <table:table-row table:style-name="ro1">
          <table:table-cell table:style-name="Default" office:value-type="string" calcext:value-type="string">
            <text:p>Electric bikes</text:p>
          </table:table-cell>
          <table:table-cell office:value-type="float" office:value="2016" calcext:value-type="float">
            <text:p>2016</text:p>
          </table:table-cell>
          <table:table-cell office:value-type="float" office:value="74889429" calcext:value-type="float">
            <text:p>74889429</text:p>
          </table:table-cell>
          <table:table-cell office:value-type="float" office:value="1524315" calcext:value-type="float">
            <text:p>1524315</text:p>
          </table:table-cell>
          <table:table-cell office:value-type="float" office:value="121663957" calcext:value-type="float">
            <text:p>121663957</text:p>
          </table:table-cell>
          <table:table-cell office:value-type="float" office:value="4051774" calcext:value-type="float">
            <text:p>4051774</text:p>
          </table:table-cell>
          <table:table-cell office:value-type="float" office:value="35.2493272614551" calcext:value-type="float">
            <text:p>35,2493272614551</text:p>
          </table:table-cell>
        </table:table-row>
        <table:table-row table:style-name="ro1">
          <table:table-cell table:style-name="Default" office:value-type="string" calcext:value-type="string">
            <text:p>Fans</text:p>
          </table:table-cell>
          <table:table-cell office:value-type="float" office:value="2006" calcext:value-type="float">
            <text:p>2006</text:p>
          </table:table-cell>
          <table:table-cell office:value-type="float" office:value="18054700" calcext:value-type="float">
            <text:p>18054700</text:p>
          </table:table-cell>
          <table:table-cell office:value-type="float" office:value="13266946" calcext:value-type="float">
            <text:p>13266946</text:p>
          </table:table-cell>
          <table:table-cell office:value-type="float" office:value="74257600" calcext:value-type="float">
            <text:p>74257600</text:p>
          </table:table-cell>
          <table:table-cell office:value-type="float" office:value="32539915" calcext:value-type="float">
            <text:p>32539915</text:p>
          </table:table-cell>
          <table:table-cell office:value-type="float" office:value="2.01525051018012" calcext:value-type="float">
            <text:p>2,01525051018012</text:p>
          </table:table-cell>
        </table:table-row>
        <table:table-row table:style-name="ro1">
          <table:table-cell table:style-name="Default" office:value-type="string" calcext:value-type="string">
            <text:p>Fans</text:p>
          </table:table-cell>
          <table:table-cell office:value-type="float" office:value="2007" calcext:value-type="float">
            <text:p>2007</text:p>
          </table:table-cell>
          <table:table-cell office:value-type="float" office:value="18080000" calcext:value-type="float">
            <text:p>18080000</text:p>
          </table:table-cell>
          <table:table-cell office:value-type="float" office:value="13773882" calcext:value-type="float">
            <text:p>13773882</text:p>
          </table:table-cell>
          <table:table-cell office:value-type="float" office:value="101860500" calcext:value-type="float">
            <text:p>101860500</text:p>
          </table:table-cell>
          <table:table-cell office:value-type="float" office:value="42977102" calcext:value-type="float">
            <text:p>42977102</text:p>
          </table:table-cell>
          <table:table-cell office:value-type="float" office:value="2.11345234119641" calcext:value-type="float">
            <text:p>2,11345234119641</text:p>
          </table:table-cell>
        </table:table-row>
        <table:table-row table:style-name="ro1">
          <table:table-cell table:style-name="Default" office:value-type="string" calcext:value-type="string">
            <text:p>Fans</text:p>
          </table:table-cell>
          <table:table-cell office:value-type="float" office:value="2008" calcext:value-type="float">
            <text:p>2008</text:p>
          </table:table-cell>
          <table:table-cell office:value-type="float" office:value="18369100" calcext:value-type="float">
            <text:p>18369100</text:p>
          </table:table-cell>
          <table:table-cell office:value-type="float" office:value="178462474" calcext:value-type="float">
            <text:p>178462474</text:p>
          </table:table-cell>
          <table:table-cell office:value-type="float" office:value="59757400" calcext:value-type="float">
            <text:p>59757400</text:p>
          </table:table-cell>
          <table:table-cell office:value-type="float" office:value="26973697" calcext:value-type="float">
            <text:p>26973697</text:p>
          </table:table-cell>
          <table:table-cell office:value-type="float" office:value="0.380295736723014" calcext:value-type="float">
            <text:p>0,380295736723014</text:p>
          </table:table-cell>
        </table:table-row>
        <table:table-row table:style-name="ro1">
          <table:table-cell table:style-name="Default" office:value-type="string" calcext:value-type="string">
            <text:p>Fans</text:p>
          </table:table-cell>
          <table:table-cell office:value-type="float" office:value="2009" calcext:value-type="float">
            <text:p>2009</text:p>
          </table:table-cell>
          <table:table-cell office:value-type="float" office:value="13099900" calcext:value-type="float">
            <text:p>13099900</text:p>
          </table:table-cell>
          <table:table-cell office:value-type="float" office:value="7672655" calcext:value-type="float">
            <text:p>7672655</text:p>
          </table:table-cell>
          <table:table-cell office:value-type="float" office:value="36988800" calcext:value-type="float">
            <text:p>36988800</text:p>
          </table:table-cell>
          <table:table-cell office:value-type="float" office:value="17061685" calcext:value-type="float">
            <text:p>17061685</text:p>
          </table:table-cell>
          <table:table-cell office:value-type="float" office:value="2.02506717381584" calcext:value-type="float">
            <text:p>2,02506717381584</text:p>
          </table:table-cell>
        </table:table-row>
        <table:table-row table:style-name="ro1">
          <table:table-cell table:style-name="Default" office:value-type="string" calcext:value-type="string">
            <text:p>Fans</text:p>
          </table:table-cell>
          <table:table-cell office:value-type="float" office:value="2010" calcext:value-type="float">
            <text:p>2010</text:p>
          </table:table-cell>
          <table:table-cell office:value-type="float" office:value="18208783" calcext:value-type="float">
            <text:p>18208783</text:p>
          </table:table-cell>
          <table:table-cell office:value-type="float" office:value="10131588" calcext:value-type="float">
            <text:p>10131588</text:p>
          </table:table-cell>
          <table:table-cell office:value-type="float" office:value="51923061" calcext:value-type="float">
            <text:p>51923061</text:p>
          </table:table-cell>
          <table:table-cell office:value-type="float" office:value="21986511" calcext:value-type="float">
            <text:p>21986511</text:p>
          </table:table-cell>
          <table:table-cell office:value-type="float" office:value="2.18356148662472" calcext:value-type="float">
            <text:p>2,18356148662472</text:p>
          </table:table-cell>
        </table:table-row>
        <table:table-row table:style-name="ro1">
          <table:table-cell table:style-name="Default" office:value-type="string" calcext:value-type="string">
            <text:p>Fans</text:p>
          </table:table-cell>
          <table:table-cell office:value-type="float" office:value="2011" calcext:value-type="float">
            <text:p>2011</text:p>
          </table:table-cell>
          <table:table-cell office:value-type="float" office:value="20913438" calcext:value-type="float">
            <text:p>20913438</text:p>
          </table:table-cell>
          <table:table-cell office:value-type="float" office:value="10495620" calcext:value-type="float">
            <text:p>10495620</text:p>
          </table:table-cell>
          <table:table-cell office:value-type="float" office:value="72309172" calcext:value-type="float">
            <text:p>72309172</text:p>
          </table:table-cell>
          <table:table-cell office:value-type="float" office:value="31078513" calcext:value-type="float">
            <text:p>31078513</text:p>
          </table:table-cell>
          <table:table-cell office:value-type="float" office:value="2.24232240754125" calcext:value-type="float">
            <text:p>2,24232240754125</text:p>
          </table:table-cell>
        </table:table-row>
        <table:table-row table:style-name="ro1">
          <table:table-cell table:style-name="Default" office:value-type="string" calcext:value-type="string">
            <text:p>Fans</text:p>
          </table:table-cell>
          <table:table-cell office:value-type="float" office:value="2012" calcext:value-type="float">
            <text:p>2012</text:p>
          </table:table-cell>
          <table:table-cell office:value-type="float" office:value="18023266" calcext:value-type="float">
            <text:p>18023266</text:p>
          </table:table-cell>
          <table:table-cell office:value-type="float" office:value="9879480" calcext:value-type="float">
            <text:p>9879480</text:p>
          </table:table-cell>
          <table:table-cell office:value-type="float" office:value="52942348" calcext:value-type="float">
            <text:p>52942348</text:p>
          </table:table-cell>
          <table:table-cell office:value-type="float" office:value="22873179" calcext:value-type="float">
            <text:p>22873179</text:p>
          </table:table-cell>
          <table:table-cell office:value-type="float" office:value="2.16671305984653" calcext:value-type="float">
            <text:p>2,16671305984653</text:p>
          </table:table-cell>
        </table:table-row>
        <table:table-row table:style-name="ro1">
          <table:table-cell table:style-name="Default" office:value-type="string" calcext:value-type="string">
            <text:p>Fans</text:p>
          </table:table-cell>
          <table:table-cell office:value-type="float" office:value="2013" calcext:value-type="float">
            <text:p>2013</text:p>
          </table:table-cell>
          <table:table-cell office:value-type="float" office:value="21682008" calcext:value-type="float">
            <text:p>21682008</text:p>
          </table:table-cell>
          <table:table-cell office:value-type="float" office:value="10592331" calcext:value-type="float">
            <text:p>10592331</text:p>
          </table:table-cell>
          <table:table-cell office:value-type="float" office:value="56514674" calcext:value-type="float">
            <text:p>56514674</text:p>
          </table:table-cell>
          <table:table-cell office:value-type="float" office:value="23927586" calcext:value-type="float">
            <text:p>23927586</text:p>
          </table:table-cell>
          <table:table-cell office:value-type="float" office:value="2.26526274672097" calcext:value-type="float">
            <text:p>2,26526274672097</text:p>
          </table:table-cell>
        </table:table-row>
        <table:table-row table:style-name="ro1">
          <table:table-cell table:style-name="Default" office:value-type="string" calcext:value-type="string">
            <text:p>Fans</text:p>
          </table:table-cell>
          <table:table-cell office:value-type="float" office:value="2014" calcext:value-type="float">
            <text:p>2014</text:p>
          </table:table-cell>
          <table:table-cell office:value-type="float" office:value="22975587" calcext:value-type="float">
            <text:p>22975587</text:p>
          </table:table-cell>
          <table:table-cell office:value-type="float" office:value="11543083" calcext:value-type="float">
            <text:p>11543083</text:p>
          </table:table-cell>
          <table:table-cell office:value-type="float" office:value="70624686" calcext:value-type="float">
            <text:p>70624686</text:p>
          </table:table-cell>
          <table:table-cell office:value-type="float" office:value="29660444" calcext:value-type="float">
            <text:p>29660444</text:p>
          </table:table-cell>
          <table:table-cell office:value-type="float" office:value="2.27165681714577" calcext:value-type="float">
            <text:p>2,27165681714577</text:p>
          </table:table-cell>
        </table:table-row>
        <table:table-row table:style-name="ro1">
          <table:table-cell table:style-name="Default" office:value-type="string" calcext:value-type="string">
            <text:p>Fans</text:p>
          </table:table-cell>
          <table:table-cell office:value-type="float" office:value="2015" calcext:value-type="float">
            <text:p>2015</text:p>
          </table:table-cell>
          <table:table-cell office:value-type="float" office:value="26364245" calcext:value-type="float">
            <text:p>26364245</text:p>
          </table:table-cell>
          <table:table-cell office:value-type="float" office:value="11598349" calcext:value-type="float">
            <text:p>11598349</text:p>
          </table:table-cell>
          <table:table-cell office:value-type="float" office:value="64179836" calcext:value-type="float">
            <text:p>64179836</text:p>
          </table:table-cell>
          <table:table-cell office:value-type="float" office:value="26979295" calcext:value-type="float">
            <text:p>26979295</text:p>
          </table:table-cell>
          <table:table-cell office:value-type="float" office:value="2.34706092990023" calcext:value-type="float">
            <text:p>2,34706092990023</text:p>
          </table:table-cell>
        </table:table-row>
        <table:table-row table:style-name="ro1">
          <table:table-cell table:style-name="Default" office:value-type="string" calcext:value-type="string">
            <text:p>Fans</text:p>
          </table:table-cell>
          <table:table-cell office:value-type="float" office:value="2016" calcext:value-type="float">
            <text:p>2016</text:p>
          </table:table-cell>
          <table:table-cell office:value-type="float" office:value="28209617" calcext:value-type="float">
            <text:p>28209617</text:p>
          </table:table-cell>
          <table:table-cell office:value-type="float" office:value="13521159" calcext:value-type="float">
            <text:p>13521159</text:p>
          </table:table-cell>
          <table:table-cell office:value-type="float" office:value="97903972" calcext:value-type="float">
            <text:p>97903972</text:p>
          </table:table-cell>
          <table:table-cell office:value-type="float" office:value="39610445" calcext:value-type="float">
            <text:p>39610445</text:p>
          </table:table-cell>
          <table:table-cell office:value-type="float" office:value="2.37360778718444" calcext:value-type="float">
            <text:p>2,37360778718444</text:p>
          </table:table-cell>
        </table:table-row>
        <table:table-row table:style-name="ro1">
          <table:table-cell table:style-name="Default" office:value-type="string" calcext:value-type="string">
            <text:p>Fans</text:p>
          </table:table-cell>
          <table:table-cell office:value-type="float" office:value="2017" calcext:value-type="float">
            <text:p>2017</text:p>
          </table:table-cell>
          <table:table-cell office:value-type="float" office:value="33897994" calcext:value-type="float">
            <text:p>33897994</text:p>
          </table:table-cell>
          <table:table-cell office:value-type="float" office:value="15426046" calcext:value-type="float">
            <text:p>15426046</text:p>
          </table:table-cell>
          <table:table-cell office:value-type="float" office:value="110703182" calcext:value-type="float">
            <text:p>110703182</text:p>
          </table:table-cell>
          <table:table-cell office:value-type="float" office:value="49214878" calcext:value-type="float">
            <text:p>49214878</text:p>
          </table:table-cell>
          <table:table-cell office:value-type="float" office:value="2.23699116677231" calcext:value-type="float">
            <text:p>2,23699116677231</text:p>
          </table:table-cell>
        </table:table-row>
        <table:table-row table:style-name="ro1">
          <table:table-cell table:style-name="Default" office:value-type="string" calcext:value-type="string">
            <text:p>Fans</text:p>
          </table:table-cell>
          <table:table-cell office:value-type="float" office:value="2018" calcext:value-type="float">
            <text:p>2018</text:p>
          </table:table-cell>
          <table:table-cell office:value-type="float" office:value="44947084" calcext:value-type="float">
            <text:p>44947084</text:p>
          </table:table-cell>
          <table:table-cell office:value-type="float" office:value="18538217" calcext:value-type="float">
            <text:p>18538217</text:p>
          </table:table-cell>
          <table:table-cell office:value-type="float" office:value="130576674" calcext:value-type="float">
            <text:p>130576674</text:p>
          </table:table-cell>
          <table:table-cell office:value-type="float" office:value="56563965" calcext:value-type="float">
            <text:p>56563965</text:p>
          </table:table-cell>
          <table:table-cell office:value-type="float" office:value="2.33713260155344" calcext:value-type="float">
            <text:p>2,33713260155344</text:p>
          </table:table-cell>
        </table:table-row>
        <table:table-row table:style-name="ro1">
          <table:table-cell table:style-name="Default" office:value-type="string" calcext:value-type="string">
            <text:p>Industrial machines</text:p>
          </table:table-cell>
          <table:table-cell office:value-type="float" office:value="1993" calcext:value-type="float">
            <text:p>1993</text:p>
          </table:table-cell>
          <table:table-cell office:value-type="float" office:value="339483000" calcext:value-type="float">
            <text:p>339483000</text:p>
          </table:table-cell>
          <table:table-cell office:value-type="float" office:value="2889247" calcext:value-type="float">
            <text:p>2889247</text:p>
          </table:table-cell>
          <table:table-cell office:value-type="float" office:value="315573800" calcext:value-type="float">
            <text:p>315573800</text:p>
          </table:table-cell>
          <table:table-cell office:value-type="float" office:value="3484932" calcext:value-type="float">
            <text:p>3484932</text:p>
          </table:table-cell>
          <table:table-cell office:value-type="float" office:value="102.767242651956" calcext:value-type="float">
            <text:p>102,767242651956</text:p>
          </table:table-cell>
        </table:table-row>
        <table:table-row table:style-name="ro1">
          <table:table-cell table:style-name="Default" office:value-type="string" calcext:value-type="string">
            <text:p>Industrial machines</text:p>
          </table:table-cell>
          <table:table-cell office:value-type="float" office:value="1994" calcext:value-type="float">
            <text:p>1994</text:p>
          </table:table-cell>
          <table:table-cell office:value-type="float" office:value="475362600" calcext:value-type="float">
            <text:p>475362600</text:p>
          </table:table-cell>
          <table:table-cell office:value-type="float" office:value="3653063" calcext:value-type="float">
            <text:p>3653063</text:p>
          </table:table-cell>
          <table:table-cell office:value-type="float" office:value="388774400" calcext:value-type="float">
            <text:p>388774400</text:p>
          </table:table-cell>
          <table:table-cell office:value-type="float" office:value="6891288" calcext:value-type="float">
            <text:p>6891288</text:p>
          </table:table-cell>
          <table:table-cell office:value-type="float" office:value="81.9526019192646" calcext:value-type="float">
            <text:p>81,9526019192646</text:p>
          </table:table-cell>
        </table:table-row>
        <table:table-row table:style-name="ro1">
          <table:table-cell table:style-name="Default" office:value-type="string" calcext:value-type="string">
            <text:p>Industrial machines</text:p>
          </table:table-cell>
          <table:table-cell office:value-type="float" office:value="1995" calcext:value-type="float">
            <text:p>1995</text:p>
          </table:table-cell>
          <table:table-cell office:value-type="float" office:value="570893600" calcext:value-type="float">
            <text:p>570893600</text:p>
          </table:table-cell>
          <table:table-cell office:value-type="float" office:value="4176157" calcext:value-type="float">
            <text:p>4176157</text:p>
          </table:table-cell>
          <table:table-cell office:value-type="float" office:value="514226200" calcext:value-type="float">
            <text:p>514226200</text:p>
          </table:table-cell>
          <table:table-cell office:value-type="float" office:value="7817394" calcext:value-type="float">
            <text:p>7817394</text:p>
          </table:table-cell>
          <table:table-cell office:value-type="float" office:value="90.4752729195882" calcext:value-type="float">
            <text:p>90,4752729195882</text:p>
          </table:table-cell>
        </table:table-row>
        <table:table-row table:style-name="ro1">
          <table:table-cell table:style-name="Default" office:value-type="string" calcext:value-type="string">
            <text:p>Industrial machines</text:p>
          </table:table-cell>
          <table:table-cell office:value-type="float" office:value="1996" calcext:value-type="float">
            <text:p>1996</text:p>
          </table:table-cell>
          <table:table-cell office:value-type="float" office:value="617082500" calcext:value-type="float">
            <text:p>617082500</text:p>
          </table:table-cell>
          <table:table-cell office:value-type="float" office:value="3942866" calcext:value-type="float">
            <text:p>3942866</text:p>
          </table:table-cell>
          <table:table-cell office:value-type="float" office:value="547082100" calcext:value-type="float">
            <text:p>547082100</text:p>
          </table:table-cell>
          <table:table-cell office:value-type="float" office:value="4330737" calcext:value-type="float">
            <text:p>4330737</text:p>
          </table:table-cell>
          <table:table-cell office:value-type="float" office:value="140.708298428146" calcext:value-type="float">
            <text:p>140,708298428146</text:p>
          </table:table-cell>
        </table:table-row>
        <table:table-row table:style-name="ro1">
          <table:table-cell table:style-name="Default" office:value-type="string" calcext:value-type="string">
            <text:p>Industrial machines</text:p>
          </table:table-cell>
          <table:table-cell office:value-type="float" office:value="1997" calcext:value-type="float">
            <text:p>1997</text:p>
          </table:table-cell>
          <table:table-cell office:value-type="float" office:value="710769300" calcext:value-type="float">
            <text:p>710769300</text:p>
          </table:table-cell>
          <table:table-cell office:value-type="float" office:value="4187915" calcext:value-type="float">
            <text:p>4187915</text:p>
          </table:table-cell>
          <table:table-cell office:value-type="float" office:value="568345400" calcext:value-type="float">
            <text:p>568345400</text:p>
          </table:table-cell>
          <table:table-cell office:value-type="float" office:value="4079543" calcext:value-type="float">
            <text:p>4079543</text:p>
          </table:table-cell>
          <table:table-cell office:value-type="float" office:value="154.716806544406" calcext:value-type="float">
            <text:p>154,716806544406</text:p>
          </table:table-cell>
        </table:table-row>
        <table:table-row table:style-name="ro1">
          <table:table-cell table:style-name="Default" office:value-type="string" calcext:value-type="string">
            <text:p>Industrial machines</text:p>
          </table:table-cell>
          <table:table-cell office:value-type="float" office:value="1998" calcext:value-type="float">
            <text:p>1998</text:p>
          </table:table-cell>
          <table:table-cell office:value-type="float" office:value="778289800" calcext:value-type="float">
            <text:p>778289800</text:p>
          </table:table-cell>
          <table:table-cell office:value-type="float" office:value="5716161" calcext:value-type="float">
            <text:p>5716161</text:p>
          </table:table-cell>
          <table:table-cell office:value-type="float" office:value="669477700" calcext:value-type="float">
            <text:p>669477700</text:p>
          </table:table-cell>
          <table:table-cell office:value-type="float" office:value="5076178" calcext:value-type="float">
            <text:p>5076178</text:p>
          </table:table-cell>
          <table:table-cell office:value-type="float" office:value="134.147704218706" calcext:value-type="float">
            <text:p>134,147704218706</text:p>
          </table:table-cell>
        </table:table-row>
        <table:table-row table:style-name="ro1">
          <table:table-cell table:style-name="Default" office:value-type="string" calcext:value-type="string">
            <text:p>Industrial machines</text:p>
          </table:table-cell>
          <table:table-cell office:value-type="float" office:value="1999" calcext:value-type="float">
            <text:p>1999</text:p>
          </table:table-cell>
          <table:table-cell office:value-type="float" office:value="816728300" calcext:value-type="float">
            <text:p>816728300</text:p>
          </table:table-cell>
          <table:table-cell office:value-type="float" office:value="7377619" calcext:value-type="float">
            <text:p>7377619</text:p>
          </table:table-cell>
          <table:table-cell office:value-type="float" office:value="870648600" calcext:value-type="float">
            <text:p>870648600</text:p>
          </table:table-cell>
          <table:table-cell office:value-type="float" office:value="6356585" calcext:value-type="float">
            <text:p>6356585</text:p>
          </table:table-cell>
          <table:table-cell office:value-type="float" office:value="122.859460948738" calcext:value-type="float">
            <text:p>122,859460948738</text:p>
          </table:table-cell>
        </table:table-row>
        <table:table-row table:style-name="ro1">
          <table:table-cell table:style-name="Default" office:value-type="string" calcext:value-type="string">
            <text:p>Industrial machines</text:p>
          </table:table-cell>
          <table:table-cell office:value-type="float" office:value="2000" calcext:value-type="float">
            <text:p>2000</text:p>
          </table:table-cell>
          <table:table-cell office:value-type="float" office:value="913658800" calcext:value-type="float">
            <text:p>913658800</text:p>
          </table:table-cell>
          <table:table-cell office:value-type="float" office:value="7480256" calcext:value-type="float">
            <text:p>7480256</text:p>
          </table:table-cell>
          <table:table-cell office:value-type="float" office:value="935481200" calcext:value-type="float">
            <text:p>935481200</text:p>
          </table:table-cell>
          <table:table-cell office:value-type="float" office:value="7681737" calcext:value-type="float">
            <text:p>7681737</text:p>
          </table:table-cell>
          <table:table-cell office:value-type="float" office:value="121.958900785668" calcext:value-type="float">
            <text:p>121,958900785668</text:p>
          </table:table-cell>
        </table:table-row>
        <table:table-row table:style-name="ro1">
          <table:table-cell table:style-name="Default" office:value-type="string" calcext:value-type="string">
            <text:p>Industrial machines</text:p>
          </table:table-cell>
          <table:table-cell office:value-type="float" office:value="2001" calcext:value-type="float">
            <text:p>2001</text:p>
          </table:table-cell>
          <table:table-cell office:value-type="float" office:value="984874800" calcext:value-type="float">
            <text:p>984874800</text:p>
          </table:table-cell>
          <table:table-cell office:value-type="float" office:value="7446121" calcext:value-type="float">
            <text:p>7446121</text:p>
          </table:table-cell>
          <table:table-cell office:value-type="float" office:value="980786000" calcext:value-type="float">
            <text:p>980786000</text:p>
          </table:table-cell>
          <table:table-cell office:value-type="float" office:value="7105592" calcext:value-type="float">
            <text:p>7105592</text:p>
          </table:table-cell>
          <table:table-cell office:value-type="float" office:value="135.081058841664" calcext:value-type="float">
            <text:p>135,081058841664</text:p>
          </table:table-cell>
        </table:table-row>
        <table:table-row table:style-name="ro1">
          <table:table-cell table:style-name="Default" office:value-type="string" calcext:value-type="string">
            <text:p>Industrial machines</text:p>
          </table:table-cell>
          <table:table-cell office:value-type="float" office:value="2002" calcext:value-type="float">
            <text:p>2002</text:p>
          </table:table-cell>
          <table:table-cell office:value-type="float" office:value="1019259800" calcext:value-type="float">
            <text:p>1019259800</text:p>
          </table:table-cell>
          <table:table-cell office:value-type="float" office:value="8480387" calcext:value-type="float">
            <text:p>8480387</text:p>
          </table:table-cell>
          <table:table-cell office:value-type="float" office:value="1006145000" calcext:value-type="float">
            <text:p>1006145000</text:p>
          </table:table-cell>
          <table:table-cell office:value-type="float" office:value="89883195" calcext:value-type="float">
            <text:p>89883195</text:p>
          </table:table-cell>
          <table:table-cell office:value-type="float" office:value="20.5910028774674" calcext:value-type="float">
            <text:p>20,5910028774674</text:p>
          </table:table-cell>
        </table:table-row>
        <table:table-row table:style-name="ro1">
          <table:table-cell table:style-name="Default" office:value-type="string" calcext:value-type="string">
            <text:p>Industrial machines</text:p>
          </table:table-cell>
          <table:table-cell office:value-type="float" office:value="2003" calcext:value-type="float">
            <text:p>2003</text:p>
          </table:table-cell>
          <table:table-cell office:value-type="float" office:value="1018621200" calcext:value-type="float">
            <text:p>1018621200</text:p>
          </table:table-cell>
          <table:table-cell office:value-type="float" office:value="8381298" calcext:value-type="float">
            <text:p>8381298</text:p>
          </table:table-cell>
          <table:table-cell office:value-type="float" office:value="989145400" calcext:value-type="float">
            <text:p>989145400</text:p>
          </table:table-cell>
          <table:table-cell office:value-type="float" office:value="8773992" calcext:value-type="float">
            <text:p>8773992</text:p>
          </table:table-cell>
          <table:table-cell office:value-type="float" office:value="117.034838816482" calcext:value-type="float">
            <text:p>117,034838816482</text:p>
          </table:table-cell>
        </table:table-row>
        <table:table-row table:style-name="ro1">
          <table:table-cell table:style-name="Default" office:value-type="string" calcext:value-type="string">
            <text:p>Industrial machines</text:p>
          </table:table-cell>
          <table:table-cell office:value-type="float" office:value="2004" calcext:value-type="float">
            <text:p>2004</text:p>
          </table:table-cell>
          <table:table-cell office:value-type="float" office:value="1276282300" calcext:value-type="float">
            <text:p>1276282300</text:p>
          </table:table-cell>
          <table:table-cell office:value-type="float" office:value="7968469" calcext:value-type="float">
            <text:p>7968469</text:p>
          </table:table-cell>
          <table:table-cell office:value-type="float" office:value="930390600" calcext:value-type="float">
            <text:p>930390600</text:p>
          </table:table-cell>
          <table:table-cell office:value-type="float" office:value="9604077" calcext:value-type="float">
            <text:p>9604077</text:p>
          </table:table-cell>
          <table:table-cell office:value-type="float" office:value="125.575024814276" calcext:value-type="float">
            <text:p>125,575024814276</text:p>
          </table:table-cell>
        </table:table-row>
        <table:table-row table:style-name="ro1">
          <table:table-cell table:style-name="Default" office:value-type="string" calcext:value-type="string">
            <text:p>Industrial machines</text:p>
          </table:table-cell>
          <table:table-cell office:value-type="float" office:value="2005" calcext:value-type="float">
            <text:p>2005</text:p>
          </table:table-cell>
          <table:table-cell office:value-type="float" office:value="1413476800" calcext:value-type="float">
            <text:p>1413476800</text:p>
          </table:table-cell>
          <table:table-cell office:value-type="float" office:value="10079831" calcext:value-type="float">
            <text:p>10079831</text:p>
          </table:table-cell>
          <table:table-cell office:value-type="float" office:value="1069229100" calcext:value-type="float">
            <text:p>1069229100</text:p>
          </table:table-cell>
          <table:table-cell office:value-type="float" office:value="11048190" calcext:value-type="float">
            <text:p>11048190</text:p>
          </table:table-cell>
          <table:table-cell office:value-type="float" office:value="117.507735343504" calcext:value-type="float">
            <text:p>117,507735343504</text:p>
          </table:table-cell>
        </table:table-row>
        <table:table-row table:style-name="ro1">
          <table:table-cell table:style-name="Default" office:value-type="string" calcext:value-type="string">
            <text:p>Industrial machines</text:p>
          </table:table-cell>
          <table:table-cell office:value-type="float" office:value="2006" calcext:value-type="float">
            <text:p>2006</text:p>
          </table:table-cell>
          <table:table-cell office:value-type="float" office:value="1424181500" calcext:value-type="float">
            <text:p>1424181500</text:p>
          </table:table-cell>
          <table:table-cell office:value-type="float" office:value="27803611" calcext:value-type="float">
            <text:p>27803611</text:p>
          </table:table-cell>
          <table:table-cell office:value-type="float" office:value="1012949800" calcext:value-type="float">
            <text:p>1012949800</text:p>
          </table:table-cell>
          <table:table-cell office:value-type="float" office:value="121777539" calcext:value-type="float">
            <text:p>121777539</text:p>
          </table:table-cell>
          <table:table-cell office:value-type="float" office:value="16.2930375919693" calcext:value-type="float">
            <text:p>16,2930375919693</text:p>
          </table:table-cell>
        </table:table-row>
        <table:table-row table:style-name="ro1">
          <table:table-cell table:style-name="Default" office:value-type="string" calcext:value-type="string">
            <text:p>Industrial machines</text:p>
          </table:table-cell>
          <table:table-cell office:value-type="float" office:value="2007" calcext:value-type="float">
            <text:p>2007</text:p>
          </table:table-cell>
          <table:table-cell office:value-type="float" office:value="1554318400" calcext:value-type="float">
            <text:p>1554318400</text:p>
          </table:table-cell>
          <table:table-cell office:value-type="float" office:value="31939407" calcext:value-type="float">
            <text:p>31939407</text:p>
          </table:table-cell>
          <table:table-cell office:value-type="float" office:value="1196760200" calcext:value-type="float">
            <text:p>1196760200</text:p>
          </table:table-cell>
          <table:table-cell office:value-type="float" office:value="138366574" calcext:value-type="float">
            <text:p>138366574</text:p>
          </table:table-cell>
          <table:table-cell office:value-type="float" office:value="16.1537403668753" calcext:value-type="float">
            <text:p>16,1537403668753</text:p>
          </table:table-cell>
        </table:table-row>
        <table:table-row table:style-name="ro1">
          <table:table-cell table:style-name="Default" office:value-type="string" calcext:value-type="string">
            <text:p>Industrial machines</text:p>
          </table:table-cell>
          <table:table-cell office:value-type="float" office:value="2008" calcext:value-type="float">
            <text:p>2008</text:p>
          </table:table-cell>
          <table:table-cell office:value-type="float" office:value="1283427400" calcext:value-type="float">
            <text:p>1283427400</text:p>
          </table:table-cell>
          <table:table-cell office:value-type="float" office:value="27818313" calcext:value-type="float">
            <text:p>27818313</text:p>
          </table:table-cell>
          <table:table-cell office:value-type="float" office:value="1161724500" calcext:value-type="float">
            <text:p>1161724500</text:p>
          </table:table-cell>
          <table:table-cell office:value-type="float" office:value="37558351" calcext:value-type="float">
            <text:p>37558351</text:p>
          </table:table-cell>
          <table:table-cell office:value-type="float" office:value="37.4009891358176" calcext:value-type="float">
            <text:p>37,4009891358176</text:p>
          </table:table-cell>
        </table:table-row>
        <table:table-row table:style-name="ro1">
          <table:table-cell table:style-name="Default" office:value-type="string" calcext:value-type="string">
            <text:p>Industrial machines</text:p>
          </table:table-cell>
          <table:table-cell office:value-type="float" office:value="2009" calcext:value-type="float">
            <text:p>2009</text:p>
          </table:table-cell>
          <table:table-cell office:value-type="float" office:value="1681743400" calcext:value-type="float">
            <text:p>1681743400</text:p>
          </table:table-cell>
          <table:table-cell office:value-type="float" office:value="23231648" calcext:value-type="float">
            <text:p>23231648</text:p>
          </table:table-cell>
          <table:table-cell office:value-type="float" office:value="979459600" calcext:value-type="float">
            <text:p>979459600</text:p>
          </table:table-cell>
          <table:table-cell office:value-type="float" office:value="28479085" calcext:value-type="float">
            <text:p>28479085</text:p>
          </table:table-cell>
          <table:table-cell office:value-type="float" office:value="51.4632619885701" calcext:value-type="float">
            <text:p>51,4632619885701</text:p>
          </table:table-cell>
        </table:table-row>
        <table:table-row table:style-name="ro1">
          <table:table-cell table:style-name="Default" office:value-type="string" calcext:value-type="string">
            <text:p>Industrial machines</text:p>
          </table:table-cell>
          <table:table-cell office:value-type="float" office:value="2010" calcext:value-type="float">
            <text:p>2010</text:p>
          </table:table-cell>
          <table:table-cell office:value-type="float" office:value="3226171612" calcext:value-type="float">
            <text:p>3226171612</text:p>
          </table:table-cell>
          <table:table-cell office:value-type="float" office:value="29457959" calcext:value-type="float">
            <text:p>29457959</text:p>
          </table:table-cell>
          <table:table-cell office:value-type="float" office:value="1536650506" calcext:value-type="float">
            <text:p>1536650506</text:p>
          </table:table-cell>
          <table:table-cell office:value-type="float" office:value="35515752" calcext:value-type="float">
            <text:p>35515752</text:p>
          </table:table-cell>
          <table:table-cell office:value-type="float" office:value="73.303833884446" calcext:value-type="float">
            <text:p>73,303833884446</text:p>
          </table:table-cell>
        </table:table-row>
        <table:table-row table:style-name="ro1">
          <table:table-cell table:style-name="Default" office:value-type="string" calcext:value-type="string">
            <text:p>Industrial machines</text:p>
          </table:table-cell>
          <table:table-cell office:value-type="float" office:value="2011" calcext:value-type="float">
            <text:p>2011</text:p>
          </table:table-cell>
          <table:table-cell office:value-type="float" office:value="2017888269" calcext:value-type="float">
            <text:p>2017888269</text:p>
          </table:table-cell>
          <table:table-cell office:value-type="float" office:value="37366487" calcext:value-type="float">
            <text:p>37366487</text:p>
          </table:table-cell>
          <table:table-cell office:value-type="float" office:value="1859696210" calcext:value-type="float">
            <text:p>1859696210</text:p>
          </table:table-cell>
          <table:table-cell office:value-type="float" office:value="39177898" calcext:value-type="float">
            <text:p>39177898</text:p>
          </table:table-cell>
          <table:table-cell office:value-type="float" office:value="50.6579872449168" calcext:value-type="float">
            <text:p>50,6579872449168</text:p>
          </table:table-cell>
        </table:table-row>
        <table:table-row table:style-name="ro1">
          <table:table-cell table:style-name="Default" office:value-type="string" calcext:value-type="string">
            <text:p>Industrial machines</text:p>
          </table:table-cell>
          <table:table-cell office:value-type="float" office:value="2012" calcext:value-type="float">
            <text:p>2012</text:p>
          </table:table-cell>
          <table:table-cell office:value-type="float" office:value="3164771688" calcext:value-type="float">
            <text:p>3164771688</text:p>
          </table:table-cell>
          <table:table-cell office:value-type="float" office:value="31134440" calcext:value-type="float">
            <text:p>31134440</text:p>
          </table:table-cell>
          <table:table-cell office:value-type="float" office:value="1781832918" calcext:value-type="float">
            <text:p>1781832918</text:p>
          </table:table-cell>
          <table:table-cell office:value-type="float" office:value="35883666" calcext:value-type="float">
            <text:p>35883666</text:p>
          </table:table-cell>
          <table:table-cell office:value-type="float" office:value="73.8099731735182" calcext:value-type="float">
            <text:p>73,8099731735182</text:p>
          </table:table-cell>
        </table:table-row>
        <table:table-row table:style-name="ro1">
          <table:table-cell table:style-name="Default" office:value-type="string" calcext:value-type="string">
            <text:p>Industrial machines</text:p>
          </table:table-cell>
          <table:table-cell office:value-type="float" office:value="2013" calcext:value-type="float">
            <text:p>2013</text:p>
          </table:table-cell>
          <table:table-cell office:value-type="float" office:value="4037182202" calcext:value-type="float">
            <text:p>4037182202</text:p>
          </table:table-cell>
          <table:table-cell office:value-type="float" office:value="31323217" calcext:value-type="float">
            <text:p>31323217</text:p>
          </table:table-cell>
          <table:table-cell office:value-type="float" office:value="2200463541" calcext:value-type="float">
            <text:p>2200463541</text:p>
          </table:table-cell>
          <table:table-cell office:value-type="float" office:value="34456050" calcext:value-type="float">
            <text:p>34456050</text:p>
          </table:table-cell>
          <table:table-cell office:value-type="float" office:value="94.8269268947615" calcext:value-type="float">
            <text:p>94,8269268947615</text:p>
          </table:table-cell>
        </table:table-row>
        <table:table-row table:style-name="ro1">
          <table:table-cell table:style-name="Default" office:value-type="string" calcext:value-type="string">
            <text:p>Industrial machines</text:p>
          </table:table-cell>
          <table:table-cell office:value-type="float" office:value="2014" calcext:value-type="float">
            <text:p>2014</text:p>
          </table:table-cell>
          <table:table-cell office:value-type="float" office:value="5095389825" calcext:value-type="float">
            <text:p>5095389825</text:p>
          </table:table-cell>
          <table:table-cell office:value-type="float" office:value="30250337" calcext:value-type="float">
            <text:p>30250337</text:p>
          </table:table-cell>
          <table:table-cell office:value-type="float" office:value="2554810710" calcext:value-type="float">
            <text:p>2554810710</text:p>
          </table:table-cell>
          <table:table-cell office:value-type="float" office:value="37463064" calcext:value-type="float">
            <text:p>37463064</text:p>
          </table:table-cell>
          <table:table-cell office:value-type="float" office:value="112.97912114915" calcext:value-type="float">
            <text:p>112,97912114915</text:p>
          </table:table-cell>
        </table:table-row>
        <table:table-row table:style-name="ro1">
          <table:table-cell table:style-name="Default" office:value-type="string" calcext:value-type="string">
            <text:p>Industrial machines</text:p>
          </table:table-cell>
          <table:table-cell office:value-type="float" office:value="2015" calcext:value-type="float">
            <text:p>2015</text:p>
          </table:table-cell>
          <table:table-cell office:value-type="float" office:value="2380617061" calcext:value-type="float">
            <text:p>2380617061</text:p>
          </table:table-cell>
          <table:table-cell office:value-type="float" office:value="32022566" calcext:value-type="float">
            <text:p>32022566</text:p>
          </table:table-cell>
          <table:table-cell office:value-type="float" office:value="2289511633" calcext:value-type="float">
            <text:p>2289511633</text:p>
          </table:table-cell>
          <table:table-cell office:value-type="float" office:value="38862031" calcext:value-type="float">
            <text:p>38862031</text:p>
          </table:table-cell>
          <table:table-cell office:value-type="float" office:value="65.8835472253584" calcext:value-type="float">
            <text:p>65,8835472253584</text:p>
          </table:table-cell>
        </table:table-row>
        <table:table-row table:style-name="ro1">
          <table:table-cell table:style-name="Default" office:value-type="string" calcext:value-type="string">
            <text:p>Industrial machines</text:p>
          </table:table-cell>
          <table:table-cell office:value-type="float" office:value="2016" calcext:value-type="float">
            <text:p>2016</text:p>
          </table:table-cell>
          <table:table-cell office:value-type="float" office:value="2430042090" calcext:value-type="float">
            <text:p>2430042090</text:p>
          </table:table-cell>
          <table:table-cell office:value-type="float" office:value="29679612" calcext:value-type="float">
            <text:p>29679612</text:p>
          </table:table-cell>
          <table:table-cell office:value-type="float" office:value="2133148520" calcext:value-type="float">
            <text:p>2133148520</text:p>
          </table:table-cell>
          <table:table-cell office:value-type="float" office:value="39246404" calcext:value-type="float">
            <text:p>39246404</text:p>
          </table:table-cell>
          <table:table-cell office:value-type="float" office:value="66.2041834827651" calcext:value-type="float">
            <text:p>66,2041834827651</text:p>
          </table:table-cell>
        </table:table-row>
        <table:table-row table:style-name="ro1">
          <table:table-cell table:style-name="Default" office:value-type="string" calcext:value-type="string">
            <text:p>Industrial machines</text:p>
          </table:table-cell>
          <table:table-cell office:value-type="float" office:value="2017" calcext:value-type="float">
            <text:p>2017</text:p>
          </table:table-cell>
          <table:table-cell office:value-type="float" office:value="2527730374" calcext:value-type="float">
            <text:p>2527730374</text:p>
          </table:table-cell>
          <table:table-cell office:value-type="float" office:value="35192425" calcext:value-type="float">
            <text:p>35192425</text:p>
          </table:table-cell>
          <table:table-cell office:value-type="float" office:value="2330074533" calcext:value-type="float">
            <text:p>2330074533</text:p>
          </table:table-cell>
          <table:table-cell office:value-type="float" office:value="40759080" calcext:value-type="float">
            <text:p>40759080</text:p>
          </table:table-cell>
          <table:table-cell office:value-type="float" office:value="63.9592975412403" calcext:value-type="float">
            <text:p>63,9592975412403</text:p>
          </table:table-cell>
        </table:table-row>
        <table:table-row table:style-name="ro1">
          <table:table-cell table:style-name="Default" office:value-type="string" calcext:value-type="string">
            <text:p>Industrial machines</text:p>
          </table:table-cell>
          <table:table-cell office:value-type="float" office:value="2018" calcext:value-type="float">
            <text:p>2018</text:p>
          </table:table-cell>
          <table:table-cell office:value-type="float" office:value="2674022587" calcext:value-type="float">
            <text:p>2674022587</text:p>
          </table:table-cell>
          <table:table-cell office:value-type="float" office:value="30433989" calcext:value-type="float">
            <text:p>30433989</text:p>
          </table:table-cell>
          <table:table-cell office:value-type="float" office:value="2773330999" calcext:value-type="float">
            <text:p>2773330999</text:p>
          </table:table-cell>
          <table:table-cell office:value-type="float" office:value="40266927" calcext:value-type="float">
            <text:p>40266927</text:p>
          </table:table-cell>
          <table:table-cell office:value-type="float" office:value="77.0478502145573" calcext:value-type="float">
            <text:p>77,0478502145573</text:p>
          </table:table-cell>
        </table:table-row>
        <table:table-row table:style-name="ro1">
          <table:table-cell table:style-name="Default" office:value-type="string" calcext:value-type="string">
            <text:p>Industrial pumps</text:p>
          </table:table-cell>
          <table:table-cell office:value-type="float" office:value="1993" calcext:value-type="float">
            <text:p>1993</text:p>
          </table:table-cell>
          <table:table-cell office:value-type="float" office:value="72972000" calcext:value-type="float">
            <text:p>72972000</text:p>
          </table:table-cell>
          <table:table-cell office:value-type="float" office:value="92105545" calcext:value-type="float">
            <text:p>92105545</text:p>
          </table:table-cell>
          <table:table-cell office:value-type="float" office:value="49632800" calcext:value-type="float">
            <text:p>49632800</text:p>
          </table:table-cell>
          <table:table-cell office:value-type="float" office:value="10791804" calcext:value-type="float">
            <text:p>10791804</text:p>
          </table:table-cell>
          <table:table-cell office:value-type="float" office:value="1.19152535212545" calcext:value-type="float">
            <text:p>1,19152535212545</text:p>
          </table:table-cell>
        </table:table-row>
        <table:table-row table:style-name="ro1">
          <table:table-cell table:style-name="Default" office:value-type="string" calcext:value-type="string">
            <text:p>Industrial pumps</text:p>
          </table:table-cell>
          <table:table-cell office:value-type="float" office:value="1994" calcext:value-type="float">
            <text:p>1994</text:p>
          </table:table-cell>
          <table:table-cell office:value-type="float" office:value="91862100" calcext:value-type="float">
            <text:p>91862100</text:p>
          </table:table-cell>
          <table:table-cell office:value-type="float" office:value="42284887" calcext:value-type="float">
            <text:p>42284887</text:p>
          </table:table-cell>
          <table:table-cell office:value-type="float" office:value="60738700" calcext:value-type="float">
            <text:p>60738700</text:p>
          </table:table-cell>
          <table:table-cell office:value-type="float" office:value="9982096" calcext:value-type="float">
            <text:p>9982096</text:p>
          </table:table-cell>
          <table:table-cell office:value-type="float" office:value="2.91964049273707" calcext:value-type="float">
            <text:p>2,91964049273707</text:p>
          </table:table-cell>
        </table:table-row>
        <table:table-row table:style-name="ro1">
          <table:table-cell table:style-name="Default" office:value-type="string" calcext:value-type="string">
            <text:p>Industrial pumps</text:p>
          </table:table-cell>
          <table:table-cell office:value-type="float" office:value="1995" calcext:value-type="float">
            <text:p>1995</text:p>
          </table:table-cell>
          <table:table-cell office:value-type="float" office:value="120132800" calcext:value-type="float">
            <text:p>120132800</text:p>
          </table:table-cell>
          <table:table-cell office:value-type="float" office:value="19273616" calcext:value-type="float">
            <text:p>19273616</text:p>
          </table:table-cell>
          <table:table-cell office:value-type="float" office:value="100340500" calcext:value-type="float">
            <text:p>100340500</text:p>
          </table:table-cell>
          <table:table-cell office:value-type="float" office:value="11319857" calcext:value-type="float">
            <text:p>11319857</text:p>
          </table:table-cell>
          <table:table-cell office:value-type="float" office:value="7.20654696509939" calcext:value-type="float">
            <text:p>7,20654696509939</text:p>
          </table:table-cell>
        </table:table-row>
        <table:table-row table:style-name="ro1">
          <table:table-cell table:style-name="Default" office:value-type="string" calcext:value-type="string">
            <text:p>Industrial pumps</text:p>
          </table:table-cell>
          <table:table-cell office:value-type="float" office:value="1996" calcext:value-type="float">
            <text:p>1996</text:p>
          </table:table-cell>
          <table:table-cell office:value-type="float" office:value="128016500" calcext:value-type="float">
            <text:p>128016500</text:p>
          </table:table-cell>
          <table:table-cell office:value-type="float" office:value="13487099" calcext:value-type="float">
            <text:p>13487099</text:p>
          </table:table-cell>
          <table:table-cell office:value-type="float" office:value="78401300" calcext:value-type="float">
            <text:p>78401300</text:p>
          </table:table-cell>
          <table:table-cell office:value-type="float" office:value="13347980" calcext:value-type="float">
            <text:p>13347980</text:p>
          </table:table-cell>
          <table:table-cell office:value-type="float" office:value="7.69208840413699" calcext:value-type="float">
            <text:p>7,69208840413699</text:p>
          </table:table-cell>
        </table:table-row>
        <table:table-row table:style-name="ro1">
          <table:table-cell table:style-name="Default" office:value-type="string" calcext:value-type="string">
            <text:p>Industrial pumps</text:p>
          </table:table-cell>
          <table:table-cell office:value-type="float" office:value="1997" calcext:value-type="float">
            <text:p>1997</text:p>
          </table:table-cell>
          <table:table-cell office:value-type="float" office:value="140725300" calcext:value-type="float">
            <text:p>140725300</text:p>
          </table:table-cell>
          <table:table-cell office:value-type="float" office:value="15662535" calcext:value-type="float">
            <text:p>15662535</text:p>
          </table:table-cell>
          <table:table-cell office:value-type="float" office:value="78826300" calcext:value-type="float">
            <text:p>78826300</text:p>
          </table:table-cell>
          <table:table-cell office:value-type="float" office:value="13817353" calcext:value-type="float">
            <text:p>13817353</text:p>
          </table:table-cell>
          <table:table-cell office:value-type="float" office:value="7.44750454954239" calcext:value-type="float">
            <text:p>7,44750454954239</text:p>
          </table:table-cell>
        </table:table-row>
        <table:table-row table:style-name="ro1">
          <table:table-cell table:style-name="Default" office:value-type="string" calcext:value-type="string">
            <text:p>Industrial pumps</text:p>
          </table:table-cell>
          <table:table-cell office:value-type="float" office:value="1998" calcext:value-type="float">
            <text:p>1998</text:p>
          </table:table-cell>
          <table:table-cell office:value-type="float" office:value="141297200" calcext:value-type="float">
            <text:p>141297200</text:p>
          </table:table-cell>
          <table:table-cell office:value-type="float" office:value="14968224" calcext:value-type="float">
            <text:p>14968224</text:p>
          </table:table-cell>
          <table:table-cell office:value-type="float" office:value="83607800" calcext:value-type="float">
            <text:p>83607800</text:p>
          </table:table-cell>
          <table:table-cell office:value-type="float" office:value="11915626" calcext:value-type="float">
            <text:p>11915626</text:p>
          </table:table-cell>
          <table:table-cell office:value-type="float" office:value="8.36580326106566" calcext:value-type="float">
            <text:p>8,36580326106566</text:p>
          </table:table-cell>
        </table:table-row>
        <table:table-row table:style-name="ro1">
          <table:table-cell table:style-name="Default" office:value-type="string" calcext:value-type="string">
            <text:p>Industrial pumps</text:p>
          </table:table-cell>
          <table:table-cell office:value-type="float" office:value="1999" calcext:value-type="float">
            <text:p>1999</text:p>
          </table:table-cell>
          <table:table-cell office:value-type="float" office:value="163105800" calcext:value-type="float">
            <text:p>163105800</text:p>
          </table:table-cell>
          <table:table-cell office:value-type="float" office:value="15743807" calcext:value-type="float">
            <text:p>15743807</text:p>
          </table:table-cell>
          <table:table-cell office:value-type="float" office:value="116121500" calcext:value-type="float">
            <text:p>116121500</text:p>
          </table:table-cell>
          <table:table-cell office:value-type="float" office:value="13023391" calcext:value-type="float">
            <text:p>13023391</text:p>
          </table:table-cell>
          <table:table-cell office:value-type="float" office:value="9.70644760049276" calcext:value-type="float">
            <text:p>9,70644760049276</text:p>
          </table:table-cell>
        </table:table-row>
        <table:table-row table:style-name="ro1">
          <table:table-cell table:style-name="Default" office:value-type="string" calcext:value-type="string">
            <text:p>Industrial pumps</text:p>
          </table:table-cell>
          <table:table-cell office:value-type="float" office:value="2000" calcext:value-type="float">
            <text:p>2000</text:p>
          </table:table-cell>
          <table:table-cell office:value-type="float" office:value="170323500" calcext:value-type="float">
            <text:p>170323500</text:p>
          </table:table-cell>
          <table:table-cell office:value-type="float" office:value="17465868" calcext:value-type="float">
            <text:p>17465868</text:p>
          </table:table-cell>
          <table:table-cell office:value-type="float" office:value="162909900" calcext:value-type="float">
            <text:p>162909900</text:p>
          </table:table-cell>
          <table:table-cell office:value-type="float" office:value="14862890" calcext:value-type="float">
            <text:p>14862890</text:p>
          </table:table-cell>
          <table:table-cell office:value-type="float" office:value="10.3076462139375" calcext:value-type="float">
            <text:p>10,3076462139375</text:p>
          </table:table-cell>
        </table:table-row>
        <table:table-row table:style-name="ro1">
          <table:table-cell table:style-name="Default" office:value-type="string" calcext:value-type="string">
            <text:p>Industrial pumps</text:p>
          </table:table-cell>
          <table:table-cell office:value-type="float" office:value="2001" calcext:value-type="float">
            <text:p>2001</text:p>
          </table:table-cell>
          <table:table-cell office:value-type="float" office:value="171039700" calcext:value-type="float">
            <text:p>171039700</text:p>
          </table:table-cell>
          <table:table-cell office:value-type="float" office:value="16678458" calcext:value-type="float">
            <text:p>16678458</text:p>
          </table:table-cell>
          <table:table-cell office:value-type="float" office:value="107263500" calcext:value-type="float">
            <text:p>107263500</text:p>
          </table:table-cell>
          <table:table-cell office:value-type="float" office:value="16799771" calcext:value-type="float">
            <text:p>16799771</text:p>
          </table:table-cell>
          <table:table-cell office:value-type="float" office:value="8.31296064077942" calcext:value-type="float">
            <text:p>8,31296064077942</text:p>
          </table:table-cell>
        </table:table-row>
        <table:table-row table:style-name="ro1">
          <table:table-cell table:style-name="Default" office:value-type="string" calcext:value-type="string">
            <text:p>Industrial pumps</text:p>
          </table:table-cell>
          <table:table-cell office:value-type="float" office:value="2002" calcext:value-type="float">
            <text:p>2002</text:p>
          </table:table-cell>
          <table:table-cell office:value-type="float" office:value="177151300" calcext:value-type="float">
            <text:p>177151300</text:p>
          </table:table-cell>
          <table:table-cell office:value-type="float" office:value="17585647" calcext:value-type="float">
            <text:p>17585647</text:p>
          </table:table-cell>
          <table:table-cell office:value-type="float" office:value="114258100" calcext:value-type="float">
            <text:p>114258100</text:p>
          </table:table-cell>
          <table:table-cell office:value-type="float" office:value="36044681" calcext:value-type="float">
            <text:p>36044681</text:p>
          </table:table-cell>
          <table:table-cell office:value-type="float" office:value="5.43366805438893" calcext:value-type="float">
            <text:p>5,43366805438893</text:p>
          </table:table-cell>
        </table:table-row>
        <table:table-row table:style-name="ro1">
          <table:table-cell table:style-name="Default" office:value-type="string" calcext:value-type="string">
            <text:p>Industrial pumps</text:p>
          </table:table-cell>
          <table:table-cell office:value-type="float" office:value="2003" calcext:value-type="float">
            <text:p>2003</text:p>
          </table:table-cell>
          <table:table-cell office:value-type="float" office:value="180603700" calcext:value-type="float">
            <text:p>180603700</text:p>
          </table:table-cell>
          <table:table-cell office:value-type="float" office:value="105008801" calcext:value-type="float">
            <text:p>105008801</text:p>
          </table:table-cell>
          <table:table-cell office:value-type="float" office:value="120614500" calcext:value-type="float">
            <text:p>120614500</text:p>
          </table:table-cell>
          <table:table-cell office:value-type="float" office:value="25098854" calcext:value-type="float">
            <text:p>25098854</text:p>
          </table:table-cell>
          <table:table-cell office:value-type="float" office:value="2.31514586901132" calcext:value-type="float">
            <text:p>2,31514586901132</text:p>
          </table:table-cell>
        </table:table-row>
        <table:table-row table:style-name="ro1">
          <table:table-cell table:style-name="Default" office:value-type="string" calcext:value-type="string">
            <text:p>Industrial pumps</text:p>
          </table:table-cell>
          <table:table-cell office:value-type="float" office:value="2004" calcext:value-type="float">
            <text:p>2004</text:p>
          </table:table-cell>
          <table:table-cell office:value-type="float" office:value="470836100" calcext:value-type="float">
            <text:p>470836100</text:p>
          </table:table-cell>
          <table:table-cell office:value-type="float" office:value="261251039" calcext:value-type="float">
            <text:p>261251039</text:p>
          </table:table-cell>
          <table:table-cell office:value-type="float" office:value="127288500" calcext:value-type="float">
            <text:p>127288500</text:p>
          </table:table-cell>
          <table:table-cell office:value-type="float" office:value="20914960" calcext:value-type="float">
            <text:p>20914960</text:p>
          </table:table-cell>
          <table:table-cell office:value-type="float" office:value="2.11976142455066" calcext:value-type="float">
            <text:p>2,11976142455066</text:p>
          </table:table-cell>
        </table:table-row>
        <table:table-row table:style-name="ro1">
          <table:table-cell table:style-name="Default" office:value-type="string" calcext:value-type="string">
            <text:p>Industrial pumps</text:p>
          </table:table-cell>
          <table:table-cell office:value-type="float" office:value="2005" calcext:value-type="float">
            <text:p>2005</text:p>
          </table:table-cell>
          <table:table-cell office:value-type="float" office:value="195361800" calcext:value-type="float">
            <text:p>195361800</text:p>
          </table:table-cell>
          <table:table-cell office:value-type="float" office:value="22630424" calcext:value-type="float">
            <text:p>22630424</text:p>
          </table:table-cell>
          <table:table-cell office:value-type="float" office:value="135188300" calcext:value-type="float">
            <text:p>135188300</text:p>
          </table:table-cell>
          <table:table-cell office:value-type="float" office:value="21749855" calcext:value-type="float">
            <text:p>21749855</text:p>
          </table:table-cell>
          <table:table-cell office:value-type="float" office:value="7.44813028327289" calcext:value-type="float">
            <text:p>7,44813028327289</text:p>
          </table:table-cell>
        </table:table-row>
        <table:table-row table:style-name="ro1">
          <table:table-cell table:style-name="Default" office:value-type="string" calcext:value-type="string">
            <text:p>Industrial pumps</text:p>
          </table:table-cell>
          <table:table-cell office:value-type="float" office:value="2006" calcext:value-type="float">
            <text:p>2006</text:p>
          </table:table-cell>
          <table:table-cell office:value-type="float" office:value="1227226100" calcext:value-type="float">
            <text:p>1227226100</text:p>
          </table:table-cell>
          <table:table-cell office:value-type="float" office:value="460882782" calcext:value-type="float">
            <text:p>460882782</text:p>
          </table:table-cell>
          <table:table-cell office:value-type="float" office:value="1200857400" calcext:value-type="float">
            <text:p>1200857400</text:p>
          </table:table-cell>
          <table:table-cell office:value-type="float" office:value="538004316" calcext:value-type="float">
            <text:p>538004316</text:p>
          </table:table-cell>
          <table:table-cell office:value-type="float" office:value="2.43078872963879" calcext:value-type="float">
            <text:p>2,43078872963879</text:p>
          </table:table-cell>
        </table:table-row>
        <table:table-row table:style-name="ro1">
          <table:table-cell table:style-name="Default" office:value-type="string" calcext:value-type="string">
            <text:p>Industrial pumps</text:p>
          </table:table-cell>
          <table:table-cell office:value-type="float" office:value="2007" calcext:value-type="float">
            <text:p>2007</text:p>
          </table:table-cell>
          <table:table-cell office:value-type="float" office:value="1404415000" calcext:value-type="float">
            <text:p>1404415000</text:p>
          </table:table-cell>
          <table:table-cell office:value-type="float" office:value="392320563" calcext:value-type="float">
            <text:p>392320563</text:p>
          </table:table-cell>
          <table:table-cell office:value-type="float" office:value="1148943800" calcext:value-type="float">
            <text:p>1148943800</text:p>
          </table:table-cell>
          <table:table-cell office:value-type="float" office:value="561214864" calcext:value-type="float">
            <text:p>561214864</text:p>
          </table:table-cell>
          <table:table-cell office:value-type="float" office:value="2.677780738607" calcext:value-type="float">
            <text:p>2,677780738607</text:p>
          </table:table-cell>
        </table:table-row>
        <table:table-row table:style-name="ro1">
          <table:table-cell table:style-name="Default" office:value-type="string" calcext:value-type="string">
            <text:p>Industrial pumps</text:p>
          </table:table-cell>
          <table:table-cell office:value-type="float" office:value="2008" calcext:value-type="float">
            <text:p>2008</text:p>
          </table:table-cell>
          <table:table-cell office:value-type="float" office:value="1371218200" calcext:value-type="float">
            <text:p>1371218200</text:p>
          </table:table-cell>
          <table:table-cell office:value-type="float" office:value="531509565" calcext:value-type="float">
            <text:p>531509565</text:p>
          </table:table-cell>
          <table:table-cell office:value-type="float" office:value="1299330600" calcext:value-type="float">
            <text:p>1299330600</text:p>
          </table:table-cell>
          <table:table-cell office:value-type="float" office:value="598000492" calcext:value-type="float">
            <text:p>598000492</text:p>
          </table:table-cell>
          <table:table-cell office:value-type="float" office:value="2.36434264878794" calcext:value-type="float">
            <text:p>2,36434264878794</text:p>
          </table:table-cell>
        </table:table-row>
        <table:table-row table:style-name="ro1">
          <table:table-cell table:style-name="Default" office:value-type="string" calcext:value-type="string">
            <text:p>Industrial pumps</text:p>
          </table:table-cell>
          <table:table-cell office:value-type="float" office:value="2009" calcext:value-type="float">
            <text:p>2009</text:p>
          </table:table-cell>
          <table:table-cell office:value-type="float" office:value="1121630200" calcext:value-type="float">
            <text:p>1121630200</text:p>
          </table:table-cell>
          <table:table-cell office:value-type="float" office:value="533364789" calcext:value-type="float">
            <text:p>533364789</text:p>
          </table:table-cell>
          <table:table-cell office:value-type="float" office:value="1029362900" calcext:value-type="float">
            <text:p>1029362900</text:p>
          </table:table-cell>
          <table:table-cell office:value-type="float" office:value="554424523" calcext:value-type="float">
            <text:p>554424523</text:p>
          </table:table-cell>
          <table:table-cell office:value-type="float" office:value="1.97739863434143" calcext:value-type="float">
            <text:p>1,97739863434143</text:p>
          </table:table-cell>
        </table:table-row>
        <table:table-row table:style-name="ro1">
          <table:table-cell table:style-name="Default" office:value-type="string" calcext:value-type="string">
            <text:p>Industrial pumps</text:p>
          </table:table-cell>
          <table:table-cell office:value-type="float" office:value="2010" calcext:value-type="float">
            <text:p>2010</text:p>
          </table:table-cell>
          <table:table-cell office:value-type="float" office:value="1778640574" calcext:value-type="float">
            <text:p>1778640574</text:p>
          </table:table-cell>
          <table:table-cell office:value-type="float" office:value="748149544" calcext:value-type="float">
            <text:p>748149544</text:p>
          </table:table-cell>
          <table:table-cell office:value-type="float" office:value="1423629488" calcext:value-type="float">
            <text:p>1423629488</text:p>
          </table:table-cell>
          <table:table-cell office:value-type="float" office:value="636582701" calcext:value-type="float">
            <text:p>636582701</text:p>
          </table:table-cell>
          <table:table-cell office:value-type="float" office:value="2.3125554225828" calcext:value-type="float">
            <text:p>2,3125554225828</text:p>
          </table:table-cell>
        </table:table-row>
        <table:table-row table:style-name="ro1">
          <table:table-cell table:style-name="Default" office:value-type="string" calcext:value-type="string">
            <text:p>Industrial pumps</text:p>
          </table:table-cell>
          <table:table-cell office:value-type="float" office:value="2011" calcext:value-type="float">
            <text:p>2011</text:p>
          </table:table-cell>
          <table:table-cell office:value-type="float" office:value="1883150417" calcext:value-type="float">
            <text:p>1883150417</text:p>
          </table:table-cell>
          <table:table-cell office:value-type="float" office:value="620312497" calcext:value-type="float">
            <text:p>620312497</text:p>
          </table:table-cell>
          <table:table-cell office:value-type="float" office:value="2360280461" calcext:value-type="float">
            <text:p>2360280461</text:p>
          </table:table-cell>
          <table:table-cell office:value-type="float" office:value="759362352" calcext:value-type="float">
            <text:p>759362352</text:p>
          </table:table-cell>
          <table:table-cell office:value-type="float" office:value="3.07567459178927" calcext:value-type="float">
            <text:p>3,07567459178927</text:p>
          </table:table-cell>
        </table:table-row>
        <table:table-row table:style-name="ro1">
          <table:table-cell table:style-name="Default" office:value-type="string" calcext:value-type="string">
            <text:p>Industrial pumps</text:p>
          </table:table-cell>
          <table:table-cell office:value-type="float" office:value="2012" calcext:value-type="float">
            <text:p>2012</text:p>
          </table:table-cell>
          <table:table-cell office:value-type="float" office:value="1865933957" calcext:value-type="float">
            <text:p>1865933957</text:p>
          </table:table-cell>
          <table:table-cell office:value-type="float" office:value="623880977" calcext:value-type="float">
            <text:p>623880977</text:p>
          </table:table-cell>
          <table:table-cell office:value-type="float" office:value="2202189827" calcext:value-type="float">
            <text:p>2202189827</text:p>
          </table:table-cell>
          <table:table-cell office:value-type="float" office:value="789560376" calcext:value-type="float">
            <text:p>789560376</text:p>
          </table:table-cell>
          <table:table-cell office:value-type="float" office:value="2.8781694941679" calcext:value-type="float">
            <text:p>2,8781694941679</text:p>
          </table:table-cell>
        </table:table-row>
        <table:table-row table:style-name="ro1">
          <table:table-cell table:style-name="Default" office:value-type="string" calcext:value-type="string">
            <text:p>Industrial pumps</text:p>
          </table:table-cell>
          <table:table-cell office:value-type="float" office:value="2013" calcext:value-type="float">
            <text:p>2013</text:p>
          </table:table-cell>
          <table:table-cell office:value-type="float" office:value="1953431711" calcext:value-type="float">
            <text:p>1953431711</text:p>
          </table:table-cell>
          <table:table-cell office:value-type="float" office:value="649040810" calcext:value-type="float">
            <text:p>649040810</text:p>
          </table:table-cell>
          <table:table-cell office:value-type="float" office:value="1829006442" calcext:value-type="float">
            <text:p>1829006442</text:p>
          </table:table-cell>
          <table:table-cell office:value-type="float" office:value="845111396" calcext:value-type="float">
            <text:p>845111396</text:p>
          </table:table-cell>
          <table:table-cell office:value-type="float" office:value="2.53149454105882" calcext:value-type="float">
            <text:p>2,53149454105882</text:p>
          </table:table-cell>
        </table:table-row>
        <table:table-row table:style-name="ro1">
          <table:table-cell table:style-name="Default" office:value-type="string" calcext:value-type="string">
            <text:p>Industrial pumps</text:p>
          </table:table-cell>
          <table:table-cell office:value-type="float" office:value="2014" calcext:value-type="float">
            <text:p>2014</text:p>
          </table:table-cell>
          <table:table-cell office:value-type="float" office:value="2077883052" calcext:value-type="float">
            <text:p>2077883052</text:p>
          </table:table-cell>
          <table:table-cell office:value-type="float" office:value="720829492" calcext:value-type="float">
            <text:p>720829492</text:p>
          </table:table-cell>
          <table:table-cell office:value-type="float" office:value="2597190397" calcext:value-type="float">
            <text:p>2597190397</text:p>
          </table:table-cell>
          <table:table-cell office:value-type="float" office:value="976357842" calcext:value-type="float">
            <text:p>976357842</text:p>
          </table:table-cell>
          <table:table-cell office:value-type="float" office:value="2.75460071810788" calcext:value-type="float">
            <text:p>2,75460071810788</text:p>
          </table:table-cell>
        </table:table-row>
        <table:table-row table:style-name="ro1">
          <table:table-cell table:style-name="Default" office:value-type="string" calcext:value-type="string">
            <text:p>Industrial pumps</text:p>
          </table:table-cell>
          <table:table-cell office:value-type="float" office:value="2015" calcext:value-type="float">
            <text:p>2015</text:p>
          </table:table-cell>
          <table:table-cell office:value-type="float" office:value="2098247075" calcext:value-type="float">
            <text:p>2098247075</text:p>
          </table:table-cell>
          <table:table-cell office:value-type="float" office:value="752921360" calcext:value-type="float">
            <text:p>752921360</text:p>
          </table:table-cell>
          <table:table-cell office:value-type="float" office:value="1927590024" calcext:value-type="float">
            <text:p>1927590024</text:p>
          </table:table-cell>
          <table:table-cell office:value-type="float" office:value="1006585120" calcext:value-type="float">
            <text:p>1006585120</text:p>
          </table:table-cell>
          <table:table-cell office:value-type="float" office:value="2.28804903236276" calcext:value-type="float">
            <text:p>2,28804903236276</text:p>
          </table:table-cell>
        </table:table-row>
        <table:table-row table:style-name="ro1">
          <table:table-cell table:style-name="Default" office:value-type="string" calcext:value-type="string">
            <text:p>Industrial pumps</text:p>
          </table:table-cell>
          <table:table-cell office:value-type="float" office:value="2016" calcext:value-type="float">
            <text:p>2016</text:p>
          </table:table-cell>
          <table:table-cell office:value-type="float" office:value="2339961187" calcext:value-type="float">
            <text:p>2339961187</text:p>
          </table:table-cell>
          <table:table-cell office:value-type="float" office:value="793928765" calcext:value-type="float">
            <text:p>793928765</text:p>
          </table:table-cell>
          <table:table-cell office:value-type="float" office:value="1958921361" calcext:value-type="float">
            <text:p>1958921361</text:p>
          </table:table-cell>
          <table:table-cell office:value-type="float" office:value="1095043611" calcext:value-type="float">
            <text:p>1095043611</text:p>
          </table:table-cell>
          <table:table-cell office:value-type="float" office:value="2.27577840873624" calcext:value-type="float">
            <text:p>2,27577840873624</text:p>
          </table:table-cell>
        </table:table-row>
        <table:table-row table:style-name="ro1">
          <table:table-cell table:style-name="Default" office:value-type="string" calcext:value-type="string">
            <text:p>Industrial pumps</text:p>
          </table:table-cell>
          <table:table-cell office:value-type="float" office:value="2017" calcext:value-type="float">
            <text:p>2017</text:p>
          </table:table-cell>
          <table:table-cell office:value-type="float" office:value="2490422826" calcext:value-type="float">
            <text:p>2490422826</text:p>
          </table:table-cell>
          <table:table-cell office:value-type="float" office:value="881546187" calcext:value-type="float">
            <text:p>881546187</text:p>
          </table:table-cell>
          <table:table-cell office:value-type="float" office:value="2052702617" calcext:value-type="float">
            <text:p>2052702617</text:p>
          </table:table-cell>
          <table:table-cell office:value-type="float" office:value="1288465890" calcext:value-type="float">
            <text:p>1288465890</text:p>
          </table:table-cell>
          <table:table-cell office:value-type="float" office:value="2.09359454316069" calcext:value-type="float">
            <text:p>2,09359454316069</text:p>
          </table:table-cell>
        </table:table-row>
        <table:table-row table:style-name="ro1">
          <table:table-cell table:style-name="Default" office:value-type="string" calcext:value-type="string">
            <text:p>Industrial pumps</text:p>
          </table:table-cell>
          <table:table-cell office:value-type="float" office:value="2018" calcext:value-type="float">
            <text:p>2018</text:p>
          </table:table-cell>
          <table:table-cell office:value-type="float" office:value="2533203151" calcext:value-type="float">
            <text:p>2533203151</text:p>
          </table:table-cell>
          <table:table-cell office:value-type="float" office:value="1094021197" calcext:value-type="float">
            <text:p>1094021197</text:p>
          </table:table-cell>
          <table:table-cell office:value-type="float" office:value="2346782013" calcext:value-type="float">
            <text:p>2346782013</text:p>
          </table:table-cell>
          <table:table-cell office:value-type="float" office:value="1352305202" calcext:value-type="float">
            <text:p>1352305202</text:p>
          </table:table-cell>
          <table:table-cell office:value-type="float" office:value="1.99482177275887" calcext:value-type="float">
            <text:p>1,99482177275887</text:p>
          </table:table-cell>
        </table:table-row>
        <table:table-row table:style-name="ro1">
          <table:table-cell table:style-name="Default" office:value-type="string" calcext:value-type="string">
            <text:p>Industrial robots</text:p>
          </table:table-cell>
          <table:table-cell office:value-type="float" office:value="2007" calcext:value-type="float">
            <text:p>2007</text:p>
          </table:table-cell>
          <table:table-cell office:value-type="float" office:value="143100" calcext:value-type="float">
            <text:p>143100</text:p>
          </table:table-cell>
          <table:table-cell office:value-type="float" office:value="3692" calcext:value-type="float">
            <text:p>3692</text:p>
          </table:table-cell>
          <table:table-cell office:value-type="float" office:value="66600" calcext:value-type="float">
            <text:p>66600</text:p>
          </table:table-cell>
          <table:table-cell office:value-type="float" office:value="1192" calcext:value-type="float">
            <text:p>1192</text:p>
          </table:table-cell>
          <table:table-cell office:value-type="float" office:value="42.9361179361179" calcext:value-type="float">
            <text:p>42,9361179361179</text:p>
          </table:table-cell>
        </table:table-row>
        <table:table-row table:style-name="ro1">
          <table:table-cell table:style-name="Default" office:value-type="string" calcext:value-type="string">
            <text:p>NRMM</text:p>
          </table:table-cell>
          <table:table-cell office:value-type="float" office:value="1993" calcext:value-type="float">
            <text:p>1993</text:p>
          </table:table-cell>
          <table:table-cell office:value-type="float" office:value="75019300" calcext:value-type="float">
            <text:p>75019300</text:p>
          </table:table-cell>
          <table:table-cell office:value-type="float" office:value="26457" calcext:value-type="float">
            <text:p>26457</text:p>
          </table:table-cell>
          <table:table-cell office:value-type="float" office:value="42845700" calcext:value-type="float">
            <text:p>42845700</text:p>
          </table:table-cell>
          <table:table-cell office:value-type="float" office:value="46378" calcext:value-type="float">
            <text:p>46378</text:p>
          </table:table-cell>
          <table:table-cell office:value-type="float" office:value="1618.24672204297" calcext:value-type="float">
            <text:p>1618,24672204297</text:p>
          </table:table-cell>
        </table:table-row>
        <table:table-row table:style-name="ro1">
          <table:table-cell table:style-name="Default" office:value-type="string" calcext:value-type="string">
            <text:p>NRMM</text:p>
          </table:table-cell>
          <table:table-cell office:value-type="float" office:value="1994" calcext:value-type="float">
            <text:p>1994</text:p>
          </table:table-cell>
          <table:table-cell office:value-type="float" office:value="75628300" calcext:value-type="float">
            <text:p>75628300</text:p>
          </table:table-cell>
          <table:table-cell office:value-type="float" office:value="60254" calcext:value-type="float">
            <text:p>60254</text:p>
          </table:table-cell>
          <table:table-cell office:value-type="float" office:value="47726100" calcext:value-type="float">
            <text:p>47726100</text:p>
          </table:table-cell>
          <table:table-cell office:value-type="float" office:value="127522" calcext:value-type="float">
            <text:p>127522</text:p>
          </table:table-cell>
          <table:table-cell office:value-type="float" office:value="656.923142467621" calcext:value-type="float">
            <text:p>656,923142467621</text:p>
          </table:table-cell>
        </table:table-row>
        <table:table-row table:style-name="ro1">
          <table:table-cell table:style-name="Default" office:value-type="string" calcext:value-type="string">
            <text:p>NRMM</text:p>
          </table:table-cell>
          <table:table-cell office:value-type="float" office:value="1995" calcext:value-type="float">
            <text:p>1995</text:p>
          </table:table-cell>
          <table:table-cell office:value-type="float" office:value="98771400" calcext:value-type="float">
            <text:p>98771400</text:p>
          </table:table-cell>
          <table:table-cell office:value-type="float" office:value="62352" calcext:value-type="float">
            <text:p>62352</text:p>
          </table:table-cell>
          <table:table-cell office:value-type="float" office:value="62318300" calcext:value-type="float">
            <text:p>62318300</text:p>
          </table:table-cell>
          <table:table-cell office:value-type="float" office:value="105679" calcext:value-type="float">
            <text:p>105679</text:p>
          </table:table-cell>
          <table:table-cell office:value-type="float" office:value="958.69036070725" calcext:value-type="float">
            <text:p>958,69036070725</text:p>
          </table:table-cell>
        </table:table-row>
        <table:table-row table:style-name="ro1">
          <table:table-cell table:style-name="Default" office:value-type="string" calcext:value-type="string">
            <text:p>NRMM</text:p>
          </table:table-cell>
          <table:table-cell office:value-type="float" office:value="1996" calcext:value-type="float">
            <text:p>1996</text:p>
          </table:table-cell>
          <table:table-cell office:value-type="float" office:value="93736800" calcext:value-type="float">
            <text:p>93736800</text:p>
          </table:table-cell>
          <table:table-cell office:value-type="float" office:value="62011" calcext:value-type="float">
            <text:p>62011</text:p>
          </table:table-cell>
          <table:table-cell office:value-type="float" office:value="58231100" calcext:value-type="float">
            <text:p>58231100</text:p>
          </table:table-cell>
          <table:table-cell office:value-type="float" office:value="111702" calcext:value-type="float">
            <text:p>111702</text:p>
          </table:table-cell>
          <table:table-cell office:value-type="float" office:value="874.821688647367" calcext:value-type="float">
            <text:p>874,821688647367</text:p>
          </table:table-cell>
        </table:table-row>
        <table:table-row table:style-name="ro1">
          <table:table-cell table:style-name="Default" office:value-type="string" calcext:value-type="string">
            <text:p>NRMM</text:p>
          </table:table-cell>
          <table:table-cell office:value-type="float" office:value="1997" calcext:value-type="float">
            <text:p>1997</text:p>
          </table:table-cell>
          <table:table-cell office:value-type="float" office:value="119661800" calcext:value-type="float">
            <text:p>119661800</text:p>
          </table:table-cell>
          <table:table-cell office:value-type="float" office:value="81251" calcext:value-type="float">
            <text:p>81251</text:p>
          </table:table-cell>
          <table:table-cell office:value-type="float" office:value="50552100" calcext:value-type="float">
            <text:p>50552100</text:p>
          </table:table-cell>
          <table:table-cell office:value-type="float" office:value="114790" calcext:value-type="float">
            <text:p>114790</text:p>
          </table:table-cell>
          <table:table-cell office:value-type="float" office:value="868.256640192613" calcext:value-type="float">
            <text:p>868,256640192613</text:p>
          </table:table-cell>
        </table:table-row>
        <table:table-row table:style-name="ro1">
          <table:table-cell table:style-name="Default" office:value-type="string" calcext:value-type="string">
            <text:p>NRMM</text:p>
          </table:table-cell>
          <table:table-cell office:value-type="float" office:value="1998" calcext:value-type="float">
            <text:p>1998</text:p>
          </table:table-cell>
          <table:table-cell office:value-type="float" office:value="129246800" calcext:value-type="float">
            <text:p>129246800</text:p>
          </table:table-cell>
          <table:table-cell office:value-type="float" office:value="103630" calcext:value-type="float">
            <text:p>103630</text:p>
          </table:table-cell>
          <table:table-cell office:value-type="float" office:value="61972200" calcext:value-type="float">
            <text:p>61972200</text:p>
          </table:table-cell>
          <table:table-cell office:value-type="float" office:value="93316" calcext:value-type="float">
            <text:p>93316</text:p>
          </table:table-cell>
          <table:table-cell office:value-type="float" office:value="970.920963106638" calcext:value-type="float">
            <text:p>970,920963106638</text:p>
          </table:table-cell>
        </table:table-row>
        <table:table-row table:style-name="ro1">
          <table:table-cell table:style-name="Default" office:value-type="string" calcext:value-type="string">
            <text:p>NRMM</text:p>
          </table:table-cell>
          <table:table-cell office:value-type="float" office:value="1999" calcext:value-type="float">
            <text:p>1999</text:p>
          </table:table-cell>
          <table:table-cell office:value-type="float" office:value="111262600" calcext:value-type="float">
            <text:p>111262600</text:p>
          </table:table-cell>
          <table:table-cell office:value-type="float" office:value="10173263" calcext:value-type="float">
            <text:p>10173263</text:p>
          </table:table-cell>
          <table:table-cell office:value-type="float" office:value="90512500" calcext:value-type="float">
            <text:p>90512500</text:p>
          </table:table-cell>
          <table:table-cell office:value-type="float" office:value="106723" calcext:value-type="float">
            <text:p>106723</text:p>
          </table:table-cell>
          <table:table-cell office:value-type="float" office:value="19.6279547462419" calcext:value-type="float">
            <text:p>19,6279547462419</text:p>
          </table:table-cell>
        </table:table-row>
        <table:table-row table:style-name="ro1">
          <table:table-cell table:style-name="Default" office:value-type="string" calcext:value-type="string">
            <text:p>NRMM</text:p>
          </table:table-cell>
          <table:table-cell office:value-type="float" office:value="2000" calcext:value-type="float">
            <text:p>2000</text:p>
          </table:table-cell>
          <table:table-cell office:value-type="float" office:value="124230700" calcext:value-type="float">
            <text:p>124230700</text:p>
          </table:table-cell>
          <table:table-cell office:value-type="float" office:value="1710614" calcext:value-type="float">
            <text:p>1710614</text:p>
          </table:table-cell>
          <table:table-cell office:value-type="float" office:value="97818800" calcext:value-type="float">
            <text:p>97818800</text:p>
          </table:table-cell>
          <table:table-cell office:value-type="float" office:value="127401" calcext:value-type="float">
            <text:p>127401</text:p>
          </table:table-cell>
          <table:table-cell office:value-type="float" office:value="120.809405799191" calcext:value-type="float">
            <text:p>120,809405799191</text:p>
          </table:table-cell>
        </table:table-row>
        <table:table-row table:style-name="ro1">
          <table:table-cell table:style-name="Default" office:value-type="string" calcext:value-type="string">
            <text:p>NRMM</text:p>
          </table:table-cell>
          <table:table-cell office:value-type="float" office:value="2001" calcext:value-type="float">
            <text:p>2001</text:p>
          </table:table-cell>
          <table:table-cell office:value-type="float" office:value="124072900" calcext:value-type="float">
            <text:p>124072900</text:p>
          </table:table-cell>
          <table:table-cell office:value-type="float" office:value="107618" calcext:value-type="float">
            <text:p>107618</text:p>
          </table:table-cell>
          <table:table-cell office:value-type="float" office:value="98758700" calcext:value-type="float">
            <text:p>98758700</text:p>
          </table:table-cell>
          <table:table-cell office:value-type="float" office:value="129603" calcext:value-type="float">
            <text:p>129603</text:p>
          </table:table-cell>
          <table:table-cell office:value-type="float" office:value="939.341795203629" calcext:value-type="float">
            <text:p>939,341795203629</text:p>
          </table:table-cell>
        </table:table-row>
        <table:table-row table:style-name="ro1">
          <table:table-cell table:style-name="Default" office:value-type="string" calcext:value-type="string">
            <text:p>NRMM</text:p>
          </table:table-cell>
          <table:table-cell office:value-type="float" office:value="2002" calcext:value-type="float">
            <text:p>2002</text:p>
          </table:table-cell>
          <table:table-cell office:value-type="float" office:value="116864300" calcext:value-type="float">
            <text:p>116864300</text:p>
          </table:table-cell>
          <table:table-cell office:value-type="float" office:value="182611" calcext:value-type="float">
            <text:p>182611</text:p>
          </table:table-cell>
          <table:table-cell office:value-type="float" office:value="92942400" calcext:value-type="float">
            <text:p>92942400</text:p>
          </table:table-cell>
          <table:table-cell office:value-type="float" office:value="228645312" calcext:value-type="float">
            <text:p>228645312</text:p>
          </table:table-cell>
          <table:table-cell office:value-type="float" office:value="0.91687542870369" calcext:value-type="float">
            <text:p>0,91687542870369</text:p>
          </table:table-cell>
        </table:table-row>
        <table:table-row table:style-name="ro1">
          <table:table-cell table:style-name="Default" office:value-type="string" calcext:value-type="string">
            <text:p>NRMM</text:p>
          </table:table-cell>
          <table:table-cell office:value-type="float" office:value="2003" calcext:value-type="float">
            <text:p>2003</text:p>
          </table:table-cell>
          <table:table-cell office:value-type="float" office:value="141976100" calcext:value-type="float">
            <text:p>141976100</text:p>
          </table:table-cell>
          <table:table-cell office:value-type="float" office:value="226868" calcext:value-type="float">
            <text:p>226868</text:p>
          </table:table-cell>
          <table:table-cell office:value-type="float" office:value="108449700" calcext:value-type="float">
            <text:p>108449700</text:p>
          </table:table-cell>
          <table:table-cell office:value-type="float" office:value="825773" calcext:value-type="float">
            <text:p>825773</text:p>
          </table:table-cell>
          <table:table-cell office:value-type="float" office:value="237.902380773692" calcext:value-type="float">
            <text:p>237,902380773692</text:p>
          </table:table-cell>
        </table:table-row>
        <table:table-row table:style-name="ro1">
          <table:table-cell table:style-name="Default" office:value-type="string" calcext:value-type="string">
            <text:p>NRMM</text:p>
          </table:table-cell>
          <table:table-cell office:value-type="float" office:value="2004" calcext:value-type="float">
            <text:p>2004</text:p>
          </table:table-cell>
          <table:table-cell office:value-type="float" office:value="160596500" calcext:value-type="float">
            <text:p>160596500</text:p>
          </table:table-cell>
          <table:table-cell office:value-type="float" office:value="309224" calcext:value-type="float">
            <text:p>309224</text:p>
          </table:table-cell>
          <table:table-cell office:value-type="float" office:value="109265300" calcext:value-type="float">
            <text:p>109265300</text:p>
          </table:table-cell>
          <table:table-cell office:value-type="float" office:value="481235" calcext:value-type="float">
            <text:p>481235</text:p>
          </table:table-cell>
          <table:table-cell office:value-type="float" office:value="341.398858131794" calcext:value-type="float">
            <text:p>341,398858131794</text:p>
          </table:table-cell>
        </table:table-row>
        <table:table-row table:style-name="ro1">
          <table:table-cell table:style-name="Default" office:value-type="string" calcext:value-type="string">
            <text:p>NRMM</text:p>
          </table:table-cell>
          <table:table-cell office:value-type="float" office:value="2005" calcext:value-type="float">
            <text:p>2005</text:p>
          </table:table-cell>
          <table:table-cell office:value-type="float" office:value="180890000" calcext:value-type="float">
            <text:p>180890000</text:p>
          </table:table-cell>
          <table:table-cell office:value-type="float" office:value="378401" calcext:value-type="float">
            <text:p>378401</text:p>
          </table:table-cell>
          <table:table-cell office:value-type="float" office:value="149029300" calcext:value-type="float">
            <text:p>149029300</text:p>
          </table:table-cell>
          <table:table-cell office:value-type="float" office:value="545667" calcext:value-type="float">
            <text:p>545667</text:p>
          </table:table-cell>
          <table:table-cell office:value-type="float" office:value="357.029244601047" calcext:value-type="float">
            <text:p>357,029244601047</text:p>
          </table:table-cell>
        </table:table-row>
        <table:table-row table:style-name="ro1">
          <table:table-cell table:style-name="Default" office:value-type="string" calcext:value-type="string">
            <text:p>NRMM</text:p>
          </table:table-cell>
          <table:table-cell office:value-type="float" office:value="2006" calcext:value-type="float">
            <text:p>2006</text:p>
          </table:table-cell>
          <table:table-cell office:value-type="float" office:value="178189500" calcext:value-type="float">
            <text:p>178189500</text:p>
          </table:table-cell>
          <table:table-cell office:value-type="float" office:value="452406" calcext:value-type="float">
            <text:p>452406</text:p>
          </table:table-cell>
          <table:table-cell office:value-type="float" office:value="168066500" calcext:value-type="float">
            <text:p>168066500</text:p>
          </table:table-cell>
          <table:table-cell office:value-type="float" office:value="808999" calcext:value-type="float">
            <text:p>808999</text:p>
          </table:table-cell>
          <table:table-cell office:value-type="float" office:value="274.500259631126" calcext:value-type="float">
            <text:p>274,500259631126</text:p>
          </table:table-cell>
        </table:table-row>
        <table:table-row table:style-name="ro1">
          <table:table-cell table:style-name="Default" office:value-type="string" calcext:value-type="string">
            <text:p>NRMM</text:p>
          </table:table-cell>
          <table:table-cell office:value-type="float" office:value="2007" calcext:value-type="float">
            <text:p>2007</text:p>
          </table:table-cell>
          <table:table-cell office:value-type="float" office:value="182147300" calcext:value-type="float">
            <text:p>182147300</text:p>
          </table:table-cell>
          <table:table-cell office:value-type="float" office:value="298747" calcext:value-type="float">
            <text:p>298747</text:p>
          </table:table-cell>
          <table:table-cell office:value-type="float" office:value="178267900" calcext:value-type="float">
            <text:p>178267900</text:p>
          </table:table-cell>
          <table:table-cell office:value-type="float" office:value="785477" calcext:value-type="float">
            <text:p>785477</text:p>
          </table:table-cell>
          <table:table-cell office:value-type="float" office:value="332.417655392244" calcext:value-type="float">
            <text:p>332,417655392244</text:p>
          </table:table-cell>
        </table:table-row>
        <table:table-row table:style-name="ro1">
          <table:table-cell table:style-name="Default" office:value-type="string" calcext:value-type="string">
            <text:p>NRMM</text:p>
          </table:table-cell>
          <table:table-cell office:value-type="float" office:value="2008" calcext:value-type="float">
            <text:p>2008</text:p>
          </table:table-cell>
          <table:table-cell office:value-type="float" office:value="177065000" calcext:value-type="float">
            <text:p>177065000</text:p>
          </table:table-cell>
          <table:table-cell office:value-type="float" office:value="317478" calcext:value-type="float">
            <text:p>317478</text:p>
          </table:table-cell>
          <table:table-cell office:value-type="float" office:value="139462700" calcext:value-type="float">
            <text:p>139462700</text:p>
          </table:table-cell>
          <table:table-cell office:value-type="float" office:value="463256" calcext:value-type="float">
            <text:p>463256</text:p>
          </table:table-cell>
          <table:table-cell office:value-type="float" office:value="405.423229934907" calcext:value-type="float">
            <text:p>405,423229934907</text:p>
          </table:table-cell>
        </table:table-row>
        <table:table-row table:style-name="ro1">
          <table:table-cell table:style-name="Default" office:value-type="string" calcext:value-type="string">
            <text:p>NRMM</text:p>
          </table:table-cell>
          <table:table-cell office:value-type="float" office:value="2009" calcext:value-type="float">
            <text:p>2009</text:p>
          </table:table-cell>
          <table:table-cell office:value-type="float" office:value="121815800" calcext:value-type="float">
            <text:p>121815800</text:p>
          </table:table-cell>
          <table:table-cell office:value-type="float" office:value="207925" calcext:value-type="float">
            <text:p>207925</text:p>
          </table:table-cell>
          <table:table-cell office:value-type="float" office:value="91594600" calcext:value-type="float">
            <text:p>91594600</text:p>
          </table:table-cell>
          <table:table-cell office:value-type="float" office:value="363818" calcext:value-type="float">
            <text:p>363818</text:p>
          </table:table-cell>
          <table:table-cell office:value-type="float" office:value="373.262812137621" calcext:value-type="float">
            <text:p>373,262812137621</text:p>
          </table:table-cell>
        </table:table-row>
        <table:table-row table:style-name="ro1">
          <table:table-cell table:style-name="Default" office:value-type="string" calcext:value-type="string">
            <text:p>NRMM</text:p>
          </table:table-cell>
          <table:table-cell office:value-type="float" office:value="2010" calcext:value-type="float">
            <text:p>2010</text:p>
          </table:table-cell>
          <table:table-cell office:value-type="float" office:value="166082105" calcext:value-type="float">
            <text:p>166082105</text:p>
          </table:table-cell>
          <table:table-cell office:value-type="float" office:value="357230" calcext:value-type="float">
            <text:p>357230</text:p>
          </table:table-cell>
          <table:table-cell office:value-type="float" office:value="128274555" calcext:value-type="float">
            <text:p>128274555</text:p>
          </table:table-cell>
          <table:table-cell office:value-type="float" office:value="668266" calcext:value-type="float">
            <text:p>668266</text:p>
          </table:table-cell>
          <table:table-cell office:value-type="float" office:value="287.038330719964" calcext:value-type="float">
            <text:p>287,038330719964</text:p>
          </table:table-cell>
        </table:table-row>
        <table:table-row table:style-name="ro1">
          <table:table-cell table:style-name="Default" office:value-type="string" calcext:value-type="string">
            <text:p>NRMM</text:p>
          </table:table-cell>
          <table:table-cell office:value-type="float" office:value="2011" calcext:value-type="float">
            <text:p>2011</text:p>
          </table:table-cell>
          <table:table-cell office:value-type="float" office:value="226398854" calcext:value-type="float">
            <text:p>226398854</text:p>
          </table:table-cell>
          <table:table-cell office:value-type="float" office:value="511403" calcext:value-type="float">
            <text:p>511403</text:p>
          </table:table-cell>
          <table:table-cell office:value-type="float" office:value="206649576" calcext:value-type="float">
            <text:p>206649576</text:p>
          </table:table-cell>
          <table:table-cell office:value-type="float" office:value="999717" calcext:value-type="float">
            <text:p>999717</text:p>
          </table:table-cell>
          <table:table-cell office:value-type="float" office:value="286.574481179522" calcext:value-type="float">
            <text:p>286,574481179522</text:p>
          </table:table-cell>
        </table:table-row>
        <table:table-row table:style-name="ro1">
          <table:table-cell table:style-name="Default" office:value-type="string" calcext:value-type="string">
            <text:p>NRMM</text:p>
          </table:table-cell>
          <table:table-cell office:value-type="float" office:value="2012" calcext:value-type="float">
            <text:p>2012</text:p>
          </table:table-cell>
          <table:table-cell office:value-type="float" office:value="219108894" calcext:value-type="float">
            <text:p>219108894</text:p>
          </table:table-cell>
          <table:table-cell office:value-type="float" office:value="414153" calcext:value-type="float">
            <text:p>414153</text:p>
          </table:table-cell>
          <table:table-cell office:value-type="float" office:value="174583865" calcext:value-type="float">
            <text:p>174583865</text:p>
          </table:table-cell>
          <table:table-cell office:value-type="float" office:value="762506" calcext:value-type="float">
            <text:p>762506</text:p>
          </table:table-cell>
          <table:table-cell office:value-type="float" office:value="334.5852613204" calcext:value-type="float">
            <text:p>334,5852613204</text:p>
          </table:table-cell>
        </table:table-row>
        <table:table-row table:style-name="ro1">
          <table:table-cell table:style-name="Default" office:value-type="string" calcext:value-type="string">
            <text:p>NRMM</text:p>
          </table:table-cell>
          <table:table-cell office:value-type="float" office:value="2013" calcext:value-type="float">
            <text:p>2013</text:p>
          </table:table-cell>
          <table:table-cell office:value-type="float" office:value="195084503" calcext:value-type="float">
            <text:p>195084503</text:p>
          </table:table-cell>
          <table:table-cell office:value-type="float" office:value="326722" calcext:value-type="float">
            <text:p>326722</text:p>
          </table:table-cell>
          <table:table-cell office:value-type="float" office:value="671541208" calcext:value-type="float">
            <text:p>671541208</text:p>
          </table:table-cell>
          <table:table-cell office:value-type="float" office:value="811421" calcext:value-type="float">
            <text:p>811421</text:p>
          </table:table-cell>
          <table:table-cell office:value-type="float" office:value="761.438335077402" calcext:value-type="float">
            <text:p>761,438335077402</text:p>
          </table:table-cell>
        </table:table-row>
        <table:table-row table:style-name="ro1">
          <table:table-cell table:style-name="Default" office:value-type="string" calcext:value-type="string">
            <text:p>NRMM</text:p>
          </table:table-cell>
          <table:table-cell office:value-type="float" office:value="2014" calcext:value-type="float">
            <text:p>2014</text:p>
          </table:table-cell>
          <table:table-cell office:value-type="float" office:value="218922135" calcext:value-type="float">
            <text:p>218922135</text:p>
          </table:table-cell>
          <table:table-cell office:value-type="float" office:value="371904" calcext:value-type="float">
            <text:p>371904</text:p>
          </table:table-cell>
          <table:table-cell office:value-type="float" office:value="170896035" calcext:value-type="float">
            <text:p>170896035</text:p>
          </table:table-cell>
          <table:table-cell office:value-type="float" office:value="564294" calcext:value-type="float">
            <text:p>564294</text:p>
          </table:table-cell>
          <table:table-cell office:value-type="float" office:value="416.384322547154" calcext:value-type="float">
            <text:p>416,384322547154</text:p>
          </table:table-cell>
        </table:table-row>
        <table:table-row table:style-name="ro1">
          <table:table-cell table:style-name="Default" office:value-type="string" calcext:value-type="string">
            <text:p>NRMM</text:p>
          </table:table-cell>
          <table:table-cell office:value-type="float" office:value="2015" calcext:value-type="float">
            <text:p>2015</text:p>
          </table:table-cell>
          <table:table-cell office:value-type="float" office:value="206143701" calcext:value-type="float">
            <text:p>206143701</text:p>
          </table:table-cell>
          <table:table-cell office:value-type="float" office:value="252000" calcext:value-type="float">
            <text:p>252000</text:p>
          </table:table-cell>
          <table:table-cell office:value-type="float" office:value="144478759" calcext:value-type="float">
            <text:p>144478759</text:p>
          </table:table-cell>
          <table:table-cell office:value-type="float" office:value="342534" calcext:value-type="float">
            <text:p>342534</text:p>
          </table:table-cell>
          <table:table-cell office:value-type="float" office:value="589.743328388284" calcext:value-type="float">
            <text:p>589,743328388284</text:p>
          </table:table-cell>
        </table:table-row>
        <table:table-row table:style-name="ro1">
          <table:table-cell table:style-name="Default" office:value-type="string" calcext:value-type="string">
            <text:p>NRMM</text:p>
          </table:table-cell>
          <table:table-cell office:value-type="float" office:value="2016" calcext:value-type="float">
            <text:p>2016</text:p>
          </table:table-cell>
          <table:table-cell office:value-type="float" office:value="2748392877" calcext:value-type="float">
            <text:p>2748392877</text:p>
          </table:table-cell>
          <table:table-cell office:value-type="float" office:value="906486" calcext:value-type="float">
            <text:p>906486</text:p>
          </table:table-cell>
          <table:table-cell office:value-type="float" office:value="2195261735" calcext:value-type="float">
            <text:p>2195261735</text:p>
          </table:table-cell>
          <table:table-cell office:value-type="float" office:value="1028755" calcext:value-type="float">
            <text:p>1028755</text:p>
          </table:table-cell>
          <table:table-cell office:value-type="float" office:value="2554.54210199143" calcext:value-type="float">
            <text:p>2554,54210199143</text:p>
          </table:table-cell>
        </table:table-row>
        <table:table-row table:style-name="ro1">
          <table:table-cell table:style-name="Default" office:value-type="string" calcext:value-type="string">
            <text:p>NRMM</text:p>
          </table:table-cell>
          <table:table-cell office:value-type="float" office:value="2017" calcext:value-type="float">
            <text:p>2017</text:p>
          </table:table-cell>
          <table:table-cell office:value-type="float" office:value="3043054672" calcext:value-type="float">
            <text:p>3043054672</text:p>
          </table:table-cell>
          <table:table-cell office:value-type="float" office:value="1064005" calcext:value-type="float">
            <text:p>1064005</text:p>
          </table:table-cell>
          <table:table-cell office:value-type="float" office:value="2450123379" calcext:value-type="float">
            <text:p>2450123379</text:p>
          </table:table-cell>
          <table:table-cell office:value-type="float" office:value="1551792" calcext:value-type="float">
            <text:p>1551792</text:p>
          </table:table-cell>
          <table:table-cell office:value-type="float" office:value="2100.00166335537" calcext:value-type="float">
            <text:p>2100,00166335537</text:p>
          </table:table-cell>
        </table:table-row>
        <table:table-row table:style-name="ro1">
          <table:table-cell table:style-name="Default" office:value-type="string" calcext:value-type="string">
            <text:p>NRMM</text:p>
          </table:table-cell>
          <table:table-cell office:value-type="float" office:value="2018" calcext:value-type="float">
            <text:p>2018</text:p>
          </table:table-cell>
          <table:table-cell office:value-type="float" office:value="3404004162" calcext:value-type="float">
            <text:p>3404004162</text:p>
          </table:table-cell>
          <table:table-cell office:value-type="float" office:value="1647126" calcext:value-type="float">
            <text:p>1647126</text:p>
          </table:table-cell>
          <table:table-cell office:value-type="float" office:value="2934713198" calcext:value-type="float">
            <text:p>2934713198</text:p>
          </table:table-cell>
          <table:table-cell office:value-type="float" office:value="1455697" calcext:value-type="float">
            <text:p>1455697</text:p>
          </table:table-cell>
          <table:table-cell office:value-type="float" office:value="2042.8871901491" calcext:value-type="float">
            <text:p>2042,8871901491</text:p>
          </table:table-cell>
        </table:table-row>
        <table:table-row table:style-name="ro1">
          <table:table-cell table:style-name="Default" office:value-type="string" calcext:value-type="string">
            <text:p>Nickel batteries</text:p>
          </table:table-cell>
          <table:table-cell office:value-type="float" office:value="2006" calcext:value-type="float">
            <text:p>2006</text:p>
          </table:table-cell>
          <table:table-cell office:value-type="float" office:value="10346700" calcext:value-type="float">
            <text:p>10346700</text:p>
          </table:table-cell>
          <table:table-cell office:value-type="float" office:value="60432722" calcext:value-type="float">
            <text:p>60432722</text:p>
          </table:table-cell>
          <table:table-cell office:value-type="float" office:value="11173600" calcext:value-type="float">
            <text:p>11173600</text:p>
          </table:table-cell>
          <table:table-cell office:value-type="float" office:value="118634974" calcext:value-type="float">
            <text:p>118634974</text:p>
          </table:table-cell>
          <table:table-cell office:value-type="float" office:value="0.120179688914968" calcext:value-type="float">
            <text:p>0,120179688914968</text:p>
          </table:table-cell>
        </table:table-row>
        <table:table-row table:style-name="ro1">
          <table:table-cell table:style-name="Default" office:value-type="string" calcext:value-type="string">
            <text:p>Nickel batteries</text:p>
          </table:table-cell>
          <table:table-cell office:value-type="float" office:value="2007" calcext:value-type="float">
            <text:p>2007</text:p>
          </table:table-cell>
          <table:table-cell office:value-type="float" office:value="11411900" calcext:value-type="float">
            <text:p>11411900</text:p>
          </table:table-cell>
          <table:table-cell office:value-type="float" office:value="53691762" calcext:value-type="float">
            <text:p>53691762</text:p>
          </table:table-cell>
          <table:table-cell office:value-type="float" office:value="11116700" calcext:value-type="float">
            <text:p>11116700</text:p>
          </table:table-cell>
          <table:table-cell office:value-type="float" office:value="117503850" calcext:value-type="float">
            <text:p>117503850</text:p>
          </table:table-cell>
          <table:table-cell office:value-type="float" office:value="0.131595662627147" calcext:value-type="float">
            <text:p>0,131595662627147</text:p>
          </table:table-cell>
        </table:table-row>
        <table:table-row table:style-name="ro1">
          <table:table-cell table:style-name="Default" office:value-type="string" calcext:value-type="string">
            <text:p>Nickel batteries</text:p>
          </table:table-cell>
          <table:table-cell office:value-type="float" office:value="2008" calcext:value-type="float">
            <text:p>2008</text:p>
          </table:table-cell>
          <table:table-cell office:value-type="float" office:value="5582200" calcext:value-type="float">
            <text:p>5582200</text:p>
          </table:table-cell>
          <table:table-cell office:value-type="float" office:value="30580351" calcext:value-type="float">
            <text:p>30580351</text:p>
          </table:table-cell>
          <table:table-cell office:value-type="float" office:value="8696100" calcext:value-type="float">
            <text:p>8696100</text:p>
          </table:table-cell>
          <table:table-cell office:value-type="float" office:value="323134330" calcext:value-type="float">
            <text:p>323134330</text:p>
          </table:table-cell>
          <table:table-cell office:value-type="float" office:value="0.0403667157937389" calcext:value-type="float">
            <text:p>0,040366715793739</text:p>
          </table:table-cell>
        </table:table-row>
        <table:table-row table:style-name="ro1">
          <table:table-cell table:style-name="Default" office:value-type="string" calcext:value-type="string">
            <text:p>Nickel batteries</text:p>
          </table:table-cell>
          <table:table-cell office:value-type="float" office:value="2009" calcext:value-type="float">
            <text:p>2009</text:p>
          </table:table-cell>
          <table:table-cell office:value-type="float" office:value="4433400" calcext:value-type="float">
            <text:p>4433400</text:p>
          </table:table-cell>
          <table:table-cell office:value-type="float" office:value="21446073" calcext:value-type="float">
            <text:p>21446073</text:p>
          </table:table-cell>
          <table:table-cell office:value-type="float" office:value="6721100" calcext:value-type="float">
            <text:p>6721100</text:p>
          </table:table-cell>
          <table:table-cell office:value-type="float" office:value="42138957" calcext:value-type="float">
            <text:p>42138957</text:p>
          </table:table-cell>
          <table:table-cell office:value-type="float" office:value="0.175426511554685" calcext:value-type="float">
            <text:p>0,175426511554685</text:p>
          </table:table-cell>
        </table:table-row>
        <table:table-row table:style-name="ro1">
          <table:table-cell table:style-name="Default" office:value-type="string" calcext:value-type="string">
            <text:p>Nickel batteries</text:p>
          </table:table-cell>
          <table:table-cell office:value-type="float" office:value="2010" calcext:value-type="float">
            <text:p>2010</text:p>
          </table:table-cell>
          <table:table-cell office:value-type="float" office:value="6247936" calcext:value-type="float">
            <text:p>6247936</text:p>
          </table:table-cell>
          <table:table-cell office:value-type="float" office:value="20136354" calcext:value-type="float">
            <text:p>20136354</text:p>
          </table:table-cell>
          <table:table-cell office:value-type="float" office:value="9392301" calcext:value-type="float">
            <text:p>9392301</text:p>
          </table:table-cell>
          <table:table-cell office:value-type="float" office:value="43207370" calcext:value-type="float">
            <text:p>43207370</text:p>
          </table:table-cell>
          <table:table-cell office:value-type="float" office:value="0.246910601593301" calcext:value-type="float">
            <text:p>0,246910601593301</text:p>
          </table:table-cell>
        </table:table-row>
        <table:table-row table:style-name="ro1">
          <table:table-cell table:style-name="Default" office:value-type="string" calcext:value-type="string">
            <text:p>Nickel batteries</text:p>
          </table:table-cell>
          <table:table-cell office:value-type="float" office:value="2011" calcext:value-type="float">
            <text:p>2011</text:p>
          </table:table-cell>
          <table:table-cell office:value-type="float" office:value="69855121" calcext:value-type="float">
            <text:p>69855121</text:p>
          </table:table-cell>
          <table:table-cell office:value-type="float" office:value="25449936" calcext:value-type="float">
            <text:p>25449936</text:p>
          </table:table-cell>
          <table:table-cell office:value-type="float" office:value="21572290" calcext:value-type="float">
            <text:p>21572290</text:p>
          </table:table-cell>
          <table:table-cell office:value-type="float" office:value="65317590" calcext:value-type="float">
            <text:p>65317590</text:p>
          </table:table-cell>
          <table:table-cell office:value-type="float" office:value="1.00727005603304" calcext:value-type="float">
            <text:p>1,00727005603304</text:p>
          </table:table-cell>
        </table:table-row>
        <table:table-row table:style-name="ro1">
          <table:table-cell table:style-name="Default" office:value-type="string" calcext:value-type="string">
            <text:p>Nickel batteries</text:p>
          </table:table-cell>
          <table:table-cell office:value-type="float" office:value="2012" calcext:value-type="float">
            <text:p>2012</text:p>
          </table:table-cell>
          <table:table-cell office:value-type="float" office:value="118826157" calcext:value-type="float">
            <text:p>118826157</text:p>
          </table:table-cell>
          <table:table-cell office:value-type="float" office:value="278660249" calcext:value-type="float">
            <text:p>278660249</text:p>
          </table:table-cell>
          <table:table-cell office:value-type="float" office:value="99673906" calcext:value-type="float">
            <text:p>99673906</text:p>
          </table:table-cell>
          <table:table-cell office:value-type="float" office:value="619091555" calcext:value-type="float">
            <text:p>619091555</text:p>
          </table:table-cell>
          <table:table-cell office:value-type="float" office:value="0.243385824485628" calcext:value-type="float">
            <text:p>0,243385824485628</text:p>
          </table:table-cell>
        </table:table-row>
        <table:table-row table:style-name="ro1">
          <table:table-cell table:style-name="Default" office:value-type="string" calcext:value-type="string">
            <text:p>Nickel batteries</text:p>
          </table:table-cell>
          <table:table-cell office:value-type="float" office:value="2013" calcext:value-type="float">
            <text:p>2013</text:p>
          </table:table-cell>
          <table:table-cell office:value-type="float" office:value="100940366" calcext:value-type="float">
            <text:p>100940366</text:p>
          </table:table-cell>
          <table:table-cell office:value-type="float" office:value="297235732" calcext:value-type="float">
            <text:p>297235732</text:p>
          </table:table-cell>
          <table:table-cell office:value-type="float" office:value="188425824" calcext:value-type="float">
            <text:p>188425824</text:p>
          </table:table-cell>
          <table:table-cell office:value-type="float" office:value="631196948" calcext:value-type="float">
            <text:p>631196948</text:p>
          </table:table-cell>
          <table:table-cell office:value-type="float" office:value="0.311671698156941" calcext:value-type="float">
            <text:p>0,311671698156941</text:p>
          </table:table-cell>
        </table:table-row>
        <table:table-row table:style-name="ro1">
          <table:table-cell table:style-name="Default" office:value-type="string" calcext:value-type="string">
            <text:p>Nickel batteries</text:p>
          </table:table-cell>
          <table:table-cell office:value-type="float" office:value="2014" calcext:value-type="float">
            <text:p>2014</text:p>
          </table:table-cell>
          <table:table-cell office:value-type="float" office:value="93276749" calcext:value-type="float">
            <text:p>93276749</text:p>
          </table:table-cell>
          <table:table-cell office:value-type="float" office:value="301382221" calcext:value-type="float">
            <text:p>301382221</text:p>
          </table:table-cell>
          <table:table-cell office:value-type="float" office:value="185762185" calcext:value-type="float">
            <text:p>185762185</text:p>
          </table:table-cell>
          <table:table-cell office:value-type="float" office:value="651520228" calcext:value-type="float">
            <text:p>651520228</text:p>
          </table:table-cell>
          <table:table-cell office:value-type="float" office:value="0.292830535059313" calcext:value-type="float">
            <text:p>0,292830535059313</text:p>
          </table:table-cell>
        </table:table-row>
        <table:table-row table:style-name="ro1">
          <table:table-cell table:style-name="Default" office:value-type="string" calcext:value-type="string">
            <text:p>Nickel batteries</text:p>
          </table:table-cell>
          <table:table-cell office:value-type="float" office:value="2015" calcext:value-type="float">
            <text:p>2015</text:p>
          </table:table-cell>
          <table:table-cell office:value-type="float" office:value="101203488" calcext:value-type="float">
            <text:p>101203488</text:p>
          </table:table-cell>
          <table:table-cell office:value-type="float" office:value="326188054" calcext:value-type="float">
            <text:p>326188054</text:p>
          </table:table-cell>
          <table:table-cell office:value-type="float" office:value="213053459" calcext:value-type="float">
            <text:p>213053459</text:p>
          </table:table-cell>
          <table:table-cell office:value-type="float" office:value="759768797" calcext:value-type="float">
            <text:p>759768797</text:p>
          </table:table-cell>
          <table:table-cell office:value-type="float" office:value="0.289382535512914" calcext:value-type="float">
            <text:p>0,289382535512914</text:p>
          </table:table-cell>
        </table:table-row>
        <table:table-row table:style-name="ro1">
          <table:table-cell table:style-name="Default" office:value-type="string" calcext:value-type="string">
            <text:p>Nickel batteries</text:p>
          </table:table-cell>
          <table:table-cell office:value-type="float" office:value="2016" calcext:value-type="float">
            <text:p>2016</text:p>
          </table:table-cell>
          <table:table-cell office:value-type="float" office:value="103222506" calcext:value-type="float">
            <text:p>103222506</text:p>
          </table:table-cell>
          <table:table-cell office:value-type="float" office:value="375615233" calcext:value-type="float">
            <text:p>375615233</text:p>
          </table:table-cell>
          <table:table-cell office:value-type="float" office:value="216237596" calcext:value-type="float">
            <text:p>216237596</text:p>
          </table:table-cell>
          <table:table-cell office:value-type="float" office:value="870615037" calcext:value-type="float">
            <text:p>870615037</text:p>
          </table:table-cell>
          <table:table-cell office:value-type="float" office:value="0.256341151142156" calcext:value-type="float">
            <text:p>0,256341151142156</text:p>
          </table:table-cell>
        </table:table-row>
        <table:table-row table:style-name="ro1">
          <table:table-cell table:style-name="Default" office:value-type="string" calcext:value-type="string">
            <text:p>Nickel batteries</text:p>
          </table:table-cell>
          <table:table-cell office:value-type="float" office:value="2017" calcext:value-type="float">
            <text:p>2017</text:p>
          </table:table-cell>
          <table:table-cell office:value-type="float" office:value="117224971" calcext:value-type="float">
            <text:p>117224971</text:p>
          </table:table-cell>
          <table:table-cell office:value-type="float" office:value="433853951" calcext:value-type="float">
            <text:p>433853951</text:p>
          </table:table-cell>
          <table:table-cell office:value-type="float" office:value="241556810" calcext:value-type="float">
            <text:p>241556810</text:p>
          </table:table-cell>
          <table:table-cell office:value-type="float" office:value="1014647735" calcext:value-type="float">
            <text:p>1014647735</text:p>
          </table:table-cell>
          <table:table-cell office:value-type="float" office:value="0.247691655776229" calcext:value-type="float">
            <text:p>0,247691655776229</text:p>
          </table:table-cell>
        </table:table-row>
        <table:table-row table:style-name="ro1">
          <table:table-cell table:style-name="Default" office:value-type="string" calcext:value-type="string">
            <text:p>Nickel batteries</text:p>
          </table:table-cell>
          <table:table-cell office:value-type="float" office:value="2018" calcext:value-type="float">
            <text:p>2018</text:p>
          </table:table-cell>
          <table:table-cell office:value-type="float" office:value="140535167" calcext:value-type="float">
            <text:p>140535167</text:p>
          </table:table-cell>
          <table:table-cell office:value-type="float" office:value="473237355" calcext:value-type="float">
            <text:p>473237355</text:p>
          </table:table-cell>
          <table:table-cell office:value-type="float" office:value="276088994" calcext:value-type="float">
            <text:p>276088994</text:p>
          </table:table-cell>
          <table:table-cell office:value-type="float" office:value="1142413394" calcext:value-type="float">
            <text:p>1142413394</text:p>
          </table:table-cell>
          <table:table-cell office:value-type="float" office:value="0.257867711358948" calcext:value-type="float">
            <text:p>0,257867711358948</text:p>
          </table:table-cell>
        </table:table-row>
        <table:table-row table:style-name="ro1">
          <table:table-cell table:style-name="Default" office:value-type="string" calcext:value-type="string">
            <text:p>Shavers</text:p>
          </table:table-cell>
          <table:table-cell office:value-type="float" office:value="1993" calcext:value-type="float">
            <text:p>1993</text:p>
          </table:table-cell>
          <table:table-cell office:value-type="float" office:value="6529200" calcext:value-type="float">
            <text:p>6529200</text:p>
          </table:table-cell>
          <table:table-cell office:value-type="float" office:value="26375444" calcext:value-type="float">
            <text:p>26375444</text:p>
          </table:table-cell>
          <table:table-cell office:value-type="float" office:value="3860600" calcext:value-type="float">
            <text:p>3860600</text:p>
          </table:table-cell>
          <table:table-cell office:value-type="float" office:value="12604522" calcext:value-type="float">
            <text:p>12604522</text:p>
          </table:table-cell>
          <table:table-cell office:value-type="float" office:value="0.266542048805276" calcext:value-type="float">
            <text:p>0,266542048805276</text:p>
          </table:table-cell>
        </table:table-row>
        <table:table-row table:style-name="ro1">
          <table:table-cell table:style-name="Default" office:value-type="string" calcext:value-type="string">
            <text:p>Shavers</text:p>
          </table:table-cell>
          <table:table-cell office:value-type="float" office:value="1994" calcext:value-type="float">
            <text:p>1994</text:p>
          </table:table-cell>
          <table:table-cell office:value-type="float" office:value="6464600" calcext:value-type="float">
            <text:p>6464600</text:p>
          </table:table-cell>
          <table:table-cell office:value-type="float" office:value="18071899" calcext:value-type="float">
            <text:p>18071899</text:p>
          </table:table-cell>
          <table:table-cell office:value-type="float" office:value="4107400" calcext:value-type="float">
            <text:p>4107400</text:p>
          </table:table-cell>
          <table:table-cell office:value-type="float" office:value="14050611" calcext:value-type="float">
            <text:p>14050611</text:p>
          </table:table-cell>
          <table:table-cell office:value-type="float" office:value="0.329115003777725" calcext:value-type="float">
            <text:p>0,329115003777725</text:p>
          </table:table-cell>
        </table:table-row>
        <table:table-row table:style-name="ro1">
          <table:table-cell table:style-name="Default" office:value-type="string" calcext:value-type="string">
            <text:p>Shavers</text:p>
          </table:table-cell>
          <table:table-cell office:value-type="float" office:value="1995" calcext:value-type="float">
            <text:p>1995</text:p>
          </table:table-cell>
          <table:table-cell office:value-type="float" office:value="8164300" calcext:value-type="float">
            <text:p>8164300</text:p>
          </table:table-cell>
          <table:table-cell office:value-type="float" office:value="23669579" calcext:value-type="float">
            <text:p>23669579</text:p>
          </table:table-cell>
          <table:table-cell office:value-type="float" office:value="5354900" calcext:value-type="float">
            <text:p>5354900</text:p>
          </table:table-cell>
          <table:table-cell office:value-type="float" office:value="16411100" calcext:value-type="float">
            <text:p>16411100</text:p>
          </table:table-cell>
          <table:table-cell office:value-type="float" office:value="0.337299674988041" calcext:value-type="float">
            <text:p>0,337299674988041</text:p>
          </table:table-cell>
        </table:table-row>
        <table:table-row table:style-name="ro1">
          <table:table-cell table:style-name="Default" office:value-type="string" calcext:value-type="string">
            <text:p>Shavers</text:p>
          </table:table-cell>
          <table:table-cell office:value-type="float" office:value="1996" calcext:value-type="float">
            <text:p>1996</text:p>
          </table:table-cell>
          <table:table-cell office:value-type="float" office:value="6892900" calcext:value-type="float">
            <text:p>6892900</text:p>
          </table:table-cell>
          <table:table-cell office:value-type="float" office:value="21650373" calcext:value-type="float">
            <text:p>21650373</text:p>
          </table:table-cell>
          <table:table-cell office:value-type="float" office:value="4957800" calcext:value-type="float">
            <text:p>4957800</text:p>
          </table:table-cell>
          <table:table-cell office:value-type="float" office:value="12651029" calcext:value-type="float">
            <text:p>12651029</text:p>
          </table:table-cell>
          <table:table-cell office:value-type="float" office:value="0.345487336056993" calcext:value-type="float">
            <text:p>0,345487336056993</text:p>
          </table:table-cell>
        </table:table-row>
        <table:table-row table:style-name="ro1">
          <table:table-cell table:style-name="Default" office:value-type="string" calcext:value-type="string">
            <text:p>Shavers</text:p>
          </table:table-cell>
          <table:table-cell office:value-type="float" office:value="1997" calcext:value-type="float">
            <text:p>1997</text:p>
          </table:table-cell>
          <table:table-cell office:value-type="float" office:value="6594600" calcext:value-type="float">
            <text:p>6594600</text:p>
          </table:table-cell>
          <table:table-cell office:value-type="float" office:value="21662441" calcext:value-type="float">
            <text:p>21662441</text:p>
          </table:table-cell>
          <table:table-cell office:value-type="float" office:value="4523700" calcext:value-type="float">
            <text:p>4523700</text:p>
          </table:table-cell>
          <table:table-cell office:value-type="float" office:value="14149523" calcext:value-type="float">
            <text:p>14149523</text:p>
          </table:table-cell>
          <table:table-cell office:value-type="float" office:value="0.310463285398142" calcext:value-type="float">
            <text:p>0,310463285398142</text:p>
          </table:table-cell>
        </table:table-row>
        <table:table-row table:style-name="ro1">
          <table:table-cell table:style-name="Default" office:value-type="string" calcext:value-type="string">
            <text:p>Shavers</text:p>
          </table:table-cell>
          <table:table-cell office:value-type="float" office:value="1998" calcext:value-type="float">
            <text:p>1998</text:p>
          </table:table-cell>
          <table:table-cell office:value-type="float" office:value="6989900" calcext:value-type="float">
            <text:p>6989900</text:p>
          </table:table-cell>
          <table:table-cell office:value-type="float" office:value="21164661" calcext:value-type="float">
            <text:p>21164661</text:p>
          </table:table-cell>
          <table:table-cell office:value-type="float" office:value="5361200" calcext:value-type="float">
            <text:p>5361200</text:p>
          </table:table-cell>
          <table:table-cell office:value-type="float" office:value="15807453" calcext:value-type="float">
            <text:p>15807453</text:p>
          </table:table-cell>
          <table:table-cell office:value-type="float" office:value="0.334065290396973" calcext:value-type="float">
            <text:p>0,334065290396973</text:p>
          </table:table-cell>
        </table:table-row>
        <table:table-row table:style-name="ro1">
          <table:table-cell table:style-name="Default" office:value-type="string" calcext:value-type="string">
            <text:p>Shavers</text:p>
          </table:table-cell>
          <table:table-cell office:value-type="float" office:value="1999" calcext:value-type="float">
            <text:p>1999</text:p>
          </table:table-cell>
          <table:table-cell office:value-type="float" office:value="7440000" calcext:value-type="float">
            <text:p>7440000</text:p>
          </table:table-cell>
          <table:table-cell office:value-type="float" office:value="21731503" calcext:value-type="float">
            <text:p>21731503</text:p>
          </table:table-cell>
          <table:table-cell office:value-type="float" office:value="6246800" calcext:value-type="float">
            <text:p>6246800</text:p>
          </table:table-cell>
          <table:table-cell office:value-type="float" office:value="17576208" calcext:value-type="float">
            <text:p>17576208</text:p>
          </table:table-cell>
          <table:table-cell office:value-type="float" office:value="0.348196311914474" calcext:value-type="float">
            <text:p>0,348196311914474</text:p>
          </table:table-cell>
        </table:table-row>
        <table:table-row table:style-name="ro1">
          <table:table-cell table:style-name="Default" office:value-type="string" calcext:value-type="string">
            <text:p>Shavers</text:p>
          </table:table-cell>
          <table:table-cell office:value-type="float" office:value="2000" calcext:value-type="float">
            <text:p>2000</text:p>
          </table:table-cell>
          <table:table-cell office:value-type="float" office:value="7949200" calcext:value-type="float">
            <text:p>7949200</text:p>
          </table:table-cell>
          <table:table-cell office:value-type="float" office:value="22582184" calcext:value-type="float">
            <text:p>22582184</text:p>
          </table:table-cell>
          <table:table-cell office:value-type="float" office:value="7114000" calcext:value-type="float">
            <text:p>7114000</text:p>
          </table:table-cell>
          <table:table-cell office:value-type="float" office:value="20449669" calcext:value-type="float">
            <text:p>20449669</text:p>
          </table:table-cell>
          <table:table-cell office:value-type="float" office:value="0.350047672825058" calcext:value-type="float">
            <text:p>0,350047672825058</text:p>
          </table:table-cell>
        </table:table-row>
        <table:table-row table:style-name="ro1">
          <table:table-cell table:style-name="Default" office:value-type="string" calcext:value-type="string">
            <text:p>Shavers</text:p>
          </table:table-cell>
          <table:table-cell office:value-type="float" office:value="2001" calcext:value-type="float">
            <text:p>2001</text:p>
          </table:table-cell>
          <table:table-cell office:value-type="float" office:value="9851200" calcext:value-type="float">
            <text:p>9851200</text:p>
          </table:table-cell>
          <table:table-cell office:value-type="float" office:value="24464230" calcext:value-type="float">
            <text:p>24464230</text:p>
          </table:table-cell>
          <table:table-cell office:value-type="float" office:value="8973800" calcext:value-type="float">
            <text:p>8973800</text:p>
          </table:table-cell>
          <table:table-cell office:value-type="float" office:value="21962690" calcext:value-type="float">
            <text:p>21962690</text:p>
          </table:table-cell>
          <table:table-cell office:value-type="float" office:value="0.405475960929564" calcext:value-type="float">
            <text:p>0,405475960929564</text:p>
          </table:table-cell>
        </table:table-row>
        <table:table-row table:style-name="ro1">
          <table:table-cell table:style-name="Default" office:value-type="string" calcext:value-type="string">
            <text:p>Shavers</text:p>
          </table:table-cell>
          <table:table-cell office:value-type="float" office:value="2002" calcext:value-type="float">
            <text:p>2002</text:p>
          </table:table-cell>
          <table:table-cell office:value-type="float" office:value="11093700" calcext:value-type="float">
            <text:p>11093700</text:p>
          </table:table-cell>
          <table:table-cell office:value-type="float" office:value="26929625" calcext:value-type="float">
            <text:p>26929625</text:p>
          </table:table-cell>
          <table:table-cell office:value-type="float" office:value="8324900" calcext:value-type="float">
            <text:p>8324900</text:p>
          </table:table-cell>
          <table:table-cell office:value-type="float" office:value="22535090" calcext:value-type="float">
            <text:p>22535090</text:p>
          </table:table-cell>
          <table:table-cell office:value-type="float" office:value="0.392574787906895" calcext:value-type="float">
            <text:p>0,392574787906895</text:p>
          </table:table-cell>
        </table:table-row>
        <table:table-row table:style-name="ro1">
          <table:table-cell table:style-name="Default" office:value-type="string" calcext:value-type="string">
            <text:p>Shavers</text:p>
          </table:table-cell>
          <table:table-cell office:value-type="float" office:value="2003" calcext:value-type="float">
            <text:p>2003</text:p>
          </table:table-cell>
          <table:table-cell office:value-type="float" office:value="12462700" calcext:value-type="float">
            <text:p>12462700</text:p>
          </table:table-cell>
          <table:table-cell office:value-type="float" office:value="24322278" calcext:value-type="float">
            <text:p>24322278</text:p>
          </table:table-cell>
          <table:table-cell office:value-type="float" office:value="9147100" calcext:value-type="float">
            <text:p>9147100</text:p>
          </table:table-cell>
          <table:table-cell office:value-type="float" office:value="23160020" calcext:value-type="float">
            <text:p>23160020</text:p>
          </table:table-cell>
          <table:table-cell office:value-type="float" office:value="0.45511276644614" calcext:value-type="float">
            <text:p>0,45511276644614</text:p>
          </table:table-cell>
        </table:table-row>
        <table:table-row table:style-name="ro1">
          <table:table-cell table:style-name="Default" office:value-type="string" calcext:value-type="string">
            <text:p>Shavers</text:p>
          </table:table-cell>
          <table:table-cell office:value-type="float" office:value="2004" calcext:value-type="float">
            <text:p>2004</text:p>
          </table:table-cell>
          <table:table-cell office:value-type="float" office:value="13013100" calcext:value-type="float">
            <text:p>13013100</text:p>
          </table:table-cell>
          <table:table-cell office:value-type="float" office:value="24706553" calcext:value-type="float">
            <text:p>24706553</text:p>
          </table:table-cell>
          <table:table-cell office:value-type="float" office:value="11933200" calcext:value-type="float">
            <text:p>11933200</text:p>
          </table:table-cell>
          <table:table-cell office:value-type="float" office:value="28034200" calcext:value-type="float">
            <text:p>28034200</text:p>
          </table:table-cell>
          <table:table-cell office:value-type="float" office:value="0.472998555784746" calcext:value-type="float">
            <text:p>0,472998555784746</text:p>
          </table:table-cell>
        </table:table-row>
        <table:table-row table:style-name="ro1">
          <table:table-cell table:style-name="Default" office:value-type="string" calcext:value-type="string">
            <text:p>Shavers</text:p>
          </table:table-cell>
          <table:table-cell office:value-type="float" office:value="2005" calcext:value-type="float">
            <text:p>2005</text:p>
          </table:table-cell>
          <table:table-cell office:value-type="float" office:value="11375400" calcext:value-type="float">
            <text:p>11375400</text:p>
          </table:table-cell>
          <table:table-cell office:value-type="float" office:value="23106797" calcext:value-type="float">
            <text:p>23106797</text:p>
          </table:table-cell>
          <table:table-cell office:value-type="float" office:value="15790400" calcext:value-type="float">
            <text:p>15790400</text:p>
          </table:table-cell>
          <table:table-cell office:value-type="float" office:value="43646784" calcext:value-type="float">
            <text:p>43646784</text:p>
          </table:table-cell>
          <table:table-cell office:value-type="float" office:value="0.406956444778596" calcext:value-type="float">
            <text:p>0,406956444778596</text:p>
          </table:table-cell>
        </table:table-row>
        <table:table-row table:style-name="ro1">
          <table:table-cell table:style-name="Default" office:value-type="string" calcext:value-type="string">
            <text:p>Shavers</text:p>
          </table:table-cell>
          <table:table-cell office:value-type="float" office:value="2006" calcext:value-type="float">
            <text:p>2006</text:p>
          </table:table-cell>
          <table:table-cell office:value-type="float" office:value="12712200" calcext:value-type="float">
            <text:p>12712200</text:p>
          </table:table-cell>
          <table:table-cell office:value-type="float" office:value="25926222" calcext:value-type="float">
            <text:p>25926222</text:p>
          </table:table-cell>
          <table:table-cell office:value-type="float" office:value="13481100" calcext:value-type="float">
            <text:p>13481100</text:p>
          </table:table-cell>
          <table:table-cell office:value-type="float" office:value="44907875" calcext:value-type="float">
            <text:p>44907875</text:p>
          </table:table-cell>
          <table:table-cell office:value-type="float" office:value="0.369783778001716" calcext:value-type="float">
            <text:p>0,369783778001716</text:p>
          </table:table-cell>
        </table:table-row>
        <table:table-row table:style-name="ro1">
          <table:table-cell table:style-name="Default" office:value-type="string" calcext:value-type="string">
            <text:p>Shavers</text:p>
          </table:table-cell>
          <table:table-cell office:value-type="float" office:value="2007" calcext:value-type="float">
            <text:p>2007</text:p>
          </table:table-cell>
          <table:table-cell office:value-type="float" office:value="10549800" calcext:value-type="float">
            <text:p>10549800</text:p>
          </table:table-cell>
          <table:table-cell office:value-type="float" office:value="25371646" calcext:value-type="float">
            <text:p>25371646</text:p>
          </table:table-cell>
          <table:table-cell office:value-type="float" office:value="12183400" calcext:value-type="float">
            <text:p>12183400</text:p>
          </table:table-cell>
          <table:table-cell office:value-type="float" office:value="31301715" calcext:value-type="float">
            <text:p>31301715</text:p>
          </table:table-cell>
          <table:table-cell office:value-type="float" office:value="0.401126730422782" calcext:value-type="float">
            <text:p>0,401126730422782</text:p>
          </table:table-cell>
        </table:table-row>
        <table:table-row table:style-name="ro1">
          <table:table-cell table:style-name="Default" office:value-type="string" calcext:value-type="string">
            <text:p>Shavers</text:p>
          </table:table-cell>
          <table:table-cell office:value-type="float" office:value="2008" calcext:value-type="float">
            <text:p>2008</text:p>
          </table:table-cell>
          <table:table-cell office:value-type="float" office:value="3741300" calcext:value-type="float">
            <text:p>3741300</text:p>
          </table:table-cell>
          <table:table-cell office:value-type="float" office:value="15547916" calcext:value-type="float">
            <text:p>15547916</text:p>
          </table:table-cell>
          <table:table-cell office:value-type="float" office:value="97051300" calcext:value-type="float">
            <text:p>97051300</text:p>
          </table:table-cell>
          <table:table-cell office:value-type="float" office:value="26894816" calcext:value-type="float">
            <text:p>26894816</text:p>
          </table:table-cell>
          <table:table-cell office:value-type="float" office:value="2.37479057662923" calcext:value-type="float">
            <text:p>2,37479057662923</text:p>
          </table:table-cell>
        </table:table-row>
        <table:table-row table:style-name="ro1">
          <table:table-cell table:style-name="Default" office:value-type="string" calcext:value-type="string">
            <text:p>Shavers</text:p>
          </table:table-cell>
          <table:table-cell office:value-type="float" office:value="2009" calcext:value-type="float">
            <text:p>2009</text:p>
          </table:table-cell>
          <table:table-cell office:value-type="float" office:value="8518700" calcext:value-type="float">
            <text:p>8518700</text:p>
          </table:table-cell>
          <table:table-cell office:value-type="float" office:value="17898202" calcext:value-type="float">
            <text:p>17898202</text:p>
          </table:table-cell>
          <table:table-cell office:value-type="float" office:value="13123400" calcext:value-type="float">
            <text:p>13123400</text:p>
          </table:table-cell>
          <table:table-cell office:value-type="float" office:value="25165596" calcext:value-type="float">
            <text:p>25165596</text:p>
          </table:table-cell>
          <table:table-cell office:value-type="float" office:value="0.502559017205124" calcext:value-type="float">
            <text:p>0,502559017205124</text:p>
          </table:table-cell>
        </table:table-row>
        <table:table-row table:style-name="ro1">
          <table:table-cell table:style-name="Default" office:value-type="string" calcext:value-type="string">
            <text:p>Shavers</text:p>
          </table:table-cell>
          <table:table-cell office:value-type="float" office:value="2010" calcext:value-type="float">
            <text:p>2010</text:p>
          </table:table-cell>
          <table:table-cell office:value-type="float" office:value="11430855" calcext:value-type="float">
            <text:p>11430855</text:p>
          </table:table-cell>
          <table:table-cell office:value-type="float" office:value="24063878" calcext:value-type="float">
            <text:p>24063878</text:p>
          </table:table-cell>
          <table:table-cell office:value-type="float" office:value="15463814" calcext:value-type="float">
            <text:p>15463814</text:p>
          </table:table-cell>
          <table:table-cell office:value-type="float" office:value="27699843" calcext:value-type="float">
            <text:p>27699843</text:p>
          </table:table-cell>
          <table:table-cell office:value-type="float" office:value="0.519565991015213" calcext:value-type="float">
            <text:p>0,519565991015213</text:p>
          </table:table-cell>
        </table:table-row>
        <table:table-row table:style-name="ro1">
          <table:table-cell table:style-name="Default" office:value-type="string" calcext:value-type="string">
            <text:p>Shavers</text:p>
          </table:table-cell>
          <table:table-cell office:value-type="float" office:value="2011" calcext:value-type="float">
            <text:p>2011</text:p>
          </table:table-cell>
          <table:table-cell office:value-type="float" office:value="11275078" calcext:value-type="float">
            <text:p>11275078</text:p>
          </table:table-cell>
          <table:table-cell office:value-type="float" office:value="25009988" calcext:value-type="float">
            <text:p>25009988</text:p>
          </table:table-cell>
          <table:table-cell office:value-type="float" office:value="12660462" calcext:value-type="float">
            <text:p>12660462</text:p>
          </table:table-cell>
          <table:table-cell office:value-type="float" office:value="28311496" calcext:value-type="float">
            <text:p>28311496</text:p>
          </table:table-cell>
          <table:table-cell office:value-type="float" office:value="0.448891107381783" calcext:value-type="float">
            <text:p>0,448891107381783</text:p>
          </table:table-cell>
        </table:table-row>
        <table:table-row table:style-name="ro1">
          <table:table-cell table:style-name="Default" office:value-type="string" calcext:value-type="string">
            <text:p>Shavers</text:p>
          </table:table-cell>
          <table:table-cell office:value-type="float" office:value="2012" calcext:value-type="float">
            <text:p>2012</text:p>
          </table:table-cell>
          <table:table-cell office:value-type="float" office:value="11904355" calcext:value-type="float">
            <text:p>11904355</text:p>
          </table:table-cell>
          <table:table-cell office:value-type="float" office:value="25817136" calcext:value-type="float">
            <text:p>25817136</text:p>
          </table:table-cell>
          <table:table-cell office:value-type="float" office:value="11105618" calcext:value-type="float">
            <text:p>11105618</text:p>
          </table:table-cell>
          <table:table-cell office:value-type="float" office:value="28673499" calcext:value-type="float">
            <text:p>28673499</text:p>
          </table:table-cell>
          <table:table-cell office:value-type="float" office:value="0.422273900827179" calcext:value-type="float">
            <text:p>0,422273900827179</text:p>
          </table:table-cell>
        </table:table-row>
        <table:table-row table:style-name="ro1">
          <table:table-cell table:style-name="Default" office:value-type="string" calcext:value-type="string">
            <text:p>Shavers</text:p>
          </table:table-cell>
          <table:table-cell office:value-type="float" office:value="2013" calcext:value-type="float">
            <text:p>2013</text:p>
          </table:table-cell>
          <table:table-cell office:value-type="float" office:value="13420400" calcext:value-type="float">
            <text:p>13420400</text:p>
          </table:table-cell>
          <table:table-cell office:value-type="float" office:value="28049344" calcext:value-type="float">
            <text:p>28049344</text:p>
          </table:table-cell>
          <table:table-cell office:value-type="float" office:value="12516674" calcext:value-type="float">
            <text:p>12516674</text:p>
          </table:table-cell>
          <table:table-cell office:value-type="float" office:value="33179232" calcext:value-type="float">
            <text:p>33179232</text:p>
          </table:table-cell>
          <table:table-cell office:value-type="float" office:value="0.423610602996875" calcext:value-type="float">
            <text:p>0,423610602996875</text:p>
          </table:table-cell>
        </table:table-row>
        <table:table-row table:style-name="ro1">
          <table:table-cell table:style-name="Default" office:value-type="string" calcext:value-type="string">
            <text:p>Shavers</text:p>
          </table:table-cell>
          <table:table-cell office:value-type="float" office:value="2014" calcext:value-type="float">
            <text:p>2014</text:p>
          </table:table-cell>
          <table:table-cell office:value-type="float" office:value="14797341" calcext:value-type="float">
            <text:p>14797341</text:p>
          </table:table-cell>
          <table:table-cell office:value-type="float" office:value="29458801" calcext:value-type="float">
            <text:p>29458801</text:p>
          </table:table-cell>
          <table:table-cell office:value-type="float" office:value="12220377" calcext:value-type="float">
            <text:p>12220377</text:p>
          </table:table-cell>
          <table:table-cell office:value-type="float" office:value="35709356" calcext:value-type="float">
            <text:p>35709356</text:p>
          </table:table-cell>
          <table:table-cell office:value-type="float" office:value="0.414584656736571" calcext:value-type="float">
            <text:p>0,414584656736571</text:p>
          </table:table-cell>
        </table:table-row>
        <table:table-row table:style-name="ro1">
          <table:table-cell table:style-name="Default" office:value-type="string" calcext:value-type="string">
            <text:p>Shavers</text:p>
          </table:table-cell>
          <table:table-cell office:value-type="float" office:value="2015" calcext:value-type="float">
            <text:p>2015</text:p>
          </table:table-cell>
          <table:table-cell office:value-type="float" office:value="15501438" calcext:value-type="float">
            <text:p>15501438</text:p>
          </table:table-cell>
          <table:table-cell office:value-type="float" office:value="34104477" calcext:value-type="float">
            <text:p>34104477</text:p>
          </table:table-cell>
          <table:table-cell office:value-type="float" office:value="13970547" calcext:value-type="float">
            <text:p>13970547</text:p>
          </table:table-cell>
          <table:table-cell office:value-type="float" office:value="42153210" calcext:value-type="float">
            <text:p>42153210</text:p>
          </table:table-cell>
          <table:table-cell office:value-type="float" office:value="0.386478873926507" calcext:value-type="float">
            <text:p>0,386478873926507</text:p>
          </table:table-cell>
        </table:table-row>
        <table:table-row table:style-name="ro1">
          <table:table-cell table:style-name="Default" office:value-type="string" calcext:value-type="string">
            <text:p>Shavers</text:p>
          </table:table-cell>
          <table:table-cell office:value-type="float" office:value="2016" calcext:value-type="float">
            <text:p>2016</text:p>
          </table:table-cell>
          <table:table-cell office:value-type="float" office:value="16512159" calcext:value-type="float">
            <text:p>16512159</text:p>
          </table:table-cell>
          <table:table-cell office:value-type="float" office:value="36909830" calcext:value-type="float">
            <text:p>36909830</text:p>
          </table:table-cell>
          <table:table-cell office:value-type="float" office:value="15887667" calcext:value-type="float">
            <text:p>15887667</text:p>
          </table:table-cell>
          <table:table-cell office:value-type="float" office:value="45132026" calcext:value-type="float">
            <text:p>45132026</text:p>
          </table:table-cell>
          <table:table-cell office:value-type="float" office:value="0.394918247583282" calcext:value-type="float">
            <text:p>0,394918247583282</text:p>
          </table:table-cell>
        </table:table-row>
        <table:table-row table:style-name="ro1">
          <table:table-cell table:style-name="Default" office:value-type="string" calcext:value-type="string">
            <text:p>Shavers</text:p>
          </table:table-cell>
          <table:table-cell office:value-type="float" office:value="2017" calcext:value-type="float">
            <text:p>2017</text:p>
          </table:table-cell>
          <table:table-cell office:value-type="float" office:value="18865488" calcext:value-type="float">
            <text:p>18865488</text:p>
          </table:table-cell>
          <table:table-cell office:value-type="float" office:value="45621375" calcext:value-type="float">
            <text:p>45621375</text:p>
          </table:table-cell>
          <table:table-cell office:value-type="float" office:value="18504447" calcext:value-type="float">
            <text:p>18504447</text:p>
          </table:table-cell>
          <table:table-cell office:value-type="float" office:value="54789082" calcext:value-type="float">
            <text:p>54789082</text:p>
          </table:table-cell>
          <table:table-cell office:value-type="float" office:value="0.372171745020541" calcext:value-type="float">
            <text:p>0,372171745020541</text:p>
          </table:table-cell>
        </table:table-row>
        <table:table-row table:style-name="ro1">
          <table:table-cell table:style-name="Default" office:value-type="string" calcext:value-type="string">
            <text:p>Shavers</text:p>
          </table:table-cell>
          <table:table-cell office:value-type="float" office:value="2018" calcext:value-type="float">
            <text:p>2018</text:p>
          </table:table-cell>
          <table:table-cell office:value-type="float" office:value="22458348" calcext:value-type="float">
            <text:p>22458348</text:p>
          </table:table-cell>
          <table:table-cell office:value-type="float" office:value="54324388" calcext:value-type="float">
            <text:p>54324388</text:p>
          </table:table-cell>
          <table:table-cell office:value-type="float" office:value="20872993" calcext:value-type="float">
            <text:p>20872993</text:p>
          </table:table-cell>
          <table:table-cell office:value-type="float" office:value="61724175" calcext:value-type="float">
            <text:p>61724175</text:p>
          </table:table-cell>
          <table:table-cell office:value-type="float" office:value="0.373389724782719" calcext:value-type="float">
            <text:p>0,373389724782719</text:p>
          </table:table-cell>
        </table:table-row>
        <table:table-row table:style-name="ro1">
          <table:table-cell table:style-name="Default" office:value-type="string" calcext:value-type="string">
            <text:p>Wind turbines</text:p>
          </table:table-cell>
          <table:table-cell office:value-type="float" office:value="1996" calcext:value-type="float">
            <text:p>1996</text:p>
          </table:table-cell>
          <table:table-cell office:value-type="float" office:value="43763200" calcext:value-type="float">
            <text:p>43763200</text:p>
          </table:table-cell>
          <table:table-cell office:value-type="float" office:value="2284" calcext:value-type="float">
            <text:p>2284</text:p>
          </table:table-cell>
          <table:table-cell office:value-type="float" office:value="8929300" calcext:value-type="float">
            <text:p>8929300</text:p>
          </table:table-cell>
          <table:table-cell office:value-type="float" office:value="8381" calcext:value-type="float">
            <text:p>8381</text:p>
          </table:table-cell>
          <table:table-cell office:value-type="float" office:value="4940.69385841538" calcext:value-type="float">
            <text:p>4940,69385841538</text:p>
          </table:table-cell>
        </table:table-row>
        <table:table-row table:style-name="ro1">
          <table:table-cell table:style-name="Default" office:value-type="string" calcext:value-type="string">
            <text:p>Wind turbines</text:p>
          </table:table-cell>
          <table:table-cell office:value-type="float" office:value="1997" calcext:value-type="float">
            <text:p>1997</text:p>
          </table:table-cell>
          <table:table-cell office:value-type="float" office:value="60049800" calcext:value-type="float">
            <text:p>60049800</text:p>
          </table:table-cell>
          <table:table-cell office:value-type="float" office:value="3002" calcext:value-type="float">
            <text:p>3002</text:p>
          </table:table-cell>
          <table:table-cell office:value-type="float" office:value="9754200" calcext:value-type="float">
            <text:p>9754200</text:p>
          </table:table-cell>
          <table:table-cell office:value-type="float" office:value="3764" calcext:value-type="float">
            <text:p>3764</text:p>
          </table:table-cell>
          <table:table-cell office:value-type="float" office:value="10316.878510198" calcext:value-type="float">
            <text:p>10316,878510198</text:p>
          </table:table-cell>
        </table:table-row>
        <table:table-row table:style-name="ro1">
          <table:table-cell table:style-name="Default" office:value-type="string" calcext:value-type="string">
            <text:p>Wind turbines</text:p>
          </table:table-cell>
          <table:table-cell office:value-type="float" office:value="1998" calcext:value-type="float">
            <text:p>1998</text:p>
          </table:table-cell>
          <table:table-cell office:value-type="float" office:value="63435900" calcext:value-type="float">
            <text:p>63435900</text:p>
          </table:table-cell>
          <table:table-cell office:value-type="float" office:value="3980" calcext:value-type="float">
            <text:p>3980</text:p>
          </table:table-cell>
          <table:table-cell office:value-type="float" office:value="17624400" calcext:value-type="float">
            <text:p>17624400</text:p>
          </table:table-cell>
          <table:table-cell office:value-type="float" office:value="7845" calcext:value-type="float">
            <text:p>7845</text:p>
          </table:table-cell>
          <table:table-cell office:value-type="float" office:value="6854.99365750529" calcext:value-type="float">
            <text:p>6854,99365750529</text:p>
          </table:table-cell>
        </table:table-row>
        <table:table-row table:style-name="ro1">
          <table:table-cell table:style-name="Default" office:value-type="string" calcext:value-type="string">
            <text:p>Wind turbines</text:p>
          </table:table-cell>
          <table:table-cell office:value-type="float" office:value="1999" calcext:value-type="float">
            <text:p>1999</text:p>
          </table:table-cell>
          <table:table-cell office:value-type="float" office:value="109696000" calcext:value-type="float">
            <text:p>109696000</text:p>
          </table:table-cell>
          <table:table-cell office:value-type="float" office:value="10843" calcext:value-type="float">
            <text:p>10843</text:p>
          </table:table-cell>
          <table:table-cell office:value-type="float" office:value="47631400" calcext:value-type="float">
            <text:p>47631400</text:p>
          </table:table-cell>
          <table:table-cell office:value-type="float" office:value="10316" calcext:value-type="float">
            <text:p>10316</text:p>
          </table:table-cell>
          <table:table-cell office:value-type="float" office:value="7435.48371851222" calcext:value-type="float">
            <text:p>7435,48371851222</text:p>
          </table:table-cell>
        </table:table-row>
        <table:table-row table:style-name="ro1">
          <table:table-cell table:style-name="Default" office:value-type="string" calcext:value-type="string">
            <text:p>Wind turbines</text:p>
          </table:table-cell>
          <table:table-cell office:value-type="float" office:value="2000" calcext:value-type="float">
            <text:p>2000</text:p>
          </table:table-cell>
          <table:table-cell office:value-type="float" office:value="107222100" calcext:value-type="float">
            <text:p>107222100</text:p>
          </table:table-cell>
          <table:table-cell office:value-type="float" office:value="8759" calcext:value-type="float">
            <text:p>8759</text:p>
          </table:table-cell>
          <table:table-cell office:value-type="float" office:value="73030200" calcext:value-type="float">
            <text:p>73030200</text:p>
          </table:table-cell>
          <table:table-cell office:value-type="float" office:value="37480" calcext:value-type="float">
            <text:p>37480</text:p>
          </table:table-cell>
          <table:table-cell office:value-type="float" office:value="3898.27418413028" calcext:value-type="float">
            <text:p>3898,27418413028</text:p>
          </table:table-cell>
        </table:table-row>
        <table:table-row table:style-name="ro1">
          <table:table-cell table:style-name="Default" office:value-type="string" calcext:value-type="string">
            <text:p>Wind turbines</text:p>
          </table:table-cell>
          <table:table-cell office:value-type="float" office:value="2001" calcext:value-type="float">
            <text:p>2001</text:p>
          </table:table-cell>
          <table:table-cell office:value-type="float" office:value="213499700" calcext:value-type="float">
            <text:p>213499700</text:p>
          </table:table-cell>
          <table:table-cell office:value-type="float" office:value="5138" calcext:value-type="float">
            <text:p>5138</text:p>
          </table:table-cell>
          <table:table-cell office:value-type="float" office:value="98891000" calcext:value-type="float">
            <text:p>98891000</text:p>
          </table:table-cell>
          <table:table-cell office:value-type="float" office:value="210936" calcext:value-type="float">
            <text:p>210936</text:p>
          </table:table-cell>
          <table:table-cell office:value-type="float" office:value="1445.7579347816" calcext:value-type="float">
            <text:p>1445,7579347816</text:p>
          </table:table-cell>
        </table:table-row>
        <table:table-row table:style-name="ro1">
          <table:table-cell table:style-name="Default" office:value-type="string" calcext:value-type="string">
            <text:p>Wind turbines</text:p>
          </table:table-cell>
          <table:table-cell office:value-type="float" office:value="2006" calcext:value-type="float">
            <text:p>2006</text:p>
          </table:table-cell>
          <table:table-cell office:value-type="float" office:value="446421000" calcext:value-type="float">
            <text:p>446421000</text:p>
          </table:table-cell>
          <table:table-cell office:value-type="float" office:value="1072254" calcext:value-type="float">
            <text:p>1072254</text:p>
          </table:table-cell>
          <table:table-cell office:value-type="float" office:value="1961096500" calcext:value-type="float">
            <text:p>1961096500</text:p>
          </table:table-cell>
          <table:table-cell office:value-type="float" office:value="200628" calcext:value-type="float">
            <text:p>200628</text:p>
          </table:table-cell>
          <table:table-cell office:value-type="float" office:value="1891.39095375691" calcext:value-type="float">
            <text:p>1891,39095375691</text:p>
          </table:table-cell>
        </table:table-row>
        <table:table-row table:style-name="ro1">
          <table:table-cell table:style-name="Default" office:value-type="string" calcext:value-type="string">
            <text:p>Wind turbines</text:p>
          </table:table-cell>
          <table:table-cell office:value-type="float" office:value="2007" calcext:value-type="float">
            <text:p>2007</text:p>
          </table:table-cell>
          <table:table-cell office:value-type="float" office:value="627367700" calcext:value-type="float">
            <text:p>627367700</text:p>
          </table:table-cell>
          <table:table-cell office:value-type="float" office:value="740127" calcext:value-type="float">
            <text:p>740127</text:p>
          </table:table-cell>
          <table:table-cell office:value-type="float" office:value="334477200" calcext:value-type="float">
            <text:p>334477200</text:p>
          </table:table-cell>
          <table:table-cell office:value-type="float" office:value="359168" calcext:value-type="float">
            <text:p>359168</text:p>
          </table:table-cell>
          <table:table-cell office:value-type="float" office:value="874.965227714126" calcext:value-type="float">
            <text:p>874,965227714126</text:p>
          </table:table-cell>
        </table:table-row>
        <table:table-row table:style-name="ro1">
          <table:table-cell table:style-name="Default" office:value-type="string" calcext:value-type="string">
            <text:p>Wind turbines</text:p>
          </table:table-cell>
          <table:table-cell office:value-type="float" office:value="2008" calcext:value-type="float">
            <text:p>2008</text:p>
          </table:table-cell>
          <table:table-cell office:value-type="float" office:value="312549800" calcext:value-type="float">
            <text:p>312549800</text:p>
          </table:table-cell>
          <table:table-cell office:value-type="float" office:value="38201" calcext:value-type="float">
            <text:p>38201</text:p>
          </table:table-cell>
          <table:table-cell office:value-type="float" office:value="196724400" calcext:value-type="float">
            <text:p>196724400</text:p>
          </table:table-cell>
          <table:table-cell office:value-type="float" office:value="232785" calcext:value-type="float">
            <text:p>232785</text:p>
          </table:table-cell>
          <table:table-cell office:value-type="float" office:value="1879.33767796122" calcext:value-type="float">
            <text:p>1879,33767796122</text:p>
          </table:table-cell>
        </table:table-row>
        <table:table-row table:style-name="ro1">
          <table:table-cell table:style-name="Default" office:value-type="string" calcext:value-type="string">
            <text:p>Wind turbines</text:p>
          </table:table-cell>
          <table:table-cell office:value-type="float" office:value="2009" calcext:value-type="float">
            <text:p>2009</text:p>
          </table:table-cell>
          <table:table-cell office:value-type="float" office:value="493716700" calcext:value-type="float">
            <text:p>493716700</text:p>
          </table:table-cell>
          <table:table-cell office:value-type="float" office:value="172227" calcext:value-type="float">
            <text:p>172227</text:p>
          </table:table-cell>
          <table:table-cell office:value-type="float" office:value="1422413900" calcext:value-type="float">
            <text:p>1422413900</text:p>
          </table:table-cell>
          <table:table-cell office:value-type="float" office:value="142684" calcext:value-type="float">
            <text:p>142684</text:p>
          </table:table-cell>
          <table:table-cell office:value-type="float" office:value="6084.67344741848" calcext:value-type="float">
            <text:p>6084,67344741848</text:p>
          </table:table-cell>
        </table:table-row>
        <table:table-row table:style-name="ro1">
          <table:table-cell table:style-name="Default" office:value-type="string" calcext:value-type="string">
            <text:p>Wind turbines</text:p>
          </table:table-cell>
          <table:table-cell office:value-type="float" office:value="2010" calcext:value-type="float">
            <text:p>2010</text:p>
          </table:table-cell>
          <table:table-cell office:value-type="float" office:value="519258057" calcext:value-type="float">
            <text:p>519258057</text:p>
          </table:table-cell>
          <table:table-cell office:value-type="float" office:value="95453" calcext:value-type="float">
            <text:p>95453</text:p>
          </table:table-cell>
          <table:table-cell office:value-type="float" office:value="1123435438" calcext:value-type="float">
            <text:p>1123435438</text:p>
          </table:table-cell>
          <table:table-cell office:value-type="float" office:value="164029" calcext:value-type="float">
            <text:p>164029</text:p>
          </table:table-cell>
          <table:table-cell office:value-type="float" office:value="6330.66453549765" calcext:value-type="float">
            <text:p>6330,66453549765</text:p>
          </table:table-cell>
        </table:table-row>
        <table:table-row table:style-name="ro1">
          <table:table-cell table:style-name="Default" office:value-type="string" calcext:value-type="string">
            <text:p>Wind turbines</text:p>
          </table:table-cell>
          <table:table-cell office:value-type="float" office:value="2011" calcext:value-type="float">
            <text:p>2011</text:p>
          </table:table-cell>
          <table:table-cell office:value-type="float" office:value="400605216" calcext:value-type="float">
            <text:p>400605216</text:p>
          </table:table-cell>
          <table:table-cell office:value-type="float" office:value="38775" calcext:value-type="float">
            <text:p>38775</text:p>
          </table:table-cell>
          <table:table-cell office:value-type="float" office:value="324523055" calcext:value-type="float">
            <text:p>324523055</text:p>
          </table:table-cell>
          <table:table-cell office:value-type="float" office:value="702668" calcext:value-type="float">
            <text:p>702668</text:p>
          </table:table-cell>
          <table:table-cell office:value-type="float" office:value="977.995976764229" calcext:value-type="float">
            <text:p>977,995976764229</text:p>
          </table:table-cell>
        </table:table-row>
        <table:table-row table:style-name="ro1">
          <table:table-cell table:style-name="Default" office:value-type="string" calcext:value-type="string">
            <text:p>Wind turbines</text:p>
          </table:table-cell>
          <table:table-cell office:value-type="float" office:value="2012" calcext:value-type="float">
            <text:p>2012</text:p>
          </table:table-cell>
          <table:table-cell office:value-type="float" office:value="781492709" calcext:value-type="float">
            <text:p>781492709</text:p>
          </table:table-cell>
          <table:table-cell office:value-type="float" office:value="77484" calcext:value-type="float">
            <text:p>77484</text:p>
          </table:table-cell>
          <table:table-cell office:value-type="float" office:value="256814434" calcext:value-type="float">
            <text:p>256814434</text:p>
          </table:table-cell>
          <table:table-cell office:value-type="float" office:value="91188" calcext:value-type="float">
            <text:p>91188</text:p>
          </table:table-cell>
          <table:table-cell office:value-type="float" office:value="6155.7765544963" calcext:value-type="float">
            <text:p>6155,7765544963</text:p>
          </table:table-cell>
        </table:table-row>
        <table:table-row table:style-name="ro1">
          <table:table-cell table:style-name="Default" office:value-type="string" calcext:value-type="string">
            <text:p>Wind turbines</text:p>
          </table:table-cell>
          <table:table-cell office:value-type="float" office:value="2013" calcext:value-type="float">
            <text:p>2013</text:p>
          </table:table-cell>
          <table:table-cell office:value-type="float" office:value="940712497" calcext:value-type="float">
            <text:p>940712497</text:p>
          </table:table-cell>
          <table:table-cell office:value-type="float" office:value="71021" calcext:value-type="float">
            <text:p>71021</text:p>
          </table:table-cell>
          <table:table-cell office:value-type="float" office:value="173259358" calcext:value-type="float">
            <text:p>173259358</text:p>
          </table:table-cell>
          <table:table-cell office:value-type="float" office:value="88121" calcext:value-type="float">
            <text:p>88121</text:p>
          </table:table-cell>
          <table:table-cell office:value-type="float" office:value="6999.86084754496" calcext:value-type="float">
            <text:p>6999,86084754496</text:p>
          </table:table-cell>
        </table:table-row>
        <table:table-row table:style-name="ro1">
          <table:table-cell table:style-name="Default" office:value-type="string" calcext:value-type="string">
            <text:p>Wind turbines</text:p>
          </table:table-cell>
          <table:table-cell office:value-type="float" office:value="2014" calcext:value-type="float">
            <text:p>2014</text:p>
          </table:table-cell>
          <table:table-cell office:value-type="float" office:value="800395753" calcext:value-type="float">
            <text:p>800395753</text:p>
          </table:table-cell>
          <table:table-cell office:value-type="float" office:value="78837" calcext:value-type="float">
            <text:p>78837</text:p>
          </table:table-cell>
          <table:table-cell office:value-type="float" office:value="307611036" calcext:value-type="float">
            <text:p>307611036</text:p>
          </table:table-cell>
          <table:table-cell office:value-type="float" office:value="258714" calcext:value-type="float">
            <text:p>258714</text:p>
          </table:table-cell>
          <table:table-cell office:value-type="float" office:value="3282.48705825194" calcext:value-type="float">
            <text:p>3282,48705825194</text:p>
          </table:table-cell>
        </table:table-row>
        <table:table-row table:style-name="ro1">
          <table:table-cell table:style-name="Default" office:value-type="string" calcext:value-type="string">
            <text:p>Wind turbines</text:p>
          </table:table-cell>
          <table:table-cell office:value-type="float" office:value="2015" calcext:value-type="float">
            <text:p>2015</text:p>
          </table:table-cell>
          <table:table-cell office:value-type="float" office:value="915740787" calcext:value-type="float">
            <text:p>915740787</text:p>
          </table:table-cell>
          <table:table-cell office:value-type="float" office:value="378990" calcext:value-type="float">
            <text:p>378990</text:p>
          </table:table-cell>
          <table:table-cell office:value-type="float" office:value="813380443" calcext:value-type="float">
            <text:p>813380443</text:p>
          </table:table-cell>
          <table:table-cell office:value-type="float" office:value="82757" calcext:value-type="float">
            <text:p>82757</text:p>
          </table:table-cell>
          <table:table-cell office:value-type="float" office:value="3744.73733451435" calcext:value-type="float">
            <text:p>3744,73733451435</text:p>
          </table:table-cell>
        </table:table-row>
        <table:table-row table:style-name="ro1">
          <table:table-cell table:style-name="Default" office:value-type="string" calcext:value-type="string">
            <text:p>Wind turbines</text:p>
          </table:table-cell>
          <table:table-cell office:value-type="float" office:value="2016" calcext:value-type="float">
            <text:p>2016</text:p>
          </table:table-cell>
          <table:table-cell office:value-type="float" office:value="750660574" calcext:value-type="float">
            <text:p>750660574</text:p>
          </table:table-cell>
          <table:table-cell office:value-type="float" office:value="86689" calcext:value-type="float">
            <text:p>86689</text:p>
          </table:table-cell>
          <table:table-cell office:value-type="float" office:value="249244627" calcext:value-type="float">
            <text:p>249244627</text:p>
          </table:table-cell>
          <table:table-cell office:value-type="float" office:value="765799" calcext:value-type="float">
            <text:p>765799</text:p>
          </table:table-cell>
          <table:table-cell office:value-type="float" office:value="1172.92583707923" calcext:value-type="float">
            <text:p>1172,92583707923</text:p>
          </table:table-cell>
        </table:table-row>
        <table:table-row table:style-name="ro1">
          <table:table-cell table:style-name="Default" office:value-type="string" calcext:value-type="string">
            <text:p>Wind turbines</text:p>
          </table:table-cell>
          <table:table-cell office:value-type="float" office:value="2017" calcext:value-type="float">
            <text:p>2017</text:p>
          </table:table-cell>
          <table:table-cell office:value-type="float" office:value="586481806" calcext:value-type="float">
            <text:p>586481806</text:p>
          </table:table-cell>
          <table:table-cell office:value-type="float" office:value="73747" calcext:value-type="float">
            <text:p>73747</text:p>
          </table:table-cell>
          <table:table-cell office:value-type="float" office:value="211500861" calcext:value-type="float">
            <text:p>211500861</text:p>
          </table:table-cell>
          <table:table-cell office:value-type="float" office:value="170840" calcext:value-type="float">
            <text:p>170840</text:p>
          </table:table-cell>
          <table:table-cell office:value-type="float" office:value="3262.57187422062" calcext:value-type="float">
            <text:p>3262,57187422062</text:p>
          </table:table-cell>
        </table:table-row>
        <table:table-row table:style-name="ro1">
          <table:table-cell table:style-name="Default" office:value-type="string" calcext:value-type="string">
            <text:p>Wind turbines</text:p>
          </table:table-cell>
          <table:table-cell office:value-type="float" office:value="2018" calcext:value-type="float">
            <text:p>2018</text:p>
          </table:table-cell>
          <table:table-cell office:value-type="float" office:value="621016613" calcext:value-type="float">
            <text:p>621016613</text:p>
          </table:table-cell>
          <table:table-cell office:value-type="float" office:value="59890" calcext:value-type="float">
            <text:p>59890</text:p>
          </table:table-cell>
          <table:table-cell office:value-type="float" office:value="720352442" calcext:value-type="float">
            <text:p>720352442</text:p>
          </table:table-cell>
          <table:table-cell office:value-type="float" office:value="641651" calcext:value-type="float">
            <text:p>641651</text:p>
          </table:table-cell>
          <table:table-cell office:value-type="float" office:value="1912.03230459802" calcext:value-type="float">
            <text:p>1912,03230459802</text:p>
          </table:table-cell>
        </table:table-row>
        <table:table-row table:style-name="ro1">
          <table:table-cell table:style-name="Default" office:value-type="string" calcext:value-type="string">
            <text:p>bus</text:p>
          </table:table-cell>
          <table:table-cell office:value-type="float" office:value="1993" calcext:value-type="float">
            <text:p>1993</text:p>
          </table:table-cell>
          <table:table-cell office:value-type="float" office:value="121422200" calcext:value-type="float">
            <text:p>121422200</text:p>
          </table:table-cell>
          <table:table-cell office:value-type="float" office:value="19143" calcext:value-type="float">
            <text:p>19143</text:p>
          </table:table-cell>
          <table:table-cell office:value-type="float" office:value="39354900" calcext:value-type="float">
            <text:p>39354900</text:p>
          </table:table-cell>
          <table:table-cell office:value-type="float" office:value="22518" calcext:value-type="float">
            <text:p>22518</text:p>
          </table:table-cell>
          <table:table-cell office:value-type="float" office:value="3859.1752478337" calcext:value-type="float">
            <text:p>3859,1752478337</text:p>
          </table:table-cell>
        </table:table-row>
        <table:table-row table:style-name="ro1">
          <table:table-cell table:style-name="Default" office:value-type="string" calcext:value-type="string">
            <text:p>bus</text:p>
          </table:table-cell>
          <table:table-cell office:value-type="float" office:value="1994" calcext:value-type="float">
            <text:p>1994</text:p>
          </table:table-cell>
          <table:table-cell office:value-type="float" office:value="79374900" calcext:value-type="float">
            <text:p>79374900</text:p>
          </table:table-cell>
          <table:table-cell office:value-type="float" office:value="13912" calcext:value-type="float">
            <text:p>13912</text:p>
          </table:table-cell>
          <table:table-cell office:value-type="float" office:value="42560500" calcext:value-type="float">
            <text:p>42560500</text:p>
          </table:table-cell>
          <table:table-cell office:value-type="float" office:value="7301" calcext:value-type="float">
            <text:p>7301</text:p>
          </table:table-cell>
          <table:table-cell office:value-type="float" office:value="5748.1450054212" calcext:value-type="float">
            <text:p>5748,1450054212</text:p>
          </table:table-cell>
        </table:table-row>
        <table:table-row table:style-name="ro1">
          <table:table-cell table:style-name="Default" office:value-type="string" calcext:value-type="string">
            <text:p>bus</text:p>
          </table:table-cell>
          <table:table-cell office:value-type="float" office:value="1995" calcext:value-type="float">
            <text:p>1995</text:p>
          </table:table-cell>
          <table:table-cell office:value-type="float" office:value="90307000" calcext:value-type="float">
            <text:p>90307000</text:p>
          </table:table-cell>
          <table:table-cell office:value-type="float" office:value="12937" calcext:value-type="float">
            <text:p>12937</text:p>
          </table:table-cell>
          <table:table-cell office:value-type="float" office:value="50962900" calcext:value-type="float">
            <text:p>50962900</text:p>
          </table:table-cell>
          <table:table-cell office:value-type="float" office:value="42239" calcext:value-type="float">
            <text:p>42239</text:p>
          </table:table-cell>
          <table:table-cell office:value-type="float" office:value="2560.35051471654" calcext:value-type="float">
            <text:p>2560,35051471654</text:p>
          </table:table-cell>
        </table:table-row>
        <table:table-row table:style-name="ro1">
          <table:table-cell table:style-name="Default" office:value-type="string" calcext:value-type="string">
            <text:p>bus</text:p>
          </table:table-cell>
          <table:table-cell office:value-type="float" office:value="1996" calcext:value-type="float">
            <text:p>1996</text:p>
          </table:table-cell>
          <table:table-cell office:value-type="float" office:value="101784000" calcext:value-type="float">
            <text:p>101784000</text:p>
          </table:table-cell>
          <table:table-cell office:value-type="float" office:value="16603" calcext:value-type="float">
            <text:p>16603</text:p>
          </table:table-cell>
          <table:table-cell office:value-type="float" office:value="59629100" calcext:value-type="float">
            <text:p>59629100</text:p>
          </table:table-cell>
          <table:table-cell office:value-type="float" office:value="22926" calcext:value-type="float">
            <text:p>22926</text:p>
          </table:table-cell>
          <table:table-cell office:value-type="float" office:value="4083.40964861241" calcext:value-type="float">
            <text:p>4083,40964861241</text:p>
          </table:table-cell>
        </table:table-row>
        <table:table-row table:style-name="ro1">
          <table:table-cell table:style-name="Default" office:value-type="string" calcext:value-type="string">
            <text:p>bus</text:p>
          </table:table-cell>
          <table:table-cell office:value-type="float" office:value="1997" calcext:value-type="float">
            <text:p>1997</text:p>
          </table:table-cell>
          <table:table-cell office:value-type="float" office:value="109117100" calcext:value-type="float">
            <text:p>109117100</text:p>
          </table:table-cell>
          <table:table-cell office:value-type="float" office:value="28426" calcext:value-type="float">
            <text:p>28426</text:p>
          </table:table-cell>
          <table:table-cell office:value-type="float" office:value="65014400" calcext:value-type="float">
            <text:p>65014400</text:p>
          </table:table-cell>
          <table:table-cell office:value-type="float" office:value="26810" calcext:value-type="float">
            <text:p>26810</text:p>
          </table:table-cell>
          <table:table-cell office:value-type="float" office:value="3152.50018104135" calcext:value-type="float">
            <text:p>3152,50018104135</text:p>
          </table:table-cell>
        </table:table-row>
        <table:table-row table:style-name="ro1">
          <table:table-cell table:style-name="Default" office:value-type="string" calcext:value-type="string">
            <text:p>bus</text:p>
          </table:table-cell>
          <table:table-cell office:value-type="float" office:value="1998" calcext:value-type="float">
            <text:p>1998</text:p>
          </table:table-cell>
          <table:table-cell office:value-type="float" office:value="127068900" calcext:value-type="float">
            <text:p>127068900</text:p>
          </table:table-cell>
          <table:table-cell office:value-type="float" office:value="20154" calcext:value-type="float">
            <text:p>20154</text:p>
          </table:table-cell>
          <table:table-cell office:value-type="float" office:value="82176200" calcext:value-type="float">
            <text:p>82176200</text:p>
          </table:table-cell>
          <table:table-cell office:value-type="float" office:value="390863" calcext:value-type="float">
            <text:p>390863</text:p>
          </table:table-cell>
          <table:table-cell office:value-type="float" office:value="509.091108153677" calcext:value-type="float">
            <text:p>509,091108153677</text:p>
          </table:table-cell>
        </table:table-row>
        <table:table-row table:style-name="ro1">
          <table:table-cell table:style-name="Default" office:value-type="string" calcext:value-type="string">
            <text:p>bus</text:p>
          </table:table-cell>
          <table:table-cell office:value-type="float" office:value="1999" calcext:value-type="float">
            <text:p>1999</text:p>
          </table:table-cell>
          <table:table-cell office:value-type="float" office:value="153545700" calcext:value-type="float">
            <text:p>153545700</text:p>
          </table:table-cell>
          <table:table-cell office:value-type="float" office:value="121965" calcext:value-type="float">
            <text:p>121965</text:p>
          </table:table-cell>
          <table:table-cell office:value-type="float" office:value="95656400" calcext:value-type="float">
            <text:p>95656400</text:p>
          </table:table-cell>
          <table:table-cell office:value-type="float" office:value="38873" calcext:value-type="float">
            <text:p>38873</text:p>
          </table:table-cell>
          <table:table-cell office:value-type="float" office:value="1549.39815217797" calcext:value-type="float">
            <text:p>1549,39815217797</text:p>
          </table:table-cell>
        </table:table-row>
        <table:table-row table:style-name="ro1">
          <table:table-cell table:style-name="Default" office:value-type="string" calcext:value-type="string">
            <text:p>bus</text:p>
          </table:table-cell>
          <table:table-cell office:value-type="float" office:value="2000" calcext:value-type="float">
            <text:p>2000</text:p>
          </table:table-cell>
          <table:table-cell office:value-type="float" office:value="184431300" calcext:value-type="float">
            <text:p>184431300</text:p>
          </table:table-cell>
          <table:table-cell office:value-type="float" office:value="35555" calcext:value-type="float">
            <text:p>35555</text:p>
          </table:table-cell>
          <table:table-cell office:value-type="float" office:value="108933900" calcext:value-type="float">
            <text:p>108933900</text:p>
          </table:table-cell>
          <table:table-cell office:value-type="float" office:value="15062" calcext:value-type="float">
            <text:p>15062</text:p>
          </table:table-cell>
          <table:table-cell office:value-type="float" office:value="5795.7840251299" calcext:value-type="float">
            <text:p>5795,7840251299</text:p>
          </table:table-cell>
        </table:table-row>
        <table:table-row table:style-name="ro1">
          <table:table-cell table:style-name="Default" office:value-type="string" calcext:value-type="string">
            <text:p>bus</text:p>
          </table:table-cell>
          <table:table-cell office:value-type="float" office:value="2001" calcext:value-type="float">
            <text:p>2001</text:p>
          </table:table-cell>
          <table:table-cell office:value-type="float" office:value="181212600" calcext:value-type="float">
            <text:p>181212600</text:p>
          </table:table-cell>
          <table:table-cell office:value-type="float" office:value="35845" calcext:value-type="float">
            <text:p>35845</text:p>
          </table:table-cell>
          <table:table-cell office:value-type="float" office:value="117606400" calcext:value-type="float">
            <text:p>117606400</text:p>
          </table:table-cell>
          <table:table-cell office:value-type="float" office:value="14094" calcext:value-type="float">
            <text:p>14094</text:p>
          </table:table-cell>
          <table:table-cell office:value-type="float" office:value="5983.68008970945" calcext:value-type="float">
            <text:p>5983,68008970945</text:p>
          </table:table-cell>
        </table:table-row>
        <table:table-row table:style-name="ro1">
          <table:table-cell table:style-name="Default" office:value-type="string" calcext:value-type="string">
            <text:p>bus</text:p>
          </table:table-cell>
          <table:table-cell office:value-type="float" office:value="2002" calcext:value-type="float">
            <text:p>2002</text:p>
          </table:table-cell>
          <table:table-cell office:value-type="float" office:value="159234500" calcext:value-type="float">
            <text:p>159234500</text:p>
          </table:table-cell>
          <table:table-cell office:value-type="float" office:value="37252" calcext:value-type="float">
            <text:p>37252</text:p>
          </table:table-cell>
          <table:table-cell office:value-type="float" office:value="120612400" calcext:value-type="float">
            <text:p>120612400</text:p>
          </table:table-cell>
          <table:table-cell office:value-type="float" office:value="95851" calcext:value-type="float">
            <text:p>95851</text:p>
          </table:table-cell>
          <table:table-cell office:value-type="float" office:value="2102.48379074852" calcext:value-type="float">
            <text:p>2102,48379074852</text:p>
          </table:table-cell>
        </table:table-row>
        <table:table-row table:style-name="ro1">
          <table:table-cell table:style-name="Default" office:value-type="string" calcext:value-type="string">
            <text:p>bus</text:p>
          </table:table-cell>
          <table:table-cell office:value-type="float" office:value="2003" calcext:value-type="float">
            <text:p>2003</text:p>
          </table:table-cell>
          <table:table-cell office:value-type="float" office:value="196331500" calcext:value-type="float">
            <text:p>196331500</text:p>
          </table:table-cell>
          <table:table-cell office:value-type="float" office:value="40325" calcext:value-type="float">
            <text:p>40325</text:p>
          </table:table-cell>
          <table:table-cell office:value-type="float" office:value="147952900" calcext:value-type="float">
            <text:p>147952900</text:p>
          </table:table-cell>
          <table:table-cell office:value-type="float" office:value="939688" calcext:value-type="float">
            <text:p>939688</text:p>
          </table:table-cell>
          <table:table-cell office:value-type="float" office:value="351.305952063901" calcext:value-type="float">
            <text:p>351,305952063901</text:p>
          </table:table-cell>
        </table:table-row>
        <table:table-row table:style-name="ro1">
          <table:table-cell table:style-name="Default" office:value-type="string" calcext:value-type="string">
            <text:p>bus</text:p>
          </table:table-cell>
          <table:table-cell office:value-type="float" office:value="2004" calcext:value-type="float">
            <text:p>2004</text:p>
          </table:table-cell>
          <table:table-cell office:value-type="float" office:value="211803800" calcext:value-type="float">
            <text:p>211803800</text:p>
          </table:table-cell>
          <table:table-cell office:value-type="float" office:value="88389" calcext:value-type="float">
            <text:p>88389</text:p>
          </table:table-cell>
          <table:table-cell office:value-type="float" office:value="185747000" calcext:value-type="float">
            <text:p>185747000</text:p>
          </table:table-cell>
          <table:table-cell office:value-type="float" office:value="318184" calcext:value-type="float">
            <text:p>318184</text:p>
          </table:table-cell>
          <table:table-cell office:value-type="float" office:value="977.809151124152" calcext:value-type="float">
            <text:p>977,809151124152</text:p>
          </table:table-cell>
        </table:table-row>
        <table:table-row table:style-name="ro1">
          <table:table-cell table:style-name="Default" office:value-type="string" calcext:value-type="string">
            <text:p>bus</text:p>
          </table:table-cell>
          <table:table-cell office:value-type="float" office:value="2005" calcext:value-type="float">
            <text:p>2005</text:p>
          </table:table-cell>
          <table:table-cell office:value-type="float" office:value="213699000" calcext:value-type="float">
            <text:p>213699000</text:p>
          </table:table-cell>
          <table:table-cell office:value-type="float" office:value="50331" calcext:value-type="float">
            <text:p>50331</text:p>
          </table:table-cell>
          <table:table-cell office:value-type="float" office:value="192698800" calcext:value-type="float">
            <text:p>192698800</text:p>
          </table:table-cell>
          <table:table-cell office:value-type="float" office:value="183547" calcext:value-type="float">
            <text:p>183547</text:p>
          </table:table-cell>
          <table:table-cell office:value-type="float" office:value="1737.64868863253" calcext:value-type="float">
            <text:p>1737,64868863253</text:p>
          </table:table-cell>
        </table:table-row>
        <table:table-row table:style-name="ro1">
          <table:table-cell table:style-name="Default" office:value-type="string" calcext:value-type="string">
            <text:p>bus</text:p>
          </table:table-cell>
          <table:table-cell office:value-type="float" office:value="2006" calcext:value-type="float">
            <text:p>2006</text:p>
          </table:table-cell>
          <table:table-cell office:value-type="float" office:value="159088000" calcext:value-type="float">
            <text:p>159088000</text:p>
          </table:table-cell>
          <table:table-cell office:value-type="float" office:value="228829" calcext:value-type="float">
            <text:p>228829</text:p>
          </table:table-cell>
          <table:table-cell office:value-type="float" office:value="139777800" calcext:value-type="float">
            <text:p>139777800</text:p>
          </table:table-cell>
          <table:table-cell office:value-type="float" office:value="214383" calcext:value-type="float">
            <text:p>214383</text:p>
          </table:table-cell>
          <table:table-cell office:value-type="float" office:value="674.317933629956" calcext:value-type="float">
            <text:p>674,317933629956</text:p>
          </table:table-cell>
        </table:table-row>
        <table:table-row table:style-name="ro1">
          <table:table-cell table:style-name="Default" office:value-type="string" calcext:value-type="string">
            <text:p>bus</text:p>
          </table:table-cell>
          <table:table-cell office:value-type="float" office:value="2007" calcext:value-type="float">
            <text:p>2007</text:p>
          </table:table-cell>
          <table:table-cell office:value-type="float" office:value="147059600" calcext:value-type="float">
            <text:p>147059600</text:p>
          </table:table-cell>
          <table:table-cell office:value-type="float" office:value="91830" calcext:value-type="float">
            <text:p>91830</text:p>
          </table:table-cell>
          <table:table-cell office:value-type="float" office:value="153974100" calcext:value-type="float">
            <text:p>153974100</text:p>
          </table:table-cell>
          <table:table-cell office:value-type="float" office:value="260559" calcext:value-type="float">
            <text:p>260559</text:p>
          </table:table-cell>
          <table:table-cell office:value-type="float" office:value="854.265314751595" calcext:value-type="float">
            <text:p>854,265314751595</text:p>
          </table:table-cell>
        </table:table-row>
        <table:table-row table:style-name="ro1">
          <table:table-cell table:style-name="Default" office:value-type="string" calcext:value-type="string">
            <text:p>bus</text:p>
          </table:table-cell>
          <table:table-cell office:value-type="float" office:value="2008" calcext:value-type="float">
            <text:p>2008</text:p>
          </table:table-cell>
          <table:table-cell office:value-type="float" office:value="192208700" calcext:value-type="float">
            <text:p>192208700</text:p>
          </table:table-cell>
          <table:table-cell office:value-type="float" office:value="96396" calcext:value-type="float">
            <text:p>96396</text:p>
          </table:table-cell>
          <table:table-cell office:value-type="float" office:value="179792600" calcext:value-type="float">
            <text:p>179792600</text:p>
          </table:table-cell>
          <table:table-cell office:value-type="float" office:value="40353" calcext:value-type="float">
            <text:p>40353</text:p>
          </table:table-cell>
          <table:table-cell office:value-type="float" office:value="2720.32190363366" calcext:value-type="float">
            <text:p>2720,32190363366</text:p>
          </table:table-cell>
        </table:table-row>
        <table:table-row table:style-name="ro1">
          <table:table-cell table:style-name="Default" office:value-type="string" calcext:value-type="string">
            <text:p>bus</text:p>
          </table:table-cell>
          <table:table-cell office:value-type="float" office:value="2009" calcext:value-type="float">
            <text:p>2009</text:p>
          </table:table-cell>
          <table:table-cell office:value-type="float" office:value="212317800" calcext:value-type="float">
            <text:p>212317800</text:p>
          </table:table-cell>
          <table:table-cell office:value-type="float" office:value="29938" calcext:value-type="float">
            <text:p>29938</text:p>
          </table:table-cell>
          <table:table-cell office:value-type="float" office:value="167470800" calcext:value-type="float">
            <text:p>167470800</text:p>
          </table:table-cell>
          <table:table-cell office:value-type="float" office:value="96624" calcext:value-type="float">
            <text:p>96624</text:p>
          </table:table-cell>
          <table:table-cell office:value-type="float" office:value="3000.81066986931" calcext:value-type="float">
            <text:p>3000,81066986931</text:p>
          </table:table-cell>
        </table:table-row>
        <table:table-row table:style-name="ro1">
          <table:table-cell table:style-name="Default" office:value-type="string" calcext:value-type="string">
            <text:p>bus</text:p>
          </table:table-cell>
          <table:table-cell office:value-type="float" office:value="2010" calcext:value-type="float">
            <text:p>2010</text:p>
          </table:table-cell>
          <table:table-cell office:value-type="float" office:value="212199722" calcext:value-type="float">
            <text:p>212199722</text:p>
          </table:table-cell>
          <table:table-cell office:value-type="float" office:value="90798" calcext:value-type="float">
            <text:p>90798</text:p>
          </table:table-cell>
          <table:table-cell office:value-type="float" office:value="178212076" calcext:value-type="float">
            <text:p>178212076</text:p>
          </table:table-cell>
          <table:table-cell office:value-type="float" office:value="83307" calcext:value-type="float">
            <text:p>83307</text:p>
          </table:table-cell>
          <table:table-cell office:value-type="float" office:value="2242.39279744981" calcext:value-type="float">
            <text:p>2242,39279744981</text:p>
          </table:table-cell>
        </table:table-row>
        <table:table-row table:style-name="ro1">
          <table:table-cell table:style-name="Default" office:value-type="string" calcext:value-type="string">
            <text:p>bus</text:p>
          </table:table-cell>
          <table:table-cell office:value-type="float" office:value="2011" calcext:value-type="float">
            <text:p>2011</text:p>
          </table:table-cell>
          <table:table-cell office:value-type="float" office:value="233620561" calcext:value-type="float">
            <text:p>233620561</text:p>
          </table:table-cell>
          <table:table-cell office:value-type="float" office:value="98145" calcext:value-type="float">
            <text:p>98145</text:p>
          </table:table-cell>
          <table:table-cell office:value-type="float" office:value="203928741" calcext:value-type="float">
            <text:p>203928741</text:p>
          </table:table-cell>
          <table:table-cell office:value-type="float" office:value="28901" calcext:value-type="float">
            <text:p>28901</text:p>
          </table:table-cell>
          <table:table-cell office:value-type="float" office:value="3444.02265321222" calcext:value-type="float">
            <text:p>3444,02265321222</text:p>
          </table:table-cell>
        </table:table-row>
        <table:table-row table:style-name="ro1">
          <table:table-cell table:style-name="Default" office:value-type="string" calcext:value-type="string">
            <text:p>bus</text:p>
          </table:table-cell>
          <table:table-cell office:value-type="float" office:value="2012" calcext:value-type="float">
            <text:p>2012</text:p>
          </table:table-cell>
          <table:table-cell office:value-type="float" office:value="238481110" calcext:value-type="float">
            <text:p>238481110</text:p>
          </table:table-cell>
          <table:table-cell office:value-type="float" office:value="41362" calcext:value-type="float">
            <text:p>41362</text:p>
          </table:table-cell>
          <table:table-cell office:value-type="float" office:value="197699401" calcext:value-type="float">
            <text:p>197699401</text:p>
          </table:table-cell>
          <table:table-cell office:value-type="float" office:value="19788" calcext:value-type="float">
            <text:p>19788</text:p>
          </table:table-cell>
          <table:table-cell office:value-type="float" office:value="7132.96011447261" calcext:value-type="float">
            <text:p>7132,96011447261</text:p>
          </table:table-cell>
        </table:table-row>
        <table:table-row table:style-name="ro1">
          <table:table-cell table:style-name="Default" office:value-type="string" calcext:value-type="string">
            <text:p>bus</text:p>
          </table:table-cell>
          <table:table-cell office:value-type="float" office:value="2013" calcext:value-type="float">
            <text:p>2013</text:p>
          </table:table-cell>
          <table:table-cell office:value-type="float" office:value="302206707" calcext:value-type="float">
            <text:p>302206707</text:p>
          </table:table-cell>
          <table:table-cell office:value-type="float" office:value="97335" calcext:value-type="float">
            <text:p>97335</text:p>
          </table:table-cell>
          <table:table-cell office:value-type="float" office:value="230780175" calcext:value-type="float">
            <text:p>230780175</text:p>
          </table:table-cell>
          <table:table-cell office:value-type="float" office:value="23685" calcext:value-type="float">
            <text:p>23685</text:p>
          </table:table-cell>
          <table:table-cell office:value-type="float" office:value="4404.12231036192" calcext:value-type="float">
            <text:p>4404,12231036192</text:p>
          </table:table-cell>
        </table:table-row>
        <table:table-row table:style-name="ro1">
          <table:table-cell table:style-name="Default" office:value-type="string" calcext:value-type="string">
            <text:p>bus</text:p>
          </table:table-cell>
          <table:table-cell office:value-type="float" office:value="2014" calcext:value-type="float">
            <text:p>2014</text:p>
          </table:table-cell>
          <table:table-cell office:value-type="float" office:value="257826183" calcext:value-type="float">
            <text:p>257826183</text:p>
          </table:table-cell>
          <table:table-cell office:value-type="float" office:value="28169" calcext:value-type="float">
            <text:p>28169</text:p>
          </table:table-cell>
          <table:table-cell office:value-type="float" office:value="248571964" calcext:value-type="float">
            <text:p>248571964</text:p>
          </table:table-cell>
          <table:table-cell office:value-type="float" office:value="40345" calcext:value-type="float">
            <text:p>40345</text:p>
          </table:table-cell>
          <table:table-cell office:value-type="float" office:value="7391.16307615962" calcext:value-type="float">
            <text:p>7391,16307615962</text:p>
          </table:table-cell>
        </table:table-row>
        <table:table-row table:style-name="ro1">
          <table:table-cell table:style-name="Default" office:value-type="string" calcext:value-type="string">
            <text:p>bus</text:p>
          </table:table-cell>
          <table:table-cell office:value-type="float" office:value="2015" calcext:value-type="float">
            <text:p>2015</text:p>
          </table:table-cell>
          <table:table-cell office:value-type="float" office:value="279095514" calcext:value-type="float">
            <text:p>279095514</text:p>
          </table:table-cell>
          <table:table-cell office:value-type="float" office:value="229402" calcext:value-type="float">
            <text:p>229402</text:p>
          </table:table-cell>
          <table:table-cell office:value-type="float" office:value="288859759" calcext:value-type="float">
            <text:p>288859759</text:p>
          </table:table-cell>
          <table:table-cell office:value-type="float" office:value="94755" calcext:value-type="float">
            <text:p>94755</text:p>
          </table:table-cell>
          <table:table-cell office:value-type="float" office:value="1752.09936234602" calcext:value-type="float">
            <text:p>1752,09936234602</text:p>
          </table:table-cell>
        </table:table-row>
        <table:table-row table:style-name="ro1">
          <table:table-cell table:style-name="Default" office:value-type="string" calcext:value-type="string">
            <text:p>bus</text:p>
          </table:table-cell>
          <table:table-cell office:value-type="float" office:value="2016" calcext:value-type="float">
            <text:p>2016</text:p>
          </table:table-cell>
          <table:table-cell office:value-type="float" office:value="264937213" calcext:value-type="float">
            <text:p>264937213</text:p>
          </table:table-cell>
          <table:table-cell office:value-type="float" office:value="160659" calcext:value-type="float">
            <text:p>160659</text:p>
          </table:table-cell>
          <table:table-cell office:value-type="float" office:value="326443585" calcext:value-type="float">
            <text:p>326443585</text:p>
          </table:table-cell>
          <table:table-cell office:value-type="float" office:value="57713" calcext:value-type="float">
            <text:p>57713</text:p>
          </table:table-cell>
          <table:table-cell office:value-type="float" office:value="2708.13473339073" calcext:value-type="float">
            <text:p>2708,13473339073</text:p>
          </table:table-cell>
        </table:table-row>
        <table:table-row table:style-name="ro1">
          <table:table-cell table:style-name="Default" office:value-type="string" calcext:value-type="string">
            <text:p>bus</text:p>
          </table:table-cell>
          <table:table-cell office:value-type="float" office:value="2017" calcext:value-type="float">
            <text:p>2017</text:p>
          </table:table-cell>
          <table:table-cell office:value-type="float" office:value="320627152" calcext:value-type="float">
            <text:p>320627152</text:p>
          </table:table-cell>
          <table:table-cell office:value-type="float" office:value="61037" calcext:value-type="float">
            <text:p>61037</text:p>
          </table:table-cell>
          <table:table-cell office:value-type="float" office:value="353922071" calcext:value-type="float">
            <text:p>353922071</text:p>
          </table:table-cell>
          <table:table-cell office:value-type="float" office:value="60998" calcext:value-type="float">
            <text:p>60998</text:p>
          </table:table-cell>
          <table:table-cell office:value-type="float" office:value="5527.50623181874" calcext:value-type="float">
            <text:p>5527,50623181874</text:p>
          </table:table-cell>
        </table:table-row>
        <table:table-row table:style-name="ro1">
          <table:table-cell table:style-name="Default" office:value-type="string" calcext:value-type="string">
            <text:p>bus</text:p>
          </table:table-cell>
          <table:table-cell office:value-type="float" office:value="2018" calcext:value-type="float">
            <text:p>2018</text:p>
          </table:table-cell>
          <table:table-cell office:value-type="float" office:value="323515530" calcext:value-type="float">
            <text:p>323515530</text:p>
          </table:table-cell>
          <table:table-cell office:value-type="float" office:value="54798" calcext:value-type="float">
            <text:p>54798</text:p>
          </table:table-cell>
          <table:table-cell office:value-type="float" office:value="376332454" calcext:value-type="float">
            <text:p>376332454</text:p>
          </table:table-cell>
          <table:table-cell office:value-type="float" office:value="64008" calcext:value-type="float">
            <text:p>64008</text:p>
          </table:table-cell>
          <table:table-cell office:value-type="float" office:value="5890.67878726664" calcext:value-type="float">
            <text:p>5890,67878726664</text:p>
          </table:table-cell>
        </table:table-row>
        <table:table-row table:style-name="ro1">
          <table:table-cell table:style-name="Default" office:value-type="string" calcext:value-type="string">
            <text:p>car</text:p>
          </table:table-cell>
          <table:table-cell office:value-type="float" office:value="1993" calcext:value-type="float">
            <text:p>1993</text:p>
          </table:table-cell>
          <table:table-cell office:value-type="float" office:value="5409578400" calcext:value-type="float">
            <text:p>5409578400</text:p>
          </table:table-cell>
          <table:table-cell office:value-type="float" office:value="4914221" calcext:value-type="float">
            <text:p>4914221</text:p>
          </table:table-cell>
          <table:table-cell office:value-type="float" office:value="4992071300" calcext:value-type="float">
            <text:p>4992071300</text:p>
          </table:table-cell>
          <table:table-cell office:value-type="float" office:value="4535171" calcext:value-type="float">
            <text:p>4535171</text:p>
          </table:table-cell>
          <table:table-cell office:value-type="float" office:value="1100.77449427434" calcext:value-type="float">
            <text:p>1100,77449427434</text:p>
          </table:table-cell>
        </table:table-row>
        <table:table-row table:style-name="ro1">
          <table:table-cell table:style-name="Default" office:value-type="string" calcext:value-type="string">
            <text:p>car</text:p>
          </table:table-cell>
          <table:table-cell office:value-type="float" office:value="1994" calcext:value-type="float">
            <text:p>1994</text:p>
          </table:table-cell>
          <table:table-cell office:value-type="float" office:value="6450851700" calcext:value-type="float">
            <text:p>6450851700</text:p>
          </table:table-cell>
          <table:table-cell office:value-type="float" office:value="5757235" calcext:value-type="float">
            <text:p>5757235</text:p>
          </table:table-cell>
          <table:table-cell office:value-type="float" office:value="5349568000" calcext:value-type="float">
            <text:p>5349568000</text:p>
          </table:table-cell>
          <table:table-cell office:value-type="float" office:value="4727824" calcext:value-type="float">
            <text:p>4727824</text:p>
          </table:table-cell>
          <table:table-cell office:value-type="float" office:value="1125.45095835894" calcext:value-type="float">
            <text:p>1125,45095835894</text:p>
          </table:table-cell>
        </table:table-row>
        <table:table-row table:style-name="ro1">
          <table:table-cell table:style-name="Default" office:value-type="string" calcext:value-type="string">
            <text:p>car</text:p>
          </table:table-cell>
          <table:table-cell office:value-type="float" office:value="1995" calcext:value-type="float">
            <text:p>1995</text:p>
          </table:table-cell>
          <table:table-cell office:value-type="float" office:value="7602039100" calcext:value-type="float">
            <text:p>7602039100</text:p>
          </table:table-cell>
          <table:table-cell office:value-type="float" office:value="6494255" calcext:value-type="float">
            <text:p>6494255</text:p>
          </table:table-cell>
          <table:table-cell office:value-type="float" office:value="5924731000" calcext:value-type="float">
            <text:p>5924731000</text:p>
          </table:table-cell>
          <table:table-cell office:value-type="float" office:value="5155352" calcext:value-type="float">
            <text:p>5155352</text:p>
          </table:table-cell>
          <table:table-cell office:value-type="float" office:value="1161.13531555185" calcext:value-type="float">
            <text:p>1161,13531555185</text:p>
          </table:table-cell>
        </table:table-row>
        <table:table-row table:style-name="ro1">
          <table:table-cell table:style-name="Default" office:value-type="string" calcext:value-type="string">
            <text:p>car</text:p>
          </table:table-cell>
          <table:table-cell office:value-type="float" office:value="1996" calcext:value-type="float">
            <text:p>1996</text:p>
          </table:table-cell>
          <table:table-cell office:value-type="float" office:value="8338003300" calcext:value-type="float">
            <text:p>8338003300</text:p>
          </table:table-cell>
          <table:table-cell office:value-type="float" office:value="6909857" calcext:value-type="float">
            <text:p>6909857</text:p>
          </table:table-cell>
          <table:table-cell office:value-type="float" office:value="6789000900" calcext:value-type="float">
            <text:p>6789000900</text:p>
          </table:table-cell>
          <table:table-cell office:value-type="float" office:value="5674542" calcext:value-type="float">
            <text:p>5674542</text:p>
          </table:table-cell>
          <table:table-cell office:value-type="float" office:value="1202.04422952578" calcext:value-type="float">
            <text:p>1202,04422952578</text:p>
          </table:table-cell>
        </table:table-row>
        <table:table-row table:style-name="ro1">
          <table:table-cell table:style-name="Default" office:value-type="string" calcext:value-type="string">
            <text:p>car</text:p>
          </table:table-cell>
          <table:table-cell office:value-type="float" office:value="1997" calcext:value-type="float">
            <text:p>1997</text:p>
          </table:table-cell>
          <table:table-cell office:value-type="float" office:value="9080920200" calcext:value-type="float">
            <text:p>9080920200</text:p>
          </table:table-cell>
          <table:table-cell office:value-type="float" office:value="7386957" calcext:value-type="float">
            <text:p>7386957</text:p>
          </table:table-cell>
          <table:table-cell office:value-type="float" office:value="7619500000" calcext:value-type="float">
            <text:p>7619500000</text:p>
          </table:table-cell>
          <table:table-cell office:value-type="float" office:value="6264805" calcext:value-type="float">
            <text:p>6264805</text:p>
          </table:table-cell>
          <table:table-cell office:value-type="float" office:value="1223.3160964863" calcext:value-type="float">
            <text:p>1223,3160964863</text:p>
          </table:table-cell>
        </table:table-row>
        <table:table-row table:style-name="ro1">
          <table:table-cell table:style-name="Default" office:value-type="string" calcext:value-type="string">
            <text:p>car</text:p>
          </table:table-cell>
          <table:table-cell office:value-type="float" office:value="1998" calcext:value-type="float">
            <text:p>1998</text:p>
          </table:table-cell>
          <table:table-cell office:value-type="float" office:value="10675264600" calcext:value-type="float">
            <text:p>10675264600</text:p>
          </table:table-cell>
          <table:table-cell office:value-type="float" office:value="8309409" calcext:value-type="float">
            <text:p>8309409</text:p>
          </table:table-cell>
          <table:table-cell office:value-type="float" office:value="8919493600" calcext:value-type="float">
            <text:p>8919493600</text:p>
          </table:table-cell>
          <table:table-cell office:value-type="float" office:value="7282758" calcext:value-type="float">
            <text:p>7282758</text:p>
          </table:table-cell>
          <table:table-cell office:value-type="float" office:value="1256.70525463202" calcext:value-type="float">
            <text:p>1256,70525463202</text:p>
          </table:table-cell>
        </table:table-row>
        <table:table-row table:style-name="ro1">
          <table:table-cell table:style-name="Default" office:value-type="string" calcext:value-type="string">
            <text:p>car</text:p>
          </table:table-cell>
          <table:table-cell office:value-type="float" office:value="1999" calcext:value-type="float">
            <text:p>1999</text:p>
          </table:table-cell>
          <table:table-cell office:value-type="float" office:value="12088270400" calcext:value-type="float">
            <text:p>12088270400</text:p>
          </table:table-cell>
          <table:table-cell office:value-type="float" office:value="9494625" calcext:value-type="float">
            <text:p>9494625</text:p>
          </table:table-cell>
          <table:table-cell office:value-type="float" office:value="10458857700" calcext:value-type="float">
            <text:p>10458857700</text:p>
          </table:table-cell>
          <table:table-cell office:value-type="float" office:value="8622449" calcext:value-type="float">
            <text:p>8622449</text:p>
          </table:table-cell>
          <table:table-cell office:value-type="float" office:value="1244.52370730505" calcext:value-type="float">
            <text:p>1244,52370730505</text:p>
          </table:table-cell>
        </table:table-row>
        <table:table-row table:style-name="ro1">
          <table:table-cell table:style-name="Default" office:value-type="string" calcext:value-type="string">
            <text:p>car</text:p>
          </table:table-cell>
          <table:table-cell office:value-type="float" office:value="2000" calcext:value-type="float">
            <text:p>2000</text:p>
          </table:table-cell>
          <table:table-cell office:value-type="float" office:value="15562184600" calcext:value-type="float">
            <text:p>15562184600</text:p>
          </table:table-cell>
          <table:table-cell office:value-type="float" office:value="12917192" calcext:value-type="float">
            <text:p>12917192</text:p>
          </table:table-cell>
          <table:table-cell office:value-type="float" office:value="14015066700" calcext:value-type="float">
            <text:p>14015066700</text:p>
          </table:table-cell>
          <table:table-cell office:value-type="float" office:value="11859421" calcext:value-type="float">
            <text:p>11859421</text:p>
          </table:table-cell>
          <table:table-cell office:value-type="float" office:value="1193.75684239004" calcext:value-type="float">
            <text:p>1193,75684239004</text:p>
          </table:table-cell>
        </table:table-row>
        <table:table-row table:style-name="ro1">
          <table:table-cell table:style-name="Default" office:value-type="string" calcext:value-type="string">
            <text:p>car</text:p>
          </table:table-cell>
          <table:table-cell office:value-type="float" office:value="2001" calcext:value-type="float">
            <text:p>2001</text:p>
          </table:table-cell>
          <table:table-cell office:value-type="float" office:value="16115415500" calcext:value-type="float">
            <text:p>16115415500</text:p>
          </table:table-cell>
          <table:table-cell office:value-type="float" office:value="13163545" calcext:value-type="float">
            <text:p>13163545</text:p>
          </table:table-cell>
          <table:table-cell office:value-type="float" office:value="14702691600" calcext:value-type="float">
            <text:p>14702691600</text:p>
          </table:table-cell>
          <table:table-cell office:value-type="float" office:value="29577761" calcext:value-type="float">
            <text:p>29577761</text:p>
          </table:table-cell>
          <table:table-cell office:value-type="float" office:value="721.038030517832" calcext:value-type="float">
            <text:p>721,038030517832</text:p>
          </table:table-cell>
        </table:table-row>
        <table:table-row table:style-name="ro1">
          <table:table-cell table:style-name="Default" office:value-type="string" calcext:value-type="string">
            <text:p>car</text:p>
          </table:table-cell>
          <table:table-cell office:value-type="float" office:value="2002" calcext:value-type="float">
            <text:p>2002</text:p>
          </table:table-cell>
          <table:table-cell office:value-type="float" office:value="17123268800" calcext:value-type="float">
            <text:p>17123268800</text:p>
          </table:table-cell>
          <table:table-cell office:value-type="float" office:value="13449941" calcext:value-type="float">
            <text:p>13449941</text:p>
          </table:table-cell>
          <table:table-cell office:value-type="float" office:value="15204949100" calcext:value-type="float">
            <text:p>15204949100</text:p>
          </table:table-cell>
          <table:table-cell office:value-type="float" office:value="12478343" calcext:value-type="float">
            <text:p>12478343</text:p>
          </table:table-cell>
          <table:table-cell office:value-type="float" office:value="1246.83214284447" calcext:value-type="float">
            <text:p>1246,83214284447</text:p>
          </table:table-cell>
        </table:table-row>
        <table:table-row table:style-name="ro1">
          <table:table-cell table:style-name="Default" office:value-type="string" calcext:value-type="string">
            <text:p>car</text:p>
          </table:table-cell>
          <table:table-cell office:value-type="float" office:value="2003" calcext:value-type="float">
            <text:p>2003</text:p>
          </table:table-cell>
          <table:table-cell office:value-type="float" office:value="17333983400" calcext:value-type="float">
            <text:p>17333983400</text:p>
          </table:table-cell>
          <table:table-cell office:value-type="float" office:value="13758271" calcext:value-type="float">
            <text:p>13758271</text:p>
          </table:table-cell>
          <table:table-cell office:value-type="float" office:value="16043296000" calcext:value-type="float">
            <text:p>16043296000</text:p>
          </table:table-cell>
          <table:table-cell office:value-type="float" office:value="13822732" calcext:value-type="float">
            <text:p>13822732</text:p>
          </table:table-cell>
          <table:table-cell office:value-type="float" office:value="1210.15466333839" calcext:value-type="float">
            <text:p>1210,15466333839</text:p>
          </table:table-cell>
        </table:table-row>
        <table:table-row table:style-name="ro1">
          <table:table-cell table:style-name="Default" office:value-type="string" calcext:value-type="string">
            <text:p>car</text:p>
          </table:table-cell>
          <table:table-cell office:value-type="float" office:value="2004" calcext:value-type="float">
            <text:p>2004</text:p>
          </table:table-cell>
          <table:table-cell office:value-type="float" office:value="18114811000" calcext:value-type="float">
            <text:p>18114811000</text:p>
          </table:table-cell>
          <table:table-cell office:value-type="float" office:value="14219328" calcext:value-type="float">
            <text:p>14219328</text:p>
          </table:table-cell>
          <table:table-cell office:value-type="float" office:value="16896345500" calcext:value-type="float">
            <text:p>16896345500</text:p>
          </table:table-cell>
          <table:table-cell office:value-type="float" office:value="13812787" calcext:value-type="float">
            <text:p>13812787</text:p>
          </table:table-cell>
          <table:table-cell office:value-type="float" office:value="1248.9659271161" calcext:value-type="float">
            <text:p>1248,9659271161</text:p>
          </table:table-cell>
        </table:table-row>
        <table:table-row table:style-name="ro1">
          <table:table-cell table:style-name="Default" office:value-type="string" calcext:value-type="string">
            <text:p>car</text:p>
          </table:table-cell>
          <table:table-cell office:value-type="float" office:value="2005" calcext:value-type="float">
            <text:p>2005</text:p>
          </table:table-cell>
          <table:table-cell office:value-type="float" office:value="18795924100" calcext:value-type="float">
            <text:p>18795924100</text:p>
          </table:table-cell>
          <table:table-cell office:value-type="float" office:value="14502553" calcext:value-type="float">
            <text:p>14502553</text:p>
          </table:table-cell>
          <table:table-cell office:value-type="float" office:value="16747772300" calcext:value-type="float">
            <text:p>16747772300</text:p>
          </table:table-cell>
          <table:table-cell office:value-type="float" office:value="13536492" calcext:value-type="float">
            <text:p>13536492</text:p>
          </table:table-cell>
          <table:table-cell office:value-type="float" office:value="1267.65003586962" calcext:value-type="float">
            <text:p>1267,65003586962</text:p>
          </table:table-cell>
        </table:table-row>
        <table:table-row table:style-name="ro1">
          <table:table-cell table:style-name="Default" office:value-type="string" calcext:value-type="string">
            <text:p>car</text:p>
          </table:table-cell>
          <table:table-cell office:value-type="float" office:value="2006" calcext:value-type="float">
            <text:p>2006</text:p>
          </table:table-cell>
          <table:table-cell office:value-type="float" office:value="12166254900" calcext:value-type="float">
            <text:p>12166254900</text:p>
          </table:table-cell>
          <table:table-cell office:value-type="float" office:value="15235503" calcext:value-type="float">
            <text:p>15235503</text:p>
          </table:table-cell>
          <table:table-cell office:value-type="float" office:value="11287052500" calcext:value-type="float">
            <text:p>11287052500</text:p>
          </table:table-cell>
          <table:table-cell office:value-type="float" office:value="14345399" calcext:value-type="float">
            <text:p>14345399</text:p>
          </table:table-cell>
          <table:table-cell office:value-type="float" office:value="792.853017125712" calcext:value-type="float">
            <text:p>792,853017125712</text:p>
          </table:table-cell>
        </table:table-row>
        <table:table-row table:style-name="ro1">
          <table:table-cell table:style-name="Default" office:value-type="string" calcext:value-type="string">
            <text:p>car</text:p>
          </table:table-cell>
          <table:table-cell office:value-type="float" office:value="2007" calcext:value-type="float">
            <text:p>2007</text:p>
          </table:table-cell>
          <table:table-cell office:value-type="float" office:value="13558177300" calcext:value-type="float">
            <text:p>13558177300</text:p>
          </table:table-cell>
          <table:table-cell office:value-type="float" office:value="16025474" calcext:value-type="float">
            <text:p>16025474</text:p>
          </table:table-cell>
          <table:table-cell office:value-type="float" office:value="12201417300" calcext:value-type="float">
            <text:p>12201417300</text:p>
          </table:table-cell>
          <table:table-cell office:value-type="float" office:value="15378420" calcext:value-type="float">
            <text:p>15378420</text:p>
          </table:table-cell>
          <table:table-cell office:value-type="float" office:value="820.267531153939" calcext:value-type="float">
            <text:p>820,267531153939</text:p>
          </table:table-cell>
        </table:table-row>
        <table:table-row table:style-name="ro1">
          <table:table-cell table:style-name="Default" office:value-type="string" calcext:value-type="string">
            <text:p>car</text:p>
          </table:table-cell>
          <table:table-cell office:value-type="float" office:value="2008" calcext:value-type="float">
            <text:p>2008</text:p>
          </table:table-cell>
          <table:table-cell office:value-type="float" office:value="15280505100" calcext:value-type="float">
            <text:p>15280505100</text:p>
          </table:table-cell>
          <table:table-cell office:value-type="float" office:value="15249079" calcext:value-type="float">
            <text:p>15249079</text:p>
          </table:table-cell>
          <table:table-cell office:value-type="float" office:value="11565415900" calcext:value-type="float">
            <text:p>11565415900</text:p>
          </table:table-cell>
          <table:table-cell office:value-type="float" office:value="13973019" calcext:value-type="float">
            <text:p>13973019</text:p>
          </table:table-cell>
          <table:table-cell office:value-type="float" office:value="918.685612511463" calcext:value-type="float">
            <text:p>918,685612511463</text:p>
          </table:table-cell>
        </table:table-row>
        <table:table-row table:style-name="ro1">
          <table:table-cell table:style-name="Default" office:value-type="string" calcext:value-type="string">
            <text:p>car</text:p>
          </table:table-cell>
          <table:table-cell office:value-type="float" office:value="2009" calcext:value-type="float">
            <text:p>2009</text:p>
          </table:table-cell>
          <table:table-cell office:value-type="float" office:value="13075670000" calcext:value-type="float">
            <text:p>13075670000</text:p>
          </table:table-cell>
          <table:table-cell office:value-type="float" office:value="12882926" calcext:value-type="float">
            <text:p>12882926</text:p>
          </table:table-cell>
          <table:table-cell office:value-type="float" office:value="10290308700" calcext:value-type="float">
            <text:p>10290308700</text:p>
          </table:table-cell>
          <table:table-cell office:value-type="float" office:value="12558656" calcext:value-type="float">
            <text:p>12558656</text:p>
          </table:table-cell>
          <table:table-cell office:value-type="float" office:value="918.41689325766" calcext:value-type="float">
            <text:p>918,41689325766</text:p>
          </table:table-cell>
        </table:table-row>
        <table:table-row table:style-name="ro1">
          <table:table-cell table:style-name="Default" office:value-type="string" calcext:value-type="string">
            <text:p>car</text:p>
          </table:table-cell>
          <table:table-cell office:value-type="float" office:value="2010" calcext:value-type="float">
            <text:p>2010</text:p>
          </table:table-cell>
          <table:table-cell office:value-type="float" office:value="17009086233" calcext:value-type="float">
            <text:p>17009086233</text:p>
          </table:table-cell>
          <table:table-cell office:value-type="float" office:value="13766611" calcext:value-type="float">
            <text:p>13766611</text:p>
          </table:table-cell>
          <table:table-cell office:value-type="float" office:value="14372445095" calcext:value-type="float">
            <text:p>14372445095</text:p>
          </table:table-cell>
          <table:table-cell office:value-type="float" office:value="12390757" calcext:value-type="float">
            <text:p>12390757</text:p>
          </table:table-cell>
          <table:table-cell office:value-type="float" office:value="1199.72052723347" calcext:value-type="float">
            <text:p>1199,72052723347</text:p>
          </table:table-cell>
        </table:table-row>
        <table:table-row table:style-name="ro1">
          <table:table-cell table:style-name="Default" office:value-type="string" calcext:value-type="string">
            <text:p>car</text:p>
          </table:table-cell>
          <table:table-cell office:value-type="float" office:value="2011" calcext:value-type="float">
            <text:p>2011</text:p>
          </table:table-cell>
          <table:table-cell office:value-type="float" office:value="18784685442" calcext:value-type="float">
            <text:p>18784685442</text:p>
          </table:table-cell>
          <table:table-cell office:value-type="float" office:value="14737539" calcext:value-type="float">
            <text:p>14737539</text:p>
          </table:table-cell>
          <table:table-cell office:value-type="float" office:value="14956042528" calcext:value-type="float">
            <text:p>14956042528</text:p>
          </table:table-cell>
          <table:table-cell office:value-type="float" office:value="12607166" calcext:value-type="float">
            <text:p>12607166</text:p>
          </table:table-cell>
          <table:table-cell office:value-type="float" office:value="1233.90352794078" calcext:value-type="float">
            <text:p>1233,90352794078</text:p>
          </table:table-cell>
        </table:table-row>
        <table:table-row table:style-name="ro1">
          <table:table-cell table:style-name="Default" office:value-type="string" calcext:value-type="string">
            <text:p>car</text:p>
          </table:table-cell>
          <table:table-cell office:value-type="float" office:value="2012" calcext:value-type="float">
            <text:p>2012</text:p>
          </table:table-cell>
          <table:table-cell office:value-type="float" office:value="17991241324" calcext:value-type="float">
            <text:p>17991241324</text:p>
          </table:table-cell>
          <table:table-cell office:value-type="float" office:value="13896031" calcext:value-type="float">
            <text:p>13896031</text:p>
          </table:table-cell>
          <table:table-cell office:value-type="float" office:value="13648440336" calcext:value-type="float">
            <text:p>13648440336</text:p>
          </table:table-cell>
          <table:table-cell office:value-type="float" office:value="11460462" calcext:value-type="float">
            <text:p>11460462</text:p>
          </table:table-cell>
          <table:table-cell office:value-type="float" office:value="1247.79407231118" calcext:value-type="float">
            <text:p>1247,79407231118</text:p>
          </table:table-cell>
        </table:table-row>
        <table:table-row table:style-name="ro1">
          <table:table-cell table:style-name="Default" office:value-type="string" calcext:value-type="string">
            <text:p>car</text:p>
          </table:table-cell>
          <table:table-cell office:value-type="float" office:value="2013" calcext:value-type="float">
            <text:p>2013</text:p>
          </table:table-cell>
          <table:table-cell office:value-type="float" office:value="18399831272" calcext:value-type="float">
            <text:p>18399831272</text:p>
          </table:table-cell>
          <table:table-cell office:value-type="float" office:value="14139919" calcext:value-type="float">
            <text:p>14139919</text:p>
          </table:table-cell>
          <table:table-cell office:value-type="float" office:value="13976504655" calcext:value-type="float">
            <text:p>13976504655</text:p>
          </table:table-cell>
          <table:table-cell office:value-type="float" office:value="11433761" calcext:value-type="float">
            <text:p>11433761</text:p>
          </table:table-cell>
          <table:table-cell office:value-type="float" office:value="1266.00223069187" calcext:value-type="float">
            <text:p>1266,00223069187</text:p>
          </table:table-cell>
        </table:table-row>
        <table:table-row table:style-name="ro1">
          <table:table-cell table:style-name="Default" office:value-type="string" calcext:value-type="string">
            <text:p>car</text:p>
          </table:table-cell>
          <table:table-cell office:value-type="float" office:value="2014" calcext:value-type="float">
            <text:p>2014</text:p>
          </table:table-cell>
          <table:table-cell office:value-type="float" office:value="21336748417" calcext:value-type="float">
            <text:p>21336748417</text:p>
          </table:table-cell>
          <table:table-cell office:value-type="float" office:value="15001965" calcext:value-type="float">
            <text:p>15001965</text:p>
          </table:table-cell>
          <table:table-cell office:value-type="float" office:value="16690451364" calcext:value-type="float">
            <text:p>16690451364</text:p>
          </table:table-cell>
          <table:table-cell office:value-type="float" office:value="12594182" calcext:value-type="float">
            <text:p>12594182</text:p>
          </table:table-cell>
          <table:table-cell office:value-type="float" office:value="1377.98946284059" calcext:value-type="float">
            <text:p>1377,98946284059</text:p>
          </table:table-cell>
        </table:table-row>
        <table:table-row table:style-name="ro1">
          <table:table-cell table:style-name="Default" office:value-type="string" calcext:value-type="string">
            <text:p>car</text:p>
          </table:table-cell>
          <table:table-cell office:value-type="float" office:value="2015" calcext:value-type="float">
            <text:p>2015</text:p>
          </table:table-cell>
          <table:table-cell office:value-type="float" office:value="23376585920" calcext:value-type="float">
            <text:p>23376585920</text:p>
          </table:table-cell>
          <table:table-cell office:value-type="float" office:value="16241654" calcext:value-type="float">
            <text:p>16241654</text:p>
          </table:table-cell>
          <table:table-cell office:value-type="float" office:value="18504206727" calcext:value-type="float">
            <text:p>18504206727</text:p>
          </table:table-cell>
          <table:table-cell office:value-type="float" office:value="14083545" calcext:value-type="float">
            <text:p>14083545</text:p>
          </table:table-cell>
          <table:table-cell office:value-type="float" office:value="1381.05582248611" calcext:value-type="float">
            <text:p>1381,05582248611</text:p>
          </table:table-cell>
        </table:table-row>
        <table:table-row table:style-name="ro1">
          <table:table-cell table:style-name="Default" office:value-type="string" calcext:value-type="string">
            <text:p>car</text:p>
          </table:table-cell>
          <table:table-cell office:value-type="float" office:value="2016" calcext:value-type="float">
            <text:p>2016</text:p>
          </table:table-cell>
          <table:table-cell office:value-type="float" office:value="24395144195" calcext:value-type="float">
            <text:p>24395144195</text:p>
          </table:table-cell>
          <table:table-cell office:value-type="float" office:value="16982634" calcext:value-type="float">
            <text:p>16982634</text:p>
          </table:table-cell>
          <table:table-cell office:value-type="float" office:value="20098439627" calcext:value-type="float">
            <text:p>20098439627</text:p>
          </table:table-cell>
          <table:table-cell office:value-type="float" office:value="14932682" calcext:value-type="float">
            <text:p>14932682</text:p>
          </table:table-cell>
          <table:table-cell office:value-type="float" office:value="1394.11384245733" calcext:value-type="float">
            <text:p>1394,11384245733</text:p>
          </table:table-cell>
        </table:table-row>
        <table:table-row table:style-name="ro1">
          <table:table-cell table:style-name="Default" office:value-type="string" calcext:value-type="string">
            <text:p>car</text:p>
          </table:table-cell>
          <table:table-cell office:value-type="float" office:value="2017" calcext:value-type="float">
            <text:p>2017</text:p>
          </table:table-cell>
          <table:table-cell office:value-type="float" office:value="24398365304" calcext:value-type="float">
            <text:p>24398365304</text:p>
          </table:table-cell>
          <table:table-cell office:value-type="float" office:value="16792143" calcext:value-type="float">
            <text:p>16792143</text:p>
          </table:table-cell>
          <table:table-cell office:value-type="float" office:value="20438782478" calcext:value-type="float">
            <text:p>20438782478</text:p>
          </table:table-cell>
          <table:table-cell office:value-type="float" office:value="15215305" calcext:value-type="float">
            <text:p>15215305</text:p>
          </table:table-cell>
          <table:table-cell office:value-type="float" office:value="1400.83482388224" calcext:value-type="float">
            <text:p>1400,83482388224</text:p>
          </table:table-cell>
        </table:table-row>
        <table:table-row table:style-name="ro1">
          <table:table-cell table:style-name="Default" office:value-type="string" calcext:value-type="string">
            <text:p>car</text:p>
          </table:table-cell>
          <table:table-cell office:value-type="float" office:value="2018" calcext:value-type="float">
            <text:p>2018</text:p>
          </table:table-cell>
          <table:table-cell office:value-type="float" office:value="24004578063" calcext:value-type="float">
            <text:p>24004578063</text:p>
          </table:table-cell>
          <table:table-cell office:value-type="float" office:value="16263117" calcext:value-type="float">
            <text:p>16263117</text:p>
          </table:table-cell>
          <table:table-cell office:value-type="float" office:value="20435381869" calcext:value-type="float">
            <text:p>20435381869</text:p>
          </table:table-cell>
          <table:table-cell office:value-type="float" office:value="15134658" calcext:value-type="float">
            <text:p>15134658</text:p>
          </table:table-cell>
          <table:table-cell office:value-type="float" office:value="1415.38564219917" calcext:value-type="float">
            <text:p>1415,38564219917</text:p>
          </table:table-cell>
        </table:table-row>
        <table:table-row table:style-name="ro1">
          <table:table-cell table:style-name="Default" office:value-type="string" calcext:value-type="string">
            <text:p>motorhome</text:p>
          </table:table-cell>
          <table:table-cell office:value-type="float" office:value="1993" calcext:value-type="float">
            <text:p>1993</text:p>
          </table:table-cell>
          <table:table-cell office:value-type="float" office:value="18626000" calcext:value-type="float">
            <text:p>18626000</text:p>
          </table:table-cell>
          <table:table-cell office:value-type="float" office:value="17162" calcext:value-type="float">
            <text:p>17162</text:p>
          </table:table-cell>
          <table:table-cell office:value-type="float" office:value="12504200" calcext:value-type="float">
            <text:p>12504200</text:p>
          </table:table-cell>
          <table:table-cell office:value-type="float" office:value="8903" calcext:value-type="float">
            <text:p>8903</text:p>
          </table:table-cell>
          <table:table-cell office:value-type="float" office:value="1194.3295607136" calcext:value-type="float">
            <text:p>1194,3295607136</text:p>
          </table:table-cell>
        </table:table-row>
        <table:table-row table:style-name="ro1">
          <table:table-cell table:style-name="Default" office:value-type="string" calcext:value-type="string">
            <text:p>motorhome</text:p>
          </table:table-cell>
          <table:table-cell office:value-type="float" office:value="1994" calcext:value-type="float">
            <text:p>1994</text:p>
          </table:table-cell>
          <table:table-cell office:value-type="float" office:value="21070100" calcext:value-type="float">
            <text:p>21070100</text:p>
          </table:table-cell>
          <table:table-cell office:value-type="float" office:value="10286" calcext:value-type="float">
            <text:p>10286</text:p>
          </table:table-cell>
          <table:table-cell office:value-type="float" office:value="11996500" calcext:value-type="float">
            <text:p>11996500</text:p>
          </table:table-cell>
          <table:table-cell office:value-type="float" office:value="5527" calcext:value-type="float">
            <text:p>5527</text:p>
          </table:table-cell>
          <table:table-cell office:value-type="float" office:value="2091.10225763612" calcext:value-type="float">
            <text:p>2091,10225763612</text:p>
          </table:table-cell>
        </table:table-row>
        <table:table-row table:style-name="ro1">
          <table:table-cell table:style-name="Default" office:value-type="string" calcext:value-type="string">
            <text:p>motorhome</text:p>
          </table:table-cell>
          <table:table-cell office:value-type="float" office:value="1995" calcext:value-type="float">
            <text:p>1995</text:p>
          </table:table-cell>
          <table:table-cell office:value-type="float" office:value="43299400" calcext:value-type="float">
            <text:p>43299400</text:p>
          </table:table-cell>
          <table:table-cell office:value-type="float" office:value="25182" calcext:value-type="float">
            <text:p>25182</text:p>
          </table:table-cell>
          <table:table-cell office:value-type="float" office:value="23440700" calcext:value-type="float">
            <text:p>23440700</text:p>
          </table:table-cell>
          <table:table-cell office:value-type="float" office:value="10745" calcext:value-type="float">
            <text:p>10745</text:p>
          </table:table-cell>
          <table:table-cell office:value-type="float" office:value="1857.65858546497" calcext:value-type="float">
            <text:p>1857,65858546497</text:p>
          </table:table-cell>
        </table:table-row>
        <table:table-row table:style-name="ro1">
          <table:table-cell table:style-name="Default" office:value-type="string" calcext:value-type="string">
            <text:p>motorhome</text:p>
          </table:table-cell>
          <table:table-cell office:value-type="float" office:value="1996" calcext:value-type="float">
            <text:p>1996</text:p>
          </table:table-cell>
          <table:table-cell office:value-type="float" office:value="31190500" calcext:value-type="float">
            <text:p>31190500</text:p>
          </table:table-cell>
          <table:table-cell office:value-type="float" office:value="15518" calcext:value-type="float">
            <text:p>15518</text:p>
          </table:table-cell>
          <table:table-cell office:value-type="float" office:value="24666400" calcext:value-type="float">
            <text:p>24666400</text:p>
          </table:table-cell>
          <table:table-cell office:value-type="float" office:value="10986" calcext:value-type="float">
            <text:p>10986</text:p>
          </table:table-cell>
          <table:table-cell office:value-type="float" office:value="2107.4894355569" calcext:value-type="float">
            <text:p>2107,4894355569</text:p>
          </table:table-cell>
        </table:table-row>
        <table:table-row table:style-name="ro1">
          <table:table-cell table:style-name="Default" office:value-type="string" calcext:value-type="string">
            <text:p>motorhome</text:p>
          </table:table-cell>
          <table:table-cell office:value-type="float" office:value="1997" calcext:value-type="float">
            <text:p>1997</text:p>
          </table:table-cell>
          <table:table-cell office:value-type="float" office:value="29193900" calcext:value-type="float">
            <text:p>29193900</text:p>
          </table:table-cell>
          <table:table-cell office:value-type="float" office:value="13215" calcext:value-type="float">
            <text:p>13215</text:p>
          </table:table-cell>
          <table:table-cell office:value-type="float" office:value="25432000" calcext:value-type="float">
            <text:p>25432000</text:p>
          </table:table-cell>
          <table:table-cell office:value-type="float" office:value="10754" calcext:value-type="float">
            <text:p>10754</text:p>
          </table:table-cell>
          <table:table-cell office:value-type="float" office:value="2279.02290458509" calcext:value-type="float">
            <text:p>2279,02290458509</text:p>
          </table:table-cell>
        </table:table-row>
        <table:table-row table:style-name="ro1">
          <table:table-cell table:style-name="Default" office:value-type="string" calcext:value-type="string">
            <text:p>motorhome</text:p>
          </table:table-cell>
          <table:table-cell office:value-type="float" office:value="1998" calcext:value-type="float">
            <text:p>1998</text:p>
          </table:table-cell>
          <table:table-cell office:value-type="float" office:value="35843400" calcext:value-type="float">
            <text:p>35843400</text:p>
          </table:table-cell>
          <table:table-cell office:value-type="float" office:value="14157" calcext:value-type="float">
            <text:p>14157</text:p>
          </table:table-cell>
          <table:table-cell office:value-type="float" office:value="32900000" calcext:value-type="float">
            <text:p>32900000</text:p>
          </table:table-cell>
          <table:table-cell office:value-type="float" office:value="15702" calcext:value-type="float">
            <text:p>15702</text:p>
          </table:table-cell>
          <table:table-cell office:value-type="float" office:value="2302.26732308517" calcext:value-type="float">
            <text:p>2302,26732308517</text:p>
          </table:table-cell>
        </table:table-row>
        <table:table-row table:style-name="ro1">
          <table:table-cell table:style-name="Default" office:value-type="string" calcext:value-type="string">
            <text:p>motorhome</text:p>
          </table:table-cell>
          <table:table-cell office:value-type="float" office:value="1999" calcext:value-type="float">
            <text:p>1999</text:p>
          </table:table-cell>
          <table:table-cell office:value-type="float" office:value="45787100" calcext:value-type="float">
            <text:p>45787100</text:p>
          </table:table-cell>
          <table:table-cell office:value-type="float" office:value="18096" calcext:value-type="float">
            <text:p>18096</text:p>
          </table:table-cell>
          <table:table-cell office:value-type="float" office:value="44682300" calcext:value-type="float">
            <text:p>44682300</text:p>
          </table:table-cell>
          <table:table-cell office:value-type="float" office:value="21505" calcext:value-type="float">
            <text:p>21505</text:p>
          </table:table-cell>
          <table:table-cell office:value-type="float" office:value="2284.52311810308" calcext:value-type="float">
            <text:p>2284,52311810308</text:p>
          </table:table-cell>
        </table:table-row>
        <table:table-row table:style-name="ro1">
          <table:table-cell table:style-name="Default" office:value-type="string" calcext:value-type="string">
            <text:p>motorhome</text:p>
          </table:table-cell>
          <table:table-cell office:value-type="float" office:value="2000" calcext:value-type="float">
            <text:p>2000</text:p>
          </table:table-cell>
          <table:table-cell office:value-type="float" office:value="60741600" calcext:value-type="float">
            <text:p>60741600</text:p>
          </table:table-cell>
          <table:table-cell office:value-type="float" office:value="23812" calcext:value-type="float">
            <text:p>23812</text:p>
          </table:table-cell>
          <table:table-cell office:value-type="float" office:value="61574200" calcext:value-type="float">
            <text:p>61574200</text:p>
          </table:table-cell>
          <table:table-cell office:value-type="float" office:value="42919" calcext:value-type="float">
            <text:p>42919</text:p>
          </table:table-cell>
          <table:table-cell office:value-type="float" office:value="1832.9681857008" calcext:value-type="float">
            <text:p>1832,9681857008</text:p>
          </table:table-cell>
        </table:table-row>
        <table:table-row table:style-name="ro1">
          <table:table-cell table:style-name="Default" office:value-type="string" calcext:value-type="string">
            <text:p>motorhome</text:p>
          </table:table-cell>
          <table:table-cell office:value-type="float" office:value="2001" calcext:value-type="float">
            <text:p>2001</text:p>
          </table:table-cell>
          <table:table-cell office:value-type="float" office:value="73744600" calcext:value-type="float">
            <text:p>73744600</text:p>
          </table:table-cell>
          <table:table-cell office:value-type="float" office:value="28710" calcext:value-type="float">
            <text:p>28710</text:p>
          </table:table-cell>
          <table:table-cell office:value-type="float" office:value="61225300" calcext:value-type="float">
            <text:p>61225300</text:p>
          </table:table-cell>
          <table:table-cell office:value-type="float" office:value="41298" calcext:value-type="float">
            <text:p>41298</text:p>
          </table:table-cell>
          <table:table-cell office:value-type="float" office:value="1927.92109473203" calcext:value-type="float">
            <text:p>1927,92109473203</text:p>
          </table:table-cell>
        </table:table-row>
        <table:table-row table:style-name="ro1">
          <table:table-cell table:style-name="Default" office:value-type="string" calcext:value-type="string">
            <text:p>motorhome</text:p>
          </table:table-cell>
          <table:table-cell office:value-type="float" office:value="2002" calcext:value-type="float">
            <text:p>2002</text:p>
          </table:table-cell>
          <table:table-cell office:value-type="float" office:value="81182500" calcext:value-type="float">
            <text:p>81182500</text:p>
          </table:table-cell>
          <table:table-cell office:value-type="float" office:value="31337" calcext:value-type="float">
            <text:p>31337</text:p>
          </table:table-cell>
          <table:table-cell office:value-type="float" office:value="66434400" calcext:value-type="float">
            <text:p>66434400</text:p>
          </table:table-cell>
          <table:table-cell office:value-type="float" office:value="29499" calcext:value-type="float">
            <text:p>29499</text:p>
          </table:table-cell>
          <table:table-cell office:value-type="float" office:value="2426.4728121507" calcext:value-type="float">
            <text:p>2426,4728121507</text:p>
          </table:table-cell>
        </table:table-row>
        <table:table-row table:style-name="ro1">
          <table:table-cell table:style-name="Default" office:value-type="string" calcext:value-type="string">
            <text:p>motorhome</text:p>
          </table:table-cell>
          <table:table-cell office:value-type="float" office:value="2003" calcext:value-type="float">
            <text:p>2003</text:p>
          </table:table-cell>
          <table:table-cell office:value-type="float" office:value="93060100" calcext:value-type="float">
            <text:p>93060100</text:p>
          </table:table-cell>
          <table:table-cell office:value-type="float" office:value="39254" calcext:value-type="float">
            <text:p>39254</text:p>
          </table:table-cell>
          <table:table-cell office:value-type="float" office:value="81829200" calcext:value-type="float">
            <text:p>81829200</text:p>
          </table:table-cell>
          <table:table-cell office:value-type="float" office:value="36322" calcext:value-type="float">
            <text:p>36322</text:p>
          </table:table-cell>
          <table:table-cell office:value-type="float" office:value="2314.08515930983" calcext:value-type="float">
            <text:p>2314,08515930983</text:p>
          </table:table-cell>
        </table:table-row>
        <table:table-row table:style-name="ro1">
          <table:table-cell table:style-name="Default" office:value-type="string" calcext:value-type="string">
            <text:p>motorhome</text:p>
          </table:table-cell>
          <table:table-cell office:value-type="float" office:value="2004" calcext:value-type="float">
            <text:p>2004</text:p>
          </table:table-cell>
          <table:table-cell office:value-type="float" office:value="111736800" calcext:value-type="float">
            <text:p>111736800</text:p>
          </table:table-cell>
          <table:table-cell office:value-type="float" office:value="41768" calcext:value-type="float">
            <text:p>41768</text:p>
          </table:table-cell>
          <table:table-cell office:value-type="float" office:value="90119200" calcext:value-type="float">
            <text:p>90119200</text:p>
          </table:table-cell>
          <table:table-cell office:value-type="float" office:value="125515" calcext:value-type="float">
            <text:p>125515</text:p>
          </table:table-cell>
          <table:table-cell office:value-type="float" office:value="1206.67372058129" calcext:value-type="float">
            <text:p>1206,67372058129</text:p>
          </table:table-cell>
        </table:table-row>
        <table:table-row table:style-name="ro1">
          <table:table-cell table:style-name="Default" office:value-type="string" calcext:value-type="string">
            <text:p>motorhome</text:p>
          </table:table-cell>
          <table:table-cell office:value-type="float" office:value="2005" calcext:value-type="float">
            <text:p>2005</text:p>
          </table:table-cell>
          <table:table-cell office:value-type="float" office:value="126258700" calcext:value-type="float">
            <text:p>126258700</text:p>
          </table:table-cell>
          <table:table-cell office:value-type="float" office:value="46397" calcext:value-type="float">
            <text:p>46397</text:p>
          </table:table-cell>
          <table:table-cell office:value-type="float" office:value="94295000" calcext:value-type="float">
            <text:p>94295000</text:p>
          </table:table-cell>
          <table:table-cell office:value-type="float" office:value="72376" calcext:value-type="float">
            <text:p>72376</text:p>
          </table:table-cell>
          <table:table-cell office:value-type="float" office:value="1856.93465686646" calcext:value-type="float">
            <text:p>1856,93465686646</text:p>
          </table:table-cell>
        </table:table-row>
        <table:table-row table:style-name="ro1">
          <table:table-cell table:style-name="Default" office:value-type="string" calcext:value-type="string">
            <text:p>motorhome</text:p>
          </table:table-cell>
          <table:table-cell office:value-type="float" office:value="2006" calcext:value-type="float">
            <text:p>2006</text:p>
          </table:table-cell>
          <table:table-cell office:value-type="float" office:value="78342100" calcext:value-type="float">
            <text:p>78342100</text:p>
          </table:table-cell>
          <table:table-cell office:value-type="float" office:value="11026185" calcext:value-type="float">
            <text:p>11026185</text:p>
          </table:table-cell>
          <table:table-cell office:value-type="float" office:value="40733900" calcext:value-type="float">
            <text:p>40733900</text:p>
          </table:table-cell>
          <table:table-cell office:value-type="float" office:value="83472" calcext:value-type="float">
            <text:p>83472</text:p>
          </table:table-cell>
          <table:table-cell office:value-type="float" office:value="10.7182426964217" calcext:value-type="float">
            <text:p>10,7182426964217</text:p>
          </table:table-cell>
        </table:table-row>
        <table:table-row table:style-name="ro1">
          <table:table-cell table:style-name="Default" office:value-type="string" calcext:value-type="string">
            <text:p>motorhome</text:p>
          </table:table-cell>
          <table:table-cell office:value-type="float" office:value="2007" calcext:value-type="float">
            <text:p>2007</text:p>
          </table:table-cell>
          <table:table-cell office:value-type="float" office:value="101190100" calcext:value-type="float">
            <text:p>101190100</text:p>
          </table:table-cell>
          <table:table-cell office:value-type="float" office:value="62487" calcext:value-type="float">
            <text:p>62487</text:p>
          </table:table-cell>
          <table:table-cell office:value-type="float" office:value="55614300" calcext:value-type="float">
            <text:p>55614300</text:p>
          </table:table-cell>
          <table:table-cell office:value-type="float" office:value="173075" calcext:value-type="float">
            <text:p>173075</text:p>
          </table:table-cell>
          <table:table-cell office:value-type="float" office:value="665.660845127822" calcext:value-type="float">
            <text:p>665,660845127822</text:p>
          </table:table-cell>
        </table:table-row>
        <table:table-row table:style-name="ro1">
          <table:table-cell table:style-name="Default" office:value-type="string" calcext:value-type="string">
            <text:p>motorhome</text:p>
          </table:table-cell>
          <table:table-cell office:value-type="float" office:value="2008" calcext:value-type="float">
            <text:p>2008</text:p>
          </table:table-cell>
          <table:table-cell office:value-type="float" office:value="94478300" calcext:value-type="float">
            <text:p>94478300</text:p>
          </table:table-cell>
          <table:table-cell office:value-type="float" office:value="51156" calcext:value-type="float">
            <text:p>51156</text:p>
          </table:table-cell>
          <table:table-cell office:value-type="float" office:value="108619400" calcext:value-type="float">
            <text:p>108619400</text:p>
          </table:table-cell>
          <table:table-cell office:value-type="float" office:value="91712" calcext:value-type="float">
            <text:p>91712</text:p>
          </table:table-cell>
          <table:table-cell office:value-type="float" office:value="1421.57586023462" calcext:value-type="float">
            <text:p>1421,57586023462</text:p>
          </table:table-cell>
        </table:table-row>
        <table:table-row table:style-name="ro1">
          <table:table-cell table:style-name="Default" office:value-type="string" calcext:value-type="string">
            <text:p>motorhome</text:p>
          </table:table-cell>
          <table:table-cell office:value-type="float" office:value="2009" calcext:value-type="float">
            <text:p>2009</text:p>
          </table:table-cell>
          <table:table-cell office:value-type="float" office:value="61973900" calcext:value-type="float">
            <text:p>61973900</text:p>
          </table:table-cell>
          <table:table-cell office:value-type="float" office:value="47242" calcext:value-type="float">
            <text:p>47242</text:p>
          </table:table-cell>
          <table:table-cell office:value-type="float" office:value="63148500" calcext:value-type="float">
            <text:p>63148500</text:p>
          </table:table-cell>
          <table:table-cell office:value-type="float" office:value="55240" calcext:value-type="float">
            <text:p>55240</text:p>
          </table:table-cell>
          <table:table-cell office:value-type="float" office:value="1220.92074705802" calcext:value-type="float">
            <text:p>1220,92074705802</text:p>
          </table:table-cell>
        </table:table-row>
        <table:table-row table:style-name="ro1">
          <table:table-cell table:style-name="Default" office:value-type="string" calcext:value-type="string">
            <text:p>motorhome</text:p>
          </table:table-cell>
          <table:table-cell office:value-type="float" office:value="2010" calcext:value-type="float">
            <text:p>2010</text:p>
          </table:table-cell>
          <table:table-cell office:value-type="float" office:value="113226462" calcext:value-type="float">
            <text:p>113226462</text:p>
          </table:table-cell>
          <table:table-cell office:value-type="float" office:value="49553" calcext:value-type="float">
            <text:p>49553</text:p>
          </table:table-cell>
          <table:table-cell office:value-type="float" office:value="85070647" calcext:value-type="float">
            <text:p>85070647</text:p>
          </table:table-cell>
          <table:table-cell office:value-type="float" office:value="35856" calcext:value-type="float">
            <text:p>35856</text:p>
          </table:table-cell>
          <table:table-cell office:value-type="float" office:value="2321.73551967591" calcext:value-type="float">
            <text:p>2321,73551967591</text:p>
          </table:table-cell>
        </table:table-row>
        <table:table-row table:style-name="ro1">
          <table:table-cell table:style-name="Default" office:value-type="string" calcext:value-type="string">
            <text:p>motorhome</text:p>
          </table:table-cell>
          <table:table-cell office:value-type="float" office:value="2011" calcext:value-type="float">
            <text:p>2011</text:p>
          </table:table-cell>
          <table:table-cell office:value-type="float" office:value="130919439" calcext:value-type="float">
            <text:p>130919439</text:p>
          </table:table-cell>
          <table:table-cell office:value-type="float" office:value="50264" calcext:value-type="float">
            <text:p>50264</text:p>
          </table:table-cell>
          <table:table-cell office:value-type="float" office:value="76892666" calcext:value-type="float">
            <text:p>76892666</text:p>
          </table:table-cell>
          <table:table-cell office:value-type="float" office:value="30383" calcext:value-type="float">
            <text:p>30383</text:p>
          </table:table-cell>
          <table:table-cell office:value-type="float" office:value="2576.8113507012" calcext:value-type="float">
            <text:p>2576,8113507012</text:p>
          </table:table-cell>
        </table:table-row>
        <table:table-row table:style-name="ro1">
          <table:table-cell table:style-name="Default" office:value-type="string" calcext:value-type="string">
            <text:p>motorhome</text:p>
          </table:table-cell>
          <table:table-cell office:value-type="float" office:value="2012" calcext:value-type="float">
            <text:p>2012</text:p>
          </table:table-cell>
          <table:table-cell office:value-type="float" office:value="145779307" calcext:value-type="float">
            <text:p>145779307</text:p>
          </table:table-cell>
          <table:table-cell office:value-type="float" office:value="58481" calcext:value-type="float">
            <text:p>58481</text:p>
          </table:table-cell>
          <table:table-cell office:value-type="float" office:value="98990932" calcext:value-type="float">
            <text:p>98990932</text:p>
          </table:table-cell>
          <table:table-cell office:value-type="float" office:value="94787" calcext:value-type="float">
            <text:p>94787</text:p>
          </table:table-cell>
          <table:table-cell office:value-type="float" office:value="1597.00810997729" calcext:value-type="float">
            <text:p>1597,00810997729</text:p>
          </table:table-cell>
        </table:table-row>
        <table:table-row table:style-name="ro1">
          <table:table-cell table:style-name="Default" office:value-type="string" calcext:value-type="string">
            <text:p>motorhome</text:p>
          </table:table-cell>
          <table:table-cell office:value-type="float" office:value="2013" calcext:value-type="float">
            <text:p>2013</text:p>
          </table:table-cell>
          <table:table-cell office:value-type="float" office:value="131386435" calcext:value-type="float">
            <text:p>131386435</text:p>
          </table:table-cell>
          <table:table-cell office:value-type="float" office:value="52297" calcext:value-type="float">
            <text:p>52297</text:p>
          </table:table-cell>
          <table:table-cell office:value-type="float" office:value="72217611" calcext:value-type="float">
            <text:p>72217611</text:p>
          </table:table-cell>
          <table:table-cell office:value-type="float" office:value="30909" calcext:value-type="float">
            <text:p>30909</text:p>
          </table:table-cell>
          <table:table-cell office:value-type="float" office:value="2446.98754897483" calcext:value-type="float">
            <text:p>2446,98754897483</text:p>
          </table:table-cell>
        </table:table-row>
        <table:table-row table:style-name="ro1">
          <table:table-cell table:style-name="Default" office:value-type="string" calcext:value-type="string">
            <text:p>motorhome</text:p>
          </table:table-cell>
          <table:table-cell office:value-type="float" office:value="2014" calcext:value-type="float">
            <text:p>2014</text:p>
          </table:table-cell>
          <table:table-cell office:value-type="float" office:value="128303886" calcext:value-type="float">
            <text:p>128303886</text:p>
          </table:table-cell>
          <table:table-cell office:value-type="float" office:value="47612" calcext:value-type="float">
            <text:p>47612</text:p>
          </table:table-cell>
          <table:table-cell office:value-type="float" office:value="97708986" calcext:value-type="float">
            <text:p>97708986</text:p>
          </table:table-cell>
          <table:table-cell office:value-type="float" office:value="40959" calcext:value-type="float">
            <text:p>40959</text:p>
          </table:table-cell>
          <table:table-cell office:value-type="float" office:value="2551.77057953506" calcext:value-type="float">
            <text:p>2551,77057953506</text:p>
          </table:table-cell>
        </table:table-row>
        <table:table-row table:style-name="ro1">
          <table:table-cell table:style-name="Default" office:value-type="string" calcext:value-type="string">
            <text:p>motorhome</text:p>
          </table:table-cell>
          <table:table-cell office:value-type="float" office:value="2015" calcext:value-type="float">
            <text:p>2015</text:p>
          </table:table-cell>
          <table:table-cell office:value-type="float" office:value="156490825" calcext:value-type="float">
            <text:p>156490825</text:p>
          </table:table-cell>
          <table:table-cell office:value-type="float" office:value="56978" calcext:value-type="float">
            <text:p>56978</text:p>
          </table:table-cell>
          <table:table-cell office:value-type="float" office:value="108531943" calcext:value-type="float">
            <text:p>108531943</text:p>
          </table:table-cell>
          <table:table-cell office:value-type="float" office:value="47145" calcext:value-type="float">
            <text:p>47145</text:p>
          </table:table-cell>
          <table:table-cell office:value-type="float" office:value="2545.28555650529" calcext:value-type="float">
            <text:p>2545,28555650529</text:p>
          </table:table-cell>
        </table:table-row>
        <table:table-row table:style-name="ro1">
          <table:table-cell table:style-name="Default" office:value-type="string" calcext:value-type="string">
            <text:p>motorhome</text:p>
          </table:table-cell>
          <table:table-cell office:value-type="float" office:value="2016" calcext:value-type="float">
            <text:p>2016</text:p>
          </table:table-cell>
          <table:table-cell office:value-type="float" office:value="185550504" calcext:value-type="float">
            <text:p>185550504</text:p>
          </table:table-cell>
          <table:table-cell office:value-type="float" office:value="67101" calcext:value-type="float">
            <text:p>67101</text:p>
          </table:table-cell>
          <table:table-cell office:value-type="float" office:value="125231083" calcext:value-type="float">
            <text:p>125231083</text:p>
          </table:table-cell>
          <table:table-cell office:value-type="float" office:value="54211" calcext:value-type="float">
            <text:p>54211</text:p>
          </table:table-cell>
          <table:table-cell office:value-type="float" office:value="2561.83713894751" calcext:value-type="float">
            <text:p>2561,83713894751</text:p>
          </table:table-cell>
        </table:table-row>
        <table:table-row table:style-name="ro1">
          <table:table-cell table:style-name="Default" office:value-type="string" calcext:value-type="string">
            <text:p>motorhome</text:p>
          </table:table-cell>
          <table:table-cell office:value-type="float" office:value="2017" calcext:value-type="float">
            <text:p>2017</text:p>
          </table:table-cell>
          <table:table-cell office:value-type="float" office:value="237916869" calcext:value-type="float">
            <text:p>237916869</text:p>
          </table:table-cell>
          <table:table-cell office:value-type="float" office:value="91766" calcext:value-type="float">
            <text:p>91766</text:p>
          </table:table-cell>
          <table:table-cell office:value-type="float" office:value="159471740" calcext:value-type="float">
            <text:p>159471740</text:p>
          </table:table-cell>
          <table:table-cell office:value-type="float" office:value="68443" calcext:value-type="float">
            <text:p>68443</text:p>
          </table:table-cell>
          <table:table-cell office:value-type="float" office:value="2480.43873315482" calcext:value-type="float">
            <text:p>2480,43873315482</text:p>
          </table:table-cell>
        </table:table-row>
        <table:table-row table:style-name="ro1">
          <table:table-cell table:style-name="Default" office:value-type="string" calcext:value-type="string">
            <text:p>motorhome</text:p>
          </table:table-cell>
          <table:table-cell office:value-type="float" office:value="2018" calcext:value-type="float">
            <text:p>2018</text:p>
          </table:table-cell>
          <table:table-cell office:value-type="float" office:value="250070893" calcext:value-type="float">
            <text:p>250070893</text:p>
          </table:table-cell>
          <table:table-cell office:value-type="float" office:value="93095" calcext:value-type="float">
            <text:p>93095</text:p>
          </table:table-cell>
          <table:table-cell office:value-type="float" office:value="180464105" calcext:value-type="float">
            <text:p>180464105</text:p>
          </table:table-cell>
          <table:table-cell office:value-type="float" office:value="152656" calcext:value-type="float">
            <text:p>152656</text:p>
          </table:table-cell>
          <table:table-cell office:value-type="float" office:value="1751.91554866511" calcext:value-type="float">
            <text:p>1751,91554866511</text:p>
          </table:table-cell>
        </table:table-row>
        <table:table-row table:style-name="ro1">
          <table:table-cell table:style-name="Default" office:value-type="string" calcext:value-type="string">
            <text:p>special</text:p>
          </table:table-cell>
          <table:table-cell office:value-type="float" office:value="1993" calcext:value-type="float">
            <text:p>1993</text:p>
          </table:table-cell>
          <table:table-cell office:value-type="float" office:value="11754300" calcext:value-type="float">
            <text:p>11754300</text:p>
          </table:table-cell>
          <table:table-cell office:value-type="float" office:value="738" calcext:value-type="float">
            <text:p>738</text:p>
          </table:table-cell>
          <table:table-cell office:value-type="float" office:value="4171400" calcext:value-type="float">
            <text:p>4171400</text:p>
          </table:table-cell>
          <table:table-cell office:value-type="float" office:value="282" calcext:value-type="float">
            <text:p>282</text:p>
          </table:table-cell>
          <table:table-cell office:value-type="float" office:value="15613.431372549" calcext:value-type="float">
            <text:p>15613,431372549</text:p>
          </table:table-cell>
        </table:table-row>
        <table:table-row table:style-name="ro1">
          <table:table-cell table:style-name="Default" office:value-type="string" calcext:value-type="string">
            <text:p>special</text:p>
          </table:table-cell>
          <table:table-cell office:value-type="float" office:value="1994" calcext:value-type="float">
            <text:p>1994</text:p>
          </table:table-cell>
          <table:table-cell office:value-type="float" office:value="12533000" calcext:value-type="float">
            <text:p>12533000</text:p>
          </table:table-cell>
          <table:table-cell office:value-type="float" office:value="797" calcext:value-type="float">
            <text:p>797</text:p>
          </table:table-cell>
          <table:table-cell office:value-type="float" office:value="2992300" calcext:value-type="float">
            <text:p>2992300</text:p>
          </table:table-cell>
          <table:table-cell office:value-type="float" office:value="1576" calcext:value-type="float">
            <text:p>1576</text:p>
          </table:table-cell>
          <table:table-cell office:value-type="float" office:value="6542.47787610619" calcext:value-type="float">
            <text:p>6542,47787610619</text:p>
          </table:table-cell>
        </table:table-row>
        <table:table-row table:style-name="ro1">
          <table:table-cell table:style-name="Default" office:value-type="string" calcext:value-type="string">
            <text:p>special</text:p>
          </table:table-cell>
          <table:table-cell office:value-type="float" office:value="1995" calcext:value-type="float">
            <text:p>1995</text:p>
          </table:table-cell>
          <table:table-cell office:value-type="float" office:value="14711600" calcext:value-type="float">
            <text:p>14711600</text:p>
          </table:table-cell>
          <table:table-cell office:value-type="float" office:value="3392" calcext:value-type="float">
            <text:p>3392</text:p>
          </table:table-cell>
          <table:table-cell office:value-type="float" office:value="5407800" calcext:value-type="float">
            <text:p>5407800</text:p>
          </table:table-cell>
          <table:table-cell office:value-type="float" office:value="513" calcext:value-type="float">
            <text:p>513</text:p>
          </table:table-cell>
          <table:table-cell office:value-type="float" office:value="5152.21510883483" calcext:value-type="float">
            <text:p>5152,21510883483</text:p>
          </table:table-cell>
        </table:table-row>
        <table:table-row table:style-name="ro1">
          <table:table-cell table:style-name="Default" office:value-type="string" calcext:value-type="string">
            <text:p>special</text:p>
          </table:table-cell>
          <table:table-cell office:value-type="float" office:value="1996" calcext:value-type="float">
            <text:p>1996</text:p>
          </table:table-cell>
          <table:table-cell office:value-type="float" office:value="16036700" calcext:value-type="float">
            <text:p>16036700</text:p>
          </table:table-cell>
          <table:table-cell office:value-type="float" office:value="867" calcext:value-type="float">
            <text:p>867</text:p>
          </table:table-cell>
          <table:table-cell office:value-type="float" office:value="5611900" calcext:value-type="float">
            <text:p>5611900</text:p>
          </table:table-cell>
          <table:table-cell office:value-type="float" office:value="425" calcext:value-type="float">
            <text:p>425</text:p>
          </table:table-cell>
          <table:table-cell office:value-type="float" office:value="16755.8823529412" calcext:value-type="float">
            <text:p>16755,8823529412</text:p>
          </table:table-cell>
        </table:table-row>
        <table:table-row table:style-name="ro1">
          <table:table-cell table:style-name="Default" office:value-type="string" calcext:value-type="string">
            <text:p>special</text:p>
          </table:table-cell>
          <table:table-cell office:value-type="float" office:value="1997" calcext:value-type="float">
            <text:p>1997</text:p>
          </table:table-cell>
          <table:table-cell office:value-type="float" office:value="22509000" calcext:value-type="float">
            <text:p>22509000</text:p>
          </table:table-cell>
          <table:table-cell office:value-type="float" office:value="9194" calcext:value-type="float">
            <text:p>9194</text:p>
          </table:table-cell>
          <table:table-cell office:value-type="float" office:value="14459300" calcext:value-type="float">
            <text:p>14459300</text:p>
          </table:table-cell>
          <table:table-cell office:value-type="float" office:value="16080" calcext:value-type="float">
            <text:p>16080</text:p>
          </table:table-cell>
          <table:table-cell office:value-type="float" office:value="1462.70079924033" calcext:value-type="float">
            <text:p>1462,70079924033</text:p>
          </table:table-cell>
        </table:table-row>
        <table:table-row table:style-name="ro1">
          <table:table-cell table:style-name="Default" office:value-type="string" calcext:value-type="string">
            <text:p>special</text:p>
          </table:table-cell>
          <table:table-cell office:value-type="float" office:value="1998" calcext:value-type="float">
            <text:p>1998</text:p>
          </table:table-cell>
          <table:table-cell office:value-type="float" office:value="26318700" calcext:value-type="float">
            <text:p>26318700</text:p>
          </table:table-cell>
          <table:table-cell office:value-type="float" office:value="9115" calcext:value-type="float">
            <text:p>9115</text:p>
          </table:table-cell>
          <table:table-cell office:value-type="float" office:value="16781200" calcext:value-type="float">
            <text:p>16781200</text:p>
          </table:table-cell>
          <table:table-cell office:value-type="float" office:value="19314" calcext:value-type="float">
            <text:p>19314</text:p>
          </table:table-cell>
          <table:table-cell office:value-type="float" office:value="1516.05402933624" calcext:value-type="float">
            <text:p>1516,05402933624</text:p>
          </table:table-cell>
        </table:table-row>
        <table:table-row table:style-name="ro1">
          <table:table-cell table:style-name="Default" office:value-type="string" calcext:value-type="string">
            <text:p>special</text:p>
          </table:table-cell>
          <table:table-cell office:value-type="float" office:value="1999" calcext:value-type="float">
            <text:p>1999</text:p>
          </table:table-cell>
          <table:table-cell office:value-type="float" office:value="25009500" calcext:value-type="float">
            <text:p>25009500</text:p>
          </table:table-cell>
          <table:table-cell office:value-type="float" office:value="9714" calcext:value-type="float">
            <text:p>9714</text:p>
          </table:table-cell>
          <table:table-cell office:value-type="float" office:value="23812300" calcext:value-type="float">
            <text:p>23812300</text:p>
          </table:table-cell>
          <table:table-cell office:value-type="float" office:value="22396" calcext:value-type="float">
            <text:p>22396</text:p>
          </table:table-cell>
          <table:table-cell office:value-type="float" office:value="1520.45468701339" calcext:value-type="float">
            <text:p>1520,45468701339</text:p>
          </table:table-cell>
        </table:table-row>
        <table:table-row table:style-name="ro1">
          <table:table-cell table:style-name="Default" office:value-type="string" calcext:value-type="string">
            <text:p>special</text:p>
          </table:table-cell>
          <table:table-cell office:value-type="float" office:value="2000" calcext:value-type="float">
            <text:p>2000</text:p>
          </table:table-cell>
          <table:table-cell office:value-type="float" office:value="36434600" calcext:value-type="float">
            <text:p>36434600</text:p>
          </table:table-cell>
          <table:table-cell office:value-type="float" office:value="19564" calcext:value-type="float">
            <text:p>19564</text:p>
          </table:table-cell>
          <table:table-cell office:value-type="float" office:value="35615400" calcext:value-type="float">
            <text:p>35615400</text:p>
          </table:table-cell>
          <table:table-cell office:value-type="float" office:value="35236" calcext:value-type="float">
            <text:p>35236</text:p>
          </table:table-cell>
          <table:table-cell office:value-type="float" office:value="1314.78102189781" calcext:value-type="float">
            <text:p>1314,78102189781</text:p>
          </table:table-cell>
        </table:table-row>
        <table:table-row table:style-name="ro1">
          <table:table-cell table:style-name="Default" office:value-type="string" calcext:value-type="string">
            <text:p>special</text:p>
          </table:table-cell>
          <table:table-cell office:value-type="float" office:value="2001" calcext:value-type="float">
            <text:p>2001</text:p>
          </table:table-cell>
          <table:table-cell office:value-type="float" office:value="44769400" calcext:value-type="float">
            <text:p>44769400</text:p>
          </table:table-cell>
          <table:table-cell office:value-type="float" office:value="24193" calcext:value-type="float">
            <text:p>24193</text:p>
          </table:table-cell>
          <table:table-cell office:value-type="float" office:value="29702700" calcext:value-type="float">
            <text:p>29702700</text:p>
          </table:table-cell>
          <table:table-cell office:value-type="float" office:value="34146" calcext:value-type="float">
            <text:p>34146</text:p>
          </table:table-cell>
          <table:table-cell office:value-type="float" office:value="1276.54056463086" calcext:value-type="float">
            <text:p>1276,54056463086</text:p>
          </table:table-cell>
        </table:table-row>
        <table:table-row table:style-name="ro1">
          <table:table-cell table:style-name="Default" office:value-type="string" calcext:value-type="string">
            <text:p>special</text:p>
          </table:table-cell>
          <table:table-cell office:value-type="float" office:value="2002" calcext:value-type="float">
            <text:p>2002</text:p>
          </table:table-cell>
          <table:table-cell office:value-type="float" office:value="45552700" calcext:value-type="float">
            <text:p>45552700</text:p>
          </table:table-cell>
          <table:table-cell office:value-type="float" office:value="30961" calcext:value-type="float">
            <text:p>30961</text:p>
          </table:table-cell>
          <table:table-cell office:value-type="float" office:value="30463900" calcext:value-type="float">
            <text:p>30463900</text:p>
          </table:table-cell>
          <table:table-cell office:value-type="float" office:value="41159" calcext:value-type="float">
            <text:p>41159</text:p>
          </table:table-cell>
          <table:table-cell office:value-type="float" office:value="1054.02939545202" calcext:value-type="float">
            <text:p>1054,02939545202</text:p>
          </table:table-cell>
        </table:table-row>
        <table:table-row table:style-name="ro1">
          <table:table-cell table:style-name="Default" office:value-type="string" calcext:value-type="string">
            <text:p>special</text:p>
          </table:table-cell>
          <table:table-cell office:value-type="float" office:value="2003" calcext:value-type="float">
            <text:p>2003</text:p>
          </table:table-cell>
          <table:table-cell office:value-type="float" office:value="47612000" calcext:value-type="float">
            <text:p>47612000</text:p>
          </table:table-cell>
          <table:table-cell office:value-type="float" office:value="52806" calcext:value-type="float">
            <text:p>52806</text:p>
          </table:table-cell>
          <table:table-cell office:value-type="float" office:value="36090500" calcext:value-type="float">
            <text:p>36090500</text:p>
          </table:table-cell>
          <table:table-cell office:value-type="float" office:value="163858" calcext:value-type="float">
            <text:p>163858</text:p>
          </table:table-cell>
          <table:table-cell office:value-type="float" office:value="386.323985525976" calcext:value-type="float">
            <text:p>386,323985525976</text:p>
          </table:table-cell>
        </table:table-row>
        <table:table-row table:style-name="ro1">
          <table:table-cell table:style-name="Default" office:value-type="string" calcext:value-type="string">
            <text:p>special</text:p>
          </table:table-cell>
          <table:table-cell office:value-type="float" office:value="2004" calcext:value-type="float">
            <text:p>2004</text:p>
          </table:table-cell>
          <table:table-cell office:value-type="float" office:value="57442200" calcext:value-type="float">
            <text:p>57442200</text:p>
          </table:table-cell>
          <table:table-cell office:value-type="float" office:value="65750" calcext:value-type="float">
            <text:p>65750</text:p>
          </table:table-cell>
          <table:table-cell office:value-type="float" office:value="42370400" calcext:value-type="float">
            <text:p>42370400</text:p>
          </table:table-cell>
          <table:table-cell office:value-type="float" office:value="225031" calcext:value-type="float">
            <text:p>225031</text:p>
          </table:table-cell>
          <table:table-cell office:value-type="float" office:value="343.256952827042" calcext:value-type="float">
            <text:p>343,256952827042</text:p>
          </table:table-cell>
        </table:table-row>
        <table:table-row table:style-name="ro1">
          <table:table-cell table:style-name="Default" office:value-type="string" calcext:value-type="string">
            <text:p>special</text:p>
          </table:table-cell>
          <table:table-cell office:value-type="float" office:value="2005" calcext:value-type="float">
            <text:p>2005</text:p>
          </table:table-cell>
          <table:table-cell office:value-type="float" office:value="65229000" calcext:value-type="float">
            <text:p>65229000</text:p>
          </table:table-cell>
          <table:table-cell office:value-type="float" office:value="260618" calcext:value-type="float">
            <text:p>260618</text:p>
          </table:table-cell>
          <table:table-cell office:value-type="float" office:value="44817700" calcext:value-type="float">
            <text:p>44817700</text:p>
          </table:table-cell>
          <table:table-cell office:value-type="float" office:value="262834" calcext:value-type="float">
            <text:p>262834</text:p>
          </table:table-cell>
          <table:table-cell office:value-type="float" office:value="210.232647883665" calcext:value-type="float">
            <text:p>210,232647883665</text:p>
          </table:table-cell>
        </table:table-row>
        <table:table-row table:style-name="ro1">
          <table:table-cell table:style-name="Default" office:value-type="string" calcext:value-type="string">
            <text:p>special</text:p>
          </table:table-cell>
          <table:table-cell office:value-type="float" office:value="2006" calcext:value-type="float">
            <text:p>2006</text:p>
          </table:table-cell>
          <table:table-cell office:value-type="float" office:value="66010500" calcext:value-type="float">
            <text:p>66010500</text:p>
          </table:table-cell>
          <table:table-cell office:value-type="float" office:value="46035" calcext:value-type="float">
            <text:p>46035</text:p>
          </table:table-cell>
          <table:table-cell office:value-type="float" office:value="38140400" calcext:value-type="float">
            <text:p>38140400</text:p>
          </table:table-cell>
          <table:table-cell office:value-type="float" office:value="239028" calcext:value-type="float">
            <text:p>239028</text:p>
          </table:table-cell>
          <table:table-cell office:value-type="float" office:value="365.360990377566" calcext:value-type="float">
            <text:p>365,360990377566</text:p>
          </table:table-cell>
        </table:table-row>
        <table:table-row table:style-name="ro1">
          <table:table-cell table:style-name="Default" office:value-type="string" calcext:value-type="string">
            <text:p>special</text:p>
          </table:table-cell>
          <table:table-cell office:value-type="float" office:value="2007" calcext:value-type="float">
            <text:p>2007</text:p>
          </table:table-cell>
          <table:table-cell office:value-type="float" office:value="73201300" calcext:value-type="float">
            <text:p>73201300</text:p>
          </table:table-cell>
          <table:table-cell office:value-type="float" office:value="80075" calcext:value-type="float">
            <text:p>80075</text:p>
          </table:table-cell>
          <table:table-cell office:value-type="float" office:value="48599100" calcext:value-type="float">
            <text:p>48599100</text:p>
          </table:table-cell>
          <table:table-cell office:value-type="float" office:value="305810" calcext:value-type="float">
            <text:p>305810</text:p>
          </table:table-cell>
          <table:table-cell office:value-type="float" office:value="315.639115280459" calcext:value-type="float">
            <text:p>315,639115280459</text:p>
          </table:table-cell>
        </table:table-row>
        <table:table-row table:style-name="ro1">
          <table:table-cell table:style-name="Default" office:value-type="string" calcext:value-type="string">
            <text:p>special</text:p>
          </table:table-cell>
          <table:table-cell office:value-type="float" office:value="2008" calcext:value-type="float">
            <text:p>2008</text:p>
          </table:table-cell>
          <table:table-cell office:value-type="float" office:value="73897100" calcext:value-type="float">
            <text:p>73897100</text:p>
          </table:table-cell>
          <table:table-cell office:value-type="float" office:value="79066" calcext:value-type="float">
            <text:p>79066</text:p>
          </table:table-cell>
          <table:table-cell office:value-type="float" office:value="47093700" calcext:value-type="float">
            <text:p>47093700</text:p>
          </table:table-cell>
          <table:table-cell office:value-type="float" office:value="286980" calcext:value-type="float">
            <text:p>286980</text:p>
          </table:table-cell>
          <table:table-cell office:value-type="float" office:value="330.534413707567" calcext:value-type="float">
            <text:p>330,534413707567</text:p>
          </table:table-cell>
        </table:table-row>
        <table:table-row table:style-name="ro1">
          <table:table-cell table:style-name="Default" office:value-type="string" calcext:value-type="string">
            <text:p>special</text:p>
          </table:table-cell>
          <table:table-cell office:value-type="float" office:value="2009" calcext:value-type="float">
            <text:p>2009</text:p>
          </table:table-cell>
          <table:table-cell office:value-type="float" office:value="46286400" calcext:value-type="float">
            <text:p>46286400</text:p>
          </table:table-cell>
          <table:table-cell office:value-type="float" office:value="107243" calcext:value-type="float">
            <text:p>107243</text:p>
          </table:table-cell>
          <table:table-cell office:value-type="float" office:value="26985300" calcext:value-type="float">
            <text:p>26985300</text:p>
          </table:table-cell>
          <table:table-cell office:value-type="float" office:value="346337" calcext:value-type="float">
            <text:p>346337</text:p>
          </table:table-cell>
          <table:table-cell office:value-type="float" office:value="161.540852771286" calcext:value-type="float">
            <text:p>161,540852771286</text:p>
          </table:table-cell>
        </table:table-row>
        <table:table-row table:style-name="ro1">
          <table:table-cell table:style-name="Default" office:value-type="string" calcext:value-type="string">
            <text:p>special</text:p>
          </table:table-cell>
          <table:table-cell office:value-type="float" office:value="2010" calcext:value-type="float">
            <text:p>2010</text:p>
          </table:table-cell>
          <table:table-cell office:value-type="float" office:value="55133947" calcext:value-type="float">
            <text:p>55133947</text:p>
          </table:table-cell>
          <table:table-cell office:value-type="float" office:value="83855" calcext:value-type="float">
            <text:p>83855</text:p>
          </table:table-cell>
          <table:table-cell office:value-type="float" office:value="37210069" calcext:value-type="float">
            <text:p>37210069</text:p>
          </table:table-cell>
          <table:table-cell office:value-type="float" office:value="203678" calcext:value-type="float">
            <text:p>203678</text:p>
          </table:table-cell>
          <table:table-cell office:value-type="float" office:value="321.159713841542" calcext:value-type="float">
            <text:p>321,159713841542</text:p>
          </table:table-cell>
        </table:table-row>
        <table:table-row table:style-name="ro1">
          <table:table-cell table:style-name="Default" office:value-type="string" calcext:value-type="string">
            <text:p>special</text:p>
          </table:table-cell>
          <table:table-cell office:value-type="float" office:value="2011" calcext:value-type="float">
            <text:p>2011</text:p>
          </table:table-cell>
          <table:table-cell office:value-type="float" office:value="60852408" calcext:value-type="float">
            <text:p>60852408</text:p>
          </table:table-cell>
          <table:table-cell office:value-type="float" office:value="129942" calcext:value-type="float">
            <text:p>129942</text:p>
          </table:table-cell>
          <table:table-cell office:value-type="float" office:value="43137357" calcext:value-type="float">
            <text:p>43137357</text:p>
          </table:table-cell>
          <table:table-cell office:value-type="float" office:value="339625" calcext:value-type="float">
            <text:p>339625</text:p>
          </table:table-cell>
          <table:table-cell office:value-type="float" office:value="221.458843998833" calcext:value-type="float">
            <text:p>221,458843998833</text:p>
          </table:table-cell>
        </table:table-row>
        <table:table-row table:style-name="ro1">
          <table:table-cell table:style-name="Default" office:value-type="string" calcext:value-type="string">
            <text:p>special</text:p>
          </table:table-cell>
          <table:table-cell office:value-type="float" office:value="2012" calcext:value-type="float">
            <text:p>2012</text:p>
          </table:table-cell>
          <table:table-cell office:value-type="float" office:value="270598040" calcext:value-type="float">
            <text:p>270598040</text:p>
          </table:table-cell>
          <table:table-cell office:value-type="float" office:value="137000" calcext:value-type="float">
            <text:p>137000</text:p>
          </table:table-cell>
          <table:table-cell office:value-type="float" office:value="140978633" calcext:value-type="float">
            <text:p>140978633</text:p>
          </table:table-cell>
          <table:table-cell office:value-type="float" office:value="244351" calcext:value-type="float">
            <text:p>244351</text:p>
          </table:table-cell>
          <table:table-cell office:value-type="float" office:value="1079.25945651119" calcext:value-type="float">
            <text:p>1079,25945651119</text:p>
          </table:table-cell>
        </table:table-row>
        <table:table-row table:style-name="ro1">
          <table:table-cell table:style-name="Default" office:value-type="string" calcext:value-type="string">
            <text:p>special</text:p>
          </table:table-cell>
          <table:table-cell office:value-type="float" office:value="2013" calcext:value-type="float">
            <text:p>2013</text:p>
          </table:table-cell>
          <table:table-cell office:value-type="float" office:value="264274663" calcext:value-type="float">
            <text:p>264274663</text:p>
          </table:table-cell>
          <table:table-cell office:value-type="float" office:value="149595" calcext:value-type="float">
            <text:p>149595</text:p>
          </table:table-cell>
          <table:table-cell office:value-type="float" office:value="140712508" calcext:value-type="float">
            <text:p>140712508</text:p>
          </table:table-cell>
          <table:table-cell office:value-type="float" office:value="223543" calcext:value-type="float">
            <text:p>223543</text:p>
          </table:table-cell>
          <table:table-cell office:value-type="float" office:value="1085.35493838741" calcext:value-type="float">
            <text:p>1085,35493838741</text:p>
          </table:table-cell>
        </table:table-row>
        <table:table-row table:style-name="ro1">
          <table:table-cell table:style-name="Default" office:value-type="string" calcext:value-type="string">
            <text:p>special</text:p>
          </table:table-cell>
          <table:table-cell office:value-type="float" office:value="2014" calcext:value-type="float">
            <text:p>2014</text:p>
          </table:table-cell>
          <table:table-cell office:value-type="float" office:value="257403620" calcext:value-type="float">
            <text:p>257403620</text:p>
          </table:table-cell>
          <table:table-cell office:value-type="float" office:value="101671" calcext:value-type="float">
            <text:p>101671</text:p>
          </table:table-cell>
          <table:table-cell office:value-type="float" office:value="155620266" calcext:value-type="float">
            <text:p>155620266</text:p>
          </table:table-cell>
          <table:table-cell office:value-type="float" office:value="301967" calcext:value-type="float">
            <text:p>301967</text:p>
          </table:table-cell>
          <table:table-cell office:value-type="float" office:value="1023.25322690133" calcext:value-type="float">
            <text:p>1023,25322690133</text:p>
          </table:table-cell>
        </table:table-row>
        <table:table-row table:style-name="ro1">
          <table:table-cell table:style-name="Default" office:value-type="string" calcext:value-type="string">
            <text:p>special</text:p>
          </table:table-cell>
          <table:table-cell office:value-type="float" office:value="2015" calcext:value-type="float">
            <text:p>2015</text:p>
          </table:table-cell>
          <table:table-cell office:value-type="float" office:value="245650452" calcext:value-type="float">
            <text:p>245650452</text:p>
          </table:table-cell>
          <table:table-cell office:value-type="float" office:value="109276" calcext:value-type="float">
            <text:p>109276</text:p>
          </table:table-cell>
          <table:table-cell office:value-type="float" office:value="148105202" calcext:value-type="float">
            <text:p>148105202</text:p>
          </table:table-cell>
          <table:table-cell office:value-type="float" office:value="253149" calcext:value-type="float">
            <text:p>253149</text:p>
          </table:table-cell>
          <table:table-cell office:value-type="float" office:value="1086.44727598814" calcext:value-type="float">
            <text:p>1086,44727598814</text:p>
          </table:table-cell>
        </table:table-row>
        <table:table-row table:style-name="ro1">
          <table:table-cell table:style-name="Default" office:value-type="string" calcext:value-type="string">
            <text:p>special</text:p>
          </table:table-cell>
          <table:table-cell office:value-type="float" office:value="2016" calcext:value-type="float">
            <text:p>2016</text:p>
          </table:table-cell>
          <table:table-cell office:value-type="float" office:value="257330003" calcext:value-type="float">
            <text:p>257330003</text:p>
          </table:table-cell>
          <table:table-cell office:value-type="float" office:value="112643" calcext:value-type="float">
            <text:p>112643</text:p>
          </table:table-cell>
          <table:table-cell office:value-type="float" office:value="153086256" calcext:value-type="float">
            <text:p>153086256</text:p>
          </table:table-cell>
          <table:table-cell office:value-type="float" office:value="338388" calcext:value-type="float">
            <text:p>338388</text:p>
          </table:table-cell>
          <table:table-cell office:value-type="float" office:value="909.95133150493" calcext:value-type="float">
            <text:p>909,95133150493</text:p>
          </table:table-cell>
        </table:table-row>
        <table:table-row table:style-name="ro1">
          <table:table-cell table:style-name="Default" office:value-type="string" calcext:value-type="string">
            <text:p>special</text:p>
          </table:table-cell>
          <table:table-cell office:value-type="float" office:value="2017" calcext:value-type="float">
            <text:p>2017</text:p>
          </table:table-cell>
          <table:table-cell office:value-type="float" office:value="287053970" calcext:value-type="float">
            <text:p>287053970</text:p>
          </table:table-cell>
          <table:table-cell office:value-type="float" office:value="181486" calcext:value-type="float">
            <text:p>181486</text:p>
          </table:table-cell>
          <table:table-cell office:value-type="float" office:value="19411437473" calcext:value-type="float">
            <text:p>19411437473</text:p>
          </table:table-cell>
          <table:table-cell office:value-type="float" office:value="3299365" calcext:value-type="float">
            <text:p>3299365</text:p>
          </table:table-cell>
          <table:table-cell office:value-type="float" office:value="5659.1021686938" calcext:value-type="float">
            <text:p>5659,1021686938</text:p>
          </table:table-cell>
        </table:table-row>
        <table:table-row table:style-name="ro1">
          <table:table-cell table:style-name="Default" office:value-type="string" calcext:value-type="string">
            <text:p>special</text:p>
          </table:table-cell>
          <table:table-cell office:value-type="float" office:value="2018" calcext:value-type="float">
            <text:p>2018</text:p>
          </table:table-cell>
          <table:table-cell office:value-type="float" office:value="306177727" calcext:value-type="float">
            <text:p>306177727</text:p>
          </table:table-cell>
          <table:table-cell office:value-type="float" office:value="404217" calcext:value-type="float">
            <text:p>404217</text:p>
          </table:table-cell>
          <table:table-cell office:value-type="float" office:value="13002770799" calcext:value-type="float">
            <text:p>13002770799</text:p>
          </table:table-cell>
          <table:table-cell office:value-type="float" office:value="4282690" calcext:value-type="float">
            <text:p>4282690</text:p>
          </table:table-cell>
          <table:table-cell office:value-type="float" office:value="2839.60158074397" calcext:value-type="float">
            <text:p>2839,60158074397</text:p>
          </table:table-cell>
        </table:table-row>
        <table:table-row table:style-name="ro1">
          <table:table-cell table:style-name="Default" office:value-type="string" calcext:value-type="string">
            <text:p>truck</text:p>
          </table:table-cell>
          <table:table-cell office:value-type="float" office:value="1993" calcext:value-type="float">
            <text:p>1993</text:p>
          </table:table-cell>
          <table:table-cell office:value-type="float" office:value="1284316600" calcext:value-type="float">
            <text:p>1284316600</text:p>
          </table:table-cell>
          <table:table-cell office:value-type="float" office:value="1437425" calcext:value-type="float">
            <text:p>1437425</text:p>
          </table:table-cell>
          <table:table-cell office:value-type="float" office:value="1139960400" calcext:value-type="float">
            <text:p>1139960400</text:p>
          </table:table-cell>
          <table:table-cell office:value-type="float" office:value="615847" calcext:value-type="float">
            <text:p>615847</text:p>
          </table:table-cell>
          <table:table-cell office:value-type="float" office:value="1180.68965047008" calcext:value-type="float">
            <text:p>1180,68965047008</text:p>
          </table:table-cell>
        </table:table-row>
        <table:table-row table:style-name="ro1">
          <table:table-cell table:style-name="Default" office:value-type="string" calcext:value-type="string">
            <text:p>truck</text:p>
          </table:table-cell>
          <table:table-cell office:value-type="float" office:value="1994" calcext:value-type="float">
            <text:p>1994</text:p>
          </table:table-cell>
          <table:table-cell office:value-type="float" office:value="1713750700" calcext:value-type="float">
            <text:p>1713750700</text:p>
          </table:table-cell>
          <table:table-cell office:value-type="float" office:value="838727" calcext:value-type="float">
            <text:p>838727</text:p>
          </table:table-cell>
          <table:table-cell office:value-type="float" office:value="1531745700" calcext:value-type="float">
            <text:p>1531745700</text:p>
          </table:table-cell>
          <table:table-cell office:value-type="float" office:value="797751" calcext:value-type="float">
            <text:p>797751</text:p>
          </table:table-cell>
          <table:table-cell office:value-type="float" office:value="1983.2203060475" calcext:value-type="float">
            <text:p>1983,2203060475</text:p>
          </table:table-cell>
        </table:table-row>
        <table:table-row table:style-name="ro1">
          <table:table-cell table:style-name="Default" office:value-type="string" calcext:value-type="string">
            <text:p>truck</text:p>
          </table:table-cell>
          <table:table-cell office:value-type="float" office:value="1995" calcext:value-type="float">
            <text:p>1995</text:p>
          </table:table-cell>
          <table:table-cell office:value-type="float" office:value="2491235100" calcext:value-type="float">
            <text:p>2491235100</text:p>
          </table:table-cell>
          <table:table-cell office:value-type="float" office:value="1013277" calcext:value-type="float">
            <text:p>1013277</text:p>
          </table:table-cell>
          <table:table-cell office:value-type="float" office:value="2025590300" calcext:value-type="float">
            <text:p>2025590300</text:p>
          </table:table-cell>
          <table:table-cell office:value-type="float" office:value="2567702" calcext:value-type="float">
            <text:p>2567702</text:p>
          </table:table-cell>
          <table:table-cell office:value-type="float" office:value="1261.33814244652" calcext:value-type="float">
            <text:p>1261,33814244652</text:p>
          </table:table-cell>
        </table:table-row>
        <table:table-row table:style-name="ro1">
          <table:table-cell table:style-name="Default" office:value-type="string" calcext:value-type="string">
            <text:p>truck</text:p>
          </table:table-cell>
          <table:table-cell office:value-type="float" office:value="1996" calcext:value-type="float">
            <text:p>1996</text:p>
          </table:table-cell>
          <table:table-cell office:value-type="float" office:value="2551428600" calcext:value-type="float">
            <text:p>2551428600</text:p>
          </table:table-cell>
          <table:table-cell office:value-type="float" office:value="1222567" calcext:value-type="float">
            <text:p>1222567</text:p>
          </table:table-cell>
          <table:table-cell office:value-type="float" office:value="2151859100" calcext:value-type="float">
            <text:p>2151859100</text:p>
          </table:table-cell>
          <table:table-cell office:value-type="float" office:value="1071243" calcext:value-type="float">
            <text:p>1071243</text:p>
          </table:table-cell>
          <table:table-cell office:value-type="float" office:value="2050.42601610421" calcext:value-type="float">
            <text:p>2050,42601610421</text:p>
          </table:table-cell>
        </table:table-row>
        <table:table-row table:style-name="ro1">
          <table:table-cell table:style-name="Default" office:value-type="string" calcext:value-type="string">
            <text:p>truck</text:p>
          </table:table-cell>
          <table:table-cell office:value-type="float" office:value="1997" calcext:value-type="float">
            <text:p>1997</text:p>
          </table:table-cell>
          <table:table-cell office:value-type="float" office:value="2951563400" calcext:value-type="float">
            <text:p>2951563400</text:p>
          </table:table-cell>
          <table:table-cell office:value-type="float" office:value="1262577" calcext:value-type="float">
            <text:p>1262577</text:p>
          </table:table-cell>
          <table:table-cell office:value-type="float" office:value="2367595300" calcext:value-type="float">
            <text:p>2367595300</text:p>
          </table:table-cell>
          <table:table-cell office:value-type="float" office:value="1065914" calcext:value-type="float">
            <text:p>1065914</text:p>
          </table:table-cell>
          <table:table-cell office:value-type="float" office:value="2284.38018441987" calcext:value-type="float">
            <text:p>2284,38018441987</text:p>
          </table:table-cell>
        </table:table-row>
        <table:table-row table:style-name="ro1">
          <table:table-cell table:style-name="Default" office:value-type="string" calcext:value-type="string">
            <text:p>truck</text:p>
          </table:table-cell>
          <table:table-cell office:value-type="float" office:value="1998" calcext:value-type="float">
            <text:p>1998</text:p>
          </table:table-cell>
          <table:table-cell office:value-type="float" office:value="3426158600" calcext:value-type="float">
            <text:p>3426158600</text:p>
          </table:table-cell>
          <table:table-cell office:value-type="float" office:value="1490109" calcext:value-type="float">
            <text:p>1490109</text:p>
          </table:table-cell>
          <table:table-cell office:value-type="float" office:value="2895670800" calcext:value-type="float">
            <text:p>2895670800</text:p>
          </table:table-cell>
          <table:table-cell office:value-type="float" office:value="1265931" calcext:value-type="float">
            <text:p>1265931</text:p>
          </table:table-cell>
          <table:table-cell office:value-type="float" office:value="2293.80901583431" calcext:value-type="float">
            <text:p>2293,80901583431</text:p>
          </table:table-cell>
        </table:table-row>
        <table:table-row table:style-name="ro1">
          <table:table-cell table:style-name="Default" office:value-type="string" calcext:value-type="string">
            <text:p>truck</text:p>
          </table:table-cell>
          <table:table-cell office:value-type="float" office:value="1999" calcext:value-type="float">
            <text:p>1999</text:p>
          </table:table-cell>
          <table:table-cell office:value-type="float" office:value="3381245400" calcext:value-type="float">
            <text:p>3381245400</text:p>
          </table:table-cell>
          <table:table-cell office:value-type="float" office:value="1537007" calcext:value-type="float">
            <text:p>1537007</text:p>
          </table:table-cell>
          <table:table-cell office:value-type="float" office:value="3368765900" calcext:value-type="float">
            <text:p>3368765900</text:p>
          </table:table-cell>
          <table:table-cell office:value-type="float" office:value="1423173" calcext:value-type="float">
            <text:p>1423173</text:p>
          </table:table-cell>
          <table:table-cell office:value-type="float" office:value="2280.27055787148" calcext:value-type="float">
            <text:p>2280,27055787148</text:p>
          </table:table-cell>
        </table:table-row>
        <table:table-row table:style-name="ro1">
          <table:table-cell table:style-name="Default" office:value-type="string" calcext:value-type="string">
            <text:p>truck</text:p>
          </table:table-cell>
          <table:table-cell office:value-type="float" office:value="2000" calcext:value-type="float">
            <text:p>2000</text:p>
          </table:table-cell>
          <table:table-cell office:value-type="float" office:value="3891705400" calcext:value-type="float">
            <text:p>3891705400</text:p>
          </table:table-cell>
          <table:table-cell office:value-type="float" office:value="1495929" calcext:value-type="float">
            <text:p>1495929</text:p>
          </table:table-cell>
          <table:table-cell office:value-type="float" office:value="3779772500" calcext:value-type="float">
            <text:p>3779772500</text:p>
          </table:table-cell>
          <table:table-cell office:value-type="float" office:value="1544857" calcext:value-type="float">
            <text:p>1544857</text:p>
          </table:table-cell>
          <table:table-cell office:value-type="float" office:value="2522.86017496792" calcext:value-type="float">
            <text:p>2522,86017496792</text:p>
          </table:table-cell>
        </table:table-row>
        <table:table-row table:style-name="ro1">
          <table:table-cell table:style-name="Default" office:value-type="string" calcext:value-type="string">
            <text:p>truck</text:p>
          </table:table-cell>
          <table:table-cell office:value-type="float" office:value="2001" calcext:value-type="float">
            <text:p>2001</text:p>
          </table:table-cell>
          <table:table-cell office:value-type="float" office:value="3890947700" calcext:value-type="float">
            <text:p>3890947700</text:p>
          </table:table-cell>
          <table:table-cell office:value-type="float" office:value="1549517" calcext:value-type="float">
            <text:p>1549517</text:p>
          </table:table-cell>
          <table:table-cell office:value-type="float" office:value="3696597700" calcext:value-type="float">
            <text:p>3696597700</text:p>
          </table:table-cell>
          <table:table-cell office:value-type="float" office:value="4077675" calcext:value-type="float">
            <text:p>4077675</text:p>
          </table:table-cell>
          <table:table-cell office:value-type="float" office:value="1348.37151460267" calcext:value-type="float">
            <text:p>1348,37151460267</text:p>
          </table:table-cell>
        </table:table-row>
        <table:table-row table:style-name="ro1">
          <table:table-cell table:style-name="Default" office:value-type="string" calcext:value-type="string">
            <text:p>truck</text:p>
          </table:table-cell>
          <table:table-cell office:value-type="float" office:value="2002" calcext:value-type="float">
            <text:p>2002</text:p>
          </table:table-cell>
          <table:table-cell office:value-type="float" office:value="3945100300" calcext:value-type="float">
            <text:p>3945100300</text:p>
          </table:table-cell>
          <table:table-cell office:value-type="float" office:value="1560467" calcext:value-type="float">
            <text:p>1560467</text:p>
          </table:table-cell>
          <table:table-cell office:value-type="float" office:value="3612206000" calcext:value-type="float">
            <text:p>3612206000</text:p>
          </table:table-cell>
          <table:table-cell office:value-type="float" office:value="775668819" calcext:value-type="float">
            <text:p>775668819</text:p>
          </table:table-cell>
          <table:table-cell office:value-type="float" office:value="9.72339364474231" calcext:value-type="float">
            <text:p>9,72339364474231</text:p>
          </table:table-cell>
        </table:table-row>
        <table:table-row table:style-name="ro1">
          <table:table-cell table:style-name="Default" office:value-type="string" calcext:value-type="string">
            <text:p>truck</text:p>
          </table:table-cell>
          <table:table-cell office:value-type="float" office:value="2003" calcext:value-type="float">
            <text:p>2003</text:p>
          </table:table-cell>
          <table:table-cell office:value-type="float" office:value="4047902500" calcext:value-type="float">
            <text:p>4047902500</text:p>
          </table:table-cell>
          <table:table-cell office:value-type="float" office:value="1634452" calcext:value-type="float">
            <text:p>1634452</text:p>
          </table:table-cell>
          <table:table-cell office:value-type="float" office:value="3645238600" calcext:value-type="float">
            <text:p>3645238600</text:p>
          </table:table-cell>
          <table:table-cell office:value-type="float" office:value="2571772" calcext:value-type="float">
            <text:p>2571772</text:p>
          </table:table-cell>
          <table:table-cell office:value-type="float" office:value="1828.98987310234" calcext:value-type="float">
            <text:p>1828,98987310234</text:p>
          </table:table-cell>
        </table:table-row>
        <table:table-row table:style-name="ro1">
          <table:table-cell table:style-name="Default" office:value-type="string" calcext:value-type="string">
            <text:p>truck</text:p>
          </table:table-cell>
          <table:table-cell office:value-type="float" office:value="2004" calcext:value-type="float">
            <text:p>2004</text:p>
          </table:table-cell>
          <table:table-cell office:value-type="float" office:value="4556793100" calcext:value-type="float">
            <text:p>4556793100</text:p>
          </table:table-cell>
          <table:table-cell office:value-type="float" office:value="1655499" calcext:value-type="float">
            <text:p>1655499</text:p>
          </table:table-cell>
          <table:table-cell office:value-type="float" office:value="4167668700" calcext:value-type="float">
            <text:p>4167668700</text:p>
          </table:table-cell>
          <table:table-cell office:value-type="float" office:value="3139084" calcext:value-type="float">
            <text:p>3139084</text:p>
          </table:table-cell>
          <table:table-cell office:value-type="float" office:value="1819.649758905" calcext:value-type="float">
            <text:p>1819,649758905</text:p>
          </table:table-cell>
        </table:table-row>
        <table:table-row table:style-name="ro1">
          <table:table-cell table:style-name="Default" office:value-type="string" calcext:value-type="string">
            <text:p>truck</text:p>
          </table:table-cell>
          <table:table-cell office:value-type="float" office:value="2005" calcext:value-type="float">
            <text:p>2005</text:p>
          </table:table-cell>
          <table:table-cell office:value-type="float" office:value="4808051300" calcext:value-type="float">
            <text:p>4808051300</text:p>
          </table:table-cell>
          <table:table-cell office:value-type="float" office:value="1676644" calcext:value-type="float">
            <text:p>1676644</text:p>
          </table:table-cell>
          <table:table-cell office:value-type="float" office:value="4173938300" calcext:value-type="float">
            <text:p>4173938300</text:p>
          </table:table-cell>
          <table:table-cell office:value-type="float" office:value="3581844" calcext:value-type="float">
            <text:p>3581844</text:p>
          </table:table-cell>
          <table:table-cell office:value-type="float" office:value="1708.09358127279" calcext:value-type="float">
            <text:p>1708,09358127279</text:p>
          </table:table-cell>
        </table:table-row>
        <table:table-row table:style-name="ro1">
          <table:table-cell table:style-name="Default" office:value-type="string" calcext:value-type="string">
            <text:p>truck</text:p>
          </table:table-cell>
          <table:table-cell office:value-type="float" office:value="2006" calcext:value-type="float">
            <text:p>2006</text:p>
          </table:table-cell>
          <table:table-cell office:value-type="float" office:value="3438175600" calcext:value-type="float">
            <text:p>3438175600</text:p>
          </table:table-cell>
          <table:table-cell office:value-type="float" office:value="5391334" calcext:value-type="float">
            <text:p>5391334</text:p>
          </table:table-cell>
          <table:table-cell office:value-type="float" office:value="2918403000" calcext:value-type="float">
            <text:p>2918403000</text:p>
          </table:table-cell>
          <table:table-cell office:value-type="float" office:value="3892102" calcext:value-type="float">
            <text:p>3892102</text:p>
          </table:table-cell>
          <table:table-cell office:value-type="float" office:value="684.722617789362" calcext:value-type="float">
            <text:p>684,722617789362</text:p>
          </table:table-cell>
        </table:table-row>
        <table:table-row table:style-name="ro1">
          <table:table-cell table:style-name="Default" office:value-type="string" calcext:value-type="string">
            <text:p>truck</text:p>
          </table:table-cell>
          <table:table-cell office:value-type="float" office:value="2007" calcext:value-type="float">
            <text:p>2007</text:p>
          </table:table-cell>
          <table:table-cell office:value-type="float" office:value="4034190100" calcext:value-type="float">
            <text:p>4034190100</text:p>
          </table:table-cell>
          <table:table-cell office:value-type="float" office:value="2142188" calcext:value-type="float">
            <text:p>2142188</text:p>
          </table:table-cell>
          <table:table-cell office:value-type="float" office:value="3463059100" calcext:value-type="float">
            <text:p>3463059100</text:p>
          </table:table-cell>
          <table:table-cell office:value-type="float" office:value="3795370" calcext:value-type="float">
            <text:p>3795370</text:p>
          </table:table-cell>
          <table:table-cell office:value-type="float" office:value="1262.68226769322" calcext:value-type="float">
            <text:p>1262,68226769322</text:p>
          </table:table-cell>
        </table:table-row>
        <table:table-row table:style-name="ro1">
          <table:table-cell table:style-name="Default" office:value-type="string" calcext:value-type="string">
            <text:p>truck</text:p>
          </table:table-cell>
          <table:table-cell office:value-type="float" office:value="2008" calcext:value-type="float">
            <text:p>2008</text:p>
          </table:table-cell>
          <table:table-cell office:value-type="float" office:value="4442423400" calcext:value-type="float">
            <text:p>4442423400</text:p>
          </table:table-cell>
          <table:table-cell office:value-type="float" office:value="2542682" calcext:value-type="float">
            <text:p>2542682</text:p>
          </table:table-cell>
          <table:table-cell office:value-type="float" office:value="3657093500" calcext:value-type="float">
            <text:p>3657093500</text:p>
          </table:table-cell>
          <table:table-cell office:value-type="float" office:value="4291404" calcext:value-type="float">
            <text:p>4291404</text:p>
          </table:table-cell>
          <table:table-cell office:value-type="float" office:value="1185.16461455124" calcext:value-type="float">
            <text:p>1185,16461455124</text:p>
          </table:table-cell>
        </table:table-row>
        <table:table-row table:style-name="ro1">
          <table:table-cell table:style-name="Default" office:value-type="string" calcext:value-type="string">
            <text:p>truck</text:p>
          </table:table-cell>
          <table:table-cell office:value-type="float" office:value="2009" calcext:value-type="float">
            <text:p>2009</text:p>
          </table:table-cell>
          <table:table-cell office:value-type="float" office:value="2379148400" calcext:value-type="float">
            <text:p>2379148400</text:p>
          </table:table-cell>
          <table:table-cell office:value-type="float" office:value="1086172" calcext:value-type="float">
            <text:p>1086172</text:p>
          </table:table-cell>
          <table:table-cell office:value-type="float" office:value="1747805900" calcext:value-type="float">
            <text:p>1747805900</text:p>
          </table:table-cell>
          <table:table-cell office:value-type="float" office:value="2235858" calcext:value-type="float">
            <text:p>2235858</text:p>
          </table:table-cell>
          <table:table-cell office:value-type="float" office:value="1242.2989256569" calcext:value-type="float">
            <text:p>1242,2989256569</text:p>
          </table:table-cell>
        </table:table-row>
        <table:table-row table:style-name="ro1">
          <table:table-cell table:style-name="Default" office:value-type="string" calcext:value-type="string">
            <text:p>truck</text:p>
          </table:table-cell>
          <table:table-cell office:value-type="float" office:value="2010" calcext:value-type="float">
            <text:p>2010</text:p>
          </table:table-cell>
          <table:table-cell office:value-type="float" office:value="4029969354" calcext:value-type="float">
            <text:p>4029969354</text:p>
          </table:table-cell>
          <table:table-cell office:value-type="float" office:value="3790426" calcext:value-type="float">
            <text:p>3790426</text:p>
          </table:table-cell>
          <table:table-cell office:value-type="float" office:value="3228109965" calcext:value-type="float">
            <text:p>3228109965</text:p>
          </table:table-cell>
          <table:table-cell office:value-type="float" office:value="2113624" calcext:value-type="float">
            <text:p>2113624</text:p>
          </table:table-cell>
          <table:table-cell office:value-type="float" office:value="1229.33906708107" calcext:value-type="float">
            <text:p>1229,33906708107</text:p>
          </table:table-cell>
        </table:table-row>
        <table:table-row table:style-name="ro1">
          <table:table-cell table:style-name="Default" office:value-type="string" calcext:value-type="string">
            <text:p>truck</text:p>
          </table:table-cell>
          <table:table-cell office:value-type="float" office:value="2011" calcext:value-type="float">
            <text:p>2011</text:p>
          </table:table-cell>
          <table:table-cell office:value-type="float" office:value="5354999082" calcext:value-type="float">
            <text:p>5354999082</text:p>
          </table:table-cell>
          <table:table-cell office:value-type="float" office:value="1848487" calcext:value-type="float">
            <text:p>1848487</text:p>
          </table:table-cell>
          <table:table-cell office:value-type="float" office:value="3935160441" calcext:value-type="float">
            <text:p>3935160441</text:p>
          </table:table-cell>
          <table:table-cell office:value-type="float" office:value="2190839" calcext:value-type="float">
            <text:p>2190839</text:p>
          </table:table-cell>
          <table:table-cell office:value-type="float" office:value="2299.92813726845" calcext:value-type="float">
            <text:p>2299,92813726845</text:p>
          </table:table-cell>
        </table:table-row>
        <table:table-row table:style-name="ro1">
          <table:table-cell table:style-name="Default" office:value-type="string" calcext:value-type="string">
            <text:p>truck</text:p>
          </table:table-cell>
          <table:table-cell office:value-type="float" office:value="2012" calcext:value-type="float">
            <text:p>2012</text:p>
          </table:table-cell>
          <table:table-cell office:value-type="float" office:value="4699128037" calcext:value-type="float">
            <text:p>4699128037</text:p>
          </table:table-cell>
          <table:table-cell office:value-type="float" office:value="1635395" calcext:value-type="float">
            <text:p>1635395</text:p>
          </table:table-cell>
          <table:table-cell office:value-type="float" office:value="3262473367" calcext:value-type="float">
            <text:p>3262473367</text:p>
          </table:table-cell>
          <table:table-cell office:value-type="float" office:value="1615283" calcext:value-type="float">
            <text:p>1615283</text:p>
          </table:table-cell>
          <table:table-cell office:value-type="float" office:value="2449.21256550172" calcext:value-type="float">
            <text:p>2449,21256550172</text:p>
          </table:table-cell>
        </table:table-row>
        <table:table-row table:style-name="ro1">
          <table:table-cell table:style-name="Default" office:value-type="string" calcext:value-type="string">
            <text:p>truck</text:p>
          </table:table-cell>
          <table:table-cell office:value-type="float" office:value="2013" calcext:value-type="float">
            <text:p>2013</text:p>
          </table:table-cell>
          <table:table-cell office:value-type="float" office:value="5020170459" calcext:value-type="float">
            <text:p>5020170459</text:p>
          </table:table-cell>
          <table:table-cell office:value-type="float" office:value="1744784" calcext:value-type="float">
            <text:p>1744784</text:p>
          </table:table-cell>
          <table:table-cell office:value-type="float" office:value="3637034929" calcext:value-type="float">
            <text:p>3637034929</text:p>
          </table:table-cell>
          <table:table-cell office:value-type="float" office:value="1844136" calcext:value-type="float">
            <text:p>1844136</text:p>
          </table:table-cell>
          <table:table-cell office:value-type="float" office:value="2412.20350077461" calcext:value-type="float">
            <text:p>2412,20350077461</text:p>
          </table:table-cell>
        </table:table-row>
        <table:table-row table:style-name="ro1">
          <table:table-cell table:style-name="Default" office:value-type="string" calcext:value-type="string">
            <text:p>truck</text:p>
          </table:table-cell>
          <table:table-cell office:value-type="float" office:value="2014" calcext:value-type="float">
            <text:p>2014</text:p>
          </table:table-cell>
          <table:table-cell office:value-type="float" office:value="5271887935" calcext:value-type="float">
            <text:p>5271887935</text:p>
          </table:table-cell>
          <table:table-cell office:value-type="float" office:value="1740161" calcext:value-type="float">
            <text:p>1740161</text:p>
          </table:table-cell>
          <table:table-cell office:value-type="float" office:value="4045290410" calcext:value-type="float">
            <text:p>4045290410</text:p>
          </table:table-cell>
          <table:table-cell office:value-type="float" office:value="1603419" calcext:value-type="float">
            <text:p>1603419</text:p>
          </table:table-cell>
          <table:table-cell office:value-type="float" office:value="2786.58753342226" calcext:value-type="float">
            <text:p>2786,58753342226</text:p>
          </table:table-cell>
        </table:table-row>
        <table:table-row table:style-name="ro1">
          <table:table-cell table:style-name="Default" office:value-type="string" calcext:value-type="string">
            <text:p>truck</text:p>
          </table:table-cell>
          <table:table-cell office:value-type="float" office:value="2015" calcext:value-type="float">
            <text:p>2015</text:p>
          </table:table-cell>
          <table:table-cell office:value-type="float" office:value="5605401839" calcext:value-type="float">
            <text:p>5605401839</text:p>
          </table:table-cell>
          <table:table-cell office:value-type="float" office:value="1803558" calcext:value-type="float">
            <text:p>1803558</text:p>
          </table:table-cell>
          <table:table-cell office:value-type="float" office:value="4699065363" calcext:value-type="float">
            <text:p>4699065363</text:p>
          </table:table-cell>
          <table:table-cell office:value-type="float" office:value="1962735" calcext:value-type="float">
            <text:p>1962735</text:p>
          </table:table-cell>
          <table:table-cell office:value-type="float" office:value="2735.97067514397" calcext:value-type="float">
            <text:p>2735,97067514397</text:p>
          </table:table-cell>
        </table:table-row>
        <table:table-row table:style-name="ro1">
          <table:table-cell table:style-name="Default" office:value-type="string" calcext:value-type="string">
            <text:p>truck</text:p>
          </table:table-cell>
          <table:table-cell office:value-type="float" office:value="2016" calcext:value-type="float">
            <text:p>2016</text:p>
          </table:table-cell>
          <table:table-cell office:value-type="float" office:value="6010368879" calcext:value-type="float">
            <text:p>6010368879</text:p>
          </table:table-cell>
          <table:table-cell office:value-type="float" office:value="2290527" calcext:value-type="float">
            <text:p>2290527</text:p>
          </table:table-cell>
          <table:table-cell office:value-type="float" office:value="5357126588" calcext:value-type="float">
            <text:p>5357126588</text:p>
          </table:table-cell>
          <table:table-cell office:value-type="float" office:value="3448980" calcext:value-type="float">
            <text:p>3448980</text:p>
          </table:table-cell>
          <table:table-cell office:value-type="float" office:value="1980.57001533407" calcext:value-type="float">
            <text:p>1980,57001533407</text:p>
          </table:table-cell>
        </table:table-row>
        <table:table-row table:style-name="ro1">
          <table:table-cell table:style-name="Default" office:value-type="string" calcext:value-type="string">
            <text:p>truck</text:p>
          </table:table-cell>
          <table:table-cell office:value-type="float" office:value="2017" calcext:value-type="float">
            <text:p>2017</text:p>
          </table:table-cell>
          <table:table-cell office:value-type="float" office:value="6336956456" calcext:value-type="float">
            <text:p>6336956456</text:p>
          </table:table-cell>
          <table:table-cell office:value-type="float" office:value="2011047" calcext:value-type="float">
            <text:p>2011047</text:p>
          </table:table-cell>
          <table:table-cell office:value-type="float" office:value="5645938063" calcext:value-type="float">
            <text:p>5645938063</text:p>
          </table:table-cell>
          <table:table-cell office:value-type="float" office:value="2323454" calcext:value-type="float">
            <text:p>2323454</text:p>
          </table:table-cell>
          <table:table-cell office:value-type="float" office:value="2764.53841376435" calcext:value-type="float">
            <text:p>2764,53841376435</text:p>
          </table:table-cell>
        </table:table-row>
        <table:table-row table:style-name="ro1">
          <table:table-cell table:style-name="Default" office:value-type="string" calcext:value-type="string">
            <text:p>truck</text:p>
          </table:table-cell>
          <table:table-cell office:value-type="float" office:value="2018" calcext:value-type="float">
            <text:p>2018</text:p>
          </table:table-cell>
          <table:table-cell office:value-type="float" office:value="6878211438" calcext:value-type="float">
            <text:p>6878211438</text:p>
          </table:table-cell>
          <table:table-cell office:value-type="float" office:value="2619270" calcext:value-type="float">
            <text:p>2619270</text:p>
          </table:table-cell>
          <table:table-cell office:value-type="float" office:value="15240187933" calcext:value-type="float">
            <text:p>15240187933</text:p>
          </table:table-cell>
          <table:table-cell office:value-type="float" office:value="2787176" calcext:value-type="float">
            <text:p>2787176</text:p>
          </table:table-cell>
          <table:table-cell office:value-type="float" office:value="4091.11630283554" calcext:value-type="float">
            <text:p>4091,11630283554</text:p>
          </table:table-cell>
        </table:table-row>
      </table:table>
      <table:table table:name="Pivot Table_Cat-weights_1" table:style-name="ta1">
        <table:shapes>
          <draw:frame draw:z-index="0" draw:style-name="gr1" draw:text-style-name="P1" svg:width="159.99mm" svg:height="89.99mm" svg:x="84.91mm" svg:y="14.54mm">
            <draw:object draw:notify-on-update-of-ranges="PT@categories PT@label 0 PT@data 0 PT@label 1 PT@data 1 PT@label 2 PT@data 2 PT@label 3 PT@data 3 PT@label 4 PT@data 4 PT@label 5 PT@data 5 PT@label 6 PT@data 6 PT@label 7 PT@data 7 PT@label 8 PT@data 8 PT@label 9 PT@data 9 PT@label 10 PT@data 10 PT@label 11 PT@data 11 PT@label 12 PT@data 12 PT@label 13 PT@data 13 PT@label 14 PT@data 14 PT@label 15 PT@data 15 PT@label 16 PT@data 16 PT@label 17 PT@data 17 PT@label 18 PT@data 18 PT@label 19 PT@data 19 PT@label 20 PT@data 20 PT@label 21 PT@data 21 PT@label 22 PT@data 22 PT@label 23 PT@data 23 PT@label 24 PT@data 24 PT@label 25 PT@data 25 PT@label 26 PT@data 26 PT@label 27 PT@data 27 PT@label 28 PT@data 28 PT@label 29 PT@data 29 PT@label 30 PT@data 30 PT@label 31 PT@data 31 PT@label 32 PT@data 32 PT@label 33 PT@data 33 PT@label 34 PT@data 34 PT@label 35 PT@data 35 PT@label 36 PT@data 36 PT@label 37 PT@data 37 PT@label 38 PT@data 38 PT@label 39 PT@data 39 PT@label 40 PT@data 40 PT@label 41 PT@data 41 PT@label 42 PT@data 42 PT@label 43 PT@data 43 PT@label 44 PT@data 44 PT@label 45 PT@data 45 PT@label 46 PT@data 46 PT@label 47 PT@data 47 PT@label 48 PT@data 48 PT@label 49 PT@data 49 PT@label 50 PT@data 50 PT@label 51 PT@data 51 PT@label 52 PT@data 52 PT@label 53 PT@data 53 PT@label 54 PT@data 5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160.19mm" svg:height="90.02mm" svg:x="82.68mm" svg:y="146.61mm">
            <draw:object draw:notify-on-update-of-ranges="'Pivot Table_Cat-weights_1'.A31:'Pivot Table_Cat-weights_1'.A31 'Pivot Table_Cat-weights_1'.A32:'Pivot Table_Cat-weights_1'.A57 'Pivot Table_Cat-weights_1'.B31:'Pivot Table_Cat-weights_1'.B31 'Pivot Table_Cat-weights_1'.B32:'Pivot Table_Cat-weights_1'.B57 'Pivot Table_Cat-weights_1'.C31:'Pivot Table_Cat-weights_1'.C31 'Pivot Table_Cat-weights_1'.C32:'Pivot Table_Cat-weights_1'.C57 'Pivot Table_Cat-weights_1'.D31:'Pivot Table_Cat-weights_1'.D31 'Pivot Table_Cat-weights_1'.D32:'Pivot Table_Cat-weights_1'.D57 'Pivot Table_Cat-weights_1'.E31:'Pivot Table_Cat-weights_1'.E31 'Pivot Table_Cat-weights_1'.E32:'Pivot Table_Cat-weights_1'.E57 'Pivot Table_Cat-weights_1'.F31:'Pivot Table_Cat-weights_1'.F31 'Pivot Table_Cat-weights_1'.F32:'Pivot Table_Cat-weights_1'.F57 'Pivot Table_Cat-weights_1'.G31:'Pivot Table_Cat-weights_1'.G31 'Pivot Table_Cat-weights_1'.G32:'Pivot Table_Cat-weights_1'.G57 'Pivot Table_Cat-weights_1'.H31:'Pivot Table_Cat-weights_1'.H31 'Pivot Table_Cat-weights_1'.H32:'Pivot Table_Cat-weights_1'.H57 'Pivot Table_Cat-weights_1'.I31:'Pivot Table_Cat-weights_1'.I31 'Pivot Table_Cat-weights_1'.I32:'Pivot Table_Cat-weights_1'.I57 'Pivot Table_Cat-weights_1'.J31:'Pivot Table_Cat-weights_1'.J31 'Pivot Table_Cat-weights_1'.J32:'Pivot Table_Cat-weights_1'.J57 'Pivot Table_Cat-weights_1'.K31:'Pivot Table_Cat-weights_1'.K31 'Pivot Table_Cat-weights_1'.K32:'Pivot Table_Cat-weights_1'.K57 'Pivot Table_Cat-weights_1'.L31:'Pivot Table_Cat-weights_1'.L31 'Pivot Table_Cat-weights_1'.L32:'Pivot Table_Cat-weights_1'.L57 'Pivot Table_Cat-weights_1'.M31:'Pivot Table_Cat-weights_1'.M31 'Pivot Table_Cat-weights_1'.M32:'Pivot Table_Cat-weights_1'.M57 'Pivot Table_Cat-weights_1'.N31:'Pivot Table_Cat-weights_1'.N31 'Pivot Table_Cat-weights_1'.N32:'Pivot Table_Cat-weights_1'.N57 'Pivot Table_Cat-weights_1'.O31:'Pivot Table_Cat-weights_1'.O31 'Pivot Table_Cat-weights_1'.O32:'Pivot Table_Cat-weights_1'.O57 'Pivot Table_Cat-weights_1'.P31:'Pivot Table_Cat-weights_1'.P31 'Pivot Table_Cat-weights_1'.P32:'Pivot Table_Cat-weights_1'.P57 'Pivot Table_Cat-weights_1'.Q31:'Pivot Table_Cat-weights_1'.Q31 'Pivot Table_Cat-weights_1'.Q32:'Pivot Table_Cat-weights_1'.Q57 'Pivot Table_Cat-weights_1'.R31:'Pivot Table_Cat-weights_1'.R31 'Pivot Table_Cat-weights_1'.R32:'Pivot Table_Cat-weights_1'.R57 'Pivot Table_Cat-weights_1'.S31:'Pivot Table_Cat-weights_1'.S31 'Pivot Table_Cat-weights_1'.S32:'Pivot Table_Cat-weights_1'.S57 'Pivot Table_Cat-weights_1'.T31:'Pivot Table_Cat-weights_1'.T31 'Pivot Table_Cat-weights_1'.T32:'Pivot Table_Cat-weights_1'.T57 'Pivot Table_Cat-weights_1'.U31:'Pivot Table_Cat-weights_1'.U31 'Pivot Table_Cat-weights_1'.U32:'Pivot Table_Cat-weights_1'.U57 'Pivot Table_Cat-weights_1'.V31:'Pivot Table_Cat-weights_1'.V31 'Pivot Table_Cat-weights_1'.V32:'Pivot Table_Cat-weights_1'.V57 'Pivot Table_Cat-weights_1'.W31:'Pivot Table_Cat-weights_1'.W31 'Pivot Table_Cat-weights_1'.W32:'Pivot Table_Cat-weights_1'.W57 'Pivot Table_Cat-weights_1'.X31:'Pivot Table_Cat-weights_1'.X31 'Pivot Table_Cat-weights_1'.X32:'Pivot Table_Cat-weights_1'.X57 'Pivot Table_Cat-weights_1'.Y31:'Pivot Table_Cat-weights_1'.Y31 'Pivot Table_Cat-weights_1'.Y32:'Pivot Table_Cat-weights_1'.Y57 'Pivot Table_Cat-weights_1'.Z31:'Pivot Table_Cat-weights_1'.Z31 'Pivot Table_Cat-weights_1'.Z32:'Pivot Table_Cat-weights_1'.Z57 'Pivot Table_Cat-weights_1'.AA31:'Pivot Table_Cat-weights_1'.AA31 'Pivot Table_Cat-weights_1'.AA32:'Pivot Table_Cat-weights_1'.AA57 'Pivot Table_Cat-weights_1'.AB31:'Pivot Table_Cat-weights_1'.AB31 'Pivot Table_Cat-weights_1'.AB32:'Pivot Table_Cat-weights_1'.AB57 'Pivot Table_Cat-weights_1'.AC31:'Pivot Table_Cat-weights_1'.AC31 'Pivot Table_Cat-weights_1'.AC32:'Pivot Table_Cat-weights_1'.AC57 'Pivot Table_Cat-weights_1'.AD31:'Pivot Table_Cat-weights_1'.AD31 'Pivot Table_Cat-weights_1'.AD32:'Pivot Table_Cat-weights_1'.AD57 'Pivot Table_Cat-weights_1'.AE31:'Pivot Table_Cat-weights_1'.AE31 'Pivot Table_Cat-weights_1'.AE32:'Pivot Table_Cat-weights_1'.AE57 'Pivot Table_Cat-weights_1'.AF31:'Pivot Table_Cat-weights_1'.AF31 'Pivot Table_Cat-weights_1'.AF32:'Pivot Table_Cat-weights_1'.AF57 'Pivot Table_Cat-weights_1'.AG31:'Pivot Table_Cat-weights_1'.AG31 'Pivot Table_Cat-weights_1'.AG32:'Pivot Table_Cat-weights_1'.AG57 'Pivot Table_Cat-weights_1'.AH31:'Pivot Table_Cat-weights_1'.AH31 'Pivot Table_Cat-weights_1'.AH32:'Pivot Table_Cat-weights_1'.AH57 'Pivot Table_Cat-weights_1'.AI31:'Pivot Table_Cat-weights_1'.AI31 'Pivot Table_Cat-weights_1'.AI32:'Pivot Table_Cat-weights_1'.AI57 'Pivot Table_Cat-weights_1'.AJ31:'Pivot Table_Cat-weights_1'.AJ31 'Pivot Table_Cat-weights_1'.AJ32:'Pivot Table_Cat-weights_1'.AJ57 'Pivot Table_Cat-weights_1'.AK31:'Pivot Table_Cat-weights_1'.AK31 'Pivot Table_Cat-weights_1'.AK32:'Pivot Table_Cat-weights_1'.AK57 'Pivot Table_Cat-weights_1'.AL31:'Pivot Table_Cat-weights_1'.AL31 'Pivot Table_Cat-weights_1'.AL32:'Pivot Table_Cat-weights_1'.AL57 'Pivot Table_Cat-weights_1'.AM31:'Pivot Table_Cat-weights_1'.AM31 'Pivot Table_Cat-weights_1'.AM32:'Pivot Table_Cat-weights_1'.AM57 'Pivot Table_Cat-weights_1'.AN31:'Pivot Table_Cat-weights_1'.AN31 'Pivot Table_Cat-weights_1'.AN32:'Pivot Table_Cat-weights_1'.AN57 'Pivot Table_Cat-weights_1'.AO31:'Pivot Table_Cat-weights_1'.AO31 'Pivot Table_Cat-weights_1'.AO32:'Pivot Table_Cat-weights_1'.AO57 'Pivot Table_Cat-weights_1'.AP31:'Pivot Table_Cat-weights_1'.AP31 'Pivot Table_Cat-weights_1'.AP32:'Pivot Table_Cat-weights_1'.AP57 'Pivot Table_Cat-weights_1'.AQ31:'Pivot Table_Cat-weights_1'.AQ31 'Pivot Table_Cat-weights_1'.AQ32:'Pivot Table_Cat-weights_1'.AQ57 'Pivot Table_Cat-weights_1'.AR31:'Pivot Table_Cat-weights_1'.AR31 'Pivot Table_Cat-weights_1'.AR32:'Pivot Table_Cat-weights_1'.AR57 'Pivot Table_Cat-weights_1'.AS31:'Pivot Table_Cat-weights_1'.AS31 'Pivot Table_Cat-weights_1'.AS32:'Pivot Table_Cat-weights_1'.AS57 'Pivot Table_Cat-weights_1'.AT31:'Pivot Table_Cat-weights_1'.AT31 'Pivot Table_Cat-weights_1'.AT32:'Pivot Table_Cat-weights_1'.AT57 'Pivot Table_Cat-weights_1'.AU31:'Pivot Table_Cat-weights_1'.AU31 'Pivot Table_Cat-weights_1'.AU32:'Pivot Table_Cat-weights_1'.AU57 'Pivot Table_Cat-weights_1'.AV31:'Pivot Table_Cat-weights_1'.AV31 'Pivot Table_Cat-weights_1'.AV32:'Pivot Table_Cat-weights_1'.AV57 'Pivot Table_Cat-weights_1'.AW31:'Pivot Table_Cat-weights_1'.AW31 'Pivot Table_Cat-weights_1'.AW32:'Pivot Table_Cat-weights_1'.AW57 'Pivot Table_Cat-weights_1'.AX31:'Pivot Table_Cat-weights_1'.AX31 'Pivot Table_Cat-weights_1'.AX32:'Pivot Table_Cat-weights_1'.AX57 'Pivot Table_Cat-weights_1'.AY31:'Pivot Table_Cat-weights_1'.AY31 'Pivot Table_Cat-weights_1'.AY32:'Pivot Table_Cat-weights_1'.AY57 'Pivot Table_Cat-weights_1'.AZ31:'Pivot Table_Cat-weights_1'.AZ31 'Pivot Table_Cat-weights_1'.AZ32:'Pivot Table_Cat-weights_1'.AZ57 'Pivot Table_Cat-weights_1'.BA31:'Pivot Table_Cat-weights_1'.BA31 'Pivot Table_Cat-weights_1'.BA32:'Pivot Table_Cat-weights_1'.BA57 'Pivot Table_Cat-weights_1'.BB31:'Pivot Table_Cat-weights_1'.BB31 'Pivot Table_Cat-weights_1'.BB32:'Pivot Table_Cat-weights_1'.BB57 'Pivot Table_Cat-weights_1'.BC31:'Pivot Table_Cat-weights_1'.BC31 'Pivot Table_Cat-weights_1'.BC32:'Pivot Table_Cat-weights_1'.BC57 'Pivot Table_Cat-weights_1'.BD31:'Pivot Table_Cat-weights_1'.BD31 'Pivot Table_Cat-weights_1'.BD32:'Pivot Table_Cat-weights_1'.BD5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6" table:default-cell-style-name="Default"/>
        <table:table-column table:style-name="co6" table:number-columns-repeated="55" table:default-cell-style-name="ce15"/>
        <table:table-column table:style-name="co6" table:default-cell-style-name="Default"/>
        <table:table-row table:style-name="ro1">
          <table:table-cell table:style-name="ce2" office:value-type="string" calcext:value-type="string">
            <text:p>Average - Avg</text:p>
          </table:table-cell>
          <table:table-cell table:style-name="ce7" office:value-type="string" calcext:value-type="string">
            <text:p>Data</text:p>
          </table:table-cell>
          <table:table-cell table:style-name="ce16" table:number-columns-repeated="54"/>
          <table:table-cell table:style-name="ce30"/>
        </table:table-row>
        <table:table-row table:style-name="ro1">
          <table:table-cell table:style-name="ce3" office:value-type="string" calcext:value-type="string">
            <text:p>Year</text:p>
          </table:table-cell>
          <table:table-cell table:style-name="ce8" office:value-type="string" calcext:value-type="string">
            <text:p>0101</text:p>
          </table:table-cell>
          <table:table-cell table:style-name="ce17" office:value-type="string" calcext:value-type="string">
            <text:p>0102</text:p>
          </table:table-cell>
          <table:table-cell table:style-name="ce17" office:value-type="string" calcext:value-type="string">
            <text:p>0103</text:p>
          </table:table-cell>
          <table:table-cell table:style-name="ce17" office:value-type="string" calcext:value-type="string">
            <text:p>0104</text:p>
          </table:table-cell>
          <table:table-cell table:style-name="ce17" office:value-type="string" calcext:value-type="string">
            <text:p>0105</text:p>
          </table:table-cell>
          <table:table-cell table:style-name="ce17" office:value-type="string" calcext:value-type="string">
            <text:p>0106</text:p>
          </table:table-cell>
          <table:table-cell table:style-name="ce17" office:value-type="string" calcext:value-type="string">
            <text:p>0108</text:p>
          </table:table-cell>
          <table:table-cell table:style-name="ce17" office:value-type="string" calcext:value-type="string">
            <text:p>0109</text:p>
          </table:table-cell>
          <table:table-cell table:style-name="ce17" office:value-type="string" calcext:value-type="string">
            <text:p>0113</text:p>
          </table:table-cell>
          <table:table-cell table:style-name="ce17" office:value-type="string" calcext:value-type="string">
            <text:p>0114</text:p>
          </table:table-cell>
          <table:table-cell table:style-name="ce17" office:value-type="string" calcext:value-type="string">
            <text:p>0201</text:p>
          </table:table-cell>
          <table:table-cell table:style-name="ce17" office:value-type="string" calcext:value-type="string">
            <text:p>0202</text:p>
          </table:table-cell>
          <table:table-cell table:style-name="ce17" office:value-type="string" calcext:value-type="string">
            <text:p>0203</text:p>
          </table:table-cell>
          <table:table-cell table:style-name="ce17" office:value-type="string" calcext:value-type="string">
            <text:p>0204</text:p>
          </table:table-cell>
          <table:table-cell table:style-name="ce17" office:value-type="string" calcext:value-type="string">
            <text:p>0205</text:p>
          </table:table-cell>
          <table:table-cell table:style-name="ce17" office:value-type="string" calcext:value-type="string">
            <text:p>0301</text:p>
          </table:table-cell>
          <table:table-cell table:style-name="ce17" office:value-type="string" calcext:value-type="string">
            <text:p>0302</text:p>
          </table:table-cell>
          <table:table-cell table:style-name="ce17" office:value-type="string" calcext:value-type="string">
            <text:p>0303</text:p>
          </table:table-cell>
          <table:table-cell table:style-name="ce17" office:value-type="string" calcext:value-type="string">
            <text:p>0304</text:p>
          </table:table-cell>
          <table:table-cell table:style-name="ce17" office:value-type="string" calcext:value-type="string">
            <text:p>0305</text:p>
          </table:table-cell>
          <table:table-cell table:style-name="ce17" office:value-type="string" calcext:value-type="string">
            <text:p>0306</text:p>
          </table:table-cell>
          <table:table-cell table:style-name="ce17" office:value-type="string" calcext:value-type="string">
            <text:p>0307</text:p>
          </table:table-cell>
          <table:table-cell table:style-name="ce17" office:value-type="string" calcext:value-type="string">
            <text:p>0308</text:p>
          </table:table-cell>
          <table:table-cell table:style-name="ce17" office:value-type="string" calcext:value-type="string">
            <text:p>0309</text:p>
          </table:table-cell>
          <table:table-cell table:style-name="ce17" office:value-type="string" calcext:value-type="string">
            <text:p>0402</text:p>
          </table:table-cell>
          <table:table-cell table:style-name="ce17" office:value-type="string" calcext:value-type="string">
            <text:p>0403</text:p>
          </table:table-cell>
          <table:table-cell table:style-name="ce17" office:value-type="string" calcext:value-type="string">
            <text:p>0404</text:p>
          </table:table-cell>
          <table:table-cell table:style-name="ce17" office:value-type="string" calcext:value-type="string">
            <text:p>0405</text:p>
          </table:table-cell>
          <table:table-cell table:style-name="ce17" office:value-type="string" calcext:value-type="string">
            <text:p>0406</text:p>
          </table:table-cell>
          <table:table-cell table:style-name="ce17" office:value-type="string" calcext:value-type="string">
            <text:p>0407</text:p>
          </table:table-cell>
          <table:table-cell table:style-name="ce17" office:value-type="string" calcext:value-type="string">
            <text:p>0408</text:p>
          </table:table-cell>
          <table:table-cell table:style-name="ce17" office:value-type="string" calcext:value-type="string">
            <text:p>0502</text:p>
          </table:table-cell>
          <table:table-cell table:style-name="ce17" office:value-type="string" calcext:value-type="string">
            <text:p>0503</text:p>
          </table:table-cell>
          <table:table-cell table:style-name="ce17" office:value-type="string" calcext:value-type="string">
            <text:p>0504</text:p>
          </table:table-cell>
          <table:table-cell table:style-name="ce17" office:value-type="string" calcext:value-type="string">
            <text:p>0601</text:p>
          </table:table-cell>
          <table:table-cell table:style-name="ce17" office:value-type="string" calcext:value-type="string">
            <text:p>0703</text:p>
          </table:table-cell>
          <table:table-cell table:style-name="ce17" office:value-type="string" calcext:value-type="string">
            <text:p>0801</text:p>
          </table:table-cell>
          <table:table-cell table:style-name="ce17" office:value-type="string" calcext:value-type="string">
            <text:p>0901</text:p>
          </table:table-cell>
          <table:table-cell table:style-name="ce17" office:value-type="string" calcext:value-type="string">
            <text:p>0902</text:p>
          </table:table-cell>
          <table:table-cell table:style-name="ce17" office:value-type="string" calcext:value-type="string">
            <text:p>1001</text:p>
          </table:table-cell>
          <table:table-cell table:style-name="ce17" office:value-type="string" calcext:value-type="string">
            <text:p>1002</text:p>
          </table:table-cell>
          <table:table-cell table:style-name="ce17" office:value-type="string" calcext:value-type="string">
            <text:p>bus</text:p>
          </table:table-cell>
          <table:table-cell table:style-name="ce17" office:value-type="string" calcext:value-type="string">
            <text:p>car</text:p>
          </table:table-cell>
          <table:table-cell table:style-name="ce17" office:value-type="string" calcext:value-type="string">
            <text:p>Electric bikes</text:p>
          </table:table-cell>
          <table:table-cell table:style-name="ce17" office:value-type="string" calcext:value-type="string">
            <text:p>Fans</text:p>
          </table:table-cell>
          <table:table-cell table:style-name="ce17" office:value-type="string" calcext:value-type="string">
            <text:p>Industrial machines</text:p>
          </table:table-cell>
          <table:table-cell table:style-name="ce17" office:value-type="string" calcext:value-type="string">
            <text:p>Industrial pumps</text:p>
          </table:table-cell>
          <table:table-cell table:style-name="ce17" office:value-type="string" calcext:value-type="string">
            <text:p>Industrial robots</text:p>
          </table:table-cell>
          <table:table-cell table:style-name="ce17" office:value-type="string" calcext:value-type="string">
            <text:p>motorhome</text:p>
          </table:table-cell>
          <table:table-cell table:style-name="ce17" office:value-type="string" calcext:value-type="string">
            <text:p>Nickel batteries</text:p>
          </table:table-cell>
          <table:table-cell table:style-name="ce17" office:value-type="string" calcext:value-type="string">
            <text:p>NRMM</text:p>
          </table:table-cell>
          <table:table-cell table:style-name="ce17" office:value-type="string" calcext:value-type="string">
            <text:p>Shavers</text:p>
          </table:table-cell>
          <table:table-cell table:style-name="ce17" office:value-type="string" calcext:value-type="string">
            <text:p>special</text:p>
          </table:table-cell>
          <table:table-cell table:style-name="ce17" office:value-type="string" calcext:value-type="string">
            <text:p>truck</text:p>
          </table:table-cell>
          <table:table-cell table:style-name="ce17" office:value-type="string" calcext:value-type="string">
            <text:p>Wind turbines</text:p>
          </table:table-cell>
          <table:table-cell table:style-name="ce31" office:value-type="string" calcext:value-type="string">
            <text:p>Total Result</text:p>
          </table:table-cell>
        </table:table-row>
        <table:table-row table:style-name="ro1">
          <table:table-cell table:style-name="ce4" office:value-type="float" office:value="1993" calcext:value-type="float">
            <text:p>1993</text:p>
          </table:table-cell>
          <table:table-cell table:style-name="ce9"/>
          <table:table-cell table:style-name="ce18" office:value-type="float" office:value="49.5918174150609" calcext:value-type="float">
            <text:p>49,5918174150609</text:p>
          </table:table-cell>
          <table:table-cell table:style-name="ce18" office:value-type="float" office:value="37.2875625300536" calcext:value-type="float">
            <text:p>37,2875625300536</text:p>
          </table:table-cell>
          <table:table-cell table:style-name="ce18" office:value-type="float" office:value="62.0508113982326" calcext:value-type="float">
            <text:p>62,0508113982326</text:p>
          </table:table-cell>
          <table:table-cell table:style-name="ce18" office:value-type="float" office:value="14.9488378920207" calcext:value-type="float">
            <text:p>14,9488378920207</text:p>
          </table:table-cell>
          <table:table-cell table:style-name="ce18" office:value-type="float" office:value="7.62749882562887" calcext:value-type="float">
            <text:p>7,62749882562887</text:p>
          </table:table-cell>
          <table:table-cell table:style-name="ce18" office:value-type="float" office:value="42.4072318624085" calcext:value-type="float">
            <text:p>42,4072318624085</text:p>
          </table:table-cell>
          <table:table-cell table:style-name="ce22"/>
          <table:table-cell table:style-name="ce18" office:value-type="float" office:value="77.0306108688812" calcext:value-type="float">
            <text:p>77,0306108688812</text:p>
          </table:table-cell>
          <table:table-cell table:style-name="ce18" office:value-type="float" office:value="17.8728090336456" calcext:value-type="float">
            <text:p>17,8728090336456</text:p>
          </table:table-cell>
          <table:table-cell table:style-name="ce18" office:value-type="float" office:value="0.0830667885234152" calcext:value-type="float">
            <text:p>0,083066788523415</text:p>
          </table:table-cell>
          <table:table-cell table:style-name="ce18" office:value-type="float" office:value="2.02422906539146" calcext:value-type="float">
            <text:p>2,02422906539146</text:p>
          </table:table-cell>
          <table:table-cell table:style-name="ce18" office:value-type="float" office:value="2.04038749030624" calcext:value-type="float">
            <text:p>2,04038749030624</text:p>
          </table:table-cell>
          <table:table-cell table:style-name="ce22"/>
          <table:table-cell table:style-name="ce18" office:value-type="float" office:value="13.5415780066389" calcext:value-type="float">
            <text:p>13,5415780066389</text:p>
          </table:table-cell>
          <table:table-cell table:style-name="ce18" office:value-type="float" office:value="0.212452588977291" calcext:value-type="float">
            <text:p>0,212452588977291</text:p>
          </table:table-cell>
          <table:table-cell table:style-name="ce22" table:number-columns-repeated="5"/>
          <table:table-cell table:style-name="ce18" office:value-type="float" office:value="8.36009778177646" calcext:value-type="float">
            <text:p>8,36009778177646</text:p>
          </table:table-cell>
          <table:table-cell table:style-name="ce22" table:number-columns-repeated="2"/>
          <table:table-cell table:style-name="ce18" office:value-type="float" office:value="0.481949399127443" calcext:value-type="float">
            <text:p>0,481949399127443</text:p>
          </table:table-cell>
          <table:table-cell table:style-name="ce18" office:value-type="float" office:value="1.19119306537393" calcext:value-type="float">
            <text:p>1,19119306537393</text:p>
          </table:table-cell>
          <table:table-cell table:style-name="ce18" office:value-type="float" office:value="5.9664835515141" calcext:value-type="float">
            <text:p>5,9664835515141</text:p>
          </table:table-cell>
          <table:table-cell table:style-name="ce22" table:number-columns-repeated="9"/>
          <table:table-cell table:style-name="ce18" office:value-type="float" office:value="0.0246009003399955" calcext:value-type="float">
            <text:p>0,024600900339996</text:p>
          </table:table-cell>
          <table:table-cell table:style-name="ce18" office:value-type="float" office:value="0.268125614184557" calcext:value-type="float">
            <text:p>0,268125614184557</text:p>
          </table:table-cell>
          <table:table-cell table:style-name="ce22" table:number-columns-repeated="3"/>
          <table:table-cell table:style-name="ce18" office:value-type="float" office:value="3859.1752478337" calcext:value-type="float">
            <text:p>3859,1752478337</text:p>
          </table:table-cell>
          <table:table-cell table:style-name="ce18" office:value-type="float" office:value="1100.77449427434" calcext:value-type="float">
            <text:p>1100,77449427434</text:p>
          </table:table-cell>
          <table:table-cell table:style-name="ce22" table:number-columns-repeated="2"/>
          <table:table-cell table:style-name="ce18" office:value-type="float" office:value="102.767242651956" calcext:value-type="float">
            <text:p>102,767242651956</text:p>
          </table:table-cell>
          <table:table-cell table:style-name="ce18" office:value-type="float" office:value="1.19152535212545" calcext:value-type="float">
            <text:p>1,19152535212545</text:p>
          </table:table-cell>
          <table:table-cell table:style-name="ce22"/>
          <table:table-cell table:style-name="ce18" office:value-type="float" office:value="1194.3295607136" calcext:value-type="float">
            <text:p>1194,3295607136</text:p>
          </table:table-cell>
          <table:table-cell table:style-name="ce22"/>
          <table:table-cell table:style-name="ce18" office:value-type="float" office:value="1618.24672204297" calcext:value-type="float">
            <text:p>1618,24672204297</text:p>
          </table:table-cell>
          <table:table-cell table:style-name="ce18" office:value-type="float" office:value="0.266542048805276" calcext:value-type="float">
            <text:p>0,266542048805276</text:p>
          </table:table-cell>
          <table:table-cell table:style-name="ce18" office:value-type="float" office:value="15613.431372549" calcext:value-type="float">
            <text:p>15613,431372549</text:p>
          </table:table-cell>
          <table:table-cell table:style-name="ce18" office:value-type="float" office:value="1180.68965047008" calcext:value-type="float">
            <text:p>1180,68965047008</text:p>
          </table:table-cell>
          <table:table-cell table:style-name="ce25"/>
          <table:table-cell table:style-name="ce32" office:value-type="float" office:value="893.352989357668" calcext:value-type="float">
            <text:p>893,352989357668</text:p>
          </table:table-cell>
        </table:table-row>
        <table:table-row table:style-name="ro1">
          <table:table-cell table:style-name="ce5" office:value-type="float" office:value="1994" calcext:value-type="float">
            <text:p>1994</text:p>
          </table:table-cell>
          <table:table-cell table:style-name="ce10"/>
          <table:table-cell table:style-name="ce19" office:value-type="float" office:value="47.4304814066642" calcext:value-type="float">
            <text:p>47,4304814066642</text:p>
          </table:table-cell>
          <table:table-cell table:style-name="ce19" office:value-type="float" office:value="36.5125623586268" calcext:value-type="float">
            <text:p>36,5125623586268</text:p>
          </table:table-cell>
          <table:table-cell table:style-name="ce19" office:value-type="float" office:value="67.6017637152628" calcext:value-type="float">
            <text:p>67,6017637152628</text:p>
          </table:table-cell>
          <table:table-cell table:style-name="ce19" office:value-type="float" office:value="14.5347509550368" calcext:value-type="float">
            <text:p>14,5347509550368</text:p>
          </table:table-cell>
          <table:table-cell table:style-name="ce19" office:value-type="float" office:value="8.23738718005163" calcext:value-type="float">
            <text:p>8,23738718005163</text:p>
          </table:table-cell>
          <table:table-cell table:style-name="ce19" office:value-type="float" office:value="42.3626384896015" calcext:value-type="float">
            <text:p>42,3626384896015</text:p>
          </table:table-cell>
          <table:table-cell table:style-name="Pivot_20_Table_20_Value"/>
          <table:table-cell table:style-name="ce19" office:value-type="float" office:value="60.0764816659162" calcext:value-type="float">
            <text:p>60,0764816659162</text:p>
          </table:table-cell>
          <table:table-cell table:style-name="ce19" office:value-type="float" office:value="17.8024011204218" calcext:value-type="float">
            <text:p>17,8024011204218</text:p>
          </table:table-cell>
          <table:table-cell table:style-name="ce19" office:value-type="float" office:value="1.13331746714877" calcext:value-type="float">
            <text:p>1,13331746714877</text:p>
          </table:table-cell>
          <table:table-cell table:style-name="ce19" office:value-type="float" office:value="2.20928181780062" calcext:value-type="float">
            <text:p>2,20928181780062</text:p>
          </table:table-cell>
          <table:table-cell table:style-name="ce19" office:value-type="float" office:value="2.26167812004712" calcext:value-type="float">
            <text:p>2,26167812004712</text:p>
          </table:table-cell>
          <table:table-cell table:style-name="Pivot_20_Table_20_Value"/>
          <table:table-cell table:style-name="ce19" office:value-type="float" office:value="1.519333819874" calcext:value-type="float">
            <text:p>1,519333819874</text:p>
          </table:table-cell>
          <table:table-cell table:style-name="ce19" office:value-type="float" office:value="0.209707866115367" calcext:value-type="float">
            <text:p>0,209707866115367</text:p>
          </table:table-cell>
          <table:table-cell table:style-name="Pivot_20_Table_20_Value" table:number-columns-repeated="5"/>
          <table:table-cell table:style-name="ce19" office:value-type="float" office:value="10.2083833847438" calcext:value-type="float">
            <text:p>10,2083833847438</text:p>
          </table:table-cell>
          <table:table-cell table:style-name="Pivot_20_Table_20_Value" table:number-columns-repeated="2"/>
          <table:table-cell table:style-name="ce19" office:value-type="float" office:value="0.453525680217457" calcext:value-type="float">
            <text:p>0,453525680217457</text:p>
          </table:table-cell>
          <table:table-cell table:style-name="ce19" office:value-type="float" office:value="8.02258795426203" calcext:value-type="float">
            <text:p>8,02258795426203</text:p>
          </table:table-cell>
          <table:table-cell table:style-name="ce19" office:value-type="float" office:value="5.23596954389287" calcext:value-type="float">
            <text:p>5,23596954389287</text:p>
          </table:table-cell>
          <table:table-cell table:style-name="Pivot_20_Table_20_Value" table:number-columns-repeated="9"/>
          <table:table-cell table:style-name="ce19" office:value-type="float" office:value="0.0453468590420691" calcext:value-type="float">
            <text:p>0,045346859042069</text:p>
          </table:table-cell>
          <table:table-cell table:style-name="ce19" office:value-type="float" office:value="0.648652225925592" calcext:value-type="float">
            <text:p>0,648652225925592</text:p>
          </table:table-cell>
          <table:table-cell table:style-name="Pivot_20_Table_20_Value" table:number-columns-repeated="3"/>
          <table:table-cell table:style-name="ce19" office:value-type="float" office:value="5748.1450054212" calcext:value-type="float">
            <text:p>5748,1450054212</text:p>
          </table:table-cell>
          <table:table-cell table:style-name="ce19" office:value-type="float" office:value="1125.45095835894" calcext:value-type="float">
            <text:p>1125,45095835894</text:p>
          </table:table-cell>
          <table:table-cell table:style-name="Pivot_20_Table_20_Value" table:number-columns-repeated="2"/>
          <table:table-cell table:style-name="ce19" office:value-type="float" office:value="81.9526019192646" calcext:value-type="float">
            <text:p>81,9526019192646</text:p>
          </table:table-cell>
          <table:table-cell table:style-name="ce19" office:value-type="float" office:value="2.91964049273707" calcext:value-type="float">
            <text:p>2,91964049273707</text:p>
          </table:table-cell>
          <table:table-cell table:style-name="Pivot_20_Table_20_Value"/>
          <table:table-cell table:style-name="ce19" office:value-type="float" office:value="2091.10225763612" calcext:value-type="float">
            <text:p>2091,10225763612</text:p>
          </table:table-cell>
          <table:table-cell table:style-name="Pivot_20_Table_20_Value"/>
          <table:table-cell table:style-name="ce19" office:value-type="float" office:value="656.923142467621" calcext:value-type="float">
            <text:p>656,923142467621</text:p>
          </table:table-cell>
          <table:table-cell table:style-name="ce19" office:value-type="float" office:value="0.329115003777725" calcext:value-type="float">
            <text:p>0,329115003777725</text:p>
          </table:table-cell>
          <table:table-cell table:style-name="ce19" office:value-type="float" office:value="6542.47787610619" calcext:value-type="float">
            <text:p>6542,47787610619</text:p>
          </table:table-cell>
          <table:table-cell table:style-name="ce19" office:value-type="float" office:value="1983.2203060475" calcext:value-type="float">
            <text:p>1983,2203060475</text:p>
          </table:table-cell>
          <table:table-cell table:style-name="ce26"/>
          <table:table-cell table:style-name="ce33" office:value-type="float" office:value="662.822398395857" calcext:value-type="float">
            <text:p>662,822398395857</text:p>
          </table:table-cell>
        </table:table-row>
        <table:table-row table:style-name="ro1">
          <table:table-cell table:style-name="ce5" office:value-type="float" office:value="1995" calcext:value-type="float">
            <text:p>1995</text:p>
          </table:table-cell>
          <table:table-cell table:style-name="ce10"/>
          <table:table-cell table:style-name="ce19" office:value-type="float" office:value="29.1917070489512" calcext:value-type="float">
            <text:p>29,1917070489512</text:p>
          </table:table-cell>
          <table:table-cell table:style-name="ce19" office:value-type="float" office:value="36.0861369371751" calcext:value-type="float">
            <text:p>36,0861369371751</text:p>
          </table:table-cell>
          <table:table-cell table:style-name="ce19" office:value-type="float" office:value="70.0233901794664" calcext:value-type="float">
            <text:p>70,0233901794664</text:p>
          </table:table-cell>
          <table:table-cell table:style-name="ce19" office:value-type="float" office:value="16.1284656881194" calcext:value-type="float">
            <text:p>16,1284656881194</text:p>
          </table:table-cell>
          <table:table-cell table:style-name="ce19" office:value-type="float" office:value="8.45539112477921" calcext:value-type="float">
            <text:p>8,45539112477921</text:p>
          </table:table-cell>
          <table:table-cell table:style-name="ce19" office:value-type="float" office:value="41.3067003328099" calcext:value-type="float">
            <text:p>41,3067003328099</text:p>
          </table:table-cell>
          <table:table-cell table:style-name="Pivot_20_Table_20_Value"/>
          <table:table-cell table:style-name="ce19" office:value-type="float" office:value="135.270670797175" calcext:value-type="float">
            <text:p>135,270670797175</text:p>
          </table:table-cell>
          <table:table-cell table:style-name="ce19" office:value-type="float" office:value="19.706493351234" calcext:value-type="float">
            <text:p>19,706493351234</text:p>
          </table:table-cell>
          <table:table-cell table:style-name="ce19" office:value-type="float" office:value="0.127773994173457" calcext:value-type="float">
            <text:p>0,127773994173457</text:p>
          </table:table-cell>
          <table:table-cell table:style-name="ce19" office:value-type="float" office:value="2.22857173080882" calcext:value-type="float">
            <text:p>2,22857173080882</text:p>
          </table:table-cell>
          <table:table-cell table:style-name="ce19" office:value-type="float" office:value="2.46064930334372" calcext:value-type="float">
            <text:p>2,46064930334372</text:p>
          </table:table-cell>
          <table:table-cell table:style-name="Pivot_20_Table_20_Value"/>
          <table:table-cell table:style-name="ce19" office:value-type="float" office:value="3.82042290489889" calcext:value-type="float">
            <text:p>3,82042290489889</text:p>
          </table:table-cell>
          <table:table-cell table:style-name="ce19" office:value-type="float" office:value="0.121310125509779" calcext:value-type="float">
            <text:p>0,121310125509779</text:p>
          </table:table-cell>
          <table:table-cell table:style-name="Pivot_20_Table_20_Value" table:number-columns-repeated="5"/>
          <table:table-cell table:style-name="ce19" office:value-type="float" office:value="11.0148163933098" calcext:value-type="float">
            <text:p>11,0148163933098</text:p>
          </table:table-cell>
          <table:table-cell table:style-name="Pivot_20_Table_20_Value" table:number-columns-repeated="2"/>
          <table:table-cell table:style-name="ce19" office:value-type="float" office:value="0.439208595764625" calcext:value-type="float">
            <text:p>0,439208595764625</text:p>
          </table:table-cell>
          <table:table-cell table:style-name="ce19" office:value-type="float" office:value="8.34969593344397" calcext:value-type="float">
            <text:p>8,34969593344397</text:p>
          </table:table-cell>
          <table:table-cell table:style-name="ce19" office:value-type="float" office:value="4.32025240512932" calcext:value-type="float">
            <text:p>4,32025240512932</text:p>
          </table:table-cell>
          <table:table-cell table:style-name="Pivot_20_Table_20_Value"/>
          <table:table-cell table:style-name="ce19" office:value-type="float" office:value="0.331391553582924" calcext:value-type="float">
            <text:p>0,331391553582924</text:p>
          </table:table-cell>
          <table:table-cell table:style-name="Pivot_20_Table_20_Value" table:number-columns-repeated="2"/>
          <table:table-cell table:style-name="ce19" office:value-type="float" office:value="0.14074379101241" calcext:value-type="float">
            <text:p>0,14074379101241</text:p>
          </table:table-cell>
          <table:table-cell table:style-name="ce19" office:value-type="float" office:value="0.173964019819082" calcext:value-type="float">
            <text:p>0,173964019819082</text:p>
          </table:table-cell>
          <table:table-cell table:style-name="Pivot_20_Table_20_Value" table:number-columns-repeated="3"/>
          <table:table-cell table:style-name="ce19" office:value-type="float" office:value="0.0386946839056914" calcext:value-type="float">
            <text:p>0,038694683905691</text:p>
          </table:table-cell>
          <table:table-cell table:style-name="ce19" office:value-type="float" office:value="0.547248967579465" calcext:value-type="float">
            <text:p>0,547248967579465</text:p>
          </table:table-cell>
          <table:table-cell table:style-name="ce19" office:value-type="float" office:value="1.86741223611028" calcext:value-type="float">
            <text:p>1,86741223611028</text:p>
          </table:table-cell>
          <table:table-cell table:style-name="Pivot_20_Table_20_Value" table:number-columns-repeated="2"/>
          <table:table-cell table:style-name="ce19" office:value-type="float" office:value="2560.35051471654" calcext:value-type="float">
            <text:p>2560,35051471654</text:p>
          </table:table-cell>
          <table:table-cell table:style-name="ce19" office:value-type="float" office:value="1161.13531555185" calcext:value-type="float">
            <text:p>1161,13531555185</text:p>
          </table:table-cell>
          <table:table-cell table:style-name="Pivot_20_Table_20_Value" table:number-columns-repeated="2"/>
          <table:table-cell table:style-name="ce19" office:value-type="float" office:value="90.4752729195882" calcext:value-type="float">
            <text:p>90,4752729195882</text:p>
          </table:table-cell>
          <table:table-cell table:style-name="ce19" office:value-type="float" office:value="7.20654696509939" calcext:value-type="float">
            <text:p>7,20654696509939</text:p>
          </table:table-cell>
          <table:table-cell table:style-name="Pivot_20_Table_20_Value"/>
          <table:table-cell table:style-name="ce19" office:value-type="float" office:value="1857.65858546497" calcext:value-type="float">
            <text:p>1857,65858546497</text:p>
          </table:table-cell>
          <table:table-cell table:style-name="Pivot_20_Table_20_Value"/>
          <table:table-cell table:style-name="ce19" office:value-type="float" office:value="958.69036070725" calcext:value-type="float">
            <text:p>958,69036070725</text:p>
          </table:table-cell>
          <table:table-cell table:style-name="ce19" office:value-type="float" office:value="0.337299674988041" calcext:value-type="float">
            <text:p>0,337299674988041</text:p>
          </table:table-cell>
          <table:table-cell table:style-name="ce19" office:value-type="float" office:value="5152.21510883483" calcext:value-type="float">
            <text:p>5152,21510883483</text:p>
          </table:table-cell>
          <table:table-cell table:style-name="ce19" office:value-type="float" office:value="1261.33814244652" calcext:value-type="float">
            <text:p>1261,33814244652</text:p>
          </table:table-cell>
          <table:table-cell table:style-name="ce26"/>
          <table:table-cell table:style-name="ce33" office:value-type="float" office:value="420.048695605617" calcext:value-type="float">
            <text:p>420,048695605617</text:p>
          </table:table-cell>
        </table:table-row>
        <table:table-row table:style-name="ro1">
          <table:table-cell table:style-name="ce5" office:value-type="float" office:value="1996" calcext:value-type="float">
            <text:p>1996</text:p>
          </table:table-cell>
          <table:table-cell table:style-name="ce10"/>
          <table:table-cell table:style-name="ce19" office:value-type="float" office:value="50.80040573211" calcext:value-type="float">
            <text:p>50,80040573211</text:p>
          </table:table-cell>
          <table:table-cell table:style-name="ce19" office:value-type="float" office:value="33.5915153518483" calcext:value-type="float">
            <text:p>33,5915153518483</text:p>
          </table:table-cell>
          <table:table-cell table:style-name="ce19" office:value-type="float" office:value="69.7496756135983" calcext:value-type="float">
            <text:p>69,7496756135983</text:p>
          </table:table-cell>
          <table:table-cell table:style-name="ce19" office:value-type="float" office:value="2.16447813059609" calcext:value-type="float">
            <text:p>2,16447813059609</text:p>
          </table:table-cell>
          <table:table-cell table:style-name="ce19" office:value-type="float" office:value="7.73469744141517" calcext:value-type="float">
            <text:p>7,73469744141517</text:p>
          </table:table-cell>
          <table:table-cell table:style-name="ce19" office:value-type="float" office:value="41.7959214999642" calcext:value-type="float">
            <text:p>41,7959214999642</text:p>
          </table:table-cell>
          <table:table-cell table:style-name="Pivot_20_Table_20_Value"/>
          <table:table-cell table:style-name="ce19" office:value-type="float" office:value="147.911545540265" calcext:value-type="float">
            <text:p>147,911545540265</text:p>
          </table:table-cell>
          <table:table-cell table:style-name="ce19" office:value-type="float" office:value="17.9258086015405" calcext:value-type="float">
            <text:p>17,9258086015405</text:p>
          </table:table-cell>
          <table:table-cell table:style-name="ce19" office:value-type="float" office:value="0.249649167785337" calcext:value-type="float">
            <text:p>0,249649167785337</text:p>
          </table:table-cell>
          <table:table-cell table:style-name="ce19" office:value-type="float" office:value="2.61031234570554" calcext:value-type="float">
            <text:p>2,61031234570554</text:p>
          </table:table-cell>
          <table:table-cell table:style-name="ce19" office:value-type="float" office:value="2.33505482204749" calcext:value-type="float">
            <text:p>2,33505482204749</text:p>
          </table:table-cell>
          <table:table-cell table:style-name="Pivot_20_Table_20_Value"/>
          <table:table-cell table:style-name="ce19" office:value-type="float" office:value="1.717432066085" calcext:value-type="float">
            <text:p>1,717432066085</text:p>
          </table:table-cell>
          <table:table-cell table:style-name="ce19" office:value-type="float" office:value="0.546324423719662" calcext:value-type="float">
            <text:p>0,546324423719662</text:p>
          </table:table-cell>
          <table:table-cell table:style-name="Pivot_20_Table_20_Value"/>
          <table:table-cell table:style-name="ce19" office:value-type="float" office:value="4.0847118654762" calcext:value-type="float">
            <text:p>4,0847118654762</text:p>
          </table:table-cell>
          <table:table-cell table:style-name="Pivot_20_Table_20_Value"/>
          <table:table-cell table:style-name="ce19" office:value-type="float" office:value="1.12794330825627" calcext:value-type="float">
            <text:p>1,12794330825627</text:p>
          </table:table-cell>
          <table:table-cell table:style-name="Pivot_20_Table_20_Value"/>
          <table:table-cell table:style-name="ce19" office:value-type="float" office:value="3.05860193959468" calcext:value-type="float">
            <text:p>3,05860193959468</text:p>
          </table:table-cell>
          <table:table-cell table:style-name="Pivot_20_Table_20_Value" table:number-columns-repeated="2"/>
          <table:table-cell table:style-name="ce19" office:value-type="float" office:value="1.39186674751751" calcext:value-type="float">
            <text:p>1,39186674751751</text:p>
          </table:table-cell>
          <table:table-cell table:style-name="ce19" office:value-type="float" office:value="1.92355097327199" calcext:value-type="float">
            <text:p>1,92355097327199</text:p>
          </table:table-cell>
          <table:table-cell table:style-name="ce19" office:value-type="float" office:value="1.45553952851995" calcext:value-type="float">
            <text:p>1,45553952851995</text:p>
          </table:table-cell>
          <table:table-cell table:style-name="Pivot_20_Table_20_Value"/>
          <table:table-cell table:style-name="ce19" office:value-type="float" office:value="0.471459191678351" calcext:value-type="float">
            <text:p>0,471459191678351</text:p>
          </table:table-cell>
          <table:table-cell table:style-name="Pivot_20_Table_20_Value" table:number-columns-repeated="2"/>
          <table:table-cell table:style-name="ce19" office:value-type="float" office:value="0.134606972986505" calcext:value-type="float">
            <text:p>0,134606972986505</text:p>
          </table:table-cell>
          <table:table-cell table:style-name="ce19" office:value-type="float" office:value="0.173732882082763" calcext:value-type="float">
            <text:p>0,173732882082763</text:p>
          </table:table-cell>
          <table:table-cell table:style-name="ce19" office:value-type="float" office:value="0.0903634405860655" calcext:value-type="float">
            <text:p>0,090363440586066</text:p>
          </table:table-cell>
          <table:table-cell table:style-name="Pivot_20_Table_20_Value" table:number-columns-repeated="2"/>
          <table:table-cell table:style-name="ce19" office:value-type="float" office:value="0.0500471720286815" calcext:value-type="float">
            <text:p>0,050047172028682</text:p>
          </table:table-cell>
          <table:table-cell table:style-name="ce19" office:value-type="float" office:value="0.527927789126398" calcext:value-type="float">
            <text:p>0,527927789126398</text:p>
          </table:table-cell>
          <table:table-cell table:style-name="ce19" office:value-type="float" office:value="1.59571469827367" calcext:value-type="float">
            <text:p>1,59571469827367</text:p>
          </table:table-cell>
          <table:table-cell table:style-name="ce19" office:value-type="float" office:value="36.0244371326112" calcext:value-type="float">
            <text:p>36,0244371326112</text:p>
          </table:table-cell>
          <table:table-cell table:style-name="ce19" office:value-type="float" office:value="90.4583839003883" calcext:value-type="float">
            <text:p>90,4583839003883</text:p>
          </table:table-cell>
          <table:table-cell table:style-name="ce19" office:value-type="float" office:value="4083.40964861241" calcext:value-type="float">
            <text:p>4083,40964861241</text:p>
          </table:table-cell>
          <table:table-cell table:style-name="ce19" office:value-type="float" office:value="1202.04422952578" calcext:value-type="float">
            <text:p>1202,04422952578</text:p>
          </table:table-cell>
          <table:table-cell table:style-name="Pivot_20_Table_20_Value" table:number-columns-repeated="2"/>
          <table:table-cell table:style-name="ce19" office:value-type="float" office:value="140.708298428146" calcext:value-type="float">
            <text:p>140,708298428146</text:p>
          </table:table-cell>
          <table:table-cell table:style-name="ce19" office:value-type="float" office:value="7.69208840413699" calcext:value-type="float">
            <text:p>7,69208840413699</text:p>
          </table:table-cell>
          <table:table-cell table:style-name="Pivot_20_Table_20_Value"/>
          <table:table-cell table:style-name="ce19" office:value-type="float" office:value="2107.4894355569" calcext:value-type="float">
            <text:p>2107,4894355569</text:p>
          </table:table-cell>
          <table:table-cell table:style-name="Pivot_20_Table_20_Value"/>
          <table:table-cell table:style-name="ce19" office:value-type="float" office:value="874.821688647367" calcext:value-type="float">
            <text:p>874,821688647367</text:p>
          </table:table-cell>
          <table:table-cell table:style-name="ce19" office:value-type="float" office:value="0.345487336056993" calcext:value-type="float">
            <text:p>0,345487336056993</text:p>
          </table:table-cell>
          <table:table-cell table:style-name="ce19" office:value-type="float" office:value="16755.8823529412" calcext:value-type="float">
            <text:p>16755,8823529412</text:p>
          </table:table-cell>
          <table:table-cell table:style-name="ce19" office:value-type="float" office:value="2050.42601610421" calcext:value-type="float">
            <text:p>2050,42601610421</text:p>
          </table:table-cell>
          <table:table-cell table:style-name="ce27" office:value-type="float" office:value="4940.69385841538" calcext:value-type="float">
            <text:p>4940,69385841538</text:p>
          </table:table-cell>
          <table:table-cell table:style-name="ce33" office:value-type="float" office:value="860.137231901333" calcext:value-type="float">
            <text:p>860,137231901333</text:p>
          </table:table-cell>
        </table:table-row>
        <table:table-row table:style-name="ro1">
          <table:table-cell table:style-name="ce5" office:value-type="float" office:value="1997" calcext:value-type="float">
            <text:p>1997</text:p>
          </table:table-cell>
          <table:table-cell table:style-name="ce10"/>
          <table:table-cell table:style-name="ce19" office:value-type="float" office:value="49.0282482592702" calcext:value-type="float">
            <text:p>49,0282482592702</text:p>
          </table:table-cell>
          <table:table-cell table:style-name="ce19" office:value-type="float" office:value="28.2224806454844" calcext:value-type="float">
            <text:p>28,2224806454844</text:p>
          </table:table-cell>
          <table:table-cell table:style-name="ce19" office:value-type="float" office:value="68.6711531245709" calcext:value-type="float">
            <text:p>68,6711531245709</text:p>
          </table:table-cell>
          <table:table-cell table:style-name="ce19" office:value-type="float" office:value="1.82328028038758" calcext:value-type="float">
            <text:p>1,82328028038758</text:p>
          </table:table-cell>
          <table:table-cell table:style-name="ce19" office:value-type="float" office:value="9.6814510370794" calcext:value-type="float">
            <text:p>9,6814510370794</text:p>
          </table:table-cell>
          <table:table-cell table:style-name="ce19" office:value-type="float" office:value="4.65671542245014" calcext:value-type="float">
            <text:p>4,65671542245014</text:p>
          </table:table-cell>
          <table:table-cell table:style-name="Pivot_20_Table_20_Value"/>
          <table:table-cell table:style-name="ce19" office:value-type="float" office:value="147.972729622079" calcext:value-type="float">
            <text:p>147,972729622079</text:p>
          </table:table-cell>
          <table:table-cell table:style-name="ce19" office:value-type="float" office:value="16.312000277071" calcext:value-type="float">
            <text:p>16,312000277071</text:p>
          </table:table-cell>
          <table:table-cell table:style-name="ce19" office:value-type="float" office:value="0.287772646726478" calcext:value-type="float">
            <text:p>0,287772646726478</text:p>
          </table:table-cell>
          <table:table-cell table:style-name="ce19" office:value-type="float" office:value="2.38466204036146" calcext:value-type="float">
            <text:p>2,38466204036146</text:p>
          </table:table-cell>
          <table:table-cell table:style-name="ce19" office:value-type="float" office:value="0.654677551261598" calcext:value-type="float">
            <text:p>0,654677551261598</text:p>
          </table:table-cell>
          <table:table-cell table:style-name="Pivot_20_Table_20_Value"/>
          <table:table-cell table:style-name="ce19" office:value-type="float" office:value="0.609322024267616" calcext:value-type="float">
            <text:p>0,609322024267616</text:p>
          </table:table-cell>
          <table:table-cell table:style-name="ce19" office:value-type="float" office:value="0.538648213548535" calcext:value-type="float">
            <text:p>0,538648213548535</text:p>
          </table:table-cell>
          <table:table-cell table:style-name="Pivot_20_Table_20_Value"/>
          <table:table-cell table:style-name="ce19" office:value-type="float" office:value="4.21630052009159" calcext:value-type="float">
            <text:p>4,21630052009159</text:p>
          </table:table-cell>
          <table:table-cell table:style-name="Pivot_20_Table_20_Value"/>
          <table:table-cell table:style-name="ce19" office:value-type="float" office:value="1.10538781335544" calcext:value-type="float">
            <text:p>1,10538781335544</text:p>
          </table:table-cell>
          <table:table-cell table:style-name="Pivot_20_Table_20_Value"/>
          <table:table-cell table:style-name="ce19" office:value-type="float" office:value="5.51952030280344" calcext:value-type="float">
            <text:p>5,51952030280344</text:p>
          </table:table-cell>
          <table:table-cell table:style-name="Pivot_20_Table_20_Value" table:number-columns-repeated="2"/>
          <table:table-cell table:style-name="ce19" office:value-type="float" office:value="1.28762554821765" calcext:value-type="float">
            <text:p>1,28762554821765</text:p>
          </table:table-cell>
          <table:table-cell table:style-name="ce19" office:value-type="float" office:value="2.04272757360037" calcext:value-type="float">
            <text:p>2,04272757360037</text:p>
          </table:table-cell>
          <table:table-cell table:style-name="ce19" office:value-type="float" office:value="1.74805986846083" calcext:value-type="float">
            <text:p>1,74805986846083</text:p>
          </table:table-cell>
          <table:table-cell table:style-name="Pivot_20_Table_20_Value"/>
          <table:table-cell table:style-name="ce19" office:value-type="float" office:value="0.462178933784934" calcext:value-type="float">
            <text:p>0,462178933784934</text:p>
          </table:table-cell>
          <table:table-cell table:style-name="Pivot_20_Table_20_Value" table:number-columns-repeated="2"/>
          <table:table-cell table:style-name="ce19" office:value-type="float" office:value="0.094343239163264" calcext:value-type="float">
            <text:p>0,094343239163264</text:p>
          </table:table-cell>
          <table:table-cell table:style-name="ce19" office:value-type="float" office:value="0.114970958123712" calcext:value-type="float">
            <text:p>0,114970958123712</text:p>
          </table:table-cell>
          <table:table-cell table:style-name="ce19" office:value-type="float" office:value="0.0248583964132491" calcext:value-type="float">
            <text:p>0,024858396413249</text:p>
          </table:table-cell>
          <table:table-cell table:style-name="Pivot_20_Table_20_Value" table:number-columns-repeated="2"/>
          <table:table-cell table:style-name="ce19" office:value-type="float" office:value="0.0501712299065322" calcext:value-type="float">
            <text:p>0,050171229906532</text:p>
          </table:table-cell>
          <table:table-cell table:style-name="ce19" office:value-type="float" office:value="0.647518464994848" calcext:value-type="float">
            <text:p>0,647518464994848</text:p>
          </table:table-cell>
          <table:table-cell table:style-name="ce19" office:value-type="float" office:value="1.53641709644438" calcext:value-type="float">
            <text:p>1,53641709644438</text:p>
          </table:table-cell>
          <table:table-cell table:style-name="ce19" office:value-type="float" office:value="37.2042207543952" calcext:value-type="float">
            <text:p>37,2042207543952</text:p>
          </table:table-cell>
          <table:table-cell table:style-name="ce19" office:value-type="float" office:value="294.804109376271" calcext:value-type="float">
            <text:p>294,804109376271</text:p>
          </table:table-cell>
          <table:table-cell table:style-name="ce19" office:value-type="float" office:value="3152.50018104135" calcext:value-type="float">
            <text:p>3152,50018104135</text:p>
          </table:table-cell>
          <table:table-cell table:style-name="ce19" office:value-type="float" office:value="1223.3160964863" calcext:value-type="float">
            <text:p>1223,3160964863</text:p>
          </table:table-cell>
          <table:table-cell table:style-name="Pivot_20_Table_20_Value" table:number-columns-repeated="2"/>
          <table:table-cell table:style-name="ce19" office:value-type="float" office:value="154.716806544406" calcext:value-type="float">
            <text:p>154,716806544406</text:p>
          </table:table-cell>
          <table:table-cell table:style-name="ce19" office:value-type="float" office:value="7.44750454954239" calcext:value-type="float">
            <text:p>7,44750454954239</text:p>
          </table:table-cell>
          <table:table-cell table:style-name="Pivot_20_Table_20_Value"/>
          <table:table-cell table:style-name="ce19" office:value-type="float" office:value="2279.02290458509" calcext:value-type="float">
            <text:p>2279,02290458509</text:p>
          </table:table-cell>
          <table:table-cell table:style-name="Pivot_20_Table_20_Value"/>
          <table:table-cell table:style-name="ce19" office:value-type="float" office:value="868.256640192613" calcext:value-type="float">
            <text:p>868,256640192613</text:p>
          </table:table-cell>
          <table:table-cell table:style-name="ce19" office:value-type="float" office:value="0.310463285398142" calcext:value-type="float">
            <text:p>0,310463285398142</text:p>
          </table:table-cell>
          <table:table-cell table:style-name="ce19" office:value-type="float" office:value="1462.70079924033" calcext:value-type="float">
            <text:p>1462,70079924033</text:p>
          </table:table-cell>
          <table:table-cell table:style-name="ce19" office:value-type="float" office:value="2284.38018441987" calcext:value-type="float">
            <text:p>2284,38018441987</text:p>
          </table:table-cell>
          <table:table-cell table:style-name="ce27" office:value-type="float" office:value="10316.878510198" calcext:value-type="float">
            <text:p>10316,878510198</text:p>
          </table:table-cell>
          <table:table-cell table:style-name="ce33" office:value-type="float" office:value="590.295569520093" calcext:value-type="float">
            <text:p>590,295569520093</text:p>
          </table:table-cell>
        </table:table-row>
        <table:table-row table:style-name="ro1">
          <table:table-cell table:style-name="ce5" office:value-type="float" office:value="1998" calcext:value-type="float">
            <text:p>1998</text:p>
          </table:table-cell>
          <table:table-cell table:style-name="ce10"/>
          <table:table-cell table:style-name="ce19" office:value-type="float" office:value="48.8042672849531" calcext:value-type="float">
            <text:p>48,8042672849531</text:p>
          </table:table-cell>
          <table:table-cell table:style-name="ce19" office:value-type="float" office:value="32.1632425195299" calcext:value-type="float">
            <text:p>32,1632425195299</text:p>
          </table:table-cell>
          <table:table-cell table:style-name="ce19" office:value-type="float" office:value="65.1806243408003" calcext:value-type="float">
            <text:p>65,1806243408003</text:p>
          </table:table-cell>
          <table:table-cell table:style-name="ce19" office:value-type="float" office:value="15.7691659496714" calcext:value-type="float">
            <text:p>15,7691659496714</text:p>
          </table:table-cell>
          <table:table-cell table:style-name="ce19" office:value-type="float" office:value="7.20454024366848" calcext:value-type="float">
            <text:p>7,20454024366848</text:p>
          </table:table-cell>
          <table:table-cell table:style-name="ce19" office:value-type="float" office:value="42.3975442918863" calcext:value-type="float">
            <text:p>42,3975442918863</text:p>
          </table:table-cell>
          <table:table-cell table:style-name="Pivot_20_Table_20_Value"/>
          <table:table-cell table:style-name="ce19" office:value-type="float" office:value="150.006575102279" calcext:value-type="float">
            <text:p>150,006575102279</text:p>
          </table:table-cell>
          <table:table-cell table:style-name="ce19" office:value-type="float" office:value="16.1227747764432" calcext:value-type="float">
            <text:p>16,1227747764432</text:p>
          </table:table-cell>
          <table:table-cell table:style-name="ce19" office:value-type="float" office:value="0.289496604790127" calcext:value-type="float">
            <text:p>0,289496604790127</text:p>
          </table:table-cell>
          <table:table-cell table:style-name="ce19" office:value-type="float" office:value="1.98351293447676" calcext:value-type="float">
            <text:p>1,98351293447676</text:p>
          </table:table-cell>
          <table:table-cell table:style-name="ce19" office:value-type="float" office:value="2.38846585873917" calcext:value-type="float">
            <text:p>2,38846585873917</text:p>
          </table:table-cell>
          <table:table-cell table:style-name="Pivot_20_Table_20_Value"/>
          <table:table-cell table:style-name="ce19" office:value-type="float" office:value="0.60392679961725" calcext:value-type="float">
            <text:p>0,60392679961725</text:p>
          </table:table-cell>
          <table:table-cell table:style-name="ce19" office:value-type="float" office:value="0.345532633259598" calcext:value-type="float">
            <text:p>0,345532633259598</text:p>
          </table:table-cell>
          <table:table-cell table:style-name="Pivot_20_Table_20_Value" table:number-columns-repeated="3"/>
          <table:table-cell table:style-name="ce19" office:value-type="float" office:value="0.958368812287317" calcext:value-type="float">
            <text:p>0,958368812287317</text:p>
          </table:table-cell>
          <table:table-cell table:style-name="Pivot_20_Table_20_Value"/>
          <table:table-cell table:style-name="ce19" office:value-type="float" office:value="5.541842148609" calcext:value-type="float">
            <text:p>5,541842148609</text:p>
          </table:table-cell>
          <table:table-cell table:style-name="Pivot_20_Table_20_Value" table:number-columns-repeated="2"/>
          <table:table-cell table:style-name="ce19" office:value-type="float" office:value="1.33457183873498" calcext:value-type="float">
            <text:p>1,33457183873498</text:p>
          </table:table-cell>
          <table:table-cell table:style-name="ce19" office:value-type="float" office:value="2.12780620117472" calcext:value-type="float">
            <text:p>2,12780620117472</text:p>
          </table:table-cell>
          <table:table-cell table:style-name="ce19" office:value-type="float" office:value="4.19740640494526" calcext:value-type="float">
            <text:p>4,19740640494526</text:p>
          </table:table-cell>
          <table:table-cell table:style-name="Pivot_20_Table_20_Value"/>
          <table:table-cell table:style-name="ce19" office:value-type="float" office:value="0.556155204799686" calcext:value-type="float">
            <text:p>0,556155204799686</text:p>
          </table:table-cell>
          <table:table-cell table:style-name="Pivot_20_Table_20_Value" table:number-columns-repeated="2"/>
          <table:table-cell table:style-name="ce19" office:value-type="float" office:value="0.0772178801490941" calcext:value-type="float">
            <text:p>0,077217880149094</text:p>
          </table:table-cell>
          <table:table-cell table:style-name="ce19" office:value-type="float" office:value="0.120209698178311" calcext:value-type="float">
            <text:p>0,120209698178311</text:p>
          </table:table-cell>
          <table:table-cell table:style-name="ce19" office:value-type="float" office:value="0.0320577016272388" calcext:value-type="float">
            <text:p>0,032057701627239</text:p>
          </table:table-cell>
          <table:table-cell table:style-name="Pivot_20_Table_20_Value" table:number-columns-repeated="2"/>
          <table:table-cell table:style-name="ce19" office:value-type="float" office:value="0.0285508788810971" calcext:value-type="float">
            <text:p>0,028550878881097</text:p>
          </table:table-cell>
          <table:table-cell table:style-name="ce19" office:value-type="float" office:value="0.605166311961508" calcext:value-type="float">
            <text:p>0,605166311961508</text:p>
          </table:table-cell>
          <table:table-cell table:style-name="ce19" office:value-type="float" office:value="1.98831712648626" calcext:value-type="float">
            <text:p>1,98831712648626</text:p>
          </table:table-cell>
          <table:table-cell table:style-name="ce19" office:value-type="float" office:value="20.2285820830651" calcext:value-type="float">
            <text:p>20,2285820830651</text:p>
          </table:table-cell>
          <table:table-cell table:style-name="ce19" office:value-type="float" office:value="87.6533141187556" calcext:value-type="float">
            <text:p>87,6533141187556</text:p>
          </table:table-cell>
          <table:table-cell table:style-name="ce19" office:value-type="float" office:value="509.091108153677" calcext:value-type="float">
            <text:p>509,091108153677</text:p>
          </table:table-cell>
          <table:table-cell table:style-name="ce19" office:value-type="float" office:value="1256.70525463202" calcext:value-type="float">
            <text:p>1256,70525463202</text:p>
          </table:table-cell>
          <table:table-cell table:style-name="Pivot_20_Table_20_Value" table:number-columns-repeated="2"/>
          <table:table-cell table:style-name="ce19" office:value-type="float" office:value="134.147704218706" calcext:value-type="float">
            <text:p>134,147704218706</text:p>
          </table:table-cell>
          <table:table-cell table:style-name="ce19" office:value-type="float" office:value="8.36580326106566" calcext:value-type="float">
            <text:p>8,36580326106566</text:p>
          </table:table-cell>
          <table:table-cell table:style-name="Pivot_20_Table_20_Value"/>
          <table:table-cell table:style-name="ce19" office:value-type="float" office:value="2302.26732308517" calcext:value-type="float">
            <text:p>2302,26732308517</text:p>
          </table:table-cell>
          <table:table-cell table:style-name="Pivot_20_Table_20_Value"/>
          <table:table-cell table:style-name="ce19" office:value-type="float" office:value="970.920963106638" calcext:value-type="float">
            <text:p>970,920963106638</text:p>
          </table:table-cell>
          <table:table-cell table:style-name="ce19" office:value-type="float" office:value="0.334065290396973" calcext:value-type="float">
            <text:p>0,334065290396973</text:p>
          </table:table-cell>
          <table:table-cell table:style-name="ce19" office:value-type="float" office:value="1516.05402933624" calcext:value-type="float">
            <text:p>1516,05402933624</text:p>
          </table:table-cell>
          <table:table-cell table:style-name="ce19" office:value-type="float" office:value="2293.80901583431" calcext:value-type="float">
            <text:p>2293,80901583431</text:p>
          </table:table-cell>
          <table:table-cell table:style-name="ce27" office:value-type="float" office:value="6854.99365750529" calcext:value-type="float">
            <text:p>6854,99365750529</text:p>
          </table:table-cell>
          <table:table-cell table:style-name="ce33" office:value-type="float" office:value="442.037788112791" calcext:value-type="float">
            <text:p>442,037788112791</text:p>
          </table:table-cell>
        </table:table-row>
        <table:table-row table:style-name="ro1">
          <table:table-cell table:style-name="ce5" office:value-type="float" office:value="1999" calcext:value-type="float">
            <text:p>1999</text:p>
          </table:table-cell>
          <table:table-cell table:style-name="ce10"/>
          <table:table-cell table:style-name="ce19" office:value-type="float" office:value="47.2189906752408" calcext:value-type="float">
            <text:p>47,2189906752408</text:p>
          </table:table-cell>
          <table:table-cell table:style-name="ce19" office:value-type="float" office:value="37.9971888194438" calcext:value-type="float">
            <text:p>37,9971888194438</text:p>
          </table:table-cell>
          <table:table-cell table:style-name="ce19" office:value-type="float" office:value="70.362347246795" calcext:value-type="float">
            <text:p>70,362347246795</text:p>
          </table:table-cell>
          <table:table-cell table:style-name="ce19" office:value-type="float" office:value="10.6835986858731" calcext:value-type="float">
            <text:p>10,6835986858731</text:p>
          </table:table-cell>
          <table:table-cell table:style-name="ce19" office:value-type="float" office:value="7.42384179242146" calcext:value-type="float">
            <text:p>7,42384179242146</text:p>
          </table:table-cell>
          <table:table-cell table:style-name="ce19" office:value-type="float" office:value="9.98331803828511" calcext:value-type="float">
            <text:p>9,98331803828511</text:p>
          </table:table-cell>
          <table:table-cell table:style-name="Pivot_20_Table_20_Value"/>
          <table:table-cell table:style-name="ce19" office:value-type="float" office:value="133.591181314141" calcext:value-type="float">
            <text:p>133,591181314141</text:p>
          </table:table-cell>
          <table:table-cell table:style-name="ce19" office:value-type="float" office:value="17.1081028861803" calcext:value-type="float">
            <text:p>17,1081028861803</text:p>
          </table:table-cell>
          <table:table-cell table:style-name="ce19" office:value-type="float" office:value="0.297447439206034" calcext:value-type="float">
            <text:p>0,297447439206034</text:p>
          </table:table-cell>
          <table:table-cell table:style-name="ce19" office:value-type="float" office:value="2.47498044321076" calcext:value-type="float">
            <text:p>2,47498044321076</text:p>
          </table:table-cell>
          <table:table-cell table:style-name="ce19" office:value-type="float" office:value="2.32721485487849" calcext:value-type="float">
            <text:p>2,32721485487849</text:p>
          </table:table-cell>
          <table:table-cell table:style-name="Pivot_20_Table_20_Value"/>
          <table:table-cell table:style-name="ce19" office:value-type="float" office:value="0.625756509507017" calcext:value-type="float">
            <text:p>0,625756509507017</text:p>
          </table:table-cell>
          <table:table-cell table:style-name="ce19" office:value-type="float" office:value="0.578604063095707" calcext:value-type="float">
            <text:p>0,578604063095707</text:p>
          </table:table-cell>
          <table:table-cell table:style-name="Pivot_20_Table_20_Value" table:number-columns-repeated="3"/>
          <table:table-cell table:style-name="ce19" office:value-type="float" office:value="0.98436135533176" calcext:value-type="float">
            <text:p>0,98436135533176</text:p>
          </table:table-cell>
          <table:table-cell table:style-name="Pivot_20_Table_20_Value"/>
          <table:table-cell table:style-name="ce19" office:value-type="float" office:value="4.81678431403078" calcext:value-type="float">
            <text:p>4,81678431403078</text:p>
          </table:table-cell>
          <table:table-cell table:style-name="Pivot_20_Table_20_Value" table:number-columns-repeated="2"/>
          <table:table-cell table:style-name="ce19" office:value-type="float" office:value="1.49568421920491" calcext:value-type="float">
            <text:p>1,49568421920491</text:p>
          </table:table-cell>
          <table:table-cell table:style-name="ce19" office:value-type="float" office:value="2.09629999949213" calcext:value-type="float">
            <text:p>2,09629999949213</text:p>
          </table:table-cell>
          <table:table-cell table:style-name="ce19" office:value-type="float" office:value="4.05716884228751" calcext:value-type="float">
            <text:p>4,05716884228751</text:p>
          </table:table-cell>
          <table:table-cell table:style-name="Pivot_20_Table_20_Value"/>
          <table:table-cell table:style-name="ce19" office:value-type="float" office:value="0.533571893990367" calcext:value-type="float">
            <text:p>0,533571893990367</text:p>
          </table:table-cell>
          <table:table-cell table:style-name="Pivot_20_Table_20_Value" table:number-columns-repeated="2"/>
          <table:table-cell table:style-name="ce19" office:value-type="float" office:value="0.166557464931032" calcext:value-type="float">
            <text:p>0,166557464931032</text:p>
          </table:table-cell>
          <table:table-cell table:style-name="ce19" office:value-type="float" office:value="0.134244526983566" calcext:value-type="float">
            <text:p>0,134244526983566</text:p>
          </table:table-cell>
          <table:table-cell table:style-name="ce19" office:value-type="float" office:value="0.0286741031218064" calcext:value-type="float">
            <text:p>0,028674103121807</text:p>
          </table:table-cell>
          <table:table-cell table:style-name="Pivot_20_Table_20_Value" table:number-columns-repeated="2"/>
          <table:table-cell table:style-name="ce19" office:value-type="float" office:value="0.0401932604838024" calcext:value-type="float">
            <text:p>0,040193260483802</text:p>
          </table:table-cell>
          <table:table-cell table:style-name="ce19" office:value-type="float" office:value="0.360905683254243" calcext:value-type="float">
            <text:p>0,360905683254243</text:p>
          </table:table-cell>
          <table:table-cell table:style-name="ce19" office:value-type="float" office:value="1.83436219303134" calcext:value-type="float">
            <text:p>1,83436219303134</text:p>
          </table:table-cell>
          <table:table-cell table:style-name="ce19" office:value-type="float" office:value="22.1496935006487" calcext:value-type="float">
            <text:p>22,1496935006487</text:p>
          </table:table-cell>
          <table:table-cell table:style-name="ce19" office:value-type="float" office:value="132.660316195512" calcext:value-type="float">
            <text:p>132,660316195512</text:p>
          </table:table-cell>
          <table:table-cell table:style-name="ce19" office:value-type="float" office:value="1549.39815217797" calcext:value-type="float">
            <text:p>1549,39815217797</text:p>
          </table:table-cell>
          <table:table-cell table:style-name="ce19" office:value-type="float" office:value="1244.52370730505" calcext:value-type="float">
            <text:p>1244,52370730505</text:p>
          </table:table-cell>
          <table:table-cell table:style-name="Pivot_20_Table_20_Value" table:number-columns-repeated="2"/>
          <table:table-cell table:style-name="ce19" office:value-type="float" office:value="122.859460948738" calcext:value-type="float">
            <text:p>122,859460948738</text:p>
          </table:table-cell>
          <table:table-cell table:style-name="ce19" office:value-type="float" office:value="9.70644760049276" calcext:value-type="float">
            <text:p>9,70644760049276</text:p>
          </table:table-cell>
          <table:table-cell table:style-name="Pivot_20_Table_20_Value"/>
          <table:table-cell table:style-name="ce19" office:value-type="float" office:value="2284.52311810308" calcext:value-type="float">
            <text:p>2284,52311810308</text:p>
          </table:table-cell>
          <table:table-cell table:style-name="Pivot_20_Table_20_Value"/>
          <table:table-cell table:style-name="ce19" office:value-type="float" office:value="19.6279547462419" calcext:value-type="float">
            <text:p>19,6279547462419</text:p>
          </table:table-cell>
          <table:table-cell table:style-name="ce19" office:value-type="float" office:value="0.348196311914474" calcext:value-type="float">
            <text:p>0,348196311914474</text:p>
          </table:table-cell>
          <table:table-cell table:style-name="ce19" office:value-type="float" office:value="1520.45468701339" calcext:value-type="float">
            <text:p>1520,45468701339</text:p>
          </table:table-cell>
          <table:table-cell table:style-name="ce19" office:value-type="float" office:value="2280.27055787148" calcext:value-type="float">
            <text:p>2280,27055787148</text:p>
          </table:table-cell>
          <table:table-cell table:style-name="ce27" office:value-type="float" office:value="7435.48371851222" calcext:value-type="float">
            <text:p>7435,48371851222</text:p>
          </table:table-cell>
          <table:table-cell table:style-name="ce33" office:value-type="float" office:value="458.898037592193" calcext:value-type="float">
            <text:p>458,898037592193</text:p>
          </table:table-cell>
        </table:table-row>
        <table:table-row table:style-name="ro1">
          <table:table-cell table:style-name="ce5" office:value-type="float" office:value="2000" calcext:value-type="float">
            <text:p>2000</text:p>
          </table:table-cell>
          <table:table-cell table:style-name="ce10"/>
          <table:table-cell table:style-name="ce19" office:value-type="float" office:value="47.1367306401258" calcext:value-type="float">
            <text:p>47,1367306401258</text:p>
          </table:table-cell>
          <table:table-cell table:style-name="ce19" office:value-type="float" office:value="40.9659265874162" calcext:value-type="float">
            <text:p>40,9659265874162</text:p>
          </table:table-cell>
          <table:table-cell table:style-name="ce19" office:value-type="float" office:value="68.9397071975706" calcext:value-type="float">
            <text:p>68,9397071975706</text:p>
          </table:table-cell>
          <table:table-cell table:style-name="ce19" office:value-type="float" office:value="22.1405178766684" calcext:value-type="float">
            <text:p>22,1405178766684</text:p>
          </table:table-cell>
          <table:table-cell table:style-name="ce19" office:value-type="float" office:value="7.7384538126756" calcext:value-type="float">
            <text:p>7,7384538126756</text:p>
          </table:table-cell>
          <table:table-cell table:style-name="ce19" office:value-type="float" office:value="44.5662554566864" calcext:value-type="float">
            <text:p>44,5662554566864</text:p>
          </table:table-cell>
          <table:table-cell table:style-name="Pivot_20_Table_20_Value"/>
          <table:table-cell table:style-name="ce19" office:value-type="float" office:value="112.667517393234" calcext:value-type="float">
            <text:p>112,667517393234</text:p>
          </table:table-cell>
          <table:table-cell table:style-name="ce19" office:value-type="float" office:value="26.3889326911261" calcext:value-type="float">
            <text:p>26,3889326911261</text:p>
          </table:table-cell>
          <table:table-cell table:style-name="ce19" office:value-type="float" office:value="0.345827300312422" calcext:value-type="float">
            <text:p>0,345827300312422</text:p>
          </table:table-cell>
          <table:table-cell table:style-name="ce19" office:value-type="float" office:value="2.72101781678392" calcext:value-type="float">
            <text:p>2,72101781678392</text:p>
          </table:table-cell>
          <table:table-cell table:style-name="ce19" office:value-type="float" office:value="2.52209750626442" calcext:value-type="float">
            <text:p>2,52209750626442</text:p>
          </table:table-cell>
          <table:table-cell table:style-name="Pivot_20_Table_20_Value"/>
          <table:table-cell table:style-name="ce19" office:value-type="float" office:value="0.61996951141061" calcext:value-type="float">
            <text:p>0,61996951141061</text:p>
          </table:table-cell>
          <table:table-cell table:style-name="ce19" office:value-type="float" office:value="0.385269692918707" calcext:value-type="float">
            <text:p>0,385269692918707</text:p>
          </table:table-cell>
          <table:table-cell table:style-name="Pivot_20_Table_20_Value"/>
          <table:table-cell table:style-name="ce19" office:value-type="float" office:value="3.58747312765092" calcext:value-type="float">
            <text:p>3,58747312765092</text:p>
          </table:table-cell>
          <table:table-cell table:style-name="Pivot_20_Table_20_Value"/>
          <table:table-cell table:style-name="ce19" office:value-type="float" office:value="0.957712219507026" calcext:value-type="float">
            <text:p>0,957712219507026</text:p>
          </table:table-cell>
          <table:table-cell table:style-name="Pivot_20_Table_20_Value"/>
          <table:table-cell table:style-name="ce19" office:value-type="float" office:value="3.77464909976031" calcext:value-type="float">
            <text:p>3,77464909976031</text:p>
          </table:table-cell>
          <table:table-cell table:style-name="Pivot_20_Table_20_Value" table:number-columns-repeated="2"/>
          <table:table-cell table:style-name="ce19" office:value-type="float" office:value="1.3835496242834" calcext:value-type="float">
            <text:p>1,3835496242834</text:p>
          </table:table-cell>
          <table:table-cell table:style-name="ce19" office:value-type="float" office:value="2.1883185997497" calcext:value-type="float">
            <text:p>2,1883185997497</text:p>
          </table:table-cell>
          <table:table-cell table:style-name="ce19" office:value-type="float" office:value="3.94607667121558" calcext:value-type="float">
            <text:p>3,94607667121558</text:p>
          </table:table-cell>
          <table:table-cell table:style-name="Pivot_20_Table_20_Value"/>
          <table:table-cell table:style-name="ce19" office:value-type="float" office:value="0.60610954111156" calcext:value-type="float">
            <text:p>0,60610954111156</text:p>
          </table:table-cell>
          <table:table-cell table:style-name="Pivot_20_Table_20_Value" table:number-columns-repeated="2"/>
          <table:table-cell table:style-name="ce19" office:value-type="float" office:value="0.0828372193522473" calcext:value-type="float">
            <text:p>0,082837219352247</text:p>
          </table:table-cell>
          <table:table-cell table:style-name="ce19" office:value-type="float" office:value="0.138010923355236" calcext:value-type="float">
            <text:p>0,138010923355236</text:p>
          </table:table-cell>
          <table:table-cell table:style-name="ce19" office:value-type="float" office:value="0.0287374508807592" calcext:value-type="float">
            <text:p>0,028737450880759</text:p>
          </table:table-cell>
          <table:table-cell table:style-name="Pivot_20_Table_20_Value" table:number-columns-repeated="2"/>
          <table:table-cell table:style-name="ce19" office:value-type="float" office:value="0.0514992713795348" calcext:value-type="float">
            <text:p>0,051499271379535</text:p>
          </table:table-cell>
          <table:table-cell table:style-name="ce19" office:value-type="float" office:value="0.614039850501178" calcext:value-type="float">
            <text:p>0,614039850501178</text:p>
          </table:table-cell>
          <table:table-cell table:style-name="ce19" office:value-type="float" office:value="1.90064340550517" calcext:value-type="float">
            <text:p>1,90064340550517</text:p>
          </table:table-cell>
          <table:table-cell table:style-name="ce19" office:value-type="float" office:value="17.3316061966688" calcext:value-type="float">
            <text:p>17,3316061966688</text:p>
          </table:table-cell>
          <table:table-cell table:style-name="ce19" office:value-type="float" office:value="0.659850035614094" calcext:value-type="float">
            <text:p>0,659850035614094</text:p>
          </table:table-cell>
          <table:table-cell table:style-name="ce19" office:value-type="float" office:value="5795.7840251299" calcext:value-type="float">
            <text:p>5795,7840251299</text:p>
          </table:table-cell>
          <table:table-cell table:style-name="ce19" office:value-type="float" office:value="1193.75684239004" calcext:value-type="float">
            <text:p>1193,75684239004</text:p>
          </table:table-cell>
          <table:table-cell table:style-name="Pivot_20_Table_20_Value" table:number-columns-repeated="2"/>
          <table:table-cell table:style-name="ce19" office:value-type="float" office:value="121.958900785668" calcext:value-type="float">
            <text:p>121,958900785668</text:p>
          </table:table-cell>
          <table:table-cell table:style-name="ce19" office:value-type="float" office:value="10.3076462139375" calcext:value-type="float">
            <text:p>10,3076462139375</text:p>
          </table:table-cell>
          <table:table-cell table:style-name="Pivot_20_Table_20_Value"/>
          <table:table-cell table:style-name="ce19" office:value-type="float" office:value="1832.9681857008" calcext:value-type="float">
            <text:p>1832,9681857008</text:p>
          </table:table-cell>
          <table:table-cell table:style-name="Pivot_20_Table_20_Value"/>
          <table:table-cell table:style-name="ce19" office:value-type="float" office:value="120.809405799191" calcext:value-type="float">
            <text:p>120,809405799191</text:p>
          </table:table-cell>
          <table:table-cell table:style-name="ce19" office:value-type="float" office:value="0.350047672825058" calcext:value-type="float">
            <text:p>0,350047672825058</text:p>
          </table:table-cell>
          <table:table-cell table:style-name="ce19" office:value-type="float" office:value="1314.78102189781" calcext:value-type="float">
            <text:p>1314,78102189781</text:p>
          </table:table-cell>
          <table:table-cell table:style-name="ce19" office:value-type="float" office:value="2522.86017496792" calcext:value-type="float">
            <text:p>2522,86017496792</text:p>
          </table:table-cell>
          <table:table-cell table:style-name="ce27" office:value-type="float" office:value="3898.27418413028" calcext:value-type="float">
            <text:p>3898,27418413028</text:p>
          </table:table-cell>
          <table:table-cell table:style-name="ce33" office:value-type="float" office:value="453.322099247581" calcext:value-type="float">
            <text:p>453,322099247581</text:p>
          </table:table-cell>
        </table:table-row>
        <table:table-row table:style-name="ro1">
          <table:table-cell table:style-name="ce5" office:value-type="float" office:value="2001" calcext:value-type="float">
            <text:p>2001</text:p>
          </table:table-cell>
          <table:table-cell table:style-name="ce10"/>
          <table:table-cell table:style-name="ce19" office:value-type="float" office:value="46.724538216268" calcext:value-type="float">
            <text:p>46,724538216268</text:p>
          </table:table-cell>
          <table:table-cell table:style-name="ce19" office:value-type="float" office:value="37.1666637694219" calcext:value-type="float">
            <text:p>37,1666637694219</text:p>
          </table:table-cell>
          <table:table-cell table:style-name="ce19" office:value-type="float" office:value="77.3982538070634" calcext:value-type="float">
            <text:p>77,3982538070634</text:p>
          </table:table-cell>
          <table:table-cell table:style-name="ce19" office:value-type="float" office:value="20.1585917088858" calcext:value-type="float">
            <text:p>20,1585917088858</text:p>
          </table:table-cell>
          <table:table-cell table:style-name="ce19" office:value-type="float" office:value="7.5116841861556" calcext:value-type="float">
            <text:p>7,5116841861556</text:p>
          </table:table-cell>
          <table:table-cell table:style-name="ce19" office:value-type="float" office:value="64.144327527104" calcext:value-type="float">
            <text:p>64,144327527104</text:p>
          </table:table-cell>
          <table:table-cell table:style-name="Pivot_20_Table_20_Value"/>
          <table:table-cell table:style-name="ce19" office:value-type="float" office:value="130.66664990764" calcext:value-type="float">
            <text:p>130,66664990764</text:p>
          </table:table-cell>
          <table:table-cell table:style-name="ce19" office:value-type="float" office:value="55.7688625768798" calcext:value-type="float">
            <text:p>55,7688625768798</text:p>
          </table:table-cell>
          <table:table-cell table:style-name="ce19" office:value-type="float" office:value="0.290494436543278" calcext:value-type="float">
            <text:p>0,290494436543278</text:p>
          </table:table-cell>
          <table:table-cell table:style-name="ce19" office:value-type="float" office:value="2.54127972839747" calcext:value-type="float">
            <text:p>2,54127972839747</text:p>
          </table:table-cell>
          <table:table-cell table:style-name="ce19" office:value-type="float" office:value="0.894646056478813" calcext:value-type="float">
            <text:p>0,894646056478813</text:p>
          </table:table-cell>
          <table:table-cell table:style-name="Pivot_20_Table_20_Value"/>
          <table:table-cell table:style-name="ce19" office:value-type="float" office:value="0.655165632205863" calcext:value-type="float">
            <text:p>0,655165632205863</text:p>
          </table:table-cell>
          <table:table-cell table:style-name="ce19" office:value-type="float" office:value="0.20389458332595" calcext:value-type="float">
            <text:p>0,20389458332595</text:p>
          </table:table-cell>
          <table:table-cell table:style-name="Pivot_20_Table_20_Value"/>
          <table:table-cell table:style-name="ce19" office:value-type="float" office:value="3.35606183469375" calcext:value-type="float">
            <text:p>3,35606183469375</text:p>
          </table:table-cell>
          <table:table-cell table:style-name="Pivot_20_Table_20_Value"/>
          <table:table-cell table:style-name="ce19" office:value-type="float" office:value="0.530437583577223" calcext:value-type="float">
            <text:p>0,530437583577223</text:p>
          </table:table-cell>
          <table:table-cell table:style-name="Pivot_20_Table_20_Value"/>
          <table:table-cell table:style-name="ce19" office:value-type="float" office:value="2.57010527443585" calcext:value-type="float">
            <text:p>2,57010527443585</text:p>
          </table:table-cell>
          <table:table-cell table:style-name="Pivot_20_Table_20_Value" table:number-columns-repeated="2"/>
          <table:table-cell table:style-name="ce19" office:value-type="float" office:value="2.39850375870892" calcext:value-type="float">
            <text:p>2,39850375870892</text:p>
          </table:table-cell>
          <table:table-cell table:style-name="ce19" office:value-type="float" office:value="2.33944808575965" calcext:value-type="float">
            <text:p>2,33944808575965</text:p>
          </table:table-cell>
          <table:table-cell table:style-name="ce19" office:value-type="float" office:value="3.96462918035141" calcext:value-type="float">
            <text:p>3,96462918035141</text:p>
          </table:table-cell>
          <table:table-cell table:style-name="Pivot_20_Table_20_Value"/>
          <table:table-cell table:style-name="ce19" office:value-type="float" office:value="0.449949524679635" calcext:value-type="float">
            <text:p>0,449949524679635</text:p>
          </table:table-cell>
          <table:table-cell table:style-name="Pivot_20_Table_20_Value" table:number-columns-repeated="2"/>
          <table:table-cell table:style-name="ce19" office:value-type="float" office:value="0.088210626896124" calcext:value-type="float">
            <text:p>0,088210626896124</text:p>
          </table:table-cell>
          <table:table-cell table:style-name="ce19" office:value-type="float" office:value="0.153539339007362" calcext:value-type="float">
            <text:p>0,153539339007362</text:p>
          </table:table-cell>
          <table:table-cell table:style-name="ce19" office:value-type="float" office:value="0.0246166942896623" calcext:value-type="float">
            <text:p>0,024616694289662</text:p>
          </table:table-cell>
          <table:table-cell table:style-name="Pivot_20_Table_20_Value" table:number-columns-repeated="2"/>
          <table:table-cell table:style-name="ce19" office:value-type="float" office:value="0.0474385459991329" calcext:value-type="float">
            <text:p>0,047438545999133</text:p>
          </table:table-cell>
          <table:table-cell table:style-name="ce19" office:value-type="float" office:value="1.09691184767672" calcext:value-type="float">
            <text:p>1,09691184767672</text:p>
          </table:table-cell>
          <table:table-cell table:style-name="ce19" office:value-type="float" office:value="1.7214019185458" calcext:value-type="float">
            <text:p>1,7214019185458</text:p>
          </table:table-cell>
          <table:table-cell table:style-name="ce19" office:value-type="float" office:value="9.22080581128281" calcext:value-type="float">
            <text:p>9,22080581128281</text:p>
          </table:table-cell>
          <table:table-cell table:style-name="ce19" office:value-type="float" office:value="106.179090225782" calcext:value-type="float">
            <text:p>106,179090225782</text:p>
          </table:table-cell>
          <table:table-cell table:style-name="ce19" office:value-type="float" office:value="5983.68008970945" calcext:value-type="float">
            <text:p>5983,68008970945</text:p>
          </table:table-cell>
          <table:table-cell table:style-name="ce19" office:value-type="float" office:value="721.038030517832" calcext:value-type="float">
            <text:p>721,038030517832</text:p>
          </table:table-cell>
          <table:table-cell table:style-name="Pivot_20_Table_20_Value" table:number-columns-repeated="2"/>
          <table:table-cell table:style-name="ce19" office:value-type="float" office:value="135.081058841664" calcext:value-type="float">
            <text:p>135,081058841664</text:p>
          </table:table-cell>
          <table:table-cell table:style-name="ce19" office:value-type="float" office:value="8.31296064077942" calcext:value-type="float">
            <text:p>8,31296064077942</text:p>
          </table:table-cell>
          <table:table-cell table:style-name="Pivot_20_Table_20_Value"/>
          <table:table-cell table:style-name="ce19" office:value-type="float" office:value="1927.92109473203" calcext:value-type="float">
            <text:p>1927,92109473203</text:p>
          </table:table-cell>
          <table:table-cell table:style-name="Pivot_20_Table_20_Value"/>
          <table:table-cell table:style-name="ce19" office:value-type="float" office:value="939.341795203629" calcext:value-type="float">
            <text:p>939,341795203629</text:p>
          </table:table-cell>
          <table:table-cell table:style-name="ce19" office:value-type="float" office:value="0.405475960929564" calcext:value-type="float">
            <text:p>0,405475960929564</text:p>
          </table:table-cell>
          <table:table-cell table:style-name="ce19" office:value-type="float" office:value="1276.54056463086" calcext:value-type="float">
            <text:p>1276,54056463086</text:p>
          </table:table-cell>
          <table:table-cell table:style-name="ce19" office:value-type="float" office:value="1348.37151460267" calcext:value-type="float">
            <text:p>1348,37151460267</text:p>
          </table:table-cell>
          <table:table-cell table:style-name="ce27" office:value-type="float" office:value="1445.7579347816" calcext:value-type="float">
            <text:p>1445,7579347816</text:p>
          </table:table-cell>
          <table:table-cell table:style-name="ce33" office:value-type="float" office:value="378.018861105513" calcext:value-type="float">
            <text:p>378,018861105513</text:p>
          </table:table-cell>
        </table:table-row>
        <table:table-row table:style-name="ro1">
          <table:table-cell table:style-name="ce5" office:value-type="float" office:value="2002" calcext:value-type="float">
            <text:p>2002</text:p>
          </table:table-cell>
          <table:table-cell table:style-name="ce10"/>
          <table:table-cell table:style-name="ce19" office:value-type="float" office:value="51.5897513235214" calcext:value-type="float">
            <text:p>51,5897513235214</text:p>
          </table:table-cell>
          <table:table-cell table:style-name="ce19" office:value-type="float" office:value="36.8150324728541" calcext:value-type="float">
            <text:p>36,8150324728541</text:p>
          </table:table-cell>
          <table:table-cell table:style-name="ce19" office:value-type="float" office:value="58.8263304039894" calcext:value-type="float">
            <text:p>58,8263304039894</text:p>
          </table:table-cell>
          <table:table-cell table:style-name="ce19" office:value-type="float" office:value="23.6127958616956" calcext:value-type="float">
            <text:p>23,6127958616956</text:p>
          </table:table-cell>
          <table:table-cell table:style-name="ce19" office:value-type="float" office:value="7.53340752638014" calcext:value-type="float">
            <text:p>7,53340752638014</text:p>
          </table:table-cell>
          <table:table-cell table:style-name="ce19" office:value-type="float" office:value="34.466464645723" calcext:value-type="float">
            <text:p>34,466464645723</text:p>
          </table:table-cell>
          <table:table-cell table:style-name="Pivot_20_Table_20_Value"/>
          <table:table-cell table:style-name="ce19" office:value-type="float" office:value="15.1614598957702" calcext:value-type="float">
            <text:p>15,1614598957702</text:p>
          </table:table-cell>
          <table:table-cell table:style-name="ce19" office:value-type="float" office:value="14.689253498844" calcext:value-type="float">
            <text:p>14,689253498844</text:p>
          </table:table-cell>
          <table:table-cell table:style-name="ce19" office:value-type="float" office:value="0.219200086739472" calcext:value-type="float">
            <text:p>0,219200086739472</text:p>
          </table:table-cell>
          <table:table-cell table:style-name="ce19" office:value-type="float" office:value="2.69219682302994" calcext:value-type="float">
            <text:p>2,69219682302994</text:p>
          </table:table-cell>
          <table:table-cell table:style-name="ce19" office:value-type="float" office:value="2.30721249603877" calcext:value-type="float">
            <text:p>2,30721249603877</text:p>
          </table:table-cell>
          <table:table-cell table:style-name="Pivot_20_Table_20_Value"/>
          <table:table-cell table:style-name="ce19" office:value-type="float" office:value="0.616150073550647" calcext:value-type="float">
            <text:p>0,616150073550647</text:p>
          </table:table-cell>
          <table:table-cell table:style-name="ce19" office:value-type="float" office:value="0.251582517361336" calcext:value-type="float">
            <text:p>0,251582517361336</text:p>
          </table:table-cell>
          <table:table-cell table:style-name="Pivot_20_Table_20_Value"/>
          <table:table-cell table:style-name="ce19" office:value-type="float" office:value="4.0414269045215" calcext:value-type="float">
            <text:p>4,0414269045215</text:p>
          </table:table-cell>
          <table:table-cell table:style-name="Pivot_20_Table_20_Value"/>
          <table:table-cell table:style-name="ce19" office:value-type="float" office:value="0.924950935691253" calcext:value-type="float">
            <text:p>0,924950935691253</text:p>
          </table:table-cell>
          <table:table-cell table:style-name="Pivot_20_Table_20_Value"/>
          <table:table-cell table:style-name="ce19" office:value-type="float" office:value="0.78747627457226" calcext:value-type="float">
            <text:p>0,78747627457226</text:p>
          </table:table-cell>
          <table:table-cell table:style-name="Pivot_20_Table_20_Value" table:number-columns-repeated="2"/>
          <table:table-cell table:style-name="ce19" office:value-type="float" office:value="0.972705032987791" calcext:value-type="float">
            <text:p>0,972705032987791</text:p>
          </table:table-cell>
          <table:table-cell table:style-name="ce19" office:value-type="float" office:value="2.23874085365946" calcext:value-type="float">
            <text:p>2,23874085365946</text:p>
          </table:table-cell>
          <table:table-cell table:style-name="ce19" office:value-type="float" office:value="3.9709842677996" calcext:value-type="float">
            <text:p>3,9709842677996</text:p>
          </table:table-cell>
          <table:table-cell table:style-name="Pivot_20_Table_20_Value"/>
          <table:table-cell table:style-name="ce19" office:value-type="float" office:value="0.219373905393049" calcext:value-type="float">
            <text:p>0,219373905393049</text:p>
          </table:table-cell>
          <table:table-cell table:style-name="Pivot_20_Table_20_Value" table:number-columns-repeated="2"/>
          <table:table-cell table:style-name="ce19" office:value-type="float" office:value="0.129215921086974" calcext:value-type="float">
            <text:p>0,129215921086974</text:p>
          </table:table-cell>
          <table:table-cell table:style-name="ce19" office:value-type="float" office:value="0.259970371803363" calcext:value-type="float">
            <text:p>0,259970371803363</text:p>
          </table:table-cell>
          <table:table-cell table:style-name="ce19" office:value-type="float" office:value="0.0279637255463359" calcext:value-type="float">
            <text:p>0,027963725546336</text:p>
          </table:table-cell>
          <table:table-cell table:style-name="ce19" office:value-type="float" office:value="3.84117607472478" calcext:value-type="float">
            <text:p>3,84117607472478</text:p>
          </table:table-cell>
          <table:table-cell table:style-name="Pivot_20_Table_20_Value"/>
          <table:table-cell table:style-name="ce19" office:value-type="float" office:value="0.0724385712803095" calcext:value-type="float">
            <text:p>0,07243857128031</text:p>
          </table:table-cell>
          <table:table-cell table:style-name="ce19" office:value-type="float" office:value="1.58592500478623" calcext:value-type="float">
            <text:p>1,58592500478623</text:p>
          </table:table-cell>
          <table:table-cell table:style-name="ce19" office:value-type="float" office:value="1.57074165640196" calcext:value-type="float">
            <text:p>1,57074165640196</text:p>
          </table:table-cell>
          <table:table-cell table:style-name="ce19" office:value-type="float" office:value="7.31071176421686" calcext:value-type="float">
            <text:p>7,31071176421686</text:p>
          </table:table-cell>
          <table:table-cell table:style-name="ce19" office:value-type="float" office:value="36.2523348253871" calcext:value-type="float">
            <text:p>36,2523348253871</text:p>
          </table:table-cell>
          <table:table-cell table:style-name="ce19" office:value-type="float" office:value="2102.48379074852" calcext:value-type="float">
            <text:p>2102,48379074852</text:p>
          </table:table-cell>
          <table:table-cell table:style-name="ce19" office:value-type="float" office:value="1246.83214284447" calcext:value-type="float">
            <text:p>1246,83214284447</text:p>
          </table:table-cell>
          <table:table-cell table:style-name="Pivot_20_Table_20_Value" table:number-columns-repeated="2"/>
          <table:table-cell table:style-name="ce19" office:value-type="float" office:value="20.5910028774674" calcext:value-type="float">
            <text:p>20,5910028774674</text:p>
          </table:table-cell>
          <table:table-cell table:style-name="ce19" office:value-type="float" office:value="5.43366805438893" calcext:value-type="float">
            <text:p>5,43366805438893</text:p>
          </table:table-cell>
          <table:table-cell table:style-name="Pivot_20_Table_20_Value"/>
          <table:table-cell table:style-name="ce19" office:value-type="float" office:value="2426.4728121507" calcext:value-type="float">
            <text:p>2426,4728121507</text:p>
          </table:table-cell>
          <table:table-cell table:style-name="Pivot_20_Table_20_Value"/>
          <table:table-cell table:style-name="ce19" office:value-type="float" office:value="0.91687542870369" calcext:value-type="float">
            <text:p>0,91687542870369</text:p>
          </table:table-cell>
          <table:table-cell table:style-name="ce19" office:value-type="float" office:value="0.392574787906895" calcext:value-type="float">
            <text:p>0,392574787906895</text:p>
          </table:table-cell>
          <table:table-cell table:style-name="ce19" office:value-type="float" office:value="1054.02939545202" calcext:value-type="float">
            <text:p>1054,02939545202</text:p>
          </table:table-cell>
          <table:table-cell table:style-name="ce19" office:value-type="float" office:value="9.72339364474231" calcext:value-type="float">
            <text:p>9,72339364474231</text:p>
          </table:table-cell>
          <table:table-cell table:style-name="ce26"/>
          <table:table-cell table:style-name="ce33" office:value-type="float" office:value="188.94375341327" calcext:value-type="float">
            <text:p>188,94375341327</text:p>
          </table:table-cell>
        </table:table-row>
        <table:table-row table:style-name="ro1">
          <table:table-cell table:style-name="ce5" office:value-type="float" office:value="2003" calcext:value-type="float">
            <text:p>2003</text:p>
          </table:table-cell>
          <table:table-cell table:style-name="ce10"/>
          <table:table-cell table:style-name="ce19" office:value-type="float" office:value="49.47150687513" calcext:value-type="float">
            <text:p>49,47150687513</text:p>
          </table:table-cell>
          <table:table-cell table:style-name="ce19" office:value-type="float" office:value="37.8077966413058" calcext:value-type="float">
            <text:p>37,8077966413058</text:p>
          </table:table-cell>
          <table:table-cell table:style-name="ce19" office:value-type="float" office:value="69.7706200604882" calcext:value-type="float">
            <text:p>69,7706200604882</text:p>
          </table:table-cell>
          <table:table-cell table:style-name="ce19" office:value-type="float" office:value="25.4303193146252" calcext:value-type="float">
            <text:p>25,4303193146252</text:p>
          </table:table-cell>
          <table:table-cell table:style-name="ce19" office:value-type="float" office:value="7.37657753729155" calcext:value-type="float">
            <text:p>7,37657753729155</text:p>
          </table:table-cell>
          <table:table-cell table:style-name="ce19" office:value-type="float" office:value="41.7553263444149" calcext:value-type="float">
            <text:p>41,7553263444149</text:p>
          </table:table-cell>
          <table:table-cell table:style-name="Pivot_20_Table_20_Value"/>
          <table:table-cell table:style-name="ce19" office:value-type="float" office:value="132.975034659887" calcext:value-type="float">
            <text:p>132,975034659887</text:p>
          </table:table-cell>
          <table:table-cell table:style-name="ce19" office:value-type="float" office:value="15.0854104788484" calcext:value-type="float">
            <text:p>15,0854104788484</text:p>
          </table:table-cell>
          <table:table-cell table:style-name="ce19" office:value-type="float" office:value="0.207003671575369" calcext:value-type="float">
            <text:p>0,207003671575369</text:p>
          </table:table-cell>
          <table:table-cell table:style-name="ce19" office:value-type="float" office:value="2.71783569376229" calcext:value-type="float">
            <text:p>2,71783569376229</text:p>
          </table:table-cell>
          <table:table-cell table:style-name="ce19" office:value-type="float" office:value="2.49086205246068" calcext:value-type="float">
            <text:p>2,49086205246068</text:p>
          </table:table-cell>
          <table:table-cell table:style-name="Pivot_20_Table_20_Value"/>
          <table:table-cell table:style-name="ce19" office:value-type="float" office:value="0.656595436421373" calcext:value-type="float">
            <text:p>0,656595436421373</text:p>
          </table:table-cell>
          <table:table-cell table:style-name="ce19" office:value-type="float" office:value="0.293291696411576" calcext:value-type="float">
            <text:p>0,293291696411576</text:p>
          </table:table-cell>
          <table:table-cell table:style-name="Pivot_20_Table_20_Value"/>
          <table:table-cell table:style-name="ce19" office:value-type="float" office:value="4.70163362288651" calcext:value-type="float">
            <text:p>4,70163362288651</text:p>
          </table:table-cell>
          <table:table-cell table:style-name="Pivot_20_Table_20_Value"/>
          <table:table-cell table:style-name="ce19" office:value-type="float" office:value="0.859874447560584" calcext:value-type="float">
            <text:p>0,859874447560584</text:p>
          </table:table-cell>
          <table:table-cell table:style-name="Pivot_20_Table_20_Value"/>
          <table:table-cell table:style-name="ce19" office:value-type="float" office:value="2.33223437406633" calcext:value-type="float">
            <text:p>2,33223437406633</text:p>
          </table:table-cell>
          <table:table-cell table:style-name="Pivot_20_Table_20_Value" table:number-columns-repeated="2"/>
          <table:table-cell table:style-name="ce19" office:value-type="float" office:value="0.849045153551121" calcext:value-type="float">
            <text:p>0,849045153551121</text:p>
          </table:table-cell>
          <table:table-cell table:style-name="ce19" office:value-type="float" office:value="2.2094443560577" calcext:value-type="float">
            <text:p>2,2094443560577</text:p>
          </table:table-cell>
          <table:table-cell table:style-name="ce19" office:value-type="float" office:value="3.97598817553503" calcext:value-type="float">
            <text:p>3,97598817553503</text:p>
          </table:table-cell>
          <table:table-cell table:style-name="Pivot_20_Table_20_Value"/>
          <table:table-cell table:style-name="ce19" office:value-type="float" office:value="0.852990524297195" calcext:value-type="float">
            <text:p>0,852990524297195</text:p>
          </table:table-cell>
          <table:table-cell table:style-name="Pivot_20_Table_20_Value" table:number-columns-repeated="2"/>
          <table:table-cell table:style-name="ce19" office:value-type="float" office:value="0.0925420146750921" calcext:value-type="float">
            <text:p>0,092542014675092</text:p>
          </table:table-cell>
          <table:table-cell table:style-name="ce19" office:value-type="float" office:value="0.147166372187897" calcext:value-type="float">
            <text:p>0,147166372187897</text:p>
          </table:table-cell>
          <table:table-cell table:style-name="ce19" office:value-type="float" office:value="0.0274267813307249" calcext:value-type="float">
            <text:p>0,027426781330725</text:p>
          </table:table-cell>
          <table:table-cell table:style-name="ce19" office:value-type="float" office:value="0.0480598532882131" calcext:value-type="float">
            <text:p>0,048059853288213</text:p>
          </table:table-cell>
          <table:table-cell table:style-name="Pivot_20_Table_20_Value"/>
          <table:table-cell table:style-name="ce19" office:value-type="float" office:value="0.0546514471022597" calcext:value-type="float">
            <text:p>0,05465144710226</text:p>
          </table:table-cell>
          <table:table-cell table:style-name="ce19" office:value-type="float" office:value="1.63012034202852" calcext:value-type="float">
            <text:p>1,63012034202852</text:p>
          </table:table-cell>
          <table:table-cell table:style-name="ce19" office:value-type="float" office:value="1.38918029009691" calcext:value-type="float">
            <text:p>1,38918029009691</text:p>
          </table:table-cell>
          <table:table-cell table:style-name="ce19" office:value-type="float" office:value="14.3294845499149" calcext:value-type="float">
            <text:p>14,3294845499149</text:p>
          </table:table-cell>
          <table:table-cell table:style-name="ce19" office:value-type="float" office:value="69.831407553342" calcext:value-type="float">
            <text:p>69,831407553342</text:p>
          </table:table-cell>
          <table:table-cell table:style-name="ce19" office:value-type="float" office:value="351.305952063901" calcext:value-type="float">
            <text:p>351,305952063901</text:p>
          </table:table-cell>
          <table:table-cell table:style-name="ce19" office:value-type="float" office:value="1210.15466333839" calcext:value-type="float">
            <text:p>1210,15466333839</text:p>
          </table:table-cell>
          <table:table-cell table:style-name="Pivot_20_Table_20_Value" table:number-columns-repeated="2"/>
          <table:table-cell table:style-name="ce19" office:value-type="float" office:value="117.034838816482" calcext:value-type="float">
            <text:p>117,034838816482</text:p>
          </table:table-cell>
          <table:table-cell table:style-name="ce19" office:value-type="float" office:value="2.31514586901132" calcext:value-type="float">
            <text:p>2,31514586901132</text:p>
          </table:table-cell>
          <table:table-cell table:style-name="Pivot_20_Table_20_Value"/>
          <table:table-cell table:style-name="ce19" office:value-type="float" office:value="2314.08515930983" calcext:value-type="float">
            <text:p>2314,08515930983</text:p>
          </table:table-cell>
          <table:table-cell table:style-name="Pivot_20_Table_20_Value"/>
          <table:table-cell table:style-name="ce19" office:value-type="float" office:value="237.902380773692" calcext:value-type="float">
            <text:p>237,902380773692</text:p>
          </table:table-cell>
          <table:table-cell table:style-name="ce19" office:value-type="float" office:value="0.45511276644614" calcext:value-type="float">
            <text:p>0,45511276644614</text:p>
          </table:table-cell>
          <table:table-cell table:style-name="ce19" office:value-type="float" office:value="386.323985525976" calcext:value-type="float">
            <text:p>386,323985525976</text:p>
          </table:table-cell>
          <table:table-cell table:style-name="ce19" office:value-type="float" office:value="1828.98987310234" calcext:value-type="float">
            <text:p>1828,98987310234</text:p>
          </table:table-cell>
          <table:table-cell table:style-name="ce26"/>
          <table:table-cell table:style-name="ce33" office:value-type="float" office:value="182.577277418069" calcext:value-type="float">
            <text:p>182,577277418069</text:p>
          </table:table-cell>
        </table:table-row>
        <table:table-row table:style-name="ro1">
          <table:table-cell table:style-name="ce5" office:value-type="float" office:value="2004" calcext:value-type="float">
            <text:p>2004</text:p>
          </table:table-cell>
          <table:table-cell table:style-name="ce10"/>
          <table:table-cell table:style-name="ce19" office:value-type="float" office:value="43.4734124167858" calcext:value-type="float">
            <text:p>43,4734124167858</text:p>
          </table:table-cell>
          <table:table-cell table:style-name="ce19" office:value-type="float" office:value="37.7519113361675" calcext:value-type="float">
            <text:p>37,7519113361675</text:p>
          </table:table-cell>
          <table:table-cell table:style-name="ce19" office:value-type="float" office:value="69.8995899131298" calcext:value-type="float">
            <text:p>69,8995899131298</text:p>
          </table:table-cell>
          <table:table-cell table:style-name="ce19" office:value-type="float" office:value="27.563559552715" calcext:value-type="float">
            <text:p>27,563559552715</text:p>
          </table:table-cell>
          <table:table-cell table:style-name="ce19" office:value-type="float" office:value="7.46273704026565" calcext:value-type="float">
            <text:p>7,46273704026565</text:p>
          </table:table-cell>
          <table:table-cell table:style-name="ce19" office:value-type="float" office:value="41.1362863279924" calcext:value-type="float">
            <text:p>41,1362863279924</text:p>
          </table:table-cell>
          <table:table-cell table:style-name="Pivot_20_Table_20_Value"/>
          <table:table-cell table:style-name="ce19" office:value-type="float" office:value="121.720891042987" calcext:value-type="float">
            <text:p>121,720891042987</text:p>
          </table:table-cell>
          <table:table-cell table:style-name="ce19" office:value-type="float" office:value="14.8558353193918" calcext:value-type="float">
            <text:p>14,8558353193918</text:p>
          </table:table-cell>
          <table:table-cell table:style-name="ce19" office:value-type="float" office:value="0.295717549216357" calcext:value-type="float">
            <text:p>0,295717549216357</text:p>
          </table:table-cell>
          <table:table-cell table:style-name="ce19" office:value-type="float" office:value="2.3421632810087" calcext:value-type="float">
            <text:p>2,3421632810087</text:p>
          </table:table-cell>
          <table:table-cell table:style-name="ce19" office:value-type="float" office:value="2.673954081856" calcext:value-type="float">
            <text:p>2,673954081856</text:p>
          </table:table-cell>
          <table:table-cell table:style-name="Pivot_20_Table_20_Value"/>
          <table:table-cell table:style-name="ce19" office:value-type="float" office:value="0.656348942174054" calcext:value-type="float">
            <text:p>0,656348942174054</text:p>
          </table:table-cell>
          <table:table-cell table:style-name="ce19" office:value-type="float" office:value="0.427004201167807" calcext:value-type="float">
            <text:p>0,427004201167807</text:p>
          </table:table-cell>
          <table:table-cell table:style-name="Pivot_20_Table_20_Value"/>
          <table:table-cell table:style-name="ce19" office:value-type="float" office:value="4.86409919001244" calcext:value-type="float">
            <text:p>4,86409919001244</text:p>
          </table:table-cell>
          <table:table-cell table:style-name="Pivot_20_Table_20_Value"/>
          <table:table-cell table:style-name="ce19" office:value-type="float" office:value="0.853888113554805" calcext:value-type="float">
            <text:p>0,853888113554805</text:p>
          </table:table-cell>
          <table:table-cell table:style-name="Pivot_20_Table_20_Value"/>
          <table:table-cell table:style-name="ce19" office:value-type="float" office:value="2.54638596128793" calcext:value-type="float">
            <text:p>2,54638596128793</text:p>
          </table:table-cell>
          <table:table-cell table:style-name="Pivot_20_Table_20_Value" table:number-columns-repeated="2"/>
          <table:table-cell table:style-name="ce19" office:value-type="float" office:value="1.27874745634238" calcext:value-type="float">
            <text:p>1,27874745634238</text:p>
          </table:table-cell>
          <table:table-cell table:style-name="ce19" office:value-type="float" office:value="2.21612282350468" calcext:value-type="float">
            <text:p>2,21612282350468</text:p>
          </table:table-cell>
          <table:table-cell table:style-name="ce19" office:value-type="float" office:value="3.65746972056375" calcext:value-type="float">
            <text:p>3,65746972056375</text:p>
          </table:table-cell>
          <table:table-cell table:style-name="Pivot_20_Table_20_Value"/>
          <table:table-cell table:style-name="ce19" office:value-type="float" office:value="1.38504772950308" calcext:value-type="float">
            <text:p>1,38504772950308</text:p>
          </table:table-cell>
          <table:table-cell table:style-name="Pivot_20_Table_20_Value" table:number-columns-repeated="2"/>
          <table:table-cell table:style-name="ce19" office:value-type="float" office:value="0.0812114274984762" calcext:value-type="float">
            <text:p>0,081211427498476</text:p>
          </table:table-cell>
          <table:table-cell table:style-name="ce19" office:value-type="float" office:value="0.105192130883655" calcext:value-type="float">
            <text:p>0,105192130883655</text:p>
          </table:table-cell>
          <table:table-cell table:style-name="ce19" office:value-type="float" office:value="0.0282145387591016" calcext:value-type="float">
            <text:p>0,028214538759102</text:p>
          </table:table-cell>
          <table:table-cell table:style-name="ce19" office:value-type="float" office:value="3.82075249602368" calcext:value-type="float">
            <text:p>3,82075249602368</text:p>
          </table:table-cell>
          <table:table-cell table:style-name="Pivot_20_Table_20_Value"/>
          <table:table-cell table:style-name="ce19" office:value-type="float" office:value="0.05368267586129" calcext:value-type="float">
            <text:p>0,05368267586129</text:p>
          </table:table-cell>
          <table:table-cell table:style-name="ce19" office:value-type="float" office:value="3.86967280264852" calcext:value-type="float">
            <text:p>3,86967280264852</text:p>
          </table:table-cell>
          <table:table-cell table:style-name="ce19" office:value-type="float" office:value="1.14714331469531" calcext:value-type="float">
            <text:p>1,14714331469531</text:p>
          </table:table-cell>
          <table:table-cell table:style-name="ce19" office:value-type="float" office:value="14.3891502222463" calcext:value-type="float">
            <text:p>14,3891502222463</text:p>
          </table:table-cell>
          <table:table-cell table:style-name="ce19" office:value-type="float" office:value="19.6333902907085" calcext:value-type="float">
            <text:p>19,6333902907085</text:p>
          </table:table-cell>
          <table:table-cell table:style-name="ce19" office:value-type="float" office:value="977.809151124152" calcext:value-type="float">
            <text:p>977,809151124152</text:p>
          </table:table-cell>
          <table:table-cell table:style-name="ce19" office:value-type="float" office:value="1248.9659271161" calcext:value-type="float">
            <text:p>1248,9659271161</text:p>
          </table:table-cell>
          <table:table-cell table:style-name="Pivot_20_Table_20_Value" table:number-columns-repeated="2"/>
          <table:table-cell table:style-name="ce19" office:value-type="float" office:value="125.575024814276" calcext:value-type="float">
            <text:p>125,575024814276</text:p>
          </table:table-cell>
          <table:table-cell table:style-name="ce19" office:value-type="float" office:value="2.11976142455066" calcext:value-type="float">
            <text:p>2,11976142455066</text:p>
          </table:table-cell>
          <table:table-cell table:style-name="Pivot_20_Table_20_Value"/>
          <table:table-cell table:style-name="ce19" office:value-type="float" office:value="1206.67372058129" calcext:value-type="float">
            <text:p>1206,67372058129</text:p>
          </table:table-cell>
          <table:table-cell table:style-name="Pivot_20_Table_20_Value"/>
          <table:table-cell table:style-name="ce19" office:value-type="float" office:value="341.398858131794" calcext:value-type="float">
            <text:p>341,398858131794</text:p>
          </table:table-cell>
          <table:table-cell table:style-name="ce19" office:value-type="float" office:value="0.472998555784746" calcext:value-type="float">
            <text:p>0,472998555784746</text:p>
          </table:table-cell>
          <table:table-cell table:style-name="ce19" office:value-type="float" office:value="343.256952827042" calcext:value-type="float">
            <text:p>343,256952827042</text:p>
          </table:table-cell>
          <table:table-cell table:style-name="ce19" office:value-type="float" office:value="1819.649758905" calcext:value-type="float">
            <text:p>1819,649758905</text:p>
          </table:table-cell>
          <table:table-cell table:style-name="ce26"/>
          <table:table-cell table:style-name="ce33" office:value-type="float" office:value="170.950308825761" calcext:value-type="float">
            <text:p>170,950308825761</text:p>
          </table:table-cell>
        </table:table-row>
        <table:table-row table:style-name="ro1">
          <table:table-cell table:style-name="ce5" office:value-type="float" office:value="2005" calcext:value-type="float">
            <text:p>2005</text:p>
          </table:table-cell>
          <table:table-cell table:style-name="ce10"/>
          <table:table-cell table:style-name="ce19" office:value-type="float" office:value="45.8506721848546" calcext:value-type="float">
            <text:p>45,8506721848546</text:p>
          </table:table-cell>
          <table:table-cell table:style-name="ce19" office:value-type="float" office:value="36.0354062106619" calcext:value-type="float">
            <text:p>36,0354062106619</text:p>
          </table:table-cell>
          <table:table-cell table:style-name="ce19" office:value-type="float" office:value="68.498262631034" calcext:value-type="float">
            <text:p>68,498262631034</text:p>
          </table:table-cell>
          <table:table-cell table:style-name="ce19" office:value-type="float" office:value="22.3593225738316" calcext:value-type="float">
            <text:p>22,3593225738316</text:p>
          </table:table-cell>
          <table:table-cell table:style-name="ce19" office:value-type="float" office:value="7.01147509728597" calcext:value-type="float">
            <text:p>7,01147509728597</text:p>
          </table:table-cell>
          <table:table-cell table:style-name="ce19" office:value-type="float" office:value="40.2630945932368" calcext:value-type="float">
            <text:p>40,2630945932368</text:p>
          </table:table-cell>
          <table:table-cell table:style-name="Pivot_20_Table_20_Value"/>
          <table:table-cell table:style-name="ce19" office:value-type="float" office:value="108.79158999469" calcext:value-type="float">
            <text:p>108,79158999469</text:p>
          </table:table-cell>
          <table:table-cell table:style-name="ce19" office:value-type="float" office:value="14.6727070650515" calcext:value-type="float">
            <text:p>14,6727070650515</text:p>
          </table:table-cell>
          <table:table-cell table:style-name="ce19" office:value-type="float" office:value="0.355093223491113" calcext:value-type="float">
            <text:p>0,355093223491113</text:p>
          </table:table-cell>
          <table:table-cell table:style-name="ce19" office:value-type="float" office:value="0.572195762226695" calcext:value-type="float">
            <text:p>0,572195762226695</text:p>
          </table:table-cell>
          <table:table-cell table:style-name="ce19" office:value-type="float" office:value="2.7834156123465" calcext:value-type="float">
            <text:p>2,7834156123465</text:p>
          </table:table-cell>
          <table:table-cell table:style-name="Pivot_20_Table_20_Value"/>
          <table:table-cell table:style-name="ce19" office:value-type="float" office:value="0.834875715930039" calcext:value-type="float">
            <text:p>0,834875715930039</text:p>
          </table:table-cell>
          <table:table-cell table:style-name="ce19" office:value-type="float" office:value="0.61160172311237" calcext:value-type="float">
            <text:p>0,61160172311237</text:p>
          </table:table-cell>
          <table:table-cell table:style-name="Pivot_20_Table_20_Value"/>
          <table:table-cell table:style-name="ce19" office:value-type="float" office:value="3.71969517243493" calcext:value-type="float">
            <text:p>3,71969517243493</text:p>
          </table:table-cell>
          <table:table-cell table:style-name="Pivot_20_Table_20_Value"/>
          <table:table-cell table:style-name="ce19" office:value-type="float" office:value="0.835923838601137" calcext:value-type="float">
            <text:p>0,835923838601137</text:p>
          </table:table-cell>
          <table:table-cell table:style-name="Pivot_20_Table_20_Value"/>
          <table:table-cell table:style-name="ce19" office:value-type="float" office:value="3.84516811139326" calcext:value-type="float">
            <text:p>3,84516811139326</text:p>
          </table:table-cell>
          <table:table-cell table:style-name="Pivot_20_Table_20_Value" table:number-columns-repeated="2"/>
          <table:table-cell table:style-name="ce19" office:value-type="float" office:value="0.721792723187234" calcext:value-type="float">
            <text:p>0,721792723187234</text:p>
          </table:table-cell>
          <table:table-cell table:style-name="ce19" office:value-type="float" office:value="2.32077306436605" calcext:value-type="float">
            <text:p>2,32077306436605</text:p>
          </table:table-cell>
          <table:table-cell table:style-name="ce19" office:value-type="float" office:value="3.90505793269481" calcext:value-type="float">
            <text:p>3,90505793269481</text:p>
          </table:table-cell>
          <table:table-cell table:style-name="Pivot_20_Table_20_Value"/>
          <table:table-cell table:style-name="ce19" office:value-type="float" office:value="0.0512622867766071" calcext:value-type="float">
            <text:p>0,051262286776607</text:p>
          </table:table-cell>
          <table:table-cell table:style-name="Pivot_20_Table_20_Value" table:number-columns-repeated="2"/>
          <table:table-cell table:style-name="ce19" office:value-type="float" office:value="0.0830036432290968" calcext:value-type="float">
            <text:p>0,083003643229097</text:p>
          </table:table-cell>
          <table:table-cell table:style-name="ce19" office:value-type="float" office:value="0.0955681658592285" calcext:value-type="float">
            <text:p>0,095568165859229</text:p>
          </table:table-cell>
          <table:table-cell table:style-name="ce19" office:value-type="float" office:value="0.0341483624127248" calcext:value-type="float">
            <text:p>0,034148362412725</text:p>
          </table:table-cell>
          <table:table-cell table:style-name="ce19" office:value-type="float" office:value="3.76826966103525" calcext:value-type="float">
            <text:p>3,76826966103525</text:p>
          </table:table-cell>
          <table:table-cell table:style-name="Pivot_20_Table_20_Value"/>
          <table:table-cell table:style-name="ce19" office:value-type="float" office:value="0.0589817999460083" calcext:value-type="float">
            <text:p>0,058981799946008</text:p>
          </table:table-cell>
          <table:table-cell table:style-name="ce19" office:value-type="float" office:value="2.36459524342617" calcext:value-type="float">
            <text:p>2,36459524342617</text:p>
          </table:table-cell>
          <table:table-cell table:style-name="ce19" office:value-type="float" office:value="1.34075285809055" calcext:value-type="float">
            <text:p>1,34075285809055</text:p>
          </table:table-cell>
          <table:table-cell table:style-name="ce19" office:value-type="float" office:value="14.1499436595421" calcext:value-type="float">
            <text:p>14,1499436595421</text:p>
          </table:table-cell>
          <table:table-cell table:style-name="ce19" office:value-type="float" office:value="76.0941703889986" calcext:value-type="float">
            <text:p>76,0941703889986</text:p>
          </table:table-cell>
          <table:table-cell table:style-name="ce19" office:value-type="float" office:value="1737.64868863253" calcext:value-type="float">
            <text:p>1737,64868863253</text:p>
          </table:table-cell>
          <table:table-cell table:style-name="ce19" office:value-type="float" office:value="1267.65003586962" calcext:value-type="float">
            <text:p>1267,65003586962</text:p>
          </table:table-cell>
          <table:table-cell table:style-name="Pivot_20_Table_20_Value" table:number-columns-repeated="2"/>
          <table:table-cell table:style-name="ce19" office:value-type="float" office:value="117.507735343504" calcext:value-type="float">
            <text:p>117,507735343504</text:p>
          </table:table-cell>
          <table:table-cell table:style-name="ce19" office:value-type="float" office:value="7.44813028327289" calcext:value-type="float">
            <text:p>7,44813028327289</text:p>
          </table:table-cell>
          <table:table-cell table:style-name="Pivot_20_Table_20_Value"/>
          <table:table-cell table:style-name="ce19" office:value-type="float" office:value="1856.93465686646" calcext:value-type="float">
            <text:p>1856,93465686646</text:p>
          </table:table-cell>
          <table:table-cell table:style-name="Pivot_20_Table_20_Value"/>
          <table:table-cell table:style-name="ce19" office:value-type="float" office:value="357.029244601047" calcext:value-type="float">
            <text:p>357,029244601047</text:p>
          </table:table-cell>
          <table:table-cell table:style-name="ce19" office:value-type="float" office:value="0.406956444778596" calcext:value-type="float">
            <text:p>0,406956444778596</text:p>
          </table:table-cell>
          <table:table-cell table:style-name="ce19" office:value-type="float" office:value="210.232647883665" calcext:value-type="float">
            <text:p>210,232647883665</text:p>
          </table:table-cell>
          <table:table-cell table:style-name="ce19" office:value-type="float" office:value="1708.09358127279" calcext:value-type="float">
            <text:p>1708,09358127279</text:p>
          </table:table-cell>
          <table:table-cell table:style-name="ce26"/>
          <table:table-cell table:style-name="ce33" office:value-type="float" office:value="203.288960434143" calcext:value-type="float">
            <text:p>203,288960434143</text:p>
          </table:table-cell>
        </table:table-row>
        <table:table-row table:style-name="ro1">
          <table:table-cell table:style-name="ce5" office:value-type="float" office:value="2006" calcext:value-type="float">
            <text:p>2006</text:p>
          </table:table-cell>
          <table:table-cell table:style-name="ce10"/>
          <table:table-cell table:style-name="ce19" office:value-type="float" office:value="28.9485797333927" calcext:value-type="float">
            <text:p>28,9485797333927</text:p>
          </table:table-cell>
          <table:table-cell table:style-name="ce19" office:value-type="float" office:value="15.8600355723301" calcext:value-type="float">
            <text:p>15,8600355723301</text:p>
          </table:table-cell>
          <table:table-cell table:style-name="ce19" office:value-type="float" office:value="53.8630737284491" calcext:value-type="float">
            <text:p>53,8630737284491</text:p>
          </table:table-cell>
          <table:table-cell table:style-name="ce19" office:value-type="float" office:value="23.1472219585624" calcext:value-type="float">
            <text:p>23,1472219585624</text:p>
          </table:table-cell>
          <table:table-cell table:style-name="ce19" office:value-type="float" office:value="4.65085789298701" calcext:value-type="float">
            <text:p>4,65085789298701</text:p>
          </table:table-cell>
          <table:table-cell table:style-name="ce19" office:value-type="float" office:value="37.2686895617128" calcext:value-type="float">
            <text:p>37,2686895617128</text:p>
          </table:table-cell>
          <table:table-cell table:style-name="ce19" office:value-type="float" office:value="31.1137998465145" calcext:value-type="float">
            <text:p>31,1137998465145</text:p>
          </table:table-cell>
          <table:table-cell table:style-name="ce19" office:value-type="float" office:value="71.2863513201854" calcext:value-type="float">
            <text:p>71,2863513201854</text:p>
          </table:table-cell>
          <table:table-cell table:style-name="ce19" office:value-type="float" office:value="12.1885255527859" calcext:value-type="float">
            <text:p>12,1885255527859</text:p>
          </table:table-cell>
          <table:table-cell table:style-name="ce19" office:value-type="float" office:value="0.272454087254086" calcext:value-type="float">
            <text:p>0,272454087254086</text:p>
          </table:table-cell>
          <table:table-cell table:style-name="ce19" office:value-type="float" office:value="1.56923226202338" calcext:value-type="float">
            <text:p>1,56923226202338</text:p>
          </table:table-cell>
          <table:table-cell table:style-name="ce19" office:value-type="float" office:value="2.14637296865505" calcext:value-type="float">
            <text:p>2,14637296865505</text:p>
          </table:table-cell>
          <table:table-cell table:style-name="Pivot_20_Table_20_Value"/>
          <table:table-cell table:style-name="ce19" office:value-type="float" office:value="0.480563512267299" calcext:value-type="float">
            <text:p>0,480563512267299</text:p>
          </table:table-cell>
          <table:table-cell table:style-name="ce19" office:value-type="float" office:value="0.544387626823484" calcext:value-type="float">
            <text:p>0,544387626823484</text:p>
          </table:table-cell>
          <table:table-cell table:style-name="ce19" office:value-type="float" office:value="5.60273628353922" calcext:value-type="float">
            <text:p>5,60273628353922</text:p>
          </table:table-cell>
          <table:table-cell table:style-name="ce19" office:value-type="float" office:value="3.67445341703059" calcext:value-type="float">
            <text:p>3,67445341703059</text:p>
          </table:table-cell>
          <table:table-cell table:style-name="Pivot_20_Table_20_Value"/>
          <table:table-cell table:style-name="ce19" office:value-type="float" office:value="0.755669280410198" calcext:value-type="float">
            <text:p>0,755669280410198</text:p>
          </table:table-cell>
          <table:table-cell table:style-name="Pivot_20_Table_20_Value"/>
          <table:table-cell table:style-name="ce19" office:value-type="float" office:value="3.43562769690848" calcext:value-type="float">
            <text:p>3,43562769690848</text:p>
          </table:table-cell>
          <table:table-cell table:style-name="Pivot_20_Table_20_Value" table:number-columns-repeated="2"/>
          <table:table-cell table:style-name="ce19" office:value-type="float" office:value="0.638665927856907" calcext:value-type="float">
            <text:p>0,638665927856907</text:p>
          </table:table-cell>
          <table:table-cell table:style-name="ce19" office:value-type="float" office:value="1.51357818589708" calcext:value-type="float">
            <text:p>1,51357818589708</text:p>
          </table:table-cell>
          <table:table-cell table:style-name="ce19" office:value-type="float" office:value="3.09846984063034" calcext:value-type="float">
            <text:p>3,09846984063034</text:p>
          </table:table-cell>
          <table:table-cell table:style-name="ce19" office:value-type="float" office:value="1.41949167186936" calcext:value-type="float">
            <text:p>1,41949167186936</text:p>
          </table:table-cell>
          <table:table-cell table:style-name="ce19" office:value-type="float" office:value="0.859492742828753" calcext:value-type="float">
            <text:p>0,859492742828753</text:p>
          </table:table-cell>
          <table:table-cell table:style-name="Pivot_20_Table_20_Value" table:number-columns-repeated="2"/>
          <table:table-cell table:style-name="ce19" office:value-type="float" office:value="0.0641416925891836" calcext:value-type="float">
            <text:p>0,064141692589184</text:p>
          </table:table-cell>
          <table:table-cell table:style-name="ce19" office:value-type="float" office:value="0.0799505926192269" calcext:value-type="float">
            <text:p>0,079950592619227</text:p>
          </table:table-cell>
          <table:table-cell table:style-name="ce19" office:value-type="float" office:value="0.0698475911020741" calcext:value-type="float">
            <text:p>0,069847591102074</text:p>
          </table:table-cell>
          <table:table-cell table:style-name="ce19" office:value-type="float" office:value="3.00685708526385" calcext:value-type="float">
            <text:p>3,00685708526385</text:p>
          </table:table-cell>
          <table:table-cell table:style-name="Pivot_20_Table_20_Value"/>
          <table:table-cell table:style-name="ce19" office:value-type="float" office:value="0.0423318021608535" calcext:value-type="float">
            <text:p>0,042331802160854</text:p>
          </table:table-cell>
          <table:table-cell table:style-name="ce19" office:value-type="float" office:value="0.300978556468596" calcext:value-type="float">
            <text:p>0,300978556468596</text:p>
          </table:table-cell>
          <table:table-cell table:style-name="ce19" office:value-type="float" office:value="1.24674621461024" calcext:value-type="float">
            <text:p>1,24674621461024</text:p>
          </table:table-cell>
          <table:table-cell table:style-name="ce19" office:value-type="float" office:value="0.274633300744589" calcext:value-type="float">
            <text:p>0,274633300744589</text:p>
          </table:table-cell>
          <table:table-cell table:style-name="ce19" office:value-type="float" office:value="43.3478713103629" calcext:value-type="float">
            <text:p>43,3478713103629</text:p>
          </table:table-cell>
          <table:table-cell table:style-name="ce19" office:value-type="float" office:value="674.317933629956" calcext:value-type="float">
            <text:p>674,317933629956</text:p>
          </table:table-cell>
          <table:table-cell table:style-name="ce19" office:value-type="float" office:value="792.853017125712" calcext:value-type="float">
            <text:p>792,853017125712</text:p>
          </table:table-cell>
          <table:table-cell table:style-name="Pivot_20_Table_20_Value"/>
          <table:table-cell table:style-name="ce19" office:value-type="float" office:value="2.01525051018012" calcext:value-type="float">
            <text:p>2,01525051018012</text:p>
          </table:table-cell>
          <table:table-cell table:style-name="ce19" office:value-type="float" office:value="16.2930375919693" calcext:value-type="float">
            <text:p>16,2930375919693</text:p>
          </table:table-cell>
          <table:table-cell table:style-name="ce19" office:value-type="float" office:value="2.43078872963879" calcext:value-type="float">
            <text:p>2,43078872963879</text:p>
          </table:table-cell>
          <table:table-cell table:style-name="Pivot_20_Table_20_Value"/>
          <table:table-cell table:style-name="ce19" office:value-type="float" office:value="10.7182426964217" calcext:value-type="float">
            <text:p>10,7182426964217</text:p>
          </table:table-cell>
          <table:table-cell table:style-name="ce19" office:value-type="float" office:value="0.120179688914968" calcext:value-type="float">
            <text:p>0,120179688914968</text:p>
          </table:table-cell>
          <table:table-cell table:style-name="ce19" office:value-type="float" office:value="274.500259631126" calcext:value-type="float">
            <text:p>274,500259631126</text:p>
          </table:table-cell>
          <table:table-cell table:style-name="ce19" office:value-type="float" office:value="0.369783778001716" calcext:value-type="float">
            <text:p>0,369783778001716</text:p>
          </table:table-cell>
          <table:table-cell table:style-name="ce19" office:value-type="float" office:value="365.360990377566" calcext:value-type="float">
            <text:p>365,360990377566</text:p>
          </table:table-cell>
          <table:table-cell table:style-name="ce19" office:value-type="float" office:value="684.722617789362" calcext:value-type="float">
            <text:p>684,722617789362</text:p>
          </table:table-cell>
          <table:table-cell table:style-name="ce27" office:value-type="float" office:value="1891.39095375691" calcext:value-type="float">
            <text:p>1891,39095375691</text:p>
          </table:table-cell>
          <table:table-cell table:style-name="ce33" office:value-type="float" office:value="115.178744184604" calcext:value-type="float">
            <text:p>115,178744184604</text:p>
          </table:table-cell>
        </table:table-row>
        <table:table-row table:style-name="ro1">
          <table:table-cell table:style-name="ce5" office:value-type="float" office:value="2007" calcext:value-type="float">
            <text:p>2007</text:p>
          </table:table-cell>
          <table:table-cell table:style-name="ce10"/>
          <table:table-cell table:style-name="ce19" office:value-type="float" office:value="28.2799003312414" calcext:value-type="float">
            <text:p>28,2799003312414</text:p>
          </table:table-cell>
          <table:table-cell table:style-name="ce19" office:value-type="float" office:value="25.4833276154317" calcext:value-type="float">
            <text:p>25,4833276154317</text:p>
          </table:table-cell>
          <table:table-cell table:style-name="ce19" office:value-type="float" office:value="50.8332053461047" calcext:value-type="float">
            <text:p>50,8332053461047</text:p>
          </table:table-cell>
          <table:table-cell table:style-name="ce19" office:value-type="float" office:value="22.163237079145" calcext:value-type="float">
            <text:p>22,163237079145</text:p>
          </table:table-cell>
          <table:table-cell table:style-name="ce19" office:value-type="float" office:value="5.104014609118" calcext:value-type="float">
            <text:p>5,104014609118</text:p>
          </table:table-cell>
          <table:table-cell table:style-name="ce19" office:value-type="float" office:value="35.9349985865421" calcext:value-type="float">
            <text:p>35,9349985865421</text:p>
          </table:table-cell>
          <table:table-cell table:style-name="ce19" office:value-type="float" office:value="33.2892688462359" calcext:value-type="float">
            <text:p>33,2892688462359</text:p>
          </table:table-cell>
          <table:table-cell table:style-name="ce19" office:value-type="float" office:value="58.8958715122912" calcext:value-type="float">
            <text:p>58,8958715122912</text:p>
          </table:table-cell>
          <table:table-cell table:style-name="ce19" office:value-type="float" office:value="12.2347158650538" calcext:value-type="float">
            <text:p>12,2347158650538</text:p>
          </table:table-cell>
          <table:table-cell table:style-name="ce19" office:value-type="float" office:value="0.295880129337217" calcext:value-type="float">
            <text:p>0,295880129337217</text:p>
          </table:table-cell>
          <table:table-cell table:style-name="ce19" office:value-type="float" office:value="1.44968347504195" calcext:value-type="float">
            <text:p>1,44968347504195</text:p>
          </table:table-cell>
          <table:table-cell table:style-name="ce19" office:value-type="float" office:value="2.32558311847494" calcext:value-type="float">
            <text:p>2,32558311847494</text:p>
          </table:table-cell>
          <table:table-cell table:style-name="ce19" office:value-type="float" office:value="5.55786435365932" calcext:value-type="float">
            <text:p>5,55786435365932</text:p>
          </table:table-cell>
          <table:table-cell table:style-name="ce19" office:value-type="float" office:value="0.676380036854629" calcext:value-type="float">
            <text:p>0,676380036854629</text:p>
          </table:table-cell>
          <table:table-cell table:style-name="ce19" office:value-type="float" office:value="0.341362564357169" calcext:value-type="float">
            <text:p>0,341362564357169</text:p>
          </table:table-cell>
          <table:table-cell table:style-name="ce19" office:value-type="float" office:value="5.35902680196629" calcext:value-type="float">
            <text:p>5,35902680196629</text:p>
          </table:table-cell>
          <table:table-cell table:style-name="ce19" office:value-type="float" office:value="3.15182581056204" calcext:value-type="float">
            <text:p>3,15182581056204</text:p>
          </table:table-cell>
          <table:table-cell table:style-name="ce19" office:value-type="float" office:value="6.60421279388612" calcext:value-type="float">
            <text:p>6,60421279388612</text:p>
          </table:table-cell>
          <table:table-cell table:style-name="ce19" office:value-type="float" office:value="0.875994454630284" calcext:value-type="float">
            <text:p>0,875994454630284</text:p>
          </table:table-cell>
          <table:table-cell table:style-name="ce19" office:value-type="float" office:value="0.364251190581683" calcext:value-type="float">
            <text:p>0,364251190581683</text:p>
          </table:table-cell>
          <table:table-cell table:style-name="ce19" office:value-type="float" office:value="7.49658595574847" calcext:value-type="float">
            <text:p>7,49658595574847</text:p>
          </table:table-cell>
          <table:table-cell table:style-name="ce19" office:value-type="float" office:value="4.42318860174402" calcext:value-type="float">
            <text:p>4,42318860174402</text:p>
          </table:table-cell>
          <table:table-cell table:style-name="ce19" office:value-type="float" office:value="4.46110046180051" calcext:value-type="float">
            <text:p>4,46110046180051</text:p>
          </table:table-cell>
          <table:table-cell table:style-name="ce19" office:value-type="float" office:value="1.15739529650321" calcext:value-type="float">
            <text:p>1,15739529650321</text:p>
          </table:table-cell>
          <table:table-cell table:style-name="ce19" office:value-type="float" office:value="1.1584640193716" calcext:value-type="float">
            <text:p>1,1584640193716</text:p>
          </table:table-cell>
          <table:table-cell table:style-name="ce19" office:value-type="float" office:value="1.70795108796979" calcext:value-type="float">
            <text:p>1,70795108796979</text:p>
          </table:table-cell>
          <table:table-cell table:style-name="ce19" office:value-type="float" office:value="1.4793918058643" calcext:value-type="float">
            <text:p>1,4793918058643</text:p>
          </table:table-cell>
          <table:table-cell table:style-name="ce19" office:value-type="float" office:value="0.60541808691531" calcext:value-type="float">
            <text:p>0,60541808691531</text:p>
          </table:table-cell>
          <table:table-cell table:style-name="ce19" office:value-type="float" office:value="8.17368077038558" calcext:value-type="float">
            <text:p>8,17368077038558</text:p>
          </table:table-cell>
          <table:table-cell table:style-name="Pivot_20_Table_20_Value"/>
          <table:table-cell table:style-name="ce19" office:value-type="float" office:value="0.0649074863687611" calcext:value-type="float">
            <text:p>0,064907486368761</text:p>
          </table:table-cell>
          <table:table-cell table:style-name="ce19" office:value-type="float" office:value="0.0749671488320508" calcext:value-type="float">
            <text:p>0,074967148832051</text:p>
          </table:table-cell>
          <table:table-cell table:style-name="ce19" office:value-type="float" office:value="0.0258059382312132" calcext:value-type="float">
            <text:p>0,025805938231213</text:p>
          </table:table-cell>
          <table:table-cell table:style-name="ce19" office:value-type="float" office:value="2.89113215594183" calcext:value-type="float">
            <text:p>2,89113215594183</text:p>
          </table:table-cell>
          <table:table-cell table:style-name="ce19" office:value-type="float" office:value="1.99034028495857" calcext:value-type="float">
            <text:p>1,99034028495857</text:p>
          </table:table-cell>
          <table:table-cell table:style-name="ce19" office:value-type="float" office:value="0.0545644665242675" calcext:value-type="float">
            <text:p>0,054564466524268</text:p>
          </table:table-cell>
          <table:table-cell table:style-name="ce19" office:value-type="float" office:value="0.514277098376353" calcext:value-type="float">
            <text:p>0,514277098376353</text:p>
          </table:table-cell>
          <table:table-cell table:style-name="ce19" office:value-type="float" office:value="1.20630598566347" calcext:value-type="float">
            <text:p>1,20630598566347</text:p>
          </table:table-cell>
          <table:table-cell table:style-name="ce19" office:value-type="float" office:value="6.40653828083783" calcext:value-type="float">
            <text:p>6,40653828083783</text:p>
          </table:table-cell>
          <table:table-cell table:style-name="ce19" office:value-type="float" office:value="45.0695836257673" calcext:value-type="float">
            <text:p>45,0695836257673</text:p>
          </table:table-cell>
          <table:table-cell table:style-name="ce19" office:value-type="float" office:value="854.265314751595" calcext:value-type="float">
            <text:p>854,265314751595</text:p>
          </table:table-cell>
          <table:table-cell table:style-name="ce19" office:value-type="float" office:value="820.267531153939" calcext:value-type="float">
            <text:p>820,267531153939</text:p>
          </table:table-cell>
          <table:table-cell table:style-name="Pivot_20_Table_20_Value"/>
          <table:table-cell table:style-name="ce19" office:value-type="float" office:value="2.11345234119641" calcext:value-type="float">
            <text:p>2,11345234119641</text:p>
          </table:table-cell>
          <table:table-cell table:style-name="ce19" office:value-type="float" office:value="16.1537403668753" calcext:value-type="float">
            <text:p>16,1537403668753</text:p>
          </table:table-cell>
          <table:table-cell table:style-name="ce19" office:value-type="float" office:value="2.677780738607" calcext:value-type="float">
            <text:p>2,677780738607</text:p>
          </table:table-cell>
          <table:table-cell table:style-name="ce19" office:value-type="float" office:value="42.9361179361179" calcext:value-type="float">
            <text:p>42,9361179361179</text:p>
          </table:table-cell>
          <table:table-cell table:style-name="ce19" office:value-type="float" office:value="665.660845127822" calcext:value-type="float">
            <text:p>665,660845127822</text:p>
          </table:table-cell>
          <table:table-cell table:style-name="ce19" office:value-type="float" office:value="0.131595662627147" calcext:value-type="float">
            <text:p>0,131595662627147</text:p>
          </table:table-cell>
          <table:table-cell table:style-name="ce19" office:value-type="float" office:value="332.417655392244" calcext:value-type="float">
            <text:p>332,417655392244</text:p>
          </table:table-cell>
          <table:table-cell table:style-name="ce19" office:value-type="float" office:value="0.401126730422782" calcext:value-type="float">
            <text:p>0,401126730422782</text:p>
          </table:table-cell>
          <table:table-cell table:style-name="ce19" office:value-type="float" office:value="315.639115280459" calcext:value-type="float">
            <text:p>315,639115280459</text:p>
          </table:table-cell>
          <table:table-cell table:style-name="ce19" office:value-type="float" office:value="1262.68226769322" calcext:value-type="float">
            <text:p>1262,68226769322</text:p>
          </table:table-cell>
          <table:table-cell table:style-name="ce27" office:value-type="float" office:value="874.965227714126" calcext:value-type="float">
            <text:p>874,965227714126</text:p>
          </table:table-cell>
          <table:table-cell table:style-name="ce33" office:value-type="float" office:value="107.278730268607" calcext:value-type="float">
            <text:p>107,278730268607</text:p>
          </table:table-cell>
        </table:table-row>
        <table:table-row table:style-name="ro1">
          <table:table-cell table:style-name="ce5" office:value-type="float" office:value="2008" calcext:value-type="float">
            <text:p>2008</text:p>
          </table:table-cell>
          <table:table-cell table:style-name="ce10"/>
          <table:table-cell table:style-name="ce19" office:value-type="float" office:value="18.2038534177199" calcext:value-type="float">
            <text:p>18,2038534177199</text:p>
          </table:table-cell>
          <table:table-cell table:style-name="ce19" office:value-type="float" office:value="9.03683085099311" calcext:value-type="float">
            <text:p>9,03683085099311</text:p>
          </table:table-cell>
          <table:table-cell table:style-name="ce19" office:value-type="float" office:value="50.0764706975529" calcext:value-type="float">
            <text:p>50,0764706975529</text:p>
          </table:table-cell>
          <table:table-cell table:style-name="ce19" office:value-type="float" office:value="20.9437190513" calcext:value-type="float">
            <text:p>20,9437190513</text:p>
          </table:table-cell>
          <table:table-cell table:style-name="ce19" office:value-type="float" office:value="4.27738939088557" calcext:value-type="float">
            <text:p>4,27738939088557</text:p>
          </table:table-cell>
          <table:table-cell table:style-name="ce19" office:value-type="float" office:value="38.1101994553918" calcext:value-type="float">
            <text:p>38,1101994553918</text:p>
          </table:table-cell>
          <table:table-cell table:style-name="ce19" office:value-type="float" office:value="33.3193692682718" calcext:value-type="float">
            <text:p>33,3193692682718</text:p>
          </table:table-cell>
          <table:table-cell table:style-name="ce19" office:value-type="float" office:value="66.1395316182017" calcext:value-type="float">
            <text:p>66,1395316182017</text:p>
          </table:table-cell>
          <table:table-cell table:style-name="ce19" office:value-type="float" office:value="15.2859153226919" calcext:value-type="float">
            <text:p>15,2859153226919</text:p>
          </table:table-cell>
          <table:table-cell table:style-name="ce19" office:value-type="float" office:value="0.463113587710598" calcext:value-type="float">
            <text:p>0,463113587710598</text:p>
          </table:table-cell>
          <table:table-cell table:style-name="ce19" office:value-type="float" office:value="1.96740488007559" calcext:value-type="float">
            <text:p>1,96740488007559</text:p>
          </table:table-cell>
          <table:table-cell table:style-name="ce19" office:value-type="float" office:value="2.35482436065124" calcext:value-type="float">
            <text:p>2,35482436065124</text:p>
          </table:table-cell>
          <table:table-cell table:style-name="ce19" office:value-type="float" office:value="5.20675761888283" calcext:value-type="float">
            <text:p>5,20675761888283</text:p>
          </table:table-cell>
          <table:table-cell table:style-name="ce19" office:value-type="float" office:value="1.70018520739554" calcext:value-type="float">
            <text:p>1,70018520739554</text:p>
          </table:table-cell>
          <table:table-cell table:style-name="ce19" office:value-type="float" office:value="0.501722783299436" calcext:value-type="float">
            <text:p>0,501722783299436</text:p>
          </table:table-cell>
          <table:table-cell table:style-name="ce19" office:value-type="float" office:value="5.08260487604784" calcext:value-type="float">
            <text:p>5,08260487604784</text:p>
          </table:table-cell>
          <table:table-cell table:style-name="ce19" office:value-type="float" office:value="2.3184348511796" calcext:value-type="float">
            <text:p>2,3184348511796</text:p>
          </table:table-cell>
          <table:table-cell table:style-name="ce19" office:value-type="float" office:value="5.97481388906556" calcext:value-type="float">
            <text:p>5,97481388906556</text:p>
          </table:table-cell>
          <table:table-cell table:style-name="ce19" office:value-type="float" office:value="0.693041884796509" calcext:value-type="float">
            <text:p>0,693041884796509</text:p>
          </table:table-cell>
          <table:table-cell table:style-name="ce19" office:value-type="float" office:value="0.59238513072753" calcext:value-type="float">
            <text:p>0,59238513072753</text:p>
          </table:table-cell>
          <table:table-cell table:style-name="ce19" office:value-type="float" office:value="5.82372838413452" calcext:value-type="float">
            <text:p>5,82372838413452</text:p>
          </table:table-cell>
          <table:table-cell table:style-name="ce19" office:value-type="float" office:value="3.62632101539301" calcext:value-type="float">
            <text:p>3,62632101539301</text:p>
          </table:table-cell>
          <table:table-cell table:style-name="ce19" office:value-type="float" office:value="3.75926225515567" calcext:value-type="float">
            <text:p>3,75926225515567</text:p>
          </table:table-cell>
          <table:table-cell table:style-name="ce19" office:value-type="float" office:value="1.58331314927469" calcext:value-type="float">
            <text:p>1,58331314927469</text:p>
          </table:table-cell>
          <table:table-cell table:style-name="ce19" office:value-type="float" office:value="1.067116979905" calcext:value-type="float">
            <text:p>1,067116979905</text:p>
          </table:table-cell>
          <table:table-cell table:style-name="ce19" office:value-type="float" office:value="1.86426261329248" calcext:value-type="float">
            <text:p>1,86426261329248</text:p>
          </table:table-cell>
          <table:table-cell table:style-name="ce19" office:value-type="float" office:value="2.11332716677827" calcext:value-type="float">
            <text:p>2,11332716677827</text:p>
          </table:table-cell>
          <table:table-cell table:style-name="ce19" office:value-type="float" office:value="1.38187397667887" calcext:value-type="float">
            <text:p>1,38187397667887</text:p>
          </table:table-cell>
          <table:table-cell table:style-name="ce19" office:value-type="float" office:value="8.44182409190591" calcext:value-type="float">
            <text:p>8,44182409190591</text:p>
          </table:table-cell>
          <table:table-cell table:style-name="Pivot_20_Table_20_Value"/>
          <table:table-cell table:style-name="ce19" office:value-type="float" office:value="0.0728611963006167" calcext:value-type="float">
            <text:p>0,072861196300617</text:p>
          </table:table-cell>
          <table:table-cell table:style-name="ce19" office:value-type="float" office:value="0.0775616078292625" calcext:value-type="float">
            <text:p>0,077561607829263</text:p>
          </table:table-cell>
          <table:table-cell table:style-name="ce19" office:value-type="float" office:value="0.022851367205636" calcext:value-type="float">
            <text:p>0,022851367205636</text:p>
          </table:table-cell>
          <table:table-cell table:style-name="ce19" office:value-type="float" office:value="4.71159464515757" calcext:value-type="float">
            <text:p>4,71159464515757</text:p>
          </table:table-cell>
          <table:table-cell table:style-name="ce19" office:value-type="float" office:value="0.743683426232984" calcext:value-type="float">
            <text:p>0,743683426232984</text:p>
          </table:table-cell>
          <table:table-cell table:style-name="ce19" office:value-type="float" office:value="0.0863351375678982" calcext:value-type="float">
            <text:p>0,086335137567898</text:p>
          </table:table-cell>
          <table:table-cell table:style-name="ce19" office:value-type="float" office:value="0.6402998520417" calcext:value-type="float">
            <text:p>0,6402998520417</text:p>
          </table:table-cell>
          <table:table-cell table:style-name="ce19" office:value-type="float" office:value="1.1424776940422" calcext:value-type="float">
            <text:p>1,1424776940422</text:p>
          </table:table-cell>
          <table:table-cell table:style-name="ce19" office:value-type="float" office:value="151.181830924339" calcext:value-type="float">
            <text:p>151,181830924339</text:p>
          </table:table-cell>
          <table:table-cell table:style-name="ce19" office:value-type="float" office:value="34.0177800366541" calcext:value-type="float">
            <text:p>34,0177800366541</text:p>
          </table:table-cell>
          <table:table-cell table:style-name="ce19" office:value-type="float" office:value="2720.32190363366" calcext:value-type="float">
            <text:p>2720,32190363366</text:p>
          </table:table-cell>
          <table:table-cell table:style-name="ce19" office:value-type="float" office:value="918.685612511463" calcext:value-type="float">
            <text:p>918,685612511463</text:p>
          </table:table-cell>
          <table:table-cell table:style-name="Pivot_20_Table_20_Value"/>
          <table:table-cell table:style-name="ce19" office:value-type="float" office:value="0.380295736723014" calcext:value-type="float">
            <text:p>0,380295736723014</text:p>
          </table:table-cell>
          <table:table-cell table:style-name="ce19" office:value-type="float" office:value="37.4009891358176" calcext:value-type="float">
            <text:p>37,4009891358176</text:p>
          </table:table-cell>
          <table:table-cell table:style-name="ce19" office:value-type="float" office:value="2.36434264878794" calcext:value-type="float">
            <text:p>2,36434264878794</text:p>
          </table:table-cell>
          <table:table-cell table:style-name="Pivot_20_Table_20_Value"/>
          <table:table-cell table:style-name="ce19" office:value-type="float" office:value="1421.57586023462" calcext:value-type="float">
            <text:p>1421,57586023462</text:p>
          </table:table-cell>
          <table:table-cell table:style-name="ce19" office:value-type="float" office:value="0.0403667157937389" calcext:value-type="float">
            <text:p>0,040366715793739</text:p>
          </table:table-cell>
          <table:table-cell table:style-name="ce19" office:value-type="float" office:value="405.423229934907" calcext:value-type="float">
            <text:p>405,423229934907</text:p>
          </table:table-cell>
          <table:table-cell table:style-name="ce19" office:value-type="float" office:value="2.37479057662923" calcext:value-type="float">
            <text:p>2,37479057662923</text:p>
          </table:table-cell>
          <table:table-cell table:style-name="ce19" office:value-type="float" office:value="330.534413707567" calcext:value-type="float">
            <text:p>330,534413707567</text:p>
          </table:table-cell>
          <table:table-cell table:style-name="ce19" office:value-type="float" office:value="1185.16461455124" calcext:value-type="float">
            <text:p>1185,16461455124</text:p>
          </table:table-cell>
          <table:table-cell table:style-name="ce27" office:value-type="float" office:value="1879.33767796122" calcext:value-type="float">
            <text:p>1879,33767796122</text:p>
          </table:table-cell>
          <table:table-cell table:style-name="ce33" office:value-type="float" office:value="184.474724921788" calcext:value-type="float">
            <text:p>184,474724921788</text:p>
          </table:table-cell>
        </table:table-row>
        <table:table-row table:style-name="ro1">
          <table:table-cell table:style-name="ce5" office:value-type="float" office:value="2009" calcext:value-type="float">
            <text:p>2009</text:p>
          </table:table-cell>
          <table:table-cell table:style-name="ce10"/>
          <table:table-cell table:style-name="ce19" office:value-type="float" office:value="30.338956091263" calcext:value-type="float">
            <text:p>30,338956091263</text:p>
          </table:table-cell>
          <table:table-cell table:style-name="ce19" office:value-type="float" office:value="10.8818969579896" calcext:value-type="float">
            <text:p>10,8818969579896</text:p>
          </table:table-cell>
          <table:table-cell table:style-name="ce19" office:value-type="float" office:value="52.9122476964108" calcext:value-type="float">
            <text:p>52,9122476964108</text:p>
          </table:table-cell>
          <table:table-cell table:style-name="ce19" office:value-type="float" office:value="10.6163974719101" calcext:value-type="float">
            <text:p>10,6163974719101</text:p>
          </table:table-cell>
          <table:table-cell table:style-name="ce19" office:value-type="float" office:value="3.77310166694858" calcext:value-type="float">
            <text:p>3,77310166694858</text:p>
          </table:table-cell>
          <table:table-cell table:style-name="ce19" office:value-type="float" office:value="43.4715046545159" calcext:value-type="float">
            <text:p>43,4715046545159</text:p>
          </table:table-cell>
          <table:table-cell table:style-name="ce19" office:value-type="float" office:value="37.1790021338477" calcext:value-type="float">
            <text:p>37,1790021338477</text:p>
          </table:table-cell>
          <table:table-cell table:style-name="ce19" office:value-type="float" office:value="82.0837782239088" calcext:value-type="float">
            <text:p>82,0837782239088</text:p>
          </table:table-cell>
          <table:table-cell table:style-name="ce19" office:value-type="float" office:value="12.0088301351344" calcext:value-type="float">
            <text:p>12,0088301351344</text:p>
          </table:table-cell>
          <table:table-cell table:style-name="ce19" office:value-type="float" office:value="0.339425889854407" calcext:value-type="float">
            <text:p>0,339425889854407</text:p>
          </table:table-cell>
          <table:table-cell table:style-name="ce19" office:value-type="float" office:value="2.39852248086465" calcext:value-type="float">
            <text:p>2,39852248086465</text:p>
          </table:table-cell>
          <table:table-cell table:style-name="ce19" office:value-type="float" office:value="2.58785471816595" calcext:value-type="float">
            <text:p>2,58785471816595</text:p>
          </table:table-cell>
          <table:table-cell table:style-name="ce19" office:value-type="float" office:value="4.85767302013297" calcext:value-type="float">
            <text:p>4,85767302013297</text:p>
          </table:table-cell>
          <table:table-cell table:style-name="ce19" office:value-type="float" office:value="0.52743457792277" calcext:value-type="float">
            <text:p>0,52743457792277</text:p>
          </table:table-cell>
          <table:table-cell table:style-name="ce19" office:value-type="float" office:value="0.436673739392757" calcext:value-type="float">
            <text:p>0,436673739392757</text:p>
          </table:table-cell>
          <table:table-cell table:style-name="ce19" office:value-type="float" office:value="6.88152885486315" calcext:value-type="float">
            <text:p>6,88152885486315</text:p>
          </table:table-cell>
          <table:table-cell table:style-name="ce19" office:value-type="float" office:value="2.81190905696825" calcext:value-type="float">
            <text:p>2,81190905696825</text:p>
          </table:table-cell>
          <table:table-cell table:style-name="ce19" office:value-type="float" office:value="7.84944039220682" calcext:value-type="float">
            <text:p>7,84944039220682</text:p>
          </table:table-cell>
          <table:table-cell table:style-name="ce19" office:value-type="float" office:value="0.658026443608158" calcext:value-type="float">
            <text:p>0,658026443608158</text:p>
          </table:table-cell>
          <table:table-cell table:style-name="ce19" office:value-type="float" office:value="0.295658997756003" calcext:value-type="float">
            <text:p>0,295658997756003</text:p>
          </table:table-cell>
          <table:table-cell table:style-name="ce19" office:value-type="float" office:value="7.2333882652564" calcext:value-type="float">
            <text:p>7,2333882652564</text:p>
          </table:table-cell>
          <table:table-cell table:style-name="ce19" office:value-type="float" office:value="4.06729360178022" calcext:value-type="float">
            <text:p>4,06729360178022</text:p>
          </table:table-cell>
          <table:table-cell table:style-name="ce19" office:value-type="float" office:value="4.44153066943521" calcext:value-type="float">
            <text:p>4,44153066943521</text:p>
          </table:table-cell>
          <table:table-cell table:style-name="ce19" office:value-type="float" office:value="1.12446607306289" calcext:value-type="float">
            <text:p>1,12446607306289</text:p>
          </table:table-cell>
          <table:table-cell table:style-name="ce19" office:value-type="float" office:value="1.30267856084431" calcext:value-type="float">
            <text:p>1,30267856084431</text:p>
          </table:table-cell>
          <table:table-cell table:style-name="ce19" office:value-type="float" office:value="1.67028304388892" calcext:value-type="float">
            <text:p>1,67028304388892</text:p>
          </table:table-cell>
          <table:table-cell table:style-name="ce19" office:value-type="float" office:value="2.27778629442756" calcext:value-type="float">
            <text:p>2,27778629442756</text:p>
          </table:table-cell>
          <table:table-cell table:style-name="ce19" office:value-type="float" office:value="0.738102592945127" calcext:value-type="float">
            <text:p>0,738102592945127</text:p>
          </table:table-cell>
          <table:table-cell table:style-name="ce19" office:value-type="float" office:value="16.0303816709919" calcext:value-type="float">
            <text:p>16,0303816709919</text:p>
          </table:table-cell>
          <table:table-cell table:style-name="Pivot_20_Table_20_Value"/>
          <table:table-cell table:style-name="ce19" office:value-type="float" office:value="0.076790741776204" calcext:value-type="float">
            <text:p>0,076790741776204</text:p>
          </table:table-cell>
          <table:table-cell table:style-name="ce19" office:value-type="float" office:value="0.101133608094746" calcext:value-type="float">
            <text:p>0,101133608094746</text:p>
          </table:table-cell>
          <table:table-cell table:style-name="ce19" office:value-type="float" office:value="0.0292112836505232" calcext:value-type="float">
            <text:p>0,029211283650523</text:p>
          </table:table-cell>
          <table:table-cell table:style-name="ce19" office:value-type="float" office:value="3.10911737261721" calcext:value-type="float">
            <text:p>3,10911737261721</text:p>
          </table:table-cell>
          <table:table-cell table:style-name="ce19" office:value-type="float" office:value="1.56966774058101" calcext:value-type="float">
            <text:p>1,56966774058101</text:p>
          </table:table-cell>
          <table:table-cell table:style-name="ce19" office:value-type="float" office:value="0.0396208182621444" calcext:value-type="float">
            <text:p>0,039620818262144</text:p>
          </table:table-cell>
          <table:table-cell table:style-name="ce19" office:value-type="float" office:value="0.647803175725617" calcext:value-type="float">
            <text:p>0,647803175725617</text:p>
          </table:table-cell>
          <table:table-cell table:style-name="ce19" office:value-type="float" office:value="1.19337004003661" calcext:value-type="float">
            <text:p>1,19337004003661</text:p>
          </table:table-cell>
          <table:table-cell table:style-name="ce19" office:value-type="float" office:value="8.62153473665866" calcext:value-type="float">
            <text:p>8,62153473665866</text:p>
          </table:table-cell>
          <table:table-cell table:style-name="ce19" office:value-type="float" office:value="172.993562332012" calcext:value-type="float">
            <text:p>172,993562332012</text:p>
          </table:table-cell>
          <table:table-cell table:style-name="ce19" office:value-type="float" office:value="3000.81066986931" calcext:value-type="float">
            <text:p>3000,81066986931</text:p>
          </table:table-cell>
          <table:table-cell table:style-name="ce19" office:value-type="float" office:value="918.41689325766" calcext:value-type="float">
            <text:p>918,41689325766</text:p>
          </table:table-cell>
          <table:table-cell table:style-name="Pivot_20_Table_20_Value"/>
          <table:table-cell table:style-name="ce19" office:value-type="float" office:value="2.02506717381584" calcext:value-type="float">
            <text:p>2,02506717381584</text:p>
          </table:table-cell>
          <table:table-cell table:style-name="ce19" office:value-type="float" office:value="51.4632619885701" calcext:value-type="float">
            <text:p>51,4632619885701</text:p>
          </table:table-cell>
          <table:table-cell table:style-name="ce19" office:value-type="float" office:value="1.97739863434143" calcext:value-type="float">
            <text:p>1,97739863434143</text:p>
          </table:table-cell>
          <table:table-cell table:style-name="Pivot_20_Table_20_Value"/>
          <table:table-cell table:style-name="ce19" office:value-type="float" office:value="1220.92074705802" calcext:value-type="float">
            <text:p>1220,92074705802</text:p>
          </table:table-cell>
          <table:table-cell table:style-name="ce19" office:value-type="float" office:value="0.175426511554685" calcext:value-type="float">
            <text:p>0,175426511554685</text:p>
          </table:table-cell>
          <table:table-cell table:style-name="ce19" office:value-type="float" office:value="373.262812137621" calcext:value-type="float">
            <text:p>373,262812137621</text:p>
          </table:table-cell>
          <table:table-cell table:style-name="ce19" office:value-type="float" office:value="0.502559017205124" calcext:value-type="float">
            <text:p>0,502559017205124</text:p>
          </table:table-cell>
          <table:table-cell table:style-name="ce19" office:value-type="float" office:value="161.540852771286" calcext:value-type="float">
            <text:p>161,540852771286</text:p>
          </table:table-cell>
          <table:table-cell table:style-name="ce19" office:value-type="float" office:value="1242.2989256569" calcext:value-type="float">
            <text:p>1242,2989256569</text:p>
          </table:table-cell>
          <table:table-cell table:style-name="ce27" office:value-type="float" office:value="6084.67344741848" calcext:value-type="float">
            <text:p>6084,67344741848</text:p>
          </table:table-cell>
          <table:table-cell table:style-name="ce33" office:value-type="float" office:value="266.632267594519" calcext:value-type="float">
            <text:p>266,632267594519</text:p>
          </table:table-cell>
        </table:table-row>
        <table:table-row table:style-name="ro1">
          <table:table-cell table:style-name="ce5" office:value-type="float" office:value="2010" calcext:value-type="float">
            <text:p>2010</text:p>
          </table:table-cell>
          <table:table-cell table:style-name="ce10"/>
          <table:table-cell table:style-name="ce19" office:value-type="float" office:value="42.4319396378832" calcext:value-type="float">
            <text:p>42,4319396378832</text:p>
          </table:table-cell>
          <table:table-cell table:style-name="ce19" office:value-type="float" office:value="33.2761435389295" calcext:value-type="float">
            <text:p>33,2761435389295</text:p>
          </table:table-cell>
          <table:table-cell table:style-name="ce19" office:value-type="float" office:value="66.1422983172951" calcext:value-type="float">
            <text:p>66,1422983172951</text:p>
          </table:table-cell>
          <table:table-cell table:style-name="ce19" office:value-type="float" office:value="25.7184197490092" calcext:value-type="float">
            <text:p>25,7184197490092</text:p>
          </table:table-cell>
          <table:table-cell table:style-name="ce19" office:value-type="float" office:value="4.4553493579333" calcext:value-type="float">
            <text:p>4,4553493579333</text:p>
          </table:table-cell>
          <table:table-cell table:style-name="ce19" office:value-type="float" office:value="50.4031712271243" calcext:value-type="float">
            <text:p>50,4031712271243</text:p>
          </table:table-cell>
          <table:table-cell table:style-name="ce19" office:value-type="float" office:value="45.2240838843398" calcext:value-type="float">
            <text:p>45,2240838843398</text:p>
          </table:table-cell>
          <table:table-cell table:style-name="ce19" office:value-type="float" office:value="73.0866091916516" calcext:value-type="float">
            <text:p>73,0866091916516</text:p>
          </table:table-cell>
          <table:table-cell table:style-name="ce19" office:value-type="float" office:value="12.4768446352514" calcext:value-type="float">
            <text:p>12,4768446352514</text:p>
          </table:table-cell>
          <table:table-cell table:style-name="ce19" office:value-type="float" office:value="0.523181035148612" calcext:value-type="float">
            <text:p>0,523181035148612</text:p>
          </table:table-cell>
          <table:table-cell table:style-name="ce19" office:value-type="float" office:value="2.06374631468733" calcext:value-type="float">
            <text:p>2,06374631468733</text:p>
          </table:table-cell>
          <table:table-cell table:style-name="ce19" office:value-type="float" office:value="3.0688870423289" calcext:value-type="float">
            <text:p>3,0688870423289</text:p>
          </table:table-cell>
          <table:table-cell table:style-name="ce19" office:value-type="float" office:value="5.77099278409958" calcext:value-type="float">
            <text:p>5,77099278409958</text:p>
          </table:table-cell>
          <table:table-cell table:style-name="ce19" office:value-type="float" office:value="0.522630843248382" calcext:value-type="float">
            <text:p>0,522630843248382</text:p>
          </table:table-cell>
          <table:table-cell table:style-name="ce19" office:value-type="float" office:value="0.467628576741751" calcext:value-type="float">
            <text:p>0,467628576741751</text:p>
          </table:table-cell>
          <table:table-cell table:style-name="ce19" office:value-type="float" office:value="9.80653824805708" calcext:value-type="float">
            <text:p>9,80653824805708</text:p>
          </table:table-cell>
          <table:table-cell table:style-name="ce19" office:value-type="float" office:value="3.19333150259588" calcext:value-type="float">
            <text:p>3,19333150259588</text:p>
          </table:table-cell>
          <table:table-cell table:style-name="ce19" office:value-type="float" office:value="18.1905905908146" calcext:value-type="float">
            <text:p>18,1905905908146</text:p>
          </table:table-cell>
          <table:table-cell table:style-name="ce19" office:value-type="float" office:value="0.784502725176797" calcext:value-type="float">
            <text:p>0,784502725176797</text:p>
          </table:table-cell>
          <table:table-cell table:style-name="ce19" office:value-type="float" office:value="0.380420261134418" calcext:value-type="float">
            <text:p>0,380420261134418</text:p>
          </table:table-cell>
          <table:table-cell table:style-name="ce19" office:value-type="float" office:value="21.4255784426838" calcext:value-type="float">
            <text:p>21,4255784426838</text:p>
          </table:table-cell>
          <table:table-cell table:style-name="ce19" office:value-type="float" office:value="10.8642093895385" calcext:value-type="float">
            <text:p>10,8642093895385</text:p>
          </table:table-cell>
          <table:table-cell table:style-name="ce19" office:value-type="float" office:value="5.60772945277239" calcext:value-type="float">
            <text:p>5,60772945277239</text:p>
          </table:table-cell>
          <table:table-cell table:style-name="ce19" office:value-type="float" office:value="1.28792719813082" calcext:value-type="float">
            <text:p>1,28792719813082</text:p>
          </table:table-cell>
          <table:table-cell table:style-name="ce19" office:value-type="float" office:value="1.86050347410913" calcext:value-type="float">
            <text:p>1,86050347410913</text:p>
          </table:table-cell>
          <table:table-cell table:style-name="ce19" office:value-type="float" office:value="1.82961170423799" calcext:value-type="float">
            <text:p>1,82961170423799</text:p>
          </table:table-cell>
          <table:table-cell table:style-name="ce19" office:value-type="float" office:value="1.71156178261605" calcext:value-type="float">
            <text:p>1,71156178261605</text:p>
          </table:table-cell>
          <table:table-cell table:style-name="ce19" office:value-type="float" office:value="0.799473586597463" calcext:value-type="float">
            <text:p>0,799473586597463</text:p>
          </table:table-cell>
          <table:table-cell table:style-name="ce19" office:value-type="float" office:value="11.5222545156358" calcext:value-type="float">
            <text:p>11,5222545156358</text:p>
          </table:table-cell>
          <table:table-cell table:style-name="Pivot_20_Table_20_Value"/>
          <table:table-cell table:style-name="ce19" office:value-type="float" office:value="0.0905455351281239" calcext:value-type="float">
            <text:p>0,090545535128124</text:p>
          </table:table-cell>
          <table:table-cell table:style-name="ce19" office:value-type="float" office:value="0.139013115938251" calcext:value-type="float">
            <text:p>0,139013115938251</text:p>
          </table:table-cell>
          <table:table-cell table:style-name="ce19" office:value-type="float" office:value="0.0343171688536093" calcext:value-type="float">
            <text:p>0,034317168853609</text:p>
          </table:table-cell>
          <table:table-cell table:style-name="ce19" office:value-type="float" office:value="3.23295363925928" calcext:value-type="float">
            <text:p>3,23295363925928</text:p>
          </table:table-cell>
          <table:table-cell table:style-name="ce19" office:value-type="float" office:value="2.66452805506428" calcext:value-type="float">
            <text:p>2,66452805506428</text:p>
          </table:table-cell>
          <table:table-cell table:style-name="ce19" office:value-type="float" office:value="0.0447732117389939" calcext:value-type="float">
            <text:p>0,044773211738994</text:p>
          </table:table-cell>
          <table:table-cell table:style-name="ce19" office:value-type="float" office:value="0.325667775682564" calcext:value-type="float">
            <text:p>0,325667775682564</text:p>
          </table:table-cell>
          <table:table-cell table:style-name="ce19" office:value-type="float" office:value="1.26027120466105" calcext:value-type="float">
            <text:p>1,26027120466105</text:p>
          </table:table-cell>
          <table:table-cell table:style-name="ce19" office:value-type="float" office:value="19.0896914148206" calcext:value-type="float">
            <text:p>19,0896914148206</text:p>
          </table:table-cell>
          <table:table-cell table:style-name="ce19" office:value-type="float" office:value="81.6654004338696" calcext:value-type="float">
            <text:p>81,6654004338696</text:p>
          </table:table-cell>
          <table:table-cell table:style-name="ce19" office:value-type="float" office:value="2242.39279744981" calcext:value-type="float">
            <text:p>2242,39279744981</text:p>
          </table:table-cell>
          <table:table-cell table:style-name="ce19" office:value-type="float" office:value="1199.72052723347" calcext:value-type="float">
            <text:p>1199,72052723347</text:p>
          </table:table-cell>
          <table:table-cell table:style-name="Pivot_20_Table_20_Value"/>
          <table:table-cell table:style-name="ce19" office:value-type="float" office:value="2.18356148662472" calcext:value-type="float">
            <text:p>2,18356148662472</text:p>
          </table:table-cell>
          <table:table-cell table:style-name="ce19" office:value-type="float" office:value="73.303833884446" calcext:value-type="float">
            <text:p>73,303833884446</text:p>
          </table:table-cell>
          <table:table-cell table:style-name="ce19" office:value-type="float" office:value="2.3125554225828" calcext:value-type="float">
            <text:p>2,3125554225828</text:p>
          </table:table-cell>
          <table:table-cell table:style-name="Pivot_20_Table_20_Value"/>
          <table:table-cell table:style-name="ce19" office:value-type="float" office:value="2321.73551967591" calcext:value-type="float">
            <text:p>2321,73551967591</text:p>
          </table:table-cell>
          <table:table-cell table:style-name="ce19" office:value-type="float" office:value="0.246910601593301" calcext:value-type="float">
            <text:p>0,246910601593301</text:p>
          </table:table-cell>
          <table:table-cell table:style-name="ce19" office:value-type="float" office:value="287.038330719964" calcext:value-type="float">
            <text:p>287,038330719964</text:p>
          </table:table-cell>
          <table:table-cell table:style-name="ce19" office:value-type="float" office:value="0.519565991015213" calcext:value-type="float">
            <text:p>0,519565991015213</text:p>
          </table:table-cell>
          <table:table-cell table:style-name="ce19" office:value-type="float" office:value="321.159713841542" calcext:value-type="float">
            <text:p>321,159713841542</text:p>
          </table:table-cell>
          <table:table-cell table:style-name="ce19" office:value-type="float" office:value="1229.33906708107" calcext:value-type="float">
            <text:p>1229,33906708107</text:p>
          </table:table-cell>
          <table:table-cell table:style-name="ce27" office:value-type="float" office:value="6330.66453549765" calcext:value-type="float">
            <text:p>6330,66453549765</text:p>
          </table:table-cell>
          <table:table-cell table:style-name="ce33" office:value-type="float" office:value="285.765887048049" calcext:value-type="float">
            <text:p>285,765887048049</text:p>
          </table:table-cell>
        </table:table-row>
        <table:table-row table:style-name="ro1">
          <table:table-cell table:style-name="ce5" office:value-type="float" office:value="2011" calcext:value-type="float">
            <text:p>2011</text:p>
          </table:table-cell>
          <table:table-cell table:style-name="ce10"/>
          <table:table-cell table:style-name="ce19" office:value-type="float" office:value="37.7407187343806" calcext:value-type="float">
            <text:p>37,7407187343806</text:p>
          </table:table-cell>
          <table:table-cell table:style-name="ce19" office:value-type="float" office:value="32.8783781829758" calcext:value-type="float">
            <text:p>32,8783781829758</text:p>
          </table:table-cell>
          <table:table-cell table:style-name="ce19" office:value-type="float" office:value="60.6559539095525" calcext:value-type="float">
            <text:p>60,6559539095525</text:p>
          </table:table-cell>
          <table:table-cell table:style-name="ce19" office:value-type="float" office:value="13.6575145119974" calcext:value-type="float">
            <text:p>13,6575145119974</text:p>
          </table:table-cell>
          <table:table-cell table:style-name="ce19" office:value-type="float" office:value="4.48375294110803" calcext:value-type="float">
            <text:p>4,48375294110803</text:p>
          </table:table-cell>
          <table:table-cell table:style-name="ce19" office:value-type="float" office:value="44.7312579888002" calcext:value-type="float">
            <text:p>44,7312579888002</text:p>
          </table:table-cell>
          <table:table-cell table:style-name="ce19" office:value-type="float" office:value="43.6614348786111" calcext:value-type="float">
            <text:p>43,6614348786111</text:p>
          </table:table-cell>
          <table:table-cell table:style-name="ce19" office:value-type="float" office:value="72.9171517167876" calcext:value-type="float">
            <text:p>72,9171517167876</text:p>
          </table:table-cell>
          <table:table-cell table:style-name="ce19" office:value-type="float" office:value="12.0605600667381" calcext:value-type="float">
            <text:p>12,0605600667381</text:p>
          </table:table-cell>
          <table:table-cell table:style-name="ce19" office:value-type="float" office:value="0.514368687849482" calcext:value-type="float">
            <text:p>0,514368687849482</text:p>
          </table:table-cell>
          <table:table-cell table:style-name="ce19" office:value-type="float" office:value="2.30524314610528" calcext:value-type="float">
            <text:p>2,30524314610528</text:p>
          </table:table-cell>
          <table:table-cell table:style-name="ce19" office:value-type="float" office:value="3.16018865847903" calcext:value-type="float">
            <text:p>3,16018865847903</text:p>
          </table:table-cell>
          <table:table-cell table:style-name="ce19" office:value-type="float" office:value="5.90680916474735" calcext:value-type="float">
            <text:p>5,90680916474735</text:p>
          </table:table-cell>
          <table:table-cell table:style-name="ce19" office:value-type="float" office:value="0.619685463720543" calcext:value-type="float">
            <text:p>0,619685463720543</text:p>
          </table:table-cell>
          <table:table-cell table:style-name="ce19" office:value-type="float" office:value="0.585948221957792" calcext:value-type="float">
            <text:p>0,585948221957792</text:p>
          </table:table-cell>
          <table:table-cell table:style-name="ce19" office:value-type="float" office:value="8.21097690909771" calcext:value-type="float">
            <text:p>8,21097690909771</text:p>
          </table:table-cell>
          <table:table-cell table:style-name="ce19" office:value-type="float" office:value="2.69100664999838" calcext:value-type="float">
            <text:p>2,69100664999838</text:p>
          </table:table-cell>
          <table:table-cell table:style-name="ce19" office:value-type="float" office:value="11.6934172804329" calcext:value-type="float">
            <text:p>11,6934172804329</text:p>
          </table:table-cell>
          <table:table-cell table:style-name="ce19" office:value-type="float" office:value="2.38584093037571" calcext:value-type="float">
            <text:p>2,38584093037571</text:p>
          </table:table-cell>
          <table:table-cell table:style-name="ce19" office:value-type="float" office:value="0.330065322876442" calcext:value-type="float">
            <text:p>0,330065322876442</text:p>
          </table:table-cell>
          <table:table-cell table:style-name="ce19" office:value-type="float" office:value="10.8028505527031" calcext:value-type="float">
            <text:p>10,8028505527031</text:p>
          </table:table-cell>
          <table:table-cell table:style-name="ce19" office:value-type="float" office:value="11.0467265447196" calcext:value-type="float">
            <text:p>11,0467265447196</text:p>
          </table:table-cell>
          <table:table-cell table:style-name="ce19" office:value-type="float" office:value="5.29663353924293" calcext:value-type="float">
            <text:p>5,29663353924293</text:p>
          </table:table-cell>
          <table:table-cell table:style-name="ce19" office:value-type="float" office:value="1.26349800708458" calcext:value-type="float">
            <text:p>1,26349800708458</text:p>
          </table:table-cell>
          <table:table-cell table:style-name="ce19" office:value-type="float" office:value="2.00663748706021" calcext:value-type="float">
            <text:p>2,00663748706021</text:p>
          </table:table-cell>
          <table:table-cell table:style-name="ce19" office:value-type="float" office:value="1.72329611153419" calcext:value-type="float">
            <text:p>1,72329611153419</text:p>
          </table:table-cell>
          <table:table-cell table:style-name="ce19" office:value-type="float" office:value="1.82284681771849" calcext:value-type="float">
            <text:p>1,82284681771849</text:p>
          </table:table-cell>
          <table:table-cell table:style-name="ce19" office:value-type="float" office:value="1.09797945668124" calcext:value-type="float">
            <text:p>1,09797945668124</text:p>
          </table:table-cell>
          <table:table-cell table:style-name="ce19" office:value-type="float" office:value="10.8890174398115" calcext:value-type="float">
            <text:p>10,8890174398115</text:p>
          </table:table-cell>
          <table:table-cell table:style-name="ce19" office:value-type="float" office:value="12.6208267581514" calcext:value-type="float">
            <text:p>12,6208267581514</text:p>
          </table:table-cell>
          <table:table-cell table:style-name="ce19" office:value-type="float" office:value="0.0870045022768378" calcext:value-type="float">
            <text:p>0,087004502276838</text:p>
          </table:table-cell>
          <table:table-cell table:style-name="ce19" office:value-type="float" office:value="0.141505141755151" calcext:value-type="float">
            <text:p>0,141505141755151</text:p>
          </table:table-cell>
          <table:table-cell table:style-name="ce19" office:value-type="float" office:value="0.0485179880615195" calcext:value-type="float">
            <text:p>0,04851798806152</text:p>
          </table:table-cell>
          <table:table-cell table:style-name="ce19" office:value-type="float" office:value="3.51155442669356" calcext:value-type="float">
            <text:p>3,51155442669356</text:p>
          </table:table-cell>
          <table:table-cell table:style-name="ce19" office:value-type="float" office:value="2.19520127737324" calcext:value-type="float">
            <text:p>2,19520127737324</text:p>
          </table:table-cell>
          <table:table-cell table:style-name="ce19" office:value-type="float" office:value="0.0815687995967243" calcext:value-type="float">
            <text:p>0,081568799596724</text:p>
          </table:table-cell>
          <table:table-cell table:style-name="ce19" office:value-type="float" office:value="0.229957443959634" calcext:value-type="float">
            <text:p>0,229957443959634</text:p>
          </table:table-cell>
          <table:table-cell table:style-name="ce19" office:value-type="float" office:value="1.20373521868053" calcext:value-type="float">
            <text:p>1,20373521868053</text:p>
          </table:table-cell>
          <table:table-cell table:style-name="ce19" office:value-type="float" office:value="19.2487554455183" calcext:value-type="float">
            <text:p>19,2487554455183</text:p>
          </table:table-cell>
          <table:table-cell table:style-name="ce19" office:value-type="float" office:value="87.2359437049274" calcext:value-type="float">
            <text:p>87,2359437049274</text:p>
          </table:table-cell>
          <table:table-cell table:style-name="ce19" office:value-type="float" office:value="3444.02265321222" calcext:value-type="float">
            <text:p>3444,02265321222</text:p>
          </table:table-cell>
          <table:table-cell table:style-name="ce19" office:value-type="float" office:value="1233.90352794078" calcext:value-type="float">
            <text:p>1233,90352794078</text:p>
          </table:table-cell>
          <table:table-cell table:style-name="Pivot_20_Table_20_Value"/>
          <table:table-cell table:style-name="ce19" office:value-type="float" office:value="2.24232240754125" calcext:value-type="float">
            <text:p>2,24232240754125</text:p>
          </table:table-cell>
          <table:table-cell table:style-name="ce19" office:value-type="float" office:value="50.6579872449168" calcext:value-type="float">
            <text:p>50,6579872449168</text:p>
          </table:table-cell>
          <table:table-cell table:style-name="ce19" office:value-type="float" office:value="3.07567459178927" calcext:value-type="float">
            <text:p>3,07567459178927</text:p>
          </table:table-cell>
          <table:table-cell table:style-name="Pivot_20_Table_20_Value"/>
          <table:table-cell table:style-name="ce19" office:value-type="float" office:value="2576.8113507012" calcext:value-type="float">
            <text:p>2576,8113507012</text:p>
          </table:table-cell>
          <table:table-cell table:style-name="ce19" office:value-type="float" office:value="1.00727005603304" calcext:value-type="float">
            <text:p>1,00727005603304</text:p>
          </table:table-cell>
          <table:table-cell table:style-name="ce19" office:value-type="float" office:value="286.574481179522" calcext:value-type="float">
            <text:p>286,574481179522</text:p>
          </table:table-cell>
          <table:table-cell table:style-name="ce19" office:value-type="float" office:value="0.448891107381783" calcext:value-type="float">
            <text:p>0,448891107381783</text:p>
          </table:table-cell>
          <table:table-cell table:style-name="ce19" office:value-type="float" office:value="221.458843998833" calcext:value-type="float">
            <text:p>221,458843998833</text:p>
          </table:table-cell>
          <table:table-cell table:style-name="ce19" office:value-type="float" office:value="2299.92813726845" calcext:value-type="float">
            <text:p>2299,92813726845</text:p>
          </table:table-cell>
          <table:table-cell table:style-name="ce27" office:value-type="float" office:value="977.995976764229" calcext:value-type="float">
            <text:p>977,995976764229</text:p>
          </table:table-cell>
          <table:table-cell table:style-name="ce33" office:value-type="float" office:value="223.689835509674" calcext:value-type="float">
            <text:p>223,689835509674</text:p>
          </table:table-cell>
        </table:table-row>
        <table:table-row table:style-name="ro1">
          <table:table-cell table:style-name="ce5" office:value-type="float" office:value="2012" calcext:value-type="float">
            <text:p>2012</text:p>
          </table:table-cell>
          <table:table-cell table:style-name="ce11" office:value-type="float" office:value="40.778000764526" calcext:value-type="float">
            <text:p>40,778000764526</text:p>
          </table:table-cell>
          <table:table-cell table:style-name="ce19" office:value-type="float" office:value="34.0752770079154" calcext:value-type="float">
            <text:p>34,0752770079154</text:p>
          </table:table-cell>
          <table:table-cell table:style-name="ce19" office:value-type="float" office:value="33.9404852753934" calcext:value-type="float">
            <text:p>33,9404852753934</text:p>
          </table:table-cell>
          <table:table-cell table:style-name="ce19" office:value-type="float" office:value="61.1474294311372" calcext:value-type="float">
            <text:p>61,1474294311372</text:p>
          </table:table-cell>
          <table:table-cell table:style-name="ce19" office:value-type="float" office:value="17.4671327521846" calcext:value-type="float">
            <text:p>17,4671327521846</text:p>
          </table:table-cell>
          <table:table-cell table:style-name="ce19" office:value-type="float" office:value="4.50096774405264" calcext:value-type="float">
            <text:p>4,50096774405264</text:p>
          </table:table-cell>
          <table:table-cell table:style-name="ce19" office:value-type="float" office:value="40.3674146763244" calcext:value-type="float">
            <text:p>40,3674146763244</text:p>
          </table:table-cell>
          <table:table-cell table:style-name="ce19" office:value-type="float" office:value="33.6131975121785" calcext:value-type="float">
            <text:p>33,6131975121785</text:p>
          </table:table-cell>
          <table:table-cell table:style-name="ce19" office:value-type="float" office:value="69.641053791297" calcext:value-type="float">
            <text:p>69,641053791297</text:p>
          </table:table-cell>
          <table:table-cell table:style-name="ce19" office:value-type="float" office:value="12.4515999035657" calcext:value-type="float">
            <text:p>12,4515999035657</text:p>
          </table:table-cell>
          <table:table-cell table:style-name="ce19" office:value-type="float" office:value="0.529345588635365" calcext:value-type="float">
            <text:p>0,529345588635365</text:p>
          </table:table-cell>
          <table:table-cell table:style-name="ce19" office:value-type="float" office:value="2.40094207265306" calcext:value-type="float">
            <text:p>2,40094207265306</text:p>
          </table:table-cell>
          <table:table-cell table:style-name="ce19" office:value-type="float" office:value="3.2760424267797" calcext:value-type="float">
            <text:p>3,2760424267797</text:p>
          </table:table-cell>
          <table:table-cell table:style-name="ce19" office:value-type="float" office:value="5.96636182115297" calcext:value-type="float">
            <text:p>5,96636182115297</text:p>
          </table:table-cell>
          <table:table-cell table:style-name="ce19" office:value-type="float" office:value="0.652987827867464" calcext:value-type="float">
            <text:p>0,652987827867464</text:p>
          </table:table-cell>
          <table:table-cell table:style-name="ce19" office:value-type="float" office:value="0.611687423382086" calcext:value-type="float">
            <text:p>0,611687423382086</text:p>
          </table:table-cell>
          <table:table-cell table:style-name="ce19" office:value-type="float" office:value="7.90839863973671" calcext:value-type="float">
            <text:p>7,90839863973671</text:p>
          </table:table-cell>
          <table:table-cell table:style-name="ce19" office:value-type="float" office:value="2.15604826762165" calcext:value-type="float">
            <text:p>2,15604826762165</text:p>
          </table:table-cell>
          <table:table-cell table:style-name="ce19" office:value-type="float" office:value="11.4327891266541" calcext:value-type="float">
            <text:p>11,4327891266541</text:p>
          </table:table-cell>
          <table:table-cell table:style-name="ce19" office:value-type="float" office:value="2.42220763663194" calcext:value-type="float">
            <text:p>2,42220763663194</text:p>
          </table:table-cell>
          <table:table-cell table:style-name="ce19" office:value-type="float" office:value="0.319346863983951" calcext:value-type="float">
            <text:p>0,319346863983951</text:p>
          </table:table-cell>
          <table:table-cell table:style-name="ce19" office:value-type="float" office:value="18.2077995273296" calcext:value-type="float">
            <text:p>18,2077995273296</text:p>
          </table:table-cell>
          <table:table-cell table:style-name="ce19" office:value-type="float" office:value="11.248914441928" calcext:value-type="float">
            <text:p>11,248914441928</text:p>
          </table:table-cell>
          <table:table-cell table:style-name="ce19" office:value-type="float" office:value="5.26123776227528" calcext:value-type="float">
            <text:p>5,26123776227528</text:p>
          </table:table-cell>
          <table:table-cell table:style-name="ce19" office:value-type="float" office:value="1.3444083167323" calcext:value-type="float">
            <text:p>1,3444083167323</text:p>
          </table:table-cell>
          <table:table-cell table:style-name="ce19" office:value-type="float" office:value="1.97737275803805" calcext:value-type="float">
            <text:p>1,97737275803805</text:p>
          </table:table-cell>
          <table:table-cell table:style-name="ce19" office:value-type="float" office:value="2.10144783719725" calcext:value-type="float">
            <text:p>2,10144783719725</text:p>
          </table:table-cell>
          <table:table-cell table:style-name="ce19" office:value-type="float" office:value="1.85740218671384" calcext:value-type="float">
            <text:p>1,85740218671384</text:p>
          </table:table-cell>
          <table:table-cell table:style-name="ce19" office:value-type="float" office:value="0.979876336635345" calcext:value-type="float">
            <text:p>0,979876336635345</text:p>
          </table:table-cell>
          <table:table-cell table:style-name="ce19" office:value-type="float" office:value="1.51859832443882" calcext:value-type="float">
            <text:p>1,51859832443882</text:p>
          </table:table-cell>
          <table:table-cell table:style-name="ce19" office:value-type="float" office:value="11.3479232995399" calcext:value-type="float">
            <text:p>11,3479232995399</text:p>
          </table:table-cell>
          <table:table-cell table:style-name="ce19" office:value-type="float" office:value="0.083912357806812" calcext:value-type="float">
            <text:p>0,083912357806812</text:p>
          </table:table-cell>
          <table:table-cell table:style-name="ce19" office:value-type="float" office:value="0.139018609921612" calcext:value-type="float">
            <text:p>0,139018609921612</text:p>
          </table:table-cell>
          <table:table-cell table:style-name="ce19" office:value-type="float" office:value="0.0828720655110518" calcext:value-type="float">
            <text:p>0,082872065511052</text:p>
          </table:table-cell>
          <table:table-cell table:style-name="ce19" office:value-type="float" office:value="4.26850954866523" calcext:value-type="float">
            <text:p>4,26850954866523</text:p>
          </table:table-cell>
          <table:table-cell table:style-name="ce19" office:value-type="float" office:value="2.36573246839922" calcext:value-type="float">
            <text:p>2,36573246839922</text:p>
          </table:table-cell>
          <table:table-cell table:style-name="ce19" office:value-type="float" office:value="0.063986935693218" calcext:value-type="float">
            <text:p>0,063986935693218</text:p>
          </table:table-cell>
          <table:table-cell table:style-name="ce19" office:value-type="float" office:value="0.211209261606817" calcext:value-type="float">
            <text:p>0,211209261606817</text:p>
          </table:table-cell>
          <table:table-cell table:style-name="ce19" office:value-type="float" office:value="1.24401432872081" calcext:value-type="float">
            <text:p>1,24401432872081</text:p>
          </table:table-cell>
          <table:table-cell table:style-name="ce19" office:value-type="float" office:value="21.3074646341703" calcext:value-type="float">
            <text:p>21,3074646341703</text:p>
          </table:table-cell>
          <table:table-cell table:style-name="ce19" office:value-type="float" office:value="83.7307139419862" calcext:value-type="float">
            <text:p>83,7307139419862</text:p>
          </table:table-cell>
          <table:table-cell table:style-name="ce19" office:value-type="float" office:value="7132.96011447261" calcext:value-type="float">
            <text:p>7132,96011447261</text:p>
          </table:table-cell>
          <table:table-cell table:style-name="ce19" office:value-type="float" office:value="1247.79407231118" calcext:value-type="float">
            <text:p>1247,79407231118</text:p>
          </table:table-cell>
          <table:table-cell table:style-name="ce19" office:value-type="float" office:value="36.2165893900689" calcext:value-type="float">
            <text:p>36,2165893900689</text:p>
          </table:table-cell>
          <table:table-cell table:style-name="ce19" office:value-type="float" office:value="2.16671305984653" calcext:value-type="float">
            <text:p>2,16671305984653</text:p>
          </table:table-cell>
          <table:table-cell table:style-name="ce19" office:value-type="float" office:value="73.8099731735182" calcext:value-type="float">
            <text:p>73,8099731735182</text:p>
          </table:table-cell>
          <table:table-cell table:style-name="ce19" office:value-type="float" office:value="2.8781694941679" calcext:value-type="float">
            <text:p>2,8781694941679</text:p>
          </table:table-cell>
          <table:table-cell table:style-name="Pivot_20_Table_20_Value"/>
          <table:table-cell table:style-name="ce19" office:value-type="float" office:value="1597.00810997729" calcext:value-type="float">
            <text:p>1597,00810997729</text:p>
          </table:table-cell>
          <table:table-cell table:style-name="ce19" office:value-type="float" office:value="0.243385824485628" calcext:value-type="float">
            <text:p>0,243385824485628</text:p>
          </table:table-cell>
          <table:table-cell table:style-name="ce19" office:value-type="float" office:value="334.5852613204" calcext:value-type="float">
            <text:p>334,5852613204</text:p>
          </table:table-cell>
          <table:table-cell table:style-name="ce19" office:value-type="float" office:value="0.422273900827179" calcext:value-type="float">
            <text:p>0,422273900827179</text:p>
          </table:table-cell>
          <table:table-cell table:style-name="ce19" office:value-type="float" office:value="1079.25945651119" calcext:value-type="float">
            <text:p>1079,25945651119</text:p>
          </table:table-cell>
          <table:table-cell table:style-name="ce19" office:value-type="float" office:value="2449.21256550172" calcext:value-type="float">
            <text:p>2449,21256550172</text:p>
          </table:table-cell>
          <table:table-cell table:style-name="ce27" office:value-type="float" office:value="6155.7765544963" calcext:value-type="float">
            <text:p>6155,7765544963</text:p>
          </table:table-cell>
          <table:table-cell table:style-name="ce33" office:value-type="float" office:value="382.728414276493" calcext:value-type="float">
            <text:p>382,728414276493</text:p>
          </table:table-cell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11" office:value-type="float" office:value="49.4469958181536" calcext:value-type="float">
            <text:p>49,4469958181536</text:p>
          </table:table-cell>
          <table:table-cell table:style-name="ce19" office:value-type="float" office:value="31.060585492457" calcext:value-type="float">
            <text:p>31,060585492457</text:p>
          </table:table-cell>
          <table:table-cell table:style-name="ce19" office:value-type="float" office:value="29.7478751304033" calcext:value-type="float">
            <text:p>29,7478751304033</text:p>
          </table:table-cell>
          <table:table-cell table:style-name="ce19" office:value-type="float" office:value="58.1276060055943" calcext:value-type="float">
            <text:p>58,1276060055943</text:p>
          </table:table-cell>
          <table:table-cell table:style-name="ce19" office:value-type="float" office:value="22.0394171485161" calcext:value-type="float">
            <text:p>22,0394171485161</text:p>
          </table:table-cell>
          <table:table-cell table:style-name="ce19" office:value-type="float" office:value="5.3466676028635" calcext:value-type="float">
            <text:p>5,3466676028635</text:p>
          </table:table-cell>
          <table:table-cell table:style-name="ce19" office:value-type="float" office:value="37.4757138438774" calcext:value-type="float">
            <text:p>37,4757138438774</text:p>
          </table:table-cell>
          <table:table-cell table:style-name="ce19" office:value-type="float" office:value="31.140913591383" calcext:value-type="float">
            <text:p>31,140913591383</text:p>
          </table:table-cell>
          <table:table-cell table:style-name="ce19" office:value-type="float" office:value="87.4175324461513" calcext:value-type="float">
            <text:p>87,4175324461513</text:p>
          </table:table-cell>
          <table:table-cell table:style-name="ce19" office:value-type="float" office:value="12.6889070864401" calcext:value-type="float">
            <text:p>12,6889070864401</text:p>
          </table:table-cell>
          <table:table-cell table:style-name="ce19" office:value-type="float" office:value="0.548354954641122" calcext:value-type="float">
            <text:p>0,548354954641122</text:p>
          </table:table-cell>
          <table:table-cell table:style-name="ce19" office:value-type="float" office:value="2.81534656385623" calcext:value-type="float">
            <text:p>2,81534656385623</text:p>
          </table:table-cell>
          <table:table-cell table:style-name="ce19" office:value-type="float" office:value="3.36847937712093" calcext:value-type="float">
            <text:p>3,36847937712093</text:p>
          </table:table-cell>
          <table:table-cell table:style-name="ce19" office:value-type="float" office:value="5.82876812938155" calcext:value-type="float">
            <text:p>5,82876812938155</text:p>
          </table:table-cell>
          <table:table-cell table:style-name="ce19" office:value-type="float" office:value="0.66628110103129" calcext:value-type="float">
            <text:p>0,66628110103129</text:p>
          </table:table-cell>
          <table:table-cell table:style-name="ce19" office:value-type="float" office:value="0.67907143887453" calcext:value-type="float">
            <text:p>0,67907143887453</text:p>
          </table:table-cell>
          <table:table-cell table:style-name="ce19" office:value-type="float" office:value="7.81402083755856" calcext:value-type="float">
            <text:p>7,81402083755856</text:p>
          </table:table-cell>
          <table:table-cell table:style-name="ce19" office:value-type="float" office:value="2.34876641760785" calcext:value-type="float">
            <text:p>2,34876641760785</text:p>
          </table:table-cell>
          <table:table-cell table:style-name="ce19" office:value-type="float" office:value="10.6554353772063" calcext:value-type="float">
            <text:p>10,6554353772063</text:p>
          </table:table-cell>
          <table:table-cell table:style-name="ce19" office:value-type="float" office:value="2.44771158648866" calcext:value-type="float">
            <text:p>2,44771158648866</text:p>
          </table:table-cell>
          <table:table-cell table:style-name="ce19" office:value-type="float" office:value="0.287532636344842" calcext:value-type="float">
            <text:p>0,287532636344842</text:p>
          </table:table-cell>
          <table:table-cell table:style-name="ce19" office:value-type="float" office:value="6.56670973312384" calcext:value-type="float">
            <text:p>6,56670973312384</text:p>
          </table:table-cell>
          <table:table-cell table:style-name="ce19" office:value-type="float" office:value="5.78620512730425" calcext:value-type="float">
            <text:p>5,78620512730425</text:p>
          </table:table-cell>
          <table:table-cell table:style-name="ce19" office:value-type="float" office:value="5.30048868021956" calcext:value-type="float">
            <text:p>5,30048868021956</text:p>
          </table:table-cell>
          <table:table-cell table:style-name="ce19" office:value-type="float" office:value="1.5178319439115" calcext:value-type="float">
            <text:p>1,5178319439115</text:p>
          </table:table-cell>
          <table:table-cell table:style-name="ce19" office:value-type="float" office:value="2.29586484657245" calcext:value-type="float">
            <text:p>2,29586484657245</text:p>
          </table:table-cell>
          <table:table-cell table:style-name="ce19" office:value-type="float" office:value="2.50625627953912" calcext:value-type="float">
            <text:p>2,50625627953912</text:p>
          </table:table-cell>
          <table:table-cell table:style-name="ce19" office:value-type="float" office:value="2.08420440146763" calcext:value-type="float">
            <text:p>2,08420440146763</text:p>
          </table:table-cell>
          <table:table-cell table:style-name="ce19" office:value-type="float" office:value="0.837068868300918" calcext:value-type="float">
            <text:p>0,837068868300918</text:p>
          </table:table-cell>
          <table:table-cell table:style-name="ce19" office:value-type="float" office:value="2.92367213002292" calcext:value-type="float">
            <text:p>2,92367213002292</text:p>
          </table:table-cell>
          <table:table-cell table:style-name="ce19" office:value-type="float" office:value="10.9804842203965" calcext:value-type="float">
            <text:p>10,9804842203965</text:p>
          </table:table-cell>
          <table:table-cell table:style-name="ce19" office:value-type="float" office:value="0.0837713420625159" calcext:value-type="float">
            <text:p>0,083771342062516</text:p>
          </table:table-cell>
          <table:table-cell table:style-name="ce19" office:value-type="float" office:value="0.133534851483295" calcext:value-type="float">
            <text:p>0,133534851483295</text:p>
          </table:table-cell>
          <table:table-cell table:style-name="ce19" office:value-type="float" office:value="0.0623554005729774" calcext:value-type="float">
            <text:p>0,062355400572977</text:p>
          </table:table-cell>
          <table:table-cell table:style-name="ce19" office:value-type="float" office:value="3.09175664996992" calcext:value-type="float">
            <text:p>3,09175664996992</text:p>
          </table:table-cell>
          <table:table-cell table:style-name="ce19" office:value-type="float" office:value="2.46483759066541" calcext:value-type="float">
            <text:p>2,46483759066541</text:p>
          </table:table-cell>
          <table:table-cell table:style-name="ce19" office:value-type="float" office:value="0.0443787423677781" calcext:value-type="float">
            <text:p>0,044378742367778</text:p>
          </table:table-cell>
          <table:table-cell table:style-name="ce19" office:value-type="float" office:value="0.197325182170692" calcext:value-type="float">
            <text:p>0,197325182170692</text:p>
          </table:table-cell>
          <table:table-cell table:style-name="ce19" office:value-type="float" office:value="1.14806100478218" calcext:value-type="float">
            <text:p>1,14806100478218</text:p>
          </table:table-cell>
          <table:table-cell table:style-name="ce19" office:value-type="float" office:value="38.9752912278558" calcext:value-type="float">
            <text:p>38,9752912278558</text:p>
          </table:table-cell>
          <table:table-cell table:style-name="ce19" office:value-type="float" office:value="72.9063567515427" calcext:value-type="float">
            <text:p>72,9063567515427</text:p>
          </table:table-cell>
          <table:table-cell table:style-name="ce19" office:value-type="float" office:value="4404.12231036192" calcext:value-type="float">
            <text:p>4404,12231036192</text:p>
          </table:table-cell>
          <table:table-cell table:style-name="ce19" office:value-type="float" office:value="1266.00223069187" calcext:value-type="float">
            <text:p>1266,00223069187</text:p>
          </table:table-cell>
          <table:table-cell table:style-name="ce19" office:value-type="float" office:value="36.5335138169027" calcext:value-type="float">
            <text:p>36,5335138169027</text:p>
          </table:table-cell>
          <table:table-cell table:style-name="ce19" office:value-type="float" office:value="2.26526274672097" calcext:value-type="float">
            <text:p>2,26526274672097</text:p>
          </table:table-cell>
          <table:table-cell table:style-name="ce19" office:value-type="float" office:value="94.8269268947615" calcext:value-type="float">
            <text:p>94,8269268947615</text:p>
          </table:table-cell>
          <table:table-cell table:style-name="ce19" office:value-type="float" office:value="2.53149454105882" calcext:value-type="float">
            <text:p>2,53149454105882</text:p>
          </table:table-cell>
          <table:table-cell table:style-name="Pivot_20_Table_20_Value"/>
          <table:table-cell table:style-name="ce19" office:value-type="float" office:value="2446.98754897483" calcext:value-type="float">
            <text:p>2446,98754897483</text:p>
          </table:table-cell>
          <table:table-cell table:style-name="ce19" office:value-type="float" office:value="0.311671698156941" calcext:value-type="float">
            <text:p>0,311671698156941</text:p>
          </table:table-cell>
          <table:table-cell table:style-name="ce19" office:value-type="float" office:value="761.438335077402" calcext:value-type="float">
            <text:p>761,438335077402</text:p>
          </table:table-cell>
          <table:table-cell table:style-name="ce19" office:value-type="float" office:value="0.423610602996875" calcext:value-type="float">
            <text:p>0,423610602996875</text:p>
          </table:table-cell>
          <table:table-cell table:style-name="ce19" office:value-type="float" office:value="1085.35493838741" calcext:value-type="float">
            <text:p>1085,35493838741</text:p>
          </table:table-cell>
          <table:table-cell table:style-name="ce19" office:value-type="float" office:value="2412.20350077461" calcext:value-type="float">
            <text:p>2412,20350077461</text:p>
          </table:table-cell>
          <table:table-cell table:style-name="ce27" office:value-type="float" office:value="6999.86084754496" calcext:value-type="float">
            <text:p>6999,86084754496</text:p>
          </table:table-cell>
          <table:table-cell table:style-name="ce33" office:value-type="float" office:value="371.754085734701" calcext:value-type="float">
            <text:p>371,754085734701</text:p>
          </table:table-cell>
        </table:table-row>
        <table:table-row table:style-name="ro1">
          <table:table-cell table:style-name="ce5" office:value-type="float" office:value="2014" calcext:value-type="float">
            <text:p>2014</text:p>
          </table:table-cell>
          <table:table-cell table:style-name="ce11" office:value-type="float" office:value="47.9317124565612" calcext:value-type="float">
            <text:p>47,9317124565612</text:p>
          </table:table-cell>
          <table:table-cell table:style-name="ce19" office:value-type="float" office:value="41.1459415374426" calcext:value-type="float">
            <text:p>41,1459415374426</text:p>
          </table:table-cell>
          <table:table-cell table:style-name="ce19" office:value-type="float" office:value="35.9863211513493" calcext:value-type="float">
            <text:p>35,9863211513493</text:p>
          </table:table-cell>
          <table:table-cell table:style-name="ce19" office:value-type="float" office:value="64.9644464773832" calcext:value-type="float">
            <text:p>64,9644464773832</text:p>
          </table:table-cell>
          <table:table-cell table:style-name="ce19" office:value-type="float" office:value="31.1566519834465" calcext:value-type="float">
            <text:p>31,1566519834465</text:p>
          </table:table-cell>
          <table:table-cell table:style-name="ce19" office:value-type="float" office:value="5.49813663412725" calcext:value-type="float">
            <text:p>5,49813663412725</text:p>
          </table:table-cell>
          <table:table-cell table:style-name="ce19" office:value-type="float" office:value="51.0367674865146" calcext:value-type="float">
            <text:p>51,0367674865146</text:p>
          </table:table-cell>
          <table:table-cell table:style-name="ce19" office:value-type="float" office:value="49.1935207505514" calcext:value-type="float">
            <text:p>49,1935207505514</text:p>
          </table:table-cell>
          <table:table-cell table:style-name="ce19" office:value-type="float" office:value="77.6714072094847" calcext:value-type="float">
            <text:p>77,6714072094847</text:p>
          </table:table-cell>
          <table:table-cell table:style-name="ce19" office:value-type="float" office:value="13.4220230079151" calcext:value-type="float">
            <text:p>13,4220230079151</text:p>
          </table:table-cell>
          <table:table-cell table:style-name="ce19" office:value-type="float" office:value="0.569674270675107" calcext:value-type="float">
            <text:p>0,569674270675107</text:p>
          </table:table-cell>
          <table:table-cell table:style-name="ce19" office:value-type="float" office:value="2.86004941318735" calcext:value-type="float">
            <text:p>2,86004941318735</text:p>
          </table:table-cell>
          <table:table-cell table:style-name="ce19" office:value-type="float" office:value="3.5729742738691" calcext:value-type="float">
            <text:p>3,5729742738691</text:p>
          </table:table-cell>
          <table:table-cell table:style-name="ce19" office:value-type="float" office:value="6.33880493630482" calcext:value-type="float">
            <text:p>6,33880493630482</text:p>
          </table:table-cell>
          <table:table-cell table:style-name="ce19" office:value-type="float" office:value="0.643312565326266" calcext:value-type="float">
            <text:p>0,643312565326266</text:p>
          </table:table-cell>
          <table:table-cell table:style-name="ce19" office:value-type="float" office:value="0.747223158440937" calcext:value-type="float">
            <text:p>0,747223158440937</text:p>
          </table:table-cell>
          <table:table-cell table:style-name="ce19" office:value-type="float" office:value="7.28704086953664" calcext:value-type="float">
            <text:p>7,28704086953664</text:p>
          </table:table-cell>
          <table:table-cell table:style-name="ce19" office:value-type="float" office:value="2.52480713064603" calcext:value-type="float">
            <text:p>2,52480713064603</text:p>
          </table:table-cell>
          <table:table-cell table:style-name="ce19" office:value-type="float" office:value="11.6402078184193" calcext:value-type="float">
            <text:p>11,6402078184193</text:p>
          </table:table-cell>
          <table:table-cell table:style-name="ce19" office:value-type="float" office:value="2.57339487710391" calcext:value-type="float">
            <text:p>2,57339487710391</text:p>
          </table:table-cell>
          <table:table-cell table:style-name="ce19" office:value-type="float" office:value="0.307106479538014" calcext:value-type="float">
            <text:p>0,307106479538014</text:p>
          </table:table-cell>
          <table:table-cell table:style-name="ce19" office:value-type="float" office:value="7.13622929454974" calcext:value-type="float">
            <text:p>7,13622929454974</text:p>
          </table:table-cell>
          <table:table-cell table:style-name="ce19" office:value-type="float" office:value="7.0926729359698" calcext:value-type="float">
            <text:p>7,0926729359698</text:p>
          </table:table-cell>
          <table:table-cell table:style-name="ce19" office:value-type="float" office:value="4.91262053882673" calcext:value-type="float">
            <text:p>4,91262053882673</text:p>
          </table:table-cell>
          <table:table-cell table:style-name="ce19" office:value-type="float" office:value="1.74008242193466" calcext:value-type="float">
            <text:p>1,74008242193466</text:p>
          </table:table-cell>
          <table:table-cell table:style-name="ce19" office:value-type="float" office:value="3.32664874003689" calcext:value-type="float">
            <text:p>3,32664874003689</text:p>
          </table:table-cell>
          <table:table-cell table:style-name="ce19" office:value-type="float" office:value="2.67287214010315" calcext:value-type="float">
            <text:p>2,67287214010315</text:p>
          </table:table-cell>
          <table:table-cell table:style-name="ce19" office:value-type="float" office:value="2.36714655153312" calcext:value-type="float">
            <text:p>2,36714655153312</text:p>
          </table:table-cell>
          <table:table-cell table:style-name="ce19" office:value-type="float" office:value="0.824459707518533" calcext:value-type="float">
            <text:p>0,824459707518533</text:p>
          </table:table-cell>
          <table:table-cell table:style-name="ce19" office:value-type="float" office:value="2.23380108131936" calcext:value-type="float">
            <text:p>2,23380108131936</text:p>
          </table:table-cell>
          <table:table-cell table:style-name="ce19" office:value-type="float" office:value="10.9461259954498" calcext:value-type="float">
            <text:p>10,9461259954498</text:p>
          </table:table-cell>
          <table:table-cell table:style-name="ce19" office:value-type="float" office:value="0.0899059889869633" calcext:value-type="float">
            <text:p>0,089905988986963</text:p>
          </table:table-cell>
          <table:table-cell table:style-name="ce19" office:value-type="float" office:value="0.132604575487232" calcext:value-type="float">
            <text:p>0,132604575487232</text:p>
          </table:table-cell>
          <table:table-cell table:style-name="ce19" office:value-type="float" office:value="0.0956631147460816" calcext:value-type="float">
            <text:p>0,095663114746082</text:p>
          </table:table-cell>
          <table:table-cell table:style-name="ce19" office:value-type="float" office:value="3.35889745166886" calcext:value-type="float">
            <text:p>3,35889745166886</text:p>
          </table:table-cell>
          <table:table-cell table:style-name="ce19" office:value-type="float" office:value="1.06060276701829" calcext:value-type="float">
            <text:p>1,06060276701829</text:p>
          </table:table-cell>
          <table:table-cell table:style-name="ce19" office:value-type="float" office:value="0.0398753512783801" calcext:value-type="float">
            <text:p>0,03987535127838</text:p>
          </table:table-cell>
          <table:table-cell table:style-name="ce19" office:value-type="float" office:value="0.157775600300878" calcext:value-type="float">
            <text:p>0,157775600300878</text:p>
          </table:table-cell>
          <table:table-cell table:style-name="ce19" office:value-type="float" office:value="1.15620170359976" calcext:value-type="float">
            <text:p>1,15620170359976</text:p>
          </table:table-cell>
          <table:table-cell table:style-name="ce19" office:value-type="float" office:value="29.3266427378206" calcext:value-type="float">
            <text:p>29,3266427378206</text:p>
          </table:table-cell>
          <table:table-cell table:style-name="ce19" office:value-type="float" office:value="76.0052934720093" calcext:value-type="float">
            <text:p>76,0052934720093</text:p>
          </table:table-cell>
          <table:table-cell table:style-name="ce19" office:value-type="float" office:value="7391.16307615962" calcext:value-type="float">
            <text:p>7391,16307615962</text:p>
          </table:table-cell>
          <table:table-cell table:style-name="ce19" office:value-type="float" office:value="1377.98946284059" calcext:value-type="float">
            <text:p>1377,98946284059</text:p>
          </table:table-cell>
          <table:table-cell table:style-name="ce19" office:value-type="float" office:value="36.5258386892039" calcext:value-type="float">
            <text:p>36,5258386892039</text:p>
          </table:table-cell>
          <table:table-cell table:style-name="ce19" office:value-type="float" office:value="2.27165681714577" calcext:value-type="float">
            <text:p>2,27165681714577</text:p>
          </table:table-cell>
          <table:table-cell table:style-name="ce19" office:value-type="float" office:value="112.97912114915" calcext:value-type="float">
            <text:p>112,97912114915</text:p>
          </table:table-cell>
          <table:table-cell table:style-name="ce19" office:value-type="float" office:value="2.75460071810788" calcext:value-type="float">
            <text:p>2,75460071810788</text:p>
          </table:table-cell>
          <table:table-cell table:style-name="Pivot_20_Table_20_Value"/>
          <table:table-cell table:style-name="ce19" office:value-type="float" office:value="2551.77057953506" calcext:value-type="float">
            <text:p>2551,77057953506</text:p>
          </table:table-cell>
          <table:table-cell table:style-name="ce19" office:value-type="float" office:value="0.292830535059313" calcext:value-type="float">
            <text:p>0,292830535059313</text:p>
          </table:table-cell>
          <table:table-cell table:style-name="ce19" office:value-type="float" office:value="416.384322547154" calcext:value-type="float">
            <text:p>416,384322547154</text:p>
          </table:table-cell>
          <table:table-cell table:style-name="ce19" office:value-type="float" office:value="0.414584656736571" calcext:value-type="float">
            <text:p>0,414584656736571</text:p>
          </table:table-cell>
          <table:table-cell table:style-name="ce19" office:value-type="float" office:value="1023.25322690133" calcext:value-type="float">
            <text:p>1023,25322690133</text:p>
          </table:table-cell>
          <table:table-cell table:style-name="ce19" office:value-type="float" office:value="2786.58753342226" calcext:value-type="float">
            <text:p>2786,58753342226</text:p>
          </table:table-cell>
          <table:table-cell table:style-name="ce27" office:value-type="float" office:value="3282.48705825194" calcext:value-type="float">
            <text:p>3282,48705825194</text:p>
          </table:table-cell>
          <table:table-cell table:style-name="ce33" office:value-type="float" office:value="362.900398868173" calcext:value-type="float">
            <text:p>362,900398868173</text:p>
          </table:table-cell>
        </table:table-row>
        <table:table-row table:style-name="ro1">
          <table:table-cell table:style-name="ce5" office:value-type="float" office:value="2015" calcext:value-type="float">
            <text:p>2015</text:p>
          </table:table-cell>
          <table:table-cell table:style-name="ce11" office:value-type="float" office:value="29.5346990029014" calcext:value-type="float">
            <text:p>29,5346990029014</text:p>
          </table:table-cell>
          <table:table-cell table:style-name="ce19" office:value-type="float" office:value="40.6294940922741" calcext:value-type="float">
            <text:p>40,6294940922741</text:p>
          </table:table-cell>
          <table:table-cell table:style-name="ce19" office:value-type="float" office:value="34.1911069209852" calcext:value-type="float">
            <text:p>34,1911069209852</text:p>
          </table:table-cell>
          <table:table-cell table:style-name="ce19" office:value-type="float" office:value="66.0638475740151" calcext:value-type="float">
            <text:p>66,0638475740151</text:p>
          </table:table-cell>
          <table:table-cell table:style-name="ce19" office:value-type="float" office:value="22.4226257469397" calcext:value-type="float">
            <text:p>22,4226257469397</text:p>
          </table:table-cell>
          <table:table-cell table:style-name="ce19" office:value-type="float" office:value="5.96442916266399" calcext:value-type="float">
            <text:p>5,96442916266399</text:p>
          </table:table-cell>
          <table:table-cell table:style-name="ce19" office:value-type="float" office:value="53.8757393737114" calcext:value-type="float">
            <text:p>53,8757393737114</text:p>
          </table:table-cell>
          <table:table-cell table:style-name="ce19" office:value-type="float" office:value="48.5788156698128" calcext:value-type="float">
            <text:p>48,5788156698128</text:p>
          </table:table-cell>
          <table:table-cell table:style-name="ce19" office:value-type="float" office:value="77.063267063549" calcext:value-type="float">
            <text:p>77,063267063549</text:p>
          </table:table-cell>
          <table:table-cell table:style-name="ce19" office:value-type="float" office:value="13.2035820581102" calcext:value-type="float">
            <text:p>13,2035820581102</text:p>
          </table:table-cell>
          <table:table-cell table:style-name="ce19" office:value-type="float" office:value="0.602609515188179" calcext:value-type="float">
            <text:p>0,602609515188179</text:p>
          </table:table-cell>
          <table:table-cell table:style-name="ce19" office:value-type="float" office:value="2.71964753315952" calcext:value-type="float">
            <text:p>2,71964753315952</text:p>
          </table:table-cell>
          <table:table-cell table:style-name="ce19" office:value-type="float" office:value="3.66322271004271" calcext:value-type="float">
            <text:p>3,66322271004271</text:p>
          </table:table-cell>
          <table:table-cell table:style-name="ce19" office:value-type="float" office:value="5.69092081958495" calcext:value-type="float">
            <text:p>5,69092081958495</text:p>
          </table:table-cell>
          <table:table-cell table:style-name="ce19" office:value-type="float" office:value="0.642504252311125" calcext:value-type="float">
            <text:p>0,642504252311125</text:p>
          </table:table-cell>
          <table:table-cell table:style-name="ce19" office:value-type="float" office:value="0.715428206188794" calcext:value-type="float">
            <text:p>0,715428206188794</text:p>
          </table:table-cell>
          <table:table-cell table:style-name="ce19" office:value-type="float" office:value="6.84545451926511" calcext:value-type="float">
            <text:p>6,84545451926511</text:p>
          </table:table-cell>
          <table:table-cell table:style-name="ce19" office:value-type="float" office:value="2.54724893503745" calcext:value-type="float">
            <text:p>2,54724893503745</text:p>
          </table:table-cell>
          <table:table-cell table:style-name="ce19" office:value-type="float" office:value="10.4347706221648" calcext:value-type="float">
            <text:p>10,4347706221648</text:p>
          </table:table-cell>
          <table:table-cell table:style-name="ce19" office:value-type="float" office:value="2.14090992922456" calcext:value-type="float">
            <text:p>2,14090992922456</text:p>
          </table:table-cell>
          <table:table-cell table:style-name="ce19" office:value-type="float" office:value="0.379989975606146" calcext:value-type="float">
            <text:p>0,379989975606146</text:p>
          </table:table-cell>
          <table:table-cell table:style-name="ce19" office:value-type="float" office:value="6.3008170949627" calcext:value-type="float">
            <text:p>6,3008170949627</text:p>
          </table:table-cell>
          <table:table-cell table:style-name="ce19" office:value-type="float" office:value="6.51624554714212" calcext:value-type="float">
            <text:p>6,51624554714212</text:p>
          </table:table-cell>
          <table:table-cell table:style-name="ce19" office:value-type="float" office:value="5.33313098562034" calcext:value-type="float">
            <text:p>5,33313098562034</text:p>
          </table:table-cell>
          <table:table-cell table:style-name="ce19" office:value-type="float" office:value="1.56289233434518" calcext:value-type="float">
            <text:p>1,56289233434518</text:p>
          </table:table-cell>
          <table:table-cell table:style-name="ce19" office:value-type="float" office:value="2.47392243437529" calcext:value-type="float">
            <text:p>2,47392243437529</text:p>
          </table:table-cell>
          <table:table-cell table:style-name="ce19" office:value-type="float" office:value="1.79524459290859" calcext:value-type="float">
            <text:p>1,79524459290859</text:p>
          </table:table-cell>
          <table:table-cell table:style-name="ce19" office:value-type="float" office:value="2.16183896454084" calcext:value-type="float">
            <text:p>2,16183896454084</text:p>
          </table:table-cell>
          <table:table-cell table:style-name="ce19" office:value-type="float" office:value="0.726797636103745" calcext:value-type="float">
            <text:p>0,726797636103745</text:p>
          </table:table-cell>
          <table:table-cell table:style-name="ce19" office:value-type="float" office:value="1.09394251156299" calcext:value-type="float">
            <text:p>1,09394251156299</text:p>
          </table:table-cell>
          <table:table-cell table:style-name="ce19" office:value-type="float" office:value="10.2162844197567" calcext:value-type="float">
            <text:p>10,2162844197567</text:p>
          </table:table-cell>
          <table:table-cell table:style-name="ce19" office:value-type="float" office:value="0.0918118225836648" calcext:value-type="float">
            <text:p>0,091811822583665</text:p>
          </table:table-cell>
          <table:table-cell table:style-name="ce19" office:value-type="float" office:value="0.13133996017885" calcext:value-type="float">
            <text:p>0,13133996017885</text:p>
          </table:table-cell>
          <table:table-cell table:style-name="ce19" office:value-type="float" office:value="0.116153295295235" calcext:value-type="float">
            <text:p>0,116153295295235</text:p>
          </table:table-cell>
          <table:table-cell table:style-name="ce19" office:value-type="float" office:value="3.40732437769497" calcext:value-type="float">
            <text:p>3,40732437769497</text:p>
          </table:table-cell>
          <table:table-cell table:style-name="ce19" office:value-type="float" office:value="1.44718735523152" calcext:value-type="float">
            <text:p>1,44718735523152</text:p>
          </table:table-cell>
          <table:table-cell table:style-name="ce19" office:value-type="float" office:value="0.0442877197658723" calcext:value-type="float">
            <text:p>0,044287719765872</text:p>
          </table:table-cell>
          <table:table-cell table:style-name="ce19" office:value-type="float" office:value="0.181361167581063" calcext:value-type="float">
            <text:p>0,181361167581063</text:p>
          </table:table-cell>
          <table:table-cell table:style-name="ce19" office:value-type="float" office:value="1.08462215034665" calcext:value-type="float">
            <text:p>1,08462215034665</text:p>
          </table:table-cell>
          <table:table-cell table:style-name="ce19" office:value-type="float" office:value="29.0898365331149" calcext:value-type="float">
            <text:p>29,0898365331149</text:p>
          </table:table-cell>
          <table:table-cell table:style-name="ce19" office:value-type="float" office:value="76.6566525642399" calcext:value-type="float">
            <text:p>76,6566525642399</text:p>
          </table:table-cell>
          <table:table-cell table:style-name="ce19" office:value-type="float" office:value="1752.09936234602" calcext:value-type="float">
            <text:p>1752,09936234602</text:p>
          </table:table-cell>
          <table:table-cell table:style-name="ce19" office:value-type="float" office:value="1381.05582248611" calcext:value-type="float">
            <text:p>1381,05582248611</text:p>
          </table:table-cell>
          <table:table-cell table:style-name="ce19" office:value-type="float" office:value="34.4779589697937" calcext:value-type="float">
            <text:p>34,4779589697937</text:p>
          </table:table-cell>
          <table:table-cell table:style-name="ce19" office:value-type="float" office:value="2.34706092990023" calcext:value-type="float">
            <text:p>2,34706092990023</text:p>
          </table:table-cell>
          <table:table-cell table:style-name="ce19" office:value-type="float" office:value="65.8835472253584" calcext:value-type="float">
            <text:p>65,8835472253584</text:p>
          </table:table-cell>
          <table:table-cell table:style-name="ce19" office:value-type="float" office:value="2.28804903236276" calcext:value-type="float">
            <text:p>2,28804903236276</text:p>
          </table:table-cell>
          <table:table-cell table:style-name="Pivot_20_Table_20_Value"/>
          <table:table-cell table:style-name="ce19" office:value-type="float" office:value="2545.28555650529" calcext:value-type="float">
            <text:p>2545,28555650529</text:p>
          </table:table-cell>
          <table:table-cell table:style-name="ce19" office:value-type="float" office:value="0.289382535512914" calcext:value-type="float">
            <text:p>0,289382535512914</text:p>
          </table:table-cell>
          <table:table-cell table:style-name="ce19" office:value-type="float" office:value="589.743328388284" calcext:value-type="float">
            <text:p>589,743328388284</text:p>
          </table:table-cell>
          <table:table-cell table:style-name="ce19" office:value-type="float" office:value="0.386478873926507" calcext:value-type="float">
            <text:p>0,386478873926507</text:p>
          </table:table-cell>
          <table:table-cell table:style-name="ce19" office:value-type="float" office:value="1086.44727598814" calcext:value-type="float">
            <text:p>1086,44727598814</text:p>
          </table:table-cell>
          <table:table-cell table:style-name="ce19" office:value-type="float" office:value="2735.97067514397" calcext:value-type="float">
            <text:p>2735,97067514397</text:p>
          </table:table-cell>
          <table:table-cell table:style-name="ce27" office:value-type="float" office:value="3744.73733451435" calcext:value-type="float">
            <text:p>3744,73733451435</text:p>
          </table:table-cell>
          <table:table-cell table:style-name="ce33" office:value-type="float" office:value="268.876922964613" calcext:value-type="float">
            <text:p>268,876922964613</text:p>
          </table:table-cell>
        </table:table-row>
        <table:table-row table:style-name="ro1">
          <table:table-cell table:style-name="ce5" office:value-type="float" office:value="2016" calcext:value-type="float">
            <text:p>2016</text:p>
          </table:table-cell>
          <table:table-cell table:style-name="ce11" office:value-type="float" office:value="42.7752559145043" calcext:value-type="float">
            <text:p>42,7752559145043</text:p>
          </table:table-cell>
          <table:table-cell table:style-name="ce19" office:value-type="float" office:value="39.8388682095352" calcext:value-type="float">
            <text:p>39,8388682095352</text:p>
          </table:table-cell>
          <table:table-cell table:style-name="ce19" office:value-type="float" office:value="35.5835570170449" calcext:value-type="float">
            <text:p>35,5835570170449</text:p>
          </table:table-cell>
          <table:table-cell table:style-name="ce19" office:value-type="float" office:value="65.5911910835432" calcext:value-type="float">
            <text:p>65,5911910835432</text:p>
          </table:table-cell>
          <table:table-cell table:style-name="ce19" office:value-type="float" office:value="29.3226782502895" calcext:value-type="float">
            <text:p>29,3226782502895</text:p>
          </table:table-cell>
          <table:table-cell table:style-name="ce19" office:value-type="float" office:value="5.58605934353403" calcext:value-type="float">
            <text:p>5,58605934353403</text:p>
          </table:table-cell>
          <table:table-cell table:style-name="ce19" office:value-type="float" office:value="52.6473474895773" calcext:value-type="float">
            <text:p>52,6473474895773</text:p>
          </table:table-cell>
          <table:table-cell table:style-name="ce19" office:value-type="float" office:value="48.651877806076" calcext:value-type="float">
            <text:p>48,651877806076</text:p>
          </table:table-cell>
          <table:table-cell table:style-name="ce19" office:value-type="float" office:value="72.9857914982352" calcext:value-type="float">
            <text:p>72,9857914982352</text:p>
          </table:table-cell>
          <table:table-cell table:style-name="ce19" office:value-type="float" office:value="12.9634458433637" calcext:value-type="float">
            <text:p>12,9634458433637</text:p>
          </table:table-cell>
          <table:table-cell table:style-name="ce19" office:value-type="float" office:value="0.608201402318152" calcext:value-type="float">
            <text:p>0,608201402318152</text:p>
          </table:table-cell>
          <table:table-cell table:style-name="ce19" office:value-type="float" office:value="2.70706622879774" calcext:value-type="float">
            <text:p>2,70706622879774</text:p>
          </table:table-cell>
          <table:table-cell table:style-name="ce19" office:value-type="float" office:value="3.64448187329916" calcext:value-type="float">
            <text:p>3,64448187329916</text:p>
          </table:table-cell>
          <table:table-cell table:style-name="ce19" office:value-type="float" office:value="5.4605015904292" calcext:value-type="float">
            <text:p>5,4605015904292</text:p>
          </table:table-cell>
          <table:table-cell table:style-name="ce19" office:value-type="float" office:value="0.598229193566015" calcext:value-type="float">
            <text:p>0,598229193566015</text:p>
          </table:table-cell>
          <table:table-cell table:style-name="ce19" office:value-type="float" office:value="0.693650873210611" calcext:value-type="float">
            <text:p>0,693650873210611</text:p>
          </table:table-cell>
          <table:table-cell table:style-name="ce19" office:value-type="float" office:value="5.82279852093649" calcext:value-type="float">
            <text:p>5,82279852093649</text:p>
          </table:table-cell>
          <table:table-cell table:style-name="ce19" office:value-type="float" office:value="2.62103038574373" calcext:value-type="float">
            <text:p>2,62103038574373</text:p>
          </table:table-cell>
          <table:table-cell table:style-name="ce19" office:value-type="float" office:value="10.8748697790806" calcext:value-type="float">
            <text:p>10,8748697790806</text:p>
          </table:table-cell>
          <table:table-cell table:style-name="ce19" office:value-type="float" office:value="2.06507414663335" calcext:value-type="float">
            <text:p>2,06507414663335</text:p>
          </table:table-cell>
          <table:table-cell table:style-name="ce19" office:value-type="float" office:value="0.45141353473143" calcext:value-type="float">
            <text:p>0,45141353473143</text:p>
          </table:table-cell>
          <table:table-cell table:style-name="ce19" office:value-type="float" office:value="6.36919139672774" calcext:value-type="float">
            <text:p>6,36919139672774</text:p>
          </table:table-cell>
          <table:table-cell table:style-name="ce19" office:value-type="float" office:value="6.23276687283714" calcext:value-type="float">
            <text:p>6,23276687283714</text:p>
          </table:table-cell>
          <table:table-cell table:style-name="ce19" office:value-type="float" office:value="5.19658405850083" calcext:value-type="float">
            <text:p>5,19658405850083</text:p>
          </table:table-cell>
          <table:table-cell table:style-name="ce19" office:value-type="float" office:value="1.57676919334254" calcext:value-type="float">
            <text:p>1,57676919334254</text:p>
          </table:table-cell>
          <table:table-cell table:style-name="ce19" office:value-type="float" office:value="2.63234773891129" calcext:value-type="float">
            <text:p>2,63234773891129</text:p>
          </table:table-cell>
          <table:table-cell table:style-name="ce19" office:value-type="float" office:value="1.79011842212638" calcext:value-type="float">
            <text:p>1,79011842212638</text:p>
          </table:table-cell>
          <table:table-cell table:style-name="ce19" office:value-type="float" office:value="2.15740661220559" calcext:value-type="float">
            <text:p>2,15740661220559</text:p>
          </table:table-cell>
          <table:table-cell table:style-name="ce19" office:value-type="float" office:value="0.73292348169988" calcext:value-type="float">
            <text:p>0,73292348169988</text:p>
          </table:table-cell>
          <table:table-cell table:style-name="ce19" office:value-type="float" office:value="0.986772801445197" calcext:value-type="float">
            <text:p>0,986772801445197</text:p>
          </table:table-cell>
          <table:table-cell table:style-name="ce19" office:value-type="float" office:value="10.3571515200598" calcext:value-type="float">
            <text:p>10,3571515200598</text:p>
          </table:table-cell>
          <table:table-cell table:style-name="ce19" office:value-type="float" office:value="0.0889198142557905" calcext:value-type="float">
            <text:p>0,088919814255791</text:p>
          </table:table-cell>
          <table:table-cell table:style-name="ce19" office:value-type="float" office:value="0.131434683984856" calcext:value-type="float">
            <text:p>0,131434683984856</text:p>
          </table:table-cell>
          <table:table-cell table:style-name="ce19" office:value-type="float" office:value="0.0968032759897658" calcext:value-type="float">
            <text:p>0,096803275989766</text:p>
          </table:table-cell>
          <table:table-cell table:style-name="ce19" office:value-type="float" office:value="3.34156215920169" calcext:value-type="float">
            <text:p>3,34156215920169</text:p>
          </table:table-cell>
          <table:table-cell table:style-name="ce19" office:value-type="float" office:value="0.715004888775997" calcext:value-type="float">
            <text:p>0,715004888775997</text:p>
          </table:table-cell>
          <table:table-cell table:style-name="ce19" office:value-type="float" office:value="0.05767205000918" calcext:value-type="float">
            <text:p>0,05767205000918</text:p>
          </table:table-cell>
          <table:table-cell table:style-name="ce19" office:value-type="float" office:value="0.176210788499985" calcext:value-type="float">
            <text:p>0,176210788499985</text:p>
          </table:table-cell>
          <table:table-cell table:style-name="ce19" office:value-type="float" office:value="0.997823865364096" calcext:value-type="float">
            <text:p>0,997823865364096</text:p>
          </table:table-cell>
          <table:table-cell table:style-name="ce19" office:value-type="float" office:value="14.9993430099073" calcext:value-type="float">
            <text:p>14,9993430099073</text:p>
          </table:table-cell>
          <table:table-cell table:style-name="ce19" office:value-type="float" office:value="90.5242484389362" calcext:value-type="float">
            <text:p>90,5242484389362</text:p>
          </table:table-cell>
          <table:table-cell table:style-name="ce19" office:value-type="float" office:value="2708.13473339073" calcext:value-type="float">
            <text:p>2708,13473339073</text:p>
          </table:table-cell>
          <table:table-cell table:style-name="ce19" office:value-type="float" office:value="1394.11384245733" calcext:value-type="float">
            <text:p>1394,11384245733</text:p>
          </table:table-cell>
          <table:table-cell table:style-name="ce19" office:value-type="float" office:value="35.2493272614551" calcext:value-type="float">
            <text:p>35,2493272614551</text:p>
          </table:table-cell>
          <table:table-cell table:style-name="ce19" office:value-type="float" office:value="2.37360778718444" calcext:value-type="float">
            <text:p>2,37360778718444</text:p>
          </table:table-cell>
          <table:table-cell table:style-name="ce19" office:value-type="float" office:value="66.2041834827651" calcext:value-type="float">
            <text:p>66,2041834827651</text:p>
          </table:table-cell>
          <table:table-cell table:style-name="ce19" office:value-type="float" office:value="2.27577840873624" calcext:value-type="float">
            <text:p>2,27577840873624</text:p>
          </table:table-cell>
          <table:table-cell table:style-name="Pivot_20_Table_20_Value"/>
          <table:table-cell table:style-name="ce19" office:value-type="float" office:value="2561.83713894751" calcext:value-type="float">
            <text:p>2561,83713894751</text:p>
          </table:table-cell>
          <table:table-cell table:style-name="ce19" office:value-type="float" office:value="0.256341151142156" calcext:value-type="float">
            <text:p>0,256341151142156</text:p>
          </table:table-cell>
          <table:table-cell table:style-name="ce19" office:value-type="float" office:value="2554.54210199143" calcext:value-type="float">
            <text:p>2554,54210199143</text:p>
          </table:table-cell>
          <table:table-cell table:style-name="ce19" office:value-type="float" office:value="0.394918247583282" calcext:value-type="float">
            <text:p>0,394918247583282</text:p>
          </table:table-cell>
          <table:table-cell table:style-name="ce19" office:value-type="float" office:value="909.95133150493" calcext:value-type="float">
            <text:p>909,95133150493</text:p>
          </table:table-cell>
          <table:table-cell table:style-name="ce19" office:value-type="float" office:value="1980.57001533407" calcext:value-type="float">
            <text:p>1980,57001533407</text:p>
          </table:table-cell>
          <table:table-cell table:style-name="ce27" office:value-type="float" office:value="1172.92583707923" calcext:value-type="float">
            <text:p>1172,92583707923</text:p>
          </table:table-cell>
          <table:table-cell table:style-name="ce33" office:value-type="float" office:value="258.879325964839" calcext:value-type="float">
            <text:p>258,879325964839</text:p>
          </table:table-cell>
        </table:table-row>
        <table:table-row table:style-name="ro1">
          <table:table-cell table:style-name="ce5" office:value-type="float" office:value="2017" calcext:value-type="float">
            <text:p>2017</text:p>
          </table:table-cell>
          <table:table-cell table:style-name="ce11" office:value-type="float" office:value="39.5118337224794" calcext:value-type="float">
            <text:p>39,5118337224794</text:p>
          </table:table-cell>
          <table:table-cell table:style-name="ce19" office:value-type="float" office:value="39.487156985933" calcext:value-type="float">
            <text:p>39,487156985933</text:p>
          </table:table-cell>
          <table:table-cell table:style-name="ce19" office:value-type="float" office:value="32.2309687821855" calcext:value-type="float">
            <text:p>32,2309687821855</text:p>
          </table:table-cell>
          <table:table-cell table:style-name="ce19" office:value-type="float" office:value="66.5135064095455" calcext:value-type="float">
            <text:p>66,5135064095455</text:p>
          </table:table-cell>
          <table:table-cell table:style-name="ce19" office:value-type="float" office:value="25.5094221080707" calcext:value-type="float">
            <text:p>25,5094221080707</text:p>
          </table:table-cell>
          <table:table-cell table:style-name="ce19" office:value-type="float" office:value="5.80909569573576" calcext:value-type="float">
            <text:p>5,80909569573576</text:p>
          </table:table-cell>
          <table:table-cell table:style-name="ce19" office:value-type="float" office:value="48.9848593435446" calcext:value-type="float">
            <text:p>48,9848593435446</text:p>
          </table:table-cell>
          <table:table-cell table:style-name="ce19" office:value-type="float" office:value="48.2596683394056" calcext:value-type="float">
            <text:p>48,2596683394056</text:p>
          </table:table-cell>
          <table:table-cell table:style-name="ce19" office:value-type="float" office:value="78.0743215623949" calcext:value-type="float">
            <text:p>78,0743215623949</text:p>
          </table:table-cell>
          <table:table-cell table:style-name="ce19" office:value-type="float" office:value="14.6798935272584" calcext:value-type="float">
            <text:p>14,6798935272584</text:p>
          </table:table-cell>
          <table:table-cell table:style-name="ce19" office:value-type="float" office:value="0.747382124888622" calcext:value-type="float">
            <text:p>0,747382124888622</text:p>
          </table:table-cell>
          <table:table-cell table:style-name="ce19" office:value-type="float" office:value="2.65923816676619" calcext:value-type="float">
            <text:p>2,65923816676619</text:p>
          </table:table-cell>
          <table:table-cell table:style-name="ce19" office:value-type="float" office:value="3.67215499634188" calcext:value-type="float">
            <text:p>3,67215499634188</text:p>
          </table:table-cell>
          <table:table-cell table:style-name="ce19" office:value-type="float" office:value="5.62604246963861" calcext:value-type="float">
            <text:p>5,62604246963861</text:p>
          </table:table-cell>
          <table:table-cell table:style-name="ce19" office:value-type="float" office:value="0.60999885045843" calcext:value-type="float">
            <text:p>0,60999885045843</text:p>
          </table:table-cell>
          <table:table-cell table:style-name="ce19" office:value-type="float" office:value="0.676304452549956" calcext:value-type="float">
            <text:p>0,676304452549956</text:p>
          </table:table-cell>
          <table:table-cell table:style-name="ce19" office:value-type="float" office:value="5.66370259446298" calcext:value-type="float">
            <text:p>5,66370259446298</text:p>
          </table:table-cell>
          <table:table-cell table:style-name="ce19" office:value-type="float" office:value="2.52502264386246" calcext:value-type="float">
            <text:p>2,52502264386246</text:p>
          </table:table-cell>
          <table:table-cell table:style-name="ce19" office:value-type="float" office:value="15.1141767835733" calcext:value-type="float">
            <text:p>15,1141767835733</text:p>
          </table:table-cell>
          <table:table-cell table:style-name="ce19" office:value-type="float" office:value="1.8923911823851" calcext:value-type="float">
            <text:p>1,8923911823851</text:p>
          </table:table-cell>
          <table:table-cell table:style-name="ce19" office:value-type="float" office:value="0.341999149032652" calcext:value-type="float">
            <text:p>0,341999149032652</text:p>
          </table:table-cell>
          <table:table-cell table:style-name="ce19" office:value-type="float" office:value="5.26652156650015" calcext:value-type="float">
            <text:p>5,26652156650015</text:p>
          </table:table-cell>
          <table:table-cell table:style-name="Pivot_20_Table_20_Value" table:number-columns-repeated="2"/>
          <table:table-cell table:style-name="ce19" office:value-type="float" office:value="1.70337343357966" calcext:value-type="float">
            <text:p>1,70337343357966</text:p>
          </table:table-cell>
          <table:table-cell table:style-name="ce19" office:value-type="float" office:value="2.82188250338845" calcext:value-type="float">
            <text:p>2,82188250338845</text:p>
          </table:table-cell>
          <table:table-cell table:style-name="ce19" office:value-type="float" office:value="1.59272124422905" calcext:value-type="float">
            <text:p>1,59272124422905</text:p>
          </table:table-cell>
          <table:table-cell table:style-name="ce19" office:value-type="float" office:value="2.09362355150375" calcext:value-type="float">
            <text:p>2,09362355150375</text:p>
          </table:table-cell>
          <table:table-cell table:style-name="ce19" office:value-type="float" office:value="0.75372892468809" calcext:value-type="float">
            <text:p>0,75372892468809</text:p>
          </table:table-cell>
          <table:table-cell table:style-name="ce19" office:value-type="float" office:value="1.27451059430544" calcext:value-type="float">
            <text:p>1,27451059430544</text:p>
          </table:table-cell>
          <table:table-cell table:style-name="ce19" office:value-type="float" office:value="10.6627439095266" calcext:value-type="float">
            <text:p>10,6627439095266</text:p>
          </table:table-cell>
          <table:table-cell table:style-name="ce19" office:value-type="float" office:value="0.0887313734266672" calcext:value-type="float">
            <text:p>0,088731373426667</text:p>
          </table:table-cell>
          <table:table-cell table:style-name="ce19" office:value-type="float" office:value="0.133020672821325" calcext:value-type="float">
            <text:p>0,133020672821325</text:p>
          </table:table-cell>
          <table:table-cell table:style-name="ce19" office:value-type="float" office:value="0.109918240921446" calcext:value-type="float">
            <text:p>0,109918240921446</text:p>
          </table:table-cell>
          <table:table-cell table:style-name="ce19" office:value-type="float" office:value="2.43602240626241" calcext:value-type="float">
            <text:p>2,43602240626241</text:p>
          </table:table-cell>
          <table:table-cell table:style-name="ce19" office:value-type="float" office:value="0.0929992226819066" calcext:value-type="float">
            <text:p>0,092999222681907</text:p>
          </table:table-cell>
          <table:table-cell table:style-name="ce19" office:value-type="float" office:value="0.261060802244433" calcext:value-type="float">
            <text:p>0,261060802244433</text:p>
          </table:table-cell>
          <table:table-cell table:style-name="ce19" office:value-type="float" office:value="0.184056431487489" calcext:value-type="float">
            <text:p>0,184056431487489</text:p>
          </table:table-cell>
          <table:table-cell table:style-name="ce19" office:value-type="float" office:value="1.01734221136949" calcext:value-type="float">
            <text:p>1,01734221136949</text:p>
          </table:table-cell>
          <table:table-cell table:style-name="ce19" office:value-type="float" office:value="10.4633262437471" calcext:value-type="float">
            <text:p>10,4633262437471</text:p>
          </table:table-cell>
          <table:table-cell table:style-name="ce19" office:value-type="float" office:value="84.5559920237925" calcext:value-type="float">
            <text:p>84,5559920237925</text:p>
          </table:table-cell>
          <table:table-cell table:style-name="ce19" office:value-type="float" office:value="5527.50623181874" calcext:value-type="float">
            <text:p>5527,50623181874</text:p>
          </table:table-cell>
          <table:table-cell table:style-name="ce19" office:value-type="float" office:value="1400.83482388224" calcext:value-type="float">
            <text:p>1400,83482388224</text:p>
          </table:table-cell>
          <table:table-cell table:style-name="Pivot_20_Table_20_Value"/>
          <table:table-cell table:style-name="ce19" office:value-type="float" office:value="2.23699116677231" calcext:value-type="float">
            <text:p>2,23699116677231</text:p>
          </table:table-cell>
          <table:table-cell table:style-name="ce19" office:value-type="float" office:value="63.9592975412403" calcext:value-type="float">
            <text:p>63,9592975412403</text:p>
          </table:table-cell>
          <table:table-cell table:style-name="ce19" office:value-type="float" office:value="2.09359454316069" calcext:value-type="float">
            <text:p>2,09359454316069</text:p>
          </table:table-cell>
          <table:table-cell table:style-name="Pivot_20_Table_20_Value"/>
          <table:table-cell table:style-name="ce19" office:value-type="float" office:value="2480.43873315482" calcext:value-type="float">
            <text:p>2480,43873315482</text:p>
          </table:table-cell>
          <table:table-cell table:style-name="ce19" office:value-type="float" office:value="0.247691655776229" calcext:value-type="float">
            <text:p>0,247691655776229</text:p>
          </table:table-cell>
          <table:table-cell table:style-name="ce19" office:value-type="float" office:value="2100.00166335537" calcext:value-type="float">
            <text:p>2100,00166335537</text:p>
          </table:table-cell>
          <table:table-cell table:style-name="ce19" office:value-type="float" office:value="0.372171745020541" calcext:value-type="float">
            <text:p>0,372171745020541</text:p>
          </table:table-cell>
          <table:table-cell table:style-name="ce19" office:value-type="float" office:value="5659.1021686938" calcext:value-type="float">
            <text:p>5659,1021686938</text:p>
          </table:table-cell>
          <table:table-cell table:style-name="ce19" office:value-type="float" office:value="2764.53841376435" calcext:value-type="float">
            <text:p>2764,53841376435</text:p>
          </table:table-cell>
          <table:table-cell table:style-name="ce27" office:value-type="float" office:value="3262.57187422062" calcext:value-type="float">
            <text:p>3262,57187422062</text:p>
          </table:table-cell>
          <table:table-cell table:style-name="ce33" office:value-type="float" office:value="467.215771976253" calcext:value-type="float">
            <text:p>467,215771976253</text:p>
          </table:table-cell>
        </table:table-row>
        <table:table-row table:style-name="ro1">
          <table:table-cell table:style-name="ce5" office:value-type="float" office:value="2018" calcext:value-type="float">
            <text:p>2018</text:p>
          </table:table-cell>
          <table:table-cell table:style-name="ce12" office:value-type="float" office:value="38.0611427749775" calcext:value-type="float">
            <text:p>38,0611427749775</text:p>
          </table:table-cell>
          <table:table-cell table:style-name="ce20" office:value-type="float" office:value="38.8000491187842" calcext:value-type="float">
            <text:p>38,8000491187842</text:p>
          </table:table-cell>
          <table:table-cell table:style-name="ce20" office:value-type="float" office:value="21.361109244931" calcext:value-type="float">
            <text:p>21,361109244931</text:p>
          </table:table-cell>
          <table:table-cell table:style-name="ce20" office:value-type="float" office:value="61.2603806948761" calcext:value-type="float">
            <text:p>61,2603806948761</text:p>
          </table:table-cell>
          <table:table-cell table:style-name="ce20" office:value-type="float" office:value="23.4940072122938" calcext:value-type="float">
            <text:p>23,4940072122938</text:p>
          </table:table-cell>
          <table:table-cell table:style-name="ce20" office:value-type="float" office:value="5.62916501539493" calcext:value-type="float">
            <text:p>5,62916501539493</text:p>
          </table:table-cell>
          <table:table-cell table:style-name="ce20" office:value-type="float" office:value="51.2761686675701" calcext:value-type="float">
            <text:p>51,2761686675701</text:p>
          </table:table-cell>
          <table:table-cell table:style-name="ce20" office:value-type="float" office:value="48.2133082139303" calcext:value-type="float">
            <text:p>48,2133082139303</text:p>
          </table:table-cell>
          <table:table-cell table:style-name="ce20" office:value-type="float" office:value="60.0991192963815" calcext:value-type="float">
            <text:p>60,0991192963815</text:p>
          </table:table-cell>
          <table:table-cell table:style-name="ce20" office:value-type="float" office:value="12.941781603298" calcext:value-type="float">
            <text:p>12,941781603298</text:p>
          </table:table-cell>
          <table:table-cell table:style-name="ce20" office:value-type="float" office:value="0.738527773227403" calcext:value-type="float">
            <text:p>0,738527773227403</text:p>
          </table:table-cell>
          <table:table-cell table:style-name="ce20" office:value-type="float" office:value="2.74907693275831" calcext:value-type="float">
            <text:p>2,74907693275831</text:p>
          </table:table-cell>
          <table:table-cell table:style-name="ce20" office:value-type="float" office:value="3.5991463880238" calcext:value-type="float">
            <text:p>3,5991463880238</text:p>
          </table:table-cell>
          <table:table-cell table:style-name="ce20" office:value-type="float" office:value="5.08084226774411" calcext:value-type="float">
            <text:p>5,08084226774411</text:p>
          </table:table-cell>
          <table:table-cell table:style-name="ce20" office:value-type="float" office:value="0.582396527877944" calcext:value-type="float">
            <text:p>0,582396527877944</text:p>
          </table:table-cell>
          <table:table-cell table:style-name="ce20" office:value-type="float" office:value="0.771433823492473" calcext:value-type="float">
            <text:p>0,771433823492473</text:p>
          </table:table-cell>
          <table:table-cell table:style-name="ce20" office:value-type="float" office:value="6.02230680818013" calcext:value-type="float">
            <text:p>6,02230680818013</text:p>
          </table:table-cell>
          <table:table-cell table:style-name="ce20" office:value-type="float" office:value="2.7275994263384" calcext:value-type="float">
            <text:p>2,7275994263384</text:p>
          </table:table-cell>
          <table:table-cell table:style-name="ce20" office:value-type="float" office:value="11.1267705510302" calcext:value-type="float">
            <text:p>11,1267705510302</text:p>
          </table:table-cell>
          <table:table-cell table:style-name="ce20" office:value-type="float" office:value="1.95013861617342" calcext:value-type="float">
            <text:p>1,95013861617342</text:p>
          </table:table-cell>
          <table:table-cell table:style-name="ce20" office:value-type="float" office:value="0.343093098480945" calcext:value-type="float">
            <text:p>0,343093098480945</text:p>
          </table:table-cell>
          <table:table-cell table:style-name="ce20" office:value-type="float" office:value="7.26468184731221" calcext:value-type="float">
            <text:p>7,26468184731221</text:p>
          </table:table-cell>
          <table:table-cell table:style-name="ce24" table:number-columns-repeated="2"/>
          <table:table-cell table:style-name="ce20" office:value-type="float" office:value="1.62488884765972" calcext:value-type="float">
            <text:p>1,62488884765972</text:p>
          </table:table-cell>
          <table:table-cell table:style-name="ce20" office:value-type="float" office:value="2.76425098237318" calcext:value-type="float">
            <text:p>2,76425098237318</text:p>
          </table:table-cell>
          <table:table-cell table:style-name="ce20" office:value-type="float" office:value="2.13759960072307" calcext:value-type="float">
            <text:p>2,13759960072307</text:p>
          </table:table-cell>
          <table:table-cell table:style-name="ce20" office:value-type="float" office:value="1.86072050027802" calcext:value-type="float">
            <text:p>1,86072050027802</text:p>
          </table:table-cell>
          <table:table-cell table:style-name="ce20" office:value-type="float" office:value="0.765420947820241" calcext:value-type="float">
            <text:p>0,765420947820241</text:p>
          </table:table-cell>
          <table:table-cell table:style-name="ce20" office:value-type="float" office:value="1.31690292382321" calcext:value-type="float">
            <text:p>1,31690292382321</text:p>
          </table:table-cell>
          <table:table-cell table:style-name="ce20" office:value-type="float" office:value="11.5746599850936" calcext:value-type="float">
            <text:p>11,5746599850936</text:p>
          </table:table-cell>
          <table:table-cell table:style-name="ce20" office:value-type="float" office:value="0.0907850643614811" calcext:value-type="float">
            <text:p>0,090785064361481</text:p>
          </table:table-cell>
          <table:table-cell table:style-name="ce20" office:value-type="float" office:value="0.130447974008354" calcext:value-type="float">
            <text:p>0,130447974008354</text:p>
          </table:table-cell>
          <table:table-cell table:style-name="ce20" office:value-type="float" office:value="0.113867419542074" calcext:value-type="float">
            <text:p>0,113867419542074</text:p>
          </table:table-cell>
          <table:table-cell table:style-name="ce20" office:value-type="float" office:value="3.3469781330852" calcext:value-type="float">
            <text:p>3,3469781330852</text:p>
          </table:table-cell>
          <table:table-cell table:style-name="ce20" office:value-type="float" office:value="5.35131048872482" calcext:value-type="float">
            <text:p>5,35131048872482</text:p>
          </table:table-cell>
          <table:table-cell table:style-name="ce20" office:value-type="float" office:value="0.0827755869333872" calcext:value-type="float">
            <text:p>0,082775586933387</text:p>
          </table:table-cell>
          <table:table-cell table:style-name="ce20" office:value-type="float" office:value="0.204019616483573" calcext:value-type="float">
            <text:p>0,204019616483573</text:p>
          </table:table-cell>
          <table:table-cell table:style-name="ce20" office:value-type="float" office:value="1.07117868749111" calcext:value-type="float">
            <text:p>1,07117868749111</text:p>
          </table:table-cell>
          <table:table-cell table:style-name="ce20" office:value-type="float" office:value="7.06564505789031" calcext:value-type="float">
            <text:p>7,06564505789031</text:p>
          </table:table-cell>
          <table:table-cell table:style-name="ce20" office:value-type="float" office:value="68.9740711621138" calcext:value-type="float">
            <text:p>68,9740711621138</text:p>
          </table:table-cell>
          <table:table-cell table:style-name="ce20" office:value-type="float" office:value="5890.67878726664" calcext:value-type="float">
            <text:p>5890,67878726664</text:p>
          </table:table-cell>
          <table:table-cell table:style-name="ce20" office:value-type="float" office:value="1415.38564219917" calcext:value-type="float">
            <text:p>1415,38564219917</text:p>
          </table:table-cell>
          <table:table-cell table:style-name="ce24"/>
          <table:table-cell table:style-name="ce20" office:value-type="float" office:value="2.33713260155344" calcext:value-type="float">
            <text:p>2,33713260155344</text:p>
          </table:table-cell>
          <table:table-cell table:style-name="ce20" office:value-type="float" office:value="77.0478502145573" calcext:value-type="float">
            <text:p>77,0478502145573</text:p>
          </table:table-cell>
          <table:table-cell table:style-name="ce20" office:value-type="float" office:value="1.99482177275887" calcext:value-type="float">
            <text:p>1,99482177275887</text:p>
          </table:table-cell>
          <table:table-cell table:style-name="ce24"/>
          <table:table-cell table:style-name="ce20" office:value-type="float" office:value="1751.91554866511" calcext:value-type="float">
            <text:p>1751,91554866511</text:p>
          </table:table-cell>
          <table:table-cell table:style-name="ce20" office:value-type="float" office:value="0.257867711358948" calcext:value-type="float">
            <text:p>0,257867711358948</text:p>
          </table:table-cell>
          <table:table-cell table:style-name="ce20" office:value-type="float" office:value="2042.8871901491" calcext:value-type="float">
            <text:p>2042,8871901491</text:p>
          </table:table-cell>
          <table:table-cell table:style-name="ce20" office:value-type="float" office:value="0.373389724782719" calcext:value-type="float">
            <text:p>0,373389724782719</text:p>
          </table:table-cell>
          <table:table-cell table:style-name="ce20" office:value-type="float" office:value="2839.60158074397" calcext:value-type="float">
            <text:p>2839,60158074397</text:p>
          </table:table-cell>
          <table:table-cell table:style-name="ce20" office:value-type="float" office:value="4091.11630283554" calcext:value-type="float">
            <text:p>4091,11630283554</text:p>
          </table:table-cell>
          <table:table-cell table:style-name="ce28" office:value-type="float" office:value="1912.03230459802" calcext:value-type="float">
            <text:p>1912,03230459802</text:p>
          </table:table-cell>
          <table:table-cell table:style-name="ce34" office:value-type="float" office:value="402.709729164001" calcext:value-type="float">
            <text:p>402,709729164001</text:p>
          </table:table-cell>
        </table:table-row>
        <table:table-row table:style-name="ro1">
          <table:table-cell table:style-name="ce6" office:value-type="string" calcext:value-type="string">
            <text:p>Total Result</text:p>
          </table:table-cell>
          <table:table-cell table:style-name="ce13" office:value-type="float" office:value="41.1485200648719" calcext:value-type="float">
            <text:p>41,1485200648719</text:p>
          </table:table-cell>
          <table:table-cell table:style-name="ce21" office:value-type="float" office:value="40.6651480718907" calcext:value-type="float">
            <text:p>40,6651480718907</text:p>
          </table:table-cell>
          <table:table-cell table:style-name="ce21" office:value-type="float" office:value="31.4946716315743" calcext:value-type="float">
            <text:p>31,4946716315743</text:p>
          </table:table-cell>
          <table:table-cell table:style-name="ce21" office:value-type="float" office:value="64.0432379616716" calcext:value-type="float">
            <text:p>64,0432379616716</text:p>
          </table:table-cell>
          <table:table-cell table:style-name="ce21" office:value-type="float" office:value="19.4221588266843" calcext:value-type="float">
            <text:p>19,4221588266843</text:p>
          </table:table-cell>
          <table:table-cell table:style-name="ce21" office:value-type="float" office:value="6.38762038086351" calcext:value-type="float">
            <text:p>6,38762038086351</text:p>
          </table:table-cell>
          <table:table-cell table:style-name="ce21" office:value-type="float" office:value="41.4163714302989" calcext:value-type="float">
            <text:p>41,4163714302989</text:p>
          </table:table-cell>
          <table:table-cell table:style-name="ce21" office:value-type="float" office:value="40.8798662108583" calcext:value-type="float">
            <text:p>40,8798662108583</text:p>
          </table:table-cell>
          <table:table-cell table:style-name="ce21" office:value-type="float" office:value="93.1232586252102" calcext:value-type="float">
            <text:p>93,1232586252102</text:p>
          </table:table-cell>
          <table:table-cell table:style-name="ce21" office:value-type="float" office:value="16.6506929340109" calcext:value-type="float">
            <text:p>16,6506929340109</text:p>
          </table:table-cell>
          <table:table-cell table:style-name="ce21" office:value-type="float" office:value="0.42055305472923" calcext:value-type="float">
            <text:p>0,42055305472923</text:p>
          </table:table-cell>
          <table:table-cell table:style-name="ce21" office:value-type="float" office:value="2.31413226742081" calcext:value-type="float">
            <text:p>2,31413226742081</text:p>
          </table:table-cell>
          <table:table-cell table:style-name="ce21" office:value-type="float" office:value="2.63771264301159" calcext:value-type="float">
            <text:p>2,63771264301159</text:p>
          </table:table-cell>
          <table:table-cell table:style-name="ce21" office:value-type="float" office:value="5.60769491464652" calcext:value-type="float">
            <text:p>5,60769491464652</text:p>
          </table:table-cell>
          <table:table-cell table:style-name="ce21" office:value-type="float" office:value="1.3615179770165" calcext:value-type="float">
            <text:p>1,3615179770165</text:p>
          </table:table-cell>
          <table:table-cell table:style-name="ce21" office:value-type="float" office:value="0.480682585278287" calcext:value-type="float">
            <text:p>0,480682585278287</text:p>
          </table:table-cell>
          <table:table-cell table:style-name="ce21" office:value-type="float" office:value="6.79285652024984" calcext:value-type="float">
            <text:p>6,79285652024984</text:p>
          </table:table-cell>
          <table:table-cell table:style-name="ce21" office:value-type="float" office:value="3.23156603490286" calcext:value-type="float">
            <text:p>3,23156603490286</text:p>
          </table:table-cell>
          <table:table-cell table:style-name="ce21" office:value-type="float" office:value="10.9659579170446" calcext:value-type="float">
            <text:p>10,9659579170446</text:p>
          </table:table-cell>
          <table:table-cell table:style-name="ce21" office:value-type="float" office:value="1.33842400527658" calcext:value-type="float">
            <text:p>1,33842400527658</text:p>
          </table:table-cell>
          <table:table-cell table:style-name="ce21" office:value-type="float" office:value="0.366105220066171" calcext:value-type="float">
            <text:p>0,366105220066171</text:p>
          </table:table-cell>
          <table:table-cell table:style-name="ce21" office:value-type="float" office:value="6.83483750455095" calcext:value-type="float">
            <text:p>6,83483750455095</text:p>
          </table:table-cell>
          <table:table-cell table:style-name="ce21" office:value-type="float" office:value="7.09045440783567" calcext:value-type="float">
            <text:p>7,09045440783567</text:p>
          </table:table-cell>
          <table:table-cell table:style-name="ce21" office:value-type="float" office:value="4.95703184038494" calcext:value-type="float">
            <text:p>4,95703184038494</text:p>
          </table:table-cell>
          <table:table-cell table:style-name="ce21" office:value-type="float" office:value="1.25439568927939" calcext:value-type="float">
            <text:p>1,25439568927939</text:p>
          </table:table-cell>
          <table:table-cell table:style-name="ce21" office:value-type="float" office:value="2.55646069979228" calcext:value-type="float">
            <text:p>2,55646069979228</text:p>
          </table:table-cell>
          <table:table-cell table:style-name="ce21" office:value-type="float" office:value="2.95735463889578" calcext:value-type="float">
            <text:p>2,95735463889578</text:p>
          </table:table-cell>
          <table:table-cell table:style-name="ce21" office:value-type="float" office:value="1.95436525442437" calcext:value-type="float">
            <text:p>1,95436525442437</text:p>
          </table:table-cell>
          <table:table-cell table:style-name="ce21" office:value-type="float" office:value="0.709254443125455" calcext:value-type="float">
            <text:p>0,709254443125455</text:p>
          </table:table-cell>
          <table:table-cell table:style-name="ce21" office:value-type="float" office:value="5.53377990463739" calcext:value-type="float">
            <text:p>5,53377990463739</text:p>
          </table:table-cell>
          <table:table-cell table:style-name="ce21" office:value-type="float" office:value="11.0882750134968" calcext:value-type="float">
            <text:p>11,0882750134968</text:p>
          </table:table-cell>
          <table:table-cell table:style-name="ce21" office:value-type="float" office:value="0.0935241299543307" calcext:value-type="float">
            <text:p>0,093524129954331</text:p>
          </table:table-cell>
          <table:table-cell table:style-name="ce21" office:value-type="float" office:value="0.131754247134933" calcext:value-type="float">
            <text:p>0,131754247134933</text:p>
          </table:table-cell>
          <table:table-cell table:style-name="ce21" office:value-type="float" office:value="0.054575884550038" calcext:value-type="float">
            <text:p>0,054575884550038</text:p>
          </table:table-cell>
          <table:table-cell table:style-name="ce21" office:value-type="float" office:value="3.24661871391491" calcext:value-type="float">
            <text:p>3,24661871391491</text:p>
          </table:table-cell>
          <table:table-cell table:style-name="ce21" office:value-type="float" office:value="1.8884246304756" calcext:value-type="float">
            <text:p>1,8884246304756</text:p>
          </table:table-cell>
          <table:table-cell table:style-name="ce21" office:value-type="float" office:value="0.0599818738576744" calcext:value-type="float">
            <text:p>0,059981873857675</text:p>
          </table:table-cell>
          <table:table-cell table:style-name="ce21" office:value-type="float" office:value="0.72068277301842" calcext:value-type="float">
            <text:p>0,72068277301842</text:p>
          </table:table-cell>
          <table:table-cell table:style-name="ce21" office:value-type="float" office:value="1.36934321262708" calcext:value-type="float">
            <text:p>1,36934321262708</text:p>
          </table:table-cell>
          <table:table-cell table:style-name="ce21" office:value-type="float" office:value="23.843007357479" calcext:value-type="float">
            <text:p>23,843007357479</text:p>
          </table:table-cell>
          <table:table-cell table:style-name="ce21" office:value-type="float" office:value="83.9960798569119" calcext:value-type="float">
            <text:p>83,9960798569119</text:p>
          </table:table-cell>
          <table:table-cell table:style-name="ce21" office:value-type="float" office:value="3313.59913245108" calcext:value-type="float">
            <text:p>3313,59913245108</text:p>
          </table:table-cell>
          <table:table-cell table:style-name="ce21" office:value-type="float" office:value="1175.74502708855" calcext:value-type="float">
            <text:p>1175,74502708855</text:p>
          </table:table-cell>
          <table:table-cell table:style-name="ce21" office:value-type="float" office:value="35.8006456254849" calcext:value-type="float">
            <text:p>35,8006456254849</text:p>
          </table:table-cell>
          <table:table-cell table:style-name="ce21" office:value-type="float" office:value="2.073721135785" calcext:value-type="float">
            <text:p>2,073721135785</text:p>
          </table:table-cell>
          <table:table-cell table:style-name="ce21" office:value-type="float" office:value="87.1292191924542" calcext:value-type="float">
            <text:p>87,1292191924542</text:p>
          </table:table-cell>
          <table:table-cell table:style-name="ce21" office:value-type="float" office:value="4.31238147643234" calcext:value-type="float">
            <text:p>4,31238147643234</text:p>
          </table:table-cell>
          <table:table-cell table:style-name="ce21" office:value-type="float" office:value="42.9361179361179" calcext:value-type="float">
            <text:p>42,9361179361179</text:p>
          </table:table-cell>
          <table:table-cell table:style-name="ce21" office:value-type="float" office:value="1916.69671522077" calcext:value-type="float">
            <text:p>1916,69671522077</text:p>
          </table:table-cell>
          <table:table-cell table:style-name="ce21" office:value-type="float" office:value="0.278532334462231" calcext:value-type="float">
            <text:p>0,278532334462231</text:p>
          </table:table-cell>
          <table:table-cell table:style-name="ce21" office:value-type="float" office:value="720.141730910511" calcext:value-type="float">
            <text:p>720,141730910511</text:p>
          </table:table-cell>
          <table:table-cell table:style-name="ce21" office:value-type="float" office:value="0.467633849713006" calcext:value-type="float">
            <text:p>0,467633849713006</text:p>
          </table:table-cell>
          <table:table-cell table:style-name="ce21" office:value-type="float" office:value="2636.42479626718" calcext:value-type="float">
            <text:p>2636,42479626718</text:p>
          </table:table-cell>
          <table:table-cell table:style-name="ce21" office:value-type="float" office:value="1911.39064640408" calcext:value-type="float">
            <text:p>1911,39064640408</text:p>
          </table:table-cell>
          <table:table-cell table:style-name="ce29" office:value-type="float" office:value="4182.18428912425" calcext:value-type="float">
            <text:p>4182,18428912425</text:p>
          </table:table-cell>
          <table:table-cell table:style-name="ce35" office:value-type="float" office:value="349.83129989523" calcext:value-type="float">
            <text:p>349,83129989523</text:p>
          </table:table-cell>
        </table:table-row>
        <table:table-row table:style-name="ro1">
          <table:table-cell/>
          <table:table-cell table:style-name="Default" table:number-columns-repeated="55"/>
          <table:table-cell/>
        </table:table-row>
        <table:table-row table:style-name="ro1">
          <table:table-cell/>
          <table:table-cell table:style-name="ce14" table:formula="of:=[.B2]" office:value-type="string" office:string-value="0101" calcext:value-type="string">
            <text:p>0101</text:p>
          </table:table-cell>
          <table:table-cell table:style-name="ce14" table:formula="of:=[.C2]" office:value-type="string" office:string-value="0102" calcext:value-type="string">
            <text:p>0102</text:p>
          </table:table-cell>
          <table:table-cell table:style-name="ce14" table:formula="of:=[.D2]" office:value-type="string" office:string-value="0103" calcext:value-type="string">
            <text:p>0103</text:p>
          </table:table-cell>
          <table:table-cell table:style-name="ce14" table:formula="of:=[.E2]" office:value-type="string" office:string-value="0104" calcext:value-type="string">
            <text:p>0104</text:p>
          </table:table-cell>
          <table:table-cell table:style-name="ce14" table:formula="of:=[.F2]" office:value-type="string" office:string-value="0105" calcext:value-type="string">
            <text:p>0105</text:p>
          </table:table-cell>
          <table:table-cell table:style-name="ce14" table:formula="of:=[.G2]" office:value-type="string" office:string-value="0106" calcext:value-type="string">
            <text:p>0106</text:p>
          </table:table-cell>
          <table:table-cell table:style-name="ce14" table:formula="of:=[.H2]" office:value-type="string" office:string-value="0108" calcext:value-type="string">
            <text:p>0108</text:p>
          </table:table-cell>
          <table:table-cell table:style-name="ce14" table:formula="of:=[.I2]" office:value-type="string" office:string-value="0109" calcext:value-type="string">
            <text:p>0109</text:p>
          </table:table-cell>
          <table:table-cell table:style-name="ce14" table:formula="of:=[.J2]" office:value-type="string" office:string-value="0113" calcext:value-type="string">
            <text:p>0113</text:p>
          </table:table-cell>
          <table:table-cell table:style-name="ce14" table:formula="of:=[.K2]" office:value-type="string" office:string-value="0114" calcext:value-type="string">
            <text:p>0114</text:p>
          </table:table-cell>
          <table:table-cell table:style-name="ce14" table:formula="of:=[.L2]" office:value-type="string" office:string-value="0201" calcext:value-type="string">
            <text:p>0201</text:p>
          </table:table-cell>
          <table:table-cell table:style-name="ce14" table:formula="of:=[.M2]" office:value-type="string" office:string-value="0202" calcext:value-type="string">
            <text:p>0202</text:p>
          </table:table-cell>
          <table:table-cell table:style-name="ce14" table:formula="of:=[.N2]" office:value-type="string" office:string-value="0203" calcext:value-type="string">
            <text:p>0203</text:p>
          </table:table-cell>
          <table:table-cell table:style-name="ce14" table:formula="of:=[.O2]" office:value-type="string" office:string-value="0204" calcext:value-type="string">
            <text:p>0204</text:p>
          </table:table-cell>
          <table:table-cell table:style-name="ce14" table:formula="of:=[.P2]" office:value-type="string" office:string-value="0205" calcext:value-type="string">
            <text:p>0205</text:p>
          </table:table-cell>
          <table:table-cell table:style-name="ce23" table:formula="of:=[.Q2]" office:value-type="string" office:string-value="0301" calcext:value-type="string">
            <text:p>0301</text:p>
          </table:table-cell>
          <table:table-cell table:style-name="ce23" table:formula="of:=[.R2]" office:value-type="string" office:string-value="0302" calcext:value-type="string">
            <text:p>0302</text:p>
          </table:table-cell>
          <table:table-cell table:style-name="ce23" table:formula="of:=[.S2]" office:value-type="string" office:string-value="0303" calcext:value-type="string">
            <text:p>0303</text:p>
          </table:table-cell>
          <table:table-cell table:style-name="ce23" table:formula="of:=[.T2]" office:value-type="string" office:string-value="0304" calcext:value-type="string">
            <text:p>0304</text:p>
          </table:table-cell>
          <table:table-cell table:style-name="ce23" table:formula="of:=[.U2]" office:value-type="string" office:string-value="0305" calcext:value-type="string">
            <text:p>0305</text:p>
          </table:table-cell>
          <table:table-cell table:style-name="ce23" table:formula="of:=[.V2]" office:value-type="string" office:string-value="0306" calcext:value-type="string">
            <text:p>0306</text:p>
          </table:table-cell>
          <table:table-cell table:style-name="ce23" table:formula="of:=[.W2]" office:value-type="string" office:string-value="0307" calcext:value-type="string">
            <text:p>0307</text:p>
          </table:table-cell>
          <table:table-cell table:style-name="ce23" table:formula="of:=[.X2]" office:value-type="string" office:string-value="0308" calcext:value-type="string">
            <text:p>0308</text:p>
          </table:table-cell>
          <table:table-cell table:style-name="ce23" table:formula="of:=[.Y2]" office:value-type="string" office:string-value="0309" calcext:value-type="string">
            <text:p>0309</text:p>
          </table:table-cell>
          <table:table-cell table:style-name="ce23" table:formula="of:=[.Z2]" office:value-type="string" office:string-value="0402" calcext:value-type="string">
            <text:p>0402</text:p>
          </table:table-cell>
          <table:table-cell table:style-name="ce23" table:formula="of:=[.AA2]" office:value-type="string" office:string-value="0403" calcext:value-type="string">
            <text:p>0403</text:p>
          </table:table-cell>
          <table:table-cell table:style-name="ce23" table:formula="of:=[.AB2]" office:value-type="string" office:string-value="0404" calcext:value-type="string">
            <text:p>0404</text:p>
          </table:table-cell>
          <table:table-cell table:style-name="ce23" table:formula="of:=[.AC2]" office:value-type="string" office:string-value="0405" calcext:value-type="string">
            <text:p>0405</text:p>
          </table:table-cell>
          <table:table-cell table:style-name="ce23" table:formula="of:=[.AD2]" office:value-type="string" office:string-value="0406" calcext:value-type="string">
            <text:p>0406</text:p>
          </table:table-cell>
          <table:table-cell table:style-name="ce23" table:formula="of:=[.AE2]" office:value-type="string" office:string-value="0407" calcext:value-type="string">
            <text:p>0407</text:p>
          </table:table-cell>
          <table:table-cell table:style-name="ce23" table:formula="of:=[.AF2]" office:value-type="string" office:string-value="0408" calcext:value-type="string">
            <text:p>0408</text:p>
          </table:table-cell>
          <table:table-cell table:style-name="ce23" table:formula="of:=[.AG2]" office:value-type="string" office:string-value="0502" calcext:value-type="string">
            <text:p>0502</text:p>
          </table:table-cell>
          <table:table-cell table:style-name="ce23" table:formula="of:=[.AH2]" office:value-type="string" office:string-value="0503" calcext:value-type="string">
            <text:p>0503</text:p>
          </table:table-cell>
          <table:table-cell table:style-name="ce23" table:formula="of:=[.AI2]" office:value-type="string" office:string-value="0504" calcext:value-type="string">
            <text:p>0504</text:p>
          </table:table-cell>
          <table:table-cell table:style-name="ce23" table:formula="of:=[.AJ2]" office:value-type="string" office:string-value="0601" calcext:value-type="string">
            <text:p>0601</text:p>
          </table:table-cell>
          <table:table-cell table:style-name="ce23" table:formula="of:=[.AK2]" office:value-type="string" office:string-value="0703" calcext:value-type="string">
            <text:p>0703</text:p>
          </table:table-cell>
          <table:table-cell table:style-name="ce23" table:formula="of:=[.AL2]" office:value-type="string" office:string-value="0801" calcext:value-type="string">
            <text:p>0801</text:p>
          </table:table-cell>
          <table:table-cell table:style-name="ce23" table:formula="of:=[.AM2]" office:value-type="string" office:string-value="0901" calcext:value-type="string">
            <text:p>0901</text:p>
          </table:table-cell>
          <table:table-cell table:style-name="ce23" table:formula="of:=[.AN2]" office:value-type="string" office:string-value="0902" calcext:value-type="string">
            <text:p>0902</text:p>
          </table:table-cell>
          <table:table-cell table:style-name="ce23" table:formula="of:=[.AO2]" office:value-type="string" office:string-value="1001" calcext:value-type="string">
            <text:p>1001</text:p>
          </table:table-cell>
          <table:table-cell table:style-name="ce23" table:formula="of:=[.AP2]" office:value-type="string" office:string-value="1002" calcext:value-type="string">
            <text:p>1002</text:p>
          </table:table-cell>
          <table:table-cell table:style-name="ce23" table:formula="of:=[.AQ2]" office:value-type="string" office:string-value="bus" calcext:value-type="string">
            <text:p>bus</text:p>
          </table:table-cell>
          <table:table-cell table:style-name="ce23" table:formula="of:=[.AR2]" office:value-type="string" office:string-value="car" calcext:value-type="string">
            <text:p>car</text:p>
          </table:table-cell>
          <table:table-cell table:style-name="ce23" table:formula="of:=[.AS2]" office:value-type="string" office:string-value="Electric bikes" calcext:value-type="string">
            <text:p>Electric bikes</text:p>
          </table:table-cell>
          <table:table-cell table:style-name="ce23" table:formula="of:=[.AT2]" office:value-type="string" office:string-value="Fans" calcext:value-type="string">
            <text:p>Fans</text:p>
          </table:table-cell>
          <table:table-cell table:style-name="ce23" table:formula="of:=[.AU2]" office:value-type="string" office:string-value="Industrial machines" calcext:value-type="string">
            <text:p>Industrial machines</text:p>
          </table:table-cell>
          <table:table-cell table:style-name="ce23" table:formula="of:=[.AV2]" office:value-type="string" office:string-value="Industrial pumps" calcext:value-type="string">
            <text:p>Industrial pumps</text:p>
          </table:table-cell>
          <table:table-cell table:style-name="ce23" table:formula="of:=[.AW2]" office:value-type="string" office:string-value="Industrial robots" calcext:value-type="string">
            <text:p>Industrial robots</text:p>
          </table:table-cell>
          <table:table-cell table:style-name="ce23" table:formula="of:=[.AX2]" office:value-type="string" office:string-value="motorhome" calcext:value-type="string">
            <text:p>motorhome</text:p>
          </table:table-cell>
          <table:table-cell table:style-name="ce23" table:formula="of:=[.AY2]" office:value-type="string" office:string-value="Nickel batteries" calcext:value-type="string">
            <text:p>Nickel batteries</text:p>
          </table:table-cell>
          <table:table-cell table:style-name="ce23" table:formula="of:=[.AZ2]" office:value-type="string" office:string-value="NRMM" calcext:value-type="string">
            <text:p>NRMM</text:p>
          </table:table-cell>
          <table:table-cell table:style-name="ce23" table:formula="of:=[.BA2]" office:value-type="string" office:string-value="Shavers" calcext:value-type="string">
            <text:p>Shavers</text:p>
          </table:table-cell>
          <table:table-cell table:style-name="ce23" table:formula="of:=[.BB2]" office:value-type="string" office:string-value="special" calcext:value-type="string">
            <text:p>special</text:p>
          </table:table-cell>
          <table:table-cell table:style-name="ce23" table:formula="of:=[.BC2]" office:value-type="string" office:string-value="truck" calcext:value-type="string">
            <text:p>truck</text:p>
          </table:table-cell>
          <table:table-cell table:style-name="ce23" table:formula="of:=[.BD2]" office:value-type="string" office:string-value="Wind turbines" calcext:value-type="string">
            <text:p>Wind turbines</text:p>
          </table:table-cell>
          <table:table-cell/>
        </table:table-row>
        <table:table-row table:style-name="ro1">
          <table:table-cell table:formula="of:=[.A3]" office:value-type="float" office:value="1993" calcext:value-type="float">
            <text:p>1993</text:p>
          </table:table-cell>
          <table:table-cell table:formula="of:=IF(ISBLANK([.B3]);&quot;&quot;;([.B3]-[.B$29])/[.B$29])">
            <text:p/>
          </table:table-cell>
          <table:table-cell table:formula="of:=IF(ISBLANK([.C3]);&quot;&quot;;([.C3]-[.C$29])/[.C$29])" office:value-type="percentage" office:value="0.219516459829163" calcext:value-type="percentage">
            <text:p>22%</text:p>
          </table:table-cell>
          <table:table-cell table:formula="of:=IF(ISBLANK([.D3]);&quot;&quot;;([.D3]-[.D$29])/[.D$29])" office:value-type="percentage" office:value="0.183932411369287" calcext:value-type="percentage">
            <text:p>18%</text:p>
          </table:table-cell>
          <table:table-cell table:formula="of:=IF(ISBLANK([.E3]);&quot;&quot;;([.E3]-[.E$29])/[.E$29])" office:value-type="percentage" office:value="-0.0311106469137529" calcext:value-type="percentage">
            <text:p>-3%</text:p>
          </table:table-cell>
          <table:table-cell table:formula="of:=IF(ISBLANK([.F3]);&quot;&quot;;([.F3]-[.F$29])/[.F$29])" office:value-type="percentage" office:value="-0.23032047953998" calcext:value-type="percentage">
            <text:p>-23%</text:p>
          </table:table-cell>
          <table:table-cell table:formula="of:=IF(ISBLANK([.G3]);&quot;&quot;;([.G3]-[.G$29])/[.G$29])" office:value-type="percentage" office:value="0.194106470146516" calcext:value-type="percentage">
            <text:p>19%</text:p>
          </table:table-cell>
          <table:table-cell table:formula="of:=IF(ISBLANK([.H3]);&quot;&quot;;([.H3]-[.H$29])/[.H$29])" office:value-type="percentage" office:value="0.0239243660873868" calcext:value-type="percentage">
            <text:p>2%</text:p>
          </table:table-cell>
          <table:table-cell table:formula="of:=IF(ISBLANK([.I3]);&quot;&quot;;([.I3]-[.I$29])/[.I$29])">
            <text:p/>
          </table:table-cell>
          <table:table-cell table:formula="of:=IF(ISBLANK([.J3]);&quot;&quot;;([.J3]-[.J$29])/[.J$29])" office:value-type="percentage" office:value="-0.172810187206791" calcext:value-type="percentage">
            <text:p>-17%</text:p>
          </table:table-cell>
          <table:table-cell table:formula="of:=IF(ISBLANK([.K3]);&quot;&quot;;([.K3]-[.K$29])/[.K$29])" office:value-type="percentage" office:value="0.0733973117201845" calcext:value-type="percentage">
            <text:p>7%</text:p>
          </table:table-cell>
          <table:table-cell table:formula="of:=IF(ISBLANK([.L3]);&quot;&quot;;([.L3]-[.L$29])/[.L$29])" office:value-type="percentage" office:value="-0.802482023161389" calcext:value-type="percentage">
            <text:p>-80%</text:p>
          </table:table-cell>
          <table:table-cell table:formula="of:=IF(ISBLANK([.M3]);&quot;&quot;;([.M3]-[.M$29])/[.M$29])" office:value-type="percentage" office:value="-0.125275121958544" calcext:value-type="percentage">
            <text:p>-13%</text:p>
          </table:table-cell>
          <table:table-cell table:formula="of:=IF(ISBLANK([.N3]);&quot;&quot;;([.N3]-[.N$29])/[.N$29])" office:value-type="percentage" office:value="-0.226455734019366" calcext:value-type="percentage">
            <text:p>-23%</text:p>
          </table:table-cell>
          <table:table-cell table:formula="of:=IF(ISBLANK([.O3]);&quot;&quot;;([.O3]-[.O$29])/[.O$29])">
            <text:p/>
          </table:table-cell>
          <table:table-cell table:formula="of:=IF(ISBLANK([.P3]);&quot;&quot;;([.P3]-[.P$29])/[.P$29])" office:value-type="percentage" office:value="8.94594139426099" calcext:value-type="percentage">
            <text:p>895%</text:p>
          </table:table-cell>
          <table:table-cell table:formula="of:=IF(ISBLANK([.Q3]);&quot;&quot;;([.Q3]-[.Q$29])/[.Q$29])" office:value-type="percentage" office:value="-0.558018959945691" calcext:value-type="percentage">
            <text:p>-56%</text:p>
          </table:table-cell>
          <table:table-cell table:formula="of:=IF(ISBLANK([.R3]);&quot;&quot;;([.R3]-[.R$29])/[.R$29])">
            <text:p/>
          </table:table-cell>
          <table:table-cell table:formula="of:=IF(ISBLANK([.S3]);&quot;&quot;;([.S3]-[.S$29])/[.S$29])">
            <text:p/>
          </table:table-cell>
          <table:table-cell table:formula="of:=IF(ISBLANK([.T3]);&quot;&quot;;([.T3]-[.T$29])/[.T$29])">
            <text:p/>
          </table:table-cell>
          <table:table-cell table:formula="of:=IF(ISBLANK([.U3]);&quot;&quot;;([.U3]-[.U$29])/[.U$29])">
            <text:p/>
          </table:table-cell>
          <table:table-cell table:formula="of:=IF(ISBLANK([.V3]);&quot;&quot;;([.V3]-[.V$29])/[.V$29])">
            <text:p/>
          </table:table-cell>
          <table:table-cell table:formula="of:=IF(ISBLANK([.W3]);&quot;&quot;;([.W3]-[.W$29])/[.W$29])" office:value-type="percentage" office:value="0.223159698560489" calcext:value-type="percentage">
            <text:p>22%</text:p>
          </table:table-cell>
          <table:table-cell table:formula="of:=IF(ISBLANK([.X3]);&quot;&quot;;([.X3]-[.X$29])/[.X$29])">
            <text:p/>
          </table:table-cell>
          <table:table-cell table:formula="of:=IF(ISBLANK([.Y3]);&quot;&quot;;([.Y3]-[.Y$29])/[.Y$29])">
            <text:p/>
          </table:table-cell>
          <table:table-cell table:formula="of:=IF(ISBLANK([.Z3]);&quot;&quot;;([.Z3]-[.Z$29])/[.Z$29])" office:value-type="percentage" office:value="-0.615791569401591" calcext:value-type="percentage">
            <text:p>-62%</text:p>
          </table:table-cell>
          <table:table-cell table:formula="of:=IF(ISBLANK([.AA3]);&quot;&quot;;([.AA3]-[.AA$29])/[.AA$29])" office:value-type="percentage" office:value="-0.534046009206902" calcext:value-type="percentage">
            <text:p>-53%</text:p>
          </table:table-cell>
          <table:table-cell table:formula="of:=IF(ISBLANK([.AB3]);&quot;&quot;;([.AB3]-[.AB$29])/[.AB$29])" office:value-type="percentage" office:value="1.01750695470932" calcext:value-type="percentage">
            <text:p>102%</text:p>
          </table:table-cell>
          <table:table-cell table:formula="of:=IF(ISBLANK([.AC3]);&quot;&quot;;([.AC3]-[.AC$29])/[.AC$29])">
            <text:p/>
          </table:table-cell>
          <table:table-cell table:formula="of:=IF(ISBLANK([.AD3]);&quot;&quot;;([.AD3]-[.AD$29])/[.AD$29])">
            <text:p/>
          </table:table-cell>
          <table:table-cell table:formula="of:=IF(ISBLANK([.AE3]);&quot;&quot;;([.AE3]-[.AE$29])/[.AE$29])">
            <text:p/>
          </table:table-cell>
          <table:table-cell table:formula="of:=IF(ISBLANK([.AF3]);&quot;&quot;;([.AF3]-[.AF$29])/[.AF$29])">
            <text:p/>
          </table:table-cell>
          <table:table-cell table:formula="of:=IF(ISBLANK([.AG3]);&quot;&quot;;([.AG3]-[.AG$29])/[.AG$29])">
            <text:p/>
          </table:table-cell>
          <table:table-cell table:formula="of:=IF(ISBLANK([.AH3]);&quot;&quot;;([.AH3]-[.AH$29])/[.AH$29])">
            <text:p/>
          </table:table-cell>
          <table:table-cell table:formula="of:=IF(ISBLANK([.AI3]);&quot;&quot;;([.AI3]-[.AI$29])/[.AI$29])">
            <text:p/>
          </table:table-cell>
          <table:table-cell table:formula="of:=IF(ISBLANK([.AJ3]);&quot;&quot;;([.AJ3]-[.AJ$29])/[.AJ$29])">
            <text:p/>
          </table:table-cell>
          <table:table-cell table:formula="of:=IF(ISBLANK([.AK3]);&quot;&quot;;([.AK3]-[.AK$29])/[.AK$29])">
            <text:p/>
          </table:table-cell>
          <table:table-cell table:formula="of:=IF(ISBLANK([.AL3]);&quot;&quot;;([.AL3]-[.AL$29])/[.AL$29])" office:value-type="percentage" office:value="-0.589861090395929" calcext:value-type="percentage">
            <text:p>-59%</text:p>
          </table:table-cell>
          <table:table-cell table:formula="of:=IF(ISBLANK([.AM3]);&quot;&quot;;([.AM3]-[.AM$29])/[.AM$29])" office:value-type="percentage" office:value="-0.627956121302064" calcext:value-type="percentage">
            <text:p>-63%</text:p>
          </table:table-cell>
          <table:table-cell table:formula="of:=IF(ISBLANK([.AN3]);&quot;&quot;;([.AN3]-[.AN$29])/[.AN$29])">
            <text:p/>
          </table:table-cell>
          <table:table-cell table:formula="of:=IF(ISBLANK([.AO3]);&quot;&quot;;([.AO3]-[.AO$29])/[.AO$29])">
            <text:p/>
          </table:table-cell>
          <table:table-cell table:formula="of:=IF(ISBLANK([.AP3]);&quot;&quot;;([.AP3]-[.AP$29])/[.AP$29])">
            <text:p/>
          </table:table-cell>
          <table:table-cell table:formula="of:=IF(ISBLANK([.AQ3]);&quot;&quot;;([.AQ3]-[.AQ$29])/[.AQ$29])" office:value-type="percentage" office:value="0.164647591206682" calcext:value-type="percentage">
            <text:p>16%</text:p>
          </table:table-cell>
          <table:table-cell table:formula="of:=IF(ISBLANK([.AR3]);&quot;&quot;;([.AR3]-[.AR$29])/[.AR$29])" office:value-type="percentage" office:value="-0.0637642780423697" calcext:value-type="percentage">
            <text:p>-6%</text:p>
          </table:table-cell>
          <table:table-cell table:formula="of:=IF(ISBLANK([.AS3]);&quot;&quot;;([.AS3]-[.AS$29])/[.AS$29])">
            <text:p/>
          </table:table-cell>
          <table:table-cell table:formula="of:=IF(ISBLANK([.AT3]);&quot;&quot;;([.AT3]-[.AT$29])/[.AT$29])">
            <text:p/>
          </table:table-cell>
          <table:table-cell table:formula="of:=IF(ISBLANK([.AU3]);&quot;&quot;;([.AU3]-[.AU$29])/[.AU$29])" office:value-type="percentage" office:value="0.179480817163753" calcext:value-type="percentage">
            <text:p>18%</text:p>
          </table:table-cell>
          <table:table-cell table:formula="of:=IF(ISBLANK([.AV3]);&quot;&quot;;([.AV3]-[.AV$29])/[.AV$29])" office:value-type="percentage" office:value="-0.723696672328904" calcext:value-type="percentage">
            <text:p>-72%</text:p>
          </table:table-cell>
          <table:table-cell table:formula="of:=IF(ISBLANK([.AW3]);&quot;&quot;;([.AW3]-[.AW$29])/[.AW$29])">
            <text:p/>
          </table:table-cell>
          <table:table-cell table:formula="of:=IF(ISBLANK([.AX3]);&quot;&quot;;([.AX3]-[.AX$29])/[.AX$29])" office:value-type="percentage" office:value="-0.376881302488153" calcext:value-type="percentage">
            <text:p>-38%</text:p>
          </table:table-cell>
          <table:table-cell table:formula="of:=IF(ISBLANK([.AY3]);&quot;&quot;;([.AY3]-[.AY$29])/[.AY$29])">
            <text:p/>
          </table:table-cell>
          <table:table-cell table:formula="of:=IF(ISBLANK([.AZ3]);&quot;&quot;;([.AZ3]-[.AZ$29])/[.AZ$29])" office:value-type="percentage" office:value="1.24712254905287" calcext:value-type="percentage">
            <text:p>125%</text:p>
          </table:table-cell>
          <table:table-cell table:formula="of:=IF(ISBLANK([.BA3]);&quot;&quot;;([.BA3]-[.BA$29])/[.BA$29])" office:value-type="percentage" office:value="-0.430019770876601" calcext:value-type="percentage">
            <text:p>-43%</text:p>
          </table:table-cell>
          <table:table-cell table:formula="of:=IF(ISBLANK([.BB3]);&quot;&quot;;([.BB3]-[.BB$29])/[.BB$29])" office:value-type="percentage" office:value="4.92219865123995" calcext:value-type="percentage">
            <text:p>492%</text:p>
          </table:table-cell>
          <table:table-cell table:formula="of:=IF(ISBLANK([.BC3]);&quot;&quot;;([.BC3]-[.BC$29])/[.BC$29])" office:value-type="percentage" office:value="-0.38228762775871" calcext:value-type="percentage">
            <text:p>-38%</text:p>
          </table:table-cell>
          <table:table-cell table:formula="of:=IF(ISBLANK([.BD3]);&quot;&quot;;([.BD3]-[.BD$29])/[.BD$29])">
            <text:p/>
          </table:table-cell>
          <table:table-cell/>
        </table:table-row>
        <table:table-row table:style-name="ro1">
          <table:table-cell table:formula="of:=[.A4]" office:value-type="float" office:value="1994" calcext:value-type="float">
            <text:p>1994</text:p>
          </table:table-cell>
          <table:table-cell table:formula="of:=IF(ISBLANK([.B4]);&quot;&quot;;([.B4]-[.B$29])/[.B$29])">
            <text:p/>
          </table:table-cell>
          <table:table-cell table:formula="of:=IF(ISBLANK([.C4]);&quot;&quot;;([.C4]-[.C$29])/[.C$29])" office:value-type="percentage" office:value="0.166366868326983" calcext:value-type="percentage">
            <text:p>17%</text:p>
          </table:table-cell>
          <table:table-cell table:formula="of:=IF(ISBLANK([.D4]);&quot;&quot;;([.D4]-[.D$29])/[.D$29])" office:value-type="percentage" office:value="0.159325068879968" calcext:value-type="percentage">
            <text:p>16%</text:p>
          </table:table-cell>
          <table:table-cell table:formula="of:=IF(ISBLANK([.E4]);&quot;&quot;;([.E4]-[.E$29])/[.E$29])" office:value-type="percentage" office:value="0.0555644259542419" calcext:value-type="percentage">
            <text:p>6%</text:p>
          </table:table-cell>
          <table:table-cell table:formula="of:=IF(ISBLANK([.F4]);&quot;&quot;;([.F4]-[.F$29])/[.F$29])" office:value-type="percentage" office:value="-0.251640814765278" calcext:value-type="percentage">
            <text:p>-25%</text:p>
          </table:table-cell>
          <table:table-cell table:formula="of:=IF(ISBLANK([.G4]);&quot;&quot;;([.G4]-[.G$29])/[.G$29])" office:value-type="percentage" office:value="0.289586213471575" calcext:value-type="percentage">
            <text:p>29%</text:p>
          </table:table-cell>
          <table:table-cell table:formula="of:=IF(ISBLANK([.H4]);&quot;&quot;;([.H4]-[.H$29])/[.H$29])" office:value-type="percentage" office:value="0.0228476572578355" calcext:value-type="percentage">
            <text:p>2%</text:p>
          </table:table-cell>
          <table:table-cell table:formula="of:=IF(ISBLANK([.I4]);&quot;&quot;;([.I4]-[.I$29])/[.I$29])">
            <text:p/>
          </table:table-cell>
          <table:table-cell table:formula="of:=IF(ISBLANK([.J4]);&quot;&quot;;([.J4]-[.J$29])/[.J$29])" office:value-type="percentage" office:value="-0.354871354881342" calcext:value-type="percentage">
            <text:p>-35%</text:p>
          </table:table-cell>
          <table:table-cell table:formula="of:=IF(ISBLANK([.K4]);&quot;&quot;;([.K4]-[.K$29])/[.K$29])" office:value-type="percentage" office:value="0.0691687842046693" calcext:value-type="percentage">
            <text:p>7%</text:p>
          </table:table-cell>
          <table:table-cell table:formula="of:=IF(ISBLANK([.L4]);&quot;&quot;;([.L4]-[.L$29])/[.L$29])" office:value-type="percentage" office:value="1.69482638255581" calcext:value-type="percentage">
            <text:p>169%</text:p>
          </table:table-cell>
          <table:table-cell table:formula="of:=IF(ISBLANK([.M4]);&quot;&quot;;([.M4]-[.M$29])/[.M$29])" office:value-type="percentage" office:value="-0.0453087539966092" calcext:value-type="percentage">
            <text:p>-5%</text:p>
          </table:table-cell>
          <table:table-cell table:formula="of:=IF(ISBLANK([.N4]);&quot;&quot;;([.N4]-[.N$29])/[.N$29])" office:value-type="percentage" office:value="-0.142560837307563" calcext:value-type="percentage">
            <text:p>-14%</text:p>
          </table:table-cell>
          <table:table-cell table:formula="of:=IF(ISBLANK([.O4]);&quot;&quot;;([.O4]-[.O$29])/[.O$29])">
            <text:p/>
          </table:table-cell>
          <table:table-cell table:formula="of:=IF(ISBLANK([.P4]);&quot;&quot;;([.P4]-[.P$29])/[.P$29])" office:value-type="percentage" office:value="0.115911684988052" calcext:value-type="percentage">
            <text:p>12%</text:p>
          </table:table-cell>
          <table:table-cell table:formula="of:=IF(ISBLANK([.Q4]);&quot;&quot;;([.Q4]-[.Q$29])/[.Q$29])" office:value-type="percentage" office:value="-0.563729012579147" calcext:value-type="percentage">
            <text:p>-56%</text:p>
          </table:table-cell>
          <table:table-cell table:formula="of:=IF(ISBLANK([.R4]);&quot;&quot;;([.R4]-[.R$29])/[.R$29])">
            <text:p/>
          </table:table-cell>
          <table:table-cell table:formula="of:=IF(ISBLANK([.S4]);&quot;&quot;;([.S4]-[.S$29])/[.S$29])">
            <text:p/>
          </table:table-cell>
          <table:table-cell table:formula="of:=IF(ISBLANK([.T4]);&quot;&quot;;([.T4]-[.T$29])/[.T$29])">
            <text:p/>
          </table:table-cell>
          <table:table-cell table:formula="of:=IF(ISBLANK([.U4]);&quot;&quot;;([.U4]-[.U$29])/[.U$29])">
            <text:p/>
          </table:table-cell>
          <table:table-cell table:formula="of:=IF(ISBLANK([.V4]);&quot;&quot;;([.V4]-[.V$29])/[.V$29])">
            <text:p/>
          </table:table-cell>
          <table:table-cell table:formula="of:=IF(ISBLANK([.W4]);&quot;&quot;;([.W4]-[.W$29])/[.W$29])" office:value-type="percentage" office:value="0.493580992663922" calcext:value-type="percentage">
            <text:p>49%</text:p>
          </table:table-cell>
          <table:table-cell table:formula="of:=IF(ISBLANK([.X4]);&quot;&quot;;([.X4]-[.X$29])/[.X$29])">
            <text:p/>
          </table:table-cell>
          <table:table-cell table:formula="of:=IF(ISBLANK([.Y4]);&quot;&quot;;([.Y4]-[.Y$29])/[.Y$29])">
            <text:p/>
          </table:table-cell>
          <table:table-cell table:formula="of:=IF(ISBLANK([.Z4]);&quot;&quot;;([.Z4]-[.Z$29])/[.Z$29])" office:value-type="percentage" office:value="-0.638450861962071" calcext:value-type="percentage">
            <text:p>-64%</text:p>
          </table:table-cell>
          <table:table-cell table:formula="of:=IF(ISBLANK([.AA4]);&quot;&quot;;([.AA4]-[.AA$29])/[.AA$29])" office:value-type="percentage" office:value="2.1381620515089" calcext:value-type="percentage">
            <text:p>214%</text:p>
          </table:table-cell>
          <table:table-cell table:formula="of:=IF(ISBLANK([.AB4]);&quot;&quot;;([.AB4]-[.AB$29])/[.AB$29])" office:value-type="percentage" office:value="0.770490922876897" calcext:value-type="percentage">
            <text:p>77%</text:p>
          </table:table-cell>
          <table:table-cell table:formula="of:=IF(ISBLANK([.AC4]);&quot;&quot;;([.AC4]-[.AC$29])/[.AC$29])">
            <text:p/>
          </table:table-cell>
          <table:table-cell table:formula="of:=IF(ISBLANK([.AD4]);&quot;&quot;;([.AD4]-[.AD$29])/[.AD$29])">
            <text:p/>
          </table:table-cell>
          <table:table-cell table:formula="of:=IF(ISBLANK([.AE4]);&quot;&quot;;([.AE4]-[.AE$29])/[.AE$29])">
            <text:p/>
          </table:table-cell>
          <table:table-cell table:formula="of:=IF(ISBLANK([.AF4]);&quot;&quot;;([.AF4]-[.AF$29])/[.AF$29])">
            <text:p/>
          </table:table-cell>
          <table:table-cell table:formula="of:=IF(ISBLANK([.AG4]);&quot;&quot;;([.AG4]-[.AG$29])/[.AG$29])">
            <text:p/>
          </table:table-cell>
          <table:table-cell table:formula="of:=IF(ISBLANK([.AH4]);&quot;&quot;;([.AH4]-[.AH$29])/[.AH$29])">
            <text:p/>
          </table:table-cell>
          <table:table-cell table:formula="of:=IF(ISBLANK([.AI4]);&quot;&quot;;([.AI4]-[.AI$29])/[.AI$29])">
            <text:p/>
          </table:table-cell>
          <table:table-cell table:formula="of:=IF(ISBLANK([.AJ4]);&quot;&quot;;([.AJ4]-[.AJ$29])/[.AJ$29])">
            <text:p/>
          </table:table-cell>
          <table:table-cell table:formula="of:=IF(ISBLANK([.AK4]);&quot;&quot;;([.AK4]-[.AK$29])/[.AK$29])">
            <text:p/>
          </table:table-cell>
          <table:table-cell table:formula="of:=IF(ISBLANK([.AL4]);&quot;&quot;;([.AL4]-[.AL$29])/[.AL$29])" office:value-type="percentage" office:value="-0.243990623739622" calcext:value-type="percentage">
            <text:p>-24%</text:p>
          </table:table-cell>
          <table:table-cell table:formula="of:=IF(ISBLANK([.AM4]);&quot;&quot;;([.AM4]-[.AM$29])/[.AM$29])" office:value-type="percentage" office:value="-0.099947646578458" calcext:value-type="percentage">
            <text:p>-10%</text:p>
          </table:table-cell>
          <table:table-cell table:formula="of:=IF(ISBLANK([.AN4]);&quot;&quot;;([.AN4]-[.AN$29])/[.AN$29])">
            <text:p/>
          </table:table-cell>
          <table:table-cell table:formula="of:=IF(ISBLANK([.AO4]);&quot;&quot;;([.AO4]-[.AO$29])/[.AO$29])">
            <text:p/>
          </table:table-cell>
          <table:table-cell table:formula="of:=IF(ISBLANK([.AP4]);&quot;&quot;;([.AP4]-[.AP$29])/[.AP$29])">
            <text:p/>
          </table:table-cell>
          <table:table-cell table:formula="of:=IF(ISBLANK([.AQ4]);&quot;&quot;;([.AQ4]-[.AQ$29])/[.AQ$29])" office:value-type="percentage" office:value="0.734713456775104" calcext:value-type="percentage">
            <text:p>73%</text:p>
          </table:table-cell>
          <table:table-cell table:formula="of:=IF(ISBLANK([.AR4]);&quot;&quot;;([.AR4]-[.AR$29])/[.AR$29])" office:value-type="percentage" office:value="-0.0427763397427692" calcext:value-type="percentage">
            <text:p>-4%</text:p>
          </table:table-cell>
          <table:table-cell table:formula="of:=IF(ISBLANK([.AS4]);&quot;&quot;;([.AS4]-[.AS$29])/[.AS$29])">
            <text:p/>
          </table:table-cell>
          <table:table-cell table:formula="of:=IF(ISBLANK([.AT4]);&quot;&quot;;([.AT4]-[.AT$29])/[.AT$29])">
            <text:p/>
          </table:table-cell>
          <table:table-cell table:formula="of:=IF(ISBLANK([.AU4]);&quot;&quot;;([.AU4]-[.AU$29])/[.AU$29])" office:value-type="percentage" office:value="-0.0594131029885084" calcext:value-type="percentage">
            <text:p>-6%</text:p>
          </table:table-cell>
          <table:table-cell table:formula="of:=IF(ISBLANK([.AV4]);&quot;&quot;;([.AV4]-[.AV$29])/[.AV$29])" office:value-type="percentage" office:value="-0.322963307236792" calcext:value-type="percentage">
            <text:p>-32%</text:p>
          </table:table-cell>
          <table:table-cell table:formula="of:=IF(ISBLANK([.AW4]);&quot;&quot;;([.AW4]-[.AW$29])/[.AW$29])">
            <text:p/>
          </table:table-cell>
          <table:table-cell table:formula="of:=IF(ISBLANK([.AX4]);&quot;&quot;;([.AX4]-[.AX$29])/[.AX$29])" office:value-type="percentage" office:value="0.0909927695030595" calcext:value-type="percentage">
            <text:p>9%</text:p>
          </table:table-cell>
          <table:table-cell table:formula="of:=IF(ISBLANK([.AY4]);&quot;&quot;;([.AY4]-[.AY$29])/[.AY$29])">
            <text:p/>
          </table:table-cell>
          <table:table-cell table:formula="of:=IF(ISBLANK([.AZ4]);&quot;&quot;;([.AZ4]-[.AZ$29])/[.AZ$29])" office:value-type="percentage" office:value="-0.0877863144564055" calcext:value-type="percentage">
            <text:p>-9%</text:p>
          </table:table-cell>
          <table:table-cell table:formula="of:=IF(ISBLANK([.BA4]);&quot;&quot;;([.BA4]-[.BA$29])/[.BA$29])" office:value-type="percentage" office:value="-0.296212188275704" calcext:value-type="percentage">
            <text:p>-30%</text:p>
          </table:table-cell>
          <table:table-cell table:formula="of:=IF(ISBLANK([.BB4]);&quot;&quot;;([.BB4]-[.BB$29])/[.BB$29])" office:value-type="percentage" office:value="1.48157197025664" calcext:value-type="percentage">
            <text:p>148%</text:p>
          </table:table-cell>
          <table:table-cell table:formula="of:=IF(ISBLANK([.BC4]);&quot;&quot;;([.BC4]-[.BC$29])/[.BC$29])" office:value-type="percentage" office:value="0.037579790284393" calcext:value-type="percentage">
            <text:p>4%</text:p>
          </table:table-cell>
          <table:table-cell table:formula="of:=IF(ISBLANK([.BD4]);&quot;&quot;;([.BD4]-[.BD$29])/[.BD$29])">
            <text:p/>
          </table:table-cell>
          <table:table-cell/>
        </table:table-row>
        <table:table-row table:style-name="ro1">
          <table:table-cell table:formula="of:=[.A5]" office:value-type="float" office:value="1995" calcext:value-type="float">
            <text:p>1995</text:p>
          </table:table-cell>
          <table:table-cell table:formula="of:=IF(ISBLANK([.B5]);&quot;&quot;;([.B5]-[.B$29])/[.B$29])">
            <text:p/>
          </table:table-cell>
          <table:table-cell table:formula="of:=IF(ISBLANK([.C5]);&quot;&quot;;([.C5]-[.C$29])/[.C$29])" office:value-type="percentage" office:value="-0.282144331619202" calcext:value-type="percentage">
            <text:p>-28%</text:p>
          </table:table-cell>
          <table:table-cell table:formula="of:=IF(ISBLANK([.D5]);&quot;&quot;;([.D5]-[.D$29])/[.D$29])" office:value-type="percentage" office:value="0.14578546362737" calcext:value-type="percentage">
            <text:p>15%</text:p>
          </table:table-cell>
          <table:table-cell table:formula="of:=IF(ISBLANK([.E5]);&quot;&quot;;([.E5]-[.E$29])/[.E$29])" office:value-type="percentage" office:value="0.0933767936807591" calcext:value-type="percentage">
            <text:p>9%</text:p>
          </table:table-cell>
          <table:table-cell table:formula="of:=IF(ISBLANK([.F5]);&quot;&quot;;([.F5]-[.F$29])/[.F$29])" office:value-type="percentage" office:value="-0.169584296367695" calcext:value-type="percentage">
            <text:p>-17%</text:p>
          </table:table-cell>
          <table:table-cell table:formula="of:=IF(ISBLANK([.G5]);&quot;&quot;;([.G5]-[.G$29])/[.G$29])" office:value-type="percentage" office:value="0.32371534634564" calcext:value-type="percentage">
            <text:p>32%</text:p>
          </table:table-cell>
          <table:table-cell table:formula="of:=IF(ISBLANK([.H5]);&quot;&quot;;([.H5]-[.H$29])/[.H$29])" office:value-type="percentage" office:value="-0.00264801318178068" calcext:value-type="percentage">
            <text:p>0%</text:p>
          </table:table-cell>
          <table:table-cell table:formula="of:=IF(ISBLANK([.I5]);&quot;&quot;;([.I5]-[.I$29])/[.I$29])">
            <text:p/>
          </table:table-cell>
          <table:table-cell table:formula="of:=IF(ISBLANK([.J5]);&quot;&quot;;([.J5]-[.J$29])/[.J$29])" office:value-type="percentage" office:value="0.452598124187146" calcext:value-type="percentage">
            <text:p>45%</text:p>
          </table:table-cell>
          <table:table-cell table:formula="of:=IF(ISBLANK([.K5]);&quot;&quot;;([.K5]-[.K$29])/[.K$29])" office:value-type="percentage" office:value="0.183523918754227" calcext:value-type="percentage">
            <text:p>18%</text:p>
          </table:table-cell>
          <table:table-cell table:formula="of:=IF(ISBLANK([.L5]);&quot;&quot;;([.L5]-[.L$29])/[.L$29])" office:value-type="percentage" office:value="-0.696176278506112" calcext:value-type="percentage">
            <text:p>-70%</text:p>
          </table:table-cell>
          <table:table-cell table:formula="of:=IF(ISBLANK([.M5]);&quot;&quot;;([.M5]-[.M$29])/[.M$29])" office:value-type="percentage" office:value="-0.0369730537085292" calcext:value-type="percentage">
            <text:p>-4%</text:p>
          </table:table-cell>
          <table:table-cell table:formula="of:=IF(ISBLANK([.N5]);&quot;&quot;;([.N5]-[.N$29])/[.N$29])" office:value-type="percentage" office:value="-0.0671276077540071" calcext:value-type="percentage">
            <text:p>-7%</text:p>
          </table:table-cell>
          <table:table-cell table:formula="of:=IF(ISBLANK([.O5]);&quot;&quot;;([.O5]-[.O$29])/[.O$29])">
            <text:p/>
          </table:table-cell>
          <table:table-cell table:formula="of:=IF(ISBLANK([.P5]);&quot;&quot;;([.P5]-[.P$29])/[.P$29])" office:value-type="percentage" office:value="1.80600254230253" calcext:value-type="percentage">
            <text:p>181%</text:p>
          </table:table-cell>
          <table:table-cell table:formula="of:=IF(ISBLANK([.Q5]);&quot;&quot;;([.Q5]-[.Q$29])/[.Q$29])" office:value-type="percentage" office:value="-0.747629456058727" calcext:value-type="percentage">
            <text:p>-75%</text:p>
          </table:table-cell>
          <table:table-cell table:formula="of:=IF(ISBLANK([.R5]);&quot;&quot;;([.R5]-[.R$29])/[.R$29])">
            <text:p/>
          </table:table-cell>
          <table:table-cell table:formula="of:=IF(ISBLANK([.S5]);&quot;&quot;;([.S5]-[.S$29])/[.S$29])">
            <text:p/>
          </table:table-cell>
          <table:table-cell table:formula="of:=IF(ISBLANK([.T5]);&quot;&quot;;([.T5]-[.T$29])/[.T$29])">
            <text:p/>
          </table:table-cell>
          <table:table-cell table:formula="of:=IF(ISBLANK([.U5]);&quot;&quot;;([.U5]-[.U$29])/[.U$29])">
            <text:p/>
          </table:table-cell>
          <table:table-cell table:formula="of:=IF(ISBLANK([.V5]);&quot;&quot;;([.V5]-[.V$29])/[.V$29])">
            <text:p/>
          </table:table-cell>
          <table:table-cell table:formula="of:=IF(ISBLANK([.W5]);&quot;&quot;;([.W5]-[.W$29])/[.W$29])" office:value-type="percentage" office:value="0.611569607320679" calcext:value-type="percentage">
            <text:p>61%</text:p>
          </table:table-cell>
          <table:table-cell table:formula="of:=IF(ISBLANK([.X5]);&quot;&quot;;([.X5]-[.X$29])/[.X$29])">
            <text:p/>
          </table:table-cell>
          <table:table-cell table:formula="of:=IF(ISBLANK([.Y5]);&quot;&quot;;([.Y5]-[.Y$29])/[.Y$29])">
            <text:p/>
          </table:table-cell>
          <table:table-cell table:formula="of:=IF(ISBLANK([.Z5]);&quot;&quot;;([.Z5]-[.Z$29])/[.Z$29])" office:value-type="percentage" office:value="-0.649864393254622" calcext:value-type="percentage">
            <text:p>-65%</text:p>
          </table:table-cell>
          <table:table-cell table:formula="of:=IF(ISBLANK([.AA5]);&quot;&quot;;([.AA5]-[.AA$29])/[.AA$29])" office:value-type="percentage" office:value="2.26611550653699" calcext:value-type="percentage">
            <text:p>227%</text:p>
          </table:table-cell>
          <table:table-cell table:formula="of:=IF(ISBLANK([.AB5]);&quot;&quot;;([.AB5]-[.AB$29])/[.AB$29])" office:value-type="percentage" office:value="0.460850297867022" calcext:value-type="percentage">
            <text:p>46%</text:p>
          </table:table-cell>
          <table:table-cell table:formula="of:=IF(ISBLANK([.AC5]);&quot;&quot;;([.AC5]-[.AC$29])/[.AC$29])">
            <text:p/>
          </table:table-cell>
          <table:table-cell table:formula="of:=IF(ISBLANK([.AD5]);&quot;&quot;;([.AD5]-[.AD$29])/[.AD$29])" office:value-type="percentage" office:value="-0.532760694282592" calcext:value-type="percentage">
            <text:p>-53%</text:p>
          </table:table-cell>
          <table:table-cell table:formula="of:=IF(ISBLANK([.AE5]);&quot;&quot;;([.AE5]-[.AE$29])/[.AE$29])">
            <text:p/>
          </table:table-cell>
          <table:table-cell table:formula="of:=IF(ISBLANK([.AF5]);&quot;&quot;;([.AF5]-[.AF$29])/[.AF$29])">
            <text:p/>
          </table:table-cell>
          <table:table-cell table:formula="of:=IF(ISBLANK([.AG5]);&quot;&quot;;([.AG5]-[.AG$29])/[.AG$29])" office:value-type="percentage" office:value="0.504892813022023" calcext:value-type="percentage">
            <text:p>50%</text:p>
          </table:table-cell>
          <table:table-cell table:formula="of:=IF(ISBLANK([.AH5]);&quot;&quot;;([.AH5]-[.AH$29])/[.AH$29])" office:value-type="percentage" office:value="0.320367453816656" calcext:value-type="percentage">
            <text:p>32%</text:p>
          </table:table-cell>
          <table:table-cell table:formula="of:=IF(ISBLANK([.AI5]);&quot;&quot;;([.AI5]-[.AI$29])/[.AI$29])">
            <text:p/>
          </table:table-cell>
          <table:table-cell table:formula="of:=IF(ISBLANK([.AJ5]);&quot;&quot;;([.AJ5]-[.AJ$29])/[.AJ$29])">
            <text:p/>
          </table:table-cell>
          <table:table-cell table:formula="of:=IF(ISBLANK([.AK5]);&quot;&quot;;([.AK5]-[.AK$29])/[.AK$29])">
            <text:p/>
          </table:table-cell>
          <table:table-cell table:formula="of:=IF(ISBLANK([.AL5]);&quot;&quot;;([.AL5]-[.AL$29])/[.AL$29])" office:value-type="percentage" office:value="-0.354893713432386" calcext:value-type="percentage">
            <text:p>-35%</text:p>
          </table:table-cell>
          <table:table-cell table:formula="of:=IF(ISBLANK([.AM5]);&quot;&quot;;([.AM5]-[.AM$29])/[.AM$29])" office:value-type="percentage" office:value="-0.240652075964805" calcext:value-type="percentage">
            <text:p>-24%</text:p>
          </table:table-cell>
          <table:table-cell table:formula="of:=IF(ISBLANK([.AN5]);&quot;&quot;;([.AN5]-[.AN$29])/[.AN$29])" office:value-type="percentage" office:value="0.363728405625689" calcext:value-type="percentage">
            <text:p>36%</text:p>
          </table:table-cell>
          <table:table-cell table:formula="of:=IF(ISBLANK([.AO5]);&quot;&quot;;([.AO5]-[.AO$29])/[.AO$29])">
            <text:p/>
          </table:table-cell>
          <table:table-cell table:formula="of:=IF(ISBLANK([.AP5]);&quot;&quot;;([.AP5]-[.AP$29])/[.AP$29])">
            <text:p/>
          </table:table-cell>
          <table:table-cell table:formula="of:=IF(ISBLANK([.AQ5]);&quot;&quot;;([.AQ5]-[.AQ$29])/[.AQ$29])" office:value-type="percentage" office:value="-0.227320381140177" calcext:value-type="percentage">
            <text:p>-23%</text:p>
          </table:table-cell>
          <table:table-cell table:formula="of:=IF(ISBLANK([.AR5]);&quot;&quot;;([.AR5]-[.AR$29])/[.AR$29])" office:value-type="percentage" office:value="-0.0124259182051394" calcext:value-type="percentage">
            <text:p>-1%</text:p>
          </table:table-cell>
          <table:table-cell table:formula="of:=IF(ISBLANK([.AS5]);&quot;&quot;;([.AS5]-[.AS$29])/[.AS$29])">
            <text:p/>
          </table:table-cell>
          <table:table-cell table:formula="of:=IF(ISBLANK([.AT5]);&quot;&quot;;([.AT5]-[.AT$29])/[.AT$29])">
            <text:p/>
          </table:table-cell>
          <table:table-cell table:formula="of:=IF(ISBLANK([.AU5]);&quot;&quot;;([.AU5]-[.AU$29])/[.AU$29])" office:value-type="percentage" office:value="0.0384033480174208" calcext:value-type="percentage">
            <text:p>4%</text:p>
          </table:table-cell>
          <table:table-cell table:formula="of:=IF(ISBLANK([.AV5]);&quot;&quot;;([.AV5]-[.AV$29])/[.AV$29])" office:value-type="percentage" office:value="0.671129283084996" calcext:value-type="percentage">
            <text:p>67%</text:p>
          </table:table-cell>
          <table:table-cell table:formula="of:=IF(ISBLANK([.AW5]);&quot;&quot;;([.AW5]-[.AW$29])/[.AW$29])">
            <text:p/>
          </table:table-cell>
          <table:table-cell table:formula="of:=IF(ISBLANK([.AX5]);&quot;&quot;;([.AX5]-[.AX$29])/[.AX$29])" office:value-type="percentage" office:value="-0.0308020195824234" calcext:value-type="percentage">
            <text:p>-3%</text:p>
          </table:table-cell>
          <table:table-cell table:formula="of:=IF(ISBLANK([.AY5]);&quot;&quot;;([.AY5]-[.AY$29])/[.AY$29])">
            <text:p/>
          </table:table-cell>
          <table:table-cell table:formula="of:=IF(ISBLANK([.AZ5]);&quot;&quot;;([.AZ5]-[.AZ$29])/[.AZ$29])" office:value-type="percentage" office:value="0.331252334863486" calcext:value-type="percentage">
            <text:p>33%</text:p>
          </table:table-cell>
          <table:table-cell table:formula="of:=IF(ISBLANK([.BA5]);&quot;&quot;;([.BA5]-[.BA$29])/[.BA$29])" office:value-type="percentage" office:value="-0.278709881256356" calcext:value-type="percentage">
            <text:p>-28%</text:p>
          </table:table-cell>
          <table:table-cell table:formula="of:=IF(ISBLANK([.BB5]);&quot;&quot;;([.BB5]-[.BB$29])/[.BB$29])" office:value-type="percentage" office:value="0.954243153883879" calcext:value-type="percentage">
            <text:p>95%</text:p>
          </table:table-cell>
          <table:table-cell table:formula="of:=IF(ISBLANK([.BC5]);&quot;&quot;;([.BC5]-[.BC$29])/[.BC$29])" office:value-type="percentage" office:value="-0.340094007041686" calcext:value-type="percentage">
            <text:p>-34%</text:p>
          </table:table-cell>
          <table:table-cell table:formula="of:=IF(ISBLANK([.BD5]);&quot;&quot;;([.BD5]-[.BD$29])/[.BD$29])">
            <text:p/>
          </table:table-cell>
          <table:table-cell/>
        </table:table-row>
        <table:table-row table:style-name="ro1">
          <table:table-cell table:formula="of:=[.A6]" office:value-type="float" office:value="1996" calcext:value-type="float">
            <text:p>1996</text:p>
          </table:table-cell>
          <table:table-cell table:formula="of:=IF(ISBLANK([.B6]);&quot;&quot;;([.B6]-[.B$29])/[.B$29])">
            <text:p/>
          </table:table-cell>
          <table:table-cell table:formula="of:=IF(ISBLANK([.C6]);&quot;&quot;;([.C6]-[.C$29])/[.C$29])" office:value-type="percentage" office:value="0.249236954512044" calcext:value-type="percentage">
            <text:p>25%</text:p>
          </table:table-cell>
          <table:table-cell table:formula="of:=IF(ISBLANK([.D6]);&quot;&quot;;([.D6]-[.D$29])/[.D$29])" office:value-type="percentage" office:value="0.0665777292363292" calcext:value-type="percentage">
            <text:p>7%</text:p>
          </table:table-cell>
          <table:table-cell table:formula="of:=IF(ISBLANK([.E6]);&quot;&quot;;([.E6]-[.E$29])/[.E$29])" office:value-type="percentage" office:value="0.0891028910084453" calcext:value-type="percentage">
            <text:p>9%</text:p>
          </table:table-cell>
          <table:table-cell table:formula="of:=IF(ISBLANK([.F6]);&quot;&quot;;([.F6]-[.F$29])/[.F$29])" office:value-type="percentage" office:value="-0.888556254229458" calcext:value-type="percentage">
            <text:p>-89%</text:p>
          </table:table-cell>
          <table:table-cell table:formula="of:=IF(ISBLANK([.G6]);&quot;&quot;;([.G6]-[.G$29])/[.G$29])" office:value-type="percentage" office:value="0.210888716021279" calcext:value-type="percentage">
            <text:p>21%</text:p>
          </table:table-cell>
          <table:table-cell table:formula="of:=IF(ISBLANK([.H6]);&quot;&quot;;([.H6]-[.H$29])/[.H$29])" office:value-type="percentage" office:value="0.00916425211957687" calcext:value-type="percentage">
            <text:p>1%</text:p>
          </table:table-cell>
          <table:table-cell table:formula="of:=IF(ISBLANK([.I6]);&quot;&quot;;([.I6]-[.I$29])/[.I$29])">
            <text:p/>
          </table:table-cell>
          <table:table-cell table:formula="of:=IF(ISBLANK([.J6]);&quot;&quot;;([.J6]-[.J$29])/[.J$29])" office:value-type="percentage" office:value="0.588341599337274" calcext:value-type="percentage">
            <text:p>59%</text:p>
          </table:table-cell>
          <table:table-cell table:formula="of:=IF(ISBLANK([.K6]);&quot;&quot;;([.K6]-[.K$29])/[.K$29])" office:value-type="percentage" office:value="0.0765803364810696" calcext:value-type="percentage">
            <text:p>8%</text:p>
          </table:table-cell>
          <table:table-cell table:formula="of:=IF(ISBLANK([.L6]);&quot;&quot;;([.L6]-[.L$29])/[.L$29])" office:value-type="percentage" office:value="-0.40637889802971" calcext:value-type="percentage">
            <text:p>-41%</text:p>
          </table:table-cell>
          <table:table-cell table:formula="of:=IF(ISBLANK([.M6]);&quot;&quot;;([.M6]-[.M$29])/[.M$29])" office:value-type="percentage" office:value="0.127987532283465" calcext:value-type="percentage">
            <text:p>13%</text:p>
          </table:table-cell>
          <table:table-cell table:formula="of:=IF(ISBLANK([.N6]);&quot;&quot;;([.N6]-[.N$29])/[.N$29])" office:value-type="percentage" office:value="-0.114742529579926" calcext:value-type="percentage">
            <text:p>-11%</text:p>
          </table:table-cell>
          <table:table-cell table:formula="of:=IF(ISBLANK([.O6]);&quot;&quot;;([.O6]-[.O$29])/[.O$29])">
            <text:p/>
          </table:table-cell>
          <table:table-cell table:formula="of:=IF(ISBLANK([.P6]);&quot;&quot;;([.P6]-[.P$29])/[.P$29])" office:value-type="percentage" office:value="0.261409761073018" calcext:value-type="percentage">
            <text:p>26%</text:p>
          </table:table-cell>
          <table:table-cell table:formula="of:=IF(ISBLANK([.Q6]);&quot;&quot;;([.Q6]-[.Q$29])/[.Q$29])" office:value-type="percentage" office:value="0.136559635093442" calcext:value-type="percentage">
            <text:p>14%</text:p>
          </table:table-cell>
          <table:table-cell table:formula="of:=IF(ISBLANK([.R6]);&quot;&quot;;([.R6]-[.R$29])/[.R$29])">
            <text:p/>
          </table:table-cell>
          <table:table-cell table:formula="of:=IF(ISBLANK([.S6]);&quot;&quot;;([.S6]-[.S$29])/[.S$29])" office:value-type="percentage" office:value="0.264003836331625" calcext:value-type="percentage">
            <text:p>26%</text:p>
          </table:table-cell>
          <table:table-cell table:formula="of:=IF(ISBLANK([.T6]);&quot;&quot;;([.T6]-[.T$29])/[.T$29])">
            <text:p/>
          </table:table-cell>
          <table:table-cell table:formula="of:=IF(ISBLANK([.U6]);&quot;&quot;;([.U6]-[.U$29])/[.U$29])" office:value-type="percentage" office:value="-0.157260103069367" calcext:value-type="percentage">
            <text:p>-16%</text:p>
          </table:table-cell>
          <table:table-cell table:formula="of:=IF(ISBLANK([.V6]);&quot;&quot;;([.V6]-[.V$29])/[.V$29])">
            <text:p/>
          </table:table-cell>
          <table:table-cell table:formula="of:=IF(ISBLANK([.W6]);&quot;&quot;;([.W6]-[.W$29])/[.W$29])" office:value-type="percentage" office:value="-0.552498221419584" calcext:value-type="percentage">
            <text:p>-55%</text:p>
          </table:table-cell>
          <table:table-cell table:formula="of:=IF(ISBLANK([.X6]);&quot;&quot;;([.X6]-[.X$29])/[.X$29])">
            <text:p/>
          </table:table-cell>
          <table:table-cell table:formula="of:=IF(ISBLANK([.Y6]);&quot;&quot;;([.Y6]-[.Y$29])/[.Y$29])">
            <text:p/>
          </table:table-cell>
          <table:table-cell table:formula="of:=IF(ISBLANK([.Z6]);&quot;&quot;;([.Z6]-[.Z$29])/[.Z$29])" office:value-type="percentage" office:value="0.109591462576769" calcext:value-type="percentage">
            <text:p>11%</text:p>
          </table:table-cell>
          <table:table-cell table:formula="of:=IF(ISBLANK([.AA6]);&quot;&quot;;([.AA6]-[.AA$29])/[.AA$29])" office:value-type="percentage" office:value="-0.247572640788775" calcext:value-type="percentage">
            <text:p>-25%</text:p>
          </table:table-cell>
          <table:table-cell table:formula="of:=IF(ISBLANK([.AB6]);&quot;&quot;;([.AB6]-[.AB$29])/[.AB$29])" office:value-type="percentage" office:value="-0.507823813425564" calcext:value-type="percentage">
            <text:p>-51%</text:p>
          </table:table-cell>
          <table:table-cell table:formula="of:=IF(ISBLANK([.AC6]);&quot;&quot;;([.AC6]-[.AC$29])/[.AC$29])">
            <text:p/>
          </table:table-cell>
          <table:table-cell table:formula="of:=IF(ISBLANK([.AD6]);&quot;&quot;;([.AD6]-[.AD$29])/[.AD$29])" office:value-type="percentage" office:value="-0.335274954921983" calcext:value-type="percentage">
            <text:p>-34%</text:p>
          </table:table-cell>
          <table:table-cell table:formula="of:=IF(ISBLANK([.AE6]);&quot;&quot;;([.AE6]-[.AE$29])/[.AE$29])">
            <text:p/>
          </table:table-cell>
          <table:table-cell table:formula="of:=IF(ISBLANK([.AF6]);&quot;&quot;;([.AF6]-[.AF$29])/[.AF$29])">
            <text:p/>
          </table:table-cell>
          <table:table-cell table:formula="of:=IF(ISBLANK([.AG6]);&quot;&quot;;([.AG6]-[.AG$29])/[.AG$29])" office:value-type="percentage" office:value="0.439275329823819" calcext:value-type="percentage">
            <text:p>44%</text:p>
          </table:table-cell>
          <table:table-cell table:formula="of:=IF(ISBLANK([.AH6]);&quot;&quot;;([.AH6]-[.AH$29])/[.AH$29])" office:value-type="percentage" office:value="0.318613144249071" calcext:value-type="percentage">
            <text:p>32%</text:p>
          </table:table-cell>
          <table:table-cell table:formula="of:=IF(ISBLANK([.AI6]);&quot;&quot;;([.AI6]-[.AI$29])/[.AI$29])" office:value-type="percentage" office:value="0.655739367874386" calcext:value-type="percentage">
            <text:p>66%</text:p>
          </table:table-cell>
          <table:table-cell table:formula="of:=IF(ISBLANK([.AJ6]);&quot;&quot;;([.AJ6]-[.AJ$29])/[.AJ$29])">
            <text:p/>
          </table:table-cell>
          <table:table-cell table:formula="of:=IF(ISBLANK([.AK6]);&quot;&quot;;([.AK6]-[.AK$29])/[.AK$29])">
            <text:p/>
          </table:table-cell>
          <table:table-cell table:formula="of:=IF(ISBLANK([.AL6]);&quot;&quot;;([.AL6]-[.AL$29])/[.AL$29])" office:value-type="percentage" office:value="-0.165628400549241" calcext:value-type="percentage">
            <text:p>-17%</text:p>
          </table:table-cell>
          <table:table-cell table:formula="of:=IF(ISBLANK([.AM6]);&quot;&quot;;([.AM6]-[.AM$29])/[.AM$29])" office:value-type="percentage" office:value="-0.267461622656401" calcext:value-type="percentage">
            <text:p>-27%</text:p>
          </table:table-cell>
          <table:table-cell table:formula="of:=IF(ISBLANK([.AN6]);&quot;&quot;;([.AN6]-[.AN$29])/[.AN$29])" office:value-type="percentage" office:value="0.165313913677129" calcext:value-type="percentage">
            <text:p>17%</text:p>
          </table:table-cell>
          <table:table-cell table:formula="of:=IF(ISBLANK([.AO6]);&quot;&quot;;([.AO6]-[.AO$29])/[.AO$29])" office:value-type="percentage" office:value="0.510901565079253" calcext:value-type="percentage">
            <text:p>51%</text:p>
          </table:table-cell>
          <table:table-cell table:formula="of:=IF(ISBLANK([.AP6]);&quot;&quot;;([.AP6]-[.AP$29])/[.AP$29])" office:value-type="percentage" office:value="0.0769357814612895" calcext:value-type="percentage">
            <text:p>8%</text:p>
          </table:table-cell>
          <table:table-cell table:formula="of:=IF(ISBLANK([.AQ6]);&quot;&quot;;([.AQ6]-[.AQ$29])/[.AQ$29])" office:value-type="percentage" office:value="0.232318541075877" calcext:value-type="percentage">
            <text:p>23%</text:p>
          </table:table-cell>
          <table:table-cell table:formula="of:=IF(ISBLANK([.AR6]);&quot;&quot;;([.AR6]-[.AR$29])/[.AR$29])" office:value-type="percentage" office:value="0.0223681170928324" calcext:value-type="percentage">
            <text:p>2%</text:p>
          </table:table-cell>
          <table:table-cell table:formula="of:=IF(ISBLANK([.AS6]);&quot;&quot;;([.AS6]-[.AS$29])/[.AS$29])">
            <text:p/>
          </table:table-cell>
          <table:table-cell table:formula="of:=IF(ISBLANK([.AT6]);&quot;&quot;;([.AT6]-[.AT$29])/[.AT$29])">
            <text:p/>
          </table:table-cell>
          <table:table-cell table:formula="of:=IF(ISBLANK([.AU6]);&quot;&quot;;([.AU6]-[.AU$29])/[.AU$29])" office:value-type="percentage" office:value="0.614938131344249" calcext:value-type="percentage">
            <text:p>61%</text:p>
          </table:table-cell>
          <table:table-cell table:formula="of:=IF(ISBLANK([.AV6]);&quot;&quot;;([.AV6]-[.AV$29])/[.AV$29])" office:value-type="percentage" office:value="0.78372169674115" calcext:value-type="percentage">
            <text:p>78%</text:p>
          </table:table-cell>
          <table:table-cell table:formula="of:=IF(ISBLANK([.AW6]);&quot;&quot;;([.AW6]-[.AW$29])/[.AW$29])">
            <text:p/>
          </table:table-cell>
          <table:table-cell table:formula="of:=IF(ISBLANK([.AX6]);&quot;&quot;;([.AX6]-[.AX$29])/[.AX$29])" office:value-type="percentage" office:value="0.0995424674237802" calcext:value-type="percentage">
            <text:p>10%</text:p>
          </table:table-cell>
          <table:table-cell table:formula="of:=IF(ISBLANK([.AY6]);&quot;&quot;;([.AY6]-[.AY$29])/[.AY$29])">
            <text:p/>
          </table:table-cell>
          <table:table-cell table:formula="of:=IF(ISBLANK([.AZ6]);&quot;&quot;;([.AZ6]-[.AZ$29])/[.AZ$29])" office:value-type="percentage" office:value="0.214790993352497" calcext:value-type="percentage">
            <text:p>21%</text:p>
          </table:table-cell>
          <table:table-cell table:formula="of:=IF(ISBLANK([.BA6]);&quot;&quot;;([.BA6]-[.BA$29])/[.BA$29])" office:value-type="percentage" office:value="-0.261201180648014" calcext:value-type="percentage">
            <text:p>-26%</text:p>
          </table:table-cell>
          <table:table-cell table:formula="of:=IF(ISBLANK([.BB6]);&quot;&quot;;([.BB6]-[.BB$29])/[.BB$29])" office:value-type="percentage" office:value="5.35553207383926" calcext:value-type="percentage">
            <text:p>536%</text:p>
          </table:table-cell>
          <table:table-cell table:formula="of:=IF(ISBLANK([.BC6]);&quot;&quot;;([.BC6]-[.BC$29])/[.BC$29])" office:value-type="percentage" office:value="0.0727404259101589" calcext:value-type="percentage">
            <text:p>7%</text:p>
          </table:table-cell>
          <table:table-cell table:formula="of:=IF(ISBLANK([.BD6]);&quot;&quot;;([.BD6]-[.BD$29])/[.BD$29])" office:value-type="percentage" office:value="0.18136684489577" calcext:value-type="percentage">
            <text:p>18%</text:p>
          </table:table-cell>
          <table:table-cell/>
        </table:table-row>
        <table:table-row table:style-name="ro1">
          <table:table-cell table:formula="of:=[.A7]" office:value-type="float" office:value="1997" calcext:value-type="float">
            <text:p>1997</text:p>
          </table:table-cell>
          <table:table-cell table:formula="of:=IF(ISBLANK([.B7]);&quot;&quot;;([.B7]-[.B$29])/[.B$29])">
            <text:p/>
          </table:table-cell>
          <table:table-cell table:formula="of:=IF(ISBLANK([.C7]);&quot;&quot;;([.C7]-[.C$29])/[.C$29])" office:value-type="percentage" office:value="0.205657684378639" calcext:value-type="percentage">
            <text:p>21%</text:p>
          </table:table-cell>
          <table:table-cell table:formula="of:=IF(ISBLANK([.D7]);&quot;&quot;;([.D7]-[.D$29])/[.D$29])" office:value-type="percentage" office:value="-0.103896653515492" calcext:value-type="percentage">
            <text:p>-10%</text:p>
          </table:table-cell>
          <table:table-cell table:formula="of:=IF(ISBLANK([.E7]);&quot;&quot;;([.E7]-[.E$29])/[.E$29])" office:value-type="percentage" office:value="0.0722623544685382" calcext:value-type="percentage">
            <text:p>7%</text:p>
          </table:table-cell>
          <table:table-cell table:formula="of:=IF(ISBLANK([.F7]);&quot;&quot;;([.F7]-[.F$29])/[.F$29])" office:value-type="percentage" office:value="-0.906123706604512" calcext:value-type="percentage">
            <text:p>-91%</text:p>
          </table:table-cell>
          <table:table-cell table:formula="of:=IF(ISBLANK([.G7]);&quot;&quot;;([.G7]-[.G$29])/[.G$29])" office:value-type="percentage" office:value="0.515658486231239" calcext:value-type="percentage">
            <text:p>52%</text:p>
          </table:table-cell>
          <table:table-cell table:formula="of:=IF(ISBLANK([.H7]);&quot;&quot;;([.H7]-[.H$29])/[.H$29])" office:value-type="percentage" office:value="-0.887563413654257" calcext:value-type="percentage">
            <text:p>-89%</text:p>
          </table:table-cell>
          <table:table-cell table:formula="of:=IF(ISBLANK([.I7]);&quot;&quot;;([.I7]-[.I$29])/[.I$29])">
            <text:p/>
          </table:table-cell>
          <table:table-cell table:formula="of:=IF(ISBLANK([.J7]);&quot;&quot;;([.J7]-[.J$29])/[.J$29])" office:value-type="percentage" office:value="0.588998621897665" calcext:value-type="percentage">
            <text:p>59%</text:p>
          </table:table-cell>
          <table:table-cell table:formula="of:=IF(ISBLANK([.K7]);&quot;&quot;;([.K7]-[.K$29])/[.K$29])" office:value-type="percentage" office:value="-0.0203410547706467" calcext:value-type="percentage">
            <text:p>-2%</text:p>
          </table:table-cell>
          <table:table-cell table:formula="of:=IF(ISBLANK([.L7]);&quot;&quot;;([.L7]-[.L$29])/[.L$29])" office:value-type="percentage" office:value="-0.315728078799099" calcext:value-type="percentage">
            <text:p>-32%</text:p>
          </table:table-cell>
          <table:table-cell table:formula="of:=IF(ISBLANK([.M7]);&quot;&quot;;([.M7]-[.M$29])/[.M$29])" office:value-type="percentage" office:value="0.0304778486232602" calcext:value-type="percentage">
            <text:p>3%</text:p>
          </table:table-cell>
          <table:table-cell table:formula="of:=IF(ISBLANK([.N7]);&quot;&quot;;([.N7]-[.N$29])/[.N$29])" office:value-type="percentage" office:value="-0.751801033749406" calcext:value-type="percentage">
            <text:p>-75%</text:p>
          </table:table-cell>
          <table:table-cell table:formula="of:=IF(ISBLANK([.O7]);&quot;&quot;;([.O7]-[.O$29])/[.O$29])">
            <text:p/>
          </table:table-cell>
          <table:table-cell table:formula="of:=IF(ISBLANK([.P7]);&quot;&quot;;([.P7]-[.P$29])/[.P$29])" office:value-type="percentage" office:value="-0.552468616240509" calcext:value-type="percentage">
            <text:p>-55%</text:p>
          </table:table-cell>
          <table:table-cell table:formula="of:=IF(ISBLANK([.Q7]);&quot;&quot;;([.Q7]-[.Q$29])/[.Q$29])" office:value-type="percentage" office:value="0.120590239891236" calcext:value-type="percentage">
            <text:p>12%</text:p>
          </table:table-cell>
          <table:table-cell table:formula="of:=IF(ISBLANK([.R7]);&quot;&quot;;([.R7]-[.R$29])/[.R$29])">
            <text:p/>
          </table:table-cell>
          <table:table-cell table:formula="of:=IF(ISBLANK([.S7]);&quot;&quot;;([.S7]-[.S$29])/[.S$29])" office:value-type="percentage" office:value="0.304723615285284" calcext:value-type="percentage">
            <text:p>30%</text:p>
          </table:table-cell>
          <table:table-cell table:formula="of:=IF(ISBLANK([.T7]);&quot;&quot;;([.T7]-[.T$29])/[.T$29])">
            <text:p/>
          </table:table-cell>
          <table:table-cell table:formula="of:=IF(ISBLANK([.U7]);&quot;&quot;;([.U7]-[.U$29])/[.U$29])" office:value-type="percentage" office:value="-0.174112382176667" calcext:value-type="percentage">
            <text:p>-17%</text:p>
          </table:table-cell>
          <table:table-cell table:formula="of:=IF(ISBLANK([.V7]);&quot;&quot;;([.V7]-[.V$29])/[.V$29])">
            <text:p/>
          </table:table-cell>
          <table:table-cell table:formula="of:=IF(ISBLANK([.W7]);&quot;&quot;;([.W7]-[.W$29])/[.W$29])" office:value-type="percentage" office:value="-0.19244308308306" calcext:value-type="percentage">
            <text:p>-19%</text:p>
          </table:table-cell>
          <table:table-cell table:formula="of:=IF(ISBLANK([.X7]);&quot;&quot;;([.X7]-[.X$29])/[.X$29])">
            <text:p/>
          </table:table-cell>
          <table:table-cell table:formula="of:=IF(ISBLANK([.Y7]);&quot;&quot;;([.Y7]-[.Y$29])/[.Y$29])">
            <text:p/>
          </table:table-cell>
          <table:table-cell table:formula="of:=IF(ISBLANK([.Z7]);&quot;&quot;;([.Z7]-[.Z$29])/[.Z$29])" office:value-type="percentage" office:value="0.0264907311323342" calcext:value-type="percentage">
            <text:p>3%</text:p>
          </table:table-cell>
          <table:table-cell table:formula="of:=IF(ISBLANK([.AA7]);&quot;&quot;;([.AA7]-[.AA$29])/[.AA$29])" office:value-type="percentage" office:value="-0.20095483033776" calcext:value-type="percentage">
            <text:p>-20%</text:p>
          </table:table-cell>
          <table:table-cell table:formula="of:=IF(ISBLANK([.AB7]);&quot;&quot;;([.AB7]-[.AB$29])/[.AB$29])" office:value-type="percentage" office:value="-0.408910975548906" calcext:value-type="percentage">
            <text:p>-41%</text:p>
          </table:table-cell>
          <table:table-cell table:formula="of:=IF(ISBLANK([.AC7]);&quot;&quot;;([.AC7]-[.AC$29])/[.AC$29])">
            <text:p/>
          </table:table-cell>
          <table:table-cell table:formula="of:=IF(ISBLANK([.AD7]);&quot;&quot;;([.AD7]-[.AD$29])/[.AD$29])" office:value-type="percentage" office:value="-0.348359480487339" calcext:value-type="percentage">
            <text:p>-35%</text:p>
          </table:table-cell>
          <table:table-cell table:formula="of:=IF(ISBLANK([.AE7]);&quot;&quot;;([.AE7]-[.AE$29])/[.AE$29])">
            <text:p/>
          </table:table-cell>
          <table:table-cell table:formula="of:=IF(ISBLANK([.AF7]);&quot;&quot;;([.AF7]-[.AF$29])/[.AF$29])">
            <text:p/>
          </table:table-cell>
          <table:table-cell table:formula="of:=IF(ISBLANK([.AG7]);&quot;&quot;;([.AG7]-[.AG$29])/[.AG$29])" office:value-type="percentage" office:value="0.00875826601469877" calcext:value-type="percentage">
            <text:p>1%</text:p>
          </table:table-cell>
          <table:table-cell table:formula="of:=IF(ISBLANK([.AH7]);&quot;&quot;;([.AH7]-[.AH$29])/[.AH$29])" office:value-type="percentage" office:value="-0.127383286506373" calcext:value-type="percentage">
            <text:p>-13%</text:p>
          </table:table-cell>
          <table:table-cell table:formula="of:=IF(ISBLANK([.AI7]);&quot;&quot;;([.AI7]-[.AI$29])/[.AI$29])" office:value-type="percentage" office:value="-0.544516838926218" calcext:value-type="percentage">
            <text:p>-54%</text:p>
          </table:table-cell>
          <table:table-cell table:formula="of:=IF(ISBLANK([.AJ7]);&quot;&quot;;([.AJ7]-[.AJ$29])/[.AJ$29])">
            <text:p/>
          </table:table-cell>
          <table:table-cell table:formula="of:=IF(ISBLANK([.AK7]);&quot;&quot;;([.AK7]-[.AK$29])/[.AK$29])">
            <text:p/>
          </table:table-cell>
          <table:table-cell table:formula="of:=IF(ISBLANK([.AL7]);&quot;&quot;;([.AL7]-[.AL$29])/[.AL$29])" office:value-type="percentage" office:value="-0.163560144426648" calcext:value-type="percentage">
            <text:p>-16%</text:p>
          </table:table-cell>
          <table:table-cell table:formula="of:=IF(ISBLANK([.AM7]);&quot;&quot;;([.AM7]-[.AM$29])/[.AM$29])" office:value-type="percentage" office:value="-0.101520822701422" calcext:value-type="percentage">
            <text:p>-10%</text:p>
          </table:table-cell>
          <table:table-cell table:formula="of:=IF(ISBLANK([.AN7]);&quot;&quot;;([.AN7]-[.AN$29])/[.AN$29])" office:value-type="percentage" office:value="0.122010232552855" calcext:value-type="percentage">
            <text:p>12%</text:p>
          </table:table-cell>
          <table:table-cell table:formula="of:=IF(ISBLANK([.AO7]);&quot;&quot;;([.AO7]-[.AO$29])/[.AO$29])" office:value-type="percentage" office:value="0.560382891159282" calcext:value-type="percentage">
            <text:p>56%</text:p>
          </table:table-cell>
          <table:table-cell table:formula="of:=IF(ISBLANK([.AP7]);&quot;&quot;;([.AP7]-[.AP$29])/[.AP$29])" office:value-type="percentage" office:value="2.50973652435295" calcext:value-type="percentage">
            <text:p>251%</text:p>
          </table:table-cell>
          <table:table-cell table:formula="of:=IF(ISBLANK([.AQ7]);&quot;&quot;;([.AQ7]-[.AQ$29])/[.AQ$29])" office:value-type="percentage" office:value="-0.0486175137577875" calcext:value-type="percentage">
            <text:p>-5%</text:p>
          </table:table-cell>
          <table:table-cell table:formula="of:=IF(ISBLANK([.AR7]);&quot;&quot;;([.AR7]-[.AR$29])/[.AR$29])" office:value-type="percentage" office:value="0.0404603619847322" calcext:value-type="percentage">
            <text:p>4%</text:p>
          </table:table-cell>
          <table:table-cell table:formula="of:=IF(ISBLANK([.AS7]);&quot;&quot;;([.AS7]-[.AS$29])/[.AS$29])">
            <text:p/>
          </table:table-cell>
          <table:table-cell table:formula="of:=IF(ISBLANK([.AT7]);&quot;&quot;;([.AT7]-[.AT$29])/[.AT$29])">
            <text:p/>
          </table:table-cell>
          <table:table-cell table:formula="of:=IF(ISBLANK([.AU7]);&quot;&quot;;([.AU7]-[.AU$29])/[.AU$29])" office:value-type="percentage" office:value="0.775716665182797" calcext:value-type="percentage">
            <text:p>78%</text:p>
          </table:table-cell>
          <table:table-cell table:formula="of:=IF(ISBLANK([.AV7]);&quot;&quot;;([.AV7]-[.AV$29])/[.AV$29])" office:value-type="percentage" office:value="0.727005041238551" calcext:value-type="percentage">
            <text:p>73%</text:p>
          </table:table-cell>
          <table:table-cell table:formula="of:=IF(ISBLANK([.AW7]);&quot;&quot;;([.AW7]-[.AW$29])/[.AW$29])">
            <text:p/>
          </table:table-cell>
          <table:table-cell table:formula="of:=IF(ISBLANK([.AX7]);&quot;&quot;;([.AX7]-[.AX$29])/[.AX$29])" office:value-type="percentage" office:value="0.18903678734723" calcext:value-type="percentage">
            <text:p>19%</text:p>
          </table:table-cell>
          <table:table-cell table:formula="of:=IF(ISBLANK([.AY7]);&quot;&quot;;([.AY7]-[.AY$29])/[.AY$29])">
            <text:p/>
          </table:table-cell>
          <table:table-cell table:formula="of:=IF(ISBLANK([.AZ7]);&quot;&quot;;([.AZ7]-[.AZ$29])/[.AZ$29])" office:value-type="percentage" office:value="0.205674665034107" calcext:value-type="percentage">
            <text:p>21%</text:p>
          </table:table-cell>
          <table:table-cell table:formula="of:=IF(ISBLANK([.BA7]);&quot;&quot;;([.BA7]-[.BA$29])/[.BA$29])" office:value-type="percentage" office:value="-0.33609749253892" calcext:value-type="percentage">
            <text:p>-34%</text:p>
          </table:table-cell>
          <table:table-cell table:formula="of:=IF(ISBLANK([.BB7]);&quot;&quot;;([.BB7]-[.BB$29])/[.BB$29])" office:value-type="percentage" office:value="-0.445195326143452" calcext:value-type="percentage">
            <text:p>-45%</text:p>
          </table:table-cell>
          <table:table-cell table:formula="of:=IF(ISBLANK([.BC7]);&quot;&quot;;([.BC7]-[.BC$29])/[.BC$29])" office:value-type="percentage" office:value="0.195140401423169" calcext:value-type="percentage">
            <text:p>20%</text:p>
          </table:table-cell>
          <table:table-cell table:formula="of:=IF(ISBLANK([.BD7]);&quot;&quot;;([.BD7]-[.BD$29])/[.BD$29])" office:value-type="percentage" office:value="1.46686367624378" calcext:value-type="percentage">
            <text:p>147%</text:p>
          </table:table-cell>
          <table:table-cell/>
        </table:table-row>
        <table:table-row table:style-name="ro1">
          <table:table-cell table:formula="of:=[.A8]" office:value-type="float" office:value="1998" calcext:value-type="float">
            <text:p>1998</text:p>
          </table:table-cell>
          <table:table-cell table:formula="of:=IF(ISBLANK([.B8]);&quot;&quot;;([.B8]-[.B$29])/[.B$29])">
            <text:p/>
          </table:table-cell>
          <table:table-cell table:formula="of:=IF(ISBLANK([.C8]);&quot;&quot;;([.C8]-[.C$29])/[.C$29])" office:value-type="percentage" office:value="0.200149749821974" calcext:value-type="percentage">
            <text:p>20%</text:p>
          </table:table-cell>
          <table:table-cell table:formula="of:=IF(ISBLANK([.D8]);&quot;&quot;;([.D8]-[.D$29])/[.D$29])" office:value-type="percentage" office:value="0.0212280634570994" calcext:value-type="percentage">
            <text:p>2%</text:p>
          </table:table-cell>
          <table:table-cell table:formula="of:=IF(ISBLANK([.E8]);&quot;&quot;;([.E8]-[.E$29])/[.E$29])" office:value-type="percentage" office:value="0.017759663866611" calcext:value-type="percentage">
            <text:p>2%</text:p>
          </table:table-cell>
          <table:table-cell table:formula="of:=IF(ISBLANK([.F8]);&quot;&quot;;([.F8]-[.F$29])/[.F$29])" office:value-type="percentage" office:value="-0.188083771202306" calcext:value-type="percentage">
            <text:p>-19%</text:p>
          </table:table-cell>
          <table:table-cell table:formula="of:=IF(ISBLANK([.G8]);&quot;&quot;;([.G8]-[.G$29])/[.G$29])" office:value-type="percentage" office:value="0.127891110319009" calcext:value-type="percentage">
            <text:p>13%</text:p>
          </table:table-cell>
          <table:table-cell table:formula="of:=IF(ISBLANK([.H8]);&quot;&quot;;([.H8]-[.H$29])/[.H$29])" office:value-type="percentage" office:value="0.0236904592967222" calcext:value-type="percentage">
            <text:p>2%</text:p>
          </table:table-cell>
          <table:table-cell table:formula="of:=IF(ISBLANK([.I8]);&quot;&quot;;([.I8]-[.I$29])/[.I$29])">
            <text:p/>
          </table:table-cell>
          <table:table-cell table:formula="of:=IF(ISBLANK([.J8]);&quot;&quot;;([.J8]-[.J$29])/[.J$29])" office:value-type="percentage" office:value="0.610838981762928" calcext:value-type="percentage">
            <text:p>61%</text:p>
          </table:table-cell>
          <table:table-cell table:formula="of:=IF(ISBLANK([.K8]);&quot;&quot;;([.K8]-[.K$29])/[.K$29])" office:value-type="percentage" office:value="-0.0317054767426167" calcext:value-type="percentage">
            <text:p>-3%</text:p>
          </table:table-cell>
          <table:table-cell table:formula="of:=IF(ISBLANK([.L8]);&quot;&quot;;([.L8]-[.L$29])/[.L$29])" office:value-type="percentage" office:value="-0.311628814641432" calcext:value-type="percentage">
            <text:p>-31%</text:p>
          </table:table-cell>
          <table:table-cell table:formula="of:=IF(ISBLANK([.M8]);&quot;&quot;;([.M8]-[.M$29])/[.M$29])" office:value-type="percentage" office:value="-0.142869678452968" calcext:value-type="percentage">
            <text:p>-14%</text:p>
          </table:table-cell>
          <table:table-cell table:formula="of:=IF(ISBLANK([.N8]);&quot;&quot;;([.N8]-[.N$29])/[.N$29])" office:value-type="percentage" office:value="-0.0944935320884088" calcext:value-type="percentage">
            <text:p>-9%</text:p>
          </table:table-cell>
          <table:table-cell table:formula="of:=IF(ISBLANK([.O8]);&quot;&quot;;([.O8]-[.O$29])/[.O$29])">
            <text:p/>
          </table:table-cell>
          <table:table-cell table:formula="of:=IF(ISBLANK([.P8]);&quot;&quot;;([.P8]-[.P$29])/[.P$29])" office:value-type="percentage" office:value="-0.556431270235125" calcext:value-type="percentage">
            <text:p>-56%</text:p>
          </table:table-cell>
          <table:table-cell table:formula="of:=IF(ISBLANK([.Q8]);&quot;&quot;;([.Q8]-[.Q$29])/[.Q$29])" office:value-type="percentage" office:value="-0.281162572054581" calcext:value-type="percentage">
            <text:p>-28%</text:p>
          </table:table-cell>
          <table:table-cell table:formula="of:=IF(ISBLANK([.R8]);&quot;&quot;;([.R8]-[.R$29])/[.R$29])">
            <text:p/>
          </table:table-cell>
          <table:table-cell table:formula="of:=IF(ISBLANK([.S8]);&quot;&quot;;([.S8]-[.S$29])/[.S$29])">
            <text:p/>
          </table:table-cell>
          <table:table-cell table:formula="of:=IF(ISBLANK([.T8]);&quot;&quot;;([.T8]-[.T$29])/[.T$29])">
            <text:p/>
          </table:table-cell>
          <table:table-cell table:formula="of:=IF(ISBLANK([.U8]);&quot;&quot;;([.U8]-[.U$29])/[.U$29])" office:value-type="percentage" office:value="-0.283957244857342" calcext:value-type="percentage">
            <text:p>-28%</text:p>
          </table:table-cell>
          <table:table-cell table:formula="of:=IF(ISBLANK([.V8]);&quot;&quot;;([.V8]-[.V$29])/[.V$29])">
            <text:p/>
          </table:table-cell>
          <table:table-cell table:formula="of:=IF(ISBLANK([.W8]);&quot;&quot;;([.W8]-[.W$29])/[.W$29])" office:value-type="percentage" office:value="-0.189177190398603" calcext:value-type="percentage">
            <text:p>-19%</text:p>
          </table:table-cell>
          <table:table-cell table:formula="of:=IF(ISBLANK([.X8]);&quot;&quot;;([.X8]-[.X$29])/[.X$29])">
            <text:p/>
          </table:table-cell>
          <table:table-cell table:formula="of:=IF(ISBLANK([.Y8]);&quot;&quot;;([.Y8]-[.Y$29])/[.Y$29])">
            <text:p/>
          </table:table-cell>
          <table:table-cell table:formula="of:=IF(ISBLANK([.Z8]);&quot;&quot;;([.Z8]-[.Z$29])/[.Z$29])" office:value-type="percentage" office:value="0.0639161551182061" calcext:value-type="percentage">
            <text:p>6%</text:p>
          </table:table-cell>
          <table:table-cell table:formula="of:=IF(ISBLANK([.AA8]);&quot;&quot;;([.AA8]-[.AA$29])/[.AA$29])" office:value-type="percentage" office:value="-0.167674980746775" calcext:value-type="percentage">
            <text:p>-17%</text:p>
          </table:table-cell>
          <table:table-cell table:formula="of:=IF(ISBLANK([.AB8]);&quot;&quot;;([.AB8]-[.AB$29])/[.AB$29])" office:value-type="percentage" office:value="0.419311147111017" calcext:value-type="percentage">
            <text:p>42%</text:p>
          </table:table-cell>
          <table:table-cell table:formula="of:=IF(ISBLANK([.AC8]);&quot;&quot;;([.AC8]-[.AC$29])/[.AC$29])">
            <text:p/>
          </table:table-cell>
          <table:table-cell table:formula="of:=IF(ISBLANK([.AD8]);&quot;&quot;;([.AD8]-[.AD$29])/[.AD$29])" office:value-type="percentage" office:value="-0.215859399697392" calcext:value-type="percentage">
            <text:p>-22%</text:p>
          </table:table-cell>
          <table:table-cell table:formula="of:=IF(ISBLANK([.AE8]);&quot;&quot;;([.AE8]-[.AE$29])/[.AE$29])">
            <text:p/>
          </table:table-cell>
          <table:table-cell table:formula="of:=IF(ISBLANK([.AF8]);&quot;&quot;;([.AF8]-[.AF$29])/[.AF$29])">
            <text:p/>
          </table:table-cell>
          <table:table-cell table:formula="of:=IF(ISBLANK([.AG8]);&quot;&quot;;([.AG8]-[.AG$29])/[.AG$29])" office:value-type="percentage" office:value="-0.174353397494307" calcext:value-type="percentage">
            <text:p>-17%</text:p>
          </table:table-cell>
          <table:table-cell table:formula="of:=IF(ISBLANK([.AH8]);&quot;&quot;;([.AH8]-[.AH$29])/[.AH$29])" office:value-type="percentage" office:value="-0.0876218354069334" calcext:value-type="percentage">
            <text:p>-9%</text:p>
          </table:table-cell>
          <table:table-cell table:formula="of:=IF(ISBLANK([.AI8]);&quot;&quot;;([.AI8]-[.AI$29])/[.AI$29])" office:value-type="percentage" office:value="-0.412603169118649" calcext:value-type="percentage">
            <text:p>-41%</text:p>
          </table:table-cell>
          <table:table-cell table:formula="of:=IF(ISBLANK([.AJ8]);&quot;&quot;;([.AJ8]-[.AJ$29])/[.AJ$29])">
            <text:p/>
          </table:table-cell>
          <table:table-cell table:formula="of:=IF(ISBLANK([.AK8]);&quot;&quot;;([.AK8]-[.AK$29])/[.AK$29])">
            <text:p/>
          </table:table-cell>
          <table:table-cell table:formula="of:=IF(ISBLANK([.AL8]);&quot;&quot;;([.AL8]-[.AL$29])/[.AL$29])" office:value-type="percentage" office:value="-0.524008220402668" calcext:value-type="percentage">
            <text:p>-52%</text:p>
          </table:table-cell>
          <table:table-cell table:formula="of:=IF(ISBLANK([.AM8]);&quot;&quot;;([.AM8]-[.AM$29])/[.AM$29])" office:value-type="percentage" office:value="-0.160287529245492" calcext:value-type="percentage">
            <text:p>-16%</text:p>
          </table:table-cell>
          <table:table-cell table:formula="of:=IF(ISBLANK([.AN8]);&quot;&quot;;([.AN8]-[.AN$29])/[.AN$29])" office:value-type="percentage" office:value="0.452022479208617" calcext:value-type="percentage">
            <text:p>45%</text:p>
          </table:table-cell>
          <table:table-cell table:formula="of:=IF(ISBLANK([.AO8]);&quot;&quot;;([.AO8]-[.AO$29])/[.AO$29])" office:value-type="percentage" office:value="-0.151592675379524" calcext:value-type="percentage">
            <text:p>-15%</text:p>
          </table:table-cell>
          <table:table-cell table:formula="of:=IF(ISBLANK([.AP8]);&quot;&quot;;([.AP8]-[.AP$29])/[.AP$29])" office:value-type="percentage" office:value="0.0435405350829922" calcext:value-type="percentage">
            <text:p>4%</text:p>
          </table:table-cell>
          <table:table-cell table:formula="of:=IF(ISBLANK([.AQ8]);&quot;&quot;;([.AQ8]-[.AQ$29])/[.AQ$29])" office:value-type="percentage" office:value="-0.846363097102485" calcext:value-type="percentage">
            <text:p>-85%</text:p>
          </table:table-cell>
          <table:table-cell table:formula="of:=IF(ISBLANK([.AR8]);&quot;&quot;;([.AR8]-[.AR$29])/[.AR$29])" office:value-type="percentage" office:value="0.0688586604052679" calcext:value-type="percentage">
            <text:p>7%</text:p>
          </table:table-cell>
          <table:table-cell table:formula="of:=IF(ISBLANK([.AS8]);&quot;&quot;;([.AS8]-[.AS$29])/[.AS$29])">
            <text:p/>
          </table:table-cell>
          <table:table-cell table:formula="of:=IF(ISBLANK([.AT8]);&quot;&quot;;([.AT8]-[.AT$29])/[.AT$29])">
            <text:p/>
          </table:table-cell>
          <table:table-cell table:formula="of:=IF(ISBLANK([.AU8]);&quot;&quot;;([.AU8]-[.AU$29])/[.AU$29])" office:value-type="percentage" office:value="0.539640839916115" calcext:value-type="percentage">
            <text:p>54%</text:p>
          </table:table-cell>
          <table:table-cell table:formula="of:=IF(ISBLANK([.AV8]);&quot;&quot;;([.AV8]-[.AV$29])/[.AV$29])" office:value-type="percentage" office:value="0.939949725409439" calcext:value-type="percentage">
            <text:p>94%</text:p>
          </table:table-cell>
          <table:table-cell table:formula="of:=IF(ISBLANK([.AW8]);&quot;&quot;;([.AW8]-[.AW$29])/[.AW$29])">
            <text:p/>
          </table:table-cell>
          <table:table-cell table:formula="of:=IF(ISBLANK([.AX8]);&quot;&quot;;([.AX8]-[.AX$29])/[.AX$29])" office:value-type="percentage" office:value="0.201164119916587" calcext:value-type="percentage">
            <text:p>20%</text:p>
          </table:table-cell>
          <table:table-cell table:formula="of:=IF(ISBLANK([.AY8]);&quot;&quot;;([.AY8]-[.AY$29])/[.AY$29])">
            <text:p/>
          </table:table-cell>
          <table:table-cell table:formula="of:=IF(ISBLANK([.AZ8]);&quot;&quot;;([.AZ8]-[.AZ$29])/[.AZ$29])" office:value-type="percentage" office:value="0.348235939443551" calcext:value-type="percentage">
            <text:p>35%</text:p>
          </table:table-cell>
          <table:table-cell table:formula="of:=IF(ISBLANK([.BA8]);&quot;&quot;;([.BA8]-[.BA$29])/[.BA$29])" office:value-type="percentage" office:value="-0.285626370712911" calcext:value-type="percentage">
            <text:p>-29%</text:p>
          </table:table-cell>
          <table:table-cell table:formula="of:=IF(ISBLANK([.BB8]);&quot;&quot;;([.BB8]-[.BB$29])/[.BB$29])" office:value-type="percentage" office:value="-0.424958363506985" calcext:value-type="percentage">
            <text:p>-42%</text:p>
          </table:table-cell>
          <table:table-cell table:formula="of:=IF(ISBLANK([.BC8]);&quot;&quot;;([.BC8]-[.BC$29])/[.BC$29])" office:value-type="percentage" office:value="0.200073370741704" calcext:value-type="percentage">
            <text:p>20%</text:p>
          </table:table-cell>
          <table:table-cell table:formula="of:=IF(ISBLANK([.BD8]);&quot;&quot;;([.BD8]-[.BD$29])/[.BD$29])" office:value-type="percentage" office:value="0.639094115324295" calcext:value-type="percentage">
            <text:p>64%</text:p>
          </table:table-cell>
          <table:table-cell/>
        </table:table-row>
        <table:table-row table:style-name="ro1">
          <table:table-cell table:formula="of:=[.A9]" office:value-type="float" office:value="1999" calcext:value-type="float">
            <text:p>1999</text:p>
          </table:table-cell>
          <table:table-cell table:formula="of:=IF(ISBLANK([.B9]);&quot;&quot;;([.B9]-[.B$29])/[.B$29])">
            <text:p/>
          </table:table-cell>
          <table:table-cell table:formula="of:=IF(ISBLANK([.C9]);&quot;&quot;;([.C9]-[.C$29])/[.C$29])" office:value-type="percentage" office:value="0.161166082360349" calcext:value-type="percentage">
            <text:p>16%</text:p>
          </table:table-cell>
          <table:table-cell table:formula="of:=IF(ISBLANK([.D9]);&quot;&quot;;([.D9]-[.D$29])/[.D$29])" office:value-type="percentage" office:value="0.206464041407898" calcext:value-type="percentage">
            <text:p>21%</text:p>
          </table:table-cell>
          <table:table-cell table:formula="of:=IF(ISBLANK([.E9]);&quot;&quot;;([.E9]-[.E$29])/[.E$29])" office:value-type="percentage" office:value="0.0986694221941939" calcext:value-type="percentage">
            <text:p>10%</text:p>
          </table:table-cell>
          <table:table-cell table:formula="of:=IF(ISBLANK([.F9]);&quot;&quot;;([.F9]-[.F$29])/[.F$29])" office:value-type="percentage" office:value="-0.449927333968929" calcext:value-type="percentage">
            <text:p>-45%</text:p>
          </table:table-cell>
          <table:table-cell table:formula="of:=IF(ISBLANK([.G9]);&quot;&quot;;([.G9]-[.G$29])/[.G$29])" office:value-type="percentage" office:value="0.162223386765804" calcext:value-type="percentage">
            <text:p>16%</text:p>
          </table:table-cell>
          <table:table-cell table:formula="of:=IF(ISBLANK([.H9]);&quot;&quot;;([.H9]-[.H$29])/[.H$29])" office:value-type="percentage" office:value="-0.758952373336558" calcext:value-type="percentage">
            <text:p>-76%</text:p>
          </table:table-cell>
          <table:table-cell table:formula="of:=IF(ISBLANK([.I9]);&quot;&quot;;([.I9]-[.I$29])/[.I$29])">
            <text:p/>
          </table:table-cell>
          <table:table-cell table:formula="of:=IF(ISBLANK([.J9]);&quot;&quot;;([.J9]-[.J$29])/[.J$29])" office:value-type="percentage" office:value="0.43456300054749" calcext:value-type="percentage">
            <text:p>43%</text:p>
          </table:table-cell>
          <table:table-cell table:formula="of:=IF(ISBLANK([.K9]);&quot;&quot;;([.K9]-[.K$29])/[.K$29])" office:value-type="percentage" office:value="0.0274709259237506" calcext:value-type="percentage">
            <text:p>3%</text:p>
          </table:table-cell>
          <table:table-cell table:formula="of:=IF(ISBLANK([.L9]);&quot;&quot;;([.L9]-[.L$29])/[.L$29])" office:value-type="percentage" office:value="-0.292723151428436" calcext:value-type="percentage">
            <text:p>-29%</text:p>
          </table:table-cell>
          <table:table-cell table:formula="of:=IF(ISBLANK([.M9]);&quot;&quot;;([.M9]-[.M$29])/[.M$29])" office:value-type="percentage" office:value="0.0695069067807547" calcext:value-type="percentage">
            <text:p>7%</text:p>
          </table:table-cell>
          <table:table-cell table:formula="of:=IF(ISBLANK([.N9]);&quot;&quot;;([.N9]-[.N$29])/[.N$29])" office:value-type="percentage" office:value="-0.117714789348164" calcext:value-type="percentage">
            <text:p>-12%</text:p>
          </table:table-cell>
          <table:table-cell table:formula="of:=IF(ISBLANK([.O9]);&quot;&quot;;([.O9]-[.O$29])/[.O$29])">
            <text:p/>
          </table:table-cell>
          <table:table-cell table:formula="of:=IF(ISBLANK([.P9]);&quot;&quot;;([.P9]-[.P$29])/[.P$29])" office:value-type="percentage" office:value="-0.54039790875311" calcext:value-type="percentage">
            <text:p>-54%</text:p>
          </table:table-cell>
          <table:table-cell table:formula="of:=IF(ISBLANK([.Q9]);&quot;&quot;;([.Q9]-[.Q$29])/[.Q$29])" office:value-type="percentage" office:value="0.203713387620918" calcext:value-type="percentage">
            <text:p>20%</text:p>
          </table:table-cell>
          <table:table-cell table:formula="of:=IF(ISBLANK([.R9]);&quot;&quot;;([.R9]-[.R$29])/[.R$29])">
            <text:p/>
          </table:table-cell>
          <table:table-cell table:formula="of:=IF(ISBLANK([.S9]);&quot;&quot;;([.S9]-[.S$29])/[.S$29])">
            <text:p/>
          </table:table-cell>
          <table:table-cell table:formula="of:=IF(ISBLANK([.T9]);&quot;&quot;;([.T9]-[.T$29])/[.T$29])">
            <text:p/>
          </table:table-cell>
          <table:table-cell table:formula="of:=IF(ISBLANK([.U9]);&quot;&quot;;([.U9]-[.U$29])/[.U$29])" office:value-type="percentage" office:value="-0.26453698420603" calcext:value-type="percentage">
            <text:p>-26%</text:p>
          </table:table-cell>
          <table:table-cell table:formula="of:=IF(ISBLANK([.V9]);&quot;&quot;;([.V9]-[.V$29])/[.V$29])">
            <text:p/>
          </table:table-cell>
          <table:table-cell table:formula="of:=IF(ISBLANK([.W9]);&quot;&quot;;([.W9]-[.W$29])/[.W$29])" office:value-type="percentage" office:value="-0.295259863775321" calcext:value-type="percentage">
            <text:p>-30%</text:p>
          </table:table-cell>
          <table:table-cell table:formula="of:=IF(ISBLANK([.X9]);&quot;&quot;;([.X9]-[.X$29])/[.X$29])">
            <text:p/>
          </table:table-cell>
          <table:table-cell table:formula="of:=IF(ISBLANK([.Y9]);&quot;&quot;;([.Y9]-[.Y$29])/[.Y$29])">
            <text:p/>
          </table:table-cell>
          <table:table-cell table:formula="of:=IF(ISBLANK([.Z9]);&quot;&quot;;([.Z9]-[.Z$29])/[.Z$29])" office:value-type="percentage" office:value="0.192354399801979" calcext:value-type="percentage">
            <text:p>19%</text:p>
          </table:table-cell>
          <table:table-cell table:formula="of:=IF(ISBLANK([.AA9]);&quot;&quot;;([.AA9]-[.AA$29])/[.AA$29])" office:value-type="percentage" office:value="-0.17999912939696" calcext:value-type="percentage">
            <text:p>-18%</text:p>
          </table:table-cell>
          <table:table-cell table:formula="of:=IF(ISBLANK([.AB9]);&quot;&quot;;([.AB9]-[.AB$29])/[.AB$29])" office:value-type="percentage" office:value="0.371891212817944" calcext:value-type="percentage">
            <text:p>37%</text:p>
          </table:table-cell>
          <table:table-cell table:formula="of:=IF(ISBLANK([.AC9]);&quot;&quot;;([.AC9]-[.AC$29])/[.AC$29])">
            <text:p/>
          </table:table-cell>
          <table:table-cell table:formula="of:=IF(ISBLANK([.AD9]);&quot;&quot;;([.AD9]-[.AD$29])/[.AD$29])" office:value-type="percentage" office:value="-0.247700315222434" calcext:value-type="percentage">
            <text:p>-25%</text:p>
          </table:table-cell>
          <table:table-cell table:formula="of:=IF(ISBLANK([.AE9]);&quot;&quot;;([.AE9]-[.AE$29])/[.AE$29])">
            <text:p/>
          </table:table-cell>
          <table:table-cell table:formula="of:=IF(ISBLANK([.AF9]);&quot;&quot;;([.AF9]-[.AF$29])/[.AF$29])">
            <text:p/>
          </table:table-cell>
          <table:table-cell table:formula="of:=IF(ISBLANK([.AG9]);&quot;&quot;;([.AG9]-[.AG$29])/[.AG$29])" office:value-type="percentage" office:value="0.780903655691474" calcext:value-type="percentage">
            <text:p>78%</text:p>
          </table:table-cell>
          <table:table-cell table:formula="of:=IF(ISBLANK([.AH9]);&quot;&quot;;([.AH9]-[.AH$29])/[.AH$29])" office:value-type="percentage" office:value="0.0189009455314388" calcext:value-type="percentage">
            <text:p>2%</text:p>
          </table:table-cell>
          <table:table-cell table:formula="of:=IF(ISBLANK([.AI9]);&quot;&quot;;([.AI9]-[.AI$29])/[.AI$29])" office:value-type="percentage" office:value="-0.474601220700023" calcext:value-type="percentage">
            <text:p>-47%</text:p>
          </table:table-cell>
          <table:table-cell table:formula="of:=IF(ISBLANK([.AJ9]);&quot;&quot;;([.AJ9]-[.AJ$29])/[.AJ$29])">
            <text:p/>
          </table:table-cell>
          <table:table-cell table:formula="of:=IF(ISBLANK([.AK9]);&quot;&quot;;([.AK9]-[.AK$29])/[.AK$29])">
            <text:p/>
          </table:table-cell>
          <table:table-cell table:formula="of:=IF(ISBLANK([.AL9]);&quot;&quot;;([.AL9]-[.AL$29])/[.AL$29])" office:value-type="percentage" office:value="-0.329909889458049" calcext:value-type="percentage">
            <text:p>-33%</text:p>
          </table:table-cell>
          <table:table-cell table:formula="of:=IF(ISBLANK([.AM9]);&quot;&quot;;([.AM9]-[.AM$29])/[.AM$29])" office:value-type="percentage" office:value="-0.499216997039253" calcext:value-type="percentage">
            <text:p>-50%</text:p>
          </table:table-cell>
          <table:table-cell table:formula="of:=IF(ISBLANK([.AN9]);&quot;&quot;;([.AN9]-[.AN$29])/[.AN$29])" office:value-type="percentage" office:value="0.339592715775125" calcext:value-type="percentage">
            <text:p>34%</text:p>
          </table:table-cell>
          <table:table-cell table:formula="of:=IF(ISBLANK([.AO9]);&quot;&quot;;([.AO9]-[.AO$29])/[.AO$29])" office:value-type="percentage" office:value="-0.0710193068954084" calcext:value-type="percentage">
            <text:p>-7%</text:p>
          </table:table-cell>
          <table:table-cell table:formula="of:=IF(ISBLANK([.AP9]);&quot;&quot;;([.AP9]-[.AP$29])/[.AP$29])" office:value-type="percentage" office:value="0.579363184823631" calcext:value-type="percentage">
            <text:p>58%</text:p>
          </table:table-cell>
          <table:table-cell table:formula="of:=IF(ISBLANK([.AQ9]);&quot;&quot;;([.AQ9]-[.AQ$29])/[.AQ$29])" office:value-type="percentage" office:value="-0.532412313546246" calcext:value-type="percentage">
            <text:p>-53%</text:p>
          </table:table-cell>
          <table:table-cell table:formula="of:=IF(ISBLANK([.AR9]);&quot;&quot;;([.AR9]-[.AR$29])/[.AR$29])" office:value-type="percentage" office:value="0.058497955451123" calcext:value-type="percentage">
            <text:p>6%</text:p>
          </table:table-cell>
          <table:table-cell table:formula="of:=IF(ISBLANK([.AS9]);&quot;&quot;;([.AS9]-[.AS$29])/[.AS$29])">
            <text:p/>
          </table:table-cell>
          <table:table-cell table:formula="of:=IF(ISBLANK([.AT9]);&quot;&quot;;([.AT9]-[.AT$29])/[.AT$29])">
            <text:p/>
          </table:table-cell>
          <table:table-cell table:formula="of:=IF(ISBLANK([.AU9]);&quot;&quot;;([.AU9]-[.AU$29])/[.AU$29])" office:value-type="percentage" office:value="0.410083346177605" calcext:value-type="percentage">
            <text:p>41%</text:p>
          </table:table-cell>
          <table:table-cell table:formula="of:=IF(ISBLANK([.AV9]);&quot;&quot;;([.AV9]-[.AV$29])/[.AV$29])" office:value-type="percentage" office:value="1.25083231934364" calcext:value-type="percentage">
            <text:p>125%</text:p>
          </table:table-cell>
          <table:table-cell table:formula="of:=IF(ISBLANK([.AW9]);&quot;&quot;;([.AW9]-[.AW$29])/[.AW$29])">
            <text:p/>
          </table:table-cell>
          <table:table-cell table:formula="of:=IF(ISBLANK([.AX9]);&quot;&quot;;([.AX9]-[.AX$29])/[.AX$29])" office:value-type="percentage" office:value="0.191906418976642" calcext:value-type="percentage">
            <text:p>19%</text:p>
          </table:table-cell>
          <table:table-cell table:formula="of:=IF(ISBLANK([.AY9]);&quot;&quot;;([.AY9]-[.AY$29])/[.AY$29])">
            <text:p/>
          </table:table-cell>
          <table:table-cell table:formula="of:=IF(ISBLANK([.AZ9]);&quot;&quot;;([.AZ9]-[.AZ$29])/[.AZ$29])" office:value-type="percentage" office:value="-0.97274431698129" calcext:value-type="percentage">
            <text:p>-97%</text:p>
          </table:table-cell>
          <table:table-cell table:formula="of:=IF(ISBLANK([.BA9]);&quot;&quot;;([.BA9]-[.BA$29])/[.BA$29])" office:value-type="percentage" office:value="-0.255408238458" calcext:value-type="percentage">
            <text:p>-26%</text:p>
          </table:table-cell>
          <table:table-cell table:formula="of:=IF(ISBLANK([.BB9]);&quot;&quot;;([.BB9]-[.BB$29])/[.BB$29])" office:value-type="percentage" office:value="-0.423289187248522" calcext:value-type="percentage">
            <text:p>-42%</text:p>
          </table:table-cell>
          <table:table-cell table:formula="of:=IF(ISBLANK([.BC9]);&quot;&quot;;([.BC9]-[.BC$29])/[.BC$29])" office:value-type="percentage" office:value="0.192990329926211" calcext:value-type="percentage">
            <text:p>19%</text:p>
          </table:table-cell>
          <table:table-cell table:formula="of:=IF(ISBLANK([.BD9]);&quot;&quot;;([.BD9]-[.BD$29])/[.BD$29])" office:value-type="percentage" office:value="0.777894804360522" calcext:value-type="percentage">
            <text:p>78%</text:p>
          </table:table-cell>
          <table:table-cell/>
        </table:table-row>
        <table:table-row table:style-name="ro1">
          <table:table-cell table:formula="of:=[.A10]" office:value-type="float" office:value="2000" calcext:value-type="float">
            <text:p>2000</text:p>
          </table:table-cell>
          <table:table-cell table:formula="of:=IF(ISBLANK([.B10]);&quot;&quot;;([.B10]-[.B$29])/[.B$29])">
            <text:p/>
          </table:table-cell>
          <table:table-cell table:formula="of:=IF(ISBLANK([.C10]);&quot;&quot;;([.C10]-[.C$29])/[.C$29])" office:value-type="percentage" office:value="0.159143219072858" calcext:value-type="percentage">
            <text:p>16%</text:p>
          </table:table-cell>
          <table:table-cell table:formula="of:=IF(ISBLANK([.D10]);&quot;&quot;;([.D10]-[.D$29])/[.D$29])" office:value-type="percentage" office:value="0.300725629612429" calcext:value-type="percentage">
            <text:p>30%</text:p>
          </table:table-cell>
          <table:table-cell table:formula="of:=IF(ISBLANK([.E10]);&quot;&quot;;([.E10]-[.E$29])/[.E$29])" office:value-type="percentage" office:value="0.0764556788779077" calcext:value-type="percentage">
            <text:p>8%</text:p>
          </table:table-cell>
          <table:table-cell table:formula="of:=IF(ISBLANK([.F10]);&quot;&quot;;([.F10]-[.F$29])/[.F$29])" office:value-type="percentage" office:value="0.139961735162485" calcext:value-type="percentage">
            <text:p>14%</text:p>
          </table:table-cell>
          <table:table-cell table:formula="of:=IF(ISBLANK([.G10]);&quot;&quot;;([.G10]-[.G$29])/[.G$29])" office:value-type="percentage" office:value="0.211476786544644" calcext:value-type="percentage">
            <text:p>21%</text:p>
          </table:table-cell>
          <table:table-cell table:formula="of:=IF(ISBLANK([.H10]);&quot;&quot;;([.H10]-[.H$29])/[.H$29])" office:value-type="percentage" office:value="0.0760540800076744" calcext:value-type="percentage">
            <text:p>8%</text:p>
          </table:table-cell>
          <table:table-cell table:formula="of:=IF(ISBLANK([.I10]);&quot;&quot;;([.I10]-[.I$29])/[.I$29])">
            <text:p/>
          </table:table-cell>
          <table:table-cell table:formula="of:=IF(ISBLANK([.J10]);&quot;&quot;;([.J10]-[.J$29])/[.J$29])" office:value-type="percentage" office:value="0.209875159617026" calcext:value-type="percentage">
            <text:p>21%</text:p>
          </table:table-cell>
          <table:table-cell table:formula="of:=IF(ISBLANK([.K10]);&quot;&quot;;([.K10]-[.K$29])/[.K$29])" office:value-type="percentage" office:value="0.584854924399192" calcext:value-type="percentage">
            <text:p>58%</text:p>
          </table:table-cell>
          <table:table-cell table:formula="of:=IF(ISBLANK([.L10]);&quot;&quot;;([.L10]-[.L$29])/[.L$29])" office:value-type="percentage" office:value="-0.177684488500313" calcext:value-type="percentage">
            <text:p>-18%</text:p>
          </table:table-cell>
          <table:table-cell table:formula="of:=IF(ISBLANK([.M10]);&quot;&quot;;([.M10]-[.M$29])/[.M$29])" office:value-type="percentage" office:value="0.175826401581015" calcext:value-type="percentage">
            <text:p>18%</text:p>
          </table:table-cell>
          <table:table-cell table:formula="of:=IF(ISBLANK([.N10]);&quot;&quot;;([.N10]-[.N$29])/[.N$29])" office:value-type="percentage" office:value="-0.0438315891056149" calcext:value-type="percentage">
            <text:p>-4%</text:p>
          </table:table-cell>
          <table:table-cell table:formula="of:=IF(ISBLANK([.O10]);&quot;&quot;;([.O10]-[.O$29])/[.O$29])">
            <text:p/>
          </table:table-cell>
          <table:table-cell table:formula="of:=IF(ISBLANK([.P10]);&quot;&quot;;([.P10]-[.P$29])/[.P$29])" office:value-type="percentage" office:value="-0.544648310285882" calcext:value-type="percentage">
            <text:p>-54%</text:p>
          </table:table-cell>
          <table:table-cell table:formula="of:=IF(ISBLANK([.Q10]);&quot;&quot;;([.Q10]-[.Q$29])/[.Q$29])" office:value-type="percentage" office:value="-0.198494589323101" calcext:value-type="percentage">
            <text:p>-20%</text:p>
          </table:table-cell>
          <table:table-cell table:formula="of:=IF(ISBLANK([.R10]);&quot;&quot;;([.R10]-[.R$29])/[.R$29])">
            <text:p/>
          </table:table-cell>
          <table:table-cell table:formula="of:=IF(ISBLANK([.S10]);&quot;&quot;;([.S10]-[.S$29])/[.S$29])" office:value-type="percentage" office:value="0.110134556714623" calcext:value-type="percentage">
            <text:p>11%</text:p>
          </table:table-cell>
          <table:table-cell table:formula="of:=IF(ISBLANK([.T10]);&quot;&quot;;([.T10]-[.T$29])/[.T$29])">
            <text:p/>
          </table:table-cell>
          <table:table-cell table:formula="of:=IF(ISBLANK([.U10]);&quot;&quot;;([.U10]-[.U$29])/[.U$29])" office:value-type="percentage" office:value="-0.284447816438322" calcext:value-type="percentage">
            <text:p>-28%</text:p>
          </table:table-cell>
          <table:table-cell table:formula="of:=IF(ISBLANK([.V10]);&quot;&quot;;([.V10]-[.V$29])/[.V$29])">
            <text:p/>
          </table:table-cell>
          <table:table-cell table:formula="of:=IF(ISBLANK([.W10]);&quot;&quot;;([.W10]-[.W$29])/[.W$29])" office:value-type="percentage" office:value="-0.447733893125187" calcext:value-type="percentage">
            <text:p>-45%</text:p>
          </table:table-cell>
          <table:table-cell table:formula="of:=IF(ISBLANK([.X10]);&quot;&quot;;([.X10]-[.X$29])/[.X$29])">
            <text:p/>
          </table:table-cell>
          <table:table-cell table:formula="of:=IF(ISBLANK([.Y10]);&quot;&quot;;([.Y10]-[.Y$29])/[.Y$29])">
            <text:p/>
          </table:table-cell>
          <table:table-cell table:formula="of:=IF(ISBLANK([.Z10]);&quot;&quot;;([.Z10]-[.Z$29])/[.Z$29])" office:value-type="percentage" office:value="0.10296108007052" calcext:value-type="percentage">
            <text:p>10%</text:p>
          </table:table-cell>
          <table:table-cell table:formula="of:=IF(ISBLANK([.AA10]);&quot;&quot;;([.AA10]-[.AA$29])/[.AA$29])" office:value-type="percentage" office:value="-0.144004599825255" calcext:value-type="percentage">
            <text:p>-14%</text:p>
          </table:table-cell>
          <table:table-cell table:formula="of:=IF(ISBLANK([.AB10]);&quot;&quot;;([.AB10]-[.AB$29])/[.AB$29])" office:value-type="percentage" office:value="0.334326502244914" calcext:value-type="percentage">
            <text:p>33%</text:p>
          </table:table-cell>
          <table:table-cell table:formula="of:=IF(ISBLANK([.AC10]);&quot;&quot;;([.AC10]-[.AC$29])/[.AC$29])">
            <text:p/>
          </table:table-cell>
          <table:table-cell table:formula="of:=IF(ISBLANK([.AD10]);&quot;&quot;;([.AD10]-[.AD$29])/[.AD$29])" office:value-type="percentage" office:value="-0.145427220109287" calcext:value-type="percentage">
            <text:p>-15%</text:p>
          </table:table-cell>
          <table:table-cell table:formula="of:=IF(ISBLANK([.AE10]);&quot;&quot;;([.AE10]-[.AE$29])/[.AE$29])">
            <text:p/>
          </table:table-cell>
          <table:table-cell table:formula="of:=IF(ISBLANK([.AF10]);&quot;&quot;;([.AF10]-[.AF$29])/[.AF$29])">
            <text:p/>
          </table:table-cell>
          <table:table-cell table:formula="of:=IF(ISBLANK([.AG10]);&quot;&quot;;([.AG10]-[.AG$29])/[.AG$29])" office:value-type="percentage" office:value="-0.114269019207151" calcext:value-type="percentage">
            <text:p>-11%</text:p>
          </table:table-cell>
          <table:table-cell table:formula="of:=IF(ISBLANK([.AH10]);&quot;&quot;;([.AH10]-[.AH$29])/[.AH$29])" office:value-type="percentage" office:value="0.0474874727483795" calcext:value-type="percentage">
            <text:p>5%</text:p>
          </table:table-cell>
          <table:table-cell table:formula="of:=IF(ISBLANK([.AI10]);&quot;&quot;;([.AI10]-[.AI$29])/[.AI$29])" office:value-type="percentage" office:value="-0.473440492670143" calcext:value-type="percentage">
            <text:p>-47%</text:p>
          </table:table-cell>
          <table:table-cell table:formula="of:=IF(ISBLANK([.AJ10]);&quot;&quot;;([.AJ10]-[.AJ$29])/[.AJ$29])">
            <text:p/>
          </table:table-cell>
          <table:table-cell table:formula="of:=IF(ISBLANK([.AK10]);&quot;&quot;;([.AK10]-[.AK$29])/[.AK$29])">
            <text:p/>
          </table:table-cell>
          <table:table-cell table:formula="of:=IF(ISBLANK([.AL10]);&quot;&quot;;([.AL10]-[.AL$29])/[.AL$29])" office:value-type="percentage" office:value="-0.141419431114593" calcext:value-type="percentage">
            <text:p>-14%</text:p>
          </table:table-cell>
          <table:table-cell table:formula="of:=IF(ISBLANK([.AM10]);&quot;&quot;;([.AM10]-[.AM$29])/[.AM$29])" office:value-type="percentage" office:value="-0.147974846228933" calcext:value-type="percentage">
            <text:p>-15%</text:p>
          </table:table-cell>
          <table:table-cell table:formula="of:=IF(ISBLANK([.AN10]);&quot;&quot;;([.AN10]-[.AN$29])/[.AN$29])" office:value-type="percentage" office:value="0.387996367878288" calcext:value-type="percentage">
            <text:p>39%</text:p>
          </table:table-cell>
          <table:table-cell table:formula="of:=IF(ISBLANK([.AO10]);&quot;&quot;;([.AO10]-[.AO$29])/[.AO$29])" office:value-type="percentage" office:value="-0.273094793084806" calcext:value-type="percentage">
            <text:p>-27%</text:p>
          </table:table-cell>
          <table:table-cell table:formula="of:=IF(ISBLANK([.AP10]);&quot;&quot;;([.AP10]-[.AP$29])/[.AP$29])" office:value-type="percentage" office:value="-0.992144275819322" calcext:value-type="percentage">
            <text:p>-99%</text:p>
          </table:table-cell>
          <table:table-cell table:formula="of:=IF(ISBLANK([.AQ10]);&quot;&quot;;([.AQ10]-[.AQ$29])/[.AQ$29])" office:value-type="percentage" office:value="0.749090277206444" calcext:value-type="percentage">
            <text:p>75%</text:p>
          </table:table-cell>
          <table:table-cell table:formula="of:=IF(ISBLANK([.AR10]);&quot;&quot;;([.AR10]-[.AR$29])/[.AR$29])" office:value-type="percentage" office:value="0.0153194909495751" calcext:value-type="percentage">
            <text:p>2%</text:p>
          </table:table-cell>
          <table:table-cell table:formula="of:=IF(ISBLANK([.AS10]);&quot;&quot;;([.AS10]-[.AS$29])/[.AS$29])">
            <text:p/>
          </table:table-cell>
          <table:table-cell table:formula="of:=IF(ISBLANK([.AT10]);&quot;&quot;;([.AT10]-[.AT$29])/[.AT$29])">
            <text:p/>
          </table:table-cell>
          <table:table-cell table:formula="of:=IF(ISBLANK([.AU10]);&quot;&quot;;([.AU10]-[.AU$29])/[.AU$29])" office:value-type="percentage" office:value="0.399747431642663" calcext:value-type="percentage">
            <text:p>40%</text:p>
          </table:table-cell>
          <table:table-cell table:formula="of:=IF(ISBLANK([.AV10]);&quot;&quot;;([.AV10]-[.AV$29])/[.AV$29])" office:value-type="percentage" office:value="1.39024452504259" calcext:value-type="percentage">
            <text:p>139%</text:p>
          </table:table-cell>
          <table:table-cell table:formula="of:=IF(ISBLANK([.AW10]);&quot;&quot;;([.AW10]-[.AW$29])/[.AW$29])">
            <text:p/>
          </table:table-cell>
          <table:table-cell table:formula="of:=IF(ISBLANK([.AX10]);&quot;&quot;;([.AX10]-[.AX$29])/[.AX$29])" office:value-type="percentage" office:value="-0.043683765331817" calcext:value-type="percentage">
            <text:p>-4%</text:p>
          </table:table-cell>
          <table:table-cell table:formula="of:=IF(ISBLANK([.AY10]);&quot;&quot;;([.AY10]-[.AY$29])/[.AY$29])">
            <text:p/>
          </table:table-cell>
          <table:table-cell table:formula="of:=IF(ISBLANK([.AZ10]);&quot;&quot;;([.AZ10]-[.AZ$29])/[.AZ$29])" office:value-type="percentage" office:value="-0.832242181484962" calcext:value-type="percentage">
            <text:p>-83%</text:p>
          </table:table-cell>
          <table:table-cell table:formula="of:=IF(ISBLANK([.BA10]);&quot;&quot;;([.BA10]-[.BA$29])/[.BA$29])" office:value-type="percentage" office:value="-0.251449241666556" calcext:value-type="percentage">
            <text:p>-25%</text:p>
          </table:table-cell>
          <table:table-cell table:formula="of:=IF(ISBLANK([.BB10]);&quot;&quot;;([.BB10]-[.BB$29])/[.BB$29])" office:value-type="percentage" office:value="-0.501301526309658" calcext:value-type="percentage">
            <text:p>-50%</text:p>
          </table:table-cell>
          <table:table-cell table:formula="of:=IF(ISBLANK([.BC10]);&quot;&quot;;([.BC10]-[.BC$29])/[.BC$29])" office:value-type="percentage" office:value="0.319908193395316" calcext:value-type="percentage">
            <text:p>32%</text:p>
          </table:table-cell>
          <table:table-cell table:formula="of:=IF(ISBLANK([.BD10]);&quot;&quot;;([.BD10]-[.BD$29])/[.BD$29])" office:value-type="percentage" office:value="-0.0678856036383385" calcext:value-type="percentage">
            <text:p>-7%</text:p>
          </table:table-cell>
          <table:table-cell/>
        </table:table-row>
        <table:table-row table:style-name="ro1">
          <table:table-cell table:formula="of:=[.A11]" office:value-type="float" office:value="2001" calcext:value-type="float">
            <text:p>2001</text:p>
          </table:table-cell>
          <table:table-cell table:formula="of:=IF(ISBLANK([.B11]);&quot;&quot;;([.B11]-[.B$29])/[.B$29])">
            <text:p/>
          </table:table-cell>
          <table:table-cell table:formula="of:=IF(ISBLANK([.C11]);&quot;&quot;;([.C11]-[.C$29])/[.C$29])" office:value-type="percentage" office:value="0.149006961284514" calcext:value-type="percentage">
            <text:p>15%</text:p>
          </table:table-cell>
          <table:table-cell table:formula="of:=IF(ISBLANK([.D11]);&quot;&quot;;([.D11]-[.D$29])/[.D$29])" office:value-type="percentage" office:value="0.180093706141749" calcext:value-type="percentage">
            <text:p>18%</text:p>
          </table:table-cell>
          <table:table-cell table:formula="of:=IF(ISBLANK([.E11]);&quot;&quot;;([.E11]-[.E$29])/[.E$29])" office:value-type="percentage" office:value="0.208531240306502" calcext:value-type="percentage">
            <text:p>21%</text:p>
          </table:table-cell>
          <table:table-cell table:formula="of:=IF(ISBLANK([.F11]);&quot;&quot;;([.F11]-[.F$29])/[.F$29])" office:value-type="percentage" office:value="0.0379171485916221" calcext:value-type="percentage">
            <text:p>4%</text:p>
          </table:table-cell>
          <table:table-cell table:formula="of:=IF(ISBLANK([.G11]);&quot;&quot;;([.G11]-[.G$29])/[.G$29])" office:value-type="percentage" office:value="0.175975361444403" calcext:value-type="percentage">
            <text:p>18%</text:p>
          </table:table-cell>
          <table:table-cell table:formula="of:=IF(ISBLANK([.H11]);&quot;&quot;;([.H11]-[.H$29])/[.H$29])" office:value-type="percentage" office:value="0.548767439345933" calcext:value-type="percentage">
            <text:p>55%</text:p>
          </table:table-cell>
          <table:table-cell table:formula="of:=IF(ISBLANK([.I11]);&quot;&quot;;([.I11]-[.I$29])/[.I$29])">
            <text:p/>
          </table:table-cell>
          <table:table-cell table:formula="of:=IF(ISBLANK([.J11]);&quot;&quot;;([.J11]-[.J$29])/[.J$29])" office:value-type="percentage" office:value="0.403158049199389" calcext:value-type="percentage">
            <text:p>40%</text:p>
          </table:table-cell>
          <table:table-cell table:formula="of:=IF(ISBLANK([.K11]);&quot;&quot;;([.K11]-[.K$29])/[.K$29])" office:value-type="percentage" office:value="2.34934184408419" calcext:value-type="percentage">
            <text:p>235%</text:p>
          </table:table-cell>
          <table:table-cell table:formula="of:=IF(ISBLANK([.L11]);&quot;&quot;;([.L11]-[.L$29])/[.L$29])" office:value-type="percentage" office:value="-0.30925614907182" calcext:value-type="percentage">
            <text:p>-31%</text:p>
          </table:table-cell>
          <table:table-cell table:formula="of:=IF(ISBLANK([.M11]);&quot;&quot;;([.M11]-[.M$29])/[.M$29])" office:value-type="percentage" office:value="0.0981566456570019" calcext:value-type="percentage">
            <text:p>10%</text:p>
          </table:table-cell>
          <table:table-cell table:formula="of:=IF(ISBLANK([.N11]);&quot;&quot;;([.N11]-[.N$29])/[.N$29])" office:value-type="percentage" office:value="-0.660825048987384" calcext:value-type="percentage">
            <text:p>-66%</text:p>
          </table:table-cell>
          <table:table-cell table:formula="of:=IF(ISBLANK([.O11]);&quot;&quot;;([.O11]-[.O$29])/[.O$29])">
            <text:p/>
          </table:table-cell>
          <table:table-cell table:formula="of:=IF(ISBLANK([.P11]);&quot;&quot;;([.P11]-[.P$29])/[.P$29])" office:value-type="percentage" office:value="-0.518797663148355" calcext:value-type="percentage">
            <text:p>-52%</text:p>
          </table:table-cell>
          <table:table-cell table:formula="of:=IF(ISBLANK([.Q11]);&quot;&quot;;([.Q11]-[.Q$29])/[.Q$29])" office:value-type="percentage" office:value="-0.575822820358872" calcext:value-type="percentage">
            <text:p>-58%</text:p>
          </table:table-cell>
          <table:table-cell table:formula="of:=IF(ISBLANK([.R11]);&quot;&quot;;([.R11]-[.R$29])/[.R$29])">
            <text:p/>
          </table:table-cell>
          <table:table-cell table:formula="of:=IF(ISBLANK([.S11]);&quot;&quot;;([.S11]-[.S$29])/[.S$29])" office:value-type="percentage" office:value="0.0385249128274821" calcext:value-type="percentage">
            <text:p>4%</text:p>
          </table:table-cell>
          <table:table-cell table:formula="of:=IF(ISBLANK([.T11]);&quot;&quot;;([.T11]-[.T$29])/[.T$29])">
            <text:p/>
          </table:table-cell>
          <table:table-cell table:formula="of:=IF(ISBLANK([.U11]);&quot;&quot;;([.U11]-[.U$29])/[.U$29])" office:value-type="percentage" office:value="-0.603684944766357" calcext:value-type="percentage">
            <text:p>-60%</text:p>
          </table:table-cell>
          <table:table-cell table:formula="of:=IF(ISBLANK([.V11]);&quot;&quot;;([.V11]-[.V$29])/[.V$29])">
            <text:p/>
          </table:table-cell>
          <table:table-cell table:formula="of:=IF(ISBLANK([.W11]);&quot;&quot;;([.W11]-[.W$29])/[.W$29])" office:value-type="percentage" office:value="-0.623969805759894" calcext:value-type="percentage">
            <text:p>-62%</text:p>
          </table:table-cell>
          <table:table-cell table:formula="of:=IF(ISBLANK([.X11]);&quot;&quot;;([.X11]-[.X$29])/[.X$29])">
            <text:p/>
          </table:table-cell>
          <table:table-cell table:formula="of:=IF(ISBLANK([.Y11]);&quot;&quot;;([.Y11]-[.Y$29])/[.Y$29])">
            <text:p/>
          </table:table-cell>
          <table:table-cell table:formula="of:=IF(ISBLANK([.Z11]);&quot;&quot;;([.Z11]-[.Z$29])/[.Z$29])" office:value-type="percentage" office:value="0.912079082547539" calcext:value-type="percentage">
            <text:p>91%</text:p>
          </table:table-cell>
          <table:table-cell table:formula="of:=IF(ISBLANK([.AA11]);&quot;&quot;;([.AA11]-[.AA$29])/[.AA$29])" office:value-type="percentage" office:value="-0.0848879132193446" calcext:value-type="percentage">
            <text:p>-8%</text:p>
          </table:table-cell>
          <table:table-cell table:formula="of:=IF(ISBLANK([.AB11]);&quot;&quot;;([.AB11]-[.AB$29])/[.AB$29])" office:value-type="percentage" office:value="0.340599848326518" calcext:value-type="percentage">
            <text:p>34%</text:p>
          </table:table-cell>
          <table:table-cell table:formula="of:=IF(ISBLANK([.AC11]);&quot;&quot;;([.AC11]-[.AC$29])/[.AC$29])">
            <text:p/>
          </table:table-cell>
          <table:table-cell table:formula="of:=IF(ISBLANK([.AD11]);&quot;&quot;;([.AD11]-[.AD$29])/[.AD$29])" office:value-type="percentage" office:value="-0.365602106492484" calcext:value-type="percentage">
            <text:p>-37%</text:p>
          </table:table-cell>
          <table:table-cell table:formula="of:=IF(ISBLANK([.AE11]);&quot;&quot;;([.AE11]-[.AE$29])/[.AE$29])">
            <text:p/>
          </table:table-cell>
          <table:table-cell table:formula="of:=IF(ISBLANK([.AF11]);&quot;&quot;;([.AF11]-[.AF$29])/[.AF$29])">
            <text:p/>
          </table:table-cell>
          <table:table-cell table:formula="of:=IF(ISBLANK([.AG11]);&quot;&quot;;([.AG11]-[.AG$29])/[.AG$29])" office:value-type="percentage" office:value="-0.0568142474118855" calcext:value-type="percentage">
            <text:p>-6%</text:p>
          </table:table-cell>
          <table:table-cell table:formula="of:=IF(ISBLANK([.AH11]);&quot;&quot;;([.AH11]-[.AH$29])/[.AH$29])" office:value-type="percentage" office:value="0.165346410807676" calcext:value-type="percentage">
            <text:p>17%</text:p>
          </table:table-cell>
          <table:table-cell table:formula="of:=IF(ISBLANK([.AI11]);&quot;&quot;;([.AI11]-[.AI$29])/[.AI$29])" office:value-type="percentage" office:value="-0.548945573807559" calcext:value-type="percentage">
            <text:p>-55%</text:p>
          </table:table-cell>
          <table:table-cell table:formula="of:=IF(ISBLANK([.AJ11]);&quot;&quot;;([.AJ11]-[.AJ$29])/[.AJ$29])">
            <text:p/>
          </table:table-cell>
          <table:table-cell table:formula="of:=IF(ISBLANK([.AK11]);&quot;&quot;;([.AK11]-[.AK$29])/[.AK$29])">
            <text:p/>
          </table:table-cell>
          <table:table-cell table:formula="of:=IF(ISBLANK([.AL11]);&quot;&quot;;([.AL11]-[.AL$29])/[.AL$29])" office:value-type="percentage" office:value="-0.209118639546081" calcext:value-type="percentage">
            <text:p>-21%</text:p>
          </table:table-cell>
          <table:table-cell table:formula="of:=IF(ISBLANK([.AM11]);&quot;&quot;;([.AM11]-[.AM$29])/[.AM$29])" office:value-type="percentage" office:value="0.522045328047113" calcext:value-type="percentage">
            <text:p>52%</text:p>
          </table:table-cell>
          <table:table-cell table:formula="of:=IF(ISBLANK([.AN11]);&quot;&quot;;([.AN11]-[.AN$29])/[.AN$29])" office:value-type="percentage" office:value="0.257100413302008" calcext:value-type="percentage">
            <text:p>26%</text:p>
          </table:table-cell>
          <table:table-cell table:formula="of:=IF(ISBLANK([.AO11]);&quot;&quot;;([.AO11]-[.AO$29])/[.AO$29])" office:value-type="percentage" office:value="-0.61327001778614" calcext:value-type="percentage">
            <text:p>-61%</text:p>
          </table:table-cell>
          <table:table-cell table:formula="of:=IF(ISBLANK([.AP11]);&quot;&quot;;([.AP11]-[.AP$29])/[.AP$29])" office:value-type="percentage" office:value="0.264095781691946" calcext:value-type="percentage">
            <text:p>26%</text:p>
          </table:table-cell>
          <table:table-cell table:formula="of:=IF(ISBLANK([.AQ11]);&quot;&quot;;([.AQ11]-[.AQ$29])/[.AQ$29])" office:value-type="percentage" office:value="0.805794802126017" calcext:value-type="percentage">
            <text:p>81%</text:p>
          </table:table-cell>
          <table:table-cell table:formula="of:=IF(ISBLANK([.AR11]);&quot;&quot;;([.AR11]-[.AR$29])/[.AR$29])" office:value-type="percentage" office:value="-0.386739459742126" calcext:value-type="percentage">
            <text:p>-39%</text:p>
          </table:table-cell>
          <table:table-cell table:formula="of:=IF(ISBLANK([.AS11]);&quot;&quot;;([.AS11]-[.AS$29])/[.AS$29])">
            <text:p/>
          </table:table-cell>
          <table:table-cell table:formula="of:=IF(ISBLANK([.AT11]);&quot;&quot;;([.AT11]-[.AT$29])/[.AT$29])">
            <text:p/>
          </table:table-cell>
          <table:table-cell table:formula="of:=IF(ISBLANK([.AU11]);&quot;&quot;;([.AU11]-[.AU$29])/[.AU$29])" office:value-type="percentage" office:value="0.550353143223876" calcext:value-type="percentage">
            <text:p>55%</text:p>
          </table:table-cell>
          <table:table-cell table:formula="of:=IF(ISBLANK([.AV11]);&quot;&quot;;([.AV11]-[.AV$29])/[.AV$29])" office:value-type="percentage" office:value="0.927696027406367" calcext:value-type="percentage">
            <text:p>93%</text:p>
          </table:table-cell>
          <table:table-cell table:formula="of:=IF(ISBLANK([.AW11]);&quot;&quot;;([.AW11]-[.AW$29])/[.AW$29])">
            <text:p/>
          </table:table-cell>
          <table:table-cell table:formula="of:=IF(ISBLANK([.AX11]);&quot;&quot;;([.AX11]-[.AX$29])/[.AX$29])" office:value-type="percentage" office:value="0.00585610619673364" calcext:value-type="percentage">
            <text:p>1%</text:p>
          </table:table-cell>
          <table:table-cell table:formula="of:=IF(ISBLANK([.AY11]);&quot;&quot;;([.AY11]-[.AY$29])/[.AY$29])">
            <text:p/>
          </table:table-cell>
          <table:table-cell table:formula="of:=IF(ISBLANK([.AZ11]);&quot;&quot;;([.AZ11]-[.AZ$29])/[.AZ$29])" office:value-type="percentage" office:value="0.304384616089352" calcext:value-type="percentage">
            <text:p>30%</text:p>
          </table:table-cell>
          <table:table-cell table:formula="of:=IF(ISBLANK([.BA11]);&quot;&quot;;([.BA11]-[.BA$29])/[.BA$29])" office:value-type="percentage" office:value="-0.132919994610289" calcext:value-type="percentage">
            <text:p>-13%</text:p>
          </table:table-cell>
          <table:table-cell table:formula="of:=IF(ISBLANK([.BB11]);&quot;&quot;;([.BB11]-[.BB$29])/[.BB$29])" office:value-type="percentage" office:value="-0.515806190854268" calcext:value-type="percentage">
            <text:p>-52%</text:p>
          </table:table-cell>
          <table:table-cell table:formula="of:=IF(ISBLANK([.BC11]);&quot;&quot;;([.BC11]-[.BC$29])/[.BC$29])" office:value-type="percentage" office:value="-0.294559949249847" calcext:value-type="percentage">
            <text:p>-29%</text:p>
          </table:table-cell>
          <table:table-cell table:formula="of:=IF(ISBLANK([.BD11]);&quot;&quot;;([.BD11]-[.BD$29])/[.BD$29])" office:value-type="percentage" office:value="-0.654305541116089" calcext:value-type="percentage">
            <text:p>-65%</text:p>
          </table:table-cell>
          <table:table-cell/>
        </table:table-row>
        <table:table-row table:style-name="ro1">
          <table:table-cell table:formula="of:=[.A12]" office:value-type="float" office:value="2002" calcext:value-type="float">
            <text:p>2002</text:p>
          </table:table-cell>
          <table:table-cell table:formula="of:=IF(ISBLANK([.B12]);&quot;&quot;;([.B12]-[.B$29])/[.B$29])">
            <text:p/>
          </table:table-cell>
          <table:table-cell table:formula="of:=IF(ISBLANK([.C12]);&quot;&quot;;([.C12]-[.C$29])/[.C$29])" office:value-type="percentage" office:value="0.268647816855786" calcext:value-type="percentage">
            <text:p>27%</text:p>
          </table:table-cell>
          <table:table-cell table:formula="of:=IF(ISBLANK([.D12]);&quot;&quot;;([.D12]-[.D$29])/[.D$29])" office:value-type="percentage" office:value="0.168928919263474" calcext:value-type="percentage">
            <text:p>17%</text:p>
          </table:table-cell>
          <table:table-cell table:formula="of:=IF(ISBLANK([.E12]);&quot;&quot;;([.E12]-[.E$29])/[.E$29])" office:value-type="percentage" office:value="-0.0814591473467413" calcext:value-type="percentage">
            <text:p>-8%</text:p>
          </table:table-cell>
          <table:table-cell table:formula="of:=IF(ISBLANK([.F12]);&quot;&quot;;([.F12]-[.F$29])/[.F$29])" office:value-type="percentage" office:value="0.215765769006778" calcext:value-type="percentage">
            <text:p>22%</text:p>
          </table:table-cell>
          <table:table-cell table:formula="of:=IF(ISBLANK([.G12]);&quot;&quot;;([.G12]-[.G$29])/[.G$29])" office:value-type="percentage" office:value="0.179376211671761" calcext:value-type="percentage">
            <text:p>18%</text:p>
          </table:table-cell>
          <table:table-cell table:formula="of:=IF(ISBLANK([.H12]);&quot;&quot;;([.H12]-[.H$29])/[.H$29])" office:value-type="percentage" office:value="-0.167805786566118" calcext:value-type="percentage">
            <text:p>-17%</text:p>
          </table:table-cell>
          <table:table-cell table:formula="of:=IF(ISBLANK([.I12]);&quot;&quot;;([.I12]-[.I$29])/[.I$29])">
            <text:p/>
          </table:table-cell>
          <table:table-cell table:formula="of:=IF(ISBLANK([.J12]);&quot;&quot;;([.J12]-[.J$29])/[.J$29])" office:value-type="percentage" office:value="-0.837189332508327" calcext:value-type="percentage">
            <text:p>-84%</text:p>
          </table:table-cell>
          <table:table-cell table:formula="of:=IF(ISBLANK([.K12]);&quot;&quot;;([.K12]-[.K$29])/[.K$29])" office:value-type="percentage" office:value="-0.117799267750624" calcext:value-type="percentage">
            <text:p>-12%</text:p>
          </table:table-cell>
          <table:table-cell table:formula="of:=IF(ISBLANK([.L12]);&quot;&quot;;([.L12]-[.L$29])/[.L$29])" office:value-type="percentage" office:value="-0.478781370686744" calcext:value-type="percentage">
            <text:p>-48%</text:p>
          </table:table-cell>
          <table:table-cell table:formula="of:=IF(ISBLANK([.M12]);&quot;&quot;;([.M12]-[.M$29])/[.M$29])" office:value-type="percentage" office:value="0.163372059986227" calcext:value-type="percentage">
            <text:p>16%</text:p>
          </table:table-cell>
          <table:table-cell table:formula="of:=IF(ISBLANK([.N12]);&quot;&quot;;([.N12]-[.N$29])/[.N$29])" office:value-type="percentage" office:value="-0.125298010701982" calcext:value-type="percentage">
            <text:p>-13%</text:p>
          </table:table-cell>
          <table:table-cell table:formula="of:=IF(ISBLANK([.O12]);&quot;&quot;;([.O12]-[.O$29])/[.O$29])">
            <text:p/>
          </table:table-cell>
          <table:table-cell table:formula="of:=IF(ISBLANK([.P12]);&quot;&quot;;([.P12]-[.P$29])/[.P$29])" office:value-type="percentage" office:value="-0.547453589337968" calcext:value-type="percentage">
            <text:p>-55%</text:p>
          </table:table-cell>
          <table:table-cell table:formula="of:=IF(ISBLANK([.Q12]);&quot;&quot;;([.Q12]-[.Q$29])/[.Q$29])" office:value-type="percentage" office:value="-0.47661403789845" calcext:value-type="percentage">
            <text:p>-48%</text:p>
          </table:table-cell>
          <table:table-cell table:formula="of:=IF(ISBLANK([.R12]);&quot;&quot;;([.R12]-[.R$29])/[.R$29])">
            <text:p/>
          </table:table-cell>
          <table:table-cell table:formula="of:=IF(ISBLANK([.S12]);&quot;&quot;;([.S12]-[.S$29])/[.S$29])" office:value-type="percentage" office:value="0.250609413786271" calcext:value-type="percentage">
            <text:p>25%</text:p>
          </table:table-cell>
          <table:table-cell table:formula="of:=IF(ISBLANK([.T12]);&quot;&quot;;([.T12]-[.T$29])/[.T$29])">
            <text:p/>
          </table:table-cell>
          <table:table-cell table:formula="of:=IF(ISBLANK([.U12]);&quot;&quot;;([.U12]-[.U$29])/[.U$29])" office:value-type="percentage" office:value="-0.308925324079111" calcext:value-type="percentage">
            <text:p>-31%</text:p>
          </table:table-cell>
          <table:table-cell table:formula="of:=IF(ISBLANK([.V12]);&quot;&quot;;([.V12]-[.V$29])/[.V$29])">
            <text:p/>
          </table:table-cell>
          <table:table-cell table:formula="of:=IF(ISBLANK([.W12]);&quot;&quot;;([.W12]-[.W$29])/[.W$29])" office:value-type="percentage" office:value="-0.884784931017318" calcext:value-type="percentage">
            <text:p>-88%</text:p>
          </table:table-cell>
          <table:table-cell table:formula="of:=IF(ISBLANK([.X12]);&quot;&quot;;([.X12]-[.X$29])/[.X$29])">
            <text:p/>
          </table:table-cell>
          <table:table-cell table:formula="of:=IF(ISBLANK([.Y12]);&quot;&quot;;([.Y12]-[.Y$29])/[.Y$29])">
            <text:p/>
          </table:table-cell>
          <table:table-cell table:formula="of:=IF(ISBLANK([.Z12]);&quot;&quot;;([.Z12]-[.Z$29])/[.Z$29])" office:value-type="percentage" office:value="-0.22456283826471" calcext:value-type="percentage">
            <text:p>-22%</text:p>
          </table:table-cell>
          <table:table-cell table:formula="of:=IF(ISBLANK([.AA12]);&quot;&quot;;([.AA12]-[.AA$29])/[.AA$29])" office:value-type="percentage" office:value="-0.124281138434334" calcext:value-type="percentage">
            <text:p>-12%</text:p>
          </table:table-cell>
          <table:table-cell table:formula="of:=IF(ISBLANK([.AB12]);&quot;&quot;;([.AB12]-[.AB$29])/[.AB$29])" office:value-type="percentage" office:value="0.342748757816305" calcext:value-type="percentage">
            <text:p>34%</text:p>
          </table:table-cell>
          <table:table-cell table:formula="of:=IF(ISBLANK([.AC12]);&quot;&quot;;([.AC12]-[.AC$29])/[.AC$29])">
            <text:p/>
          </table:table-cell>
          <table:table-cell table:formula="of:=IF(ISBLANK([.AD12]);&quot;&quot;;([.AD12]-[.AD$29])/[.AD$29])" office:value-type="percentage" office:value="-0.690697876454126" calcext:value-type="percentage">
            <text:p>-69%</text:p>
          </table:table-cell>
          <table:table-cell table:formula="of:=IF(ISBLANK([.AE12]);&quot;&quot;;([.AE12]-[.AE$29])/[.AE$29])">
            <text:p/>
          </table:table-cell>
          <table:table-cell table:formula="of:=IF(ISBLANK([.AF12]);&quot;&quot;;([.AF12]-[.AF$29])/[.AF$29])">
            <text:p/>
          </table:table-cell>
          <table:table-cell table:formula="of:=IF(ISBLANK([.AG12]);&quot;&quot;;([.AG12]-[.AG$29])/[.AG$29])" office:value-type="percentage" office:value="0.381631897030982" calcext:value-type="percentage">
            <text:p>38%</text:p>
          </table:table-cell>
          <table:table-cell table:formula="of:=IF(ISBLANK([.AH12]);&quot;&quot;;([.AH12]-[.AH$29])/[.AH$29])" office:value-type="percentage" office:value="0.973146046192506" calcext:value-type="percentage">
            <text:p>97%</text:p>
          </table:table-cell>
          <table:table-cell table:formula="of:=IF(ISBLANK([.AI12]);&quot;&quot;;([.AI12]-[.AI$29])/[.AI$29])" office:value-type="percentage" office:value="-0.4876175479905" calcext:value-type="percentage">
            <text:p>-49%</text:p>
          </table:table-cell>
          <table:table-cell table:formula="of:=IF(ISBLANK([.AJ12]);&quot;&quot;;([.AJ12]-[.AJ$29])/[.AJ$29])" office:value-type="percentage" office:value="0.183131255377053" calcext:value-type="percentage">
            <text:p>18%</text:p>
          </table:table-cell>
          <table:table-cell table:formula="of:=IF(ISBLANK([.AK12]);&quot;&quot;;([.AK12]-[.AK$29])/[.AK$29])">
            <text:p/>
          </table:table-cell>
          <table:table-cell table:formula="of:=IF(ISBLANK([.AL12]);&quot;&quot;;([.AL12]-[.AL$29])/[.AL$29])" office:value-type="percentage" office:value="0.207674362628157" calcext:value-type="percentage">
            <text:p>21%</text:p>
          </table:table-cell>
          <table:table-cell table:formula="of:=IF(ISBLANK([.AM12]);&quot;&quot;;([.AM12]-[.AM$29])/[.AM$29])" office:value-type="percentage" office:value="1.20058681039916" calcext:value-type="percentage">
            <text:p>120%</text:p>
          </table:table-cell>
          <table:table-cell table:formula="of:=IF(ISBLANK([.AN12]);&quot;&quot;;([.AN12]-[.AN$29])/[.AN$29])" office:value-type="percentage" office:value="0.147076672902551" calcext:value-type="percentage">
            <text:p>15%</text:p>
          </table:table-cell>
          <table:table-cell table:formula="of:=IF(ISBLANK([.AO12]);&quot;&quot;;([.AO12]-[.AO$29])/[.AO$29])" office:value-type="percentage" office:value="-0.693381306535409" calcext:value-type="percentage">
            <text:p>-69%</text:p>
          </table:table-cell>
          <table:table-cell table:formula="of:=IF(ISBLANK([.AP12]);&quot;&quot;;([.AP12]-[.AP$29])/[.AP$29])" office:value-type="percentage" office:value="-0.568404443550899" calcext:value-type="percentage">
            <text:p>-57%</text:p>
          </table:table-cell>
          <table:table-cell table:formula="of:=IF(ISBLANK([.AQ12]);&quot;&quot;;([.AQ12]-[.AQ$29])/[.AQ$29])" office:value-type="percentage" office:value="-0.36549844845194" calcext:value-type="percentage">
            <text:p>-37%</text:p>
          </table:table-cell>
          <table:table-cell table:formula="of:=IF(ISBLANK([.AR12]);&quot;&quot;;([.AR12]-[.AR$29])/[.AR$29])" office:value-type="percentage" office:value="0.0604613365297002" calcext:value-type="percentage">
            <text:p>6%</text:p>
          </table:table-cell>
          <table:table-cell table:formula="of:=IF(ISBLANK([.AS12]);&quot;&quot;;([.AS12]-[.AS$29])/[.AS$29])">
            <text:p/>
          </table:table-cell>
          <table:table-cell table:formula="of:=IF(ISBLANK([.AT12]);&quot;&quot;;([.AT12]-[.AT$29])/[.AT$29])">
            <text:p/>
          </table:table-cell>
          <table:table-cell table:formula="of:=IF(ISBLANK([.AU12]);&quot;&quot;;([.AU12]-[.AU$29])/[.AU$29])" office:value-type="percentage" office:value="-0.763672817588492" calcext:value-type="percentage">
            <text:p>-76%</text:p>
          </table:table-cell>
          <table:table-cell table:formula="of:=IF(ISBLANK([.AV12]);&quot;&quot;;([.AV12]-[.AV$29])/[.AV$29])" office:value-type="percentage" office:value="0.260015628043241" calcext:value-type="percentage">
            <text:p>26%</text:p>
          </table:table-cell>
          <table:table-cell table:formula="of:=IF(ISBLANK([.AW12]);&quot;&quot;;([.AW12]-[.AW$29])/[.AW$29])">
            <text:p/>
          </table:table-cell>
          <table:table-cell table:formula="of:=IF(ISBLANK([.AX12]);&quot;&quot;;([.AX12]-[.AX$29])/[.AX$29])" office:value-type="percentage" office:value="0.265965967845474" calcext:value-type="percentage">
            <text:p>27%</text:p>
          </table:table-cell>
          <table:table-cell table:formula="of:=IF(ISBLANK([.AY12]);&quot;&quot;;([.AY12]-[.AY$29])/[.AY$29])">
            <text:p/>
          </table:table-cell>
          <table:table-cell table:formula="of:=IF(ISBLANK([.AZ12]);&quot;&quot;;([.AZ12]-[.AZ$29])/[.AZ$29])" office:value-type="percentage" office:value="-0.998726812529605" calcext:value-type="percentage">
            <text:p>-100%</text:p>
          </table:table-cell>
          <table:table-cell table:formula="of:=IF(ISBLANK([.BA12]);&quot;&quot;;([.BA12]-[.BA$29])/[.BA$29])" office:value-type="percentage" office:value="-0.160508187874286" calcext:value-type="percentage">
            <text:p>-16%</text:p>
          </table:table-cell>
          <table:table-cell table:formula="of:=IF(ISBLANK([.BB12]);&quot;&quot;;([.BB12]-[.BB$29])/[.BB$29])" office:value-type="percentage" office:value="-0.600205021230119" calcext:value-type="percentage">
            <text:p>-60%</text:p>
          </table:table-cell>
          <table:table-cell table:formula="of:=IF(ISBLANK([.BC12]);&quot;&quot;;([.BC12]-[.BC$29])/[.BC$29])" office:value-type="percentage" office:value="-0.994912921823158" calcext:value-type="percentage">
            <text:p>-99%</text:p>
          </table:table-cell>
          <table:table-cell table:formula="of:=IF(ISBLANK([.BD12]);&quot;&quot;;([.BD12]-[.BD$29])/[.BD$29])">
            <text:p/>
          </table:table-cell>
          <table:table-cell/>
        </table:table-row>
        <table:table-row table:style-name="ro1">
          <table:table-cell table:formula="of:=[.A13]" office:value-type="float" office:value="2003" calcext:value-type="float">
            <text:p>2003</text:p>
          </table:table-cell>
          <table:table-cell table:formula="of:=IF(ISBLANK([.B13]);&quot;&quot;;([.B13]-[.B$29])/[.B$29])">
            <text:p/>
          </table:table-cell>
          <table:table-cell table:formula="of:=IF(ISBLANK([.C13]);&quot;&quot;;([.C13]-[.C$29])/[.C$29])" office:value-type="percentage" office:value="0.216557893448974" calcext:value-type="percentage">
            <text:p>22%</text:p>
          </table:table-cell>
          <table:table-cell table:formula="of:=IF(ISBLANK([.D13]);&quot;&quot;;([.D13]-[.D$29])/[.D$29])" office:value-type="percentage" office:value="0.200450574102903" calcext:value-type="percentage">
            <text:p>20%</text:p>
          </table:table-cell>
          <table:table-cell table:formula="of:=IF(ISBLANK([.E13]);&quot;&quot;;([.E13]-[.E$29])/[.E$29])" office:value-type="percentage" office:value="0.0894299270477912" calcext:value-type="percentage">
            <text:p>9%</text:p>
          </table:table-cell>
          <table:table-cell table:formula="of:=IF(ISBLANK([.F13]);&quot;&quot;;([.F13]-[.F$29])/[.F$29])" office:value-type="percentage" office:value="0.309345657275043" calcext:value-type="percentage">
            <text:p>31%</text:p>
          </table:table-cell>
          <table:table-cell table:formula="of:=IF(ISBLANK([.G13]);&quot;&quot;;([.G13]-[.G$29])/[.G$29])" office:value-type="percentage" office:value="0.154824034219509" calcext:value-type="percentage">
            <text:p>15%</text:p>
          </table:table-cell>
          <table:table-cell table:formula="of:=IF(ISBLANK([.H13]);&quot;&quot;;([.H13]-[.H$29])/[.H$29])" office:value-type="percentage" office:value="0.00818408041096585" calcext:value-type="percentage">
            <text:p>1%</text:p>
          </table:table-cell>
          <table:table-cell table:formula="of:=IF(ISBLANK([.I13]);&quot;&quot;;([.I13]-[.I$29])/[.I$29])">
            <text:p/>
          </table:table-cell>
          <table:table-cell table:formula="of:=IF(ISBLANK([.J13]);&quot;&quot;;([.J13]-[.J$29])/[.J$29])" office:value-type="percentage" office:value="0.427946536912623" calcext:value-type="percentage">
            <text:p>43%</text:p>
          </table:table-cell>
          <table:table-cell table:formula="of:=IF(ISBLANK([.K13]);&quot;&quot;;([.K13]-[.K$29])/[.K$29])" office:value-type="percentage" office:value="-0.094007045914902" calcext:value-type="percentage">
            <text:p>-9%</text:p>
          </table:table-cell>
          <table:table-cell table:formula="of:=IF(ISBLANK([.L13]);&quot;&quot;;([.L13]-[.L$29])/[.L$29])" office:value-type="percentage" office:value="-0.507782266119438" calcext:value-type="percentage">
            <text:p>-51%</text:p>
          </table:table-cell>
          <table:table-cell table:formula="of:=IF(ISBLANK([.M13]);&quot;&quot;;([.M13]-[.M$29])/[.M$29])" office:value-type="percentage" office:value="0.174451318978161" calcext:value-type="percentage">
            <text:p>17%</text:p>
          </table:table-cell>
          <table:table-cell table:formula="of:=IF(ISBLANK([.N13]);&quot;&quot;;([.N13]-[.N$29])/[.N$29])" office:value-type="percentage" office:value="-0.055673460465826" calcext:value-type="percentage">
            <text:p>-6%</text:p>
          </table:table-cell>
          <table:table-cell table:formula="of:=IF(ISBLANK([.O13]);&quot;&quot;;([.O13]-[.O$29])/[.O$29])">
            <text:p/>
          </table:table-cell>
          <table:table-cell table:formula="of:=IF(ISBLANK([.P13]);&quot;&quot;;([.P13]-[.P$29])/[.P$29])" office:value-type="percentage" office:value="-0.517747508659287" calcext:value-type="percentage">
            <text:p>-52%</text:p>
          </table:table-cell>
          <table:table-cell table:formula="of:=IF(ISBLANK([.Q13]);&quot;&quot;;([.Q13]-[.Q$29])/[.Q$29])" office:value-type="percentage" office:value="-0.389843307425465" calcext:value-type="percentage">
            <text:p>-39%</text:p>
          </table:table-cell>
          <table:table-cell table:formula="of:=IF(ISBLANK([.R13]);&quot;&quot;;([.R13]-[.R$29])/[.R$29])">
            <text:p/>
          </table:table-cell>
          <table:table-cell table:formula="of:=IF(ISBLANK([.S13]);&quot;&quot;;([.S13]-[.S$29])/[.S$29])" office:value-type="percentage" office:value="0.454908726018912" calcext:value-type="percentage">
            <text:p>45%</text:p>
          </table:table-cell>
          <table:table-cell table:formula="of:=IF(ISBLANK([.T13]);&quot;&quot;;([.T13]-[.T$29])/[.T$29])">
            <text:p/>
          </table:table-cell>
          <table:table-cell table:formula="of:=IF(ISBLANK([.U13]);&quot;&quot;;([.U13]-[.U$29])/[.U$29])" office:value-type="percentage" office:value="-0.357547052226628" calcext:value-type="percentage">
            <text:p>-36%</text:p>
          </table:table-cell>
          <table:table-cell table:formula="of:=IF(ISBLANK([.V13]);&quot;&quot;;([.V13]-[.V$29])/[.V$29])">
            <text:p/>
          </table:table-cell>
          <table:table-cell table:formula="of:=IF(ISBLANK([.W13]);&quot;&quot;;([.W13]-[.W$29])/[.W$29])" office:value-type="percentage" office:value="-0.658772520559059" calcext:value-type="percentage">
            <text:p>-66%</text:p>
          </table:table-cell>
          <table:table-cell table:formula="of:=IF(ISBLANK([.X13]);&quot;&quot;;([.X13]-[.X$29])/[.X$29])">
            <text:p/>
          </table:table-cell>
          <table:table-cell table:formula="of:=IF(ISBLANK([.Y13]);&quot;&quot;;([.Y13]-[.Y$29])/[.Y$29])">
            <text:p/>
          </table:table-cell>
          <table:table-cell table:formula="of:=IF(ISBLANK([.Z13]);&quot;&quot;;([.Z13]-[.Z$29])/[.Z$29])" office:value-type="percentage" office:value="-0.32314407582278" calcext:value-type="percentage">
            <text:p>-32%</text:p>
          </table:table-cell>
          <table:table-cell table:formula="of:=IF(ISBLANK([.AA13]);&quot;&quot;;([.AA13]-[.AA$29])/[.AA$29])" office:value-type="percentage" office:value="-0.135740926415485" calcext:value-type="percentage">
            <text:p>-14%</text:p>
          </table:table-cell>
          <table:table-cell table:formula="of:=IF(ISBLANK([.AB13]);&quot;&quot;;([.AB13]-[.AB$29])/[.AB$29])" office:value-type="percentage" office:value="0.344440779351233" calcext:value-type="percentage">
            <text:p>34%</text:p>
          </table:table-cell>
          <table:table-cell table:formula="of:=IF(ISBLANK([.AC13]);&quot;&quot;;([.AC13]-[.AC$29])/[.AC$29])">
            <text:p/>
          </table:table-cell>
          <table:table-cell table:formula="of:=IF(ISBLANK([.AD13]);&quot;&quot;;([.AD13]-[.AD$29])/[.AD$29])" office:value-type="percentage" office:value="0.202657991874315" calcext:value-type="percentage">
            <text:p>20%</text:p>
          </table:table-cell>
          <table:table-cell table:formula="of:=IF(ISBLANK([.AE13]);&quot;&quot;;([.AE13]-[.AE$29])/[.AE$29])">
            <text:p/>
          </table:table-cell>
          <table:table-cell table:formula="of:=IF(ISBLANK([.AF13]);&quot;&quot;;([.AF13]-[.AF$29])/[.AF$29])">
            <text:p/>
          </table:table-cell>
          <table:table-cell table:formula="of:=IF(ISBLANK([.AG13]);&quot;&quot;;([.AG13]-[.AG$29])/[.AG$29])" office:value-type="percentage" office:value="-0.0105011966400347" calcext:value-type="percentage">
            <text:p>-1%</text:p>
          </table:table-cell>
          <table:table-cell table:formula="of:=IF(ISBLANK([.AH13]);&quot;&quot;;([.AH13]-[.AH$29])/[.AH$29])" office:value-type="percentage" office:value="0.116976305417922" calcext:value-type="percentage">
            <text:p>12%</text:p>
          </table:table-cell>
          <table:table-cell table:formula="of:=IF(ISBLANK([.AI13]);&quot;&quot;;([.AI13]-[.AI$29])/[.AI$29])" office:value-type="percentage" office:value="-0.497456036547084" calcext:value-type="percentage">
            <text:p>-50%</text:p>
          </table:table-cell>
          <table:table-cell table:formula="of:=IF(ISBLANK([.AJ13]);&quot;&quot;;([.AJ13]-[.AJ$29])/[.AJ$29])" office:value-type="percentage" office:value="-0.985196951806435" calcext:value-type="percentage">
            <text:p>-99%</text:p>
          </table:table-cell>
          <table:table-cell table:formula="of:=IF(ISBLANK([.AK13]);&quot;&quot;;([.AK13]-[.AK$29])/[.AK$29])">
            <text:p/>
          </table:table-cell>
          <table:table-cell table:formula="of:=IF(ISBLANK([.AL13]);&quot;&quot;;([.AL13]-[.AL$29])/[.AL$29])" office:value-type="percentage" office:value="-0.088867292943578" calcext:value-type="percentage">
            <text:p>-9%</text:p>
          </table:table-cell>
          <table:table-cell table:formula="of:=IF(ISBLANK([.AM13]);&quot;&quot;;([.AM13]-[.AM$29])/[.AM$29])" office:value-type="percentage" office:value="1.26191106969454" calcext:value-type="percentage">
            <text:p>126%</text:p>
          </table:table-cell>
          <table:table-cell table:formula="of:=IF(ISBLANK([.AN13]);&quot;&quot;;([.AN13]-[.AN$29])/[.AN$29])" office:value-type="percentage" office:value="0.014486563548799" calcext:value-type="percentage">
            <text:p>1%</text:p>
          </table:table-cell>
          <table:table-cell table:formula="of:=IF(ISBLANK([.AO13]);&quot;&quot;;([.AO13]-[.AO$29])/[.AO$29])" office:value-type="percentage" office:value="-0.399006831014543" calcext:value-type="percentage">
            <text:p>-40%</text:p>
          </table:table-cell>
          <table:table-cell table:formula="of:=IF(ISBLANK([.AP13]);&quot;&quot;;([.AP13]-[.AP$29])/[.AP$29])" office:value-type="percentage" office:value="-0.168634921149887" calcext:value-type="percentage">
            <text:p>-17%</text:p>
          </table:table-cell>
          <table:table-cell table:formula="of:=IF(ISBLANK([.AQ13]);&quot;&quot;;([.AQ13]-[.AQ$29])/[.AQ$29])" office:value-type="percentage" office:value="-0.893980551653501" calcext:value-type="percentage">
            <text:p>-89%</text:p>
          </table:table-cell>
          <table:table-cell table:formula="of:=IF(ISBLANK([.AR13]);&quot;&quot;;([.AR13]-[.AR$29])/[.AR$29])" office:value-type="percentage" office:value="0.0292662400920754" calcext:value-type="percentage">
            <text:p>3%</text:p>
          </table:table-cell>
          <table:table-cell table:formula="of:=IF(ISBLANK([.AS13]);&quot;&quot;;([.AS13]-[.AS$29])/[.AS$29])">
            <text:p/>
          </table:table-cell>
          <table:table-cell table:formula="of:=IF(ISBLANK([.AT13]);&quot;&quot;;([.AT13]-[.AT$29])/[.AT$29])">
            <text:p/>
          </table:table-cell>
          <table:table-cell table:formula="of:=IF(ISBLANK([.AU13]);&quot;&quot;;([.AU13]-[.AU$29])/[.AU$29])" office:value-type="percentage" office:value="0.34323295791244" calcext:value-type="percentage">
            <text:p>34%</text:p>
          </table:table-cell>
          <table:table-cell table:formula="of:=IF(ISBLANK([.AV13]);&quot;&quot;;([.AV13]-[.AV$29])/[.AV$29])" office:value-type="percentage" office:value="-0.463139826180995" calcext:value-type="percentage">
            <text:p>-46%</text:p>
          </table:table-cell>
          <table:table-cell table:formula="of:=IF(ISBLANK([.AW13]);&quot;&quot;;([.AW13]-[.AW$29])/[.AW$29])">
            <text:p/>
          </table:table-cell>
          <table:table-cell table:formula="of:=IF(ISBLANK([.AX13]);&quot;&quot;;([.AX13]-[.AX$29])/[.AX$29])" office:value-type="percentage" office:value="0.207329850848779" calcext:value-type="percentage">
            <text:p>21%</text:p>
          </table:table-cell>
          <table:table-cell table:formula="of:=IF(ISBLANK([.AY13]);&quot;&quot;;([.AY13]-[.AY$29])/[.AY$29])">
            <text:p/>
          </table:table-cell>
          <table:table-cell table:formula="of:=IF(ISBLANK([.AZ13]);&quot;&quot;;([.AZ13]-[.AZ$29])/[.AZ$29])" office:value-type="percentage" office:value="-0.669645056573933" calcext:value-type="percentage">
            <text:p>-67%</text:p>
          </table:table-cell>
          <table:table-cell table:formula="of:=IF(ISBLANK([.BA13]);&quot;&quot;;([.BA13]-[.BA$29])/[.BA$29])" office:value-type="percentage" office:value="-0.0267753997589149" calcext:value-type="percentage">
            <text:p>-3%</text:p>
          </table:table-cell>
          <table:table-cell table:formula="of:=IF(ISBLANK([.BB13]);&quot;&quot;;([.BB13]-[.BB$29])/[.BB$29])" office:value-type="percentage" office:value="-0.853466715199706" calcext:value-type="percentage">
            <text:p>-85%</text:p>
          </table:table-cell>
          <table:table-cell table:formula="of:=IF(ISBLANK([.BC13]);&quot;&quot;;([.BC13]-[.BC$29])/[.BC$29])" office:value-type="percentage" office:value="-0.0431103780154879" calcext:value-type="percentage">
            <text:p>-4%</text:p>
          </table:table-cell>
          <table:table-cell table:formula="of:=IF(ISBLANK([.BD13]);&quot;&quot;;([.BD13]-[.BD$29])/[.BD$29])">
            <text:p/>
          </table:table-cell>
          <table:table-cell/>
        </table:table-row>
        <table:table-row table:style-name="ro1">
          <table:table-cell table:formula="of:=[.A14]" office:value-type="float" office:value="2004" calcext:value-type="float">
            <text:p>2004</text:p>
          </table:table-cell>
          <table:table-cell table:formula="of:=IF(ISBLANK([.B14]);&quot;&quot;;([.B14]-[.B$29])/[.B$29])">
            <text:p/>
          </table:table-cell>
          <table:table-cell table:formula="of:=IF(ISBLANK([.C14]);&quot;&quot;;([.C14]-[.C$29])/[.C$29])" office:value-type="percentage" office:value="0.0690582594198469" calcext:value-type="percentage">
            <text:p>7%</text:p>
          </table:table-cell>
          <table:table-cell table:formula="of:=IF(ISBLANK([.D14]);&quot;&quot;;([.D14]-[.D$29])/[.D$29])" office:value-type="percentage" office:value="0.198676137277777" calcext:value-type="percentage">
            <text:p>20%</text:p>
          </table:table-cell>
          <table:table-cell table:formula="of:=IF(ISBLANK([.E14]);&quot;&quot;;([.E14]-[.E$29])/[.E$29])" office:value-type="percentage" office:value="0.091443720490258" calcext:value-type="percentage">
            <text:p>9%</text:p>
          </table:table-cell>
          <table:table-cell table:formula="of:=IF(ISBLANK([.F14]);&quot;&quot;;([.F14]-[.F$29])/[.F$29])" office:value-type="percentage" office:value="0.419181039485945" calcext:value-type="percentage">
            <text:p>42%</text:p>
          </table:table-cell>
          <table:table-cell table:formula="of:=IF(ISBLANK([.G14]);&quot;&quot;;([.G14]-[.G$29])/[.G$29])" office:value-type="percentage" office:value="0.168312547599581" calcext:value-type="percentage">
            <text:p>17%</text:p>
          </table:table-cell>
          <table:table-cell table:formula="of:=IF(ISBLANK([.H14]);&quot;&quot;;([.H14]-[.H$29])/[.H$29])" office:value-type="percentage" office:value="-0.00676266637162524" calcext:value-type="percentage">
            <text:p>-1%</text:p>
          </table:table-cell>
          <table:table-cell table:formula="of:=IF(ISBLANK([.I14]);&quot;&quot;;([.I14]-[.I$29])/[.I$29])">
            <text:p/>
          </table:table-cell>
          <table:table-cell table:formula="of:=IF(ISBLANK([.J14]);&quot;&quot;;([.J14]-[.J$29])/[.J$29])" office:value-type="percentage" office:value="0.307094412716723" calcext:value-type="percentage">
            <text:p>31%</text:p>
          </table:table-cell>
          <table:table-cell table:formula="of:=IF(ISBLANK([.K14]);&quot;&quot;;([.K14]-[.K$29])/[.K$29])" office:value-type="percentage" office:value="-0.107794769967379" calcext:value-type="percentage">
            <text:p>-11%</text:p>
          </table:table-cell>
          <table:table-cell table:formula="of:=IF(ISBLANK([.L14]);&quot;&quot;;([.L14]-[.L$29])/[.L$29])" office:value-type="percentage" office:value="-0.296836520646004" calcext:value-type="percentage">
            <text:p>-30%</text:p>
          </table:table-cell>
          <table:table-cell table:formula="of:=IF(ISBLANK([.M14]);&quot;&quot;;([.M14]-[.M$29])/[.M$29])" office:value-type="percentage" office:value="0.0121129695059016" calcext:value-type="percentage">
            <text:p>1%</text:p>
          </table:table-cell>
          <table:table-cell table:formula="of:=IF(ISBLANK([.N14]);&quot;&quot;;([.N14]-[.N$29])/[.N$29])" office:value-type="percentage" office:value="0.0137397221567811" calcext:value-type="percentage">
            <text:p>1%</text:p>
          </table:table-cell>
          <table:table-cell table:formula="of:=IF(ISBLANK([.O14]);&quot;&quot;;([.O14]-[.O$29])/[.O$29])">
            <text:p/>
          </table:table-cell>
          <table:table-cell table:formula="of:=IF(ISBLANK([.P14]);&quot;&quot;;([.P14]-[.P$29])/[.P$29])" office:value-type="percentage" office:value="-0.51792855235572" calcext:value-type="percentage">
            <text:p>-52%</text:p>
          </table:table-cell>
          <table:table-cell table:formula="of:=IF(ISBLANK([.Q14]);&quot;&quot;;([.Q14]-[.Q$29])/[.Q$29])" office:value-type="percentage" office:value="-0.111671164619793" calcext:value-type="percentage">
            <text:p>-11%</text:p>
          </table:table-cell>
          <table:table-cell table:formula="of:=IF(ISBLANK([.R14]);&quot;&quot;;([.R14]-[.R$29])/[.R$29])">
            <text:p/>
          </table:table-cell>
          <table:table-cell table:formula="of:=IF(ISBLANK([.S14]);&quot;&quot;;([.S14]-[.S$29])/[.S$29])" office:value-type="percentage" office:value="0.505183288064433" calcext:value-type="percentage">
            <text:p>51%</text:p>
          </table:table-cell>
          <table:table-cell table:formula="of:=IF(ISBLANK([.T14]);&quot;&quot;;([.T14]-[.T$29])/[.T$29])">
            <text:p/>
          </table:table-cell>
          <table:table-cell table:formula="of:=IF(ISBLANK([.U14]);&quot;&quot;;([.U14]-[.U$29])/[.U$29])" office:value-type="percentage" office:value="-0.362019726044625" calcext:value-type="percentage">
            <text:p>-36%</text:p>
          </table:table-cell>
          <table:table-cell table:formula="of:=IF(ISBLANK([.V14]);&quot;&quot;;([.V14]-[.V$29])/[.V$29])">
            <text:p/>
          </table:table-cell>
          <table:table-cell table:formula="of:=IF(ISBLANK([.W14]);&quot;&quot;;([.W14]-[.W$29])/[.W$29])" office:value-type="percentage" office:value="-0.627440160853506" calcext:value-type="percentage">
            <text:p>-63%</text:p>
          </table:table-cell>
          <table:table-cell table:formula="of:=IF(ISBLANK([.X14]);&quot;&quot;;([.X14]-[.X$29])/[.X$29])">
            <text:p/>
          </table:table-cell>
          <table:table-cell table:formula="of:=IF(ISBLANK([.Y14]);&quot;&quot;;([.Y14]-[.Y$29])/[.Y$29])">
            <text:p/>
          </table:table-cell>
          <table:table-cell table:formula="of:=IF(ISBLANK([.Z14]);&quot;&quot;;([.Z14]-[.Z$29])/[.Z$29])" office:value-type="percentage" office:value="0.0194131463230542" calcext:value-type="percentage">
            <text:p>2%</text:p>
          </table:table-cell>
          <table:table-cell table:formula="of:=IF(ISBLANK([.AA14]);&quot;&quot;;([.AA14]-[.AA$29])/[.AA$29])" office:value-type="percentage" office:value="-0.133128538340233" calcext:value-type="percentage">
            <text:p>-13%</text:p>
          </table:table-cell>
          <table:table-cell table:formula="of:=IF(ISBLANK([.AB14]);&quot;&quot;;([.AB14]-[.AB$29])/[.AB$29])" office:value-type="percentage" office:value="0.236736937957965" calcext:value-type="percentage">
            <text:p>24%</text:p>
          </table:table-cell>
          <table:table-cell table:formula="of:=IF(ISBLANK([.AC14]);&quot;&quot;;([.AC14]-[.AC$29])/[.AC$29])">
            <text:p/>
          </table:table-cell>
          <table:table-cell table:formula="of:=IF(ISBLANK([.AD14]);&quot;&quot;;([.AD14]-[.AD$29])/[.AD$29])" office:value-type="percentage" office:value="0.952822069608223" calcext:value-type="percentage">
            <text:p>95%</text:p>
          </table:table-cell>
          <table:table-cell table:formula="of:=IF(ISBLANK([.AE14]);&quot;&quot;;([.AE14]-[.AE$29])/[.AE$29])">
            <text:p/>
          </table:table-cell>
          <table:table-cell table:formula="of:=IF(ISBLANK([.AF14]);&quot;&quot;;([.AF14]-[.AF$29])/[.AF$29])">
            <text:p/>
          </table:table-cell>
          <table:table-cell table:formula="of:=IF(ISBLANK([.AG14]);&quot;&quot;;([.AG14]-[.AG$29])/[.AG$29])" office:value-type="percentage" office:value="-0.131652681098098" calcext:value-type="percentage">
            <text:p>-13%</text:p>
          </table:table-cell>
          <table:table-cell table:formula="of:=IF(ISBLANK([.AH14]);&quot;&quot;;([.AH14]-[.AH$29])/[.AH$29])" office:value-type="percentage" office:value="-0.201603491567711" calcext:value-type="percentage">
            <text:p>-20%</text:p>
          </table:table-cell>
          <table:table-cell table:formula="of:=IF(ISBLANK([.AI14]);&quot;&quot;;([.AI14]-[.AI$29])/[.AI$29])" office:value-type="percentage" office:value="-0.483021869609222" calcext:value-type="percentage">
            <text:p>-48%</text:p>
          </table:table-cell>
          <table:table-cell table:formula="of:=IF(ISBLANK([.AJ14]);&quot;&quot;;([.AJ14]-[.AJ$29])/[.AJ$29])" office:value-type="percentage" office:value="0.176840532474001" calcext:value-type="percentage">
            <text:p>18%</text:p>
          </table:table-cell>
          <table:table-cell table:formula="of:=IF(ISBLANK([.AK14]);&quot;&quot;;([.AK14]-[.AK$29])/[.AK$29])">
            <text:p/>
          </table:table-cell>
          <table:table-cell table:formula="of:=IF(ISBLANK([.AL14]);&quot;&quot;;([.AL14]-[.AL$29])/[.AL$29])" office:value-type="percentage" office:value="-0.105018359568613" calcext:value-type="percentage">
            <text:p>-11%</text:p>
          </table:table-cell>
          <table:table-cell table:formula="of:=IF(ISBLANK([.AM14]);&quot;&quot;;([.AM14]-[.AM$29])/[.AM$29])" office:value-type="percentage" office:value="4.36945372849867" calcext:value-type="percentage">
            <text:p>437%</text:p>
          </table:table-cell>
          <table:table-cell table:formula="of:=IF(ISBLANK([.AN14]);&quot;&quot;;([.AN14]-[.AN$29])/[.AN$29])" office:value-type="percentage" office:value="-0.162267498668563" calcext:value-type="percentage">
            <text:p>-16%</text:p>
          </table:table-cell>
          <table:table-cell table:formula="of:=IF(ISBLANK([.AO14]);&quot;&quot;;([.AO14]-[.AO$29])/[.AO$29])" office:value-type="percentage" office:value="-0.396504391979195" calcext:value-type="percentage">
            <text:p>-40%</text:p>
          </table:table-cell>
          <table:table-cell table:formula="of:=IF(ISBLANK([.AP14]);&quot;&quot;;([.AP14]-[.AP$29])/[.AP$29])" office:value-type="percentage" office:value="-0.766258254859582" calcext:value-type="percentage">
            <text:p>-77%</text:p>
          </table:table-cell>
          <table:table-cell table:formula="of:=IF(ISBLANK([.AQ14]);&quot;&quot;;([.AQ14]-[.AQ$29])/[.AQ$29])" office:value-type="percentage" office:value="-0.704910246520718" calcext:value-type="percentage">
            <text:p>-70%</text:p>
          </table:table-cell>
          <table:table-cell table:formula="of:=IF(ISBLANK([.AR14]);&quot;&quot;;([.AR14]-[.AR$29])/[.AR$29])" office:value-type="percentage" office:value="0.0622761724188287" calcext:value-type="percentage">
            <text:p>6%</text:p>
          </table:table-cell>
          <table:table-cell table:formula="of:=IF(ISBLANK([.AS14]);&quot;&quot;;([.AS14]-[.AS$29])/[.AS$29])">
            <text:p/>
          </table:table-cell>
          <table:table-cell table:formula="of:=IF(ISBLANK([.AT14]);&quot;&quot;;([.AT14]-[.AT$29])/[.AT$29])">
            <text:p/>
          </table:table-cell>
          <table:table-cell table:formula="of:=IF(ISBLANK([.AU14]);&quot;&quot;;([.AU14]-[.AU$29])/[.AU$29])" office:value-type="percentage" office:value="0.441250432152971" calcext:value-type="percentage">
            <text:p>44%</text:p>
          </table:table-cell>
          <table:table-cell table:formula="of:=IF(ISBLANK([.AV14]);&quot;&quot;;([.AV14]-[.AV$29])/[.AV$29])" office:value-type="percentage" office:value="-0.508447609253633" calcext:value-type="percentage">
            <text:p>-51%</text:p>
          </table:table-cell>
          <table:table-cell table:formula="of:=IF(ISBLANK([.AW14]);&quot;&quot;;([.AW14]-[.AW$29])/[.AW$29])">
            <text:p/>
          </table:table-cell>
          <table:table-cell table:formula="of:=IF(ISBLANK([.AX14]);&quot;&quot;;([.AX14]-[.AX$29])/[.AX$29])" office:value-type="percentage" office:value="-0.370440972221156" calcext:value-type="percentage">
            <text:p>-37%</text:p>
          </table:table-cell>
          <table:table-cell table:formula="of:=IF(ISBLANK([.AY14]);&quot;&quot;;([.AY14]-[.AY$29])/[.AY$29])">
            <text:p/>
          </table:table-cell>
          <table:table-cell table:formula="of:=IF(ISBLANK([.AZ14]);&quot;&quot;;([.AZ14]-[.AZ$29])/[.AZ$29])" office:value-type="percentage" office:value="-0.525928239570082" calcext:value-type="percentage">
            <text:p>-53%</text:p>
          </table:table-cell>
          <table:table-cell table:formula="of:=IF(ISBLANK([.BA14]);&quot;&quot;;([.BA14]-[.BA$29])/[.BA$29])" office:value-type="percentage" office:value="0.0114720225557507" calcext:value-type="percentage">
            <text:p>1%</text:p>
          </table:table-cell>
          <table:table-cell table:formula="of:=IF(ISBLANK([.BB14]);&quot;&quot;;([.BB14]-[.BB$29])/[.BB$29])" office:value-type="percentage" office:value="-0.869802107265473" calcext:value-type="percentage">
            <text:p>-87%</text:p>
          </table:table-cell>
          <table:table-cell table:formula="of:=IF(ISBLANK([.BC14]);&quot;&quot;;([.BC14]-[.BC$29])/[.BC$29])" office:value-type="percentage" office:value="-0.047996932323426" calcext:value-type="percentage">
            <text:p>-5%</text:p>
          </table:table-cell>
          <table:table-cell table:formula="of:=IF(ISBLANK([.BD14]);&quot;&quot;;([.BD14]-[.BD$29])/[.BD$29])">
            <text:p/>
          </table:table-cell>
          <table:table-cell/>
        </table:table-row>
        <table:table-row table:style-name="ro1">
          <table:table-cell table:formula="of:=[.A15]" office:value-type="float" office:value="2005" calcext:value-type="float">
            <text:p>2005</text:p>
          </table:table-cell>
          <table:table-cell table:formula="of:=IF(ISBLANK([.B15]);&quot;&quot;;([.B15]-[.B$29])/[.B$29])">
            <text:p/>
          </table:table-cell>
          <table:table-cell table:formula="of:=IF(ISBLANK([.C15]);&quot;&quot;;([.C15]-[.C$29])/[.C$29])" office:value-type="percentage" office:value="0.12751764985084" calcext:value-type="percentage">
            <text:p>13%</text:p>
          </table:table-cell>
          <table:table-cell table:formula="of:=IF(ISBLANK([.D15]);&quot;&quot;;([.D15]-[.D$29])/[.D$29])" office:value-type="percentage" office:value="0.14417469190361" calcext:value-type="percentage">
            <text:p>14%</text:p>
          </table:table-cell>
          <table:table-cell table:formula="of:=IF(ISBLANK([.E15]);&quot;&quot;;([.E15]-[.E$29])/[.E$29])" office:value-type="percentage" office:value="0.0695627643316317" calcext:value-type="percentage">
            <text:p>7%</text:p>
          </table:table-cell>
          <table:table-cell table:formula="of:=IF(ISBLANK([.F15]);&quot;&quot;;([.F15]-[.F$29])/[.F$29])" office:value-type="percentage" office:value="0.151227460003669" calcext:value-type="percentage">
            <text:p>15%</text:p>
          </table:table-cell>
          <table:table-cell table:formula="of:=IF(ISBLANK([.G15]);&quot;&quot;;([.G15]-[.G$29])/[.G$29])" office:value-type="percentage" office:value="0.0976662167168619" calcext:value-type="percentage">
            <text:p>10%</text:p>
          </table:table-cell>
          <table:table-cell table:formula="of:=IF(ISBLANK([.H15]);&quot;&quot;;([.H15]-[.H$29])/[.H$29])" office:value-type="percentage" office:value="-0.0278459168979329" calcext:value-type="percentage">
            <text:p>-3%</text:p>
          </table:table-cell>
          <table:table-cell table:formula="of:=IF(ISBLANK([.I15]);&quot;&quot;;([.I15]-[.I$29])/[.I$29])">
            <text:p/>
          </table:table-cell>
          <table:table-cell table:formula="of:=IF(ISBLANK([.J15]);&quot;&quot;;([.J15]-[.J$29])/[.J$29])" office:value-type="percentage" office:value="0.168253684426352" calcext:value-type="percentage">
            <text:p>17%</text:p>
          </table:table-cell>
          <table:table-cell table:formula="of:=IF(ISBLANK([.K15]);&quot;&quot;;([.K15]-[.K$29])/[.K$29])" office:value-type="percentage" office:value="-0.118793006200915" calcext:value-type="percentage">
            <text:p>-12%</text:p>
          </table:table-cell>
          <table:table-cell table:formula="of:=IF(ISBLANK([.L15]);&quot;&quot;;([.L15]-[.L$29])/[.L$29])" office:value-type="percentage" office:value="-0.155651779251163" calcext:value-type="percentage">
            <text:p>-16%</text:p>
          </table:table-cell>
          <table:table-cell table:formula="of:=IF(ISBLANK([.M15]);&quot;&quot;;([.M15]-[.M$29])/[.M$29])" office:value-type="percentage" office:value="-0.75273852308173" calcext:value-type="percentage">
            <text:p>-75%</text:p>
          </table:table-cell>
          <table:table-cell table:formula="of:=IF(ISBLANK([.N15]);&quot;&quot;;([.N15]-[.N$29])/[.N$29])" office:value-type="percentage" office:value="0.0552383784946929" calcext:value-type="percentage">
            <text:p>6%</text:p>
          </table:table-cell>
          <table:table-cell table:formula="of:=IF(ISBLANK([.O15]);&quot;&quot;;([.O15]-[.O$29])/[.O$29])">
            <text:p/>
          </table:table-cell>
          <table:table-cell table:formula="of:=IF(ISBLANK([.P15]);&quot;&quot;;([.P15]-[.P$29])/[.P$29])" office:value-type="percentage" office:value="-0.38680522033245" calcext:value-type="percentage">
            <text:p>-39%</text:p>
          </table:table-cell>
          <table:table-cell table:formula="of:=IF(ISBLANK([.Q15]);&quot;&quot;;([.Q15]-[.Q$29])/[.Q$29])" office:value-type="percentage" office:value="0.272360892288803" calcext:value-type="percentage">
            <text:p>27%</text:p>
          </table:table-cell>
          <table:table-cell table:formula="of:=IF(ISBLANK([.R15]);&quot;&quot;;([.R15]-[.R$29])/[.R$29])">
            <text:p/>
          </table:table-cell>
          <table:table-cell table:formula="of:=IF(ISBLANK([.S15]);&quot;&quot;;([.S15]-[.S$29])/[.S$29])" office:value-type="percentage" office:value="0.15105033666649" calcext:value-type="percentage">
            <text:p>15%</text:p>
          </table:table-cell>
          <table:table-cell table:formula="of:=IF(ISBLANK([.T15]);&quot;&quot;;([.T15]-[.T$29])/[.T$29])">
            <text:p/>
          </table:table-cell>
          <table:table-cell table:formula="of:=IF(ISBLANK([.U15]);&quot;&quot;;([.U15]-[.U$29])/[.U$29])" office:value-type="percentage" office:value="-0.375441687159224" calcext:value-type="percentage">
            <text:p>-38%</text:p>
          </table:table-cell>
          <table:table-cell table:formula="of:=IF(ISBLANK([.V15]);&quot;&quot;;([.V15]-[.V$29])/[.V$29])">
            <text:p/>
          </table:table-cell>
          <table:table-cell table:formula="of:=IF(ISBLANK([.W15]);&quot;&quot;;([.W15]-[.W$29])/[.W$29])" office:value-type="percentage" office:value="-0.437416308897911" calcext:value-type="percentage">
            <text:p>-44%</text:p>
          </table:table-cell>
          <table:table-cell table:formula="of:=IF(ISBLANK([.X15]);&quot;&quot;;([.X15]-[.X$29])/[.X$29])">
            <text:p/>
          </table:table-cell>
          <table:table-cell table:formula="of:=IF(ISBLANK([.Y15]);&quot;&quot;;([.Y15]-[.Y$29])/[.Y$29])">
            <text:p/>
          </table:table-cell>
          <table:table-cell table:formula="of:=IF(ISBLANK([.Z15]);&quot;&quot;;([.Z15]-[.Z$29])/[.Z$29])" office:value-type="percentage" office:value="-0.424589282826791" calcext:value-type="percentage">
            <text:p>-42%</text:p>
          </table:table-cell>
          <table:table-cell table:formula="of:=IF(ISBLANK([.AA15]);&quot;&quot;;([.AA15]-[.AA$29])/[.AA$29])" office:value-type="percentage" office:value="-0.0921929429407543" calcext:value-type="percentage">
            <text:p>-9%</text:p>
          </table:table-cell>
          <table:table-cell table:formula="of:=IF(ISBLANK([.AB15]);&quot;&quot;;([.AB15]-[.AB$29])/[.AB$29])" office:value-type="percentage" office:value="0.320456424581153" calcext:value-type="percentage">
            <text:p>32%</text:p>
          </table:table-cell>
          <table:table-cell table:formula="of:=IF(ISBLANK([.AC15]);&quot;&quot;;([.AC15]-[.AC$29])/[.AC$29])">
            <text:p/>
          </table:table-cell>
          <table:table-cell table:formula="of:=IF(ISBLANK([.AD15]);&quot;&quot;;([.AD15]-[.AD$29])/[.AD$29])" office:value-type="percentage" office:value="-0.927723700184787" calcext:value-type="percentage">
            <text:p>-93%</text:p>
          </table:table-cell>
          <table:table-cell table:formula="of:=IF(ISBLANK([.AE15]);&quot;&quot;;([.AE15]-[.AE$29])/[.AE$29])">
            <text:p/>
          </table:table-cell>
          <table:table-cell table:formula="of:=IF(ISBLANK([.AF15]);&quot;&quot;;([.AF15]-[.AF$29])/[.AF$29])">
            <text:p/>
          </table:table-cell>
          <table:table-cell table:formula="of:=IF(ISBLANK([.AG15]);&quot;&quot;;([.AG15]-[.AG$29])/[.AG$29])" office:value-type="percentage" office:value="-0.112489543932366" calcext:value-type="percentage">
            <text:p>-11%</text:p>
          </table:table-cell>
          <table:table-cell table:formula="of:=IF(ISBLANK([.AH15]);&quot;&quot;;([.AH15]-[.AH$29])/[.AH$29])" office:value-type="percentage" office:value="-0.274648309732629" calcext:value-type="percentage">
            <text:p>-27%</text:p>
          </table:table-cell>
          <table:table-cell table:formula="of:=IF(ISBLANK([.AI15]);&quot;&quot;;([.AI15]-[.AI$29])/[.AI$29])" office:value-type="percentage" office:value="-0.374295759120206" calcext:value-type="percentage">
            <text:p>-37%</text:p>
          </table:table-cell>
          <table:table-cell table:formula="of:=IF(ISBLANK([.AJ15]);&quot;&quot;;([.AJ15]-[.AJ$29])/[.AJ$29])" office:value-type="percentage" office:value="0.160675149466909" calcext:value-type="percentage">
            <text:p>16%</text:p>
          </table:table-cell>
          <table:table-cell table:formula="of:=IF(ISBLANK([.AK15]);&quot;&quot;;([.AK15]-[.AK$29])/[.AK$29])">
            <text:p/>
          </table:table-cell>
          <table:table-cell table:formula="of:=IF(ISBLANK([.AL15]);&quot;&quot;;([.AL15]-[.AL$29])/[.AL$29])" office:value-type="percentage" office:value="-0.0166729354611221" calcext:value-type="percentage">
            <text:p>-2%</text:p>
          </table:table-cell>
          <table:table-cell table:formula="of:=IF(ISBLANK([.AM15]);&quot;&quot;;([.AM15]-[.AM$29])/[.AM$29])" office:value-type="percentage" office:value="2.28104865546125" calcext:value-type="percentage">
            <text:p>228%</text:p>
          </table:table-cell>
          <table:table-cell table:formula="of:=IF(ISBLANK([.AN15]);&quot;&quot;;([.AN15]-[.AN$29])/[.AN$29])" office:value-type="percentage" office:value="-0.0208788814030591" calcext:value-type="percentage">
            <text:p>-2%</text:p>
          </table:table-cell>
          <table:table-cell table:formula="of:=IF(ISBLANK([.AO15]);&quot;&quot;;([.AO15]-[.AO$29])/[.AO$29])" office:value-type="percentage" office:value="-0.406536958723726" calcext:value-type="percentage">
            <text:p>-41%</text:p>
          </table:table-cell>
          <table:table-cell table:formula="of:=IF(ISBLANK([.AP15]);&quot;&quot;;([.AP15]-[.AP$29])/[.AP$29])" office:value-type="percentage" office:value="-0.0940747411233273" calcext:value-type="percentage">
            <text:p>-9%</text:p>
          </table:table-cell>
          <table:table-cell table:formula="of:=IF(ISBLANK([.AQ15]);&quot;&quot;;([.AQ15]-[.AQ$29])/[.AQ$29])" office:value-type="percentage" office:value="-0.475600813745026" calcext:value-type="percentage">
            <text:p>-48%</text:p>
          </table:table-cell>
          <table:table-cell table:formula="of:=IF(ISBLANK([.AR15]);&quot;&quot;;([.AR15]-[.AR$29])/[.AR$29])" office:value-type="percentage" office:value="0.0781674654484029" calcext:value-type="percentage">
            <text:p>8%</text:p>
          </table:table-cell>
          <table:table-cell table:formula="of:=IF(ISBLANK([.AS15]);&quot;&quot;;([.AS15]-[.AS$29])/[.AS$29])">
            <text:p/>
          </table:table-cell>
          <table:table-cell table:formula="of:=IF(ISBLANK([.AT15]);&quot;&quot;;([.AT15]-[.AT$29])/[.AT$29])">
            <text:p/>
          </table:table-cell>
          <table:table-cell table:formula="of:=IF(ISBLANK([.AU15]);&quot;&quot;;([.AU15]-[.AU$29])/[.AU$29])" office:value-type="percentage" office:value="0.348660488784466" calcext:value-type="percentage">
            <text:p>35%</text:p>
          </table:table-cell>
          <table:table-cell table:formula="of:=IF(ISBLANK([.AV15]);&quot;&quot;;([.AV15]-[.AV$29])/[.AV$29])" office:value-type="percentage" office:value="0.727150142903124" calcext:value-type="percentage">
            <text:p>73%</text:p>
          </table:table-cell>
          <table:table-cell table:formula="of:=IF(ISBLANK([.AW15]);&quot;&quot;;([.AW15]-[.AW$29])/[.AW$29])">
            <text:p/>
          </table:table-cell>
          <table:table-cell table:formula="of:=IF(ISBLANK([.AX15]);&quot;&quot;;([.AX15]-[.AX$29])/[.AX$29])" office:value-type="percentage" office:value="-0.0311797155385766" calcext:value-type="percentage">
            <text:p>-3%</text:p>
          </table:table-cell>
          <table:table-cell table:formula="of:=IF(ISBLANK([.AY15]);&quot;&quot;;([.AY15]-[.AY$29])/[.AY$29])">
            <text:p/>
          </table:table-cell>
          <table:table-cell table:formula="of:=IF(ISBLANK([.AZ15]);&quot;&quot;;([.AZ15]-[.AZ$29])/[.AZ$29])" office:value-type="percentage" office:value="-0.504223641991089" calcext:value-type="percentage">
            <text:p>-50%</text:p>
          </table:table-cell>
          <table:table-cell table:formula="of:=IF(ISBLANK([.BA15]);&quot;&quot;;([.BA15]-[.BA$29])/[.BA$29])" office:value-type="percentage" office:value="-0.129754090666552" calcext:value-type="percentage">
            <text:p>-13%</text:p>
          </table:table-cell>
          <table:table-cell table:formula="of:=IF(ISBLANK([.BB15]);&quot;&quot;;([.BB15]-[.BB$29])/[.BB$29])" office:value-type="percentage" office:value="-0.920258431728709" calcext:value-type="percentage">
            <text:p>-92%</text:p>
          </table:table-cell>
          <table:table-cell table:formula="of:=IF(ISBLANK([.BC15]);&quot;&quot;;([.BC15]-[.BC$29])/[.BC$29])" office:value-type="percentage" office:value="-0.106360814056382" calcext:value-type="percentage">
            <text:p>-11%</text:p>
          </table:table-cell>
          <table:table-cell table:formula="of:=IF(ISBLANK([.BD15]);&quot;&quot;;([.BD15]-[.BD$29])/[.BD$29])">
            <text:p/>
          </table:table-cell>
          <table:table-cell/>
        </table:table-row>
        <table:table-row table:style-name="ro1">
          <table:table-cell table:formula="of:=[.A16]" office:value-type="float" office:value="2006" calcext:value-type="float">
            <text:p>2006</text:p>
          </table:table-cell>
          <table:table-cell table:formula="of:=IF(ISBLANK([.B16]);&quot;&quot;;([.B16]-[.B$29])/[.B$29])">
            <text:p/>
          </table:table-cell>
          <table:table-cell table:formula="of:=IF(ISBLANK([.C16]);&quot;&quot;;([.C16]-[.C$29])/[.C$29])" office:value-type="percentage" office:value="-0.288123095427678" calcext:value-type="percentage">
            <text:p>-29%</text:p>
          </table:table-cell>
          <table:table-cell table:formula="of:=IF(ISBLANK([.D16]);&quot;&quot;;([.D16]-[.D$29])/[.D$29])" office:value-type="percentage" office:value="-0.496421624652534" calcext:value-type="percentage">
            <text:p>-50%</text:p>
          </table:table-cell>
          <table:table-cell table:formula="of:=IF(ISBLANK([.E16]);&quot;&quot;;([.E16]-[.E$29])/[.E$29])" office:value-type="percentage" office:value="-0.158957675427265" calcext:value-type="percentage">
            <text:p>-16%</text:p>
          </table:table-cell>
          <table:table-cell table:formula="of:=IF(ISBLANK([.F16]);&quot;&quot;;([.F16]-[.F$29])/[.F$29])" office:value-type="percentage" office:value="0.191794494377226" calcext:value-type="percentage">
            <text:p>19%</text:p>
          </table:table-cell>
          <table:table-cell table:formula="of:=IF(ISBLANK([.G16]);&quot;&quot;;([.G16]-[.G$29])/[.G$29])" office:value-type="percentage" office:value="-0.271895069575459" calcext:value-type="percentage">
            <text:p>-27%</text:p>
          </table:table-cell>
          <table:table-cell table:formula="of:=IF(ISBLANK([.H16]);&quot;&quot;;([.H16]-[.H$29])/[.H$29])" office:value-type="percentage" office:value="-0.100145950148394" calcext:value-type="percentage">
            <text:p>-10%</text:p>
          </table:table-cell>
          <table:table-cell table:formula="of:=IF(ISBLANK([.I16]);&quot;&quot;;([.I16]-[.I$29])/[.I$29])" office:value-type="percentage" office:value="-0.238896730091298" calcext:value-type="percentage">
            <text:p>-24%</text:p>
          </table:table-cell>
          <table:table-cell table:formula="of:=IF(ISBLANK([.J16]);&quot;&quot;;([.J16]-[.J$29])/[.J$29])" office:value-type="percentage" office:value="-0.234494664677823" calcext:value-type="percentage">
            <text:p>-23%</text:p>
          </table:table-cell>
          <table:table-cell table:formula="of:=IF(ISBLANK([.K16]);&quot;&quot;;([.K16]-[.K$29])/[.K$29])" office:value-type="percentage" office:value="-0.267986887927685" calcext:value-type="percentage">
            <text:p>-27%</text:p>
          </table:table-cell>
          <table:table-cell table:formula="of:=IF(ISBLANK([.L16]);&quot;&quot;;([.L16]-[.L$29])/[.L$29])" office:value-type="percentage" office:value="-0.352152875385715" calcext:value-type="percentage">
            <text:p>-35%</text:p>
          </table:table-cell>
          <table:table-cell table:formula="of:=IF(ISBLANK([.M16]);&quot;&quot;;([.M16]-[.M$29])/[.M$29])" office:value-type="percentage" office:value="-0.321891715475557" calcext:value-type="percentage">
            <text:p>-32%</text:p>
          </table:table-cell>
          <table:table-cell table:formula="of:=IF(ISBLANK([.N16]);&quot;&quot;;([.N16]-[.N$29])/[.N$29])" office:value-type="percentage" office:value="-0.186274905895572" calcext:value-type="percentage">
            <text:p>-19%</text:p>
          </table:table-cell>
          <table:table-cell table:formula="of:=IF(ISBLANK([.O16]);&quot;&quot;;([.O16]-[.O$29])/[.O$29])">
            <text:p/>
          </table:table-cell>
          <table:table-cell table:formula="of:=IF(ISBLANK([.P16]);&quot;&quot;;([.P16]-[.P$29])/[.P$29])" office:value-type="percentage" office:value="-0.647038437699985" calcext:value-type="percentage">
            <text:p>-65%</text:p>
          </table:table-cell>
          <table:table-cell table:formula="of:=IF(ISBLANK([.Q16]);&quot;&quot;;([.Q16]-[.Q$29])/[.Q$29])" office:value-type="percentage" office:value="0.132530371384925" calcext:value-type="percentage">
            <text:p>13%</text:p>
          </table:table-cell>
          <table:table-cell table:formula="of:=IF(ISBLANK([.R16]);&quot;&quot;;([.R16]-[.R$29])/[.R$29])" office:value-type="percentage" office:value="-0.175201733344847" calcext:value-type="percentage">
            <text:p>-18%</text:p>
          </table:table-cell>
          <table:table-cell table:formula="of:=IF(ISBLANK([.S16]);&quot;&quot;;([.S16]-[.S$29])/[.S$29])" office:value-type="percentage" office:value="0.137050388989201" calcext:value-type="percentage">
            <text:p>14%</text:p>
          </table:table-cell>
          <table:table-cell table:formula="of:=IF(ISBLANK([.T16]);&quot;&quot;;([.T16]-[.T$29])/[.T$29])">
            <text:p/>
          </table:table-cell>
          <table:table-cell table:formula="of:=IF(ISBLANK([.U16]);&quot;&quot;;([.U16]-[.U$29])/[.U$29])" office:value-type="percentage" office:value="-0.435403670711928" calcext:value-type="percentage">
            <text:p>-44%</text:p>
          </table:table-cell>
          <table:table-cell table:formula="of:=IF(ISBLANK([.V16]);&quot;&quot;;([.V16]-[.V$29])/[.V$29])">
            <text:p/>
          </table:table-cell>
          <table:table-cell table:formula="of:=IF(ISBLANK([.W16]);&quot;&quot;;([.W16]-[.W$29])/[.W$29])" office:value-type="percentage" office:value="-0.497335862832015" calcext:value-type="percentage">
            <text:p>-50%</text:p>
          </table:table-cell>
          <table:table-cell table:formula="of:=IF(ISBLANK([.X16]);&quot;&quot;;([.X16]-[.X$29])/[.X$29])">
            <text:p/>
          </table:table-cell>
          <table:table-cell table:formula="of:=IF(ISBLANK([.Y16]);&quot;&quot;;([.Y16]-[.Y$29])/[.Y$29])">
            <text:p/>
          </table:table-cell>
          <table:table-cell table:formula="of:=IF(ISBLANK([.Z16]);&quot;&quot;;([.Z16]-[.Z$29])/[.Z$29])" office:value-type="percentage" office:value="-0.490857682854601" calcext:value-type="percentage">
            <text:p>-49%</text:p>
          </table:table-cell>
          <table:table-cell table:formula="of:=IF(ISBLANK([.AA16]);&quot;&quot;;([.AA16]-[.AA$29])/[.AA$29])" office:value-type="percentage" office:value="-0.40793997497397" calcext:value-type="percentage">
            <text:p>-41%</text:p>
          </table:table-cell>
          <table:table-cell table:formula="of:=IF(ISBLANK([.AB16]);&quot;&quot;;([.AB16]-[.AB$29])/[.AB$29])" office:value-type="percentage" office:value="0.0477166992008932" calcext:value-type="percentage">
            <text:p>5%</text:p>
          </table:table-cell>
          <table:table-cell table:formula="of:=IF(ISBLANK([.AC16]);&quot;&quot;;([.AC16]-[.AC$29])/[.AC$29])" office:value-type="percentage" office:value="-0.273681483716589" calcext:value-type="percentage">
            <text:p>-27%</text:p>
          </table:table-cell>
          <table:table-cell table:formula="of:=IF(ISBLANK([.AD16]);&quot;&quot;;([.AD16]-[.AD$29])/[.AD$29])" office:value-type="percentage" office:value="0.211825672943615" calcext:value-type="percentage">
            <text:p>21%</text:p>
          </table:table-cell>
          <table:table-cell table:formula="of:=IF(ISBLANK([.AE16]);&quot;&quot;;([.AE16]-[.AE$29])/[.AE$29])">
            <text:p/>
          </table:table-cell>
          <table:table-cell table:formula="of:=IF(ISBLANK([.AF16]);&quot;&quot;;([.AF16]-[.AF$29])/[.AF$29])">
            <text:p/>
          </table:table-cell>
          <table:table-cell table:formula="of:=IF(ISBLANK([.AG16]);&quot;&quot;;([.AG16]-[.AG$29])/[.AG$29])" office:value-type="percentage" office:value="-0.314169587885982" calcext:value-type="percentage">
            <text:p>-31%</text:p>
          </table:table-cell>
          <table:table-cell table:formula="of:=IF(ISBLANK([.AH16]);&quot;&quot;;([.AH16]-[.AH$29])/[.AH$29])" office:value-type="percentage" office:value="-0.393183943912279" calcext:value-type="percentage">
            <text:p>-39%</text:p>
          </table:table-cell>
          <table:table-cell table:formula="of:=IF(ISBLANK([.AI16]);&quot;&quot;;([.AI16]-[.AI$29])/[.AI$29])" office:value-type="percentage" office:value="0.27982517696134" calcext:value-type="percentage">
            <text:p>28%</text:p>
          </table:table-cell>
          <table:table-cell table:formula="of:=IF(ISBLANK([.AJ16]);&quot;&quot;;([.AJ16]-[.AJ$29])/[.AJ$29])" office:value-type="percentage" office:value="-0.0738496416667128" calcext:value-type="percentage">
            <text:p>-7%</text:p>
          </table:table-cell>
          <table:table-cell table:formula="of:=IF(ISBLANK([.AK16]);&quot;&quot;;([.AK16]-[.AK$29])/[.AK$29])">
            <text:p/>
          </table:table-cell>
          <table:table-cell table:formula="of:=IF(ISBLANK([.AL16]);&quot;&quot;;([.AL16]-[.AL$29])/[.AL$29])" office:value-type="percentage" office:value="-0.29425675727806" calcext:value-type="percentage">
            <text:p>-29%</text:p>
          </table:table-cell>
          <table:table-cell table:formula="of:=IF(ISBLANK([.AM16]);&quot;&quot;;([.AM16]-[.AM$29])/[.AM$29])" office:value-type="percentage" office:value="-0.582370263676466" calcext:value-type="percentage">
            <text:p>-58%</text:p>
          </table:table-cell>
          <table:table-cell table:formula="of:=IF(ISBLANK([.AN16]);&quot;&quot;;([.AN16]-[.AN$29])/[.AN$29])" office:value-type="percentage" office:value="-0.0895297810558665" calcext:value-type="percentage">
            <text:p>-9%</text:p>
          </table:table-cell>
          <table:table-cell table:formula="of:=IF(ISBLANK([.AO16]);&quot;&quot;;([.AO16]-[.AO$29])/[.AO$29])" office:value-type="percentage" office:value="-0.988481599798758" calcext:value-type="percentage">
            <text:p>-99%</text:p>
          </table:table-cell>
          <table:table-cell table:formula="of:=IF(ISBLANK([.AP16]);&quot;&quot;;([.AP16]-[.AP$29])/[.AP$29])" office:value-type="percentage" office:value="-0.483929828818126" calcext:value-type="percentage">
            <text:p>-48%</text:p>
          </table:table-cell>
          <table:table-cell table:formula="of:=IF(ISBLANK([.AQ16]);&quot;&quot;;([.AQ16]-[.AQ$29])/[.AQ$29])" office:value-type="percentage" office:value="-0.796499846035643" calcext:value-type="percentage">
            <text:p>-80%</text:p>
          </table:table-cell>
          <table:table-cell table:formula="of:=IF(ISBLANK([.AR16]);&quot;&quot;;([.AR16]-[.AR$29])/[.AR$29])" office:value-type="percentage" office:value="-0.325659051189846" calcext:value-type="percentage">
            <text:p>-33%</text:p>
          </table:table-cell>
          <table:table-cell table:formula="of:=IF(ISBLANK([.AS16]);&quot;&quot;;([.AS16]-[.AS$29])/[.AS$29])">
            <text:p/>
          </table:table-cell>
          <table:table-cell table:formula="of:=IF(ISBLANK([.AT16]);&quot;&quot;;([.AT16]-[.AT$29])/[.AT$29])" office:value-type="percentage" office:value="-0.028195992506363" calcext:value-type="percentage">
            <text:p>-3%</text:p>
          </table:table-cell>
          <table:table-cell table:formula="of:=IF(ISBLANK([.AU16]);&quot;&quot;;([.AU16]-[.AU$29])/[.AU$29])" office:value-type="percentage" office:value="-0.813001450684636" calcext:value-type="percentage">
            <text:p>-81%</text:p>
          </table:table-cell>
          <table:table-cell table:formula="of:=IF(ISBLANK([.AV16]);&quot;&quot;;([.AV16]-[.AV$29])/[.AV$29])" office:value-type="percentage" office:value="-0.436323353366734" calcext:value-type="percentage">
            <text:p>-44%</text:p>
          </table:table-cell>
          <table:table-cell table:formula="of:=IF(ISBLANK([.AW16]);&quot;&quot;;([.AW16]-[.AW$29])/[.AW$29])">
            <text:p/>
          </table:table-cell>
          <table:table-cell table:formula="of:=IF(ISBLANK([.AX16]);&quot;&quot;;([.AX16]-[.AX$29])/[.AX$29])" office:value-type="percentage" office:value="-0.994407961045007" calcext:value-type="percentage">
            <text:p>-99%</text:p>
          </table:table-cell>
          <table:table-cell table:formula="of:=IF(ISBLANK([.AY16]);&quot;&quot;;([.AY16]-[.AY$29])/[.AY$29])" office:value-type="percentage" office:value="-0.568525179861069" calcext:value-type="percentage">
            <text:p>-57%</text:p>
          </table:table-cell>
          <table:table-cell table:formula="of:=IF(ISBLANK([.AZ16]);&quot;&quot;;([.AZ16]-[.AZ$29])/[.AZ$29])" office:value-type="percentage" office:value="-0.618824673187511" calcext:value-type="percentage">
            <text:p>-62%</text:p>
          </table:table-cell>
          <table:table-cell table:formula="of:=IF(ISBLANK([.BA16]);&quot;&quot;;([.BA16]-[.BA$29])/[.BA$29])" office:value-type="percentage" office:value="-0.209245057369868" calcext:value-type="percentage">
            <text:p>-21%</text:p>
          </table:table-cell>
          <table:table-cell table:formula="of:=IF(ISBLANK([.BB16]);&quot;&quot;;([.BB16]-[.BB$29])/[.BB$29])" office:value-type="percentage" office:value="-0.861418011659249" calcext:value-type="percentage">
            <text:p>-86%</text:p>
          </table:table-cell>
          <table:table-cell table:formula="of:=IF(ISBLANK([.BC16]);&quot;&quot;;([.BC16]-[.BC$29])/[.BC$29])" office:value-type="percentage" office:value="-0.641767307443125" calcext:value-type="percentage">
            <text:p>-64%</text:p>
          </table:table-cell>
          <table:table-cell table:formula="of:=IF(ISBLANK([.BD16]);&quot;&quot;;([.BD16]-[.BD$29])/[.BD$29])" office:value-type="percentage" office:value="-0.547750452155956" calcext:value-type="percentage">
            <text:p>-55%</text:p>
          </table:table-cell>
          <table:table-cell/>
        </table:table-row>
        <table:table-row table:style-name="ro1">
          <table:table-cell table:formula="of:=[.A17]" office:value-type="float" office:value="2007" calcext:value-type="float">
            <text:p>2007</text:p>
          </table:table-cell>
          <table:table-cell table:formula="of:=IF(ISBLANK([.B17]);&quot;&quot;;([.B17]-[.B$29])/[.B$29])">
            <text:p/>
          </table:table-cell>
          <table:table-cell table:formula="of:=IF(ISBLANK([.C17]);&quot;&quot;;([.C17]-[.C$29])/[.C$29])" office:value-type="percentage" office:value="-0.304566645589333" calcext:value-type="percentage">
            <text:p>-30%</text:p>
          </table:table-cell>
          <table:table-cell table:formula="of:=IF(ISBLANK([.D17]);&quot;&quot;;([.D17]-[.D$29])/[.D$29])" office:value-type="percentage" office:value="-0.190868604266253" calcext:value-type="percentage">
            <text:p>-19%</text:p>
          </table:table-cell>
          <table:table-cell table:formula="of:=IF(ISBLANK([.E17]);&quot;&quot;;([.E17]-[.E$29])/[.E$29])" office:value-type="percentage" office:value="-0.20626740677092" calcext:value-type="percentage">
            <text:p>-21%</text:p>
          </table:table-cell>
          <table:table-cell table:formula="of:=IF(ISBLANK([.F17]);&quot;&quot;;([.F17]-[.F$29])/[.F$29])" office:value-type="percentage" office:value="0.14113149196858" calcext:value-type="percentage">
            <text:p>14%</text:p>
          </table:table-cell>
          <table:table-cell table:formula="of:=IF(ISBLANK([.G17]);&quot;&quot;;([.G17]-[.G$29])/[.G$29])" office:value-type="percentage" office:value="-0.200952106607811" calcext:value-type="percentage">
            <text:p>-20%</text:p>
          </table:table-cell>
          <table:table-cell table:formula="of:=IF(ISBLANK([.H17]);&quot;&quot;;([.H17]-[.H$29])/[.H$29])" office:value-type="percentage" office:value="-0.132347973867811" calcext:value-type="percentage">
            <text:p>-13%</text:p>
          </table:table-cell>
          <table:table-cell table:formula="of:=IF(ISBLANK([.I17]);&quot;&quot;;([.I17]-[.I$29])/[.I$29])" office:value-type="percentage" office:value="-0.185680582354898" calcext:value-type="percentage">
            <text:p>-19%</text:p>
          </table:table-cell>
          <table:table-cell table:formula="of:=IF(ISBLANK([.J17]);&quot;&quot;;([.J17]-[.J$29])/[.J$29])" office:value-type="percentage" office:value="-0.367549284874928" calcext:value-type="percentage">
            <text:p>-37%</text:p>
          </table:table-cell>
          <table:table-cell table:formula="of:=IF(ISBLANK([.K17]);&quot;&quot;;([.K17]-[.K$29])/[.K$29])" office:value-type="percentage" office:value="-0.265212810449286" calcext:value-type="percentage">
            <text:p>-27%</text:p>
          </table:table-cell>
          <table:table-cell table:formula="of:=IF(ISBLANK([.L17]);&quot;&quot;;([.L17]-[.L$29])/[.L$29])" office:value-type="percentage" office:value="-0.296449934176041" calcext:value-type="percentage">
            <text:p>-30%</text:p>
          </table:table-cell>
          <table:table-cell table:formula="of:=IF(ISBLANK([.M17]);&quot;&quot;;([.M17]-[.M$29])/[.M$29])" office:value-type="percentage" office:value="-0.373552024034614" calcext:value-type="percentage">
            <text:p>-37%</text:p>
          </table:table-cell>
          <table:table-cell table:formula="of:=IF(ISBLANK([.N17]);&quot;&quot;;([.N17]-[.N$29])/[.N$29])" office:value-type="percentage" office:value="-0.118333407304094" calcext:value-type="percentage">
            <text:p>-12%</text:p>
          </table:table-cell>
          <table:table-cell table:formula="of:=IF(ISBLANK([.O17]);&quot;&quot;;([.O17]-[.O$29])/[.O$29])" office:value-type="percentage" office:value="-0.00888610413827035" calcext:value-type="percentage">
            <text:p>-1%</text:p>
          </table:table-cell>
          <table:table-cell table:formula="of:=IF(ISBLANK([.P17]);&quot;&quot;;([.P17]-[.P$29])/[.P$29])" office:value-type="percentage" office:value="-0.503216227569183" calcext:value-type="percentage">
            <text:p>-50%</text:p>
          </table:table-cell>
          <table:table-cell table:formula="of:=IF(ISBLANK([.Q17]);&quot;&quot;;([.Q17]-[.Q$29])/[.Q$29])" office:value-type="percentage" office:value="-0.289837878858166" calcext:value-type="percentage">
            <text:p>-29%</text:p>
          </table:table-cell>
          <table:table-cell table:formula="of:=IF(ISBLANK([.R17]);&quot;&quot;;([.R17]-[.R$29])/[.R$29])" office:value-type="percentage" office:value="-0.2110790525325" calcext:value-type="percentage">
            <text:p>-21%</text:p>
          </table:table-cell>
          <table:table-cell table:formula="of:=IF(ISBLANK([.S17]);&quot;&quot;;([.S17]-[.S$29])/[.S$29])" office:value-type="percentage" office:value="-0.0246754123169941" calcext:value-type="percentage">
            <text:p>-2%</text:p>
          </table:table-cell>
          <table:table-cell table:formula="of:=IF(ISBLANK([.T17]);&quot;&quot;;([.T17]-[.T$29])/[.T$29])" office:value-type="percentage" office:value="-0.39775322467533" calcext:value-type="percentage">
            <text:p>-40%</text:p>
          </table:table-cell>
          <table:table-cell table:formula="of:=IF(ISBLANK([.U17]);&quot;&quot;;([.U17]-[.U$29])/[.U$29])" office:value-type="percentage" office:value="-0.345503031044888" calcext:value-type="percentage">
            <text:p>-35%</text:p>
          </table:table-cell>
          <table:table-cell table:formula="of:=IF(ISBLANK([.V17]);&quot;&quot;;([.V17]-[.V$29])/[.V$29])" office:value-type="percentage" office:value="-0.00506419844041813" calcext:value-type="percentage">
            <text:p>-1%</text:p>
          </table:table-cell>
          <table:table-cell table:formula="of:=IF(ISBLANK([.W17]);&quot;&quot;;([.W17]-[.W$29])/[.W$29])" office:value-type="percentage" office:value="0.0968199245054326" calcext:value-type="percentage">
            <text:p>10%</text:p>
          </table:table-cell>
          <table:table-cell table:formula="of:=IF(ISBLANK([.X17]);&quot;&quot;;([.X17]-[.X$29])/[.X$29])" office:value-type="percentage" office:value="-0.376176991300311" calcext:value-type="percentage">
            <text:p>-38%</text:p>
          </table:table-cell>
          <table:table-cell table:formula="of:=IF(ISBLANK([.Y17]);&quot;&quot;;([.Y17]-[.Y$29])/[.Y$29])" office:value-type="percentage" office:value="-0.100046034512848" calcext:value-type="percentage">
            <text:p>-10%</text:p>
          </table:table-cell>
          <table:table-cell table:formula="of:=IF(ISBLANK([.Z17]);&quot;&quot;;([.Z17]-[.Z$29])/[.Z$29])" office:value-type="percentage" office:value="-0.0773283849786674" calcext:value-type="percentage">
            <text:p>-8%</text:p>
          </table:table-cell>
          <table:table-cell table:formula="of:=IF(ISBLANK([.AA17]);&quot;&quot;;([.AA17]-[.AA$29])/[.AA$29])" office:value-type="percentage" office:value="-0.546848492736175" calcext:value-type="percentage">
            <text:p>-55%</text:p>
          </table:table-cell>
          <table:table-cell table:formula="of:=IF(ISBLANK([.AB17]);&quot;&quot;;([.AB17]-[.AB$29])/[.AB$29])" office:value-type="percentage" office:value="-0.422473359972983" calcext:value-type="percentage">
            <text:p>-42%</text:p>
          </table:table-cell>
          <table:table-cell table:formula="of:=IF(ISBLANK([.AC17]);&quot;&quot;;([.AC17]-[.AC$29])/[.AC$29])" office:value-type="percentage" office:value="-0.243032077798561" calcext:value-type="percentage">
            <text:p>-24%</text:p>
          </table:table-cell>
          <table:table-cell table:formula="of:=IF(ISBLANK([.AD17]);&quot;&quot;;([.AD17]-[.AD$29])/[.AD$29])" office:value-type="percentage" office:value="-0.146402122985049" calcext:value-type="percentage">
            <text:p>-15%</text:p>
          </table:table-cell>
          <table:table-cell table:formula="of:=IF(ISBLANK([.AE17]);&quot;&quot;;([.AE17]-[.AE$29])/[.AE$29])" office:value-type="percentage" office:value="0.477052017109666" calcext:value-type="percentage">
            <text:p>48%</text:p>
          </table:table-cell>
          <table:table-cell table:formula="of:=IF(ISBLANK([.AF17]);&quot;&quot;;([.AF17]-[.AF$29])/[.AF$29])">
            <text:p/>
          </table:table-cell>
          <table:table-cell table:formula="of:=IF(ISBLANK([.AG17]);&quot;&quot;;([.AG17]-[.AG$29])/[.AG$29])" office:value-type="percentage" office:value="-0.305981393246252" calcext:value-type="percentage">
            <text:p>-31%</text:p>
          </table:table-cell>
          <table:table-cell table:formula="of:=IF(ISBLANK([.AH17]);&quot;&quot;;([.AH17]-[.AH$29])/[.AH$29])" office:value-type="percentage" office:value="-0.431007724895008" calcext:value-type="percentage">
            <text:p>-43%</text:p>
          </table:table-cell>
          <table:table-cell table:formula="of:=IF(ISBLANK([.AI17]);&quot;&quot;;([.AI17]-[.AI$29])/[.AI$29])" office:value-type="percentage" office:value="-0.527154924854164" calcext:value-type="percentage">
            <text:p>-53%</text:p>
          </table:table-cell>
          <table:table-cell table:formula="of:=IF(ISBLANK([.AJ17]);&quot;&quot;;([.AJ17]-[.AJ$29])/[.AJ$29])" office:value-type="percentage" office:value="-0.109494396878045" calcext:value-type="percentage">
            <text:p>-11%</text:p>
          </table:table-cell>
          <table:table-cell table:formula="of:=IF(ISBLANK([.AK17]);&quot;&quot;;([.AK17]-[.AK$29])/[.AK$29])" office:value-type="percentage" office:value="0.0539686111048561" calcext:value-type="percentage">
            <text:p>5%</text:p>
          </table:table-cell>
          <table:table-cell table:formula="of:=IF(ISBLANK([.AL17]);&quot;&quot;;([.AL17]-[.AL$29])/[.AL$29])" office:value-type="percentage" office:value="-0.0903174073264434" calcext:value-type="percentage">
            <text:p>-9%</text:p>
          </table:table-cell>
          <table:table-cell table:formula="of:=IF(ISBLANK([.AM17]);&quot;&quot;;([.AM17]-[.AM$29])/[.AM$29])" office:value-type="percentage" office:value="-0.286402953379311" calcext:value-type="percentage">
            <text:p>-29%</text:p>
          </table:table-cell>
          <table:table-cell table:formula="of:=IF(ISBLANK([.AN17]);&quot;&quot;;([.AN17]-[.AN$29])/[.AN$29])" office:value-type="percentage" office:value="-0.11906235446322" calcext:value-type="percentage">
            <text:p>-12%</text:p>
          </table:table-cell>
          <table:table-cell table:formula="of:=IF(ISBLANK([.AO17]);&quot;&quot;;([.AO17]-[.AO$29])/[.AO$29])" office:value-type="percentage" office:value="-0.731303262848332" calcext:value-type="percentage">
            <text:p>-73%</text:p>
          </table:table-cell>
          <table:table-cell table:formula="of:=IF(ISBLANK([.AP17]);&quot;&quot;;([.AP17]-[.AP$29])/[.AP$29])" office:value-type="percentage" office:value="-0.463432297048341" calcext:value-type="percentage">
            <text:p>-46%</text:p>
          </table:table-cell>
          <table:table-cell table:formula="of:=IF(ISBLANK([.AQ17]);&quot;&quot;;([.AQ17]-[.AQ$29])/[.AQ$29])" office:value-type="percentage" office:value="-0.74219412771282" calcext:value-type="percentage">
            <text:p>-74%</text:p>
          </table:table-cell>
          <table:table-cell table:formula="of:=IF(ISBLANK([.AR17]);&quot;&quot;;([.AR17]-[.AR$29])/[.AR$29])" office:value-type="percentage" office:value="-0.302342334217534" calcext:value-type="percentage">
            <text:p>-30%</text:p>
          </table:table-cell>
          <table:table-cell table:formula="of:=IF(ISBLANK([.AS17]);&quot;&quot;;([.AS17]-[.AS$29])/[.AS$29])">
            <text:p/>
          </table:table-cell>
          <table:table-cell table:formula="of:=IF(ISBLANK([.AT17]);&quot;&quot;;([.AT17]-[.AT$29])/[.AT$29])" office:value-type="percentage" office:value="0.0191593771822968" calcext:value-type="percentage">
            <text:p>2%</text:p>
          </table:table-cell>
          <table:table-cell table:formula="of:=IF(ISBLANK([.AU17]);&quot;&quot;;([.AU17]-[.AU$29])/[.AU$29])" office:value-type="percentage" office:value="-0.814600193636599" calcext:value-type="percentage">
            <text:p>-81%</text:p>
          </table:table-cell>
          <table:table-cell table:formula="of:=IF(ISBLANK([.AV17]);&quot;&quot;;([.AV17]-[.AV$29])/[.AV$29])" office:value-type="percentage" office:value="-0.379048269908082" calcext:value-type="percentage">
            <text:p>-38%</text:p>
          </table:table-cell>
          <table:table-cell table:formula="of:=IF(ISBLANK([.AW17]);&quot;&quot;;([.AW17]-[.AW$29])/[.AW$29])" office:value-type="percentage" office:value="0" calcext:value-type="percentage">
            <text:p>0%</text:p>
          </table:table-cell>
          <table:table-cell table:formula="of:=IF(ISBLANK([.AX17]);&quot;&quot;;([.AX17]-[.AX$29])/[.AX$29])" office:value-type="percentage" office:value="-0.652704134231716" calcext:value-type="percentage">
            <text:p>-65%</text:p>
          </table:table-cell>
          <table:table-cell table:formula="of:=IF(ISBLANK([.AY17]);&quot;&quot;;([.AY17]-[.AY$29])/[.AY$29])" office:value-type="percentage" office:value="-0.527539009496969" calcext:value-type="percentage">
            <text:p>-53%</text:p>
          </table:table-cell>
          <table:table-cell table:formula="of:=IF(ISBLANK([.AZ17]);&quot;&quot;;([.AZ17]-[.AZ$29])/[.AZ$29])" office:value-type="percentage" office:value="-0.538399677280261" calcext:value-type="percentage">
            <text:p>-54%</text:p>
          </table:table-cell>
          <table:table-cell table:formula="of:=IF(ISBLANK([.BA17]);&quot;&quot;;([.BA17]-[.BA$29])/[.BA$29])" office:value-type="percentage" office:value="-0.142220498646623" calcext:value-type="percentage">
            <text:p>-14%</text:p>
          </table:table-cell>
          <table:table-cell table:formula="of:=IF(ISBLANK([.BB17]);&quot;&quot;;([.BB17]-[.BB$29])/[.BB$29])" office:value-type="percentage" office:value="-0.880277595732159" calcext:value-type="percentage">
            <text:p>-88%</text:p>
          </table:table-cell>
          <table:table-cell table:formula="of:=IF(ISBLANK([.BC17]);&quot;&quot;;([.BC17]-[.BC$29])/[.BC$29])" office:value-type="percentage" office:value="-0.339390788550362" calcext:value-type="percentage">
            <text:p>-34%</text:p>
          </table:table-cell>
          <table:table-cell table:formula="of:=IF(ISBLANK([.BD17]);&quot;&quot;;([.BD17]-[.BD$29])/[.BD$29])" office:value-type="percentage" office:value="-0.790787500687268" calcext:value-type="percentage">
            <text:p>-79%</text:p>
          </table:table-cell>
          <table:table-cell/>
        </table:table-row>
        <table:table-row table:style-name="ro1">
          <table:table-cell table:formula="of:=[.A18]" office:value-type="float" office:value="2008" calcext:value-type="float">
            <text:p>2008</text:p>
          </table:table-cell>
          <table:table-cell table:formula="of:=IF(ISBLANK([.B18]);&quot;&quot;;([.B18]-[.B$29])/[.B$29])">
            <text:p/>
          </table:table-cell>
          <table:table-cell table:formula="of:=IF(ISBLANK([.C18]);&quot;&quot;;([.C18]-[.C$29])/[.C$29])" office:value-type="percentage" office:value="-0.552347543760621" calcext:value-type="percentage">
            <text:p>-55%</text:p>
          </table:table-cell>
          <table:table-cell table:formula="of:=IF(ISBLANK([.D18]);&quot;&quot;;([.D18]-[.D$29])/[.D$29])" office:value-type="percentage" office:value="-0.713067945057302" calcext:value-type="percentage">
            <text:p>-71%</text:p>
          </table:table-cell>
          <table:table-cell table:formula="of:=IF(ISBLANK([.E18]);&quot;&quot;;([.E18]-[.E$29])/[.E$29])" office:value-type="percentage" office:value="-0.218083402848517" calcext:value-type="percentage">
            <text:p>-22%</text:p>
          </table:table-cell>
          <table:table-cell table:formula="of:=IF(ISBLANK([.F18]);&quot;&quot;;([.F18]-[.F$29])/[.F$29])" office:value-type="percentage" office:value="0.0783414572084154" calcext:value-type="percentage">
            <text:p>8%</text:p>
          </table:table-cell>
          <table:table-cell table:formula="of:=IF(ISBLANK([.G18]);&quot;&quot;;([.G18]-[.G$29])/[.G$29])" office:value-type="percentage" office:value="-0.330362617712838" calcext:value-type="percentage">
            <text:p>-33%</text:p>
          </table:table-cell>
          <table:table-cell table:formula="of:=IF(ISBLANK([.H18]);&quot;&quot;;([.H18]-[.H$29])/[.H$29])" office:value-type="percentage" office:value="-0.0798276589843488" calcext:value-type="percentage">
            <text:p>-8%</text:p>
          </table:table-cell>
          <table:table-cell table:formula="of:=IF(ISBLANK([.I18]);&quot;&quot;;([.I18]-[.I$29])/[.I$29])" office:value-type="percentage" office:value="-0.184944268251502" calcext:value-type="percentage">
            <text:p>-18%</text:p>
          </table:table-cell>
          <table:table-cell table:formula="of:=IF(ISBLANK([.J18]);&quot;&quot;;([.J18]-[.J$29])/[.J$29])" office:value-type="percentage" office:value="-0.289763560740598" calcext:value-type="percentage">
            <text:p>-29%</text:p>
          </table:table-cell>
          <table:table-cell table:formula="of:=IF(ISBLANK([.K18]);&quot;&quot;;([.K18]-[.K$29])/[.K$29])" office:value-type="percentage" office:value="-0.0819652141041723" calcext:value-type="percentage">
            <text:p>-8%</text:p>
          </table:table-cell>
          <table:table-cell table:formula="of:=IF(ISBLANK([.L18]);&quot;&quot;;([.L18]-[.L$29])/[.L$29])" office:value-type="percentage" office:value="0.101201340717333" calcext:value-type="percentage">
            <text:p>10%</text:p>
          </table:table-cell>
          <table:table-cell table:formula="of:=IF(ISBLANK([.M18]);&quot;&quot;;([.M18]-[.M$29])/[.M$29])" office:value-type="percentage" office:value="-0.149830410398995" calcext:value-type="percentage">
            <text:p>-15%</text:p>
          </table:table-cell>
          <table:table-cell table:formula="of:=IF(ISBLANK([.N18]);&quot;&quot;;([.N18]-[.N$29])/[.N$29])" office:value-type="percentage" office:value="-0.107247574185096" calcext:value-type="percentage">
            <text:p>-11%</text:p>
          </table:table-cell>
          <table:table-cell table:formula="of:=IF(ISBLANK([.O18]);&quot;&quot;;([.O18]-[.O$29])/[.O$29])" office:value-type="percentage" office:value="-0.0714977012598343" calcext:value-type="percentage">
            <text:p>-7%</text:p>
          </table:table-cell>
          <table:table-cell table:formula="of:=IF(ISBLANK([.P18]);&quot;&quot;;([.P18]-[.P$29])/[.P$29])" office:value-type="percentage" office:value="0.248742386142534" calcext:value-type="percentage">
            <text:p>25%</text:p>
          </table:table-cell>
          <table:table-cell table:formula="of:=IF(ISBLANK([.Q18]);&quot;&quot;;([.Q18]-[.Q$29])/[.Q$29])" office:value-type="percentage" office:value="0.043771500498542" calcext:value-type="percentage">
            <text:p>4%</text:p>
          </table:table-cell>
          <table:table-cell table:formula="of:=IF(ISBLANK([.R18]);&quot;&quot;;([.R18]-[.R$29])/[.R$29])" office:value-type="percentage" office:value="-0.25177208426288" calcext:value-type="percentage">
            <text:p>-25%</text:p>
          </table:table-cell>
          <table:table-cell table:formula="of:=IF(ISBLANK([.S18]);&quot;&quot;;([.S18]-[.S$29])/[.S$29])" office:value-type="percentage" office:value="-0.282566153332749" calcext:value-type="percentage">
            <text:p>-28%</text:p>
          </table:table-cell>
          <table:table-cell table:formula="of:=IF(ISBLANK([.T18]);&quot;&quot;;([.T18]-[.T$29])/[.T$29])" office:value-type="percentage" office:value="-0.4551489314236" calcext:value-type="percentage">
            <text:p>-46%</text:p>
          </table:table-cell>
          <table:table-cell table:formula="of:=IF(ISBLANK([.U18]);&quot;&quot;;([.U18]-[.U$29])/[.U$29])" office:value-type="percentage" office:value="-0.482195565781643" calcext:value-type="percentage">
            <text:p>-48%</text:p>
          </table:table-cell>
          <table:table-cell table:formula="of:=IF(ISBLANK([.V18]);&quot;&quot;;([.V18]-[.V$29])/[.V$29])" office:value-type="percentage" office:value="0.618073434245106" calcext:value-type="percentage">
            <text:p>62%</text:p>
          </table:table-cell>
          <table:table-cell table:formula="of:=IF(ISBLANK([.W18]);&quot;&quot;;([.W18]-[.W$29])/[.W$29])" office:value-type="percentage" office:value="-0.14793462459688" calcext:value-type="percentage">
            <text:p>-15%</text:p>
          </table:table-cell>
          <table:table-cell table:formula="of:=IF(ISBLANK([.X18]);&quot;&quot;;([.X18]-[.X$29])/[.X$29])" office:value-type="percentage" office:value="-0.488562959887937" calcext:value-type="percentage">
            <text:p>-49%</text:p>
          </table:table-cell>
          <table:table-cell table:formula="of:=IF(ISBLANK([.Y18]);&quot;&quot;;([.Y18]-[.Y$29])/[.Y$29])" office:value-type="percentage" office:value="-0.241630399762827" calcext:value-type="percentage">
            <text:p>-24%</text:p>
          </table:table-cell>
          <table:table-cell table:formula="of:=IF(ISBLANK([.Z18]);&quot;&quot;;([.Z18]-[.Z$29])/[.Z$29])" office:value-type="percentage" office:value="0.262211886413814" calcext:value-type="percentage">
            <text:p>26%</text:p>
          </table:table-cell>
          <table:table-cell table:formula="of:=IF(ISBLANK([.AA18]);&quot;&quot;;([.AA18]-[.AA$29])/[.AA$29])" office:value-type="percentage" office:value="-0.582580330692468" calcext:value-type="percentage">
            <text:p>-58%</text:p>
          </table:table-cell>
          <table:table-cell table:formula="of:=IF(ISBLANK([.AB18]);&quot;&quot;;([.AB18]-[.AB$29])/[.AB$29])" office:value-type="percentage" office:value="-0.369618175387799" calcext:value-type="percentage">
            <text:p>-37%</text:p>
          </table:table-cell>
          <table:table-cell table:formula="of:=IF(ISBLANK([.AC18]);&quot;&quot;;([.AC18]-[.AC$29])/[.AC$29])" office:value-type="percentage" office:value="0.0813368493908902" calcext:value-type="percentage">
            <text:p>8%</text:p>
          </table:table-cell>
          <table:table-cell table:formula="of:=IF(ISBLANK([.AD18]);&quot;&quot;;([.AD18]-[.AD$29])/[.AD$29])" office:value-type="percentage" office:value="0.94834729633755" calcext:value-type="percentage">
            <text:p>95%</text:p>
          </table:table-cell>
          <table:table-cell table:formula="of:=IF(ISBLANK([.AE18]);&quot;&quot;;([.AE18]-[.AE$29])/[.AE$29])" office:value-type="percentage" office:value="0.525507742877801" calcext:value-type="percentage">
            <text:p>53%</text:p>
          </table:table-cell>
          <table:table-cell table:formula="of:=IF(ISBLANK([.AF18]);&quot;&quot;;([.AF18]-[.AF$29])/[.AF$29])">
            <text:p/>
          </table:table-cell>
          <table:table-cell table:formula="of:=IF(ISBLANK([.AG18]);&quot;&quot;;([.AG18]-[.AG$29])/[.AG$29])" office:value-type="percentage" office:value="-0.220936924661091" calcext:value-type="percentage">
            <text:p>-22%</text:p>
          </table:table-cell>
          <table:table-cell table:formula="of:=IF(ISBLANK([.AH18]);&quot;&quot;;([.AH18]-[.AH$29])/[.AH$29])" office:value-type="percentage" office:value="-0.411316071277538" calcext:value-type="percentage">
            <text:p>-41%</text:p>
          </table:table-cell>
          <table:table-cell table:formula="of:=IF(ISBLANK([.AI18]);&quot;&quot;;([.AI18]-[.AI$29])/[.AI$29])" office:value-type="percentage" office:value="-0.581291858225685" calcext:value-type="percentage">
            <text:p>-58%</text:p>
          </table:table-cell>
          <table:table-cell table:formula="of:=IF(ISBLANK([.AJ18]);&quot;&quot;;([.AJ18]-[.AJ$29])/[.AJ$29])" office:value-type="percentage" office:value="0.451231284093759" calcext:value-type="percentage">
            <text:p>45%</text:p>
          </table:table-cell>
          <table:table-cell table:formula="of:=IF(ISBLANK([.AK18]);&quot;&quot;;([.AK18]-[.AK$29])/[.AK$29])" office:value-type="percentage" office:value="-0.606188452410893" calcext:value-type="percentage">
            <text:p>-61%</text:p>
          </table:table-cell>
          <table:table-cell table:formula="of:=IF(ISBLANK([.AL18]);&quot;&quot;;([.AL18]-[.AL$29])/[.AL$29])" office:value-type="percentage" office:value="0.439353791659711" calcext:value-type="percentage">
            <text:p>44%</text:p>
          </table:table-cell>
          <table:table-cell table:formula="of:=IF(ISBLANK([.AM18]);&quot;&quot;;([.AM18]-[.AM$29])/[.AM$29])" office:value-type="percentage" office:value="-0.111537175559302" calcext:value-type="percentage">
            <text:p>-11%</text:p>
          </table:table-cell>
          <table:table-cell table:formula="of:=IF(ISBLANK([.AN18]);&quot;&quot;;([.AN18]-[.AN$29])/[.AN$29])" office:value-type="percentage" office:value="-0.165674694622127" calcext:value-type="percentage">
            <text:p>-17%</text:p>
          </table:table-cell>
          <table:table-cell table:formula="of:=IF(ISBLANK([.AO18]);&quot;&quot;;([.AO18]-[.AO$29])/[.AO$29])" office:value-type="percentage" office:value="5.34071988728876" calcext:value-type="percentage">
            <text:p>534%</text:p>
          </table:table-cell>
          <table:table-cell table:formula="of:=IF(ISBLANK([.AP18]);&quot;&quot;;([.AP18]-[.AP$29])/[.AP$29])" office:value-type="percentage" office:value="-0.595007527796491" calcext:value-type="percentage">
            <text:p>-60%</text:p>
          </table:table-cell>
          <table:table-cell table:formula="of:=IF(ISBLANK([.AQ18]);&quot;&quot;;([.AQ18]-[.AQ$29])/[.AQ$29])" office:value-type="percentage" office:value="-0.179043150695953" calcext:value-type="percentage">
            <text:p>-18%</text:p>
          </table:table-cell>
          <table:table-cell table:formula="of:=IF(ISBLANK([.AR18]);&quot;&quot;;([.AR18]-[.AR$29])/[.AR$29])" office:value-type="percentage" office:value="-0.218635340702764" calcext:value-type="percentage">
            <text:p>-22%</text:p>
          </table:table-cell>
          <table:table-cell table:formula="of:=IF(ISBLANK([.AS18]);&quot;&quot;;([.AS18]-[.AS$29])/[.AS$29])">
            <text:p/>
          </table:table-cell>
          <table:table-cell table:formula="of:=IF(ISBLANK([.AT18]);&quot;&quot;;([.AT18]-[.AT$29])/[.AT$29])" office:value-type="percentage" office:value="-0.816611920397362" calcext:value-type="percentage">
            <text:p>-82%</text:p>
          </table:table-cell>
          <table:table-cell table:formula="of:=IF(ISBLANK([.AU18]);&quot;&quot;;([.AU18]-[.AU$29])/[.AU$29])" office:value-type="percentage" office:value="-0.570741141921576" calcext:value-type="percentage">
            <text:p>-57%</text:p>
          </table:table-cell>
          <table:table-cell table:formula="of:=IF(ISBLANK([.AV18]);&quot;&quot;;([.AV18]-[.AV$29])/[.AV$29])" office:value-type="percentage" office:value="-0.451731563705727" calcext:value-type="percentage">
            <text:p>-45%</text:p>
          </table:table-cell>
          <table:table-cell table:formula="of:=IF(ISBLANK([.AW18]);&quot;&quot;;([.AW18]-[.AW$29])/[.AW$29])">
            <text:p/>
          </table:table-cell>
          <table:table-cell table:formula="of:=IF(ISBLANK([.AX18]);&quot;&quot;;([.AX18]-[.AX$29])/[.AX$29])" office:value-type="percentage" office:value="-0.258319874529089" calcext:value-type="percentage">
            <text:p>-26%</text:p>
          </table:table-cell>
          <table:table-cell table:formula="of:=IF(ISBLANK([.AY18]);&quot;&quot;;([.AY18]-[.AY$29])/[.AY$29])" office:value-type="percentage" office:value="-0.855073502070502" calcext:value-type="percentage">
            <text:p>-86%</text:p>
          </table:table-cell>
          <table:table-cell table:formula="of:=IF(ISBLANK([.AZ18]);&quot;&quot;;([.AZ18]-[.AZ$29])/[.AZ$29])" office:value-type="percentage" office:value="-0.43702300181617" calcext:value-type="percentage">
            <text:p>-44%</text:p>
          </table:table-cell>
          <table:table-cell table:formula="of:=IF(ISBLANK([.BA18]);&quot;&quot;;([.BA18]-[.BA$29])/[.BA$29])" office:value-type="percentage" office:value="4.07831197011653" calcext:value-type="percentage">
            <text:p>408%</text:p>
          </table:table-cell>
          <table:table-cell table:formula="of:=IF(ISBLANK([.BB18]);&quot;&quot;;([.BB18]-[.BB$29])/[.BB$29])" office:value-type="percentage" office:value="-0.874627786017049" calcext:value-type="percentage">
            <text:p>-87%</text:p>
          </table:table-cell>
          <table:table-cell table:formula="of:=IF(ISBLANK([.BC18]);&quot;&quot;;([.BC18]-[.BC$29])/[.BC$29])" office:value-type="percentage" office:value="-0.379946419230994" calcext:value-type="percentage">
            <text:p>-38%</text:p>
          </table:table-cell>
          <table:table-cell table:formula="of:=IF(ISBLANK([.BD18]);&quot;&quot;;([.BD18]-[.BD$29])/[.BD$29])" office:value-type="percentage" office:value="-0.550632504921309" calcext:value-type="percentage">
            <text:p>-55%</text:p>
          </table:table-cell>
          <table:table-cell/>
        </table:table-row>
        <table:table-row table:style-name="ro1">
          <table:table-cell table:formula="of:=[.A19]" office:value-type="float" office:value="2009" calcext:value-type="float">
            <text:p>2009</text:p>
          </table:table-cell>
          <table:table-cell table:formula="of:=IF(ISBLANK([.B19]);&quot;&quot;;([.B19]-[.B$29])/[.B$29])">
            <text:p/>
          </table:table-cell>
          <table:table-cell table:formula="of:=IF(ISBLANK([.C19]);&quot;&quot;;([.C19]-[.C$29])/[.C$29])" office:value-type="percentage" office:value="-0.25393223608512" calcext:value-type="percentage">
            <text:p>-25%</text:p>
          </table:table-cell>
          <table:table-cell table:formula="of:=IF(ISBLANK([.D19]);&quot;&quot;;([.D19]-[.D$29])/[.D$29])" office:value-type="percentage" office:value="-0.654484508195976" calcext:value-type="percentage">
            <text:p>-65%</text:p>
          </table:table-cell>
          <table:table-cell table:formula="of:=IF(ISBLANK([.E19]);&quot;&quot;;([.E19]-[.E$29])/[.E$29])" office:value-type="percentage" office:value="-0.173804301898703" calcext:value-type="percentage">
            <text:p>-17%</text:p>
          </table:table-cell>
          <table:table-cell table:formula="of:=IF(ISBLANK([.F19]);&quot;&quot;;([.F19]-[.F$29])/[.F$29])" office:value-type="percentage" office:value="-0.453387361999937" calcext:value-type="percentage">
            <text:p>-45%</text:p>
          </table:table-cell>
          <table:table-cell table:formula="of:=IF(ISBLANK([.G19]);&quot;&quot;;([.G19]-[.G$29])/[.G$29])" office:value-type="percentage" office:value="-0.409310284272323" calcext:value-type="percentage">
            <text:p>-41%</text:p>
          </table:table-cell>
          <table:table-cell table:formula="of:=IF(ISBLANK([.H19]);&quot;&quot;;([.H19]-[.H$29])/[.H$29])" office:value-type="percentage" office:value="0.0496212766411883" calcext:value-type="percentage">
            <text:p>5%</text:p>
          </table:table-cell>
          <table:table-cell table:formula="of:=IF(ISBLANK([.I19]);&quot;&quot;;([.I19]-[.I$29])/[.I$29])" office:value-type="percentage" office:value="-0.0905302394563021" calcext:value-type="percentage">
            <text:p>-9%</text:p>
          </table:table-cell>
          <table:table-cell table:formula="of:=IF(ISBLANK([.J19]);&quot;&quot;;([.J19]-[.J$29])/[.J$29])" office:value-type="percentage" office:value="-0.11854697273569" calcext:value-type="percentage">
            <text:p>-12%</text:p>
          </table:table-cell>
          <table:table-cell table:formula="of:=IF(ISBLANK([.K19]);&quot;&quot;;([.K19]-[.K$29])/[.K$29])" office:value-type="percentage" office:value="-0.278778956363735" calcext:value-type="percentage">
            <text:p>-28%</text:p>
          </table:table-cell>
          <table:table-cell table:formula="of:=IF(ISBLANK([.L19]);&quot;&quot;;([.L19]-[.L$29])/[.L$29])" office:value-type="percentage" office:value="-0.192905898465192" calcext:value-type="percentage">
            <text:p>-19%</text:p>
          </table:table-cell>
          <table:table-cell table:formula="of:=IF(ISBLANK([.M19]);&quot;&quot;;([.M19]-[.M$29])/[.M$29])" office:value-type="percentage" office:value="0.0364673249804756" calcext:value-type="percentage">
            <text:p>4%</text:p>
          </table:table-cell>
          <table:table-cell table:formula="of:=IF(ISBLANK([.N19]);&quot;&quot;;([.N19]-[.N$29])/[.N$29])" office:value-type="percentage" office:value="-0.0189019546832512" calcext:value-type="percentage">
            <text:p>-2%</text:p>
          </table:table-cell>
          <table:table-cell table:formula="of:=IF(ISBLANK([.O19]);&quot;&quot;;([.O19]-[.O$29])/[.O$29])" office:value-type="percentage" office:value="-0.133748698160201" calcext:value-type="percentage">
            <text:p>-13%</text:p>
          </table:table-cell>
          <table:table-cell table:formula="of:=IF(ISBLANK([.P19]);&quot;&quot;;([.P19]-[.P$29])/[.P$29])" office:value-type="percentage" office:value="-0.612612843292352" calcext:value-type="percentage">
            <text:p>-61%</text:p>
          </table:table-cell>
          <table:table-cell table:formula="of:=IF(ISBLANK([.Q19]);&quot;&quot;;([.Q19]-[.Q$29])/[.Q$29])" office:value-type="percentage" office:value="-0.0915548997059083" calcext:value-type="percentage">
            <text:p>-9%</text:p>
          </table:table-cell>
          <table:table-cell table:formula="of:=IF(ISBLANK([.R19]);&quot;&quot;;([.R19]-[.R$29])/[.R$29])" office:value-type="percentage" office:value="0.0130537623382704" calcext:value-type="percentage">
            <text:p>1%</text:p>
          </table:table-cell>
          <table:table-cell table:formula="of:=IF(ISBLANK([.S19]);&quot;&quot;;([.S19]-[.S$29])/[.S$29])" office:value-type="percentage" office:value="-0.129861798707521" calcext:value-type="percentage">
            <text:p>-13%</text:p>
          </table:table-cell>
          <table:table-cell table:formula="of:=IF(ISBLANK([.T19]);&quot;&quot;;([.T19]-[.T$29])/[.T$29])" office:value-type="percentage" office:value="-0.2841992964421" calcext:value-type="percentage">
            <text:p>-28%</text:p>
          </table:table-cell>
          <table:table-cell table:formula="of:=IF(ISBLANK([.U19]);&quot;&quot;;([.U19]-[.U$29])/[.U$29])" office:value-type="percentage" office:value="-0.508357261216204" calcext:value-type="percentage">
            <text:p>-51%</text:p>
          </table:table-cell>
          <table:table-cell table:formula="of:=IF(ISBLANK([.V19]);&quot;&quot;;([.V19]-[.V$29])/[.V$29])" office:value-type="percentage" office:value="-0.192420698883879" calcext:value-type="percentage">
            <text:p>-19%</text:p>
          </table:table-cell>
          <table:table-cell table:formula="of:=IF(ISBLANK([.W19]);&quot;&quot;;([.W19]-[.W$29])/[.W$29])" office:value-type="percentage" office:value="0.0583116658501512" calcext:value-type="percentage">
            <text:p>6%</text:p>
          </table:table-cell>
          <table:table-cell table:formula="of:=IF(ISBLANK([.X19]);&quot;&quot;;([.X19]-[.X$29])/[.X$29])" office:value-type="percentage" office:value="-0.426370530316724" calcext:value-type="percentage">
            <text:p>-43%</text:p>
          </table:table-cell>
          <table:table-cell table:formula="of:=IF(ISBLANK([.Y19]);&quot;&quot;;([.Y19]-[.Y$29])/[.Y$29])" office:value-type="percentage" office:value="-0.103993919657716" calcext:value-type="percentage">
            <text:p>-10%</text:p>
          </table:table-cell>
          <table:table-cell table:formula="of:=IF(ISBLANK([.Z19]);&quot;&quot;;([.Z19]-[.Z$29])/[.Z$29])" office:value-type="percentage" office:value="-0.103579450509068" calcext:value-type="percentage">
            <text:p>-10%</text:p>
          </table:table-cell>
          <table:table-cell table:formula="of:=IF(ISBLANK([.AA19]);&quot;&quot;;([.AA19]-[.AA$29])/[.AA$29])" office:value-type="percentage" office:value="-0.490436695956188" calcext:value-type="percentage">
            <text:p>-49%</text:p>
          </table:table-cell>
          <table:table-cell table:formula="of:=IF(ISBLANK([.AB19]);&quot;&quot;;([.AB19]-[.AB$29])/[.AB$29])" office:value-type="percentage" office:value="-0.435210433702813" calcext:value-type="percentage">
            <text:p>-44%</text:p>
          </table:table-cell>
          <table:table-cell table:formula="of:=IF(ISBLANK([.AC19]);&quot;&quot;;([.AC19]-[.AC$29])/[.AC$29])" office:value-type="percentage" office:value="0.165486486863712" calcext:value-type="percentage">
            <text:p>17%</text:p>
          </table:table-cell>
          <table:table-cell table:formula="of:=IF(ISBLANK([.AD19]);&quot;&quot;;([.AD19]-[.AD$29])/[.AD$29])" office:value-type="percentage" office:value="0.0406739077904792" calcext:value-type="percentage">
            <text:p>4%</text:p>
          </table:table-cell>
          <table:table-cell table:formula="of:=IF(ISBLANK([.AE19]);&quot;&quot;;([.AE19]-[.AE$29])/[.AE$29])" office:value-type="percentage" office:value="1.89682313847687" calcext:value-type="percentage">
            <text:p>190%</text:p>
          </table:table-cell>
          <table:table-cell table:formula="of:=IF(ISBLANK([.AF19]);&quot;&quot;;([.AF19]-[.AF$29])/[.AF$29])">
            <text:p/>
          </table:table-cell>
          <table:table-cell table:formula="of:=IF(ISBLANK([.AG19]);&quot;&quot;;([.AG19]-[.AG$29])/[.AG$29])" office:value-type="percentage" office:value="-0.178920543674642" calcext:value-type="percentage">
            <text:p>-18%</text:p>
          </table:table-cell>
          <table:table-cell table:formula="of:=IF(ISBLANK([.AH19]);&quot;&quot;;([.AH19]-[.AH$29])/[.AH$29])" office:value-type="percentage" office:value="-0.232407225619282" calcext:value-type="percentage">
            <text:p>-23%</text:p>
          </table:table-cell>
          <table:table-cell table:formula="of:=IF(ISBLANK([.AI19]);&quot;&quot;;([.AI19]-[.AI$29])/[.AI$29])" office:value-type="percentage" office:value="-0.464758402152131" calcext:value-type="percentage">
            <text:p>-46%</text:p>
          </table:table-cell>
          <table:table-cell table:formula="of:=IF(ISBLANK([.AJ19]);&quot;&quot;;([.AJ19]-[.AJ$29])/[.AJ$29])" office:value-type="percentage" office:value="-0.0423521680289631" calcext:value-type="percentage">
            <text:p>-4%</text:p>
          </table:table-cell>
          <table:table-cell table:formula="of:=IF(ISBLANK([.AK19]);&quot;&quot;;([.AK19]-[.AK$29])/[.AK$29])" office:value-type="percentage" office:value="-0.168795134712002" calcext:value-type="percentage">
            <text:p>-17%</text:p>
          </table:table-cell>
          <table:table-cell table:formula="of:=IF(ISBLANK([.AL19]);&quot;&quot;;([.AL19]-[.AL$29])/[.AL$29])" office:value-type="percentage" office:value="-0.339453476292571" calcext:value-type="percentage">
            <text:p>-34%</text:p>
          </table:table-cell>
          <table:table-cell table:formula="of:=IF(ISBLANK([.AM19]);&quot;&quot;;([.AM19]-[.AM$29])/[.AM$29])" office:value-type="percentage" office:value="-0.10112576576177" calcext:value-type="percentage">
            <text:p>-10%</text:p>
          </table:table-cell>
          <table:table-cell table:formula="of:=IF(ISBLANK([.AN19]);&quot;&quot;;([.AN19]-[.AN$29])/[.AN$29])" office:value-type="percentage" office:value="-0.128509179413732" calcext:value-type="percentage">
            <text:p>-13%</text:p>
          </table:table-cell>
          <table:table-cell table:formula="of:=IF(ISBLANK([.AO19]);&quot;&quot;;([.AO19]-[.AO$29])/[.AO$29])" office:value-type="percentage" office:value="-0.638404056694875" calcext:value-type="percentage">
            <text:p>-64%</text:p>
          </table:table-cell>
          <table:table-cell table:formula="of:=IF(ISBLANK([.AP19]);&quot;&quot;;([.AP19]-[.AP$29])/[.AP$29])" office:value-type="percentage" office:value="1.0595432861475" calcext:value-type="percentage">
            <text:p>106%</text:p>
          </table:table-cell>
          <table:table-cell table:formula="of:=IF(ISBLANK([.AQ19]);&quot;&quot;;([.AQ19]-[.AQ$29])/[.AQ$29])" office:value-type="percentage" office:value="-0.0943953840156878" calcext:value-type="percentage">
            <text:p>-9%</text:p>
          </table:table-cell>
          <table:table-cell table:formula="of:=IF(ISBLANK([.AR19]);&quot;&quot;;([.AR19]-[.AR$29])/[.AR$29])" office:value-type="percentage" office:value="-0.218863893022878" calcext:value-type="percentage">
            <text:p>-22%</text:p>
          </table:table-cell>
          <table:table-cell table:formula="of:=IF(ISBLANK([.AS19]);&quot;&quot;;([.AS19]-[.AS$29])/[.AS$29])">
            <text:p/>
          </table:table-cell>
          <table:table-cell table:formula="of:=IF(ISBLANK([.AT19]);&quot;&quot;;([.AT19]-[.AT$29])/[.AT$29])" office:value-type="percentage" office:value="-0.0234621527116516" calcext:value-type="percentage">
            <text:p>-2%</text:p>
          </table:table-cell>
          <table:table-cell table:formula="of:=IF(ISBLANK([.AU19]);&quot;&quot;;([.AU19]-[.AU$29])/[.AU$29])" office:value-type="percentage" office:value="-0.409345539125099" calcext:value-type="percentage">
            <text:p>-41%</text:p>
          </table:table-cell>
          <table:table-cell table:formula="of:=IF(ISBLANK([.AV19]);&quot;&quot;;([.AV19]-[.AV$29])/[.AV$29])" office:value-type="percentage" office:value="-0.541460178059817" calcext:value-type="percentage">
            <text:p>-54%</text:p>
          </table:table-cell>
          <table:table-cell table:formula="of:=IF(ISBLANK([.AW19]);&quot;&quot;;([.AW19]-[.AW$29])/[.AW$29])">
            <text:p/>
          </table:table-cell>
          <table:table-cell table:formula="of:=IF(ISBLANK([.AX19]);&quot;&quot;;([.AX19]-[.AX$29])/[.AX$29])" office:value-type="percentage" office:value="-0.363007857548609" calcext:value-type="percentage">
            <text:p>-36%</text:p>
          </table:table-cell>
          <table:table-cell table:formula="of:=IF(ISBLANK([.AY19]);&quot;&quot;;([.AY19]-[.AY$29])/[.AY$29])" office:value-type="percentage" office:value="-0.370175416461485" calcext:value-type="percentage">
            <text:p>-37%</text:p>
          </table:table-cell>
          <table:table-cell table:formula="of:=IF(ISBLANK([.AZ19]);&quot;&quot;;([.AZ19]-[.AZ$29])/[.AZ$29])" office:value-type="percentage" office:value="-0.481681457807359" calcext:value-type="percentage">
            <text:p>-48%</text:p>
          </table:table-cell>
          <table:table-cell table:formula="of:=IF(ISBLANK([.BA19]);&quot;&quot;;([.BA19]-[.BA$29])/[.BA$29])" office:value-type="percentage" office:value="0.0746848576371296" calcext:value-type="percentage">
            <text:p>7%</text:p>
          </table:table-cell>
          <table:table-cell table:formula="of:=IF(ISBLANK([.BB19]);&quot;&quot;;([.BB19]-[.BB$29])/[.BB$29])" office:value-type="percentage" office:value="-0.938727304871352" calcext:value-type="percentage">
            <text:p>-94%</text:p>
          </table:table-cell>
          <table:table-cell table:formula="of:=IF(ISBLANK([.BC19]);&quot;&quot;;([.BC19]-[.BC$29])/[.BC$29])" office:value-type="percentage" office:value="-0.350054930950902" calcext:value-type="percentage">
            <text:p>-35%</text:p>
          </table:table-cell>
          <table:table-cell table:formula="of:=IF(ISBLANK([.BD19]);&quot;&quot;;([.BD19]-[.BD$29])/[.BD$29])" office:value-type="percentage" office:value="0.454903233997037" calcext:value-type="percentage">
            <text:p>45%</text:p>
          </table:table-cell>
          <table:table-cell/>
        </table:table-row>
        <table:table-row table:style-name="ro1">
          <table:table-cell table:formula="of:=[.A20]" office:value-type="float" office:value="2010" calcext:value-type="float">
            <text:p>2010</text:p>
          </table:table-cell>
          <table:table-cell table:formula="of:=IF(ISBLANK([.B20]);&quot;&quot;;([.B20]-[.B$29])/[.B$29])">
            <text:p/>
          </table:table-cell>
          <table:table-cell table:formula="of:=IF(ISBLANK([.C20]);&quot;&quot;;([.C20]-[.C$29])/[.C$29])" office:value-type="percentage" office:value="0.0434473166768996" calcext:value-type="percentage">
            <text:p>4%</text:p>
          </table:table-cell>
          <table:table-cell table:formula="of:=IF(ISBLANK([.D20]);&quot;&quot;;([.D20]-[.D$29])/[.D$29])" office:value-type="percentage" office:value="0.0565642318229219" calcext:value-type="percentage">
            <text:p>6%</text:p>
          </table:table-cell>
          <table:table-cell table:formula="of:=IF(ISBLANK([.E20]);&quot;&quot;;([.E20]-[.E$29])/[.E$29])" office:value-type="percentage" office:value="0.0327756750350397" calcext:value-type="percentage">
            <text:p>3%</text:p>
          </table:table-cell>
          <table:table-cell table:formula="of:=IF(ISBLANK([.F20]);&quot;&quot;;([.F20]-[.F$29])/[.F$29])" office:value-type="percentage" office:value="0.324179252085738" calcext:value-type="percentage">
            <text:p>32%</text:p>
          </table:table-cell>
          <table:table-cell table:formula="of:=IF(ISBLANK([.G20]);&quot;&quot;;([.G20]-[.G$29])/[.G$29])" office:value-type="percentage" office:value="-0.302502482570669" calcext:value-type="percentage">
            <text:p>-30%</text:p>
          </table:table-cell>
          <table:table-cell table:formula="of:=IF(ISBLANK([.H20]);&quot;&quot;;([.H20]-[.H$29])/[.H$29])" office:value-type="percentage" office:value="0.21698665253545" calcext:value-type="percentage">
            <text:p>22%</text:p>
          </table:table-cell>
          <table:table-cell table:formula="of:=IF(ISBLANK([.I20]);&quot;&quot;;([.I20]-[.I$29])/[.I$29])" office:value-type="percentage" office:value="0.106267903399537" calcext:value-type="percentage">
            <text:p>11%</text:p>
          </table:table-cell>
          <table:table-cell table:formula="of:=IF(ISBLANK([.J20]);&quot;&quot;;([.J20]-[.J$29])/[.J$29])" office:value-type="percentage" office:value="-0.215162675032662" calcext:value-type="percentage">
            <text:p>-22%</text:p>
          </table:table-cell>
          <table:table-cell table:formula="of:=IF(ISBLANK([.K20]);&quot;&quot;;([.K20]-[.K$29])/[.K$29])" office:value-type="percentage" office:value="-0.250671147158928" calcext:value-type="percentage">
            <text:p>-25%</text:p>
          </table:table-cell>
          <table:table-cell table:formula="of:=IF(ISBLANK([.L20]);&quot;&quot;;([.L20]-[.L$29])/[.L$29])" office:value-type="percentage" office:value="0.244030995055922" calcext:value-type="percentage">
            <text:p>24%</text:p>
          </table:table-cell>
          <table:table-cell table:formula="of:=IF(ISBLANK([.M20]);&quot;&quot;;([.M20]-[.M$29])/[.M$29])" office:value-type="percentage" office:value="-0.108198635081711" calcext:value-type="percentage">
            <text:p>-11%</text:p>
          </table:table-cell>
          <table:table-cell table:formula="of:=IF(ISBLANK([.N20]);&quot;&quot;;([.N20]-[.N$29])/[.N$29])" office:value-type="percentage" office:value="0.163465266187986" calcext:value-type="percentage">
            <text:p>16%</text:p>
          </table:table-cell>
          <table:table-cell table:formula="of:=IF(ISBLANK([.O20]);&quot;&quot;;([.O20]-[.O$29])/[.O$29])" office:value-type="percentage" office:value="0.0291203198352586" calcext:value-type="percentage">
            <text:p>3%</text:p>
          </table:table-cell>
          <table:table-cell table:formula="of:=IF(ISBLANK([.P20]);&quot;&quot;;([.P20]-[.P$29])/[.P$29])" office:value-type="percentage" office:value="-0.616141063084876" calcext:value-type="percentage">
            <text:p>-62%</text:p>
          </table:table-cell>
          <table:table-cell table:formula="of:=IF(ISBLANK([.Q20]);&quot;&quot;;([.Q20]-[.Q$29])/[.Q$29])" office:value-type="percentage" office:value="-0.0271572321035486" calcext:value-type="percentage">
            <text:p>-3%</text:p>
          </table:table-cell>
          <table:table-cell table:formula="of:=IF(ISBLANK([.R20]);&quot;&quot;;([.R20]-[.R$29])/[.R$29])" office:value-type="percentage" office:value="0.44365455369524" calcext:value-type="percentage">
            <text:p>44%</text:p>
          </table:table-cell>
          <table:table-cell table:formula="of:=IF(ISBLANK([.S20]);&quot;&quot;;([.S20]-[.S$29])/[.S$29])" office:value-type="percentage" office:value="-0.0118315800741897" calcext:value-type="percentage">
            <text:p>-1%</text:p>
          </table:table-cell>
          <table:table-cell table:formula="of:=IF(ISBLANK([.T20]);&quot;&quot;;([.T20]-[.T$29])/[.T$29])" office:value-type="percentage" office:value="0.658823673082007" calcext:value-type="percentage">
            <text:p>66%</text:p>
          </table:table-cell>
          <table:table-cell table:formula="of:=IF(ISBLANK([.U20]);&quot;&quot;;([.U20]-[.U$29])/[.U$29])" office:value-type="percentage" office:value="-0.413860837758449" calcext:value-type="percentage">
            <text:p>-41%</text:p>
          </table:table-cell>
          <table:table-cell table:formula="of:=IF(ISBLANK([.V20]);&quot;&quot;;([.V20]-[.V$29])/[.V$29])" office:value-type="percentage" office:value="0.0391008930865821" calcext:value-type="percentage">
            <text:p>4%</text:p>
          </table:table-cell>
          <table:table-cell table:formula="of:=IF(ISBLANK([.W20]);&quot;&quot;;([.W20]-[.W$29])/[.W$29])" office:value-type="percentage" office:value="2.13476047212792" calcext:value-type="percentage">
            <text:p>213%</text:p>
          </table:table-cell>
          <table:table-cell table:formula="of:=IF(ISBLANK([.X20]);&quot;&quot;;([.X20]-[.X$29])/[.X$29])" office:value-type="percentage" office:value="0.532230343027448" calcext:value-type="percentage">
            <text:p>53%</text:p>
          </table:table-cell>
          <table:table-cell table:formula="of:=IF(ISBLANK([.Y20]);&quot;&quot;;([.Y20]-[.Y$29])/[.Y$29])" office:value-type="percentage" office:value="0.131267587810554" calcext:value-type="percentage">
            <text:p>13%</text:p>
          </table:table-cell>
          <table:table-cell table:formula="of:=IF(ISBLANK([.Z20]);&quot;&quot;;([.Z20]-[.Z$29])/[.Z$29])" office:value-type="percentage" office:value="0.0267312054226659" calcext:value-type="percentage">
            <text:p>3%</text:p>
          </table:table-cell>
          <table:table-cell table:formula="of:=IF(ISBLANK([.AA20]);&quot;&quot;;([.AA20]-[.AA$29])/[.AA$29])" office:value-type="percentage" office:value="-0.272234666364985" calcext:value-type="percentage">
            <text:p>-27%</text:p>
          </table:table-cell>
          <table:table-cell table:formula="of:=IF(ISBLANK([.AB20]);&quot;&quot;;([.AB20]-[.AB$29])/[.AB$29])" office:value-type="percentage" office:value="-0.381335034975334" calcext:value-type="percentage">
            <text:p>-38%</text:p>
          </table:table-cell>
          <table:table-cell table:formula="of:=IF(ISBLANK([.AC20]);&quot;&quot;;([.AC20]-[.AC$29])/[.AC$29])" office:value-type="percentage" office:value="-0.124236486121853" calcext:value-type="percentage">
            <text:p>-12%</text:p>
          </table:table-cell>
          <table:table-cell table:formula="of:=IF(ISBLANK([.AD20]);&quot;&quot;;([.AD20]-[.AD$29])/[.AD$29])" office:value-type="percentage" office:value="0.127202789276076" calcext:value-type="percentage">
            <text:p>13%</text:p>
          </table:table-cell>
          <table:table-cell table:formula="of:=IF(ISBLANK([.AE20]);&quot;&quot;;([.AE20]-[.AE$29])/[.AE$29])" office:value-type="percentage" office:value="1.08216711076276" calcext:value-type="percentage">
            <text:p>108%</text:p>
          </table:table-cell>
          <table:table-cell table:formula="of:=IF(ISBLANK([.AF20]);&quot;&quot;;([.AF20]-[.AF$29])/[.AF$29])">
            <text:p/>
          </table:table-cell>
          <table:table-cell table:formula="of:=IF(ISBLANK([.AG20]);&quot;&quot;;([.AG20]-[.AG$29])/[.AG$29])" office:value-type="percentage" office:value="-0.0318484098987212" calcext:value-type="percentage">
            <text:p>-3%</text:p>
          </table:table-cell>
          <table:table-cell table:formula="of:=IF(ISBLANK([.AH20]);&quot;&quot;;([.AH20]-[.AH$29])/[.AH$29])" office:value-type="percentage" office:value="0.055094002365512" calcext:value-type="percentage">
            <text:p>6%</text:p>
          </table:table-cell>
          <table:table-cell table:formula="of:=IF(ISBLANK([.AI20]);&quot;&quot;;([.AI20]-[.AI$29])/[.AI$29])" office:value-type="percentage" office:value="-0.371202699937085" calcext:value-type="percentage">
            <text:p>-37%</text:p>
          </table:table-cell>
          <table:table-cell table:formula="of:=IF(ISBLANK([.AJ20]);&quot;&quot;;([.AJ20]-[.AJ$29])/[.AJ$29])" office:value-type="percentage" office:value="-0.00420901739926043" calcext:value-type="percentage">
            <text:p>0%</text:p>
          </table:table-cell>
          <table:table-cell table:formula="of:=IF(ISBLANK([.AK20]);&quot;&quot;;([.AK20]-[.AK$29])/[.AK$29])" office:value-type="percentage" office:value="0.410979295685849" calcext:value-type="percentage">
            <text:p>41%</text:p>
          </table:table-cell>
          <table:table-cell table:formula="of:=IF(ISBLANK([.AL20]);&quot;&quot;;([.AL20]-[.AL$29])/[.AL$29])" office:value-type="percentage" office:value="-0.253554301333896" calcext:value-type="percentage">
            <text:p>-25%</text:p>
          </table:table-cell>
          <table:table-cell table:formula="of:=IF(ISBLANK([.AM20]);&quot;&quot;;([.AM20]-[.AM$29])/[.AM$29])" office:value-type="percentage" office:value="-0.548112168244876" calcext:value-type="percentage">
            <text:p>-55%</text:p>
          </table:table-cell>
          <table:table-cell table:formula="of:=IF(ISBLANK([.AN20]);&quot;&quot;;([.AN20]-[.AN$29])/[.AN$29])" office:value-type="percentage" office:value="-0.0796527904474491" calcext:value-type="percentage">
            <text:p>-8%</text:p>
          </table:table-cell>
          <table:table-cell table:formula="of:=IF(ISBLANK([.AO20]);&quot;&quot;;([.AO20]-[.AO$29])/[.AO$29])" office:value-type="percentage" office:value="-0.199358909360376" calcext:value-type="percentage">
            <text:p>-20%</text:p>
          </table:table-cell>
          <table:table-cell table:formula="of:=IF(ISBLANK([.AP20]);&quot;&quot;;([.AP20]-[.AP$29])/[.AP$29])" office:value-type="percentage" office:value="-0.0277474785372437" calcext:value-type="percentage">
            <text:p>-3%</text:p>
          </table:table-cell>
          <table:table-cell table:formula="of:=IF(ISBLANK([.AQ20]);&quot;&quot;;([.AQ20]-[.AQ$29])/[.AQ$29])" office:value-type="percentage" office:value="-0.3232757772389" calcext:value-type="percentage">
            <text:p>-32%</text:p>
          </table:table-cell>
          <table:table-cell table:formula="of:=IF(ISBLANK([.AR20]);&quot;&quot;;([.AR20]-[.AR$29])/[.AR$29])" office:value-type="percentage" office:value="0.0203917512662548" calcext:value-type="percentage">
            <text:p>2%</text:p>
          </table:table-cell>
          <table:table-cell table:formula="of:=IF(ISBLANK([.AS20]);&quot;&quot;;([.AS20]-[.AS$29])/[.AS$29])">
            <text:p/>
          </table:table-cell>
          <table:table-cell table:formula="of:=IF(ISBLANK([.AT20]);&quot;&quot;;([.AT20]-[.AT$29])/[.AT$29])" office:value-type="percentage" office:value="0.0529677539300085" calcext:value-type="percentage">
            <text:p>5%</text:p>
          </table:table-cell>
          <table:table-cell table:formula="of:=IF(ISBLANK([.AU20]);&quot;&quot;;([.AU20]-[.AU$29])/[.AU$29])" office:value-type="percentage" office:value="-0.158676795639248" calcext:value-type="percentage">
            <text:p>-16%</text:p>
          </table:table-cell>
          <table:table-cell table:formula="of:=IF(ISBLANK([.AV20]);&quot;&quot;;([.AV20]-[.AV$29])/[.AV$29])" office:value-type="percentage" office:value="-0.463740525920265" calcext:value-type="percentage">
            <text:p>-46%</text:p>
          </table:table-cell>
          <table:table-cell table:formula="of:=IF(ISBLANK([.AW20]);&quot;&quot;;([.AW20]-[.AW$29])/[.AW$29])">
            <text:p/>
          </table:table-cell>
          <table:table-cell table:formula="of:=IF(ISBLANK([.AX20]);&quot;&quot;;([.AX20]-[.AX$29])/[.AX$29])" office:value-type="percentage" office:value="0.211321280638023" calcext:value-type="percentage">
            <text:p>21%</text:p>
          </table:table-cell>
          <table:table-cell table:formula="of:=IF(ISBLANK([.AY20]);&quot;&quot;;([.AY20]-[.AY$29])/[.AY$29])" office:value-type="percentage" office:value="-0.11352984539473" calcext:value-type="percentage">
            <text:p>-11%</text:p>
          </table:table-cell>
          <table:table-cell table:formula="of:=IF(ISBLANK([.AZ20]);&quot;&quot;;([.AZ20]-[.AZ$29])/[.AZ$29])" office:value-type="percentage" office:value="-0.60141411280659" calcext:value-type="percentage">
            <text:p>-60%</text:p>
          </table:table-cell>
          <table:table-cell table:formula="of:=IF(ISBLANK([.BA20]);&quot;&quot;;([.BA20]-[.BA$29])/[.BA$29])" office:value-type="percentage" office:value="0.111052998695623" calcext:value-type="percentage">
            <text:p>11%</text:p>
          </table:table-cell>
          <table:table-cell table:formula="of:=IF(ISBLANK([.BB20]);&quot;&quot;;([.BB20]-[.BB$29])/[.BB$29])" office:value-type="percentage" office:value="-0.878183624165476" calcext:value-type="percentage">
            <text:p>-88%</text:p>
          </table:table-cell>
          <table:table-cell table:formula="of:=IF(ISBLANK([.BC20]);&quot;&quot;;([.BC20]-[.BC$29])/[.BC$29])" office:value-type="percentage" office:value="-0.356835260550302" calcext:value-type="percentage">
            <text:p>-36%</text:p>
          </table:table-cell>
          <table:table-cell table:formula="of:=IF(ISBLANK([.BD20]);&quot;&quot;;([.BD20]-[.BD$29])/[.BD$29])" office:value-type="percentage" office:value="0.513722040408525" calcext:value-type="percentage">
            <text:p>51%</text:p>
          </table:table-cell>
          <table:table-cell/>
        </table:table-row>
        <table:table-row table:style-name="ro1">
          <table:table-cell table:formula="of:=[.A21]" office:value-type="float" office:value="2011" calcext:value-type="float">
            <text:p>2011</text:p>
          </table:table-cell>
          <table:table-cell table:formula="of:=IF(ISBLANK([.B21]);&quot;&quot;;([.B21]-[.B$29])/[.B$29])">
            <text:p/>
          </table:table-cell>
          <table:table-cell table:formula="of:=IF(ISBLANK([.C21]);&quot;&quot;;([.C21]-[.C$29])/[.C$29])" office:value-type="percentage" office:value="-0.0719148823051155" calcext:value-type="percentage">
            <text:p>-7%</text:p>
          </table:table-cell>
          <table:table-cell table:formula="of:=IF(ISBLANK([.D21]);&quot;&quot;;([.D21]-[.D$29])/[.D$29])" office:value-type="percentage" office:value="0.0439346238496509" calcext:value-type="percentage">
            <text:p>4%</text:p>
          </table:table-cell>
          <table:table-cell table:formula="of:=IF(ISBLANK([.E21]);&quot;&quot;;([.E21]-[.E$29])/[.E$29])" office:value-type="percentage" office:value="-0.0528905808002133" calcext:value-type="percentage">
            <text:p>-5%</text:p>
          </table:table-cell>
          <table:table-cell table:formula="of:=IF(ISBLANK([.F21]);&quot;&quot;;([.F21]-[.F$29])/[.F$29])" office:value-type="percentage" office:value="-0.296807598276193" calcext:value-type="percentage">
            <text:p>-30%</text:p>
          </table:table-cell>
          <table:table-cell table:formula="of:=IF(ISBLANK([.G21]);&quot;&quot;;([.G21]-[.G$29])/[.G$29])" office:value-type="percentage" office:value="-0.29805582145414" calcext:value-type="percentage">
            <text:p>-30%</text:p>
          </table:table-cell>
          <table:table-cell table:formula="of:=IF(ISBLANK([.H21]);&quot;&quot;;([.H21]-[.H$29])/[.H$29])" office:value-type="percentage" office:value="0.0800380729654244" calcext:value-type="percentage">
            <text:p>8%</text:p>
          </table:table-cell>
          <table:table-cell table:formula="of:=IF(ISBLANK([.I21]);&quot;&quot;;([.I21]-[.I$29])/[.I$29])" office:value-type="percentage" office:value="0.0680425090778282" calcext:value-type="percentage">
            <text:p>7%</text:p>
          </table:table-cell>
          <table:table-cell table:formula="of:=IF(ISBLANK([.J21]);&quot;&quot;;([.J21]-[.J$29])/[.J$29])" office:value-type="percentage" office:value="-0.216982386642476" calcext:value-type="percentage">
            <text:p>-22%</text:p>
          </table:table-cell>
          <table:table-cell table:formula="of:=IF(ISBLANK([.K21]);&quot;&quot;;([.K21]-[.K$29])/[.K$29])" office:value-type="percentage" office:value="-0.275672182861347" calcext:value-type="percentage">
            <text:p>-28%</text:p>
          </table:table-cell>
          <table:table-cell table:formula="of:=IF(ISBLANK([.L21]);&quot;&quot;;([.L21]-[.L$29])/[.L$29])" office:value-type="percentage" office:value="0.223076808182156" calcext:value-type="percentage">
            <text:p>22%</text:p>
          </table:table-cell>
          <table:table-cell table:formula="of:=IF(ISBLANK([.M21]);&quot;&quot;;([.M21]-[.M$29])/[.M$29])" office:value-type="percentage" office:value="-0.00384123303610373" calcext:value-type="percentage">
            <text:p>0%</text:p>
          </table:table-cell>
          <table:table-cell table:formula="of:=IF(ISBLANK([.N21]);&quot;&quot;;([.N21]-[.N$29])/[.N$29])" office:value-type="percentage" office:value="0.198079202013038" calcext:value-type="percentage">
            <text:p>20%</text:p>
          </table:table-cell>
          <table:table-cell table:formula="of:=IF(ISBLANK([.O21]);&quot;&quot;;([.O21]-[.O$29])/[.O$29])" office:value-type="percentage" office:value="0.0533399649327537" calcext:value-type="percentage">
            <text:p>5%</text:p>
          </table:table-cell>
          <table:table-cell table:formula="of:=IF(ISBLANK([.P21]);&quot;&quot;;([.P21]-[.P$29])/[.P$29])" office:value-type="percentage" office:value="-0.544856936021907" calcext:value-type="percentage">
            <text:p>-54%</text:p>
          </table:table-cell>
          <table:table-cell table:formula="of:=IF(ISBLANK([.Q21]);&quot;&quot;;([.Q21]-[.Q$29])/[.Q$29])" office:value-type="percentage" office:value="0.21899199160411" calcext:value-type="percentage">
            <text:p>22%</text:p>
          </table:table-cell>
          <table:table-cell table:formula="of:=IF(ISBLANK([.R21]);&quot;&quot;;([.R21]-[.R$29])/[.R$29])" office:value-type="percentage" office:value="0.208766427587626" calcext:value-type="percentage">
            <text:p>21%</text:p>
          </table:table-cell>
          <table:table-cell table:formula="of:=IF(ISBLANK([.S21]);&quot;&quot;;([.S21]-[.S$29])/[.S$29])" office:value-type="percentage" office:value="-0.167274745144033" calcext:value-type="percentage">
            <text:p>-17%</text:p>
          </table:table-cell>
          <table:table-cell table:formula="of:=IF(ISBLANK([.T21]);&quot;&quot;;([.T21]-[.T$29])/[.T$29])" office:value-type="percentage" office:value="0.0663379678174441" calcext:value-type="percentage">
            <text:p>7%</text:p>
          </table:table-cell>
          <table:table-cell table:formula="of:=IF(ISBLANK([.U21]);&quot;&quot;;([.U21]-[.U$29])/[.U$29])" office:value-type="percentage" office:value="0.782574820064347" calcext:value-type="percentage">
            <text:p>78%</text:p>
          </table:table-cell>
          <table:table-cell table:formula="of:=IF(ISBLANK([.V21]);&quot;&quot;;([.V21]-[.V$29])/[.V$29])" office:value-type="percentage" office:value="-0.0984413638877244" calcext:value-type="percentage">
            <text:p>-10%</text:p>
          </table:table-cell>
          <table:table-cell table:formula="of:=IF(ISBLANK([.W21]);&quot;&quot;;([.W21]-[.W$29])/[.W$29])" office:value-type="percentage" office:value="0.580557042579293" calcext:value-type="percentage">
            <text:p>58%</text:p>
          </table:table-cell>
          <table:table-cell table:formula="of:=IF(ISBLANK([.X21]);&quot;&quot;;([.X21]-[.X$29])/[.X$29])" office:value-type="percentage" office:value="0.557971592414705" calcext:value-type="percentage">
            <text:p>56%</text:p>
          </table:table-cell>
          <table:table-cell table:formula="of:=IF(ISBLANK([.Y21]);&quot;&quot;;([.Y21]-[.Y$29])/[.Y$29])" office:value-type="percentage" office:value="0.0685090816022702" calcext:value-type="percentage">
            <text:p>7%</text:p>
          </table:table-cell>
          <table:table-cell table:formula="of:=IF(ISBLANK([.Z21]);&quot;&quot;;([.Z21]-[.Z$29])/[.Z$29])" office:value-type="percentage" office:value="0.00725633696208393" calcext:value-type="percentage">
            <text:p>1%</text:p>
          </table:table-cell>
          <table:table-cell table:formula="of:=IF(ISBLANK([.AA21]);&quot;&quot;;([.AA21]-[.AA$29])/[.AA$29])" office:value-type="percentage" office:value="-0.215072037984681" calcext:value-type="percentage">
            <text:p>-22%</text:p>
          </table:table-cell>
          <table:table-cell table:formula="of:=IF(ISBLANK([.AB21]);&quot;&quot;;([.AB21]-[.AB$29])/[.AB$29])" office:value-type="percentage" office:value="-0.41728459317357" calcext:value-type="percentage">
            <text:p>-42%</text:p>
          </table:table-cell>
          <table:table-cell table:formula="of:=IF(ISBLANK([.AC21]);&quot;&quot;;([.AC21]-[.AC$29])/[.AC$29])" office:value-type="percentage" office:value="-0.0672947067638186" calcext:value-type="percentage">
            <text:p>-7%</text:p>
          </table:table-cell>
          <table:table-cell table:formula="of:=IF(ISBLANK([.AD21]);&quot;&quot;;([.AD21]-[.AD$29])/[.AD$29])" office:value-type="percentage" office:value="0.54807554231568" calcext:value-type="percentage">
            <text:p>55%</text:p>
          </table:table-cell>
          <table:table-cell table:formula="of:=IF(ISBLANK([.AE21]);&quot;&quot;;([.AE21]-[.AE$29])/[.AE$29])" office:value-type="percentage" office:value="0.967735910618042" calcext:value-type="percentage">
            <text:p>97%</text:p>
          </table:table-cell>
          <table:table-cell table:formula="of:=IF(ISBLANK([.AF21]);&quot;&quot;;([.AF21]-[.AF$29])/[.AF$29])" office:value-type="percentage" office:value="0.138213720600289" calcext:value-type="percentage">
            <text:p>14%</text:p>
          </table:table-cell>
          <table:table-cell table:formula="of:=IF(ISBLANK([.AG21]);&quot;&quot;;([.AG21]-[.AG$29])/[.AG$29])" office:value-type="percentage" office:value="-0.069710647729913" calcext:value-type="percentage">
            <text:p>-7%</text:p>
          </table:table-cell>
          <table:table-cell table:formula="of:=IF(ISBLANK([.AH21]);&quot;&quot;;([.AH21]-[.AH$29])/[.AH$29])" office:value-type="percentage" office:value="0.0740081996008256" calcext:value-type="percentage">
            <text:p>7%</text:p>
          </table:table-cell>
          <table:table-cell table:formula="of:=IF(ISBLANK([.AI21]);&quot;&quot;;([.AI21]-[.AI$29])/[.AI$29])" office:value-type="percentage" office:value="-0.110999510836408" calcext:value-type="percentage">
            <text:p>-11%</text:p>
          </table:table-cell>
          <table:table-cell table:formula="of:=IF(ISBLANK([.AJ21]);&quot;&quot;;([.AJ21]-[.AJ$29])/[.AJ$29])" office:value-type="percentage" office:value="0.0816035808711211" calcext:value-type="percentage">
            <text:p>8%</text:p>
          </table:table-cell>
          <table:table-cell table:formula="of:=IF(ISBLANK([.AK21]);&quot;&quot;;([.AK21]-[.AK$29])/[.AK$29])" office:value-type="percentage" office:value="0.162451093862493" calcext:value-type="percentage">
            <text:p>16%</text:p>
          </table:table-cell>
          <table:table-cell table:formula="of:=IF(ISBLANK([.AL21]);&quot;&quot;;([.AL21]-[.AL$29])/[.AL$29])" office:value-type="percentage" office:value="0.359890819521104" calcext:value-type="percentage">
            <text:p>36%</text:p>
          </table:table-cell>
          <table:table-cell table:formula="of:=IF(ISBLANK([.AM21]);&quot;&quot;;([.AM21]-[.AM$29])/[.AM$29])" office:value-type="percentage" office:value="-0.680917246021424" calcext:value-type="percentage">
            <text:p>-68%</text:p>
          </table:table-cell>
          <table:table-cell table:formula="of:=IF(ISBLANK([.AN21]);&quot;&quot;;([.AN21]-[.AN$29])/[.AN$29])" office:value-type="percentage" office:value="-0.120939726738652" calcext:value-type="percentage">
            <text:p>-12%</text:p>
          </table:table-cell>
          <table:table-cell table:formula="of:=IF(ISBLANK([.AO21]);&quot;&quot;;([.AO21]-[.AO$29])/[.AO$29])" office:value-type="percentage" office:value="-0.192687601990763" calcext:value-type="percentage">
            <text:p>-19%</text:p>
          </table:table-cell>
          <table:table-cell table:formula="of:=IF(ISBLANK([.AP21]);&quot;&quot;;([.AP21]-[.AP$29])/[.AP$29])" office:value-type="percentage" office:value="0.0385716077885378" calcext:value-type="percentage">
            <text:p>4%</text:p>
          </table:table-cell>
          <table:table-cell table:formula="of:=IF(ISBLANK([.AQ21]);&quot;&quot;;([.AQ21]-[.AQ$29])/[.AQ$29])" office:value-type="percentage" office:value="0.0393600781349385" calcext:value-type="percentage">
            <text:p>4%</text:p>
          </table:table-cell>
          <table:table-cell table:formula="of:=IF(ISBLANK([.AR21]);&quot;&quot;;([.AR21]-[.AR$29])/[.AR$29])" office:value-type="percentage" office:value="0.0494652322674513" calcext:value-type="percentage">
            <text:p>5%</text:p>
          </table:table-cell>
          <table:table-cell table:formula="of:=IF(ISBLANK([.AS21]);&quot;&quot;;([.AS21]-[.AS$29])/[.AS$29])">
            <text:p/>
          </table:table-cell>
          <table:table-cell table:formula="of:=IF(ISBLANK([.AT21]);&quot;&quot;;([.AT21]-[.AT$29])/[.AT$29])" office:value-type="percentage" office:value="0.0813037340685728" calcext:value-type="percentage">
            <text:p>8%</text:p>
          </table:table-cell>
          <table:table-cell table:formula="of:=IF(ISBLANK([.AU21]);&quot;&quot;;([.AU21]-[.AU$29])/[.AU$29])" office:value-type="percentage" office:value="-0.418587843269644" calcext:value-type="percentage">
            <text:p>-42%</text:p>
          </table:table-cell>
          <table:table-cell table:formula="of:=IF(ISBLANK([.AV21]);&quot;&quot;;([.AV21]-[.AV$29])/[.AV$29])" office:value-type="percentage" office:value="-0.286780492728162" calcext:value-type="percentage">
            <text:p>-29%</text:p>
          </table:table-cell>
          <table:table-cell table:formula="of:=IF(ISBLANK([.AW21]);&quot;&quot;;([.AW21]-[.AW$29])/[.AW$29])">
            <text:p/>
          </table:table-cell>
          <table:table-cell table:formula="of:=IF(ISBLANK([.AX21]);&quot;&quot;;([.AX21]-[.AX$29])/[.AX$29])" office:value-type="percentage" office:value="0.344402236534539" calcext:value-type="percentage">
            <text:p>34%</text:p>
          </table:table-cell>
          <table:table-cell table:formula="of:=IF(ISBLANK([.AY21]);&quot;&quot;;([.AY21]-[.AY$29])/[.AY$29])" office:value-type="percentage" office:value="2.61634873731194" calcext:value-type="percentage">
            <text:p>262%</text:p>
          </table:table-cell>
          <table:table-cell table:formula="of:=IF(ISBLANK([.AZ21]);&quot;&quot;;([.AZ21]-[.AZ$29])/[.AZ$29])" office:value-type="percentage" office:value="-0.602058221487606" calcext:value-type="percentage">
            <text:p>-60%</text:p>
          </table:table-cell>
          <table:table-cell table:formula="of:=IF(ISBLANK([.BA21]);&quot;&quot;;([.BA21]-[.BA$29])/[.BA$29])" office:value-type="percentage" office:value="-0.0400799521735345" calcext:value-type="percentage">
            <text:p>-4%</text:p>
          </table:table-cell>
          <table:table-cell table:formula="of:=IF(ISBLANK([.BB21]);&quot;&quot;;([.BB21]-[.BB$29])/[.BB$29])" office:value-type="percentage" office:value="-0.916000318191367" calcext:value-type="percentage">
            <text:p>-92%</text:p>
          </table:table-cell>
          <table:table-cell table:formula="of:=IF(ISBLANK([.BC21]);&quot;&quot;;([.BC21]-[.BC$29])/[.BC$29])" office:value-type="percentage" office:value="0.203274768344881" calcext:value-type="percentage">
            <text:p>20%</text:p>
          </table:table-cell>
          <table:table-cell table:formula="of:=IF(ISBLANK([.BD21]);&quot;&quot;;([.BD21]-[.BD$29])/[.BD$29])" office:value-type="percentage" office:value="-0.766151869656366" calcext:value-type="percentage">
            <text:p>-77%</text:p>
          </table:table-cell>
          <table:table-cell/>
        </table:table-row>
        <table:table-row table:style-name="ro1">
          <table:table-cell table:formula="of:=[.A22]" office:value-type="float" office:value="2012" calcext:value-type="float">
            <text:p>2012</text:p>
          </table:table-cell>
          <table:table-cell table:formula="of:=IF(ISBLANK([.B22]);&quot;&quot;;([.B22]-[.B$29])/[.B$29])" office:value-type="percentage" office:value="-0.00900443806391504" calcext:value-type="percentage">
            <text:p>-1%</text:p>
          </table:table-cell>
          <table:table-cell table:formula="of:=IF(ISBLANK([.C22]);&quot;&quot;;([.C22]-[.C$29])/[.C$29])" office:value-type="percentage" office:value="-0.162052061198086" calcext:value-type="percentage">
            <text:p>-16%</text:p>
          </table:table-cell>
          <table:table-cell table:formula="of:=IF(ISBLANK([.D22]);&quot;&quot;;([.D22]-[.D$29])/[.D$29])" office:value-type="percentage" office:value="0.0776580137881835" calcext:value-type="percentage">
            <text:p>8%</text:p>
          </table:table-cell>
          <table:table-cell table:formula="of:=IF(ISBLANK([.E22]);&quot;&quot;;([.E22]-[.E$29])/[.E$29])" office:value-type="percentage" office:value="-0.0452164603586636" calcext:value-type="percentage">
            <text:p>-5%</text:p>
          </table:table-cell>
          <table:table-cell table:formula="of:=IF(ISBLANK([.F22]);&quot;&quot;;([.F22]-[.F$29])/[.F$29])" office:value-type="percentage" office:value="-0.10065956580551" calcext:value-type="percentage">
            <text:p>-10%</text:p>
          </table:table-cell>
          <table:table-cell table:formula="of:=IF(ISBLANK([.G22]);&quot;&quot;;([.G22]-[.G$29])/[.G$29])" office:value-type="percentage" office:value="-0.295360795463525" calcext:value-type="percentage">
            <text:p>-30%</text:p>
          </table:table-cell>
          <table:table-cell table:formula="of:=IF(ISBLANK([.H22]);&quot;&quot;;([.H22]-[.H$29])/[.H$29])" office:value-type="percentage" office:value="-0.0253271041800413" calcext:value-type="percentage">
            <text:p>-3%</text:p>
          </table:table-cell>
          <table:table-cell table:formula="of:=IF(ISBLANK([.I22]);&quot;&quot;;([.I22]-[.I$29])/[.I$29])" office:value-type="percentage" office:value="-0.177756665376504" calcext:value-type="percentage">
            <text:p>-18%</text:p>
          </table:table-cell>
          <table:table-cell table:formula="of:=IF(ISBLANK([.J22]);&quot;&quot;;([.J22]-[.J$29])/[.J$29])" office:value-type="percentage" office:value="-0.252162619527965" calcext:value-type="percentage">
            <text:p>-25%</text:p>
          </table:table-cell>
          <table:table-cell table:formula="of:=IF(ISBLANK([.K22]);&quot;&quot;;([.K22]-[.K$29])/[.K$29])" office:value-type="percentage" office:value="-0.2521872841621" calcext:value-type="percentage">
            <text:p>-25%</text:p>
          </table:table-cell>
          <table:table-cell table:formula="of:=IF(ISBLANK([.L22]);&quot;&quot;;([.L22]-[.L$29])/[.L$29])" office:value-type="percentage" office:value="0.258689201475852" calcext:value-type="percentage">
            <text:p>26%</text:p>
          </table:table-cell>
          <table:table-cell table:formula="of:=IF(ISBLANK([.M22]);&quot;&quot;;([.M22]-[.M$29])/[.M$29])" office:value-type="percentage" office:value="0.0375128969309096" calcext:value-type="percentage">
            <text:p>4%</text:p>
          </table:table-cell>
          <table:table-cell table:formula="of:=IF(ISBLANK([.N22]);&quot;&quot;;([.N22]-[.N$29])/[.N$29])" office:value-type="percentage" office:value="0.242001260243154" calcext:value-type="percentage">
            <text:p>24%</text:p>
          </table:table-cell>
          <table:table-cell table:formula="of:=IF(ISBLANK([.O22]);&quot;&quot;;([.O22]-[.O$29])/[.O$29])" office:value-type="percentage" office:value="0.0639597752669566" calcext:value-type="percentage">
            <text:p>6%</text:p>
          </table:table-cell>
          <table:table-cell table:formula="of:=IF(ISBLANK([.P22]);&quot;&quot;;([.P22]-[.P$29])/[.P$29])" office:value-type="percentage" office:value="-0.52039720452435" calcext:value-type="percentage">
            <text:p>-52%</text:p>
          </table:table-cell>
          <table:table-cell table:formula="of:=IF(ISBLANK([.Q22]);&quot;&quot;;([.Q22]-[.Q$29])/[.Q$29])" office:value-type="percentage" office:value="0.272539180981469" calcext:value-type="percentage">
            <text:p>27%</text:p>
          </table:table-cell>
          <table:table-cell table:formula="of:=IF(ISBLANK([.R22]);&quot;&quot;;([.R22]-[.R$29])/[.R$29])" office:value-type="percentage" office:value="0.164222829697843" calcext:value-type="percentage">
            <text:p>16%</text:p>
          </table:table-cell>
          <table:table-cell table:formula="of:=IF(ISBLANK([.S22]);&quot;&quot;;([.S22]-[.S$29])/[.S$29])" office:value-type="percentage" office:value="-0.332816274111367" calcext:value-type="percentage">
            <text:p>-33%</text:p>
          </table:table-cell>
          <table:table-cell table:formula="of:=IF(ISBLANK([.T22]);&quot;&quot;;([.T22]-[.T$29])/[.T$29])" office:value-type="percentage" office:value="0.0425709466643092" calcext:value-type="percentage">
            <text:p>4%</text:p>
          </table:table-cell>
          <table:table-cell table:formula="of:=IF(ISBLANK([.U22]);&quot;&quot;;([.U22]-[.U$29])/[.U$29])" office:value-type="percentage" office:value="0.809746109665295" calcext:value-type="percentage">
            <text:p>81%</text:p>
          </table:table-cell>
          <table:table-cell table:formula="of:=IF(ISBLANK([.V22]);&quot;&quot;;([.V22]-[.V$29])/[.V$29])" office:value-type="percentage" office:value="-0.127718353957829" calcext:value-type="percentage">
            <text:p>-13%</text:p>
          </table:table-cell>
          <table:table-cell table:formula="of:=IF(ISBLANK([.W22]);&quot;&quot;;([.W22]-[.W$29])/[.W$29])" office:value-type="percentage" office:value="1.66396962842291" calcext:value-type="percentage">
            <text:p>166%</text:p>
          </table:table-cell>
          <table:table-cell table:formula="of:=IF(ISBLANK([.X22]);&quot;&quot;;([.X22]-[.X$29])/[.X$29])" office:value-type="percentage" office:value="0.586487098696639" calcext:value-type="percentage">
            <text:p>59%</text:p>
          </table:table-cell>
          <table:table-cell table:formula="of:=IF(ISBLANK([.Y22]);&quot;&quot;;([.Y22]-[.Y$29])/[.Y$29])" office:value-type="percentage" office:value="0.0613685632220418" calcext:value-type="percentage">
            <text:p>6%</text:p>
          </table:table-cell>
          <table:table-cell table:formula="of:=IF(ISBLANK([.Z22]);&quot;&quot;;([.Z22]-[.Z$29])/[.Z$29])" office:value-type="percentage" office:value="0.0717577621018603" calcext:value-type="percentage">
            <text:p>7%</text:p>
          </table:table-cell>
          <table:table-cell table:formula="of:=IF(ISBLANK([.AA22]);&quot;&quot;;([.AA22]-[.AA$29])/[.AA$29])" office:value-type="percentage" office:value="-0.226519399183911" calcext:value-type="percentage">
            <text:p>-23%</text:p>
          </table:table-cell>
          <table:table-cell table:formula="of:=IF(ISBLANK([.AB22]);&quot;&quot;;([.AB22]-[.AB$29])/[.AB$29])" office:value-type="percentage" office:value="-0.28941635556367" calcext:value-type="percentage">
            <text:p>-29%</text:p>
          </table:table-cell>
          <table:table-cell table:formula="of:=IF(ISBLANK([.AC22]);&quot;&quot;;([.AC22]-[.AC$29])/[.AC$29])" office:value-type="percentage" office:value="-0.0496135855316829" calcext:value-type="percentage">
            <text:p>-5%</text:p>
          </table:table-cell>
          <table:table-cell table:formula="of:=IF(ISBLANK([.AD22]);&quot;&quot;;([.AD22]-[.AD$29])/[.AD$29])" office:value-type="percentage" office:value="0.381558263233921" calcext:value-type="percentage">
            <text:p>38%</text:p>
          </table:table-cell>
          <table:table-cell table:formula="of:=IF(ISBLANK([.AE22]);&quot;&quot;;([.AE22]-[.AE$29])/[.AE$29])" office:value-type="percentage" office:value="-0.7255766671952" calcext:value-type="percentage">
            <text:p>-73%</text:p>
          </table:table-cell>
          <table:table-cell table:formula="of:=IF(ISBLANK([.AF22]);&quot;&quot;;([.AF22]-[.AF$29])/[.AF$29])" office:value-type="percentage" office:value="0.0234164724203806" calcext:value-type="percentage">
            <text:p>2%</text:p>
          </table:table-cell>
          <table:table-cell table:formula="of:=IF(ISBLANK([.AG22]);&quot;&quot;;([.AG22]-[.AG$29])/[.AG$29])" office:value-type="percentage" office:value="-0.102773178988271" calcext:value-type="percentage">
            <text:p>-10%</text:p>
          </table:table-cell>
          <table:table-cell table:formula="of:=IF(ISBLANK([.AH22]);&quot;&quot;;([.AH22]-[.AH$29])/[.AH$29])" office:value-type="percentage" office:value="0.0551357010847591" calcext:value-type="percentage">
            <text:p>6%</text:p>
          </table:table-cell>
          <table:table-cell table:formula="of:=IF(ISBLANK([.AI22]);&quot;&quot;;([.AI22]-[.AI$29])/[.AI$29])" office:value-type="percentage" office:value="0.518474069532861" calcext:value-type="percentage">
            <text:p>52%</text:p>
          </table:table-cell>
          <table:table-cell table:formula="of:=IF(ISBLANK([.AJ22]);&quot;&quot;;([.AJ22]-[.AJ$29])/[.AJ$29])" office:value-type="percentage" office:value="0.314755419344601" calcext:value-type="percentage">
            <text:p>31%</text:p>
          </table:table-cell>
          <table:table-cell table:formula="of:=IF(ISBLANK([.AK22]);&quot;&quot;;([.AK22]-[.AK$29])/[.AK$29])" office:value-type="percentage" office:value="0.25275450776312" calcext:value-type="percentage">
            <text:p>25%</text:p>
          </table:table-cell>
          <table:table-cell table:formula="of:=IF(ISBLANK([.AL22]);&quot;&quot;;([.AL22]-[.AL$29])/[.AL$29])" office:value-type="percentage" office:value="0.0667712023310038" calcext:value-type="percentage">
            <text:p>7%</text:p>
          </table:table-cell>
          <table:table-cell table:formula="of:=IF(ISBLANK([.AM22]);&quot;&quot;;([.AM22]-[.AM$29])/[.AM$29])" office:value-type="percentage" office:value="-0.706931718761344" calcext:value-type="percentage">
            <text:p>-71%</text:p>
          </table:table-cell>
          <table:table-cell table:formula="of:=IF(ISBLANK([.AN22]);&quot;&quot;;([.AN22]-[.AN$29])/[.AN$29])" office:value-type="percentage" office:value="-0.0915248147802382" calcext:value-type="percentage">
            <text:p>-9%</text:p>
          </table:table-cell>
          <table:table-cell table:formula="of:=IF(ISBLANK([.AO22]);&quot;&quot;;([.AO22]-[.AO$29])/[.AO$29])" office:value-type="percentage" office:value="-0.106343242917862" calcext:value-type="percentage">
            <text:p>-11%</text:p>
          </table:table-cell>
          <table:table-cell table:formula="of:=IF(ISBLANK([.AP22]);&quot;&quot;;([.AP22]-[.AP$29])/[.AP$29])" office:value-type="percentage" office:value="-0.00315926547260052" calcext:value-type="percentage">
            <text:p>0%</text:p>
          </table:table-cell>
          <table:table-cell table:formula="of:=IF(ISBLANK([.AQ22]);&quot;&quot;;([.AQ22]-[.AQ$29])/[.AQ$29])" office:value-type="percentage" office:value="1.15263217708424" calcext:value-type="percentage">
            <text:p>115%</text:p>
          </table:table-cell>
          <table:table-cell table:formula="of:=IF(ISBLANK([.AR22]);&quot;&quot;;([.AR22]-[.AR$29])/[.AR$29])" office:value-type="percentage" office:value="0.0612794811482612" calcext:value-type="percentage">
            <text:p>6%</text:p>
          </table:table-cell>
          <table:table-cell table:formula="of:=IF(ISBLANK([.AS22]);&quot;&quot;;([.AS22]-[.AS$29])/[.AS$29])" office:value-type="percentage" office:value="0.0116183313824925" calcext:value-type="percentage">
            <text:p>1%</text:p>
          </table:table-cell>
          <table:table-cell table:formula="of:=IF(ISBLANK([.AT22]);&quot;&quot;;([.AT22]-[.AT$29])/[.AT$29])" office:value-type="percentage" office:value="0.0448430227463176" calcext:value-type="percentage">
            <text:p>4%</text:p>
          </table:table-cell>
          <table:table-cell table:formula="of:=IF(ISBLANK([.AU22]);&quot;&quot;;([.AU22]-[.AU$29])/[.AU$29])" office:value-type="percentage" office:value="-0.152867730738135" calcext:value-type="percentage">
            <text:p>-15%</text:p>
          </table:table-cell>
          <table:table-cell table:formula="of:=IF(ISBLANK([.AV22]);&quot;&quot;;([.AV22]-[.AV$29])/[.AV$29])" office:value-type="percentage" office:value="-0.33258003497663" calcext:value-type="percentage">
            <text:p>-33%</text:p>
          </table:table-cell>
          <table:table-cell table:formula="of:=IF(ISBLANK([.AW22]);&quot;&quot;;([.AW22]-[.AW$29])/[.AW$29])">
            <text:p/>
          </table:table-cell>
          <table:table-cell table:formula="of:=IF(ISBLANK([.AX22]);&quot;&quot;;([.AX22]-[.AX$29])/[.AX$29])" office:value-type="percentage" office:value="-0.166791440035755" calcext:value-type="percentage">
            <text:p>-17%</text:p>
          </table:table-cell>
          <table:table-cell table:formula="of:=IF(ISBLANK([.AY22]);&quot;&quot;;([.AY22]-[.AY$29])/[.AY$29])" office:value-type="percentage" office:value="-0.126184667372502" calcext:value-type="percentage">
            <text:p>-13%</text:p>
          </table:table-cell>
          <table:table-cell table:formula="of:=IF(ISBLANK([.AZ22]);&quot;&quot;;([.AZ22]-[.AZ$29])/[.AZ$29])" office:value-type="percentage" office:value="-0.535389705999447" calcext:value-type="percentage">
            <text:p>-54%</text:p>
          </table:table-cell>
          <table:table-cell table:formula="of:=IF(ISBLANK([.BA22]);&quot;&quot;;([.BA22]-[.BA$29])/[.BA$29])" office:value-type="percentage" office:value="-0.0969988569340412" calcext:value-type="percentage">
            <text:p>-10%</text:p>
          </table:table-cell>
          <table:table-cell table:formula="of:=IF(ISBLANK([.BB22]);&quot;&quot;;([.BB22]-[.BB$29])/[.BB$29])" office:value-type="percentage" office:value="-0.590635220075581" calcext:value-type="percentage">
            <text:p>-59%</text:p>
          </table:table-cell>
          <table:table-cell table:formula="of:=IF(ISBLANK([.BC22]);&quot;&quot;;([.BC22]-[.BC$29])/[.BC$29])" office:value-type="percentage" office:value="0.281377289414618" calcext:value-type="percentage">
            <text:p>28%</text:p>
          </table:table-cell>
          <table:table-cell table:formula="of:=IF(ISBLANK([.BD22]);&quot;&quot;;([.BD22]-[.BD$29])/[.BD$29])" office:value-type="percentage" office:value="0.471904662476104" calcext:value-type="percentage">
            <text:p>47%</text:p>
          </table:table-cell>
          <table:table-cell/>
        </table:table-row>
        <table:table-row table:style-name="ro1">
          <table:table-cell table:formula="of:=[.A23]" office:value-type="float" office:value="2013" calcext:value-type="float">
            <text:p>2013</text:p>
          </table:table-cell>
          <table:table-cell table:formula="of:=IF(ISBLANK([.B23]);&quot;&quot;;([.B23]-[.B$29])/[.B$29])" office:value-type="percentage" office:value="0.20167130531545" calcext:value-type="percentage">
            <text:p>20%</text:p>
          </table:table-cell>
          <table:table-cell table:formula="of:=IF(ISBLANK([.C23]);&quot;&quot;;([.C23]-[.C$29])/[.C$29])" office:value-type="percentage" office:value="-0.236186588143096" calcext:value-type="percentage">
            <text:p>-24%</text:p>
          </table:table-cell>
          <table:table-cell table:formula="of:=IF(ISBLANK([.D23]);&quot;&quot;;([.D23]-[.D$29])/[.D$29])" office:value-type="percentage" office:value="-0.0554632390394498" calcext:value-type="percentage">
            <text:p>-6%</text:p>
          </table:table-cell>
          <table:table-cell table:formula="of:=IF(ISBLANK([.E23]);&quot;&quot;;([.E23]-[.E$29])/[.E$29])" office:value-type="percentage" office:value="-0.0923693452167061" calcext:value-type="percentage">
            <text:p>-9%</text:p>
          </table:table-cell>
          <table:table-cell table:formula="of:=IF(ISBLANK([.F23]);&quot;&quot;;([.F23]-[.F$29])/[.F$29])" office:value-type="percentage" office:value="0.134756303106528" calcext:value-type="percentage">
            <text:p>13%</text:p>
          </table:table-cell>
          <table:table-cell table:formula="of:=IF(ISBLANK([.G23]);&quot;&quot;;([.G23]-[.G$29])/[.G$29])" office:value-type="percentage" office:value="-0.162964095536826" calcext:value-type="percentage">
            <text:p>-16%</text:p>
          </table:table-cell>
          <table:table-cell table:formula="of:=IF(ISBLANK([.H23]);&quot;&quot;;([.H23]-[.H$29])/[.H$29])" office:value-type="percentage" office:value="-0.0951473402988314" calcext:value-type="percentage">
            <text:p>-10%</text:p>
          </table:table-cell>
          <table:table-cell table:formula="of:=IF(ISBLANK([.I23]);&quot;&quot;;([.I23]-[.I$29])/[.I$29])" office:value-type="percentage" office:value="-0.238233475844607" calcext:value-type="percentage">
            <text:p>-24%</text:p>
          </table:table-cell>
          <table:table-cell table:formula="of:=IF(ISBLANK([.J23]);&quot;&quot;;([.J23]-[.J$29])/[.J$29])" office:value-type="percentage" office:value="-0.0612706885829947" calcext:value-type="percentage">
            <text:p>-6%</text:p>
          </table:table-cell>
          <table:table-cell table:formula="of:=IF(ISBLANK([.K23]);&quot;&quot;;([.K23]-[.K$29])/[.K$29])" office:value-type="percentage" office:value="-0.237935193644611" calcext:value-type="percentage">
            <text:p>-24%</text:p>
          </table:table-cell>
          <table:table-cell table:formula="of:=IF(ISBLANK([.L23]);&quot;&quot;;([.L23]-[.L$29])/[.L$29])" office:value-type="percentage" office:value="0.303890076352379" calcext:value-type="percentage">
            <text:p>30%</text:p>
          </table:table-cell>
          <table:table-cell table:formula="of:=IF(ISBLANK([.M23]);&quot;&quot;;([.M23]-[.M$29])/[.M$29])" office:value-type="percentage" office:value="0.216588439430061" calcext:value-type="percentage">
            <text:p>22%</text:p>
          </table:table-cell>
          <table:table-cell table:formula="of:=IF(ISBLANK([.N23]);&quot;&quot;;([.N23]-[.N$29])/[.N$29])" office:value-type="percentage" office:value="0.277045619827256" calcext:value-type="percentage">
            <text:p>28%</text:p>
          </table:table-cell>
          <table:table-cell table:formula="of:=IF(ISBLANK([.O23]);&quot;&quot;;([.O23]-[.O$29])/[.O$29])" office:value-type="percentage" office:value="0.0394231886898163" calcext:value-type="percentage">
            <text:p>4%</text:p>
          </table:table-cell>
          <table:table-cell table:formula="of:=IF(ISBLANK([.P23]);&quot;&quot;;([.P23]-[.P$29])/[.P$29])" office:value-type="percentage" office:value="-0.510633636662429" calcext:value-type="percentage">
            <text:p>-51%</text:p>
          </table:table-cell>
          <table:table-cell table:formula="of:=IF(ISBLANK([.Q23]);&quot;&quot;;([.Q23]-[.Q$29])/[.Q$29])" office:value-type="percentage" office:value="0.41272319753666" calcext:value-type="percentage">
            <text:p>41%</text:p>
          </table:table-cell>
          <table:table-cell table:formula="of:=IF(ISBLANK([.R23]);&quot;&quot;;([.R23]-[.R$29])/[.R$29])" office:value-type="percentage" office:value="0.15032914566421" calcext:value-type="percentage">
            <text:p>15%</text:p>
          </table:table-cell>
          <table:table-cell table:formula="of:=IF(ISBLANK([.S23]);&quot;&quot;;([.S23]-[.S$29])/[.S$29])" office:value-type="percentage" office:value="-0.273180126217521" calcext:value-type="percentage">
            <text:p>-27%</text:p>
          </table:table-cell>
          <table:table-cell table:formula="of:=IF(ISBLANK([.T23]);&quot;&quot;;([.T23]-[.T$29])/[.T$29])" office:value-type="percentage" office:value="-0.0283169552707838" calcext:value-type="percentage">
            <text:p>-3%</text:p>
          </table:table-cell>
          <table:table-cell table:formula="of:=IF(ISBLANK([.U23]);&quot;&quot;;([.U23]-[.U$29])/[.U$29])" office:value-type="percentage" office:value="0.828801319192448" calcext:value-type="percentage">
            <text:p>83%</text:p>
          </table:table-cell>
          <table:table-cell table:formula="of:=IF(ISBLANK([.V23]);&quot;&quot;;([.V23]-[.V$29])/[.V$29])" office:value-type="percentage" office:value="-0.214617490859945" calcext:value-type="percentage">
            <text:p>-21%</text:p>
          </table:table-cell>
          <table:table-cell table:formula="of:=IF(ISBLANK([.W23]);&quot;&quot;;([.W23]-[.W$29])/[.W$29])" office:value-type="percentage" office:value="-0.0392295751359957" calcext:value-type="percentage">
            <text:p>-4%</text:p>
          </table:table-cell>
          <table:table-cell table:formula="of:=IF(ISBLANK([.X23]);&quot;&quot;;([.X23]-[.X$29])/[.X$29])" office:value-type="percentage" office:value="-0.183944385720906" calcext:value-type="percentage">
            <text:p>-18%</text:p>
          </table:table-cell>
          <table:table-cell table:formula="of:=IF(ISBLANK([.Y23]);&quot;&quot;;([.Y23]-[.Y$29])/[.Y$29])" office:value-type="percentage" office:value="0.0692867931645044" calcext:value-type="percentage">
            <text:p>7%</text:p>
          </table:table-cell>
          <table:table-cell table:formula="of:=IF(ISBLANK([.Z23]);&quot;&quot;;([.Z23]-[.Z$29])/[.Z$29])" office:value-type="percentage" office:value="0.210010491014562" calcext:value-type="percentage">
            <text:p>21%</text:p>
          </table:table-cell>
          <table:table-cell table:formula="of:=IF(ISBLANK([.AA23]);&quot;&quot;;([.AA23]-[.AA$29])/[.AA$29])" office:value-type="percentage" office:value="-0.101936185931198" calcext:value-type="percentage">
            <text:p>-10%</text:p>
          </table:table-cell>
          <table:table-cell table:formula="of:=IF(ISBLANK([.AB23]);&quot;&quot;;([.AB23]-[.AB$29])/[.AB$29])" office:value-type="percentage" office:value="-0.152534414852963" calcext:value-type="percentage">
            <text:p>-15%</text:p>
          </table:table-cell>
          <table:table-cell table:formula="of:=IF(ISBLANK([.AC23]);&quot;&quot;;([.AC23]-[.AC$29])/[.AC$29])" office:value-type="percentage" office:value="0.0664354560895518" calcext:value-type="percentage">
            <text:p>7%</text:p>
          </table:table-cell>
          <table:table-cell table:formula="of:=IF(ISBLANK([.AD23]);&quot;&quot;;([.AD23]-[.AD$29])/[.AD$29])" office:value-type="percentage" office:value="0.18020955161342" calcext:value-type="percentage">
            <text:p>18%</text:p>
          </table:table-cell>
          <table:table-cell table:formula="of:=IF(ISBLANK([.AE23]);&quot;&quot;;([.AE23]-[.AE$29])/[.AE$29])" office:value-type="percentage" office:value="-0.471668158039165" calcext:value-type="percentage">
            <text:p>-47%</text:p>
          </table:table-cell>
          <table:table-cell table:formula="of:=IF(ISBLANK([.AF23]);&quot;&quot;;([.AF23]-[.AF$29])/[.AF$29])" office:value-type="percentage" office:value="-0.00972115076231804" calcext:value-type="percentage">
            <text:p>-1%</text:p>
          </table:table-cell>
          <table:table-cell table:formula="of:=IF(ISBLANK([.AG23]);&quot;&quot;;([.AG23]-[.AG$29])/[.AG$29])" office:value-type="percentage" office:value="-0.104280979642123" calcext:value-type="percentage">
            <text:p>-10%</text:p>
          </table:table-cell>
          <table:table-cell table:formula="of:=IF(ISBLANK([.AH23]);&quot;&quot;;([.AH23]-[.AH$29])/[.AH$29])" office:value-type="percentage" office:value="0.0135145878564249" calcext:value-type="percentage">
            <text:p>1%</text:p>
          </table:table-cell>
          <table:table-cell table:formula="of:=IF(ISBLANK([.AI23]);&quot;&quot;;([.AI23]-[.AI$29])/[.AI$29])" office:value-type="percentage" office:value="0.142544936963994" calcext:value-type="percentage">
            <text:p>14%</text:p>
          </table:table-cell>
          <table:table-cell table:formula="of:=IF(ISBLANK([.AJ23]);&quot;&quot;;([.AJ23]-[.AJ$29])/[.AJ$29])" office:value-type="percentage" office:value="-0.0476994921766641" calcext:value-type="percentage">
            <text:p>-5%</text:p>
          </table:table-cell>
          <table:table-cell table:formula="of:=IF(ISBLANK([.AK23]);&quot;&quot;;([.AK23]-[.AK$29])/[.AK$29])" office:value-type="percentage" office:value="0.305234824248522" calcext:value-type="percentage">
            <text:p>31%</text:p>
          </table:table-cell>
          <table:table-cell table:formula="of:=IF(ISBLANK([.AL23]);&quot;&quot;;([.AL23]-[.AL$29])/[.AL$29])" office:value-type="percentage" office:value="-0.260130777623246" calcext:value-type="percentage">
            <text:p>-26%</text:p>
          </table:table-cell>
          <table:table-cell table:formula="of:=IF(ISBLANK([.AM23]);&quot;&quot;;([.AM23]-[.AM$29])/[.AM$29])" office:value-type="percentage" office:value="-0.726196893337356" calcext:value-type="percentage">
            <text:p>-73%</text:p>
          </table:table-cell>
          <table:table-cell table:formula="of:=IF(ISBLANK([.AN23]);&quot;&quot;;([.AN23]-[.AN$29])/[.AN$29])" office:value-type="percentage" office:value="-0.161597330606667" calcext:value-type="percentage">
            <text:p>-16%</text:p>
          </table:table-cell>
          <table:table-cell table:formula="of:=IF(ISBLANK([.AO23]);&quot;&quot;;([.AO23]-[.AO$29])/[.AO$29])" office:value-type="percentage" office:value="0.634663389709945" calcext:value-type="percentage">
            <text:p>63%</text:p>
          </table:table-cell>
          <table:table-cell table:formula="of:=IF(ISBLANK([.AP23]);&quot;&quot;;([.AP23]-[.AP$29])/[.AP$29])" office:value-type="percentage" office:value="-0.132026674628871" calcext:value-type="percentage">
            <text:p>-13%</text:p>
          </table:table-cell>
          <table:table-cell table:formula="of:=IF(ISBLANK([.AQ23]);&quot;&quot;;([.AQ23]-[.AQ$29])/[.AQ$29])" office:value-type="percentage" office:value="0.329105342656272" calcext:value-type="percentage">
            <text:p>33%</text:p>
          </table:table-cell>
          <table:table-cell table:formula="of:=IF(ISBLANK([.AR23]);&quot;&quot;;([.AR23]-[.AR$29])/[.AR$29])" office:value-type="percentage" office:value="0.0767659667052301" calcext:value-type="percentage">
            <text:p>8%</text:p>
          </table:table-cell>
          <table:table-cell table:formula="of:=IF(ISBLANK([.AS23]);&quot;&quot;;([.AS23]-[.AS$29])/[.AS$29])" office:value-type="percentage" office:value="0.0204708093559114" calcext:value-type="percentage">
            <text:p>2%</text:p>
          </table:table-cell>
          <table:table-cell table:formula="of:=IF(ISBLANK([.AT23]);&quot;&quot;;([.AT23]-[.AT$29])/[.AT$29])" office:value-type="percentage" office:value="0.0923661371968708" calcext:value-type="percentage">
            <text:p>9%</text:p>
          </table:table-cell>
          <table:table-cell table:formula="of:=IF(ISBLANK([.AU23]);&quot;&quot;;([.AU23]-[.AU$29])/[.AU$29])" office:value-type="percentage" office:value="0.0883481772665071" calcext:value-type="percentage">
            <text:p>9%</text:p>
          </table:table-cell>
          <table:table-cell table:formula="of:=IF(ISBLANK([.AV23]);&quot;&quot;;([.AV23]-[.AV$29])/[.AV$29])" office:value-type="percentage" office:value="-0.412970639333803" calcext:value-type="percentage">
            <text:p>-41%</text:p>
          </table:table-cell>
          <table:table-cell table:formula="of:=IF(ISBLANK([.AW23]);&quot;&quot;;([.AW23]-[.AW$29])/[.AW$29])">
            <text:p/>
          </table:table-cell>
          <table:table-cell table:formula="of:=IF(ISBLANK([.AX23]);&quot;&quot;;([.AX23]-[.AX$29])/[.AX$29])" office:value-type="percentage" office:value="0.27666914099813" calcext:value-type="percentage">
            <text:p>28%</text:p>
          </table:table-cell>
          <table:table-cell table:formula="of:=IF(ISBLANK([.AY23]);&quot;&quot;;([.AY23]-[.AY$29])/[.AY$29])" office:value-type="percentage" office:value="0.118978515577709" calcext:value-type="percentage">
            <text:p>12%</text:p>
          </table:table-cell>
          <table:table-cell table:formula="of:=IF(ISBLANK([.AZ23]);&quot;&quot;;([.AZ23]-[.AZ$29])/[.AZ$29])" office:value-type="percentage" office:value="0.0573451063788203" calcext:value-type="percentage">
            <text:p>6%</text:p>
          </table:table-cell>
          <table:table-cell table:formula="of:=IF(ISBLANK([.BA23]);&quot;&quot;;([.BA23]-[.BA$29])/[.BA$29])" office:value-type="percentage" office:value="-0.0941404193540486" calcext:value-type="percentage">
            <text:p>-9%</text:p>
          </table:table-cell>
          <table:table-cell table:formula="of:=IF(ISBLANK([.BB23]);&quot;&quot;;([.BB23]-[.BB$29])/[.BB$29])" office:value-type="percentage" office:value="-0.588323194378947" calcext:value-type="percentage">
            <text:p>-59%</text:p>
          </table:table-cell>
          <table:table-cell table:formula="of:=IF(ISBLANK([.BC23]);&quot;&quot;;([.BC23]-[.BC$29])/[.BC$29])" office:value-type="percentage" office:value="0.262014913232262" calcext:value-type="percentage">
            <text:p>26%</text:p>
          </table:table-cell>
          <table:table-cell table:formula="of:=IF(ISBLANK([.BD23]);&quot;&quot;;([.BD23]-[.BD$29])/[.BD$29])" office:value-type="percentage" office:value="0.67373323689921" calcext:value-type="percentage">
            <text:p>67%</text:p>
          </table:table-cell>
          <table:table-cell/>
        </table:table-row>
        <table:table-row table:style-name="ro1">
          <table:table-cell table:formula="of:=[.A24]" office:value-type="float" office:value="2014" calcext:value-type="float">
            <text:p>2014</text:p>
          </table:table-cell>
          <table:table-cell table:formula="of:=IF(ISBLANK([.B24]);&quot;&quot;;([.B24]-[.B$29])/[.B$29])" office:value-type="percentage" office:value="0.164846569961578" calcext:value-type="percentage">
            <text:p>16%</text:p>
          </table:table-cell>
          <table:table-cell table:formula="of:=IF(ISBLANK([.C24]);&quot;&quot;;([.C24]-[.C$29])/[.C$29])" office:value-type="percentage" office:value="0.0118232316454834" calcext:value-type="percentage">
            <text:p>1%</text:p>
          </table:table-cell>
          <table:table-cell table:formula="of:=IF(ISBLANK([.D24]);&quot;&quot;;([.D24]-[.D$29])/[.D$29])" office:value-type="percentage" office:value="0.14261617242175" calcext:value-type="percentage">
            <text:p>14%</text:p>
          </table:table-cell>
          <table:table-cell table:formula="of:=IF(ISBLANK([.E24]);&quot;&quot;;([.E24]-[.E$29])/[.E$29])" office:value-type="percentage" office:value="0.01438416521449" calcext:value-type="percentage">
            <text:p>1%</text:p>
          </table:table-cell>
          <table:table-cell table:formula="of:=IF(ISBLANK([.F24]);&quot;&quot;;([.F24]-[.F$29])/[.F$29])" office:value-type="percentage" office:value="0.604180681533717" calcext:value-type="percentage">
            <text:p>60%</text:p>
          </table:table-cell>
          <table:table-cell table:formula="of:=IF(ISBLANK([.G24]);&quot;&quot;;([.G24]-[.G$29])/[.G$29])" office:value-type="percentage" office:value="-0.139251191163621" calcext:value-type="percentage">
            <text:p>-14%</text:p>
          </table:table-cell>
          <table:table-cell table:formula="of:=IF(ISBLANK([.H24]);&quot;&quot;;([.H24]-[.H$29])/[.H$29])" office:value-type="percentage" office:value="0.232284860406138" calcext:value-type="percentage">
            <text:p>23%</text:p>
          </table:table-cell>
          <table:table-cell table:formula="of:=IF(ISBLANK([.I24]);&quot;&quot;;([.I24]-[.I$29])/[.I$29])" office:value-type="percentage" office:value="0.203367948828678" calcext:value-type="percentage">
            <text:p>20%</text:p>
          </table:table-cell>
          <table:table-cell table:formula="of:=IF(ISBLANK([.J24]);&quot;&quot;;([.J24]-[.J$29])/[.J$29])" office:value-type="percentage" office:value="-0.165929024003703" calcext:value-type="percentage">
            <text:p>-17%</text:p>
          </table:table-cell>
          <table:table-cell table:formula="of:=IF(ISBLANK([.K24]);&quot;&quot;;([.K24]-[.K$29])/[.K$29])" office:value-type="percentage" office:value="-0.193906039760117" calcext:value-type="percentage">
            <text:p>-19%</text:p>
          </table:table-cell>
          <table:table-cell table:formula="of:=IF(ISBLANK([.L24]);&quot;&quot;;([.L24]-[.L$29])/[.L$29])" office:value-type="percentage" office:value="0.354583599545812" calcext:value-type="percentage">
            <text:p>35%</text:p>
          </table:table-cell>
          <table:table-cell table:formula="of:=IF(ISBLANK([.M24]);&quot;&quot;;([.M24]-[.M$29])/[.M$29])" office:value-type="percentage" office:value="0.235905766257253" calcext:value-type="percentage">
            <text:p>24%</text:p>
          </table:table-cell>
          <table:table-cell table:formula="of:=IF(ISBLANK([.N24]);&quot;&quot;;([.N24]-[.N$29])/[.N$29])" office:value-type="percentage" office:value="0.35457297948486" calcext:value-type="percentage">
            <text:p>35%</text:p>
          </table:table-cell>
          <table:table-cell table:formula="of:=IF(ISBLANK([.O24]);&quot;&quot;;([.O24]-[.O$29])/[.O$29])" office:value-type="percentage" office:value="0.130376212113241" calcext:value-type="percentage">
            <text:p>13%</text:p>
          </table:table-cell>
          <table:table-cell table:formula="of:=IF(ISBLANK([.P24]);&quot;&quot;;([.P24]-[.P$29])/[.P$29])" office:value-type="percentage" office:value="-0.527503436468785" calcext:value-type="percentage">
            <text:p>-53%</text:p>
          </table:table-cell>
          <table:table-cell table:formula="of:=IF(ISBLANK([.Q24]);&quot;&quot;;([.Q24]-[.Q$29])/[.Q$29])" office:value-type="percentage" office:value="0.554504326401463" calcext:value-type="percentage">
            <text:p>55%</text:p>
          </table:table-cell>
          <table:table-cell table:formula="of:=IF(ISBLANK([.R24]);&quot;&quot;;([.R24]-[.R$29])/[.R$29])" office:value-type="percentage" office:value="0.0727505943653629" calcext:value-type="percentage">
            <text:p>7%</text:p>
          </table:table-cell>
          <table:table-cell table:formula="of:=IF(ISBLANK([.S24]);&quot;&quot;;([.S24]-[.S$29])/[.S$29])" office:value-type="percentage" office:value="-0.2187047693358" calcext:value-type="percentage">
            <text:p>-22%</text:p>
          </table:table-cell>
          <table:table-cell table:formula="of:=IF(ISBLANK([.T24]);&quot;&quot;;([.T24]-[.T$29])/[.T$29])" office:value-type="percentage" office:value="0.0614857276012984" calcext:value-type="percentage">
            <text:p>6%</text:p>
          </table:table-cell>
          <table:table-cell table:formula="of:=IF(ISBLANK([.U24]);&quot;&quot;;([.U24]-[.U$29])/[.U$29])" office:value-type="percentage" office:value="0.922705261530425" calcext:value-type="percentage">
            <text:p>92%</text:p>
          </table:table-cell>
          <table:table-cell table:formula="of:=IF(ISBLANK([.V24]);&quot;&quot;;([.V24]-[.V$29])/[.V$29])" office:value-type="percentage" office:value="-0.161152415465405" calcext:value-type="percentage">
            <text:p>-16%</text:p>
          </table:table-cell>
          <table:table-cell table:formula="of:=IF(ISBLANK([.W24]);&quot;&quot;;([.W24]-[.W$29])/[.W$29])" office:value-type="percentage" office:value="0.0440964089926224" calcext:value-type="percentage">
            <text:p>4%</text:p>
          </table:table-cell>
          <table:table-cell table:formula="of:=IF(ISBLANK([.X24]);&quot;&quot;;([.X24]-[.X$29])/[.X$29])" office:value-type="percentage" office:value="0.00031288941533531" calcext:value-type="percentage">
            <text:p>0%</text:p>
          </table:table-cell>
          <table:table-cell table:formula="of:=IF(ISBLANK([.Y24]);&quot;&quot;;([.Y24]-[.Y$29])/[.Y$29])" office:value-type="percentage" office:value="-0.00895925283279233" calcext:value-type="percentage">
            <text:p>-1%</text:p>
          </table:table-cell>
          <table:table-cell table:formula="of:=IF(ISBLANK([.Z24]);&quot;&quot;;([.Z24]-[.Z$29])/[.Z$29])" office:value-type="percentage" office:value="0.387187820243771" calcext:value-type="percentage">
            <text:p>39%</text:p>
          </table:table-cell>
          <table:table-cell table:formula="of:=IF(ISBLANK([.AA24]);&quot;&quot;;([.AA24]-[.AA$29])/[.AA$29])" office:value-type="percentage" office:value="0.301271222478479" calcext:value-type="percentage">
            <text:p>30%</text:p>
          </table:table-cell>
          <table:table-cell table:formula="of:=IF(ISBLANK([.AB24]);&quot;&quot;;([.AB24]-[.AB$29])/[.AB$29])" office:value-type="percentage" office:value="-0.0961949219924654" calcext:value-type="percentage">
            <text:p>-10%</text:p>
          </table:table-cell>
          <table:table-cell table:formula="of:=IF(ISBLANK([.AC24]);&quot;&quot;;([.AC24]-[.AC$29])/[.AC$29])" office:value-type="percentage" office:value="0.211209903662723" calcext:value-type="percentage">
            <text:p>21%</text:p>
          </table:table-cell>
          <table:table-cell table:formula="of:=IF(ISBLANK([.AD24]);&quot;&quot;;([.AD24]-[.AD$29])/[.AD$29])" office:value-type="percentage" office:value="0.162431501853419" calcext:value-type="percentage">
            <text:p>16%</text:p>
          </table:table-cell>
          <table:table-cell table:formula="of:=IF(ISBLANK([.AE24]);&quot;&quot;;([.AE24]-[.AE$29])/[.AE$29])" office:value-type="percentage" office:value="-0.596333587563286" calcext:value-type="percentage">
            <text:p>-60%</text:p>
          </table:table-cell>
          <table:table-cell table:formula="of:=IF(ISBLANK([.AF24]);&quot;&quot;;([.AF24]-[.AF$29])/[.AF$29])" office:value-type="percentage" office:value="-0.012819759419206" calcext:value-type="percentage">
            <text:p>-1%</text:p>
          </table:table-cell>
          <table:table-cell table:formula="of:=IF(ISBLANK([.AG24]);&quot;&quot;;([.AG24]-[.AG$29])/[.AG$29])" office:value-type="percentage" office:value="-0.0386867107893353" calcext:value-type="percentage">
            <text:p>-4%</text:p>
          </table:table-cell>
          <table:table-cell table:formula="of:=IF(ISBLANK([.AH24]);&quot;&quot;;([.AH24]-[.AH$29])/[.AH$29])" office:value-type="percentage" office:value="0.00645389709090847" calcext:value-type="percentage">
            <text:p>1%</text:p>
          </table:table-cell>
          <table:table-cell table:formula="of:=IF(ISBLANK([.AI24]);&quot;&quot;;([.AI24]-[.AI$29])/[.AI$29])" office:value-type="percentage" office:value="0.75284588669145" calcext:value-type="percentage">
            <text:p>75%</text:p>
          </table:table-cell>
          <table:table-cell table:formula="of:=IF(ISBLANK([.AJ24]);&quot;&quot;;([.AJ24]-[.AJ$29])/[.AJ$29])" office:value-type="percentage" office:value="0.0345832842251311" calcext:value-type="percentage">
            <text:p>3%</text:p>
          </table:table-cell>
          <table:table-cell table:formula="of:=IF(ISBLANK([.AK24]);&quot;&quot;;([.AK24]-[.AK$29])/[.AK$29])" office:value-type="percentage" office:value="-0.438366376977843" calcext:value-type="percentage">
            <text:p>-44%</text:p>
          </table:table-cell>
          <table:table-cell table:formula="of:=IF(ISBLANK([.AL24]);&quot;&quot;;([.AL24]-[.AL$29])/[.AL$29])" office:value-type="percentage" office:value="-0.335209977384223" calcext:value-type="percentage">
            <text:p>-34%</text:p>
          </table:table-cell>
          <table:table-cell table:formula="of:=IF(ISBLANK([.AM24]);&quot;&quot;;([.AM24]-[.AM$29])/[.AM$29])" office:value-type="percentage" office:value="-0.781074827638699" calcext:value-type="percentage">
            <text:p>-78%</text:p>
          </table:table-cell>
          <table:table-cell table:formula="of:=IF(ISBLANK([.AN24]);&quot;&quot;;([.AN24]-[.AN$29])/[.AN$29])" office:value-type="percentage" office:value="-0.155652364624061" calcext:value-type="percentage">
            <text:p>-16%</text:p>
          </table:table-cell>
          <table:table-cell table:formula="of:=IF(ISBLANK([.AO24]);&quot;&quot;;([.AO24]-[.AO$29])/[.AO$29])" office:value-type="percentage" office:value="0.229989250018894" calcext:value-type="percentage">
            <text:p>23%</text:p>
          </table:table-cell>
          <table:table-cell table:formula="of:=IF(ISBLANK([.AP24]);&quot;&quot;;([.AP24]-[.AP$29])/[.AP$29])" office:value-type="percentage" office:value="-0.0951328490390864" calcext:value-type="percentage">
            <text:p>-10%</text:p>
          </table:table-cell>
          <table:table-cell table:formula="of:=IF(ISBLANK([.AQ24]);&quot;&quot;;([.AQ24]-[.AQ$29])/[.AQ$29])" office:value-type="percentage" office:value="1.23055438534363" calcext:value-type="percentage">
            <text:p>123%</text:p>
          </table:table-cell>
          <table:table-cell table:formula="of:=IF(ISBLANK([.AR24]);&quot;&quot;;([.AR24]-[.AR$29])/[.AR$29])" office:value-type="percentage" office:value="0.172013855974244" calcext:value-type="percentage">
            <text:p>17%</text:p>
          </table:table-cell>
          <table:table-cell table:formula="of:=IF(ISBLANK([.AS24]);&quot;&quot;;([.AS24]-[.AS$29])/[.AS$29])" office:value-type="percentage" office:value="0.0202564241803176" calcext:value-type="percentage">
            <text:p>2%</text:p>
          </table:table-cell>
          <table:table-cell table:formula="of:=IF(ISBLANK([.AT24]);&quot;&quot;;([.AT24]-[.AT$29])/[.AT$29])" office:value-type="percentage" office:value="0.0954495172687925" calcext:value-type="percentage">
            <text:p>10%</text:p>
          </table:table-cell>
          <table:table-cell table:formula="of:=IF(ISBLANK([.AU24]);&quot;&quot;;([.AU24]-[.AU$29])/[.AU$29])" office:value-type="percentage" office:value="0.296684650640538" calcext:value-type="percentage">
            <text:p>30%</text:p>
          </table:table-cell>
          <table:table-cell table:formula="of:=IF(ISBLANK([.AV24]);&quot;&quot;;([.AV24]-[.AV$29])/[.AV$29])" office:value-type="percentage" office:value="-0.361234451738072" calcext:value-type="percentage">
            <text:p>-36%</text:p>
          </table:table-cell>
          <table:table-cell table:formula="of:=IF(ISBLANK([.AW24]);&quot;&quot;;([.AW24]-[.AW$29])/[.AW$29])">
            <text:p/>
          </table:table-cell>
          <table:table-cell table:formula="of:=IF(ISBLANK([.AX24]);&quot;&quot;;([.AX24]-[.AX$29])/[.AX$29])" office:value-type="percentage" office:value="0.331337691180394" calcext:value-type="percentage">
            <text:p>33%</text:p>
          </table:table-cell>
          <table:table-cell table:formula="of:=IF(ISBLANK([.AY24]);&quot;&quot;;([.AY24]-[.AY$29])/[.AY$29])" office:value-type="percentage" office:value="0.051334078051254" calcext:value-type="percentage">
            <text:p>5%</text:p>
          </table:table-cell>
          <table:table-cell table:formula="of:=IF(ISBLANK([.AZ24]);&quot;&quot;;([.AZ24]-[.AZ$29])/[.AZ$29])" office:value-type="percentage" office:value="-0.421802258257277" calcext:value-type="percentage">
            <text:p>-42%</text:p>
          </table:table-cell>
          <table:table-cell table:formula="of:=IF(ISBLANK([.BA24]);&quot;&quot;;([.BA24]-[.BA$29])/[.BA$29])" office:value-type="percentage" office:value="-0.11344173012495" calcext:value-type="percentage">
            <text:p>-11%</text:p>
          </table:table-cell>
          <table:table-cell table:formula="of:=IF(ISBLANK([.BB24]);&quot;&quot;;([.BB24]-[.BB$29])/[.BB$29])" office:value-type="percentage" office:value="-0.611878469528081" calcext:value-type="percentage">
            <text:p>-61%</text:p>
          </table:table-cell>
          <table:table-cell table:formula="of:=IF(ISBLANK([.BC24]);&quot;&quot;;([.BC24]-[.BC$29])/[.BC$29])" office:value-type="percentage" office:value="0.457884885365894" calcext:value-type="percentage">
            <text:p>46%</text:p>
          </table:table-cell>
          <table:table-cell table:formula="of:=IF(ISBLANK([.BD24]);&quot;&quot;;([.BD24]-[.BD$29])/[.BD$29])" office:value-type="percentage" office:value="-0.215126156255709" calcext:value-type="percentage">
            <text:p>-22%</text:p>
          </table:table-cell>
          <table:table-cell/>
        </table:table-row>
        <table:table-row table:style-name="ro1">
          <table:table-cell table:formula="of:=[.A25]" office:value-type="float" office:value="2015" calcext:value-type="float">
            <text:p>2015</text:p>
          </table:table-cell>
          <table:table-cell table:formula="of:=IF(ISBLANK([.B25]);&quot;&quot;;([.B25]-[.B$29])/[.B$29])" office:value-type="percentage" office:value="-0.282241525179059" calcext:value-type="percentage">
            <text:p>-28%</text:p>
          </table:table-cell>
          <table:table-cell table:formula="of:=IF(ISBLANK([.C25]);&quot;&quot;;([.C25]-[.C$29])/[.C$29])" office:value-type="percentage" office:value="-0.00087676994446417" calcext:value-type="percentage">
            <text:p>0%</text:p>
          </table:table-cell>
          <table:table-cell table:formula="of:=IF(ISBLANK([.D25]);&quot;&quot;;([.D25]-[.D$29])/[.D$29])" office:value-type="percentage" office:value="0.085615602567758" calcext:value-type="percentage">
            <text:p>9%</text:p>
          </table:table-cell>
          <table:table-cell table:formula="of:=IF(ISBLANK([.E25]);&quot;&quot;;([.E25]-[.E$29])/[.E$29])" office:value-type="percentage" office:value="0.0315507097494476" calcext:value-type="percentage">
            <text:p>3%</text:p>
          </table:table-cell>
          <table:table-cell table:formula="of:=IF(ISBLANK([.F25]);&quot;&quot;;([.F25]-[.F$29])/[.F$29])" office:value-type="percentage" office:value="0.154486787335558" calcext:value-type="percentage">
            <text:p>15%</text:p>
          </table:table-cell>
          <table:table-cell table:formula="of:=IF(ISBLANK([.G25]);&quot;&quot;;([.G25]-[.G$29])/[.G$29])" office:value-type="percentage" office:value="-0.0662517796873701" calcext:value-type="percentage">
            <text:p>-7%</text:p>
          </table:table-cell>
          <table:table-cell table:formula="of:=IF(ISBLANK([.H25]);&quot;&quot;;([.H25]-[.H$29])/[.H$29])" office:value-type="percentage" office:value="0.300831953962478" calcext:value-type="percentage">
            <text:p>30%</text:p>
          </table:table-cell>
          <table:table-cell table:formula="of:=IF(ISBLANK([.I25]);&quot;&quot;;([.I25]-[.I$29])/[.I$29])" office:value-type="percentage" office:value="0.18833108257359" calcext:value-type="percentage">
            <text:p>19%</text:p>
          </table:table-cell>
          <table:table-cell table:formula="of:=IF(ISBLANK([.J25]);&quot;&quot;;([.J25]-[.J$29])/[.J$29])" office:value-type="percentage" office:value="-0.172459510102597" calcext:value-type="percentage">
            <text:p>-17%</text:p>
          </table:table-cell>
          <table:table-cell table:formula="of:=IF(ISBLANK([.K25]);&quot;&quot;;([.K25]-[.K$29])/[.K$29])" office:value-type="percentage" office:value="-0.207025070341643" calcext:value-type="percentage">
            <text:p>-21%</text:p>
          </table:table-cell>
          <table:table-cell table:formula="of:=IF(ISBLANK([.L25]);&quot;&quot;;([.L25]-[.L$29])/[.L$29])" office:value-type="percentage" office:value="0.43289772458356" calcext:value-type="percentage">
            <text:p>43%</text:p>
          </table:table-cell>
          <table:table-cell table:formula="of:=IF(ISBLANK([.M25]);&quot;&quot;;([.M25]-[.M$29])/[.M$29])" office:value-type="percentage" office:value="0.175234264457438" calcext:value-type="percentage">
            <text:p>18%</text:p>
          </table:table-cell>
          <table:table-cell table:formula="of:=IF(ISBLANK([.N25]);&quot;&quot;;([.N25]-[.N$29])/[.N$29])" office:value-type="percentage" office:value="0.388787637557155" calcext:value-type="percentage">
            <text:p>39%</text:p>
          </table:table-cell>
          <table:table-cell table:formula="of:=IF(ISBLANK([.O25]);&quot;&quot;;([.O25]-[.O$29])/[.O$29])" office:value-type="percentage" office:value="0.0148413753253687" calcext:value-type="percentage">
            <text:p>1%</text:p>
          </table:table-cell>
          <table:table-cell table:formula="of:=IF(ISBLANK([.P25]);&quot;&quot;;([.P25]-[.P$29])/[.P$29])" office:value-type="percentage" office:value="-0.528097121626665" calcext:value-type="percentage">
            <text:p>-53%</text:p>
          </table:table-cell>
          <table:table-cell table:formula="of:=IF(ISBLANK([.Q25]);&quot;&quot;;([.Q25]-[.Q$29])/[.Q$29])" office:value-type="percentage" office:value="0.488358904815749" calcext:value-type="percentage">
            <text:p>49%</text:p>
          </table:table-cell>
          <table:table-cell table:formula="of:=IF(ISBLANK([.R25]);&quot;&quot;;([.R25]-[.R$29])/[.R$29])" office:value-type="percentage" office:value="0.00774313410837844" calcext:value-type="percentage">
            <text:p>1%</text:p>
          </table:table-cell>
          <table:table-cell table:formula="of:=IF(ISBLANK([.S25]);&quot;&quot;;([.S25]-[.S$29])/[.S$29])" office:value-type="percentage" office:value="-0.211760209283788" calcext:value-type="percentage">
            <text:p>-21%</text:p>
          </table:table-cell>
          <table:table-cell table:formula="of:=IF(ISBLANK([.T25]);&quot;&quot;;([.T25]-[.T$29])/[.T$29])" office:value-type="percentage" office:value="-0.0484396619883137" calcext:value-type="percentage">
            <text:p>-5%</text:p>
          </table:table-cell>
          <table:table-cell table:formula="of:=IF(ISBLANK([.U25]);&quot;&quot;;([.U25]-[.U$29])/[.U$29])" office:value-type="percentage" office:value="0.599575262236983" calcext:value-type="percentage">
            <text:p>60%</text:p>
          </table:table-cell>
          <table:table-cell table:formula="of:=IF(ISBLANK([.V25]);&quot;&quot;;([.V25]-[.V$29])/[.V$29])" office:value-type="percentage" office:value="0.0379255874512395" calcext:value-type="percentage">
            <text:p>4%</text:p>
          </table:table-cell>
          <table:table-cell table:formula="of:=IF(ISBLANK([.W25]);&quot;&quot;;([.W25]-[.W$29])/[.W$29])" office:value-type="percentage" office:value="-0.078132129583574" calcext:value-type="percentage">
            <text:p>-8%</text:p>
          </table:table-cell>
          <table:table-cell table:formula="of:=IF(ISBLANK([.X25]);&quot;&quot;;([.X25]-[.X$29])/[.X$29])" office:value-type="percentage" office:value="-0.0809833654749963" calcext:value-type="percentage">
            <text:p>-8%</text:p>
          </table:table-cell>
          <table:table-cell table:formula="of:=IF(ISBLANK([.Y25]);&quot;&quot;;([.Y25]-[.Y$29])/[.Y$29])" office:value-type="percentage" office:value="0.0758718437455476" calcext:value-type="percentage">
            <text:p>8%</text:p>
          </table:table-cell>
          <table:table-cell table:formula="of:=IF(ISBLANK([.Z25]);&quot;&quot;;([.Z25]-[.Z$29])/[.Z$29])" office:value-type="percentage" office:value="0.245932481833552" calcext:value-type="percentage">
            <text:p>25%</text:p>
          </table:table-cell>
          <table:table-cell table:formula="of:=IF(ISBLANK([.AA25]);&quot;&quot;;([.AA25]-[.AA$29])/[.AA$29])" office:value-type="percentage" office:value="-0.0322861467902473" calcext:value-type="percentage">
            <text:p>-3%</text:p>
          </table:table-cell>
          <table:table-cell table:formula="of:=IF(ISBLANK([.AB25]);&quot;&quot;;([.AB25]-[.AB$29])/[.AB$29])" office:value-type="percentage" office:value="-0.392955931190283" calcext:value-type="percentage">
            <text:p>-39%</text:p>
          </table:table-cell>
          <table:table-cell table:formula="of:=IF(ISBLANK([.AC25]);&quot;&quot;;([.AC25]-[.AC$29])/[.AC$29])" office:value-type="percentage" office:value="0.106159127443954" calcext:value-type="percentage">
            <text:p>11%</text:p>
          </table:table-cell>
          <table:table-cell table:formula="of:=IF(ISBLANK([.AD25]);&quot;&quot;;([.AD25]-[.AD$29])/[.AD$29])" office:value-type="percentage" office:value="0.0247346959167192" calcext:value-type="percentage">
            <text:p>2%</text:p>
          </table:table-cell>
          <table:table-cell table:formula="of:=IF(ISBLANK([.AE25]);&quot;&quot;;([.AE25]-[.AE$29])/[.AE$29])" office:value-type="percentage" office:value="-0.802315500360566" calcext:value-type="percentage">
            <text:p>-80%</text:p>
          </table:table-cell>
          <table:table-cell table:formula="of:=IF(ISBLANK([.AF25]);&quot;&quot;;([.AF25]-[.AF$29])/[.AF$29])" office:value-type="percentage" office:value="-0.0786407798037769" calcext:value-type="percentage">
            <text:p>-8%</text:p>
          </table:table-cell>
          <table:table-cell table:formula="of:=IF(ISBLANK([.AG25]);&quot;&quot;;([.AG25]-[.AG$29])/[.AG$29])" office:value-type="percentage" office:value="-0.0183087228023616" calcext:value-type="percentage">
            <text:p>-2%</text:p>
          </table:table-cell>
          <table:table-cell table:formula="of:=IF(ISBLANK([.AH25]);&quot;&quot;;([.AH25]-[.AH$29])/[.AH$29])" office:value-type="percentage" office:value="-0.00314439166168861" calcext:value-type="percentage">
            <text:p>0%</text:p>
          </table:table-cell>
          <table:table-cell table:formula="of:=IF(ISBLANK([.AI25]);&quot;&quot;;([.AI25]-[.AI$29])/[.AI$29])" office:value-type="percentage" office:value="1.12828974285775" calcext:value-type="percentage">
            <text:p>113%</text:p>
          </table:table-cell>
          <table:table-cell table:formula="of:=IF(ISBLANK([.AJ25]);&quot;&quot;;([.AJ25]-[.AJ$29])/[.AJ$29])" office:value-type="percentage" office:value="0.0494993955068638" calcext:value-type="percentage">
            <text:p>5%</text:p>
          </table:table-cell>
          <table:table-cell table:formula="of:=IF(ISBLANK([.AK25]);&quot;&quot;;([.AK25]-[.AK$29])/[.AK$29])" office:value-type="percentage" office:value="-0.233653632834135" calcext:value-type="percentage">
            <text:p>-23%</text:p>
          </table:table-cell>
          <table:table-cell table:formula="of:=IF(ISBLANK([.AL25]);&quot;&quot;;([.AL25]-[.AL$29])/[.AL$29])" office:value-type="percentage" office:value="-0.261648279429238" calcext:value-type="percentage">
            <text:p>-26%</text:p>
          </table:table-cell>
          <table:table-cell table:formula="of:=IF(ISBLANK([.AM25]);&quot;&quot;;([.AM25]-[.AM$29])/[.AM$29])" office:value-type="percentage" office:value="-0.748348129897053" calcext:value-type="percentage">
            <text:p>-75%</text:p>
          </table:table-cell>
          <table:table-cell table:formula="of:=IF(ISBLANK([.AN25]);&quot;&quot;;([.AN25]-[.AN$29])/[.AN$29])" office:value-type="percentage" office:value="-0.207925273704164" calcext:value-type="percentage">
            <text:p>-21%</text:p>
          </table:table-cell>
          <table:table-cell table:formula="of:=IF(ISBLANK([.AO25]);&quot;&quot;;([.AO25]-[.AO$29])/[.AO$29])" office:value-type="percentage" office:value="0.220057356732311" calcext:value-type="percentage">
            <text:p>22%</text:p>
          </table:table-cell>
          <table:table-cell table:formula="of:=IF(ISBLANK([.AP25]);&quot;&quot;;([.AP25]-[.AP$29])/[.AP$29])" office:value-type="percentage" office:value="-0.0873782122353187" calcext:value-type="percentage">
            <text:p>-9%</text:p>
          </table:table-cell>
          <table:table-cell table:formula="of:=IF(ISBLANK([.AQ25]);&quot;&quot;;([.AQ25]-[.AQ$29])/[.AQ$29])" office:value-type="percentage" office:value="-0.471239793254657" calcext:value-type="percentage">
            <text:p>-47%</text:p>
          </table:table-cell>
          <table:table-cell table:formula="of:=IF(ISBLANK([.AR25]);&quot;&quot;;([.AR25]-[.AR$29])/[.AR$29])" office:value-type="percentage" office:value="0.174621870105601" calcext:value-type="percentage">
            <text:p>17%</text:p>
          </table:table-cell>
          <table:table-cell table:formula="of:=IF(ISBLANK([.AS25]);&quot;&quot;;([.AS25]-[.AS$29])/[.AS$29])" office:value-type="percentage" office:value="-0.0369458883375447" calcext:value-type="percentage">
            <text:p>-4%</text:p>
          </table:table-cell>
          <table:table-cell table:formula="of:=IF(ISBLANK([.AT25]);&quot;&quot;;([.AT25]-[.AT$29])/[.AT$29])" office:value-type="percentage" office:value="0.13181125918927" calcext:value-type="percentage">
            <text:p>13%</text:p>
          </table:table-cell>
          <table:table-cell table:formula="of:=IF(ISBLANK([.AU25]);&quot;&quot;;([.AU25]-[.AU$29])/[.AU$29])" office:value-type="percentage" office:value="-0.243840954435361" calcext:value-type="percentage">
            <text:p>-24%</text:p>
          </table:table-cell>
          <table:table-cell table:formula="of:=IF(ISBLANK([.AV25]);&quot;&quot;;([.AV25]-[.AV$29])/[.AV$29])" office:value-type="percentage" office:value="-0.469423323315154" calcext:value-type="percentage">
            <text:p>-47%</text:p>
          </table:table-cell>
          <table:table-cell table:formula="of:=IF(ISBLANK([.AW25]);&quot;&quot;;([.AW25]-[.AW$29])/[.AW$29])">
            <text:p/>
          </table:table-cell>
          <table:table-cell table:formula="of:=IF(ISBLANK([.AX25]);&quot;&quot;;([.AX25]-[.AX$29])/[.AX$29])" office:value-type="percentage" office:value="0.327954253947849" calcext:value-type="percentage">
            <text:p>33%</text:p>
          </table:table-cell>
          <table:table-cell table:formula="of:=IF(ISBLANK([.AY25]);&quot;&quot;;([.AY25]-[.AY$29])/[.AY$29])" office:value-type="percentage" office:value="0.0389549065160848" calcext:value-type="percentage">
            <text:p>4%</text:p>
          </table:table-cell>
          <table:table-cell table:formula="of:=IF(ISBLANK([.AZ25]);&quot;&quot;;([.AZ25]-[.AZ$29])/[.AZ$29])" office:value-type="percentage" office:value="-0.181073248397032" calcext:value-type="percentage">
            <text:p>-18%</text:p>
          </table:table-cell>
          <table:table-cell table:formula="of:=IF(ISBLANK([.BA25]);&quot;&quot;;([.BA25]-[.BA$29])/[.BA$29])" office:value-type="percentage" office:value="-0.173543843834883" calcext:value-type="percentage">
            <text:p>-17%</text:p>
          </table:table-cell>
          <table:table-cell table:formula="of:=IF(ISBLANK([.BB25]);&quot;&quot;;([.BB25]-[.BB$29])/[.BB$29])" office:value-type="percentage" office:value="-0.587908869038708" calcext:value-type="percentage">
            <text:p>-59%</text:p>
          </table:table-cell>
          <table:table-cell table:formula="of:=IF(ISBLANK([.BC25]);&quot;&quot;;([.BC25]-[.BC$29])/[.BC$29])" office:value-type="percentage" office:value="0.431403193424209" calcext:value-type="percentage">
            <text:p>43%</text:p>
          </table:table-cell>
          <table:table-cell table:formula="of:=IF(ISBLANK([.BD25]);&quot;&quot;;([.BD25]-[.BD$29])/[.BD$29])" office:value-type="percentage" office:value="-0.104597723191558" calcext:value-type="percentage">
            <text:p>-10%</text:p>
          </table:table-cell>
          <table:table-cell/>
        </table:table-row>
        <table:table-row table:style-name="ro1">
          <table:table-cell table:formula="of:=[.A26]" office:value-type="float" office:value="2016" calcext:value-type="float">
            <text:p>2016</text:p>
          </table:table-cell>
          <table:table-cell table:formula="of:=IF(ISBLANK([.B26]);&quot;&quot;;([.B26]-[.B$29])/[.B$29])" office:value-type="percentage" office:value="0.0395332771887735" calcext:value-type="percentage">
            <text:p>4%</text:p>
          </table:table-cell>
          <table:table-cell table:formula="of:=IF(ISBLANK([.C26]);&quot;&quot;;([.C26]-[.C$29])/[.C$29])" office:value-type="percentage" office:value="-0.0203191160375155" calcext:value-type="percentage">
            <text:p>-2%</text:p>
          </table:table-cell>
          <table:table-cell table:formula="of:=IF(ISBLANK([.D26]);&quot;&quot;;([.D26]-[.D$29])/[.D$29])" office:value-type="percentage" office:value="0.129827846224356" calcext:value-type="percentage">
            <text:p>13%</text:p>
          </table:table-cell>
          <table:table-cell table:formula="of:=IF(ISBLANK([.E26]);&quot;&quot;;([.E26]-[.E$29])/[.E$29])" office:value-type="percentage" office:value="0.0241704381467725" calcext:value-type="percentage">
            <text:p>2%</text:p>
          </table:table-cell>
          <table:table-cell table:formula="of:=IF(ISBLANK([.F26]);&quot;&quot;;([.F26]-[.F$29])/[.F$29])" office:value-type="percentage" office:value="0.509753808109259" calcext:value-type="percentage">
            <text:p>51%</text:p>
          </table:table-cell>
          <table:table-cell table:formula="of:=IF(ISBLANK([.G26]);&quot;&quot;;([.G26]-[.G$29])/[.G$29])" office:value-type="percentage" office:value="-0.125486642839775" calcext:value-type="percentage">
            <text:p>-13%</text:p>
          </table:table-cell>
          <table:table-cell table:formula="of:=IF(ISBLANK([.H26]);&quot;&quot;;([.H26]-[.H$29])/[.H$29])" office:value-type="percentage" office:value="0.271172381148346" calcext:value-type="percentage">
            <text:p>27%</text:p>
          </table:table-cell>
          <table:table-cell table:formula="of:=IF(ISBLANK([.I26]);&quot;&quot;;([.I26]-[.I$29])/[.I$29])" office:value-type="percentage" office:value="0.190118322675754" calcext:value-type="percentage">
            <text:p>19%</text:p>
          </table:table-cell>
          <table:table-cell table:formula="of:=IF(ISBLANK([.J26]);&quot;&quot;;([.J26]-[.J$29])/[.J$29])" office:value-type="percentage" office:value="-0.216245301380845" calcext:value-type="percentage">
            <text:p>-22%</text:p>
          </table:table-cell>
          <table:table-cell table:formula="of:=IF(ISBLANK([.K26]);&quot;&quot;;([.K26]-[.K$29])/[.K$29])" office:value-type="percentage" office:value="-0.221447065612242" calcext:value-type="percentage">
            <text:p>-22%</text:p>
          </table:table-cell>
          <table:table-cell table:formula="of:=IF(ISBLANK([.L26]);&quot;&quot;;([.L26]-[.L$29])/[.L$29])" office:value-type="percentage" office:value="0.446194232757954" calcext:value-type="percentage">
            <text:p>45%</text:p>
          </table:table-cell>
          <table:table-cell table:formula="of:=IF(ISBLANK([.M26]);&quot;&quot;;([.M26]-[.M$29])/[.M$29])" office:value-type="percentage" office:value="0.16979753789738" calcext:value-type="percentage">
            <text:p>17%</text:p>
          </table:table-cell>
          <table:table-cell table:formula="of:=IF(ISBLANK([.N26]);&quot;&quot;;([.N26]-[.N$29])/[.N$29])" office:value-type="percentage" office:value="0.381682679860873" calcext:value-type="percentage">
            <text:p>38%</text:p>
          </table:table-cell>
          <table:table-cell table:formula="of:=IF(ISBLANK([.O26]);&quot;&quot;;([.O26]-[.O$29])/[.O$29])" office:value-type="percentage" office:value="-0.0262484543930646" calcext:value-type="percentage">
            <text:p>-3%</text:p>
          </table:table-cell>
          <table:table-cell table:formula="of:=IF(ISBLANK([.P26]);&quot;&quot;;([.P26]-[.P$29])/[.P$29])" office:value-type="percentage" office:value="-0.560616015605671" calcext:value-type="percentage">
            <text:p>-56%</text:p>
          </table:table-cell>
          <table:table-cell table:formula="of:=IF(ISBLANK([.Q26]);&quot;&quot;;([.Q26]-[.Q$29])/[.Q$29])" office:value-type="percentage" office:value="0.443053887232108" calcext:value-type="percentage">
            <text:p>44%</text:p>
          </table:table-cell>
          <table:table-cell table:formula="of:=IF(ISBLANK([.R26]);&quot;&quot;;([.R26]-[.R$29])/[.R$29])" office:value-type="percentage" office:value="-0.142805607099393" calcext:value-type="percentage">
            <text:p>-14%</text:p>
          </table:table-cell>
          <table:table-cell table:formula="of:=IF(ISBLANK([.S26]);&quot;&quot;;([.S26]-[.S$29])/[.S$29])" office:value-type="percentage" office:value="-0.188928724514673" calcext:value-type="percentage">
            <text:p>-19%</text:p>
          </table:table-cell>
          <table:table-cell table:formula="of:=IF(ISBLANK([.T26]);&quot;&quot;;([.T26]-[.T$29])/[.T$29])" office:value-type="percentage" office:value="-0.00830644606271918" calcext:value-type="percentage">
            <text:p>-1%</text:p>
          </table:table-cell>
          <table:table-cell table:formula="of:=IF(ISBLANK([.U26]);&quot;&quot;;([.U26]-[.U$29])/[.U$29])" office:value-type="percentage" office:value="0.542914755333165" calcext:value-type="percentage">
            <text:p>54%</text:p>
          </table:table-cell>
          <table:table-cell table:formula="of:=IF(ISBLANK([.V26]);&quot;&quot;;([.V26]-[.V$29])/[.V$29])" office:value-type="percentage" office:value="0.233015838041968" calcext:value-type="percentage">
            <text:p>23%</text:p>
          </table:table-cell>
          <table:table-cell table:formula="of:=IF(ISBLANK([.W26]);&quot;&quot;;([.W26]-[.W$29])/[.W$29])" office:value-type="percentage" office:value="-0.0681283362644922" calcext:value-type="percentage">
            <text:p>-7%</text:p>
          </table:table-cell>
          <table:table-cell table:formula="of:=IF(ISBLANK([.X26]);&quot;&quot;;([.X26]-[.X$29])/[.X$29])" office:value-type="percentage" office:value="-0.120963690853254" calcext:value-type="percentage">
            <text:p>-12%</text:p>
          </table:table-cell>
          <table:table-cell table:formula="of:=IF(ISBLANK([.Y26]);&quot;&quot;;([.Y26]-[.Y$29])/[.Y$29])" office:value-type="percentage" office:value="0.0483257372212644" calcext:value-type="percentage">
            <text:p>5%</text:p>
          </table:table-cell>
          <table:table-cell table:formula="of:=IF(ISBLANK([.Z26]);&quot;&quot;;([.Z26]-[.Z$29])/[.Z$29])" office:value-type="percentage" office:value="0.256995066882244" calcext:value-type="percentage">
            <text:p>26%</text:p>
          </table:table-cell>
          <table:table-cell table:formula="of:=IF(ISBLANK([.AA26]);&quot;&quot;;([.AA26]-[.AA$29])/[.AA$29])" office:value-type="percentage" office:value="0.0296844145208931" calcext:value-type="percentage">
            <text:p>3%</text:p>
          </table:table-cell>
          <table:table-cell table:formula="of:=IF(ISBLANK([.AB26]);&quot;&quot;;([.AB26]-[.AB$29])/[.AB$29])" office:value-type="percentage" office:value="-0.394689294756083" calcext:value-type="percentage">
            <text:p>-39%</text:p>
          </table:table-cell>
          <table:table-cell table:formula="of:=IF(ISBLANK([.AC26]);&quot;&quot;;([.AC26]-[.AC$29])/[.AC$29])" office:value-type="percentage" office:value="0.103891203203478" calcext:value-type="percentage">
            <text:p>10%</text:p>
          </table:table-cell>
          <table:table-cell table:formula="of:=IF(ISBLANK([.AD26]);&quot;&quot;;([.AD26]-[.AD$29])/[.AD$29])" office:value-type="percentage" office:value="0.0333717170246028" calcext:value-type="percentage">
            <text:p>3%</text:p>
          </table:table-cell>
          <table:table-cell table:formula="of:=IF(ISBLANK([.AE26]);&quot;&quot;;([.AE26]-[.AE$29])/[.AE$29])" office:value-type="percentage" office:value="-0.821681957278737" calcext:value-type="percentage">
            <text:p>-82%</text:p>
          </table:table-cell>
          <table:table-cell table:formula="of:=IF(ISBLANK([.AF26]);&quot;&quot;;([.AF26]-[.AF$29])/[.AF$29])" office:value-type="percentage" office:value="-0.0659366305892557" calcext:value-type="percentage">
            <text:p>-7%</text:p>
          </table:table-cell>
          <table:table-cell table:formula="of:=IF(ISBLANK([.AG26]);&quot;&quot;;([.AG26]-[.AG$29])/[.AG$29])" office:value-type="percentage" office:value="-0.0492313128257764" calcext:value-type="percentage">
            <text:p>-5%</text:p>
          </table:table-cell>
          <table:table-cell table:formula="of:=IF(ISBLANK([.AH26]);&quot;&quot;;([.AH26]-[.AH$29])/[.AH$29])" office:value-type="percentage" office:value="-0.00242544856826855" calcext:value-type="percentage">
            <text:p>0%</text:p>
          </table:table-cell>
          <table:table-cell table:formula="of:=IF(ISBLANK([.AI26]);&quot;&quot;;([.AI26]-[.AI$29])/[.AI$29])" office:value-type="percentage" office:value="0.773737187915141" calcext:value-type="percentage">
            <text:p>77%</text:p>
          </table:table-cell>
          <table:table-cell table:formula="of:=IF(ISBLANK([.AJ26]);&quot;&quot;;([.AJ26]-[.AJ$29])/[.AJ$29])" office:value-type="percentage" office:value="0.0292437928974703" calcext:value-type="percentage">
            <text:p>3%</text:p>
          </table:table-cell>
          <table:table-cell table:formula="of:=IF(ISBLANK([.AK26]);&quot;&quot;;([.AK26]-[.AK$29])/[.AK$29])" office:value-type="percentage" office:value="-0.621374940128841" calcext:value-type="percentage">
            <text:p>-62%</text:p>
          </table:table-cell>
          <table:table-cell table:formula="of:=IF(ISBLANK([.AL26]);&quot;&quot;;([.AL26]-[.AL$29])/[.AL$29])" office:value-type="percentage" office:value="-0.0385086977104987" calcext:value-type="percentage">
            <text:p>-4%</text:p>
          </table:table-cell>
          <table:table-cell table:formula="of:=IF(ISBLANK([.AM26]);&quot;&quot;;([.AM26]-[.AM$29])/[.AM$29])" office:value-type="percentage" office:value="-0.755494657154124" calcext:value-type="percentage">
            <text:p>-76%</text:p>
          </table:table-cell>
          <table:table-cell table:formula="of:=IF(ISBLANK([.AN26]);&quot;&quot;;([.AN26]-[.AN$29])/[.AN$29])" office:value-type="percentage" office:value="-0.271312074165995" calcext:value-type="percentage">
            <text:p>-27%</text:p>
          </table:table-cell>
          <table:table-cell table:formula="of:=IF(ISBLANK([.AO26]);&quot;&quot;;([.AO26]-[.AO$29])/[.AO$29])" office:value-type="percentage" office:value="-0.370912285307736" calcext:value-type="percentage">
            <text:p>-37%</text:p>
          </table:table-cell>
          <table:table-cell table:formula="of:=IF(ISBLANK([.AP26]);&quot;&quot;;([.AP26]-[.AP$29])/[.AP$29])" office:value-type="percentage" office:value="0.0777199197051225" calcext:value-type="percentage">
            <text:p>8%</text:p>
          </table:table-cell>
          <table:table-cell table:formula="of:=IF(ISBLANK([.AQ26]);&quot;&quot;;([.AQ26]-[.AQ$29])/[.AQ$29])" office:value-type="percentage" office:value="-0.182721076044129" calcext:value-type="percentage">
            <text:p>-18%</text:p>
          </table:table-cell>
          <table:table-cell table:formula="of:=IF(ISBLANK([.AR26]);&quot;&quot;;([.AR26]-[.AR$29])/[.AR$29])" office:value-type="percentage" office:value="0.185728036553574" calcext:value-type="percentage">
            <text:p>19%</text:p>
          </table:table-cell>
          <table:table-cell table:formula="of:=IF(ISBLANK([.AS26]);&quot;&quot;;([.AS26]-[.AS$29])/[.AS$29])" office:value-type="percentage" office:value="-0.015399676581176" calcext:value-type="percentage">
            <text:p>-2%</text:p>
          </table:table-cell>
          <table:table-cell table:formula="of:=IF(ISBLANK([.AT26]);&quot;&quot;;([.AT26]-[.AT$29])/[.AT$29])" office:value-type="percentage" office:value="0.144612815206667" calcext:value-type="percentage">
            <text:p>14%</text:p>
          </table:table-cell>
          <table:table-cell table:formula="of:=IF(ISBLANK([.AU26]);&quot;&quot;;([.AU26]-[.AU$29])/[.AU$29])" office:value-type="percentage" office:value="-0.240160946048067" calcext:value-type="percentage">
            <text:p>-24%</text:p>
          </table:table-cell>
          <table:table-cell table:formula="of:=IF(ISBLANK([.AV26]);&quot;&quot;;([.AV26]-[.AV$29])/[.AV$29])" office:value-type="percentage" office:value="-0.472268763518804" calcext:value-type="percentage">
            <text:p>-47%</text:p>
          </table:table-cell>
          <table:table-cell table:formula="of:=IF(ISBLANK([.AW26]);&quot;&quot;;([.AW26]-[.AW$29])/[.AW$29])">
            <text:p/>
          </table:table-cell>
          <table:table-cell table:formula="of:=IF(ISBLANK([.AX26]);&quot;&quot;;([.AX26]-[.AX$29])/[.AX$29])" office:value-type="percentage" office:value="0.336589726795891" calcext:value-type="percentage">
            <text:p>34%</text:p>
          </table:table-cell>
          <table:table-cell table:formula="of:=IF(ISBLANK([.AY26]);&quot;&quot;;([.AY26]-[.AY$29])/[.AY$29])" office:value-type="percentage" office:value="-0.0796718390448996" calcext:value-type="percentage">
            <text:p>-8%</text:p>
          </table:table-cell>
          <table:table-cell table:formula="of:=IF(ISBLANK([.AZ26]);&quot;&quot;;([.AZ26]-[.AZ$29])/[.AZ$29])" office:value-type="percentage" office:value="2.54727686557144" calcext:value-type="percentage">
            <text:p>255%</text:p>
          </table:table-cell>
          <table:table-cell table:formula="of:=IF(ISBLANK([.BA26]);&quot;&quot;;([.BA26]-[.BA$29])/[.BA$29])" office:value-type="percentage" office:value="-0.155496874690209" calcext:value-type="percentage">
            <text:p>-16%</text:p>
          </table:table-cell>
          <table:table-cell table:formula="of:=IF(ISBLANK([.BB26]);&quot;&quot;;([.BB26]-[.BB$29])/[.BB$29])" office:value-type="percentage" office:value="-0.654854053567809" calcext:value-type="percentage">
            <text:p>-65%</text:p>
          </table:table-cell>
          <table:table-cell table:formula="of:=IF(ISBLANK([.BC26]);&quot;&quot;;([.BC26]-[.BC$29])/[.BC$29])" office:value-type="percentage" office:value="0.0361932130724474" calcext:value-type="percentage">
            <text:p>4%</text:p>
          </table:table-cell>
          <table:table-cell table:formula="of:=IF(ISBLANK([.BD26]);&quot;&quot;;([.BD26]-[.BD$29])/[.BD$29])" office:value-type="percentage" office:value="-0.719542287954785" calcext:value-type="percentage">
            <text:p>-72%</text:p>
          </table:table-cell>
          <table:table-cell/>
        </table:table-row>
        <table:table-row table:style-name="ro1">
          <table:table-cell table:formula="of:=[.A27]" office:value-type="float" office:value="2017" calcext:value-type="float">
            <text:p>2017</text:p>
          </table:table-cell>
          <table:table-cell table:formula="of:=IF(ISBLANK([.B27]);&quot;&quot;;([.B27]-[.B$29])/[.B$29])" office:value-type="percentage" office:value="-0.0397750961592844" calcext:value-type="percentage">
            <text:p>-4%</text:p>
          </table:table-cell>
          <table:table-cell table:formula="of:=IF(ISBLANK([.C27]);&quot;&quot;;([.C27]-[.C$29])/[.C$29])" office:value-type="percentage" office:value="-0.0289680756571976" calcext:value-type="percentage">
            <text:p>-3%</text:p>
          </table:table-cell>
          <table:table-cell table:formula="of:=IF(ISBLANK([.D27]);&quot;&quot;;([.D27]-[.D$29])/[.D$29])" office:value-type="percentage" office:value="0.0233784672920064" calcext:value-type="percentage">
            <text:p>2%</text:p>
          </table:table-cell>
          <table:table-cell table:formula="of:=IF(ISBLANK([.E27]);&quot;&quot;;([.E27]-[.E$29])/[.E$29])" office:value-type="percentage" office:value="0.0385718855962947" calcext:value-type="percentage">
            <text:p>4%</text:p>
          </table:table-cell>
          <table:table-cell table:formula="of:=IF(ISBLANK([.F27]);&quot;&quot;;([.F27]-[.F$29])/[.F$29])" office:value-type="percentage" office:value="0.313418468858522" calcext:value-type="percentage">
            <text:p>31%</text:p>
          </table:table-cell>
          <table:table-cell table:formula="of:=IF(ISBLANK([.G27]);&quot;&quot;;([.G27]-[.G$29])/[.G$29])" office:value-type="percentage" office:value="-0.0905696723714098" calcext:value-type="percentage">
            <text:p>-9%</text:p>
          </table:table-cell>
          <table:table-cell table:formula="of:=IF(ISBLANK([.H27]);&quot;&quot;;([.H27]-[.H$29])/[.H$29])" office:value-type="percentage" office:value="0.18274145348496" calcext:value-type="percentage">
            <text:p>18%</text:p>
          </table:table-cell>
          <table:table-cell table:formula="of:=IF(ISBLANK([.I27]);&quot;&quot;;([.I27]-[.I$29])/[.I$29])" office:value-type="percentage" office:value="0.180524126240585" calcext:value-type="percentage">
            <text:p>18%</text:p>
          </table:table-cell>
          <table:table-cell table:formula="of:=IF(ISBLANK([.J27]);&quot;&quot;;([.J27]-[.J$29])/[.J$29])" office:value-type="percentage" office:value="-0.161602346019508" calcext:value-type="percentage">
            <text:p>-16%</text:p>
          </table:table-cell>
          <table:table-cell table:formula="of:=IF(ISBLANK([.K27]);&quot;&quot;;([.K27]-[.K$29])/[.K$29])" office:value-type="percentage" office:value="-0.118361404811387" calcext:value-type="percentage">
            <text:p>-12%</text:p>
          </table:table-cell>
          <table:table-cell table:formula="of:=IF(ISBLANK([.L27]);&quot;&quot;;([.L27]-[.L$29])/[.L$29])" office:value-type="percentage" office:value="0.777141115690668" calcext:value-type="percentage">
            <text:p>78%</text:p>
          </table:table-cell>
          <table:table-cell table:formula="of:=IF(ISBLANK([.M27]);&quot;&quot;;([.M27]-[.M$29])/[.M$29])" office:value-type="percentage" office:value="0.149129720977451" calcext:value-type="percentage">
            <text:p>15%</text:p>
          </table:table-cell>
          <table:table-cell table:formula="of:=IF(ISBLANK([.N27]);&quot;&quot;;([.N27]-[.N$29])/[.N$29])" office:value-type="percentage" office:value="0.392174013371382" calcext:value-type="percentage">
            <text:p>39%</text:p>
          </table:table-cell>
          <table:table-cell table:formula="of:=IF(ISBLANK([.O27]);&quot;&quot;;([.O27]-[.O$29])/[.O$29])" office:value-type="percentage" office:value="0.0032718532786379" calcext:value-type="percentage">
            <text:p>0%</text:p>
          </table:table-cell>
          <table:table-cell table:formula="of:=IF(ISBLANK([.P27]);&quot;&quot;;([.P27]-[.P$29])/[.P$29])" office:value-type="percentage" office:value="-0.551971504779449" calcext:value-type="percentage">
            <text:p>-55%</text:p>
          </table:table-cell>
          <table:table-cell table:formula="of:=IF(ISBLANK([.Q27]);&quot;&quot;;([.Q27]-[.Q$29])/[.Q$29])" office:value-type="percentage" office:value="0.406966828553639" calcext:value-type="percentage">
            <text:p>41%</text:p>
          </table:table-cell>
          <table:table-cell table:formula="of:=IF(ISBLANK([.R27]);&quot;&quot;;([.R27]-[.R$29])/[.R$29])" office:value-type="percentage" office:value="-0.166226670977195" calcext:value-type="percentage">
            <text:p>-17%</text:p>
          </table:table-cell>
          <table:table-cell table:formula="of:=IF(ISBLANK([.S27]);&quot;&quot;;([.S27]-[.S$29])/[.S$29])" office:value-type="percentage" office:value="-0.218638079311799" calcext:value-type="percentage">
            <text:p>-22%</text:p>
          </table:table-cell>
          <table:table-cell table:formula="of:=IF(ISBLANK([.T27]);&quot;&quot;;([.T27]-[.T$29])/[.T$29])" office:value-type="percentage" office:value="0.378281486935232" calcext:value-type="percentage">
            <text:p>38%</text:p>
          </table:table-cell>
          <table:table-cell table:formula="of:=IF(ISBLANK([.U27]);&quot;&quot;;([.U27]-[.U$29])/[.U$29])" office:value-type="percentage" office:value="0.413895129588651" calcext:value-type="percentage">
            <text:p>41%</text:p>
          </table:table-cell>
          <table:table-cell table:formula="of:=IF(ISBLANK([.V27]);&quot;&quot;;([.V27]-[.V$29])/[.V$29])" office:value-type="percentage" office:value="-0.0658446526087826" calcext:value-type="percentage">
            <text:p>-7%</text:p>
          </table:table-cell>
          <table:table-cell table:formula="of:=IF(ISBLANK([.W27]);&quot;&quot;;([.W27]-[.W$29])/[.W$29])" office:value-type="percentage" office:value="-0.229459140324336" calcext:value-type="percentage">
            <text:p>-23%</text:p>
          </table:table-cell>
          <table:table-cell table:formula="of:=IF(ISBLANK([.X27]);&quot;&quot;;([.X27]-[.X$29])/[.X$29])">
            <text:p/>
          </table:table-cell>
          <table:table-cell table:formula="of:=IF(ISBLANK([.Y27]);&quot;&quot;;([.Y27]-[.Y$29])/[.Y$29])">
            <text:p/>
          </table:table-cell>
          <table:table-cell table:formula="of:=IF(ISBLANK([.Z27]);&quot;&quot;;([.Z27]-[.Z$29])/[.Z$29])" office:value-type="percentage" office:value="0.357923538909959" calcext:value-type="percentage">
            <text:p>36%</text:p>
          </table:table-cell>
          <table:table-cell table:formula="of:=IF(ISBLANK([.AA27]);&quot;&quot;;([.AA27]-[.AA$29])/[.AA$29])" office:value-type="percentage" office:value="0.103823932680733" calcext:value-type="percentage">
            <text:p>10%</text:p>
          </table:table-cell>
          <table:table-cell table:formula="of:=IF(ISBLANK([.AB27]);&quot;&quot;;([.AB27]-[.AB$29])/[.AB$29])" office:value-type="percentage" office:value="-0.46143718332552" calcext:value-type="percentage">
            <text:p>-46%</text:p>
          </table:table-cell>
          <table:table-cell table:formula="of:=IF(ISBLANK([.AC27]);&quot;&quot;;([.AC27]-[.AC$29])/[.AC$29])" office:value-type="percentage" office:value="0.0712550004479073" calcext:value-type="percentage">
            <text:p>7%</text:p>
          </table:table-cell>
          <table:table-cell table:formula="of:=IF(ISBLANK([.AD27]);&quot;&quot;;([.AD27]-[.AD$29])/[.AD$29])" office:value-type="percentage" office:value="0.0627059611592285" calcext:value-type="percentage">
            <text:p>6%</text:p>
          </table:table-cell>
          <table:table-cell table:formula="of:=IF(ISBLANK([.AE27]);&quot;&quot;;([.AE27]-[.AE$29])/[.AE$29])" office:value-type="percentage" office:value="-0.76968534776069" calcext:value-type="percentage">
            <text:p>-77%</text:p>
          </table:table-cell>
          <table:table-cell table:formula="of:=IF(ISBLANK([.AF27]);&quot;&quot;;([.AF27]-[.AF$29])/[.AF$29])" office:value-type="percentage" office:value="-0.0383766729678186" calcext:value-type="percentage">
            <text:p>-4%</text:p>
          </table:table-cell>
          <table:table-cell table:formula="of:=IF(ISBLANK([.AG27]);&quot;&quot;;([.AG27]-[.AG$29])/[.AG$29])" office:value-type="percentage" office:value="-0.0512462027714552" calcext:value-type="percentage">
            <text:p>-5%</text:p>
          </table:table-cell>
          <table:table-cell table:formula="of:=IF(ISBLANK([.AH27]);&quot;&quot;;([.AH27]-[.AH$29])/[.AH$29])" office:value-type="percentage" office:value="0.00961202931921434" calcext:value-type="percentage">
            <text:p>1%</text:p>
          </table:table-cell>
          <table:table-cell table:formula="of:=IF(ISBLANK([.AI27]);&quot;&quot;;([.AI27]-[.AI$29])/[.AI$29])" office:value-type="percentage" office:value="1.01404414839428" calcext:value-type="percentage">
            <text:p>101%</text:p>
          </table:table-cell>
          <table:table-cell table:formula="of:=IF(ISBLANK([.AJ27]);&quot;&quot;;([.AJ27]-[.AJ$29])/[.AJ$29])" office:value-type="percentage" office:value="-0.249674008277693" calcext:value-type="percentage">
            <text:p>-25%</text:p>
          </table:table-cell>
          <table:table-cell table:formula="of:=IF(ISBLANK([.AK27]);&quot;&quot;;([.AK27]-[.AK$29])/[.AK$29])" office:value-type="percentage" office:value="-0.950753013288921" calcext:value-type="percentage">
            <text:p>-95%</text:p>
          </table:table-cell>
          <table:table-cell table:formula="of:=IF(ISBLANK([.AL27]);&quot;&quot;;([.AL27]-[.AL$29])/[.AL$29])" office:value-type="percentage" office:value="3.35232821941976" calcext:value-type="percentage">
            <text:p>335%</text:p>
          </table:table-cell>
          <table:table-cell table:formula="of:=IF(ISBLANK([.AM27]);&quot;&quot;;([.AM27]-[.AM$29])/[.AM$29])" office:value-type="percentage" office:value="-0.744608254313324" calcext:value-type="percentage">
            <text:p>-74%</text:p>
          </table:table-cell>
          <table:table-cell table:formula="of:=IF(ISBLANK([.AN27]);&quot;&quot;;([.AN27]-[.AN$29])/[.AN$29])" office:value-type="percentage" office:value="-0.257058272909003" calcext:value-type="percentage">
            <text:p>-26%</text:p>
          </table:table-cell>
          <table:table-cell table:formula="of:=IF(ISBLANK([.AO27]);&quot;&quot;;([.AO27]-[.AO$29])/[.AO$29])" office:value-type="percentage" office:value="-0.561157446002088" calcext:value-type="percentage">
            <text:p>-56%</text:p>
          </table:table-cell>
          <table:table-cell table:formula="of:=IF(ISBLANK([.AP27]);&quot;&quot;;([.AP27]-[.AP$29])/[.AP$29])" office:value-type="percentage" office:value="0.00666593212248028" calcext:value-type="percentage">
            <text:p>1%</text:p>
          </table:table-cell>
          <table:table-cell table:formula="of:=IF(ISBLANK([.AQ27]);&quot;&quot;;([.AQ27]-[.AQ$29])/[.AQ$29])" office:value-type="percentage" office:value="0.668127619206014" calcext:value-type="percentage">
            <text:p>67%</text:p>
          </table:table-cell>
          <table:table-cell table:formula="of:=IF(ISBLANK([.AR27]);&quot;&quot;;([.AR27]-[.AR$29])/[.AR$29])" office:value-type="percentage" office:value="0.191444396197936" calcext:value-type="percentage">
            <text:p>19%</text:p>
          </table:table-cell>
          <table:table-cell table:formula="of:=IF(ISBLANK([.AS27]);&quot;&quot;;([.AS27]-[.AS$29])/[.AS$29])">
            <text:p/>
          </table:table-cell>
          <table:table-cell table:formula="of:=IF(ISBLANK([.AT27]);&quot;&quot;;([.AT27]-[.AT$29])/[.AT$29])" office:value-type="percentage" office:value="0.0787328769379096" calcext:value-type="percentage">
            <text:p>8%</text:p>
          </table:table-cell>
          <table:table-cell table:formula="of:=IF(ISBLANK([.AU27]);&quot;&quot;;([.AU27]-[.AU$29])/[.AU$29])" office:value-type="percentage" office:value="-0.265925964515249" calcext:value-type="percentage">
            <text:p>-27%</text:p>
          </table:table-cell>
          <table:table-cell table:formula="of:=IF(ISBLANK([.AV27]);&quot;&quot;;([.AV27]-[.AV$29])/[.AV$29])" office:value-type="percentage" office:value="-0.514515458661895" calcext:value-type="percentage">
            <text:p>-51%</text:p>
          </table:table-cell>
          <table:table-cell table:formula="of:=IF(ISBLANK([.AW27]);&quot;&quot;;([.AW27]-[.AW$29])/[.AW$29])">
            <text:p/>
          </table:table-cell>
          <table:table-cell table:formula="of:=IF(ISBLANK([.AX27]);&quot;&quot;;([.AX27]-[.AX$29])/[.AX$29])" office:value-type="percentage" office:value="0.294121659132241" calcext:value-type="percentage">
            <text:p>29%</text:p>
          </table:table-cell>
          <table:table-cell table:formula="of:=IF(ISBLANK([.AY27]);&quot;&quot;;([.AY27]-[.AY$29])/[.AY$29])" office:value-type="percentage" office:value="-0.110725667616101" calcext:value-type="percentage">
            <text:p>-11%</text:p>
          </table:table-cell>
          <table:table-cell table:formula="of:=IF(ISBLANK([.AZ27]);&quot;&quot;;([.AZ27]-[.AZ$29])/[.AZ$29])" office:value-type="percentage" office:value="1.91609494800452" calcext:value-type="percentage">
            <text:p>192%</text:p>
          </table:table-cell>
          <table:table-cell table:formula="of:=IF(ISBLANK([.BA27]);&quot;&quot;;([.BA27]-[.BA$29])/[.BA$29])" office:value-type="percentage" office:value="-0.204138568563955" calcext:value-type="percentage">
            <text:p>-20%</text:p>
          </table:table-cell>
          <table:table-cell table:formula="of:=IF(ISBLANK([.BB27]);&quot;&quot;;([.BB27]-[.BB$29])/[.BB$29])" office:value-type="percentage" office:value="1.1465061991172" calcext:value-type="percentage">
            <text:p>115%</text:p>
          </table:table-cell>
          <table:table-cell table:formula="of:=IF(ISBLANK([.BC27]);&quot;&quot;;([.BC27]-[.BC$29])/[.BC$29])" office:value-type="percentage" office:value="0.446349242613122" calcext:value-type="percentage">
            <text:p>45%</text:p>
          </table:table-cell>
          <table:table-cell table:formula="of:=IF(ISBLANK([.BD27]);&quot;&quot;;([.BD27]-[.BD$29])/[.BD$29])" office:value-type="percentage" office:value="-0.219888065979081" calcext:value-type="percentage">
            <text:p>-22%</text:p>
          </table:table-cell>
          <table:table-cell/>
        </table:table-row>
        <table:table-row table:style-name="ro1">
          <table:table-cell table:formula="of:=[.A28]" office:value-type="float" office:value="2018" calcext:value-type="float">
            <text:p>2018</text:p>
          </table:table-cell>
          <table:table-cell table:formula="of:=IF(ISBLANK([.B28]);&quot;&quot;;([.B28]-[.B$29])/[.B$29])" office:value-type="percentage" office:value="-0.0750300930635435" calcext:value-type="percentage">
            <text:p>-8%</text:p>
          </table:table-cell>
          <table:table-cell table:formula="of:=IF(ISBLANK([.C28]);&quot;&quot;;([.C28]-[.C$29])/[.C$29])" office:value-type="percentage" office:value="-0.0458648017169204" calcext:value-type="percentage">
            <text:p>-5%</text:p>
          </table:table-cell>
          <table:table-cell table:formula="of:=IF(ISBLANK([.D28]);&quot;&quot;;([.D28]-[.D$29])/[.D$29])" office:value-type="percentage" office:value="-0.321754819519506" calcext:value-type="percentage">
            <text:p>-32%</text:p>
          </table:table-cell>
          <table:table-cell table:formula="of:=IF(ISBLANK([.E28]);&quot;&quot;;([.E28]-[.E$29])/[.E$29])" office:value-type="percentage" office:value="-0.0434527883874481" calcext:value-type="percentage">
            <text:p>-4%</text:p>
          </table:table-cell>
          <table:table-cell table:formula="of:=IF(ISBLANK([.F28]);&quot;&quot;;([.F28]-[.F$29])/[.F$29])" office:value-type="percentage" office:value="0.209649628650712" calcext:value-type="percentage">
            <text:p>21%</text:p>
          </table:table-cell>
          <table:table-cell table:formula="of:=IF(ISBLANK([.G28]);&quot;&quot;;([.G28]-[.G$29])/[.G$29])" office:value-type="percentage" office:value="-0.11873832824205" calcext:value-type="percentage">
            <text:p>-12%</text:p>
          </table:table-cell>
          <table:table-cell table:formula="of:=IF(ISBLANK([.H28]);&quot;&quot;;([.H28]-[.H$29])/[.H$29])" office:value-type="percentage" office:value="0.238065211817618" calcext:value-type="percentage">
            <text:p>24%</text:p>
          </table:table-cell>
          <table:table-cell table:formula="of:=IF(ISBLANK([.I28]);&quot;&quot;;([.I28]-[.I$29])/[.I$29])" office:value-type="percentage" office:value="0.179390068579141" calcext:value-type="percentage">
            <text:p>18%</text:p>
          </table:table-cell>
          <table:table-cell table:formula="of:=IF(ISBLANK([.J28]);&quot;&quot;;([.J28]-[.J$29])/[.J$29])" office:value-type="percentage" office:value="-0.354628261686372" calcext:value-type="percentage">
            <text:p>-35%</text:p>
          </table:table-cell>
          <table:table-cell table:formula="of:=IF(ISBLANK([.K28]);&quot;&quot;;([.K28]-[.K$29])/[.K$29])" office:value-type="percentage" office:value="-0.222748167022949" calcext:value-type="percentage">
            <text:p>-22%</text:p>
          </table:table-cell>
          <table:table-cell table:formula="of:=IF(ISBLANK([.L28]);&quot;&quot;;([.L28]-[.L$29])/[.L$29])" office:value-type="percentage" office:value="0.756087049951163" calcext:value-type="percentage">
            <text:p>76%</text:p>
          </table:table-cell>
          <table:table-cell table:formula="of:=IF(ISBLANK([.M28]);&quot;&quot;;([.M28]-[.M$29])/[.M$29])" office:value-type="percentage" office:value="0.187951514898612" calcext:value-type="percentage">
            <text:p>19%</text:p>
          </table:table-cell>
          <table:table-cell table:formula="of:=IF(ISBLANK([.N28]);&quot;&quot;;([.N28]-[.N$29])/[.N$29])" office:value-type="percentage" office:value="0.364495255978491" calcext:value-type="percentage">
            <text:p>36%</text:p>
          </table:table-cell>
          <table:table-cell table:formula="of:=IF(ISBLANK([.O28]);&quot;&quot;;([.O28]-[.O$29])/[.O$29])" office:value-type="percentage" office:value="-0.093951731490661" calcext:value-type="percentage">
            <text:p>-9%</text:p>
          </table:table-cell>
          <table:table-cell table:formula="of:=IF(ISBLANK([.P28]);&quot;&quot;;([.P28]-[.P$29])/[.P$29])" office:value-type="percentage" office:value="-0.572244702083072" calcext:value-type="percentage">
            <text:p>-57%</text:p>
          </table:table-cell>
          <table:table-cell table:formula="of:=IF(ISBLANK([.Q28]);&quot;&quot;;([.Q28]-[.Q$29])/[.Q$29])" office:value-type="percentage" office:value="0.604871587028388" calcext:value-type="percentage">
            <text:p>60%</text:p>
          </table:table-cell>
          <table:table-cell table:formula="of:=IF(ISBLANK([.R28]);&quot;&quot;;([.R28]-[.R$29])/[.R$29])" office:value-type="percentage" office:value="-0.113435299240115" calcext:value-type="percentage">
            <text:p>-11%</text:p>
          </table:table-cell>
          <table:table-cell table:formula="of:=IF(ISBLANK([.S28]);&quot;&quot;;([.S28]-[.S$29])/[.S$29])" office:value-type="percentage" office:value="-0.155951202333891" calcext:value-type="percentage">
            <text:p>-16%</text:p>
          </table:table-cell>
          <table:table-cell table:formula="of:=IF(ISBLANK([.T28]);&quot;&quot;;([.T28]-[.T$29])/[.T$29])" office:value-type="percentage" office:value="0.014664713762555" calcext:value-type="percentage">
            <text:p>1%</text:p>
          </table:table-cell>
          <table:table-cell table:formula="of:=IF(ISBLANK([.U28]);&quot;&quot;;([.U28]-[.U$29])/[.U$29])" office:value-type="percentage" office:value="0.45704097392547" calcext:value-type="percentage">
            <text:p>46%</text:p>
          </table:table-cell>
          <table:table-cell table:formula="of:=IF(ISBLANK([.V28]);&quot;&quot;;([.V28]-[.V$29])/[.V$29])" office:value-type="percentage" office:value="-0.0628565787209134" calcext:value-type="percentage">
            <text:p>-6%</text:p>
          </table:table-cell>
          <table:table-cell table:formula="of:=IF(ISBLANK([.W28]);&quot;&quot;;([.W28]-[.W$29])/[.W$29])" office:value-type="percentage" office:value="0.0628902066033105" calcext:value-type="percentage">
            <text:p>6%</text:p>
          </table:table-cell>
          <table:table-cell table:formula="of:=IF(ISBLANK([.X28]);&quot;&quot;;([.X28]-[.X$29])/[.X$29])">
            <text:p/>
          </table:table-cell>
          <table:table-cell table:formula="of:=IF(ISBLANK([.Y28]);&quot;&quot;;([.Y28]-[.Y$29])/[.Y$29])">
            <text:p/>
          </table:table-cell>
          <table:table-cell table:formula="of:=IF(ISBLANK([.Z28]);&quot;&quot;;([.Z28]-[.Z$29])/[.Z$29])" office:value-type="percentage" office:value="0.295355892519984" calcext:value-type="percentage">
            <text:p>30%</text:p>
          </table:table-cell>
          <table:table-cell table:formula="of:=IF(ISBLANK([.AA28]);&quot;&quot;;([.AA28]-[.AA$29])/[.AA$29])" office:value-type="percentage" office:value="0.0812804525404151" calcext:value-type="percentage">
            <text:p>8%</text:p>
          </table:table-cell>
          <table:table-cell table:formula="of:=IF(ISBLANK([.AB28]);&quot;&quot;;([.AB28]-[.AB$29])/[.AB$29])" office:value-type="percentage" office:value="-0.277191996993228" calcext:value-type="percentage">
            <text:p>-28%</text:p>
          </table:table-cell>
          <table:table-cell table:formula="of:=IF(ISBLANK([.AC28]);&quot;&quot;;([.AC28]-[.AC$29])/[.AC$29])" office:value-type="percentage" office:value="-0.0479156871697117" calcext:value-type="percentage">
            <text:p>-5%</text:p>
          </table:table-cell>
          <table:table-cell table:formula="of:=IF(ISBLANK([.AD28]);&quot;&quot;;([.AD28]-[.AD$29])/[.AD$29])" office:value-type="percentage" office:value="0.0791909098902212" calcext:value-type="percentage">
            <text:p>8%</text:p>
          </table:table-cell>
          <table:table-cell table:formula="of:=IF(ISBLANK([.AE28]);&quot;&quot;;([.AE28]-[.AE$29])/[.AE$29])" office:value-type="percentage" office:value="-0.76202470164749" calcext:value-type="percentage">
            <text:p>-76%</text:p>
          </table:table-cell>
          <table:table-cell table:formula="of:=IF(ISBLANK([.AF28]);&quot;&quot;;([.AF28]-[.AF$29])/[.AF$29])" office:value-type="percentage" office:value="0.0438648005217052" calcext:value-type="percentage">
            <text:p>4%</text:p>
          </table:table-cell>
          <table:table-cell table:formula="of:=IF(ISBLANK([.AG28]);&quot;&quot;;([.AG28]-[.AG$29])/[.AG$29])" office:value-type="percentage" office:value="-0.0292872608832309" calcext:value-type="percentage">
            <text:p>-3%</text:p>
          </table:table-cell>
          <table:table-cell table:formula="of:=IF(ISBLANK([.AH28]);&quot;&quot;;([.AH28]-[.AH$29])/[.AH$29])" office:value-type="percentage" office:value="-0.00991446693358635" calcext:value-type="percentage">
            <text:p>-1%</text:p>
          </table:table-cell>
          <table:table-cell table:formula="of:=IF(ISBLANK([.AI28]);&quot;&quot;;([.AI28]-[.AI$29])/[.AI$29])" office:value-type="percentage" office:value="1.08640538730388" calcext:value-type="percentage">
            <text:p>109%</text:p>
          </table:table-cell>
          <table:table-cell table:formula="of:=IF(ISBLANK([.AJ28]);&quot;&quot;;([.AJ28]-[.AJ$29])/[.AJ$29])" office:value-type="percentage" office:value="0.0309119819768635" calcext:value-type="percentage">
            <text:p>3%</text:p>
          </table:table-cell>
          <table:table-cell table:formula="of:=IF(ISBLANK([.AK28]);&quot;&quot;;([.AK28]-[.AK$29])/[.AK$29])" office:value-type="percentage" office:value="1.83374321768779" calcext:value-type="percentage">
            <text:p>183%</text:p>
          </table:table-cell>
          <table:table-cell table:formula="of:=IF(ISBLANK([.AL28]);&quot;&quot;;([.AL28]-[.AL$29])/[.AL$29])" office:value-type="percentage" office:value="0.380010019856964" calcext:value-type="percentage">
            <text:p>38%</text:p>
          </table:table-cell>
          <table:table-cell table:formula="of:=IF(ISBLANK([.AM28]);&quot;&quot;;([.AM28]-[.AM$29])/[.AM$29])" office:value-type="percentage" office:value="-0.716907876638869" calcext:value-type="percentage">
            <text:p>-72%</text:p>
          </table:table-cell>
          <table:table-cell table:formula="of:=IF(ISBLANK([.AN28]);&quot;&quot;;([.AN28]-[.AN$29])/[.AN$29])" office:value-type="percentage" office:value="-0.217742726868263" calcext:value-type="percentage">
            <text:p>-22%</text:p>
          </table:table-cell>
          <table:table-cell table:formula="of:=IF(ISBLANK([.AO28]);&quot;&quot;;([.AO28]-[.AO$29])/[.AO$29])" office:value-type="percentage" office:value="-0.7036596536689" calcext:value-type="percentage">
            <text:p>-70%</text:p>
          </table:table-cell>
          <table:table-cell table:formula="of:=IF(ISBLANK([.AP28]);&quot;&quot;;([.AP28]-[.AP$29])/[.AP$29])" office:value-type="percentage" office:value="-0.178841783097357" calcext:value-type="percentage">
            <text:p>-18%</text:p>
          </table:table-cell>
          <table:table-cell table:formula="of:=IF(ISBLANK([.AQ28]);&quot;&quot;;([.AQ28]-[.AQ$29])/[.AQ$29])" office:value-type="percentage" office:value="0.777728250100451" calcext:value-type="percentage">
            <text:p>78%</text:p>
          </table:table-cell>
          <table:table-cell table:formula="of:=IF(ISBLANK([.AR28]);&quot;&quot;;([.AR28]-[.AR$29])/[.AR$29])" office:value-type="percentage" office:value="0.203820224274334" calcext:value-type="percentage">
            <text:p>20%</text:p>
          </table:table-cell>
          <table:table-cell table:formula="of:=IF(ISBLANK([.AS28]);&quot;&quot;;([.AS28]-[.AS$29])/[.AS$29])">
            <text:p/>
          </table:table-cell>
          <table:table-cell table:formula="of:=IF(ISBLANK([.AT28]);&quot;&quot;;([.AT28]-[.AT$29])/[.AT$29])" office:value-type="percentage" office:value="0.127023571888668" calcext:value-type="percentage">
            <text:p>13%</text:p>
          </table:table-cell>
          <table:table-cell table:formula="of:=IF(ISBLANK([.AU28]);&quot;&quot;;([.AU28]-[.AU$29])/[.AU$29])" office:value-type="percentage" office:value="-0.115705948834785" calcext:value-type="percentage">
            <text:p>-12%</text:p>
          </table:table-cell>
          <table:table-cell table:formula="of:=IF(ISBLANK([.AV28]);&quot;&quot;;([.AV28]-[.AV$29])/[.AV$29])" office:value-type="percentage" office:value="-0.537419918979617" calcext:value-type="percentage">
            <text:p>-54%</text:p>
          </table:table-cell>
          <table:table-cell table:formula="of:=IF(ISBLANK([.AW28]);&quot;&quot;;([.AW28]-[.AW$29])/[.AW$29])">
            <text:p/>
          </table:table-cell>
          <table:table-cell table:formula="of:=IF(ISBLANK([.AX28]);&quot;&quot;;([.AX28]-[.AX$29])/[.AX$29])" office:value-type="percentage" office:value="-0.0859714347330508" calcext:value-type="percentage">
            <text:p>-9%</text:p>
          </table:table-cell>
          <table:table-cell table:formula="of:=IF(ISBLANK([.AY28]);&quot;&quot;;([.AY28]-[.AY$29])/[.AY$29])" office:value-type="percentage" office:value="-0.0741911101387239" calcext:value-type="percentage">
            <text:p>-7%</text:p>
          </table:table-cell>
          <table:table-cell table:formula="of:=IF(ISBLANK([.AZ28]);&quot;&quot;;([.AZ28]-[.AZ$29])/[.AZ$29])" office:value-type="percentage" office:value="1.83678490283597" calcext:value-type="percentage">
            <text:p>184%</text:p>
          </table:table-cell>
          <table:table-cell table:formula="of:=IF(ISBLANK([.BA28]);&quot;&quot;;([.BA28]-[.BA$29])/[.BA$29])" office:value-type="percentage" office:value="-0.201534009969821" calcext:value-type="percentage">
            <text:p>-20%</text:p>
          </table:table-cell>
          <table:table-cell table:formula="of:=IF(ISBLANK([.BB28]);&quot;&quot;;([.BB28]-[.BB$29])/[.BB$29])" office:value-type="percentage" office:value="0.0770652683757452" calcext:value-type="percentage">
            <text:p>8%</text:p>
          </table:table-cell>
          <table:table-cell table:formula="of:=IF(ISBLANK([.BC28]);&quot;&quot;;([.BC28]-[.BC$29])/[.BC$29])" office:value-type="percentage" office:value="1.140387319846" calcext:value-type="percentage">
            <text:p>114%</text:p>
          </table:table-cell>
          <table:table-cell table:formula="of:=IF(ISBLANK([.BD28]);&quot;&quot;;([.BD28]-[.BD$29])/[.BD$29])" office:value-type="percentage" office:value="-0.542814909048784" calcext:value-type="percentage">
            <text:p>-54%</text:p>
          </table:table-cell>
          <table:table-cell/>
        </table:table-row>
      </table:table>
      <table:named-expressions/>
      <table:database-ranges>
        <table:database-range table:name="__Anonymous_Sheet_DB__0" table:target-range-address="'Cat-weights'.A1:'Cat-weights'.G1140" table:display-filter-buttons="true"/>
      </table:database-ranges>
      <table:data-pilot-tables>
        <table:data-pilot-table table:name="DataPilot1" table:application-data="" table:target-range-address="'Pivot Table_Cat-weights_1'.A1:'Pivot Table_Cat-weights_1'.BE29" table:buttons="'Pivot Table_Cat-weights_1'.A2 'Pivot Table_Cat-weights_1'.B1" table:show-filter-button="false" table:drill-down-on-double-click="false">
          <table:source-cell-range table:cell-range-address="'Cat-weights'.A1:'Cat-weights'.G114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UNU_Key" table:orientation="column" table:used-hierarchy="0" table:function="auto">
            <table:data-pilot-level table:show-empty="false" calcext:repeat-item-labels="false">
              <table:data-pilot-members>
                <table:data-pilot-member table:name="0101" table:display="true" table:show-details="true"/>
                <table:data-pilot-member table:name="0102" table:display="true" table:show-details="true"/>
                <table:data-pilot-member table:name="0103" table:display="true" table:show-details="true"/>
                <table:data-pilot-member table:name="0104" table:display="true" table:show-details="true"/>
                <table:data-pilot-member table:name="0105" table:display="true" table:show-details="true"/>
                <table:data-pilot-member table:name="0106" table:display="true" table:show-details="true"/>
                <table:data-pilot-member table:name="0108" table:display="true" table:show-details="true"/>
                <table:data-pilot-member table:name="0109" table:display="true" table:show-details="true"/>
                <table:data-pilot-member table:name="0113" table:display="true" table:show-details="true"/>
                <table:data-pilot-member table:name="0114" table:display="true" table:show-details="true"/>
                <table:data-pilot-member table:name="0201" table:display="true" table:show-details="true"/>
                <table:data-pilot-member table:name="0202" table:display="true" table:show-details="true"/>
                <table:data-pilot-member table:name="0203" table:display="true" table:show-details="true"/>
                <table:data-pilot-member table:name="0204" table:display="true" table:show-details="true"/>
                <table:data-pilot-member table:name="0205" table:display="true" table:show-details="true"/>
                <table:data-pilot-member table:name="0301" table:display="true" table:show-details="true"/>
                <table:data-pilot-member table:name="0302" table:display="true" table:show-details="true"/>
                <table:data-pilot-member table:name="0303" table:display="true" table:show-details="true"/>
                <table:data-pilot-member table:name="0304" table:display="true" table:show-details="true"/>
                <table:data-pilot-member table:name="0305" table:display="true" table:show-details="true"/>
                <table:data-pilot-member table:name="0306" table:display="true" table:show-details="true"/>
                <table:data-pilot-member table:name="0307" table:display="true" table:show-details="true"/>
                <table:data-pilot-member table:name="0308" table:display="true" table:show-details="true"/>
                <table:data-pilot-member table:name="0309" table:display="true" table:show-details="true"/>
                <table:data-pilot-member table:name="0402" table:display="true" table:show-details="true"/>
                <table:data-pilot-member table:name="0403" table:display="true" table:show-details="true"/>
                <table:data-pilot-member table:name="0404" table:display="true" table:show-details="true"/>
                <table:data-pilot-member table:name="0405" table:display="true" table:show-details="true"/>
                <table:data-pilot-member table:name="0406" table:display="true" table:show-details="true"/>
                <table:data-pilot-member table:name="0407" table:display="true" table:show-details="true"/>
                <table:data-pilot-member table:name="0408" table:display="true" table:show-details="true"/>
                <table:data-pilot-member table:name="0502" table:display="true" table:show-details="true"/>
                <table:data-pilot-member table:name="0503" table:display="true" table:show-details="true"/>
                <table:data-pilot-member table:name="0504" table:display="true" table:show-details="true"/>
                <table:data-pilot-member table:name="0601" table:display="true" table:show-details="true"/>
                <table:data-pilot-member table:name="0703" table:display="true" table:show-details="true"/>
                <table:data-pilot-member table:name="0801" table:display="true" table:show-details="true"/>
                <table:data-pilot-member table:name="0901" table:display="true" table:show-details="true"/>
                <table:data-pilot-member table:name="0902" table:display="true" table:show-details="true"/>
                <table:data-pilot-member table:name="1001" table:display="true" table:show-details="true"/>
                <table:data-pilot-member table:name="1002" table:display="true" table:show-details="true"/>
                <table:data-pilot-member table:name="bus" table:display="true" table:show-details="true"/>
                <table:data-pilot-member table:name="car" table:display="true" table:show-details="true"/>
                <table:data-pilot-member table:name="Electric bikes" table:display="true" table:show-details="true"/>
                <table:data-pilot-member table:name="Fans" table:display="true" table:show-details="true"/>
                <table:data-pilot-member table:name="Industrial machines" table:display="true" table:show-details="true"/>
                <table:data-pilot-member table:name="Industrial pumps" table:display="true" table:show-details="true"/>
                <table:data-pilot-member table:name="Industrial robots" table:display="true" table:show-details="true"/>
                <table:data-pilot-member table:name="motorhome" table:display="true" table:show-details="true"/>
                <table:data-pilot-member table:name="Nickel batteries" table:display="true" table:show-details="true"/>
                <table:data-pilot-member table:name="NRMM" table:display="true" table:show-details="true"/>
                <table:data-pilot-member table:name="Shavers" table:display="true" table:show-details="true"/>
                <table:data-pilot-member table:name="special" table:display="true" table:show-details="true"/>
                <table:data-pilot-member table:name="truck" table:display="true" table:show-details="true"/>
                <table:data-pilot-member table:name="Wind turbine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Year" table:orientation="row" table:used-hierarchy="0" table:function="auto">
            <table:data-pilot-level table:show-empty="false" calcext:repeat-item-labels="false">
              <table:data-pilot-members>
                <table:data-pilot-member table:name="1993" table:display="true" table:show-details="true"/>
                <table:data-pilot-member table:name="1994" table:display="true" table:show-details="true"/>
                <table:data-pilot-member table:name="1995" table:display="true" table:show-details="true"/>
                <table:data-pilot-member table:name="1996" table:display="true" table:show-details="true"/>
                <table:data-pilot-member table:name="1997" table:display="true" table:show-details="true"/>
                <table:data-pilot-member table:name="1998" table:display="true" table:show-details="true"/>
                <table:data-pilot-member table:name="1999" table:display="true" table:show-details="true"/>
                <table:data-pilot-member table:name="2000" table:display="true" table:show-details="true"/>
                <table:data-pilot-member table:name="2001" table:display="true" table:show-details="true"/>
                <table:data-pilot-member table:name="2002" table:display="true" table:show-details="true"/>
                <table:data-pilot-member table:name="2003" table:display="true" table:show-details="true"/>
                <table:data-pilot-member table:name="2004" table:display="true" table:show-details="true"/>
                <table:data-pilot-member table:name="2005" table:display="true" table:show-details="true"/>
                <table:data-pilot-member table:name="2006" table:display="true" table:show-details="true"/>
                <table:data-pilot-member table:name="2007" table:display="true" table:show-details="true"/>
                <table:data-pilot-member table:name="2008" table:display="true" table:show-details="true"/>
                <table:data-pilot-member table:name="2009" table:display="true" table:show-details="true"/>
                <table:data-pilot-member table:name="2010" table:display="true" table:show-details="true"/>
                <table:data-pilot-member table:name="2011" table:display="true" table:show-details="true"/>
                <table:data-pilot-member table:name="2012" table:display="true" table:show-details="true"/>
                <table:data-pilot-member table:name="2013" table:display="true" table:show-details="true"/>
                <table:data-pilot-member table:name="2014" table:display="true" table:show-details="true"/>
                <table:data-pilot-member table:name="2015" table:display="true" table:show-details="true"/>
                <table:data-pilot-member table:name="2016" table:display="true" table:show-details="true"/>
                <table:data-pilot-member table:name="2017" table:display="true" table:show-details="true"/>
                <table:data-pilot-member table:name="201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vg" table:orientation="data" table:used-hierarchy="0" table:function="average">
            <table:data-pilot-level table:show-empty="false" calcext:repeat-item-labels="false">
              <table:data-pilot-members>
                <table:data-pilot-member table:name="0,022851367205636" table:display="true" table:show-details="true"/>
                <table:data-pilot-member table:name="0,024600900339996" table:display="true" table:show-details="true"/>
                <table:data-pilot-member table:name="0,024616694289662" table:display="true" table:show-details="true"/>
                <table:data-pilot-member table:name="0,024858396413249" table:display="true" table:show-details="true"/>
                <table:data-pilot-member table:name="0,025805938231213" table:display="true" table:show-details="true"/>
                <table:data-pilot-member table:name="0,027426781330725" table:display="true" table:show-details="true"/>
                <table:data-pilot-member table:name="0,027963725546336" table:display="true" table:show-details="true"/>
                <table:data-pilot-member table:name="0,028214538759102" table:display="true" table:show-details="true"/>
                <table:data-pilot-member table:name="0,028550878881097" table:display="true" table:show-details="true"/>
                <table:data-pilot-member table:name="0,028674103121807" table:display="true" table:show-details="true"/>
                <table:data-pilot-member table:name="0,028737450880759" table:display="true" table:show-details="true"/>
                <table:data-pilot-member table:name="0,029211283650523" table:display="true" table:show-details="true"/>
                <table:data-pilot-member table:name="0,032057701627239" table:display="true" table:show-details="true"/>
                <table:data-pilot-member table:name="0,034148362412725" table:display="true" table:show-details="true"/>
                <table:data-pilot-member table:name="0,034317168853609" table:display="true" table:show-details="true"/>
                <table:data-pilot-member table:name="0,038694683905691" table:display="true" table:show-details="true"/>
                <table:data-pilot-member table:name="0,039620818262144" table:display="true" table:show-details="true"/>
                <table:data-pilot-member table:name="0,03987535127838" table:display="true" table:show-details="true"/>
                <table:data-pilot-member table:name="0,040193260483802" table:display="true" table:show-details="true"/>
                <table:data-pilot-member table:name="0,040366715793739" table:display="true" table:show-details="true"/>
                <table:data-pilot-member table:name="0,042331802160854" table:display="true" table:show-details="true"/>
                <table:data-pilot-member table:name="0,044287719765872" table:display="true" table:show-details="true"/>
                <table:data-pilot-member table:name="0,044378742367778" table:display="true" table:show-details="true"/>
                <table:data-pilot-member table:name="0,044773211738994" table:display="true" table:show-details="true"/>
                <table:data-pilot-member table:name="0,045346859042069" table:display="true" table:show-details="true"/>
                <table:data-pilot-member table:name="0,047438545999133" table:display="true" table:show-details="true"/>
                <table:data-pilot-member table:name="0,048059853288213" table:display="true" table:show-details="true"/>
                <table:data-pilot-member table:name="0,04851798806152" table:display="true" table:show-details="true"/>
                <table:data-pilot-member table:name="0,050047172028682" table:display="true" table:show-details="true"/>
                <table:data-pilot-member table:name="0,050171229906532" table:display="true" table:show-details="true"/>
                <table:data-pilot-member table:name="0,051262286776607" table:display="true" table:show-details="true"/>
                <table:data-pilot-member table:name="0,051499271379535" table:display="true" table:show-details="true"/>
                <table:data-pilot-member table:name="0,05368267586129" table:display="true" table:show-details="true"/>
                <table:data-pilot-member table:name="0,054564466524268" table:display="true" table:show-details="true"/>
                <table:data-pilot-member table:name="0,05465144710226" table:display="true" table:show-details="true"/>
                <table:data-pilot-member table:name="0,05767205000918" table:display="true" table:show-details="true"/>
                <table:data-pilot-member table:name="0,058981799946008" table:display="true" table:show-details="true"/>
                <table:data-pilot-member table:name="0,062355400572977" table:display="true" table:show-details="true"/>
                <table:data-pilot-member table:name="0,063986935693218" table:display="true" table:show-details="true"/>
                <table:data-pilot-member table:name="0,064141692589184" table:display="true" table:show-details="true"/>
                <table:data-pilot-member table:name="0,064907486368761" table:display="true" table:show-details="true"/>
                <table:data-pilot-member table:name="0,069847591102074" table:display="true" table:show-details="true"/>
                <table:data-pilot-member table:name="0,07243857128031" table:display="true" table:show-details="true"/>
                <table:data-pilot-member table:name="0,072861196300617" table:display="true" table:show-details="true"/>
                <table:data-pilot-member table:name="0,074967148832051" table:display="true" table:show-details="true"/>
                <table:data-pilot-member table:name="0,076790741776204" table:display="true" table:show-details="true"/>
                <table:data-pilot-member table:name="0,077217880149094" table:display="true" table:show-details="true"/>
                <table:data-pilot-member table:name="0,077561607829263" table:display="true" table:show-details="true"/>
                <table:data-pilot-member table:name="0,079950592619227" table:display="true" table:show-details="true"/>
                <table:data-pilot-member table:name="0,081211427498476" table:display="true" table:show-details="true"/>
                <table:data-pilot-member table:name="0,081568799596724" table:display="true" table:show-details="true"/>
                <table:data-pilot-member table:name="0,082775586933387" table:display="true" table:show-details="true"/>
                <table:data-pilot-member table:name="0,082837219352247" table:display="true" table:show-details="true"/>
                <table:data-pilot-member table:name="0,082872065511052" table:display="true" table:show-details="true"/>
                <table:data-pilot-member table:name="0,083003643229097" table:display="true" table:show-details="true"/>
                <table:data-pilot-member table:name="0,083066788523415" table:display="true" table:show-details="true"/>
                <table:data-pilot-member table:name="0,083771342062516" table:display="true" table:show-details="true"/>
                <table:data-pilot-member table:name="0,083912357806812" table:display="true" table:show-details="true"/>
                <table:data-pilot-member table:name="0,086335137567898" table:display="true" table:show-details="true"/>
                <table:data-pilot-member table:name="0,087004502276838" table:display="true" table:show-details="true"/>
                <table:data-pilot-member table:name="0,088210626896124" table:display="true" table:show-details="true"/>
                <table:data-pilot-member table:name="0,088731373426667" table:display="true" table:show-details="true"/>
                <table:data-pilot-member table:name="0,088919814255791" table:display="true" table:show-details="true"/>
                <table:data-pilot-member table:name="0,089905988986963" table:display="true" table:show-details="true"/>
                <table:data-pilot-member table:name="0,090363440586066" table:display="true" table:show-details="true"/>
                <table:data-pilot-member table:name="0,090545535128124" table:display="true" table:show-details="true"/>
                <table:data-pilot-member table:name="0,090785064361481" table:display="true" table:show-details="true"/>
                <table:data-pilot-member table:name="0,091811822583665" table:display="true" table:show-details="true"/>
                <table:data-pilot-member table:name="0,092542014675092" table:display="true" table:show-details="true"/>
                <table:data-pilot-member table:name="0,092999222681907" table:display="true" table:show-details="true"/>
                <table:data-pilot-member table:name="0,094343239163264" table:display="true" table:show-details="true"/>
                <table:data-pilot-member table:name="0,095568165859229" table:display="true" table:show-details="true"/>
                <table:data-pilot-member table:name="0,095663114746082" table:display="true" table:show-details="true"/>
                <table:data-pilot-member table:name="0,096803275989766" table:display="true" table:show-details="true"/>
                <table:data-pilot-member table:name="0,101133608094746" table:display="true" table:show-details="true"/>
                <table:data-pilot-member table:name="0,105192130883655" table:display="true" table:show-details="true"/>
                <table:data-pilot-member table:name="0,109918240921446" table:display="true" table:show-details="true"/>
                <table:data-pilot-member table:name="0,113867419542074" table:display="true" table:show-details="true"/>
                <table:data-pilot-member table:name="0,114970958123712" table:display="true" table:show-details="true"/>
                <table:data-pilot-member table:name="0,116153295295235" table:display="true" table:show-details="true"/>
                <table:data-pilot-member table:name="0,120179688914968" table:display="true" table:show-details="true"/>
                <table:data-pilot-member table:name="0,120209698178311" table:display="true" table:show-details="true"/>
                <table:data-pilot-member table:name="0,121310125509779" table:display="true" table:show-details="true"/>
                <table:data-pilot-member table:name="0,127773994173457" table:display="true" table:show-details="true"/>
                <table:data-pilot-member table:name="0,129215921086974" table:display="true" table:show-details="true"/>
                <table:data-pilot-member table:name="0,130447974008354" table:display="true" table:show-details="true"/>
                <table:data-pilot-member table:name="0,13133996017885" table:display="true" table:show-details="true"/>
                <table:data-pilot-member table:name="0,131434683984856" table:display="true" table:show-details="true"/>
                <table:data-pilot-member table:name="0,131595662627147" table:display="true" table:show-details="true"/>
                <table:data-pilot-member table:name="0,132604575487232" table:display="true" table:show-details="true"/>
                <table:data-pilot-member table:name="0,133020672821325" table:display="true" table:show-details="true"/>
                <table:data-pilot-member table:name="0,133534851483295" table:display="true" table:show-details="true"/>
                <table:data-pilot-member table:name="0,134244526983566" table:display="true" table:show-details="true"/>
                <table:data-pilot-member table:name="0,134606972986505" table:display="true" table:show-details="true"/>
                <table:data-pilot-member table:name="0,138010923355236" table:display="true" table:show-details="true"/>
                <table:data-pilot-member table:name="0,139013115938251" table:display="true" table:show-details="true"/>
                <table:data-pilot-member table:name="0,139018609921612" table:display="true" table:show-details="true"/>
                <table:data-pilot-member table:name="0,14074379101241" table:display="true" table:show-details="true"/>
                <table:data-pilot-member table:name="0,141505141755151" table:display="true" table:show-details="true"/>
                <table:data-pilot-member table:name="0,147166372187897" table:display="true" table:show-details="true"/>
                <table:data-pilot-member table:name="0,153539339007362" table:display="true" table:show-details="true"/>
                <table:data-pilot-member table:name="0,157775600300878" table:display="true" table:show-details="true"/>
                <table:data-pilot-member table:name="0,166557464931032" table:display="true" table:show-details="true"/>
                <table:data-pilot-member table:name="0,173732882082763" table:display="true" table:show-details="true"/>
                <table:data-pilot-member table:name="0,173964019819082" table:display="true" table:show-details="true"/>
                <table:data-pilot-member table:name="0,175426511554685" table:display="true" table:show-details="true"/>
                <table:data-pilot-member table:name="0,176210788499985" table:display="true" table:show-details="true"/>
                <table:data-pilot-member table:name="0,181361167581063" table:display="true" table:show-details="true"/>
                <table:data-pilot-member table:name="0,184056431487489" table:display="true" table:show-details="true"/>
                <table:data-pilot-member table:name="0,197325182170692" table:display="true" table:show-details="true"/>
                <table:data-pilot-member table:name="0,20389458332595" table:display="true" table:show-details="true"/>
                <table:data-pilot-member table:name="0,204019616483573" table:display="true" table:show-details="true"/>
                <table:data-pilot-member table:name="0,207003671575369" table:display="true" table:show-details="true"/>
                <table:data-pilot-member table:name="0,209707866115367" table:display="true" table:show-details="true"/>
                <table:data-pilot-member table:name="0,211209261606817" table:display="true" table:show-details="true"/>
                <table:data-pilot-member table:name="0,212452588977291" table:display="true" table:show-details="true"/>
                <table:data-pilot-member table:name="0,219200086739472" table:display="true" table:show-details="true"/>
                <table:data-pilot-member table:name="0,219373905393049" table:display="true" table:show-details="true"/>
                <table:data-pilot-member table:name="0,229957443959634" table:display="true" table:show-details="true"/>
                <table:data-pilot-member table:name="0,243385824485628" table:display="true" table:show-details="true"/>
                <table:data-pilot-member table:name="0,246910601593301" table:display="true" table:show-details="true"/>
                <table:data-pilot-member table:name="0,247691655776229" table:display="true" table:show-details="true"/>
                <table:data-pilot-member table:name="0,249649167785337" table:display="true" table:show-details="true"/>
                <table:data-pilot-member table:name="0,251582517361336" table:display="true" table:show-details="true"/>
                <table:data-pilot-member table:name="0,256341151142156" table:display="true" table:show-details="true"/>
                <table:data-pilot-member table:name="0,257867711358948" table:display="true" table:show-details="true"/>
                <table:data-pilot-member table:name="0,259970371803363" table:display="true" table:show-details="true"/>
                <table:data-pilot-member table:name="0,261060802244433" table:display="true" table:show-details="true"/>
                <table:data-pilot-member table:name="0,266542048805276" table:display="true" table:show-details="true"/>
                <table:data-pilot-member table:name="0,268125614184557" table:display="true" table:show-details="true"/>
                <table:data-pilot-member table:name="0,272454087254086" table:display="true" table:show-details="true"/>
                <table:data-pilot-member table:name="0,274633300744589" table:display="true" table:show-details="true"/>
                <table:data-pilot-member table:name="0,287532636344842" table:display="true" table:show-details="true"/>
                <table:data-pilot-member table:name="0,287772646726478" table:display="true" table:show-details="true"/>
                <table:data-pilot-member table:name="0,289382535512914" table:display="true" table:show-details="true"/>
                <table:data-pilot-member table:name="0,289496604790127" table:display="true" table:show-details="true"/>
                <table:data-pilot-member table:name="0,290494436543278" table:display="true" table:show-details="true"/>
                <table:data-pilot-member table:name="0,292830535059313" table:display="true" table:show-details="true"/>
                <table:data-pilot-member table:name="0,293291696411576" table:display="true" table:show-details="true"/>
                <table:data-pilot-member table:name="0,295658997756003" table:display="true" table:show-details="true"/>
                <table:data-pilot-member table:name="0,295717549216357" table:display="true" table:show-details="true"/>
                <table:data-pilot-member table:name="0,295880129337217" table:display="true" table:show-details="true"/>
                <table:data-pilot-member table:name="0,297447439206034" table:display="true" table:show-details="true"/>
                <table:data-pilot-member table:name="0,300978556468596" table:display="true" table:show-details="true"/>
                <table:data-pilot-member table:name="0,307106479538014" table:display="true" table:show-details="true"/>
                <table:data-pilot-member table:name="0,310463285398142" table:display="true" table:show-details="true"/>
                <table:data-pilot-member table:name="0,311671698156941" table:display="true" table:show-details="true"/>
                <table:data-pilot-member table:name="0,319346863983951" table:display="true" table:show-details="true"/>
                <table:data-pilot-member table:name="0,325667775682564" table:display="true" table:show-details="true"/>
                <table:data-pilot-member table:name="0,329115003777725" table:display="true" table:show-details="true"/>
                <table:data-pilot-member table:name="0,330065322876442" table:display="true" table:show-details="true"/>
                <table:data-pilot-member table:name="0,331391553582924" table:display="true" table:show-details="true"/>
                <table:data-pilot-member table:name="0,334065290396973" table:display="true" table:show-details="true"/>
                <table:data-pilot-member table:name="0,337299674988041" table:display="true" table:show-details="true"/>
                <table:data-pilot-member table:name="0,339425889854407" table:display="true" table:show-details="true"/>
                <table:data-pilot-member table:name="0,341362564357169" table:display="true" table:show-details="true"/>
                <table:data-pilot-member table:name="0,341999149032652" table:display="true" table:show-details="true"/>
                <table:data-pilot-member table:name="0,343093098480945" table:display="true" table:show-details="true"/>
                <table:data-pilot-member table:name="0,345487336056993" table:display="true" table:show-details="true"/>
                <table:data-pilot-member table:name="0,345532633259598" table:display="true" table:show-details="true"/>
                <table:data-pilot-member table:name="0,345827300312422" table:display="true" table:show-details="true"/>
                <table:data-pilot-member table:name="0,348196311914474" table:display="true" table:show-details="true"/>
                <table:data-pilot-member table:name="0,350047672825058" table:display="true" table:show-details="true"/>
                <table:data-pilot-member table:name="0,355093223491113" table:display="true" table:show-details="true"/>
                <table:data-pilot-member table:name="0,360905683254243" table:display="true" table:show-details="true"/>
                <table:data-pilot-member table:name="0,364251190581683" table:display="true" table:show-details="true"/>
                <table:data-pilot-member table:name="0,369783778001716" table:display="true" table:show-details="true"/>
                <table:data-pilot-member table:name="0,372171745020541" table:display="true" table:show-details="true"/>
                <table:data-pilot-member table:name="0,373389724782719" table:display="true" table:show-details="true"/>
                <table:data-pilot-member table:name="0,379989975606146" table:display="true" table:show-details="true"/>
                <table:data-pilot-member table:name="0,380295736723014" table:display="true" table:show-details="true"/>
                <table:data-pilot-member table:name="0,380420261134418" table:display="true" table:show-details="true"/>
                <table:data-pilot-member table:name="0,385269692918707" table:display="true" table:show-details="true"/>
                <table:data-pilot-member table:name="0,386478873926507" table:display="true" table:show-details="true"/>
                <table:data-pilot-member table:name="0,392574787906895" table:display="true" table:show-details="true"/>
                <table:data-pilot-member table:name="0,394918247583282" table:display="true" table:show-details="true"/>
                <table:data-pilot-member table:name="0,401126730422782" table:display="true" table:show-details="true"/>
                <table:data-pilot-member table:name="0,405475960929564" table:display="true" table:show-details="true"/>
                <table:data-pilot-member table:name="0,406956444778596" table:display="true" table:show-details="true"/>
                <table:data-pilot-member table:name="0,414584656736571" table:display="true" table:show-details="true"/>
                <table:data-pilot-member table:name="0,422273900827179" table:display="true" table:show-details="true"/>
                <table:data-pilot-member table:name="0,423610602996875" table:display="true" table:show-details="true"/>
                <table:data-pilot-member table:name="0,427004201167807" table:display="true" table:show-details="true"/>
                <table:data-pilot-member table:name="0,436673739392757" table:display="true" table:show-details="true"/>
                <table:data-pilot-member table:name="0,439208595764625" table:display="true" table:show-details="true"/>
                <table:data-pilot-member table:name="0,448891107381783" table:display="true" table:show-details="true"/>
                <table:data-pilot-member table:name="0,449949524679635" table:display="true" table:show-details="true"/>
                <table:data-pilot-member table:name="0,45141353473143" table:display="true" table:show-details="true"/>
                <table:data-pilot-member table:name="0,453525680217457" table:display="true" table:show-details="true"/>
                <table:data-pilot-member table:name="0,45511276644614" table:display="true" table:show-details="true"/>
                <table:data-pilot-member table:name="0,462178933784934" table:display="true" table:show-details="true"/>
                <table:data-pilot-member table:name="0,463113587710598" table:display="true" table:show-details="true"/>
                <table:data-pilot-member table:name="0,467628576741751" table:display="true" table:show-details="true"/>
                <table:data-pilot-member table:name="0,471459191678351" table:display="true" table:show-details="true"/>
                <table:data-pilot-member table:name="0,472998555784746" table:display="true" table:show-details="true"/>
                <table:data-pilot-member table:name="0,480563512267299" table:display="true" table:show-details="true"/>
                <table:data-pilot-member table:name="0,481949399127443" table:display="true" table:show-details="true"/>
                <table:data-pilot-member table:name="0,501722783299436" table:display="true" table:show-details="true"/>
                <table:data-pilot-member table:name="0,502559017205124" table:display="true" table:show-details="true"/>
                <table:data-pilot-member table:name="0,514277098376353" table:display="true" table:show-details="true"/>
                <table:data-pilot-member table:name="0,514368687849482" table:display="true" table:show-details="true"/>
                <table:data-pilot-member table:name="0,519565991015213" table:display="true" table:show-details="true"/>
                <table:data-pilot-member table:name="0,522630843248382" table:display="true" table:show-details="true"/>
                <table:data-pilot-member table:name="0,523181035148612" table:display="true" table:show-details="true"/>
                <table:data-pilot-member table:name="0,52743457792277" table:display="true" table:show-details="true"/>
                <table:data-pilot-member table:name="0,527927789126398" table:display="true" table:show-details="true"/>
                <table:data-pilot-member table:name="0,529345588635365" table:display="true" table:show-details="true"/>
                <table:data-pilot-member table:name="0,530437583577223" table:display="true" table:show-details="true"/>
                <table:data-pilot-member table:name="0,533571893990367" table:display="true" table:show-details="true"/>
                <table:data-pilot-member table:name="0,538648213548535" table:display="true" table:show-details="true"/>
                <table:data-pilot-member table:name="0,544387626823484" table:display="true" table:show-details="true"/>
                <table:data-pilot-member table:name="0,546324423719662" table:display="true" table:show-details="true"/>
                <table:data-pilot-member table:name="0,547248967579465" table:display="true" table:show-details="true"/>
                <table:data-pilot-member table:name="0,548354954641122" table:display="true" table:show-details="true"/>
                <table:data-pilot-member table:name="0,556155204799686" table:display="true" table:show-details="true"/>
                <table:data-pilot-member table:name="0,569674270675107" table:display="true" table:show-details="true"/>
                <table:data-pilot-member table:name="0,572195762226695" table:display="true" table:show-details="true"/>
                <table:data-pilot-member table:name="0,578604063095707" table:display="true" table:show-details="true"/>
                <table:data-pilot-member table:name="0,582396527877944" table:display="true" table:show-details="true"/>
                <table:data-pilot-member table:name="0,585948221957792" table:display="true" table:show-details="true"/>
                <table:data-pilot-member table:name="0,59238513072753" table:display="true" table:show-details="true"/>
                <table:data-pilot-member table:name="0,598229193566015" table:display="true" table:show-details="true"/>
                <table:data-pilot-member table:name="0,602609515188179" table:display="true" table:show-details="true"/>
                <table:data-pilot-member table:name="0,60392679961725" table:display="true" table:show-details="true"/>
                <table:data-pilot-member table:name="0,605166311961508" table:display="true" table:show-details="true"/>
                <table:data-pilot-member table:name="0,60541808691531" table:display="true" table:show-details="true"/>
                <table:data-pilot-member table:name="0,60610954111156" table:display="true" table:show-details="true"/>
                <table:data-pilot-member table:name="0,608201402318152" table:display="true" table:show-details="true"/>
                <table:data-pilot-member table:name="0,609322024267616" table:display="true" table:show-details="true"/>
                <table:data-pilot-member table:name="0,60999885045843" table:display="true" table:show-details="true"/>
                <table:data-pilot-member table:name="0,61160172311237" table:display="true" table:show-details="true"/>
                <table:data-pilot-member table:name="0,611687423382086" table:display="true" table:show-details="true"/>
                <table:data-pilot-member table:name="0,614039850501178" table:display="true" table:show-details="true"/>
                <table:data-pilot-member table:name="0,616150073550647" table:display="true" table:show-details="true"/>
                <table:data-pilot-member table:name="0,619685463720543" table:display="true" table:show-details="true"/>
                <table:data-pilot-member table:name="0,61996951141061" table:display="true" table:show-details="true"/>
                <table:data-pilot-member table:name="0,625756509507017" table:display="true" table:show-details="true"/>
                <table:data-pilot-member table:name="0,638665927856907" table:display="true" table:show-details="true"/>
                <table:data-pilot-member table:name="0,6402998520417" table:display="true" table:show-details="true"/>
                <table:data-pilot-member table:name="0,642504252311125" table:display="true" table:show-details="true"/>
                <table:data-pilot-member table:name="0,643312565326266" table:display="true" table:show-details="true"/>
                <table:data-pilot-member table:name="0,647518464994848" table:display="true" table:show-details="true"/>
                <table:data-pilot-member table:name="0,647803175725617" table:display="true" table:show-details="true"/>
                <table:data-pilot-member table:name="0,648652225925592" table:display="true" table:show-details="true"/>
                <table:data-pilot-member table:name="0,652987827867464" table:display="true" table:show-details="true"/>
                <table:data-pilot-member table:name="0,654677551261598" table:display="true" table:show-details="true"/>
                <table:data-pilot-member table:name="0,655165632205863" table:display="true" table:show-details="true"/>
                <table:data-pilot-member table:name="0,656348942174054" table:display="true" table:show-details="true"/>
                <table:data-pilot-member table:name="0,656595436421373" table:display="true" table:show-details="true"/>
                <table:data-pilot-member table:name="0,658026443608158" table:display="true" table:show-details="true"/>
                <table:data-pilot-member table:name="0,659850035614094" table:display="true" table:show-details="true"/>
                <table:data-pilot-member table:name="0,66628110103129" table:display="true" table:show-details="true"/>
                <table:data-pilot-member table:name="0,676304452549956" table:display="true" table:show-details="true"/>
                <table:data-pilot-member table:name="0,676380036854629" table:display="true" table:show-details="true"/>
                <table:data-pilot-member table:name="0,67907143887453" table:display="true" table:show-details="true"/>
                <table:data-pilot-member table:name="0,693041884796509" table:display="true" table:show-details="true"/>
                <table:data-pilot-member table:name="0,693650873210611" table:display="true" table:show-details="true"/>
                <table:data-pilot-member table:name="0,715004888775997" table:display="true" table:show-details="true"/>
                <table:data-pilot-member table:name="0,715428206188794" table:display="true" table:show-details="true"/>
                <table:data-pilot-member table:name="0,721792723187234" table:display="true" table:show-details="true"/>
                <table:data-pilot-member table:name="0,726797636103745" table:display="true" table:show-details="true"/>
                <table:data-pilot-member table:name="0,73292348169988" table:display="true" table:show-details="true"/>
                <table:data-pilot-member table:name="0,738102592945127" table:display="true" table:show-details="true"/>
                <table:data-pilot-member table:name="0,738527773227403" table:display="true" table:show-details="true"/>
                <table:data-pilot-member table:name="0,743683426232984" table:display="true" table:show-details="true"/>
                <table:data-pilot-member table:name="0,747223158440937" table:display="true" table:show-details="true"/>
                <table:data-pilot-member table:name="0,747382124888622" table:display="true" table:show-details="true"/>
                <table:data-pilot-member table:name="0,75372892468809" table:display="true" table:show-details="true"/>
                <table:data-pilot-member table:name="0,755669280410198" table:display="true" table:show-details="true"/>
                <table:data-pilot-member table:name="0,765420947820241" table:display="true" table:show-details="true"/>
                <table:data-pilot-member table:name="0,771433823492473" table:display="true" table:show-details="true"/>
                <table:data-pilot-member table:name="0,784502725176797" table:display="true" table:show-details="true"/>
                <table:data-pilot-member table:name="0,78747627457226" table:display="true" table:show-details="true"/>
                <table:data-pilot-member table:name="0,799473586597463" table:display="true" table:show-details="true"/>
                <table:data-pilot-member table:name="0,824459707518533" table:display="true" table:show-details="true"/>
                <table:data-pilot-member table:name="0,834875715930039" table:display="true" table:show-details="true"/>
                <table:data-pilot-member table:name="0,835923838601137" table:display="true" table:show-details="true"/>
                <table:data-pilot-member table:name="0,837068868300918" table:display="true" table:show-details="true"/>
                <table:data-pilot-member table:name="0,849045153551121" table:display="true" table:show-details="true"/>
                <table:data-pilot-member table:name="0,852990524297195" table:display="true" table:show-details="true"/>
                <table:data-pilot-member table:name="0,853888113554805" table:display="true" table:show-details="true"/>
                <table:data-pilot-member table:name="0,859492742828753" table:display="true" table:show-details="true"/>
                <table:data-pilot-member table:name="0,859874447560584" table:display="true" table:show-details="true"/>
                <table:data-pilot-member table:name="0,875994454630284" table:display="true" table:show-details="true"/>
                <table:data-pilot-member table:name="0,894646056478813" table:display="true" table:show-details="true"/>
                <table:data-pilot-member table:name="0,91687542870369" table:display="true" table:show-details="true"/>
                <table:data-pilot-member table:name="0,924950935691253" table:display="true" table:show-details="true"/>
                <table:data-pilot-member table:name="0,957712219507026" table:display="true" table:show-details="true"/>
                <table:data-pilot-member table:name="0,958368812287317" table:display="true" table:show-details="true"/>
                <table:data-pilot-member table:name="0,972705032987791" table:display="true" table:show-details="true"/>
                <table:data-pilot-member table:name="0,979876336635345" table:display="true" table:show-details="true"/>
                <table:data-pilot-member table:name="0,98436135533176" table:display="true" table:show-details="true"/>
                <table:data-pilot-member table:name="0,986772801445197" table:display="true" table:show-details="true"/>
                <table:data-pilot-member table:name="0,997823865364096" table:display="true" table:show-details="true"/>
                <table:data-pilot-member table:name="1,00727005603304" table:display="true" table:show-details="true"/>
                <table:data-pilot-member table:name="1,01734221136949" table:display="true" table:show-details="true"/>
                <table:data-pilot-member table:name="1,06060276701829" table:display="true" table:show-details="true"/>
                <table:data-pilot-member table:name="1,067116979905" table:display="true" table:show-details="true"/>
                <table:data-pilot-member table:name="1,07117868749111" table:display="true" table:show-details="true"/>
                <table:data-pilot-member table:name="1,08462215034665" table:display="true" table:show-details="true"/>
                <table:data-pilot-member table:name="1,09394251156299" table:display="true" table:show-details="true"/>
                <table:data-pilot-member table:name="1,09691184767672" table:display="true" table:show-details="true"/>
                <table:data-pilot-member table:name="1,09797945668124" table:display="true" table:show-details="true"/>
                <table:data-pilot-member table:name="1,10538781335544" table:display="true" table:show-details="true"/>
                <table:data-pilot-member table:name="1,12446607306289" table:display="true" table:show-details="true"/>
                <table:data-pilot-member table:name="1,12794330825627" table:display="true" table:show-details="true"/>
                <table:data-pilot-member table:name="1,13331746714877" table:display="true" table:show-details="true"/>
                <table:data-pilot-member table:name="1,1424776940422" table:display="true" table:show-details="true"/>
                <table:data-pilot-member table:name="1,14714331469531" table:display="true" table:show-details="true"/>
                <table:data-pilot-member table:name="1,14806100478218" table:display="true" table:show-details="true"/>
                <table:data-pilot-member table:name="1,15620170359976" table:display="true" table:show-details="true"/>
                <table:data-pilot-member table:name="1,15739529650321" table:display="true" table:show-details="true"/>
                <table:data-pilot-member table:name="1,1584640193716" table:display="true" table:show-details="true"/>
                <table:data-pilot-member table:name="1,19119306537393" table:display="true" table:show-details="true"/>
                <table:data-pilot-member table:name="1,19152535212545" table:display="true" table:show-details="true"/>
                <table:data-pilot-member table:name="1,19337004003661" table:display="true" table:show-details="true"/>
                <table:data-pilot-member table:name="1,20373521868053" table:display="true" table:show-details="true"/>
                <table:data-pilot-member table:name="1,20630598566347" table:display="true" table:show-details="true"/>
                <table:data-pilot-member table:name="1,24401432872081" table:display="true" table:show-details="true"/>
                <table:data-pilot-member table:name="1,24674621461024" table:display="true" table:show-details="true"/>
                <table:data-pilot-member table:name="1,26027120466105" table:display="true" table:show-details="true"/>
                <table:data-pilot-member table:name="1,26349800708458" table:display="true" table:show-details="true"/>
                <table:data-pilot-member table:name="1,27451059430544" table:display="true" table:show-details="true"/>
                <table:data-pilot-member table:name="1,27874745634238" table:display="true" table:show-details="true"/>
                <table:data-pilot-member table:name="1,28762554821765" table:display="true" table:show-details="true"/>
                <table:data-pilot-member table:name="1,28792719813082" table:display="true" table:show-details="true"/>
                <table:data-pilot-member table:name="1,30267856084431" table:display="true" table:show-details="true"/>
                <table:data-pilot-member table:name="1,31690292382321" table:display="true" table:show-details="true"/>
                <table:data-pilot-member table:name="1,33457183873498" table:display="true" table:show-details="true"/>
                <table:data-pilot-member table:name="1,34075285809055" table:display="true" table:show-details="true"/>
                <table:data-pilot-member table:name="1,3444083167323" table:display="true" table:show-details="true"/>
                <table:data-pilot-member table:name="1,38187397667887" table:display="true" table:show-details="true"/>
                <table:data-pilot-member table:name="1,3835496242834" table:display="true" table:show-details="true"/>
                <table:data-pilot-member table:name="1,38504772950308" table:display="true" table:show-details="true"/>
                <table:data-pilot-member table:name="1,38918029009691" table:display="true" table:show-details="true"/>
                <table:data-pilot-member table:name="1,39186674751751" table:display="true" table:show-details="true"/>
                <table:data-pilot-member table:name="1,41949167186936" table:display="true" table:show-details="true"/>
                <table:data-pilot-member table:name="1,44718735523152" table:display="true" table:show-details="true"/>
                <table:data-pilot-member table:name="1,44968347504195" table:display="true" table:show-details="true"/>
                <table:data-pilot-member table:name="1,45553952851995" table:display="true" table:show-details="true"/>
                <table:data-pilot-member table:name="1,4793918058643" table:display="true" table:show-details="true"/>
                <table:data-pilot-member table:name="1,49568421920491" table:display="true" table:show-details="true"/>
                <table:data-pilot-member table:name="1,51357818589708" table:display="true" table:show-details="true"/>
                <table:data-pilot-member table:name="1,5178319439115" table:display="true" table:show-details="true"/>
                <table:data-pilot-member table:name="1,51859832443882" table:display="true" table:show-details="true"/>
                <table:data-pilot-member table:name="1,519333819874" table:display="true" table:show-details="true"/>
                <table:data-pilot-member table:name="1,53641709644438" table:display="true" table:show-details="true"/>
                <table:data-pilot-member table:name="1,56289233434518" table:display="true" table:show-details="true"/>
                <table:data-pilot-member table:name="1,56923226202338" table:display="true" table:show-details="true"/>
                <table:data-pilot-member table:name="1,56966774058101" table:display="true" table:show-details="true"/>
                <table:data-pilot-member table:name="1,57074165640196" table:display="true" table:show-details="true"/>
                <table:data-pilot-member table:name="1,57676919334254" table:display="true" table:show-details="true"/>
                <table:data-pilot-member table:name="1,58331314927469" table:display="true" table:show-details="true"/>
                <table:data-pilot-member table:name="1,58592500478623" table:display="true" table:show-details="true"/>
                <table:data-pilot-member table:name="1,59272124422905" table:display="true" table:show-details="true"/>
                <table:data-pilot-member table:name="1,59571469827367" table:display="true" table:show-details="true"/>
                <table:data-pilot-member table:name="1,62488884765972" table:display="true" table:show-details="true"/>
                <table:data-pilot-member table:name="1,63012034202852" table:display="true" table:show-details="true"/>
                <table:data-pilot-member table:name="1,67028304388892" table:display="true" table:show-details="true"/>
                <table:data-pilot-member table:name="1,70018520739554" table:display="true" table:show-details="true"/>
                <table:data-pilot-member table:name="1,70337343357966" table:display="true" table:show-details="true"/>
                <table:data-pilot-member table:name="1,70795108796979" table:display="true" table:show-details="true"/>
                <table:data-pilot-member table:name="1,71156178261605" table:display="true" table:show-details="true"/>
                <table:data-pilot-member table:name="1,717432066085" table:display="true" table:show-details="true"/>
                <table:data-pilot-member table:name="1,7214019185458" table:display="true" table:show-details="true"/>
                <table:data-pilot-member table:name="1,72329611153419" table:display="true" table:show-details="true"/>
                <table:data-pilot-member table:name="1,74008242193466" table:display="true" table:show-details="true"/>
                <table:data-pilot-member table:name="1,74805986846083" table:display="true" table:show-details="true"/>
                <table:data-pilot-member table:name="1,79011842212638" table:display="true" table:show-details="true"/>
                <table:data-pilot-member table:name="1,79524459290859" table:display="true" table:show-details="true"/>
                <table:data-pilot-member table:name="1,82284681771849" table:display="true" table:show-details="true"/>
                <table:data-pilot-member table:name="1,82328028038758" table:display="true" table:show-details="true"/>
                <table:data-pilot-member table:name="1,82961170423799" table:display="true" table:show-details="true"/>
                <table:data-pilot-member table:name="1,83436219303134" table:display="true" table:show-details="true"/>
                <table:data-pilot-member table:name="1,85740218671384" table:display="true" table:show-details="true"/>
                <table:data-pilot-member table:name="1,86050347410913" table:display="true" table:show-details="true"/>
                <table:data-pilot-member table:name="1,86072050027802" table:display="true" table:show-details="true"/>
                <table:data-pilot-member table:name="1,86426261329248" table:display="true" table:show-details="true"/>
                <table:data-pilot-member table:name="1,86741223611028" table:display="true" table:show-details="true"/>
                <table:data-pilot-member table:name="1,8923911823851" table:display="true" table:show-details="true"/>
                <table:data-pilot-member table:name="1,90064340550517" table:display="true" table:show-details="true"/>
                <table:data-pilot-member table:name="1,92355097327199" table:display="true" table:show-details="true"/>
                <table:data-pilot-member table:name="1,95013861617342" table:display="true" table:show-details="true"/>
                <table:data-pilot-member table:name="1,96740488007559" table:display="true" table:show-details="true"/>
                <table:data-pilot-member table:name="1,97737275803805" table:display="true" table:show-details="true"/>
                <table:data-pilot-member table:name="1,97739863434143" table:display="true" table:show-details="true"/>
                <table:data-pilot-member table:name="1,98351293447676" table:display="true" table:show-details="true"/>
                <table:data-pilot-member table:name="1,98831712648626" table:display="true" table:show-details="true"/>
                <table:data-pilot-member table:name="1,99034028495857" table:display="true" table:show-details="true"/>
                <table:data-pilot-member table:name="1,99482177275887" table:display="true" table:show-details="true"/>
                <table:data-pilot-member table:name="2,00663748706021" table:display="true" table:show-details="true"/>
                <table:data-pilot-member table:name="2,01525051018012" table:display="true" table:show-details="true"/>
                <table:data-pilot-member table:name="2,02422906539146" table:display="true" table:show-details="true"/>
                <table:data-pilot-member table:name="2,02506717381584" table:display="true" table:show-details="true"/>
                <table:data-pilot-member table:name="2,04038749030624" table:display="true" table:show-details="true"/>
                <table:data-pilot-member table:name="2,04272757360037" table:display="true" table:show-details="true"/>
                <table:data-pilot-member table:name="2,06374631468733" table:display="true" table:show-details="true"/>
                <table:data-pilot-member table:name="2,06507414663335" table:display="true" table:show-details="true"/>
                <table:data-pilot-member table:name="2,08420440146763" table:display="true" table:show-details="true"/>
                <table:data-pilot-member table:name="2,09359454316069" table:display="true" table:show-details="true"/>
                <table:data-pilot-member table:name="2,09362355150375" table:display="true" table:show-details="true"/>
                <table:data-pilot-member table:name="2,09629999949213" table:display="true" table:show-details="true"/>
                <table:data-pilot-member table:name="2,10144783719725" table:display="true" table:show-details="true"/>
                <table:data-pilot-member table:name="2,11332716677827" table:display="true" table:show-details="true"/>
                <table:data-pilot-member table:name="2,11345234119641" table:display="true" table:show-details="true"/>
                <table:data-pilot-member table:name="2,11976142455066" table:display="true" table:show-details="true"/>
                <table:data-pilot-member table:name="2,12780620117472" table:display="true" table:show-details="true"/>
                <table:data-pilot-member table:name="2,13759960072307" table:display="true" table:show-details="true"/>
                <table:data-pilot-member table:name="2,14090992922456" table:display="true" table:show-details="true"/>
                <table:data-pilot-member table:name="2,14637296865505" table:display="true" table:show-details="true"/>
                <table:data-pilot-member table:name="2,15604826762165" table:display="true" table:show-details="true"/>
                <table:data-pilot-member table:name="2,15740661220559" table:display="true" table:show-details="true"/>
                <table:data-pilot-member table:name="2,16183896454084" table:display="true" table:show-details="true"/>
                <table:data-pilot-member table:name="2,16447813059609" table:display="true" table:show-details="true"/>
                <table:data-pilot-member table:name="2,16671305984653" table:display="true" table:show-details="true"/>
                <table:data-pilot-member table:name="2,18356148662472" table:display="true" table:show-details="true"/>
                <table:data-pilot-member table:name="2,1883185997497" table:display="true" table:show-details="true"/>
                <table:data-pilot-member table:name="2,19520127737324" table:display="true" table:show-details="true"/>
                <table:data-pilot-member table:name="2,20928181780062" table:display="true" table:show-details="true"/>
                <table:data-pilot-member table:name="2,2094443560577" table:display="true" table:show-details="true"/>
                <table:data-pilot-member table:name="2,21612282350468" table:display="true" table:show-details="true"/>
                <table:data-pilot-member table:name="2,22857173080882" table:display="true" table:show-details="true"/>
                <table:data-pilot-member table:name="2,23380108131936" table:display="true" table:show-details="true"/>
                <table:data-pilot-member table:name="2,23699116677231" table:display="true" table:show-details="true"/>
                <table:data-pilot-member table:name="2,23874085365946" table:display="true" table:show-details="true"/>
                <table:data-pilot-member table:name="2,24232240754125" table:display="true" table:show-details="true"/>
                <table:data-pilot-member table:name="2,26167812004712" table:display="true" table:show-details="true"/>
                <table:data-pilot-member table:name="2,26526274672097" table:display="true" table:show-details="true"/>
                <table:data-pilot-member table:name="2,27165681714577" table:display="true" table:show-details="true"/>
                <table:data-pilot-member table:name="2,27577840873624" table:display="true" table:show-details="true"/>
                <table:data-pilot-member table:name="2,27778629442756" table:display="true" table:show-details="true"/>
                <table:data-pilot-member table:name="2,28804903236276" table:display="true" table:show-details="true"/>
                <table:data-pilot-member table:name="2,29586484657245" table:display="true" table:show-details="true"/>
                <table:data-pilot-member table:name="2,30524314610528" table:display="true" table:show-details="true"/>
                <table:data-pilot-member table:name="2,30721249603877" table:display="true" table:show-details="true"/>
                <table:data-pilot-member table:name="2,3125554225828" table:display="true" table:show-details="true"/>
                <table:data-pilot-member table:name="2,31514586901132" table:display="true" table:show-details="true"/>
                <table:data-pilot-member table:name="2,3184348511796" table:display="true" table:show-details="true"/>
                <table:data-pilot-member table:name="2,32077306436605" table:display="true" table:show-details="true"/>
                <table:data-pilot-member table:name="2,32558311847494" table:display="true" table:show-details="true"/>
                <table:data-pilot-member table:name="2,32721485487849" table:display="true" table:show-details="true"/>
                <table:data-pilot-member table:name="2,33223437406633" table:display="true" table:show-details="true"/>
                <table:data-pilot-member table:name="2,33505482204749" table:display="true" table:show-details="true"/>
                <table:data-pilot-member table:name="2,33713260155344" table:display="true" table:show-details="true"/>
                <table:data-pilot-member table:name="2,33944808575965" table:display="true" table:show-details="true"/>
                <table:data-pilot-member table:name="2,3421632810087" table:display="true" table:show-details="true"/>
                <table:data-pilot-member table:name="2,34706092990023" table:display="true" table:show-details="true"/>
                <table:data-pilot-member table:name="2,34876641760785" table:display="true" table:show-details="true"/>
                <table:data-pilot-member table:name="2,35482436065124" table:display="true" table:show-details="true"/>
                <table:data-pilot-member table:name="2,36434264878794" table:display="true" table:show-details="true"/>
                <table:data-pilot-member table:name="2,36459524342617" table:display="true" table:show-details="true"/>
                <table:data-pilot-member table:name="2,36573246839922" table:display="true" table:show-details="true"/>
                <table:data-pilot-member table:name="2,36714655153312" table:display="true" table:show-details="true"/>
                <table:data-pilot-member table:name="2,37360778718444" table:display="true" table:show-details="true"/>
                <table:data-pilot-member table:name="2,37479057662923" table:display="true" table:show-details="true"/>
                <table:data-pilot-member table:name="2,38466204036146" table:display="true" table:show-details="true"/>
                <table:data-pilot-member table:name="2,38584093037571" table:display="true" table:show-details="true"/>
                <table:data-pilot-member table:name="2,38846585873917" table:display="true" table:show-details="true"/>
                <table:data-pilot-member table:name="2,39850375870892" table:display="true" table:show-details="true"/>
                <table:data-pilot-member table:name="2,39852248086465" table:display="true" table:show-details="true"/>
                <table:data-pilot-member table:name="2,40094207265306" table:display="true" table:show-details="true"/>
                <table:data-pilot-member table:name="2,42220763663194" table:display="true" table:show-details="true"/>
                <table:data-pilot-member table:name="2,43078872963879" table:display="true" table:show-details="true"/>
                <table:data-pilot-member table:name="2,43602240626241" table:display="true" table:show-details="true"/>
                <table:data-pilot-member table:name="2,44771158648866" table:display="true" table:show-details="true"/>
                <table:data-pilot-member table:name="2,46064930334372" table:display="true" table:show-details="true"/>
                <table:data-pilot-member table:name="2,46483759066541" table:display="true" table:show-details="true"/>
                <table:data-pilot-member table:name="2,47392243437529" table:display="true" table:show-details="true"/>
                <table:data-pilot-member table:name="2,47498044321076" table:display="true" table:show-details="true"/>
                <table:data-pilot-member table:name="2,49086205246068" table:display="true" table:show-details="true"/>
                <table:data-pilot-member table:name="2,50625627953912" table:display="true" table:show-details="true"/>
                <table:data-pilot-member table:name="2,52209750626442" table:display="true" table:show-details="true"/>
                <table:data-pilot-member table:name="2,52480713064603" table:display="true" table:show-details="true"/>
                <table:data-pilot-member table:name="2,52502264386246" table:display="true" table:show-details="true"/>
                <table:data-pilot-member table:name="2,53149454105882" table:display="true" table:show-details="true"/>
                <table:data-pilot-member table:name="2,54127972839747" table:display="true" table:show-details="true"/>
                <table:data-pilot-member table:name="2,54638596128793" table:display="true" table:show-details="true"/>
                <table:data-pilot-member table:name="2,54724893503745" table:display="true" table:show-details="true"/>
                <table:data-pilot-member table:name="2,57010527443585" table:display="true" table:show-details="true"/>
                <table:data-pilot-member table:name="2,57339487710391" table:display="true" table:show-details="true"/>
                <table:data-pilot-member table:name="2,58785471816595" table:display="true" table:show-details="true"/>
                <table:data-pilot-member table:name="2,61031234570554" table:display="true" table:show-details="true"/>
                <table:data-pilot-member table:name="2,62103038574373" table:display="true" table:show-details="true"/>
                <table:data-pilot-member table:name="2,63234773891129" table:display="true" table:show-details="true"/>
                <table:data-pilot-member table:name="2,65923816676619" table:display="true" table:show-details="true"/>
                <table:data-pilot-member table:name="2,66452805506428" table:display="true" table:show-details="true"/>
                <table:data-pilot-member table:name="2,67287214010315" table:display="true" table:show-details="true"/>
                <table:data-pilot-member table:name="2,673954081856" table:display="true" table:show-details="true"/>
                <table:data-pilot-member table:name="2,677780738607" table:display="true" table:show-details="true"/>
                <table:data-pilot-member table:name="2,69100664999838" table:display="true" table:show-details="true"/>
                <table:data-pilot-member table:name="2,69219682302994" table:display="true" table:show-details="true"/>
                <table:data-pilot-member table:name="2,70706622879774" table:display="true" table:show-details="true"/>
                <table:data-pilot-member table:name="2,71783569376229" table:display="true" table:show-details="true"/>
                <table:data-pilot-member table:name="2,71964753315952" table:display="true" table:show-details="true"/>
                <table:data-pilot-member table:name="2,72101781678392" table:display="true" table:show-details="true"/>
                <table:data-pilot-member table:name="2,7275994263384" table:display="true" table:show-details="true"/>
                <table:data-pilot-member table:name="2,74907693275831" table:display="true" table:show-details="true"/>
                <table:data-pilot-member table:name="2,75460071810788" table:display="true" table:show-details="true"/>
                <table:data-pilot-member table:name="2,76425098237318" table:display="true" table:show-details="true"/>
                <table:data-pilot-member table:name="2,7834156123465" table:display="true" table:show-details="true"/>
                <table:data-pilot-member table:name="2,81190905696825" table:display="true" table:show-details="true"/>
                <table:data-pilot-member table:name="2,81534656385623" table:display="true" table:show-details="true"/>
                <table:data-pilot-member table:name="2,82188250338845" table:display="true" table:show-details="true"/>
                <table:data-pilot-member table:name="2,86004941318735" table:display="true" table:show-details="true"/>
                <table:data-pilot-member table:name="2,8781694941679" table:display="true" table:show-details="true"/>
                <table:data-pilot-member table:name="2,89113215594183" table:display="true" table:show-details="true"/>
                <table:data-pilot-member table:name="2,91964049273707" table:display="true" table:show-details="true"/>
                <table:data-pilot-member table:name="2,92367213002292" table:display="true" table:show-details="true"/>
                <table:data-pilot-member table:name="3,00685708526385" table:display="true" table:show-details="true"/>
                <table:data-pilot-member table:name="3,05860193959468" table:display="true" table:show-details="true"/>
                <table:data-pilot-member table:name="3,0688870423289" table:display="true" table:show-details="true"/>
                <table:data-pilot-member table:name="3,07567459178927" table:display="true" table:show-details="true"/>
                <table:data-pilot-member table:name="3,09175664996992" table:display="true" table:show-details="true"/>
                <table:data-pilot-member table:name="3,09846984063034" table:display="true" table:show-details="true"/>
                <table:data-pilot-member table:name="3,10911737261721" table:display="true" table:show-details="true"/>
                <table:data-pilot-member table:name="3,15182581056204" table:display="true" table:show-details="true"/>
                <table:data-pilot-member table:name="3,16018865847903" table:display="true" table:show-details="true"/>
                <table:data-pilot-member table:name="3,19333150259588" table:display="true" table:show-details="true"/>
                <table:data-pilot-member table:name="3,23295363925928" table:display="true" table:show-details="true"/>
                <table:data-pilot-member table:name="3,2760424267797" table:display="true" table:show-details="true"/>
                <table:data-pilot-member table:name="3,32664874003689" table:display="true" table:show-details="true"/>
                <table:data-pilot-member table:name="3,34156215920169" table:display="true" table:show-details="true"/>
                <table:data-pilot-member table:name="3,3469781330852" table:display="true" table:show-details="true"/>
                <table:data-pilot-member table:name="3,35606183469375" table:display="true" table:show-details="true"/>
                <table:data-pilot-member table:name="3,35889745166886" table:display="true" table:show-details="true"/>
                <table:data-pilot-member table:name="3,36847937712093" table:display="true" table:show-details="true"/>
                <table:data-pilot-member table:name="3,40732437769497" table:display="true" table:show-details="true"/>
                <table:data-pilot-member table:name="3,43562769690848" table:display="true" table:show-details="true"/>
                <table:data-pilot-member table:name="3,51155442669356" table:display="true" table:show-details="true"/>
                <table:data-pilot-member table:name="3,5729742738691" table:display="true" table:show-details="true"/>
                <table:data-pilot-member table:name="3,58747312765092" table:display="true" table:show-details="true"/>
                <table:data-pilot-member table:name="3,5991463880238" table:display="true" table:show-details="true"/>
                <table:data-pilot-member table:name="3,62632101539301" table:display="true" table:show-details="true"/>
                <table:data-pilot-member table:name="3,64448187329916" table:display="true" table:show-details="true"/>
                <table:data-pilot-member table:name="3,65746972056375" table:display="true" table:show-details="true"/>
                <table:data-pilot-member table:name="3,66322271004271" table:display="true" table:show-details="true"/>
                <table:data-pilot-member table:name="3,67215499634188" table:display="true" table:show-details="true"/>
                <table:data-pilot-member table:name="3,67445341703059" table:display="true" table:show-details="true"/>
                <table:data-pilot-member table:name="3,71969517243493" table:display="true" table:show-details="true"/>
                <table:data-pilot-member table:name="3,75926225515567" table:display="true" table:show-details="true"/>
                <table:data-pilot-member table:name="3,76826966103525" table:display="true" table:show-details="true"/>
                <table:data-pilot-member table:name="3,77310166694858" table:display="true" table:show-details="true"/>
                <table:data-pilot-member table:name="3,77464909976031" table:display="true" table:show-details="true"/>
                <table:data-pilot-member table:name="3,82042290489889" table:display="true" table:show-details="true"/>
                <table:data-pilot-member table:name="3,82075249602368" table:display="true" table:show-details="true"/>
                <table:data-pilot-member table:name="3,84117607472478" table:display="true" table:show-details="true"/>
                <table:data-pilot-member table:name="3,84516811139326" table:display="true" table:show-details="true"/>
                <table:data-pilot-member table:name="3,86967280264852" table:display="true" table:show-details="true"/>
                <table:data-pilot-member table:name="3,90505793269481" table:display="true" table:show-details="true"/>
                <table:data-pilot-member table:name="3,94607667121558" table:display="true" table:show-details="true"/>
                <table:data-pilot-member table:name="3,96462918035141" table:display="true" table:show-details="true"/>
                <table:data-pilot-member table:name="3,9709842677996" table:display="true" table:show-details="true"/>
                <table:data-pilot-member table:name="3,97598817553503" table:display="true" table:show-details="true"/>
                <table:data-pilot-member table:name="4,0414269045215" table:display="true" table:show-details="true"/>
                <table:data-pilot-member table:name="4,05716884228751" table:display="true" table:show-details="true"/>
                <table:data-pilot-member table:name="4,06729360178022" table:display="true" table:show-details="true"/>
                <table:data-pilot-member table:name="4,0847118654762" table:display="true" table:show-details="true"/>
                <table:data-pilot-member table:name="4,19740640494526" table:display="true" table:show-details="true"/>
                <table:data-pilot-member table:name="4,21630052009159" table:display="true" table:show-details="true"/>
                <table:data-pilot-member table:name="4,26850954866523" table:display="true" table:show-details="true"/>
                <table:data-pilot-member table:name="4,27738939088557" table:display="true" table:show-details="true"/>
                <table:data-pilot-member table:name="4,32025240512932" table:display="true" table:show-details="true"/>
                <table:data-pilot-member table:name="4,42318860174402" table:display="true" table:show-details="true"/>
                <table:data-pilot-member table:name="4,44153066943521" table:display="true" table:show-details="true"/>
                <table:data-pilot-member table:name="4,4553493579333" table:display="true" table:show-details="true"/>
                <table:data-pilot-member table:name="4,46110046180051" table:display="true" table:show-details="true"/>
                <table:data-pilot-member table:name="4,48375294110803" table:display="true" table:show-details="true"/>
                <table:data-pilot-member table:name="4,50096774405264" table:display="true" table:show-details="true"/>
                <table:data-pilot-member table:name="4,65085789298701" table:display="true" table:show-details="true"/>
                <table:data-pilot-member table:name="4,65671542245014" table:display="true" table:show-details="true"/>
                <table:data-pilot-member table:name="4,70163362288651" table:display="true" table:show-details="true"/>
                <table:data-pilot-member table:name="4,71159464515757" table:display="true" table:show-details="true"/>
                <table:data-pilot-member table:name="4,81678431403078" table:display="true" table:show-details="true"/>
                <table:data-pilot-member table:name="4,85767302013297" table:display="true" table:show-details="true"/>
                <table:data-pilot-member table:name="4,86409919001244" table:display="true" table:show-details="true"/>
                <table:data-pilot-member table:name="4,91262053882673" table:display="true" table:show-details="true"/>
                <table:data-pilot-member table:name="5,08084226774411" table:display="true" table:show-details="true"/>
                <table:data-pilot-member table:name="5,08260487604784" table:display="true" table:show-details="true"/>
                <table:data-pilot-member table:name="5,104014609118" table:display="true" table:show-details="true"/>
                <table:data-pilot-member table:name="5,19658405850083" table:display="true" table:show-details="true"/>
                <table:data-pilot-member table:name="5,20675761888283" table:display="true" table:show-details="true"/>
                <table:data-pilot-member table:name="5,23596954389287" table:display="true" table:show-details="true"/>
                <table:data-pilot-member table:name="5,26123776227528" table:display="true" table:show-details="true"/>
                <table:data-pilot-member table:name="5,26652156650015" table:display="true" table:show-details="true"/>
                <table:data-pilot-member table:name="5,29663353924293" table:display="true" table:show-details="true"/>
                <table:data-pilot-member table:name="5,30048868021956" table:display="true" table:show-details="true"/>
                <table:data-pilot-member table:name="5,33313098562034" table:display="true" table:show-details="true"/>
                <table:data-pilot-member table:name="5,3466676028635" table:display="true" table:show-details="true"/>
                <table:data-pilot-member table:name="5,35131048872482" table:display="true" table:show-details="true"/>
                <table:data-pilot-member table:name="5,35902680196629" table:display="true" table:show-details="true"/>
                <table:data-pilot-member table:name="5,43366805438893" table:display="true" table:show-details="true"/>
                <table:data-pilot-member table:name="5,4605015904292" table:display="true" table:show-details="true"/>
                <table:data-pilot-member table:name="5,49813663412725" table:display="true" table:show-details="true"/>
                <table:data-pilot-member table:name="5,51952030280344" table:display="true" table:show-details="true"/>
                <table:data-pilot-member table:name="5,541842148609" table:display="true" table:show-details="true"/>
                <table:data-pilot-member table:name="5,55786435365932" table:display="true" table:show-details="true"/>
                <table:data-pilot-member table:name="5,58605934353403" table:display="true" table:show-details="true"/>
                <table:data-pilot-member table:name="5,60273628353922" table:display="true" table:show-details="true"/>
                <table:data-pilot-member table:name="5,60772945277239" table:display="true" table:show-details="true"/>
                <table:data-pilot-member table:name="5,62604246963861" table:display="true" table:show-details="true"/>
                <table:data-pilot-member table:name="5,62916501539493" table:display="true" table:show-details="true"/>
                <table:data-pilot-member table:name="5,66370259446298" table:display="true" table:show-details="true"/>
                <table:data-pilot-member table:name="5,69092081958495" table:display="true" table:show-details="true"/>
                <table:data-pilot-member table:name="5,77099278409958" table:display="true" table:show-details="true"/>
                <table:data-pilot-member table:name="5,78620512730425" table:display="true" table:show-details="true"/>
                <table:data-pilot-member table:name="5,80909569573576" table:display="true" table:show-details="true"/>
                <table:data-pilot-member table:name="5,82279852093649" table:display="true" table:show-details="true"/>
                <table:data-pilot-member table:name="5,82372838413452" table:display="true" table:show-details="true"/>
                <table:data-pilot-member table:name="5,82876812938155" table:display="true" table:show-details="true"/>
                <table:data-pilot-member table:name="5,90680916474735" table:display="true" table:show-details="true"/>
                <table:data-pilot-member table:name="5,96442916266399" table:display="true" table:show-details="true"/>
                <table:data-pilot-member table:name="5,96636182115297" table:display="true" table:show-details="true"/>
                <table:data-pilot-member table:name="5,9664835515141" table:display="true" table:show-details="true"/>
                <table:data-pilot-member table:name="5,97481388906556" table:display="true" table:show-details="true"/>
                <table:data-pilot-member table:name="6,02230680818013" table:display="true" table:show-details="true"/>
                <table:data-pilot-member table:name="6,23276687283714" table:display="true" table:show-details="true"/>
                <table:data-pilot-member table:name="6,3008170949627" table:display="true" table:show-details="true"/>
                <table:data-pilot-member table:name="6,33880493630482" table:display="true" table:show-details="true"/>
                <table:data-pilot-member table:name="6,36919139672774" table:display="true" table:show-details="true"/>
                <table:data-pilot-member table:name="6,40653828083783" table:display="true" table:show-details="true"/>
                <table:data-pilot-member table:name="6,51624554714212" table:display="true" table:show-details="true"/>
                <table:data-pilot-member table:name="6,56670973312384" table:display="true" table:show-details="true"/>
                <table:data-pilot-member table:name="6,60421279388612" table:display="true" table:show-details="true"/>
                <table:data-pilot-member table:name="6,84545451926511" table:display="true" table:show-details="true"/>
                <table:data-pilot-member table:name="6,88152885486315" table:display="true" table:show-details="true"/>
                <table:data-pilot-member table:name="7,01147509728597" table:display="true" table:show-details="true"/>
                <table:data-pilot-member table:name="7,06564505789031" table:display="true" table:show-details="true"/>
                <table:data-pilot-member table:name="7,0926729359698" table:display="true" table:show-details="true"/>
                <table:data-pilot-member table:name="7,13622929454974" table:display="true" table:show-details="true"/>
                <table:data-pilot-member table:name="7,20454024366848" table:display="true" table:show-details="true"/>
                <table:data-pilot-member table:name="7,20654696509939" table:display="true" table:show-details="true"/>
                <table:data-pilot-member table:name="7,2333882652564" table:display="true" table:show-details="true"/>
                <table:data-pilot-member table:name="7,26468184731221" table:display="true" table:show-details="true"/>
                <table:data-pilot-member table:name="7,28704086953664" table:display="true" table:show-details="true"/>
                <table:data-pilot-member table:name="7,31071176421686" table:display="true" table:show-details="true"/>
                <table:data-pilot-member table:name="7,37657753729155" table:display="true" table:show-details="true"/>
                <table:data-pilot-member table:name="7,42384179242146" table:display="true" table:show-details="true"/>
                <table:data-pilot-member table:name="7,44750454954239" table:display="true" table:show-details="true"/>
                <table:data-pilot-member table:name="7,44813028327289" table:display="true" table:show-details="true"/>
                <table:data-pilot-member table:name="7,46273704026565" table:display="true" table:show-details="true"/>
                <table:data-pilot-member table:name="7,49658595574847" table:display="true" table:show-details="true"/>
                <table:data-pilot-member table:name="7,5116841861556" table:display="true" table:show-details="true"/>
                <table:data-pilot-member table:name="7,53340752638014" table:display="true" table:show-details="true"/>
                <table:data-pilot-member table:name="7,62749882562887" table:display="true" table:show-details="true"/>
                <table:data-pilot-member table:name="7,69208840413699" table:display="true" table:show-details="true"/>
                <table:data-pilot-member table:name="7,73469744141517" table:display="true" table:show-details="true"/>
                <table:data-pilot-member table:name="7,7384538126756" table:display="true" table:show-details="true"/>
                <table:data-pilot-member table:name="7,81402083755856" table:display="true" table:show-details="true"/>
                <table:data-pilot-member table:name="7,84944039220682" table:display="true" table:show-details="true"/>
                <table:data-pilot-member table:name="7,90839863973671" table:display="true" table:show-details="true"/>
                <table:data-pilot-member table:name="8,02258795426203" table:display="true" table:show-details="true"/>
                <table:data-pilot-member table:name="8,17368077038558" table:display="true" table:show-details="true"/>
                <table:data-pilot-member table:name="8,21097690909771" table:display="true" table:show-details="true"/>
                <table:data-pilot-member table:name="8,23738718005163" table:display="true" table:show-details="true"/>
                <table:data-pilot-member table:name="8,31296064077942" table:display="true" table:show-details="true"/>
                <table:data-pilot-member table:name="8,34969593344397" table:display="true" table:show-details="true"/>
                <table:data-pilot-member table:name="8,36009778177646" table:display="true" table:show-details="true"/>
                <table:data-pilot-member table:name="8,36580326106566" table:display="true" table:show-details="true"/>
                <table:data-pilot-member table:name="8,44182409190591" table:display="true" table:show-details="true"/>
                <table:data-pilot-member table:name="8,45539112477921" table:display="true" table:show-details="true"/>
                <table:data-pilot-member table:name="8,62153473665866" table:display="true" table:show-details="true"/>
                <table:data-pilot-member table:name="9,03683085099311" table:display="true" table:show-details="true"/>
                <table:data-pilot-member table:name="9,22080581128281" table:display="true" table:show-details="true"/>
                <table:data-pilot-member table:name="9,6814510370794" table:display="true" table:show-details="true"/>
                <table:data-pilot-member table:name="9,70644760049276" table:display="true" table:show-details="true"/>
                <table:data-pilot-member table:name="9,72339364474231" table:display="true" table:show-details="true"/>
                <table:data-pilot-member table:name="9,80653824805708" table:display="true" table:show-details="true"/>
                <table:data-pilot-member table:name="9,98331803828511" table:display="true" table:show-details="true"/>
                <table:data-pilot-member table:name="10,2083833847438" table:display="true" table:show-details="true"/>
                <table:data-pilot-member table:name="10,2162844197567" table:display="true" table:show-details="true"/>
                <table:data-pilot-member table:name="10,3076462139375" table:display="true" table:show-details="true"/>
                <table:data-pilot-member table:name="10,3571515200598" table:display="true" table:show-details="true"/>
                <table:data-pilot-member table:name="10,4347706221648" table:display="true" table:show-details="true"/>
                <table:data-pilot-member table:name="10,4633262437471" table:display="true" table:show-details="true"/>
                <table:data-pilot-member table:name="10,6163974719101" table:display="true" table:show-details="true"/>
                <table:data-pilot-member table:name="10,6554353772063" table:display="true" table:show-details="true"/>
                <table:data-pilot-member table:name="10,6627439095266" table:display="true" table:show-details="true"/>
                <table:data-pilot-member table:name="10,6835986858731" table:display="true" table:show-details="true"/>
                <table:data-pilot-member table:name="10,7182426964217" table:display="true" table:show-details="true"/>
                <table:data-pilot-member table:name="10,8028505527031" table:display="true" table:show-details="true"/>
                <table:data-pilot-member table:name="10,8642093895385" table:display="true" table:show-details="true"/>
                <table:data-pilot-member table:name="10,8748697790806" table:display="true" table:show-details="true"/>
                <table:data-pilot-member table:name="10,8818969579896" table:display="true" table:show-details="true"/>
                <table:data-pilot-member table:name="10,8890174398115" table:display="true" table:show-details="true"/>
                <table:data-pilot-member table:name="10,9461259954498" table:display="true" table:show-details="true"/>
                <table:data-pilot-member table:name="10,9804842203965" table:display="true" table:show-details="true"/>
                <table:data-pilot-member table:name="11,0148163933098" table:display="true" table:show-details="true"/>
                <table:data-pilot-member table:name="11,0467265447196" table:display="true" table:show-details="true"/>
                <table:data-pilot-member table:name="11,1267705510302" table:display="true" table:show-details="true"/>
                <table:data-pilot-member table:name="11,248914441928" table:display="true" table:show-details="true"/>
                <table:data-pilot-member table:name="11,3479232995399" table:display="true" table:show-details="true"/>
                <table:data-pilot-member table:name="11,4327891266541" table:display="true" table:show-details="true"/>
                <table:data-pilot-member table:name="11,5222545156358" table:display="true" table:show-details="true"/>
                <table:data-pilot-member table:name="11,5746599850936" table:display="true" table:show-details="true"/>
                <table:data-pilot-member table:name="11,6402078184193" table:display="true" table:show-details="true"/>
                <table:data-pilot-member table:name="11,6934172804329" table:display="true" table:show-details="true"/>
                <table:data-pilot-member table:name="12,0088301351344" table:display="true" table:show-details="true"/>
                <table:data-pilot-member table:name="12,0605600667381" table:display="true" table:show-details="true"/>
                <table:data-pilot-member table:name="12,1885255527859" table:display="true" table:show-details="true"/>
                <table:data-pilot-member table:name="12,2347158650538" table:display="true" table:show-details="true"/>
                <table:data-pilot-member table:name="12,4515999035657" table:display="true" table:show-details="true"/>
                <table:data-pilot-member table:name="12,4768446352514" table:display="true" table:show-details="true"/>
                <table:data-pilot-member table:name="12,6208267581514" table:display="true" table:show-details="true"/>
                <table:data-pilot-member table:name="12,6889070864401" table:display="true" table:show-details="true"/>
                <table:data-pilot-member table:name="12,941781603298" table:display="true" table:show-details="true"/>
                <table:data-pilot-member table:name="12,9634458433637" table:display="true" table:show-details="true"/>
                <table:data-pilot-member table:name="13,2035820581102" table:display="true" table:show-details="true"/>
                <table:data-pilot-member table:name="13,4220230079151" table:display="true" table:show-details="true"/>
                <table:data-pilot-member table:name="13,5415780066389" table:display="true" table:show-details="true"/>
                <table:data-pilot-member table:name="13,6575145119974" table:display="true" table:show-details="true"/>
                <table:data-pilot-member table:name="14,1499436595421" table:display="true" table:show-details="true"/>
                <table:data-pilot-member table:name="14,3294845499149" table:display="true" table:show-details="true"/>
                <table:data-pilot-member table:name="14,3891502222463" table:display="true" table:show-details="true"/>
                <table:data-pilot-member table:name="14,5347509550368" table:display="true" table:show-details="true"/>
                <table:data-pilot-member table:name="14,6727070650515" table:display="true" table:show-details="true"/>
                <table:data-pilot-member table:name="14,6798935272584" table:display="true" table:show-details="true"/>
                <table:data-pilot-member table:name="14,689253498844" table:display="true" table:show-details="true"/>
                <table:data-pilot-member table:name="14,8558353193918" table:display="true" table:show-details="true"/>
                <table:data-pilot-member table:name="14,9488378920207" table:display="true" table:show-details="true"/>
                <table:data-pilot-member table:name="14,9993430099073" table:display="true" table:show-details="true"/>
                <table:data-pilot-member table:name="15,0854104788484" table:display="true" table:show-details="true"/>
                <table:data-pilot-member table:name="15,1141767835733" table:display="true" table:show-details="true"/>
                <table:data-pilot-member table:name="15,1614598957702" table:display="true" table:show-details="true"/>
                <table:data-pilot-member table:name="15,2859153226919" table:display="true" table:show-details="true"/>
                <table:data-pilot-member table:name="15,7691659496714" table:display="true" table:show-details="true"/>
                <table:data-pilot-member table:name="15,8600355723301" table:display="true" table:show-details="true"/>
                <table:data-pilot-member table:name="16,0303816709919" table:display="true" table:show-details="true"/>
                <table:data-pilot-member table:name="16,1227747764432" table:display="true" table:show-details="true"/>
                <table:data-pilot-member table:name="16,1284656881194" table:display="true" table:show-details="true"/>
                <table:data-pilot-member table:name="16,1537403668753" table:display="true" table:show-details="true"/>
                <table:data-pilot-member table:name="16,2930375919693" table:display="true" table:show-details="true"/>
                <table:data-pilot-member table:name="16,312000277071" table:display="true" table:show-details="true"/>
                <table:data-pilot-member table:name="17,1081028861803" table:display="true" table:show-details="true"/>
                <table:data-pilot-member table:name="17,3316061966688" table:display="true" table:show-details="true"/>
                <table:data-pilot-member table:name="17,4671327521846" table:display="true" table:show-details="true"/>
                <table:data-pilot-member table:name="17,8024011204218" table:display="true" table:show-details="true"/>
                <table:data-pilot-member table:name="17,8728090336456" table:display="true" table:show-details="true"/>
                <table:data-pilot-member table:name="17,9258086015405" table:display="true" table:show-details="true"/>
                <table:data-pilot-member table:name="18,1905905908146" table:display="true" table:show-details="true"/>
                <table:data-pilot-member table:name="18,2038534177199" table:display="true" table:show-details="true"/>
                <table:data-pilot-member table:name="18,2077995273296" table:display="true" table:show-details="true"/>
                <table:data-pilot-member table:name="19,0896914148206" table:display="true" table:show-details="true"/>
                <table:data-pilot-member table:name="19,2487554455183" table:display="true" table:show-details="true"/>
                <table:data-pilot-member table:name="19,6279547462419" table:display="true" table:show-details="true"/>
                <table:data-pilot-member table:name="19,6333902907085" table:display="true" table:show-details="true"/>
                <table:data-pilot-member table:name="19,706493351234" table:display="true" table:show-details="true"/>
                <table:data-pilot-member table:name="20,1585917088858" table:display="true" table:show-details="true"/>
                <table:data-pilot-member table:name="20,2285820830651" table:display="true" table:show-details="true"/>
                <table:data-pilot-member table:name="20,5910028774674" table:display="true" table:show-details="true"/>
                <table:data-pilot-member table:name="20,9437190513" table:display="true" table:show-details="true"/>
                <table:data-pilot-member table:name="21,3074646341703" table:display="true" table:show-details="true"/>
                <table:data-pilot-member table:name="21,361109244931" table:display="true" table:show-details="true"/>
                <table:data-pilot-member table:name="21,4255784426838" table:display="true" table:show-details="true"/>
                <table:data-pilot-member table:name="22,0394171485161" table:display="true" table:show-details="true"/>
                <table:data-pilot-member table:name="22,1405178766684" table:display="true" table:show-details="true"/>
                <table:data-pilot-member table:name="22,1496935006487" table:display="true" table:show-details="true"/>
                <table:data-pilot-member table:name="22,163237079145" table:display="true" table:show-details="true"/>
                <table:data-pilot-member table:name="22,3593225738316" table:display="true" table:show-details="true"/>
                <table:data-pilot-member table:name="22,4226257469397" table:display="true" table:show-details="true"/>
                <table:data-pilot-member table:name="23,1472219585624" table:display="true" table:show-details="true"/>
                <table:data-pilot-member table:name="23,4940072122938" table:display="true" table:show-details="true"/>
                <table:data-pilot-member table:name="23,6127958616956" table:display="true" table:show-details="true"/>
                <table:data-pilot-member table:name="25,4303193146252" table:display="true" table:show-details="true"/>
                <table:data-pilot-member table:name="25,4833276154317" table:display="true" table:show-details="true"/>
                <table:data-pilot-member table:name="25,5094221080707" table:display="true" table:show-details="true"/>
                <table:data-pilot-member table:name="25,7184197490092" table:display="true" table:show-details="true"/>
                <table:data-pilot-member table:name="26,3889326911261" table:display="true" table:show-details="true"/>
                <table:data-pilot-member table:name="27,563559552715" table:display="true" table:show-details="true"/>
                <table:data-pilot-member table:name="28,2224806454844" table:display="true" table:show-details="true"/>
                <table:data-pilot-member table:name="28,2799003312414" table:display="true" table:show-details="true"/>
                <table:data-pilot-member table:name="28,9485797333927" table:display="true" table:show-details="true"/>
                <table:data-pilot-member table:name="29,0898365331149" table:display="true" table:show-details="true"/>
                <table:data-pilot-member table:name="29,1917070489512" table:display="true" table:show-details="true"/>
                <table:data-pilot-member table:name="29,3226782502895" table:display="true" table:show-details="true"/>
                <table:data-pilot-member table:name="29,3266427378206" table:display="true" table:show-details="true"/>
                <table:data-pilot-member table:name="29,5346990029014" table:display="true" table:show-details="true"/>
                <table:data-pilot-member table:name="29,7478751304033" table:display="true" table:show-details="true"/>
                <table:data-pilot-member table:name="30,338956091263" table:display="true" table:show-details="true"/>
                <table:data-pilot-member table:name="31,060585492457" table:display="true" table:show-details="true"/>
                <table:data-pilot-member table:name="31,1137998465145" table:display="true" table:show-details="true"/>
                <table:data-pilot-member table:name="31,140913591383" table:display="true" table:show-details="true"/>
                <table:data-pilot-member table:name="31,1566519834465" table:display="true" table:show-details="true"/>
                <table:data-pilot-member table:name="32,1632425195299" table:display="true" table:show-details="true"/>
                <table:data-pilot-member table:name="32,2309687821855" table:display="true" table:show-details="true"/>
                <table:data-pilot-member table:name="32,8783781829758" table:display="true" table:show-details="true"/>
                <table:data-pilot-member table:name="33,2761435389295" table:display="true" table:show-details="true"/>
                <table:data-pilot-member table:name="33,2892688462359" table:display="true" table:show-details="true"/>
                <table:data-pilot-member table:name="33,3193692682718" table:display="true" table:show-details="true"/>
                <table:data-pilot-member table:name="33,5915153518483" table:display="true" table:show-details="true"/>
                <table:data-pilot-member table:name="33,6131975121785" table:display="true" table:show-details="true"/>
                <table:data-pilot-member table:name="33,9404852753934" table:display="true" table:show-details="true"/>
                <table:data-pilot-member table:name="34,0177800366541" table:display="true" table:show-details="true"/>
                <table:data-pilot-member table:name="34,0752770079154" table:display="true" table:show-details="true"/>
                <table:data-pilot-member table:name="34,1911069209852" table:display="true" table:show-details="true"/>
                <table:data-pilot-member table:name="34,466464645723" table:display="true" table:show-details="true"/>
                <table:data-pilot-member table:name="34,4779589697937" table:display="true" table:show-details="true"/>
                <table:data-pilot-member table:name="35,2493272614551" table:display="true" table:show-details="true"/>
                <table:data-pilot-member table:name="35,5835570170449" table:display="true" table:show-details="true"/>
                <table:data-pilot-member table:name="35,9349985865421" table:display="true" table:show-details="true"/>
                <table:data-pilot-member table:name="35,9863211513493" table:display="true" table:show-details="true"/>
                <table:data-pilot-member table:name="36,0244371326112" table:display="true" table:show-details="true"/>
                <table:data-pilot-member table:name="36,0354062106619" table:display="true" table:show-details="true"/>
                <table:data-pilot-member table:name="36,0861369371751" table:display="true" table:show-details="true"/>
                <table:data-pilot-member table:name="36,2165893900689" table:display="true" table:show-details="true"/>
                <table:data-pilot-member table:name="36,2523348253871" table:display="true" table:show-details="true"/>
                <table:data-pilot-member table:name="36,5125623586268" table:display="true" table:show-details="true"/>
                <table:data-pilot-member table:name="36,5258386892039" table:display="true" table:show-details="true"/>
                <table:data-pilot-member table:name="36,5335138169027" table:display="true" table:show-details="true"/>
                <table:data-pilot-member table:name="36,8150324728541" table:display="true" table:show-details="true"/>
                <table:data-pilot-member table:name="37,1666637694219" table:display="true" table:show-details="true"/>
                <table:data-pilot-member table:name="37,1790021338477" table:display="true" table:show-details="true"/>
                <table:data-pilot-member table:name="37,2042207543952" table:display="true" table:show-details="true"/>
                <table:data-pilot-member table:name="37,2686895617128" table:display="true" table:show-details="true"/>
                <table:data-pilot-member table:name="37,2875625300536" table:display="true" table:show-details="true"/>
                <table:data-pilot-member table:name="37,4009891358176" table:display="true" table:show-details="true"/>
                <table:data-pilot-member table:name="37,4757138438774" table:display="true" table:show-details="true"/>
                <table:data-pilot-member table:name="37,7407187343806" table:display="true" table:show-details="true"/>
                <table:data-pilot-member table:name="37,7519113361675" table:display="true" table:show-details="true"/>
                <table:data-pilot-member table:name="37,8077966413058" table:display="true" table:show-details="true"/>
                <table:data-pilot-member table:name="37,9971888194438" table:display="true" table:show-details="true"/>
                <table:data-pilot-member table:name="38,0611427749775" table:display="true" table:show-details="true"/>
                <table:data-pilot-member table:name="38,1101994553918" table:display="true" table:show-details="true"/>
                <table:data-pilot-member table:name="38,8000491187842" table:display="true" table:show-details="true"/>
                <table:data-pilot-member table:name="38,9752912278558" table:display="true" table:show-details="true"/>
                <table:data-pilot-member table:name="39,487156985933" table:display="true" table:show-details="true"/>
                <table:data-pilot-member table:name="39,5118337224794" table:display="true" table:show-details="true"/>
                <table:data-pilot-member table:name="39,8388682095352" table:display="true" table:show-details="true"/>
                <table:data-pilot-member table:name="40,2630945932368" table:display="true" table:show-details="true"/>
                <table:data-pilot-member table:name="40,3674146763244" table:display="true" table:show-details="true"/>
                <table:data-pilot-member table:name="40,6294940922741" table:display="true" table:show-details="true"/>
                <table:data-pilot-member table:name="40,778000764526" table:display="true" table:show-details="true"/>
                <table:data-pilot-member table:name="40,9659265874162" table:display="true" table:show-details="true"/>
                <table:data-pilot-member table:name="41,1362863279924" table:display="true" table:show-details="true"/>
                <table:data-pilot-member table:name="41,1459415374426" table:display="true" table:show-details="true"/>
                <table:data-pilot-member table:name="41,3067003328099" table:display="true" table:show-details="true"/>
                <table:data-pilot-member table:name="41,7553263444149" table:display="true" table:show-details="true"/>
                <table:data-pilot-member table:name="41,7959214999642" table:display="true" table:show-details="true"/>
                <table:data-pilot-member table:name="42,3626384896015" table:display="true" table:show-details="true"/>
                <table:data-pilot-member table:name="42,3975442918863" table:display="true" table:show-details="true"/>
                <table:data-pilot-member table:name="42,4072318624085" table:display="true" table:show-details="true"/>
                <table:data-pilot-member table:name="42,4319396378832" table:display="true" table:show-details="true"/>
                <table:data-pilot-member table:name="42,7752559145043" table:display="true" table:show-details="true"/>
                <table:data-pilot-member table:name="42,9361179361179" table:display="true" table:show-details="true"/>
                <table:data-pilot-member table:name="43,3478713103629" table:display="true" table:show-details="true"/>
                <table:data-pilot-member table:name="43,4715046545159" table:display="true" table:show-details="true"/>
                <table:data-pilot-member table:name="43,4734124167858" table:display="true" table:show-details="true"/>
                <table:data-pilot-member table:name="43,6614348786111" table:display="true" table:show-details="true"/>
                <table:data-pilot-member table:name="44,5662554566864" table:display="true" table:show-details="true"/>
                <table:data-pilot-member table:name="44,7312579888002" table:display="true" table:show-details="true"/>
                <table:data-pilot-member table:name="45,0695836257673" table:display="true" table:show-details="true"/>
                <table:data-pilot-member table:name="45,2240838843398" table:display="true" table:show-details="true"/>
                <table:data-pilot-member table:name="45,8506721848546" table:display="true" table:show-details="true"/>
                <table:data-pilot-member table:name="46,724538216268" table:display="true" table:show-details="true"/>
                <table:data-pilot-member table:name="47,1367306401258" table:display="true" table:show-details="true"/>
                <table:data-pilot-member table:name="47,2189906752408" table:display="true" table:show-details="true"/>
                <table:data-pilot-member table:name="47,4304814066642" table:display="true" table:show-details="true"/>
                <table:data-pilot-member table:name="47,9317124565612" table:display="true" table:show-details="true"/>
                <table:data-pilot-member table:name="48,2133082139303" table:display="true" table:show-details="true"/>
                <table:data-pilot-member table:name="48,2596683394056" table:display="true" table:show-details="true"/>
                <table:data-pilot-member table:name="48,5788156698128" table:display="true" table:show-details="true"/>
                <table:data-pilot-member table:name="48,651877806076" table:display="true" table:show-details="true"/>
                <table:data-pilot-member table:name="48,8042672849531" table:display="true" table:show-details="true"/>
                <table:data-pilot-member table:name="48,9848593435446" table:display="true" table:show-details="true"/>
                <table:data-pilot-member table:name="49,0282482592702" table:display="true" table:show-details="true"/>
                <table:data-pilot-member table:name="49,1935207505514" table:display="true" table:show-details="true"/>
                <table:data-pilot-member table:name="49,4469958181536" table:display="true" table:show-details="true"/>
                <table:data-pilot-member table:name="49,47150687513" table:display="true" table:show-details="true"/>
                <table:data-pilot-member table:name="49,5918174150609" table:display="true" table:show-details="true"/>
                <table:data-pilot-member table:name="50,0764706975529" table:display="true" table:show-details="true"/>
                <table:data-pilot-member table:name="50,4031712271243" table:display="true" table:show-details="true"/>
                <table:data-pilot-member table:name="50,6579872449168" table:display="true" table:show-details="true"/>
                <table:data-pilot-member table:name="50,80040573211" table:display="true" table:show-details="true"/>
                <table:data-pilot-member table:name="50,8332053461047" table:display="true" table:show-details="true"/>
                <table:data-pilot-member table:name="51,0367674865146" table:display="true" table:show-details="true"/>
                <table:data-pilot-member table:name="51,2761686675701" table:display="true" table:show-details="true"/>
                <table:data-pilot-member table:name="51,4632619885701" table:display="true" table:show-details="true"/>
                <table:data-pilot-member table:name="51,5897513235214" table:display="true" table:show-details="true"/>
                <table:data-pilot-member table:name="52,6473474895773" table:display="true" table:show-details="true"/>
                <table:data-pilot-member table:name="52,9122476964108" table:display="true" table:show-details="true"/>
                <table:data-pilot-member table:name="53,8630737284491" table:display="true" table:show-details="true"/>
                <table:data-pilot-member table:name="53,8757393737114" table:display="true" table:show-details="true"/>
                <table:data-pilot-member table:name="55,7688625768798" table:display="true" table:show-details="true"/>
                <table:data-pilot-member table:name="58,1276060055943" table:display="true" table:show-details="true"/>
                <table:data-pilot-member table:name="58,8263304039894" table:display="true" table:show-details="true"/>
                <table:data-pilot-member table:name="58,8958715122912" table:display="true" table:show-details="true"/>
                <table:data-pilot-member table:name="60,0764816659162" table:display="true" table:show-details="true"/>
                <table:data-pilot-member table:name="60,0991192963815" table:display="true" table:show-details="true"/>
                <table:data-pilot-member table:name="60,6559539095525" table:display="true" table:show-details="true"/>
                <table:data-pilot-member table:name="61,1474294311372" table:display="true" table:show-details="true"/>
                <table:data-pilot-member table:name="61,2603806948761" table:display="true" table:show-details="true"/>
                <table:data-pilot-member table:name="62,0508113982326" table:display="true" table:show-details="true"/>
                <table:data-pilot-member table:name="63,9592975412403" table:display="true" table:show-details="true"/>
                <table:data-pilot-member table:name="64,144327527104" table:display="true" table:show-details="true"/>
                <table:data-pilot-member table:name="64,9644464773832" table:display="true" table:show-details="true"/>
                <table:data-pilot-member table:name="65,1806243408003" table:display="true" table:show-details="true"/>
                <table:data-pilot-member table:name="65,5911910835432" table:display="true" table:show-details="true"/>
                <table:data-pilot-member table:name="65,8835472253584" table:display="true" table:show-details="true"/>
                <table:data-pilot-member table:name="66,0638475740151" table:display="true" table:show-details="true"/>
                <table:data-pilot-member table:name="66,1395316182017" table:display="true" table:show-details="true"/>
                <table:data-pilot-member table:name="66,1422983172951" table:display="true" table:show-details="true"/>
                <table:data-pilot-member table:name="66,2041834827651" table:display="true" table:show-details="true"/>
                <table:data-pilot-member table:name="66,5135064095455" table:display="true" table:show-details="true"/>
                <table:data-pilot-member table:name="67,6017637152628" table:display="true" table:show-details="true"/>
                <table:data-pilot-member table:name="68,498262631034" table:display="true" table:show-details="true"/>
                <table:data-pilot-member table:name="68,6711531245709" table:display="true" table:show-details="true"/>
                <table:data-pilot-member table:name="68,9397071975706" table:display="true" table:show-details="true"/>
                <table:data-pilot-member table:name="68,9740711621138" table:display="true" table:show-details="true"/>
                <table:data-pilot-member table:name="69,641053791297" table:display="true" table:show-details="true"/>
                <table:data-pilot-member table:name="69,7496756135983" table:display="true" table:show-details="true"/>
                <table:data-pilot-member table:name="69,7706200604882" table:display="true" table:show-details="true"/>
                <table:data-pilot-member table:name="69,831407553342" table:display="true" table:show-details="true"/>
                <table:data-pilot-member table:name="69,8995899131298" table:display="true" table:show-details="true"/>
                <table:data-pilot-member table:name="70,0233901794664" table:display="true" table:show-details="true"/>
                <table:data-pilot-member table:name="70,362347246795" table:display="true" table:show-details="true"/>
                <table:data-pilot-member table:name="71,2863513201854" table:display="true" table:show-details="true"/>
                <table:data-pilot-member table:name="72,9063567515427" table:display="true" table:show-details="true"/>
                <table:data-pilot-member table:name="72,9171517167876" table:display="true" table:show-details="true"/>
                <table:data-pilot-member table:name="72,9857914982352" table:display="true" table:show-details="true"/>
                <table:data-pilot-member table:name="73,0866091916516" table:display="true" table:show-details="true"/>
                <table:data-pilot-member table:name="73,303833884446" table:display="true" table:show-details="true"/>
                <table:data-pilot-member table:name="73,8099731735182" table:display="true" table:show-details="true"/>
                <table:data-pilot-member table:name="76,0052934720093" table:display="true" table:show-details="true"/>
                <table:data-pilot-member table:name="76,0941703889986" table:display="true" table:show-details="true"/>
                <table:data-pilot-member table:name="76,6566525642399" table:display="true" table:show-details="true"/>
                <table:data-pilot-member table:name="77,0306108688812" table:display="true" table:show-details="true"/>
                <table:data-pilot-member table:name="77,0478502145573" table:display="true" table:show-details="true"/>
                <table:data-pilot-member table:name="77,063267063549" table:display="true" table:show-details="true"/>
                <table:data-pilot-member table:name="77,3982538070634" table:display="true" table:show-details="true"/>
                <table:data-pilot-member table:name="77,6714072094847" table:display="true" table:show-details="true"/>
                <table:data-pilot-member table:name="78,0743215623949" table:display="true" table:show-details="true"/>
                <table:data-pilot-member table:name="81,6654004338696" table:display="true" table:show-details="true"/>
                <table:data-pilot-member table:name="81,9526019192646" table:display="true" table:show-details="true"/>
                <table:data-pilot-member table:name="82,0837782239088" table:display="true" table:show-details="true"/>
                <table:data-pilot-member table:name="83,7307139419862" table:display="true" table:show-details="true"/>
                <table:data-pilot-member table:name="84,5559920237925" table:display="true" table:show-details="true"/>
                <table:data-pilot-member table:name="87,2359437049274" table:display="true" table:show-details="true"/>
                <table:data-pilot-member table:name="87,4175324461513" table:display="true" table:show-details="true"/>
                <table:data-pilot-member table:name="87,6533141187556" table:display="true" table:show-details="true"/>
                <table:data-pilot-member table:name="90,4583839003883" table:display="true" table:show-details="true"/>
                <table:data-pilot-member table:name="90,4752729195882" table:display="true" table:show-details="true"/>
                <table:data-pilot-member table:name="90,5242484389362" table:display="true" table:show-details="true"/>
                <table:data-pilot-member table:name="94,8269268947615" table:display="true" table:show-details="true"/>
                <table:data-pilot-member table:name="102,767242651956" table:display="true" table:show-details="true"/>
                <table:data-pilot-member table:name="106,179090225782" table:display="true" table:show-details="true"/>
                <table:data-pilot-member table:name="108,79158999469" table:display="true" table:show-details="true"/>
                <table:data-pilot-member table:name="112,667517393234" table:display="true" table:show-details="true"/>
                <table:data-pilot-member table:name="112,97912114915" table:display="true" table:show-details="true"/>
                <table:data-pilot-member table:name="117,034838816482" table:display="true" table:show-details="true"/>
                <table:data-pilot-member table:name="117,507735343504" table:display="true" table:show-details="true"/>
                <table:data-pilot-member table:name="120,809405799191" table:display="true" table:show-details="true"/>
                <table:data-pilot-member table:name="121,720891042987" table:display="true" table:show-details="true"/>
                <table:data-pilot-member table:name="121,958900785668" table:display="true" table:show-details="true"/>
                <table:data-pilot-member table:name="122,859460948738" table:display="true" table:show-details="true"/>
                <table:data-pilot-member table:name="125,575024814276" table:display="true" table:show-details="true"/>
                <table:data-pilot-member table:name="130,66664990764" table:display="true" table:show-details="true"/>
                <table:data-pilot-member table:name="132,660316195512" table:display="true" table:show-details="true"/>
                <table:data-pilot-member table:name="132,975034659887" table:display="true" table:show-details="true"/>
                <table:data-pilot-member table:name="133,591181314141" table:display="true" table:show-details="true"/>
                <table:data-pilot-member table:name="134,147704218706" table:display="true" table:show-details="true"/>
                <table:data-pilot-member table:name="135,081058841664" table:display="true" table:show-details="true"/>
                <table:data-pilot-member table:name="135,270670797175" table:display="true" table:show-details="true"/>
                <table:data-pilot-member table:name="140,708298428146" table:display="true" table:show-details="true"/>
                <table:data-pilot-member table:name="147,911545540265" table:display="true" table:show-details="true"/>
                <table:data-pilot-member table:name="147,972729622079" table:display="true" table:show-details="true"/>
                <table:data-pilot-member table:name="150,006575102279" table:display="true" table:show-details="true"/>
                <table:data-pilot-member table:name="151,181830924339" table:display="true" table:show-details="true"/>
                <table:data-pilot-member table:name="154,716806544406" table:display="true" table:show-details="true"/>
                <table:data-pilot-member table:name="161,540852771286" table:display="true" table:show-details="true"/>
                <table:data-pilot-member table:name="172,993562332012" table:display="true" table:show-details="true"/>
                <table:data-pilot-member table:name="210,232647883665" table:display="true" table:show-details="true"/>
                <table:data-pilot-member table:name="221,458843998833" table:display="true" table:show-details="true"/>
                <table:data-pilot-member table:name="237,902380773692" table:display="true" table:show-details="true"/>
                <table:data-pilot-member table:name="274,500259631126" table:display="true" table:show-details="true"/>
                <table:data-pilot-member table:name="286,574481179522" table:display="true" table:show-details="true"/>
                <table:data-pilot-member table:name="287,038330719964" table:display="true" table:show-details="true"/>
                <table:data-pilot-member table:name="294,804109376271" table:display="true" table:show-details="true"/>
                <table:data-pilot-member table:name="315,639115280459" table:display="true" table:show-details="true"/>
                <table:data-pilot-member table:name="321,159713841542" table:display="true" table:show-details="true"/>
                <table:data-pilot-member table:name="330,534413707567" table:display="true" table:show-details="true"/>
                <table:data-pilot-member table:name="332,417655392244" table:display="true" table:show-details="true"/>
                <table:data-pilot-member table:name="334,5852613204" table:display="true" table:show-details="true"/>
                <table:data-pilot-member table:name="341,398858131794" table:display="true" table:show-details="true"/>
                <table:data-pilot-member table:name="343,256952827042" table:display="true" table:show-details="true"/>
                <table:data-pilot-member table:name="351,305952063901" table:display="true" table:show-details="true"/>
                <table:data-pilot-member table:name="357,029244601047" table:display="true" table:show-details="true"/>
                <table:data-pilot-member table:name="365,360990377566" table:display="true" table:show-details="true"/>
                <table:data-pilot-member table:name="373,262812137621" table:display="true" table:show-details="true"/>
                <table:data-pilot-member table:name="386,323985525976" table:display="true" table:show-details="true"/>
                <table:data-pilot-member table:name="405,423229934907" table:display="true" table:show-details="true"/>
                <table:data-pilot-member table:name="416,384322547154" table:display="true" table:show-details="true"/>
                <table:data-pilot-member table:name="509,091108153677" table:display="true" table:show-details="true"/>
                <table:data-pilot-member table:name="589,743328388284" table:display="true" table:show-details="true"/>
                <table:data-pilot-member table:name="656,923142467621" table:display="true" table:show-details="true"/>
                <table:data-pilot-member table:name="665,660845127822" table:display="true" table:show-details="true"/>
                <table:data-pilot-member table:name="674,317933629956" table:display="true" table:show-details="true"/>
                <table:data-pilot-member table:name="684,722617789362" table:display="true" table:show-details="true"/>
                <table:data-pilot-member table:name="721,038030517832" table:display="true" table:show-details="true"/>
                <table:data-pilot-member table:name="761,438335077402" table:display="true" table:show-details="true"/>
                <table:data-pilot-member table:name="792,853017125712" table:display="true" table:show-details="true"/>
                <table:data-pilot-member table:name="820,267531153939" table:display="true" table:show-details="true"/>
                <table:data-pilot-member table:name="854,265314751595" table:display="true" table:show-details="true"/>
                <table:data-pilot-member table:name="868,256640192613" table:display="true" table:show-details="true"/>
                <table:data-pilot-member table:name="874,821688647367" table:display="true" table:show-details="true"/>
                <table:data-pilot-member table:name="874,965227714126" table:display="true" table:show-details="true"/>
                <table:data-pilot-member table:name="909,95133150493" table:display="true" table:show-details="true"/>
                <table:data-pilot-member table:name="918,41689325766" table:display="true" table:show-details="true"/>
                <table:data-pilot-member table:name="918,685612511463" table:display="true" table:show-details="true"/>
                <table:data-pilot-member table:name="939,341795203629" table:display="true" table:show-details="true"/>
                <table:data-pilot-member table:name="958,69036070725" table:display="true" table:show-details="true"/>
                <table:data-pilot-member table:name="970,920963106638" table:display="true" table:show-details="true"/>
                <table:data-pilot-member table:name="977,809151124152" table:display="true" table:show-details="true"/>
                <table:data-pilot-member table:name="977,995976764229" table:display="true" table:show-details="true"/>
                <table:data-pilot-member table:name="1023,25322690133" table:display="true" table:show-details="true"/>
                <table:data-pilot-member table:name="1054,02939545202" table:display="true" table:show-details="true"/>
                <table:data-pilot-member table:name="1079,25945651119" table:display="true" table:show-details="true"/>
                <table:data-pilot-member table:name="1085,35493838741" table:display="true" table:show-details="true"/>
                <table:data-pilot-member table:name="1086,44727598814" table:display="true" table:show-details="true"/>
                <table:data-pilot-member table:name="1100,77449427434" table:display="true" table:show-details="true"/>
                <table:data-pilot-member table:name="1125,45095835894" table:display="true" table:show-details="true"/>
                <table:data-pilot-member table:name="1161,13531555185" table:display="true" table:show-details="true"/>
                <table:data-pilot-member table:name="1172,92583707923" table:display="true" table:show-details="true"/>
                <table:data-pilot-member table:name="1180,68965047008" table:display="true" table:show-details="true"/>
                <table:data-pilot-member table:name="1185,16461455124" table:display="true" table:show-details="true"/>
                <table:data-pilot-member table:name="1193,75684239004" table:display="true" table:show-details="true"/>
                <table:data-pilot-member table:name="1194,3295607136" table:display="true" table:show-details="true"/>
                <table:data-pilot-member table:name="1199,72052723347" table:display="true" table:show-details="true"/>
                <table:data-pilot-member table:name="1202,04422952578" table:display="true" table:show-details="true"/>
                <table:data-pilot-member table:name="1206,67372058129" table:display="true" table:show-details="true"/>
                <table:data-pilot-member table:name="1210,15466333839" table:display="true" table:show-details="true"/>
                <table:data-pilot-member table:name="1220,92074705802" table:display="true" table:show-details="true"/>
                <table:data-pilot-member table:name="1223,3160964863" table:display="true" table:show-details="true"/>
                <table:data-pilot-member table:name="1229,33906708107" table:display="true" table:show-details="true"/>
                <table:data-pilot-member table:name="1233,90352794078" table:display="true" table:show-details="true"/>
                <table:data-pilot-member table:name="1242,2989256569" table:display="true" table:show-details="true"/>
                <table:data-pilot-member table:name="1244,52370730505" table:display="true" table:show-details="true"/>
                <table:data-pilot-member table:name="1246,83214284447" table:display="true" table:show-details="true"/>
                <table:data-pilot-member table:name="1247,79407231118" table:display="true" table:show-details="true"/>
                <table:data-pilot-member table:name="1248,9659271161" table:display="true" table:show-details="true"/>
                <table:data-pilot-member table:name="1256,70525463202" table:display="true" table:show-details="true"/>
                <table:data-pilot-member table:name="1261,33814244652" table:display="true" table:show-details="true"/>
                <table:data-pilot-member table:name="1262,68226769322" table:display="true" table:show-details="true"/>
                <table:data-pilot-member table:name="1266,00223069187" table:display="true" table:show-details="true"/>
                <table:data-pilot-member table:name="1267,65003586962" table:display="true" table:show-details="true"/>
                <table:data-pilot-member table:name="1276,54056463086" table:display="true" table:show-details="true"/>
                <table:data-pilot-member table:name="1314,78102189781" table:display="true" table:show-details="true"/>
                <table:data-pilot-member table:name="1348,37151460267" table:display="true" table:show-details="true"/>
                <table:data-pilot-member table:name="1377,98946284059" table:display="true" table:show-details="true"/>
                <table:data-pilot-member table:name="1381,05582248611" table:display="true" table:show-details="true"/>
                <table:data-pilot-member table:name="1394,11384245733" table:display="true" table:show-details="true"/>
                <table:data-pilot-member table:name="1400,83482388224" table:display="true" table:show-details="true"/>
                <table:data-pilot-member table:name="1415,38564219917" table:display="true" table:show-details="true"/>
                <table:data-pilot-member table:name="1421,57586023462" table:display="true" table:show-details="true"/>
                <table:data-pilot-member table:name="1445,7579347816" table:display="true" table:show-details="true"/>
                <table:data-pilot-member table:name="1462,70079924033" table:display="true" table:show-details="true"/>
                <table:data-pilot-member table:name="1516,05402933624" table:display="true" table:show-details="true"/>
                <table:data-pilot-member table:name="1520,45468701339" table:display="true" table:show-details="true"/>
                <table:data-pilot-member table:name="1549,39815217797" table:display="true" table:show-details="true"/>
                <table:data-pilot-member table:name="1597,00810997729" table:display="true" table:show-details="true"/>
                <table:data-pilot-member table:name="1618,24672204297" table:display="true" table:show-details="true"/>
                <table:data-pilot-member table:name="1708,09358127279" table:display="true" table:show-details="true"/>
                <table:data-pilot-member table:name="1737,64868863253" table:display="true" table:show-details="true"/>
                <table:data-pilot-member table:name="1751,91554866511" table:display="true" table:show-details="true"/>
                <table:data-pilot-member table:name="1752,09936234602" table:display="true" table:show-details="true"/>
                <table:data-pilot-member table:name="1819,649758905" table:display="true" table:show-details="true"/>
                <table:data-pilot-member table:name="1828,98987310234" table:display="true" table:show-details="true"/>
                <table:data-pilot-member table:name="1832,9681857008" table:display="true" table:show-details="true"/>
                <table:data-pilot-member table:name="1856,93465686646" table:display="true" table:show-details="true"/>
                <table:data-pilot-member table:name="1857,65858546497" table:display="true" table:show-details="true"/>
                <table:data-pilot-member table:name="1879,33767796122" table:display="true" table:show-details="true"/>
                <table:data-pilot-member table:name="1891,39095375691" table:display="true" table:show-details="true"/>
                <table:data-pilot-member table:name="1912,03230459802" table:display="true" table:show-details="true"/>
                <table:data-pilot-member table:name="1927,92109473203" table:display="true" table:show-details="true"/>
                <table:data-pilot-member table:name="1980,57001533407" table:display="true" table:show-details="true"/>
                <table:data-pilot-member table:name="1983,2203060475" table:display="true" table:show-details="true"/>
                <table:data-pilot-member table:name="2042,8871901491" table:display="true" table:show-details="true"/>
                <table:data-pilot-member table:name="2050,42601610421" table:display="true" table:show-details="true"/>
                <table:data-pilot-member table:name="2091,10225763612" table:display="true" table:show-details="true"/>
                <table:data-pilot-member table:name="2100,00166335537" table:display="true" table:show-details="true"/>
                <table:data-pilot-member table:name="2102,48379074852" table:display="true" table:show-details="true"/>
                <table:data-pilot-member table:name="2107,4894355569" table:display="true" table:show-details="true"/>
                <table:data-pilot-member table:name="2242,39279744981" table:display="true" table:show-details="true"/>
                <table:data-pilot-member table:name="2279,02290458509" table:display="true" table:show-details="true"/>
                <table:data-pilot-member table:name="2280,27055787148" table:display="true" table:show-details="true"/>
                <table:data-pilot-member table:name="2284,38018441987" table:display="true" table:show-details="true"/>
                <table:data-pilot-member table:name="2284,52311810308" table:display="true" table:show-details="true"/>
                <table:data-pilot-member table:name="2293,80901583431" table:display="true" table:show-details="true"/>
                <table:data-pilot-member table:name="2299,92813726845" table:display="true" table:show-details="true"/>
                <table:data-pilot-member table:name="2302,26732308517" table:display="true" table:show-details="true"/>
                <table:data-pilot-member table:name="2314,08515930983" table:display="true" table:show-details="true"/>
                <table:data-pilot-member table:name="2321,73551967591" table:display="true" table:show-details="true"/>
                <table:data-pilot-member table:name="2412,20350077461" table:display="true" table:show-details="true"/>
                <table:data-pilot-member table:name="2426,4728121507" table:display="true" table:show-details="true"/>
                <table:data-pilot-member table:name="2446,98754897483" table:display="true" table:show-details="true"/>
                <table:data-pilot-member table:name="2449,21256550172" table:display="true" table:show-details="true"/>
                <table:data-pilot-member table:name="2480,43873315482" table:display="true" table:show-details="true"/>
                <table:data-pilot-member table:name="2522,86017496792" table:display="true" table:show-details="true"/>
                <table:data-pilot-member table:name="2545,28555650529" table:display="true" table:show-details="true"/>
                <table:data-pilot-member table:name="2551,77057953506" table:display="true" table:show-details="true"/>
                <table:data-pilot-member table:name="2554,54210199143" table:display="true" table:show-details="true"/>
                <table:data-pilot-member table:name="2560,35051471654" table:display="true" table:show-details="true"/>
                <table:data-pilot-member table:name="2561,83713894751" table:display="true" table:show-details="true"/>
                <table:data-pilot-member table:name="2576,8113507012" table:display="true" table:show-details="true"/>
                <table:data-pilot-member table:name="2708,13473339073" table:display="true" table:show-details="true"/>
                <table:data-pilot-member table:name="2720,32190363366" table:display="true" table:show-details="true"/>
                <table:data-pilot-member table:name="2735,97067514397" table:display="true" table:show-details="true"/>
                <table:data-pilot-member table:name="2764,53841376435" table:display="true" table:show-details="true"/>
                <table:data-pilot-member table:name="2786,58753342226" table:display="true" table:show-details="true"/>
                <table:data-pilot-member table:name="2839,60158074397" table:display="true" table:show-details="true"/>
                <table:data-pilot-member table:name="3000,81066986931" table:display="true" table:show-details="true"/>
                <table:data-pilot-member table:name="3152,50018104135" table:display="true" table:show-details="true"/>
                <table:data-pilot-member table:name="3262,57187422062" table:display="true" table:show-details="true"/>
                <table:data-pilot-member table:name="3282,48705825194" table:display="true" table:show-details="true"/>
                <table:data-pilot-member table:name="3444,02265321222" table:display="true" table:show-details="true"/>
                <table:data-pilot-member table:name="3744,73733451435" table:display="true" table:show-details="true"/>
                <table:data-pilot-member table:name="3859,1752478337" table:display="true" table:show-details="true"/>
                <table:data-pilot-member table:name="3898,27418413028" table:display="true" table:show-details="true"/>
                <table:data-pilot-member table:name="4083,40964861241" table:display="true" table:show-details="true"/>
                <table:data-pilot-member table:name="4091,11630283554" table:display="true" table:show-details="true"/>
                <table:data-pilot-member table:name="4404,12231036192" table:display="true" table:show-details="true"/>
                <table:data-pilot-member table:name="4940,69385841538" table:display="true" table:show-details="true"/>
                <table:data-pilot-member table:name="5152,21510883483" table:display="true" table:show-details="true"/>
                <table:data-pilot-member table:name="5527,50623181874" table:display="true" table:show-details="true"/>
                <table:data-pilot-member table:name="5659,1021686938" table:display="true" table:show-details="true"/>
                <table:data-pilot-member table:name="5748,1450054212" table:display="true" table:show-details="true"/>
                <table:data-pilot-member table:name="5795,7840251299" table:display="true" table:show-details="true"/>
                <table:data-pilot-member table:name="5890,67878726664" table:display="true" table:show-details="true"/>
                <table:data-pilot-member table:name="5983,68008970945" table:display="true" table:show-details="true"/>
                <table:data-pilot-member table:name="6084,67344741848" table:display="true" table:show-details="true"/>
                <table:data-pilot-member table:name="6155,7765544963" table:display="true" table:show-details="true"/>
                <table:data-pilot-member table:name="6330,66453549765" table:display="true" table:show-details="true"/>
                <table:data-pilot-member table:name="6542,47787610619" table:display="true" table:show-details="true"/>
                <table:data-pilot-member table:name="6854,99365750529" table:display="true" table:show-details="true"/>
                <table:data-pilot-member table:name="6999,86084754496" table:display="true" table:show-details="true"/>
                <table:data-pilot-member table:name="7132,96011447261" table:display="true" table:show-details="true"/>
                <table:data-pilot-member table:name="7391,16307615962" table:display="true" table:show-details="true"/>
                <table:data-pilot-member table:name="7435,48371851222" table:display="true" table:show-details="true"/>
                <table:data-pilot-member table:name="10316,878510198" table:display="true" table:show-details="true"/>
                <table:data-pilot-member table:name="15613,431372549" table:display="true" table:show-details="true"/>
                <table:data-pilot-member table:name="16755,88235294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nl" fo:country="NL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nl" fo:country="N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6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16T17:34:50.415000000</dc:date>
    <dc:creator>Sander van Nielen</dc:creator>
    <meta:editing-duration>PT1H11M24S</meta:editing-duration>
    <meta:editing-cycles>2</meta:editing-cycles>
    <meta:generator>LibreOffice/6.2.2.2$Windows_X86_64 LibreOffice_project/2b840030fec2aae0fd2658d8d4f9548af4e3518d</meta:generator>
    <meta:document-statistic meta:table-count="2" meta:cell-count="1079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1" chart:class="chart:line" chart:style-name="ch1">
        <chart:plot-area chart:style-name="ch2" table:cell-range-address="PivotChart" chart:data-source-has-labels="column" svg:x="0.32cm" svg:y="0.18cm" svg:width="15.36cm" svg:height="7.74cm">
          <chartooo:coordinate-region svg:x="1.312cm" svg:y="0.18cm" svg:width="14.042cm" svg:height="6.487cm"/>
          <chart:axis chart:dimension="x" chart:name="primary-x" chart:style-name="ch3" chartooo:axis-type="auto">
            <chartooo:date-scale/>
            <chart:categories table:cell-range-address="PT@categories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PT@data 0" chart:label-cell-address="PT@label 0" chart:class="chart:line">
            <chart:data-point chart:repeated="26"/>
          </chart:series>
          <chart:series chart:style-name="ch6" chart:values-cell-range-address="PT@data 1" chart:label-cell-address="PT@label 1" chart:class="chart:line">
            <chart:data-point chart:repeated="26"/>
          </chart:series>
          <chart:series chart:style-name="ch7" chart:values-cell-range-address="PT@data 2" chart:label-cell-address="PT@label 2" chart:class="chart:line">
            <chart:data-point chart:repeated="26"/>
          </chart:series>
          <chart:series chart:style-name="ch8" chart:values-cell-range-address="PT@data 3" chart:label-cell-address="PT@label 3" chart:class="chart:line">
            <chart:data-point chart:repeated="26"/>
          </chart:series>
          <chart:series chart:style-name="ch9" chart:values-cell-range-address="PT@data 4" chart:label-cell-address="PT@label 4" chart:class="chart:line">
            <chart:data-point chart:repeated="26"/>
          </chart:series>
          <chart:series chart:style-name="ch10" chart:values-cell-range-address="PT@data 5" chart:label-cell-address="PT@label 5" chart:class="chart:line">
            <chart:data-point chart:repeated="26"/>
          </chart:series>
          <chart:series chart:style-name="ch11" chart:values-cell-range-address="PT@data 6" chart:label-cell-address="PT@label 6" chart:class="chart:line">
            <chart:data-point chart:repeated="26"/>
          </chart:series>
          <chart:series chart:style-name="ch12" chart:values-cell-range-address="PT@data 7" chart:label-cell-address="PT@label 7" chart:class="chart:line">
            <chart:data-point chart:repeated="26"/>
          </chart:series>
          <chart:series chart:style-name="ch13" chart:values-cell-range-address="PT@data 8" chart:label-cell-address="PT@label 8" chart:class="chart:line">
            <chart:data-point chart:repeated="26"/>
          </chart:series>
          <chart:series chart:style-name="ch14" chart:values-cell-range-address="PT@data 9" chart:label-cell-address="PT@label 9" chart:class="chart:line">
            <chart:data-point chart:repeated="26"/>
          </chart:series>
          <chart:series chart:style-name="ch15" chart:values-cell-range-address="PT@data 10" chart:label-cell-address="PT@label 10" chart:class="chart:line">
            <chart:data-point chart:repeated="26"/>
          </chart:series>
          <chart:series chart:style-name="ch16" chart:values-cell-range-address="PT@data 11" chart:label-cell-address="PT@label 11" chart:class="chart:line">
            <chart:data-point chart:repeated="26"/>
          </chart:series>
          <chart:series chart:style-name="ch17" chart:values-cell-range-address="PT@data 12" chart:label-cell-address="PT@label 12" chart:class="chart:line">
            <chart:data-point chart:repeated="26"/>
          </chart:series>
          <chart:series chart:style-name="ch18" chart:values-cell-range-address="PT@data 13" chart:label-cell-address="PT@label 13" chart:class="chart:line">
            <chart:data-point chart:repeated="26"/>
          </chart:series>
          <chart:series chart:style-name="ch19" chart:values-cell-range-address="PT@data 14" chart:label-cell-address="PT@label 14" chart:class="chart:line">
            <chart:data-point chart:repeated="26"/>
          </chart:series>
          <chart:series chart:style-name="ch8" chart:values-cell-range-address="PT@data 15" chart:label-cell-address="PT@label 15" chart:class="chart:line">
            <chart:data-point chart:repeated="26"/>
          </chart:series>
          <chart:series chart:style-name="ch9" chart:values-cell-range-address="PT@data 16" chart:label-cell-address="PT@label 16" chart:class="chart:line">
            <chart:data-point chart:repeated="26"/>
          </chart:series>
          <chart:series chart:style-name="ch10" chart:values-cell-range-address="PT@data 17" chart:label-cell-address="PT@label 17" chart:class="chart:line">
            <chart:data-point chart:repeated="26"/>
          </chart:series>
          <chart:series chart:style-name="ch11" chart:values-cell-range-address="PT@data 18" chart:label-cell-address="PT@label 18" chart:class="chart:line">
            <chart:data-point chart:repeated="26"/>
          </chart:series>
          <chart:series chart:style-name="ch12" chart:values-cell-range-address="PT@data 19" chart:label-cell-address="PT@label 19" chart:class="chart:line">
            <chart:data-point chart:repeated="26"/>
          </chart:series>
          <chart:series chart:style-name="ch13" chart:values-cell-range-address="PT@data 20" chart:label-cell-address="PT@label 20" chart:class="chart:line">
            <chart:data-point chart:repeated="26"/>
          </chart:series>
          <chart:series chart:style-name="ch14" chart:values-cell-range-address="PT@data 21" chart:label-cell-address="PT@label 21" chart:class="chart:line">
            <chart:data-point chart:repeated="26"/>
          </chart:series>
          <chart:series chart:style-name="ch15" chart:values-cell-range-address="PT@data 22" chart:label-cell-address="PT@label 22" chart:class="chart:line">
            <chart:data-point chart:repeated="26"/>
          </chart:series>
          <chart:series chart:style-name="ch16" chart:values-cell-range-address="PT@data 23" chart:label-cell-address="PT@label 23" chart:class="chart:line">
            <chart:data-point chart:repeated="26"/>
          </chart:series>
          <chart:series chart:style-name="ch17" chart:values-cell-range-address="PT@data 24" chart:label-cell-address="PT@label 24" chart:class="chart:line">
            <chart:data-point chart:repeated="26"/>
          </chart:series>
          <chart:series chart:style-name="ch18" chart:values-cell-range-address="PT@data 25" chart:label-cell-address="PT@label 25" chart:class="chart:line">
            <chart:data-point chart:repeated="26"/>
          </chart:series>
          <chart:series chart:style-name="ch19" chart:values-cell-range-address="PT@data 26" chart:label-cell-address="PT@label 26" chart:class="chart:line">
            <chart:data-point chart:repeated="26"/>
          </chart:series>
          <chart:series chart:style-name="ch8" chart:values-cell-range-address="PT@data 27" chart:label-cell-address="PT@label 27" chart:class="chart:line">
            <chart:data-point chart:repeated="26"/>
          </chart:series>
          <chart:series chart:style-name="ch9" chart:values-cell-range-address="PT@data 28" chart:label-cell-address="PT@label 28" chart:class="chart:line">
            <chart:data-point chart:repeated="26"/>
          </chart:series>
          <chart:series chart:style-name="ch10" chart:values-cell-range-address="PT@data 29" chart:label-cell-address="PT@label 29" chart:class="chart:line">
            <chart:data-point chart:repeated="26"/>
          </chart:series>
          <chart:series chart:style-name="ch11" chart:values-cell-range-address="PT@data 30" chart:label-cell-address="PT@label 30" chart:class="chart:line">
            <chart:data-point chart:repeated="26"/>
          </chart:series>
          <chart:series chart:style-name="ch12" chart:values-cell-range-address="PT@data 31" chart:label-cell-address="PT@label 31" chart:class="chart:line">
            <chart:data-point chart:repeated="26"/>
          </chart:series>
          <chart:series chart:style-name="ch13" chart:values-cell-range-address="PT@data 32" chart:label-cell-address="PT@label 32" chart:class="chart:line">
            <chart:data-point chart:repeated="26"/>
          </chart:series>
          <chart:series chart:style-name="ch14" chart:values-cell-range-address="PT@data 33" chart:label-cell-address="PT@label 33" chart:class="chart:line">
            <chart:data-point chart:repeated="26"/>
          </chart:series>
          <chart:series chart:style-name="ch15" chart:values-cell-range-address="PT@data 34" chart:label-cell-address="PT@label 34" chart:class="chart:line">
            <chart:data-point chart:repeated="26"/>
          </chart:series>
          <chart:series chart:style-name="ch16" chart:values-cell-range-address="PT@data 35" chart:label-cell-address="PT@label 35" chart:class="chart:line">
            <chart:data-point chart:repeated="26"/>
          </chart:series>
          <chart:series chart:style-name="ch17" chart:values-cell-range-address="PT@data 36" chart:label-cell-address="PT@label 36" chart:class="chart:line">
            <chart:data-point chart:repeated="26"/>
          </chart:series>
          <chart:series chart:style-name="ch18" chart:values-cell-range-address="PT@data 37" chart:label-cell-address="PT@label 37" chart:class="chart:line">
            <chart:data-point chart:repeated="26"/>
          </chart:series>
          <chart:series chart:style-name="ch19" chart:values-cell-range-address="PT@data 38" chart:label-cell-address="PT@label 38" chart:class="chart:line">
            <chart:data-point chart:repeated="26"/>
          </chart:series>
          <chart:series chart:style-name="ch8" chart:values-cell-range-address="PT@data 39" chart:label-cell-address="PT@label 39" chart:class="chart:line">
            <chart:data-point chart:repeated="26"/>
          </chart:series>
          <chart:series chart:style-name="ch9" chart:values-cell-range-address="PT@data 40" chart:label-cell-address="PT@label 40" chart:class="chart:line">
            <chart:data-point chart:repeated="26"/>
          </chart:series>
          <chart:series chart:style-name="ch10" chart:values-cell-range-address="PT@data 41" chart:label-cell-address="PT@label 41" chart:class="chart:line">
            <chart:data-point chart:repeated="26"/>
          </chart:series>
          <chart:series chart:style-name="ch11" chart:values-cell-range-address="PT@data 42" chart:label-cell-address="PT@label 42" chart:class="chart:line">
            <chart:data-point chart:repeated="26"/>
          </chart:series>
          <chart:series chart:style-name="ch12" chart:values-cell-range-address="PT@data 43" chart:label-cell-address="PT@label 43" chart:class="chart:line">
            <chart:data-point chart:repeated="26"/>
          </chart:series>
          <chart:series chart:style-name="ch13" chart:values-cell-range-address="PT@data 44" chart:label-cell-address="PT@label 44" chart:class="chart:line">
            <chart:data-point chart:repeated="26"/>
          </chart:series>
          <chart:series chart:style-name="ch14" chart:values-cell-range-address="PT@data 45" chart:label-cell-address="PT@label 45" chart:class="chart:line">
            <chart:data-point chart:repeated="26"/>
          </chart:series>
          <chart:series chart:style-name="ch15" chart:values-cell-range-address="PT@data 46" chart:label-cell-address="PT@label 46" chart:class="chart:line">
            <chart:data-point chart:repeated="26"/>
          </chart:series>
          <chart:series chart:style-name="ch16" chart:values-cell-range-address="PT@data 47" chart:label-cell-address="PT@label 47" chart:class="chart:line">
            <chart:data-point chart:repeated="26"/>
          </chart:series>
          <chart:series chart:style-name="ch17" chart:values-cell-range-address="PT@data 48" chart:label-cell-address="PT@label 48" chart:class="chart:line">
            <chart:data-point chart:repeated="26"/>
          </chart:series>
          <chart:series chart:style-name="ch18" chart:values-cell-range-address="PT@data 49" chart:label-cell-address="PT@label 49" chart:class="chart:line">
            <chart:data-point chart:repeated="26"/>
          </chart:series>
          <chart:series chart:style-name="ch19" chart:values-cell-range-address="PT@data 50" chart:label-cell-address="PT@label 50" chart:class="chart:line">
            <chart:data-point chart:repeated="26"/>
          </chart:series>
          <chart:series chart:style-name="ch8" chart:values-cell-range-address="PT@data 51" chart:label-cell-address="PT@label 51" chart:class="chart:line">
            <chart:data-point chart:repeated="26"/>
          </chart:series>
          <chart:series chart:style-name="ch9" chart:values-cell-range-address="PT@data 52" chart:label-cell-address="PT@label 52" chart:class="chart:line">
            <chart:data-point chart:repeated="26"/>
          </chart:series>
          <chart:series chart:style-name="ch10" chart:values-cell-range-address="PT@data 53" chart:label-cell-address="PT@label 53" chart:class="chart:line">
            <chart:data-point chart:repeated="26"/>
          </chart:series>
          <chart:series chart:style-name="ch11" chart:values-cell-range-address="PT@data 54" chart:label-cell-address="PT@label 54" chart:class="chart:line">
            <chart:data-point chart:repeated="26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101</text:p>
                <draw:g>
                  <svg:desc>PT@label 0</svg:desc>
                </draw:g>
              </table:table-cell>
              <table:table-cell office:value-type="string">
                <text:p>0102</text:p>
                <draw:g>
                  <svg:desc>PT@label 1</svg:desc>
                </draw:g>
              </table:table-cell>
              <table:table-cell office:value-type="string">
                <text:p>0103</text:p>
                <draw:g>
                  <svg:desc>PT@label 2</svg:desc>
                </draw:g>
              </table:table-cell>
              <table:table-cell office:value-type="string">
                <text:p>0104</text:p>
                <draw:g>
                  <svg:desc>PT@label 3</svg:desc>
                </draw:g>
              </table:table-cell>
              <table:table-cell office:value-type="string">
                <text:p>0105</text:p>
                <draw:g>
                  <svg:desc>PT@label 4</svg:desc>
                </draw:g>
              </table:table-cell>
              <table:table-cell office:value-type="string">
                <text:p>0106</text:p>
                <draw:g>
                  <svg:desc>PT@label 5</svg:desc>
                </draw:g>
              </table:table-cell>
              <table:table-cell office:value-type="string">
                <text:p>0108</text:p>
                <draw:g>
                  <svg:desc>PT@label 6</svg:desc>
                </draw:g>
              </table:table-cell>
              <table:table-cell office:value-type="string">
                <text:p>0109</text:p>
                <draw:g>
                  <svg:desc>PT@label 7</svg:desc>
                </draw:g>
              </table:table-cell>
              <table:table-cell office:value-type="string">
                <text:p>0113</text:p>
                <draw:g>
                  <svg:desc>PT@label 8</svg:desc>
                </draw:g>
              </table:table-cell>
              <table:table-cell office:value-type="string">
                <text:p>0114</text:p>
                <draw:g>
                  <svg:desc>PT@label 9</svg:desc>
                </draw:g>
              </table:table-cell>
              <table:table-cell office:value-type="string">
                <text:p>0201</text:p>
                <draw:g>
                  <svg:desc>PT@label 10</svg:desc>
                </draw:g>
              </table:table-cell>
              <table:table-cell office:value-type="string">
                <text:p>0202</text:p>
                <draw:g>
                  <svg:desc>PT@label 11</svg:desc>
                </draw:g>
              </table:table-cell>
              <table:table-cell office:value-type="string">
                <text:p>0203</text:p>
                <draw:g>
                  <svg:desc>PT@label 12</svg:desc>
                </draw:g>
              </table:table-cell>
              <table:table-cell office:value-type="string">
                <text:p>0204</text:p>
                <draw:g>
                  <svg:desc>PT@label 13</svg:desc>
                </draw:g>
              </table:table-cell>
              <table:table-cell office:value-type="string">
                <text:p>0205</text:p>
                <draw:g>
                  <svg:desc>PT@label 14</svg:desc>
                </draw:g>
              </table:table-cell>
              <table:table-cell office:value-type="string">
                <text:p>0301</text:p>
                <draw:g>
                  <svg:desc>PT@label 15</svg:desc>
                </draw:g>
              </table:table-cell>
              <table:table-cell office:value-type="string">
                <text:p>0302</text:p>
                <draw:g>
                  <svg:desc>PT@label 16</svg:desc>
                </draw:g>
              </table:table-cell>
              <table:table-cell office:value-type="string">
                <text:p>0303</text:p>
                <draw:g>
                  <svg:desc>PT@label 17</svg:desc>
                </draw:g>
              </table:table-cell>
              <table:table-cell office:value-type="string">
                <text:p>0304</text:p>
                <draw:g>
                  <svg:desc>PT@label 18</svg:desc>
                </draw:g>
              </table:table-cell>
              <table:table-cell office:value-type="string">
                <text:p>0305</text:p>
                <draw:g>
                  <svg:desc>PT@label 19</svg:desc>
                </draw:g>
              </table:table-cell>
              <table:table-cell office:value-type="string">
                <text:p>0306</text:p>
                <draw:g>
                  <svg:desc>PT@label 20</svg:desc>
                </draw:g>
              </table:table-cell>
              <table:table-cell office:value-type="string">
                <text:p>0307</text:p>
                <draw:g>
                  <svg:desc>PT@label 21</svg:desc>
                </draw:g>
              </table:table-cell>
              <table:table-cell office:value-type="string">
                <text:p>0308</text:p>
                <draw:g>
                  <svg:desc>PT@label 22</svg:desc>
                </draw:g>
              </table:table-cell>
              <table:table-cell office:value-type="string">
                <text:p>0309</text:p>
                <draw:g>
                  <svg:desc>PT@label 23</svg:desc>
                </draw:g>
              </table:table-cell>
              <table:table-cell office:value-type="string">
                <text:p>0402</text:p>
                <draw:g>
                  <svg:desc>PT@label 24</svg:desc>
                </draw:g>
              </table:table-cell>
              <table:table-cell office:value-type="string">
                <text:p>0403</text:p>
                <draw:g>
                  <svg:desc>PT@label 25</svg:desc>
                </draw:g>
              </table:table-cell>
              <table:table-cell office:value-type="string">
                <text:p>0404</text:p>
                <draw:g>
                  <svg:desc>PT@label 26</svg:desc>
                </draw:g>
              </table:table-cell>
              <table:table-cell office:value-type="string">
                <text:p>0405</text:p>
                <draw:g>
                  <svg:desc>PT@label 27</svg:desc>
                </draw:g>
              </table:table-cell>
              <table:table-cell office:value-type="string">
                <text:p>0406</text:p>
                <draw:g>
                  <svg:desc>PT@label 28</svg:desc>
                </draw:g>
              </table:table-cell>
              <table:table-cell office:value-type="string">
                <text:p>0407</text:p>
                <draw:g>
                  <svg:desc>PT@label 29</svg:desc>
                </draw:g>
              </table:table-cell>
              <table:table-cell office:value-type="string">
                <text:p>0408</text:p>
                <draw:g>
                  <svg:desc>PT@label 30</svg:desc>
                </draw:g>
              </table:table-cell>
              <table:table-cell office:value-type="string">
                <text:p>0502</text:p>
                <draw:g>
                  <svg:desc>PT@label 31</svg:desc>
                </draw:g>
              </table:table-cell>
              <table:table-cell office:value-type="string">
                <text:p>0503</text:p>
                <draw:g>
                  <svg:desc>PT@label 32</svg:desc>
                </draw:g>
              </table:table-cell>
              <table:table-cell office:value-type="string">
                <text:p>0504</text:p>
                <draw:g>
                  <svg:desc>PT@label 33</svg:desc>
                </draw:g>
              </table:table-cell>
              <table:table-cell office:value-type="string">
                <text:p>0601</text:p>
                <draw:g>
                  <svg:desc>PT@label 34</svg:desc>
                </draw:g>
              </table:table-cell>
              <table:table-cell office:value-type="string">
                <text:p>0703</text:p>
                <draw:g>
                  <svg:desc>PT@label 35</svg:desc>
                </draw:g>
              </table:table-cell>
              <table:table-cell office:value-type="string">
                <text:p>0801</text:p>
                <draw:g>
                  <svg:desc>PT@label 36</svg:desc>
                </draw:g>
              </table:table-cell>
              <table:table-cell office:value-type="string">
                <text:p>0901</text:p>
                <draw:g>
                  <svg:desc>PT@label 37</svg:desc>
                </draw:g>
              </table:table-cell>
              <table:table-cell office:value-type="string">
                <text:p>0902</text:p>
                <draw:g>
                  <svg:desc>PT@label 38</svg:desc>
                </draw:g>
              </table:table-cell>
              <table:table-cell office:value-type="string">
                <text:p>1001</text:p>
                <draw:g>
                  <svg:desc>PT@label 39</svg:desc>
                </draw:g>
              </table:table-cell>
              <table:table-cell office:value-type="string">
                <text:p>1002</text:p>
                <draw:g>
                  <svg:desc>PT@label 40</svg:desc>
                </draw:g>
              </table:table-cell>
              <table:table-cell office:value-type="string">
                <text:p>bus</text:p>
                <draw:g>
                  <svg:desc>PT@label 41</svg:desc>
                </draw:g>
              </table:table-cell>
              <table:table-cell office:value-type="string">
                <text:p>car</text:p>
                <draw:g>
                  <svg:desc>PT@label 42</svg:desc>
                </draw:g>
              </table:table-cell>
              <table:table-cell office:value-type="string">
                <text:p>Electric bikes</text:p>
                <draw:g>
                  <svg:desc>PT@label 43</svg:desc>
                </draw:g>
              </table:table-cell>
              <table:table-cell office:value-type="string">
                <text:p>Fans</text:p>
                <draw:g>
                  <svg:desc>PT@label 44</svg:desc>
                </draw:g>
              </table:table-cell>
              <table:table-cell office:value-type="string">
                <text:p>Industrial machines</text:p>
                <draw:g>
                  <svg:desc>PT@label 45</svg:desc>
                </draw:g>
              </table:table-cell>
              <table:table-cell office:value-type="string">
                <text:p>Industrial pumps</text:p>
                <draw:g>
                  <svg:desc>PT@label 46</svg:desc>
                </draw:g>
              </table:table-cell>
              <table:table-cell office:value-type="string">
                <text:p>Industrial robots</text:p>
                <draw:g>
                  <svg:desc>PT@label 47</svg:desc>
                </draw:g>
              </table:table-cell>
              <table:table-cell office:value-type="string">
                <text:p>motorhome</text:p>
                <draw:g>
                  <svg:desc>PT@label 48</svg:desc>
                </draw:g>
              </table:table-cell>
              <table:table-cell office:value-type="string">
                <text:p>Nickel batteries</text:p>
                <draw:g>
                  <svg:desc>PT@label 49</svg:desc>
                </draw:g>
              </table:table-cell>
              <table:table-cell office:value-type="string">
                <text:p>NRMM</text:p>
                <draw:g>
                  <svg:desc>PT@label 50</svg:desc>
                </draw:g>
              </table:table-cell>
              <table:table-cell office:value-type="string">
                <text:p>Shavers</text:p>
                <draw:g>
                  <svg:desc>PT@label 51</svg:desc>
                </draw:g>
              </table:table-cell>
              <table:table-cell office:value-type="string">
                <text:p>special</text:p>
                <draw:g>
                  <svg:desc>PT@label 52</svg:desc>
                </draw:g>
              </table:table-cell>
              <table:table-cell office:value-type="string">
                <text:p>truck</text:p>
                <draw:g>
                  <svg:desc>PT@label 53</svg:desc>
                </draw:g>
              </table:table-cell>
              <table:table-cell office:value-type="string">
                <text:p>Wind turbines</text:p>
                <draw:g>
                  <svg:desc>PT@label 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993</text:p>
                <draw:g>
                  <svg:desc>PT@categories</svg:desc>
                </draw:g>
              </table:table-cell>
              <table:table-cell office:value-type="float" office:value="NaN">
                <text:p>NaN</text:p>
                <draw:g>
                  <svg:desc>PT@data 0</svg:desc>
                </draw:g>
              </table:table-cell>
              <table:table-cell office:value-type="float" office:value="49.5918174150609">
                <text:p>49.5918174150609</text:p>
                <draw:g>
                  <svg:desc>PT@data 1</svg:desc>
                </draw:g>
              </table:table-cell>
              <table:table-cell office:value-type="float" office:value="37.2875625300536">
                <text:p>37.2875625300536</text:p>
                <draw:g>
                  <svg:desc>PT@data 2</svg:desc>
                </draw:g>
              </table:table-cell>
              <table:table-cell office:value-type="float" office:value="62.0508113982326">
                <text:p>62.0508113982326</text:p>
                <draw:g>
                  <svg:desc>PT@data 3</svg:desc>
                </draw:g>
              </table:table-cell>
              <table:table-cell office:value-type="float" office:value="14.9488378920207">
                <text:p>14.9488378920207</text:p>
                <draw:g>
                  <svg:desc>PT@data 4</svg:desc>
                </draw:g>
              </table:table-cell>
              <table:table-cell office:value-type="float" office:value="7.62749882562887">
                <text:p>7.62749882562887</text:p>
                <draw:g>
                  <svg:desc>PT@data 5</svg:desc>
                </draw:g>
              </table:table-cell>
              <table:table-cell office:value-type="float" office:value="42.4072318624085">
                <text:p>42.4072318624085</text:p>
                <draw:g>
                  <svg:desc>PT@data 6</svg:desc>
                </draw:g>
              </table:table-cell>
              <table:table-cell office:value-type="float" office:value="NaN">
                <text:p>NaN</text:p>
                <draw:g>
                  <svg:desc>PT@data 7</svg:desc>
                </draw:g>
              </table:table-cell>
              <table:table-cell office:value-type="float" office:value="77.0306108688812">
                <text:p>77.0306108688812</text:p>
                <draw:g>
                  <svg:desc>PT@data 8</svg:desc>
                </draw:g>
              </table:table-cell>
              <table:table-cell office:value-type="float" office:value="17.8728090336456">
                <text:p>17.8728090336456</text:p>
                <draw:g>
                  <svg:desc>PT@data 9</svg:desc>
                </draw:g>
              </table:table-cell>
              <table:table-cell office:value-type="float" office:value="0.0830667885234152">
                <text:p>0.0830667885234152</text:p>
                <draw:g>
                  <svg:desc>PT@data 10</svg:desc>
                </draw:g>
              </table:table-cell>
              <table:table-cell office:value-type="float" office:value="2.02422906539146">
                <text:p>2.02422906539146</text:p>
                <draw:g>
                  <svg:desc>PT@data 11</svg:desc>
                </draw:g>
              </table:table-cell>
              <table:table-cell office:value-type="float" office:value="2.04038749030624">
                <text:p>2.04038749030624</text:p>
                <draw:g>
                  <svg:desc>PT@data 12</svg:desc>
                </draw:g>
              </table:table-cell>
              <table:table-cell office:value-type="float" office:value="NaN">
                <text:p>NaN</text:p>
                <draw:g>
                  <svg:desc>PT@data 13</svg:desc>
                </draw:g>
              </table:table-cell>
              <table:table-cell office:value-type="float" office:value="13.5415780066389">
                <text:p>13.5415780066389</text:p>
                <draw:g>
                  <svg:desc>PT@data 14</svg:desc>
                </draw:g>
              </table:table-cell>
              <table:table-cell office:value-type="float" office:value="0.212452588977291">
                <text:p>0.212452588977291</text:p>
                <draw:g>
                  <svg:desc>PT@data 15</svg:desc>
                </draw:g>
              </table:table-cell>
              <table:table-cell office:value-type="float" office:value="NaN">
                <text:p>NaN</text:p>
                <draw:g>
                  <svg:desc>PT@data 16</svg:desc>
                </draw:g>
              </table:table-cell>
              <table:table-cell office:value-type="float" office:value="NaN">
                <text:p>NaN</text:p>
                <draw:g>
                  <svg:desc>PT@data 17</svg:desc>
                </draw:g>
              </table:table-cell>
              <table:table-cell office:value-type="float" office:value="NaN">
                <text:p>NaN</text:p>
                <draw:g>
                  <svg:desc>PT@data 18</svg:desc>
                </draw:g>
              </table:table-cell>
              <table:table-cell office:value-type="float" office:value="NaN">
                <text:p>NaN</text:p>
                <draw:g>
                  <svg:desc>PT@data 19</svg:desc>
                </draw:g>
              </table:table-cell>
              <table:table-cell office:value-type="float" office:value="NaN">
                <text:p>NaN</text:p>
                <draw:g>
                  <svg:desc>PT@data 20</svg:desc>
                </draw:g>
              </table:table-cell>
              <table:table-cell office:value-type="float" office:value="8.36009778177646">
                <text:p>8.36009778177646</text:p>
                <draw:g>
                  <svg:desc>PT@data 21</svg:desc>
                </draw:g>
              </table:table-cell>
              <table:table-cell office:value-type="float" office:value="NaN">
                <text:p>NaN</text:p>
                <draw:g>
                  <svg:desc>PT@data 22</svg:desc>
                </draw:g>
              </table:table-cell>
              <table:table-cell office:value-type="float" office:value="NaN">
                <text:p>NaN</text:p>
                <draw:g>
                  <svg:desc>PT@data 23</svg:desc>
                </draw:g>
              </table:table-cell>
              <table:table-cell office:value-type="float" office:value="0.481949399127443">
                <text:p>0.481949399127443</text:p>
                <draw:g>
                  <svg:desc>PT@data 24</svg:desc>
                </draw:g>
              </table:table-cell>
              <table:table-cell office:value-type="float" office:value="1.19119306537393">
                <text:p>1.19119306537393</text:p>
                <draw:g>
                  <svg:desc>PT@data 25</svg:desc>
                </draw:g>
              </table:table-cell>
              <table:table-cell office:value-type="float" office:value="5.9664835515141">
                <text:p>5.9664835515141</text:p>
                <draw:g>
                  <svg:desc>PT@data 26</svg:desc>
                </draw:g>
              </table:table-cell>
              <table:table-cell office:value-type="float" office:value="NaN">
                <text:p>NaN</text:p>
                <draw:g>
                  <svg:desc>PT@data 27</svg:desc>
                </draw:g>
              </table:table-cell>
              <table:table-cell office:value-type="float" office:value="NaN">
                <text:p>NaN</text:p>
                <draw:g>
                  <svg:desc>PT@data 28</svg:desc>
                </draw:g>
              </table:table-cell>
              <table:table-cell office:value-type="float" office:value="NaN">
                <text:p>NaN</text:p>
                <draw:g>
                  <svg:desc>PT@data 29</svg:desc>
                </draw:g>
              </table:table-cell>
              <table:table-cell office:value-type="float" office:value="NaN">
                <text:p>NaN</text:p>
                <draw:g>
                  <svg:desc>PT@data 30</svg:desc>
                </draw:g>
              </table:table-cell>
              <table:table-cell office:value-type="float" office:value="NaN">
                <text:p>NaN</text:p>
                <draw:g>
                  <svg:desc>PT@data 31</svg:desc>
                </draw:g>
              </table:table-cell>
              <table:table-cell office:value-type="float" office:value="NaN">
                <text:p>NaN</text:p>
                <draw:g>
                  <svg:desc>PT@data 32</svg:desc>
                </draw:g>
              </table:table-cell>
              <table:table-cell office:value-type="float" office:value="NaN">
                <text:p>NaN</text:p>
                <draw:g>
                  <svg:desc>PT@data 33</svg:desc>
                </draw:g>
              </table:table-cell>
              <table:table-cell office:value-type="float" office:value="NaN">
                <text:p>NaN</text:p>
                <draw:g>
                  <svg:desc>PT@data 34</svg:desc>
                </draw:g>
              </table:table-cell>
              <table:table-cell office:value-type="float" office:value="NaN">
                <text:p>NaN</text:p>
                <draw:g>
                  <svg:desc>PT@data 35</svg:desc>
                </draw:g>
              </table:table-cell>
              <table:table-cell office:value-type="float" office:value="0.0246009003399955">
                <text:p>0.0246009003399955</text:p>
                <draw:g>
                  <svg:desc>PT@data 36</svg:desc>
                </draw:g>
              </table:table-cell>
              <table:table-cell office:value-type="float" office:value="0.268125614184557">
                <text:p>0.268125614184557</text:p>
                <draw:g>
                  <svg:desc>PT@data 37</svg:desc>
                </draw:g>
              </table:table-cell>
              <table:table-cell office:value-type="float" office:value="NaN">
                <text:p>NaN</text:p>
                <draw:g>
                  <svg:desc>PT@data 38</svg:desc>
                </draw:g>
              </table:table-cell>
              <table:table-cell office:value-type="float" office:value="NaN">
                <text:p>NaN</text:p>
                <draw:g>
                  <svg:desc>PT@data 39</svg:desc>
                </draw:g>
              </table:table-cell>
              <table:table-cell office:value-type="float" office:value="NaN">
                <text:p>NaN</text:p>
                <draw:g>
                  <svg:desc>PT@data 40</svg:desc>
                </draw:g>
              </table:table-cell>
              <table:table-cell office:value-type="float" office:value="3859.1752478337">
                <text:p>3859.1752478337</text:p>
                <draw:g>
                  <svg:desc>PT@data 41</svg:desc>
                </draw:g>
              </table:table-cell>
              <table:table-cell office:value-type="float" office:value="1100.77449427434">
                <text:p>1100.77449427434</text:p>
                <draw:g>
                  <svg:desc>PT@data 42</svg:desc>
                </draw:g>
              </table:table-cell>
              <table:table-cell office:value-type="float" office:value="NaN">
                <text:p>NaN</text:p>
                <draw:g>
                  <svg:desc>PT@data 43</svg:desc>
                </draw:g>
              </table:table-cell>
              <table:table-cell office:value-type="float" office:value="NaN">
                <text:p>NaN</text:p>
                <draw:g>
                  <svg:desc>PT@data 44</svg:desc>
                </draw:g>
              </table:table-cell>
              <table:table-cell office:value-type="float" office:value="102.767242651956">
                <text:p>102.767242651956</text:p>
                <draw:g>
                  <svg:desc>PT@data 45</svg:desc>
                </draw:g>
              </table:table-cell>
              <table:table-cell office:value-type="float" office:value="1.19152535212545">
                <text:p>1.19152535212545</text:p>
                <draw:g>
                  <svg:desc>PT@data 46</svg:desc>
                </draw:g>
              </table:table-cell>
              <table:table-cell office:value-type="float" office:value="NaN">
                <text:p>NaN</text:p>
                <draw:g>
                  <svg:desc>PT@data 47</svg:desc>
                </draw:g>
              </table:table-cell>
              <table:table-cell office:value-type="float" office:value="1194.3295607136">
                <text:p>1194.3295607136</text:p>
                <draw:g>
                  <svg:desc>PT@data 48</svg:desc>
                </draw:g>
              </table:table-cell>
              <table:table-cell office:value-type="float" office:value="NaN">
                <text:p>NaN</text:p>
                <draw:g>
                  <svg:desc>PT@data 49</svg:desc>
                </draw:g>
              </table:table-cell>
              <table:table-cell office:value-type="float" office:value="1618.24672204297">
                <text:p>1618.24672204297</text:p>
                <draw:g>
                  <svg:desc>PT@data 50</svg:desc>
                </draw:g>
              </table:table-cell>
              <table:table-cell office:value-type="float" office:value="0.266542048805276">
                <text:p>0.266542048805276</text:p>
                <draw:g>
                  <svg:desc>PT@data 51</svg:desc>
                </draw:g>
              </table:table-cell>
              <table:table-cell office:value-type="float" office:value="15613.431372549">
                <text:p>15613.431372549</text:p>
                <draw:g>
                  <svg:desc>PT@data 52</svg:desc>
                </draw:g>
              </table:table-cell>
              <table:table-cell office:value-type="float" office:value="1180.68965047008">
                <text:p>1180.68965047008</text:p>
                <draw:g>
                  <svg:desc>PT@data 53</svg:desc>
                </draw:g>
              </table:table-cell>
              <table:table-cell office:value-type="float" office:value="NaN">
                <text:p>NaN</text:p>
                <draw:g>
                  <svg:desc>PT@data 54</svg:desc>
                </draw:g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47.4304814066642">
                <text:p>47.4304814066642</text:p>
              </table:table-cell>
              <table:table-cell office:value-type="float" office:value="36.5125623586268">
                <text:p>36.5125623586268</text:p>
              </table:table-cell>
              <table:table-cell office:value-type="float" office:value="67.6017637152628">
                <text:p>67.6017637152628</text:p>
              </table:table-cell>
              <table:table-cell office:value-type="float" office:value="14.5347509550368">
                <text:p>14.5347509550368</text:p>
              </table:table-cell>
              <table:table-cell office:value-type="float" office:value="8.23738718005163">
                <text:p>8.23738718005163</text:p>
              </table:table-cell>
              <table:table-cell office:value-type="float" office:value="42.3626384896015">
                <text:p>42.3626384896015</text:p>
              </table:table-cell>
              <table:table-cell office:value-type="float" office:value="NaN">
                <text:p>NaN</text:p>
              </table:table-cell>
              <table:table-cell office:value-type="float" office:value="60.0764816659162">
                <text:p>60.0764816659162</text:p>
              </table:table-cell>
              <table:table-cell office:value-type="float" office:value="17.8024011204218">
                <text:p>17.8024011204218</text:p>
              </table:table-cell>
              <table:table-cell office:value-type="float" office:value="1.13331746714877">
                <text:p>1.13331746714877</text:p>
              </table:table-cell>
              <table:table-cell office:value-type="float" office:value="2.20928181780062">
                <text:p>2.20928181780062</text:p>
              </table:table-cell>
              <table:table-cell office:value-type="float" office:value="2.26167812004712">
                <text:p>2.26167812004712</text:p>
              </table:table-cell>
              <table:table-cell office:value-type="float" office:value="NaN">
                <text:p>NaN</text:p>
              </table:table-cell>
              <table:table-cell office:value-type="float" office:value="1.519333819874">
                <text:p>1.519333819874</text:p>
              </table:table-cell>
              <table:table-cell office:value-type="float" office:value="0.209707866115367">
                <text:p>0.209707866115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083833847438">
                <text:p>10.2083833847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3525680217457">
                <text:p>0.453525680217457</text:p>
              </table:table-cell>
              <table:table-cell office:value-type="float" office:value="8.02258795426203">
                <text:p>8.02258795426203</text:p>
              </table:table-cell>
              <table:table-cell office:value-type="float" office:value="5.23596954389287">
                <text:p>5.23596954389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53468590420691">
                <text:p>0.0453468590420691</text:p>
              </table:table-cell>
              <table:table-cell office:value-type="float" office:value="0.648652225925592">
                <text:p>0.648652225925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48.1450054212">
                <text:p>5748.1450054212</text:p>
              </table:table-cell>
              <table:table-cell office:value-type="float" office:value="1125.45095835894">
                <text:p>1125.45095835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.9526019192646">
                <text:p>81.9526019192646</text:p>
              </table:table-cell>
              <table:table-cell office:value-type="float" office:value="2.91964049273707">
                <text:p>2.91964049273707</text:p>
              </table:table-cell>
              <table:table-cell office:value-type="float" office:value="NaN">
                <text:p>NaN</text:p>
              </table:table-cell>
              <table:table-cell office:value-type="float" office:value="2091.10225763612">
                <text:p>2091.10225763612</text:p>
              </table:table-cell>
              <table:table-cell office:value-type="float" office:value="NaN">
                <text:p>NaN</text:p>
              </table:table-cell>
              <table:table-cell office:value-type="float" office:value="656.923142467621">
                <text:p>656.923142467621</text:p>
              </table:table-cell>
              <table:table-cell office:value-type="float" office:value="0.329115003777725">
                <text:p>0.329115003777725</text:p>
              </table:table-cell>
              <table:table-cell office:value-type="float" office:value="6542.47787610619">
                <text:p>6542.47787610619</text:p>
              </table:table-cell>
              <table:table-cell office:value-type="float" office:value="1983.2203060475">
                <text:p>1983.220306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29.1917070489512">
                <text:p>29.1917070489512</text:p>
              </table:table-cell>
              <table:table-cell office:value-type="float" office:value="36.0861369371751">
                <text:p>36.0861369371751</text:p>
              </table:table-cell>
              <table:table-cell office:value-type="float" office:value="70.0233901794664">
                <text:p>70.0233901794664</text:p>
              </table:table-cell>
              <table:table-cell office:value-type="float" office:value="16.1284656881194">
                <text:p>16.1284656881194</text:p>
              </table:table-cell>
              <table:table-cell office:value-type="float" office:value="8.45539112477921">
                <text:p>8.45539112477921</text:p>
              </table:table-cell>
              <table:table-cell office:value-type="float" office:value="41.3067003328099">
                <text:p>41.3067003328099</text:p>
              </table:table-cell>
              <table:table-cell office:value-type="float" office:value="NaN">
                <text:p>NaN</text:p>
              </table:table-cell>
              <table:table-cell office:value-type="float" office:value="135.270670797175">
                <text:p>135.270670797175</text:p>
              </table:table-cell>
              <table:table-cell office:value-type="float" office:value="19.706493351234">
                <text:p>19.706493351234</text:p>
              </table:table-cell>
              <table:table-cell office:value-type="float" office:value="0.127773994173457">
                <text:p>0.127773994173457</text:p>
              </table:table-cell>
              <table:table-cell office:value-type="float" office:value="2.22857173080882">
                <text:p>2.22857173080882</text:p>
              </table:table-cell>
              <table:table-cell office:value-type="float" office:value="2.46064930334372">
                <text:p>2.46064930334372</text:p>
              </table:table-cell>
              <table:table-cell office:value-type="float" office:value="NaN">
                <text:p>NaN</text:p>
              </table:table-cell>
              <table:table-cell office:value-type="float" office:value="3.82042290489889">
                <text:p>3.82042290489889</text:p>
              </table:table-cell>
              <table:table-cell office:value-type="float" office:value="0.121310125509779">
                <text:p>0.121310125509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0148163933098">
                <text:p>11.0148163933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9208595764625">
                <text:p>0.439208595764625</text:p>
              </table:table-cell>
              <table:table-cell office:value-type="float" office:value="8.34969593344397">
                <text:p>8.34969593344397</text:p>
              </table:table-cell>
              <table:table-cell office:value-type="float" office:value="4.32025240512932">
                <text:p>4.32025240512932</text:p>
              </table:table-cell>
              <table:table-cell office:value-type="float" office:value="NaN">
                <text:p>NaN</text:p>
              </table:table-cell>
              <table:table-cell office:value-type="float" office:value="0.331391553582924">
                <text:p>0.331391553582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074379101241">
                <text:p>0.14074379101241</text:p>
              </table:table-cell>
              <table:table-cell office:value-type="float" office:value="0.173964019819082">
                <text:p>0.173964019819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86946839056914">
                <text:p>0.0386946839056914</text:p>
              </table:table-cell>
              <table:table-cell office:value-type="float" office:value="0.547248967579465">
                <text:p>0.547248967579465</text:p>
              </table:table-cell>
              <table:table-cell office:value-type="float" office:value="1.86741223611028">
                <text:p>1.86741223611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60.35051471654">
                <text:p>2560.35051471654</text:p>
              </table:table-cell>
              <table:table-cell office:value-type="float" office:value="1161.13531555185">
                <text:p>1161.13531555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.4752729195882">
                <text:p>90.4752729195882</text:p>
              </table:table-cell>
              <table:table-cell office:value-type="float" office:value="7.20654696509939">
                <text:p>7.20654696509939</text:p>
              </table:table-cell>
              <table:table-cell office:value-type="float" office:value="NaN">
                <text:p>NaN</text:p>
              </table:table-cell>
              <table:table-cell office:value-type="float" office:value="1857.65858546497">
                <text:p>1857.65858546497</text:p>
              </table:table-cell>
              <table:table-cell office:value-type="float" office:value="NaN">
                <text:p>NaN</text:p>
              </table:table-cell>
              <table:table-cell office:value-type="float" office:value="958.69036070725">
                <text:p>958.69036070725</text:p>
              </table:table-cell>
              <table:table-cell office:value-type="float" office:value="0.337299674988041">
                <text:p>0.337299674988041</text:p>
              </table:table-cell>
              <table:table-cell office:value-type="float" office:value="5152.21510883483">
                <text:p>5152.21510883483</text:p>
              </table:table-cell>
              <table:table-cell office:value-type="float" office:value="1261.33814244652">
                <text:p>1261.338142446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50.80040573211">
                <text:p>50.80040573211</text:p>
              </table:table-cell>
              <table:table-cell office:value-type="float" office:value="33.5915153518483">
                <text:p>33.5915153518483</text:p>
              </table:table-cell>
              <table:table-cell office:value-type="float" office:value="69.7496756135983">
                <text:p>69.7496756135983</text:p>
              </table:table-cell>
              <table:table-cell office:value-type="float" office:value="2.16447813059609">
                <text:p>2.16447813059609</text:p>
              </table:table-cell>
              <table:table-cell office:value-type="float" office:value="7.73469744141517">
                <text:p>7.73469744141517</text:p>
              </table:table-cell>
              <table:table-cell office:value-type="float" office:value="41.7959214999642">
                <text:p>41.7959214999642</text:p>
              </table:table-cell>
              <table:table-cell office:value-type="float" office:value="NaN">
                <text:p>NaN</text:p>
              </table:table-cell>
              <table:table-cell office:value-type="float" office:value="147.911545540265">
                <text:p>147.911545540265</text:p>
              </table:table-cell>
              <table:table-cell office:value-type="float" office:value="17.9258086015405">
                <text:p>17.9258086015405</text:p>
              </table:table-cell>
              <table:table-cell office:value-type="float" office:value="0.249649167785337">
                <text:p>0.249649167785337</text:p>
              </table:table-cell>
              <table:table-cell office:value-type="float" office:value="2.61031234570554">
                <text:p>2.61031234570554</text:p>
              </table:table-cell>
              <table:table-cell office:value-type="float" office:value="2.33505482204749">
                <text:p>2.33505482204749</text:p>
              </table:table-cell>
              <table:table-cell office:value-type="float" office:value="NaN">
                <text:p>NaN</text:p>
              </table:table-cell>
              <table:table-cell office:value-type="float" office:value="1.717432066085">
                <text:p>1.717432066085</text:p>
              </table:table-cell>
              <table:table-cell office:value-type="float" office:value="0.546324423719662">
                <text:p>0.546324423719662</text:p>
              </table:table-cell>
              <table:table-cell office:value-type="float" office:value="NaN">
                <text:p>NaN</text:p>
              </table:table-cell>
              <table:table-cell office:value-type="float" office:value="4.0847118654762">
                <text:p>4.0847118654762</text:p>
              </table:table-cell>
              <table:table-cell office:value-type="float" office:value="NaN">
                <text:p>NaN</text:p>
              </table:table-cell>
              <table:table-cell office:value-type="float" office:value="1.12794330825627">
                <text:p>1.12794330825627</text:p>
              </table:table-cell>
              <table:table-cell office:value-type="float" office:value="NaN">
                <text:p>NaN</text:p>
              </table:table-cell>
              <table:table-cell office:value-type="float" office:value="3.05860193959468">
                <text:p>3.05860193959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9186674751751">
                <text:p>1.39186674751751</text:p>
              </table:table-cell>
              <table:table-cell office:value-type="float" office:value="1.92355097327199">
                <text:p>1.92355097327199</text:p>
              </table:table-cell>
              <table:table-cell office:value-type="float" office:value="1.45553952851995">
                <text:p>1.45553952851995</text:p>
              </table:table-cell>
              <table:table-cell office:value-type="float" office:value="NaN">
                <text:p>NaN</text:p>
              </table:table-cell>
              <table:table-cell office:value-type="float" office:value="0.471459191678351">
                <text:p>0.471459191678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4606972986505">
                <text:p>0.134606972986505</text:p>
              </table:table-cell>
              <table:table-cell office:value-type="float" office:value="0.173732882082763">
                <text:p>0.173732882082763</text:p>
              </table:table-cell>
              <table:table-cell office:value-type="float" office:value="0.0903634405860655">
                <text:p>0.0903634405860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00471720286815">
                <text:p>0.0500471720286815</text:p>
              </table:table-cell>
              <table:table-cell office:value-type="float" office:value="0.527927789126398">
                <text:p>0.527927789126398</text:p>
              </table:table-cell>
              <table:table-cell office:value-type="float" office:value="1.59571469827367">
                <text:p>1.59571469827367</text:p>
              </table:table-cell>
              <table:table-cell office:value-type="float" office:value="36.0244371326112">
                <text:p>36.0244371326112</text:p>
              </table:table-cell>
              <table:table-cell office:value-type="float" office:value="90.4583839003883">
                <text:p>90.4583839003883</text:p>
              </table:table-cell>
              <table:table-cell office:value-type="float" office:value="4083.40964861241">
                <text:p>4083.40964861241</text:p>
              </table:table-cell>
              <table:table-cell office:value-type="float" office:value="1202.04422952578">
                <text:p>1202.04422952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.708298428146">
                <text:p>140.708298428146</text:p>
              </table:table-cell>
              <table:table-cell office:value-type="float" office:value="7.69208840413699">
                <text:p>7.69208840413699</text:p>
              </table:table-cell>
              <table:table-cell office:value-type="float" office:value="NaN">
                <text:p>NaN</text:p>
              </table:table-cell>
              <table:table-cell office:value-type="float" office:value="2107.4894355569">
                <text:p>2107.4894355569</text:p>
              </table:table-cell>
              <table:table-cell office:value-type="float" office:value="NaN">
                <text:p>NaN</text:p>
              </table:table-cell>
              <table:table-cell office:value-type="float" office:value="874.821688647367">
                <text:p>874.821688647367</text:p>
              </table:table-cell>
              <table:table-cell office:value-type="float" office:value="0.345487336056993">
                <text:p>0.345487336056993</text:p>
              </table:table-cell>
              <table:table-cell office:value-type="float" office:value="16755.8823529412">
                <text:p>16755.8823529412</text:p>
              </table:table-cell>
              <table:table-cell office:value-type="float" office:value="2050.42601610421">
                <text:p>2050.42601610421</text:p>
              </table:table-cell>
              <table:table-cell office:value-type="float" office:value="4940.69385841538">
                <text:p>4940.69385841538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49.0282482592702">
                <text:p>49.0282482592702</text:p>
              </table:table-cell>
              <table:table-cell office:value-type="float" office:value="28.2224806454844">
                <text:p>28.2224806454844</text:p>
              </table:table-cell>
              <table:table-cell office:value-type="float" office:value="68.6711531245709">
                <text:p>68.6711531245709</text:p>
              </table:table-cell>
              <table:table-cell office:value-type="float" office:value="1.82328028038758">
                <text:p>1.82328028038758</text:p>
              </table:table-cell>
              <table:table-cell office:value-type="float" office:value="9.6814510370794">
                <text:p>9.6814510370794</text:p>
              </table:table-cell>
              <table:table-cell office:value-type="float" office:value="4.65671542245014">
                <text:p>4.65671542245014</text:p>
              </table:table-cell>
              <table:table-cell office:value-type="float" office:value="NaN">
                <text:p>NaN</text:p>
              </table:table-cell>
              <table:table-cell office:value-type="float" office:value="147.972729622079">
                <text:p>147.972729622079</text:p>
              </table:table-cell>
              <table:table-cell office:value-type="float" office:value="16.312000277071">
                <text:p>16.312000277071</text:p>
              </table:table-cell>
              <table:table-cell office:value-type="float" office:value="0.287772646726478">
                <text:p>0.287772646726478</text:p>
              </table:table-cell>
              <table:table-cell office:value-type="float" office:value="2.38466204036146">
                <text:p>2.38466204036146</text:p>
              </table:table-cell>
              <table:table-cell office:value-type="float" office:value="0.654677551261598">
                <text:p>0.654677551261598</text:p>
              </table:table-cell>
              <table:table-cell office:value-type="float" office:value="NaN">
                <text:p>NaN</text:p>
              </table:table-cell>
              <table:table-cell office:value-type="float" office:value="0.609322024267616">
                <text:p>0.609322024267616</text:p>
              </table:table-cell>
              <table:table-cell office:value-type="float" office:value="0.538648213548535">
                <text:p>0.538648213548535</text:p>
              </table:table-cell>
              <table:table-cell office:value-type="float" office:value="NaN">
                <text:p>NaN</text:p>
              </table:table-cell>
              <table:table-cell office:value-type="float" office:value="4.21630052009159">
                <text:p>4.21630052009159</text:p>
              </table:table-cell>
              <table:table-cell office:value-type="float" office:value="NaN">
                <text:p>NaN</text:p>
              </table:table-cell>
              <table:table-cell office:value-type="float" office:value="1.10538781335544">
                <text:p>1.10538781335544</text:p>
              </table:table-cell>
              <table:table-cell office:value-type="float" office:value="NaN">
                <text:p>NaN</text:p>
              </table:table-cell>
              <table:table-cell office:value-type="float" office:value="5.51952030280344">
                <text:p>5.51952030280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8762554821765">
                <text:p>1.28762554821765</text:p>
              </table:table-cell>
              <table:table-cell office:value-type="float" office:value="2.04272757360037">
                <text:p>2.04272757360037</text:p>
              </table:table-cell>
              <table:table-cell office:value-type="float" office:value="1.74805986846083">
                <text:p>1.74805986846083</text:p>
              </table:table-cell>
              <table:table-cell office:value-type="float" office:value="NaN">
                <text:p>NaN</text:p>
              </table:table-cell>
              <table:table-cell office:value-type="float" office:value="0.462178933784934">
                <text:p>0.462178933784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4343239163264">
                <text:p>0.094343239163264</text:p>
              </table:table-cell>
              <table:table-cell office:value-type="float" office:value="0.114970958123712">
                <text:p>0.114970958123712</text:p>
              </table:table-cell>
              <table:table-cell office:value-type="float" office:value="0.0248583964132491">
                <text:p>0.0248583964132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01712299065322">
                <text:p>0.0501712299065322</text:p>
              </table:table-cell>
              <table:table-cell office:value-type="float" office:value="0.647518464994848">
                <text:p>0.647518464994848</text:p>
              </table:table-cell>
              <table:table-cell office:value-type="float" office:value="1.53641709644438">
                <text:p>1.53641709644438</text:p>
              </table:table-cell>
              <table:table-cell office:value-type="float" office:value="37.2042207543952">
                <text:p>37.2042207543952</text:p>
              </table:table-cell>
              <table:table-cell office:value-type="float" office:value="294.804109376271">
                <text:p>294.804109376271</text:p>
              </table:table-cell>
              <table:table-cell office:value-type="float" office:value="3152.50018104135">
                <text:p>3152.50018104135</text:p>
              </table:table-cell>
              <table:table-cell office:value-type="float" office:value="1223.3160964863">
                <text:p>1223.3160964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.716806544406">
                <text:p>154.716806544406</text:p>
              </table:table-cell>
              <table:table-cell office:value-type="float" office:value="7.44750454954239">
                <text:p>7.44750454954239</text:p>
              </table:table-cell>
              <table:table-cell office:value-type="float" office:value="NaN">
                <text:p>NaN</text:p>
              </table:table-cell>
              <table:table-cell office:value-type="float" office:value="2279.02290458509">
                <text:p>2279.02290458509</text:p>
              </table:table-cell>
              <table:table-cell office:value-type="float" office:value="NaN">
                <text:p>NaN</text:p>
              </table:table-cell>
              <table:table-cell office:value-type="float" office:value="868.256640192613">
                <text:p>868.256640192613</text:p>
              </table:table-cell>
              <table:table-cell office:value-type="float" office:value="0.310463285398142">
                <text:p>0.310463285398142</text:p>
              </table:table-cell>
              <table:table-cell office:value-type="float" office:value="1462.70079924033">
                <text:p>1462.70079924033</text:p>
              </table:table-cell>
              <table:table-cell office:value-type="float" office:value="2284.38018441987">
                <text:p>2284.38018441987</text:p>
              </table:table-cell>
              <table:table-cell office:value-type="float" office:value="10316.878510198">
                <text:p>10316.878510198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48.8042672849531">
                <text:p>48.8042672849531</text:p>
              </table:table-cell>
              <table:table-cell office:value-type="float" office:value="32.1632425195299">
                <text:p>32.1632425195299</text:p>
              </table:table-cell>
              <table:table-cell office:value-type="float" office:value="65.1806243408003">
                <text:p>65.1806243408003</text:p>
              </table:table-cell>
              <table:table-cell office:value-type="float" office:value="15.7691659496714">
                <text:p>15.7691659496714</text:p>
              </table:table-cell>
              <table:table-cell office:value-type="float" office:value="7.20454024366848">
                <text:p>7.20454024366848</text:p>
              </table:table-cell>
              <table:table-cell office:value-type="float" office:value="42.3975442918863">
                <text:p>42.3975442918863</text:p>
              </table:table-cell>
              <table:table-cell office:value-type="float" office:value="NaN">
                <text:p>NaN</text:p>
              </table:table-cell>
              <table:table-cell office:value-type="float" office:value="150.006575102279">
                <text:p>150.006575102279</text:p>
              </table:table-cell>
              <table:table-cell office:value-type="float" office:value="16.1227747764432">
                <text:p>16.1227747764432</text:p>
              </table:table-cell>
              <table:table-cell office:value-type="float" office:value="0.289496604790127">
                <text:p>0.289496604790127</text:p>
              </table:table-cell>
              <table:table-cell office:value-type="float" office:value="1.98351293447676">
                <text:p>1.98351293447676</text:p>
              </table:table-cell>
              <table:table-cell office:value-type="float" office:value="2.38846585873917">
                <text:p>2.38846585873917</text:p>
              </table:table-cell>
              <table:table-cell office:value-type="float" office:value="NaN">
                <text:p>NaN</text:p>
              </table:table-cell>
              <table:table-cell office:value-type="float" office:value="0.60392679961725">
                <text:p>0.60392679961725</text:p>
              </table:table-cell>
              <table:table-cell office:value-type="float" office:value="0.345532633259598">
                <text:p>0.345532633259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8368812287317">
                <text:p>0.958368812287317</text:p>
              </table:table-cell>
              <table:table-cell office:value-type="float" office:value="NaN">
                <text:p>NaN</text:p>
              </table:table-cell>
              <table:table-cell office:value-type="float" office:value="5.541842148609">
                <text:p>5.541842148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3457183873498">
                <text:p>1.33457183873498</text:p>
              </table:table-cell>
              <table:table-cell office:value-type="float" office:value="2.12780620117472">
                <text:p>2.12780620117472</text:p>
              </table:table-cell>
              <table:table-cell office:value-type="float" office:value="4.19740640494526">
                <text:p>4.19740640494526</text:p>
              </table:table-cell>
              <table:table-cell office:value-type="float" office:value="NaN">
                <text:p>NaN</text:p>
              </table:table-cell>
              <table:table-cell office:value-type="float" office:value="0.556155204799686">
                <text:p>0.556155204799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72178801490941">
                <text:p>0.0772178801490941</text:p>
              </table:table-cell>
              <table:table-cell office:value-type="float" office:value="0.120209698178311">
                <text:p>0.120209698178311</text:p>
              </table:table-cell>
              <table:table-cell office:value-type="float" office:value="0.0320577016272388">
                <text:p>0.0320577016272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85508788810971">
                <text:p>0.0285508788810971</text:p>
              </table:table-cell>
              <table:table-cell office:value-type="float" office:value="0.605166311961508">
                <text:p>0.605166311961508</text:p>
              </table:table-cell>
              <table:table-cell office:value-type="float" office:value="1.98831712648626">
                <text:p>1.98831712648626</text:p>
              </table:table-cell>
              <table:table-cell office:value-type="float" office:value="20.2285820830651">
                <text:p>20.2285820830651</text:p>
              </table:table-cell>
              <table:table-cell office:value-type="float" office:value="87.6533141187556">
                <text:p>87.6533141187556</text:p>
              </table:table-cell>
              <table:table-cell office:value-type="float" office:value="509.091108153677">
                <text:p>509.091108153677</text:p>
              </table:table-cell>
              <table:table-cell office:value-type="float" office:value="1256.70525463202">
                <text:p>1256.70525463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4.147704218706">
                <text:p>134.147704218706</text:p>
              </table:table-cell>
              <table:table-cell office:value-type="float" office:value="8.36580326106566">
                <text:p>8.36580326106566</text:p>
              </table:table-cell>
              <table:table-cell office:value-type="float" office:value="NaN">
                <text:p>NaN</text:p>
              </table:table-cell>
              <table:table-cell office:value-type="float" office:value="2302.26732308517">
                <text:p>2302.26732308517</text:p>
              </table:table-cell>
              <table:table-cell office:value-type="float" office:value="NaN">
                <text:p>NaN</text:p>
              </table:table-cell>
              <table:table-cell office:value-type="float" office:value="970.920963106638">
                <text:p>970.920963106638</text:p>
              </table:table-cell>
              <table:table-cell office:value-type="float" office:value="0.334065290396973">
                <text:p>0.334065290396973</text:p>
              </table:table-cell>
              <table:table-cell office:value-type="float" office:value="1516.05402933624">
                <text:p>1516.05402933624</text:p>
              </table:table-cell>
              <table:table-cell office:value-type="float" office:value="2293.80901583431">
                <text:p>2293.80901583431</text:p>
              </table:table-cell>
              <table:table-cell office:value-type="float" office:value="6854.99365750529">
                <text:p>6854.99365750529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47.2189906752408">
                <text:p>47.2189906752408</text:p>
              </table:table-cell>
              <table:table-cell office:value-type="float" office:value="37.9971888194438">
                <text:p>37.9971888194438</text:p>
              </table:table-cell>
              <table:table-cell office:value-type="float" office:value="70.362347246795">
                <text:p>70.362347246795</text:p>
              </table:table-cell>
              <table:table-cell office:value-type="float" office:value="10.6835986858731">
                <text:p>10.6835986858731</text:p>
              </table:table-cell>
              <table:table-cell office:value-type="float" office:value="7.42384179242146">
                <text:p>7.42384179242146</text:p>
              </table:table-cell>
              <table:table-cell office:value-type="float" office:value="9.98331803828511">
                <text:p>9.98331803828511</text:p>
              </table:table-cell>
              <table:table-cell office:value-type="float" office:value="NaN">
                <text:p>NaN</text:p>
              </table:table-cell>
              <table:table-cell office:value-type="float" office:value="133.591181314141">
                <text:p>133.591181314141</text:p>
              </table:table-cell>
              <table:table-cell office:value-type="float" office:value="17.1081028861803">
                <text:p>17.1081028861803</text:p>
              </table:table-cell>
              <table:table-cell office:value-type="float" office:value="0.297447439206034">
                <text:p>0.297447439206034</text:p>
              </table:table-cell>
              <table:table-cell office:value-type="float" office:value="2.47498044321076">
                <text:p>2.47498044321076</text:p>
              </table:table-cell>
              <table:table-cell office:value-type="float" office:value="2.32721485487849">
                <text:p>2.32721485487849</text:p>
              </table:table-cell>
              <table:table-cell office:value-type="float" office:value="NaN">
                <text:p>NaN</text:p>
              </table:table-cell>
              <table:table-cell office:value-type="float" office:value="0.625756509507017">
                <text:p>0.625756509507017</text:p>
              </table:table-cell>
              <table:table-cell office:value-type="float" office:value="0.578604063095707">
                <text:p>0.578604063095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8436135533176">
                <text:p>0.98436135533176</text:p>
              </table:table-cell>
              <table:table-cell office:value-type="float" office:value="NaN">
                <text:p>NaN</text:p>
              </table:table-cell>
              <table:table-cell office:value-type="float" office:value="4.81678431403078">
                <text:p>4.81678431403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9568421920491">
                <text:p>1.49568421920491</text:p>
              </table:table-cell>
              <table:table-cell office:value-type="float" office:value="2.09629999949213">
                <text:p>2.09629999949213</text:p>
              </table:table-cell>
              <table:table-cell office:value-type="float" office:value="4.05716884228751">
                <text:p>4.05716884228751</text:p>
              </table:table-cell>
              <table:table-cell office:value-type="float" office:value="NaN">
                <text:p>NaN</text:p>
              </table:table-cell>
              <table:table-cell office:value-type="float" office:value="0.533571893990367">
                <text:p>0.533571893990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6557464931032">
                <text:p>0.166557464931032</text:p>
              </table:table-cell>
              <table:table-cell office:value-type="float" office:value="0.134244526983566">
                <text:p>0.134244526983566</text:p>
              </table:table-cell>
              <table:table-cell office:value-type="float" office:value="0.0286741031218064">
                <text:p>0.0286741031218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01932604838024">
                <text:p>0.0401932604838024</text:p>
              </table:table-cell>
              <table:table-cell office:value-type="float" office:value="0.360905683254243">
                <text:p>0.360905683254243</text:p>
              </table:table-cell>
              <table:table-cell office:value-type="float" office:value="1.83436219303134">
                <text:p>1.83436219303134</text:p>
              </table:table-cell>
              <table:table-cell office:value-type="float" office:value="22.1496935006487">
                <text:p>22.1496935006487</text:p>
              </table:table-cell>
              <table:table-cell office:value-type="float" office:value="132.660316195512">
                <text:p>132.660316195512</text:p>
              </table:table-cell>
              <table:table-cell office:value-type="float" office:value="1549.39815217797">
                <text:p>1549.39815217797</text:p>
              </table:table-cell>
              <table:table-cell office:value-type="float" office:value="1244.52370730505">
                <text:p>1244.52370730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.859460948738">
                <text:p>122.859460948738</text:p>
              </table:table-cell>
              <table:table-cell office:value-type="float" office:value="9.70644760049276">
                <text:p>9.70644760049276</text:p>
              </table:table-cell>
              <table:table-cell office:value-type="float" office:value="NaN">
                <text:p>NaN</text:p>
              </table:table-cell>
              <table:table-cell office:value-type="float" office:value="2284.52311810308">
                <text:p>2284.52311810308</text:p>
              </table:table-cell>
              <table:table-cell office:value-type="float" office:value="NaN">
                <text:p>NaN</text:p>
              </table:table-cell>
              <table:table-cell office:value-type="float" office:value="19.6279547462419">
                <text:p>19.6279547462419</text:p>
              </table:table-cell>
              <table:table-cell office:value-type="float" office:value="0.348196311914474">
                <text:p>0.348196311914474</text:p>
              </table:table-cell>
              <table:table-cell office:value-type="float" office:value="1520.45468701339">
                <text:p>1520.45468701339</text:p>
              </table:table-cell>
              <table:table-cell office:value-type="float" office:value="2280.27055787148">
                <text:p>2280.27055787148</text:p>
              </table:table-cell>
              <table:table-cell office:value-type="float" office:value="7435.48371851222">
                <text:p>7435.48371851222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47.1367306401258">
                <text:p>47.1367306401258</text:p>
              </table:table-cell>
              <table:table-cell office:value-type="float" office:value="40.9659265874162">
                <text:p>40.9659265874162</text:p>
              </table:table-cell>
              <table:table-cell office:value-type="float" office:value="68.9397071975706">
                <text:p>68.9397071975706</text:p>
              </table:table-cell>
              <table:table-cell office:value-type="float" office:value="22.1405178766684">
                <text:p>22.1405178766684</text:p>
              </table:table-cell>
              <table:table-cell office:value-type="float" office:value="7.7384538126756">
                <text:p>7.7384538126756</text:p>
              </table:table-cell>
              <table:table-cell office:value-type="float" office:value="44.5662554566864">
                <text:p>44.5662554566864</text:p>
              </table:table-cell>
              <table:table-cell office:value-type="float" office:value="NaN">
                <text:p>NaN</text:p>
              </table:table-cell>
              <table:table-cell office:value-type="float" office:value="112.667517393234">
                <text:p>112.667517393234</text:p>
              </table:table-cell>
              <table:table-cell office:value-type="float" office:value="26.3889326911261">
                <text:p>26.3889326911261</text:p>
              </table:table-cell>
              <table:table-cell office:value-type="float" office:value="0.345827300312422">
                <text:p>0.345827300312422</text:p>
              </table:table-cell>
              <table:table-cell office:value-type="float" office:value="2.72101781678392">
                <text:p>2.72101781678392</text:p>
              </table:table-cell>
              <table:table-cell office:value-type="float" office:value="2.52209750626442">
                <text:p>2.52209750626442</text:p>
              </table:table-cell>
              <table:table-cell office:value-type="float" office:value="NaN">
                <text:p>NaN</text:p>
              </table:table-cell>
              <table:table-cell office:value-type="float" office:value="0.61996951141061">
                <text:p>0.61996951141061</text:p>
              </table:table-cell>
              <table:table-cell office:value-type="float" office:value="0.385269692918707">
                <text:p>0.385269692918707</text:p>
              </table:table-cell>
              <table:table-cell office:value-type="float" office:value="NaN">
                <text:p>NaN</text:p>
              </table:table-cell>
              <table:table-cell office:value-type="float" office:value="3.58747312765092">
                <text:p>3.58747312765092</text:p>
              </table:table-cell>
              <table:table-cell office:value-type="float" office:value="NaN">
                <text:p>NaN</text:p>
              </table:table-cell>
              <table:table-cell office:value-type="float" office:value="0.957712219507026">
                <text:p>0.957712219507026</text:p>
              </table:table-cell>
              <table:table-cell office:value-type="float" office:value="NaN">
                <text:p>NaN</text:p>
              </table:table-cell>
              <table:table-cell office:value-type="float" office:value="3.77464909976031">
                <text:p>3.77464909976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835496242834">
                <text:p>1.3835496242834</text:p>
              </table:table-cell>
              <table:table-cell office:value-type="float" office:value="2.1883185997497">
                <text:p>2.1883185997497</text:p>
              </table:table-cell>
              <table:table-cell office:value-type="float" office:value="3.94607667121558">
                <text:p>3.94607667121558</text:p>
              </table:table-cell>
              <table:table-cell office:value-type="float" office:value="NaN">
                <text:p>NaN</text:p>
              </table:table-cell>
              <table:table-cell office:value-type="float" office:value="0.60610954111156">
                <text:p>0.60610954111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28372193522473">
                <text:p>0.0828372193522473</text:p>
              </table:table-cell>
              <table:table-cell office:value-type="float" office:value="0.138010923355236">
                <text:p>0.138010923355236</text:p>
              </table:table-cell>
              <table:table-cell office:value-type="float" office:value="0.0287374508807592">
                <text:p>0.0287374508807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14992713795348">
                <text:p>0.0514992713795348</text:p>
              </table:table-cell>
              <table:table-cell office:value-type="float" office:value="0.614039850501178">
                <text:p>0.614039850501178</text:p>
              </table:table-cell>
              <table:table-cell office:value-type="float" office:value="1.90064340550517">
                <text:p>1.90064340550517</text:p>
              </table:table-cell>
              <table:table-cell office:value-type="float" office:value="17.3316061966688">
                <text:p>17.3316061966688</text:p>
              </table:table-cell>
              <table:table-cell office:value-type="float" office:value="0.659850035614094">
                <text:p>0.659850035614094</text:p>
              </table:table-cell>
              <table:table-cell office:value-type="float" office:value="5795.7840251299">
                <text:p>5795.7840251299</text:p>
              </table:table-cell>
              <table:table-cell office:value-type="float" office:value="1193.75684239004">
                <text:p>1193.75684239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.958900785668">
                <text:p>121.958900785668</text:p>
              </table:table-cell>
              <table:table-cell office:value-type="float" office:value="10.3076462139375">
                <text:p>10.3076462139375</text:p>
              </table:table-cell>
              <table:table-cell office:value-type="float" office:value="NaN">
                <text:p>NaN</text:p>
              </table:table-cell>
              <table:table-cell office:value-type="float" office:value="1832.9681857008">
                <text:p>1832.9681857008</text:p>
              </table:table-cell>
              <table:table-cell office:value-type="float" office:value="NaN">
                <text:p>NaN</text:p>
              </table:table-cell>
              <table:table-cell office:value-type="float" office:value="120.809405799191">
                <text:p>120.809405799191</text:p>
              </table:table-cell>
              <table:table-cell office:value-type="float" office:value="0.350047672825058">
                <text:p>0.350047672825058</text:p>
              </table:table-cell>
              <table:table-cell office:value-type="float" office:value="1314.78102189781">
                <text:p>1314.78102189781</text:p>
              </table:table-cell>
              <table:table-cell office:value-type="float" office:value="2522.86017496792">
                <text:p>2522.86017496792</text:p>
              </table:table-cell>
              <table:table-cell office:value-type="float" office:value="3898.27418413028">
                <text:p>3898.27418413028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NaN">
                <text:p>NaN</text:p>
              </table:table-cell>
              <table:table-cell office:value-type="float" office:value="46.724538216268">
                <text:p>46.724538216268</text:p>
              </table:table-cell>
              <table:table-cell office:value-type="float" office:value="37.1666637694219">
                <text:p>37.1666637694219</text:p>
              </table:table-cell>
              <table:table-cell office:value-type="float" office:value="77.3982538070634">
                <text:p>77.3982538070634</text:p>
              </table:table-cell>
              <table:table-cell office:value-type="float" office:value="20.1585917088858">
                <text:p>20.1585917088858</text:p>
              </table:table-cell>
              <table:table-cell office:value-type="float" office:value="7.5116841861556">
                <text:p>7.5116841861556</text:p>
              </table:table-cell>
              <table:table-cell office:value-type="float" office:value="64.144327527104">
                <text:p>64.144327527104</text:p>
              </table:table-cell>
              <table:table-cell office:value-type="float" office:value="NaN">
                <text:p>NaN</text:p>
              </table:table-cell>
              <table:table-cell office:value-type="float" office:value="130.66664990764">
                <text:p>130.66664990764</text:p>
              </table:table-cell>
              <table:table-cell office:value-type="float" office:value="55.7688625768798">
                <text:p>55.7688625768798</text:p>
              </table:table-cell>
              <table:table-cell office:value-type="float" office:value="0.290494436543278">
                <text:p>0.290494436543278</text:p>
              </table:table-cell>
              <table:table-cell office:value-type="float" office:value="2.54127972839747">
                <text:p>2.54127972839747</text:p>
              </table:table-cell>
              <table:table-cell office:value-type="float" office:value="0.894646056478813">
                <text:p>0.894646056478813</text:p>
              </table:table-cell>
              <table:table-cell office:value-type="float" office:value="NaN">
                <text:p>NaN</text:p>
              </table:table-cell>
              <table:table-cell office:value-type="float" office:value="0.655165632205863">
                <text:p>0.655165632205863</text:p>
              </table:table-cell>
              <table:table-cell office:value-type="float" office:value="0.20389458332595">
                <text:p>0.20389458332595</text:p>
              </table:table-cell>
              <table:table-cell office:value-type="float" office:value="NaN">
                <text:p>NaN</text:p>
              </table:table-cell>
              <table:table-cell office:value-type="float" office:value="3.35606183469375">
                <text:p>3.35606183469375</text:p>
              </table:table-cell>
              <table:table-cell office:value-type="float" office:value="NaN">
                <text:p>NaN</text:p>
              </table:table-cell>
              <table:table-cell office:value-type="float" office:value="0.530437583577223">
                <text:p>0.530437583577223</text:p>
              </table:table-cell>
              <table:table-cell office:value-type="float" office:value="NaN">
                <text:p>NaN</text:p>
              </table:table-cell>
              <table:table-cell office:value-type="float" office:value="2.57010527443585">
                <text:p>2.57010527443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9850375870892">
                <text:p>2.39850375870892</text:p>
              </table:table-cell>
              <table:table-cell office:value-type="float" office:value="2.33944808575965">
                <text:p>2.33944808575965</text:p>
              </table:table-cell>
              <table:table-cell office:value-type="float" office:value="3.96462918035141">
                <text:p>3.96462918035141</text:p>
              </table:table-cell>
              <table:table-cell office:value-type="float" office:value="NaN">
                <text:p>NaN</text:p>
              </table:table-cell>
              <table:table-cell office:value-type="float" office:value="0.449949524679635">
                <text:p>0.449949524679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8210626896124">
                <text:p>0.088210626896124</text:p>
              </table:table-cell>
              <table:table-cell office:value-type="float" office:value="0.153539339007362">
                <text:p>0.153539339007362</text:p>
              </table:table-cell>
              <table:table-cell office:value-type="float" office:value="0.0246166942896623">
                <text:p>0.0246166942896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74385459991329">
                <text:p>0.0474385459991329</text:p>
              </table:table-cell>
              <table:table-cell office:value-type="float" office:value="1.09691184767672">
                <text:p>1.09691184767672</text:p>
              </table:table-cell>
              <table:table-cell office:value-type="float" office:value="1.7214019185458">
                <text:p>1.7214019185458</text:p>
              </table:table-cell>
              <table:table-cell office:value-type="float" office:value="9.22080581128281">
                <text:p>9.22080581128281</text:p>
              </table:table-cell>
              <table:table-cell office:value-type="float" office:value="106.179090225782">
                <text:p>106.179090225782</text:p>
              </table:table-cell>
              <table:table-cell office:value-type="float" office:value="5983.68008970945">
                <text:p>5983.68008970945</text:p>
              </table:table-cell>
              <table:table-cell office:value-type="float" office:value="721.038030517832">
                <text:p>721.038030517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.081058841664">
                <text:p>135.081058841664</text:p>
              </table:table-cell>
              <table:table-cell office:value-type="float" office:value="8.31296064077942">
                <text:p>8.31296064077942</text:p>
              </table:table-cell>
              <table:table-cell office:value-type="float" office:value="NaN">
                <text:p>NaN</text:p>
              </table:table-cell>
              <table:table-cell office:value-type="float" office:value="1927.92109473203">
                <text:p>1927.92109473203</text:p>
              </table:table-cell>
              <table:table-cell office:value-type="float" office:value="NaN">
                <text:p>NaN</text:p>
              </table:table-cell>
              <table:table-cell office:value-type="float" office:value="939.341795203629">
                <text:p>939.341795203629</text:p>
              </table:table-cell>
              <table:table-cell office:value-type="float" office:value="0.405475960929564">
                <text:p>0.405475960929564</text:p>
              </table:table-cell>
              <table:table-cell office:value-type="float" office:value="1276.54056463086">
                <text:p>1276.54056463086</text:p>
              </table:table-cell>
              <table:table-cell office:value-type="float" office:value="1348.37151460267">
                <text:p>1348.37151460267</text:p>
              </table:table-cell>
              <table:table-cell office:value-type="float" office:value="1445.7579347816">
                <text:p>1445.7579347816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NaN">
                <text:p>NaN</text:p>
              </table:table-cell>
              <table:table-cell office:value-type="float" office:value="51.5897513235214">
                <text:p>51.5897513235214</text:p>
              </table:table-cell>
              <table:table-cell office:value-type="float" office:value="36.8150324728541">
                <text:p>36.8150324728541</text:p>
              </table:table-cell>
              <table:table-cell office:value-type="float" office:value="58.8263304039894">
                <text:p>58.8263304039894</text:p>
              </table:table-cell>
              <table:table-cell office:value-type="float" office:value="23.6127958616956">
                <text:p>23.6127958616956</text:p>
              </table:table-cell>
              <table:table-cell office:value-type="float" office:value="7.53340752638014">
                <text:p>7.53340752638014</text:p>
              </table:table-cell>
              <table:table-cell office:value-type="float" office:value="34.466464645723">
                <text:p>34.466464645723</text:p>
              </table:table-cell>
              <table:table-cell office:value-type="float" office:value="NaN">
                <text:p>NaN</text:p>
              </table:table-cell>
              <table:table-cell office:value-type="float" office:value="15.1614598957702">
                <text:p>15.1614598957702</text:p>
              </table:table-cell>
              <table:table-cell office:value-type="float" office:value="14.689253498844">
                <text:p>14.689253498844</text:p>
              </table:table-cell>
              <table:table-cell office:value-type="float" office:value="0.219200086739472">
                <text:p>0.219200086739472</text:p>
              </table:table-cell>
              <table:table-cell office:value-type="float" office:value="2.69219682302994">
                <text:p>2.69219682302994</text:p>
              </table:table-cell>
              <table:table-cell office:value-type="float" office:value="2.30721249603877">
                <text:p>2.30721249603877</text:p>
              </table:table-cell>
              <table:table-cell office:value-type="float" office:value="NaN">
                <text:p>NaN</text:p>
              </table:table-cell>
              <table:table-cell office:value-type="float" office:value="0.616150073550647">
                <text:p>0.616150073550647</text:p>
              </table:table-cell>
              <table:table-cell office:value-type="float" office:value="0.251582517361336">
                <text:p>0.251582517361336</text:p>
              </table:table-cell>
              <table:table-cell office:value-type="float" office:value="NaN">
                <text:p>NaN</text:p>
              </table:table-cell>
              <table:table-cell office:value-type="float" office:value="4.0414269045215">
                <text:p>4.0414269045215</text:p>
              </table:table-cell>
              <table:table-cell office:value-type="float" office:value="NaN">
                <text:p>NaN</text:p>
              </table:table-cell>
              <table:table-cell office:value-type="float" office:value="0.924950935691253">
                <text:p>0.924950935691253</text:p>
              </table:table-cell>
              <table:table-cell office:value-type="float" office:value="NaN">
                <text:p>NaN</text:p>
              </table:table-cell>
              <table:table-cell office:value-type="float" office:value="0.78747627457226">
                <text:p>0.78747627457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2705032987791">
                <text:p>0.972705032987791</text:p>
              </table:table-cell>
              <table:table-cell office:value-type="float" office:value="2.23874085365946">
                <text:p>2.23874085365946</text:p>
              </table:table-cell>
              <table:table-cell office:value-type="float" office:value="3.9709842677996">
                <text:p>3.9709842677996</text:p>
              </table:table-cell>
              <table:table-cell office:value-type="float" office:value="NaN">
                <text:p>NaN</text:p>
              </table:table-cell>
              <table:table-cell office:value-type="float" office:value="0.219373905393049">
                <text:p>0.219373905393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9215921086974">
                <text:p>0.129215921086974</text:p>
              </table:table-cell>
              <table:table-cell office:value-type="float" office:value="0.259970371803363">
                <text:p>0.259970371803363</text:p>
              </table:table-cell>
              <table:table-cell office:value-type="float" office:value="0.0279637255463359">
                <text:p>0.0279637255463359</text:p>
              </table:table-cell>
              <table:table-cell office:value-type="float" office:value="3.84117607472478">
                <text:p>3.84117607472478</text:p>
              </table:table-cell>
              <table:table-cell office:value-type="float" office:value="NaN">
                <text:p>NaN</text:p>
              </table:table-cell>
              <table:table-cell office:value-type="float" office:value="0.0724385712803095">
                <text:p>0.0724385712803095</text:p>
              </table:table-cell>
              <table:table-cell office:value-type="float" office:value="1.58592500478623">
                <text:p>1.58592500478623</text:p>
              </table:table-cell>
              <table:table-cell office:value-type="float" office:value="1.57074165640196">
                <text:p>1.57074165640196</text:p>
              </table:table-cell>
              <table:table-cell office:value-type="float" office:value="7.31071176421686">
                <text:p>7.31071176421686</text:p>
              </table:table-cell>
              <table:table-cell office:value-type="float" office:value="36.2523348253871">
                <text:p>36.2523348253871</text:p>
              </table:table-cell>
              <table:table-cell office:value-type="float" office:value="2102.48379074852">
                <text:p>2102.48379074852</text:p>
              </table:table-cell>
              <table:table-cell office:value-type="float" office:value="1246.83214284447">
                <text:p>1246.83214284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5910028774674">
                <text:p>20.5910028774674</text:p>
              </table:table-cell>
              <table:table-cell office:value-type="float" office:value="5.43366805438893">
                <text:p>5.43366805438893</text:p>
              </table:table-cell>
              <table:table-cell office:value-type="float" office:value="NaN">
                <text:p>NaN</text:p>
              </table:table-cell>
              <table:table-cell office:value-type="float" office:value="2426.4728121507">
                <text:p>2426.4728121507</text:p>
              </table:table-cell>
              <table:table-cell office:value-type="float" office:value="NaN">
                <text:p>NaN</text:p>
              </table:table-cell>
              <table:table-cell office:value-type="float" office:value="0.91687542870369">
                <text:p>0.91687542870369</text:p>
              </table:table-cell>
              <table:table-cell office:value-type="float" office:value="0.392574787906895">
                <text:p>0.392574787906895</text:p>
              </table:table-cell>
              <table:table-cell office:value-type="float" office:value="1054.02939545202">
                <text:p>1054.02939545202</text:p>
              </table:table-cell>
              <table:table-cell office:value-type="float" office:value="9.72339364474231">
                <text:p>9.72339364474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NaN">
                <text:p>NaN</text:p>
              </table:table-cell>
              <table:table-cell office:value-type="float" office:value="49.47150687513">
                <text:p>49.47150687513</text:p>
              </table:table-cell>
              <table:table-cell office:value-type="float" office:value="37.8077966413058">
                <text:p>37.8077966413058</text:p>
              </table:table-cell>
              <table:table-cell office:value-type="float" office:value="69.7706200604882">
                <text:p>69.7706200604882</text:p>
              </table:table-cell>
              <table:table-cell office:value-type="float" office:value="25.4303193146252">
                <text:p>25.4303193146252</text:p>
              </table:table-cell>
              <table:table-cell office:value-type="float" office:value="7.37657753729155">
                <text:p>7.37657753729155</text:p>
              </table:table-cell>
              <table:table-cell office:value-type="float" office:value="41.7553263444149">
                <text:p>41.7553263444149</text:p>
              </table:table-cell>
              <table:table-cell office:value-type="float" office:value="NaN">
                <text:p>NaN</text:p>
              </table:table-cell>
              <table:table-cell office:value-type="float" office:value="132.975034659887">
                <text:p>132.975034659887</text:p>
              </table:table-cell>
              <table:table-cell office:value-type="float" office:value="15.0854104788484">
                <text:p>15.0854104788484</text:p>
              </table:table-cell>
              <table:table-cell office:value-type="float" office:value="0.207003671575369">
                <text:p>0.207003671575369</text:p>
              </table:table-cell>
              <table:table-cell office:value-type="float" office:value="2.71783569376229">
                <text:p>2.71783569376229</text:p>
              </table:table-cell>
              <table:table-cell office:value-type="float" office:value="2.49086205246068">
                <text:p>2.49086205246068</text:p>
              </table:table-cell>
              <table:table-cell office:value-type="float" office:value="NaN">
                <text:p>NaN</text:p>
              </table:table-cell>
              <table:table-cell office:value-type="float" office:value="0.656595436421373">
                <text:p>0.656595436421373</text:p>
              </table:table-cell>
              <table:table-cell office:value-type="float" office:value="0.293291696411576">
                <text:p>0.293291696411576</text:p>
              </table:table-cell>
              <table:table-cell office:value-type="float" office:value="NaN">
                <text:p>NaN</text:p>
              </table:table-cell>
              <table:table-cell office:value-type="float" office:value="4.70163362288651">
                <text:p>4.70163362288651</text:p>
              </table:table-cell>
              <table:table-cell office:value-type="float" office:value="NaN">
                <text:p>NaN</text:p>
              </table:table-cell>
              <table:table-cell office:value-type="float" office:value="0.859874447560584">
                <text:p>0.859874447560584</text:p>
              </table:table-cell>
              <table:table-cell office:value-type="float" office:value="NaN">
                <text:p>NaN</text:p>
              </table:table-cell>
              <table:table-cell office:value-type="float" office:value="2.33223437406633">
                <text:p>2.33223437406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49045153551121">
                <text:p>0.849045153551121</text:p>
              </table:table-cell>
              <table:table-cell office:value-type="float" office:value="2.2094443560577">
                <text:p>2.2094443560577</text:p>
              </table:table-cell>
              <table:table-cell office:value-type="float" office:value="3.97598817553503">
                <text:p>3.97598817553503</text:p>
              </table:table-cell>
              <table:table-cell office:value-type="float" office:value="NaN">
                <text:p>NaN</text:p>
              </table:table-cell>
              <table:table-cell office:value-type="float" office:value="0.852990524297195">
                <text:p>0.852990524297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25420146750921">
                <text:p>0.0925420146750921</text:p>
              </table:table-cell>
              <table:table-cell office:value-type="float" office:value="0.147166372187897">
                <text:p>0.147166372187897</text:p>
              </table:table-cell>
              <table:table-cell office:value-type="float" office:value="0.0274267813307249">
                <text:p>0.0274267813307249</text:p>
              </table:table-cell>
              <table:table-cell office:value-type="float" office:value="0.0480598532882131">
                <text:p>0.0480598532882131</text:p>
              </table:table-cell>
              <table:table-cell office:value-type="float" office:value="NaN">
                <text:p>NaN</text:p>
              </table:table-cell>
              <table:table-cell office:value-type="float" office:value="0.0546514471022597">
                <text:p>0.0546514471022597</text:p>
              </table:table-cell>
              <table:table-cell office:value-type="float" office:value="1.63012034202852">
                <text:p>1.63012034202852</text:p>
              </table:table-cell>
              <table:table-cell office:value-type="float" office:value="1.38918029009691">
                <text:p>1.38918029009691</text:p>
              </table:table-cell>
              <table:table-cell office:value-type="float" office:value="14.3294845499149">
                <text:p>14.3294845499149</text:p>
              </table:table-cell>
              <table:table-cell office:value-type="float" office:value="69.831407553342">
                <text:p>69.831407553342</text:p>
              </table:table-cell>
              <table:table-cell office:value-type="float" office:value="351.305952063901">
                <text:p>351.305952063901</text:p>
              </table:table-cell>
              <table:table-cell office:value-type="float" office:value="1210.15466333839">
                <text:p>1210.15466333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.034838816482">
                <text:p>117.034838816482</text:p>
              </table:table-cell>
              <table:table-cell office:value-type="float" office:value="2.31514586901132">
                <text:p>2.31514586901132</text:p>
              </table:table-cell>
              <table:table-cell office:value-type="float" office:value="NaN">
                <text:p>NaN</text:p>
              </table:table-cell>
              <table:table-cell office:value-type="float" office:value="2314.08515930983">
                <text:p>2314.08515930983</text:p>
              </table:table-cell>
              <table:table-cell office:value-type="float" office:value="NaN">
                <text:p>NaN</text:p>
              </table:table-cell>
              <table:table-cell office:value-type="float" office:value="237.902380773692">
                <text:p>237.902380773692</text:p>
              </table:table-cell>
              <table:table-cell office:value-type="float" office:value="0.45511276644614">
                <text:p>0.45511276644614</text:p>
              </table:table-cell>
              <table:table-cell office:value-type="float" office:value="386.323985525976">
                <text:p>386.323985525976</text:p>
              </table:table-cell>
              <table:table-cell office:value-type="float" office:value="1828.98987310234">
                <text:p>1828.98987310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NaN">
                <text:p>NaN</text:p>
              </table:table-cell>
              <table:table-cell office:value-type="float" office:value="43.4734124167858">
                <text:p>43.4734124167858</text:p>
              </table:table-cell>
              <table:table-cell office:value-type="float" office:value="37.7519113361675">
                <text:p>37.7519113361675</text:p>
              </table:table-cell>
              <table:table-cell office:value-type="float" office:value="69.8995899131298">
                <text:p>69.8995899131298</text:p>
              </table:table-cell>
              <table:table-cell office:value-type="float" office:value="27.563559552715">
                <text:p>27.563559552715</text:p>
              </table:table-cell>
              <table:table-cell office:value-type="float" office:value="7.46273704026565">
                <text:p>7.46273704026565</text:p>
              </table:table-cell>
              <table:table-cell office:value-type="float" office:value="41.1362863279924">
                <text:p>41.1362863279924</text:p>
              </table:table-cell>
              <table:table-cell office:value-type="float" office:value="NaN">
                <text:p>NaN</text:p>
              </table:table-cell>
              <table:table-cell office:value-type="float" office:value="121.720891042987">
                <text:p>121.720891042987</text:p>
              </table:table-cell>
              <table:table-cell office:value-type="float" office:value="14.8558353193918">
                <text:p>14.8558353193918</text:p>
              </table:table-cell>
              <table:table-cell office:value-type="float" office:value="0.295717549216357">
                <text:p>0.295717549216357</text:p>
              </table:table-cell>
              <table:table-cell office:value-type="float" office:value="2.3421632810087">
                <text:p>2.3421632810087</text:p>
              </table:table-cell>
              <table:table-cell office:value-type="float" office:value="2.673954081856">
                <text:p>2.673954081856</text:p>
              </table:table-cell>
              <table:table-cell office:value-type="float" office:value="NaN">
                <text:p>NaN</text:p>
              </table:table-cell>
              <table:table-cell office:value-type="float" office:value="0.656348942174054">
                <text:p>0.656348942174054</text:p>
              </table:table-cell>
              <table:table-cell office:value-type="float" office:value="0.427004201167807">
                <text:p>0.427004201167807</text:p>
              </table:table-cell>
              <table:table-cell office:value-type="float" office:value="NaN">
                <text:p>NaN</text:p>
              </table:table-cell>
              <table:table-cell office:value-type="float" office:value="4.86409919001244">
                <text:p>4.86409919001244</text:p>
              </table:table-cell>
              <table:table-cell office:value-type="float" office:value="NaN">
                <text:p>NaN</text:p>
              </table:table-cell>
              <table:table-cell office:value-type="float" office:value="0.853888113554805">
                <text:p>0.853888113554805</text:p>
              </table:table-cell>
              <table:table-cell office:value-type="float" office:value="NaN">
                <text:p>NaN</text:p>
              </table:table-cell>
              <table:table-cell office:value-type="float" office:value="2.54638596128793">
                <text:p>2.54638596128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7874745634238">
                <text:p>1.27874745634238</text:p>
              </table:table-cell>
              <table:table-cell office:value-type="float" office:value="2.21612282350468">
                <text:p>2.21612282350468</text:p>
              </table:table-cell>
              <table:table-cell office:value-type="float" office:value="3.65746972056375">
                <text:p>3.65746972056375</text:p>
              </table:table-cell>
              <table:table-cell office:value-type="float" office:value="NaN">
                <text:p>NaN</text:p>
              </table:table-cell>
              <table:table-cell office:value-type="float" office:value="1.38504772950308">
                <text:p>1.38504772950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12114274984762">
                <text:p>0.0812114274984762</text:p>
              </table:table-cell>
              <table:table-cell office:value-type="float" office:value="0.105192130883655">
                <text:p>0.105192130883655</text:p>
              </table:table-cell>
              <table:table-cell office:value-type="float" office:value="0.0282145387591016">
                <text:p>0.0282145387591016</text:p>
              </table:table-cell>
              <table:table-cell office:value-type="float" office:value="3.82075249602368">
                <text:p>3.82075249602368</text:p>
              </table:table-cell>
              <table:table-cell office:value-type="float" office:value="NaN">
                <text:p>NaN</text:p>
              </table:table-cell>
              <table:table-cell office:value-type="float" office:value="0.05368267586129">
                <text:p>0.05368267586129</text:p>
              </table:table-cell>
              <table:table-cell office:value-type="float" office:value="3.86967280264852">
                <text:p>3.86967280264852</text:p>
              </table:table-cell>
              <table:table-cell office:value-type="float" office:value="1.14714331469531">
                <text:p>1.14714331469531</text:p>
              </table:table-cell>
              <table:table-cell office:value-type="float" office:value="14.3891502222463">
                <text:p>14.3891502222463</text:p>
              </table:table-cell>
              <table:table-cell office:value-type="float" office:value="19.6333902907085">
                <text:p>19.6333902907085</text:p>
              </table:table-cell>
              <table:table-cell office:value-type="float" office:value="977.809151124152">
                <text:p>977.809151124152</text:p>
              </table:table-cell>
              <table:table-cell office:value-type="float" office:value="1248.9659271161">
                <text:p>1248.9659271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.575024814276">
                <text:p>125.575024814276</text:p>
              </table:table-cell>
              <table:table-cell office:value-type="float" office:value="2.11976142455066">
                <text:p>2.11976142455066</text:p>
              </table:table-cell>
              <table:table-cell office:value-type="float" office:value="NaN">
                <text:p>NaN</text:p>
              </table:table-cell>
              <table:table-cell office:value-type="float" office:value="1206.67372058129">
                <text:p>1206.67372058129</text:p>
              </table:table-cell>
              <table:table-cell office:value-type="float" office:value="NaN">
                <text:p>NaN</text:p>
              </table:table-cell>
              <table:table-cell office:value-type="float" office:value="341.398858131794">
                <text:p>341.398858131794</text:p>
              </table:table-cell>
              <table:table-cell office:value-type="float" office:value="0.472998555784746">
                <text:p>0.472998555784746</text:p>
              </table:table-cell>
              <table:table-cell office:value-type="float" office:value="343.256952827042">
                <text:p>343.256952827042</text:p>
              </table:table-cell>
              <table:table-cell office:value-type="float" office:value="1819.649758905">
                <text:p>1819.6497589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NaN">
                <text:p>NaN</text:p>
              </table:table-cell>
              <table:table-cell office:value-type="float" office:value="45.8506721848546">
                <text:p>45.8506721848546</text:p>
              </table:table-cell>
              <table:table-cell office:value-type="float" office:value="36.0354062106619">
                <text:p>36.0354062106619</text:p>
              </table:table-cell>
              <table:table-cell office:value-type="float" office:value="68.498262631034">
                <text:p>68.498262631034</text:p>
              </table:table-cell>
              <table:table-cell office:value-type="float" office:value="22.3593225738316">
                <text:p>22.3593225738316</text:p>
              </table:table-cell>
              <table:table-cell office:value-type="float" office:value="7.01147509728597">
                <text:p>7.01147509728597</text:p>
              </table:table-cell>
              <table:table-cell office:value-type="float" office:value="40.2630945932368">
                <text:p>40.2630945932368</text:p>
              </table:table-cell>
              <table:table-cell office:value-type="float" office:value="NaN">
                <text:p>NaN</text:p>
              </table:table-cell>
              <table:table-cell office:value-type="float" office:value="108.79158999469">
                <text:p>108.79158999469</text:p>
              </table:table-cell>
              <table:table-cell office:value-type="float" office:value="14.6727070650515">
                <text:p>14.6727070650515</text:p>
              </table:table-cell>
              <table:table-cell office:value-type="float" office:value="0.355093223491113">
                <text:p>0.355093223491113</text:p>
              </table:table-cell>
              <table:table-cell office:value-type="float" office:value="0.572195762226695">
                <text:p>0.572195762226695</text:p>
              </table:table-cell>
              <table:table-cell office:value-type="float" office:value="2.7834156123465">
                <text:p>2.7834156123465</text:p>
              </table:table-cell>
              <table:table-cell office:value-type="float" office:value="NaN">
                <text:p>NaN</text:p>
              </table:table-cell>
              <table:table-cell office:value-type="float" office:value="0.834875715930039">
                <text:p>0.834875715930039</text:p>
              </table:table-cell>
              <table:table-cell office:value-type="float" office:value="0.61160172311237">
                <text:p>0.61160172311237</text:p>
              </table:table-cell>
              <table:table-cell office:value-type="float" office:value="NaN">
                <text:p>NaN</text:p>
              </table:table-cell>
              <table:table-cell office:value-type="float" office:value="3.71969517243493">
                <text:p>3.71969517243493</text:p>
              </table:table-cell>
              <table:table-cell office:value-type="float" office:value="NaN">
                <text:p>NaN</text:p>
              </table:table-cell>
              <table:table-cell office:value-type="float" office:value="0.835923838601137">
                <text:p>0.835923838601137</text:p>
              </table:table-cell>
              <table:table-cell office:value-type="float" office:value="NaN">
                <text:p>NaN</text:p>
              </table:table-cell>
              <table:table-cell office:value-type="float" office:value="3.84516811139326">
                <text:p>3.84516811139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1792723187234">
                <text:p>0.721792723187234</text:p>
              </table:table-cell>
              <table:table-cell office:value-type="float" office:value="2.32077306436605">
                <text:p>2.32077306436605</text:p>
              </table:table-cell>
              <table:table-cell office:value-type="float" office:value="3.90505793269481">
                <text:p>3.90505793269481</text:p>
              </table:table-cell>
              <table:table-cell office:value-type="float" office:value="NaN">
                <text:p>NaN</text:p>
              </table:table-cell>
              <table:table-cell office:value-type="float" office:value="0.0512622867766071">
                <text:p>0.0512622867766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30036432290968">
                <text:p>0.0830036432290968</text:p>
              </table:table-cell>
              <table:table-cell office:value-type="float" office:value="0.0955681658592285">
                <text:p>0.0955681658592285</text:p>
              </table:table-cell>
              <table:table-cell office:value-type="float" office:value="0.0341483624127248">
                <text:p>0.0341483624127248</text:p>
              </table:table-cell>
              <table:table-cell office:value-type="float" office:value="3.76826966103525">
                <text:p>3.76826966103525</text:p>
              </table:table-cell>
              <table:table-cell office:value-type="float" office:value="NaN">
                <text:p>NaN</text:p>
              </table:table-cell>
              <table:table-cell office:value-type="float" office:value="0.0589817999460083">
                <text:p>0.0589817999460083</text:p>
              </table:table-cell>
              <table:table-cell office:value-type="float" office:value="2.36459524342617">
                <text:p>2.36459524342617</text:p>
              </table:table-cell>
              <table:table-cell office:value-type="float" office:value="1.34075285809055">
                <text:p>1.34075285809055</text:p>
              </table:table-cell>
              <table:table-cell office:value-type="float" office:value="14.1499436595421">
                <text:p>14.1499436595421</text:p>
              </table:table-cell>
              <table:table-cell office:value-type="float" office:value="76.0941703889986">
                <text:p>76.0941703889986</text:p>
              </table:table-cell>
              <table:table-cell office:value-type="float" office:value="1737.64868863253">
                <text:p>1737.64868863253</text:p>
              </table:table-cell>
              <table:table-cell office:value-type="float" office:value="1267.65003586962">
                <text:p>1267.65003586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.507735343504">
                <text:p>117.507735343504</text:p>
              </table:table-cell>
              <table:table-cell office:value-type="float" office:value="7.44813028327289">
                <text:p>7.44813028327289</text:p>
              </table:table-cell>
              <table:table-cell office:value-type="float" office:value="NaN">
                <text:p>NaN</text:p>
              </table:table-cell>
              <table:table-cell office:value-type="float" office:value="1856.93465686646">
                <text:p>1856.93465686646</text:p>
              </table:table-cell>
              <table:table-cell office:value-type="float" office:value="NaN">
                <text:p>NaN</text:p>
              </table:table-cell>
              <table:table-cell office:value-type="float" office:value="357.029244601047">
                <text:p>357.029244601047</text:p>
              </table:table-cell>
              <table:table-cell office:value-type="float" office:value="0.406956444778596">
                <text:p>0.406956444778596</text:p>
              </table:table-cell>
              <table:table-cell office:value-type="float" office:value="210.232647883665">
                <text:p>210.232647883665</text:p>
              </table:table-cell>
              <table:table-cell office:value-type="float" office:value="1708.09358127279">
                <text:p>1708.093581272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NaN">
                <text:p>NaN</text:p>
              </table:table-cell>
              <table:table-cell office:value-type="float" office:value="28.9485797333927">
                <text:p>28.9485797333927</text:p>
              </table:table-cell>
              <table:table-cell office:value-type="float" office:value="15.8600355723301">
                <text:p>15.8600355723301</text:p>
              </table:table-cell>
              <table:table-cell office:value-type="float" office:value="53.8630737284491">
                <text:p>53.8630737284491</text:p>
              </table:table-cell>
              <table:table-cell office:value-type="float" office:value="23.1472219585624">
                <text:p>23.1472219585624</text:p>
              </table:table-cell>
              <table:table-cell office:value-type="float" office:value="4.65085789298701">
                <text:p>4.65085789298701</text:p>
              </table:table-cell>
              <table:table-cell office:value-type="float" office:value="37.2686895617128">
                <text:p>37.2686895617128</text:p>
              </table:table-cell>
              <table:table-cell office:value-type="float" office:value="31.1137998465145">
                <text:p>31.1137998465145</text:p>
              </table:table-cell>
              <table:table-cell office:value-type="float" office:value="71.2863513201854">
                <text:p>71.2863513201854</text:p>
              </table:table-cell>
              <table:table-cell office:value-type="float" office:value="12.1885255527859">
                <text:p>12.1885255527859</text:p>
              </table:table-cell>
              <table:table-cell office:value-type="float" office:value="0.272454087254086">
                <text:p>0.272454087254086</text:p>
              </table:table-cell>
              <table:table-cell office:value-type="float" office:value="1.56923226202338">
                <text:p>1.56923226202338</text:p>
              </table:table-cell>
              <table:table-cell office:value-type="float" office:value="2.14637296865505">
                <text:p>2.14637296865505</text:p>
              </table:table-cell>
              <table:table-cell office:value-type="float" office:value="NaN">
                <text:p>NaN</text:p>
              </table:table-cell>
              <table:table-cell office:value-type="float" office:value="0.480563512267299">
                <text:p>0.480563512267299</text:p>
              </table:table-cell>
              <table:table-cell office:value-type="float" office:value="0.544387626823484">
                <text:p>0.544387626823484</text:p>
              </table:table-cell>
              <table:table-cell office:value-type="float" office:value="5.60273628353922">
                <text:p>5.60273628353922</text:p>
              </table:table-cell>
              <table:table-cell office:value-type="float" office:value="3.67445341703059">
                <text:p>3.67445341703059</text:p>
              </table:table-cell>
              <table:table-cell office:value-type="float" office:value="NaN">
                <text:p>NaN</text:p>
              </table:table-cell>
              <table:table-cell office:value-type="float" office:value="0.755669280410198">
                <text:p>0.755669280410198</text:p>
              </table:table-cell>
              <table:table-cell office:value-type="float" office:value="NaN">
                <text:p>NaN</text:p>
              </table:table-cell>
              <table:table-cell office:value-type="float" office:value="3.43562769690848">
                <text:p>3.43562769690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8665927856907">
                <text:p>0.638665927856907</text:p>
              </table:table-cell>
              <table:table-cell office:value-type="float" office:value="1.51357818589708">
                <text:p>1.51357818589708</text:p>
              </table:table-cell>
              <table:table-cell office:value-type="float" office:value="3.09846984063034">
                <text:p>3.09846984063034</text:p>
              </table:table-cell>
              <table:table-cell office:value-type="float" office:value="1.41949167186936">
                <text:p>1.41949167186936</text:p>
              </table:table-cell>
              <table:table-cell office:value-type="float" office:value="0.859492742828753">
                <text:p>0.859492742828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41416925891836">
                <text:p>0.0641416925891836</text:p>
              </table:table-cell>
              <table:table-cell office:value-type="float" office:value="0.0799505926192269">
                <text:p>0.0799505926192269</text:p>
              </table:table-cell>
              <table:table-cell office:value-type="float" office:value="0.0698475911020741">
                <text:p>0.0698475911020741</text:p>
              </table:table-cell>
              <table:table-cell office:value-type="float" office:value="3.00685708526385">
                <text:p>3.00685708526385</text:p>
              </table:table-cell>
              <table:table-cell office:value-type="float" office:value="NaN">
                <text:p>NaN</text:p>
              </table:table-cell>
              <table:table-cell office:value-type="float" office:value="0.0423318021608535">
                <text:p>0.0423318021608535</text:p>
              </table:table-cell>
              <table:table-cell office:value-type="float" office:value="0.300978556468596">
                <text:p>0.300978556468596</text:p>
              </table:table-cell>
              <table:table-cell office:value-type="float" office:value="1.24674621461024">
                <text:p>1.24674621461024</text:p>
              </table:table-cell>
              <table:table-cell office:value-type="float" office:value="0.274633300744589">
                <text:p>0.274633300744589</text:p>
              </table:table-cell>
              <table:table-cell office:value-type="float" office:value="43.3478713103629">
                <text:p>43.3478713103629</text:p>
              </table:table-cell>
              <table:table-cell office:value-type="float" office:value="674.317933629956">
                <text:p>674.317933629956</text:p>
              </table:table-cell>
              <table:table-cell office:value-type="float" office:value="792.853017125712">
                <text:p>792.853017125712</text:p>
              </table:table-cell>
              <table:table-cell office:value-type="float" office:value="NaN">
                <text:p>NaN</text:p>
              </table:table-cell>
              <table:table-cell office:value-type="float" office:value="2.01525051018012">
                <text:p>2.01525051018012</text:p>
              </table:table-cell>
              <table:table-cell office:value-type="float" office:value="16.2930375919693">
                <text:p>16.2930375919693</text:p>
              </table:table-cell>
              <table:table-cell office:value-type="float" office:value="2.43078872963879">
                <text:p>2.43078872963879</text:p>
              </table:table-cell>
              <table:table-cell office:value-type="float" office:value="NaN">
                <text:p>NaN</text:p>
              </table:table-cell>
              <table:table-cell office:value-type="float" office:value="10.7182426964217">
                <text:p>10.7182426964217</text:p>
              </table:table-cell>
              <table:table-cell office:value-type="float" office:value="0.120179688914968">
                <text:p>0.120179688914968</text:p>
              </table:table-cell>
              <table:table-cell office:value-type="float" office:value="274.500259631126">
                <text:p>274.500259631126</text:p>
              </table:table-cell>
              <table:table-cell office:value-type="float" office:value="0.369783778001716">
                <text:p>0.369783778001716</text:p>
              </table:table-cell>
              <table:table-cell office:value-type="float" office:value="365.360990377566">
                <text:p>365.360990377566</text:p>
              </table:table-cell>
              <table:table-cell office:value-type="float" office:value="684.722617789362">
                <text:p>684.722617789362</text:p>
              </table:table-cell>
              <table:table-cell office:value-type="float" office:value="1891.39095375691">
                <text:p>1891.39095375691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NaN">
                <text:p>NaN</text:p>
              </table:table-cell>
              <table:table-cell office:value-type="float" office:value="28.2799003312414">
                <text:p>28.2799003312414</text:p>
              </table:table-cell>
              <table:table-cell office:value-type="float" office:value="25.4833276154317">
                <text:p>25.4833276154317</text:p>
              </table:table-cell>
              <table:table-cell office:value-type="float" office:value="50.8332053461047">
                <text:p>50.8332053461047</text:p>
              </table:table-cell>
              <table:table-cell office:value-type="float" office:value="22.163237079145">
                <text:p>22.163237079145</text:p>
              </table:table-cell>
              <table:table-cell office:value-type="float" office:value="5.104014609118">
                <text:p>5.104014609118</text:p>
              </table:table-cell>
              <table:table-cell office:value-type="float" office:value="35.9349985865421">
                <text:p>35.9349985865421</text:p>
              </table:table-cell>
              <table:table-cell office:value-type="float" office:value="33.2892688462359">
                <text:p>33.2892688462359</text:p>
              </table:table-cell>
              <table:table-cell office:value-type="float" office:value="58.8958715122912">
                <text:p>58.8958715122912</text:p>
              </table:table-cell>
              <table:table-cell office:value-type="float" office:value="12.2347158650538">
                <text:p>12.2347158650538</text:p>
              </table:table-cell>
              <table:table-cell office:value-type="float" office:value="0.295880129337217">
                <text:p>0.295880129337217</text:p>
              </table:table-cell>
              <table:table-cell office:value-type="float" office:value="1.44968347504195">
                <text:p>1.44968347504195</text:p>
              </table:table-cell>
              <table:table-cell office:value-type="float" office:value="2.32558311847494">
                <text:p>2.32558311847494</text:p>
              </table:table-cell>
              <table:table-cell office:value-type="float" office:value="5.55786435365932">
                <text:p>5.55786435365932</text:p>
              </table:table-cell>
              <table:table-cell office:value-type="float" office:value="0.676380036854629">
                <text:p>0.676380036854629</text:p>
              </table:table-cell>
              <table:table-cell office:value-type="float" office:value="0.341362564357169">
                <text:p>0.341362564357169</text:p>
              </table:table-cell>
              <table:table-cell office:value-type="float" office:value="5.35902680196629">
                <text:p>5.35902680196629</text:p>
              </table:table-cell>
              <table:table-cell office:value-type="float" office:value="3.15182581056204">
                <text:p>3.15182581056204</text:p>
              </table:table-cell>
              <table:table-cell office:value-type="float" office:value="6.60421279388612">
                <text:p>6.60421279388612</text:p>
              </table:table-cell>
              <table:table-cell office:value-type="float" office:value="0.875994454630284">
                <text:p>0.875994454630284</text:p>
              </table:table-cell>
              <table:table-cell office:value-type="float" office:value="0.364251190581683">
                <text:p>0.364251190581683</text:p>
              </table:table-cell>
              <table:table-cell office:value-type="float" office:value="7.49658595574847">
                <text:p>7.49658595574847</text:p>
              </table:table-cell>
              <table:table-cell office:value-type="float" office:value="4.42318860174402">
                <text:p>4.42318860174402</text:p>
              </table:table-cell>
              <table:table-cell office:value-type="float" office:value="4.46110046180051">
                <text:p>4.46110046180051</text:p>
              </table:table-cell>
              <table:table-cell office:value-type="float" office:value="1.15739529650321">
                <text:p>1.15739529650321</text:p>
              </table:table-cell>
              <table:table-cell office:value-type="float" office:value="1.1584640193716">
                <text:p>1.1584640193716</text:p>
              </table:table-cell>
              <table:table-cell office:value-type="float" office:value="1.70795108796979">
                <text:p>1.70795108796979</text:p>
              </table:table-cell>
              <table:table-cell office:value-type="float" office:value="1.4793918058643">
                <text:p>1.4793918058643</text:p>
              </table:table-cell>
              <table:table-cell office:value-type="float" office:value="0.60541808691531">
                <text:p>0.60541808691531</text:p>
              </table:table-cell>
              <table:table-cell office:value-type="float" office:value="8.17368077038558">
                <text:p>8.17368077038558</text:p>
              </table:table-cell>
              <table:table-cell office:value-type="float" office:value="NaN">
                <text:p>NaN</text:p>
              </table:table-cell>
              <table:table-cell office:value-type="float" office:value="0.0649074863687611">
                <text:p>0.0649074863687611</text:p>
              </table:table-cell>
              <table:table-cell office:value-type="float" office:value="0.0749671488320508">
                <text:p>0.0749671488320508</text:p>
              </table:table-cell>
              <table:table-cell office:value-type="float" office:value="0.0258059382312132">
                <text:p>0.0258059382312132</text:p>
              </table:table-cell>
              <table:table-cell office:value-type="float" office:value="2.89113215594183">
                <text:p>2.89113215594183</text:p>
              </table:table-cell>
              <table:table-cell office:value-type="float" office:value="1.99034028495857">
                <text:p>1.99034028495857</text:p>
              </table:table-cell>
              <table:table-cell office:value-type="float" office:value="0.0545644665242675">
                <text:p>0.0545644665242675</text:p>
              </table:table-cell>
              <table:table-cell office:value-type="float" office:value="0.514277098376353">
                <text:p>0.514277098376353</text:p>
              </table:table-cell>
              <table:table-cell office:value-type="float" office:value="1.20630598566347">
                <text:p>1.20630598566347</text:p>
              </table:table-cell>
              <table:table-cell office:value-type="float" office:value="6.40653828083783">
                <text:p>6.40653828083783</text:p>
              </table:table-cell>
              <table:table-cell office:value-type="float" office:value="45.0695836257673">
                <text:p>45.0695836257673</text:p>
              </table:table-cell>
              <table:table-cell office:value-type="float" office:value="854.265314751595">
                <text:p>854.265314751595</text:p>
              </table:table-cell>
              <table:table-cell office:value-type="float" office:value="820.267531153939">
                <text:p>820.267531153939</text:p>
              </table:table-cell>
              <table:table-cell office:value-type="float" office:value="NaN">
                <text:p>NaN</text:p>
              </table:table-cell>
              <table:table-cell office:value-type="float" office:value="2.11345234119641">
                <text:p>2.11345234119641</text:p>
              </table:table-cell>
              <table:table-cell office:value-type="float" office:value="16.1537403668753">
                <text:p>16.1537403668753</text:p>
              </table:table-cell>
              <table:table-cell office:value-type="float" office:value="2.677780738607">
                <text:p>2.677780738607</text:p>
              </table:table-cell>
              <table:table-cell office:value-type="float" office:value="42.9361179361179">
                <text:p>42.9361179361179</text:p>
              </table:table-cell>
              <table:table-cell office:value-type="float" office:value="665.660845127822">
                <text:p>665.660845127822</text:p>
              </table:table-cell>
              <table:table-cell office:value-type="float" office:value="0.131595662627147">
                <text:p>0.131595662627147</text:p>
              </table:table-cell>
              <table:table-cell office:value-type="float" office:value="332.417655392244">
                <text:p>332.417655392244</text:p>
              </table:table-cell>
              <table:table-cell office:value-type="float" office:value="0.401126730422782">
                <text:p>0.401126730422782</text:p>
              </table:table-cell>
              <table:table-cell office:value-type="float" office:value="315.639115280459">
                <text:p>315.639115280459</text:p>
              </table:table-cell>
              <table:table-cell office:value-type="float" office:value="1262.68226769322">
                <text:p>1262.68226769322</text:p>
              </table:table-cell>
              <table:table-cell office:value-type="float" office:value="874.965227714126">
                <text:p>874.965227714126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NaN">
                <text:p>NaN</text:p>
              </table:table-cell>
              <table:table-cell office:value-type="float" office:value="18.2038534177199">
                <text:p>18.2038534177199</text:p>
              </table:table-cell>
              <table:table-cell office:value-type="float" office:value="9.03683085099311">
                <text:p>9.03683085099311</text:p>
              </table:table-cell>
              <table:table-cell office:value-type="float" office:value="50.0764706975529">
                <text:p>50.0764706975529</text:p>
              </table:table-cell>
              <table:table-cell office:value-type="float" office:value="20.9437190513">
                <text:p>20.9437190513</text:p>
              </table:table-cell>
              <table:table-cell office:value-type="float" office:value="4.27738939088557">
                <text:p>4.27738939088557</text:p>
              </table:table-cell>
              <table:table-cell office:value-type="float" office:value="38.1101994553918">
                <text:p>38.1101994553918</text:p>
              </table:table-cell>
              <table:table-cell office:value-type="float" office:value="33.3193692682718">
                <text:p>33.3193692682718</text:p>
              </table:table-cell>
              <table:table-cell office:value-type="float" office:value="66.1395316182017">
                <text:p>66.1395316182017</text:p>
              </table:table-cell>
              <table:table-cell office:value-type="float" office:value="15.2859153226919">
                <text:p>15.2859153226919</text:p>
              </table:table-cell>
              <table:table-cell office:value-type="float" office:value="0.463113587710598">
                <text:p>0.463113587710598</text:p>
              </table:table-cell>
              <table:table-cell office:value-type="float" office:value="1.96740488007559">
                <text:p>1.96740488007559</text:p>
              </table:table-cell>
              <table:table-cell office:value-type="float" office:value="2.35482436065124">
                <text:p>2.35482436065124</text:p>
              </table:table-cell>
              <table:table-cell office:value-type="float" office:value="5.20675761888283">
                <text:p>5.20675761888283</text:p>
              </table:table-cell>
              <table:table-cell office:value-type="float" office:value="1.70018520739554">
                <text:p>1.70018520739554</text:p>
              </table:table-cell>
              <table:table-cell office:value-type="float" office:value="0.501722783299436">
                <text:p>0.501722783299436</text:p>
              </table:table-cell>
              <table:table-cell office:value-type="float" office:value="5.08260487604784">
                <text:p>5.08260487604784</text:p>
              </table:table-cell>
              <table:table-cell office:value-type="float" office:value="2.3184348511796">
                <text:p>2.3184348511796</text:p>
              </table:table-cell>
              <table:table-cell office:value-type="float" office:value="5.97481388906556">
                <text:p>5.97481388906556</text:p>
              </table:table-cell>
              <table:table-cell office:value-type="float" office:value="0.693041884796509">
                <text:p>0.693041884796509</text:p>
              </table:table-cell>
              <table:table-cell office:value-type="float" office:value="0.59238513072753">
                <text:p>0.59238513072753</text:p>
              </table:table-cell>
              <table:table-cell office:value-type="float" office:value="5.82372838413452">
                <text:p>5.82372838413452</text:p>
              </table:table-cell>
              <table:table-cell office:value-type="float" office:value="3.62632101539301">
                <text:p>3.62632101539301</text:p>
              </table:table-cell>
              <table:table-cell office:value-type="float" office:value="3.75926225515567">
                <text:p>3.75926225515567</text:p>
              </table:table-cell>
              <table:table-cell office:value-type="float" office:value="1.58331314927469">
                <text:p>1.58331314927469</text:p>
              </table:table-cell>
              <table:table-cell office:value-type="float" office:value="1.067116979905">
                <text:p>1.067116979905</text:p>
              </table:table-cell>
              <table:table-cell office:value-type="float" office:value="1.86426261329248">
                <text:p>1.86426261329248</text:p>
              </table:table-cell>
              <table:table-cell office:value-type="float" office:value="2.11332716677827">
                <text:p>2.11332716677827</text:p>
              </table:table-cell>
              <table:table-cell office:value-type="float" office:value="1.38187397667887">
                <text:p>1.38187397667887</text:p>
              </table:table-cell>
              <table:table-cell office:value-type="float" office:value="8.44182409190591">
                <text:p>8.44182409190591</text:p>
              </table:table-cell>
              <table:table-cell office:value-type="float" office:value="NaN">
                <text:p>NaN</text:p>
              </table:table-cell>
              <table:table-cell office:value-type="float" office:value="0.0728611963006167">
                <text:p>0.0728611963006167</text:p>
              </table:table-cell>
              <table:table-cell office:value-type="float" office:value="0.0775616078292625">
                <text:p>0.0775616078292625</text:p>
              </table:table-cell>
              <table:table-cell office:value-type="float" office:value="0.022851367205636">
                <text:p>0.022851367205636</text:p>
              </table:table-cell>
              <table:table-cell office:value-type="float" office:value="4.71159464515757">
                <text:p>4.71159464515757</text:p>
              </table:table-cell>
              <table:table-cell office:value-type="float" office:value="0.743683426232984">
                <text:p>0.743683426232984</text:p>
              </table:table-cell>
              <table:table-cell office:value-type="float" office:value="0.0863351375678982">
                <text:p>0.0863351375678982</text:p>
              </table:table-cell>
              <table:table-cell office:value-type="float" office:value="0.6402998520417">
                <text:p>0.6402998520417</text:p>
              </table:table-cell>
              <table:table-cell office:value-type="float" office:value="1.1424776940422">
                <text:p>1.1424776940422</text:p>
              </table:table-cell>
              <table:table-cell office:value-type="float" office:value="151.181830924339">
                <text:p>151.181830924339</text:p>
              </table:table-cell>
              <table:table-cell office:value-type="float" office:value="34.0177800366541">
                <text:p>34.0177800366541</text:p>
              </table:table-cell>
              <table:table-cell office:value-type="float" office:value="2720.32190363366">
                <text:p>2720.32190363366</text:p>
              </table:table-cell>
              <table:table-cell office:value-type="float" office:value="918.685612511463">
                <text:p>918.685612511463</text:p>
              </table:table-cell>
              <table:table-cell office:value-type="float" office:value="NaN">
                <text:p>NaN</text:p>
              </table:table-cell>
              <table:table-cell office:value-type="float" office:value="0.380295736723014">
                <text:p>0.380295736723014</text:p>
              </table:table-cell>
              <table:table-cell office:value-type="float" office:value="37.4009891358176">
                <text:p>37.4009891358176</text:p>
              </table:table-cell>
              <table:table-cell office:value-type="float" office:value="2.36434264878794">
                <text:p>2.36434264878794</text:p>
              </table:table-cell>
              <table:table-cell office:value-type="float" office:value="NaN">
                <text:p>NaN</text:p>
              </table:table-cell>
              <table:table-cell office:value-type="float" office:value="1421.57586023462">
                <text:p>1421.57586023462</text:p>
              </table:table-cell>
              <table:table-cell office:value-type="float" office:value="0.0403667157937389">
                <text:p>0.0403667157937389</text:p>
              </table:table-cell>
              <table:table-cell office:value-type="float" office:value="405.423229934907">
                <text:p>405.423229934907</text:p>
              </table:table-cell>
              <table:table-cell office:value-type="float" office:value="2.37479057662923">
                <text:p>2.37479057662923</text:p>
              </table:table-cell>
              <table:table-cell office:value-type="float" office:value="330.534413707567">
                <text:p>330.534413707567</text:p>
              </table:table-cell>
              <table:table-cell office:value-type="float" office:value="1185.16461455124">
                <text:p>1185.16461455124</text:p>
              </table:table-cell>
              <table:table-cell office:value-type="float" office:value="1879.33767796122">
                <text:p>1879.33767796122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NaN">
                <text:p>NaN</text:p>
              </table:table-cell>
              <table:table-cell office:value-type="float" office:value="30.338956091263">
                <text:p>30.338956091263</text:p>
              </table:table-cell>
              <table:table-cell office:value-type="float" office:value="10.8818969579896">
                <text:p>10.8818969579896</text:p>
              </table:table-cell>
              <table:table-cell office:value-type="float" office:value="52.9122476964108">
                <text:p>52.9122476964108</text:p>
              </table:table-cell>
              <table:table-cell office:value-type="float" office:value="10.6163974719101">
                <text:p>10.6163974719101</text:p>
              </table:table-cell>
              <table:table-cell office:value-type="float" office:value="3.77310166694858">
                <text:p>3.77310166694858</text:p>
              </table:table-cell>
              <table:table-cell office:value-type="float" office:value="43.4715046545159">
                <text:p>43.4715046545159</text:p>
              </table:table-cell>
              <table:table-cell office:value-type="float" office:value="37.1790021338477">
                <text:p>37.1790021338477</text:p>
              </table:table-cell>
              <table:table-cell office:value-type="float" office:value="82.0837782239088">
                <text:p>82.0837782239088</text:p>
              </table:table-cell>
              <table:table-cell office:value-type="float" office:value="12.0088301351344">
                <text:p>12.0088301351344</text:p>
              </table:table-cell>
              <table:table-cell office:value-type="float" office:value="0.339425889854407">
                <text:p>0.339425889854407</text:p>
              </table:table-cell>
              <table:table-cell office:value-type="float" office:value="2.39852248086465">
                <text:p>2.39852248086465</text:p>
              </table:table-cell>
              <table:table-cell office:value-type="float" office:value="2.58785471816595">
                <text:p>2.58785471816595</text:p>
              </table:table-cell>
              <table:table-cell office:value-type="float" office:value="4.85767302013297">
                <text:p>4.85767302013297</text:p>
              </table:table-cell>
              <table:table-cell office:value-type="float" office:value="0.52743457792277">
                <text:p>0.52743457792277</text:p>
              </table:table-cell>
              <table:table-cell office:value-type="float" office:value="0.436673739392757">
                <text:p>0.436673739392757</text:p>
              </table:table-cell>
              <table:table-cell office:value-type="float" office:value="6.88152885486315">
                <text:p>6.88152885486315</text:p>
              </table:table-cell>
              <table:table-cell office:value-type="float" office:value="2.81190905696825">
                <text:p>2.81190905696825</text:p>
              </table:table-cell>
              <table:table-cell office:value-type="float" office:value="7.84944039220682">
                <text:p>7.84944039220682</text:p>
              </table:table-cell>
              <table:table-cell office:value-type="float" office:value="0.658026443608158">
                <text:p>0.658026443608158</text:p>
              </table:table-cell>
              <table:table-cell office:value-type="float" office:value="0.295658997756003">
                <text:p>0.295658997756003</text:p>
              </table:table-cell>
              <table:table-cell office:value-type="float" office:value="7.2333882652564">
                <text:p>7.2333882652564</text:p>
              </table:table-cell>
              <table:table-cell office:value-type="float" office:value="4.06729360178022">
                <text:p>4.06729360178022</text:p>
              </table:table-cell>
              <table:table-cell office:value-type="float" office:value="4.44153066943521">
                <text:p>4.44153066943521</text:p>
              </table:table-cell>
              <table:table-cell office:value-type="float" office:value="1.12446607306289">
                <text:p>1.12446607306289</text:p>
              </table:table-cell>
              <table:table-cell office:value-type="float" office:value="1.30267856084431">
                <text:p>1.30267856084431</text:p>
              </table:table-cell>
              <table:table-cell office:value-type="float" office:value="1.67028304388892">
                <text:p>1.67028304388892</text:p>
              </table:table-cell>
              <table:table-cell office:value-type="float" office:value="2.27778629442756">
                <text:p>2.27778629442756</text:p>
              </table:table-cell>
              <table:table-cell office:value-type="float" office:value="0.738102592945127">
                <text:p>0.738102592945127</text:p>
              </table:table-cell>
              <table:table-cell office:value-type="float" office:value="16.0303816709919">
                <text:p>16.0303816709919</text:p>
              </table:table-cell>
              <table:table-cell office:value-type="float" office:value="NaN">
                <text:p>NaN</text:p>
              </table:table-cell>
              <table:table-cell office:value-type="float" office:value="0.076790741776204">
                <text:p>0.076790741776204</text:p>
              </table:table-cell>
              <table:table-cell office:value-type="float" office:value="0.101133608094746">
                <text:p>0.101133608094746</text:p>
              </table:table-cell>
              <table:table-cell office:value-type="float" office:value="0.0292112836505232">
                <text:p>0.0292112836505232</text:p>
              </table:table-cell>
              <table:table-cell office:value-type="float" office:value="3.10911737261721">
                <text:p>3.10911737261721</text:p>
              </table:table-cell>
              <table:table-cell office:value-type="float" office:value="1.56966774058101">
                <text:p>1.56966774058101</text:p>
              </table:table-cell>
              <table:table-cell office:value-type="float" office:value="0.0396208182621444">
                <text:p>0.0396208182621444</text:p>
              </table:table-cell>
              <table:table-cell office:value-type="float" office:value="0.647803175725617">
                <text:p>0.647803175725617</text:p>
              </table:table-cell>
              <table:table-cell office:value-type="float" office:value="1.19337004003661">
                <text:p>1.19337004003661</text:p>
              </table:table-cell>
              <table:table-cell office:value-type="float" office:value="8.62153473665866">
                <text:p>8.62153473665866</text:p>
              </table:table-cell>
              <table:table-cell office:value-type="float" office:value="172.993562332012">
                <text:p>172.993562332012</text:p>
              </table:table-cell>
              <table:table-cell office:value-type="float" office:value="3000.81066986931">
                <text:p>3000.81066986931</text:p>
              </table:table-cell>
              <table:table-cell office:value-type="float" office:value="918.41689325766">
                <text:p>918.41689325766</text:p>
              </table:table-cell>
              <table:table-cell office:value-type="float" office:value="NaN">
                <text:p>NaN</text:p>
              </table:table-cell>
              <table:table-cell office:value-type="float" office:value="2.02506717381584">
                <text:p>2.02506717381584</text:p>
              </table:table-cell>
              <table:table-cell office:value-type="float" office:value="51.4632619885701">
                <text:p>51.4632619885701</text:p>
              </table:table-cell>
              <table:table-cell office:value-type="float" office:value="1.97739863434143">
                <text:p>1.97739863434143</text:p>
              </table:table-cell>
              <table:table-cell office:value-type="float" office:value="NaN">
                <text:p>NaN</text:p>
              </table:table-cell>
              <table:table-cell office:value-type="float" office:value="1220.92074705802">
                <text:p>1220.92074705802</text:p>
              </table:table-cell>
              <table:table-cell office:value-type="float" office:value="0.175426511554685">
                <text:p>0.175426511554685</text:p>
              </table:table-cell>
              <table:table-cell office:value-type="float" office:value="373.262812137621">
                <text:p>373.262812137621</text:p>
              </table:table-cell>
              <table:table-cell office:value-type="float" office:value="0.502559017205124">
                <text:p>0.502559017205124</text:p>
              </table:table-cell>
              <table:table-cell office:value-type="float" office:value="161.540852771286">
                <text:p>161.540852771286</text:p>
              </table:table-cell>
              <table:table-cell office:value-type="float" office:value="1242.2989256569">
                <text:p>1242.2989256569</text:p>
              </table:table-cell>
              <table:table-cell office:value-type="float" office:value="6084.67344741848">
                <text:p>6084.67344741848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NaN">
                <text:p>NaN</text:p>
              </table:table-cell>
              <table:table-cell office:value-type="float" office:value="42.4319396378832">
                <text:p>42.4319396378832</text:p>
              </table:table-cell>
              <table:table-cell office:value-type="float" office:value="33.2761435389295">
                <text:p>33.2761435389295</text:p>
              </table:table-cell>
              <table:table-cell office:value-type="float" office:value="66.1422983172951">
                <text:p>66.1422983172951</text:p>
              </table:table-cell>
              <table:table-cell office:value-type="float" office:value="25.7184197490092">
                <text:p>25.7184197490092</text:p>
              </table:table-cell>
              <table:table-cell office:value-type="float" office:value="4.4553493579333">
                <text:p>4.4553493579333</text:p>
              </table:table-cell>
              <table:table-cell office:value-type="float" office:value="50.4031712271243">
                <text:p>50.4031712271243</text:p>
              </table:table-cell>
              <table:table-cell office:value-type="float" office:value="45.2240838843398">
                <text:p>45.2240838843398</text:p>
              </table:table-cell>
              <table:table-cell office:value-type="float" office:value="73.0866091916516">
                <text:p>73.0866091916516</text:p>
              </table:table-cell>
              <table:table-cell office:value-type="float" office:value="12.4768446352514">
                <text:p>12.4768446352514</text:p>
              </table:table-cell>
              <table:table-cell office:value-type="float" office:value="0.523181035148612">
                <text:p>0.523181035148612</text:p>
              </table:table-cell>
              <table:table-cell office:value-type="float" office:value="2.06374631468733">
                <text:p>2.06374631468733</text:p>
              </table:table-cell>
              <table:table-cell office:value-type="float" office:value="3.0688870423289">
                <text:p>3.0688870423289</text:p>
              </table:table-cell>
              <table:table-cell office:value-type="float" office:value="5.77099278409958">
                <text:p>5.77099278409958</text:p>
              </table:table-cell>
              <table:table-cell office:value-type="float" office:value="0.522630843248382">
                <text:p>0.522630843248382</text:p>
              </table:table-cell>
              <table:table-cell office:value-type="float" office:value="0.467628576741751">
                <text:p>0.467628576741751</text:p>
              </table:table-cell>
              <table:table-cell office:value-type="float" office:value="9.80653824805708">
                <text:p>9.80653824805708</text:p>
              </table:table-cell>
              <table:table-cell office:value-type="float" office:value="3.19333150259588">
                <text:p>3.19333150259588</text:p>
              </table:table-cell>
              <table:table-cell office:value-type="float" office:value="18.1905905908146">
                <text:p>18.1905905908146</text:p>
              </table:table-cell>
              <table:table-cell office:value-type="float" office:value="0.784502725176797">
                <text:p>0.784502725176797</text:p>
              </table:table-cell>
              <table:table-cell office:value-type="float" office:value="0.380420261134418">
                <text:p>0.380420261134418</text:p>
              </table:table-cell>
              <table:table-cell office:value-type="float" office:value="21.4255784426838">
                <text:p>21.4255784426838</text:p>
              </table:table-cell>
              <table:table-cell office:value-type="float" office:value="10.8642093895385">
                <text:p>10.8642093895385</text:p>
              </table:table-cell>
              <table:table-cell office:value-type="float" office:value="5.60772945277239">
                <text:p>5.60772945277239</text:p>
              </table:table-cell>
              <table:table-cell office:value-type="float" office:value="1.28792719813082">
                <text:p>1.28792719813082</text:p>
              </table:table-cell>
              <table:table-cell office:value-type="float" office:value="1.86050347410913">
                <text:p>1.86050347410913</text:p>
              </table:table-cell>
              <table:table-cell office:value-type="float" office:value="1.82961170423799">
                <text:p>1.82961170423799</text:p>
              </table:table-cell>
              <table:table-cell office:value-type="float" office:value="1.71156178261605">
                <text:p>1.71156178261605</text:p>
              </table:table-cell>
              <table:table-cell office:value-type="float" office:value="0.799473586597463">
                <text:p>0.799473586597463</text:p>
              </table:table-cell>
              <table:table-cell office:value-type="float" office:value="11.5222545156358">
                <text:p>11.5222545156358</text:p>
              </table:table-cell>
              <table:table-cell office:value-type="float" office:value="NaN">
                <text:p>NaN</text:p>
              </table:table-cell>
              <table:table-cell office:value-type="float" office:value="0.0905455351281239">
                <text:p>0.0905455351281239</text:p>
              </table:table-cell>
              <table:table-cell office:value-type="float" office:value="0.139013115938251">
                <text:p>0.139013115938251</text:p>
              </table:table-cell>
              <table:table-cell office:value-type="float" office:value="0.0343171688536093">
                <text:p>0.0343171688536093</text:p>
              </table:table-cell>
              <table:table-cell office:value-type="float" office:value="3.23295363925928">
                <text:p>3.23295363925928</text:p>
              </table:table-cell>
              <table:table-cell office:value-type="float" office:value="2.66452805506428">
                <text:p>2.66452805506428</text:p>
              </table:table-cell>
              <table:table-cell office:value-type="float" office:value="0.0447732117389939">
                <text:p>0.0447732117389939</text:p>
              </table:table-cell>
              <table:table-cell office:value-type="float" office:value="0.325667775682564">
                <text:p>0.325667775682564</text:p>
              </table:table-cell>
              <table:table-cell office:value-type="float" office:value="1.26027120466105">
                <text:p>1.26027120466105</text:p>
              </table:table-cell>
              <table:table-cell office:value-type="float" office:value="19.0896914148206">
                <text:p>19.0896914148206</text:p>
              </table:table-cell>
              <table:table-cell office:value-type="float" office:value="81.6654004338696">
                <text:p>81.6654004338696</text:p>
              </table:table-cell>
              <table:table-cell office:value-type="float" office:value="2242.39279744981">
                <text:p>2242.39279744981</text:p>
              </table:table-cell>
              <table:table-cell office:value-type="float" office:value="1199.72052723347">
                <text:p>1199.72052723347</text:p>
              </table:table-cell>
              <table:table-cell office:value-type="float" office:value="NaN">
                <text:p>NaN</text:p>
              </table:table-cell>
              <table:table-cell office:value-type="float" office:value="2.18356148662472">
                <text:p>2.18356148662472</text:p>
              </table:table-cell>
              <table:table-cell office:value-type="float" office:value="73.303833884446">
                <text:p>73.303833884446</text:p>
              </table:table-cell>
              <table:table-cell office:value-type="float" office:value="2.3125554225828">
                <text:p>2.3125554225828</text:p>
              </table:table-cell>
              <table:table-cell office:value-type="float" office:value="NaN">
                <text:p>NaN</text:p>
              </table:table-cell>
              <table:table-cell office:value-type="float" office:value="2321.73551967591">
                <text:p>2321.73551967591</text:p>
              </table:table-cell>
              <table:table-cell office:value-type="float" office:value="0.246910601593301">
                <text:p>0.246910601593301</text:p>
              </table:table-cell>
              <table:table-cell office:value-type="float" office:value="287.038330719964">
                <text:p>287.038330719964</text:p>
              </table:table-cell>
              <table:table-cell office:value-type="float" office:value="0.519565991015213">
                <text:p>0.519565991015213</text:p>
              </table:table-cell>
              <table:table-cell office:value-type="float" office:value="321.159713841542">
                <text:p>321.159713841542</text:p>
              </table:table-cell>
              <table:table-cell office:value-type="float" office:value="1229.33906708107">
                <text:p>1229.33906708107</text:p>
              </table:table-cell>
              <table:table-cell office:value-type="float" office:value="6330.66453549765">
                <text:p>6330.66453549765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NaN">
                <text:p>NaN</text:p>
              </table:table-cell>
              <table:table-cell office:value-type="float" office:value="37.7407187343806">
                <text:p>37.7407187343806</text:p>
              </table:table-cell>
              <table:table-cell office:value-type="float" office:value="32.8783781829758">
                <text:p>32.8783781829758</text:p>
              </table:table-cell>
              <table:table-cell office:value-type="float" office:value="60.6559539095525">
                <text:p>60.6559539095525</text:p>
              </table:table-cell>
              <table:table-cell office:value-type="float" office:value="13.6575145119974">
                <text:p>13.6575145119974</text:p>
              </table:table-cell>
              <table:table-cell office:value-type="float" office:value="4.48375294110803">
                <text:p>4.48375294110803</text:p>
              </table:table-cell>
              <table:table-cell office:value-type="float" office:value="44.7312579888002">
                <text:p>44.7312579888002</text:p>
              </table:table-cell>
              <table:table-cell office:value-type="float" office:value="43.6614348786111">
                <text:p>43.6614348786111</text:p>
              </table:table-cell>
              <table:table-cell office:value-type="float" office:value="72.9171517167876">
                <text:p>72.9171517167876</text:p>
              </table:table-cell>
              <table:table-cell office:value-type="float" office:value="12.0605600667381">
                <text:p>12.0605600667381</text:p>
              </table:table-cell>
              <table:table-cell office:value-type="float" office:value="0.514368687849482">
                <text:p>0.514368687849482</text:p>
              </table:table-cell>
              <table:table-cell office:value-type="float" office:value="2.30524314610528">
                <text:p>2.30524314610528</text:p>
              </table:table-cell>
              <table:table-cell office:value-type="float" office:value="3.16018865847903">
                <text:p>3.16018865847903</text:p>
              </table:table-cell>
              <table:table-cell office:value-type="float" office:value="5.90680916474735">
                <text:p>5.90680916474735</text:p>
              </table:table-cell>
              <table:table-cell office:value-type="float" office:value="0.619685463720543">
                <text:p>0.619685463720543</text:p>
              </table:table-cell>
              <table:table-cell office:value-type="float" office:value="0.585948221957792">
                <text:p>0.585948221957792</text:p>
              </table:table-cell>
              <table:table-cell office:value-type="float" office:value="8.21097690909771">
                <text:p>8.21097690909771</text:p>
              </table:table-cell>
              <table:table-cell office:value-type="float" office:value="2.69100664999838">
                <text:p>2.69100664999838</text:p>
              </table:table-cell>
              <table:table-cell office:value-type="float" office:value="11.6934172804329">
                <text:p>11.6934172804329</text:p>
              </table:table-cell>
              <table:table-cell office:value-type="float" office:value="2.38584093037571">
                <text:p>2.38584093037571</text:p>
              </table:table-cell>
              <table:table-cell office:value-type="float" office:value="0.330065322876442">
                <text:p>0.330065322876442</text:p>
              </table:table-cell>
              <table:table-cell office:value-type="float" office:value="10.8028505527031">
                <text:p>10.8028505527031</text:p>
              </table:table-cell>
              <table:table-cell office:value-type="float" office:value="11.0467265447196">
                <text:p>11.0467265447196</text:p>
              </table:table-cell>
              <table:table-cell office:value-type="float" office:value="5.29663353924293">
                <text:p>5.29663353924293</text:p>
              </table:table-cell>
              <table:table-cell office:value-type="float" office:value="1.26349800708458">
                <text:p>1.26349800708458</text:p>
              </table:table-cell>
              <table:table-cell office:value-type="float" office:value="2.00663748706021">
                <text:p>2.00663748706021</text:p>
              </table:table-cell>
              <table:table-cell office:value-type="float" office:value="1.72329611153419">
                <text:p>1.72329611153419</text:p>
              </table:table-cell>
              <table:table-cell office:value-type="float" office:value="1.82284681771849">
                <text:p>1.82284681771849</text:p>
              </table:table-cell>
              <table:table-cell office:value-type="float" office:value="1.09797945668124">
                <text:p>1.09797945668124</text:p>
              </table:table-cell>
              <table:table-cell office:value-type="float" office:value="10.8890174398115">
                <text:p>10.8890174398115</text:p>
              </table:table-cell>
              <table:table-cell office:value-type="float" office:value="12.6208267581514">
                <text:p>12.6208267581514</text:p>
              </table:table-cell>
              <table:table-cell office:value-type="float" office:value="0.0870045022768378">
                <text:p>0.0870045022768378</text:p>
              </table:table-cell>
              <table:table-cell office:value-type="float" office:value="0.141505141755151">
                <text:p>0.141505141755151</text:p>
              </table:table-cell>
              <table:table-cell office:value-type="float" office:value="0.0485179880615195">
                <text:p>0.0485179880615195</text:p>
              </table:table-cell>
              <table:table-cell office:value-type="float" office:value="3.51155442669356">
                <text:p>3.51155442669356</text:p>
              </table:table-cell>
              <table:table-cell office:value-type="float" office:value="2.19520127737324">
                <text:p>2.19520127737324</text:p>
              </table:table-cell>
              <table:table-cell office:value-type="float" office:value="0.0815687995967243">
                <text:p>0.0815687995967243</text:p>
              </table:table-cell>
              <table:table-cell office:value-type="float" office:value="0.229957443959634">
                <text:p>0.229957443959634</text:p>
              </table:table-cell>
              <table:table-cell office:value-type="float" office:value="1.20373521868053">
                <text:p>1.20373521868053</text:p>
              </table:table-cell>
              <table:table-cell office:value-type="float" office:value="19.2487554455183">
                <text:p>19.2487554455183</text:p>
              </table:table-cell>
              <table:table-cell office:value-type="float" office:value="87.2359437049274">
                <text:p>87.2359437049274</text:p>
              </table:table-cell>
              <table:table-cell office:value-type="float" office:value="3444.02265321222">
                <text:p>3444.02265321222</text:p>
              </table:table-cell>
              <table:table-cell office:value-type="float" office:value="1233.90352794078">
                <text:p>1233.90352794078</text:p>
              </table:table-cell>
              <table:table-cell office:value-type="float" office:value="NaN">
                <text:p>NaN</text:p>
              </table:table-cell>
              <table:table-cell office:value-type="float" office:value="2.24232240754125">
                <text:p>2.24232240754125</text:p>
              </table:table-cell>
              <table:table-cell office:value-type="float" office:value="50.6579872449168">
                <text:p>50.6579872449168</text:p>
              </table:table-cell>
              <table:table-cell office:value-type="float" office:value="3.07567459178927">
                <text:p>3.07567459178927</text:p>
              </table:table-cell>
              <table:table-cell office:value-type="float" office:value="NaN">
                <text:p>NaN</text:p>
              </table:table-cell>
              <table:table-cell office:value-type="float" office:value="2576.8113507012">
                <text:p>2576.8113507012</text:p>
              </table:table-cell>
              <table:table-cell office:value-type="float" office:value="1.00727005603304">
                <text:p>1.00727005603304</text:p>
              </table:table-cell>
              <table:table-cell office:value-type="float" office:value="286.574481179522">
                <text:p>286.574481179522</text:p>
              </table:table-cell>
              <table:table-cell office:value-type="float" office:value="0.448891107381783">
                <text:p>0.448891107381783</text:p>
              </table:table-cell>
              <table:table-cell office:value-type="float" office:value="221.458843998833">
                <text:p>221.458843998833</text:p>
              </table:table-cell>
              <table:table-cell office:value-type="float" office:value="2299.92813726845">
                <text:p>2299.92813726845</text:p>
              </table:table-cell>
              <table:table-cell office:value-type="float" office:value="977.995976764229">
                <text:p>977.995976764229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40.778000764526">
                <text:p>40.778000764526</text:p>
              </table:table-cell>
              <table:table-cell office:value-type="float" office:value="34.0752770079154">
                <text:p>34.0752770079154</text:p>
              </table:table-cell>
              <table:table-cell office:value-type="float" office:value="33.9404852753934">
                <text:p>33.9404852753934</text:p>
              </table:table-cell>
              <table:table-cell office:value-type="float" office:value="61.1474294311372">
                <text:p>61.1474294311372</text:p>
              </table:table-cell>
              <table:table-cell office:value-type="float" office:value="17.4671327521846">
                <text:p>17.4671327521846</text:p>
              </table:table-cell>
              <table:table-cell office:value-type="float" office:value="4.50096774405264">
                <text:p>4.50096774405264</text:p>
              </table:table-cell>
              <table:table-cell office:value-type="float" office:value="40.3674146763244">
                <text:p>40.3674146763244</text:p>
              </table:table-cell>
              <table:table-cell office:value-type="float" office:value="33.6131975121785">
                <text:p>33.6131975121785</text:p>
              </table:table-cell>
              <table:table-cell office:value-type="float" office:value="69.641053791297">
                <text:p>69.641053791297</text:p>
              </table:table-cell>
              <table:table-cell office:value-type="float" office:value="12.4515999035657">
                <text:p>12.4515999035657</text:p>
              </table:table-cell>
              <table:table-cell office:value-type="float" office:value="0.529345588635365">
                <text:p>0.529345588635365</text:p>
              </table:table-cell>
              <table:table-cell office:value-type="float" office:value="2.40094207265306">
                <text:p>2.40094207265306</text:p>
              </table:table-cell>
              <table:table-cell office:value-type="float" office:value="3.2760424267797">
                <text:p>3.2760424267797</text:p>
              </table:table-cell>
              <table:table-cell office:value-type="float" office:value="5.96636182115297">
                <text:p>5.96636182115297</text:p>
              </table:table-cell>
              <table:table-cell office:value-type="float" office:value="0.652987827867464">
                <text:p>0.652987827867464</text:p>
              </table:table-cell>
              <table:table-cell office:value-type="float" office:value="0.611687423382086">
                <text:p>0.611687423382086</text:p>
              </table:table-cell>
              <table:table-cell office:value-type="float" office:value="7.90839863973671">
                <text:p>7.90839863973671</text:p>
              </table:table-cell>
              <table:table-cell office:value-type="float" office:value="2.15604826762165">
                <text:p>2.15604826762165</text:p>
              </table:table-cell>
              <table:table-cell office:value-type="float" office:value="11.4327891266541">
                <text:p>11.4327891266541</text:p>
              </table:table-cell>
              <table:table-cell office:value-type="float" office:value="2.42220763663194">
                <text:p>2.42220763663194</text:p>
              </table:table-cell>
              <table:table-cell office:value-type="float" office:value="0.319346863983951">
                <text:p>0.319346863983951</text:p>
              </table:table-cell>
              <table:table-cell office:value-type="float" office:value="18.2077995273296">
                <text:p>18.2077995273296</text:p>
              </table:table-cell>
              <table:table-cell office:value-type="float" office:value="11.248914441928">
                <text:p>11.248914441928</text:p>
              </table:table-cell>
              <table:table-cell office:value-type="float" office:value="5.26123776227528">
                <text:p>5.26123776227528</text:p>
              </table:table-cell>
              <table:table-cell office:value-type="float" office:value="1.3444083167323">
                <text:p>1.3444083167323</text:p>
              </table:table-cell>
              <table:table-cell office:value-type="float" office:value="1.97737275803805">
                <text:p>1.97737275803805</text:p>
              </table:table-cell>
              <table:table-cell office:value-type="float" office:value="2.10144783719725">
                <text:p>2.10144783719725</text:p>
              </table:table-cell>
              <table:table-cell office:value-type="float" office:value="1.85740218671384">
                <text:p>1.85740218671384</text:p>
              </table:table-cell>
              <table:table-cell office:value-type="float" office:value="0.979876336635345">
                <text:p>0.979876336635345</text:p>
              </table:table-cell>
              <table:table-cell office:value-type="float" office:value="1.51859832443882">
                <text:p>1.51859832443882</text:p>
              </table:table-cell>
              <table:table-cell office:value-type="float" office:value="11.3479232995399">
                <text:p>11.3479232995399</text:p>
              </table:table-cell>
              <table:table-cell office:value-type="float" office:value="0.083912357806812">
                <text:p>0.083912357806812</text:p>
              </table:table-cell>
              <table:table-cell office:value-type="float" office:value="0.139018609921612">
                <text:p>0.139018609921612</text:p>
              </table:table-cell>
              <table:table-cell office:value-type="float" office:value="0.0828720655110518">
                <text:p>0.0828720655110518</text:p>
              </table:table-cell>
              <table:table-cell office:value-type="float" office:value="4.26850954866523">
                <text:p>4.26850954866523</text:p>
              </table:table-cell>
              <table:table-cell office:value-type="float" office:value="2.36573246839922">
                <text:p>2.36573246839922</text:p>
              </table:table-cell>
              <table:table-cell office:value-type="float" office:value="0.063986935693218">
                <text:p>0.063986935693218</text:p>
              </table:table-cell>
              <table:table-cell office:value-type="float" office:value="0.211209261606817">
                <text:p>0.211209261606817</text:p>
              </table:table-cell>
              <table:table-cell office:value-type="float" office:value="1.24401432872081">
                <text:p>1.24401432872081</text:p>
              </table:table-cell>
              <table:table-cell office:value-type="float" office:value="21.3074646341703">
                <text:p>21.3074646341703</text:p>
              </table:table-cell>
              <table:table-cell office:value-type="float" office:value="83.7307139419862">
                <text:p>83.7307139419862</text:p>
              </table:table-cell>
              <table:table-cell office:value-type="float" office:value="7132.96011447261">
                <text:p>7132.96011447261</text:p>
              </table:table-cell>
              <table:table-cell office:value-type="float" office:value="1247.79407231118">
                <text:p>1247.79407231118</text:p>
              </table:table-cell>
              <table:table-cell office:value-type="float" office:value="36.2165893900689">
                <text:p>36.2165893900689</text:p>
              </table:table-cell>
              <table:table-cell office:value-type="float" office:value="2.16671305984653">
                <text:p>2.16671305984653</text:p>
              </table:table-cell>
              <table:table-cell office:value-type="float" office:value="73.8099731735182">
                <text:p>73.8099731735182</text:p>
              </table:table-cell>
              <table:table-cell office:value-type="float" office:value="2.8781694941679">
                <text:p>2.8781694941679</text:p>
              </table:table-cell>
              <table:table-cell office:value-type="float" office:value="NaN">
                <text:p>NaN</text:p>
              </table:table-cell>
              <table:table-cell office:value-type="float" office:value="1597.00810997729">
                <text:p>1597.00810997729</text:p>
              </table:table-cell>
              <table:table-cell office:value-type="float" office:value="0.243385824485628">
                <text:p>0.243385824485628</text:p>
              </table:table-cell>
              <table:table-cell office:value-type="float" office:value="334.5852613204">
                <text:p>334.5852613204</text:p>
              </table:table-cell>
              <table:table-cell office:value-type="float" office:value="0.422273900827179">
                <text:p>0.422273900827179</text:p>
              </table:table-cell>
              <table:table-cell office:value-type="float" office:value="1079.25945651119">
                <text:p>1079.25945651119</text:p>
              </table:table-cell>
              <table:table-cell office:value-type="float" office:value="2449.21256550172">
                <text:p>2449.21256550172</text:p>
              </table:table-cell>
              <table:table-cell office:value-type="float" office:value="6155.7765544963">
                <text:p>6155.7765544963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49.4469958181536">
                <text:p>49.4469958181536</text:p>
              </table:table-cell>
              <table:table-cell office:value-type="float" office:value="31.060585492457">
                <text:p>31.060585492457</text:p>
              </table:table-cell>
              <table:table-cell office:value-type="float" office:value="29.7478751304033">
                <text:p>29.7478751304033</text:p>
              </table:table-cell>
              <table:table-cell office:value-type="float" office:value="58.1276060055943">
                <text:p>58.1276060055943</text:p>
              </table:table-cell>
              <table:table-cell office:value-type="float" office:value="22.0394171485161">
                <text:p>22.0394171485161</text:p>
              </table:table-cell>
              <table:table-cell office:value-type="float" office:value="5.3466676028635">
                <text:p>5.3466676028635</text:p>
              </table:table-cell>
              <table:table-cell office:value-type="float" office:value="37.4757138438774">
                <text:p>37.4757138438774</text:p>
              </table:table-cell>
              <table:table-cell office:value-type="float" office:value="31.140913591383">
                <text:p>31.140913591383</text:p>
              </table:table-cell>
              <table:table-cell office:value-type="float" office:value="87.4175324461513">
                <text:p>87.4175324461513</text:p>
              </table:table-cell>
              <table:table-cell office:value-type="float" office:value="12.6889070864401">
                <text:p>12.6889070864401</text:p>
              </table:table-cell>
              <table:table-cell office:value-type="float" office:value="0.548354954641122">
                <text:p>0.548354954641122</text:p>
              </table:table-cell>
              <table:table-cell office:value-type="float" office:value="2.81534656385623">
                <text:p>2.81534656385623</text:p>
              </table:table-cell>
              <table:table-cell office:value-type="float" office:value="3.36847937712093">
                <text:p>3.36847937712093</text:p>
              </table:table-cell>
              <table:table-cell office:value-type="float" office:value="5.82876812938155">
                <text:p>5.82876812938155</text:p>
              </table:table-cell>
              <table:table-cell office:value-type="float" office:value="0.66628110103129">
                <text:p>0.66628110103129</text:p>
              </table:table-cell>
              <table:table-cell office:value-type="float" office:value="0.67907143887453">
                <text:p>0.67907143887453</text:p>
              </table:table-cell>
              <table:table-cell office:value-type="float" office:value="7.81402083755856">
                <text:p>7.81402083755856</text:p>
              </table:table-cell>
              <table:table-cell office:value-type="float" office:value="2.34876641760785">
                <text:p>2.34876641760785</text:p>
              </table:table-cell>
              <table:table-cell office:value-type="float" office:value="10.6554353772063">
                <text:p>10.6554353772063</text:p>
              </table:table-cell>
              <table:table-cell office:value-type="float" office:value="2.44771158648866">
                <text:p>2.44771158648866</text:p>
              </table:table-cell>
              <table:table-cell office:value-type="float" office:value="0.287532636344842">
                <text:p>0.287532636344842</text:p>
              </table:table-cell>
              <table:table-cell office:value-type="float" office:value="6.56670973312384">
                <text:p>6.56670973312384</text:p>
              </table:table-cell>
              <table:table-cell office:value-type="float" office:value="5.78620512730425">
                <text:p>5.78620512730425</text:p>
              </table:table-cell>
              <table:table-cell office:value-type="float" office:value="5.30048868021956">
                <text:p>5.30048868021956</text:p>
              </table:table-cell>
              <table:table-cell office:value-type="float" office:value="1.5178319439115">
                <text:p>1.5178319439115</text:p>
              </table:table-cell>
              <table:table-cell office:value-type="float" office:value="2.29586484657245">
                <text:p>2.29586484657245</text:p>
              </table:table-cell>
              <table:table-cell office:value-type="float" office:value="2.50625627953912">
                <text:p>2.50625627953912</text:p>
              </table:table-cell>
              <table:table-cell office:value-type="float" office:value="2.08420440146763">
                <text:p>2.08420440146763</text:p>
              </table:table-cell>
              <table:table-cell office:value-type="float" office:value="0.837068868300918">
                <text:p>0.837068868300918</text:p>
              </table:table-cell>
              <table:table-cell office:value-type="float" office:value="2.92367213002292">
                <text:p>2.92367213002292</text:p>
              </table:table-cell>
              <table:table-cell office:value-type="float" office:value="10.9804842203965">
                <text:p>10.9804842203965</text:p>
              </table:table-cell>
              <table:table-cell office:value-type="float" office:value="0.0837713420625159">
                <text:p>0.0837713420625159</text:p>
              </table:table-cell>
              <table:table-cell office:value-type="float" office:value="0.133534851483295">
                <text:p>0.133534851483295</text:p>
              </table:table-cell>
              <table:table-cell office:value-type="float" office:value="0.0623554005729774">
                <text:p>0.0623554005729774</text:p>
              </table:table-cell>
              <table:table-cell office:value-type="float" office:value="3.09175664996992">
                <text:p>3.09175664996992</text:p>
              </table:table-cell>
              <table:table-cell office:value-type="float" office:value="2.46483759066541">
                <text:p>2.46483759066541</text:p>
              </table:table-cell>
              <table:table-cell office:value-type="float" office:value="0.0443787423677781">
                <text:p>0.0443787423677781</text:p>
              </table:table-cell>
              <table:table-cell office:value-type="float" office:value="0.197325182170692">
                <text:p>0.197325182170692</text:p>
              </table:table-cell>
              <table:table-cell office:value-type="float" office:value="1.14806100478218">
                <text:p>1.14806100478218</text:p>
              </table:table-cell>
              <table:table-cell office:value-type="float" office:value="38.9752912278558">
                <text:p>38.9752912278558</text:p>
              </table:table-cell>
              <table:table-cell office:value-type="float" office:value="72.9063567515427">
                <text:p>72.9063567515427</text:p>
              </table:table-cell>
              <table:table-cell office:value-type="float" office:value="4404.12231036192">
                <text:p>4404.12231036192</text:p>
              </table:table-cell>
              <table:table-cell office:value-type="float" office:value="1266.00223069187">
                <text:p>1266.00223069187</text:p>
              </table:table-cell>
              <table:table-cell office:value-type="float" office:value="36.5335138169027">
                <text:p>36.5335138169027</text:p>
              </table:table-cell>
              <table:table-cell office:value-type="float" office:value="2.26526274672097">
                <text:p>2.26526274672097</text:p>
              </table:table-cell>
              <table:table-cell office:value-type="float" office:value="94.8269268947615">
                <text:p>94.8269268947615</text:p>
              </table:table-cell>
              <table:table-cell office:value-type="float" office:value="2.53149454105882">
                <text:p>2.53149454105882</text:p>
              </table:table-cell>
              <table:table-cell office:value-type="float" office:value="NaN">
                <text:p>NaN</text:p>
              </table:table-cell>
              <table:table-cell office:value-type="float" office:value="2446.98754897483">
                <text:p>2446.98754897483</text:p>
              </table:table-cell>
              <table:table-cell office:value-type="float" office:value="0.311671698156941">
                <text:p>0.311671698156941</text:p>
              </table:table-cell>
              <table:table-cell office:value-type="float" office:value="761.438335077402">
                <text:p>761.438335077402</text:p>
              </table:table-cell>
              <table:table-cell office:value-type="float" office:value="0.423610602996875">
                <text:p>0.423610602996875</text:p>
              </table:table-cell>
              <table:table-cell office:value-type="float" office:value="1085.35493838741">
                <text:p>1085.35493838741</text:p>
              </table:table-cell>
              <table:table-cell office:value-type="float" office:value="2412.20350077461">
                <text:p>2412.20350077461</text:p>
              </table:table-cell>
              <table:table-cell office:value-type="float" office:value="6999.86084754496">
                <text:p>6999.86084754496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47.9317124565612">
                <text:p>47.9317124565612</text:p>
              </table:table-cell>
              <table:table-cell office:value-type="float" office:value="41.1459415374426">
                <text:p>41.1459415374426</text:p>
              </table:table-cell>
              <table:table-cell office:value-type="float" office:value="35.9863211513493">
                <text:p>35.9863211513493</text:p>
              </table:table-cell>
              <table:table-cell office:value-type="float" office:value="64.9644464773832">
                <text:p>64.9644464773832</text:p>
              </table:table-cell>
              <table:table-cell office:value-type="float" office:value="31.1566519834465">
                <text:p>31.1566519834465</text:p>
              </table:table-cell>
              <table:table-cell office:value-type="float" office:value="5.49813663412725">
                <text:p>5.49813663412725</text:p>
              </table:table-cell>
              <table:table-cell office:value-type="float" office:value="51.0367674865146">
                <text:p>51.0367674865146</text:p>
              </table:table-cell>
              <table:table-cell office:value-type="float" office:value="49.1935207505514">
                <text:p>49.1935207505514</text:p>
              </table:table-cell>
              <table:table-cell office:value-type="float" office:value="77.6714072094847">
                <text:p>77.6714072094847</text:p>
              </table:table-cell>
              <table:table-cell office:value-type="float" office:value="13.4220230079151">
                <text:p>13.4220230079151</text:p>
              </table:table-cell>
              <table:table-cell office:value-type="float" office:value="0.569674270675107">
                <text:p>0.569674270675107</text:p>
              </table:table-cell>
              <table:table-cell office:value-type="float" office:value="2.86004941318735">
                <text:p>2.86004941318735</text:p>
              </table:table-cell>
              <table:table-cell office:value-type="float" office:value="3.5729742738691">
                <text:p>3.5729742738691</text:p>
              </table:table-cell>
              <table:table-cell office:value-type="float" office:value="6.33880493630482">
                <text:p>6.33880493630482</text:p>
              </table:table-cell>
              <table:table-cell office:value-type="float" office:value="0.643312565326266">
                <text:p>0.643312565326266</text:p>
              </table:table-cell>
              <table:table-cell office:value-type="float" office:value="0.747223158440937">
                <text:p>0.747223158440937</text:p>
              </table:table-cell>
              <table:table-cell office:value-type="float" office:value="7.28704086953664">
                <text:p>7.28704086953664</text:p>
              </table:table-cell>
              <table:table-cell office:value-type="float" office:value="2.52480713064603">
                <text:p>2.52480713064603</text:p>
              </table:table-cell>
              <table:table-cell office:value-type="float" office:value="11.6402078184193">
                <text:p>11.6402078184193</text:p>
              </table:table-cell>
              <table:table-cell office:value-type="float" office:value="2.57339487710391">
                <text:p>2.57339487710391</text:p>
              </table:table-cell>
              <table:table-cell office:value-type="float" office:value="0.307106479538014">
                <text:p>0.307106479538014</text:p>
              </table:table-cell>
              <table:table-cell office:value-type="float" office:value="7.13622929454974">
                <text:p>7.13622929454974</text:p>
              </table:table-cell>
              <table:table-cell office:value-type="float" office:value="7.0926729359698">
                <text:p>7.0926729359698</text:p>
              </table:table-cell>
              <table:table-cell office:value-type="float" office:value="4.91262053882673">
                <text:p>4.91262053882673</text:p>
              </table:table-cell>
              <table:table-cell office:value-type="float" office:value="1.74008242193466">
                <text:p>1.74008242193466</text:p>
              </table:table-cell>
              <table:table-cell office:value-type="float" office:value="3.32664874003689">
                <text:p>3.32664874003689</text:p>
              </table:table-cell>
              <table:table-cell office:value-type="float" office:value="2.67287214010315">
                <text:p>2.67287214010315</text:p>
              </table:table-cell>
              <table:table-cell office:value-type="float" office:value="2.36714655153312">
                <text:p>2.36714655153312</text:p>
              </table:table-cell>
              <table:table-cell office:value-type="float" office:value="0.824459707518533">
                <text:p>0.824459707518533</text:p>
              </table:table-cell>
              <table:table-cell office:value-type="float" office:value="2.23380108131936">
                <text:p>2.23380108131936</text:p>
              </table:table-cell>
              <table:table-cell office:value-type="float" office:value="10.9461259954498">
                <text:p>10.9461259954498</text:p>
              </table:table-cell>
              <table:table-cell office:value-type="float" office:value="0.0899059889869633">
                <text:p>0.0899059889869633</text:p>
              </table:table-cell>
              <table:table-cell office:value-type="float" office:value="0.132604575487232">
                <text:p>0.132604575487232</text:p>
              </table:table-cell>
              <table:table-cell office:value-type="float" office:value="0.0956631147460816">
                <text:p>0.0956631147460816</text:p>
              </table:table-cell>
              <table:table-cell office:value-type="float" office:value="3.35889745166886">
                <text:p>3.35889745166886</text:p>
              </table:table-cell>
              <table:table-cell office:value-type="float" office:value="1.06060276701829">
                <text:p>1.06060276701829</text:p>
              </table:table-cell>
              <table:table-cell office:value-type="float" office:value="0.0398753512783801">
                <text:p>0.0398753512783801</text:p>
              </table:table-cell>
              <table:table-cell office:value-type="float" office:value="0.157775600300878">
                <text:p>0.157775600300878</text:p>
              </table:table-cell>
              <table:table-cell office:value-type="float" office:value="1.15620170359976">
                <text:p>1.15620170359976</text:p>
              </table:table-cell>
              <table:table-cell office:value-type="float" office:value="29.3266427378206">
                <text:p>29.3266427378206</text:p>
              </table:table-cell>
              <table:table-cell office:value-type="float" office:value="76.0052934720093">
                <text:p>76.0052934720093</text:p>
              </table:table-cell>
              <table:table-cell office:value-type="float" office:value="7391.16307615962">
                <text:p>7391.16307615962</text:p>
              </table:table-cell>
              <table:table-cell office:value-type="float" office:value="1377.98946284059">
                <text:p>1377.98946284059</text:p>
              </table:table-cell>
              <table:table-cell office:value-type="float" office:value="36.5258386892039">
                <text:p>36.5258386892039</text:p>
              </table:table-cell>
              <table:table-cell office:value-type="float" office:value="2.27165681714577">
                <text:p>2.27165681714577</text:p>
              </table:table-cell>
              <table:table-cell office:value-type="float" office:value="112.97912114915">
                <text:p>112.97912114915</text:p>
              </table:table-cell>
              <table:table-cell office:value-type="float" office:value="2.75460071810788">
                <text:p>2.75460071810788</text:p>
              </table:table-cell>
              <table:table-cell office:value-type="float" office:value="NaN">
                <text:p>NaN</text:p>
              </table:table-cell>
              <table:table-cell office:value-type="float" office:value="2551.77057953506">
                <text:p>2551.77057953506</text:p>
              </table:table-cell>
              <table:table-cell office:value-type="float" office:value="0.292830535059313">
                <text:p>0.292830535059313</text:p>
              </table:table-cell>
              <table:table-cell office:value-type="float" office:value="416.384322547154">
                <text:p>416.384322547154</text:p>
              </table:table-cell>
              <table:table-cell office:value-type="float" office:value="0.414584656736571">
                <text:p>0.414584656736571</text:p>
              </table:table-cell>
              <table:table-cell office:value-type="float" office:value="1023.25322690133">
                <text:p>1023.25322690133</text:p>
              </table:table-cell>
              <table:table-cell office:value-type="float" office:value="2786.58753342226">
                <text:p>2786.58753342226</text:p>
              </table:table-cell>
              <table:table-cell office:value-type="float" office:value="3282.48705825194">
                <text:p>3282.48705825194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29.5346990029014">
                <text:p>29.5346990029014</text:p>
              </table:table-cell>
              <table:table-cell office:value-type="float" office:value="40.6294940922741">
                <text:p>40.6294940922741</text:p>
              </table:table-cell>
              <table:table-cell office:value-type="float" office:value="34.1911069209852">
                <text:p>34.1911069209852</text:p>
              </table:table-cell>
              <table:table-cell office:value-type="float" office:value="66.0638475740151">
                <text:p>66.0638475740151</text:p>
              </table:table-cell>
              <table:table-cell office:value-type="float" office:value="22.4226257469397">
                <text:p>22.4226257469397</text:p>
              </table:table-cell>
              <table:table-cell office:value-type="float" office:value="5.96442916266399">
                <text:p>5.96442916266399</text:p>
              </table:table-cell>
              <table:table-cell office:value-type="float" office:value="53.8757393737114">
                <text:p>53.8757393737114</text:p>
              </table:table-cell>
              <table:table-cell office:value-type="float" office:value="48.5788156698128">
                <text:p>48.5788156698128</text:p>
              </table:table-cell>
              <table:table-cell office:value-type="float" office:value="77.063267063549">
                <text:p>77.063267063549</text:p>
              </table:table-cell>
              <table:table-cell office:value-type="float" office:value="13.2035820581102">
                <text:p>13.2035820581102</text:p>
              </table:table-cell>
              <table:table-cell office:value-type="float" office:value="0.602609515188179">
                <text:p>0.602609515188179</text:p>
              </table:table-cell>
              <table:table-cell office:value-type="float" office:value="2.71964753315952">
                <text:p>2.71964753315952</text:p>
              </table:table-cell>
              <table:table-cell office:value-type="float" office:value="3.66322271004271">
                <text:p>3.66322271004271</text:p>
              </table:table-cell>
              <table:table-cell office:value-type="float" office:value="5.69092081958495">
                <text:p>5.69092081958495</text:p>
              </table:table-cell>
              <table:table-cell office:value-type="float" office:value="0.642504252311125">
                <text:p>0.642504252311125</text:p>
              </table:table-cell>
              <table:table-cell office:value-type="float" office:value="0.715428206188794">
                <text:p>0.715428206188794</text:p>
              </table:table-cell>
              <table:table-cell office:value-type="float" office:value="6.84545451926511">
                <text:p>6.84545451926511</text:p>
              </table:table-cell>
              <table:table-cell office:value-type="float" office:value="2.54724893503745">
                <text:p>2.54724893503745</text:p>
              </table:table-cell>
              <table:table-cell office:value-type="float" office:value="10.4347706221648">
                <text:p>10.4347706221648</text:p>
              </table:table-cell>
              <table:table-cell office:value-type="float" office:value="2.14090992922456">
                <text:p>2.14090992922456</text:p>
              </table:table-cell>
              <table:table-cell office:value-type="float" office:value="0.379989975606146">
                <text:p>0.379989975606146</text:p>
              </table:table-cell>
              <table:table-cell office:value-type="float" office:value="6.3008170949627">
                <text:p>6.3008170949627</text:p>
              </table:table-cell>
              <table:table-cell office:value-type="float" office:value="6.51624554714212">
                <text:p>6.51624554714212</text:p>
              </table:table-cell>
              <table:table-cell office:value-type="float" office:value="5.33313098562034">
                <text:p>5.33313098562034</text:p>
              </table:table-cell>
              <table:table-cell office:value-type="float" office:value="1.56289233434518">
                <text:p>1.56289233434518</text:p>
              </table:table-cell>
              <table:table-cell office:value-type="float" office:value="2.47392243437529">
                <text:p>2.47392243437529</text:p>
              </table:table-cell>
              <table:table-cell office:value-type="float" office:value="1.79524459290859">
                <text:p>1.79524459290859</text:p>
              </table:table-cell>
              <table:table-cell office:value-type="float" office:value="2.16183896454084">
                <text:p>2.16183896454084</text:p>
              </table:table-cell>
              <table:table-cell office:value-type="float" office:value="0.726797636103745">
                <text:p>0.726797636103745</text:p>
              </table:table-cell>
              <table:table-cell office:value-type="float" office:value="1.09394251156299">
                <text:p>1.09394251156299</text:p>
              </table:table-cell>
              <table:table-cell office:value-type="float" office:value="10.2162844197567">
                <text:p>10.2162844197567</text:p>
              </table:table-cell>
              <table:table-cell office:value-type="float" office:value="0.0918118225836648">
                <text:p>0.0918118225836648</text:p>
              </table:table-cell>
              <table:table-cell office:value-type="float" office:value="0.13133996017885">
                <text:p>0.13133996017885</text:p>
              </table:table-cell>
              <table:table-cell office:value-type="float" office:value="0.116153295295235">
                <text:p>0.116153295295235</text:p>
              </table:table-cell>
              <table:table-cell office:value-type="float" office:value="3.40732437769497">
                <text:p>3.40732437769497</text:p>
              </table:table-cell>
              <table:table-cell office:value-type="float" office:value="1.44718735523152">
                <text:p>1.44718735523152</text:p>
              </table:table-cell>
              <table:table-cell office:value-type="float" office:value="0.0442877197658723">
                <text:p>0.0442877197658723</text:p>
              </table:table-cell>
              <table:table-cell office:value-type="float" office:value="0.181361167581063">
                <text:p>0.181361167581063</text:p>
              </table:table-cell>
              <table:table-cell office:value-type="float" office:value="1.08462215034665">
                <text:p>1.08462215034665</text:p>
              </table:table-cell>
              <table:table-cell office:value-type="float" office:value="29.0898365331149">
                <text:p>29.0898365331149</text:p>
              </table:table-cell>
              <table:table-cell office:value-type="float" office:value="76.6566525642399">
                <text:p>76.6566525642399</text:p>
              </table:table-cell>
              <table:table-cell office:value-type="float" office:value="1752.09936234602">
                <text:p>1752.09936234602</text:p>
              </table:table-cell>
              <table:table-cell office:value-type="float" office:value="1381.05582248611">
                <text:p>1381.05582248611</text:p>
              </table:table-cell>
              <table:table-cell office:value-type="float" office:value="34.4779589697937">
                <text:p>34.4779589697937</text:p>
              </table:table-cell>
              <table:table-cell office:value-type="float" office:value="2.34706092990023">
                <text:p>2.34706092990023</text:p>
              </table:table-cell>
              <table:table-cell office:value-type="float" office:value="65.8835472253584">
                <text:p>65.8835472253584</text:p>
              </table:table-cell>
              <table:table-cell office:value-type="float" office:value="2.28804903236276">
                <text:p>2.28804903236276</text:p>
              </table:table-cell>
              <table:table-cell office:value-type="float" office:value="NaN">
                <text:p>NaN</text:p>
              </table:table-cell>
              <table:table-cell office:value-type="float" office:value="2545.28555650529">
                <text:p>2545.28555650529</text:p>
              </table:table-cell>
              <table:table-cell office:value-type="float" office:value="0.289382535512914">
                <text:p>0.289382535512914</text:p>
              </table:table-cell>
              <table:table-cell office:value-type="float" office:value="589.743328388284">
                <text:p>589.743328388284</text:p>
              </table:table-cell>
              <table:table-cell office:value-type="float" office:value="0.386478873926507">
                <text:p>0.386478873926507</text:p>
              </table:table-cell>
              <table:table-cell office:value-type="float" office:value="1086.44727598814">
                <text:p>1086.44727598814</text:p>
              </table:table-cell>
              <table:table-cell office:value-type="float" office:value="2735.97067514397">
                <text:p>2735.97067514397</text:p>
              </table:table-cell>
              <table:table-cell office:value-type="float" office:value="3744.73733451435">
                <text:p>3744.73733451435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42.7752559145043">
                <text:p>42.7752559145043</text:p>
              </table:table-cell>
              <table:table-cell office:value-type="float" office:value="39.8388682095352">
                <text:p>39.8388682095352</text:p>
              </table:table-cell>
              <table:table-cell office:value-type="float" office:value="35.5835570170449">
                <text:p>35.5835570170449</text:p>
              </table:table-cell>
              <table:table-cell office:value-type="float" office:value="65.5911910835432">
                <text:p>65.5911910835432</text:p>
              </table:table-cell>
              <table:table-cell office:value-type="float" office:value="29.3226782502895">
                <text:p>29.3226782502895</text:p>
              </table:table-cell>
              <table:table-cell office:value-type="float" office:value="5.58605934353403">
                <text:p>5.58605934353403</text:p>
              </table:table-cell>
              <table:table-cell office:value-type="float" office:value="52.6473474895773">
                <text:p>52.6473474895773</text:p>
              </table:table-cell>
              <table:table-cell office:value-type="float" office:value="48.651877806076">
                <text:p>48.651877806076</text:p>
              </table:table-cell>
              <table:table-cell office:value-type="float" office:value="72.9857914982352">
                <text:p>72.9857914982352</text:p>
              </table:table-cell>
              <table:table-cell office:value-type="float" office:value="12.9634458433637">
                <text:p>12.9634458433637</text:p>
              </table:table-cell>
              <table:table-cell office:value-type="float" office:value="0.608201402318152">
                <text:p>0.608201402318152</text:p>
              </table:table-cell>
              <table:table-cell office:value-type="float" office:value="2.70706622879774">
                <text:p>2.70706622879774</text:p>
              </table:table-cell>
              <table:table-cell office:value-type="float" office:value="3.64448187329916">
                <text:p>3.64448187329916</text:p>
              </table:table-cell>
              <table:table-cell office:value-type="float" office:value="5.4605015904292">
                <text:p>5.4605015904292</text:p>
              </table:table-cell>
              <table:table-cell office:value-type="float" office:value="0.598229193566015">
                <text:p>0.598229193566015</text:p>
              </table:table-cell>
              <table:table-cell office:value-type="float" office:value="0.693650873210611">
                <text:p>0.693650873210611</text:p>
              </table:table-cell>
              <table:table-cell office:value-type="float" office:value="5.82279852093649">
                <text:p>5.82279852093649</text:p>
              </table:table-cell>
              <table:table-cell office:value-type="float" office:value="2.62103038574373">
                <text:p>2.62103038574373</text:p>
              </table:table-cell>
              <table:table-cell office:value-type="float" office:value="10.8748697790806">
                <text:p>10.8748697790806</text:p>
              </table:table-cell>
              <table:table-cell office:value-type="float" office:value="2.06507414663335">
                <text:p>2.06507414663335</text:p>
              </table:table-cell>
              <table:table-cell office:value-type="float" office:value="0.45141353473143">
                <text:p>0.45141353473143</text:p>
              </table:table-cell>
              <table:table-cell office:value-type="float" office:value="6.36919139672774">
                <text:p>6.36919139672774</text:p>
              </table:table-cell>
              <table:table-cell office:value-type="float" office:value="6.23276687283714">
                <text:p>6.23276687283714</text:p>
              </table:table-cell>
              <table:table-cell office:value-type="float" office:value="5.19658405850083">
                <text:p>5.19658405850083</text:p>
              </table:table-cell>
              <table:table-cell office:value-type="float" office:value="1.57676919334254">
                <text:p>1.57676919334254</text:p>
              </table:table-cell>
              <table:table-cell office:value-type="float" office:value="2.63234773891129">
                <text:p>2.63234773891129</text:p>
              </table:table-cell>
              <table:table-cell office:value-type="float" office:value="1.79011842212638">
                <text:p>1.79011842212638</text:p>
              </table:table-cell>
              <table:table-cell office:value-type="float" office:value="2.15740661220559">
                <text:p>2.15740661220559</text:p>
              </table:table-cell>
              <table:table-cell office:value-type="float" office:value="0.73292348169988">
                <text:p>0.73292348169988</text:p>
              </table:table-cell>
              <table:table-cell office:value-type="float" office:value="0.986772801445197">
                <text:p>0.986772801445197</text:p>
              </table:table-cell>
              <table:table-cell office:value-type="float" office:value="10.3571515200598">
                <text:p>10.3571515200598</text:p>
              </table:table-cell>
              <table:table-cell office:value-type="float" office:value="0.0889198142557905">
                <text:p>0.0889198142557905</text:p>
              </table:table-cell>
              <table:table-cell office:value-type="float" office:value="0.131434683984856">
                <text:p>0.131434683984856</text:p>
              </table:table-cell>
              <table:table-cell office:value-type="float" office:value="0.0968032759897658">
                <text:p>0.0968032759897658</text:p>
              </table:table-cell>
              <table:table-cell office:value-type="float" office:value="3.34156215920169">
                <text:p>3.34156215920169</text:p>
              </table:table-cell>
              <table:table-cell office:value-type="float" office:value="0.715004888775997">
                <text:p>0.715004888775997</text:p>
              </table:table-cell>
              <table:table-cell office:value-type="float" office:value="0.05767205000918">
                <text:p>0.05767205000918</text:p>
              </table:table-cell>
              <table:table-cell office:value-type="float" office:value="0.176210788499985">
                <text:p>0.176210788499985</text:p>
              </table:table-cell>
              <table:table-cell office:value-type="float" office:value="0.997823865364096">
                <text:p>0.997823865364096</text:p>
              </table:table-cell>
              <table:table-cell office:value-type="float" office:value="14.9993430099073">
                <text:p>14.9993430099073</text:p>
              </table:table-cell>
              <table:table-cell office:value-type="float" office:value="90.5242484389362">
                <text:p>90.5242484389362</text:p>
              </table:table-cell>
              <table:table-cell office:value-type="float" office:value="2708.13473339073">
                <text:p>2708.13473339073</text:p>
              </table:table-cell>
              <table:table-cell office:value-type="float" office:value="1394.11384245733">
                <text:p>1394.11384245733</text:p>
              </table:table-cell>
              <table:table-cell office:value-type="float" office:value="35.2493272614551">
                <text:p>35.2493272614551</text:p>
              </table:table-cell>
              <table:table-cell office:value-type="float" office:value="2.37360778718444">
                <text:p>2.37360778718444</text:p>
              </table:table-cell>
              <table:table-cell office:value-type="float" office:value="66.2041834827651">
                <text:p>66.2041834827651</text:p>
              </table:table-cell>
              <table:table-cell office:value-type="float" office:value="2.27577840873624">
                <text:p>2.27577840873624</text:p>
              </table:table-cell>
              <table:table-cell office:value-type="float" office:value="NaN">
                <text:p>NaN</text:p>
              </table:table-cell>
              <table:table-cell office:value-type="float" office:value="2561.83713894751">
                <text:p>2561.83713894751</text:p>
              </table:table-cell>
              <table:table-cell office:value-type="float" office:value="0.256341151142156">
                <text:p>0.256341151142156</text:p>
              </table:table-cell>
              <table:table-cell office:value-type="float" office:value="2554.54210199143">
                <text:p>2554.54210199143</text:p>
              </table:table-cell>
              <table:table-cell office:value-type="float" office:value="0.394918247583282">
                <text:p>0.394918247583282</text:p>
              </table:table-cell>
              <table:table-cell office:value-type="float" office:value="909.95133150493">
                <text:p>909.95133150493</text:p>
              </table:table-cell>
              <table:table-cell office:value-type="float" office:value="1980.57001533407">
                <text:p>1980.57001533407</text:p>
              </table:table-cell>
              <table:table-cell office:value-type="float" office:value="1172.92583707923">
                <text:p>1172.92583707923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39.5118337224794">
                <text:p>39.5118337224794</text:p>
              </table:table-cell>
              <table:table-cell office:value-type="float" office:value="39.487156985933">
                <text:p>39.487156985933</text:p>
              </table:table-cell>
              <table:table-cell office:value-type="float" office:value="32.2309687821855">
                <text:p>32.2309687821855</text:p>
              </table:table-cell>
              <table:table-cell office:value-type="float" office:value="66.5135064095455">
                <text:p>66.5135064095455</text:p>
              </table:table-cell>
              <table:table-cell office:value-type="float" office:value="25.5094221080707">
                <text:p>25.5094221080707</text:p>
              </table:table-cell>
              <table:table-cell office:value-type="float" office:value="5.80909569573576">
                <text:p>5.80909569573576</text:p>
              </table:table-cell>
              <table:table-cell office:value-type="float" office:value="48.9848593435446">
                <text:p>48.9848593435446</text:p>
              </table:table-cell>
              <table:table-cell office:value-type="float" office:value="48.2596683394056">
                <text:p>48.2596683394056</text:p>
              </table:table-cell>
              <table:table-cell office:value-type="float" office:value="78.0743215623949">
                <text:p>78.0743215623949</text:p>
              </table:table-cell>
              <table:table-cell office:value-type="float" office:value="14.6798935272584">
                <text:p>14.6798935272584</text:p>
              </table:table-cell>
              <table:table-cell office:value-type="float" office:value="0.747382124888622">
                <text:p>0.747382124888622</text:p>
              </table:table-cell>
              <table:table-cell office:value-type="float" office:value="2.65923816676619">
                <text:p>2.65923816676619</text:p>
              </table:table-cell>
              <table:table-cell office:value-type="float" office:value="3.67215499634188">
                <text:p>3.67215499634188</text:p>
              </table:table-cell>
              <table:table-cell office:value-type="float" office:value="5.62604246963861">
                <text:p>5.62604246963861</text:p>
              </table:table-cell>
              <table:table-cell office:value-type="float" office:value="0.60999885045843">
                <text:p>0.60999885045843</text:p>
              </table:table-cell>
              <table:table-cell office:value-type="float" office:value="0.676304452549956">
                <text:p>0.676304452549956</text:p>
              </table:table-cell>
              <table:table-cell office:value-type="float" office:value="5.66370259446298">
                <text:p>5.66370259446298</text:p>
              </table:table-cell>
              <table:table-cell office:value-type="float" office:value="2.52502264386246">
                <text:p>2.52502264386246</text:p>
              </table:table-cell>
              <table:table-cell office:value-type="float" office:value="15.1141767835733">
                <text:p>15.1141767835733</text:p>
              </table:table-cell>
              <table:table-cell office:value-type="float" office:value="1.8923911823851">
                <text:p>1.8923911823851</text:p>
              </table:table-cell>
              <table:table-cell office:value-type="float" office:value="0.341999149032652">
                <text:p>0.341999149032652</text:p>
              </table:table-cell>
              <table:table-cell office:value-type="float" office:value="5.26652156650015">
                <text:p>5.26652156650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0337343357966">
                <text:p>1.70337343357966</text:p>
              </table:table-cell>
              <table:table-cell office:value-type="float" office:value="2.82188250338845">
                <text:p>2.82188250338845</text:p>
              </table:table-cell>
              <table:table-cell office:value-type="float" office:value="1.59272124422905">
                <text:p>1.59272124422905</text:p>
              </table:table-cell>
              <table:table-cell office:value-type="float" office:value="2.09362355150375">
                <text:p>2.09362355150375</text:p>
              </table:table-cell>
              <table:table-cell office:value-type="float" office:value="0.75372892468809">
                <text:p>0.75372892468809</text:p>
              </table:table-cell>
              <table:table-cell office:value-type="float" office:value="1.27451059430544">
                <text:p>1.27451059430544</text:p>
              </table:table-cell>
              <table:table-cell office:value-type="float" office:value="10.6627439095266">
                <text:p>10.6627439095266</text:p>
              </table:table-cell>
              <table:table-cell office:value-type="float" office:value="0.0887313734266672">
                <text:p>0.0887313734266672</text:p>
              </table:table-cell>
              <table:table-cell office:value-type="float" office:value="0.133020672821325">
                <text:p>0.133020672821325</text:p>
              </table:table-cell>
              <table:table-cell office:value-type="float" office:value="0.109918240921446">
                <text:p>0.109918240921446</text:p>
              </table:table-cell>
              <table:table-cell office:value-type="float" office:value="2.43602240626241">
                <text:p>2.43602240626241</text:p>
              </table:table-cell>
              <table:table-cell office:value-type="float" office:value="0.0929992226819066">
                <text:p>0.0929992226819066</text:p>
              </table:table-cell>
              <table:table-cell office:value-type="float" office:value="0.261060802244433">
                <text:p>0.261060802244433</text:p>
              </table:table-cell>
              <table:table-cell office:value-type="float" office:value="0.184056431487489">
                <text:p>0.184056431487489</text:p>
              </table:table-cell>
              <table:table-cell office:value-type="float" office:value="1.01734221136949">
                <text:p>1.01734221136949</text:p>
              </table:table-cell>
              <table:table-cell office:value-type="float" office:value="10.4633262437471">
                <text:p>10.4633262437471</text:p>
              </table:table-cell>
              <table:table-cell office:value-type="float" office:value="84.5559920237925">
                <text:p>84.5559920237925</text:p>
              </table:table-cell>
              <table:table-cell office:value-type="float" office:value="5527.50623181874">
                <text:p>5527.50623181874</text:p>
              </table:table-cell>
              <table:table-cell office:value-type="float" office:value="1400.83482388224">
                <text:p>1400.83482388224</text:p>
              </table:table-cell>
              <table:table-cell office:value-type="float" office:value="NaN">
                <text:p>NaN</text:p>
              </table:table-cell>
              <table:table-cell office:value-type="float" office:value="2.23699116677231">
                <text:p>2.23699116677231</text:p>
              </table:table-cell>
              <table:table-cell office:value-type="float" office:value="63.9592975412403">
                <text:p>63.9592975412403</text:p>
              </table:table-cell>
              <table:table-cell office:value-type="float" office:value="2.09359454316069">
                <text:p>2.09359454316069</text:p>
              </table:table-cell>
              <table:table-cell office:value-type="float" office:value="NaN">
                <text:p>NaN</text:p>
              </table:table-cell>
              <table:table-cell office:value-type="float" office:value="2480.43873315482">
                <text:p>2480.43873315482</text:p>
              </table:table-cell>
              <table:table-cell office:value-type="float" office:value="0.247691655776229">
                <text:p>0.247691655776229</text:p>
              </table:table-cell>
              <table:table-cell office:value-type="float" office:value="2100.00166335537">
                <text:p>2100.00166335537</text:p>
              </table:table-cell>
              <table:table-cell office:value-type="float" office:value="0.372171745020541">
                <text:p>0.372171745020541</text:p>
              </table:table-cell>
              <table:table-cell office:value-type="float" office:value="5659.1021686938">
                <text:p>5659.1021686938</text:p>
              </table:table-cell>
              <table:table-cell office:value-type="float" office:value="2764.53841376435">
                <text:p>2764.53841376435</text:p>
              </table:table-cell>
              <table:table-cell office:value-type="float" office:value="3262.57187422062">
                <text:p>3262.57187422062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38.0611427749775">
                <text:p>38.0611427749775</text:p>
              </table:table-cell>
              <table:table-cell office:value-type="float" office:value="38.8000491187842">
                <text:p>38.8000491187842</text:p>
              </table:table-cell>
              <table:table-cell office:value-type="float" office:value="21.361109244931">
                <text:p>21.361109244931</text:p>
              </table:table-cell>
              <table:table-cell office:value-type="float" office:value="61.2603806948761">
                <text:p>61.2603806948761</text:p>
              </table:table-cell>
              <table:table-cell office:value-type="float" office:value="23.4940072122938">
                <text:p>23.4940072122938</text:p>
              </table:table-cell>
              <table:table-cell office:value-type="float" office:value="5.62916501539493">
                <text:p>5.62916501539493</text:p>
              </table:table-cell>
              <table:table-cell office:value-type="float" office:value="51.2761686675701">
                <text:p>51.2761686675701</text:p>
              </table:table-cell>
              <table:table-cell office:value-type="float" office:value="48.2133082139303">
                <text:p>48.2133082139303</text:p>
              </table:table-cell>
              <table:table-cell office:value-type="float" office:value="60.0991192963815">
                <text:p>60.0991192963815</text:p>
              </table:table-cell>
              <table:table-cell office:value-type="float" office:value="12.941781603298">
                <text:p>12.941781603298</text:p>
              </table:table-cell>
              <table:table-cell office:value-type="float" office:value="0.738527773227403">
                <text:p>0.738527773227403</text:p>
              </table:table-cell>
              <table:table-cell office:value-type="float" office:value="2.74907693275831">
                <text:p>2.74907693275831</text:p>
              </table:table-cell>
              <table:table-cell office:value-type="float" office:value="3.5991463880238">
                <text:p>3.5991463880238</text:p>
              </table:table-cell>
              <table:table-cell office:value-type="float" office:value="5.08084226774411">
                <text:p>5.08084226774411</text:p>
              </table:table-cell>
              <table:table-cell office:value-type="float" office:value="0.582396527877944">
                <text:p>0.582396527877944</text:p>
              </table:table-cell>
              <table:table-cell office:value-type="float" office:value="0.771433823492473">
                <text:p>0.771433823492473</text:p>
              </table:table-cell>
              <table:table-cell office:value-type="float" office:value="6.02230680818013">
                <text:p>6.02230680818013</text:p>
              </table:table-cell>
              <table:table-cell office:value-type="float" office:value="2.7275994263384">
                <text:p>2.7275994263384</text:p>
              </table:table-cell>
              <table:table-cell office:value-type="float" office:value="11.1267705510302">
                <text:p>11.1267705510302</text:p>
              </table:table-cell>
              <table:table-cell office:value-type="float" office:value="1.95013861617342">
                <text:p>1.95013861617342</text:p>
              </table:table-cell>
              <table:table-cell office:value-type="float" office:value="0.343093098480945">
                <text:p>0.343093098480945</text:p>
              </table:table-cell>
              <table:table-cell office:value-type="float" office:value="7.26468184731221">
                <text:p>7.26468184731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2488884765972">
                <text:p>1.62488884765972</text:p>
              </table:table-cell>
              <table:table-cell office:value-type="float" office:value="2.76425098237318">
                <text:p>2.76425098237318</text:p>
              </table:table-cell>
              <table:table-cell office:value-type="float" office:value="2.13759960072307">
                <text:p>2.13759960072307</text:p>
              </table:table-cell>
              <table:table-cell office:value-type="float" office:value="1.86072050027802">
                <text:p>1.86072050027802</text:p>
              </table:table-cell>
              <table:table-cell office:value-type="float" office:value="0.765420947820241">
                <text:p>0.765420947820241</text:p>
              </table:table-cell>
              <table:table-cell office:value-type="float" office:value="1.31690292382321">
                <text:p>1.31690292382321</text:p>
              </table:table-cell>
              <table:table-cell office:value-type="float" office:value="11.5746599850936">
                <text:p>11.5746599850936</text:p>
              </table:table-cell>
              <table:table-cell office:value-type="float" office:value="0.0907850643614811">
                <text:p>0.0907850643614811</text:p>
              </table:table-cell>
              <table:table-cell office:value-type="float" office:value="0.130447974008354">
                <text:p>0.130447974008354</text:p>
              </table:table-cell>
              <table:table-cell office:value-type="float" office:value="0.113867419542074">
                <text:p>0.113867419542074</text:p>
              </table:table-cell>
              <table:table-cell office:value-type="float" office:value="3.3469781330852">
                <text:p>3.3469781330852</text:p>
              </table:table-cell>
              <table:table-cell office:value-type="float" office:value="5.35131048872482">
                <text:p>5.35131048872482</text:p>
              </table:table-cell>
              <table:table-cell office:value-type="float" office:value="0.0827755869333872">
                <text:p>0.0827755869333872</text:p>
              </table:table-cell>
              <table:table-cell office:value-type="float" office:value="0.204019616483573">
                <text:p>0.204019616483573</text:p>
              </table:table-cell>
              <table:table-cell office:value-type="float" office:value="1.07117868749111">
                <text:p>1.07117868749111</text:p>
              </table:table-cell>
              <table:table-cell office:value-type="float" office:value="7.06564505789031">
                <text:p>7.06564505789031</text:p>
              </table:table-cell>
              <table:table-cell office:value-type="float" office:value="68.9740711621138">
                <text:p>68.9740711621138</text:p>
              </table:table-cell>
              <table:table-cell office:value-type="float" office:value="5890.67878726664">
                <text:p>5890.67878726664</text:p>
              </table:table-cell>
              <table:table-cell office:value-type="float" office:value="1415.38564219917">
                <text:p>1415.38564219917</text:p>
              </table:table-cell>
              <table:table-cell office:value-type="float" office:value="NaN">
                <text:p>NaN</text:p>
              </table:table-cell>
              <table:table-cell office:value-type="float" office:value="2.33713260155344">
                <text:p>2.33713260155344</text:p>
              </table:table-cell>
              <table:table-cell office:value-type="float" office:value="77.0478502145573">
                <text:p>77.0478502145573</text:p>
              </table:table-cell>
              <table:table-cell office:value-type="float" office:value="1.99482177275887">
                <text:p>1.99482177275887</text:p>
              </table:table-cell>
              <table:table-cell office:value-type="float" office:value="NaN">
                <text:p>NaN</text:p>
              </table:table-cell>
              <table:table-cell office:value-type="float" office:value="1751.91554866511">
                <text:p>1751.91554866511</text:p>
              </table:table-cell>
              <table:table-cell office:value-type="float" office:value="0.257867711358948">
                <text:p>0.257867711358948</text:p>
              </table:table-cell>
              <table:table-cell office:value-type="float" office:value="2042.8871901491">
                <text:p>2042.8871901491</text:p>
              </table:table-cell>
              <table:table-cell office:value-type="float" office:value="0.373389724782719">
                <text:p>0.373389724782719</text:p>
              </table:table-cell>
              <table:table-cell office:value-type="float" office:value="2839.60158074397">
                <text:p>2839.60158074397</text:p>
              </table:table-cell>
              <table:table-cell office:value-type="float" office:value="4091.11630283554">
                <text:p>4091.11630283554</text:p>
              </table:table-cell>
              <table:table-cell office:value-type="float" office:value="1912.03230459802">
                <text:p>1912.032304598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">
      <style:chart-properties chart:display-label="true" chart:logarithmic="false" chart:minimum="-1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1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1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1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1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1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1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1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1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1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1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1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1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1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.02cm" svg:height="9.003cm" xlink:href=".." xlink:type="simple" chart:class="chart:line" chart:style-name="ch1">
        <chart:plot-area chart:style-name="ch2" table:cell-range-address="'Pivot Table_Cat-weights_1'.A31:'Pivot Table_Cat-weights_1'.BD57" chart:data-source-has-labels="both" svg:x="0.32cm" svg:y="0.18cm" svg:width="15.38cm" svg:height="8.643cm">
          <chartooo:coordinate-region svg:x="1.55cm" svg:y="0.379cm" svg:width="14.009cm" svg:height="8.245cm"/>
          <chart:axis chart:dimension="x" chart:name="primary-x" chart:style-name="ch3" chartooo:axis-type="auto">
            <chartooo:date-scale/>
            <chart:categories table:cell-range-address="'Pivot Table_Cat-weights_1'.A32:'Pivot Table_Cat-weights_1'.A5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ivot Table_Cat-weights_1'.B32:'Pivot Table_Cat-weights_1'.B57" chart:label-cell-address="'Pivot Table_Cat-weights_1'.B31:'Pivot Table_Cat-weights_1'.B31" chart:class="chart:line">
            <chart:data-point chart:repeated="26"/>
          </chart:series>
          <chart:series chart:style-name="ch7" chart:values-cell-range-address="'Pivot Table_Cat-weights_1'.C32:'Pivot Table_Cat-weights_1'.C57" chart:label-cell-address="'Pivot Table_Cat-weights_1'.C31:'Pivot Table_Cat-weights_1'.C31" chart:class="chart:line">
            <chart:data-point chart:repeated="26"/>
          </chart:series>
          <chart:series chart:style-name="ch8" chart:values-cell-range-address="'Pivot Table_Cat-weights_1'.D32:'Pivot Table_Cat-weights_1'.D57" chart:label-cell-address="'Pivot Table_Cat-weights_1'.D31:'Pivot Table_Cat-weights_1'.D31" chart:class="chart:line">
            <chart:data-point chart:repeated="26"/>
          </chart:series>
          <chart:series chart:style-name="ch9" chart:values-cell-range-address="'Pivot Table_Cat-weights_1'.E32:'Pivot Table_Cat-weights_1'.E57" chart:label-cell-address="'Pivot Table_Cat-weights_1'.E31:'Pivot Table_Cat-weights_1'.E31" chart:class="chart:line">
            <chart:data-point chart:repeated="26"/>
          </chart:series>
          <chart:series chart:style-name="ch10" chart:values-cell-range-address="'Pivot Table_Cat-weights_1'.F32:'Pivot Table_Cat-weights_1'.F57" chart:label-cell-address="'Pivot Table_Cat-weights_1'.F31:'Pivot Table_Cat-weights_1'.F31" chart:class="chart:line">
            <chart:data-point chart:repeated="26"/>
          </chart:series>
          <chart:series chart:style-name="ch11" chart:values-cell-range-address="'Pivot Table_Cat-weights_1'.G32:'Pivot Table_Cat-weights_1'.G57" chart:label-cell-address="'Pivot Table_Cat-weights_1'.G31:'Pivot Table_Cat-weights_1'.G31" chart:class="chart:line">
            <chart:data-point chart:repeated="26"/>
          </chart:series>
          <chart:series chart:style-name="ch12" chart:values-cell-range-address="'Pivot Table_Cat-weights_1'.H32:'Pivot Table_Cat-weights_1'.H57" chart:label-cell-address="'Pivot Table_Cat-weights_1'.H31:'Pivot Table_Cat-weights_1'.H31" chart:class="chart:line">
            <chart:data-point chart:repeated="26"/>
          </chart:series>
          <chart:series chart:style-name="ch13" chart:values-cell-range-address="'Pivot Table_Cat-weights_1'.I32:'Pivot Table_Cat-weights_1'.I57" chart:label-cell-address="'Pivot Table_Cat-weights_1'.I31:'Pivot Table_Cat-weights_1'.I31" chart:class="chart:line">
            <chart:data-point chart:repeated="26"/>
          </chart:series>
          <chart:series chart:style-name="ch14" chart:values-cell-range-address="'Pivot Table_Cat-weights_1'.J32:'Pivot Table_Cat-weights_1'.J57" chart:label-cell-address="'Pivot Table_Cat-weights_1'.J31:'Pivot Table_Cat-weights_1'.J31" chart:class="chart:line">
            <chart:data-point chart:repeated="26"/>
          </chart:series>
          <chart:series chart:style-name="ch15" chart:values-cell-range-address="'Pivot Table_Cat-weights_1'.K32:'Pivot Table_Cat-weights_1'.K57" chart:label-cell-address="'Pivot Table_Cat-weights_1'.K31:'Pivot Table_Cat-weights_1'.K31" chart:class="chart:line">
            <chart:data-point chart:repeated="26"/>
          </chart:series>
          <chart:series chart:style-name="ch16" chart:values-cell-range-address="'Pivot Table_Cat-weights_1'.L32:'Pivot Table_Cat-weights_1'.L57" chart:label-cell-address="'Pivot Table_Cat-weights_1'.L31:'Pivot Table_Cat-weights_1'.L31" chart:class="chart:line">
            <chart:data-point chart:repeated="26"/>
          </chart:series>
          <chart:series chart:style-name="ch17" chart:values-cell-range-address="'Pivot Table_Cat-weights_1'.M32:'Pivot Table_Cat-weights_1'.M57" chart:label-cell-address="'Pivot Table_Cat-weights_1'.M31:'Pivot Table_Cat-weights_1'.M31" chart:class="chart:line">
            <chart:data-point chart:repeated="26"/>
          </chart:series>
          <chart:series chart:style-name="ch18" chart:values-cell-range-address="'Pivot Table_Cat-weights_1'.N32:'Pivot Table_Cat-weights_1'.N57" chart:label-cell-address="'Pivot Table_Cat-weights_1'.N31:'Pivot Table_Cat-weights_1'.N31" chart:class="chart:line">
            <chart:data-point chart:repeated="26"/>
          </chart:series>
          <chart:series chart:style-name="ch19" chart:values-cell-range-address="'Pivot Table_Cat-weights_1'.O32:'Pivot Table_Cat-weights_1'.O57" chart:label-cell-address="'Pivot Table_Cat-weights_1'.O31:'Pivot Table_Cat-weights_1'.O31" chart:class="chart:line">
            <chart:data-point chart:repeated="26"/>
          </chart:series>
          <chart:series chart:style-name="ch20" chart:values-cell-range-address="'Pivot Table_Cat-weights_1'.P32:'Pivot Table_Cat-weights_1'.P57" chart:label-cell-address="'Pivot Table_Cat-weights_1'.P31:'Pivot Table_Cat-weights_1'.P31" chart:class="chart:line">
            <chart:data-point chart:repeated="26"/>
          </chart:series>
          <chart:series chart:style-name="ch9" chart:values-cell-range-address="'Pivot Table_Cat-weights_1'.Q32:'Pivot Table_Cat-weights_1'.Q57" chart:label-cell-address="'Pivot Table_Cat-weights_1'.Q31:'Pivot Table_Cat-weights_1'.Q31" chart:class="chart:line">
            <chart:data-point chart:repeated="26"/>
          </chart:series>
          <chart:series chart:style-name="ch10" chart:values-cell-range-address="'Pivot Table_Cat-weights_1'.R32:'Pivot Table_Cat-weights_1'.R57" chart:label-cell-address="'Pivot Table_Cat-weights_1'.R31:'Pivot Table_Cat-weights_1'.R31" chart:class="chart:line">
            <chart:data-point chart:repeated="26"/>
          </chart:series>
          <chart:series chart:style-name="ch11" chart:values-cell-range-address="'Pivot Table_Cat-weights_1'.S32:'Pivot Table_Cat-weights_1'.S57" chart:label-cell-address="'Pivot Table_Cat-weights_1'.S31:'Pivot Table_Cat-weights_1'.S31" chart:class="chart:line">
            <chart:data-point chart:repeated="26"/>
          </chart:series>
          <chart:series chart:style-name="ch12" chart:values-cell-range-address="'Pivot Table_Cat-weights_1'.T32:'Pivot Table_Cat-weights_1'.T57" chart:label-cell-address="'Pivot Table_Cat-weights_1'.T31:'Pivot Table_Cat-weights_1'.T31" chart:class="chart:line">
            <chart:data-point chart:repeated="26"/>
          </chart:series>
          <chart:series chart:style-name="ch13" chart:values-cell-range-address="'Pivot Table_Cat-weights_1'.U32:'Pivot Table_Cat-weights_1'.U57" chart:label-cell-address="'Pivot Table_Cat-weights_1'.U31:'Pivot Table_Cat-weights_1'.U31" chart:class="chart:line">
            <chart:data-point chart:repeated="26"/>
          </chart:series>
          <chart:series chart:style-name="ch14" chart:values-cell-range-address="'Pivot Table_Cat-weights_1'.V32:'Pivot Table_Cat-weights_1'.V57" chart:label-cell-address="'Pivot Table_Cat-weights_1'.V31:'Pivot Table_Cat-weights_1'.V31" chart:class="chart:line">
            <chart:data-point chart:repeated="26"/>
          </chart:series>
          <chart:series chart:style-name="ch15" chart:values-cell-range-address="'Pivot Table_Cat-weights_1'.W32:'Pivot Table_Cat-weights_1'.W57" chart:label-cell-address="'Pivot Table_Cat-weights_1'.W31:'Pivot Table_Cat-weights_1'.W31" chart:class="chart:line">
            <chart:data-point chart:repeated="26"/>
          </chart:series>
          <chart:series chart:style-name="ch16" chart:values-cell-range-address="'Pivot Table_Cat-weights_1'.X32:'Pivot Table_Cat-weights_1'.X57" chart:label-cell-address="'Pivot Table_Cat-weights_1'.X31:'Pivot Table_Cat-weights_1'.X31" chart:class="chart:line">
            <chart:data-point chart:repeated="26"/>
          </chart:series>
          <chart:series chart:style-name="ch17" chart:values-cell-range-address="'Pivot Table_Cat-weights_1'.Y32:'Pivot Table_Cat-weights_1'.Y57" chart:label-cell-address="'Pivot Table_Cat-weights_1'.Y31:'Pivot Table_Cat-weights_1'.Y31" chart:class="chart:line">
            <chart:data-point chart:repeated="26"/>
          </chart:series>
          <chart:series chart:style-name="ch18" chart:values-cell-range-address="'Pivot Table_Cat-weights_1'.Z32:'Pivot Table_Cat-weights_1'.Z57" chart:label-cell-address="'Pivot Table_Cat-weights_1'.Z31:'Pivot Table_Cat-weights_1'.Z31" chart:class="chart:line">
            <chart:data-point chart:repeated="26"/>
          </chart:series>
          <chart:series chart:style-name="ch19" chart:values-cell-range-address="'Pivot Table_Cat-weights_1'.AA32:'Pivot Table_Cat-weights_1'.AA57" chart:label-cell-address="'Pivot Table_Cat-weights_1'.AA31:'Pivot Table_Cat-weights_1'.AA31" chart:class="chart:line">
            <chart:data-point chart:repeated="26"/>
          </chart:series>
          <chart:series chart:style-name="ch20" chart:values-cell-range-address="'Pivot Table_Cat-weights_1'.AB32:'Pivot Table_Cat-weights_1'.AB57" chart:label-cell-address="'Pivot Table_Cat-weights_1'.AB31:'Pivot Table_Cat-weights_1'.AB31" chart:class="chart:line">
            <chart:data-point chart:repeated="26"/>
          </chart:series>
          <chart:series chart:style-name="ch9" chart:values-cell-range-address="'Pivot Table_Cat-weights_1'.AC32:'Pivot Table_Cat-weights_1'.AC57" chart:label-cell-address="'Pivot Table_Cat-weights_1'.AC31:'Pivot Table_Cat-weights_1'.AC31" chart:class="chart:line">
            <chart:data-point chart:repeated="26"/>
          </chart:series>
          <chart:series chart:style-name="ch10" chart:values-cell-range-address="'Pivot Table_Cat-weights_1'.AD32:'Pivot Table_Cat-weights_1'.AD57" chart:label-cell-address="'Pivot Table_Cat-weights_1'.AD31:'Pivot Table_Cat-weights_1'.AD31" chart:class="chart:line">
            <chart:data-point chart:repeated="26"/>
          </chart:series>
          <chart:series chart:style-name="ch11" chart:values-cell-range-address="'Pivot Table_Cat-weights_1'.AE32:'Pivot Table_Cat-weights_1'.AE57" chart:label-cell-address="'Pivot Table_Cat-weights_1'.AE31:'Pivot Table_Cat-weights_1'.AE31" chart:class="chart:line">
            <chart:data-point chart:repeated="26"/>
          </chart:series>
          <chart:series chart:style-name="ch12" chart:values-cell-range-address="'Pivot Table_Cat-weights_1'.AF32:'Pivot Table_Cat-weights_1'.AF57" chart:label-cell-address="'Pivot Table_Cat-weights_1'.AF31:'Pivot Table_Cat-weights_1'.AF31" chart:class="chart:line">
            <chart:data-point chart:repeated="26"/>
          </chart:series>
          <chart:series chart:style-name="ch13" chart:values-cell-range-address="'Pivot Table_Cat-weights_1'.AG32:'Pivot Table_Cat-weights_1'.AG57" chart:label-cell-address="'Pivot Table_Cat-weights_1'.AG31:'Pivot Table_Cat-weights_1'.AG31" chart:class="chart:line">
            <chart:data-point chart:repeated="26"/>
          </chart:series>
          <chart:series chart:style-name="ch14" chart:values-cell-range-address="'Pivot Table_Cat-weights_1'.AH32:'Pivot Table_Cat-weights_1'.AH57" chart:label-cell-address="'Pivot Table_Cat-weights_1'.AH31:'Pivot Table_Cat-weights_1'.AH31" chart:class="chart:line">
            <chart:data-point chart:repeated="26"/>
          </chart:series>
          <chart:series chart:style-name="ch15" chart:values-cell-range-address="'Pivot Table_Cat-weights_1'.AI32:'Pivot Table_Cat-weights_1'.AI57" chart:label-cell-address="'Pivot Table_Cat-weights_1'.AI31:'Pivot Table_Cat-weights_1'.AI31" chart:class="chart:line">
            <chart:data-point chart:repeated="26"/>
          </chart:series>
          <chart:series chart:style-name="ch16" chart:values-cell-range-address="'Pivot Table_Cat-weights_1'.AJ32:'Pivot Table_Cat-weights_1'.AJ57" chart:label-cell-address="'Pivot Table_Cat-weights_1'.AJ31:'Pivot Table_Cat-weights_1'.AJ31" chart:class="chart:line">
            <chart:data-point chart:repeated="26"/>
          </chart:series>
          <chart:series chart:style-name="ch17" chart:values-cell-range-address="'Pivot Table_Cat-weights_1'.AK32:'Pivot Table_Cat-weights_1'.AK57" chart:label-cell-address="'Pivot Table_Cat-weights_1'.AK31:'Pivot Table_Cat-weights_1'.AK31" chart:class="chart:line">
            <chart:data-point chart:repeated="26"/>
          </chart:series>
          <chart:series chart:style-name="ch18" chart:values-cell-range-address="'Pivot Table_Cat-weights_1'.AL32:'Pivot Table_Cat-weights_1'.AL57" chart:label-cell-address="'Pivot Table_Cat-weights_1'.AL31:'Pivot Table_Cat-weights_1'.AL31" chart:class="chart:line">
            <chart:data-point chart:repeated="26"/>
          </chart:series>
          <chart:series chart:style-name="ch19" chart:values-cell-range-address="'Pivot Table_Cat-weights_1'.AM32:'Pivot Table_Cat-weights_1'.AM57" chart:label-cell-address="'Pivot Table_Cat-weights_1'.AM31:'Pivot Table_Cat-weights_1'.AM31" chart:class="chart:line">
            <chart:data-point chart:repeated="26"/>
          </chart:series>
          <chart:series chart:style-name="ch20" chart:values-cell-range-address="'Pivot Table_Cat-weights_1'.AN32:'Pivot Table_Cat-weights_1'.AN57" chart:label-cell-address="'Pivot Table_Cat-weights_1'.AN31:'Pivot Table_Cat-weights_1'.AN31" chart:class="chart:line">
            <chart:data-point chart:repeated="26"/>
          </chart:series>
          <chart:series chart:style-name="ch9" chart:values-cell-range-address="'Pivot Table_Cat-weights_1'.AO32:'Pivot Table_Cat-weights_1'.AO57" chart:label-cell-address="'Pivot Table_Cat-weights_1'.AO31:'Pivot Table_Cat-weights_1'.AO31" chart:class="chart:line">
            <chart:data-point chart:repeated="26"/>
          </chart:series>
          <chart:series chart:style-name="ch10" chart:values-cell-range-address="'Pivot Table_Cat-weights_1'.AP32:'Pivot Table_Cat-weights_1'.AP57" chart:label-cell-address="'Pivot Table_Cat-weights_1'.AP31:'Pivot Table_Cat-weights_1'.AP31" chart:class="chart:line">
            <chart:data-point chart:repeated="26"/>
          </chart:series>
          <chart:series chart:style-name="ch11" chart:values-cell-range-address="'Pivot Table_Cat-weights_1'.AQ32:'Pivot Table_Cat-weights_1'.AQ57" chart:label-cell-address="'Pivot Table_Cat-weights_1'.AQ31:'Pivot Table_Cat-weights_1'.AQ31" chart:class="chart:line">
            <chart:data-point chart:repeated="26"/>
          </chart:series>
          <chart:series chart:style-name="ch12" chart:values-cell-range-address="'Pivot Table_Cat-weights_1'.AR32:'Pivot Table_Cat-weights_1'.AR57" chart:label-cell-address="'Pivot Table_Cat-weights_1'.AR31:'Pivot Table_Cat-weights_1'.AR31" chart:class="chart:line">
            <chart:data-point chart:repeated="26"/>
          </chart:series>
          <chart:series chart:style-name="ch13" chart:values-cell-range-address="'Pivot Table_Cat-weights_1'.AS32:'Pivot Table_Cat-weights_1'.AS57" chart:label-cell-address="'Pivot Table_Cat-weights_1'.AS31:'Pivot Table_Cat-weights_1'.AS31" chart:class="chart:line">
            <chart:data-point chart:repeated="26"/>
          </chart:series>
          <chart:series chart:style-name="ch14" chart:values-cell-range-address="'Pivot Table_Cat-weights_1'.AT32:'Pivot Table_Cat-weights_1'.AT57" chart:label-cell-address="'Pivot Table_Cat-weights_1'.AT31:'Pivot Table_Cat-weights_1'.AT31" chart:class="chart:line">
            <chart:data-point chart:repeated="26"/>
          </chart:series>
          <chart:series chart:style-name="ch15" chart:values-cell-range-address="'Pivot Table_Cat-weights_1'.AU32:'Pivot Table_Cat-weights_1'.AU57" chart:label-cell-address="'Pivot Table_Cat-weights_1'.AU31:'Pivot Table_Cat-weights_1'.AU31" chart:class="chart:line">
            <chart:data-point chart:repeated="26"/>
          </chart:series>
          <chart:series chart:style-name="ch16" chart:values-cell-range-address="'Pivot Table_Cat-weights_1'.AV32:'Pivot Table_Cat-weights_1'.AV57" chart:label-cell-address="'Pivot Table_Cat-weights_1'.AV31:'Pivot Table_Cat-weights_1'.AV31" chart:class="chart:line">
            <chart:data-point chart:repeated="26"/>
          </chart:series>
          <chart:series chart:style-name="ch17" chart:values-cell-range-address="'Pivot Table_Cat-weights_1'.AW32:'Pivot Table_Cat-weights_1'.AW57" chart:label-cell-address="'Pivot Table_Cat-weights_1'.AW31:'Pivot Table_Cat-weights_1'.AW31" chart:class="chart:line">
            <chart:data-point chart:repeated="26"/>
          </chart:series>
          <chart:series chart:style-name="ch18" chart:values-cell-range-address="'Pivot Table_Cat-weights_1'.AX32:'Pivot Table_Cat-weights_1'.AX57" chart:label-cell-address="'Pivot Table_Cat-weights_1'.AX31:'Pivot Table_Cat-weights_1'.AX31" chart:class="chart:line">
            <chart:data-point chart:repeated="26"/>
          </chart:series>
          <chart:series chart:style-name="ch19" chart:values-cell-range-address="'Pivot Table_Cat-weights_1'.AY32:'Pivot Table_Cat-weights_1'.AY57" chart:label-cell-address="'Pivot Table_Cat-weights_1'.AY31:'Pivot Table_Cat-weights_1'.AY31" chart:class="chart:line">
            <chart:data-point chart:repeated="26"/>
          </chart:series>
          <chart:series chart:style-name="ch20" chart:values-cell-range-address="'Pivot Table_Cat-weights_1'.AZ32:'Pivot Table_Cat-weights_1'.AZ57" chart:label-cell-address="'Pivot Table_Cat-weights_1'.AZ31:'Pivot Table_Cat-weights_1'.AZ31" chart:class="chart:line">
            <chart:data-point chart:repeated="26"/>
          </chart:series>
          <chart:series chart:style-name="ch9" chart:values-cell-range-address="'Pivot Table_Cat-weights_1'.BA32:'Pivot Table_Cat-weights_1'.BA57" chart:label-cell-address="'Pivot Table_Cat-weights_1'.BA31:'Pivot Table_Cat-weights_1'.BA31" chart:class="chart:line">
            <chart:data-point chart:repeated="26"/>
          </chart:series>
          <chart:series chart:style-name="ch10" chart:values-cell-range-address="'Pivot Table_Cat-weights_1'.BB32:'Pivot Table_Cat-weights_1'.BB57" chart:label-cell-address="'Pivot Table_Cat-weights_1'.BB31:'Pivot Table_Cat-weights_1'.BB31" chart:class="chart:line">
            <chart:data-point chart:repeated="26"/>
          </chart:series>
          <chart:series chart:style-name="ch11" chart:values-cell-range-address="'Pivot Table_Cat-weights_1'.BC32:'Pivot Table_Cat-weights_1'.BC57" chart:label-cell-address="'Pivot Table_Cat-weights_1'.BC31:'Pivot Table_Cat-weights_1'.BC31" chart:class="chart:line">
            <chart:data-point chart:repeated="26"/>
          </chart:series>
          <chart:series chart:style-name="ch12" chart:values-cell-range-address="'Pivot Table_Cat-weights_1'.BD32:'Pivot Table_Cat-weights_1'.BD57" chart:label-cell-address="'Pivot Table_Cat-weights_1'.BD31:'Pivot Table_Cat-weights_1'.BD31" chart:class="chart:line">
            <chart:data-point chart:repeated="26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101</text:p>
                <draw:g>
                  <svg:desc>'Pivot Table_Cat-weights_1'.B31:'Pivot Table_Cat-weights_1'.B31</svg:desc>
                </draw:g>
              </table:table-cell>
              <table:table-cell office:value-type="string">
                <text:p>0102</text:p>
                <draw:g>
                  <svg:desc>'Pivot Table_Cat-weights_1'.C31:'Pivot Table_Cat-weights_1'.C31</svg:desc>
                </draw:g>
              </table:table-cell>
              <table:table-cell office:value-type="string">
                <text:p>0103</text:p>
                <draw:g>
                  <svg:desc>'Pivot Table_Cat-weights_1'.D31:'Pivot Table_Cat-weights_1'.D31</svg:desc>
                </draw:g>
              </table:table-cell>
              <table:table-cell office:value-type="string">
                <text:p>0104</text:p>
                <draw:g>
                  <svg:desc>'Pivot Table_Cat-weights_1'.E31:'Pivot Table_Cat-weights_1'.E31</svg:desc>
                </draw:g>
              </table:table-cell>
              <table:table-cell office:value-type="string">
                <text:p>0105</text:p>
                <draw:g>
                  <svg:desc>'Pivot Table_Cat-weights_1'.F31:'Pivot Table_Cat-weights_1'.F31</svg:desc>
                </draw:g>
              </table:table-cell>
              <table:table-cell office:value-type="string">
                <text:p>0106</text:p>
                <draw:g>
                  <svg:desc>'Pivot Table_Cat-weights_1'.G31:'Pivot Table_Cat-weights_1'.G31</svg:desc>
                </draw:g>
              </table:table-cell>
              <table:table-cell office:value-type="string">
                <text:p>0108</text:p>
                <draw:g>
                  <svg:desc>'Pivot Table_Cat-weights_1'.H31:'Pivot Table_Cat-weights_1'.H31</svg:desc>
                </draw:g>
              </table:table-cell>
              <table:table-cell office:value-type="string">
                <text:p>0109</text:p>
                <draw:g>
                  <svg:desc>'Pivot Table_Cat-weights_1'.I31:'Pivot Table_Cat-weights_1'.I31</svg:desc>
                </draw:g>
              </table:table-cell>
              <table:table-cell office:value-type="string">
                <text:p>0113</text:p>
                <draw:g>
                  <svg:desc>'Pivot Table_Cat-weights_1'.J31:'Pivot Table_Cat-weights_1'.J31</svg:desc>
                </draw:g>
              </table:table-cell>
              <table:table-cell office:value-type="string">
                <text:p>0114</text:p>
                <draw:g>
                  <svg:desc>'Pivot Table_Cat-weights_1'.K31:'Pivot Table_Cat-weights_1'.K31</svg:desc>
                </draw:g>
              </table:table-cell>
              <table:table-cell office:value-type="string">
                <text:p>0201</text:p>
                <draw:g>
                  <svg:desc>'Pivot Table_Cat-weights_1'.L31:'Pivot Table_Cat-weights_1'.L31</svg:desc>
                </draw:g>
              </table:table-cell>
              <table:table-cell office:value-type="string">
                <text:p>0202</text:p>
                <draw:g>
                  <svg:desc>'Pivot Table_Cat-weights_1'.M31:'Pivot Table_Cat-weights_1'.M31</svg:desc>
                </draw:g>
              </table:table-cell>
              <table:table-cell office:value-type="string">
                <text:p>0203</text:p>
                <draw:g>
                  <svg:desc>'Pivot Table_Cat-weights_1'.N31:'Pivot Table_Cat-weights_1'.N31</svg:desc>
                </draw:g>
              </table:table-cell>
              <table:table-cell office:value-type="string">
                <text:p>0204</text:p>
                <draw:g>
                  <svg:desc>'Pivot Table_Cat-weights_1'.O31:'Pivot Table_Cat-weights_1'.O31</svg:desc>
                </draw:g>
              </table:table-cell>
              <table:table-cell office:value-type="string">
                <text:p>0205</text:p>
                <draw:g>
                  <svg:desc>'Pivot Table_Cat-weights_1'.P31:'Pivot Table_Cat-weights_1'.P31</svg:desc>
                </draw:g>
              </table:table-cell>
              <table:table-cell office:value-type="string">
                <text:p>0301</text:p>
                <draw:g>
                  <svg:desc>'Pivot Table_Cat-weights_1'.Q31:'Pivot Table_Cat-weights_1'.Q31</svg:desc>
                </draw:g>
              </table:table-cell>
              <table:table-cell office:value-type="string">
                <text:p>0302</text:p>
                <draw:g>
                  <svg:desc>'Pivot Table_Cat-weights_1'.R31:'Pivot Table_Cat-weights_1'.R31</svg:desc>
                </draw:g>
              </table:table-cell>
              <table:table-cell office:value-type="string">
                <text:p>0303</text:p>
                <draw:g>
                  <svg:desc>'Pivot Table_Cat-weights_1'.S31:'Pivot Table_Cat-weights_1'.S31</svg:desc>
                </draw:g>
              </table:table-cell>
              <table:table-cell office:value-type="string">
                <text:p>0304</text:p>
                <draw:g>
                  <svg:desc>'Pivot Table_Cat-weights_1'.T31:'Pivot Table_Cat-weights_1'.T31</svg:desc>
                </draw:g>
              </table:table-cell>
              <table:table-cell office:value-type="string">
                <text:p>0305</text:p>
                <draw:g>
                  <svg:desc>'Pivot Table_Cat-weights_1'.U31:'Pivot Table_Cat-weights_1'.U31</svg:desc>
                </draw:g>
              </table:table-cell>
              <table:table-cell office:value-type="string">
                <text:p>0306</text:p>
                <draw:g>
                  <svg:desc>'Pivot Table_Cat-weights_1'.V31:'Pivot Table_Cat-weights_1'.V31</svg:desc>
                </draw:g>
              </table:table-cell>
              <table:table-cell office:value-type="string">
                <text:p>0307</text:p>
                <draw:g>
                  <svg:desc>'Pivot Table_Cat-weights_1'.W31:'Pivot Table_Cat-weights_1'.W31</svg:desc>
                </draw:g>
              </table:table-cell>
              <table:table-cell office:value-type="string">
                <text:p>0308</text:p>
                <draw:g>
                  <svg:desc>'Pivot Table_Cat-weights_1'.X31:'Pivot Table_Cat-weights_1'.X31</svg:desc>
                </draw:g>
              </table:table-cell>
              <table:table-cell office:value-type="string">
                <text:p>0309</text:p>
                <draw:g>
                  <svg:desc>'Pivot Table_Cat-weights_1'.Y31:'Pivot Table_Cat-weights_1'.Y31</svg:desc>
                </draw:g>
              </table:table-cell>
              <table:table-cell office:value-type="string">
                <text:p>0402</text:p>
                <draw:g>
                  <svg:desc>'Pivot Table_Cat-weights_1'.Z31:'Pivot Table_Cat-weights_1'.Z31</svg:desc>
                </draw:g>
              </table:table-cell>
              <table:table-cell office:value-type="string">
                <text:p>0403</text:p>
                <draw:g>
                  <svg:desc>'Pivot Table_Cat-weights_1'.AA31:'Pivot Table_Cat-weights_1'.AA31</svg:desc>
                </draw:g>
              </table:table-cell>
              <table:table-cell office:value-type="string">
                <text:p>0404</text:p>
                <draw:g>
                  <svg:desc>'Pivot Table_Cat-weights_1'.AB31:'Pivot Table_Cat-weights_1'.AB31</svg:desc>
                </draw:g>
              </table:table-cell>
              <table:table-cell office:value-type="string">
                <text:p>0405</text:p>
                <draw:g>
                  <svg:desc>'Pivot Table_Cat-weights_1'.AC31:'Pivot Table_Cat-weights_1'.AC31</svg:desc>
                </draw:g>
              </table:table-cell>
              <table:table-cell office:value-type="string">
                <text:p>0406</text:p>
                <draw:g>
                  <svg:desc>'Pivot Table_Cat-weights_1'.AD31:'Pivot Table_Cat-weights_1'.AD31</svg:desc>
                </draw:g>
              </table:table-cell>
              <table:table-cell office:value-type="string">
                <text:p>0407</text:p>
                <draw:g>
                  <svg:desc>'Pivot Table_Cat-weights_1'.AE31:'Pivot Table_Cat-weights_1'.AE31</svg:desc>
                </draw:g>
              </table:table-cell>
              <table:table-cell office:value-type="string">
                <text:p>0408</text:p>
                <draw:g>
                  <svg:desc>'Pivot Table_Cat-weights_1'.AF31:'Pivot Table_Cat-weights_1'.AF31</svg:desc>
                </draw:g>
              </table:table-cell>
              <table:table-cell office:value-type="string">
                <text:p>0502</text:p>
                <draw:g>
                  <svg:desc>'Pivot Table_Cat-weights_1'.AG31:'Pivot Table_Cat-weights_1'.AG31</svg:desc>
                </draw:g>
              </table:table-cell>
              <table:table-cell office:value-type="string">
                <text:p>0503</text:p>
                <draw:g>
                  <svg:desc>'Pivot Table_Cat-weights_1'.AH31:'Pivot Table_Cat-weights_1'.AH31</svg:desc>
                </draw:g>
              </table:table-cell>
              <table:table-cell office:value-type="string">
                <text:p>0504</text:p>
                <draw:g>
                  <svg:desc>'Pivot Table_Cat-weights_1'.AI31:'Pivot Table_Cat-weights_1'.AI31</svg:desc>
                </draw:g>
              </table:table-cell>
              <table:table-cell office:value-type="string">
                <text:p>0601</text:p>
                <draw:g>
                  <svg:desc>'Pivot Table_Cat-weights_1'.AJ31:'Pivot Table_Cat-weights_1'.AJ31</svg:desc>
                </draw:g>
              </table:table-cell>
              <table:table-cell office:value-type="string">
                <text:p>0703</text:p>
                <draw:g>
                  <svg:desc>'Pivot Table_Cat-weights_1'.AK31:'Pivot Table_Cat-weights_1'.AK31</svg:desc>
                </draw:g>
              </table:table-cell>
              <table:table-cell office:value-type="string">
                <text:p>0801</text:p>
                <draw:g>
                  <svg:desc>'Pivot Table_Cat-weights_1'.AL31:'Pivot Table_Cat-weights_1'.AL31</svg:desc>
                </draw:g>
              </table:table-cell>
              <table:table-cell office:value-type="string">
                <text:p>0901</text:p>
                <draw:g>
                  <svg:desc>'Pivot Table_Cat-weights_1'.AM31:'Pivot Table_Cat-weights_1'.AM31</svg:desc>
                </draw:g>
              </table:table-cell>
              <table:table-cell office:value-type="string">
                <text:p>0902</text:p>
                <draw:g>
                  <svg:desc>'Pivot Table_Cat-weights_1'.AN31:'Pivot Table_Cat-weights_1'.AN31</svg:desc>
                </draw:g>
              </table:table-cell>
              <table:table-cell office:value-type="string">
                <text:p>1001</text:p>
                <draw:g>
                  <svg:desc>'Pivot Table_Cat-weights_1'.AO31:'Pivot Table_Cat-weights_1'.AO31</svg:desc>
                </draw:g>
              </table:table-cell>
              <table:table-cell office:value-type="string">
                <text:p>1002</text:p>
                <draw:g>
                  <svg:desc>'Pivot Table_Cat-weights_1'.AP31:'Pivot Table_Cat-weights_1'.AP31</svg:desc>
                </draw:g>
              </table:table-cell>
              <table:table-cell office:value-type="string">
                <text:p>bus</text:p>
                <draw:g>
                  <svg:desc>'Pivot Table_Cat-weights_1'.AQ31:'Pivot Table_Cat-weights_1'.AQ31</svg:desc>
                </draw:g>
              </table:table-cell>
              <table:table-cell office:value-type="string">
                <text:p>car</text:p>
                <draw:g>
                  <svg:desc>'Pivot Table_Cat-weights_1'.AR31:'Pivot Table_Cat-weights_1'.AR31</svg:desc>
                </draw:g>
              </table:table-cell>
              <table:table-cell office:value-type="string">
                <text:p>Electric bikes</text:p>
                <draw:g>
                  <svg:desc>'Pivot Table_Cat-weights_1'.AS31:'Pivot Table_Cat-weights_1'.AS31</svg:desc>
                </draw:g>
              </table:table-cell>
              <table:table-cell office:value-type="string">
                <text:p>Fans</text:p>
                <draw:g>
                  <svg:desc>'Pivot Table_Cat-weights_1'.AT31:'Pivot Table_Cat-weights_1'.AT31</svg:desc>
                </draw:g>
              </table:table-cell>
              <table:table-cell office:value-type="string">
                <text:p>Industrial machines</text:p>
                <draw:g>
                  <svg:desc>'Pivot Table_Cat-weights_1'.AU31:'Pivot Table_Cat-weights_1'.AU31</svg:desc>
                </draw:g>
              </table:table-cell>
              <table:table-cell office:value-type="string">
                <text:p>Industrial pumps</text:p>
                <draw:g>
                  <svg:desc>'Pivot Table_Cat-weights_1'.AV31:'Pivot Table_Cat-weights_1'.AV31</svg:desc>
                </draw:g>
              </table:table-cell>
              <table:table-cell office:value-type="string">
                <text:p>Industrial robots</text:p>
                <draw:g>
                  <svg:desc>'Pivot Table_Cat-weights_1'.AW31:'Pivot Table_Cat-weights_1'.AW31</svg:desc>
                </draw:g>
              </table:table-cell>
              <table:table-cell office:value-type="string">
                <text:p>motorhome</text:p>
                <draw:g>
                  <svg:desc>'Pivot Table_Cat-weights_1'.AX31:'Pivot Table_Cat-weights_1'.AX31</svg:desc>
                </draw:g>
              </table:table-cell>
              <table:table-cell office:value-type="string">
                <text:p>Nickel batteries</text:p>
                <draw:g>
                  <svg:desc>'Pivot Table_Cat-weights_1'.AY31:'Pivot Table_Cat-weights_1'.AY31</svg:desc>
                </draw:g>
              </table:table-cell>
              <table:table-cell office:value-type="string">
                <text:p>NRMM</text:p>
                <draw:g>
                  <svg:desc>'Pivot Table_Cat-weights_1'.AZ31:'Pivot Table_Cat-weights_1'.AZ31</svg:desc>
                </draw:g>
              </table:table-cell>
              <table:table-cell office:value-type="string">
                <text:p>Shavers</text:p>
                <draw:g>
                  <svg:desc>'Pivot Table_Cat-weights_1'.BA31:'Pivot Table_Cat-weights_1'.BA31</svg:desc>
                </draw:g>
              </table:table-cell>
              <table:table-cell office:value-type="string">
                <text:p>special</text:p>
                <draw:g>
                  <svg:desc>'Pivot Table_Cat-weights_1'.BB31:'Pivot Table_Cat-weights_1'.BB31</svg:desc>
                </draw:g>
              </table:table-cell>
              <table:table-cell office:value-type="string">
                <text:p>truck</text:p>
                <draw:g>
                  <svg:desc>'Pivot Table_Cat-weights_1'.BC31:'Pivot Table_Cat-weights_1'.BC31</svg:desc>
                </draw:g>
              </table:table-cell>
              <table:table-cell office:value-type="string">
                <text:p>Wind turbines</text:p>
                <draw:g>
                  <svg:desc>'Pivot Table_Cat-weights_1'.BD31:'Pivot Table_Cat-weights_1'.BD31</svg:desc>
                </draw:g>
              </table:table-cell>
            </table:table-row>
          </table:table-header-rows>
          <table:table-rows>
            <table:table-row>
              <table:table-cell office:value-type="float" office:value="1993">
                <text:p>1993</text:p>
                <draw:g>
                  <svg:desc>'Pivot Table_Cat-weights_1'.A32:'Pivot Table_Cat-weights_1'.A57</svg:desc>
                </draw:g>
              </table:table-cell>
              <table:table-cell office:value-type="float" office:value="NaN">
                <text:p>NaN</text:p>
                <draw:g>
                  <svg:desc>'Pivot Table_Cat-weights_1'.B32:'Pivot Table_Cat-weights_1'.B57</svg:desc>
                </draw:g>
              </table:table-cell>
              <table:table-cell office:value-type="float" office:value="0.219516459829163">
                <text:p>0.219516459829163</text:p>
                <draw:g>
                  <svg:desc>'Pivot Table_Cat-weights_1'.C32:'Pivot Table_Cat-weights_1'.C57</svg:desc>
                </draw:g>
              </table:table-cell>
              <table:table-cell office:value-type="float" office:value="0.183932411369287">
                <text:p>0.183932411369287</text:p>
                <draw:g>
                  <svg:desc>'Pivot Table_Cat-weights_1'.D32:'Pivot Table_Cat-weights_1'.D57</svg:desc>
                </draw:g>
              </table:table-cell>
              <table:table-cell office:value-type="float" office:value="-0.0311106469137529">
                <text:p>-0.0311106469137529</text:p>
                <draw:g>
                  <svg:desc>'Pivot Table_Cat-weights_1'.E32:'Pivot Table_Cat-weights_1'.E57</svg:desc>
                </draw:g>
              </table:table-cell>
              <table:table-cell office:value-type="float" office:value="-0.23032047953998">
                <text:p>-0.23032047953998</text:p>
                <draw:g>
                  <svg:desc>'Pivot Table_Cat-weights_1'.F32:'Pivot Table_Cat-weights_1'.F57</svg:desc>
                </draw:g>
              </table:table-cell>
              <table:table-cell office:value-type="float" office:value="0.194106470146516">
                <text:p>0.194106470146516</text:p>
                <draw:g>
                  <svg:desc>'Pivot Table_Cat-weights_1'.G32:'Pivot Table_Cat-weights_1'.G57</svg:desc>
                </draw:g>
              </table:table-cell>
              <table:table-cell office:value-type="float" office:value="0.0239243660873868">
                <text:p>0.0239243660873868</text:p>
                <draw:g>
                  <svg:desc>'Pivot Table_Cat-weights_1'.H32:'Pivot Table_Cat-weights_1'.H57</svg:desc>
                </draw:g>
              </table:table-cell>
              <table:table-cell office:value-type="float" office:value="NaN">
                <text:p>NaN</text:p>
                <draw:g>
                  <svg:desc>'Pivot Table_Cat-weights_1'.I32:'Pivot Table_Cat-weights_1'.I57</svg:desc>
                </draw:g>
              </table:table-cell>
              <table:table-cell office:value-type="float" office:value="-0.172810187206791">
                <text:p>-0.172810187206791</text:p>
                <draw:g>
                  <svg:desc>'Pivot Table_Cat-weights_1'.J32:'Pivot Table_Cat-weights_1'.J57</svg:desc>
                </draw:g>
              </table:table-cell>
              <table:table-cell office:value-type="float" office:value="0.0733973117201845">
                <text:p>0.0733973117201845</text:p>
                <draw:g>
                  <svg:desc>'Pivot Table_Cat-weights_1'.K32:'Pivot Table_Cat-weights_1'.K57</svg:desc>
                </draw:g>
              </table:table-cell>
              <table:table-cell office:value-type="float" office:value="-0.802482023161389">
                <text:p>-0.802482023161389</text:p>
                <draw:g>
                  <svg:desc>'Pivot Table_Cat-weights_1'.L32:'Pivot Table_Cat-weights_1'.L57</svg:desc>
                </draw:g>
              </table:table-cell>
              <table:table-cell office:value-type="float" office:value="-0.125275121958544">
                <text:p>-0.125275121958544</text:p>
                <draw:g>
                  <svg:desc>'Pivot Table_Cat-weights_1'.M32:'Pivot Table_Cat-weights_1'.M57</svg:desc>
                </draw:g>
              </table:table-cell>
              <table:table-cell office:value-type="float" office:value="-0.226455734019366">
                <text:p>-0.226455734019366</text:p>
                <draw:g>
                  <svg:desc>'Pivot Table_Cat-weights_1'.N32:'Pivot Table_Cat-weights_1'.N57</svg:desc>
                </draw:g>
              </table:table-cell>
              <table:table-cell office:value-type="float" office:value="NaN">
                <text:p>NaN</text:p>
                <draw:g>
                  <svg:desc>'Pivot Table_Cat-weights_1'.O32:'Pivot Table_Cat-weights_1'.O57</svg:desc>
                </draw:g>
              </table:table-cell>
              <table:table-cell office:value-type="float" office:value="8.94594139426099">
                <text:p>8.94594139426099</text:p>
                <draw:g>
                  <svg:desc>'Pivot Table_Cat-weights_1'.P32:'Pivot Table_Cat-weights_1'.P57</svg:desc>
                </draw:g>
              </table:table-cell>
              <table:table-cell office:value-type="float" office:value="-0.558018959945691">
                <text:p>-0.558018959945691</text:p>
                <draw:g>
                  <svg:desc>'Pivot Table_Cat-weights_1'.Q32:'Pivot Table_Cat-weights_1'.Q57</svg:desc>
                </draw:g>
              </table:table-cell>
              <table:table-cell office:value-type="float" office:value="NaN">
                <text:p>NaN</text:p>
                <draw:g>
                  <svg:desc>'Pivot Table_Cat-weights_1'.R32:'Pivot Table_Cat-weights_1'.R57</svg:desc>
                </draw:g>
              </table:table-cell>
              <table:table-cell office:value-type="float" office:value="NaN">
                <text:p>NaN</text:p>
                <draw:g>
                  <svg:desc>'Pivot Table_Cat-weights_1'.S32:'Pivot Table_Cat-weights_1'.S57</svg:desc>
                </draw:g>
              </table:table-cell>
              <table:table-cell office:value-type="float" office:value="NaN">
                <text:p>NaN</text:p>
                <draw:g>
                  <svg:desc>'Pivot Table_Cat-weights_1'.T32:'Pivot Table_Cat-weights_1'.T57</svg:desc>
                </draw:g>
              </table:table-cell>
              <table:table-cell office:value-type="float" office:value="NaN">
                <text:p>NaN</text:p>
                <draw:g>
                  <svg:desc>'Pivot Table_Cat-weights_1'.U32:'Pivot Table_Cat-weights_1'.U57</svg:desc>
                </draw:g>
              </table:table-cell>
              <table:table-cell office:value-type="float" office:value="NaN">
                <text:p>NaN</text:p>
                <draw:g>
                  <svg:desc>'Pivot Table_Cat-weights_1'.V32:'Pivot Table_Cat-weights_1'.V57</svg:desc>
                </draw:g>
              </table:table-cell>
              <table:table-cell office:value-type="float" office:value="0.223159698560489">
                <text:p>0.223159698560489</text:p>
                <draw:g>
                  <svg:desc>'Pivot Table_Cat-weights_1'.W32:'Pivot Table_Cat-weights_1'.W57</svg:desc>
                </draw:g>
              </table:table-cell>
              <table:table-cell office:value-type="float" office:value="NaN">
                <text:p>NaN</text:p>
                <draw:g>
                  <svg:desc>'Pivot Table_Cat-weights_1'.X32:'Pivot Table_Cat-weights_1'.X57</svg:desc>
                </draw:g>
              </table:table-cell>
              <table:table-cell office:value-type="float" office:value="NaN">
                <text:p>NaN</text:p>
                <draw:g>
                  <svg:desc>'Pivot Table_Cat-weights_1'.Y32:'Pivot Table_Cat-weights_1'.Y57</svg:desc>
                </draw:g>
              </table:table-cell>
              <table:table-cell office:value-type="float" office:value="-0.615791569401591">
                <text:p>-0.615791569401591</text:p>
                <draw:g>
                  <svg:desc>'Pivot Table_Cat-weights_1'.Z32:'Pivot Table_Cat-weights_1'.Z57</svg:desc>
                </draw:g>
              </table:table-cell>
              <table:table-cell office:value-type="float" office:value="-0.534046009206902">
                <text:p>-0.534046009206902</text:p>
                <draw:g>
                  <svg:desc>'Pivot Table_Cat-weights_1'.AA32:'Pivot Table_Cat-weights_1'.AA57</svg:desc>
                </draw:g>
              </table:table-cell>
              <table:table-cell office:value-type="float" office:value="1.01750695470932">
                <text:p>1.01750695470932</text:p>
                <draw:g>
                  <svg:desc>'Pivot Table_Cat-weights_1'.AB32:'Pivot Table_Cat-weights_1'.AB57</svg:desc>
                </draw:g>
              </table:table-cell>
              <table:table-cell office:value-type="float" office:value="NaN">
                <text:p>NaN</text:p>
                <draw:g>
                  <svg:desc>'Pivot Table_Cat-weights_1'.AC32:'Pivot Table_Cat-weights_1'.AC57</svg:desc>
                </draw:g>
              </table:table-cell>
              <table:table-cell office:value-type="float" office:value="NaN">
                <text:p>NaN</text:p>
                <draw:g>
                  <svg:desc>'Pivot Table_Cat-weights_1'.AD32:'Pivot Table_Cat-weights_1'.AD57</svg:desc>
                </draw:g>
              </table:table-cell>
              <table:table-cell office:value-type="float" office:value="NaN">
                <text:p>NaN</text:p>
                <draw:g>
                  <svg:desc>'Pivot Table_Cat-weights_1'.AE32:'Pivot Table_Cat-weights_1'.AE57</svg:desc>
                </draw:g>
              </table:table-cell>
              <table:table-cell office:value-type="float" office:value="NaN">
                <text:p>NaN</text:p>
                <draw:g>
                  <svg:desc>'Pivot Table_Cat-weights_1'.AF32:'Pivot Table_Cat-weights_1'.AF57</svg:desc>
                </draw:g>
              </table:table-cell>
              <table:table-cell office:value-type="float" office:value="NaN">
                <text:p>NaN</text:p>
                <draw:g>
                  <svg:desc>'Pivot Table_Cat-weights_1'.AG32:'Pivot Table_Cat-weights_1'.AG57</svg:desc>
                </draw:g>
              </table:table-cell>
              <table:table-cell office:value-type="float" office:value="NaN">
                <text:p>NaN</text:p>
                <draw:g>
                  <svg:desc>'Pivot Table_Cat-weights_1'.AH32:'Pivot Table_Cat-weights_1'.AH57</svg:desc>
                </draw:g>
              </table:table-cell>
              <table:table-cell office:value-type="float" office:value="NaN">
                <text:p>NaN</text:p>
                <draw:g>
                  <svg:desc>'Pivot Table_Cat-weights_1'.AI32:'Pivot Table_Cat-weights_1'.AI57</svg:desc>
                </draw:g>
              </table:table-cell>
              <table:table-cell office:value-type="float" office:value="NaN">
                <text:p>NaN</text:p>
                <draw:g>
                  <svg:desc>'Pivot Table_Cat-weights_1'.AJ32:'Pivot Table_Cat-weights_1'.AJ57</svg:desc>
                </draw:g>
              </table:table-cell>
              <table:table-cell office:value-type="float" office:value="NaN">
                <text:p>NaN</text:p>
                <draw:g>
                  <svg:desc>'Pivot Table_Cat-weights_1'.AK32:'Pivot Table_Cat-weights_1'.AK57</svg:desc>
                </draw:g>
              </table:table-cell>
              <table:table-cell office:value-type="float" office:value="-0.589861090395929">
                <text:p>-0.589861090395929</text:p>
                <draw:g>
                  <svg:desc>'Pivot Table_Cat-weights_1'.AL32:'Pivot Table_Cat-weights_1'.AL57</svg:desc>
                </draw:g>
              </table:table-cell>
              <table:table-cell office:value-type="float" office:value="-0.627956121302064">
                <text:p>-0.627956121302064</text:p>
                <draw:g>
                  <svg:desc>'Pivot Table_Cat-weights_1'.AM32:'Pivot Table_Cat-weights_1'.AM57</svg:desc>
                </draw:g>
              </table:table-cell>
              <table:table-cell office:value-type="float" office:value="NaN">
                <text:p>NaN</text:p>
                <draw:g>
                  <svg:desc>'Pivot Table_Cat-weights_1'.AN32:'Pivot Table_Cat-weights_1'.AN57</svg:desc>
                </draw:g>
              </table:table-cell>
              <table:table-cell office:value-type="float" office:value="NaN">
                <text:p>NaN</text:p>
                <draw:g>
                  <svg:desc>'Pivot Table_Cat-weights_1'.AO32:'Pivot Table_Cat-weights_1'.AO57</svg:desc>
                </draw:g>
              </table:table-cell>
              <table:table-cell office:value-type="float" office:value="NaN">
                <text:p>NaN</text:p>
                <draw:g>
                  <svg:desc>'Pivot Table_Cat-weights_1'.AP32:'Pivot Table_Cat-weights_1'.AP57</svg:desc>
                </draw:g>
              </table:table-cell>
              <table:table-cell office:value-type="float" office:value="0.164647591206682">
                <text:p>0.164647591206682</text:p>
                <draw:g>
                  <svg:desc>'Pivot Table_Cat-weights_1'.AQ32:'Pivot Table_Cat-weights_1'.AQ57</svg:desc>
                </draw:g>
              </table:table-cell>
              <table:table-cell office:value-type="float" office:value="-0.0637642780423697">
                <text:p>-0.0637642780423697</text:p>
                <draw:g>
                  <svg:desc>'Pivot Table_Cat-weights_1'.AR32:'Pivot Table_Cat-weights_1'.AR57</svg:desc>
                </draw:g>
              </table:table-cell>
              <table:table-cell office:value-type="float" office:value="NaN">
                <text:p>NaN</text:p>
                <draw:g>
                  <svg:desc>'Pivot Table_Cat-weights_1'.AS32:'Pivot Table_Cat-weights_1'.AS57</svg:desc>
                </draw:g>
              </table:table-cell>
              <table:table-cell office:value-type="float" office:value="NaN">
                <text:p>NaN</text:p>
                <draw:g>
                  <svg:desc>'Pivot Table_Cat-weights_1'.AT32:'Pivot Table_Cat-weights_1'.AT57</svg:desc>
                </draw:g>
              </table:table-cell>
              <table:table-cell office:value-type="float" office:value="0.179480817163753">
                <text:p>0.179480817163753</text:p>
                <draw:g>
                  <svg:desc>'Pivot Table_Cat-weights_1'.AU32:'Pivot Table_Cat-weights_1'.AU57</svg:desc>
                </draw:g>
              </table:table-cell>
              <table:table-cell office:value-type="float" office:value="-0.723696672328904">
                <text:p>-0.723696672328904</text:p>
                <draw:g>
                  <svg:desc>'Pivot Table_Cat-weights_1'.AV32:'Pivot Table_Cat-weights_1'.AV57</svg:desc>
                </draw:g>
              </table:table-cell>
              <table:table-cell office:value-type="float" office:value="NaN">
                <text:p>NaN</text:p>
                <draw:g>
                  <svg:desc>'Pivot Table_Cat-weights_1'.AW32:'Pivot Table_Cat-weights_1'.AW57</svg:desc>
                </draw:g>
              </table:table-cell>
              <table:table-cell office:value-type="float" office:value="-0.376881302488153">
                <text:p>-0.376881302488153</text:p>
                <draw:g>
                  <svg:desc>'Pivot Table_Cat-weights_1'.AX32:'Pivot Table_Cat-weights_1'.AX57</svg:desc>
                </draw:g>
              </table:table-cell>
              <table:table-cell office:value-type="float" office:value="NaN">
                <text:p>NaN</text:p>
                <draw:g>
                  <svg:desc>'Pivot Table_Cat-weights_1'.AY32:'Pivot Table_Cat-weights_1'.AY57</svg:desc>
                </draw:g>
              </table:table-cell>
              <table:table-cell office:value-type="float" office:value="1.24712254905287">
                <text:p>1.24712254905287</text:p>
                <draw:g>
                  <svg:desc>'Pivot Table_Cat-weights_1'.AZ32:'Pivot Table_Cat-weights_1'.AZ57</svg:desc>
                </draw:g>
              </table:table-cell>
              <table:table-cell office:value-type="float" office:value="-0.430019770876601">
                <text:p>-0.430019770876601</text:p>
                <draw:g>
                  <svg:desc>'Pivot Table_Cat-weights_1'.BA32:'Pivot Table_Cat-weights_1'.BA57</svg:desc>
                </draw:g>
              </table:table-cell>
              <table:table-cell office:value-type="float" office:value="4.92219865123995">
                <text:p>4.92219865123995</text:p>
                <draw:g>
                  <svg:desc>'Pivot Table_Cat-weights_1'.BB32:'Pivot Table_Cat-weights_1'.BB57</svg:desc>
                </draw:g>
              </table:table-cell>
              <table:table-cell office:value-type="float" office:value="-0.38228762775871">
                <text:p>-0.38228762775871</text:p>
                <draw:g>
                  <svg:desc>'Pivot Table_Cat-weights_1'.BC32:'Pivot Table_Cat-weights_1'.BC57</svg:desc>
                </draw:g>
              </table:table-cell>
              <table:table-cell office:value-type="float" office:value="NaN">
                <text:p>NaN</text:p>
                <draw:g>
                  <svg:desc>'Pivot Table_Cat-weights_1'.BD32:'Pivot Table_Cat-weights_1'.BD57</svg:desc>
                </draw:g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0.166366868326983">
                <text:p>0.166366868326983</text:p>
              </table:table-cell>
              <table:table-cell office:value-type="float" office:value="0.159325068879968">
                <text:p>0.159325068879968</text:p>
              </table:table-cell>
              <table:table-cell office:value-type="float" office:value="0.0555644259542419">
                <text:p>0.0555644259542419</text:p>
              </table:table-cell>
              <table:table-cell office:value-type="float" office:value="-0.251640814765278">
                <text:p>-0.251640814765278</text:p>
              </table:table-cell>
              <table:table-cell office:value-type="float" office:value="0.289586213471575">
                <text:p>0.289586213471575</text:p>
              </table:table-cell>
              <table:table-cell office:value-type="float" office:value="0.0228476572578355">
                <text:p>0.0228476572578355</text:p>
              </table:table-cell>
              <table:table-cell office:value-type="float" office:value="NaN">
                <text:p>NaN</text:p>
              </table:table-cell>
              <table:table-cell office:value-type="float" office:value="-0.354871354881342">
                <text:p>-0.354871354881342</text:p>
              </table:table-cell>
              <table:table-cell office:value-type="float" office:value="0.0691687842046693">
                <text:p>0.0691687842046693</text:p>
              </table:table-cell>
              <table:table-cell office:value-type="float" office:value="1.69482638255581">
                <text:p>1.69482638255581</text:p>
              </table:table-cell>
              <table:table-cell office:value-type="float" office:value="-0.0453087539966092">
                <text:p>-0.0453087539966092</text:p>
              </table:table-cell>
              <table:table-cell office:value-type="float" office:value="-0.142560837307563">
                <text:p>-0.142560837307563</text:p>
              </table:table-cell>
              <table:table-cell office:value-type="float" office:value="NaN">
                <text:p>NaN</text:p>
              </table:table-cell>
              <table:table-cell office:value-type="float" office:value="0.115911684988052">
                <text:p>0.115911684988052</text:p>
              </table:table-cell>
              <table:table-cell office:value-type="float" office:value="-0.563729012579147">
                <text:p>-0.563729012579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3580992663922">
                <text:p>0.493580992663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8450861962071">
                <text:p>-0.638450861962071</text:p>
              </table:table-cell>
              <table:table-cell office:value-type="float" office:value="2.1381620515089">
                <text:p>2.1381620515089</text:p>
              </table:table-cell>
              <table:table-cell office:value-type="float" office:value="0.770490922876897">
                <text:p>0.770490922876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3990623739622">
                <text:p>-0.243990623739622</text:p>
              </table:table-cell>
              <table:table-cell office:value-type="float" office:value="-0.099947646578458">
                <text:p>-0.099947646578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34713456775104">
                <text:p>0.734713456775104</text:p>
              </table:table-cell>
              <table:table-cell office:value-type="float" office:value="-0.0427763397427692">
                <text:p>-0.0427763397427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594131029885084">
                <text:p>-0.0594131029885084</text:p>
              </table:table-cell>
              <table:table-cell office:value-type="float" office:value="-0.322963307236792">
                <text:p>-0.322963307236792</text:p>
              </table:table-cell>
              <table:table-cell office:value-type="float" office:value="NaN">
                <text:p>NaN</text:p>
              </table:table-cell>
              <table:table-cell office:value-type="float" office:value="0.0909927695030595">
                <text:p>0.0909927695030595</text:p>
              </table:table-cell>
              <table:table-cell office:value-type="float" office:value="NaN">
                <text:p>NaN</text:p>
              </table:table-cell>
              <table:table-cell office:value-type="float" office:value="-0.0877863144564055">
                <text:p>-0.0877863144564055</text:p>
              </table:table-cell>
              <table:table-cell office:value-type="float" office:value="-0.296212188275704">
                <text:p>-0.296212188275704</text:p>
              </table:table-cell>
              <table:table-cell office:value-type="float" office:value="1.48157197025664">
                <text:p>1.48157197025664</text:p>
              </table:table-cell>
              <table:table-cell office:value-type="float" office:value="0.037579790284393">
                <text:p>0.0375797902843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-0.282144331619202">
                <text:p>-0.282144331619202</text:p>
              </table:table-cell>
              <table:table-cell office:value-type="float" office:value="0.14578546362737">
                <text:p>0.14578546362737</text:p>
              </table:table-cell>
              <table:table-cell office:value-type="float" office:value="0.0933767936807591">
                <text:p>0.0933767936807591</text:p>
              </table:table-cell>
              <table:table-cell office:value-type="float" office:value="-0.169584296367695">
                <text:p>-0.169584296367695</text:p>
              </table:table-cell>
              <table:table-cell office:value-type="float" office:value="0.32371534634564">
                <text:p>0.32371534634564</text:p>
              </table:table-cell>
              <table:table-cell office:value-type="float" office:value="-0.00264801318178068">
                <text:p>-0.00264801318178068</text:p>
              </table:table-cell>
              <table:table-cell office:value-type="float" office:value="NaN">
                <text:p>NaN</text:p>
              </table:table-cell>
              <table:table-cell office:value-type="float" office:value="0.452598124187146">
                <text:p>0.452598124187146</text:p>
              </table:table-cell>
              <table:table-cell office:value-type="float" office:value="0.183523918754227">
                <text:p>0.183523918754227</text:p>
              </table:table-cell>
              <table:table-cell office:value-type="float" office:value="-0.696176278506112">
                <text:p>-0.696176278506112</text:p>
              </table:table-cell>
              <table:table-cell office:value-type="float" office:value="-0.0369730537085292">
                <text:p>-0.0369730537085292</text:p>
              </table:table-cell>
              <table:table-cell office:value-type="float" office:value="-0.0671276077540071">
                <text:p>-0.0671276077540071</text:p>
              </table:table-cell>
              <table:table-cell office:value-type="float" office:value="NaN">
                <text:p>NaN</text:p>
              </table:table-cell>
              <table:table-cell office:value-type="float" office:value="1.80600254230253">
                <text:p>1.80600254230253</text:p>
              </table:table-cell>
              <table:table-cell office:value-type="float" office:value="-0.747629456058727">
                <text:p>-0.747629456058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1569607320679">
                <text:p>0.611569607320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9864393254622">
                <text:p>-0.649864393254622</text:p>
              </table:table-cell>
              <table:table-cell office:value-type="float" office:value="2.26611550653699">
                <text:p>2.26611550653699</text:p>
              </table:table-cell>
              <table:table-cell office:value-type="float" office:value="0.460850297867022">
                <text:p>0.460850297867022</text:p>
              </table:table-cell>
              <table:table-cell office:value-type="float" office:value="NaN">
                <text:p>NaN</text:p>
              </table:table-cell>
              <table:table-cell office:value-type="float" office:value="-0.532760694282592">
                <text:p>-0.532760694282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4892813022023">
                <text:p>0.504892813022023</text:p>
              </table:table-cell>
              <table:table-cell office:value-type="float" office:value="0.320367453816656">
                <text:p>0.320367453816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54893713432386">
                <text:p>-0.354893713432386</text:p>
              </table:table-cell>
              <table:table-cell office:value-type="float" office:value="-0.240652075964805">
                <text:p>-0.240652075964805</text:p>
              </table:table-cell>
              <table:table-cell office:value-type="float" office:value="0.363728405625689">
                <text:p>0.363728405625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27320381140177">
                <text:p>-0.227320381140177</text:p>
              </table:table-cell>
              <table:table-cell office:value-type="float" office:value="-0.0124259182051394">
                <text:p>-0.0124259182051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84033480174208">
                <text:p>0.0384033480174208</text:p>
              </table:table-cell>
              <table:table-cell office:value-type="float" office:value="0.671129283084996">
                <text:p>0.671129283084996</text:p>
              </table:table-cell>
              <table:table-cell office:value-type="float" office:value="NaN">
                <text:p>NaN</text:p>
              </table:table-cell>
              <table:table-cell office:value-type="float" office:value="-0.0308020195824234">
                <text:p>-0.0308020195824234</text:p>
              </table:table-cell>
              <table:table-cell office:value-type="float" office:value="NaN">
                <text:p>NaN</text:p>
              </table:table-cell>
              <table:table-cell office:value-type="float" office:value="0.331252334863486">
                <text:p>0.331252334863486</text:p>
              </table:table-cell>
              <table:table-cell office:value-type="float" office:value="-0.278709881256356">
                <text:p>-0.278709881256356</text:p>
              </table:table-cell>
              <table:table-cell office:value-type="float" office:value="0.954243153883879">
                <text:p>0.954243153883879</text:p>
              </table:table-cell>
              <table:table-cell office:value-type="float" office:value="-0.340094007041686">
                <text:p>-0.3400940070416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0.249236954512044">
                <text:p>0.249236954512044</text:p>
              </table:table-cell>
              <table:table-cell office:value-type="float" office:value="0.0665777292363292">
                <text:p>0.0665777292363292</text:p>
              </table:table-cell>
              <table:table-cell office:value-type="float" office:value="0.0891028910084453">
                <text:p>0.0891028910084453</text:p>
              </table:table-cell>
              <table:table-cell office:value-type="float" office:value="-0.888556254229458">
                <text:p>-0.888556254229458</text:p>
              </table:table-cell>
              <table:table-cell office:value-type="float" office:value="0.210888716021279">
                <text:p>0.210888716021279</text:p>
              </table:table-cell>
              <table:table-cell office:value-type="float" office:value="0.00916425211957687">
                <text:p>0.00916425211957687</text:p>
              </table:table-cell>
              <table:table-cell office:value-type="float" office:value="NaN">
                <text:p>NaN</text:p>
              </table:table-cell>
              <table:table-cell office:value-type="float" office:value="0.588341599337274">
                <text:p>0.588341599337274</text:p>
              </table:table-cell>
              <table:table-cell office:value-type="float" office:value="0.0765803364810696">
                <text:p>0.0765803364810696</text:p>
              </table:table-cell>
              <table:table-cell office:value-type="float" office:value="-0.40637889802971">
                <text:p>-0.40637889802971</text:p>
              </table:table-cell>
              <table:table-cell office:value-type="float" office:value="0.127987532283465">
                <text:p>0.127987532283465</text:p>
              </table:table-cell>
              <table:table-cell office:value-type="float" office:value="-0.114742529579926">
                <text:p>-0.114742529579926</text:p>
              </table:table-cell>
              <table:table-cell office:value-type="float" office:value="NaN">
                <text:p>NaN</text:p>
              </table:table-cell>
              <table:table-cell office:value-type="float" office:value="0.261409761073018">
                <text:p>0.261409761073018</text:p>
              </table:table-cell>
              <table:table-cell office:value-type="float" office:value="0.136559635093442">
                <text:p>0.136559635093442</text:p>
              </table:table-cell>
              <table:table-cell office:value-type="float" office:value="NaN">
                <text:p>NaN</text:p>
              </table:table-cell>
              <table:table-cell office:value-type="float" office:value="0.264003836331625">
                <text:p>0.264003836331625</text:p>
              </table:table-cell>
              <table:table-cell office:value-type="float" office:value="NaN">
                <text:p>NaN</text:p>
              </table:table-cell>
              <table:table-cell office:value-type="float" office:value="-0.157260103069367">
                <text:p>-0.157260103069367</text:p>
              </table:table-cell>
              <table:table-cell office:value-type="float" office:value="NaN">
                <text:p>NaN</text:p>
              </table:table-cell>
              <table:table-cell office:value-type="float" office:value="-0.552498221419584">
                <text:p>-0.552498221419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9591462576769">
                <text:p>0.109591462576769</text:p>
              </table:table-cell>
              <table:table-cell office:value-type="float" office:value="-0.247572640788775">
                <text:p>-0.247572640788775</text:p>
              </table:table-cell>
              <table:table-cell office:value-type="float" office:value="-0.507823813425564">
                <text:p>-0.507823813425564</text:p>
              </table:table-cell>
              <table:table-cell office:value-type="float" office:value="NaN">
                <text:p>NaN</text:p>
              </table:table-cell>
              <table:table-cell office:value-type="float" office:value="-0.335274954921983">
                <text:p>-0.33527495492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9275329823819">
                <text:p>0.439275329823819</text:p>
              </table:table-cell>
              <table:table-cell office:value-type="float" office:value="0.318613144249071">
                <text:p>0.318613144249071</text:p>
              </table:table-cell>
              <table:table-cell office:value-type="float" office:value="0.655739367874386">
                <text:p>0.655739367874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65628400549241">
                <text:p>-0.165628400549241</text:p>
              </table:table-cell>
              <table:table-cell office:value-type="float" office:value="-0.267461622656401">
                <text:p>-0.267461622656401</text:p>
              </table:table-cell>
              <table:table-cell office:value-type="float" office:value="0.165313913677129">
                <text:p>0.165313913677129</text:p>
              </table:table-cell>
              <table:table-cell office:value-type="float" office:value="0.510901565079253">
                <text:p>0.510901565079253</text:p>
              </table:table-cell>
              <table:table-cell office:value-type="float" office:value="0.0769357814612895">
                <text:p>0.0769357814612895</text:p>
              </table:table-cell>
              <table:table-cell office:value-type="float" office:value="0.232318541075877">
                <text:p>0.232318541075877</text:p>
              </table:table-cell>
              <table:table-cell office:value-type="float" office:value="0.0223681170928324">
                <text:p>0.0223681170928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4938131344249">
                <text:p>0.614938131344249</text:p>
              </table:table-cell>
              <table:table-cell office:value-type="float" office:value="0.78372169674115">
                <text:p>0.78372169674115</text:p>
              </table:table-cell>
              <table:table-cell office:value-type="float" office:value="NaN">
                <text:p>NaN</text:p>
              </table:table-cell>
              <table:table-cell office:value-type="float" office:value="0.0995424674237802">
                <text:p>0.0995424674237802</text:p>
              </table:table-cell>
              <table:table-cell office:value-type="float" office:value="NaN">
                <text:p>NaN</text:p>
              </table:table-cell>
              <table:table-cell office:value-type="float" office:value="0.214790993352497">
                <text:p>0.214790993352497</text:p>
              </table:table-cell>
              <table:table-cell office:value-type="float" office:value="-0.261201180648014">
                <text:p>-0.261201180648014</text:p>
              </table:table-cell>
              <table:table-cell office:value-type="float" office:value="5.35553207383926">
                <text:p>5.35553207383926</text:p>
              </table:table-cell>
              <table:table-cell office:value-type="float" office:value="0.0727404259101589">
                <text:p>0.0727404259101589</text:p>
              </table:table-cell>
              <table:table-cell office:value-type="float" office:value="0.18136684489577">
                <text:p>0.18136684489577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0.205657684378639">
                <text:p>0.205657684378639</text:p>
              </table:table-cell>
              <table:table-cell office:value-type="float" office:value="-0.103896653515492">
                <text:p>-0.103896653515492</text:p>
              </table:table-cell>
              <table:table-cell office:value-type="float" office:value="0.0722623544685382">
                <text:p>0.0722623544685382</text:p>
              </table:table-cell>
              <table:table-cell office:value-type="float" office:value="-0.906123706604512">
                <text:p>-0.906123706604512</text:p>
              </table:table-cell>
              <table:table-cell office:value-type="float" office:value="0.515658486231239">
                <text:p>0.515658486231239</text:p>
              </table:table-cell>
              <table:table-cell office:value-type="float" office:value="-0.887563413654257">
                <text:p>-0.887563413654257</text:p>
              </table:table-cell>
              <table:table-cell office:value-type="float" office:value="NaN">
                <text:p>NaN</text:p>
              </table:table-cell>
              <table:table-cell office:value-type="float" office:value="0.588998621897665">
                <text:p>0.588998621897665</text:p>
              </table:table-cell>
              <table:table-cell office:value-type="float" office:value="-0.0203410547706467">
                <text:p>-0.0203410547706467</text:p>
              </table:table-cell>
              <table:table-cell office:value-type="float" office:value="-0.315728078799099">
                <text:p>-0.315728078799099</text:p>
              </table:table-cell>
              <table:table-cell office:value-type="float" office:value="0.0304778486232602">
                <text:p>0.0304778486232602</text:p>
              </table:table-cell>
              <table:table-cell office:value-type="float" office:value="-0.751801033749406">
                <text:p>-0.751801033749406</text:p>
              </table:table-cell>
              <table:table-cell office:value-type="float" office:value="NaN">
                <text:p>NaN</text:p>
              </table:table-cell>
              <table:table-cell office:value-type="float" office:value="-0.552468616240509">
                <text:p>-0.552468616240509</text:p>
              </table:table-cell>
              <table:table-cell office:value-type="float" office:value="0.120590239891236">
                <text:p>0.120590239891236</text:p>
              </table:table-cell>
              <table:table-cell office:value-type="float" office:value="NaN">
                <text:p>NaN</text:p>
              </table:table-cell>
              <table:table-cell office:value-type="float" office:value="0.304723615285284">
                <text:p>0.304723615285284</text:p>
              </table:table-cell>
              <table:table-cell office:value-type="float" office:value="NaN">
                <text:p>NaN</text:p>
              </table:table-cell>
              <table:table-cell office:value-type="float" office:value="-0.174112382176667">
                <text:p>-0.174112382176667</text:p>
              </table:table-cell>
              <table:table-cell office:value-type="float" office:value="NaN">
                <text:p>NaN</text:p>
              </table:table-cell>
              <table:table-cell office:value-type="float" office:value="-0.19244308308306">
                <text:p>-0.19244308308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64907311323342">
                <text:p>0.0264907311323342</text:p>
              </table:table-cell>
              <table:table-cell office:value-type="float" office:value="-0.20095483033776">
                <text:p>-0.20095483033776</text:p>
              </table:table-cell>
              <table:table-cell office:value-type="float" office:value="-0.408910975548906">
                <text:p>-0.408910975548906</text:p>
              </table:table-cell>
              <table:table-cell office:value-type="float" office:value="NaN">
                <text:p>NaN</text:p>
              </table:table-cell>
              <table:table-cell office:value-type="float" office:value="-0.348359480487339">
                <text:p>-0.348359480487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875826601469877">
                <text:p>0.00875826601469877</text:p>
              </table:table-cell>
              <table:table-cell office:value-type="float" office:value="-0.127383286506373">
                <text:p>-0.127383286506373</text:p>
              </table:table-cell>
              <table:table-cell office:value-type="float" office:value="-0.544516838926218">
                <text:p>-0.544516838926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63560144426648">
                <text:p>-0.163560144426648</text:p>
              </table:table-cell>
              <table:table-cell office:value-type="float" office:value="-0.101520822701422">
                <text:p>-0.101520822701422</text:p>
              </table:table-cell>
              <table:table-cell office:value-type="float" office:value="0.122010232552855">
                <text:p>0.122010232552855</text:p>
              </table:table-cell>
              <table:table-cell office:value-type="float" office:value="0.560382891159282">
                <text:p>0.560382891159282</text:p>
              </table:table-cell>
              <table:table-cell office:value-type="float" office:value="2.50973652435295">
                <text:p>2.50973652435295</text:p>
              </table:table-cell>
              <table:table-cell office:value-type="float" office:value="-0.0486175137577875">
                <text:p>-0.0486175137577875</text:p>
              </table:table-cell>
              <table:table-cell office:value-type="float" office:value="0.0404603619847322">
                <text:p>0.0404603619847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5716665182797">
                <text:p>0.775716665182797</text:p>
              </table:table-cell>
              <table:table-cell office:value-type="float" office:value="0.727005041238551">
                <text:p>0.727005041238551</text:p>
              </table:table-cell>
              <table:table-cell office:value-type="float" office:value="NaN">
                <text:p>NaN</text:p>
              </table:table-cell>
              <table:table-cell office:value-type="float" office:value="0.18903678734723">
                <text:p>0.18903678734723</text:p>
              </table:table-cell>
              <table:table-cell office:value-type="float" office:value="NaN">
                <text:p>NaN</text:p>
              </table:table-cell>
              <table:table-cell office:value-type="float" office:value="0.205674665034107">
                <text:p>0.205674665034107</text:p>
              </table:table-cell>
              <table:table-cell office:value-type="float" office:value="-0.33609749253892">
                <text:p>-0.33609749253892</text:p>
              </table:table-cell>
              <table:table-cell office:value-type="float" office:value="-0.445195326143452">
                <text:p>-0.445195326143452</text:p>
              </table:table-cell>
              <table:table-cell office:value-type="float" office:value="0.195140401423169">
                <text:p>0.195140401423169</text:p>
              </table:table-cell>
              <table:table-cell office:value-type="float" office:value="1.46686367624378">
                <text:p>1.46686367624378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0.200149749821974">
                <text:p>0.200149749821974</text:p>
              </table:table-cell>
              <table:table-cell office:value-type="float" office:value="0.0212280634570994">
                <text:p>0.0212280634570994</text:p>
              </table:table-cell>
              <table:table-cell office:value-type="float" office:value="0.017759663866611">
                <text:p>0.017759663866611</text:p>
              </table:table-cell>
              <table:table-cell office:value-type="float" office:value="-0.188083771202306">
                <text:p>-0.188083771202306</text:p>
              </table:table-cell>
              <table:table-cell office:value-type="float" office:value="0.127891110319009">
                <text:p>0.127891110319009</text:p>
              </table:table-cell>
              <table:table-cell office:value-type="float" office:value="0.0236904592967222">
                <text:p>0.0236904592967222</text:p>
              </table:table-cell>
              <table:table-cell office:value-type="float" office:value="NaN">
                <text:p>NaN</text:p>
              </table:table-cell>
              <table:table-cell office:value-type="float" office:value="0.610838981762928">
                <text:p>0.610838981762928</text:p>
              </table:table-cell>
              <table:table-cell office:value-type="float" office:value="-0.0317054767426167">
                <text:p>-0.0317054767426167</text:p>
              </table:table-cell>
              <table:table-cell office:value-type="float" office:value="-0.311628814641432">
                <text:p>-0.311628814641432</text:p>
              </table:table-cell>
              <table:table-cell office:value-type="float" office:value="-0.142869678452968">
                <text:p>-0.142869678452968</text:p>
              </table:table-cell>
              <table:table-cell office:value-type="float" office:value="-0.0944935320884088">
                <text:p>-0.0944935320884088</text:p>
              </table:table-cell>
              <table:table-cell office:value-type="float" office:value="NaN">
                <text:p>NaN</text:p>
              </table:table-cell>
              <table:table-cell office:value-type="float" office:value="-0.556431270235125">
                <text:p>-0.556431270235125</text:p>
              </table:table-cell>
              <table:table-cell office:value-type="float" office:value="-0.281162572054581">
                <text:p>-0.281162572054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83957244857342">
                <text:p>-0.283957244857342</text:p>
              </table:table-cell>
              <table:table-cell office:value-type="float" office:value="NaN">
                <text:p>NaN</text:p>
              </table:table-cell>
              <table:table-cell office:value-type="float" office:value="-0.189177190398603">
                <text:p>-0.189177190398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39161551182061">
                <text:p>0.0639161551182061</text:p>
              </table:table-cell>
              <table:table-cell office:value-type="float" office:value="-0.167674980746775">
                <text:p>-0.167674980746775</text:p>
              </table:table-cell>
              <table:table-cell office:value-type="float" office:value="0.419311147111017">
                <text:p>0.419311147111017</text:p>
              </table:table-cell>
              <table:table-cell office:value-type="float" office:value="NaN">
                <text:p>NaN</text:p>
              </table:table-cell>
              <table:table-cell office:value-type="float" office:value="-0.215859399697392">
                <text:p>-0.215859399697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74353397494307">
                <text:p>-0.174353397494307</text:p>
              </table:table-cell>
              <table:table-cell office:value-type="float" office:value="-0.0876218354069334">
                <text:p>-0.0876218354069334</text:p>
              </table:table-cell>
              <table:table-cell office:value-type="float" office:value="-0.412603169118649">
                <text:p>-0.412603169118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4008220402668">
                <text:p>-0.524008220402668</text:p>
              </table:table-cell>
              <table:table-cell office:value-type="float" office:value="-0.160287529245492">
                <text:p>-0.160287529245492</text:p>
              </table:table-cell>
              <table:table-cell office:value-type="float" office:value="0.452022479208617">
                <text:p>0.452022479208617</text:p>
              </table:table-cell>
              <table:table-cell office:value-type="float" office:value="-0.151592675379524">
                <text:p>-0.151592675379524</text:p>
              </table:table-cell>
              <table:table-cell office:value-type="float" office:value="0.0435405350829922">
                <text:p>0.0435405350829922</text:p>
              </table:table-cell>
              <table:table-cell office:value-type="float" office:value="-0.846363097102485">
                <text:p>-0.846363097102485</text:p>
              </table:table-cell>
              <table:table-cell office:value-type="float" office:value="0.0688586604052679">
                <text:p>0.0688586604052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9640839916115">
                <text:p>0.539640839916115</text:p>
              </table:table-cell>
              <table:table-cell office:value-type="float" office:value="0.939949725409439">
                <text:p>0.939949725409439</text:p>
              </table:table-cell>
              <table:table-cell office:value-type="float" office:value="NaN">
                <text:p>NaN</text:p>
              </table:table-cell>
              <table:table-cell office:value-type="float" office:value="0.201164119916587">
                <text:p>0.201164119916587</text:p>
              </table:table-cell>
              <table:table-cell office:value-type="float" office:value="NaN">
                <text:p>NaN</text:p>
              </table:table-cell>
              <table:table-cell office:value-type="float" office:value="0.348235939443551">
                <text:p>0.348235939443551</text:p>
              </table:table-cell>
              <table:table-cell office:value-type="float" office:value="-0.285626370712911">
                <text:p>-0.285626370712911</text:p>
              </table:table-cell>
              <table:table-cell office:value-type="float" office:value="-0.424958363506985">
                <text:p>-0.424958363506985</text:p>
              </table:table-cell>
              <table:table-cell office:value-type="float" office:value="0.200073370741704">
                <text:p>0.200073370741704</text:p>
              </table:table-cell>
              <table:table-cell office:value-type="float" office:value="0.639094115324295">
                <text:p>0.639094115324295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0.161166082360349">
                <text:p>0.161166082360349</text:p>
              </table:table-cell>
              <table:table-cell office:value-type="float" office:value="0.206464041407898">
                <text:p>0.206464041407898</text:p>
              </table:table-cell>
              <table:table-cell office:value-type="float" office:value="0.0986694221941939">
                <text:p>0.0986694221941939</text:p>
              </table:table-cell>
              <table:table-cell office:value-type="float" office:value="-0.449927333968929">
                <text:p>-0.449927333968929</text:p>
              </table:table-cell>
              <table:table-cell office:value-type="float" office:value="0.162223386765804">
                <text:p>0.162223386765804</text:p>
              </table:table-cell>
              <table:table-cell office:value-type="float" office:value="-0.758952373336558">
                <text:p>-0.758952373336558</text:p>
              </table:table-cell>
              <table:table-cell office:value-type="float" office:value="NaN">
                <text:p>NaN</text:p>
              </table:table-cell>
              <table:table-cell office:value-type="float" office:value="0.43456300054749">
                <text:p>0.43456300054749</text:p>
              </table:table-cell>
              <table:table-cell office:value-type="float" office:value="0.0274709259237506">
                <text:p>0.0274709259237506</text:p>
              </table:table-cell>
              <table:table-cell office:value-type="float" office:value="-0.292723151428436">
                <text:p>-0.292723151428436</text:p>
              </table:table-cell>
              <table:table-cell office:value-type="float" office:value="0.0695069067807547">
                <text:p>0.0695069067807547</text:p>
              </table:table-cell>
              <table:table-cell office:value-type="float" office:value="-0.117714789348164">
                <text:p>-0.117714789348164</text:p>
              </table:table-cell>
              <table:table-cell office:value-type="float" office:value="NaN">
                <text:p>NaN</text:p>
              </table:table-cell>
              <table:table-cell office:value-type="float" office:value="-0.54039790875311">
                <text:p>-0.54039790875311</text:p>
              </table:table-cell>
              <table:table-cell office:value-type="float" office:value="0.203713387620918">
                <text:p>0.203713387620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6453698420603">
                <text:p>-0.26453698420603</text:p>
              </table:table-cell>
              <table:table-cell office:value-type="float" office:value="NaN">
                <text:p>NaN</text:p>
              </table:table-cell>
              <table:table-cell office:value-type="float" office:value="-0.295259863775321">
                <text:p>-0.295259863775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2354399801979">
                <text:p>0.192354399801979</text:p>
              </table:table-cell>
              <table:table-cell office:value-type="float" office:value="-0.17999912939696">
                <text:p>-0.17999912939696</text:p>
              </table:table-cell>
              <table:table-cell office:value-type="float" office:value="0.371891212817944">
                <text:p>0.371891212817944</text:p>
              </table:table-cell>
              <table:table-cell office:value-type="float" office:value="NaN">
                <text:p>NaN</text:p>
              </table:table-cell>
              <table:table-cell office:value-type="float" office:value="-0.247700315222434">
                <text:p>-0.247700315222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80903655691474">
                <text:p>0.780903655691474</text:p>
              </table:table-cell>
              <table:table-cell office:value-type="float" office:value="0.0189009455314388">
                <text:p>0.0189009455314388</text:p>
              </table:table-cell>
              <table:table-cell office:value-type="float" office:value="-0.474601220700023">
                <text:p>-0.474601220700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29909889458049">
                <text:p>-0.329909889458049</text:p>
              </table:table-cell>
              <table:table-cell office:value-type="float" office:value="-0.499216997039253">
                <text:p>-0.499216997039253</text:p>
              </table:table-cell>
              <table:table-cell office:value-type="float" office:value="0.339592715775125">
                <text:p>0.339592715775125</text:p>
              </table:table-cell>
              <table:table-cell office:value-type="float" office:value="-0.0710193068954084">
                <text:p>-0.0710193068954084</text:p>
              </table:table-cell>
              <table:table-cell office:value-type="float" office:value="0.579363184823631">
                <text:p>0.579363184823631</text:p>
              </table:table-cell>
              <table:table-cell office:value-type="float" office:value="-0.532412313546246">
                <text:p>-0.532412313546246</text:p>
              </table:table-cell>
              <table:table-cell office:value-type="float" office:value="0.058497955451123">
                <text:p>0.058497955451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0083346177605">
                <text:p>0.410083346177605</text:p>
              </table:table-cell>
              <table:table-cell office:value-type="float" office:value="1.25083231934364">
                <text:p>1.25083231934364</text:p>
              </table:table-cell>
              <table:table-cell office:value-type="float" office:value="NaN">
                <text:p>NaN</text:p>
              </table:table-cell>
              <table:table-cell office:value-type="float" office:value="0.191906418976642">
                <text:p>0.191906418976642</text:p>
              </table:table-cell>
              <table:table-cell office:value-type="float" office:value="NaN">
                <text:p>NaN</text:p>
              </table:table-cell>
              <table:table-cell office:value-type="float" office:value="-0.97274431698129">
                <text:p>-0.97274431698129</text:p>
              </table:table-cell>
              <table:table-cell office:value-type="float" office:value="-0.255408238458">
                <text:p>-0.255408238458</text:p>
              </table:table-cell>
              <table:table-cell office:value-type="float" office:value="-0.423289187248522">
                <text:p>-0.423289187248522</text:p>
              </table:table-cell>
              <table:table-cell office:value-type="float" office:value="0.192990329926211">
                <text:p>0.192990329926211</text:p>
              </table:table-cell>
              <table:table-cell office:value-type="float" office:value="0.777894804360522">
                <text:p>0.77789480436052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0.159143219072858">
                <text:p>0.159143219072858</text:p>
              </table:table-cell>
              <table:table-cell office:value-type="float" office:value="0.300725629612429">
                <text:p>0.300725629612429</text:p>
              </table:table-cell>
              <table:table-cell office:value-type="float" office:value="0.0764556788779077">
                <text:p>0.0764556788779077</text:p>
              </table:table-cell>
              <table:table-cell office:value-type="float" office:value="0.139961735162485">
                <text:p>0.139961735162485</text:p>
              </table:table-cell>
              <table:table-cell office:value-type="float" office:value="0.211476786544644">
                <text:p>0.211476786544644</text:p>
              </table:table-cell>
              <table:table-cell office:value-type="float" office:value="0.0760540800076744">
                <text:p>0.0760540800076744</text:p>
              </table:table-cell>
              <table:table-cell office:value-type="float" office:value="NaN">
                <text:p>NaN</text:p>
              </table:table-cell>
              <table:table-cell office:value-type="float" office:value="0.209875159617026">
                <text:p>0.209875159617026</text:p>
              </table:table-cell>
              <table:table-cell office:value-type="float" office:value="0.584854924399192">
                <text:p>0.584854924399192</text:p>
              </table:table-cell>
              <table:table-cell office:value-type="float" office:value="-0.177684488500313">
                <text:p>-0.177684488500313</text:p>
              </table:table-cell>
              <table:table-cell office:value-type="float" office:value="0.175826401581015">
                <text:p>0.175826401581015</text:p>
              </table:table-cell>
              <table:table-cell office:value-type="float" office:value="-0.0438315891056149">
                <text:p>-0.0438315891056149</text:p>
              </table:table-cell>
              <table:table-cell office:value-type="float" office:value="NaN">
                <text:p>NaN</text:p>
              </table:table-cell>
              <table:table-cell office:value-type="float" office:value="-0.544648310285882">
                <text:p>-0.544648310285882</text:p>
              </table:table-cell>
              <table:table-cell office:value-type="float" office:value="-0.198494589323101">
                <text:p>-0.198494589323101</text:p>
              </table:table-cell>
              <table:table-cell office:value-type="float" office:value="NaN">
                <text:p>NaN</text:p>
              </table:table-cell>
              <table:table-cell office:value-type="float" office:value="0.110134556714623">
                <text:p>0.110134556714623</text:p>
              </table:table-cell>
              <table:table-cell office:value-type="float" office:value="NaN">
                <text:p>NaN</text:p>
              </table:table-cell>
              <table:table-cell office:value-type="float" office:value="-0.284447816438322">
                <text:p>-0.284447816438322</text:p>
              </table:table-cell>
              <table:table-cell office:value-type="float" office:value="NaN">
                <text:p>NaN</text:p>
              </table:table-cell>
              <table:table-cell office:value-type="float" office:value="-0.447733893125187">
                <text:p>-0.447733893125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296108007052">
                <text:p>0.10296108007052</text:p>
              </table:table-cell>
              <table:table-cell office:value-type="float" office:value="-0.144004599825255">
                <text:p>-0.144004599825255</text:p>
              </table:table-cell>
              <table:table-cell office:value-type="float" office:value="0.334326502244914">
                <text:p>0.334326502244914</text:p>
              </table:table-cell>
              <table:table-cell office:value-type="float" office:value="NaN">
                <text:p>NaN</text:p>
              </table:table-cell>
              <table:table-cell office:value-type="float" office:value="-0.145427220109287">
                <text:p>-0.145427220109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14269019207151">
                <text:p>-0.114269019207151</text:p>
              </table:table-cell>
              <table:table-cell office:value-type="float" office:value="0.0474874727483795">
                <text:p>0.0474874727483795</text:p>
              </table:table-cell>
              <table:table-cell office:value-type="float" office:value="-0.473440492670143">
                <text:p>-0.473440492670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1419431114593">
                <text:p>-0.141419431114593</text:p>
              </table:table-cell>
              <table:table-cell office:value-type="float" office:value="-0.147974846228933">
                <text:p>-0.147974846228933</text:p>
              </table:table-cell>
              <table:table-cell office:value-type="float" office:value="0.387996367878288">
                <text:p>0.387996367878288</text:p>
              </table:table-cell>
              <table:table-cell office:value-type="float" office:value="-0.273094793084806">
                <text:p>-0.273094793084806</text:p>
              </table:table-cell>
              <table:table-cell office:value-type="float" office:value="-0.992144275819322">
                <text:p>-0.992144275819322</text:p>
              </table:table-cell>
              <table:table-cell office:value-type="float" office:value="0.749090277206444">
                <text:p>0.749090277206444</text:p>
              </table:table-cell>
              <table:table-cell office:value-type="float" office:value="0.0153194909495751">
                <text:p>0.0153194909495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9747431642663">
                <text:p>0.399747431642663</text:p>
              </table:table-cell>
              <table:table-cell office:value-type="float" office:value="1.39024452504259">
                <text:p>1.39024452504259</text:p>
              </table:table-cell>
              <table:table-cell office:value-type="float" office:value="NaN">
                <text:p>NaN</text:p>
              </table:table-cell>
              <table:table-cell office:value-type="float" office:value="-0.043683765331817">
                <text:p>-0.043683765331817</text:p>
              </table:table-cell>
              <table:table-cell office:value-type="float" office:value="NaN">
                <text:p>NaN</text:p>
              </table:table-cell>
              <table:table-cell office:value-type="float" office:value="-0.832242181484962">
                <text:p>-0.832242181484962</text:p>
              </table:table-cell>
              <table:table-cell office:value-type="float" office:value="-0.251449241666556">
                <text:p>-0.251449241666556</text:p>
              </table:table-cell>
              <table:table-cell office:value-type="float" office:value="-0.501301526309658">
                <text:p>-0.501301526309658</text:p>
              </table:table-cell>
              <table:table-cell office:value-type="float" office:value="0.319908193395316">
                <text:p>0.319908193395316</text:p>
              </table:table-cell>
              <table:table-cell office:value-type="float" office:value="-0.0678856036383385">
                <text:p>-0.0678856036383385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NaN">
                <text:p>NaN</text:p>
              </table:table-cell>
              <table:table-cell office:value-type="float" office:value="0.149006961284514">
                <text:p>0.149006961284514</text:p>
              </table:table-cell>
              <table:table-cell office:value-type="float" office:value="0.180093706141749">
                <text:p>0.180093706141749</text:p>
              </table:table-cell>
              <table:table-cell office:value-type="float" office:value="0.208531240306502">
                <text:p>0.208531240306502</text:p>
              </table:table-cell>
              <table:table-cell office:value-type="float" office:value="0.0379171485916221">
                <text:p>0.0379171485916221</text:p>
              </table:table-cell>
              <table:table-cell office:value-type="float" office:value="0.175975361444403">
                <text:p>0.175975361444403</text:p>
              </table:table-cell>
              <table:table-cell office:value-type="float" office:value="0.548767439345933">
                <text:p>0.548767439345933</text:p>
              </table:table-cell>
              <table:table-cell office:value-type="float" office:value="NaN">
                <text:p>NaN</text:p>
              </table:table-cell>
              <table:table-cell office:value-type="float" office:value="0.403158049199389">
                <text:p>0.403158049199389</text:p>
              </table:table-cell>
              <table:table-cell office:value-type="float" office:value="2.34934184408419">
                <text:p>2.34934184408419</text:p>
              </table:table-cell>
              <table:table-cell office:value-type="float" office:value="-0.30925614907182">
                <text:p>-0.30925614907182</text:p>
              </table:table-cell>
              <table:table-cell office:value-type="float" office:value="0.0981566456570019">
                <text:p>0.0981566456570019</text:p>
              </table:table-cell>
              <table:table-cell office:value-type="float" office:value="-0.660825048987384">
                <text:p>-0.660825048987384</text:p>
              </table:table-cell>
              <table:table-cell office:value-type="float" office:value="NaN">
                <text:p>NaN</text:p>
              </table:table-cell>
              <table:table-cell office:value-type="float" office:value="-0.518797663148355">
                <text:p>-0.518797663148355</text:p>
              </table:table-cell>
              <table:table-cell office:value-type="float" office:value="-0.575822820358872">
                <text:p>-0.575822820358872</text:p>
              </table:table-cell>
              <table:table-cell office:value-type="float" office:value="NaN">
                <text:p>NaN</text:p>
              </table:table-cell>
              <table:table-cell office:value-type="float" office:value="0.0385249128274821">
                <text:p>0.0385249128274821</text:p>
              </table:table-cell>
              <table:table-cell office:value-type="float" office:value="NaN">
                <text:p>NaN</text:p>
              </table:table-cell>
              <table:table-cell office:value-type="float" office:value="-0.603684944766357">
                <text:p>-0.603684944766357</text:p>
              </table:table-cell>
              <table:table-cell office:value-type="float" office:value="NaN">
                <text:p>NaN</text:p>
              </table:table-cell>
              <table:table-cell office:value-type="float" office:value="-0.623969805759894">
                <text:p>-0.623969805759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2079082547539">
                <text:p>0.912079082547539</text:p>
              </table:table-cell>
              <table:table-cell office:value-type="float" office:value="-0.0848879132193446">
                <text:p>-0.0848879132193446</text:p>
              </table:table-cell>
              <table:table-cell office:value-type="float" office:value="0.340599848326518">
                <text:p>0.340599848326518</text:p>
              </table:table-cell>
              <table:table-cell office:value-type="float" office:value="NaN">
                <text:p>NaN</text:p>
              </table:table-cell>
              <table:table-cell office:value-type="float" office:value="-0.365602106492484">
                <text:p>-0.365602106492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568142474118855">
                <text:p>-0.0568142474118855</text:p>
              </table:table-cell>
              <table:table-cell office:value-type="float" office:value="0.165346410807676">
                <text:p>0.165346410807676</text:p>
              </table:table-cell>
              <table:table-cell office:value-type="float" office:value="-0.548945573807559">
                <text:p>-0.548945573807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09118639546081">
                <text:p>-0.209118639546081</text:p>
              </table:table-cell>
              <table:table-cell office:value-type="float" office:value="0.522045328047113">
                <text:p>0.522045328047113</text:p>
              </table:table-cell>
              <table:table-cell office:value-type="float" office:value="0.257100413302008">
                <text:p>0.257100413302008</text:p>
              </table:table-cell>
              <table:table-cell office:value-type="float" office:value="-0.61327001778614">
                <text:p>-0.61327001778614</text:p>
              </table:table-cell>
              <table:table-cell office:value-type="float" office:value="0.264095781691946">
                <text:p>0.264095781691946</text:p>
              </table:table-cell>
              <table:table-cell office:value-type="float" office:value="0.805794802126017">
                <text:p>0.805794802126017</text:p>
              </table:table-cell>
              <table:table-cell office:value-type="float" office:value="-0.386739459742126">
                <text:p>-0.386739459742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0353143223876">
                <text:p>0.550353143223876</text:p>
              </table:table-cell>
              <table:table-cell office:value-type="float" office:value="0.927696027406367">
                <text:p>0.927696027406367</text:p>
              </table:table-cell>
              <table:table-cell office:value-type="float" office:value="NaN">
                <text:p>NaN</text:p>
              </table:table-cell>
              <table:table-cell office:value-type="float" office:value="0.00585610619673364">
                <text:p>0.00585610619673364</text:p>
              </table:table-cell>
              <table:table-cell office:value-type="float" office:value="NaN">
                <text:p>NaN</text:p>
              </table:table-cell>
              <table:table-cell office:value-type="float" office:value="0.304384616089352">
                <text:p>0.304384616089352</text:p>
              </table:table-cell>
              <table:table-cell office:value-type="float" office:value="-0.132919994610289">
                <text:p>-0.132919994610289</text:p>
              </table:table-cell>
              <table:table-cell office:value-type="float" office:value="-0.515806190854268">
                <text:p>-0.515806190854268</text:p>
              </table:table-cell>
              <table:table-cell office:value-type="float" office:value="-0.294559949249847">
                <text:p>-0.294559949249847</text:p>
              </table:table-cell>
              <table:table-cell office:value-type="float" office:value="-0.654305541116089">
                <text:p>-0.654305541116089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NaN">
                <text:p>NaN</text:p>
              </table:table-cell>
              <table:table-cell office:value-type="float" office:value="0.268647816855786">
                <text:p>0.268647816855786</text:p>
              </table:table-cell>
              <table:table-cell office:value-type="float" office:value="0.168928919263474">
                <text:p>0.168928919263474</text:p>
              </table:table-cell>
              <table:table-cell office:value-type="float" office:value="-0.0814591473467413">
                <text:p>-0.0814591473467413</text:p>
              </table:table-cell>
              <table:table-cell office:value-type="float" office:value="0.215765769006778">
                <text:p>0.215765769006778</text:p>
              </table:table-cell>
              <table:table-cell office:value-type="float" office:value="0.179376211671761">
                <text:p>0.179376211671761</text:p>
              </table:table-cell>
              <table:table-cell office:value-type="float" office:value="-0.167805786566118">
                <text:p>-0.167805786566118</text:p>
              </table:table-cell>
              <table:table-cell office:value-type="float" office:value="NaN">
                <text:p>NaN</text:p>
              </table:table-cell>
              <table:table-cell office:value-type="float" office:value="-0.837189332508327">
                <text:p>-0.837189332508327</text:p>
              </table:table-cell>
              <table:table-cell office:value-type="float" office:value="-0.117799267750624">
                <text:p>-0.117799267750624</text:p>
              </table:table-cell>
              <table:table-cell office:value-type="float" office:value="-0.478781370686744">
                <text:p>-0.478781370686744</text:p>
              </table:table-cell>
              <table:table-cell office:value-type="float" office:value="0.163372059986227">
                <text:p>0.163372059986227</text:p>
              </table:table-cell>
              <table:table-cell office:value-type="float" office:value="-0.125298010701982">
                <text:p>-0.125298010701982</text:p>
              </table:table-cell>
              <table:table-cell office:value-type="float" office:value="NaN">
                <text:p>NaN</text:p>
              </table:table-cell>
              <table:table-cell office:value-type="float" office:value="-0.547453589337968">
                <text:p>-0.547453589337968</text:p>
              </table:table-cell>
              <table:table-cell office:value-type="float" office:value="-0.47661403789845">
                <text:p>-0.47661403789845</text:p>
              </table:table-cell>
              <table:table-cell office:value-type="float" office:value="NaN">
                <text:p>NaN</text:p>
              </table:table-cell>
              <table:table-cell office:value-type="float" office:value="0.250609413786271">
                <text:p>0.250609413786271</text:p>
              </table:table-cell>
              <table:table-cell office:value-type="float" office:value="NaN">
                <text:p>NaN</text:p>
              </table:table-cell>
              <table:table-cell office:value-type="float" office:value="-0.308925324079111">
                <text:p>-0.308925324079111</text:p>
              </table:table-cell>
              <table:table-cell office:value-type="float" office:value="NaN">
                <text:p>NaN</text:p>
              </table:table-cell>
              <table:table-cell office:value-type="float" office:value="-0.884784931017318">
                <text:p>-0.884784931017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2456283826471">
                <text:p>-0.22456283826471</text:p>
              </table:table-cell>
              <table:table-cell office:value-type="float" office:value="-0.124281138434334">
                <text:p>-0.124281138434334</text:p>
              </table:table-cell>
              <table:table-cell office:value-type="float" office:value="0.342748757816305">
                <text:p>0.342748757816305</text:p>
              </table:table-cell>
              <table:table-cell office:value-type="float" office:value="NaN">
                <text:p>NaN</text:p>
              </table:table-cell>
              <table:table-cell office:value-type="float" office:value="-0.690697876454126">
                <text:p>-0.690697876454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1631897030982">
                <text:p>0.381631897030982</text:p>
              </table:table-cell>
              <table:table-cell office:value-type="float" office:value="0.973146046192506">
                <text:p>0.973146046192506</text:p>
              </table:table-cell>
              <table:table-cell office:value-type="float" office:value="-0.4876175479905">
                <text:p>-0.4876175479905</text:p>
              </table:table-cell>
              <table:table-cell office:value-type="float" office:value="0.183131255377053">
                <text:p>0.183131255377053</text:p>
              </table:table-cell>
              <table:table-cell office:value-type="float" office:value="NaN">
                <text:p>NaN</text:p>
              </table:table-cell>
              <table:table-cell office:value-type="float" office:value="0.207674362628157">
                <text:p>0.207674362628157</text:p>
              </table:table-cell>
              <table:table-cell office:value-type="float" office:value="1.20058681039916">
                <text:p>1.20058681039916</text:p>
              </table:table-cell>
              <table:table-cell office:value-type="float" office:value="0.147076672902551">
                <text:p>0.147076672902551</text:p>
              </table:table-cell>
              <table:table-cell office:value-type="float" office:value="-0.693381306535409">
                <text:p>-0.693381306535409</text:p>
              </table:table-cell>
              <table:table-cell office:value-type="float" office:value="-0.568404443550899">
                <text:p>-0.568404443550899</text:p>
              </table:table-cell>
              <table:table-cell office:value-type="float" office:value="-0.36549844845194">
                <text:p>-0.36549844845194</text:p>
              </table:table-cell>
              <table:table-cell office:value-type="float" office:value="0.0604613365297002">
                <text:p>0.0604613365297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3672817588492">
                <text:p>-0.763672817588492</text:p>
              </table:table-cell>
              <table:table-cell office:value-type="float" office:value="0.260015628043241">
                <text:p>0.260015628043241</text:p>
              </table:table-cell>
              <table:table-cell office:value-type="float" office:value="NaN">
                <text:p>NaN</text:p>
              </table:table-cell>
              <table:table-cell office:value-type="float" office:value="0.265965967845474">
                <text:p>0.265965967845474</text:p>
              </table:table-cell>
              <table:table-cell office:value-type="float" office:value="NaN">
                <text:p>NaN</text:p>
              </table:table-cell>
              <table:table-cell office:value-type="float" office:value="-0.998726812529605">
                <text:p>-0.998726812529605</text:p>
              </table:table-cell>
              <table:table-cell office:value-type="float" office:value="-0.160508187874286">
                <text:p>-0.160508187874286</text:p>
              </table:table-cell>
              <table:table-cell office:value-type="float" office:value="-0.600205021230119">
                <text:p>-0.600205021230119</text:p>
              </table:table-cell>
              <table:table-cell office:value-type="float" office:value="-0.994912921823158">
                <text:p>-0.994912921823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NaN">
                <text:p>NaN</text:p>
              </table:table-cell>
              <table:table-cell office:value-type="float" office:value="0.216557893448974">
                <text:p>0.216557893448974</text:p>
              </table:table-cell>
              <table:table-cell office:value-type="float" office:value="0.200450574102903">
                <text:p>0.200450574102903</text:p>
              </table:table-cell>
              <table:table-cell office:value-type="float" office:value="0.0894299270477912">
                <text:p>0.0894299270477912</text:p>
              </table:table-cell>
              <table:table-cell office:value-type="float" office:value="0.309345657275043">
                <text:p>0.309345657275043</text:p>
              </table:table-cell>
              <table:table-cell office:value-type="float" office:value="0.154824034219509">
                <text:p>0.154824034219509</text:p>
              </table:table-cell>
              <table:table-cell office:value-type="float" office:value="0.00818408041096585">
                <text:p>0.00818408041096585</text:p>
              </table:table-cell>
              <table:table-cell office:value-type="float" office:value="NaN">
                <text:p>NaN</text:p>
              </table:table-cell>
              <table:table-cell office:value-type="float" office:value="0.427946536912623">
                <text:p>0.427946536912623</text:p>
              </table:table-cell>
              <table:table-cell office:value-type="float" office:value="-0.094007045914902">
                <text:p>-0.094007045914902</text:p>
              </table:table-cell>
              <table:table-cell office:value-type="float" office:value="-0.507782266119438">
                <text:p>-0.507782266119438</text:p>
              </table:table-cell>
              <table:table-cell office:value-type="float" office:value="0.174451318978161">
                <text:p>0.174451318978161</text:p>
              </table:table-cell>
              <table:table-cell office:value-type="float" office:value="-0.055673460465826">
                <text:p>-0.055673460465826</text:p>
              </table:table-cell>
              <table:table-cell office:value-type="float" office:value="NaN">
                <text:p>NaN</text:p>
              </table:table-cell>
              <table:table-cell office:value-type="float" office:value="-0.517747508659287">
                <text:p>-0.517747508659287</text:p>
              </table:table-cell>
              <table:table-cell office:value-type="float" office:value="-0.389843307425465">
                <text:p>-0.389843307425465</text:p>
              </table:table-cell>
              <table:table-cell office:value-type="float" office:value="NaN">
                <text:p>NaN</text:p>
              </table:table-cell>
              <table:table-cell office:value-type="float" office:value="0.454908726018912">
                <text:p>0.454908726018912</text:p>
              </table:table-cell>
              <table:table-cell office:value-type="float" office:value="NaN">
                <text:p>NaN</text:p>
              </table:table-cell>
              <table:table-cell office:value-type="float" office:value="-0.357547052226628">
                <text:p>-0.357547052226628</text:p>
              </table:table-cell>
              <table:table-cell office:value-type="float" office:value="NaN">
                <text:p>NaN</text:p>
              </table:table-cell>
              <table:table-cell office:value-type="float" office:value="-0.658772520559059">
                <text:p>-0.658772520559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2314407582278">
                <text:p>-0.32314407582278</text:p>
              </table:table-cell>
              <table:table-cell office:value-type="float" office:value="-0.135740926415485">
                <text:p>-0.135740926415485</text:p>
              </table:table-cell>
              <table:table-cell office:value-type="float" office:value="0.344440779351233">
                <text:p>0.344440779351233</text:p>
              </table:table-cell>
              <table:table-cell office:value-type="float" office:value="NaN">
                <text:p>NaN</text:p>
              </table:table-cell>
              <table:table-cell office:value-type="float" office:value="0.202657991874315">
                <text:p>0.202657991874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105011966400347">
                <text:p>-0.0105011966400347</text:p>
              </table:table-cell>
              <table:table-cell office:value-type="float" office:value="0.116976305417922">
                <text:p>0.116976305417922</text:p>
              </table:table-cell>
              <table:table-cell office:value-type="float" office:value="-0.497456036547084">
                <text:p>-0.497456036547084</text:p>
              </table:table-cell>
              <table:table-cell office:value-type="float" office:value="-0.985196951806435">
                <text:p>-0.985196951806435</text:p>
              </table:table-cell>
              <table:table-cell office:value-type="float" office:value="NaN">
                <text:p>NaN</text:p>
              </table:table-cell>
              <table:table-cell office:value-type="float" office:value="-0.088867292943578">
                <text:p>-0.088867292943578</text:p>
              </table:table-cell>
              <table:table-cell office:value-type="float" office:value="1.26191106969454">
                <text:p>1.26191106969454</text:p>
              </table:table-cell>
              <table:table-cell office:value-type="float" office:value="0.014486563548799">
                <text:p>0.014486563548799</text:p>
              </table:table-cell>
              <table:table-cell office:value-type="float" office:value="-0.399006831014543">
                <text:p>-0.399006831014543</text:p>
              </table:table-cell>
              <table:table-cell office:value-type="float" office:value="-0.168634921149887">
                <text:p>-0.168634921149887</text:p>
              </table:table-cell>
              <table:table-cell office:value-type="float" office:value="-0.893980551653501">
                <text:p>-0.893980551653501</text:p>
              </table:table-cell>
              <table:table-cell office:value-type="float" office:value="0.0292662400920754">
                <text:p>0.0292662400920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323295791244">
                <text:p>0.34323295791244</text:p>
              </table:table-cell>
              <table:table-cell office:value-type="float" office:value="-0.463139826180995">
                <text:p>-0.463139826180995</text:p>
              </table:table-cell>
              <table:table-cell office:value-type="float" office:value="NaN">
                <text:p>NaN</text:p>
              </table:table-cell>
              <table:table-cell office:value-type="float" office:value="0.207329850848779">
                <text:p>0.207329850848779</text:p>
              </table:table-cell>
              <table:table-cell office:value-type="float" office:value="NaN">
                <text:p>NaN</text:p>
              </table:table-cell>
              <table:table-cell office:value-type="float" office:value="-0.669645056573933">
                <text:p>-0.669645056573933</text:p>
              </table:table-cell>
              <table:table-cell office:value-type="float" office:value="-0.0267753997589149">
                <text:p>-0.0267753997589149</text:p>
              </table:table-cell>
              <table:table-cell office:value-type="float" office:value="-0.853466715199706">
                <text:p>-0.853466715199706</text:p>
              </table:table-cell>
              <table:table-cell office:value-type="float" office:value="-0.0431103780154879">
                <text:p>-0.04311037801548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NaN">
                <text:p>NaN</text:p>
              </table:table-cell>
              <table:table-cell office:value-type="float" office:value="0.0690582594198469">
                <text:p>0.0690582594198469</text:p>
              </table:table-cell>
              <table:table-cell office:value-type="float" office:value="0.198676137277777">
                <text:p>0.198676137277777</text:p>
              </table:table-cell>
              <table:table-cell office:value-type="float" office:value="0.091443720490258">
                <text:p>0.091443720490258</text:p>
              </table:table-cell>
              <table:table-cell office:value-type="float" office:value="0.419181039485945">
                <text:p>0.419181039485945</text:p>
              </table:table-cell>
              <table:table-cell office:value-type="float" office:value="0.168312547599581">
                <text:p>0.168312547599581</text:p>
              </table:table-cell>
              <table:table-cell office:value-type="float" office:value="-0.00676266637162524">
                <text:p>-0.00676266637162524</text:p>
              </table:table-cell>
              <table:table-cell office:value-type="float" office:value="NaN">
                <text:p>NaN</text:p>
              </table:table-cell>
              <table:table-cell office:value-type="float" office:value="0.307094412716723">
                <text:p>0.307094412716723</text:p>
              </table:table-cell>
              <table:table-cell office:value-type="float" office:value="-0.107794769967379">
                <text:p>-0.107794769967379</text:p>
              </table:table-cell>
              <table:table-cell office:value-type="float" office:value="-0.296836520646004">
                <text:p>-0.296836520646004</text:p>
              </table:table-cell>
              <table:table-cell office:value-type="float" office:value="0.0121129695059016">
                <text:p>0.0121129695059016</text:p>
              </table:table-cell>
              <table:table-cell office:value-type="float" office:value="0.0137397221567811">
                <text:p>0.0137397221567811</text:p>
              </table:table-cell>
              <table:table-cell office:value-type="float" office:value="NaN">
                <text:p>NaN</text:p>
              </table:table-cell>
              <table:table-cell office:value-type="float" office:value="-0.51792855235572">
                <text:p>-0.51792855235572</text:p>
              </table:table-cell>
              <table:table-cell office:value-type="float" office:value="-0.111671164619793">
                <text:p>-0.111671164619793</text:p>
              </table:table-cell>
              <table:table-cell office:value-type="float" office:value="NaN">
                <text:p>NaN</text:p>
              </table:table-cell>
              <table:table-cell office:value-type="float" office:value="0.505183288064433">
                <text:p>0.505183288064433</text:p>
              </table:table-cell>
              <table:table-cell office:value-type="float" office:value="NaN">
                <text:p>NaN</text:p>
              </table:table-cell>
              <table:table-cell office:value-type="float" office:value="-0.362019726044625">
                <text:p>-0.362019726044625</text:p>
              </table:table-cell>
              <table:table-cell office:value-type="float" office:value="NaN">
                <text:p>NaN</text:p>
              </table:table-cell>
              <table:table-cell office:value-type="float" office:value="-0.627440160853506">
                <text:p>-0.627440160853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4131463230542">
                <text:p>0.0194131463230542</text:p>
              </table:table-cell>
              <table:table-cell office:value-type="float" office:value="-0.133128538340233">
                <text:p>-0.133128538340233</text:p>
              </table:table-cell>
              <table:table-cell office:value-type="float" office:value="0.236736937957965">
                <text:p>0.236736937957965</text:p>
              </table:table-cell>
              <table:table-cell office:value-type="float" office:value="NaN">
                <text:p>NaN</text:p>
              </table:table-cell>
              <table:table-cell office:value-type="float" office:value="0.952822069608223">
                <text:p>0.952822069608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31652681098098">
                <text:p>-0.131652681098098</text:p>
              </table:table-cell>
              <table:table-cell office:value-type="float" office:value="-0.201603491567711">
                <text:p>-0.201603491567711</text:p>
              </table:table-cell>
              <table:table-cell office:value-type="float" office:value="-0.483021869609222">
                <text:p>-0.483021869609222</text:p>
              </table:table-cell>
              <table:table-cell office:value-type="float" office:value="0.176840532474001">
                <text:p>0.176840532474001</text:p>
              </table:table-cell>
              <table:table-cell office:value-type="float" office:value="NaN">
                <text:p>NaN</text:p>
              </table:table-cell>
              <table:table-cell office:value-type="float" office:value="-0.105018359568613">
                <text:p>-0.105018359568613</text:p>
              </table:table-cell>
              <table:table-cell office:value-type="float" office:value="4.36945372849867">
                <text:p>4.36945372849867</text:p>
              </table:table-cell>
              <table:table-cell office:value-type="float" office:value="-0.162267498668563">
                <text:p>-0.162267498668563</text:p>
              </table:table-cell>
              <table:table-cell office:value-type="float" office:value="-0.396504391979195">
                <text:p>-0.396504391979195</text:p>
              </table:table-cell>
              <table:table-cell office:value-type="float" office:value="-0.766258254859582">
                <text:p>-0.766258254859582</text:p>
              </table:table-cell>
              <table:table-cell office:value-type="float" office:value="-0.704910246520718">
                <text:p>-0.704910246520718</text:p>
              </table:table-cell>
              <table:table-cell office:value-type="float" office:value="0.0622761724188287">
                <text:p>0.0622761724188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1250432152971">
                <text:p>0.441250432152971</text:p>
              </table:table-cell>
              <table:table-cell office:value-type="float" office:value="-0.508447609253633">
                <text:p>-0.508447609253633</text:p>
              </table:table-cell>
              <table:table-cell office:value-type="float" office:value="NaN">
                <text:p>NaN</text:p>
              </table:table-cell>
              <table:table-cell office:value-type="float" office:value="-0.370440972221156">
                <text:p>-0.370440972221156</text:p>
              </table:table-cell>
              <table:table-cell office:value-type="float" office:value="NaN">
                <text:p>NaN</text:p>
              </table:table-cell>
              <table:table-cell office:value-type="float" office:value="-0.525928239570082">
                <text:p>-0.525928239570082</text:p>
              </table:table-cell>
              <table:table-cell office:value-type="float" office:value="0.0114720225557507">
                <text:p>0.0114720225557507</text:p>
              </table:table-cell>
              <table:table-cell office:value-type="float" office:value="-0.869802107265473">
                <text:p>-0.869802107265473</text:p>
              </table:table-cell>
              <table:table-cell office:value-type="float" office:value="-0.047996932323426">
                <text:p>-0.047996932323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NaN">
                <text:p>NaN</text:p>
              </table:table-cell>
              <table:table-cell office:value-type="float" office:value="0.12751764985084">
                <text:p>0.12751764985084</text:p>
              </table:table-cell>
              <table:table-cell office:value-type="float" office:value="0.14417469190361">
                <text:p>0.14417469190361</text:p>
              </table:table-cell>
              <table:table-cell office:value-type="float" office:value="0.0695627643316317">
                <text:p>0.0695627643316317</text:p>
              </table:table-cell>
              <table:table-cell office:value-type="float" office:value="0.151227460003669">
                <text:p>0.151227460003669</text:p>
              </table:table-cell>
              <table:table-cell office:value-type="float" office:value="0.0976662167168619">
                <text:p>0.0976662167168619</text:p>
              </table:table-cell>
              <table:table-cell office:value-type="float" office:value="-0.0278459168979329">
                <text:p>-0.0278459168979329</text:p>
              </table:table-cell>
              <table:table-cell office:value-type="float" office:value="NaN">
                <text:p>NaN</text:p>
              </table:table-cell>
              <table:table-cell office:value-type="float" office:value="0.168253684426352">
                <text:p>0.168253684426352</text:p>
              </table:table-cell>
              <table:table-cell office:value-type="float" office:value="-0.118793006200915">
                <text:p>-0.118793006200915</text:p>
              </table:table-cell>
              <table:table-cell office:value-type="float" office:value="-0.155651779251163">
                <text:p>-0.155651779251163</text:p>
              </table:table-cell>
              <table:table-cell office:value-type="float" office:value="-0.75273852308173">
                <text:p>-0.75273852308173</text:p>
              </table:table-cell>
              <table:table-cell office:value-type="float" office:value="0.0552383784946929">
                <text:p>0.0552383784946929</text:p>
              </table:table-cell>
              <table:table-cell office:value-type="float" office:value="NaN">
                <text:p>NaN</text:p>
              </table:table-cell>
              <table:table-cell office:value-type="float" office:value="-0.38680522033245">
                <text:p>-0.38680522033245</text:p>
              </table:table-cell>
              <table:table-cell office:value-type="float" office:value="0.272360892288803">
                <text:p>0.272360892288803</text:p>
              </table:table-cell>
              <table:table-cell office:value-type="float" office:value="NaN">
                <text:p>NaN</text:p>
              </table:table-cell>
              <table:table-cell office:value-type="float" office:value="0.15105033666649">
                <text:p>0.15105033666649</text:p>
              </table:table-cell>
              <table:table-cell office:value-type="float" office:value="NaN">
                <text:p>NaN</text:p>
              </table:table-cell>
              <table:table-cell office:value-type="float" office:value="-0.375441687159224">
                <text:p>-0.375441687159224</text:p>
              </table:table-cell>
              <table:table-cell office:value-type="float" office:value="NaN">
                <text:p>NaN</text:p>
              </table:table-cell>
              <table:table-cell office:value-type="float" office:value="-0.437416308897911">
                <text:p>-0.437416308897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24589282826791">
                <text:p>-0.424589282826791</text:p>
              </table:table-cell>
              <table:table-cell office:value-type="float" office:value="-0.0921929429407543">
                <text:p>-0.0921929429407543</text:p>
              </table:table-cell>
              <table:table-cell office:value-type="float" office:value="0.320456424581153">
                <text:p>0.320456424581153</text:p>
              </table:table-cell>
              <table:table-cell office:value-type="float" office:value="NaN">
                <text:p>NaN</text:p>
              </table:table-cell>
              <table:table-cell office:value-type="float" office:value="-0.927723700184787">
                <text:p>-0.927723700184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12489543932366">
                <text:p>-0.112489543932366</text:p>
              </table:table-cell>
              <table:table-cell office:value-type="float" office:value="-0.274648309732629">
                <text:p>-0.274648309732629</text:p>
              </table:table-cell>
              <table:table-cell office:value-type="float" office:value="-0.374295759120206">
                <text:p>-0.374295759120206</text:p>
              </table:table-cell>
              <table:table-cell office:value-type="float" office:value="0.160675149466909">
                <text:p>0.160675149466909</text:p>
              </table:table-cell>
              <table:table-cell office:value-type="float" office:value="NaN">
                <text:p>NaN</text:p>
              </table:table-cell>
              <table:table-cell office:value-type="float" office:value="-0.0166729354611221">
                <text:p>-0.0166729354611221</text:p>
              </table:table-cell>
              <table:table-cell office:value-type="float" office:value="2.28104865546125">
                <text:p>2.28104865546125</text:p>
              </table:table-cell>
              <table:table-cell office:value-type="float" office:value="-0.0208788814030591">
                <text:p>-0.0208788814030591</text:p>
              </table:table-cell>
              <table:table-cell office:value-type="float" office:value="-0.406536958723726">
                <text:p>-0.406536958723726</text:p>
              </table:table-cell>
              <table:table-cell office:value-type="float" office:value="-0.0940747411233273">
                <text:p>-0.0940747411233273</text:p>
              </table:table-cell>
              <table:table-cell office:value-type="float" office:value="-0.475600813745026">
                <text:p>-0.475600813745026</text:p>
              </table:table-cell>
              <table:table-cell office:value-type="float" office:value="0.0781674654484029">
                <text:p>0.0781674654484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8660488784466">
                <text:p>0.348660488784466</text:p>
              </table:table-cell>
              <table:table-cell office:value-type="float" office:value="0.727150142903124">
                <text:p>0.727150142903124</text:p>
              </table:table-cell>
              <table:table-cell office:value-type="float" office:value="NaN">
                <text:p>NaN</text:p>
              </table:table-cell>
              <table:table-cell office:value-type="float" office:value="-0.0311797155385766">
                <text:p>-0.0311797155385766</text:p>
              </table:table-cell>
              <table:table-cell office:value-type="float" office:value="NaN">
                <text:p>NaN</text:p>
              </table:table-cell>
              <table:table-cell office:value-type="float" office:value="-0.504223641991089">
                <text:p>-0.504223641991089</text:p>
              </table:table-cell>
              <table:table-cell office:value-type="float" office:value="-0.129754090666552">
                <text:p>-0.129754090666552</text:p>
              </table:table-cell>
              <table:table-cell office:value-type="float" office:value="-0.920258431728709">
                <text:p>-0.920258431728709</text:p>
              </table:table-cell>
              <table:table-cell office:value-type="float" office:value="-0.106360814056382">
                <text:p>-0.106360814056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NaN">
                <text:p>NaN</text:p>
              </table:table-cell>
              <table:table-cell office:value-type="float" office:value="-0.288123095427678">
                <text:p>-0.288123095427678</text:p>
              </table:table-cell>
              <table:table-cell office:value-type="float" office:value="-0.496421624652534">
                <text:p>-0.496421624652534</text:p>
              </table:table-cell>
              <table:table-cell office:value-type="float" office:value="-0.158957675427265">
                <text:p>-0.158957675427265</text:p>
              </table:table-cell>
              <table:table-cell office:value-type="float" office:value="0.191794494377226">
                <text:p>0.191794494377226</text:p>
              </table:table-cell>
              <table:table-cell office:value-type="float" office:value="-0.271895069575459">
                <text:p>-0.271895069575459</text:p>
              </table:table-cell>
              <table:table-cell office:value-type="float" office:value="-0.100145950148394">
                <text:p>-0.100145950148394</text:p>
              </table:table-cell>
              <table:table-cell office:value-type="float" office:value="-0.238896730091298">
                <text:p>-0.238896730091298</text:p>
              </table:table-cell>
              <table:table-cell office:value-type="float" office:value="-0.234494664677823">
                <text:p>-0.234494664677823</text:p>
              </table:table-cell>
              <table:table-cell office:value-type="float" office:value="-0.267986887927685">
                <text:p>-0.267986887927685</text:p>
              </table:table-cell>
              <table:table-cell office:value-type="float" office:value="-0.352152875385715">
                <text:p>-0.352152875385715</text:p>
              </table:table-cell>
              <table:table-cell office:value-type="float" office:value="-0.321891715475557">
                <text:p>-0.321891715475557</text:p>
              </table:table-cell>
              <table:table-cell office:value-type="float" office:value="-0.186274905895572">
                <text:p>-0.186274905895572</text:p>
              </table:table-cell>
              <table:table-cell office:value-type="float" office:value="NaN">
                <text:p>NaN</text:p>
              </table:table-cell>
              <table:table-cell office:value-type="float" office:value="-0.647038437699985">
                <text:p>-0.647038437699985</text:p>
              </table:table-cell>
              <table:table-cell office:value-type="float" office:value="0.132530371384925">
                <text:p>0.132530371384925</text:p>
              </table:table-cell>
              <table:table-cell office:value-type="float" office:value="-0.175201733344847">
                <text:p>-0.175201733344847</text:p>
              </table:table-cell>
              <table:table-cell office:value-type="float" office:value="0.137050388989201">
                <text:p>0.137050388989201</text:p>
              </table:table-cell>
              <table:table-cell office:value-type="float" office:value="NaN">
                <text:p>NaN</text:p>
              </table:table-cell>
              <table:table-cell office:value-type="float" office:value="-0.435403670711928">
                <text:p>-0.435403670711928</text:p>
              </table:table-cell>
              <table:table-cell office:value-type="float" office:value="NaN">
                <text:p>NaN</text:p>
              </table:table-cell>
              <table:table-cell office:value-type="float" office:value="-0.497335862832015">
                <text:p>-0.497335862832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0857682854601">
                <text:p>-0.490857682854601</text:p>
              </table:table-cell>
              <table:table-cell office:value-type="float" office:value="-0.40793997497397">
                <text:p>-0.40793997497397</text:p>
              </table:table-cell>
              <table:table-cell office:value-type="float" office:value="0.0477166992008932">
                <text:p>0.0477166992008932</text:p>
              </table:table-cell>
              <table:table-cell office:value-type="float" office:value="-0.273681483716589">
                <text:p>-0.273681483716589</text:p>
              </table:table-cell>
              <table:table-cell office:value-type="float" office:value="0.211825672943615">
                <text:p>0.211825672943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14169587885982">
                <text:p>-0.314169587885982</text:p>
              </table:table-cell>
              <table:table-cell office:value-type="float" office:value="-0.393183943912279">
                <text:p>-0.393183943912279</text:p>
              </table:table-cell>
              <table:table-cell office:value-type="float" office:value="0.27982517696134">
                <text:p>0.27982517696134</text:p>
              </table:table-cell>
              <table:table-cell office:value-type="float" office:value="-0.0738496416667128">
                <text:p>-0.0738496416667128</text:p>
              </table:table-cell>
              <table:table-cell office:value-type="float" office:value="NaN">
                <text:p>NaN</text:p>
              </table:table-cell>
              <table:table-cell office:value-type="float" office:value="-0.29425675727806">
                <text:p>-0.29425675727806</text:p>
              </table:table-cell>
              <table:table-cell office:value-type="float" office:value="-0.582370263676466">
                <text:p>-0.582370263676466</text:p>
              </table:table-cell>
              <table:table-cell office:value-type="float" office:value="-0.0895297810558665">
                <text:p>-0.0895297810558665</text:p>
              </table:table-cell>
              <table:table-cell office:value-type="float" office:value="-0.988481599798758">
                <text:p>-0.988481599798758</text:p>
              </table:table-cell>
              <table:table-cell office:value-type="float" office:value="-0.483929828818126">
                <text:p>-0.483929828818126</text:p>
              </table:table-cell>
              <table:table-cell office:value-type="float" office:value="-0.796499846035643">
                <text:p>-0.796499846035643</text:p>
              </table:table-cell>
              <table:table-cell office:value-type="float" office:value="-0.325659051189846">
                <text:p>-0.325659051189846</text:p>
              </table:table-cell>
              <table:table-cell office:value-type="float" office:value="NaN">
                <text:p>NaN</text:p>
              </table:table-cell>
              <table:table-cell office:value-type="float" office:value="-0.028195992506363">
                <text:p>-0.028195992506363</text:p>
              </table:table-cell>
              <table:table-cell office:value-type="float" office:value="-0.813001450684636">
                <text:p>-0.813001450684636</text:p>
              </table:table-cell>
              <table:table-cell office:value-type="float" office:value="-0.436323353366734">
                <text:p>-0.436323353366734</text:p>
              </table:table-cell>
              <table:table-cell office:value-type="float" office:value="NaN">
                <text:p>NaN</text:p>
              </table:table-cell>
              <table:table-cell office:value-type="float" office:value="-0.994407961045007">
                <text:p>-0.994407961045007</text:p>
              </table:table-cell>
              <table:table-cell office:value-type="float" office:value="-0.568525179861069">
                <text:p>-0.568525179861069</text:p>
              </table:table-cell>
              <table:table-cell office:value-type="float" office:value="-0.618824673187511">
                <text:p>-0.618824673187511</text:p>
              </table:table-cell>
              <table:table-cell office:value-type="float" office:value="-0.209245057369868">
                <text:p>-0.209245057369868</text:p>
              </table:table-cell>
              <table:table-cell office:value-type="float" office:value="-0.861418011659249">
                <text:p>-0.861418011659249</text:p>
              </table:table-cell>
              <table:table-cell office:value-type="float" office:value="-0.641767307443125">
                <text:p>-0.641767307443125</text:p>
              </table:table-cell>
              <table:table-cell office:value-type="float" office:value="-0.547750452155956">
                <text:p>-0.547750452155956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NaN">
                <text:p>NaN</text:p>
              </table:table-cell>
              <table:table-cell office:value-type="float" office:value="-0.304566645589333">
                <text:p>-0.304566645589333</text:p>
              </table:table-cell>
              <table:table-cell office:value-type="float" office:value="-0.190868604266253">
                <text:p>-0.190868604266253</text:p>
              </table:table-cell>
              <table:table-cell office:value-type="float" office:value="-0.20626740677092">
                <text:p>-0.20626740677092</text:p>
              </table:table-cell>
              <table:table-cell office:value-type="float" office:value="0.14113149196858">
                <text:p>0.14113149196858</text:p>
              </table:table-cell>
              <table:table-cell office:value-type="float" office:value="-0.200952106607811">
                <text:p>-0.200952106607811</text:p>
              </table:table-cell>
              <table:table-cell office:value-type="float" office:value="-0.132347973867811">
                <text:p>-0.132347973867811</text:p>
              </table:table-cell>
              <table:table-cell office:value-type="float" office:value="-0.185680582354898">
                <text:p>-0.185680582354898</text:p>
              </table:table-cell>
              <table:table-cell office:value-type="float" office:value="-0.367549284874928">
                <text:p>-0.367549284874928</text:p>
              </table:table-cell>
              <table:table-cell office:value-type="float" office:value="-0.265212810449286">
                <text:p>-0.265212810449286</text:p>
              </table:table-cell>
              <table:table-cell office:value-type="float" office:value="-0.296449934176041">
                <text:p>-0.296449934176041</text:p>
              </table:table-cell>
              <table:table-cell office:value-type="float" office:value="-0.373552024034614">
                <text:p>-0.373552024034614</text:p>
              </table:table-cell>
              <table:table-cell office:value-type="float" office:value="-0.118333407304094">
                <text:p>-0.118333407304094</text:p>
              </table:table-cell>
              <table:table-cell office:value-type="float" office:value="-0.00888610413827035">
                <text:p>-0.00888610413827035</text:p>
              </table:table-cell>
              <table:table-cell office:value-type="float" office:value="-0.503216227569183">
                <text:p>-0.503216227569183</text:p>
              </table:table-cell>
              <table:table-cell office:value-type="float" office:value="-0.289837878858166">
                <text:p>-0.289837878858166</text:p>
              </table:table-cell>
              <table:table-cell office:value-type="float" office:value="-0.2110790525325">
                <text:p>-0.2110790525325</text:p>
              </table:table-cell>
              <table:table-cell office:value-type="float" office:value="-0.0246754123169941">
                <text:p>-0.0246754123169941</text:p>
              </table:table-cell>
              <table:table-cell office:value-type="float" office:value="-0.39775322467533">
                <text:p>-0.39775322467533</text:p>
              </table:table-cell>
              <table:table-cell office:value-type="float" office:value="-0.345503031044888">
                <text:p>-0.345503031044888</text:p>
              </table:table-cell>
              <table:table-cell office:value-type="float" office:value="-0.00506419844041813">
                <text:p>-0.00506419844041813</text:p>
              </table:table-cell>
              <table:table-cell office:value-type="float" office:value="0.0968199245054326">
                <text:p>0.0968199245054326</text:p>
              </table:table-cell>
              <table:table-cell office:value-type="float" office:value="-0.376176991300311">
                <text:p>-0.376176991300311</text:p>
              </table:table-cell>
              <table:table-cell office:value-type="float" office:value="-0.100046034512848">
                <text:p>-0.100046034512848</text:p>
              </table:table-cell>
              <table:table-cell office:value-type="float" office:value="-0.0773283849786674">
                <text:p>-0.0773283849786674</text:p>
              </table:table-cell>
              <table:table-cell office:value-type="float" office:value="-0.546848492736175">
                <text:p>-0.546848492736175</text:p>
              </table:table-cell>
              <table:table-cell office:value-type="float" office:value="-0.422473359972983">
                <text:p>-0.422473359972983</text:p>
              </table:table-cell>
              <table:table-cell office:value-type="float" office:value="-0.243032077798561">
                <text:p>-0.243032077798561</text:p>
              </table:table-cell>
              <table:table-cell office:value-type="float" office:value="-0.146402122985049">
                <text:p>-0.146402122985049</text:p>
              </table:table-cell>
              <table:table-cell office:value-type="float" office:value="0.477052017109666">
                <text:p>0.477052017109666</text:p>
              </table:table-cell>
              <table:table-cell office:value-type="float" office:value="NaN">
                <text:p>NaN</text:p>
              </table:table-cell>
              <table:table-cell office:value-type="float" office:value="-0.305981393246252">
                <text:p>-0.305981393246252</text:p>
              </table:table-cell>
              <table:table-cell office:value-type="float" office:value="-0.431007724895008">
                <text:p>-0.431007724895008</text:p>
              </table:table-cell>
              <table:table-cell office:value-type="float" office:value="-0.527154924854164">
                <text:p>-0.527154924854164</text:p>
              </table:table-cell>
              <table:table-cell office:value-type="float" office:value="-0.109494396878045">
                <text:p>-0.109494396878045</text:p>
              </table:table-cell>
              <table:table-cell office:value-type="float" office:value="0.0539686111048561">
                <text:p>0.0539686111048561</text:p>
              </table:table-cell>
              <table:table-cell office:value-type="float" office:value="-0.0903174073264434">
                <text:p>-0.0903174073264434</text:p>
              </table:table-cell>
              <table:table-cell office:value-type="float" office:value="-0.286402953379311">
                <text:p>-0.286402953379311</text:p>
              </table:table-cell>
              <table:table-cell office:value-type="float" office:value="-0.11906235446322">
                <text:p>-0.11906235446322</text:p>
              </table:table-cell>
              <table:table-cell office:value-type="float" office:value="-0.731303262848332">
                <text:p>-0.731303262848332</text:p>
              </table:table-cell>
              <table:table-cell office:value-type="float" office:value="-0.463432297048341">
                <text:p>-0.463432297048341</text:p>
              </table:table-cell>
              <table:table-cell office:value-type="float" office:value="-0.74219412771282">
                <text:p>-0.74219412771282</text:p>
              </table:table-cell>
              <table:table-cell office:value-type="float" office:value="-0.302342334217534">
                <text:p>-0.302342334217534</text:p>
              </table:table-cell>
              <table:table-cell office:value-type="float" office:value="NaN">
                <text:p>NaN</text:p>
              </table:table-cell>
              <table:table-cell office:value-type="float" office:value="0.0191593771822968">
                <text:p>0.0191593771822968</text:p>
              </table:table-cell>
              <table:table-cell office:value-type="float" office:value="-0.814600193636599">
                <text:p>-0.814600193636599</text:p>
              </table:table-cell>
              <table:table-cell office:value-type="float" office:value="-0.379048269908082">
                <text:p>-0.379048269908082</text:p>
              </table:table-cell>
              <table:table-cell office:value-type="float" office:value="0">
                <text:p>0</text:p>
              </table:table-cell>
              <table:table-cell office:value-type="float" office:value="-0.652704134231716">
                <text:p>-0.652704134231716</text:p>
              </table:table-cell>
              <table:table-cell office:value-type="float" office:value="-0.527539009496969">
                <text:p>-0.527539009496969</text:p>
              </table:table-cell>
              <table:table-cell office:value-type="float" office:value="-0.538399677280261">
                <text:p>-0.538399677280261</text:p>
              </table:table-cell>
              <table:table-cell office:value-type="float" office:value="-0.142220498646623">
                <text:p>-0.142220498646623</text:p>
              </table:table-cell>
              <table:table-cell office:value-type="float" office:value="-0.880277595732159">
                <text:p>-0.880277595732159</text:p>
              </table:table-cell>
              <table:table-cell office:value-type="float" office:value="-0.339390788550362">
                <text:p>-0.339390788550362</text:p>
              </table:table-cell>
              <table:table-cell office:value-type="float" office:value="-0.790787500687268">
                <text:p>-0.790787500687268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NaN">
                <text:p>NaN</text:p>
              </table:table-cell>
              <table:table-cell office:value-type="float" office:value="-0.552347543760621">
                <text:p>-0.552347543760621</text:p>
              </table:table-cell>
              <table:table-cell office:value-type="float" office:value="-0.713067945057302">
                <text:p>-0.713067945057302</text:p>
              </table:table-cell>
              <table:table-cell office:value-type="float" office:value="-0.218083402848517">
                <text:p>-0.218083402848517</text:p>
              </table:table-cell>
              <table:table-cell office:value-type="float" office:value="0.0783414572084154">
                <text:p>0.0783414572084154</text:p>
              </table:table-cell>
              <table:table-cell office:value-type="float" office:value="-0.330362617712838">
                <text:p>-0.330362617712838</text:p>
              </table:table-cell>
              <table:table-cell office:value-type="float" office:value="-0.0798276589843488">
                <text:p>-0.0798276589843488</text:p>
              </table:table-cell>
              <table:table-cell office:value-type="float" office:value="-0.184944268251502">
                <text:p>-0.184944268251502</text:p>
              </table:table-cell>
              <table:table-cell office:value-type="float" office:value="-0.289763560740598">
                <text:p>-0.289763560740598</text:p>
              </table:table-cell>
              <table:table-cell office:value-type="float" office:value="-0.0819652141041723">
                <text:p>-0.0819652141041723</text:p>
              </table:table-cell>
              <table:table-cell office:value-type="float" office:value="0.101201340717333">
                <text:p>0.101201340717333</text:p>
              </table:table-cell>
              <table:table-cell office:value-type="float" office:value="-0.149830410398995">
                <text:p>-0.149830410398995</text:p>
              </table:table-cell>
              <table:table-cell office:value-type="float" office:value="-0.107247574185096">
                <text:p>-0.107247574185096</text:p>
              </table:table-cell>
              <table:table-cell office:value-type="float" office:value="-0.0714977012598343">
                <text:p>-0.0714977012598343</text:p>
              </table:table-cell>
              <table:table-cell office:value-type="float" office:value="0.248742386142534">
                <text:p>0.248742386142534</text:p>
              </table:table-cell>
              <table:table-cell office:value-type="float" office:value="0.043771500498542">
                <text:p>0.043771500498542</text:p>
              </table:table-cell>
              <table:table-cell office:value-type="float" office:value="-0.25177208426288">
                <text:p>-0.25177208426288</text:p>
              </table:table-cell>
              <table:table-cell office:value-type="float" office:value="-0.282566153332749">
                <text:p>-0.282566153332749</text:p>
              </table:table-cell>
              <table:table-cell office:value-type="float" office:value="-0.4551489314236">
                <text:p>-0.4551489314236</text:p>
              </table:table-cell>
              <table:table-cell office:value-type="float" office:value="-0.482195565781643">
                <text:p>-0.482195565781643</text:p>
              </table:table-cell>
              <table:table-cell office:value-type="float" office:value="0.618073434245106">
                <text:p>0.618073434245106</text:p>
              </table:table-cell>
              <table:table-cell office:value-type="float" office:value="-0.14793462459688">
                <text:p>-0.14793462459688</text:p>
              </table:table-cell>
              <table:table-cell office:value-type="float" office:value="-0.488562959887937">
                <text:p>-0.488562959887937</text:p>
              </table:table-cell>
              <table:table-cell office:value-type="float" office:value="-0.241630399762827">
                <text:p>-0.241630399762827</text:p>
              </table:table-cell>
              <table:table-cell office:value-type="float" office:value="0.262211886413814">
                <text:p>0.262211886413814</text:p>
              </table:table-cell>
              <table:table-cell office:value-type="float" office:value="-0.582580330692468">
                <text:p>-0.582580330692468</text:p>
              </table:table-cell>
              <table:table-cell office:value-type="float" office:value="-0.369618175387799">
                <text:p>-0.369618175387799</text:p>
              </table:table-cell>
              <table:table-cell office:value-type="float" office:value="0.0813368493908902">
                <text:p>0.0813368493908902</text:p>
              </table:table-cell>
              <table:table-cell office:value-type="float" office:value="0.94834729633755">
                <text:p>0.94834729633755</text:p>
              </table:table-cell>
              <table:table-cell office:value-type="float" office:value="0.525507742877801">
                <text:p>0.525507742877801</text:p>
              </table:table-cell>
              <table:table-cell office:value-type="float" office:value="NaN">
                <text:p>NaN</text:p>
              </table:table-cell>
              <table:table-cell office:value-type="float" office:value="-0.220936924661091">
                <text:p>-0.220936924661091</text:p>
              </table:table-cell>
              <table:table-cell office:value-type="float" office:value="-0.411316071277538">
                <text:p>-0.411316071277538</text:p>
              </table:table-cell>
              <table:table-cell office:value-type="float" office:value="-0.581291858225685">
                <text:p>-0.581291858225685</text:p>
              </table:table-cell>
              <table:table-cell office:value-type="float" office:value="0.451231284093759">
                <text:p>0.451231284093759</text:p>
              </table:table-cell>
              <table:table-cell office:value-type="float" office:value="-0.606188452410893">
                <text:p>-0.606188452410893</text:p>
              </table:table-cell>
              <table:table-cell office:value-type="float" office:value="0.439353791659711">
                <text:p>0.439353791659711</text:p>
              </table:table-cell>
              <table:table-cell office:value-type="float" office:value="-0.111537175559302">
                <text:p>-0.111537175559302</text:p>
              </table:table-cell>
              <table:table-cell office:value-type="float" office:value="-0.165674694622127">
                <text:p>-0.165674694622127</text:p>
              </table:table-cell>
              <table:table-cell office:value-type="float" office:value="5.34071988728876">
                <text:p>5.34071988728876</text:p>
              </table:table-cell>
              <table:table-cell office:value-type="float" office:value="-0.595007527796491">
                <text:p>-0.595007527796491</text:p>
              </table:table-cell>
              <table:table-cell office:value-type="float" office:value="-0.179043150695953">
                <text:p>-0.179043150695953</text:p>
              </table:table-cell>
              <table:table-cell office:value-type="float" office:value="-0.218635340702764">
                <text:p>-0.218635340702764</text:p>
              </table:table-cell>
              <table:table-cell office:value-type="float" office:value="NaN">
                <text:p>NaN</text:p>
              </table:table-cell>
              <table:table-cell office:value-type="float" office:value="-0.816611920397362">
                <text:p>-0.816611920397362</text:p>
              </table:table-cell>
              <table:table-cell office:value-type="float" office:value="-0.570741141921576">
                <text:p>-0.570741141921576</text:p>
              </table:table-cell>
              <table:table-cell office:value-type="float" office:value="-0.451731563705727">
                <text:p>-0.451731563705727</text:p>
              </table:table-cell>
              <table:table-cell office:value-type="float" office:value="NaN">
                <text:p>NaN</text:p>
              </table:table-cell>
              <table:table-cell office:value-type="float" office:value="-0.258319874529089">
                <text:p>-0.258319874529089</text:p>
              </table:table-cell>
              <table:table-cell office:value-type="float" office:value="-0.855073502070502">
                <text:p>-0.855073502070502</text:p>
              </table:table-cell>
              <table:table-cell office:value-type="float" office:value="-0.43702300181617">
                <text:p>-0.43702300181617</text:p>
              </table:table-cell>
              <table:table-cell office:value-type="float" office:value="4.07831197011653">
                <text:p>4.07831197011653</text:p>
              </table:table-cell>
              <table:table-cell office:value-type="float" office:value="-0.874627786017049">
                <text:p>-0.874627786017049</text:p>
              </table:table-cell>
              <table:table-cell office:value-type="float" office:value="-0.379946419230994">
                <text:p>-0.379946419230994</text:p>
              </table:table-cell>
              <table:table-cell office:value-type="float" office:value="-0.550632504921309">
                <text:p>-0.550632504921309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NaN">
                <text:p>NaN</text:p>
              </table:table-cell>
              <table:table-cell office:value-type="float" office:value="-0.25393223608512">
                <text:p>-0.25393223608512</text:p>
              </table:table-cell>
              <table:table-cell office:value-type="float" office:value="-0.654484508195976">
                <text:p>-0.654484508195976</text:p>
              </table:table-cell>
              <table:table-cell office:value-type="float" office:value="-0.173804301898703">
                <text:p>-0.173804301898703</text:p>
              </table:table-cell>
              <table:table-cell office:value-type="float" office:value="-0.453387361999937">
                <text:p>-0.453387361999937</text:p>
              </table:table-cell>
              <table:table-cell office:value-type="float" office:value="-0.409310284272323">
                <text:p>-0.409310284272323</text:p>
              </table:table-cell>
              <table:table-cell office:value-type="float" office:value="0.0496212766411883">
                <text:p>0.0496212766411883</text:p>
              </table:table-cell>
              <table:table-cell office:value-type="float" office:value="-0.0905302394563021">
                <text:p>-0.0905302394563021</text:p>
              </table:table-cell>
              <table:table-cell office:value-type="float" office:value="-0.11854697273569">
                <text:p>-0.11854697273569</text:p>
              </table:table-cell>
              <table:table-cell office:value-type="float" office:value="-0.278778956363735">
                <text:p>-0.278778956363735</text:p>
              </table:table-cell>
              <table:table-cell office:value-type="float" office:value="-0.192905898465192">
                <text:p>-0.192905898465192</text:p>
              </table:table-cell>
              <table:table-cell office:value-type="float" office:value="0.0364673249804756">
                <text:p>0.0364673249804756</text:p>
              </table:table-cell>
              <table:table-cell office:value-type="float" office:value="-0.0189019546832512">
                <text:p>-0.0189019546832512</text:p>
              </table:table-cell>
              <table:table-cell office:value-type="float" office:value="-0.133748698160201">
                <text:p>-0.133748698160201</text:p>
              </table:table-cell>
              <table:table-cell office:value-type="float" office:value="-0.612612843292352">
                <text:p>-0.612612843292352</text:p>
              </table:table-cell>
              <table:table-cell office:value-type="float" office:value="-0.0915548997059083">
                <text:p>-0.0915548997059083</text:p>
              </table:table-cell>
              <table:table-cell office:value-type="float" office:value="0.0130537623382704">
                <text:p>0.0130537623382704</text:p>
              </table:table-cell>
              <table:table-cell office:value-type="float" office:value="-0.129861798707521">
                <text:p>-0.129861798707521</text:p>
              </table:table-cell>
              <table:table-cell office:value-type="float" office:value="-0.2841992964421">
                <text:p>-0.2841992964421</text:p>
              </table:table-cell>
              <table:table-cell office:value-type="float" office:value="-0.508357261216204">
                <text:p>-0.508357261216204</text:p>
              </table:table-cell>
              <table:table-cell office:value-type="float" office:value="-0.192420698883879">
                <text:p>-0.192420698883879</text:p>
              </table:table-cell>
              <table:table-cell office:value-type="float" office:value="0.0583116658501512">
                <text:p>0.0583116658501512</text:p>
              </table:table-cell>
              <table:table-cell office:value-type="float" office:value="-0.426370530316724">
                <text:p>-0.426370530316724</text:p>
              </table:table-cell>
              <table:table-cell office:value-type="float" office:value="-0.103993919657716">
                <text:p>-0.103993919657716</text:p>
              </table:table-cell>
              <table:table-cell office:value-type="float" office:value="-0.103579450509068">
                <text:p>-0.103579450509068</text:p>
              </table:table-cell>
              <table:table-cell office:value-type="float" office:value="-0.490436695956188">
                <text:p>-0.490436695956188</text:p>
              </table:table-cell>
              <table:table-cell office:value-type="float" office:value="-0.435210433702813">
                <text:p>-0.435210433702813</text:p>
              </table:table-cell>
              <table:table-cell office:value-type="float" office:value="0.165486486863712">
                <text:p>0.165486486863712</text:p>
              </table:table-cell>
              <table:table-cell office:value-type="float" office:value="0.0406739077904792">
                <text:p>0.0406739077904792</text:p>
              </table:table-cell>
              <table:table-cell office:value-type="float" office:value="1.89682313847687">
                <text:p>1.89682313847687</text:p>
              </table:table-cell>
              <table:table-cell office:value-type="float" office:value="NaN">
                <text:p>NaN</text:p>
              </table:table-cell>
              <table:table-cell office:value-type="float" office:value="-0.178920543674642">
                <text:p>-0.178920543674642</text:p>
              </table:table-cell>
              <table:table-cell office:value-type="float" office:value="-0.232407225619282">
                <text:p>-0.232407225619282</text:p>
              </table:table-cell>
              <table:table-cell office:value-type="float" office:value="-0.464758402152131">
                <text:p>-0.464758402152131</text:p>
              </table:table-cell>
              <table:table-cell office:value-type="float" office:value="-0.0423521680289631">
                <text:p>-0.0423521680289631</text:p>
              </table:table-cell>
              <table:table-cell office:value-type="float" office:value="-0.168795134712002">
                <text:p>-0.168795134712002</text:p>
              </table:table-cell>
              <table:table-cell office:value-type="float" office:value="-0.339453476292571">
                <text:p>-0.339453476292571</text:p>
              </table:table-cell>
              <table:table-cell office:value-type="float" office:value="-0.10112576576177">
                <text:p>-0.10112576576177</text:p>
              </table:table-cell>
              <table:table-cell office:value-type="float" office:value="-0.128509179413732">
                <text:p>-0.128509179413732</text:p>
              </table:table-cell>
              <table:table-cell office:value-type="float" office:value="-0.638404056694875">
                <text:p>-0.638404056694875</text:p>
              </table:table-cell>
              <table:table-cell office:value-type="float" office:value="1.0595432861475">
                <text:p>1.0595432861475</text:p>
              </table:table-cell>
              <table:table-cell office:value-type="float" office:value="-0.0943953840156878">
                <text:p>-0.0943953840156878</text:p>
              </table:table-cell>
              <table:table-cell office:value-type="float" office:value="-0.218863893022878">
                <text:p>-0.218863893022878</text:p>
              </table:table-cell>
              <table:table-cell office:value-type="float" office:value="NaN">
                <text:p>NaN</text:p>
              </table:table-cell>
              <table:table-cell office:value-type="float" office:value="-0.0234621527116516">
                <text:p>-0.0234621527116516</text:p>
              </table:table-cell>
              <table:table-cell office:value-type="float" office:value="-0.409345539125099">
                <text:p>-0.409345539125099</text:p>
              </table:table-cell>
              <table:table-cell office:value-type="float" office:value="-0.541460178059817">
                <text:p>-0.541460178059817</text:p>
              </table:table-cell>
              <table:table-cell office:value-type="float" office:value="NaN">
                <text:p>NaN</text:p>
              </table:table-cell>
              <table:table-cell office:value-type="float" office:value="-0.363007857548609">
                <text:p>-0.363007857548609</text:p>
              </table:table-cell>
              <table:table-cell office:value-type="float" office:value="-0.370175416461485">
                <text:p>-0.370175416461485</text:p>
              </table:table-cell>
              <table:table-cell office:value-type="float" office:value="-0.481681457807359">
                <text:p>-0.481681457807359</text:p>
              </table:table-cell>
              <table:table-cell office:value-type="float" office:value="0.0746848576371296">
                <text:p>0.0746848576371296</text:p>
              </table:table-cell>
              <table:table-cell office:value-type="float" office:value="-0.938727304871352">
                <text:p>-0.938727304871352</text:p>
              </table:table-cell>
              <table:table-cell office:value-type="float" office:value="-0.350054930950902">
                <text:p>-0.350054930950902</text:p>
              </table:table-cell>
              <table:table-cell office:value-type="float" office:value="0.454903233997037">
                <text:p>0.454903233997037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NaN">
                <text:p>NaN</text:p>
              </table:table-cell>
              <table:table-cell office:value-type="float" office:value="0.0434473166768996">
                <text:p>0.0434473166768996</text:p>
              </table:table-cell>
              <table:table-cell office:value-type="float" office:value="0.0565642318229219">
                <text:p>0.0565642318229219</text:p>
              </table:table-cell>
              <table:table-cell office:value-type="float" office:value="0.0327756750350397">
                <text:p>0.0327756750350397</text:p>
              </table:table-cell>
              <table:table-cell office:value-type="float" office:value="0.324179252085738">
                <text:p>0.324179252085738</text:p>
              </table:table-cell>
              <table:table-cell office:value-type="float" office:value="-0.302502482570669">
                <text:p>-0.302502482570669</text:p>
              </table:table-cell>
              <table:table-cell office:value-type="float" office:value="0.21698665253545">
                <text:p>0.21698665253545</text:p>
              </table:table-cell>
              <table:table-cell office:value-type="float" office:value="0.106267903399537">
                <text:p>0.106267903399537</text:p>
              </table:table-cell>
              <table:table-cell office:value-type="float" office:value="-0.215162675032662">
                <text:p>-0.215162675032662</text:p>
              </table:table-cell>
              <table:table-cell office:value-type="float" office:value="-0.250671147158928">
                <text:p>-0.250671147158928</text:p>
              </table:table-cell>
              <table:table-cell office:value-type="float" office:value="0.244030995055922">
                <text:p>0.244030995055922</text:p>
              </table:table-cell>
              <table:table-cell office:value-type="float" office:value="-0.108198635081711">
                <text:p>-0.108198635081711</text:p>
              </table:table-cell>
              <table:table-cell office:value-type="float" office:value="0.163465266187986">
                <text:p>0.163465266187986</text:p>
              </table:table-cell>
              <table:table-cell office:value-type="float" office:value="0.0291203198352586">
                <text:p>0.0291203198352586</text:p>
              </table:table-cell>
              <table:table-cell office:value-type="float" office:value="-0.616141063084876">
                <text:p>-0.616141063084876</text:p>
              </table:table-cell>
              <table:table-cell office:value-type="float" office:value="-0.0271572321035486">
                <text:p>-0.0271572321035486</text:p>
              </table:table-cell>
              <table:table-cell office:value-type="float" office:value="0.44365455369524">
                <text:p>0.44365455369524</text:p>
              </table:table-cell>
              <table:table-cell office:value-type="float" office:value="-0.0118315800741897">
                <text:p>-0.0118315800741897</text:p>
              </table:table-cell>
              <table:table-cell office:value-type="float" office:value="0.658823673082007">
                <text:p>0.658823673082007</text:p>
              </table:table-cell>
              <table:table-cell office:value-type="float" office:value="-0.413860837758449">
                <text:p>-0.413860837758449</text:p>
              </table:table-cell>
              <table:table-cell office:value-type="float" office:value="0.0391008930865821">
                <text:p>0.0391008930865821</text:p>
              </table:table-cell>
              <table:table-cell office:value-type="float" office:value="2.13476047212792">
                <text:p>2.13476047212792</text:p>
              </table:table-cell>
              <table:table-cell office:value-type="float" office:value="0.532230343027448">
                <text:p>0.532230343027448</text:p>
              </table:table-cell>
              <table:table-cell office:value-type="float" office:value="0.131267587810554">
                <text:p>0.131267587810554</text:p>
              </table:table-cell>
              <table:table-cell office:value-type="float" office:value="0.0267312054226659">
                <text:p>0.0267312054226659</text:p>
              </table:table-cell>
              <table:table-cell office:value-type="float" office:value="-0.272234666364985">
                <text:p>-0.272234666364985</text:p>
              </table:table-cell>
              <table:table-cell office:value-type="float" office:value="-0.381335034975334">
                <text:p>-0.381335034975334</text:p>
              </table:table-cell>
              <table:table-cell office:value-type="float" office:value="-0.124236486121853">
                <text:p>-0.124236486121853</text:p>
              </table:table-cell>
              <table:table-cell office:value-type="float" office:value="0.127202789276076">
                <text:p>0.127202789276076</text:p>
              </table:table-cell>
              <table:table-cell office:value-type="float" office:value="1.08216711076276">
                <text:p>1.08216711076276</text:p>
              </table:table-cell>
              <table:table-cell office:value-type="float" office:value="NaN">
                <text:p>NaN</text:p>
              </table:table-cell>
              <table:table-cell office:value-type="float" office:value="-0.0318484098987212">
                <text:p>-0.0318484098987212</text:p>
              </table:table-cell>
              <table:table-cell office:value-type="float" office:value="0.055094002365512">
                <text:p>0.055094002365512</text:p>
              </table:table-cell>
              <table:table-cell office:value-type="float" office:value="-0.371202699937085">
                <text:p>-0.371202699937085</text:p>
              </table:table-cell>
              <table:table-cell office:value-type="float" office:value="-0.00420901739926043">
                <text:p>-0.00420901739926043</text:p>
              </table:table-cell>
              <table:table-cell office:value-type="float" office:value="0.410979295685849">
                <text:p>0.410979295685849</text:p>
              </table:table-cell>
              <table:table-cell office:value-type="float" office:value="-0.253554301333896">
                <text:p>-0.253554301333896</text:p>
              </table:table-cell>
              <table:table-cell office:value-type="float" office:value="-0.548112168244876">
                <text:p>-0.548112168244876</text:p>
              </table:table-cell>
              <table:table-cell office:value-type="float" office:value="-0.0796527904474491">
                <text:p>-0.0796527904474491</text:p>
              </table:table-cell>
              <table:table-cell office:value-type="float" office:value="-0.199358909360376">
                <text:p>-0.199358909360376</text:p>
              </table:table-cell>
              <table:table-cell office:value-type="float" office:value="-0.0277474785372437">
                <text:p>-0.0277474785372437</text:p>
              </table:table-cell>
              <table:table-cell office:value-type="float" office:value="-0.3232757772389">
                <text:p>-0.3232757772389</text:p>
              </table:table-cell>
              <table:table-cell office:value-type="float" office:value="0.0203917512662548">
                <text:p>0.0203917512662548</text:p>
              </table:table-cell>
              <table:table-cell office:value-type="float" office:value="NaN">
                <text:p>NaN</text:p>
              </table:table-cell>
              <table:table-cell office:value-type="float" office:value="0.0529677539300085">
                <text:p>0.0529677539300085</text:p>
              </table:table-cell>
              <table:table-cell office:value-type="float" office:value="-0.158676795639248">
                <text:p>-0.158676795639248</text:p>
              </table:table-cell>
              <table:table-cell office:value-type="float" office:value="-0.463740525920265">
                <text:p>-0.463740525920265</text:p>
              </table:table-cell>
              <table:table-cell office:value-type="float" office:value="NaN">
                <text:p>NaN</text:p>
              </table:table-cell>
              <table:table-cell office:value-type="float" office:value="0.211321280638023">
                <text:p>0.211321280638023</text:p>
              </table:table-cell>
              <table:table-cell office:value-type="float" office:value="-0.11352984539473">
                <text:p>-0.11352984539473</text:p>
              </table:table-cell>
              <table:table-cell office:value-type="float" office:value="-0.60141411280659">
                <text:p>-0.60141411280659</text:p>
              </table:table-cell>
              <table:table-cell office:value-type="float" office:value="0.111052998695623">
                <text:p>0.111052998695623</text:p>
              </table:table-cell>
              <table:table-cell office:value-type="float" office:value="-0.878183624165476">
                <text:p>-0.878183624165476</text:p>
              </table:table-cell>
              <table:table-cell office:value-type="float" office:value="-0.356835260550302">
                <text:p>-0.356835260550302</text:p>
              </table:table-cell>
              <table:table-cell office:value-type="float" office:value="0.513722040408525">
                <text:p>0.513722040408525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NaN">
                <text:p>NaN</text:p>
              </table:table-cell>
              <table:table-cell office:value-type="float" office:value="-0.0719148823051155">
                <text:p>-0.0719148823051155</text:p>
              </table:table-cell>
              <table:table-cell office:value-type="float" office:value="0.0439346238496509">
                <text:p>0.0439346238496509</text:p>
              </table:table-cell>
              <table:table-cell office:value-type="float" office:value="-0.0528905808002133">
                <text:p>-0.0528905808002133</text:p>
              </table:table-cell>
              <table:table-cell office:value-type="float" office:value="-0.296807598276193">
                <text:p>-0.296807598276193</text:p>
              </table:table-cell>
              <table:table-cell office:value-type="float" office:value="-0.29805582145414">
                <text:p>-0.29805582145414</text:p>
              </table:table-cell>
              <table:table-cell office:value-type="float" office:value="0.0800380729654244">
                <text:p>0.0800380729654244</text:p>
              </table:table-cell>
              <table:table-cell office:value-type="float" office:value="0.0680425090778282">
                <text:p>0.0680425090778282</text:p>
              </table:table-cell>
              <table:table-cell office:value-type="float" office:value="-0.216982386642476">
                <text:p>-0.216982386642476</text:p>
              </table:table-cell>
              <table:table-cell office:value-type="float" office:value="-0.275672182861347">
                <text:p>-0.275672182861347</text:p>
              </table:table-cell>
              <table:table-cell office:value-type="float" office:value="0.223076808182156">
                <text:p>0.223076808182156</text:p>
              </table:table-cell>
              <table:table-cell office:value-type="float" office:value="-0.00384123303610373">
                <text:p>-0.00384123303610373</text:p>
              </table:table-cell>
              <table:table-cell office:value-type="float" office:value="0.198079202013038">
                <text:p>0.198079202013038</text:p>
              </table:table-cell>
              <table:table-cell office:value-type="float" office:value="0.0533399649327537">
                <text:p>0.0533399649327537</text:p>
              </table:table-cell>
              <table:table-cell office:value-type="float" office:value="-0.544856936021907">
                <text:p>-0.544856936021907</text:p>
              </table:table-cell>
              <table:table-cell office:value-type="float" office:value="0.21899199160411">
                <text:p>0.21899199160411</text:p>
              </table:table-cell>
              <table:table-cell office:value-type="float" office:value="0.208766427587626">
                <text:p>0.208766427587626</text:p>
              </table:table-cell>
              <table:table-cell office:value-type="float" office:value="-0.167274745144033">
                <text:p>-0.167274745144033</text:p>
              </table:table-cell>
              <table:table-cell office:value-type="float" office:value="0.0663379678174441">
                <text:p>0.0663379678174441</text:p>
              </table:table-cell>
              <table:table-cell office:value-type="float" office:value="0.782574820064347">
                <text:p>0.782574820064347</text:p>
              </table:table-cell>
              <table:table-cell office:value-type="float" office:value="-0.0984413638877244">
                <text:p>-0.0984413638877244</text:p>
              </table:table-cell>
              <table:table-cell office:value-type="float" office:value="0.580557042579293">
                <text:p>0.580557042579293</text:p>
              </table:table-cell>
              <table:table-cell office:value-type="float" office:value="0.557971592414705">
                <text:p>0.557971592414705</text:p>
              </table:table-cell>
              <table:table-cell office:value-type="float" office:value="0.0685090816022702">
                <text:p>0.0685090816022702</text:p>
              </table:table-cell>
              <table:table-cell office:value-type="float" office:value="0.00725633696208393">
                <text:p>0.00725633696208393</text:p>
              </table:table-cell>
              <table:table-cell office:value-type="float" office:value="-0.215072037984681">
                <text:p>-0.215072037984681</text:p>
              </table:table-cell>
              <table:table-cell office:value-type="float" office:value="-0.41728459317357">
                <text:p>-0.41728459317357</text:p>
              </table:table-cell>
              <table:table-cell office:value-type="float" office:value="-0.0672947067638186">
                <text:p>-0.0672947067638186</text:p>
              </table:table-cell>
              <table:table-cell office:value-type="float" office:value="0.54807554231568">
                <text:p>0.54807554231568</text:p>
              </table:table-cell>
              <table:table-cell office:value-type="float" office:value="0.967735910618042">
                <text:p>0.967735910618042</text:p>
              </table:table-cell>
              <table:table-cell office:value-type="float" office:value="0.138213720600289">
                <text:p>0.138213720600289</text:p>
              </table:table-cell>
              <table:table-cell office:value-type="float" office:value="-0.069710647729913">
                <text:p>-0.069710647729913</text:p>
              </table:table-cell>
              <table:table-cell office:value-type="float" office:value="0.0740081996008256">
                <text:p>0.0740081996008256</text:p>
              </table:table-cell>
              <table:table-cell office:value-type="float" office:value="-0.110999510836408">
                <text:p>-0.110999510836408</text:p>
              </table:table-cell>
              <table:table-cell office:value-type="float" office:value="0.0816035808711211">
                <text:p>0.0816035808711211</text:p>
              </table:table-cell>
              <table:table-cell office:value-type="float" office:value="0.162451093862493">
                <text:p>0.162451093862493</text:p>
              </table:table-cell>
              <table:table-cell office:value-type="float" office:value="0.359890819521104">
                <text:p>0.359890819521104</text:p>
              </table:table-cell>
              <table:table-cell office:value-type="float" office:value="-0.680917246021424">
                <text:p>-0.680917246021424</text:p>
              </table:table-cell>
              <table:table-cell office:value-type="float" office:value="-0.120939726738652">
                <text:p>-0.120939726738652</text:p>
              </table:table-cell>
              <table:table-cell office:value-type="float" office:value="-0.192687601990763">
                <text:p>-0.192687601990763</text:p>
              </table:table-cell>
              <table:table-cell office:value-type="float" office:value="0.0385716077885378">
                <text:p>0.0385716077885378</text:p>
              </table:table-cell>
              <table:table-cell office:value-type="float" office:value="0.0393600781349385">
                <text:p>0.0393600781349385</text:p>
              </table:table-cell>
              <table:table-cell office:value-type="float" office:value="0.0494652322674513">
                <text:p>0.0494652322674513</text:p>
              </table:table-cell>
              <table:table-cell office:value-type="float" office:value="NaN">
                <text:p>NaN</text:p>
              </table:table-cell>
              <table:table-cell office:value-type="float" office:value="0.0813037340685728">
                <text:p>0.0813037340685728</text:p>
              </table:table-cell>
              <table:table-cell office:value-type="float" office:value="-0.418587843269644">
                <text:p>-0.418587843269644</text:p>
              </table:table-cell>
              <table:table-cell office:value-type="float" office:value="-0.286780492728162">
                <text:p>-0.286780492728162</text:p>
              </table:table-cell>
              <table:table-cell office:value-type="float" office:value="NaN">
                <text:p>NaN</text:p>
              </table:table-cell>
              <table:table-cell office:value-type="float" office:value="0.344402236534539">
                <text:p>0.344402236534539</text:p>
              </table:table-cell>
              <table:table-cell office:value-type="float" office:value="2.61634873731194">
                <text:p>2.61634873731194</text:p>
              </table:table-cell>
              <table:table-cell office:value-type="float" office:value="-0.602058221487606">
                <text:p>-0.602058221487606</text:p>
              </table:table-cell>
              <table:table-cell office:value-type="float" office:value="-0.0400799521735345">
                <text:p>-0.0400799521735345</text:p>
              </table:table-cell>
              <table:table-cell office:value-type="float" office:value="-0.916000318191367">
                <text:p>-0.916000318191367</text:p>
              </table:table-cell>
              <table:table-cell office:value-type="float" office:value="0.203274768344881">
                <text:p>0.203274768344881</text:p>
              </table:table-cell>
              <table:table-cell office:value-type="float" office:value="-0.766151869656366">
                <text:p>-0.766151869656366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-0.00900443806391504">
                <text:p>-0.00900443806391504</text:p>
              </table:table-cell>
              <table:table-cell office:value-type="float" office:value="-0.162052061198086">
                <text:p>-0.162052061198086</text:p>
              </table:table-cell>
              <table:table-cell office:value-type="float" office:value="0.0776580137881835">
                <text:p>0.0776580137881835</text:p>
              </table:table-cell>
              <table:table-cell office:value-type="float" office:value="-0.0452164603586636">
                <text:p>-0.0452164603586636</text:p>
              </table:table-cell>
              <table:table-cell office:value-type="float" office:value="-0.10065956580551">
                <text:p>-0.10065956580551</text:p>
              </table:table-cell>
              <table:table-cell office:value-type="float" office:value="-0.295360795463525">
                <text:p>-0.295360795463525</text:p>
              </table:table-cell>
              <table:table-cell office:value-type="float" office:value="-0.0253271041800413">
                <text:p>-0.0253271041800413</text:p>
              </table:table-cell>
              <table:table-cell office:value-type="float" office:value="-0.177756665376504">
                <text:p>-0.177756665376504</text:p>
              </table:table-cell>
              <table:table-cell office:value-type="float" office:value="-0.252162619527965">
                <text:p>-0.252162619527965</text:p>
              </table:table-cell>
              <table:table-cell office:value-type="float" office:value="-0.2521872841621">
                <text:p>-0.2521872841621</text:p>
              </table:table-cell>
              <table:table-cell office:value-type="float" office:value="0.258689201475852">
                <text:p>0.258689201475852</text:p>
              </table:table-cell>
              <table:table-cell office:value-type="float" office:value="0.0375128969309096">
                <text:p>0.0375128969309096</text:p>
              </table:table-cell>
              <table:table-cell office:value-type="float" office:value="0.242001260243154">
                <text:p>0.242001260243154</text:p>
              </table:table-cell>
              <table:table-cell office:value-type="float" office:value="0.0639597752669566">
                <text:p>0.0639597752669566</text:p>
              </table:table-cell>
              <table:table-cell office:value-type="float" office:value="-0.52039720452435">
                <text:p>-0.52039720452435</text:p>
              </table:table-cell>
              <table:table-cell office:value-type="float" office:value="0.272539180981469">
                <text:p>0.272539180981469</text:p>
              </table:table-cell>
              <table:table-cell office:value-type="float" office:value="0.164222829697843">
                <text:p>0.164222829697843</text:p>
              </table:table-cell>
              <table:table-cell office:value-type="float" office:value="-0.332816274111367">
                <text:p>-0.332816274111367</text:p>
              </table:table-cell>
              <table:table-cell office:value-type="float" office:value="0.0425709466643092">
                <text:p>0.0425709466643092</text:p>
              </table:table-cell>
              <table:table-cell office:value-type="float" office:value="0.809746109665295">
                <text:p>0.809746109665295</text:p>
              </table:table-cell>
              <table:table-cell office:value-type="float" office:value="-0.127718353957829">
                <text:p>-0.127718353957829</text:p>
              </table:table-cell>
              <table:table-cell office:value-type="float" office:value="1.66396962842291">
                <text:p>1.66396962842291</text:p>
              </table:table-cell>
              <table:table-cell office:value-type="float" office:value="0.586487098696639">
                <text:p>0.586487098696639</text:p>
              </table:table-cell>
              <table:table-cell office:value-type="float" office:value="0.0613685632220418">
                <text:p>0.0613685632220418</text:p>
              </table:table-cell>
              <table:table-cell office:value-type="float" office:value="0.0717577621018603">
                <text:p>0.0717577621018603</text:p>
              </table:table-cell>
              <table:table-cell office:value-type="float" office:value="-0.226519399183911">
                <text:p>-0.226519399183911</text:p>
              </table:table-cell>
              <table:table-cell office:value-type="float" office:value="-0.28941635556367">
                <text:p>-0.28941635556367</text:p>
              </table:table-cell>
              <table:table-cell office:value-type="float" office:value="-0.0496135855316829">
                <text:p>-0.0496135855316829</text:p>
              </table:table-cell>
              <table:table-cell office:value-type="float" office:value="0.381558263233921">
                <text:p>0.381558263233921</text:p>
              </table:table-cell>
              <table:table-cell office:value-type="float" office:value="-0.7255766671952">
                <text:p>-0.7255766671952</text:p>
              </table:table-cell>
              <table:table-cell office:value-type="float" office:value="0.0234164724203806">
                <text:p>0.0234164724203806</text:p>
              </table:table-cell>
              <table:table-cell office:value-type="float" office:value="-0.102773178988271">
                <text:p>-0.102773178988271</text:p>
              </table:table-cell>
              <table:table-cell office:value-type="float" office:value="0.0551357010847591">
                <text:p>0.0551357010847591</text:p>
              </table:table-cell>
              <table:table-cell office:value-type="float" office:value="0.518474069532861">
                <text:p>0.518474069532861</text:p>
              </table:table-cell>
              <table:table-cell office:value-type="float" office:value="0.314755419344601">
                <text:p>0.314755419344601</text:p>
              </table:table-cell>
              <table:table-cell office:value-type="float" office:value="0.25275450776312">
                <text:p>0.25275450776312</text:p>
              </table:table-cell>
              <table:table-cell office:value-type="float" office:value="0.0667712023310038">
                <text:p>0.0667712023310038</text:p>
              </table:table-cell>
              <table:table-cell office:value-type="float" office:value="-0.706931718761344">
                <text:p>-0.706931718761344</text:p>
              </table:table-cell>
              <table:table-cell office:value-type="float" office:value="-0.0915248147802382">
                <text:p>-0.0915248147802382</text:p>
              </table:table-cell>
              <table:table-cell office:value-type="float" office:value="-0.106343242917862">
                <text:p>-0.106343242917862</text:p>
              </table:table-cell>
              <table:table-cell office:value-type="float" office:value="-0.00315926547260052">
                <text:p>-0.00315926547260052</text:p>
              </table:table-cell>
              <table:table-cell office:value-type="float" office:value="1.15263217708424">
                <text:p>1.15263217708424</text:p>
              </table:table-cell>
              <table:table-cell office:value-type="float" office:value="0.0612794811482612">
                <text:p>0.0612794811482612</text:p>
              </table:table-cell>
              <table:table-cell office:value-type="float" office:value="0.0116183313824925">
                <text:p>0.0116183313824925</text:p>
              </table:table-cell>
              <table:table-cell office:value-type="float" office:value="0.0448430227463176">
                <text:p>0.0448430227463176</text:p>
              </table:table-cell>
              <table:table-cell office:value-type="float" office:value="-0.152867730738135">
                <text:p>-0.152867730738135</text:p>
              </table:table-cell>
              <table:table-cell office:value-type="float" office:value="-0.33258003497663">
                <text:p>-0.33258003497663</text:p>
              </table:table-cell>
              <table:table-cell office:value-type="float" office:value="NaN">
                <text:p>NaN</text:p>
              </table:table-cell>
              <table:table-cell office:value-type="float" office:value="-0.166791440035755">
                <text:p>-0.166791440035755</text:p>
              </table:table-cell>
              <table:table-cell office:value-type="float" office:value="-0.126184667372502">
                <text:p>-0.126184667372502</text:p>
              </table:table-cell>
              <table:table-cell office:value-type="float" office:value="-0.535389705999447">
                <text:p>-0.535389705999447</text:p>
              </table:table-cell>
              <table:table-cell office:value-type="float" office:value="-0.0969988569340412">
                <text:p>-0.0969988569340412</text:p>
              </table:table-cell>
              <table:table-cell office:value-type="float" office:value="-0.590635220075581">
                <text:p>-0.590635220075581</text:p>
              </table:table-cell>
              <table:table-cell office:value-type="float" office:value="0.281377289414618">
                <text:p>0.281377289414618</text:p>
              </table:table-cell>
              <table:table-cell office:value-type="float" office:value="0.471904662476104">
                <text:p>0.471904662476104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0.20167130531545">
                <text:p>0.20167130531545</text:p>
              </table:table-cell>
              <table:table-cell office:value-type="float" office:value="-0.236186588143096">
                <text:p>-0.236186588143096</text:p>
              </table:table-cell>
              <table:table-cell office:value-type="float" office:value="-0.0554632390394498">
                <text:p>-0.0554632390394498</text:p>
              </table:table-cell>
              <table:table-cell office:value-type="float" office:value="-0.0923693452167061">
                <text:p>-0.0923693452167061</text:p>
              </table:table-cell>
              <table:table-cell office:value-type="float" office:value="0.134756303106528">
                <text:p>0.134756303106528</text:p>
              </table:table-cell>
              <table:table-cell office:value-type="float" office:value="-0.162964095536826">
                <text:p>-0.162964095536826</text:p>
              </table:table-cell>
              <table:table-cell office:value-type="float" office:value="-0.0951473402988314">
                <text:p>-0.0951473402988314</text:p>
              </table:table-cell>
              <table:table-cell office:value-type="float" office:value="-0.238233475844607">
                <text:p>-0.238233475844607</text:p>
              </table:table-cell>
              <table:table-cell office:value-type="float" office:value="-0.0612706885829947">
                <text:p>-0.0612706885829947</text:p>
              </table:table-cell>
              <table:table-cell office:value-type="float" office:value="-0.237935193644611">
                <text:p>-0.237935193644611</text:p>
              </table:table-cell>
              <table:table-cell office:value-type="float" office:value="0.303890076352379">
                <text:p>0.303890076352379</text:p>
              </table:table-cell>
              <table:table-cell office:value-type="float" office:value="0.216588439430061">
                <text:p>0.216588439430061</text:p>
              </table:table-cell>
              <table:table-cell office:value-type="float" office:value="0.277045619827256">
                <text:p>0.277045619827256</text:p>
              </table:table-cell>
              <table:table-cell office:value-type="float" office:value="0.0394231886898163">
                <text:p>0.0394231886898163</text:p>
              </table:table-cell>
              <table:table-cell office:value-type="float" office:value="-0.510633636662429">
                <text:p>-0.510633636662429</text:p>
              </table:table-cell>
              <table:table-cell office:value-type="float" office:value="0.41272319753666">
                <text:p>0.41272319753666</text:p>
              </table:table-cell>
              <table:table-cell office:value-type="float" office:value="0.15032914566421">
                <text:p>0.15032914566421</text:p>
              </table:table-cell>
              <table:table-cell office:value-type="float" office:value="-0.273180126217521">
                <text:p>-0.273180126217521</text:p>
              </table:table-cell>
              <table:table-cell office:value-type="float" office:value="-0.0283169552707838">
                <text:p>-0.0283169552707838</text:p>
              </table:table-cell>
              <table:table-cell office:value-type="float" office:value="0.828801319192448">
                <text:p>0.828801319192448</text:p>
              </table:table-cell>
              <table:table-cell office:value-type="float" office:value="-0.214617490859945">
                <text:p>-0.214617490859945</text:p>
              </table:table-cell>
              <table:table-cell office:value-type="float" office:value="-0.0392295751359957">
                <text:p>-0.0392295751359957</text:p>
              </table:table-cell>
              <table:table-cell office:value-type="float" office:value="-0.183944385720906">
                <text:p>-0.183944385720906</text:p>
              </table:table-cell>
              <table:table-cell office:value-type="float" office:value="0.0692867931645044">
                <text:p>0.0692867931645044</text:p>
              </table:table-cell>
              <table:table-cell office:value-type="float" office:value="0.210010491014562">
                <text:p>0.210010491014562</text:p>
              </table:table-cell>
              <table:table-cell office:value-type="float" office:value="-0.101936185931198">
                <text:p>-0.101936185931198</text:p>
              </table:table-cell>
              <table:table-cell office:value-type="float" office:value="-0.152534414852963">
                <text:p>-0.152534414852963</text:p>
              </table:table-cell>
              <table:table-cell office:value-type="float" office:value="0.0664354560895518">
                <text:p>0.0664354560895518</text:p>
              </table:table-cell>
              <table:table-cell office:value-type="float" office:value="0.18020955161342">
                <text:p>0.18020955161342</text:p>
              </table:table-cell>
              <table:table-cell office:value-type="float" office:value="-0.471668158039165">
                <text:p>-0.471668158039165</text:p>
              </table:table-cell>
              <table:table-cell office:value-type="float" office:value="-0.00972115076231804">
                <text:p>-0.00972115076231804</text:p>
              </table:table-cell>
              <table:table-cell office:value-type="float" office:value="-0.104280979642123">
                <text:p>-0.104280979642123</text:p>
              </table:table-cell>
              <table:table-cell office:value-type="float" office:value="0.0135145878564249">
                <text:p>0.0135145878564249</text:p>
              </table:table-cell>
              <table:table-cell office:value-type="float" office:value="0.142544936963994">
                <text:p>0.142544936963994</text:p>
              </table:table-cell>
              <table:table-cell office:value-type="float" office:value="-0.0476994921766641">
                <text:p>-0.0476994921766641</text:p>
              </table:table-cell>
              <table:table-cell office:value-type="float" office:value="0.305234824248522">
                <text:p>0.305234824248522</text:p>
              </table:table-cell>
              <table:table-cell office:value-type="float" office:value="-0.260130777623246">
                <text:p>-0.260130777623246</text:p>
              </table:table-cell>
              <table:table-cell office:value-type="float" office:value="-0.726196893337356">
                <text:p>-0.726196893337356</text:p>
              </table:table-cell>
              <table:table-cell office:value-type="float" office:value="-0.161597330606667">
                <text:p>-0.161597330606667</text:p>
              </table:table-cell>
              <table:table-cell office:value-type="float" office:value="0.634663389709945">
                <text:p>0.634663389709945</text:p>
              </table:table-cell>
              <table:table-cell office:value-type="float" office:value="-0.132026674628871">
                <text:p>-0.132026674628871</text:p>
              </table:table-cell>
              <table:table-cell office:value-type="float" office:value="0.329105342656272">
                <text:p>0.329105342656272</text:p>
              </table:table-cell>
              <table:table-cell office:value-type="float" office:value="0.0767659667052301">
                <text:p>0.0767659667052301</text:p>
              </table:table-cell>
              <table:table-cell office:value-type="float" office:value="0.0204708093559114">
                <text:p>0.0204708093559114</text:p>
              </table:table-cell>
              <table:table-cell office:value-type="float" office:value="0.0923661371968708">
                <text:p>0.0923661371968708</text:p>
              </table:table-cell>
              <table:table-cell office:value-type="float" office:value="0.0883481772665071">
                <text:p>0.0883481772665071</text:p>
              </table:table-cell>
              <table:table-cell office:value-type="float" office:value="-0.412970639333803">
                <text:p>-0.412970639333803</text:p>
              </table:table-cell>
              <table:table-cell office:value-type="float" office:value="NaN">
                <text:p>NaN</text:p>
              </table:table-cell>
              <table:table-cell office:value-type="float" office:value="0.27666914099813">
                <text:p>0.27666914099813</text:p>
              </table:table-cell>
              <table:table-cell office:value-type="float" office:value="0.118978515577709">
                <text:p>0.118978515577709</text:p>
              </table:table-cell>
              <table:table-cell office:value-type="float" office:value="0.0573451063788203">
                <text:p>0.0573451063788203</text:p>
              </table:table-cell>
              <table:table-cell office:value-type="float" office:value="-0.0941404193540486">
                <text:p>-0.0941404193540486</text:p>
              </table:table-cell>
              <table:table-cell office:value-type="float" office:value="-0.588323194378947">
                <text:p>-0.588323194378947</text:p>
              </table:table-cell>
              <table:table-cell office:value-type="float" office:value="0.262014913232262">
                <text:p>0.262014913232262</text:p>
              </table:table-cell>
              <table:table-cell office:value-type="float" office:value="0.67373323689921">
                <text:p>0.67373323689921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0.164846569961578">
                <text:p>0.164846569961578</text:p>
              </table:table-cell>
              <table:table-cell office:value-type="float" office:value="0.0118232316454834">
                <text:p>0.0118232316454834</text:p>
              </table:table-cell>
              <table:table-cell office:value-type="float" office:value="0.14261617242175">
                <text:p>0.14261617242175</text:p>
              </table:table-cell>
              <table:table-cell office:value-type="float" office:value="0.01438416521449">
                <text:p>0.01438416521449</text:p>
              </table:table-cell>
              <table:table-cell office:value-type="float" office:value="0.604180681533717">
                <text:p>0.604180681533717</text:p>
              </table:table-cell>
              <table:table-cell office:value-type="float" office:value="-0.139251191163621">
                <text:p>-0.139251191163621</text:p>
              </table:table-cell>
              <table:table-cell office:value-type="float" office:value="0.232284860406138">
                <text:p>0.232284860406138</text:p>
              </table:table-cell>
              <table:table-cell office:value-type="float" office:value="0.203367948828678">
                <text:p>0.203367948828678</text:p>
              </table:table-cell>
              <table:table-cell office:value-type="float" office:value="-0.165929024003703">
                <text:p>-0.165929024003703</text:p>
              </table:table-cell>
              <table:table-cell office:value-type="float" office:value="-0.193906039760117">
                <text:p>-0.193906039760117</text:p>
              </table:table-cell>
              <table:table-cell office:value-type="float" office:value="0.354583599545812">
                <text:p>0.354583599545812</text:p>
              </table:table-cell>
              <table:table-cell office:value-type="float" office:value="0.235905766257253">
                <text:p>0.235905766257253</text:p>
              </table:table-cell>
              <table:table-cell office:value-type="float" office:value="0.35457297948486">
                <text:p>0.35457297948486</text:p>
              </table:table-cell>
              <table:table-cell office:value-type="float" office:value="0.130376212113241">
                <text:p>0.130376212113241</text:p>
              </table:table-cell>
              <table:table-cell office:value-type="float" office:value="-0.527503436468785">
                <text:p>-0.527503436468785</text:p>
              </table:table-cell>
              <table:table-cell office:value-type="float" office:value="0.554504326401463">
                <text:p>0.554504326401463</text:p>
              </table:table-cell>
              <table:table-cell office:value-type="float" office:value="0.0727505943653629">
                <text:p>0.0727505943653629</text:p>
              </table:table-cell>
              <table:table-cell office:value-type="float" office:value="-0.2187047693358">
                <text:p>-0.2187047693358</text:p>
              </table:table-cell>
              <table:table-cell office:value-type="float" office:value="0.0614857276012984">
                <text:p>0.0614857276012984</text:p>
              </table:table-cell>
              <table:table-cell office:value-type="float" office:value="0.922705261530425">
                <text:p>0.922705261530425</text:p>
              </table:table-cell>
              <table:table-cell office:value-type="float" office:value="-0.161152415465405">
                <text:p>-0.161152415465405</text:p>
              </table:table-cell>
              <table:table-cell office:value-type="float" office:value="0.0440964089926224">
                <text:p>0.0440964089926224</text:p>
              </table:table-cell>
              <table:table-cell office:value-type="float" office:value="0.00031288941533531">
                <text:p>0.00031288941533531</text:p>
              </table:table-cell>
              <table:table-cell office:value-type="float" office:value="-0.00895925283279233">
                <text:p>-0.00895925283279233</text:p>
              </table:table-cell>
              <table:table-cell office:value-type="float" office:value="0.387187820243771">
                <text:p>0.387187820243771</text:p>
              </table:table-cell>
              <table:table-cell office:value-type="float" office:value="0.301271222478479">
                <text:p>0.301271222478479</text:p>
              </table:table-cell>
              <table:table-cell office:value-type="float" office:value="-0.0961949219924654">
                <text:p>-0.0961949219924654</text:p>
              </table:table-cell>
              <table:table-cell office:value-type="float" office:value="0.211209903662723">
                <text:p>0.211209903662723</text:p>
              </table:table-cell>
              <table:table-cell office:value-type="float" office:value="0.162431501853419">
                <text:p>0.162431501853419</text:p>
              </table:table-cell>
              <table:table-cell office:value-type="float" office:value="-0.596333587563286">
                <text:p>-0.596333587563286</text:p>
              </table:table-cell>
              <table:table-cell office:value-type="float" office:value="-0.012819759419206">
                <text:p>-0.012819759419206</text:p>
              </table:table-cell>
              <table:table-cell office:value-type="float" office:value="-0.0386867107893353">
                <text:p>-0.0386867107893353</text:p>
              </table:table-cell>
              <table:table-cell office:value-type="float" office:value="0.00645389709090847">
                <text:p>0.00645389709090847</text:p>
              </table:table-cell>
              <table:table-cell office:value-type="float" office:value="0.75284588669145">
                <text:p>0.75284588669145</text:p>
              </table:table-cell>
              <table:table-cell office:value-type="float" office:value="0.0345832842251311">
                <text:p>0.0345832842251311</text:p>
              </table:table-cell>
              <table:table-cell office:value-type="float" office:value="-0.438366376977843">
                <text:p>-0.438366376977843</text:p>
              </table:table-cell>
              <table:table-cell office:value-type="float" office:value="-0.335209977384223">
                <text:p>-0.335209977384223</text:p>
              </table:table-cell>
              <table:table-cell office:value-type="float" office:value="-0.781074827638699">
                <text:p>-0.781074827638699</text:p>
              </table:table-cell>
              <table:table-cell office:value-type="float" office:value="-0.155652364624061">
                <text:p>-0.155652364624061</text:p>
              </table:table-cell>
              <table:table-cell office:value-type="float" office:value="0.229989250018894">
                <text:p>0.229989250018894</text:p>
              </table:table-cell>
              <table:table-cell office:value-type="float" office:value="-0.0951328490390864">
                <text:p>-0.0951328490390864</text:p>
              </table:table-cell>
              <table:table-cell office:value-type="float" office:value="1.23055438534363">
                <text:p>1.23055438534363</text:p>
              </table:table-cell>
              <table:table-cell office:value-type="float" office:value="0.172013855974244">
                <text:p>0.172013855974244</text:p>
              </table:table-cell>
              <table:table-cell office:value-type="float" office:value="0.0202564241803176">
                <text:p>0.0202564241803176</text:p>
              </table:table-cell>
              <table:table-cell office:value-type="float" office:value="0.0954495172687925">
                <text:p>0.0954495172687925</text:p>
              </table:table-cell>
              <table:table-cell office:value-type="float" office:value="0.296684650640538">
                <text:p>0.296684650640538</text:p>
              </table:table-cell>
              <table:table-cell office:value-type="float" office:value="-0.361234451738072">
                <text:p>-0.361234451738072</text:p>
              </table:table-cell>
              <table:table-cell office:value-type="float" office:value="NaN">
                <text:p>NaN</text:p>
              </table:table-cell>
              <table:table-cell office:value-type="float" office:value="0.331337691180394">
                <text:p>0.331337691180394</text:p>
              </table:table-cell>
              <table:table-cell office:value-type="float" office:value="0.051334078051254">
                <text:p>0.051334078051254</text:p>
              </table:table-cell>
              <table:table-cell office:value-type="float" office:value="-0.421802258257277">
                <text:p>-0.421802258257277</text:p>
              </table:table-cell>
              <table:table-cell office:value-type="float" office:value="-0.11344173012495">
                <text:p>-0.11344173012495</text:p>
              </table:table-cell>
              <table:table-cell office:value-type="float" office:value="-0.611878469528081">
                <text:p>-0.611878469528081</text:p>
              </table:table-cell>
              <table:table-cell office:value-type="float" office:value="0.457884885365894">
                <text:p>0.457884885365894</text:p>
              </table:table-cell>
              <table:table-cell office:value-type="float" office:value="-0.215126156255709">
                <text:p>-0.215126156255709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-0.282241525179059">
                <text:p>-0.282241525179059</text:p>
              </table:table-cell>
              <table:table-cell office:value-type="float" office:value="-0.00087676994446417">
                <text:p>-0.00087676994446417</text:p>
              </table:table-cell>
              <table:table-cell office:value-type="float" office:value="0.085615602567758">
                <text:p>0.085615602567758</text:p>
              </table:table-cell>
              <table:table-cell office:value-type="float" office:value="0.0315507097494476">
                <text:p>0.0315507097494476</text:p>
              </table:table-cell>
              <table:table-cell office:value-type="float" office:value="0.154486787335558">
                <text:p>0.154486787335558</text:p>
              </table:table-cell>
              <table:table-cell office:value-type="float" office:value="-0.0662517796873701">
                <text:p>-0.0662517796873701</text:p>
              </table:table-cell>
              <table:table-cell office:value-type="float" office:value="0.300831953962478">
                <text:p>0.300831953962478</text:p>
              </table:table-cell>
              <table:table-cell office:value-type="float" office:value="0.18833108257359">
                <text:p>0.18833108257359</text:p>
              </table:table-cell>
              <table:table-cell office:value-type="float" office:value="-0.172459510102597">
                <text:p>-0.172459510102597</text:p>
              </table:table-cell>
              <table:table-cell office:value-type="float" office:value="-0.207025070341643">
                <text:p>-0.207025070341643</text:p>
              </table:table-cell>
              <table:table-cell office:value-type="float" office:value="0.43289772458356">
                <text:p>0.43289772458356</text:p>
              </table:table-cell>
              <table:table-cell office:value-type="float" office:value="0.175234264457438">
                <text:p>0.175234264457438</text:p>
              </table:table-cell>
              <table:table-cell office:value-type="float" office:value="0.388787637557155">
                <text:p>0.388787637557155</text:p>
              </table:table-cell>
              <table:table-cell office:value-type="float" office:value="0.0148413753253687">
                <text:p>0.0148413753253687</text:p>
              </table:table-cell>
              <table:table-cell office:value-type="float" office:value="-0.528097121626665">
                <text:p>-0.528097121626665</text:p>
              </table:table-cell>
              <table:table-cell office:value-type="float" office:value="0.488358904815749">
                <text:p>0.488358904815749</text:p>
              </table:table-cell>
              <table:table-cell office:value-type="float" office:value="0.00774313410837844">
                <text:p>0.00774313410837844</text:p>
              </table:table-cell>
              <table:table-cell office:value-type="float" office:value="-0.211760209283788">
                <text:p>-0.211760209283788</text:p>
              </table:table-cell>
              <table:table-cell office:value-type="float" office:value="-0.0484396619883137">
                <text:p>-0.0484396619883137</text:p>
              </table:table-cell>
              <table:table-cell office:value-type="float" office:value="0.599575262236983">
                <text:p>0.599575262236983</text:p>
              </table:table-cell>
              <table:table-cell office:value-type="float" office:value="0.0379255874512395">
                <text:p>0.0379255874512395</text:p>
              </table:table-cell>
              <table:table-cell office:value-type="float" office:value="-0.078132129583574">
                <text:p>-0.078132129583574</text:p>
              </table:table-cell>
              <table:table-cell office:value-type="float" office:value="-0.0809833654749963">
                <text:p>-0.0809833654749963</text:p>
              </table:table-cell>
              <table:table-cell office:value-type="float" office:value="0.0758718437455476">
                <text:p>0.0758718437455476</text:p>
              </table:table-cell>
              <table:table-cell office:value-type="float" office:value="0.245932481833552">
                <text:p>0.245932481833552</text:p>
              </table:table-cell>
              <table:table-cell office:value-type="float" office:value="-0.0322861467902473">
                <text:p>-0.0322861467902473</text:p>
              </table:table-cell>
              <table:table-cell office:value-type="float" office:value="-0.392955931190283">
                <text:p>-0.392955931190283</text:p>
              </table:table-cell>
              <table:table-cell office:value-type="float" office:value="0.106159127443954">
                <text:p>0.106159127443954</text:p>
              </table:table-cell>
              <table:table-cell office:value-type="float" office:value="0.0247346959167192">
                <text:p>0.0247346959167192</text:p>
              </table:table-cell>
              <table:table-cell office:value-type="float" office:value="-0.802315500360566">
                <text:p>-0.802315500360566</text:p>
              </table:table-cell>
              <table:table-cell office:value-type="float" office:value="-0.0786407798037769">
                <text:p>-0.0786407798037769</text:p>
              </table:table-cell>
              <table:table-cell office:value-type="float" office:value="-0.0183087228023616">
                <text:p>-0.0183087228023616</text:p>
              </table:table-cell>
              <table:table-cell office:value-type="float" office:value="-0.00314439166168861">
                <text:p>-0.00314439166168861</text:p>
              </table:table-cell>
              <table:table-cell office:value-type="float" office:value="1.12828974285775">
                <text:p>1.12828974285775</text:p>
              </table:table-cell>
              <table:table-cell office:value-type="float" office:value="0.0494993955068638">
                <text:p>0.0494993955068638</text:p>
              </table:table-cell>
              <table:table-cell office:value-type="float" office:value="-0.233653632834135">
                <text:p>-0.233653632834135</text:p>
              </table:table-cell>
              <table:table-cell office:value-type="float" office:value="-0.261648279429238">
                <text:p>-0.261648279429238</text:p>
              </table:table-cell>
              <table:table-cell office:value-type="float" office:value="-0.748348129897053">
                <text:p>-0.748348129897053</text:p>
              </table:table-cell>
              <table:table-cell office:value-type="float" office:value="-0.207925273704164">
                <text:p>-0.207925273704164</text:p>
              </table:table-cell>
              <table:table-cell office:value-type="float" office:value="0.220057356732311">
                <text:p>0.220057356732311</text:p>
              </table:table-cell>
              <table:table-cell office:value-type="float" office:value="-0.0873782122353187">
                <text:p>-0.0873782122353187</text:p>
              </table:table-cell>
              <table:table-cell office:value-type="float" office:value="-0.471239793254657">
                <text:p>-0.471239793254657</text:p>
              </table:table-cell>
              <table:table-cell office:value-type="float" office:value="0.174621870105601">
                <text:p>0.174621870105601</text:p>
              </table:table-cell>
              <table:table-cell office:value-type="float" office:value="-0.0369458883375447">
                <text:p>-0.0369458883375447</text:p>
              </table:table-cell>
              <table:table-cell office:value-type="float" office:value="0.13181125918927">
                <text:p>0.13181125918927</text:p>
              </table:table-cell>
              <table:table-cell office:value-type="float" office:value="-0.243840954435361">
                <text:p>-0.243840954435361</text:p>
              </table:table-cell>
              <table:table-cell office:value-type="float" office:value="-0.469423323315154">
                <text:p>-0.469423323315154</text:p>
              </table:table-cell>
              <table:table-cell office:value-type="float" office:value="NaN">
                <text:p>NaN</text:p>
              </table:table-cell>
              <table:table-cell office:value-type="float" office:value="0.327954253947849">
                <text:p>0.327954253947849</text:p>
              </table:table-cell>
              <table:table-cell office:value-type="float" office:value="0.0389549065160848">
                <text:p>0.0389549065160848</text:p>
              </table:table-cell>
              <table:table-cell office:value-type="float" office:value="-0.181073248397032">
                <text:p>-0.181073248397032</text:p>
              </table:table-cell>
              <table:table-cell office:value-type="float" office:value="-0.173543843834883">
                <text:p>-0.173543843834883</text:p>
              </table:table-cell>
              <table:table-cell office:value-type="float" office:value="-0.587908869038708">
                <text:p>-0.587908869038708</text:p>
              </table:table-cell>
              <table:table-cell office:value-type="float" office:value="0.431403193424209">
                <text:p>0.431403193424209</text:p>
              </table:table-cell>
              <table:table-cell office:value-type="float" office:value="-0.104597723191558">
                <text:p>-0.104597723191558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0.0395332771887735">
                <text:p>0.0395332771887735</text:p>
              </table:table-cell>
              <table:table-cell office:value-type="float" office:value="-0.0203191160375155">
                <text:p>-0.0203191160375155</text:p>
              </table:table-cell>
              <table:table-cell office:value-type="float" office:value="0.129827846224356">
                <text:p>0.129827846224356</text:p>
              </table:table-cell>
              <table:table-cell office:value-type="float" office:value="0.0241704381467725">
                <text:p>0.0241704381467725</text:p>
              </table:table-cell>
              <table:table-cell office:value-type="float" office:value="0.509753808109259">
                <text:p>0.509753808109259</text:p>
              </table:table-cell>
              <table:table-cell office:value-type="float" office:value="-0.125486642839775">
                <text:p>-0.125486642839775</text:p>
              </table:table-cell>
              <table:table-cell office:value-type="float" office:value="0.271172381148346">
                <text:p>0.271172381148346</text:p>
              </table:table-cell>
              <table:table-cell office:value-type="float" office:value="0.190118322675754">
                <text:p>0.190118322675754</text:p>
              </table:table-cell>
              <table:table-cell office:value-type="float" office:value="-0.216245301380845">
                <text:p>-0.216245301380845</text:p>
              </table:table-cell>
              <table:table-cell office:value-type="float" office:value="-0.221447065612242">
                <text:p>-0.221447065612242</text:p>
              </table:table-cell>
              <table:table-cell office:value-type="float" office:value="0.446194232757954">
                <text:p>0.446194232757954</text:p>
              </table:table-cell>
              <table:table-cell office:value-type="float" office:value="0.16979753789738">
                <text:p>0.16979753789738</text:p>
              </table:table-cell>
              <table:table-cell office:value-type="float" office:value="0.381682679860873">
                <text:p>0.381682679860873</text:p>
              </table:table-cell>
              <table:table-cell office:value-type="float" office:value="-0.0262484543930646">
                <text:p>-0.0262484543930646</text:p>
              </table:table-cell>
              <table:table-cell office:value-type="float" office:value="-0.560616015605671">
                <text:p>-0.560616015605671</text:p>
              </table:table-cell>
              <table:table-cell office:value-type="float" office:value="0.443053887232108">
                <text:p>0.443053887232108</text:p>
              </table:table-cell>
              <table:table-cell office:value-type="float" office:value="-0.142805607099393">
                <text:p>-0.142805607099393</text:p>
              </table:table-cell>
              <table:table-cell office:value-type="float" office:value="-0.188928724514673">
                <text:p>-0.188928724514673</text:p>
              </table:table-cell>
              <table:table-cell office:value-type="float" office:value="-0.00830644606271918">
                <text:p>-0.00830644606271918</text:p>
              </table:table-cell>
              <table:table-cell office:value-type="float" office:value="0.542914755333165">
                <text:p>0.542914755333165</text:p>
              </table:table-cell>
              <table:table-cell office:value-type="float" office:value="0.233015838041968">
                <text:p>0.233015838041968</text:p>
              </table:table-cell>
              <table:table-cell office:value-type="float" office:value="-0.0681283362644922">
                <text:p>-0.0681283362644922</text:p>
              </table:table-cell>
              <table:table-cell office:value-type="float" office:value="-0.120963690853254">
                <text:p>-0.120963690853254</text:p>
              </table:table-cell>
              <table:table-cell office:value-type="float" office:value="0.0483257372212644">
                <text:p>0.0483257372212644</text:p>
              </table:table-cell>
              <table:table-cell office:value-type="float" office:value="0.256995066882244">
                <text:p>0.256995066882244</text:p>
              </table:table-cell>
              <table:table-cell office:value-type="float" office:value="0.0296844145208931">
                <text:p>0.0296844145208931</text:p>
              </table:table-cell>
              <table:table-cell office:value-type="float" office:value="-0.394689294756083">
                <text:p>-0.394689294756083</text:p>
              </table:table-cell>
              <table:table-cell office:value-type="float" office:value="0.103891203203478">
                <text:p>0.103891203203478</text:p>
              </table:table-cell>
              <table:table-cell office:value-type="float" office:value="0.0333717170246028">
                <text:p>0.0333717170246028</text:p>
              </table:table-cell>
              <table:table-cell office:value-type="float" office:value="-0.821681957278737">
                <text:p>-0.821681957278737</text:p>
              </table:table-cell>
              <table:table-cell office:value-type="float" office:value="-0.0659366305892557">
                <text:p>-0.0659366305892557</text:p>
              </table:table-cell>
              <table:table-cell office:value-type="float" office:value="-0.0492313128257764">
                <text:p>-0.0492313128257764</text:p>
              </table:table-cell>
              <table:table-cell office:value-type="float" office:value="-0.00242544856826855">
                <text:p>-0.00242544856826855</text:p>
              </table:table-cell>
              <table:table-cell office:value-type="float" office:value="0.773737187915141">
                <text:p>0.773737187915141</text:p>
              </table:table-cell>
              <table:table-cell office:value-type="float" office:value="0.0292437928974703">
                <text:p>0.0292437928974703</text:p>
              </table:table-cell>
              <table:table-cell office:value-type="float" office:value="-0.621374940128841">
                <text:p>-0.621374940128841</text:p>
              </table:table-cell>
              <table:table-cell office:value-type="float" office:value="-0.0385086977104987">
                <text:p>-0.0385086977104987</text:p>
              </table:table-cell>
              <table:table-cell office:value-type="float" office:value="-0.755494657154124">
                <text:p>-0.755494657154124</text:p>
              </table:table-cell>
              <table:table-cell office:value-type="float" office:value="-0.271312074165995">
                <text:p>-0.271312074165995</text:p>
              </table:table-cell>
              <table:table-cell office:value-type="float" office:value="-0.370912285307736">
                <text:p>-0.370912285307736</text:p>
              </table:table-cell>
              <table:table-cell office:value-type="float" office:value="0.0777199197051225">
                <text:p>0.0777199197051225</text:p>
              </table:table-cell>
              <table:table-cell office:value-type="float" office:value="-0.182721076044129">
                <text:p>-0.182721076044129</text:p>
              </table:table-cell>
              <table:table-cell office:value-type="float" office:value="0.185728036553574">
                <text:p>0.185728036553574</text:p>
              </table:table-cell>
              <table:table-cell office:value-type="float" office:value="-0.015399676581176">
                <text:p>-0.015399676581176</text:p>
              </table:table-cell>
              <table:table-cell office:value-type="float" office:value="0.144612815206667">
                <text:p>0.144612815206667</text:p>
              </table:table-cell>
              <table:table-cell office:value-type="float" office:value="-0.240160946048067">
                <text:p>-0.240160946048067</text:p>
              </table:table-cell>
              <table:table-cell office:value-type="float" office:value="-0.472268763518804">
                <text:p>-0.472268763518804</text:p>
              </table:table-cell>
              <table:table-cell office:value-type="float" office:value="NaN">
                <text:p>NaN</text:p>
              </table:table-cell>
              <table:table-cell office:value-type="float" office:value="0.336589726795891">
                <text:p>0.336589726795891</text:p>
              </table:table-cell>
              <table:table-cell office:value-type="float" office:value="-0.0796718390448996">
                <text:p>-0.0796718390448996</text:p>
              </table:table-cell>
              <table:table-cell office:value-type="float" office:value="2.54727686557144">
                <text:p>2.54727686557144</text:p>
              </table:table-cell>
              <table:table-cell office:value-type="float" office:value="-0.155496874690209">
                <text:p>-0.155496874690209</text:p>
              </table:table-cell>
              <table:table-cell office:value-type="float" office:value="-0.654854053567809">
                <text:p>-0.654854053567809</text:p>
              </table:table-cell>
              <table:table-cell office:value-type="float" office:value="0.0361932130724474">
                <text:p>0.0361932130724474</text:p>
              </table:table-cell>
              <table:table-cell office:value-type="float" office:value="-0.719542287954785">
                <text:p>-0.719542287954785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-0.0397750961592844">
                <text:p>-0.0397750961592844</text:p>
              </table:table-cell>
              <table:table-cell office:value-type="float" office:value="-0.0289680756571976">
                <text:p>-0.0289680756571976</text:p>
              </table:table-cell>
              <table:table-cell office:value-type="float" office:value="0.0233784672920064">
                <text:p>0.0233784672920064</text:p>
              </table:table-cell>
              <table:table-cell office:value-type="float" office:value="0.0385718855962947">
                <text:p>0.0385718855962947</text:p>
              </table:table-cell>
              <table:table-cell office:value-type="float" office:value="0.313418468858522">
                <text:p>0.313418468858522</text:p>
              </table:table-cell>
              <table:table-cell office:value-type="float" office:value="-0.0905696723714098">
                <text:p>-0.0905696723714098</text:p>
              </table:table-cell>
              <table:table-cell office:value-type="float" office:value="0.18274145348496">
                <text:p>0.18274145348496</text:p>
              </table:table-cell>
              <table:table-cell office:value-type="float" office:value="0.180524126240585">
                <text:p>0.180524126240585</text:p>
              </table:table-cell>
              <table:table-cell office:value-type="float" office:value="-0.161602346019508">
                <text:p>-0.161602346019508</text:p>
              </table:table-cell>
              <table:table-cell office:value-type="float" office:value="-0.118361404811387">
                <text:p>-0.118361404811387</text:p>
              </table:table-cell>
              <table:table-cell office:value-type="float" office:value="0.777141115690668">
                <text:p>0.777141115690668</text:p>
              </table:table-cell>
              <table:table-cell office:value-type="float" office:value="0.149129720977451">
                <text:p>0.149129720977451</text:p>
              </table:table-cell>
              <table:table-cell office:value-type="float" office:value="0.392174013371382">
                <text:p>0.392174013371382</text:p>
              </table:table-cell>
              <table:table-cell office:value-type="float" office:value="0.0032718532786379">
                <text:p>0.0032718532786379</text:p>
              </table:table-cell>
              <table:table-cell office:value-type="float" office:value="-0.551971504779449">
                <text:p>-0.551971504779449</text:p>
              </table:table-cell>
              <table:table-cell office:value-type="float" office:value="0.406966828553639">
                <text:p>0.406966828553639</text:p>
              </table:table-cell>
              <table:table-cell office:value-type="float" office:value="-0.166226670977195">
                <text:p>-0.166226670977195</text:p>
              </table:table-cell>
              <table:table-cell office:value-type="float" office:value="-0.218638079311799">
                <text:p>-0.218638079311799</text:p>
              </table:table-cell>
              <table:table-cell office:value-type="float" office:value="0.378281486935232">
                <text:p>0.378281486935232</text:p>
              </table:table-cell>
              <table:table-cell office:value-type="float" office:value="0.413895129588651">
                <text:p>0.413895129588651</text:p>
              </table:table-cell>
              <table:table-cell office:value-type="float" office:value="-0.0658446526087826">
                <text:p>-0.0658446526087826</text:p>
              </table:table-cell>
              <table:table-cell office:value-type="float" office:value="-0.229459140324336">
                <text:p>-0.229459140324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7923538909959">
                <text:p>0.357923538909959</text:p>
              </table:table-cell>
              <table:table-cell office:value-type="float" office:value="0.103823932680733">
                <text:p>0.103823932680733</text:p>
              </table:table-cell>
              <table:table-cell office:value-type="float" office:value="-0.46143718332552">
                <text:p>-0.46143718332552</text:p>
              </table:table-cell>
              <table:table-cell office:value-type="float" office:value="0.0712550004479073">
                <text:p>0.0712550004479073</text:p>
              </table:table-cell>
              <table:table-cell office:value-type="float" office:value="0.0627059611592285">
                <text:p>0.0627059611592285</text:p>
              </table:table-cell>
              <table:table-cell office:value-type="float" office:value="-0.76968534776069">
                <text:p>-0.76968534776069</text:p>
              </table:table-cell>
              <table:table-cell office:value-type="float" office:value="-0.0383766729678186">
                <text:p>-0.0383766729678186</text:p>
              </table:table-cell>
              <table:table-cell office:value-type="float" office:value="-0.0512462027714552">
                <text:p>-0.0512462027714552</text:p>
              </table:table-cell>
              <table:table-cell office:value-type="float" office:value="0.00961202931921434">
                <text:p>0.00961202931921434</text:p>
              </table:table-cell>
              <table:table-cell office:value-type="float" office:value="1.01404414839428">
                <text:p>1.01404414839428</text:p>
              </table:table-cell>
              <table:table-cell office:value-type="float" office:value="-0.249674008277693">
                <text:p>-0.249674008277693</text:p>
              </table:table-cell>
              <table:table-cell office:value-type="float" office:value="-0.950753013288921">
                <text:p>-0.950753013288921</text:p>
              </table:table-cell>
              <table:table-cell office:value-type="float" office:value="3.35232821941976">
                <text:p>3.35232821941976</text:p>
              </table:table-cell>
              <table:table-cell office:value-type="float" office:value="-0.744608254313324">
                <text:p>-0.744608254313324</text:p>
              </table:table-cell>
              <table:table-cell office:value-type="float" office:value="-0.257058272909003">
                <text:p>-0.257058272909003</text:p>
              </table:table-cell>
              <table:table-cell office:value-type="float" office:value="-0.561157446002088">
                <text:p>-0.561157446002088</text:p>
              </table:table-cell>
              <table:table-cell office:value-type="float" office:value="0.00666593212248028">
                <text:p>0.00666593212248028</text:p>
              </table:table-cell>
              <table:table-cell office:value-type="float" office:value="0.668127619206014">
                <text:p>0.668127619206014</text:p>
              </table:table-cell>
              <table:table-cell office:value-type="float" office:value="0.191444396197936">
                <text:p>0.191444396197936</text:p>
              </table:table-cell>
              <table:table-cell office:value-type="float" office:value="NaN">
                <text:p>NaN</text:p>
              </table:table-cell>
              <table:table-cell office:value-type="float" office:value="0.0787328769379096">
                <text:p>0.0787328769379096</text:p>
              </table:table-cell>
              <table:table-cell office:value-type="float" office:value="-0.265925964515249">
                <text:p>-0.265925964515249</text:p>
              </table:table-cell>
              <table:table-cell office:value-type="float" office:value="-0.514515458661895">
                <text:p>-0.514515458661895</text:p>
              </table:table-cell>
              <table:table-cell office:value-type="float" office:value="NaN">
                <text:p>NaN</text:p>
              </table:table-cell>
              <table:table-cell office:value-type="float" office:value="0.294121659132241">
                <text:p>0.294121659132241</text:p>
              </table:table-cell>
              <table:table-cell office:value-type="float" office:value="-0.110725667616101">
                <text:p>-0.110725667616101</text:p>
              </table:table-cell>
              <table:table-cell office:value-type="float" office:value="1.91609494800452">
                <text:p>1.91609494800452</text:p>
              </table:table-cell>
              <table:table-cell office:value-type="float" office:value="-0.204138568563955">
                <text:p>-0.204138568563955</text:p>
              </table:table-cell>
              <table:table-cell office:value-type="float" office:value="1.1465061991172">
                <text:p>1.1465061991172</text:p>
              </table:table-cell>
              <table:table-cell office:value-type="float" office:value="0.446349242613122">
                <text:p>0.446349242613122</text:p>
              </table:table-cell>
              <table:table-cell office:value-type="float" office:value="-0.219888065979081">
                <text:p>-0.219888065979081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-0.0750300930635435">
                <text:p>-0.0750300930635435</text:p>
              </table:table-cell>
              <table:table-cell office:value-type="float" office:value="-0.0458648017169204">
                <text:p>-0.0458648017169204</text:p>
              </table:table-cell>
              <table:table-cell office:value-type="float" office:value="-0.321754819519506">
                <text:p>-0.321754819519506</text:p>
              </table:table-cell>
              <table:table-cell office:value-type="float" office:value="-0.0434527883874481">
                <text:p>-0.0434527883874481</text:p>
              </table:table-cell>
              <table:table-cell office:value-type="float" office:value="0.209649628650712">
                <text:p>0.209649628650712</text:p>
              </table:table-cell>
              <table:table-cell office:value-type="float" office:value="-0.11873832824205">
                <text:p>-0.11873832824205</text:p>
              </table:table-cell>
              <table:table-cell office:value-type="float" office:value="0.238065211817618">
                <text:p>0.238065211817618</text:p>
              </table:table-cell>
              <table:table-cell office:value-type="float" office:value="0.179390068579141">
                <text:p>0.179390068579141</text:p>
              </table:table-cell>
              <table:table-cell office:value-type="float" office:value="-0.354628261686372">
                <text:p>-0.354628261686372</text:p>
              </table:table-cell>
              <table:table-cell office:value-type="float" office:value="-0.222748167022949">
                <text:p>-0.222748167022949</text:p>
              </table:table-cell>
              <table:table-cell office:value-type="float" office:value="0.756087049951163">
                <text:p>0.756087049951163</text:p>
              </table:table-cell>
              <table:table-cell office:value-type="float" office:value="0.187951514898612">
                <text:p>0.187951514898612</text:p>
              </table:table-cell>
              <table:table-cell office:value-type="float" office:value="0.364495255978491">
                <text:p>0.364495255978491</text:p>
              </table:table-cell>
              <table:table-cell office:value-type="float" office:value="-0.093951731490661">
                <text:p>-0.093951731490661</text:p>
              </table:table-cell>
              <table:table-cell office:value-type="float" office:value="-0.572244702083072">
                <text:p>-0.572244702083072</text:p>
              </table:table-cell>
              <table:table-cell office:value-type="float" office:value="0.604871587028388">
                <text:p>0.604871587028388</text:p>
              </table:table-cell>
              <table:table-cell office:value-type="float" office:value="-0.113435299240115">
                <text:p>-0.113435299240115</text:p>
              </table:table-cell>
              <table:table-cell office:value-type="float" office:value="-0.155951202333891">
                <text:p>-0.155951202333891</text:p>
              </table:table-cell>
              <table:table-cell office:value-type="float" office:value="0.014664713762555">
                <text:p>0.014664713762555</text:p>
              </table:table-cell>
              <table:table-cell office:value-type="float" office:value="0.45704097392547">
                <text:p>0.45704097392547</text:p>
              </table:table-cell>
              <table:table-cell office:value-type="float" office:value="-0.0628565787209134">
                <text:p>-0.0628565787209134</text:p>
              </table:table-cell>
              <table:table-cell office:value-type="float" office:value="0.0628902066033105">
                <text:p>0.0628902066033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5355892519984">
                <text:p>0.295355892519984</text:p>
              </table:table-cell>
              <table:table-cell office:value-type="float" office:value="0.0812804525404151">
                <text:p>0.0812804525404151</text:p>
              </table:table-cell>
              <table:table-cell office:value-type="float" office:value="-0.277191996993228">
                <text:p>-0.277191996993228</text:p>
              </table:table-cell>
              <table:table-cell office:value-type="float" office:value="-0.0479156871697117">
                <text:p>-0.0479156871697117</text:p>
              </table:table-cell>
              <table:table-cell office:value-type="float" office:value="0.0791909098902212">
                <text:p>0.0791909098902212</text:p>
              </table:table-cell>
              <table:table-cell office:value-type="float" office:value="-0.76202470164749">
                <text:p>-0.76202470164749</text:p>
              </table:table-cell>
              <table:table-cell office:value-type="float" office:value="0.0438648005217052">
                <text:p>0.0438648005217052</text:p>
              </table:table-cell>
              <table:table-cell office:value-type="float" office:value="-0.0292872608832309">
                <text:p>-0.0292872608832309</text:p>
              </table:table-cell>
              <table:table-cell office:value-type="float" office:value="-0.00991446693358635">
                <text:p>-0.00991446693358635</text:p>
              </table:table-cell>
              <table:table-cell office:value-type="float" office:value="1.08640538730388">
                <text:p>1.08640538730388</text:p>
              </table:table-cell>
              <table:table-cell office:value-type="float" office:value="0.0309119819768635">
                <text:p>0.0309119819768635</text:p>
              </table:table-cell>
              <table:table-cell office:value-type="float" office:value="1.83374321768779">
                <text:p>1.83374321768779</text:p>
              </table:table-cell>
              <table:table-cell office:value-type="float" office:value="0.380010019856964">
                <text:p>0.380010019856964</text:p>
              </table:table-cell>
              <table:table-cell office:value-type="float" office:value="-0.716907876638869">
                <text:p>-0.716907876638869</text:p>
              </table:table-cell>
              <table:table-cell office:value-type="float" office:value="-0.217742726868263">
                <text:p>-0.217742726868263</text:p>
              </table:table-cell>
              <table:table-cell office:value-type="float" office:value="-0.7036596536689">
                <text:p>-0.7036596536689</text:p>
              </table:table-cell>
              <table:table-cell office:value-type="float" office:value="-0.178841783097357">
                <text:p>-0.178841783097357</text:p>
              </table:table-cell>
              <table:table-cell office:value-type="float" office:value="0.777728250100451">
                <text:p>0.777728250100451</text:p>
              </table:table-cell>
              <table:table-cell office:value-type="float" office:value="0.203820224274334">
                <text:p>0.203820224274334</text:p>
              </table:table-cell>
              <table:table-cell office:value-type="float" office:value="NaN">
                <text:p>NaN</text:p>
              </table:table-cell>
              <table:table-cell office:value-type="float" office:value="0.127023571888668">
                <text:p>0.127023571888668</text:p>
              </table:table-cell>
              <table:table-cell office:value-type="float" office:value="-0.115705948834785">
                <text:p>-0.115705948834785</text:p>
              </table:table-cell>
              <table:table-cell office:value-type="float" office:value="-0.537419918979617">
                <text:p>-0.537419918979617</text:p>
              </table:table-cell>
              <table:table-cell office:value-type="float" office:value="NaN">
                <text:p>NaN</text:p>
              </table:table-cell>
              <table:table-cell office:value-type="float" office:value="-0.0859714347330508">
                <text:p>-0.0859714347330508</text:p>
              </table:table-cell>
              <table:table-cell office:value-type="float" office:value="-0.0741911101387239">
                <text:p>-0.0741911101387239</text:p>
              </table:table-cell>
              <table:table-cell office:value-type="float" office:value="1.83678490283597">
                <text:p>1.83678490283597</text:p>
              </table:table-cell>
              <table:table-cell office:value-type="float" office:value="-0.201534009969821">
                <text:p>-0.201534009969821</text:p>
              </table:table-cell>
              <table:table-cell office:value-type="float" office:value="0.0770652683757452">
                <text:p>0.0770652683757452</text:p>
              </table:table-cell>
              <table:table-cell office:value-type="float" office:value="1.140387319846">
                <text:p>1.140387319846</text:p>
              </table:table-cell>
              <table:table-cell office:value-type="float" office:value="-0.542814909048784">
                <text:p>-0.5428149090487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